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1.6016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0.8146in"/>
    </style:style>
    <style:style style:name="ro1" style:family="table-row">
      <style:table-row-properties style:row-height="1.3854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48">
      <style:table-cell-properties fo:background-color="#ffff0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5116"/>
    <style:style style:name="ce7" style:family="table-cell" style:parent-style-name="Default" style:data-style-name="N148"/>
    <style:style style:name="ce8" style:family="table-cell" style:parent-style-name="Default" style:data-style-name="N2"/>
    <style:style style:name="ce9" style:family="table-cell" style:parent-style-name="Default" style:data-style-name="N146"/>
    <style:style style:name="ce10" style:family="table-cell" style:parent-style-name="Default" style:data-style-name="N512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0" table:number-columns-repeated="991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time-of-day for a year.</text:p>
          </table:table-cell>
          <table:covered-table-cell table:style-name="ce2"/>
          <table:covered-table-cell table:style-name="ce2"/>
          <table:table-cell table:style-name="ce5" office:value-type="string">
            <text:p>Date</text:p>
          </table:table-cell>
          <table:table-cell table:style-name="ce5" office:value-type="string">
            <text:p>Time (hrs past local midnight)</text:p>
          </table:table-cell>
          <table:table-cell table:style-name="ce5" office:value-type="string">
            <text:p>Julian Day</text:p>
          </table:table-cell>
          <table:table-cell table:style-name="ce5" office:value-type="string">
            <text:p>Julian Century</text:p>
          </table:table-cell>
          <table:table-cell table:style-name="ce5"/>
          <table:table-cell table:style-name="ce5" office:value-type="string">
            <text:p>Geom Mean Long Sun (deg)</text:p>
          </table:table-cell>
          <table:table-cell table:style-name="ce5" office:value-type="string">
            <text:p>Geom Mean Anom Sun (deg)</text:p>
          </table:table-cell>
          <table:table-cell table:style-name="ce5" office:value-type="string">
            <text:p>Eccent Earth Orbit</text:p>
          </table:table-cell>
          <table:table-cell table:style-name="ce5" office:value-type="string">
            <text:p>Sun Eq of Ctr</text:p>
          </table:table-cell>
          <table:table-cell table:style-name="ce5" office:value-type="string">
            <text:p>Sun True Long (deg)</text:p>
          </table:table-cell>
          <table:table-cell table:style-name="ce5" office:value-type="string">
            <text:p>Sun True Anom (deg)</text:p>
          </table:table-cell>
          <table:table-cell table:style-name="ce5" office:value-type="string">
            <text:p>Sun Rad Vector (AUs)</text:p>
          </table:table-cell>
          <table:table-cell table:style-name="ce5" office:value-type="string">
            <text:p>Sun App Long (deg)</text:p>
          </table:table-cell>
          <table:table-cell table:style-name="ce5" office:value-type="string">
            <text:p>Mean Obliq Ecliptic (deg)</text:p>
          </table:table-cell>
          <table:table-cell table:style-name="ce5" office:value-type="string">
            <text:p>Obliq Corr (deg)</text:p>
          </table:table-cell>
          <table:table-cell table:style-name="ce5" office:value-type="string">
            <text:p>Sun Rt Ascen (deg)</text:p>
          </table:table-cell>
          <table:table-cell table:style-name="ce5" office:value-type="string">
            <text:p>Sun Declin (deg)</text:p>
          </table:table-cell>
          <table:table-cell table:style-name="ce5" office:value-type="string">
            <text:p>var y</text:p>
          </table:table-cell>
          <table:table-cell table:style-name="ce5" office:value-type="string">
            <text:p>Eq of Time (minutes)</text:p>
          </table:table-cell>
          <table:table-cell table:style-name="ce5" office:value-type="string">
            <text:p>HA Sunrise (deg)</text:p>
          </table:table-cell>
          <table:table-cell table:style-name="ce5" office:value-type="string">
            <text:p>Solar Noon (LST)</text:p>
          </table:table-cell>
          <table:table-cell table:style-name="ce5" office:value-type="string">
            <text:p>Sunrise Time (LST)</text:p>
          </table:table-cell>
          <table:table-cell table:style-name="ce5" office:value-type="string">
            <text:p>Sunset Time (LST)</text:p>
          </table:table-cell>
          <table:table-cell table:style-name="ce5" office:value-type="string">
            <text:p>Sunlight Duration (minutes)</text:p>
          </table:table-cell>
          <table:table-cell table:style-name="ce5" office:value-type="string">
            <text:p>True Solar Time (min)</text:p>
          </table:table-cell>
          <table:table-cell table:style-name="ce5" office:value-type="string">
            <text:p>Hour Angle (deg)</text:p>
          </table:table-cell>
          <table:table-cell table:style-name="ce5" office:value-type="string">
            <text:p>Solar Zenith Angle (deg)</text:p>
          </table:table-cell>
          <table:table-cell table:style-name="ce5" office:value-type="string">
            <text:p>Solar Elevation Angle (deg)</text:p>
          </table:table-cell>
          <table:table-cell table:style-name="ce5" office:value-type="string">
            <text:p>Approx Atmospheric Refraction (deg)</text:p>
          </table:table-cell>
          <table:table-cell table:style-name="ce5" office:value-type="string">
            <text:p>Solar Elevation corrected for atm refraction (deg)</text:p>
          </table:table-cell>
          <table:table-cell table:style-name="ce5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3" office:value-type="float" office:value="43">
            <text:p>43</text:p>
          </table:table-cell>
          <table:table-cell/>
          <table:table-cell table:style-name="ce6" table:formula="of:=DATEVALUE(&quot;1/1/&quot;&amp;[.$B$6])" office:value-type="date" office:date-value="2010-01-01">
            <text:p>1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]+2415018.5+[.E2]-[.$B$4]/24" office:value-type="float" office:value="2455198.20833333">
            <text:p>2455198.21</text:p>
          </table:table-cell>
          <table:table-cell table:style-name="ce9" table:formula="of:=([.F2]-2451545)/36525" office:value-type="float" office:value="0.100019393109746">
            <text:p>0.10001939</text:p>
          </table:table-cell>
          <table:table-cell/>
          <table:table-cell table:formula="of:=MOD(280.46646+[.G2]*(36000.76983+[.G2]*0.0003032);360)" office:value-type="float" office:value="281.241612913445">
            <text:p>281.24</text:p>
          </table:table-cell>
          <table:table-cell table:formula="of:=357.52911+[.G2]*(35999.05029-0.0001537*[.G2])" office:value-type="float" office:value="3958.13227099545">
            <text:p>3958.13</text:p>
          </table:table-cell>
          <table:table-cell table:formula="of:=0.016708634-[.G2]*(0.000042037+0.0001537*[.G2])" office:value-type="float" office:value="0.0167028918885698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0.063715575888317">
            <text:p>-0.06</text:p>
          </table:table-cell>
          <table:table-cell table:formula="of:=[.I2]+[.L2]" office:value-type="float" office:value="281.177897337557">
            <text:p>281.18</text:p>
          </table:table-cell>
          <table:table-cell table:formula="of:=[.J2]+[.L2]" office:value-type="float" office:value="3958.06855541956">
            <text:p>3958.07</text:p>
          </table:table-cell>
          <table:table-cell table:formula="of:=(1.000001018*(1-[.K2]*[.K2]))/(1+[.K2]*COS(RADIANS([.N2])))" office:value-type="float" office:value="0.983307286831693">
            <text:p>0.98</text:p>
          </table:table-cell>
          <table:table-cell table:formula="of:=[.M2]-0.00569-0.00478*SIN(RADIANS(125.04-1934.136*[.G2]))" office:value-type="float" office:value="281.176652010246">
            <text:p>281.18</text:p>
          </table:table-cell>
          <table:table-cell table:formula="of:=23+(26+((21.448-[.G2]*(46.815+[.G2]*(0.00059-[.G2]*0.001813))))/60)/60" office:value-type="float" office:value="23.4379904411176">
            <text:p>23.44</text:p>
          </table:table-cell>
          <table:table-cell table:formula="of:=[.Q2]+0.00256*COS(RADIANS(125.04-1934.136*[.G2]))" office:value-type="float" office:value="23.4389323784593">
            <text:p>23.44</text:p>
          </table:table-cell>
          <table:table-cell table:formula="of:=DEGREES(ATAN2(COS(RADIANS([.R2]))*SIN(RADIANS([.P2]));COS(RADIANS([.P2]))))" office:value-type="float" office:value="167.846858691579">
            <text:p>167.85</text:p>
          </table:table-cell>
          <table:table-cell table:formula="of:=DEGREES(ASIN(SIN(RADIANS([.R2]))*SIN(RADIANS([.P2]))))" office:value-type="float" office:value="-22.9686476475138">
            <text:p>-22.97</text:p>
          </table:table-cell>
          <table:table-cell table:formula="of:=TAN(RADIANS([.R2]/2))*TAN(RADIANS([.R2]/2))" office:value-type="float" office:value="0.0430331745461199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64692564919824">
            <text:p>-3.65</text:p>
          </table:table-cell>
          <table:table-cell table:formula="of:=DEGREES(ACOS(COS(RADIANS(90.833))/COS(RADIANS([.$B$2]))*COS(RADIANS([.T2]))-TAN(RADIANS([.$B$2]))*TAN(RADIANS([.T2]))))" office:value-type="float" office:value="67.8566751448182">
            <text:p>67.86</text:p>
          </table:table-cell>
          <table:table-cell table:style-name="ce7" table:formula="of:=(720-4*[.$B$3]-[.V2]+[.$B$4]*60)/1440" office:value-type="float" office:value="0.513282587256388">
            <text:p>12:19:08</text:p>
          </table:table-cell>
          <table:table-cell table:style-name="ce7" table:formula="of:=([.X2]*1440-[.W2]*4)/1440" office:value-type="float" office:value="0.324791822965226">
            <text:p>7:47:42</text:p>
          </table:table-cell>
          <table:table-cell table:style-name="ce7" table:formula="of:=([.X2]*1440+[.W2]*4)/1440" office:value-type="float" office:value="0.701773351547549">
            <text:p>16:50:33</text:p>
          </table:table-cell>
          <table:table-cell table:formula="of:=8*[.W2]" office:value-type="float" office:value="542.853401158545">
            <text:p>542.85</text:p>
          </table:table-cell>
          <table:table-cell table:formula="of:=MOD([.E2]*1440+[.V2]+4*[.$B$3]-60*[.$B$4];1440)" office:value-type="float" office:value="700.873074350802">
            <text:p>700.87</text:p>
          </table:table-cell>
          <table:table-cell table:formula="of:=IF([.AB2]/4&lt;0;[.AB2]/4+180;[.AB2]/4-180)" office:value-type="float" office:value="-4.78173141229956">
            <text:p>-4.78</text:p>
          </table:table-cell>
          <table:table-cell table:formula="of:=DEGREES(ACOS(SIN(RADIANS([.$B$2]))*SIN(RADIANS([.T2]))+COS(RADIANS([.$B$2]))*COS(RADIANS([.T2]))*COS(RADIANS([.AC2]))))" office:value-type="float" office:value="66.1155903218714">
            <text:p>66.12</text:p>
          </table:table-cell>
          <table:table-cell table:formula="of:=90-[.AD2]" office:value-type="float" office:value="23.8844096781286">
            <text:p>23.88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362237059133147">
            <text:p>0.04</text:p>
          </table:table-cell>
          <table:table-cell table:formula="of:=[.AE2]+[.AF2]" office:value-type="float" office:value="23.9206333840419">
            <text:p>23.92</text:p>
          </table:table-cell>
          <table:table-cell table:formula="of:=IF([.AC2]&gt;0;MOD(DEGREES(ACOS(((SIN(RADIANS([.$B$2]))*COS(RADIANS([.AD2])))-SIN(RADIANS([.T2])))/(COS(RADIANS([.$B$2]))*SIN(RADIANS([.AD2])))))+180;360);MOD(540-DEGREES(ACOS(((SIN(RADIANS([.$B$2]))*COS(RADIANS([.AD2])))-SIN(RADIANS([.T2])))/(COS(RADIANS([.$B$2]))*SIN(RADIANS([.AD2])))));360))" office:value-type="float" office:value="175.184959823067">
            <text:p>175.18</text:p>
          </table:table-cell>
          <table:table-cell table:style-name="ce10"/>
          <table:table-cell table:number-columns-repeated="989"/>
        </table:table-row>
        <table:table-row table:style-name="ro2">
          <table:table-cell office:value-type="string">
            <text:p>Longitude (+ to E)</text:p>
          </table:table-cell>
          <table:table-cell table:style-name="ce3" office:value-type="float" office:value="-78.87">
            <text:p>-78.87</text:p>
          </table:table-cell>
          <table:table-cell/>
          <table:table-cell table:style-name="ce6" table:formula="of:=[.D2]+1" office:value-type="date" office:date-value="2010-01-02">
            <text:p>1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]+2415018.5+[.E3]-[.$B$4]/24" office:value-type="float" office:value="2455199.20833333">
            <text:p>2455199.21</text:p>
          </table:table-cell>
          <table:table-cell table:style-name="ce9" table:formula="of:=([.F3]-2451545)/36525" office:value-type="float" office:value="0.100046771617618">
            <text:p>0.10004677</text:p>
          </table:table-cell>
          <table:table-cell/>
          <table:table-cell table:formula="of:=MOD(280.46646+[.G3]*(36000.76983+[.G3]*0.0003032);360)" office:value-type="float" office:value="282.22726027527">
            <text:p>282.23</text:p>
          </table:table-cell>
          <table:table-cell table:formula="of:=357.52911+[.G3]*(35999.05029-0.0001537*[.G3])" office:value-type="float" office:value="3959.11787127633">
            <text:p>3959.12</text:p>
          </table:table-cell>
          <table:table-cell table:formula="of:=0.016708634-[.G3]*(0.000042037+0.0001537*[.G3])" office:value-type="float" office:value="0.0167028898957658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-0.03009728497132">
            <text:p>-0.03</text:p>
          </table:table-cell>
          <table:table-cell table:formula="of:=[.I3]+[.L3]" office:value-type="float" office:value="282.197162990299">
            <text:p>282.2</text:p>
          </table:table-cell>
          <table:table-cell table:formula="of:=[.J3]+[.L3]" office:value-type="float" office:value="3959.08777399136">
            <text:p>3959.09</text:p>
          </table:table-cell>
          <table:table-cell table:formula="of:=(1.000001018*(1-[.K3]*[.K3]))/(1+[.K3]*COS(RADIANS([.N3])))" office:value-type="float" office:value="0.983300158507465">
            <text:p>0.98</text:p>
          </table:table-cell>
          <table:table-cell table:formula="of:=[.M3]-0.00569-0.00478*SIN(RADIANS(125.04-1934.136*[.G3]))" office:value-type="float" office:value="282.195919286579">
            <text:p>282.2</text:p>
          </table:table-cell>
          <table:table-cell table:formula="of:=23+(26+((21.448-[.G3]*(46.815+[.G3]*(0.00059-[.G3]*0.001813))))/60)/60" office:value-type="float" office:value="23.4379900850824">
            <text:p>23.44</text:p>
          </table:table-cell>
          <table:table-cell table:formula="of:=[.Q3]+0.00256*COS(RADIANS(125.04-1934.136*[.G3]))" office:value-type="float" office:value="23.4389298220053">
            <text:p>23.44</text:p>
          </table:table-cell>
          <table:table-cell table:formula="of:=DEGREES(ATAN2(COS(RADIANS([.R3]))*SIN(RADIANS([.P3]));COS(RADIANS([.P3]))))" office:value-type="float" office:value="166.744428620115">
            <text:p>166.74</text:p>
          </table:table-cell>
          <table:table-cell table:formula="of:=DEGREES(ASIN(SIN(RADIANS([.R3]))*SIN(RADIANS([.P3]))))" office:value-type="float" office:value="-22.8794821970299">
            <text:p>-22.88</text:p>
          </table:table-cell>
          <table:table-cell table:formula="of:=TAN(RADIANS([.R3]/2))*TAN(RADIANS([.R3]/2))" office:value-type="float" office:value="0.0430331648919456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4.11314685049687">
            <text:p>-4.11</text:p>
          </table:table-cell>
          <table:table-cell table:formula="of:=DEGREES(ACOS(COS(RADIANS(90.833))/COS(RADIANS([.$B$2]))*COS(RADIANS([.T3]))-TAN(RADIANS([.$B$2]))*TAN(RADIANS([.T3]))))" office:value-type="float" office:value="67.9632050476534">
            <text:p>67.96</text:p>
          </table:table-cell>
          <table:table-cell table:style-name="ce7" table:formula="of:=(720-4*[.$B$3]-[.V3]+[.$B$4]*60)/1440" office:value-type="float" office:value="0.513606351979512">
            <text:p>12:19:36</text:p>
          </table:table-cell>
          <table:table-cell table:style-name="ce7" table:formula="of:=([.X3]*1440-[.W3]*4)/1440" office:value-type="float" office:value="0.324819671291585">
            <text:p>7:47:44</text:p>
          </table:table-cell>
          <table:table-cell table:style-name="ce7" table:formula="of:=([.X3]*1440+[.W3]*4)/1440" office:value-type="float" office:value="0.702393032667438">
            <text:p>16:51:27</text:p>
          </table:table-cell>
          <table:table-cell table:formula="of:=8*[.W3]" office:value-type="float" office:value="543.705640381227">
            <text:p>543.71</text:p>
          </table:table-cell>
          <table:table-cell table:formula="of:=MOD([.E3]*1440+[.V3]+4*[.$B$3]-60*[.$B$4];1440)" office:value-type="float" office:value="700.406853149503">
            <text:p>700.41</text:p>
          </table:table-cell>
          <table:table-cell table:formula="of:=IF([.AB3]/4&lt;0;[.AB3]/4+180;[.AB3]/4-180)" office:value-type="float" office:value="-4.89828671262421">
            <text:p>-4.9</text:p>
          </table:table-cell>
          <table:table-cell table:formula="of:=DEGREES(ACOS(SIN(RADIANS([.$B$2]))*SIN(RADIANS([.T3]))+COS(RADIANS([.$B$2]))*COS(RADIANS([.T3]))*COS(RADIANS([.AC3]))))" office:value-type="float" office:value="66.0338752446147">
            <text:p>66.03</text:p>
          </table:table-cell>
          <table:table-cell table:formula="of:=90-[.AD3]" office:value-type="float" office:value="23.9661247553853">
            <text:p>23.97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360862977635459">
            <text:p>0.04</text:p>
          </table:table-cell>
          <table:table-cell table:formula="of:=[.AE3]+[.AF3]" office:value-type="float" office:value="24.0022110531489">
            <text:p>24</text:p>
          </table:table-cell>
          <table:table-cell table:formula="of:=IF([.AC3]&gt;0;MOD(DEGREES(ACOS(((SIN(RADIANS([.$B$2]))*COS(RADIANS([.AD3])))-SIN(RADIANS([.T3])))/(COS(RADIANS([.$B$2]))*SIN(RADIANS([.AD3])))))+180;360);MOD(540-DEGREES(ACOS(((SIN(RADIANS([.$B$2]))*COS(RADIANS([.AD3])))-SIN(RADIANS([.T3])))/(COS(RADIANS([.$B$2]))*SIN(RADIANS([.AD3])))));360))" office:value-type="float" office:value="175.061201453809">
            <text:p>175.06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3" office:value-type="float" office:value="-5">
            <text:p>-5</text:p>
          </table:table-cell>
          <table:table-cell/>
          <table:table-cell table:style-name="ce6" table:formula="of:=[.D3]+1" office:value-type="date" office:date-value="2010-01-03">
            <text:p>1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]+2415018.5+[.E4]-[.$B$4]/24" office:value-type="float" office:value="2455200.20833333">
            <text:p>2455200.21</text:p>
          </table:table-cell>
          <table:table-cell table:style-name="ce9" table:formula="of:=([.F4]-2451545)/36525" office:value-type="float" office:value="0.100074150125489">
            <text:p>0.10007415</text:p>
          </table:table-cell>
          <table:table-cell/>
          <table:table-cell table:formula="of:=MOD(280.46646+[.G4]*(36000.76983+[.G4]*0.0003032);360)" office:value-type="float" office:value="283.212907637096">
            <text:p>283.21</text:p>
          </table:table-cell>
          <table:table-cell table:formula="of:=357.52911+[.G4]*(35999.05029-0.0001537*[.G4])" office:value-type="float" office:value="3960.10347155721">
            <text:p>3960.1</text:p>
          </table:table-cell>
          <table:table-cell table:formula="of:=0.016708634-[.G4]*(0.000042037+0.0001537*[.G4])" office:value-type="float" office:value="0.0167028879027312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00353048467355667">
            <text:p>0</text:p>
          </table:table-cell>
          <table:table-cell table:formula="of:=[.I4]+[.L4]" office:value-type="float" office:value="283.216438121769">
            <text:p>283.22</text:p>
          </table:table-cell>
          <table:table-cell table:formula="of:=[.J4]+[.L4]" office:value-type="float" office:value="3960.10700204188">
            <text:p>3960.11</text:p>
          </table:table-cell>
          <table:table-cell table:formula="of:=(1.000001018*(1-[.K4]*[.K4]))/(1+[.K4]*COS(RADIANS([.N4])))" office:value-type="float" office:value="0.983298141264029">
            <text:p>0.98</text:p>
          </table:table-cell>
          <table:table-cell table:formula="of:=[.M4]-0.00569-0.00478*SIN(RADIANS(125.04-1934.136*[.G4]))" office:value-type="float" office:value="283.215196037842">
            <text:p>283.22</text:p>
          </table:table-cell>
          <table:table-cell table:formula="of:=23+(26+((21.448-[.G4]*(46.815+[.G4]*(0.00059-[.G4]*0.001813))))/60)/60" office:value-type="float" office:value="23.4379897290473">
            <text:p>23.44</text:p>
          </table:table-cell>
          <table:table-cell table:formula="of:=[.Q4]+0.00256*COS(RADIANS(125.04-1934.136*[.G4]))" office:value-type="float" office:value="23.4389272647487">
            <text:p>23.44</text:p>
          </table:table-cell>
          <table:table-cell table:formula="of:=DEGREES(ATAN2(COS(RADIANS([.R4]))*SIN(RADIANS([.P4]));COS(RADIANS([.P4]))))" office:value-type="float" office:value="165.643496783487">
            <text:p>165.64</text:p>
          </table:table-cell>
          <table:table-cell table:formula="of:=DEGREES(ASIN(SIN(RADIANS([.R4]))*SIN(RADIANS([.P4]))))" office:value-type="float" office:value="-22.782728030209">
            <text:p>-22.78</text:p>
          </table:table-cell>
          <table:table-cell table:formula="of:=TAN(RADIANS([.R4]/2))*TAN(RADIANS([.R4]/2))" office:value-type="float" office:value="0.0430331552347412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4.57350708230081">
            <text:p>-4.57</text:p>
          </table:table-cell>
          <table:table-cell table:formula="of:=DEGREES(ACOS(COS(RADIANS(90.833))/COS(RADIANS([.$B$2]))*COS(RADIANS([.T4]))-TAN(RADIANS([.$B$2]))*TAN(RADIANS([.T4]))))" office:value-type="float" office:value="68.0785509442286">
            <text:p>68.08</text:p>
          </table:table-cell>
          <table:table-cell table:style-name="ce7" table:formula="of:=(720-4*[.$B$3]-[.V4]+[.$B$4]*60)/1440" office:value-type="float" office:value="0.513926046584931">
            <text:p>12:20:03</text:p>
          </table:table-cell>
          <table:table-cell table:style-name="ce7" table:formula="of:=([.X4]*1440-[.W4]*4)/1440" office:value-type="float" office:value="0.324818960628741">
            <text:p>7:47:44</text:p>
          </table:table-cell>
          <table:table-cell table:style-name="ce7" table:formula="of:=([.X4]*1440+[.W4]*4)/1440" office:value-type="float" office:value="0.703033132541122">
            <text:p>16:52:22</text:p>
          </table:table-cell>
          <table:table-cell table:formula="of:=8*[.W4]" office:value-type="float" office:value="544.628407553829">
            <text:p>544.63</text:p>
          </table:table-cell>
          <table:table-cell table:formula="of:=MOD([.E4]*1440+[.V4]+4*[.$B$3]-60*[.$B$4];1440)" office:value-type="float" office:value="699.946492917699">
            <text:p>699.95</text:p>
          </table:table-cell>
          <table:table-cell table:formula="of:=IF([.AB4]/4&lt;0;[.AB4]/4+180;[.AB4]/4-180)" office:value-type="float" office:value="-5.01337677057521">
            <text:p>-5.01</text:p>
          </table:table-cell>
          <table:table-cell table:formula="of:=DEGREES(ACOS(SIN(RADIANS([.$B$2]))*SIN(RADIANS([.T4]))+COS(RADIANS([.$B$2]))*COS(RADIANS([.T4]))*COS(RADIANS([.AC4]))))" office:value-type="float" office:value="65.9446893444728">
            <text:p>65.94</text:p>
          </table:table-cell>
          <table:table-cell table:formula="of:=90-[.AD4]" office:value-type="float" office:value="24.0553106555272">
            <text:p>24.06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359373079958676">
            <text:p>0.04</text:p>
          </table:table-cell>
          <table:table-cell table:formula="of:=[.AE4]+[.AF4]" office:value-type="float" office:value="24.0912479635231">
            <text:p>24.09</text:p>
          </table:table-cell>
          <table:table-cell table:formula="of:=IF([.AC4]&gt;0;MOD(DEGREES(ACOS(((SIN(RADIANS([.$B$2]))*COS(RADIANS([.AD4])))-SIN(RADIANS([.T4])))/(COS(RADIANS([.$B$2]))*SIN(RADIANS([.AD4])))))+180;360);MOD(540-DEGREES(ACOS(((SIN(RADIANS([.$B$2]))*COS(RADIANS([.AD4])))-SIN(RADIANS([.T4])))/(COS(RADIANS([.$B$2]))*SIN(RADIANS([.AD4])))));360))" office:value-type="float" office:value="174.93803251178">
            <text:p>174.94</text:p>
          </table:table-cell>
          <table:table-cell table:number-columns-repeated="990"/>
        </table:table-row>
        <table:table-row table:style-name="ro2">
          <table:table-cell office:value-type="string">
            <text:p>Local Time (hrs)</text:p>
          </table:table-cell>
          <table:table-cell table:style-name="ce4" office:value-type="float" office:value="0.5">
            <text:p>12:00:00</text:p>
          </table:table-cell>
          <table:table-cell/>
          <table:table-cell table:style-name="ce6" table:formula="of:=[.D4]+1" office:value-type="date" office:date-value="2010-01-04">
            <text:p>1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]+2415018.5+[.E5]-[.$B$4]/24" office:value-type="float" office:value="2455201.20833333">
            <text:p>2455201.21</text:p>
          </table:table-cell>
          <table:table-cell table:style-name="ce9" table:formula="of:=([.F5]-2451545)/36525" office:value-type="float" office:value="0.10010152863336">
            <text:p>0.10010153</text:p>
          </table:table-cell>
          <table:table-cell/>
          <table:table-cell table:formula="of:=MOD(280.46646+[.G5]*(36000.76983+[.G5]*0.0003032);360)" office:value-type="float" office:value="284.198554998922">
            <text:p>284.2</text:p>
          </table:table-cell>
          <table:table-cell table:formula="of:=357.52911+[.G5]*(35999.05029-0.0001537*[.G5])" office:value-type="float" office:value="3961.08907183809">
            <text:p>3961.09</text:p>
          </table:table-cell>
          <table:table-cell table:formula="of:=0.016708634-[.G5]*(0.000042037+0.0001537*[.G5])" office:value-type="float" office:value="0.0167028859094663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0371571371474865">
            <text:p>0.04</text:p>
          </table:table-cell>
          <table:table-cell table:formula="of:=[.I5]+[.L5]" office:value-type="float" office:value="284.23571213607">
            <text:p>284.24</text:p>
          </table:table-cell>
          <table:table-cell table:formula="of:=[.J5]+[.L5]" office:value-type="float" office:value="3961.12622897524">
            <text:p>3961.13</text:p>
          </table:table-cell>
          <table:table-cell table:formula="of:=(1.000001018*(1-[.K5]*[.K5]))/(1+[.K5]*COS(RADIANS([.N5])))" office:value-type="float" office:value="0.983301235759486">
            <text:p>0.98</text:p>
          </table:table-cell>
          <table:table-cell table:formula="of:=[.M5]-0.00569-0.00478*SIN(RADIANS(125.04-1934.136*[.G5]))" office:value-type="float" office:value="284.234471668136">
            <text:p>284.23</text:p>
          </table:table-cell>
          <table:table-cell table:formula="of:=23+(26+((21.448-[.G5]*(46.815+[.G5]*(0.00059-[.G5]*0.001813))))/60)/60" office:value-type="float" office:value="23.4379893730121">
            <text:p>23.44</text:p>
          </table:table-cell>
          <table:table-cell table:formula="of:=[.Q5]+0.00256*COS(RADIANS(125.04-1934.136*[.G5]))" office:value-type="float" office:value="23.4389247066912">
            <text:p>23.44</text:p>
          </table:table-cell>
          <table:table-cell table:formula="of:=DEGREES(ATAN2(COS(RADIANS([.R5]))*SIN(RADIANS([.P5]));COS(RADIANS([.P5]))))" office:value-type="float" office:value="164.544187408064">
            <text:p>164.54</text:p>
          </table:table-cell>
          <table:table-cell table:formula="of:=DEGREES(ASIN(SIN(RADIANS([.R5]))*SIN(RADIANS([.P5]))))" office:value-type="float" office:value="-22.678432533427">
            <text:p>-22.68</text:p>
          </table:table-cell>
          <table:table-cell table:formula="of:=TAN(RADIANS([.R5]/2))*TAN(RADIANS([.R5]/2))" office:value-type="float" office:value="0.0430331455745137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5.02751835705308">
            <text:p>-5.03</text:p>
          </table:table-cell>
          <table:table-cell table:formula="of:=DEGREES(ACOS(COS(RADIANS(90.833))/COS(RADIANS([.$B$2]))*COS(RADIANS([.T5]))-TAN(RADIANS([.$B$2]))*TAN(RADIANS([.T5]))))" office:value-type="float" office:value="68.2025975259189">
            <text:p>68.2</text:p>
          </table:table-cell>
          <table:table-cell table:style-name="ce7" table:formula="of:=(720-4*[.$B$3]-[.V5]+[.$B$4]*60)/1440" office:value-type="float" office:value="0.514241332192398">
            <text:p>12:20:30</text:p>
          </table:table-cell>
          <table:table-cell table:style-name="ce7" table:formula="of:=([.X5]*1440-[.W5]*4)/1440" office:value-type="float" office:value="0.324789672398179">
            <text:p>7:47:42</text:p>
          </table:table-cell>
          <table:table-cell table:style-name="ce7" table:formula="of:=([.X5]*1440+[.W5]*4)/1440" office:value-type="float" office:value="0.703692991986617">
            <text:p>16:53:19</text:p>
          </table:table-cell>
          <table:table-cell table:formula="of:=8*[.W5]" office:value-type="float" office:value="545.620780207351">
            <text:p>545.62</text:p>
          </table:table-cell>
          <table:table-cell table:formula="of:=MOD([.E5]*1440+[.V5]+4*[.$B$3]-60*[.$B$4];1440)" office:value-type="float" office:value="699.492481642947">
            <text:p>699.49</text:p>
          </table:table-cell>
          <table:table-cell table:formula="of:=IF([.AB5]/4&lt;0;[.AB5]/4+180;[.AB5]/4-180)" office:value-type="float" office:value="-5.12687958926327">
            <text:p>-5.13</text:p>
          </table:table-cell>
          <table:table-cell table:formula="of:=DEGREES(ACOS(SIN(RADIANS([.$B$2]))*SIN(RADIANS([.T5]))+COS(RADIANS([.$B$2]))*COS(RADIANS([.T5]))*COS(RADIANS([.AC5]))))" office:value-type="float" office:value="65.8480682704138">
            <text:p>65.85</text:p>
          </table:table-cell>
          <table:table-cell table:formula="of:=90-[.AD5]" office:value-type="float" office:value="24.1519317295862">
            <text:p>24.15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357770403219294">
            <text:p>0.04</text:p>
          </table:table-cell>
          <table:table-cell table:formula="of:=[.AE5]+[.AF5]" office:value-type="float" office:value="24.1877087699082">
            <text:p>24.19</text:p>
          </table:table-cell>
          <table:table-cell table:formula="of:=IF([.AC5]&gt;0;MOD(DEGREES(ACOS(((SIN(RADIANS([.$B$2]))*COS(RADIANS([.AD5])))-SIN(RADIANS([.T5])))/(COS(RADIANS([.$B$2]))*SIN(RADIANS([.AD5])))))+180;360);MOD(540-DEGREES(ACOS(((SIN(RADIANS([.$B$2]))*COS(RADIANS([.AD5])))-SIN(RADIANS([.T5])))/(COS(RADIANS([.$B$2]))*SIN(RADIANS([.AD5])))));360))" office:value-type="float" office:value="174.815543037323">
            <text:p>174.82</text:p>
          </table:table-cell>
          <table:table-cell table:number-columns-repeated="990"/>
        </table:table-row>
        <table:table-row table:style-name="ro2">
          <table:table-cell office:value-type="string">
            <text:p>Year</text:p>
          </table:table-cell>
          <table:table-cell table:style-name="ce3" office:value-type="float" office:value="2010">
            <text:p>2010</text:p>
          </table:table-cell>
          <table:table-cell/>
          <table:table-cell table:style-name="ce6" table:formula="of:=[.D5]+1" office:value-type="date" office:date-value="2010-01-05">
            <text:p>1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]+2415018.5+[.E6]-[.$B$4]/24" office:value-type="float" office:value="2455202.20833333">
            <text:p>2455202.21</text:p>
          </table:table-cell>
          <table:table-cell table:style-name="ce9" table:formula="of:=([.F6]-2451545)/36525" office:value-type="float" office:value="0.100128907141232">
            <text:p>0.10012891</text:p>
          </table:table-cell>
          <table:table-cell/>
          <table:table-cell table:formula="of:=MOD(280.46646+[.G6]*(36000.76983+[.G6]*0.0003032);360)" office:value-type="float" office:value="285.184202360749">
            <text:p>285.18</text:p>
          </table:table-cell>
          <table:table-cell table:formula="of:=357.52911+[.G6]*(35999.05029-0.0001537*[.G6])" office:value-type="float" office:value="3962.07467211898">
            <text:p>3962.07</text:p>
          </table:table-cell>
          <table:table-cell table:formula="of:=0.016708634-[.G6]*(0.000042037+0.0001537*[.G6])" office:value-type="float" office:value="0.0167028839159709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0707720769696101">
            <text:p>0.07</text:p>
          </table:table-cell>
          <table:table-cell table:formula="of:=[.I6]+[.L6]" office:value-type="float" office:value="285.254974437718">
            <text:p>285.25</text:p>
          </table:table-cell>
          <table:table-cell table:formula="of:=[.J6]+[.L6]" office:value-type="float" office:value="3962.14544419595">
            <text:p>3962.15</text:p>
          </table:table-cell>
          <table:table-cell table:formula="of:=(1.000001018*(1-[.K6]*[.K6]))/(1+[.K6]*COS(RADIANS([.N6])))" office:value-type="float" office:value="0.983309440981287">
            <text:p>0.98</text:p>
          </table:table-cell>
          <table:table-cell table:formula="of:=[.M6]-0.00569-0.00478*SIN(RADIANS(125.04-1934.136*[.G6]))" office:value-type="float" office:value="285.253735581978">
            <text:p>285.25</text:p>
          </table:table-cell>
          <table:table-cell table:formula="of:=23+(26+((21.448-[.G6]*(46.815+[.G6]*(0.00059-[.G6]*0.001813))))/60)/60" office:value-type="float" office:value="23.4379890169769">
            <text:p>23.44</text:p>
          </table:table-cell>
          <table:table-cell table:formula="of:=[.Q6]+0.00256*COS(RADIANS(125.04-1934.136*[.G6]))" office:value-type="float" office:value="23.4389221478347">
            <text:p>23.44</text:p>
          </table:table-cell>
          <table:table-cell table:formula="of:=DEGREES(ATAN2(COS(RADIANS([.R6]))*SIN(RADIANS([.P6]));COS(RADIANS([.P6]))))" office:value-type="float" office:value="163.446621595453">
            <text:p>163.45</text:p>
          </table:table-cell>
          <table:table-cell table:formula="of:=DEGREES(ASIN(SIN(RADIANS([.R6]))*SIN(RADIANS([.P6]))))" office:value-type="float" office:value="-22.5666467849444">
            <text:p>-22.57</text:p>
          </table:table-cell>
          <table:table-cell table:formula="of:=TAN(RADIANS([.R6]/2))*TAN(RADIANS([.R6]/2))" office:value-type="float" office:value="0.0430331359112703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5.47470365822347">
            <text:p>-5.47</text:p>
          </table:table-cell>
          <table:table-cell table:formula="of:=DEGREES(ACOS(COS(RADIANS(90.833))/COS(RADIANS([.$B$2]))*COS(RADIANS([.T6]))-TAN(RADIANS([.$B$2]))*TAN(RADIANS([.T6]))))" office:value-type="float" office:value="68.335221954198">
            <text:p>68.34</text:p>
          </table:table-cell>
          <table:table-cell table:style-name="ce7" table:formula="of:=(720-4*[.$B$3]-[.V6]+[.$B$4]*60)/1440" office:value-type="float" office:value="0.514551877540433">
            <text:p>12:20:57</text:p>
          </table:table-cell>
          <table:table-cell table:style-name="ce7" table:formula="of:=([.X6]*1440-[.W6]*4)/1440" office:value-type="float" office:value="0.324731816556549">
            <text:p>7:47:37</text:p>
          </table:table-cell>
          <table:table-cell table:style-name="ce7" table:formula="of:=([.X6]*1440+[.W6]*4)/1440" office:value-type="float" office:value="0.704371938524316">
            <text:p>16:54:18</text:p>
          </table:table-cell>
          <table:table-cell table:formula="of:=8*[.W6]" office:value-type="float" office:value="546.681775633584">
            <text:p>546.68</text:p>
          </table:table-cell>
          <table:table-cell table:formula="of:=MOD([.E6]*1440+[.V6]+4*[.$B$3]-60*[.$B$4];1440)" office:value-type="float" office:value="699.045296341777">
            <text:p>699.05</text:p>
          </table:table-cell>
          <table:table-cell table:formula="of:=IF([.AB6]/4&lt;0;[.AB6]/4+180;[.AB6]/4-180)" office:value-type="float" office:value="-5.23867591455587">
            <text:p>-5.24</text:p>
          </table:table-cell>
          <table:table-cell table:formula="of:=DEGREES(ACOS(SIN(RADIANS([.$B$2]))*SIN(RADIANS([.T6]))+COS(RADIANS([.$B$2]))*COS(RADIANS([.T6]))*COS(RADIANS([.AC6]))))" office:value-type="float" office:value="65.744050880073">
            <text:p>65.74</text:p>
          </table:table-cell>
          <table:table-cell table:formula="of:=90-[.AD6]" office:value-type="float" office:value="24.255949119927">
            <text:p>24.26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356058173637817">
            <text:p>0.04</text:p>
          </table:table-cell>
          <table:table-cell table:formula="of:=[.AE6]+[.AF6]" office:value-type="float" office:value="24.2915549372908">
            <text:p>24.29</text:p>
          </table:table-cell>
          <table:table-cell table:formula="of:=IF([.AC6]&gt;0;MOD(DEGREES(ACOS(((SIN(RADIANS([.$B$2]))*COS(RADIANS([.AD6])))-SIN(RADIANS([.T6])))/(COS(RADIANS([.$B$2]))*SIN(RADIANS([.AD6])))))+180;360);MOD(540-DEGREES(ACOS(((SIN(RADIANS([.$B$2]))*COS(RADIANS([.AD6])))-SIN(RADIANS([.T6])))/(COS(RADIANS([.$B$2]))*SIN(RADIANS([.AD6])))));360))" office:value-type="float" office:value="174.693822247999">
            <text:p>174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]+1" office:value-type="date" office:date-value="2010-01-06">
            <text:p>1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]+2415018.5+[.E7]-[.$B$4]/24" office:value-type="float" office:value="2455203.20833333">
            <text:p>2455203.21</text:p>
          </table:table-cell>
          <table:table-cell table:style-name="ce9" table:formula="of:=([.F7]-2451545)/36525" office:value-type="float" office:value="0.100156285649103">
            <text:p>0.10015629</text:p>
          </table:table-cell>
          <table:table-cell/>
          <table:table-cell table:formula="of:=MOD(280.46646+[.G7]*(36000.76983+[.G7]*0.0003032);360)" office:value-type="float" office:value="286.169849722576">
            <text:p>286.17</text:p>
          </table:table-cell>
          <table:table-cell table:formula="of:=357.52911+[.G7]*(35999.05029-0.0001537*[.G7])" office:value-type="float" office:value="3963.06027239986">
            <text:p>3963.06</text:p>
          </table:table-cell>
          <table:table-cell table:formula="of:=0.016708634-[.G7]*(0.000042037+0.0001537*[.G7])" office:value-type="float" office:value="0.0167028819222452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104364713028353">
            <text:p>0.1</text:p>
          </table:table-cell>
          <table:table-cell table:formula="of:=[.I7]+[.L7]" office:value-type="float" office:value="286.274214435604">
            <text:p>286.27</text:p>
          </table:table-cell>
          <table:table-cell table:formula="of:=[.J7]+[.L7]" office:value-type="float" office:value="3963.16463711289">
            <text:p>3963.16</text:p>
          </table:table-cell>
          <table:table-cell table:formula="of:=(1.000001018*(1-[.K7]*[.K7]))/(1+[.K7]*COS(RADIANS([.N7])))" office:value-type="float" office:value="0.983322754246658">
            <text:p>0.98</text:p>
          </table:table-cell>
          <table:table-cell table:formula="of:=[.M7]-0.00569-0.00478*SIN(RADIANS(125.04-1934.136*[.G7]))" office:value-type="float" office:value="286.272977188254">
            <text:p>286.27</text:p>
          </table:table-cell>
          <table:table-cell table:formula="of:=23+(26+((21.448-[.G7]*(46.815+[.G7]*(0.00059-[.G7]*0.001813))))/60)/60" office:value-type="float" office:value="23.4379886609418">
            <text:p>23.44</text:p>
          </table:table-cell>
          <table:table-cell table:formula="of:=[.Q7]+0.00256*COS(RADIANS(125.04-1934.136*[.G7]))" office:value-type="float" office:value="23.4389195881812">
            <text:p>23.44</text:p>
          </table:table-cell>
          <table:table-cell table:formula="of:=DEGREES(ATAN2(COS(RADIANS([.R7]))*SIN(RADIANS([.P7]));COS(RADIANS([.P7]))))" office:value-type="float" office:value="162.350917125164">
            <text:p>162.35</text:p>
          </table:table-cell>
          <table:table-cell table:formula="of:=DEGREES(ASIN(SIN(RADIANS([.R7]))*SIN(RADIANS([.P7]))))" office:value-type="float" office:value="-22.4474254730215">
            <text:p>-22.45</text:p>
          </table:table-cell>
          <table:table-cell table:formula="of:=TAN(RADIANS([.R7]/2))*TAN(RADIANS([.R7]/2))" office:value-type="float" office:value="0.0430331262450181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5.91459767206244">
            <text:p>-5.91</text:p>
          </table:table-cell>
          <table:table-cell table:formula="of:=DEGREES(ACOS(COS(RADIANS(90.833))/COS(RADIANS([.$B$2]))*COS(RADIANS([.T7]))-TAN(RADIANS([.$B$2]))*TAN(RADIANS([.T7]))))" office:value-type="float" office:value="68.476294288093">
            <text:p>68.48</text:p>
          </table:table-cell>
          <table:table-cell table:style-name="ce7" table:formula="of:=(720-4*[.$B$3]-[.V7]+[.$B$4]*60)/1440" office:value-type="float" office:value="0.514857359494488">
            <text:p>12:21:24</text:p>
          </table:table-cell>
          <table:table-cell table:style-name="ce7" table:formula="of:=([.X7]*1440-[.W7]*4)/1440" office:value-type="float" office:value="0.324645430916452">
            <text:p>7:47:29</text:p>
          </table:table-cell>
          <table:table-cell table:style-name="ce7" table:formula="of:=([.X7]*1440+[.W7]*4)/1440" office:value-type="float" office:value="0.705069288072524">
            <text:p>16:55:18</text:p>
          </table:table-cell>
          <table:table-cell table:formula="of:=8*[.W7]" office:value-type="float" office:value="547.810354304744">
            <text:p>547.81</text:p>
          </table:table-cell>
          <table:table-cell table:formula="of:=MOD([.E7]*1440+[.V7]+4*[.$B$3]-60*[.$B$4];1440)" office:value-type="float" office:value="698.605402327938">
            <text:p>698.61</text:p>
          </table:table-cell>
          <table:table-cell table:formula="of:=IF([.AB7]/4&lt;0;[.AB7]/4+180;[.AB7]/4-180)" office:value-type="float" office:value="-5.34864941801561">
            <text:p>-5.35</text:p>
          </table:table-cell>
          <table:table-cell table:formula="of:=DEGREES(ACOS(SIN(RADIANS([.$B$2]))*SIN(RADIANS([.T7]))+COS(RADIANS([.$B$2]))*COS(RADIANS([.T7]))*COS(RADIANS([.AC7]))))" office:value-type="float" office:value="65.6326791952083">
            <text:p>65.63</text:p>
          </table:table-cell>
          <table:table-cell table:formula="of:=90-[.AD7]" office:value-type="float" office:value="24.3673208047917">
            <text:p>24.37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354239790134688">
            <text:p>0.04</text:p>
          </table:table-cell>
          <table:table-cell table:formula="of:=[.AE7]+[.AF7]" office:value-type="float" office:value="24.4027447838051">
            <text:p>24.4</text:p>
          </table:table-cell>
          <table:table-cell table:formula="of:=IF([.AC7]&gt;0;MOD(DEGREES(ACOS(((SIN(RADIANS([.$B$2]))*COS(RADIANS([.AD7])))-SIN(RADIANS([.T7])))/(COS(RADIANS([.$B$2]))*SIN(RADIANS([.AD7])))))+180;360);MOD(540-DEGREES(ACOS(((SIN(RADIANS([.$B$2]))*COS(RADIANS([.AD7])))-SIN(RADIANS([.T7])))/(COS(RADIANS([.$B$2]))*SIN(RADIANS([.AD7])))));360))" office:value-type="float" office:value="174.572958468136">
            <text:p>174.57</text:p>
          </table:table-cell>
          <table:table-cell table:number-columns-repeated="990"/>
        </table:table-row>
        <table:table-row table:style-name="ro2">
          <table:table-cell>
            <draw:frame table:end-cell-address="Calculations.C18" table:end-x="1.2346in" table:end-y="0.1929in" draw:z-index="0" draw:style-name="gr1" svg:width="3.8535in" svg:height="2.0539in" svg:x="0.0209in" svg:y="0.076in">
              <draw:object draw:notify-on-update-of-ranges="Calculations.AH1:Calculations.AH1 Calculations.AH2:Calculations.AH367 Calculations.AG2:Calculations.AG36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 table:style-name="ce6" table:formula="of:=[.D7]+1" office:value-type="date" office:date-value="2010-01-07">
            <text:p>1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]+2415018.5+[.E8]-[.$B$4]/24" office:value-type="float" office:value="2455204.20833333">
            <text:p>2455204.21</text:p>
          </table:table-cell>
          <table:table-cell table:style-name="ce9" table:formula="of:=([.F8]-2451545)/36525" office:value-type="float" office:value="0.100183664156974">
            <text:p>0.10018366</text:p>
          </table:table-cell>
          <table:table-cell/>
          <table:table-cell table:formula="of:=MOD(280.46646+[.G8]*(36000.76983+[.G8]*0.0003032);360)" office:value-type="float" office:value="287.155497084403">
            <text:p>287.16</text:p>
          </table:table-cell>
          <table:table-cell table:formula="of:=357.52911+[.G8]*(35999.05029-0.0001537*[.G8])" office:value-type="float" office:value="3964.04587268074">
            <text:p>3964.05</text:p>
          </table:table-cell>
          <table:table-cell table:formula="of:=0.016708634-[.G8]*(0.000042037+0.0001537*[.G8])" office:value-type="float" office:value="0.016702879928289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137924462529755">
            <text:p>0.14</text:p>
          </table:table-cell>
          <table:table-cell table:formula="of:=[.I8]+[.L8]" office:value-type="float" office:value="287.293421546932">
            <text:p>287.29</text:p>
          </table:table-cell>
          <table:table-cell table:formula="of:=[.J8]+[.L8]" office:value-type="float" office:value="3964.18379714327">
            <text:p>3964.18</text:p>
          </table:table-cell>
          <table:table-cell table:formula="of:=(1.000001018*(1-[.K8]*[.K8]))/(1+[.K8]*COS(RADIANS([.N8])))" office:value-type="float" office:value="0.983341171203725">
            <text:p>0.98</text:p>
          </table:table-cell>
          <table:table-cell table:formula="of:=[.M8]-0.00569-0.00478*SIN(RADIANS(125.04-1934.136*[.G8]))" office:value-type="float" office:value="287.29218590417">
            <text:p>287.29</text:p>
          </table:table-cell>
          <table:table-cell table:formula="of:=23+(26+((21.448-[.G8]*(46.815+[.G8]*(0.00059-[.G8]*0.001813))))/60)/60" office:value-type="float" office:value="23.4379883049066">
            <text:p>23.44</text:p>
          </table:table-cell>
          <table:table-cell table:formula="of:=[.Q8]+0.00256*COS(RADIANS(125.04-1934.136*[.G8]))" office:value-type="float" office:value="23.4389170277325">
            <text:p>23.44</text:p>
          </table:table-cell>
          <table:table-cell table:formula="of:=DEGREES(ATAN2(COS(RADIANS([.R8]))*SIN(RADIANS([.P8]));COS(RADIANS([.P8]))))" office:value-type="float" office:value="161.257188268825">
            <text:p>161.26</text:p>
          </table:table-cell>
          <table:table-cell table:formula="of:=DEGREES(ASIN(SIN(RADIANS([.R8]))*SIN(RADIANS([.P8]))))" office:value-type="float" office:value="-22.3208268092391">
            <text:p>-22.32</text:p>
          </table:table-cell>
          <table:table-cell table:formula="of:=TAN(RADIANS([.R8]/2))*TAN(RADIANS([.R8]/2))" office:value-type="float" office:value="0.0430331165757641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6.3467474896794">
            <text:p>-6.35</text:p>
          </table:table-cell>
          <table:table-cell table:formula="of:=DEGREES(ACOS(COS(RADIANS(90.833))/COS(RADIANS([.$B$2]))*COS(RADIANS([.T8]))-TAN(RADIANS([.$B$2]))*TAN(RADIANS([.T8]))))" office:value-type="float" office:value="68.6256779277966">
            <text:p>68.63</text:p>
          </table:table-cell>
          <table:table-cell table:style-name="ce7" table:formula="of:=(720-4*[.$B$3]-[.V8]+[.$B$4]*60)/1440" office:value-type="float" office:value="0.5151574635345">
            <text:p>12:21:50</text:p>
          </table:table-cell>
          <table:table-cell table:style-name="ce7" table:formula="of:=([.X8]*1440-[.W8]*4)/1440" office:value-type="float" office:value="0.324530580401731">
            <text:p>7:47:19</text:p>
          </table:table-cell>
          <table:table-cell table:style-name="ce7" table:formula="of:=([.X8]*1440+[.W8]*4)/1440" office:value-type="float" office:value="0.705784346667268">
            <text:p>16:56:20</text:p>
          </table:table-cell>
          <table:table-cell table:formula="of:=8*[.W8]" office:value-type="float" office:value="549.005423422373">
            <text:p>549.01</text:p>
          </table:table-cell>
          <table:table-cell table:formula="of:=MOD([.E8]*1440+[.V8]+4*[.$B$3]-60*[.$B$4];1440)" office:value-type="float" office:value="698.173252510321">
            <text:p>698.17</text:p>
          </table:table-cell>
          <table:table-cell table:formula="of:=IF([.AB8]/4&lt;0;[.AB8]/4+180;[.AB8]/4-180)" office:value-type="float" office:value="-5.45668687241985">
            <text:p>-5.46</text:p>
          </table:table-cell>
          <table:table-cell table:formula="of:=DEGREES(ACOS(SIN(RADIANS([.$B$2]))*SIN(RADIANS([.T8]))+COS(RADIANS([.$B$2]))*COS(RADIANS([.T8]))*COS(RADIANS([.AC8]))))" office:value-type="float" office:value="65.5139983542642">
            <text:p>65.51</text:p>
          </table:table-cell>
          <table:table-cell table:formula="of:=90-[.AD8]" office:value-type="float" office:value="24.4860016457358">
            <text:p>24.49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352318807444204">
            <text:p>0.04</text:p>
          </table:table-cell>
          <table:table-cell table:formula="of:=[.AE8]+[.AF8]" office:value-type="float" office:value="24.5212335264802">
            <text:p>24.52</text:p>
          </table:table-cell>
          <table:table-cell table:formula="of:=IF([.AC8]&gt;0;MOD(DEGREES(ACOS(((SIN(RADIANS([.$B$2]))*COS(RADIANS([.AD8])))-SIN(RADIANS([.T8])))/(COS(RADIANS([.$B$2]))*SIN(RADIANS([.AD8])))))+180;360);MOD(540-DEGREES(ACOS(((SIN(RADIANS([.$B$2]))*COS(RADIANS([.AD8])))-SIN(RADIANS([.T8])))/(COS(RADIANS([.$B$2]))*SIN(RADIANS([.AD8])))));360))" office:value-type="float" office:value="174.453039057345">
            <text:p>174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]+1" office:value-type="date" office:date-value="2010-01-08">
            <text:p>1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]+2415018.5+[.E9]-[.$B$4]/24" office:value-type="float" office:value="2455205.20833333">
            <text:p>2455205.21</text:p>
          </table:table-cell>
          <table:table-cell table:style-name="ce9" table:formula="of:=([.F9]-2451545)/36525" office:value-type="float" office:value="0.100211042664846">
            <text:p>0.10021104</text:p>
          </table:table-cell>
          <table:table-cell/>
          <table:table-cell table:formula="of:=MOD(280.46646+[.G9]*(36000.76983+[.G9]*0.0003032);360)" office:value-type="float" office:value="288.141144446231">
            <text:p>288.14</text:p>
          </table:table-cell>
          <table:table-cell table:formula="of:=357.52911+[.G9]*(35999.05029-0.0001537*[.G9])" office:value-type="float" office:value="3965.03147296162">
            <text:p>3965.03</text:p>
          </table:table-cell>
          <table:table-cell table:formula="of:=0.016708634-[.G9]*(0.000042037+0.0001537*[.G9])" office:value-type="float" office:value="0.0167028779341023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171440754941684">
            <text:p>0.17</text:p>
          </table:table-cell>
          <table:table-cell table:formula="of:=[.I9]+[.L9]" office:value-type="float" office:value="288.312585201172">
            <text:p>288.31</text:p>
          </table:table-cell>
          <table:table-cell table:formula="of:=[.J9]+[.L9]" office:value-type="float" office:value="3965.20291371656">
            <text:p>3965.2</text:p>
          </table:table-cell>
          <table:table-cell table:formula="of:=(1.000001018*(1-[.K9]*[.K9]))/(1+[.K9]*COS(RADIANS([.N9])))" office:value-type="float" office:value="0.983364685833331">
            <text:p>0.98</text:p>
          </table:table-cell>
          <table:table-cell table:formula="of:=[.M9]-0.00569-0.00478*SIN(RADIANS(125.04-1934.136*[.G9]))" office:value-type="float" office:value="288.311351159192">
            <text:p>288.31</text:p>
          </table:table-cell>
          <table:table-cell table:formula="of:=23+(26+((21.448-[.G9]*(46.815+[.G9]*(0.00059-[.G9]*0.001813))))/60)/60" office:value-type="float" office:value="23.4379879488714">
            <text:p>23.44</text:p>
          </table:table-cell>
          <table:table-cell table:formula="of:=[.Q9]+0.00256*COS(RADIANS(125.04-1934.136*[.G9]))" office:value-type="float" office:value="23.4389144664905">
            <text:p>23.44</text:p>
          </table:table-cell>
          <table:table-cell table:formula="of:=DEGREES(ATAN2(COS(RADIANS([.R9]))*SIN(RADIANS([.P9]));COS(RADIANS([.P9]))))" office:value-type="float" office:value="160.165545616383">
            <text:p>160.17</text:p>
          </table:table-cell>
          <table:table-cell table:formula="of:=DEGREES(ASIN(SIN(RADIANS([.R9]))*SIN(RADIANS([.P9]))))" office:value-type="float" office:value="-22.1869124373796">
            <text:p>-22.19</text:p>
          </table:table-cell>
          <table:table-cell table:formula="of:=TAN(RADIANS([.R9]/2))*TAN(RADIANS([.R9]/2))" office:value-type="float" office:value="0.0430331069035155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6.77071327787701">
            <text:p>-6.77</text:p>
          </table:table-cell>
          <table:table-cell table:formula="of:=DEGREES(ACOS(COS(RADIANS(90.833))/COS(RADIANS([.$B$2]))*COS(RADIANS([.T9]))-TAN(RADIANS([.$B$2]))*TAN(RADIANS([.T9]))))" office:value-type="float" office:value="68.7832300714976">
            <text:p>68.78</text:p>
          </table:table-cell>
          <table:table-cell table:style-name="ce7" table:formula="of:=(720-4*[.$B$3]-[.V9]+[.$B$4]*60)/1440" office:value-type="float" office:value="0.515451884220748">
            <text:p>12:22:15</text:p>
          </table:table-cell>
          <table:table-cell table:style-name="ce7" table:formula="of:=([.X9]*1440-[.W9]*4)/1440" office:value-type="float" office:value="0.324387356244366">
            <text:p>7:47:07</text:p>
          </table:table-cell>
          <table:table-cell table:style-name="ce7" table:formula="of:=([.X9]*1440+[.W9]*4)/1440" office:value-type="float" office:value="0.70651641219713">
            <text:p>16:57:23</text:p>
          </table:table-cell>
          <table:table-cell table:formula="of:=8*[.W9]" office:value-type="float" office:value="550.265840571981">
            <text:p>550.27</text:p>
          </table:table-cell>
          <table:table-cell table:formula="of:=MOD([.E9]*1440+[.V9]+4*[.$B$3]-60*[.$B$4];1440)" office:value-type="float" office:value="697.749286722123">
            <text:p>697.75</text:p>
          </table:table-cell>
          <table:table-cell table:formula="of:=IF([.AB9]/4&lt;0;[.AB9]/4+180;[.AB9]/4-180)" office:value-type="float" office:value="-5.56267831946926">
            <text:p>-5.56</text:p>
          </table:table-cell>
          <table:table-cell table:formula="of:=DEGREES(ACOS(SIN(RADIANS([.$B$2]))*SIN(RADIANS([.T9]))+COS(RADIANS([.$B$2]))*COS(RADIANS([.T9]))*COS(RADIANS([.AC9]))))" office:value-type="float" office:value="65.3880565622293">
            <text:p>65.39</text:p>
          </table:table-cell>
          <table:table-cell table:formula="of:=90-[.AD9]" office:value-type="float" office:value="24.6119434377707">
            <text:p>24.61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350298918895425">
            <text:p>0.04</text:p>
          </table:table-cell>
          <table:table-cell table:formula="of:=[.AE9]+[.AF9]" office:value-type="float" office:value="24.6469733296602">
            <text:p>24.65</text:p>
          </table:table-cell>
          <table:table-cell table:formula="of:=IF([.AC9]&gt;0;MOD(DEGREES(ACOS(((SIN(RADIANS([.$B$2]))*COS(RADIANS([.AD9])))-SIN(RADIANS([.T9])))/(COS(RADIANS([.$B$2]))*SIN(RADIANS([.AD9])))))+180;360);MOD(540-DEGREES(ACOS(((SIN(RADIANS([.$B$2]))*COS(RADIANS([.AD9])))-SIN(RADIANS([.T9])))/(COS(RADIANS([.$B$2]))*SIN(RADIANS([.AD9])))));360))" office:value-type="float" office:value="174.334150338071">
            <text:p>174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]+1" office:value-type="date" office:date-value="2010-01-09">
            <text:p>1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]+2415018.5+[.E10]-[.$B$4]/24" office:value-type="float" office:value="2455206.20833333">
            <text:p>2455206.21</text:p>
          </table:table-cell>
          <table:table-cell table:style-name="ce9" table:formula="of:=([.F10]-2451545)/36525" office:value-type="float" office:value="0.100238421172717">
            <text:p>0.10023842</text:p>
          </table:table-cell>
          <table:table-cell/>
          <table:table-cell table:formula="of:=MOD(280.46646+[.G10]*(36000.76983+[.G10]*0.0003032);360)" office:value-type="float" office:value="289.126791808058">
            <text:p>289.13</text:p>
          </table:table-cell>
          <table:table-cell table:formula="of:=357.52911+[.G10]*(35999.05029-0.0001537*[.G10])" office:value-type="float" office:value="3966.0170732425">
            <text:p>3966.02</text:p>
          </table:table-cell>
          <table:table-cell table:formula="of:=0.016708634-[.G10]*(0.000042037+0.0001537*[.G10])" office:value-type="float" office:value="0.0167028759396853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204903035930218">
            <text:p>0.2</text:p>
          </table:table-cell>
          <table:table-cell table:formula="of:=[.I10]+[.L10]" office:value-type="float" office:value="289.331694843988">
            <text:p>289.33</text:p>
          </table:table-cell>
          <table:table-cell table:formula="of:=[.J10]+[.L10]" office:value-type="float" office:value="3966.22197627843">
            <text:p>3966.22</text:p>
          </table:table-cell>
          <table:table-cell table:formula="of:=(1.000001018*(1-[.K10]*[.K10]))/(1+[.K10]*COS(RADIANS([.N10])))" office:value-type="float" office:value="0.983393290451562">
            <text:p>0.98</text:p>
          </table:table-cell>
          <table:table-cell table:formula="of:=[.M10]-0.00569-0.00478*SIN(RADIANS(125.04-1934.136*[.G10]))" office:value-type="float" office:value="289.330462398984">
            <text:p>289.33</text:p>
          </table:table-cell>
          <table:table-cell table:formula="of:=23+(26+((21.448-[.G10]*(46.815+[.G10]*(0.00059-[.G10]*0.001813))))/60)/60" office:value-type="float" office:value="23.4379875928363">
            <text:p>23.44</text:p>
          </table:table-cell>
          <table:table-cell table:formula="of:=[.Q10]+0.00256*COS(RADIANS(125.04-1934.136*[.G10]))" office:value-type="float" office:value="23.4389119044572">
            <text:p>23.44</text:p>
          </table:table-cell>
          <table:table-cell table:formula="of:=DEGREES(ATAN2(COS(RADIANS([.R10]))*SIN(RADIANS([.P10]));COS(RADIANS([.P10]))))" office:value-type="float" office:value="159.076095914672">
            <text:p>159.08</text:p>
          </table:table-cell>
          <table:table-cell table:formula="of:=DEGREES(ASIN(SIN(RADIANS([.R10]))*SIN(RADIANS([.P10]))))" office:value-type="float" office:value="-22.0457473382404">
            <text:p>-22.05</text:p>
          </table:table-cell>
          <table:table-cell table:formula="of:=TAN(RADIANS([.R10]/2))*TAN(RADIANS([.R10]/2))" office:value-type="float" office:value="0.0430330972282794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7.18606891726799">
            <text:p>-7.19</text:p>
          </table:table-cell>
          <table:table-cell table:formula="of:=DEGREES(ACOS(COS(RADIANS(90.833))/COS(RADIANS([.$B$2]))*COS(RADIANS([.T10]))-TAN(RADIANS([.$B$2]))*TAN(RADIANS([.T10]))))" office:value-type="float" office:value="68.9488021824863">
            <text:p>68.95</text:p>
          </table:table-cell>
          <table:table-cell table:style-name="ce7" table:formula="of:=(720-4*[.$B$3]-[.V10]+[.$B$4]*60)/1440" office:value-type="float" office:value="0.515740325636992">
            <text:p>12:22:40</text:p>
          </table:table-cell>
          <table:table-cell table:style-name="ce7" table:formula="of:=([.X10]*1440-[.W10]*4)/1440" office:value-type="float" office:value="0.324215875130085">
            <text:p>7:46:52</text:p>
          </table:table-cell>
          <table:table-cell table:style-name="ce7" table:formula="of:=([.X10]*1440+[.W10]*4)/1440" office:value-type="float" office:value="0.707264776143898">
            <text:p>16:58:28</text:p>
          </table:table-cell>
          <table:table-cell table:formula="of:=8*[.W10]" office:value-type="float" office:value="551.59041745989">
            <text:p>551.59</text:p>
          </table:table-cell>
          <table:table-cell table:formula="of:=MOD([.E10]*1440+[.V10]+4*[.$B$3]-60*[.$B$4];1440)" office:value-type="float" office:value="697.333931082732">
            <text:p>697.33</text:p>
          </table:table-cell>
          <table:table-cell table:formula="of:=IF([.AB10]/4&lt;0;[.AB10]/4+180;[.AB10]/4-180)" office:value-type="float" office:value="-5.66651722931701">
            <text:p>-5.67</text:p>
          </table:table-cell>
          <table:table-cell table:formula="of:=DEGREES(ACOS(SIN(RADIANS([.$B$2]))*SIN(RADIANS([.T10]))+COS(RADIANS([.$B$2]))*COS(RADIANS([.T10]))*COS(RADIANS([.AC10]))))" office:value-type="float" office:value="65.2549050379784">
            <text:p>65.25</text:p>
          </table:table-cell>
          <table:table-cell table:formula="of:=90-[.AD10]" office:value-type="float" office:value="24.7450949620217">
            <text:p>24.75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348183939006423">
            <text:p>0.03</text:p>
          </table:table-cell>
          <table:table-cell table:formula="of:=[.AE10]+[.AF10]" office:value-type="float" office:value="24.7799133559223">
            <text:p>24.78</text:p>
          </table:table-cell>
          <table:table-cell table:formula="of:=IF([.AC10]&gt;0;MOD(DEGREES(ACOS(((SIN(RADIANS([.$B$2]))*COS(RADIANS([.AD10])))-SIN(RADIANS([.T10])))/(COS(RADIANS([.$B$2]))*SIN(RADIANS([.AD10])))))+180;360);MOD(540-DEGREES(ACOS(((SIN(RADIANS([.$B$2]))*COS(RADIANS([.AD10])))-SIN(RADIANS([.T10])))/(COS(RADIANS([.$B$2]))*SIN(RADIANS([.AD10])))));360))" office:value-type="float" office:value="174.216377522279">
            <text:p>174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]+1" office:value-type="date" office:date-value="2010-01-10">
            <text:p>1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]+2415018.5+[.E11]-[.$B$4]/24" office:value-type="float" office:value="2455207.20833333">
            <text:p>2455207.21</text:p>
          </table:table-cell>
          <table:table-cell table:style-name="ce9" table:formula="of:=([.F11]-2451545)/36525" office:value-type="float" office:value="0.100265799680588">
            <text:p>0.10026580</text:p>
          </table:table-cell>
          <table:table-cell/>
          <table:table-cell table:formula="of:=MOD(280.46646+[.G11]*(36000.76983+[.G11]*0.0003032);360)" office:value-type="float" office:value="290.112439169887">
            <text:p>290.11</text:p>
          </table:table-cell>
          <table:table-cell table:formula="of:=357.52911+[.G11]*(35999.05029-0.0001537*[.G11])" office:value-type="float" office:value="3967.00267352338">
            <text:p>3967</text:p>
          </table:table-cell>
          <table:table-cell table:formula="of:=0.016708634-[.G11]*(0.000042037+0.0001537*[.G11])" office:value-type="float" office:value="0.0167028739450378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238300771287547">
            <text:p>0.24</text:p>
          </table:table-cell>
          <table:table-cell table:formula="of:=[.I11]+[.L11]" office:value-type="float" office:value="290.350739941174">
            <text:p>290.35</text:p>
          </table:table-cell>
          <table:table-cell table:formula="of:=[.J11]+[.L11]" office:value-type="float" office:value="3967.24097429467">
            <text:p>3967.24</text:p>
          </table:table-cell>
          <table:table-cell table:formula="of:=(1.000001018*(1-[.K11]*[.K11]))/(1+[.K11]*COS(RADIANS([.N11])))" office:value-type="float" office:value="0.983426975712956">
            <text:p>0.98</text:p>
          </table:table-cell>
          <table:table-cell table:formula="of:=[.M11]-0.00569-0.00478*SIN(RADIANS(125.04-1934.136*[.G11]))" office:value-type="float" office:value="290.349509089339">
            <text:p>290.35</text:p>
          </table:table-cell>
          <table:table-cell table:formula="of:=23+(26+((21.448-[.G11]*(46.815+[.G11]*(0.00059-[.G11]*0.001813))))/60)/60" office:value-type="float" office:value="23.4379872368011">
            <text:p>23.44</text:p>
          </table:table-cell>
          <table:table-cell table:formula="of:=[.Q11]+0.00256*COS(RADIANS(125.04-1934.136*[.G11]))" office:value-type="float" office:value="23.4389093416342">
            <text:p>23.44</text:p>
          </table:table-cell>
          <table:table-cell table:formula="of:=DEGREES(ATAN2(COS(RADIANS([.R11]))*SIN(RADIANS([.P11]));COS(RADIANS([.P11]))))" office:value-type="float" office:value="157.988941918639">
            <text:p>157.99</text:p>
          </table:table-cell>
          <table:table-cell table:formula="of:=DEGREES(ASIN(SIN(RADIANS([.R11]))*SIN(RADIANS([.P11]))))" office:value-type="float" office:value="-21.897399730754">
            <text:p>-21.9</text:p>
          </table:table-cell>
          <table:table-cell table:formula="of:=TAN(RADIANS([.R11]/2))*TAN(RADIANS([.R11]/2))" office:value-type="float" office:value="0.043033087550063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7.59240260633745">
            <text:p>-7.59</text:p>
          </table:table-cell>
          <table:table-cell table:formula="of:=DEGREES(ACOS(COS(RADIANS(90.833))/COS(RADIANS([.$B$2]))*COS(RADIANS([.T11]))-TAN(RADIANS([.$B$2]))*TAN(RADIANS([.T11]))))" office:value-type="float" office:value="69.1222404636353">
            <text:p>69.12</text:p>
          </table:table-cell>
          <table:table-cell table:style-name="ce7" table:formula="of:=(720-4*[.$B$3]-[.V11]+[.$B$4]*60)/1440" office:value-type="float" office:value="0.516022501809957">
            <text:p>12:23:04</text:p>
          </table:table-cell>
          <table:table-cell table:style-name="ce7" table:formula="of:=([.X11]*1440-[.W11]*4)/1440" office:value-type="float" office:value="0.324016278299858">
            <text:p>7:46:35</text:p>
          </table:table-cell>
          <table:table-cell table:style-name="ce7" table:formula="of:=([.X11]*1440+[.W11]*4)/1440" office:value-type="float" office:value="0.708028725320055">
            <text:p>16:59:34</text:p>
          </table:table-cell>
          <table:table-cell table:formula="of:=8*[.W11]" office:value-type="float" office:value="552.977923709083">
            <text:p>552.98</text:p>
          </table:table-cell>
          <table:table-cell table:formula="of:=MOD([.E11]*1440+[.V11]+4*[.$B$3]-60*[.$B$4];1440)" office:value-type="float" office:value="696.927597393663">
            <text:p>696.93</text:p>
          </table:table-cell>
          <table:table-cell table:formula="of:=IF([.AB11]/4&lt;0;[.AB11]/4+180;[.AB11]/4-180)" office:value-type="float" office:value="-5.76810065158438">
            <text:p>-5.77</text:p>
          </table:table-cell>
          <table:table-cell table:formula="of:=DEGREES(ACOS(SIN(RADIANS([.$B$2]))*SIN(RADIANS([.T11]))+COS(RADIANS([.$B$2]))*COS(RADIANS([.T11]))*COS(RADIANS([.AC11]))))" office:value-type="float" office:value="65.1145979592837">
            <text:p>65.11</text:p>
          </table:table-cell>
          <table:table-cell table:formula="of:=90-[.AD11]" office:value-type="float" office:value="24.8854020407163">
            <text:p>24.89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345977786033645">
            <text:p>0.03</text:p>
          </table:table-cell>
          <table:table-cell table:formula="of:=[.AE11]+[.AF11]" office:value-type="float" office:value="24.9199998193197">
            <text:p>24.92</text:p>
          </table:table-cell>
          <table:table-cell table:formula="of:=IF([.AC11]&gt;0;MOD(DEGREES(ACOS(((SIN(RADIANS([.$B$2]))*COS(RADIANS([.AD11])))-SIN(RADIANS([.T11])))/(COS(RADIANS([.$B$2]))*SIN(RADIANS([.AD11])))))+180;360);MOD(540-DEGREES(ACOS(((SIN(RADIANS([.$B$2]))*COS(RADIANS([.AD11])))-SIN(RADIANS([.T11])))/(COS(RADIANS([.$B$2]))*SIN(RADIANS([.AD11])))));360))" office:value-type="float" office:value="174.099804637367">
            <text:p>174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]+1" office:value-type="date" office:date-value="2010-01-11">
            <text:p>1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]+2415018.5+[.E12]-[.$B$4]/24" office:value-type="float" office:value="2455208.20833333">
            <text:p>2455208.21</text:p>
          </table:table-cell>
          <table:table-cell table:style-name="ce9" table:formula="of:=([.F12]-2451545)/36525" office:value-type="float" office:value="0.10029317818846">
            <text:p>0.10029318</text:p>
          </table:table-cell>
          <table:table-cell/>
          <table:table-cell table:formula="of:=MOD(280.46646+[.G12]*(36000.76983+[.G12]*0.0003032);360)" office:value-type="float" office:value="291.098086531716">
            <text:p>291.1</text:p>
          </table:table-cell>
          <table:table-cell table:formula="of:=357.52911+[.G12]*(35999.05029-0.0001537*[.G12])" office:value-type="float" office:value="3967.98827380426">
            <text:p>3967.99</text:p>
          </table:table-cell>
          <table:table-cell table:formula="of:=0.016708634-[.G12]*(0.000042037+0.0001537*[.G12])" office:value-type="float" office:value="0.0167028719501599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271623450847569">
            <text:p>0.27</text:p>
          </table:table-cell>
          <table:table-cell table:formula="of:=[.I12]+[.L12]" office:value-type="float" office:value="291.369709982564">
            <text:p>291.37</text:p>
          </table:table-cell>
          <table:table-cell table:formula="of:=[.J12]+[.L12]" office:value-type="float" office:value="3968.25989725511">
            <text:p>3968.26</text:p>
          </table:table-cell>
          <table:table-cell table:formula="of:=(1.000001018*(1-[.K12]*[.K12]))/(1+[.K12]*COS(RADIANS([.N12])))" office:value-type="float" office:value="0.983465730614413">
            <text:p>0.98</text:p>
          </table:table-cell>
          <table:table-cell table:formula="of:=[.M12]-0.00569-0.00478*SIN(RADIANS(125.04-1934.136*[.G12]))" office:value-type="float" office:value="291.368480720088">
            <text:p>291.37</text:p>
          </table:table-cell>
          <table:table-cell table:formula="of:=23+(26+((21.448-[.G12]*(46.815+[.G12]*(0.00059-[.G12]*0.001813))))/60)/60" office:value-type="float" office:value="23.437986880766">
            <text:p>23.44</text:p>
          </table:table-cell>
          <table:table-cell table:formula="of:=[.Q12]+0.00256*COS(RADIANS(125.04-1934.136*[.G12]))" office:value-type="float" office:value="23.4389067780237">
            <text:p>23.44</text:p>
          </table:table-cell>
          <table:table-cell table:formula="of:=DEGREES(ATAN2(COS(RADIANS([.R12]))*SIN(RADIANS([.P12]));COS(RADIANS([.P12]))))" office:value-type="float" office:value="156.904182255456">
            <text:p>156.9</text:p>
          </table:table-cell>
          <table:table-cell table:formula="of:=DEGREES(ASIN(SIN(RADIANS([.R12]))*SIN(RADIANS([.P12]))))" office:value-type="float" office:value="-21.7419409698018">
            <text:p>-21.74</text:p>
          </table:table-cell>
          <table:table-cell table:formula="of:=TAN(RADIANS([.R12]/2))*TAN(RADIANS([.R12]/2))" office:value-type="float" office:value="0.0430330778688732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7.9893174302104">
            <text:p>-7.99</text:p>
          </table:table-cell>
          <table:table-cell table:formula="of:=DEGREES(ACOS(COS(RADIANS(90.833))/COS(RADIANS([.$B$2]))*COS(RADIANS([.T12]))-TAN(RADIANS([.$B$2]))*TAN(RADIANS([.T12]))))" office:value-type="float" office:value="69.3033863364099">
            <text:p>69.3</text:p>
          </table:table-cell>
          <table:table-cell table:style-name="ce7" table:formula="of:=(720-4*[.$B$3]-[.V12]+[.$B$4]*60)/1440" office:value-type="float" office:value="0.516298137104313">
            <text:p>12:23:28</text:p>
          </table:table-cell>
          <table:table-cell table:style-name="ce7" table:formula="of:=([.X12]*1440-[.W12]*4)/1440" office:value-type="float" office:value="0.323788730614285">
            <text:p>7:46:15</text:p>
          </table:table-cell>
          <table:table-cell table:style-name="ce7" table:formula="of:=([.X12]*1440+[.W12]*4)/1440" office:value-type="float" office:value="0.70880754359434">
            <text:p>17:00:41</text:p>
          </table:table-cell>
          <table:table-cell table:formula="of:=8*[.W12]" office:value-type="float" office:value="554.427090691279">
            <text:p>554.43</text:p>
          </table:table-cell>
          <table:table-cell table:formula="of:=MOD([.E12]*1440+[.V12]+4*[.$B$3]-60*[.$B$4];1440)" office:value-type="float" office:value="696.53068256979">
            <text:p>696.53</text:p>
          </table:table-cell>
          <table:table-cell table:formula="of:=IF([.AB12]/4&lt;0;[.AB12]/4+180;[.AB12]/4-180)" office:value-type="float" office:value="-5.86732935755259">
            <text:p>-5.87</text:p>
          </table:table-cell>
          <table:table-cell table:formula="of:=DEGREES(ACOS(SIN(RADIANS([.$B$2]))*SIN(RADIANS([.T12]))+COS(RADIANS([.$B$2]))*COS(RADIANS([.T12]))*COS(RADIANS([.AC12]))))" office:value-type="float" office:value="64.9671924056902">
            <text:p>64.97</text:p>
          </table:table-cell>
          <table:table-cell table:formula="of:=90-[.AD12]" office:value-type="float" office:value="25.0328075943098">
            <text:p>25.03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34368446461203">
            <text:p>0.03</text:p>
          </table:table-cell>
          <table:table-cell table:formula="of:=[.AE12]+[.AF12]" office:value-type="float" office:value="25.067176040771">
            <text:p>25.07</text:p>
          </table:table-cell>
          <table:table-cell table:formula="of:=IF([.AC12]&gt;0;MOD(DEGREES(ACOS(((SIN(RADIANS([.$B$2]))*COS(RADIANS([.AD12])))-SIN(RADIANS([.T12])))/(COS(RADIANS([.$B$2]))*SIN(RADIANS([.AD12])))))+180;360);MOD(540-DEGREES(ACOS(((SIN(RADIANS([.$B$2]))*COS(RADIANS([.AD12])))-SIN(RADIANS([.T12])))/(COS(RADIANS([.$B$2]))*SIN(RADIANS([.AD12])))));360))" office:value-type="float" office:value="173.98451445145">
            <text:p>173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]+1" office:value-type="date" office:date-value="2010-01-12">
            <text:p>1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]+2415018.5+[.E13]-[.$B$4]/24" office:value-type="float" office:value="2455209.20833333">
            <text:p>2455209.21</text:p>
          </table:table-cell>
          <table:table-cell table:style-name="ce9" table:formula="of:=([.F13]-2451545)/36525" office:value-type="float" office:value="0.100320556696331">
            <text:p>0.10032056</text:p>
          </table:table-cell>
          <table:table-cell/>
          <table:table-cell table:formula="of:=MOD(280.46646+[.G13]*(36000.76983+[.G13]*0.0003032);360)" office:value-type="float" office:value="292.083733893546">
            <text:p>292.08</text:p>
          </table:table-cell>
          <table:table-cell table:formula="of:=357.52911+[.G13]*(35999.05029-0.0001537*[.G13])" office:value-type="float" office:value="3968.97387408515">
            <text:p>3968.97</text:p>
          </table:table-cell>
          <table:table-cell table:formula="of:=0.016708634-[.G13]*(0.000042037+0.0001537*[.G13])" office:value-type="float" office:value="0.0167028699550516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304860592388273">
            <text:p>0.3</text:p>
          </table:table-cell>
          <table:table-cell table:formula="of:=[.I13]+[.L13]" office:value-type="float" office:value="292.388594485934">
            <text:p>292.39</text:p>
          </table:table-cell>
          <table:table-cell table:formula="of:=[.J13]+[.L13]" office:value-type="float" office:value="3969.27873467753">
            <text:p>3969.28</text:p>
          </table:table-cell>
          <table:table-cell table:formula="of:=(1.000001018*(1-[.K13]*[.K13]))/(1+[.K13]*COS(RADIANS([.N13])))" office:value-type="float" office:value="0.983509542499794">
            <text:p>0.98</text:p>
          </table:table-cell>
          <table:table-cell table:formula="of:=[.M13]-0.00569-0.00478*SIN(RADIANS(125.04-1934.136*[.G13]))" office:value-type="float" office:value="292.387366809008">
            <text:p>292.39</text:p>
          </table:table-cell>
          <table:table-cell table:formula="of:=23+(26+((21.448-[.G13]*(46.815+[.G13]*(0.00059-[.G13]*0.001813))))/60)/60" office:value-type="float" office:value="23.4379865247308">
            <text:p>23.44</text:p>
          </table:table-cell>
          <table:table-cell table:formula="of:=[.Q13]+0.00256*COS(RADIANS(125.04-1934.136*[.G13]))" office:value-type="float" office:value="23.4389042136274">
            <text:p>23.44</text:p>
          </table:table-cell>
          <table:table-cell table:formula="of:=DEGREES(ATAN2(COS(RADIANS([.R13]))*SIN(RADIANS([.P13]));COS(RADIANS([.P13]))))" office:value-type="float" office:value="155.821911301656">
            <text:p>155.82</text:p>
          </table:table-cell>
          <table:table-cell table:formula="of:=DEGREES(ASIN(SIN(RADIANS([.R13]))*SIN(RADIANS([.P13]))))" office:value-type="float" office:value="-21.579445441106">
            <text:p>-21.58</text:p>
          </table:table-cell>
          <table:table-cell table:formula="of:=TAN(RADIANS([.R13]/2))*TAN(RADIANS([.R13]/2))" office:value-type="float" office:value="0.0430330681847174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8.37643189303245">
            <text:p>-8.38</text:p>
          </table:table-cell>
          <table:table-cell table:formula="of:=DEGREES(ACOS(COS(RADIANS(90.833))/COS(RADIANS([.$B$2]))*COS(RADIANS([.T13]))-TAN(RADIANS([.$B$2]))*TAN(RADIANS([.T13]))))" office:value-type="float" office:value="69.4920769216525">
            <text:p>69.49</text:p>
          </table:table-cell>
          <table:table-cell table:style-name="ce7" table:formula="of:=(720-4*[.$B$3]-[.V13]+[.$B$4]*60)/1440" office:value-type="float" office:value="0.516566966592384">
            <text:p>12:23:51</text:p>
          </table:table-cell>
          <table:table-cell table:style-name="ce7" table:formula="of:=([.X13]*1440-[.W13]*4)/1440" office:value-type="float" office:value="0.323533419587793">
            <text:p>7:45:53</text:p>
          </table:table-cell>
          <table:table-cell table:style-name="ce7" table:formula="of:=([.X13]*1440+[.W13]*4)/1440" office:value-type="float" office:value="0.709600513596974">
            <text:p>17:01:49</text:p>
          </table:table-cell>
          <table:table-cell table:formula="of:=8*[.W13]" office:value-type="float" office:value="555.93661537322">
            <text:p>555.94</text:p>
          </table:table-cell>
          <table:table-cell table:formula="of:=MOD([.E13]*1440+[.V13]+4*[.$B$3]-60*[.$B$4];1440)" office:value-type="float" office:value="696.143568106968">
            <text:p>696.14</text:p>
          </table:table-cell>
          <table:table-cell table:formula="of:=IF([.AB13]/4&lt;0;[.AB13]/4+180;[.AB13]/4-180)" office:value-type="float" office:value="-5.96410797325811">
            <text:p>-5.96</text:p>
          </table:table-cell>
          <table:table-cell table:formula="of:=DEGREES(ACOS(SIN(RADIANS([.$B$2]))*SIN(RADIANS([.T13]))+COS(RADIANS([.$B$2]))*COS(RADIANS([.T13]))*COS(RADIANS([.AC13]))))" office:value-type="float" office:value="64.812748299436">
            <text:p>64.81</text:p>
          </table:table-cell>
          <table:table-cell table:formula="of:=90-[.AD13]" office:value-type="float" office:value="25.187251700564">
            <text:p>25.19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341308048613861">
            <text:p>0.03</text:p>
          </table:table-cell>
          <table:table-cell table:formula="of:=[.AE13]+[.AF13]" office:value-type="float" office:value="25.2213825054254">
            <text:p>25.22</text:p>
          </table:table-cell>
          <table:table-cell table:formula="of:=IF([.AC13]&gt;0;MOD(DEGREES(ACOS(((SIN(RADIANS([.$B$2]))*COS(RADIANS([.AD13])))-SIN(RADIANS([.T13])))/(COS(RADIANS([.$B$2]))*SIN(RADIANS([.AD13])))))+180;360);MOD(540-DEGREES(ACOS(((SIN(RADIANS([.$B$2]))*COS(RADIANS([.AD13])))-SIN(RADIANS([.T13])))/(COS(RADIANS([.$B$2]))*SIN(RADIANS([.AD13])))));360))" office:value-type="float" office:value="173.870588398155">
            <text:p>173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]+1" office:value-type="date" office:date-value="2010-01-13">
            <text:p>1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]+2415018.5+[.E14]-[.$B$4]/24" office:value-type="float" office:value="2455210.20833333">
            <text:p>2455210.21</text:p>
          </table:table-cell>
          <table:table-cell table:style-name="ce9" table:formula="of:=([.F14]-2451545)/36525" office:value-type="float" office:value="0.100347935204202">
            <text:p>0.10034794</text:p>
          </table:table-cell>
          <table:table-cell/>
          <table:table-cell table:formula="of:=MOD(280.46646+[.G14]*(36000.76983+[.G14]*0.0003032);360)" office:value-type="float" office:value="293.069381255376">
            <text:p>293.07</text:p>
          </table:table-cell>
          <table:table-cell table:formula="of:=357.52911+[.G14]*(35999.05029-0.0001537*[.G14])" office:value-type="float" office:value="3969.95947436602">
            <text:p>3969.96</text:p>
          </table:table-cell>
          <table:table-cell table:formula="of:=0.016708634-[.G14]*(0.000042037+0.0001537*[.G14])" office:value-type="float" office:value="0.0167028679597129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338001745517568">
            <text:p>0.34</text:p>
          </table:table-cell>
          <table:table-cell table:formula="of:=[.I14]+[.L14]" office:value-type="float" office:value="293.407383000893">
            <text:p>293.41</text:p>
          </table:table-cell>
          <table:table-cell table:formula="of:=[.J14]+[.L14]" office:value-type="float" office:value="3970.29747611154">
            <text:p>3970.3</text:p>
          </table:table-cell>
          <table:table-cell table:formula="of:=(1.000001018*(1-[.K14]*[.K14]))/(1+[.K14]*COS(RADIANS([.N14])))" office:value-type="float" office:value="0.983558397065201">
            <text:p>0.98</text:p>
          </table:table-cell>
          <table:table-cell table:formula="of:=[.M14]-0.00569-0.00478*SIN(RADIANS(125.04-1934.136*[.G14]))" office:value-type="float" office:value="293.406156905706">
            <text:p>293.41</text:p>
          </table:table-cell>
          <table:table-cell table:formula="of:=23+(26+((21.448-[.G14]*(46.815+[.G14]*(0.00059-[.G14]*0.001813))))/60)/60" office:value-type="float" office:value="23.4379861686956">
            <text:p>23.44</text:p>
          </table:table-cell>
          <table:table-cell table:formula="of:=[.Q14]+0.00256*COS(RADIANS(125.04-1934.136*[.G14]))" office:value-type="float" office:value="23.4389016484472">
            <text:p>23.44</text:p>
          </table:table-cell>
          <table:table-cell table:formula="of:=DEGREES(ATAN2(COS(RADIANS([.R14]))*SIN(RADIANS([.P14]));COS(RADIANS([.P14]))))" office:value-type="float" office:value="154.742219073379">
            <text:p>154.74</text:p>
          </table:table-cell>
          <table:table-cell table:formula="of:=DEGREES(ASIN(SIN(RADIANS([.R14]))*SIN(RADIANS([.P14]))))" office:value-type="float" office:value="-21.4099904535906">
            <text:p>-21.41</text:p>
          </table:table-cell>
          <table:table-cell table:formula="of:=TAN(RADIANS([.R14]/2))*TAN(RADIANS([.R14]/2))" office:value-type="float" office:value="0.0430330584976025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8.75338041297848">
            <text:p>-8.75</text:p>
          </table:table-cell>
          <table:table-cell table:formula="of:=DEGREES(ACOS(COS(RADIANS(90.833))/COS(RADIANS([.$B$2]))*COS(RADIANS([.T14]))-TAN(RADIANS([.$B$2]))*TAN(RADIANS([.T14]))))" office:value-type="float" office:value="69.6881455194941">
            <text:p>69.69</text:p>
          </table:table-cell>
          <table:table-cell table:style-name="ce7" table:formula="of:=(720-4*[.$B$3]-[.V14]+[.$B$4]*60)/1440" office:value-type="float" office:value="0.516828736397902">
            <text:p>12:24:14</text:p>
          </table:table-cell>
          <table:table-cell table:style-name="ce7" table:formula="of:=([.X14]*1440-[.W14]*4)/1440" office:value-type="float" office:value="0.323250554399307">
            <text:p>7:45:29</text:p>
          </table:table-cell>
          <table:table-cell table:style-name="ce7" table:formula="of:=([.X14]*1440+[.W14]*4)/1440" office:value-type="float" office:value="0.710406918396496">
            <text:p>17:02:59</text:p>
          </table:table-cell>
          <table:table-cell table:formula="of:=8*[.W14]" office:value-type="float" office:value="557.505164155953">
            <text:p>557.51</text:p>
          </table:table-cell>
          <table:table-cell table:formula="of:=MOD([.E14]*1440+[.V14]+4*[.$B$3]-60*[.$B$4];1440)" office:value-type="float" office:value="695.766619587022">
            <text:p>695.77</text:p>
          </table:table-cell>
          <table:table-cell table:formula="of:=IF([.AB14]/4&lt;0;[.AB14]/4+180;[.AB14]/4-180)" office:value-type="float" office:value="-6.05834510324462">
            <text:p>-6.06</text:p>
          </table:table-cell>
          <table:table-cell table:formula="of:=DEGREES(ACOS(SIN(RADIANS([.$B$2]))*SIN(RADIANS([.T14]))+COS(RADIANS([.$B$2]))*COS(RADIANS([.T14]))*COS(RADIANS([.AC14]))))" office:value-type="float" office:value="64.6513283446042">
            <text:p>64.65</text:p>
          </table:table-cell>
          <table:table-cell table:formula="of:=90-[.AD14]" office:value-type="float" office:value="25.3486716553958">
            <text:p>25.35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338852664345507">
            <text:p>0.03</text:p>
          </table:table-cell>
          <table:table-cell table:formula="of:=[.AE14]+[.AF14]" office:value-type="float" office:value="25.3825569218303">
            <text:p>25.38</text:p>
          </table:table-cell>
          <table:table-cell table:formula="of:=IF([.AC14]&gt;0;MOD(DEGREES(ACOS(((SIN(RADIANS([.$B$2]))*COS(RADIANS([.AD14])))-SIN(RADIANS([.T14])))/(COS(RADIANS([.$B$2]))*SIN(RADIANS([.AD14])))))+180;360);MOD(540-DEGREES(ACOS(((SIN(RADIANS([.$B$2]))*COS(RADIANS([.AD14])))-SIN(RADIANS([.T14])))/(COS(RADIANS([.$B$2]))*SIN(RADIANS([.AD14])))));360))" office:value-type="float" office:value="173.758106501103">
            <text:p>173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]+1" office:value-type="date" office:date-value="2010-01-14">
            <text:p>1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]+2415018.5+[.E15]-[.$B$4]/24" office:value-type="float" office:value="2455211.20833333">
            <text:p>2455211.21</text:p>
          </table:table-cell>
          <table:table-cell table:style-name="ce9" table:formula="of:=([.F15]-2451545)/36525" office:value-type="float" office:value="0.100375313712074">
            <text:p>0.10037531</text:p>
          </table:table-cell>
          <table:table-cell/>
          <table:table-cell table:formula="of:=MOD(280.46646+[.G15]*(36000.76983+[.G15]*0.0003032);360)" office:value-type="float" office:value="294.055028617206">
            <text:p>294.06</text:p>
          </table:table-cell>
          <table:table-cell table:formula="of:=357.52911+[.G15]*(35999.05029-0.0001537*[.G15])" office:value-type="float" office:value="3970.9450746469">
            <text:p>3970.95</text:p>
          </table:table-cell>
          <table:table-cell table:formula="of:=0.016708634-[.G15]*(0.000042037+0.0001537*[.G15])" office:value-type="float" office:value="0.0167028659641437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371036495541581">
            <text:p>0.37</text:p>
          </table:table-cell>
          <table:table-cell table:formula="of:=[.I15]+[.L15]" office:value-type="float" office:value="294.426065112748">
            <text:p>294.43</text:p>
          </table:table-cell>
          <table:table-cell table:formula="of:=[.J15]+[.L15]" office:value-type="float" office:value="3971.31611114245">
            <text:p>3971.32</text:p>
          </table:table-cell>
          <table:table-cell table:formula="of:=(1.000001018*(1-[.K15]*[.K15]))/(1+[.K15]*COS(RADIANS([.N15])))" office:value-type="float" office:value="0.983612278364951">
            <text:p>0.98</text:p>
          </table:table-cell>
          <table:table-cell table:formula="of:=[.M15]-0.00569-0.00478*SIN(RADIANS(125.04-1934.136*[.G15]))" office:value-type="float" office:value="294.424840595485">
            <text:p>294.42</text:p>
          </table:table-cell>
          <table:table-cell table:formula="of:=23+(26+((21.448-[.G15]*(46.815+[.G15]*(0.00059-[.G15]*0.001813))))/60)/60" office:value-type="float" office:value="23.4379858126605">
            <text:p>23.44</text:p>
          </table:table-cell>
          <table:table-cell table:formula="of:=[.Q15]+0.00256*COS(RADIANS(125.04-1934.136*[.G15]))" office:value-type="float" office:value="23.438899082485">
            <text:p>23.44</text:p>
          </table:table-cell>
          <table:table-cell table:formula="of:=DEGREES(ATAN2(COS(RADIANS([.R15]))*SIN(RADIANS([.P15]));COS(RADIANS([.P15]))))" office:value-type="float" office:value="153.665191129739">
            <text:p>153.67</text:p>
          </table:table-cell>
          <table:table-cell table:formula="of:=DEGREES(ASIN(SIN(RADIANS([.R15]))*SIN(RADIANS([.P15]))))" office:value-type="float" office:value="-21.233656129599">
            <text:p>-21.23</text:p>
          </table:table-cell>
          <table:table-cell table:formula="of:=TAN(RADIANS([.R15]/2))*TAN(RADIANS([.R15]/2))" office:value-type="float" office:value="0.0430330488075357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9.11981377904869">
            <text:p>-9.12</text:p>
          </table:table-cell>
          <table:table-cell table:formula="of:=DEGREES(ACOS(COS(RADIANS(90.833))/COS(RADIANS([.$B$2]))*COS(RADIANS([.T15]))-TAN(RADIANS([.$B$2]))*TAN(RADIANS([.T15]))))" office:value-type="float" office:value="69.8914220858721">
            <text:p>69.89</text:p>
          </table:table-cell>
          <table:table-cell table:style-name="ce7" table:formula="of:=(720-4*[.$B$3]-[.V15]+[.$B$4]*60)/1440" office:value-type="float" office:value="0.517083204013228">
            <text:p>12:24:36</text:p>
          </table:table-cell>
          <table:table-cell table:style-name="ce7" table:formula="of:=([.X15]*1440-[.W15]*4)/1440" office:value-type="float" office:value="0.322940364885806">
            <text:p>7:45:02</text:p>
          </table:table-cell>
          <table:table-cell table:style-name="ce7" table:formula="of:=([.X15]*1440+[.W15]*4)/1440" office:value-type="float" office:value="0.711226043140651">
            <text:p>17:04:10</text:p>
          </table:table-cell>
          <table:table-cell table:formula="of:=8*[.W15]" office:value-type="float" office:value="559.131376686977">
            <text:p>559.13</text:p>
          </table:table-cell>
          <table:table-cell table:formula="of:=MOD([.E15]*1440+[.V15]+4*[.$B$3]-60*[.$B$4];1440)" office:value-type="float" office:value="695.400186220951">
            <text:p>695.4</text:p>
          </table:table-cell>
          <table:table-cell table:formula="of:=IF([.AB15]/4&lt;0;[.AB15]/4+180;[.AB15]/4-180)" office:value-type="float" office:value="-6.14995344476219">
            <text:p>-6.15</text:p>
          </table:table-cell>
          <table:table-cell table:formula="of:=DEGREES(ACOS(SIN(RADIANS([.$B$2]))*SIN(RADIANS([.T15]))+COS(RADIANS([.$B$2]))*COS(RADIANS([.T15]))*COS(RADIANS([.AC15]))))" office:value-type="float" office:value="64.4829979646841">
            <text:p>64.48</text:p>
          </table:table-cell>
          <table:table-cell table:formula="of:=90-[.AD15]" office:value-type="float" office:value="25.5170020353159">
            <text:p>25.52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336322474191362">
            <text:p>0.03</text:p>
          </table:table-cell>
          <table:table-cell table:formula="of:=[.AE15]+[.AF15]" office:value-type="float" office:value="25.550634282735">
            <text:p>25.55</text:p>
          </table:table-cell>
          <table:table-cell table:formula="of:=IF([.AC15]&gt;0;MOD(DEGREES(ACOS(((SIN(RADIANS([.$B$2]))*COS(RADIANS([.AD15])))-SIN(RADIANS([.T15])))/(COS(RADIANS([.$B$2]))*SIN(RADIANS([.AD15])))))+180;360);MOD(540-DEGREES(ACOS(((SIN(RADIANS([.$B$2]))*COS(RADIANS([.AD15])))-SIN(RADIANS([.T15])))/(COS(RADIANS([.$B$2]))*SIN(RADIANS([.AD15])))));360))" office:value-type="float" office:value="173.647147298254">
            <text:p>173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]+1" office:value-type="date" office:date-value="2010-01-15">
            <text:p>1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]+2415018.5+[.E16]-[.$B$4]/24" office:value-type="float" office:value="2455212.20833333">
            <text:p>2455212.21</text:p>
          </table:table-cell>
          <table:table-cell table:style-name="ce9" table:formula="of:=([.F16]-2451545)/36525" office:value-type="float" office:value="0.100402692219945">
            <text:p>0.10040269</text:p>
          </table:table-cell>
          <table:table-cell/>
          <table:table-cell table:formula="of:=MOD(280.46646+[.G16]*(36000.76983+[.G16]*0.0003032);360)" office:value-type="float" office:value="295.040675979037">
            <text:p>295.04</text:p>
          </table:table-cell>
          <table:table-cell table:formula="of:=357.52911+[.G16]*(35999.05029-0.0001537*[.G16])" office:value-type="float" office:value="3971.93067492779">
            <text:p>3971.93</text:p>
          </table:table-cell>
          <table:table-cell table:formula="of:=0.016708634-[.G16]*(0.000042037+0.0001537*[.G16])" office:value-type="float" office:value="0.0167028639683442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403954467311656">
            <text:p>0.4</text:p>
          </table:table-cell>
          <table:table-cell table:formula="of:=[.I16]+[.L16]" office:value-type="float" office:value="295.444630446349">
            <text:p>295.44</text:p>
          </table:table-cell>
          <table:table-cell table:formula="of:=[.J16]+[.L16]" office:value-type="float" office:value="3972.3346293951">
            <text:p>3972.33</text:p>
          </table:table-cell>
          <table:table-cell table:formula="of:=(1.000001018*(1-[.K16]*[.K16]))/(1+[.K16]*COS(RADIANS([.N16])))" office:value-type="float" office:value="0.983671168818217">
            <text:p>0.98</text:p>
          </table:table-cell>
          <table:table-cell table:formula="of:=[.M16]-0.00569-0.00478*SIN(RADIANS(125.04-1934.136*[.G16]))" office:value-type="float" office:value="295.443407503197">
            <text:p>295.44</text:p>
          </table:table-cell>
          <table:table-cell table:formula="of:=23+(26+((21.448-[.G16]*(46.815+[.G16]*(0.00059-[.G16]*0.001813))))/60)/60" office:value-type="float" office:value="23.4379854566253">
            <text:p>23.44</text:p>
          </table:table-cell>
          <table:table-cell table:formula="of:=[.Q16]+0.00256*COS(RADIANS(125.04-1934.136*[.G16]))" office:value-type="float" office:value="23.4388965157428">
            <text:p>23.44</text:p>
          </table:table-cell>
          <table:table-cell table:formula="of:=DEGREES(ATAN2(COS(RADIANS([.R16]))*SIN(RADIANS([.P16]));COS(RADIANS([.P16]))))" office:value-type="float" office:value="152.590908489227">
            <text:p>152.59</text:p>
          </table:table-cell>
          <table:table-cell table:formula="of:=DEGREES(ASIN(SIN(RADIANS([.R16]))*SIN(RADIANS([.P16]))))" office:value-type="float" office:value="-21.0505252933526">
            <text:p>-21.05</text:p>
          </table:table-cell>
          <table:table-cell table:formula="of:=TAN(RADIANS([.R16]/2))*TAN(RADIANS([.R16]/2))" office:value-type="float" office:value="0.0430330391145242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9.47539956893127">
            <text:p>-9.48</text:p>
          </table:table-cell>
          <table:table-cell table:formula="of:=DEGREES(ACOS(COS(RADIANS(90.833))/COS(RADIANS([.$B$2]))*COS(RADIANS([.T16]))-TAN(RADIANS([.$B$2]))*TAN(RADIANS([.T16]))))" office:value-type="float" office:value="70.1017337032833">
            <text:p>70.1</text:p>
          </table:table-cell>
          <table:table-cell table:style-name="ce7" table:formula="of:=(720-4*[.$B$3]-[.V16]+[.$B$4]*60)/1440" office:value-type="float" office:value="0.517330138589536">
            <text:p>12:24:57</text:p>
          </table:table-cell>
          <table:table-cell table:style-name="ce7" table:formula="of:=([.X16]*1440-[.W16]*4)/1440" office:value-type="float" office:value="0.32260310052486">
            <text:p>7:44:33</text:p>
          </table:table-cell>
          <table:table-cell table:style-name="ce7" table:formula="of:=([.X16]*1440+[.W16]*4)/1440" office:value-type="float" office:value="0.712057176654212">
            <text:p>17:05:22</text:p>
          </table:table-cell>
          <table:table-cell table:formula="of:=8*[.W16]" office:value-type="float" office:value="560.813869626267">
            <text:p>560.81</text:p>
          </table:table-cell>
          <table:table-cell table:formula="of:=MOD([.E16]*1440+[.V16]+4*[.$B$3]-60*[.$B$4];1440)" office:value-type="float" office:value="695.044600431069">
            <text:p>695.04</text:p>
          </table:table-cell>
          <table:table-cell table:formula="of:=IF([.AB16]/4&lt;0;[.AB16]/4+180;[.AB16]/4-180)" office:value-type="float" office:value="-6.23884989223282">
            <text:p>-6.24</text:p>
          </table:table-cell>
          <table:table-cell table:formula="of:=DEGREES(ACOS(SIN(RADIANS([.$B$2]))*SIN(RADIANS([.T16]))+COS(RADIANS([.$B$2]))*COS(RADIANS([.T16]))*COS(RADIANS([.AC16]))))" office:value-type="float" office:value="64.3078252387139">
            <text:p>64.31</text:p>
          </table:table-cell>
          <table:table-cell table:formula="of:=90-[.AD16]" office:value-type="float" office:value="25.6921747612861">
            <text:p>25.69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333721660803612">
            <text:p>0.03</text:p>
          </table:table-cell>
          <table:table-cell table:formula="of:=[.AE16]+[.AF16]" office:value-type="float" office:value="25.7255469273665">
            <text:p>25.73</text:p>
          </table:table-cell>
          <table:table-cell table:formula="of:=IF([.AC16]&gt;0;MOD(DEGREES(ACOS(((SIN(RADIANS([.$B$2]))*COS(RADIANS([.AD16])))-SIN(RADIANS([.T16])))/(COS(RADIANS([.$B$2]))*SIN(RADIANS([.AD16])))))+180;360);MOD(540-DEGREES(ACOS(((SIN(RADIANS([.$B$2]))*COS(RADIANS([.AD16])))-SIN(RADIANS([.T16])))/(COS(RADIANS([.$B$2]))*SIN(RADIANS([.AD16])))));360))" office:value-type="float" office:value="173.537787766315">
            <text:p>173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]+1" office:value-type="date" office:date-value="2010-01-16">
            <text:p>1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]+2415018.5+[.E17]-[.$B$4]/24" office:value-type="float" office:value="2455213.20833333">
            <text:p>2455213.21</text:p>
          </table:table-cell>
          <table:table-cell table:style-name="ce9" table:formula="of:=([.F17]-2451545)/36525" office:value-type="float" office:value="0.100430070727816">
            <text:p>0.10043007</text:p>
          </table:table-cell>
          <table:table-cell/>
          <table:table-cell table:formula="of:=MOD(280.46646+[.G17]*(36000.76983+[.G17]*0.0003032);360)" office:value-type="float" office:value="296.026323340869">
            <text:p>296.03</text:p>
          </table:table-cell>
          <table:table-cell table:formula="of:=357.52911+[.G17]*(35999.05029-0.0001537*[.G17])" office:value-type="float" office:value="3972.91627520866">
            <text:p>3972.92</text:p>
          </table:table-cell>
          <table:table-cell table:formula="of:=0.016708634-[.G17]*(0.000042037+0.0001537*[.G17])" office:value-type="float" office:value="0.0167028619723142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436745329049568">
            <text:p>0.44</text:p>
          </table:table-cell>
          <table:table-cell table:formula="of:=[.I17]+[.L17]" office:value-type="float" office:value="296.463068669919">
            <text:p>296.46</text:p>
          </table:table-cell>
          <table:table-cell table:formula="of:=[.J17]+[.L17]" office:value-type="float" office:value="3973.35302053771">
            <text:p>3973.35</text:p>
          </table:table-cell>
          <table:table-cell table:formula="of:=(1.000001018*(1-[.K17]*[.K17]))/(1+[.K17]*COS(RADIANS([.N17])))" office:value-type="float" office:value="0.983735049216356">
            <text:p>0.98</text:p>
          </table:table-cell>
          <table:table-cell table:formula="of:=[.M17]-0.00569-0.00478*SIN(RADIANS(125.04-1934.136*[.G17]))" office:value-type="float" office:value="296.461847297062">
            <text:p>296.46</text:p>
          </table:table-cell>
          <table:table-cell table:formula="of:=23+(26+((21.448-[.G17]*(46.815+[.G17]*(0.00059-[.G17]*0.001813))))/60)/60" office:value-type="float" office:value="23.4379851005901">
            <text:p>23.44</text:p>
          </table:table-cell>
          <table:table-cell table:formula="of:=[.Q17]+0.00256*COS(RADIANS(125.04-1934.136*[.G17]))" office:value-type="float" office:value="23.4388939482223">
            <text:p>23.44</text:p>
          </table:table-cell>
          <table:table-cell table:formula="of:=DEGREES(ATAN2(COS(RADIANS([.R17]))*SIN(RADIANS([.P17]));COS(RADIANS([.P17]))))" office:value-type="float" office:value="151.519447559066">
            <text:p>151.52</text:p>
          </table:table-cell>
          <table:table-cell table:formula="of:=DEGREES(ASIN(SIN(RADIANS([.R17]))*SIN(RADIANS([.P17]))))" office:value-type="float" office:value="-20.8606833580304">
            <text:p>-20.86</text:p>
          </table:table-cell>
          <table:table-cell table:formula="of:=TAN(RADIANS([.R17]/2))*TAN(RADIANS([.R17]/2))" office:value-type="float" office:value="0.043033029418575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9.81982252735497">
            <text:p>-9.82</text:p>
          </table:table-cell>
          <table:table-cell table:formula="of:=DEGREES(ACOS(COS(RADIANS(90.833))/COS(RADIANS([.$B$2]))*COS(RADIANS([.T17]))-TAN(RADIANS([.$B$2]))*TAN(RADIANS([.T17]))))" office:value-type="float" office:value="70.3189050435569">
            <text:p>70.32</text:p>
          </table:table-cell>
          <table:table-cell table:style-name="ce7" table:formula="of:=(720-4*[.$B$3]-[.V17]+[.$B$4]*60)/1440" office:value-type="float" office:value="0.517569321199552">
            <text:p>12:25:18</text:p>
          </table:table-cell>
          <table:table-cell table:style-name="ce7" table:formula="of:=([.X17]*1440-[.W17]*4)/1440" office:value-type="float" office:value="0.322239029411894">
            <text:p>7:44:01</text:p>
          </table:table-cell>
          <table:table-cell table:style-name="ce7" table:formula="of:=([.X17]*1440+[.W17]*4)/1440" office:value-type="float" office:value="0.71289961298721">
            <text:p>17:06:35</text:p>
          </table:table-cell>
          <table:table-cell table:formula="of:=8*[.W17]" office:value-type="float" office:value="562.551240348455">
            <text:p>562.55</text:p>
          </table:table-cell>
          <table:table-cell table:formula="of:=MOD([.E17]*1440+[.V17]+4*[.$B$3]-60*[.$B$4];1440)" office:value-type="float" office:value="694.700177472645">
            <text:p>694.7</text:p>
          </table:table-cell>
          <table:table-cell table:formula="of:=IF([.AB17]/4&lt;0;[.AB17]/4+180;[.AB17]/4-180)" office:value-type="float" office:value="-6.32495563183875">
            <text:p>-6.32</text:p>
          </table:table-cell>
          <table:table-cell table:formula="of:=DEGREES(ACOS(SIN(RADIANS([.$B$2]))*SIN(RADIANS([.T17]))+COS(RADIANS([.$B$2]))*COS(RADIANS([.T17]))*COS(RADIANS([.AC17]))))" office:value-type="float" office:value="64.1258808361722">
            <text:p>64.13</text:p>
          </table:table-cell>
          <table:table-cell table:formula="of:=90-[.AD17]" office:value-type="float" office:value="25.8741191638278">
            <text:p>25.87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331054411925284">
            <text:p>0.03</text:p>
          </table:table-cell>
          <table:table-cell table:formula="of:=[.AE17]+[.AF17]" office:value-type="float" office:value="25.9072246050203">
            <text:p>25.91</text:p>
          </table:table-cell>
          <table:table-cell table:formula="of:=IF([.AC17]&gt;0;MOD(DEGREES(ACOS(((SIN(RADIANS([.$B$2]))*COS(RADIANS([.AD17])))-SIN(RADIANS([.T17])))/(COS(RADIANS([.$B$2]))*SIN(RADIANS([.AD17])))))+180;360);MOD(540-DEGREES(ACOS(((SIN(RADIANS([.$B$2]))*COS(RADIANS([.AD17])))-SIN(RADIANS([.T17])))/(COS(RADIANS([.$B$2]))*SIN(RADIANS([.AD17])))));360))" office:value-type="float" office:value="173.430103245427">
            <text:p>173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]+1" office:value-type="date" office:date-value="2010-01-17">
            <text:p>1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]+2415018.5+[.E18]-[.$B$4]/24" office:value-type="float" office:value="2455214.20833333">
            <text:p>2455214.21</text:p>
          </table:table-cell>
          <table:table-cell table:style-name="ce9" table:formula="of:=([.F18]-2451545)/36525" office:value-type="float" office:value="0.100457449235688">
            <text:p>0.10045745</text:p>
          </table:table-cell>
          <table:table-cell/>
          <table:table-cell table:formula="of:=MOD(280.46646+[.G18]*(36000.76983+[.G18]*0.0003032);360)" office:value-type="float" office:value="297.011970702701">
            <text:p>297.01</text:p>
          </table:table-cell>
          <table:table-cell table:formula="of:=357.52911+[.G18]*(35999.05029-0.0001537*[.G18])" office:value-type="float" office:value="3973.90187548954">
            <text:p>3973.9</text:p>
          </table:table-cell>
          <table:table-cell table:formula="of:=0.016708634-[.G18]*(0.000042037+0.0001537*[.G18])" office:value-type="float" office:value="0.0167028599760537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469398796147519">
            <text:p>0.47</text:p>
          </table:table-cell>
          <table:table-cell table:formula="of:=[.I18]+[.L18]" office:value-type="float" office:value="297.481369498849">
            <text:p>297.48</text:p>
          </table:table-cell>
          <table:table-cell table:formula="of:=[.J18]+[.L18]" office:value-type="float" office:value="3974.37127428569">
            <text:p>3974.37</text:p>
          </table:table-cell>
          <table:table-cell table:formula="of:=(1.000001018*(1-[.K18]*[.K18]))/(1+[.K18]*COS(RADIANS([.N18])))" office:value-type="float" office:value="0.983803898730892">
            <text:p>0.98</text:p>
          </table:table-cell>
          <table:table-cell table:formula="of:=[.M18]-0.00569-0.00478*SIN(RADIANS(125.04-1934.136*[.G18]))" office:value-type="float" office:value="297.48014969247">
            <text:p>297.48</text:p>
          </table:table-cell>
          <table:table-cell table:formula="of:=23+(26+((21.448-[.G18]*(46.815+[.G18]*(0.00059-[.G18]*0.001813))))/60)/60" office:value-type="float" office:value="23.437984744555">
            <text:p>23.44</text:p>
          </table:table-cell>
          <table:table-cell table:formula="of:=[.Q18]+0.00256*COS(RADIANS(125.04-1934.136*[.G18]))" office:value-type="float" office:value="23.4388913799255">
            <text:p>23.44</text:p>
          </table:table-cell>
          <table:table-cell table:formula="of:=DEGREES(ATAN2(COS(RADIANS([.R18]))*SIN(RADIANS([.P18]));COS(RADIANS([.P18]))))" office:value-type="float" office:value="150.45088007729">
            <text:p>150.45</text:p>
          </table:table-cell>
          <table:table-cell table:formula="of:=DEGREES(ASIN(SIN(RADIANS([.R18]))*SIN(RADIANS([.P18]))))" office:value-type="float" office:value="-20.6642182118415">
            <text:p>-20.66</text:p>
          </table:table-cell>
          <table:table-cell table:formula="of:=TAN(RADIANS([.R18]/2))*TAN(RADIANS([.R18]/2))" office:value-type="float" office:value="0.0430330197196954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0.1527849044804">
            <text:p>-10.15</text:p>
          </table:table-cell>
          <table:table-cell table:formula="of:=DEGREES(ACOS(COS(RADIANS(90.833))/COS(RADIANS([.$B$2]))*COS(RADIANS([.T18]))-TAN(RADIANS([.$B$2]))*TAN(RADIANS([.T18]))))" office:value-type="float" office:value="70.542758820606">
            <text:p>70.54</text:p>
          </table:table-cell>
          <table:table-cell table:style-name="ce7" table:formula="of:=(720-4*[.$B$3]-[.V18]+[.$B$4]*60)/1440" office:value-type="float" office:value="0.517800545072556">
            <text:p>12:25:38</text:p>
          </table:table-cell>
          <table:table-cell table:style-name="ce7" table:formula="of:=([.X18]*1440-[.W18]*4)/1440" office:value-type="float" office:value="0.321848437237539">
            <text:p>7:43:28</text:p>
          </table:table-cell>
          <table:table-cell table:style-name="ce7" table:formula="of:=([.X18]*1440+[.W18]*4)/1440" office:value-type="float" office:value="0.713752652907572">
            <text:p>17:07:48</text:p>
          </table:table-cell>
          <table:table-cell table:formula="of:=8*[.W18]" office:value-type="float" office:value="564.342070564848">
            <text:p>564.34</text:p>
          </table:table-cell>
          <table:table-cell table:formula="of:=MOD([.E18]*1440+[.V18]+4*[.$B$3]-60*[.$B$4];1440)" office:value-type="float" office:value="694.36721509552">
            <text:p>694.37</text:p>
          </table:table-cell>
          <table:table-cell table:formula="of:=IF([.AB18]/4&lt;0;[.AB18]/4+180;[.AB18]/4-180)" office:value-type="float" office:value="-6.40819622612008">
            <text:p>-6.41</text:p>
          </table:table-cell>
          <table:table-cell table:formula="of:=DEGREES(ACOS(SIN(RADIANS([.$B$2]))*SIN(RADIANS([.T18]))+COS(RADIANS([.$B$2]))*COS(RADIANS([.T18]))*COS(RADIANS([.AC18]))))" office:value-type="float" office:value="63.937237950777">
            <text:p>63.94</text:p>
          </table:table-cell>
          <table:table-cell table:formula="of:=90-[.AD18]" office:value-type="float" office:value="26.062762049223">
            <text:p>26.06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328324905922488">
            <text:p>0.03</text:p>
          </table:table-cell>
          <table:table-cell table:formula="of:=[.AE18]+[.AF18]" office:value-type="float" office:value="26.0955945398152">
            <text:p>26.1</text:p>
          </table:table-cell>
          <table:table-cell table:formula="of:=IF([.AC18]&gt;0;MOD(DEGREES(ACOS(((SIN(RADIANS([.$B$2]))*COS(RADIANS([.AD18])))-SIN(RADIANS([.T18])))/(COS(RADIANS([.$B$2]))*SIN(RADIANS([.AD18])))))+180;360);MOD(540-DEGREES(ACOS(((SIN(RADIANS([.$B$2]))*COS(RADIANS([.AD18])))-SIN(RADIANS([.T18])))/(COS(RADIANS([.$B$2]))*SIN(RADIANS([.AD18])))));360))" office:value-type="float" office:value="173.324167364348">
            <text:p>173.32</text:p>
          </table:table-cell>
          <table:table-cell table:number-columns-repeated="990"/>
        </table:table-row>
        <table:table-row table:style-name="ro2">
          <table:table-cell>
            <draw:frame table:end-cell-address="Calculations.C29" table:end-x="1.2346in" table:end-y="0.1917in" draw:z-index="1" draw:style-name="gr1" svg:width="3.8429in" svg:height="2.0437in" svg:x="0.0315in" svg:y="0.085in">
              <draw:object draw:notify-on-update-of-ranges="Calculations.AA1:Calculations.AA1 Calculations.AA2:Calculations.AA3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6" table:formula="of:=[.D18]+1" office:value-type="date" office:date-value="2010-01-18">
            <text:p>1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]+2415018.5+[.E19]-[.$B$4]/24" office:value-type="float" office:value="2455215.20833333">
            <text:p>2455215.21</text:p>
          </table:table-cell>
          <table:table-cell table:style-name="ce9" table:formula="of:=([.F19]-2451545)/36525" office:value-type="float" office:value="0.100484827743559">
            <text:p>0.10048483</text:p>
          </table:table-cell>
          <table:table-cell/>
          <table:table-cell table:formula="of:=MOD(280.46646+[.G19]*(36000.76983+[.G19]*0.0003032);360)" office:value-type="float" office:value="297.997618064534">
            <text:p>298</text:p>
          </table:table-cell>
          <table:table-cell table:formula="of:=357.52911+[.G19]*(35999.05029-0.0001537*[.G19])" office:value-type="float" office:value="3974.88747577042">
            <text:p>3974.89</text:p>
          </table:table-cell>
          <table:table-cell table:formula="of:=0.016708634-[.G19]*(0.000042037+0.0001537*[.G19])" office:value-type="float" office:value="0.0167028579795629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501904634941585">
            <text:p>0.5</text:p>
          </table:table-cell>
          <table:table-cell table:formula="of:=[.I19]+[.L19]" office:value-type="float" office:value="298.499522699475">
            <text:p>298.5</text:p>
          </table:table-cell>
          <table:table-cell table:formula="of:=[.J19]+[.L19]" office:value-type="float" office:value="3975.38938040537">
            <text:p>3975.39</text:p>
          </table:table-cell>
          <table:table-cell table:formula="of:=(1.000001018*(1-[.K19]*[.K19]))/(1+[.K19]*COS(RADIANS([.N19])))" office:value-type="float" office:value="0.983877694922175">
            <text:p>0.98</text:p>
          </table:table-cell>
          <table:table-cell table:formula="of:=[.M19]-0.00569-0.00478*SIN(RADIANS(125.04-1934.136*[.G19]))" office:value-type="float" office:value="298.498304455756">
            <text:p>298.5</text:p>
          </table:table-cell>
          <table:table-cell table:formula="of:=23+(26+((21.448-[.G19]*(46.815+[.G19]*(0.00059-[.G19]*0.001813))))/60)/60" office:value-type="float" office:value="23.4379843885198">
            <text:p>23.44</text:p>
          </table:table-cell>
          <table:table-cell table:formula="of:=[.Q19]+0.00256*COS(RADIANS(125.04-1934.136*[.G19]))" office:value-type="float" office:value="23.4388888108543">
            <text:p>23.44</text:p>
          </table:table-cell>
          <table:table-cell table:formula="of:=DEGREES(ATAN2(COS(RADIANS([.R19]))*SIN(RADIANS([.P19]));COS(RADIANS([.P19]))))" office:value-type="float" office:value="149.385273067332">
            <text:p>149.39</text:p>
          </table:table-cell>
          <table:table-cell table:formula="of:=DEGREES(ASIN(SIN(RADIANS([.R19]))*SIN(RADIANS([.P19]))))" office:value-type="float" office:value="-20.4612201034534">
            <text:p>-20.46</text:p>
          </table:table-cell>
          <table:table-cell table:formula="of:=TAN(RADIANS([.R19]/2))*TAN(RADIANS([.R19]/2))" office:value-type="float" office:value="0.0430330100178924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0.4740067540197">
            <text:p>-10.47</text:p>
          </table:table-cell>
          <table:table-cell table:formula="of:=DEGREES(ACOS(COS(RADIANS(90.833))/COS(RADIANS([.$B$2]))*COS(RADIANS([.T19]))-TAN(RADIANS([.$B$2]))*TAN(RADIANS([.T19]))))" office:value-type="float" office:value="70.7731162312972">
            <text:p>70.77</text:p>
          </table:table-cell>
          <table:table-cell table:style-name="ce7" table:formula="of:=(720-4*[.$B$3]-[.V19]+[.$B$4]*60)/1440" office:value-type="float" office:value="0.518023615801403">
            <text:p>12:25:57</text:p>
          </table:table-cell>
          <table:table-cell table:style-name="ce7" table:formula="of:=([.X19]*1440-[.W19]*4)/1440" office:value-type="float" office:value="0.321431626270021">
            <text:p>7:42:52</text:p>
          </table:table-cell>
          <table:table-cell table:style-name="ce7" table:formula="of:=([.X19]*1440+[.W19]*4)/1440" office:value-type="float" office:value="0.714615605332784">
            <text:p>17:09:03</text:p>
          </table:table-cell>
          <table:table-cell table:formula="of:=8*[.W19]" office:value-type="float" office:value="566.184929850378">
            <text:p>566.18</text:p>
          </table:table-cell>
          <table:table-cell table:formula="of:=MOD([.E19]*1440+[.V19]+4*[.$B$3]-60*[.$B$4];1440)" office:value-type="float" office:value="694.04599324598">
            <text:p>694.05</text:p>
          </table:table-cell>
          <table:table-cell table:formula="of:=IF([.AB19]/4&lt;0;[.AB19]/4+180;[.AB19]/4-180)" office:value-type="float" office:value="-6.48850168850493">
            <text:p>-6.49</text:p>
          </table:table-cell>
          <table:table-cell table:formula="of:=DEGREES(ACOS(SIN(RADIANS([.$B$2]))*SIN(RADIANS([.T19]))+COS(RADIANS([.$B$2]))*COS(RADIANS([.T19]))*COS(RADIANS([.AC19]))))" office:value-type="float" office:value="63.7419722333414">
            <text:p>63.74</text:p>
          </table:table-cell>
          <table:table-cell table:formula="of:=90-[.AD19]" office:value-type="float" office:value="26.2580277666586">
            <text:p>26.26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325537298090029">
            <text:p>0.03</text:p>
          </table:table-cell>
          <table:table-cell table:formula="of:=[.AE19]+[.AF19]" office:value-type="float" office:value="26.2905814964676">
            <text:p>26.29</text:p>
          </table:table-cell>
          <table:table-cell table:formula="of:=IF([.AC19]&gt;0;MOD(DEGREES(ACOS(((SIN(RADIANS([.$B$2]))*COS(RADIANS([.AD19])))-SIN(RADIANS([.T19])))/(COS(RADIANS([.$B$2]))*SIN(RADIANS([.AD19])))))+180;360);MOD(540-DEGREES(ACOS(((SIN(RADIANS([.$B$2]))*COS(RADIANS([.AD19])))-SIN(RADIANS([.T19])))/(COS(RADIANS([.$B$2]))*SIN(RADIANS([.AD19])))));360))" office:value-type="float" office:value="173.220051966362">
            <text:p>173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]+1" office:value-type="date" office:date-value="2010-01-19">
            <text:p>1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]+2415018.5+[.E20]-[.$B$4]/24" office:value-type="float" office:value="2455216.20833333">
            <text:p>2455216.21</text:p>
          </table:table-cell>
          <table:table-cell table:style-name="ce9" table:formula="of:=([.F20]-2451545)/36525" office:value-type="float" office:value="0.10051220625143">
            <text:p>0.10051221</text:p>
          </table:table-cell>
          <table:table-cell/>
          <table:table-cell table:formula="of:=MOD(280.46646+[.G20]*(36000.76983+[.G20]*0.0003032);360)" office:value-type="float" office:value="298.983265426365">
            <text:p>298.98</text:p>
          </table:table-cell>
          <table:table-cell table:formula="of:=357.52911+[.G20]*(35999.05029-0.0001537*[.G20])" office:value-type="float" office:value="3975.8730760513">
            <text:p>3975.87</text:p>
          </table:table-cell>
          <table:table-cell table:formula="of:=0.016708634-[.G20]*(0.000042037+0.0001537*[.G20])" office:value-type="float" office:value="0.0167028559828416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534252666455905">
            <text:p>0.53</text:p>
          </table:table-cell>
          <table:table-cell table:formula="of:=[.I20]+[.L20]" office:value-type="float" office:value="299.517518092821">
            <text:p>299.52</text:p>
          </table:table-cell>
          <table:table-cell table:formula="of:=[.J20]+[.L20]" office:value-type="float" office:value="3976.40732871776">
            <text:p>3976.41</text:p>
          </table:table-cell>
          <table:table-cell table:formula="of:=(1.000001018*(1-[.K20]*[.K20]))/(1+[.K20]*COS(RADIANS([.N20])))" office:value-type="float" office:value="0.983956413748687">
            <text:p>0.98</text:p>
          </table:table-cell>
          <table:table-cell table:formula="of:=[.M20]-0.00569-0.00478*SIN(RADIANS(125.04-1934.136*[.G20]))" office:value-type="float" office:value="299.516301407942">
            <text:p>299.52</text:p>
          </table:table-cell>
          <table:table-cell table:formula="of:=23+(26+((21.448-[.G20]*(46.815+[.G20]*(0.00059-[.G20]*0.001813))))/60)/60" office:value-type="float" office:value="23.4379840324847">
            <text:p>23.44</text:p>
          </table:table-cell>
          <table:table-cell table:formula="of:=[.Q20]+0.00256*COS(RADIANS(125.04-1934.136*[.G20]))" office:value-type="float" office:value="23.4388862410106">
            <text:p>23.44</text:p>
          </table:table-cell>
          <table:table-cell table:formula="of:=DEGREES(ATAN2(COS(RADIANS([.R20]))*SIN(RADIANS([.P20]));COS(RADIANS([.P20]))))" office:value-type="float" office:value="148.322688804832">
            <text:p>148.32</text:p>
          </table:table-cell>
          <table:table-cell table:formula="of:=DEGREES(ASIN(SIN(RADIANS([.R20]))*SIN(RADIANS([.P20]))))" office:value-type="float" office:value="-20.2517815271303">
            <text:p>-20.25</text:p>
          </table:table-cell>
          <table:table-cell table:formula="of:=TAN(RADIANS([.R20]/2))*TAN(RADIANS([.R20]/2))" office:value-type="float" office:value="0.0430330003131732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0.7832261909026">
            <text:p>-10.78</text:p>
          </table:table-cell>
          <table:table-cell table:formula="of:=DEGREES(ACOS(COS(RADIANS(90.833))/COS(RADIANS([.$B$2]))*COS(RADIANS([.T20]))-TAN(RADIANS([.$B$2]))*TAN(RADIANS([.T20]))))" office:value-type="float" office:value="71.0097973827586">
            <text:p>71.01</text:p>
          </table:table-cell>
          <table:table-cell table:style-name="ce7" table:formula="of:=(720-4*[.$B$3]-[.V20]+[.$B$4]*60)/1440" office:value-type="float" office:value="0.51823835152146">
            <text:p>12:26:16</text:p>
          </table:table-cell>
          <table:table-cell table:style-name="ce7" table:formula="of:=([.X20]*1440-[.W20]*4)/1440" office:value-type="float" office:value="0.320988914347131">
            <text:p>7:42:13</text:p>
          </table:table-cell>
          <table:table-cell table:style-name="ce7" table:formula="of:=([.X20]*1440+[.W20]*4)/1440" office:value-type="float" office:value="0.71548778869579">
            <text:p>17:10:18</text:p>
          </table:table-cell>
          <table:table-cell table:formula="of:=8*[.W20]" office:value-type="float" office:value="568.078379062069">
            <text:p>568.08</text:p>
          </table:table-cell>
          <table:table-cell table:formula="of:=MOD([.E20]*1440+[.V20]+4*[.$B$3]-60*[.$B$4];1440)" office:value-type="float" office:value="693.736773809097">
            <text:p>693.74</text:p>
          </table:table-cell>
          <table:table-cell table:formula="of:=IF([.AB20]/4&lt;0;[.AB20]/4+180;[.AB20]/4-180)" office:value-type="float" office:value="-6.56580654772566">
            <text:p>-6.57</text:p>
          </table:table-cell>
          <table:table-cell table:formula="of:=DEGREES(ACOS(SIN(RADIANS([.$B$2]))*SIN(RADIANS([.T20]))+COS(RADIANS([.$B$2]))*COS(RADIANS([.T20]))*COS(RADIANS([.AC20]))))" office:value-type="float" office:value="63.5401617238313">
            <text:p>63.54</text:p>
          </table:table-cell>
          <table:table-cell table:formula="of:=90-[.AD20]" office:value-type="float" office:value="26.4598382761687">
            <text:p>26.46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322695707783037">
            <text:p>0.03</text:p>
          </table:table-cell>
          <table:table-cell table:formula="of:=[.AE20]+[.AF20]" office:value-type="float" office:value="26.492107846947">
            <text:p>26.49</text:p>
          </table:table-cell>
          <table:table-cell table:formula="of:=IF([.AC20]&gt;0;MOD(DEGREES(ACOS(((SIN(RADIANS([.$B$2]))*COS(RADIANS([.AD20])))-SIN(RADIANS([.T20])))/(COS(RADIANS([.$B$2]))*SIN(RADIANS([.AD20])))))+180;360);MOD(540-DEGREES(ACOS(((SIN(RADIANS([.$B$2]))*COS(RADIANS([.AD20])))-SIN(RADIANS([.T20])))/(COS(RADIANS([.$B$2]))*SIN(RADIANS([.AD20])))));360))" office:value-type="float" office:value="173.117827036165">
            <text:p>173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]+1" office:value-type="date" office:date-value="2010-01-20">
            <text:p>1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]+2415018.5+[.E21]-[.$B$4]/24" office:value-type="float" office:value="2455217.20833333">
            <text:p>2455217.21</text:p>
          </table:table-cell>
          <table:table-cell table:style-name="ce9" table:formula="of:=([.F21]-2451545)/36525" office:value-type="float" office:value="0.100539584759302">
            <text:p>0.10053958</text:p>
          </table:table-cell>
          <table:table-cell/>
          <table:table-cell table:formula="of:=MOD(280.46646+[.G21]*(36000.76983+[.G21]*0.0003032);360)" office:value-type="float" office:value="299.968912788199">
            <text:p>299.97</text:p>
          </table:table-cell>
          <table:table-cell table:formula="of:=357.52911+[.G21]*(35999.05029-0.0001537*[.G21])" office:value-type="float" office:value="3976.85867633218">
            <text:p>3976.86</text:p>
          </table:table-cell>
          <table:table-cell table:formula="of:=0.016708634-[.G21]*(0.000042037+0.0001537*[.G21])" office:value-type="float" office:value="0.01670285398589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566432770116227">
            <text:p>0.57</text:p>
          </table:table-cell>
          <table:table-cell table:formula="of:=[.I21]+[.L21]" office:value-type="float" office:value="300.535345558315">
            <text:p>300.54</text:p>
          </table:table-cell>
          <table:table-cell table:formula="of:=[.J21]+[.L21]" office:value-type="float" office:value="3977.4251091023">
            <text:p>3977.43</text:p>
          </table:table-cell>
          <table:table-cell table:formula="of:=(1.000001018*(1-[.K21]*[.K21]))/(1+[.K21]*COS(RADIANS([.N21])))" office:value-type="float" office:value="0.984040029577009">
            <text:p>0.98</text:p>
          </table:table-cell>
          <table:table-cell table:formula="of:=[.M21]-0.00569-0.00478*SIN(RADIANS(125.04-1934.136*[.G21]))" office:value-type="float" office:value="300.534130428455">
            <text:p>300.53</text:p>
          </table:table-cell>
          <table:table-cell table:formula="of:=23+(26+((21.448-[.G21]*(46.815+[.G21]*(0.00059-[.G21]*0.001813))))/60)/60" office:value-type="float" office:value="23.4379836764495">
            <text:p>23.44</text:p>
          </table:table-cell>
          <table:table-cell table:formula="of:=[.Q21]+0.00256*COS(RADIANS(125.04-1934.136*[.G21]))" office:value-type="float" office:value="23.4388836703962">
            <text:p>23.44</text:p>
          </table:table-cell>
          <table:table-cell table:formula="of:=DEGREES(ATAN2(COS(RADIANS([.R21]))*SIN(RADIANS([.P21]));COS(RADIANS([.P21]))))" office:value-type="float" office:value="147.263184796288">
            <text:p>147.26</text:p>
          </table:table-cell>
          <table:table-cell table:formula="of:=DEGREES(ASIN(SIN(RADIANS([.R21]))*SIN(RADIANS([.P21]))))" office:value-type="float" office:value="-20.0359971079186">
            <text:p>-20.04</text:p>
          </table:table-cell>
          <table:table-cell table:formula="of:=TAN(RADIANS([.R21]/2))*TAN(RADIANS([.R21]/2))" office:value-type="float" office:value="0.0430329906055449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1.0801996084483">
            <text:p>-11.08</text:p>
          </table:table-cell>
          <table:table-cell table:formula="of:=DEGREES(ACOS(COS(RADIANS(90.833))/COS(RADIANS([.$B$2]))*COS(RADIANS([.T21]))-TAN(RADIANS([.$B$2]))*TAN(RADIANS([.T21]))))" office:value-type="float" office:value="71.2526217046413">
            <text:p>71.25</text:p>
          </table:table-cell>
          <table:table-cell table:style-name="ce7" table:formula="of:=(720-4*[.$B$3]-[.V21]+[.$B$4]*60)/1440" office:value-type="float" office:value="0.518444583061423">
            <text:p>12:26:34</text:p>
          </table:table-cell>
          <table:table-cell table:style-name="ce7" table:formula="of:=([.X21]*1440-[.W21]*4)/1440" office:value-type="float" office:value="0.320520633881863">
            <text:p>7:41:33</text:p>
          </table:table-cell>
          <table:table-cell table:style-name="ce7" table:formula="of:=([.X21]*1440+[.W21]*4)/1440" office:value-type="float" office:value="0.716368532240982">
            <text:p>17:11:34</text:p>
          </table:table-cell>
          <table:table-cell table:formula="of:=8*[.W21]" office:value-type="float" office:value="570.020973637131">
            <text:p>570.02</text:p>
          </table:table-cell>
          <table:table-cell table:formula="of:=MOD([.E21]*1440+[.V21]+4*[.$B$3]-60*[.$B$4];1440)" office:value-type="float" office:value="693.439800391552">
            <text:p>693.44</text:p>
          </table:table-cell>
          <table:table-cell table:formula="of:=IF([.AB21]/4&lt;0;[.AB21]/4+180;[.AB21]/4-180)" office:value-type="float" office:value="-6.64004990211208">
            <text:p>-6.64</text:p>
          </table:table-cell>
          <table:table-cell table:formula="of:=DEGREES(ACOS(SIN(RADIANS([.$B$2]))*SIN(RADIANS([.T21]))+COS(RADIANS([.$B$2]))*COS(RADIANS([.T21]))*COS(RADIANS([.AC21]))))" office:value-type="float" office:value="63.3318867827568">
            <text:p>63.33</text:p>
          </table:table-cell>
          <table:table-cell table:formula="of:=90-[.AD21]" office:value-type="float" office:value="26.6681132172432">
            <text:p>26.67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319804206415735">
            <text:p>0.03</text:p>
          </table:table-cell>
          <table:table-cell table:formula="of:=[.AE21]+[.AF21]" office:value-type="float" office:value="26.7000936378848">
            <text:p>26.7</text:p>
          </table:table-cell>
          <table:table-cell table:formula="of:=IF([.AC21]&gt;0;MOD(DEGREES(ACOS(((SIN(RADIANS([.$B$2]))*COS(RADIANS([.AD21])))-SIN(RADIANS([.T21])))/(COS(RADIANS([.$B$2]))*SIN(RADIANS([.AD21])))))+180;360);MOD(540-DEGREES(ACOS(((SIN(RADIANS([.$B$2]))*COS(RADIANS([.AD21])))-SIN(RADIANS([.T21])))/(COS(RADIANS([.$B$2]))*SIN(RADIANS([.AD21])))));360))" office:value-type="float" office:value="173.017560627945">
            <text:p>173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]+1" office:value-type="date" office:date-value="2010-01-21">
            <text:p>1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]+2415018.5+[.E22]-[.$B$4]/24" office:value-type="float" office:value="2455218.20833333">
            <text:p>2455218.21</text:p>
          </table:table-cell>
          <table:table-cell table:style-name="ce9" table:formula="of:=([.F22]-2451545)/36525" office:value-type="float" office:value="0.100566963267173">
            <text:p>0.10056696</text:p>
          </table:table-cell>
          <table:table-cell/>
          <table:table-cell table:formula="of:=MOD(280.46646+[.G22]*(36000.76983+[.G22]*0.0003032);360)" office:value-type="float" office:value="300.954560150033">
            <text:p>300.95</text:p>
          </table:table-cell>
          <table:table-cell table:formula="of:=357.52911+[.G22]*(35999.05029-0.0001537*[.G22])" office:value-type="float" office:value="3977.84427661306">
            <text:p>3977.84</text:p>
          </table:table-cell>
          <table:table-cell table:formula="of:=0.016708634-[.G22]*(0.000042037+0.0001537*[.G22])" office:value-type="float" office:value="0.0167028519887079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598434887430253">
            <text:p>0.6</text:p>
          </table:table-cell>
          <table:table-cell table:formula="of:=[.I22]+[.L22]" office:value-type="float" office:value="301.552995037463">
            <text:p>301.55</text:p>
          </table:table-cell>
          <table:table-cell table:formula="of:=[.J22]+[.L22]" office:value-type="float" office:value="3978.44271150049">
            <text:p>3978.44</text:p>
          </table:table-cell>
          <table:table-cell table:formula="of:=(1.000001018*(1-[.K22]*[.K22]))/(1+[.K22]*COS(RADIANS([.N22])))" office:value-type="float" office:value="0.984128515192423">
            <text:p>0.98</text:p>
          </table:table-cell>
          <table:table-cell table:formula="of:=[.M22]-0.00569-0.00478*SIN(RADIANS(125.04-1934.136*[.G22]))" office:value-type="float" office:value="301.551781458799">
            <text:p>301.55</text:p>
          </table:table-cell>
          <table:table-cell table:formula="of:=23+(26+((21.448-[.G22]*(46.815+[.G22]*(0.00059-[.G22]*0.001813))))/60)/60" office:value-type="float" office:value="23.4379833204143">
            <text:p>23.44</text:p>
          </table:table-cell>
          <table:table-cell table:formula="of:=[.Q22]+0.00256*COS(RADIANS(125.04-1934.136*[.G22]))" office:value-type="float" office:value="23.438881099013">
            <text:p>23.44</text:p>
          </table:table-cell>
          <table:table-cell table:formula="of:=DEGREES(ATAN2(COS(RADIANS([.R22]))*SIN(RADIANS([.P22]));COS(RADIANS([.P22]))))" office:value-type="float" office:value="146.206813769218">
            <text:p>146.21</text:p>
          </table:table-cell>
          <table:table-cell table:formula="of:=DEGREES(ASIN(SIN(RADIANS([.R22]))*SIN(RADIANS([.P22]))))" office:value-type="float" office:value="-19.8139634872099">
            <text:p>-19.81</text:p>
          </table:table-cell>
          <table:table-cell table:formula="of:=TAN(RADIANS([.R22]/2))*TAN(RADIANS([.R22]/2))" office:value-type="float" office:value="0.0430329808950147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1.3647018551249">
            <text:p>-11.36</text:p>
          </table:table-cell>
          <table:table-cell table:formula="of:=DEGREES(ACOS(COS(RADIANS(90.833))/COS(RADIANS([.$B$2]))*COS(RADIANS([.T22]))-TAN(RADIANS([.$B$2]))*TAN(RADIANS([.T22]))))" office:value-type="float" office:value="71.5014083450332">
            <text:p>71.5</text:p>
          </table:table-cell>
          <table:table-cell table:style-name="ce7" table:formula="of:=(720-4*[.$B$3]-[.V22]+[.$B$4]*60)/1440" office:value-type="float" office:value="0.518642154066059">
            <text:p>12:26:51</text:p>
          </table:table-cell>
          <table:table-cell table:style-name="ce7" table:formula="of:=([.X22]*1440-[.W22]*4)/1440" office:value-type="float" office:value="0.320027130885411">
            <text:p>7:40:50</text:p>
          </table:table-cell>
          <table:table-cell table:style-name="ce7" table:formula="of:=([.X22]*1440+[.W22]*4)/1440" office:value-type="float" office:value="0.717257177246707">
            <text:p>17:12:51</text:p>
          </table:table-cell>
          <table:table-cell table:formula="of:=8*[.W22]" office:value-type="float" office:value="572.011266760266">
            <text:p>572.01</text:p>
          </table:table-cell>
          <table:table-cell table:formula="of:=MOD([.E22]*1440+[.V22]+4*[.$B$3]-60*[.$B$4];1440)" office:value-type="float" office:value="693.155298144875">
            <text:p>693.16</text:p>
          </table:table-cell>
          <table:table-cell table:formula="of:=IF([.AB22]/4&lt;0;[.AB22]/4+180;[.AB22]/4-180)" office:value-type="float" office:value="-6.71117546378122">
            <text:p>-6.71</text:p>
          </table:table-cell>
          <table:table-cell table:formula="of:=DEGREES(ACOS(SIN(RADIANS([.$B$2]))*SIN(RADIANS([.T22]))+COS(RADIANS([.$B$2]))*COS(RADIANS([.T22]))*COS(RADIANS([.AC22]))))" office:value-type="float" office:value="63.1172300220239">
            <text:p>63.12</text:p>
          </table:table-cell>
          <table:table-cell table:formula="of:=90-[.AD22]" office:value-type="float" office:value="26.8827699779761">
            <text:p>26.88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316866806357573">
            <text:p>0.03</text:p>
          </table:table-cell>
          <table:table-cell table:formula="of:=[.AE22]+[.AF22]" office:value-type="float" office:value="26.9144566586119">
            <text:p>26.91</text:p>
          </table:table-cell>
          <table:table-cell table:formula="of:=IF([.AC22]&gt;0;MOD(DEGREES(ACOS(((SIN(RADIANS([.$B$2]))*COS(RADIANS([.AD22])))-SIN(RADIANS([.T22])))/(COS(RADIANS([.$B$2]))*SIN(RADIANS([.AD22])))))+180;360);MOD(540-DEGREES(ACOS(((SIN(RADIANS([.$B$2]))*COS(RADIANS([.AD22])))-SIN(RADIANS([.T22])))/(COS(RADIANS([.$B$2]))*SIN(RADIANS([.AD22])))));360))" office:value-type="float" office:value="172.919318794926">
            <text:p>172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]+1" office:value-type="date" office:date-value="2010-01-22">
            <text:p>1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]+2415018.5+[.E23]-[.$B$4]/24" office:value-type="float" office:value="2455219.20833333">
            <text:p>2455219.21</text:p>
          </table:table-cell>
          <table:table-cell table:style-name="ce9" table:formula="of:=([.F23]-2451545)/36525" office:value-type="float" office:value="0.100594341775044">
            <text:p>0.10059434</text:p>
          </table:table-cell>
          <table:table-cell/>
          <table:table-cell table:formula="of:=MOD(280.46646+[.G23]*(36000.76983+[.G23]*0.0003032);360)" office:value-type="float" office:value="301.940207511866">
            <text:p>301.94</text:p>
          </table:table-cell>
          <table:table-cell table:formula="of:=357.52911+[.G23]*(35999.05029-0.0001537*[.G23])" office:value-type="float" office:value="3978.82987689394">
            <text:p>3978.83</text:p>
          </table:table-cell>
          <table:table-cell table:formula="of:=0.016708634-[.G23]*(0.000042037+0.0001537*[.G23])" office:value-type="float" office:value="0.0167028499912953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630249025632784">
            <text:p>0.63</text:p>
          </table:table-cell>
          <table:table-cell table:formula="of:=[.I23]+[.L23]" office:value-type="float" office:value="302.570456537499">
            <text:p>302.57</text:p>
          </table:table-cell>
          <table:table-cell table:formula="of:=[.J23]+[.L23]" office:value-type="float" office:value="3979.46012591957">
            <text:p>3979.46</text:p>
          </table:table-cell>
          <table:table-cell table:formula="of:=(1.000001018*(1-[.K23]*[.K23]))/(1+[.K23]*COS(RADIANS([.N23])))" office:value-type="float" office:value="0.984221841810153">
            <text:p>0.98</text:p>
          </table:table-cell>
          <table:table-cell table:formula="of:=[.M23]-0.00569-0.00478*SIN(RADIANS(125.04-1934.136*[.G23]))" office:value-type="float" office:value="302.569244506209">
            <text:p>302.57</text:p>
          </table:table-cell>
          <table:table-cell table:formula="of:=23+(26+((21.448-[.G23]*(46.815+[.G23]*(0.00059-[.G23]*0.001813))))/60)/60" office:value-type="float" office:value="23.4379829643792">
            <text:p>23.44</text:p>
          </table:table-cell>
          <table:table-cell table:formula="of:=[.Q23]+0.00256*COS(RADIANS(125.04-1934.136*[.G23]))" office:value-type="float" office:value="23.438878526863">
            <text:p>23.44</text:p>
          </table:table-cell>
          <table:table-cell table:formula="of:=DEGREES(ATAN2(COS(RADIANS([.R23]))*SIN(RADIANS([.P23]));COS(RADIANS([.P23]))))" office:value-type="float" office:value="145.153623673367">
            <text:p>145.15</text:p>
          </table:table-cell>
          <table:table-cell table:formula="of:=DEGREES(ASIN(SIN(RADIANS([.R23]))*SIN(RADIANS([.P23]))))" office:value-type="float" office:value="-19.5857792089898">
            <text:p>-19.59</text:p>
          </table:table-cell>
          <table:table-cell table:formula="of:=TAN(RADIANS([.R23]/2))*TAN(RADIANS([.R23]/2))" office:value-type="float" office:value="0.0430329711815897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1.6365263711189">
            <text:p>-11.64</text:p>
          </table:table-cell>
          <table:table-cell table:formula="of:=DEGREES(ACOS(COS(RADIANS(90.833))/COS(RADIANS([.$B$2]))*COS(RADIANS([.T23]))-TAN(RADIANS([.$B$2]))*TAN(RADIANS([.T23]))))" office:value-type="float" office:value="71.7559765489175">
            <text:p>71.76</text:p>
          </table:table-cell>
          <table:table-cell table:style-name="ce7" table:formula="of:=(720-4*[.$B$3]-[.V23]+[.$B$4]*60)/1440" office:value-type="float" office:value="0.518830921091055">
            <text:p>12:27:07</text:p>
          </table:table-cell>
          <table:table-cell table:style-name="ce7" table:formula="of:=([.X23]*1440-[.W23]*4)/1440" office:value-type="float" office:value="0.319508764010728">
            <text:p>7:40:06</text:p>
          </table:table-cell>
          <table:table-cell table:style-name="ce7" table:formula="of:=([.X23]*1440+[.W23]*4)/1440" office:value-type="float" office:value="0.718153078171381">
            <text:p>17:14:08</text:p>
          </table:table-cell>
          <table:table-cell table:formula="of:=8*[.W23]" office:value-type="float" office:value="574.04781239134">
            <text:p>574.05</text:p>
          </table:table-cell>
          <table:table-cell table:formula="of:=MOD([.E23]*1440+[.V23]+4*[.$B$3]-60*[.$B$4];1440)" office:value-type="float" office:value="692.883473628881">
            <text:p>692.88</text:p>
          </table:table-cell>
          <table:table-cell table:formula="of:=IF([.AB23]/4&lt;0;[.AB23]/4+180;[.AB23]/4-180)" office:value-type="float" office:value="-6.77913159277975">
            <text:p>-6.78</text:p>
          </table:table-cell>
          <table:table-cell table:formula="of:=DEGREES(ACOS(SIN(RADIANS([.$B$2]))*SIN(RADIANS([.T23]))+COS(RADIANS([.$B$2]))*COS(RADIANS([.T23]))*COS(RADIANS([.AC23]))))" office:value-type="float" office:value="62.8962762353618">
            <text:p>62.9</text:p>
          </table:table-cell>
          <table:table-cell table:formula="of:=90-[.AD23]" office:value-type="float" office:value="27.1037237646382">
            <text:p>27.1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313887450746345">
            <text:p>0.03</text:p>
          </table:table-cell>
          <table:table-cell table:formula="of:=[.AE23]+[.AF23]" office:value-type="float" office:value="27.1351125097129">
            <text:p>27.14</text:p>
          </table:table-cell>
          <table:table-cell table:formula="of:=IF([.AC23]&gt;0;MOD(DEGREES(ACOS(((SIN(RADIANS([.$B$2]))*COS(RADIANS([.AD23])))-SIN(RADIANS([.T23])))/(COS(RADIANS([.$B$2]))*SIN(RADIANS([.AD23])))))+180;360);MOD(540-DEGREES(ACOS(((SIN(RADIANS([.$B$2]))*COS(RADIANS([.AD23])))-SIN(RADIANS([.T23])))/(COS(RADIANS([.$B$2]))*SIN(RADIANS([.AD23])))));360))" office:value-type="float" office:value="172.8231655206">
            <text:p>172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]+1" office:value-type="date" office:date-value="2010-01-23">
            <text:p>1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]+2415018.5+[.E24]-[.$B$4]/24" office:value-type="float" office:value="2455220.20833333">
            <text:p>2455220.21</text:p>
          </table:table-cell>
          <table:table-cell table:style-name="ce9" table:formula="of:=([.F24]-2451545)/36525" office:value-type="float" office:value="0.100621720282916">
            <text:p>0.10062172</text:p>
          </table:table-cell>
          <table:table-cell/>
          <table:table-cell table:formula="of:=MOD(280.46646+[.G24]*(36000.76983+[.G24]*0.0003032);360)" office:value-type="float" office:value="302.925854873701">
            <text:p>302.93</text:p>
          </table:table-cell>
          <table:table-cell table:formula="of:=357.52911+[.G24]*(35999.05029-0.0001537*[.G24])" office:value-type="float" office:value="3979.81547717482">
            <text:p>3979.82</text:p>
          </table:table-cell>
          <table:table-cell table:formula="of:=0.016708634-[.G24]*(0.000042037+0.0001537*[.G24])" office:value-type="float" office:value="0.0167028479936524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661865261294353">
            <text:p>0.66</text:p>
          </table:table-cell>
          <table:table-cell table:formula="of:=[.I24]+[.L24]" office:value-type="float" office:value="303.587720134995">
            <text:p>303.59</text:p>
          </table:table-cell>
          <table:table-cell table:formula="of:=[.J24]+[.L24]" office:value-type="float" office:value="3980.47734243611">
            <text:p>3980.48</text:p>
          </table:table-cell>
          <table:table-cell table:formula="of:=(1.000001018*(1-[.K24]*[.K24]))/(1+[.K24]*COS(RADIANS([.N24])))" office:value-type="float" office:value="0.984319979087237">
            <text:p>0.98</text:p>
          </table:table-cell>
          <table:table-cell table:formula="of:=[.M24]-0.00569-0.00478*SIN(RADIANS(125.04-1934.136*[.G24]))" office:value-type="float" office:value="303.586509647253">
            <text:p>303.59</text:p>
          </table:table-cell>
          <table:table-cell table:formula="of:=23+(26+((21.448-[.G24]*(46.815+[.G24]*(0.00059-[.G24]*0.001813))))/60)/60" office:value-type="float" office:value="23.437982608344">
            <text:p>23.44</text:p>
          </table:table-cell>
          <table:table-cell table:formula="of:=[.Q24]+0.00256*COS(RADIANS(125.04-1934.136*[.G24]))" office:value-type="float" office:value="23.438875953948">
            <text:p>23.44</text:p>
          </table:table-cell>
          <table:table-cell table:formula="of:=DEGREES(ATAN2(COS(RADIANS([.R24]))*SIN(RADIANS([.P24]));COS(RADIANS([.P24]))))" office:value-type="float" office:value="144.103657692513">
            <text:p>144.1</text:p>
          </table:table-cell>
          <table:table-cell table:formula="of:=DEGREES(ASIN(SIN(RADIANS([.R24]))*SIN(RADIANS([.P24]))))" office:value-type="float" office:value="-19.3515446070713">
            <text:p>-19.35</text:p>
          </table:table-cell>
          <table:table-cell table:formula="of:=TAN(RADIANS([.R24]/2))*TAN(RADIANS([.R24]/2))" office:value-type="float" office:value="0.0430329614652771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1.8954852850602">
            <text:p>-11.9</text:p>
          </table:table-cell>
          <table:table-cell table:formula="of:=DEGREES(ACOS(COS(RADIANS(90.833))/COS(RADIANS([.$B$2]))*COS(RADIANS([.T24]))-TAN(RADIANS([.$B$2]))*TAN(RADIANS([.T24]))))" office:value-type="float" office:value="72.0161460182479">
            <text:p>72.02</text:p>
          </table:table-cell>
          <table:table-cell table:style-name="ce7" table:formula="of:=(720-4*[.$B$3]-[.V24]+[.$B$4]*60)/1440" office:value-type="float" office:value="0.519010753670181">
            <text:p>12:27:23</text:p>
          </table:table-cell>
          <table:table-cell table:style-name="ce7" table:formula="of:=([.X24]*1440-[.W24]*4)/1440" office:value-type="float" office:value="0.318965903619492">
            <text:p>7:39:19</text:p>
          </table:table-cell>
          <table:table-cell table:style-name="ce7" table:formula="of:=([.X24]*1440+[.W24]*4)/1440" office:value-type="float" office:value="0.719055603720869">
            <text:p>17:15:26</text:p>
          </table:table-cell>
          <table:table-cell table:formula="of:=8*[.W24]" office:value-type="float" office:value="576.129168145984">
            <text:p>576.13</text:p>
          </table:table-cell>
          <table:table-cell table:formula="of:=MOD([.E24]*1440+[.V24]+4*[.$B$3]-60*[.$B$4];1440)" office:value-type="float" office:value="692.62451471494">
            <text:p>692.62</text:p>
          </table:table-cell>
          <table:table-cell table:formula="of:=IF([.AB24]/4&lt;0;[.AB24]/4+180;[.AB24]/4-180)" office:value-type="float" office:value="-6.84387132126506">
            <text:p>-6.84</text:p>
          </table:table-cell>
          <table:table-cell table:formula="of:=DEGREES(ACOS(SIN(RADIANS([.$B$2]))*SIN(RADIANS([.T24]))+COS(RADIANS([.$B$2]))*COS(RADIANS([.T24]))*COS(RADIANS([.AC24]))))" office:value-type="float" office:value="62.6691123284338">
            <text:p>62.67</text:p>
          </table:table-cell>
          <table:table-cell table:formula="of:=90-[.AD24]" office:value-type="float" office:value="27.3308876715662">
            <text:p>27.33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310870004228086">
            <text:p>0.03</text:p>
          </table:table-cell>
          <table:table-cell table:formula="of:=[.AE24]+[.AF24]" office:value-type="float" office:value="27.361974671989">
            <text:p>27.36</text:p>
          </table:table-cell>
          <table:table-cell table:formula="of:=IF([.AC24]&gt;0;MOD(DEGREES(ACOS(((SIN(RADIANS([.$B$2]))*COS(RADIANS([.AD24])))-SIN(RADIANS([.T24])))/(COS(RADIANS([.$B$2]))*SIN(RADIANS([.AD24])))))+180;360);MOD(540-DEGREES(ACOS(((SIN(RADIANS([.$B$2]))*COS(RADIANS([.AD24])))-SIN(RADIANS([.T24])))/(COS(RADIANS([.$B$2]))*SIN(RADIANS([.AD24])))));360))" office:value-type="float" office:value="172.729162651898">
            <text:p>172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]+1" office:value-type="date" office:date-value="2010-01-24">
            <text:p>1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]+2415018.5+[.E25]-[.$B$4]/24" office:value-type="float" office:value="2455221.20833333">
            <text:p>2455221.21</text:p>
          </table:table-cell>
          <table:table-cell table:style-name="ce9" table:formula="of:=([.F25]-2451545)/36525" office:value-type="float" office:value="0.100649098790787">
            <text:p>0.10064910</text:p>
          </table:table-cell>
          <table:table-cell/>
          <table:table-cell table:formula="of:=MOD(280.46646+[.G25]*(36000.76983+[.G25]*0.0003032);360)" office:value-type="float" office:value="303.911502235536">
            <text:p>303.91</text:p>
          </table:table-cell>
          <table:table-cell table:formula="of:=357.52911+[.G25]*(35999.05029-0.0001537*[.G25])" office:value-type="float" office:value="3980.80107745569">
            <text:p>3980.8</text:p>
          </table:table-cell>
          <table:table-cell table:formula="of:=0.016708634-[.G25]*(0.000042037+0.0001537*[.G25])" office:value-type="float" office:value="0.016702845995779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693273743890362">
            <text:p>0.69</text:p>
          </table:table-cell>
          <table:table-cell table:formula="of:=[.I25]+[.L25]" office:value-type="float" office:value="304.604775979427">
            <text:p>304.6</text:p>
          </table:table-cell>
          <table:table-cell table:formula="of:=[.J25]+[.L25]" office:value-type="float" office:value="3981.49435119958">
            <text:p>3981.49</text:p>
          </table:table-cell>
          <table:table-cell table:formula="of:=(1.000001018*(1-[.K25]*[.K25]))/(1+[.K25]*COS(RADIANS([.N25])))" office:value-type="float" office:value="0.984422895135016">
            <text:p>0.98</text:p>
          </table:table-cell>
          <table:table-cell table:formula="of:=[.M25]-0.00569-0.00478*SIN(RADIANS(125.04-1934.136*[.G25]))" office:value-type="float" office:value="304.603567031406">
            <text:p>304.6</text:p>
          </table:table-cell>
          <table:table-cell table:formula="of:=23+(26+((21.448-[.G25]*(46.815+[.G25]*(0.00059-[.G25]*0.001813))))/60)/60" office:value-type="float" office:value="23.4379822523088">
            <text:p>23.44</text:p>
          </table:table-cell>
          <table:table-cell table:formula="of:=[.Q25]+0.00256*COS(RADIANS(125.04-1934.136*[.G25]))" office:value-type="float" office:value="23.43887338027">
            <text:p>23.44</text:p>
          </table:table-cell>
          <table:table-cell table:formula="of:=DEGREES(ATAN2(COS(RADIANS([.R25]))*SIN(RADIANS([.P25]));COS(RADIANS([.P25]))))" office:value-type="float" office:value="143.056954266406">
            <text:p>143.06</text:p>
          </table:table-cell>
          <table:table-cell table:formula="of:=DEGREES(ASIN(SIN(RADIANS([.R25]))*SIN(RADIANS([.P25]))))" office:value-type="float" office:value="-19.1113616935913">
            <text:p>-19.11</text:p>
          </table:table-cell>
          <table:table-cell table:formula="of:=TAN(RADIANS([.R25]/2))*TAN(RADIANS([.R25]/2))" office:value-type="float" office:value="0.0430329517460839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2.1414094713695">
            <text:p>-12.14</text:p>
          </table:table-cell>
          <table:table-cell table:formula="of:=DEGREES(ACOS(COS(RADIANS(90.833))/COS(RADIANS([.$B$2]))*COS(RADIANS([.T25]))-TAN(RADIANS([.$B$2]))*TAN(RADIANS([.T25]))))" office:value-type="float" office:value="72.2817372528946">
            <text:p>72.28</text:p>
          </table:table-cell>
          <table:table-cell table:style-name="ce7" table:formula="of:=(720-4*[.$B$3]-[.V25]+[.$B$4]*60)/1440" office:value-type="float" office:value="0.519181534355118">
            <text:p>12:27:37</text:p>
          </table:table-cell>
          <table:table-cell table:style-name="ce7" table:formula="of:=([.X25]*1440-[.W25]*4)/1440" office:value-type="float" office:value="0.318398930874855">
            <text:p>7:38:30</text:p>
          </table:table-cell>
          <table:table-cell table:style-name="ce7" table:formula="of:=([.X25]*1440+[.W25]*4)/1440" office:value-type="float" office:value="0.719964137835381">
            <text:p>17:16:45</text:p>
          </table:table-cell>
          <table:table-cell table:formula="of:=8*[.W25]" office:value-type="float" office:value="578.253898023157">
            <text:p>578.25</text:p>
          </table:table-cell>
          <table:table-cell table:formula="of:=MOD([.E25]*1440+[.V25]+4*[.$B$3]-60*[.$B$4];1440)" office:value-type="float" office:value="692.37859052863">
            <text:p>692.38</text:p>
          </table:table-cell>
          <table:table-cell table:formula="of:=IF([.AB25]/4&lt;0;[.AB25]/4+180;[.AB25]/4-180)" office:value-type="float" office:value="-6.9053523678424">
            <text:p>-6.91</text:p>
          </table:table-cell>
          <table:table-cell table:formula="of:=DEGREES(ACOS(SIN(RADIANS([.$B$2]))*SIN(RADIANS([.T25]))+COS(RADIANS([.$B$2]))*COS(RADIANS([.T25]))*COS(RADIANS([.AC25]))))" office:value-type="float" office:value="62.4358272487325">
            <text:p>62.44</text:p>
          </table:table-cell>
          <table:table-cell table:formula="of:=90-[.AD25]" office:value-type="float" office:value="27.5641727512675">
            <text:p>27.56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307818244624369">
            <text:p>0.03</text:p>
          </table:table-cell>
          <table:table-cell table:formula="of:=[.AE25]+[.AF25]" office:value-type="float" office:value="27.59495457573">
            <text:p>27.59</text:p>
          </table:table-cell>
          <table:table-cell table:formula="of:=IF([.AC25]&gt;0;MOD(DEGREES(ACOS(((SIN(RADIANS([.$B$2]))*COS(RADIANS([.AD25])))-SIN(RADIANS([.T25])))/(COS(RADIANS([.$B$2]))*SIN(RADIANS([.AD25])))))+180;360);MOD(540-DEGREES(ACOS(((SIN(RADIANS([.$B$2]))*COS(RADIANS([.AD25])))-SIN(RADIANS([.T25])))/(COS(RADIANS([.$B$2]))*SIN(RADIANS([.AD25])))));360))" office:value-type="float" office:value="172.637369834533">
            <text:p>172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]+1" office:value-type="date" office:date-value="2010-01-25">
            <text:p>1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]+2415018.5+[.E26]-[.$B$4]/24" office:value-type="float" office:value="2455222.20833333">
            <text:p>2455222.21</text:p>
          </table:table-cell>
          <table:table-cell table:style-name="ce9" table:formula="of:=([.F26]-2451545)/36525" office:value-type="float" office:value="0.100676477298658">
            <text:p>0.10067648</text:p>
          </table:table-cell>
          <table:table-cell/>
          <table:table-cell table:formula="of:=MOD(280.46646+[.G26]*(36000.76983+[.G26]*0.0003032);360)" office:value-type="float" office:value="304.897149597372">
            <text:p>304.9</text:p>
          </table:table-cell>
          <table:table-cell table:formula="of:=357.52911+[.G26]*(35999.05029-0.0001537*[.G26])" office:value-type="float" office:value="3981.78667773657">
            <text:p>3981.79</text:p>
          </table:table-cell>
          <table:table-cell table:formula="of:=0.016708634-[.G26]*(0.000042037+0.0001537*[.G26])" office:value-type="float" office:value="0.0167028439976752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724464699329955">
            <text:p>0.72</text:p>
          </table:table-cell>
          <table:table-cell table:formula="of:=[.I26]+[.L26]" office:value-type="float" office:value="305.621614296702">
            <text:p>305.62</text:p>
          </table:table-cell>
          <table:table-cell table:formula="of:=[.J26]+[.L26]" office:value-type="float" office:value="3982.5111424359">
            <text:p>3982.51</text:p>
          </table:table-cell>
          <table:table-cell table:formula="of:=(1.000001018*(1-[.K26]*[.K26]))/(1+[.K26]*COS(RADIANS([.N26])))" office:value-type="float" office:value="0.984530556532236">
            <text:p>0.98</text:p>
          </table:table-cell>
          <table:table-cell table:formula="of:=[.M26]-0.00569-0.00478*SIN(RADIANS(125.04-1934.136*[.G26]))" office:value-type="float" office:value="305.620406884575">
            <text:p>305.62</text:p>
          </table:table-cell>
          <table:table-cell table:formula="of:=23+(26+((21.448-[.G26]*(46.815+[.G26]*(0.00059-[.G26]*0.001813))))/60)/60" office:value-type="float" office:value="23.4379818962737">
            <text:p>23.44</text:p>
          </table:table-cell>
          <table:table-cell table:formula="of:=[.Q26]+0.00256*COS(RADIANS(125.04-1934.136*[.G26]))" office:value-type="float" office:value="23.4388708058307">
            <text:p>23.44</text:p>
          </table:table-cell>
          <table:table-cell table:formula="of:=DEGREES(ATAN2(COS(RADIANS([.R26]))*SIN(RADIANS([.P26]));COS(RADIANS([.P26]))))" office:value-type="float" office:value="142.013547122306">
            <text:p>142.01</text:p>
          </table:table-cell>
          <table:table-cell table:formula="of:=DEGREES(ASIN(SIN(RADIANS([.R26]))*SIN(RADIANS([.P26]))))" office:value-type="float" office:value="-18.8653340490319">
            <text:p>-18.87</text:p>
          </table:table-cell>
          <table:table-cell table:formula="of:=TAN(RADIANS([.R26]/2))*TAN(RADIANS([.R26]/2))" office:value-type="float" office:value="0.0430329420240175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2.3741485688281">
            <text:p>-12.37</text:p>
          </table:table-cell>
          <table:table-cell table:formula="of:=DEGREES(ACOS(COS(RADIANS(90.833))/COS(RADIANS([.$B$2]))*COS(RADIANS([.T26]))-TAN(RADIANS([.$B$2]))*TAN(RADIANS([.T26]))))" office:value-type="float" office:value="72.5525718718853">
            <text:p>72.55</text:p>
          </table:table-cell>
          <table:table-cell table:style-name="ce7" table:formula="of:=(720-4*[.$B$3]-[.V26]+[.$B$4]*60)/1440" office:value-type="float" office:value="0.519343158728353">
            <text:p>12:27:51</text:p>
          </table:table-cell>
          <table:table-cell table:style-name="ce7" table:formula="of:=([.X26]*1440-[.W26]*4)/1440" office:value-type="float" office:value="0.317808236862005">
            <text:p>7:37:39</text:p>
          </table:table-cell>
          <table:table-cell table:style-name="ce7" table:formula="of:=([.X26]*1440+[.W26]*4)/1440" office:value-type="float" office:value="0.720878080594701">
            <text:p>17:18:04</text:p>
          </table:table-cell>
          <table:table-cell table:formula="of:=8*[.W26]" office:value-type="float" office:value="580.420574975082">
            <text:p>580.42</text:p>
          </table:table-cell>
          <table:table-cell table:formula="of:=MOD([.E26]*1440+[.V26]+4*[.$B$3]-60*[.$B$4];1440)" office:value-type="float" office:value="692.145851431172">
            <text:p>692.15</text:p>
          </table:table-cell>
          <table:table-cell table:formula="of:=IF([.AB26]/4&lt;0;[.AB26]/4+180;[.AB26]/4-180)" office:value-type="float" office:value="-6.96353714220703">
            <text:p>-6.96</text:p>
          </table:table-cell>
          <table:table-cell table:formula="of:=DEGREES(ACOS(SIN(RADIANS([.$B$2]))*SIN(RADIANS([.T26]))+COS(RADIANS([.$B$2]))*COS(RADIANS([.T26]))*COS(RADIANS([.AC26]))))" office:value-type="float" office:value="62.1965119153486">
            <text:p>62.2</text:p>
          </table:table-cell>
          <table:table-cell table:formula="of:=90-[.AD26]" office:value-type="float" office:value="27.8034880846514">
            <text:p>27.8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304735855519212">
            <text:p>0.03</text:p>
          </table:table-cell>
          <table:table-cell table:formula="of:=[.AE26]+[.AF26]" office:value-type="float" office:value="27.8339616702033">
            <text:p>27.83</text:p>
          </table:table-cell>
          <table:table-cell table:formula="of:=IF([.AC26]&gt;0;MOD(DEGREES(ACOS(((SIN(RADIANS([.$B$2]))*COS(RADIANS([.AD26])))-SIN(RADIANS([.T26])))/(COS(RADIANS([.$B$2]))*SIN(RADIANS([.AD26])))))+180;360);MOD(540-DEGREES(ACOS(((SIN(RADIANS([.$B$2]))*COS(RADIANS([.AD26])))-SIN(RADIANS([.T26])))/(COS(RADIANS([.$B$2]))*SIN(RADIANS([.AD26])))));360))" office:value-type="float" office:value="172.547844450738">
            <text:p>172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]+1" office:value-type="date" office:date-value="2010-01-26">
            <text:p>1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]+2415018.5+[.E27]-[.$B$4]/24" office:value-type="float" office:value="2455223.20833333">
            <text:p>2455223.21</text:p>
          </table:table-cell>
          <table:table-cell table:style-name="ce9" table:formula="of:=([.F27]-2451545)/36525" office:value-type="float" office:value="0.100703855806529">
            <text:p>0.10070386</text:p>
          </table:table-cell>
          <table:table-cell/>
          <table:table-cell table:formula="of:=MOD(280.46646+[.G27]*(36000.76983+[.G27]*0.0003032);360)" office:value-type="float" office:value="305.882796959208">
            <text:p>305.88</text:p>
          </table:table-cell>
          <table:table-cell table:formula="of:=357.52911+[.G27]*(35999.05029-0.0001537*[.G27])" office:value-type="float" office:value="3982.77227801745">
            <text:p>3982.77</text:p>
          </table:table-cell>
          <table:table-cell table:formula="of:=0.016708634-[.G27]*(0.000042037+0.0001537*[.G27])" office:value-type="float" office:value="0.016702841999341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755428433441803">
            <text:p>0.76</text:p>
          </table:table-cell>
          <table:table-cell table:formula="of:=[.I27]+[.L27]" office:value-type="float" office:value="306.63822539265">
            <text:p>306.64</text:p>
          </table:table-cell>
          <table:table-cell table:formula="of:=[.J27]+[.L27]" office:value-type="float" office:value="3983.52770645089">
            <text:p>3983.53</text:p>
          </table:table-cell>
          <table:table-cell table:formula="of:=(1.000001018*(1-[.K27]*[.K27]))/(1+[.K27]*COS(RADIANS([.N27])))" office:value-type="float" office:value="0.984642928338752">
            <text:p>0.98</text:p>
          </table:table-cell>
          <table:table-cell table:formula="of:=[.M27]-0.00569-0.00478*SIN(RADIANS(125.04-1934.136*[.G27]))" office:value-type="float" office:value="306.637019512588">
            <text:p>306.64</text:p>
          </table:table-cell>
          <table:table-cell table:formula="of:=23+(26+((21.448-[.G27]*(46.815+[.G27]*(0.00059-[.G27]*0.001813))))/60)/60" office:value-type="float" office:value="23.4379815402385">
            <text:p>23.44</text:p>
          </table:table-cell>
          <table:table-cell table:formula="of:=[.Q27]+0.00256*COS(RADIANS(125.04-1934.136*[.G27]))" office:value-type="float" office:value="23.4388682306322">
            <text:p>23.44</text:p>
          </table:table-cell>
          <table:table-cell table:formula="of:=DEGREES(ATAN2(COS(RADIANS([.R27]))*SIN(RADIANS([.P27]));COS(RADIANS([.P27]))))" office:value-type="float" office:value="140.973465315605">
            <text:p>140.97</text:p>
          </table:table-cell>
          <table:table-cell table:formula="of:=DEGREES(ASIN(SIN(RADIANS([.R27]))*SIN(RADIANS([.P27]))))" office:value-type="float" office:value="-18.6135667140119">
            <text:p>-18.61</text:p>
          </table:table-cell>
          <table:table-cell table:formula="of:=TAN(RADIANS([.R27]/2))*TAN(RADIANS([.R27]/2))" office:value-type="float" office:value="0.0430329322990849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2.5935709610756">
            <text:p>-12.59</text:p>
          </table:table-cell>
          <table:table-cell table:formula="of:=DEGREES(ACOS(COS(RADIANS(90.833))/COS(RADIANS([.$B$2]))*COS(RADIANS([.T27]))-TAN(RADIANS([.$B$2]))*TAN(RADIANS([.T27]))))" office:value-type="float" office:value="72.8284729145322">
            <text:p>72.83</text:p>
          </table:table-cell>
          <table:table-cell table:style-name="ce7" table:formula="of:=(720-4*[.$B$3]-[.V27]+[.$B$4]*60)/1440" office:value-type="float" office:value="0.519495535389636">
            <text:p>12:28:04</text:p>
          </table:table-cell>
          <table:table-cell table:style-name="ce7" table:formula="of:=([.X27]*1440-[.W27]*4)/1440" office:value-type="float" office:value="0.317194221738157">
            <text:p>7:36:46</text:p>
          </table:table-cell>
          <table:table-cell table:style-name="ce7" table:formula="of:=([.X27]*1440+[.W27]*4)/1440" office:value-type="float" office:value="0.721796849041114">
            <text:p>17:19:23</text:p>
          </table:table-cell>
          <table:table-cell table:formula="of:=8*[.W27]" office:value-type="float" office:value="582.627783316258">
            <text:p>582.63</text:p>
          </table:table-cell>
          <table:table-cell table:formula="of:=MOD([.E27]*1440+[.V27]+4*[.$B$3]-60*[.$B$4];1440)" office:value-type="float" office:value="691.926429038924">
            <text:p>691.93</text:p>
          </table:table-cell>
          <table:table-cell table:formula="of:=IF([.AB27]/4&lt;0;[.AB27]/4+180;[.AB27]/4-180)" office:value-type="float" office:value="-7.01839274026892">
            <text:p>-7.02</text:p>
          </table:table-cell>
          <table:table-cell table:formula="of:=DEGREES(ACOS(SIN(RADIANS([.$B$2]))*SIN(RADIANS([.T27]))+COS(RADIANS([.$B$2]))*COS(RADIANS([.T27]))*COS(RADIANS([.AC27]))))" office:value-type="float" office:value="61.9512591487003">
            <text:p>61.95</text:p>
          </table:table-cell>
          <table:table-cell table:formula="of:=90-[.AD27]" office:value-type="float" office:value="28.0487408512997">
            <text:p>28.05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301626419750258">
            <text:p>0.03</text:p>
          </table:table-cell>
          <table:table-cell table:formula="of:=[.AE27]+[.AF27]" office:value-type="float" office:value="28.0789034932747">
            <text:p>28.08</text:p>
          </table:table-cell>
          <table:table-cell table:formula="of:=IF([.AC27]&gt;0;MOD(DEGREES(ACOS(((SIN(RADIANS([.$B$2]))*COS(RADIANS([.AD27])))-SIN(RADIANS([.T27])))/(COS(RADIANS([.$B$2]))*SIN(RADIANS([.AD27])))))+180;360);MOD(540-DEGREES(ACOS(((SIN(RADIANS([.$B$2]))*COS(RADIANS([.AD27])))-SIN(RADIANS([.T27])))/(COS(RADIANS([.$B$2]))*SIN(RADIANS([.AD27])))));360))" office:value-type="float" office:value="172.460641559623">
            <text:p>172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]+1" office:value-type="date" office:date-value="2010-01-27">
            <text:p>1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]+2415018.5+[.E28]-[.$B$4]/24" office:value-type="float" office:value="2455224.20833333">
            <text:p>2455224.21</text:p>
          </table:table-cell>
          <table:table-cell table:style-name="ce9" table:formula="of:=([.F28]-2451545)/36525" office:value-type="float" office:value="0.100731234314401">
            <text:p>0.10073123</text:p>
          </table:table-cell>
          <table:table-cell/>
          <table:table-cell table:formula="of:=MOD(280.46646+[.G28]*(36000.76983+[.G28]*0.0003032);360)" office:value-type="float" office:value="306.868444321045">
            <text:p>306.87</text:p>
          </table:table-cell>
          <table:table-cell table:formula="of:=357.52911+[.G28]*(35999.05029-0.0001537*[.G28])" office:value-type="float" office:value="3983.75787829833">
            <text:p>3983.76</text:p>
          </table:table-cell>
          <table:table-cell table:formula="of:=0.016708634-[.G28]*(0.000042037+0.0001537*[.G28])" office:value-type="float" office:value="0.0167028400007764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786155335415814">
            <text:p>0.79</text:p>
          </table:table-cell>
          <table:table-cell table:formula="of:=[.I28]+[.L28]" office:value-type="float" office:value="307.654599656461">
            <text:p>307.65</text:p>
          </table:table-cell>
          <table:table-cell table:formula="of:=[.J28]+[.L28]" office:value-type="float" office:value="3984.54403363374">
            <text:p>3984.54</text:p>
          </table:table-cell>
          <table:table-cell table:formula="of:=(1.000001018*(1-[.K28]*[.K28]))/(1+[.K28]*COS(RADIANS([.N28])))" office:value-type="float" office:value="0.984759974109826">
            <text:p>0.98</text:p>
          </table:table-cell>
          <table:table-cell table:formula="of:=[.M28]-0.00569-0.00478*SIN(RADIANS(125.04-1934.136*[.G28]))" office:value-type="float" office:value="307.653395304634">
            <text:p>307.65</text:p>
          </table:table-cell>
          <table:table-cell table:formula="of:=23+(26+((21.448-[.G28]*(46.815+[.G28]*(0.00059-[.G28]*0.001813))))/60)/60" office:value-type="float" office:value="23.4379811842033">
            <text:p>23.44</text:p>
          </table:table-cell>
          <table:table-cell table:formula="of:=[.Q28]+0.00256*COS(RADIANS(125.04-1934.136*[.G28]))" office:value-type="float" office:value="23.4388656546763">
            <text:p>23.44</text:p>
          </table:table-cell>
          <table:table-cell table:formula="of:=DEGREES(ATAN2(COS(RADIANS([.R28]))*SIN(RADIANS([.P28]));COS(RADIANS([.P28]))))" office:value-type="float" office:value="139.936733278978">
            <text:p>139.94</text:p>
          </table:table-cell>
          <table:table-cell table:formula="of:=DEGREES(ASIN(SIN(RADIANS([.R28]))*SIN(RADIANS([.P28]))))" office:value-type="float" office:value="-18.3561660830746">
            <text:p>-18.36</text:p>
          </table:table-cell>
          <table:table-cell table:formula="of:=TAN(RADIANS([.R28]/2))*TAN(RADIANS([.R28]/2))" office:value-type="float" office:value="0.0430329225712933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2.7995637198654">
            <text:p>-12.8</text:p>
          </table:table-cell>
          <table:table-cell table:formula="of:=DEGREES(ACOS(COS(RADIANS(90.833))/COS(RADIANS([.$B$2]))*COS(RADIANS([.T28]))-TAN(RADIANS([.$B$2]))*TAN(RADIANS([.T28]))))" office:value-type="float" office:value="73.1092651211876">
            <text:p>73.11</text:p>
          </table:table-cell>
          <table:table-cell table:style-name="ce7" table:formula="of:=(720-4*[.$B$3]-[.V28]+[.$B$4]*60)/1440" office:value-type="float" office:value="0.519638585916573">
            <text:p>12:28:17</text:p>
          </table:table-cell>
          <table:table-cell table:style-name="ce7" table:formula="of:=([.X28]*1440-[.W28]*4)/1440" office:value-type="float" office:value="0.316557293913274">
            <text:p>7:35:51</text:p>
          </table:table-cell>
          <table:table-cell table:style-name="ce7" table:formula="of:=([.X28]*1440+[.W28]*4)/1440" office:value-type="float" office:value="0.722719877919872">
            <text:p>17:20:43</text:p>
          </table:table-cell>
          <table:table-cell table:formula="of:=8*[.W28]" office:value-type="float" office:value="584.874120969501">
            <text:p>584.87</text:p>
          </table:table-cell>
          <table:table-cell table:formula="of:=MOD([.E28]*1440+[.V28]+4*[.$B$3]-60*[.$B$4];1440)" office:value-type="float" office:value="691.720436280135">
            <text:p>691.72</text:p>
          </table:table-cell>
          <table:table-cell table:formula="of:=IF([.AB28]/4&lt;0;[.AB28]/4+180;[.AB28]/4-180)" office:value-type="float" office:value="-7.06989092996636">
            <text:p>-7.07</text:p>
          </table:table-cell>
          <table:table-cell table:formula="of:=DEGREES(ACOS(SIN(RADIANS([.$B$2]))*SIN(RADIANS([.T28]))+COS(RADIANS([.$B$2]))*COS(RADIANS([.T28]))*COS(RADIANS([.AC28]))))" office:value-type="float" office:value="61.7001636002977">
            <text:p>61.7</text:p>
          </table:table-cell>
          <table:table-cell table:formula="of:=90-[.AD28]" office:value-type="float" office:value="28.2998363997023">
            <text:p>28.3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298493413782179">
            <text:p>0.03</text:p>
          </table:table-cell>
          <table:table-cell table:formula="of:=[.AE28]+[.AF28]" office:value-type="float" office:value="28.3296857410805">
            <text:p>28.33</text:p>
          </table:table-cell>
          <table:table-cell table:formula="of:=IF([.AC28]&gt;0;MOD(DEGREES(ACOS(((SIN(RADIANS([.$B$2]))*COS(RADIANS([.AD28])))-SIN(RADIANS([.T28])))/(COS(RADIANS([.$B$2]))*SIN(RADIANS([.AD28])))))+180;360);MOD(540-DEGREES(ACOS(((SIN(RADIANS([.$B$2]))*COS(RADIANS([.AD28])))-SIN(RADIANS([.T28])))/(COS(RADIANS([.$B$2]))*SIN(RADIANS([.AD28])))));360))" office:value-type="float" office:value="172.375813840363">
            <text:p>17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]+1" office:value-type="date" office:date-value="2010-01-28">
            <text:p>1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]+2415018.5+[.E29]-[.$B$4]/24" office:value-type="float" office:value="2455225.20833333">
            <text:p>2455225.21</text:p>
          </table:table-cell>
          <table:table-cell table:style-name="ce9" table:formula="of:=([.F29]-2451545)/36525" office:value-type="float" office:value="0.100758612822272">
            <text:p>0.10075861</text:p>
          </table:table-cell>
          <table:table-cell/>
          <table:table-cell table:formula="of:=MOD(280.46646+[.G29]*(36000.76983+[.G29]*0.0003032);360)" office:value-type="float" office:value="307.854091682882">
            <text:p>307.85</text:p>
          </table:table-cell>
          <table:table-cell table:formula="of:=357.52911+[.G29]*(35999.05029-0.0001537*[.G29])" office:value-type="float" office:value="3984.7434785792">
            <text:p>3984.74</text:p>
          </table:table-cell>
          <table:table-cell table:formula="of:=0.016708634-[.G29]*(0.000042037+0.0001537*[.G29])" office:value-type="float" office:value="0.0167028380019813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816635881198484">
            <text:p>0.82</text:p>
          </table:table-cell>
          <table:table-cell table:formula="of:=[.I29]+[.L29]" office:value-type="float" office:value="308.67072756408">
            <text:p>308.67</text:p>
          </table:table-cell>
          <table:table-cell table:formula="of:=[.J29]+[.L29]" office:value-type="float" office:value="3985.5601144604">
            <text:p>3985.56</text:p>
          </table:table-cell>
          <table:table-cell table:formula="of:=(1.000001018*(1-[.K29]*[.K29]))/(1+[.K29]*COS(RADIANS([.N29])))" office:value-type="float" office:value="0.984881655911005">
            <text:p>0.98</text:p>
          </table:table-cell>
          <table:table-cell table:formula="of:=[.M29]-0.00569-0.00478*SIN(RADIANS(125.04-1934.136*[.G29]))" office:value-type="float" office:value="308.669524736657">
            <text:p>308.67</text:p>
          </table:table-cell>
          <table:table-cell table:formula="of:=23+(26+((21.448-[.G29]*(46.815+[.G29]*(0.00059-[.G29]*0.001813))))/60)/60" office:value-type="float" office:value="23.4379808281682">
            <text:p>23.44</text:p>
          </table:table-cell>
          <table:table-cell table:formula="of:=[.Q29]+0.00256*COS(RADIANS(125.04-1934.136*[.G29]))" office:value-type="float" office:value="23.4388630779649">
            <text:p>23.44</text:p>
          </table:table-cell>
          <table:table-cell table:formula="of:=DEGREES(ATAN2(COS(RADIANS([.R29]))*SIN(RADIANS([.P29]));COS(RADIANS([.P29]))))" office:value-type="float" office:value="138.903370879529">
            <text:p>138.9</text:p>
          </table:table-cell>
          <table:table-cell table:formula="of:=DEGREES(ASIN(SIN(RADIANS([.R29]))*SIN(RADIANS([.P29]))))" office:value-type="float" office:value="-18.0932398006801">
            <text:p>-18.09</text:p>
          </table:table-cell>
          <table:table-cell table:formula="of:=TAN(RADIANS([.R29]/2))*TAN(RADIANS([.R29]/2))" office:value-type="float" office:value="0.0430329128406498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2.9920325120084">
            <text:p>-12.99</text:p>
          </table:table-cell>
          <table:table-cell table:formula="of:=DEGREES(ACOS(COS(RADIANS(90.833))/COS(RADIANS([.$B$2]))*COS(RADIANS([.T29]))-TAN(RADIANS([.$B$2]))*TAN(RADIANS([.T29]))))" office:value-type="float" office:value="73.3947751935161">
            <text:p>73.39</text:p>
          </table:table-cell>
          <table:table-cell table:style-name="ce7" table:formula="of:=(720-4*[.$B$3]-[.V29]+[.$B$4]*60)/1440" office:value-type="float" office:value="0.519772244800006">
            <text:p>12:28:28</text:p>
          </table:table-cell>
          <table:table-cell table:style-name="ce7" table:formula="of:=([.X29]*1440-[.W29]*4)/1440" office:value-type="float" office:value="0.315897869262461">
            <text:p>7:34:54</text:p>
          </table:table-cell>
          <table:table-cell table:style-name="ce7" table:formula="of:=([.X29]*1440+[.W29]*4)/1440" office:value-type="float" office:value="0.723646620337551">
            <text:p>17:22:03</text:p>
          </table:table-cell>
          <table:table-cell table:formula="of:=8*[.W29]" office:value-type="float" office:value="587.158201548129">
            <text:p>587.16</text:p>
          </table:table-cell>
          <table:table-cell table:formula="of:=MOD([.E29]*1440+[.V29]+4*[.$B$3]-60*[.$B$4];1440)" office:value-type="float" office:value="691.527967487992">
            <text:p>691.53</text:p>
          </table:table-cell>
          <table:table-cell table:formula="of:=IF([.AB29]/4&lt;0;[.AB29]/4+180;[.AB29]/4-180)" office:value-type="float" office:value="-7.11800812800212">
            <text:p>-7.12</text:p>
          </table:table-cell>
          <table:table-cell table:formula="of:=DEGREES(ACOS(SIN(RADIANS([.$B$2]))*SIN(RADIANS([.T29]))+COS(RADIANS([.$B$2]))*COS(RADIANS([.T29]))*COS(RADIANS([.AC29]))))" office:value-type="float" office:value="61.443321682616">
            <text:p>61.44</text:p>
          </table:table-cell>
          <table:table-cell table:formula="of:=90-[.AD29]" office:value-type="float" office:value="28.556678317384">
            <text:p>28.56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295340202934393">
            <text:p>0.03</text:p>
          </table:table-cell>
          <table:table-cell table:formula="of:=[.AE29]+[.AF29]" office:value-type="float" office:value="28.5862123376774">
            <text:p>28.59</text:p>
          </table:table-cell>
          <table:table-cell table:formula="of:=IF([.AC29]&gt;0;MOD(DEGREES(ACOS(((SIN(RADIANS([.$B$2]))*COS(RADIANS([.AD29])))-SIN(RADIANS([.T29])))/(COS(RADIANS([.$B$2]))*SIN(RADIANS([.AD29])))))+180;360);MOD(540-DEGREES(ACOS(((SIN(RADIANS([.$B$2]))*COS(RADIANS([.AD29])))-SIN(RADIANS([.T29])))/(COS(RADIANS([.$B$2]))*SIN(RADIANS([.AD29])))));360))" office:value-type="float" office:value="172.293411538389">
            <text:p>172.29</text:p>
          </table:table-cell>
          <table:table-cell table:number-columns-repeated="990"/>
        </table:table-row>
        <table:table-row table:style-name="ro2">
          <table:table-cell>
            <draw:frame table:end-cell-address="Calculations.C40" table:end-x="1.2346in" table:end-y="0.1902in" draw:z-index="2" draw:style-name="gr1" svg:width="3.8429in" svg:height="2.0437in" svg:x="0.0315in" svg:y="0.0835in">
              <draw:object draw:notify-on-update-of-ranges="Calculations.Y1:Calculations.Y1 Calculations.Y2:Calculations.Y367 Calculations.Z1:Calculations.Z1 Calculations.Z2:Calculations.Z3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6" table:formula="of:=[.D29]+1" office:value-type="date" office:date-value="2010-01-29">
            <text:p>1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]+2415018.5+[.E30]-[.$B$4]/24" office:value-type="float" office:value="2455226.20833333">
            <text:p>2455226.21</text:p>
          </table:table-cell>
          <table:table-cell table:style-name="ce9" table:formula="of:=([.F30]-2451545)/36525" office:value-type="float" office:value="0.100785991330143">
            <text:p>0.10078599</text:p>
          </table:table-cell>
          <table:table-cell/>
          <table:table-cell table:formula="of:=MOD(280.46646+[.G30]*(36000.76983+[.G30]*0.0003032);360)" office:value-type="float" office:value="308.839739044718">
            <text:p>308.84</text:p>
          </table:table-cell>
          <table:table-cell table:formula="of:=357.52911+[.G30]*(35999.05029-0.0001537*[.G30])" office:value-type="float" office:value="3985.72907886008">
            <text:p>3985.73</text:p>
          </table:table-cell>
          <table:table-cell table:formula="of:=0.016708634-[.G30]*(0.000042037+0.0001537*[.G30])" office:value-type="float" office:value="0.0167028360029558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846860636840187">
            <text:p>0.85</text:p>
          </table:table-cell>
          <table:table-cell table:formula="of:=[.I30]+[.L30]" office:value-type="float" office:value="309.686599681558">
            <text:p>309.69</text:p>
          </table:table-cell>
          <table:table-cell table:formula="of:=[.J30]+[.L30]" office:value-type="float" office:value="3986.57593949692">
            <text:p>3986.58</text:p>
          </table:table-cell>
          <table:table-cell table:formula="of:=(1.000001018*(1-[.K30]*[.K30]))/(1+[.K30]*COS(RADIANS([.N30])))" office:value-type="float" office:value="0.985007934333577">
            <text:p>0.99</text:p>
          </table:table-cell>
          <table:table-cell table:formula="of:=[.M30]-0.00569-0.00478*SIN(RADIANS(125.04-1934.136*[.G30]))" office:value-type="float" office:value="309.685398374706">
            <text:p>309.69</text:p>
          </table:table-cell>
          <table:table-cell table:formula="of:=23+(26+((21.448-[.G30]*(46.815+[.G30]*(0.00059-[.G30]*0.001813))))/60)/60" office:value-type="float" office:value="23.437980472133">
            <text:p>23.44</text:p>
          </table:table-cell>
          <table:table-cell table:formula="of:=[.Q30]+0.00256*COS(RADIANS(125.04-1934.136*[.G30]))" office:value-type="float" office:value="23.4388605004999">
            <text:p>23.44</text:p>
          </table:table-cell>
          <table:table-cell table:formula="of:=DEGREES(ATAN2(COS(RADIANS([.R30]))*SIN(RADIANS([.P30]));COS(RADIANS([.P30]))))" office:value-type="float" office:value="137.873393483346">
            <text:p>137.87</text:p>
          </table:table-cell>
          <table:table-cell table:formula="of:=DEGREES(ASIN(SIN(RADIANS([.R30]))*SIN(RADIANS([.P30]))))" office:value-type="float" office:value="-17.8248966595907">
            <text:p>-17.82</text:p>
          </table:table-cell>
          <table:table-cell table:formula="of:=TAN(RADIANS([.R30]/2))*TAN(RADIANS([.R30]/2))" office:value-type="float" office:value="0.0430329031071617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3.1709014710453">
            <text:p>-13.17</text:p>
          </table:table-cell>
          <table:table-cell table:formula="of:=DEGREES(ACOS(COS(RADIANS(90.833))/COS(RADIANS([.$B$2]))*COS(RADIANS([.T30]))-TAN(RADIANS([.$B$2]))*TAN(RADIANS([.T30]))))" office:value-type="float" office:value="73.6848320343083">
            <text:p>73.68</text:p>
          </table:table-cell>
          <table:table-cell table:style-name="ce7" table:formula="of:=(720-4*[.$B$3]-[.V30]+[.$B$4]*60)/1440" office:value-type="float" office:value="0.519896459354893">
            <text:p>12:28:39</text:p>
          </table:table-cell>
          <table:table-cell table:style-name="ce7" table:formula="of:=([.X30]*1440-[.W30]*4)/1440" office:value-type="float" office:value="0.315216370370703">
            <text:p>7:33:55</text:p>
          </table:table-cell>
          <table:table-cell table:style-name="ce7" table:formula="of:=([.X30]*1440+[.W30]*4)/1440" office:value-type="float" office:value="0.724576548339082">
            <text:p>17:23:23</text:p>
          </table:table-cell>
          <table:table-cell table:formula="of:=8*[.W30]" office:value-type="float" office:value="589.478656274466">
            <text:p>589.48</text:p>
          </table:table-cell>
          <table:table-cell table:formula="of:=MOD([.E30]*1440+[.V30]+4*[.$B$3]-60*[.$B$4];1440)" office:value-type="float" office:value="691.349098528955">
            <text:p>691.35</text:p>
          </table:table-cell>
          <table:table-cell table:formula="of:=IF([.AB30]/4&lt;0;[.AB30]/4+180;[.AB30]/4-180)" office:value-type="float" office:value="-7.16272536776131">
            <text:p>-7.16</text:p>
          </table:table-cell>
          <table:table-cell table:formula="of:=DEGREES(ACOS(SIN(RADIANS([.$B$2]))*SIN(RADIANS([.T30]))+COS(RADIANS([.$B$2]))*COS(RADIANS([.T30]))*COS(RADIANS([.AC30]))))" office:value-type="float" office:value="61.1808314991408">
            <text:p>61.18</text:p>
          </table:table-cell>
          <table:table-cell table:formula="of:=90-[.AD30]" office:value-type="float" office:value="28.8191685008592">
            <text:p>28.82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292170037430199">
            <text:p>0.03</text:p>
          </table:table-cell>
          <table:table-cell table:formula="of:=[.AE30]+[.AF30]" office:value-type="float" office:value="28.8483855046022">
            <text:p>28.85</text:p>
          </table:table-cell>
          <table:table-cell table:formula="of:=IF([.AC30]&gt;0;MOD(DEGREES(ACOS(((SIN(RADIANS([.$B$2]))*COS(RADIANS([.AD30])))-SIN(RADIANS([.T30])))/(COS(RADIANS([.$B$2]))*SIN(RADIANS([.AD30])))))+180;360);MOD(540-DEGREES(ACOS(((SIN(RADIANS([.$B$2]))*COS(RADIANS([.AD30])))-SIN(RADIANS([.T30])))/(COS(RADIANS([.$B$2]))*SIN(RADIANS([.AD30])))));360))" office:value-type="float" office:value="172.213482414796">
            <text:p>172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]+1" office:value-type="date" office:date-value="2010-01-30">
            <text:p>1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]+2415018.5+[.E31]-[.$B$4]/24" office:value-type="float" office:value="2455227.20833333">
            <text:p>2455227.21</text:p>
          </table:table-cell>
          <table:table-cell table:style-name="ce9" table:formula="of:=([.F31]-2451545)/36525" office:value-type="float" office:value="0.100813369838015">
            <text:p>0.10081337</text:p>
          </table:table-cell>
          <table:table-cell/>
          <table:table-cell table:formula="of:=MOD(280.46646+[.G31]*(36000.76983+[.G31]*0.0003032);360)" office:value-type="float" office:value="309.825386406556">
            <text:p>309.83</text:p>
          </table:table-cell>
          <table:table-cell table:formula="of:=357.52911+[.G31]*(35999.05029-0.0001537*[.G31])" office:value-type="float" office:value="3986.71467914096">
            <text:p>3986.71</text:p>
          </table:table-cell>
          <table:table-cell table:formula="of:=0.016708634-[.G31]*(0.000042037+0.0001537*[.G31])" office:value-type="float" office:value="0.0167028340036999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87682026179319">
            <text:p>0.88</text:p>
          </table:table-cell>
          <table:table-cell table:formula="of:=[.I31]+[.L31]" office:value-type="float" office:value="310.702206668349">
            <text:p>310.7</text:p>
          </table:table-cell>
          <table:table-cell table:formula="of:=[.J31]+[.L31]" office:value-type="float" office:value="3987.59149940275">
            <text:p>3987.59</text:p>
          </table:table-cell>
          <table:table-cell table:formula="of:=(1.000001018*(1-[.K31]*[.K31]))/(1+[.K31]*COS(RADIANS([.N31])))" office:value-type="float" office:value="0.985138768510588">
            <text:p>0.99</text:p>
          </table:table-cell>
          <table:table-cell table:formula="of:=[.M31]-0.00569-0.00478*SIN(RADIANS(125.04-1934.136*[.G31]))" office:value-type="float" office:value="310.701006878233">
            <text:p>310.7</text:p>
          </table:table-cell>
          <table:table-cell table:formula="of:=23+(26+((21.448-[.G31]*(46.815+[.G31]*(0.00059-[.G31]*0.001813))))/60)/60" office:value-type="float" office:value="23.4379801160979">
            <text:p>23.44</text:p>
          </table:table-cell>
          <table:table-cell table:formula="of:=[.Q31]+0.00256*COS(RADIANS(125.04-1934.136*[.G31]))" office:value-type="float" office:value="23.4388579222832">
            <text:p>23.44</text:p>
          </table:table-cell>
          <table:table-cell table:formula="of:=DEGREES(ATAN2(COS(RADIANS([.R31]))*SIN(RADIANS([.P31]));COS(RADIANS([.P31]))))" office:value-type="float" office:value="136.846812026912">
            <text:p>136.85</text:p>
          </table:table-cell>
          <table:table-cell table:formula="of:=DEGREES(ASIN(SIN(RADIANS([.R31]))*SIN(RADIANS([.P31]))))" office:value-type="float" office:value="-17.5512465018217">
            <text:p>-17.55</text:p>
          </table:table-cell>
          <table:table-cell table:formula="of:=TAN(RADIANS([.R31]/2))*TAN(RADIANS([.R31]/2))" office:value-type="float" office:value="0.043032893370836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3.3361130347841">
            <text:p>-13.34</text:p>
          </table:table-cell>
          <table:table-cell table:formula="of:=DEGREES(ACOS(COS(RADIANS(90.833))/COS(RADIANS([.$B$2]))*COS(RADIANS([.T31]))-TAN(RADIANS([.$B$2]))*TAN(RADIANS([.T31]))))" office:value-type="float" office:value="73.9792669669786">
            <text:p>73.98</text:p>
          </table:table-cell>
          <table:table-cell table:style-name="ce7" table:formula="of:=(720-4*[.$B$3]-[.V31]+[.$B$4]*60)/1440" office:value-type="float" office:value="0.520011189607489">
            <text:p>12:28:49</text:p>
          </table:table-cell>
          <table:table-cell table:style-name="ce7" table:formula="of:=([.X31]*1440-[.W31]*4)/1440" office:value-type="float" office:value="0.314513225810326">
            <text:p>7:32:54</text:p>
          </table:table-cell>
          <table:table-cell table:style-name="ce7" table:formula="of:=([.X31]*1440+[.W31]*4)/1440" office:value-type="float" office:value="0.725509153404652">
            <text:p>17:24:44</text:p>
          </table:table-cell>
          <table:table-cell table:formula="of:=8*[.W31]" office:value-type="float" office:value="591.834135735829">
            <text:p>591.83</text:p>
          </table:table-cell>
          <table:table-cell table:formula="of:=MOD([.E31]*1440+[.V31]+4*[.$B$3]-60*[.$B$4];1440)" office:value-type="float" office:value="691.183886965216">
            <text:p>691.18</text:p>
          </table:table-cell>
          <table:table-cell table:formula="of:=IF([.AB31]/4&lt;0;[.AB31]/4+180;[.AB31]/4-180)" office:value-type="float" office:value="-7.20402825869601">
            <text:p>-7.2</text:p>
          </table:table-cell>
          <table:table-cell table:formula="of:=DEGREES(ACOS(SIN(RADIANS([.$B$2]))*SIN(RADIANS([.T31]))+COS(RADIANS([.$B$2]))*COS(RADIANS([.T31]))*COS(RADIANS([.AC31]))))" office:value-type="float" office:value="60.9127927746458">
            <text:p>60.91</text:p>
          </table:table-cell>
          <table:table-cell table:formula="of:=90-[.AD31]" office:value-type="float" office:value="29.0872072253542">
            <text:p>29.09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28898604923025">
            <text:p>0.03</text:p>
          </table:table-cell>
          <table:table-cell table:formula="of:=[.AE31]+[.AF31]" office:value-type="float" office:value="29.1161058302772">
            <text:p>29.12</text:p>
          </table:table-cell>
          <table:table-cell table:formula="of:=IF([.AC31]&gt;0;MOD(DEGREES(ACOS(((SIN(RADIANS([.$B$2]))*COS(RADIANS([.AD31])))-SIN(RADIANS([.T31])))/(COS(RADIANS([.$B$2]))*SIN(RADIANS([.AD31])))))+180;360);MOD(540-DEGREES(ACOS(((SIN(RADIANS([.$B$2]))*COS(RADIANS([.AD31])))-SIN(RADIANS([.T31])))/(COS(RADIANS([.$B$2]))*SIN(RADIANS([.AD31])))));360))" office:value-type="float" office:value="172.136071699086">
            <text:p>172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]+1" office:value-type="date" office:date-value="2010-01-31">
            <text:p>1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]+2415018.5+[.E32]-[.$B$4]/24" office:value-type="float" office:value="2455228.20833333">
            <text:p>2455228.21</text:p>
          </table:table-cell>
          <table:table-cell table:style-name="ce9" table:formula="of:=([.F32]-2451545)/36525" office:value-type="float" office:value="0.100840748345886">
            <text:p>0.10084075</text:p>
          </table:table-cell>
          <table:table-cell/>
          <table:table-cell table:formula="of:=MOD(280.46646+[.G32]*(36000.76983+[.G32]*0.0003032);360)" office:value-type="float" office:value="310.811033768394">
            <text:p>310.81</text:p>
          </table:table-cell>
          <table:table-cell table:formula="of:=357.52911+[.G32]*(35999.05029-0.0001537*[.G32])" office:value-type="float" office:value="3987.70027942183">
            <text:p>3987.7</text:p>
          </table:table-cell>
          <table:table-cell table:formula="of:=0.016708634-[.G32]*(0.000042037+0.0001537*[.G32])" office:value-type="float" office:value="0.0167028320042136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906505512158328">
            <text:p>0.91</text:p>
          </table:table-cell>
          <table:table-cell table:formula="of:=[.I32]+[.L32]" office:value-type="float" office:value="311.717539280553">
            <text:p>311.72</text:p>
          </table:table-cell>
          <table:table-cell table:formula="of:=[.J32]+[.L32]" office:value-type="float" office:value="3988.60678493399">
            <text:p>3988.61</text:p>
          </table:table-cell>
          <table:table-cell table:formula="of:=(1.000001018*(1-[.K32]*[.K32]))/(1+[.K32]*COS(RADIANS([.N32])))" office:value-type="float" office:value="0.985274116133408">
            <text:p>0.99</text:p>
          </table:table-cell>
          <table:table-cell table:formula="of:=[.M32]-0.00569-0.00478*SIN(RADIANS(125.04-1934.136*[.G32]))" office:value-type="float" office:value="311.716341003337">
            <text:p>311.72</text:p>
          </table:table-cell>
          <table:table-cell table:formula="of:=23+(26+((21.448-[.G32]*(46.815+[.G32]*(0.00059-[.G32]*0.001813))))/60)/60" office:value-type="float" office:value="23.4379797600627">
            <text:p>23.44</text:p>
          </table:table-cell>
          <table:table-cell table:formula="of:=[.Q32]+0.00256*COS(RADIANS(125.04-1934.136*[.G32]))" office:value-type="float" office:value="23.4388553433167">
            <text:p>23.44</text:p>
          </table:table-cell>
          <table:table-cell table:formula="of:=DEGREES(ATAN2(COS(RADIANS([.R32]))*SIN(RADIANS([.P32]));COS(RADIANS([.P32]))))" office:value-type="float" office:value="135.823633094828">
            <text:p>135.82</text:p>
          </table:table-cell>
          <table:table-cell table:formula="of:=DEGREES(ASIN(SIN(RADIANS([.R32]))*SIN(RADIANS([.P32]))))" office:value-type="float" office:value="-17.2724001223122">
            <text:p>-17.27</text:p>
          </table:table-cell>
          <table:table-cell table:formula="of:=TAN(RADIANS([.R32]/2))*TAN(RADIANS([.R32]/2))" office:value-type="float" office:value="0.0430328836316801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3.4876277499304">
            <text:p>-13.49</text:p>
          </table:table-cell>
          <table:table-cell table:formula="of:=DEGREES(ACOS(COS(RADIANS(90.833))/COS(RADIANS([.$B$2]))*COS(RADIANS([.T32]))-TAN(RADIANS([.$B$2]))*TAN(RADIANS([.T32]))))" office:value-type="float" office:value="74.2779139350013">
            <text:p>74.28</text:p>
          </table:table-cell>
          <table:table-cell table:style-name="ce7" table:formula="of:=(720-4*[.$B$3]-[.V32]+[.$B$4]*60)/1440" office:value-type="float" office:value="0.520116408159674">
            <text:p>12:28:58</text:p>
          </table:table-cell>
          <table:table-cell table:style-name="ce7" table:formula="of:=([.X32]*1440-[.W32]*4)/1440" office:value-type="float" office:value="0.313788869451337">
            <text:p>7:31:51</text:p>
          </table:table-cell>
          <table:table-cell table:style-name="ce7" table:formula="of:=([.X32]*1440+[.W32]*4)/1440" office:value-type="float" office:value="0.726443946868011">
            <text:p>17:26:05</text:p>
          </table:table-cell>
          <table:table-cell table:formula="of:=8*[.W32]" office:value-type="float" office:value="594.223311480011">
            <text:p>594.22</text:p>
          </table:table-cell>
          <table:table-cell table:formula="of:=MOD([.E32]*1440+[.V32]+4*[.$B$3]-60*[.$B$4];1440)" office:value-type="float" office:value="691.03237225007">
            <text:p>691.03</text:p>
          </table:table-cell>
          <table:table-cell table:formula="of:=IF([.AB32]/4&lt;0;[.AB32]/4+180;[.AB32]/4-180)" office:value-type="float" office:value="-7.24190693748261">
            <text:p>-7.24</text:p>
          </table:table-cell>
          <table:table-cell table:formula="of:=DEGREES(ACOS(SIN(RADIANS([.$B$2]))*SIN(RADIANS([.T32]))+COS(RADIANS([.$B$2]))*COS(RADIANS([.T32]))*COS(RADIANS([.AC32]))))" office:value-type="float" office:value="60.6393067857637">
            <text:p>60.64</text:p>
          </table:table-cell>
          <table:table-cell table:formula="of:=90-[.AD32]" office:value-type="float" office:value="29.3606932142363">
            <text:p>29.36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285791249609999">
            <text:p>0.03</text:p>
          </table:table-cell>
          <table:table-cell table:formula="of:=[.AE32]+[.AF32]" office:value-type="float" office:value="29.3892723391973">
            <text:p>29.39</text:p>
          </table:table-cell>
          <table:table-cell table:formula="of:=IF([.AC32]&gt;0;MOD(DEGREES(ACOS(((SIN(RADIANS([.$B$2]))*COS(RADIANS([.AD32])))-SIN(RADIANS([.T32])))/(COS(RADIANS([.$B$2]))*SIN(RADIANS([.AD32])))))+180;360);MOD(540-DEGREES(ACOS(((SIN(RADIANS([.$B$2]))*COS(RADIANS([.AD32])))-SIN(RADIANS([.T32])))/(COS(RADIANS([.$B$2]))*SIN(RADIANS([.AD32])))));360))" office:value-type="float" office:value="172.061222045435">
            <text:p>172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]+1" office:value-type="date" office:date-value="2010-02-01">
            <text:p>2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]+2415018.5+[.E33]-[.$B$4]/24" office:value-type="float" office:value="2455229.20833333">
            <text:p>2455229.21</text:p>
          </table:table-cell>
          <table:table-cell table:style-name="ce9" table:formula="of:=([.F33]-2451545)/36525" office:value-type="float" office:value="0.100868126853757">
            <text:p>0.10086813</text:p>
          </table:table-cell>
          <table:table-cell/>
          <table:table-cell table:formula="of:=MOD(280.46646+[.G33]*(36000.76983+[.G33]*0.0003032);360)" office:value-type="float" office:value="311.796681130233">
            <text:p>311.8</text:p>
          </table:table-cell>
          <table:table-cell table:formula="of:=357.52911+[.G33]*(35999.05029-0.0001537*[.G33])" office:value-type="float" office:value="3988.68587970271">
            <text:p>3988.69</text:p>
          </table:table-cell>
          <table:table-cell table:formula="of:=0.016708634-[.G33]*(0.000042037+0.0001537*[.G33])" office:value-type="float" office:value="0.0167028300044968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935907243878784">
            <text:p>0.94</text:p>
          </table:table-cell>
          <table:table-cell table:formula="of:=[.I33]+[.L33]" office:value-type="float" office:value="312.732588374112">
            <text:p>312.73</text:p>
          </table:table-cell>
          <table:table-cell table:formula="of:=[.J33]+[.L33]" office:value-type="float" office:value="3989.62178694659">
            <text:p>3989.62</text:p>
          </table:table-cell>
          <table:table-cell table:formula="of:=(1.000001018*(1-[.K33]*[.K33]))/(1+[.K33]*COS(RADIANS([.N33])))" office:value-type="float" office:value="0.985413933468838">
            <text:p>0.99</text:p>
          </table:table-cell>
          <table:table-cell table:formula="of:=[.M33]-0.00569-0.00478*SIN(RADIANS(125.04-1934.136*[.G33]))" office:value-type="float" office:value="312.731391605961">
            <text:p>312.73</text:p>
          </table:table-cell>
          <table:table-cell table:formula="of:=23+(26+((21.448-[.G33]*(46.815+[.G33]*(0.00059-[.G33]*0.001813))))/60)/60" office:value-type="float" office:value="23.4379794040275">
            <text:p>23.44</text:p>
          </table:table-cell>
          <table:table-cell table:formula="of:=[.Q33]+0.00256*COS(RADIANS(125.04-1934.136*[.G33]))" office:value-type="float" office:value="23.4388527636022">
            <text:p>23.44</text:p>
          </table:table-cell>
          <table:table-cell table:formula="of:=DEGREES(ATAN2(COS(RADIANS([.R33]))*SIN(RADIANS([.P33]));COS(RADIANS([.P33]))))" office:value-type="float" office:value="134.803859003249">
            <text:p>134.8</text:p>
          </table:table-cell>
          <table:table-cell table:formula="of:=DEGREES(ASIN(SIN(RADIANS([.R33]))*SIN(RADIANS([.P33]))))" office:value-type="float" office:value="-16.9884691754473">
            <text:p>-16.99</text:p>
          </table:table-cell>
          <table:table-cell table:formula="of:=TAN(RADIANS([.R33]/2))*TAN(RADIANS([.R33]/2))" office:value-type="float" office:value="0.0430328738897009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3.6254240451259">
            <text:p>-13.63</text:p>
          </table:table-cell>
          <table:table-cell table:formula="of:=DEGREES(ACOS(COS(RADIANS(90.833))/COS(RADIANS([.$B$2]))*COS(RADIANS([.T33]))-TAN(RADIANS([.$B$2]))*TAN(RADIANS([.T33]))))" office:value-type="float" office:value="74.5806096816454">
            <text:p>74.58</text:p>
          </table:table-cell>
          <table:table-cell table:style-name="ce7" table:formula="of:=(720-4*[.$B$3]-[.V33]+[.$B$4]*60)/1440" office:value-type="float" office:value="0.520212100031337">
            <text:p>12:29:06</text:p>
          </table:table-cell>
          <table:table-cell table:style-name="ce7" table:formula="of:=([.X33]*1440-[.W33]*4)/1440" office:value-type="float" office:value="0.313043739804545">
            <text:p>7:30:47</text:p>
          </table:table-cell>
          <table:table-cell table:style-name="ce7" table:formula="of:=([.X33]*1440+[.W33]*4)/1440" office:value-type="float" office:value="0.72738046025813">
            <text:p>17:27:26</text:p>
          </table:table-cell>
          <table:table-cell table:formula="of:=8*[.W33]" office:value-type="float" office:value="596.644877453163">
            <text:p>596.64</text:p>
          </table:table-cell>
          <table:table-cell table:formula="of:=MOD([.E33]*1440+[.V33]+4*[.$B$3]-60*[.$B$4];1440)" office:value-type="float" office:value="690.894575954874">
            <text:p>690.89</text:p>
          </table:table-cell>
          <table:table-cell table:formula="of:=IF([.AB33]/4&lt;0;[.AB33]/4+180;[.AB33]/4-180)" office:value-type="float" office:value="-7.27635601128148">
            <text:p>-7.28</text:p>
          </table:table-cell>
          <table:table-cell table:formula="of:=DEGREES(ACOS(SIN(RADIANS([.$B$2]))*SIN(RADIANS([.T33]))+COS(RADIANS([.$B$2]))*COS(RADIANS([.T33]))*COS(RADIANS([.AC33]))))" office:value-type="float" office:value="60.3604762918962">
            <text:p>60.36</text:p>
          </table:table-cell>
          <table:table-cell table:formula="of:=90-[.AD33]" office:value-type="float" office:value="29.6395237081038">
            <text:p>29.64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28258852743802">
            <text:p>0.03</text:p>
          </table:table-cell>
          <table:table-cell table:formula="of:=[.AE33]+[.AF33]" office:value-type="float" office:value="29.6677825608476">
            <text:p>29.67</text:p>
          </table:table-cell>
          <table:table-cell table:formula="of:=IF([.AC33]&gt;0;MOD(DEGREES(ACOS(((SIN(RADIANS([.$B$2]))*COS(RADIANS([.AD33])))-SIN(RADIANS([.T33])))/(COS(RADIANS([.$B$2]))*SIN(RADIANS([.AD33])))))+180;360);MOD(540-DEGREES(ACOS(((SIN(RADIANS([.$B$2]))*COS(RADIANS([.AD33])))-SIN(RADIANS([.T33])))/(COS(RADIANS([.$B$2]))*SIN(RADIANS([.AD33])))));360))" office:value-type="float" office:value="171.988973492565">
            <text:p>171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]+1" office:value-type="date" office:date-value="2010-02-02">
            <text:p>2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]+2415018.5+[.E34]-[.$B$4]/24" office:value-type="float" office:value="2455230.20833333">
            <text:p>2455230.21</text:p>
          </table:table-cell>
          <table:table-cell table:style-name="ce9" table:formula="of:=([.F34]-2451545)/36525" office:value-type="float" office:value="0.100895505361629">
            <text:p>0.10089551</text:p>
          </table:table-cell>
          <table:table-cell/>
          <table:table-cell table:formula="of:=MOD(280.46646+[.G34]*(36000.76983+[.G34]*0.0003032);360)" office:value-type="float" office:value="312.782328492072">
            <text:p>312.78</text:p>
          </table:table-cell>
          <table:table-cell table:formula="of:=357.52911+[.G34]*(35999.05029-0.0001537*[.G34])" office:value-type="float" office:value="3989.67147998358">
            <text:p>3989.67</text:p>
          </table:table-cell>
          <table:table-cell table:formula="of:=0.016708634-[.G34]*(0.000042037+0.0001537*[.G34])" office:value-type="float" office:value="0.0167028280045497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965016415879789">
            <text:p>0.97</text:p>
          </table:table-cell>
          <table:table-cell table:formula="of:=[.I34]+[.L34]" office:value-type="float" office:value="313.747344907952">
            <text:p>313.75</text:p>
          </table:table-cell>
          <table:table-cell table:formula="of:=[.J34]+[.L34]" office:value-type="float" office:value="3990.63649639946">
            <text:p>3990.64</text:p>
          </table:table-cell>
          <table:table-cell table:formula="of:=(1.000001018*(1-[.K34]*[.K34]))/(1+[.K34]*COS(RADIANS([.N34])))" office:value-type="float" office:value="0.985558175376751">
            <text:p>0.99</text:p>
          </table:table-cell>
          <table:table-cell table:formula="of:=[.M34]-0.00569-0.00478*SIN(RADIANS(125.04-1934.136*[.G34]))" office:value-type="float" office:value="313.746149645027">
            <text:p>313.75</text:p>
          </table:table-cell>
          <table:table-cell table:formula="of:=23+(26+((21.448-[.G34]*(46.815+[.G34]*(0.00059-[.G34]*0.001813))))/60)/60" office:value-type="float" office:value="23.4379790479924">
            <text:p>23.44</text:p>
          </table:table-cell>
          <table:table-cell table:formula="of:=[.Q34]+0.00256*COS(RADIANS(125.04-1934.136*[.G34]))" office:value-type="float" office:value="23.4388501831418">
            <text:p>23.44</text:p>
          </table:table-cell>
          <table:table-cell table:formula="of:=DEGREES(ATAN2(COS(RADIANS([.R34]))*SIN(RADIANS([.P34]));COS(RADIANS([.P34]))))" office:value-type="float" office:value="133.787487888527">
            <text:p>133.79</text:p>
          </table:table-cell>
          <table:table-cell table:formula="of:=DEGREES(ASIN(SIN(RADIANS([.R34]))*SIN(RADIANS([.P34]))))" office:value-type="float" office:value="-16.6995660845532">
            <text:p>-16.7</text:p>
          </table:table-cell>
          <table:table-cell table:formula="of:=TAN(RADIANS([.R34]/2))*TAN(RADIANS([.R34]/2))" office:value-type="float" office:value="0.0430328641449057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3.7494979737906">
            <text:p>-13.75</text:p>
          </table:table-cell>
          <table:table-cell table:formula="of:=DEGREES(ACOS(COS(RADIANS(90.833))/COS(RADIANS([.$B$2]))*COS(RADIANS([.T34]))-TAN(RADIANS([.$B$2]))*TAN(RADIANS([.T34]))))" office:value-type="float" office:value="74.887193910447">
            <text:p>74.89</text:p>
          </table:table-cell>
          <table:table-cell table:style-name="ce7" table:formula="of:=(720-4*[.$B$3]-[.V34]+[.$B$4]*60)/1440" office:value-type="float" office:value="0.520298262481799">
            <text:p>12:29:14</text:p>
          </table:table-cell>
          <table:table-cell table:style-name="ce7" table:formula="of:=([.X34]*1440-[.W34]*4)/1440" office:value-type="float" office:value="0.312278279397224">
            <text:p>7:29:41</text:p>
          </table:table-cell>
          <table:table-cell table:style-name="ce7" table:formula="of:=([.X34]*1440+[.W34]*4)/1440" office:value-type="float" office:value="0.728318245566374">
            <text:p>17:28:47</text:p>
          </table:table-cell>
          <table:table-cell table:formula="of:=8*[.W34]" office:value-type="float" office:value="599.097551283576">
            <text:p>599.1</text:p>
          </table:table-cell>
          <table:table-cell table:formula="of:=MOD([.E34]*1440+[.V34]+4*[.$B$3]-60*[.$B$4];1440)" office:value-type="float" office:value="690.770502026209">
            <text:p>690.77</text:p>
          </table:table-cell>
          <table:table-cell table:formula="of:=IF([.AB34]/4&lt;0;[.AB34]/4+180;[.AB34]/4-180)" office:value-type="float" office:value="-7.30737449344767">
            <text:p>-7.31</text:p>
          </table:table-cell>
          <table:table-cell table:formula="of:=DEGREES(ACOS(SIN(RADIANS([.$B$2]))*SIN(RADIANS([.T34]))+COS(RADIANS([.$B$2]))*COS(RADIANS([.T34]))*COS(RADIANS([.AC34]))))" office:value-type="float" office:value="60.0764054665186">
            <text:p>60.08</text:p>
          </table:table-cell>
          <table:table-cell table:formula="of:=90-[.AD34]" office:value-type="float" office:value="29.9235945334814">
            <text:p>29.92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279380648110364">
            <text:p>0.03</text:p>
          </table:table-cell>
          <table:table-cell table:formula="of:=[.AE34]+[.AF34]" office:value-type="float" office:value="29.9515325982924">
            <text:p>29.95</text:p>
          </table:table-cell>
          <table:table-cell table:formula="of:=IF([.AC34]&gt;0;MOD(DEGREES(ACOS(((SIN(RADIANS([.$B$2]))*COS(RADIANS([.AD34])))-SIN(RADIANS([.T34])))/(COS(RADIANS([.$B$2]))*SIN(RADIANS([.AD34])))))+180;360);MOD(540-DEGREES(ACOS(((SIN(RADIANS([.$B$2]))*COS(RADIANS([.AD34])))-SIN(RADIANS([.T34])))/(COS(RADIANS([.$B$2]))*SIN(RADIANS([.AD34])))));360))" office:value-type="float" office:value="171.919363427355">
            <text:p>171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]+1" office:value-type="date" office:date-value="2010-02-03">
            <text:p>2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]+2415018.5+[.E35]-[.$B$4]/24" office:value-type="float" office:value="2455231.20833333">
            <text:p>2455231.21</text:p>
          </table:table-cell>
          <table:table-cell table:style-name="ce9" table:formula="of:=([.F35]-2451545)/36525" office:value-type="float" office:value="0.1009228838695">
            <text:p>0.10092288</text:p>
          </table:table-cell>
          <table:table-cell/>
          <table:table-cell table:formula="of:=MOD(280.46646+[.G35]*(36000.76983+[.G35]*0.0003032);360)" office:value-type="float" office:value="313.767975853912">
            <text:p>313.77</text:p>
          </table:table-cell>
          <table:table-cell table:formula="of:=357.52911+[.G35]*(35999.05029-0.0001537*[.G35])" office:value-type="float" office:value="3990.65708026446">
            <text:p>3990.66</text:p>
          </table:table-cell>
          <table:table-cell table:formula="of:=0.016708634-[.G35]*(0.000042037+0.0001537*[.G35])" office:value-type="float" office:value="0.0167028260043721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993824093152657">
            <text:p>0.99</text:p>
          </table:table-cell>
          <table:table-cell table:formula="of:=[.I35]+[.L35]" office:value-type="float" office:value="314.761799947065">
            <text:p>314.76</text:p>
          </table:table-cell>
          <table:table-cell table:formula="of:=[.J35]+[.L35]" office:value-type="float" office:value="3991.65090435761">
            <text:p>3991.65</text:p>
          </table:table-cell>
          <table:table-cell table:formula="of:=(1.000001018*(1-[.K35]*[.K35]))/(1+[.K35]*COS(RADIANS([.N35])))" office:value-type="float" office:value="0.985706795328248">
            <text:p>0.99</text:p>
          </table:table-cell>
          <table:table-cell table:formula="of:=[.M35]-0.00569-0.00478*SIN(RADIANS(125.04-1934.136*[.G35]))" office:value-type="float" office:value="314.760606185527">
            <text:p>314.76</text:p>
          </table:table-cell>
          <table:table-cell table:formula="of:=23+(26+((21.448-[.G35]*(46.815+[.G35]*(0.00059-[.G35]*0.001813))))/60)/60" office:value-type="float" office:value="23.4379786919572">
            <text:p>23.44</text:p>
          </table:table-cell>
          <table:table-cell table:formula="of:=[.Q35]+0.00256*COS(RADIANS(125.04-1934.136*[.G35]))" office:value-type="float" office:value="23.4388476019373">
            <text:p>23.44</text:p>
          </table:table-cell>
          <table:table-cell table:formula="of:=DEGREES(ATAN2(COS(RADIANS([.R35]))*SIN(RADIANS([.P35]));COS(RADIANS([.P35]))))" office:value-type="float" office:value="132.77451380049">
            <text:p>132.77</text:p>
          </table:table-cell>
          <table:table-cell table:formula="of:=DEGREES(ASIN(SIN(RADIANS([.R35]))*SIN(RADIANS([.P35]))))" office:value-type="float" office:value="-16.4058039544642">
            <text:p>-16.41</text:p>
          </table:table-cell>
          <table:table-cell table:formula="of:=TAN(RADIANS([.R35]/2))*TAN(RADIANS([.R35]/2))" office:value-type="float" office:value="0.0430328543973017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3.8598629282357">
            <text:p>-13.86</text:p>
          </table:table-cell>
          <table:table-cell table:formula="of:=DEGREES(ACOS(COS(RADIANS(90.833))/COS(RADIANS([.$B$2]))*COS(RADIANS([.T35]))-TAN(RADIANS([.$B$2]))*TAN(RADIANS([.T35]))))" office:value-type="float" office:value="75.1975094269428">
            <text:p>75.2</text:p>
          </table:table-cell>
          <table:table-cell table:style-name="ce7" table:formula="of:=(720-4*[.$B$3]-[.V35]+[.$B$4]*60)/1440" office:value-type="float" office:value="0.520374904811275">
            <text:p>12:29:20</text:p>
          </table:table-cell>
          <table:table-cell table:style-name="ce7" table:formula="of:=([.X35]*1440-[.W35]*4)/1440" office:value-type="float" office:value="0.311492934180878">
            <text:p>7:28:33</text:p>
          </table:table-cell>
          <table:table-cell table:style-name="ce7" table:formula="of:=([.X35]*1440+[.W35]*4)/1440" office:value-type="float" office:value="0.729256875441671">
            <text:p>17:30:08</text:p>
          </table:table-cell>
          <table:table-cell table:formula="of:=8*[.W35]" office:value-type="float" office:value="601.580075415542">
            <text:p>601.58</text:p>
          </table:table-cell>
          <table:table-cell table:formula="of:=MOD([.E35]*1440+[.V35]+4*[.$B$3]-60*[.$B$4];1440)" office:value-type="float" office:value="690.660137071764">
            <text:p>690.66</text:p>
          </table:table-cell>
          <table:table-cell table:formula="of:=IF([.AB35]/4&lt;0;[.AB35]/4+180;[.AB35]/4-180)" office:value-type="float" office:value="-7.33496573205892">
            <text:p>-7.33</text:p>
          </table:table-cell>
          <table:table-cell table:formula="of:=DEGREES(ACOS(SIN(RADIANS([.$B$2]))*SIN(RADIANS([.T35]))+COS(RADIANS([.$B$2]))*COS(RADIANS([.T35]))*COS(RADIANS([.AC35]))))" office:value-type="float" office:value="59.7871998289244">
            <text:p>59.79</text:p>
          </table:table-cell>
          <table:table-cell table:formula="of:=90-[.AD35]" office:value-type="float" office:value="30.2128001710756">
            <text:p>30.21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276170253094807">
            <text:p>0.03</text:p>
          </table:table-cell>
          <table:table-cell table:formula="of:=[.AE35]+[.AF35]" office:value-type="float" office:value="30.2404171963851">
            <text:p>30.24</text:p>
          </table:table-cell>
          <table:table-cell table:formula="of:=IF([.AC35]&gt;0;MOD(DEGREES(ACOS(((SIN(RADIANS([.$B$2]))*COS(RADIANS([.AD35])))-SIN(RADIANS([.T35])))/(COS(RADIANS([.$B$2]))*SIN(RADIANS([.AD35])))))+180;360);MOD(540-DEGREES(ACOS(((SIN(RADIANS([.$B$2]))*COS(RADIANS([.AD35])))-SIN(RADIANS([.T35])))/(COS(RADIANS([.$B$2]))*SIN(RADIANS([.AD35])))));360))" office:value-type="float" office:value="171.852426552258">
            <text:p>171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]+1" office:value-type="date" office:date-value="2010-02-04">
            <text:p>2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]+2415018.5+[.E36]-[.$B$4]/24" office:value-type="float" office:value="2455232.20833333">
            <text:p>2455232.21</text:p>
          </table:table-cell>
          <table:table-cell table:style-name="ce9" table:formula="of:=([.F36]-2451545)/36525" office:value-type="float" office:value="0.100950262377371">
            <text:p>0.10095026</text:p>
          </table:table-cell>
          <table:table-cell/>
          <table:table-cell table:formula="of:=MOD(280.46646+[.G36]*(36000.76983+[.G36]*0.0003032);360)" office:value-type="float" office:value="314.753623215752">
            <text:p>314.75</text:p>
          </table:table-cell>
          <table:table-cell table:formula="of:=357.52911+[.G36]*(35999.05029-0.0001537*[.G36])" office:value-type="float" office:value="3991.64268054534">
            <text:p>3991.64</text:p>
          </table:table-cell>
          <table:table-cell table:formula="of:=0.016708634-[.G36]*(0.000042037+0.0001537*[.G36])" office:value-type="float" office:value="0.0167028240039641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02232144978133">
            <text:p>1.02</text:p>
          </table:table-cell>
          <table:table-cell table:formula="of:=[.I36]+[.L36]" office:value-type="float" office:value="315.775944665534">
            <text:p>315.78</text:p>
          </table:table-cell>
          <table:table-cell table:formula="of:=[.J36]+[.L36]" office:value-type="float" office:value="3992.66500199512">
            <text:p>3992.67</text:p>
          </table:table-cell>
          <table:table-cell table:formula="of:=(1.000001018*(1-[.K36]*[.K36]))/(1+[.K36]*COS(RADIANS([.N36])))" office:value-type="float" office:value="0.985859745424313">
            <text:p>0.99</text:p>
          </table:table-cell>
          <table:table-cell table:formula="of:=[.M36]-0.00569-0.00478*SIN(RADIANS(125.04-1934.136*[.G36]))" office:value-type="float" office:value="315.774752401542">
            <text:p>315.77</text:p>
          </table:table-cell>
          <table:table-cell table:formula="of:=23+(26+((21.448-[.G36]*(46.815+[.G36]*(0.00059-[.G36]*0.001813))))/60)/60" office:value-type="float" office:value="23.437978335922">
            <text:p>23.44</text:p>
          </table:table-cell>
          <table:table-cell table:formula="of:=[.Q36]+0.00256*COS(RADIANS(125.04-1934.136*[.G36]))" office:value-type="float" office:value="23.4388450199906">
            <text:p>23.44</text:p>
          </table:table-cell>
          <table:table-cell table:formula="of:=DEGREES(ATAN2(COS(RADIANS([.R36]))*SIN(RADIANS([.P36]));COS(RADIANS([.P36]))))" office:value-type="float" office:value="131.764926799844">
            <text:p>131.76</text:p>
          </table:table-cell>
          <table:table-cell table:formula="of:=DEGREES(ASIN(SIN(RADIANS([.R36]))*SIN(RADIANS([.P36]))))" office:value-type="float" office:value="-16.1072964872472">
            <text:p>-16.11</text:p>
          </table:table-cell>
          <table:table-cell table:formula="of:=TAN(RADIANS([.R36]/2))*TAN(RADIANS([.R36]/2))" office:value-type="float" office:value="0.0430328446468961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3.9565493265782">
            <text:p>-13.96</text:p>
          </table:table-cell>
          <table:table-cell table:formula="of:=DEGREES(ACOS(COS(RADIANS(90.833))/COS(RADIANS([.$B$2]))*COS(RADIANS([.T36]))-TAN(RADIANS([.$B$2]))*TAN(RADIANS([.T36]))))" office:value-type="float" office:value="75.5114022622476">
            <text:p>75.51</text:p>
          </table:table-cell>
          <table:table-cell table:style-name="ce7" table:formula="of:=(720-4*[.$B$3]-[.V36]+[.$B$4]*60)/1440" office:value-type="float" office:value="0.520442048143457">
            <text:p>12:29:26</text:p>
          </table:table-cell>
          <table:table-cell table:style-name="ce7" table:formula="of:=([.X36]*1440-[.W36]*4)/1440" office:value-type="float" office:value="0.310688152970547">
            <text:p>7:27:23</text:p>
          </table:table-cell>
          <table:table-cell table:style-name="ce7" table:formula="of:=([.X36]*1440+[.W36]*4)/1440" office:value-type="float" office:value="0.730195943316367">
            <text:p>17:31:29</text:p>
          </table:table-cell>
          <table:table-cell table:formula="of:=8*[.W36]" office:value-type="float" office:value="604.091218097981">
            <text:p>604.09</text:p>
          </table:table-cell>
          <table:table-cell table:formula="of:=MOD([.E36]*1440+[.V36]+4*[.$B$3]-60*[.$B$4];1440)" office:value-type="float" office:value="690.563450673422">
            <text:p>690.56</text:p>
          </table:table-cell>
          <table:table-cell table:formula="of:=IF([.AB36]/4&lt;0;[.AB36]/4+180;[.AB36]/4-180)" office:value-type="float" office:value="-7.35913733164455">
            <text:p>-7.36</text:p>
          </table:table-cell>
          <table:table-cell table:formula="of:=DEGREES(ACOS(SIN(RADIANS([.$B$2]))*SIN(RADIANS([.T36]))+COS(RADIANS([.$B$2]))*COS(RADIANS([.T36]))*COS(RADIANS([.AC36]))))" office:value-type="float" office:value="59.4929661764571">
            <text:p>59.49</text:p>
          </table:table-cell>
          <table:table-cell table:formula="of:=90-[.AD36]" office:value-type="float" office:value="30.5070338235429">
            <text:p>30.51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272959860038237">
            <text:p>0.03</text:p>
          </table:table-cell>
          <table:table-cell table:formula="of:=[.AE36]+[.AF36]" office:value-type="float" office:value="30.5343298095467">
            <text:p>30.53</text:p>
          </table:table-cell>
          <table:table-cell table:formula="of:=IF([.AC36]&gt;0;MOD(DEGREES(ACOS(((SIN(RADIANS([.$B$2]))*COS(RADIANS([.AD36])))-SIN(RADIANS([.T36])))/(COS(RADIANS([.$B$2]))*SIN(RADIANS([.AD36])))))+180;360);MOD(540-DEGREES(ACOS(((SIN(RADIANS([.$B$2]))*COS(RADIANS([.AD36])))-SIN(RADIANS([.T36])))/(COS(RADIANS([.$B$2]))*SIN(RADIANS([.AD36])))));360))" office:value-type="float" office:value="171.788194856587">
            <text:p>171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]+1" office:value-type="date" office:date-value="2010-02-05">
            <text:p>2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7]+2415018.5+[.E37]-[.$B$4]/24" office:value-type="float" office:value="2455233.20833333">
            <text:p>2455233.21</text:p>
          </table:table-cell>
          <table:table-cell table:style-name="ce9" table:formula="of:=([.F37]-2451545)/36525" office:value-type="float" office:value="0.100977640885243">
            <text:p>0.10097764</text:p>
          </table:table-cell>
          <table:table-cell/>
          <table:table-cell table:formula="of:=MOD(280.46646+[.G37]*(36000.76983+[.G37]*0.0003032);360)" office:value-type="float" office:value="315.739270577592">
            <text:p>315.74</text:p>
          </table:table-cell>
          <table:table-cell table:formula="of:=357.52911+[.G37]*(35999.05029-0.0001537*[.G37])" office:value-type="float" office:value="3992.62828082621">
            <text:p>3992.63</text:p>
          </table:table-cell>
          <table:table-cell table:formula="of:=0.016708634-[.G37]*(0.000042037+0.0001537*[.G37])" office:value-type="float" office:value="0.0167028220033256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05049977191069">
            <text:p>1.05</text:p>
          </table:table-cell>
          <table:table-cell table:formula="of:=[.I37]+[.L37]" office:value-type="float" office:value="316.789770349503">
            <text:p>316.79</text:p>
          </table:table-cell>
          <table:table-cell table:formula="of:=[.J37]+[.L37]" office:value-type="float" office:value="3993.67878059812">
            <text:p>3993.68</text:p>
          </table:table-cell>
          <table:table-cell table:formula="of:=(1.000001018*(1-[.K37]*[.K37]))/(1+[.K37]*COS(RADIANS([.N37])))" office:value-type="float" office:value="0.986016976414975">
            <text:p>0.99</text:p>
          </table:table-cell>
          <table:table-cell table:formula="of:=[.M37]-0.00569-0.00478*SIN(RADIANS(125.04-1934.136*[.G37]))" office:value-type="float" office:value="316.788579579216">
            <text:p>316.79</text:p>
          </table:table-cell>
          <table:table-cell table:formula="of:=23+(26+((21.448-[.G37]*(46.815+[.G37]*(0.00059-[.G37]*0.001813))))/60)/60" office:value-type="float" office:value="23.4379779798869">
            <text:p>23.44</text:p>
          </table:table-cell>
          <table:table-cell table:formula="of:=[.Q37]+0.00256*COS(RADIANS(125.04-1934.136*[.G37]))" office:value-type="float" office:value="23.4388424373035">
            <text:p>23.44</text:p>
          </table:table-cell>
          <table:table-cell table:formula="of:=DEGREES(ATAN2(COS(RADIANS([.R37]))*SIN(RADIANS([.P37]));COS(RADIANS([.P37]))))" office:value-type="float" office:value="130.758713059188">
            <text:p>130.76</text:p>
          </table:table-cell>
          <table:table-cell table:formula="of:=DEGREES(ASIN(SIN(RADIANS([.R37]))*SIN(RADIANS([.P37]))))" office:value-type="float" office:value="-15.8041579011505">
            <text:p>-15.8</text:p>
          </table:table-cell>
          <table:table-cell table:formula="of:=TAN(RADIANS([.R37]/2))*TAN(RADIANS([.R37]/2))" office:value-type="float" office:value="0.0430328348936959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4.0396042740516">
            <text:p>-14.04</text:p>
          </table:table-cell>
          <table:table-cell table:formula="of:=DEGREES(ACOS(COS(RADIANS(90.833))/COS(RADIANS([.$B$2]))*COS(RADIANS([.T37]))-TAN(RADIANS([.$B$2]))*TAN(RADIANS([.T37]))))" office:value-type="float" office:value="75.8287217791226">
            <text:p>75.83</text:p>
          </table:table-cell>
          <table:table-cell table:style-name="ce7" table:formula="of:=(720-4*[.$B$3]-[.V37]+[.$B$4]*60)/1440" office:value-type="float" office:value="0.520499725190313">
            <text:p>12:29:31</text:p>
          </table:table-cell>
          <table:table-cell table:style-name="ce7" table:formula="of:=([.X37]*1440-[.W37]*4)/1440" office:value-type="float" office:value="0.309864386914973">
            <text:p>7:26:12</text:p>
          </table:table-cell>
          <table:table-cell table:style-name="ce7" table:formula="of:=([.X37]*1440+[.W37]*4)/1440" office:value-type="float" office:value="0.731135063465654">
            <text:p>17:32:50</text:p>
          </table:table-cell>
          <table:table-cell table:formula="of:=8*[.W37]" office:value-type="float" office:value="606.62977423298">
            <text:p>606.63</text:p>
          </table:table-cell>
          <table:table-cell table:formula="of:=MOD([.E37]*1440+[.V37]+4*[.$B$3]-60*[.$B$4];1440)" office:value-type="float" office:value="690.480395725948">
            <text:p>690.48</text:p>
          </table:table-cell>
          <table:table-cell table:formula="of:=IF([.AB37]/4&lt;0;[.AB37]/4+180;[.AB37]/4-180)" office:value-type="float" office:value="-7.37990106851291">
            <text:p>-7.38</text:p>
          </table:table-cell>
          <table:table-cell table:formula="of:=DEGREES(ACOS(SIN(RADIANS([.$B$2]))*SIN(RADIANS([.T37]))+COS(RADIANS([.$B$2]))*COS(RADIANS([.T37]))*COS(RADIANS([.AC37]))))" office:value-type="float" office:value="59.1938125172748">
            <text:p>59.19</text:p>
          </table:table-cell>
          <table:table-cell table:formula="of:=90-[.AD37]" office:value-type="float" office:value="30.8061874827252">
            <text:p>30.81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269751863390349">
            <text:p>0.03</text:p>
          </table:table-cell>
          <table:table-cell table:formula="of:=[.AE37]+[.AF37]" office:value-type="float" office:value="30.8331626690642">
            <text:p>30.83</text:p>
          </table:table-cell>
          <table:table-cell table:formula="of:=IF([.AC37]&gt;0;MOD(DEGREES(ACOS(((SIN(RADIANS([.$B$2]))*COS(RADIANS([.AD37])))-SIN(RADIANS([.T37])))/(COS(RADIANS([.$B$2]))*SIN(RADIANS([.AD37])))))+180;360);MOD(540-DEGREES(ACOS(((SIN(RADIANS([.$B$2]))*COS(RADIANS([.AD37])))-SIN(RADIANS([.T37])))/(COS(RADIANS([.$B$2]))*SIN(RADIANS([.AD37])))));360))" office:value-type="float" office:value="171.726697591701">
            <text:p>17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7]+1" office:value-type="date" office:date-value="2010-02-06">
            <text:p>2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8]+2415018.5+[.E38]-[.$B$4]/24" office:value-type="float" office:value="2455234.20833333">
            <text:p>2455234.21</text:p>
          </table:table-cell>
          <table:table-cell table:style-name="ce9" table:formula="of:=([.F38]-2451545)/36525" office:value-type="float" office:value="0.101005019393114">
            <text:p>0.10100502</text:p>
          </table:table-cell>
          <table:table-cell/>
          <table:table-cell table:formula="of:=MOD(280.46646+[.G38]*(36000.76983+[.G38]*0.0003032);360)" office:value-type="float" office:value="316.724917939433">
            <text:p>316.72</text:p>
          </table:table-cell>
          <table:table-cell table:formula="of:=357.52911+[.G38]*(35999.05029-0.0001537*[.G38])" office:value-type="float" office:value="3993.61388110709">
            <text:p>3993.61</text:p>
          </table:table-cell>
          <table:table-cell table:formula="of:=0.016708634-[.G38]*(0.000042037+0.0001537*[.G38])" office:value-type="float" office:value="0.0167028200024568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07835046065517">
            <text:p>1.08</text:p>
          </table:table-cell>
          <table:table-cell table:formula="of:=[.I38]+[.L38]" office:value-type="float" office:value="317.803268400089">
            <text:p>317.8</text:p>
          </table:table-cell>
          <table:table-cell table:formula="of:=[.J38]+[.L38]" office:value-type="float" office:value="3994.69223156774">
            <text:p>3994.69</text:p>
          </table:table-cell>
          <table:table-cell table:formula="of:=(1.000001018*(1-[.K38]*[.K38]))/(1+[.K38]*COS(RADIANS([.N38])))" office:value-type="float" office:value="0.986178437718935">
            <text:p>0.99</text:p>
          </table:table-cell>
          <table:table-cell table:formula="of:=[.M38]-0.00569-0.00478*SIN(RADIANS(125.04-1934.136*[.G38]))" office:value-type="float" office:value="317.802079119663">
            <text:p>317.8</text:p>
          </table:table-cell>
          <table:table-cell table:formula="of:=23+(26+((21.448-[.G38]*(46.815+[.G38]*(0.00059-[.G38]*0.001813))))/60)/60" office:value-type="float" office:value="23.4379776238517">
            <text:p>23.44</text:p>
          </table:table-cell>
          <table:table-cell table:formula="of:=[.Q38]+0.00256*COS(RADIANS(125.04-1934.136*[.G38]))" office:value-type="float" office:value="23.4388398538781">
            <text:p>23.44</text:p>
          </table:table-cell>
          <table:table-cell table:formula="of:=DEGREES(ATAN2(COS(RADIANS([.R38]))*SIN(RADIANS([.P38]));COS(RADIANS([.P38]))))" office:value-type="float" office:value="129.755854967137">
            <text:p>129.76</text:p>
          </table:table-cell>
          <table:table-cell table:formula="of:=DEGREES(ASIN(SIN(RADIANS([.R38]))*SIN(RADIANS([.P38]))))" office:value-type="float" office:value="-15.4965028528325">
            <text:p>-15.5</text:p>
          </table:table-cell>
          <table:table-cell table:formula="of:=TAN(RADIANS([.R38]/2))*TAN(RADIANS([.R38]/2))" office:value-type="float" office:value="0.0430328251377085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4.109091200353">
            <text:p>-14.11</text:p>
          </table:table-cell>
          <table:table-cell table:formula="of:=DEGREES(ACOS(COS(RADIANS(90.833))/COS(RADIANS([.$B$2]))*COS(RADIANS([.T38]))-TAN(RADIANS([.$B$2]))*TAN(RADIANS([.T38]))))" office:value-type="float" office:value="76.1493207612167">
            <text:p>76.15</text:p>
          </table:table-cell>
          <table:table-cell table:style-name="ce7" table:formula="of:=(720-4*[.$B$3]-[.V38]+[.$B$4]*60)/1440" office:value-type="float" office:value="0.520547980000245">
            <text:p>12:29:35</text:p>
          </table:table-cell>
          <table:table-cell table:style-name="ce7" table:formula="of:=([.X38]*1440-[.W38]*4)/1440" office:value-type="float" office:value="0.309022088996865">
            <text:p>7:25:00</text:p>
          </table:table-cell>
          <table:table-cell table:style-name="ce7" table:formula="of:=([.X38]*1440+[.W38]*4)/1440" office:value-type="float" office:value="0.732073871003625">
            <text:p>17:34:11</text:p>
          </table:table-cell>
          <table:table-cell table:formula="of:=8*[.W38]" office:value-type="float" office:value="609.194566089734">
            <text:p>609.19</text:p>
          </table:table-cell>
          <table:table-cell table:formula="of:=MOD([.E38]*1440+[.V38]+4*[.$B$3]-60*[.$B$4];1440)" office:value-type="float" office:value="690.410908799647">
            <text:p>690.41</text:p>
          </table:table-cell>
          <table:table-cell table:formula="of:=IF([.AB38]/4&lt;0;[.AB38]/4+180;[.AB38]/4-180)" office:value-type="float" office:value="-7.39727280008825">
            <text:p>-7.4</text:p>
          </table:table-cell>
          <table:table-cell table:formula="of:=DEGREES(ACOS(SIN(RADIANS([.$B$2]))*SIN(RADIANS([.T38]))+COS(RADIANS([.$B$2]))*COS(RADIANS([.T38]))*COS(RADIANS([.AC38]))))" office:value-type="float" office:value="58.8898480036909">
            <text:p>58.89</text:p>
          </table:table-cell>
          <table:table-cell table:formula="of:=90-[.AD38]" office:value-type="float" office:value="31.1101519963091">
            <text:p>31.11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266548535497205">
            <text:p>0.03</text:p>
          </table:table-cell>
          <table:table-cell table:formula="of:=[.AE38]+[.AF38]" office:value-type="float" office:value="31.1368068498588">
            <text:p>31.14</text:p>
          </table:table-cell>
          <table:table-cell table:formula="of:=IF([.AC38]&gt;0;MOD(DEGREES(ACOS(((SIN(RADIANS([.$B$2]))*COS(RADIANS([.AD38])))-SIN(RADIANS([.T38])))/(COS(RADIANS([.$B$2]))*SIN(RADIANS([.AD38])))))+180;360);MOD(540-DEGREES(ACOS(((SIN(RADIANS([.$B$2]))*COS(RADIANS([.AD38])))-SIN(RADIANS([.T38])))/(COS(RADIANS([.$B$2]))*SIN(RADIANS([.AD38])))));360))" office:value-type="float" office:value="171.667961250112">
            <text:p>171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8]+1" office:value-type="date" office:date-value="2010-02-07">
            <text:p>2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9]+2415018.5+[.E39]-[.$B$4]/24" office:value-type="float" office:value="2455235.20833333">
            <text:p>2455235.21</text:p>
          </table:table-cell>
          <table:table-cell table:style-name="ce9" table:formula="of:=([.F39]-2451545)/36525" office:value-type="float" office:value="0.101032397900985">
            <text:p>0.10103240</text:p>
          </table:table-cell>
          <table:table-cell/>
          <table:table-cell table:formula="of:=MOD(280.46646+[.G39]*(36000.76983+[.G39]*0.0003032);360)" office:value-type="float" office:value="317.710565301275">
            <text:p>317.71</text:p>
          </table:table-cell>
          <table:table-cell table:formula="of:=357.52911+[.G39]*(35999.05029-0.0001537*[.G39])" office:value-type="float" office:value="3994.59948138796">
            <text:p>3994.6</text:p>
          </table:table-cell>
          <table:table-cell table:formula="of:=0.016708634-[.G39]*(0.000042037+0.0001537*[.G39])" office:value-type="float" office:value="0.0167028180013575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10586503494595">
            <text:p>1.11</text:p>
          </table:table-cell>
          <table:table-cell table:formula="of:=[.I39]+[.L39]" office:value-type="float" office:value="318.816430336221">
            <text:p>318.82</text:p>
          </table:table-cell>
          <table:table-cell table:formula="of:=[.J39]+[.L39]" office:value-type="float" office:value="3995.70534642291">
            <text:p>3995.71</text:p>
          </table:table-cell>
          <table:table-cell table:formula="of:=(1.000001018*(1-[.K39]*[.K39]))/(1+[.K39]*COS(RADIANS([.N39])))" office:value-type="float" office:value="0.986344077443674">
            <text:p>0.99</text:p>
          </table:table-cell>
          <table:table-cell table:formula="of:=[.M39]-0.00569-0.00478*SIN(RADIANS(125.04-1934.136*[.G39]))" office:value-type="float" office:value="318.815242541812">
            <text:p>318.82</text:p>
          </table:table-cell>
          <table:table-cell table:formula="of:=23+(26+((21.448-[.G39]*(46.815+[.G39]*(0.00059-[.G39]*0.001813))))/60)/60" office:value-type="float" office:value="23.4379772678165">
            <text:p>23.44</text:p>
          </table:table-cell>
          <table:table-cell table:formula="of:=[.Q39]+0.00256*COS(RADIANS(125.04-1934.136*[.G39]))" office:value-type="float" office:value="23.4388372697162">
            <text:p>23.44</text:p>
          </table:table-cell>
          <table:table-cell table:formula="of:=DEGREES(ATAN2(COS(RADIANS([.R39]))*SIN(RADIANS([.P39]));COS(RADIANS([.P39]))))" office:value-type="float" office:value="128.756331235096">
            <text:p>128.76</text:p>
          </table:table-cell>
          <table:table-cell table:formula="of:=DEGREES(ASIN(SIN(RADIANS([.R39]))*SIN(RADIANS([.P39]))))" office:value-type="float" office:value="-15.1844463629081">
            <text:p>-15.18</text:p>
          </table:table-cell>
          <table:table-cell table:formula="of:=TAN(RADIANS([.R39]/2))*TAN(RADIANS([.R39]/2))" office:value-type="float" office:value="0.0430328153789411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4.1650894747115">
            <text:p>-14.17</text:p>
          </table:table-cell>
          <table:table-cell table:formula="of:=DEGREES(ACOS(COS(RADIANS(90.833))/COS(RADIANS([.$B$2]))*COS(RADIANS([.T39]))-TAN(RADIANS([.$B$2]))*TAN(RADIANS([.T39]))))" office:value-type="float" office:value="76.4730554862082">
            <text:p>76.47</text:p>
          </table:table-cell>
          <table:table-cell table:style-name="ce7" table:formula="of:=(720-4*[.$B$3]-[.V39]+[.$B$4]*60)/1440" office:value-type="float" office:value="0.520586867690772">
            <text:p>12:29:39</text:p>
          </table:table-cell>
          <table:table-cell table:style-name="ce7" table:formula="of:=([.X39]*1440-[.W39]*4)/1440" office:value-type="float" office:value="0.308161713562416">
            <text:p>7:23:45</text:p>
          </table:table-cell>
          <table:table-cell table:style-name="ce7" table:formula="of:=([.X39]*1440+[.W39]*4)/1440" office:value-type="float" office:value="0.733012021819128">
            <text:p>17:35:32</text:p>
          </table:table-cell>
          <table:table-cell table:formula="of:=8*[.W39]" office:value-type="float" office:value="611.784443889666">
            <text:p>611.78</text:p>
          </table:table-cell>
          <table:table-cell table:formula="of:=MOD([.E39]*1440+[.V39]+4*[.$B$3]-60*[.$B$4];1440)" office:value-type="float" office:value="690.354910525289">
            <text:p>690.35</text:p>
          </table:table-cell>
          <table:table-cell table:formula="of:=IF([.AB39]/4&lt;0;[.AB39]/4+180;[.AB39]/4-180)" office:value-type="float" office:value="-7.41127236867786">
            <text:p>-7.41</text:p>
          </table:table-cell>
          <table:table-cell table:formula="of:=DEGREES(ACOS(SIN(RADIANS([.$B$2]))*SIN(RADIANS([.T39]))+COS(RADIANS([.$B$2]))*COS(RADIANS([.T39]))*COS(RADIANS([.AC39]))))" office:value-type="float" office:value="58.5811828661389">
            <text:p>58.58</text:p>
          </table:table-cell>
          <table:table-cell table:formula="of:=90-[.AD39]" office:value-type="float" office:value="31.4188171338611">
            <text:p>31.42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263352028119051">
            <text:p>0.03</text:p>
          </table:table-cell>
          <table:table-cell table:formula="of:=[.AE39]+[.AF39]" office:value-type="float" office:value="31.445152336673">
            <text:p>31.45</text:p>
          </table:table-cell>
          <table:table-cell table:formula="of:=IF([.AC39]&gt;0;MOD(DEGREES(ACOS(((SIN(RADIANS([.$B$2]))*COS(RADIANS([.AD39])))-SIN(RADIANS([.T39])))/(COS(RADIANS([.$B$2]))*SIN(RADIANS([.AD39])))))+180;360);MOD(540-DEGREES(ACOS(((SIN(RADIANS([.$B$2]))*COS(RADIANS([.AD39])))-SIN(RADIANS([.T39])))/(COS(RADIANS([.$B$2]))*SIN(RADIANS([.AD39])))));360))" office:value-type="float" office:value="171.612009548497">
            <text:p>171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9]+1" office:value-type="date" office:date-value="2010-02-08">
            <text:p>2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0]+2415018.5+[.E40]-[.$B$4]/24" office:value-type="float" office:value="2455236.20833333">
            <text:p>2455236.21</text:p>
          </table:table-cell>
          <table:table-cell table:style-name="ce9" table:formula="of:=([.F40]-2451545)/36525" office:value-type="float" office:value="0.101059776408857">
            <text:p>0.10105978</text:p>
          </table:table-cell>
          <table:table-cell/>
          <table:table-cell table:formula="of:=MOD(280.46646+[.G40]*(36000.76983+[.G40]*0.0003032);360)" office:value-type="float" office:value="318.696212663117">
            <text:p>318.7</text:p>
          </table:table-cell>
          <table:table-cell table:formula="of:=357.52911+[.G40]*(35999.05029-0.0001537*[.G40])" office:value-type="float" office:value="3995.58508166884">
            <text:p>3995.59</text:p>
          </table:table-cell>
          <table:table-cell table:formula="of:=0.016708634-[.G40]*(0.000042037+0.0001537*[.G40])" office:value-type="float" office:value="0.0167028160000278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13303513431619">
            <text:p>1.13</text:p>
          </table:table-cell>
          <table:table-cell table:formula="of:=[.I40]+[.L40]" office:value-type="float" office:value="319.829247797433">
            <text:p>319.83</text:p>
          </table:table-cell>
          <table:table-cell table:formula="of:=[.J40]+[.L40]" office:value-type="float" office:value="3996.71811680315">
            <text:p>3996.72</text:p>
          </table:table-cell>
          <table:table-cell table:formula="of:=(1.000001018*(1-[.K40]*[.K40]))/(1+[.K40]*COS(RADIANS([.N40])))" office:value-type="float" office:value="0.986513842406008">
            <text:p>0.99</text:p>
          </table:table-cell>
          <table:table-cell table:formula="of:=[.M40]-0.00569-0.00478*SIN(RADIANS(125.04-1934.136*[.G40]))" office:value-type="float" office:value="319.828061485196">
            <text:p>319.83</text:p>
          </table:table-cell>
          <table:table-cell table:formula="of:=23+(26+((21.448-[.G40]*(46.815+[.G40]*(0.00059-[.G40]*0.001813))))/60)/60" office:value-type="float" office:value="23.4379769117814">
            <text:p>23.44</text:p>
          </table:table-cell>
          <table:table-cell table:formula="of:=[.Q40]+0.00256*COS(RADIANS(125.04-1934.136*[.G40]))" office:value-type="float" office:value="23.4388346848197">
            <text:p>23.44</text:p>
          </table:table-cell>
          <table:table-cell table:formula="of:=DEGREES(ATAN2(COS(RADIANS([.R40]))*SIN(RADIANS([.P40]));COS(RADIANS([.P40]))))" office:value-type="float" office:value="127.760117006212">
            <text:p>127.76</text:p>
          </table:table-cell>
          <table:table-cell table:formula="of:=DEGREES(ASIN(SIN(RADIANS([.R40]))*SIN(RADIANS([.P40]))))" office:value-type="float" office:value="-14.8681037448384">
            <text:p>-14.87</text:p>
          </table:table-cell>
          <table:table-cell table:formula="of:=TAN(RADIANS([.R40]/2))*TAN(RADIANS([.R40]/2))" office:value-type="float" office:value="0.0430328056174006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4.2076940004002">
            <text:p>-14.21</text:p>
          </table:table-cell>
          <table:table-cell table:formula="of:=DEGREES(ACOS(COS(RADIANS(90.833))/COS(RADIANS([.$B$2]))*COS(RADIANS([.T40]))-TAN(RADIANS([.$B$2]))*TAN(RADIANS([.T40]))))" office:value-type="float" office:value="76.799785783596">
            <text:p>76.8</text:p>
          </table:table-cell>
          <table:table-cell table:style-name="ce7" table:formula="of:=(720-4*[.$B$3]-[.V40]+[.$B$4]*60)/1440" office:value-type="float" office:value="0.520616454166945">
            <text:p>12:29:41</text:p>
          </table:table-cell>
          <table:table-cell table:style-name="ce7" table:formula="of:=([.X40]*1440-[.W40]*4)/1440" office:value-type="float" office:value="0.307283715879178">
            <text:p>7:22:29</text:p>
          </table:table-cell>
          <table:table-cell table:style-name="ce7" table:formula="of:=([.X40]*1440+[.W40]*4)/1440" office:value-type="float" office:value="0.733949192454711">
            <text:p>17:36:53</text:p>
          </table:table-cell>
          <table:table-cell table:formula="of:=8*[.W40]" office:value-type="float" office:value="614.398286268768">
            <text:p>614.4</text:p>
          </table:table-cell>
          <table:table-cell table:formula="of:=MOD([.E40]*1440+[.V40]+4*[.$B$3]-60*[.$B$4];1440)" office:value-type="float" office:value="690.3123059996">
            <text:p>690.31</text:p>
          </table:table-cell>
          <table:table-cell table:formula="of:=IF([.AB40]/4&lt;0;[.AB40]/4+180;[.AB40]/4-180)" office:value-type="float" office:value="-7.42192350010006">
            <text:p>-7.42</text:p>
          </table:table-cell>
          <table:table-cell table:formula="of:=DEGREES(ACOS(SIN(RADIANS([.$B$2]))*SIN(RADIANS([.T40]))+COS(RADIANS([.$B$2]))*COS(RADIANS([.T40]))*COS(RADIANS([.AC40]))))" office:value-type="float" office:value="58.2679283478033">
            <text:p>58.27</text:p>
          </table:table-cell>
          <table:table-cell table:formula="of:=90-[.AD40]" office:value-type="float" office:value="31.7320716521967">
            <text:p>31.73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260164374327913">
            <text:p>0.03</text:p>
          </table:table-cell>
          <table:table-cell table:formula="of:=[.AE40]+[.AF40]" office:value-type="float" office:value="31.7580880896295">
            <text:p>31.76</text:p>
          </table:table-cell>
          <table:table-cell table:formula="of:=IF([.AC40]&gt;0;MOD(DEGREES(ACOS(((SIN(RADIANS([.$B$2]))*COS(RADIANS([.AD40])))-SIN(RADIANS([.T40])))/(COS(RADIANS([.$B$2]))*SIN(RADIANS([.AD40])))))+180;360);MOD(540-DEGREES(ACOS(((SIN(RADIANS([.$B$2]))*COS(RADIANS([.AD40])))-SIN(RADIANS([.T40])))/(COS(RADIANS([.$B$2]))*SIN(RADIANS([.AD40])))));360))" office:value-type="float" office:value="171.558863414586">
            <text:p>171.56</text:p>
          </table:table-cell>
          <table:table-cell table:number-columns-repeated="990"/>
        </table:table-row>
        <table:table-row table:style-name="ro2">
          <table:table-cell>
            <draw:frame table:end-cell-address="Calculations.C51" table:end-x="1.2346in" table:end-y="0.1878in" draw:z-index="3" draw:style-name="gr1" svg:width="3.8429in" svg:height="2.0429in" svg:x="0.0315in" svg:y="0.0819in">
              <draw:object draw:notify-on-update-of-ranges="Calculations.V1:Calculations.V1 Calculations.V2:Calculations.V36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6" table:formula="of:=[.D40]+1" office:value-type="date" office:date-value="2010-02-09">
            <text:p>2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1]+2415018.5+[.E41]-[.$B$4]/24" office:value-type="float" office:value="2455237.20833333">
            <text:p>2455237.21</text:p>
          </table:table-cell>
          <table:table-cell table:style-name="ce9" table:formula="of:=([.F41]-2451545)/36525" office:value-type="float" office:value="0.101087154916728">
            <text:p>0.10108715</text:p>
          </table:table-cell>
          <table:table-cell/>
          <table:table-cell table:formula="of:=MOD(280.46646+[.G41]*(36000.76983+[.G41]*0.0003032);360)" office:value-type="float" office:value="319.681860024959">
            <text:p>319.68</text:p>
          </table:table-cell>
          <table:table-cell table:formula="of:=357.52911+[.G41]*(35999.05029-0.0001537*[.G41])" office:value-type="float" office:value="3996.57068194971">
            <text:p>3996.57</text:p>
          </table:table-cell>
          <table:table-cell table:formula="of:=0.016708634-[.G41]*(0.000042037+0.0001537*[.G41])" office:value-type="float" office:value="0.0167028139984677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15985252162297">
            <text:p>1.16</text:p>
          </table:table-cell>
          <table:table-cell table:formula="of:=[.I41]+[.L41]" office:value-type="float" office:value="320.841712546582">
            <text:p>320.84</text:p>
          </table:table-cell>
          <table:table-cell table:formula="of:=[.J41]+[.L41]" office:value-type="float" office:value="3997.73053447133">
            <text:p>3997.73</text:p>
          </table:table-cell>
          <table:table-cell table:formula="of:=(1.000001018*(1-[.K41]*[.K41]))/(1+[.K41]*COS(RADIANS([.N41])))" office:value-type="float" office:value="0.986687678153089">
            <text:p>0.99</text:p>
          </table:table-cell>
          <table:table-cell table:formula="of:=[.M41]-0.00569-0.00478*SIN(RADIANS(125.04-1934.136*[.G41]))" office:value-type="float" office:value="320.840527712669">
            <text:p>320.84</text:p>
          </table:table-cell>
          <table:table-cell table:formula="of:=23+(26+((21.448-[.G41]*(46.815+[.G41]*(0.00059-[.G41]*0.001813))))/60)/60" office:value-type="float" office:value="23.4379765557462">
            <text:p>23.44</text:p>
          </table:table-cell>
          <table:table-cell table:formula="of:=[.Q41]+0.00256*COS(RADIANS(125.04-1934.136*[.G41]))" office:value-type="float" office:value="23.4388320991904">
            <text:p>23.44</text:p>
          </table:table-cell>
          <table:table-cell table:formula="of:=DEGREES(ATAN2(COS(RADIANS([.R41]))*SIN(RADIANS([.P41]));COS(RADIANS([.P41]))))" office:value-type="float" office:value="126.76718396608">
            <text:p>126.77</text:p>
          </table:table-cell>
          <table:table-cell table:formula="of:=DEGREES(ASIN(SIN(RADIANS([.R41]))*SIN(RADIANS([.P41]))))" office:value-type="float" office:value="-14.5475905371758">
            <text:p>-14.55</text:p>
          </table:table-cell>
          <table:table-cell table:formula="of:=TAN(RADIANS([.R41]/2))*TAN(RADIANS([.R41]/2))" office:value-type="float" office:value="0.0430327958530946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4.2370147904403">
            <text:p>-14.24</text:p>
          </table:table-cell>
          <table:table-cell table:formula="of:=DEGREES(ACOS(COS(RADIANS(90.833))/COS(RADIANS([.$B$2]))*COS(RADIANS([.T41]))-TAN(RADIANS([.$B$2]))*TAN(RADIANS([.T41]))))" office:value-type="float" office:value="77.1293750779109">
            <text:p>77.13</text:p>
          </table:table-cell>
          <table:table-cell table:style-name="ce7" table:formula="of:=(720-4*[.$B$3]-[.V41]+[.$B$4]*60)/1440" office:value-type="float" office:value="0.520636815826695">
            <text:p>12:29:43</text:p>
          </table:table-cell>
          <table:table-cell table:style-name="ce7" table:formula="of:=([.X41]*1440-[.W41]*4)/1440" office:value-type="float" office:value="0.306388551721387">
            <text:p>7:21:12</text:p>
          </table:table-cell>
          <table:table-cell table:style-name="ce7" table:formula="of:=([.X41]*1440+[.W41]*4)/1440" office:value-type="float" office:value="0.734885079932003">
            <text:p>17:38:14</text:p>
          </table:table-cell>
          <table:table-cell table:formula="of:=8*[.W41]" office:value-type="float" office:value="617.035000623287">
            <text:p>617.04</text:p>
          </table:table-cell>
          <table:table-cell table:formula="of:=MOD([.E41]*1440+[.V41]+4*[.$B$3]-60*[.$B$4];1440)" office:value-type="float" office:value="690.28298520956">
            <text:p>690.28</text:p>
          </table:table-cell>
          <table:table-cell table:formula="of:=IF([.AB41]/4&lt;0;[.AB41]/4+180;[.AB41]/4-180)" office:value-type="float" office:value="-7.42925369761008">
            <text:p>-7.43</text:p>
          </table:table-cell>
          <table:table-cell table:formula="of:=DEGREES(ACOS(SIN(RADIANS([.$B$2]))*SIN(RADIANS([.T41]))+COS(RADIANS([.$B$2]))*COS(RADIANS([.T41]))*COS(RADIANS([.AC41]))))" office:value-type="float" office:value="57.9501966399652">
            <text:p>57.95</text:p>
          </table:table-cell>
          <table:table-cell table:formula="of:=90-[.AD41]" office:value-type="float" office:value="32.0498033600348">
            <text:p>32.05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256987490742019">
            <text:p>0.03</text:p>
          </table:table-cell>
          <table:table-cell table:formula="of:=[.AE41]+[.AF41]" office:value-type="float" office:value="32.075502109109">
            <text:p>32.08</text:p>
          </table:table-cell>
          <table:table-cell table:formula="of:=IF([.AC41]&gt;0;MOD(DEGREES(ACOS(((SIN(RADIANS([.$B$2]))*COS(RADIANS([.AD41])))-SIN(RADIANS([.T41])))/(COS(RADIANS([.$B$2]))*SIN(RADIANS([.AD41])))))+180;360);MOD(540-DEGREES(ACOS(((SIN(RADIANS([.$B$2]))*COS(RADIANS([.AD41])))-SIN(RADIANS([.T41])))/(COS(RADIANS([.$B$2]))*SIN(RADIANS([.AD41])))));360))" office:value-type="float" office:value="171.50854097786">
            <text:p>171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1]+1" office:value-type="date" office:date-value="2010-02-10">
            <text:p>2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2]+2415018.5+[.E42]-[.$B$4]/24" office:value-type="float" office:value="2455238.20833333">
            <text:p>2455238.21</text:p>
          </table:table-cell>
          <table:table-cell table:style-name="ce9" table:formula="of:=([.F42]-2451545)/36525" office:value-type="float" office:value="0.101114533424599">
            <text:p>0.10111453</text:p>
          </table:table-cell>
          <table:table-cell/>
          <table:table-cell table:formula="of:=MOD(280.46646+[.G42]*(36000.76983+[.G42]*0.0003032);360)" office:value-type="float" office:value="320.667507386802">
            <text:p>320.67</text:p>
          </table:table-cell>
          <table:table-cell table:formula="of:=357.52911+[.G42]*(35999.05029-0.0001537*[.G42])" office:value-type="float" office:value="3997.55628223058">
            <text:p>3997.56</text:p>
          </table:table-cell>
          <table:table-cell table:formula="of:=0.016708634-[.G42]*(0.000042037+0.0001537*[.G42])" office:value-type="float" office:value="0.0167028119966772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18630908570454">
            <text:p>1.19</text:p>
          </table:table-cell>
          <table:table-cell table:formula="of:=[.I42]+[.L42]" office:value-type="float" office:value="321.853816472506">
            <text:p>321.85</text:p>
          </table:table-cell>
          <table:table-cell table:formula="of:=[.J42]+[.L42]" office:value-type="float" office:value="3998.74259131629">
            <text:p>3998.74</text:p>
          </table:table-cell>
          <table:table-cell table:formula="of:=(1.000001018*(1-[.K42]*[.K42]))/(1+[.K42]*COS(RADIANS([.N42])))" office:value-type="float" office:value="0.98686552898383">
            <text:p>0.99</text:p>
          </table:table-cell>
          <table:table-cell table:formula="of:=[.M42]-0.00569-0.00478*SIN(RADIANS(125.04-1934.136*[.G42]))" office:value-type="float" office:value="321.852633113069">
            <text:p>321.85</text:p>
          </table:table-cell>
          <table:table-cell table:formula="of:=23+(26+((21.448-[.G42]*(46.815+[.G42]*(0.00059-[.G42]*0.001813))))/60)/60" office:value-type="float" office:value="23.437976199711">
            <text:p>23.44</text:p>
          </table:table-cell>
          <table:table-cell table:formula="of:=[.Q42]+0.00256*COS(RADIANS(125.04-1934.136*[.G42]))" office:value-type="float" office:value="23.4388295128304">
            <text:p>23.44</text:p>
          </table:table-cell>
          <table:table-cell table:formula="of:=DEGREES(ATAN2(COS(RADIANS([.R42]))*SIN(RADIANS([.P42]));COS(RADIANS([.P42]))))" office:value-type="float" office:value="125.777500454797">
            <text:p>125.78</text:p>
          </table:table-cell>
          <table:table-cell table:formula="of:=DEGREES(ASIN(SIN(RADIANS([.R42]))*SIN(RADIANS([.P42]))))" office:value-type="float" office:value="-14.2230224391651">
            <text:p>-14.22</text:p>
          </table:table-cell>
          <table:table-cell table:formula="of:=TAN(RADIANS([.R42]/2))*TAN(RADIANS([.R42]/2))" office:value-type="float" office:value="0.0430327860860299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4.2531765262637">
            <text:p>-14.25</text:p>
          </table:table-cell>
          <table:table-cell table:formula="of:=DEGREES(ACOS(COS(RADIANS(90.833))/COS(RADIANS([.$B$2]))*COS(RADIANS([.T42]))-TAN(RADIANS([.$B$2]))*TAN(RADIANS([.T42]))))" office:value-type="float" office:value="77.4616904181303">
            <text:p>77.46</text:p>
          </table:table-cell>
          <table:table-cell table:style-name="ce7" table:formula="of:=(720-4*[.$B$3]-[.V42]+[.$B$4]*60)/1440" office:value-type="float" office:value="0.52064803925435">
            <text:p>12:29:44</text:p>
          </table:table-cell>
          <table:table-cell table:style-name="ce7" table:formula="of:=([.X42]*1440-[.W42]*4)/1440" office:value-type="float" office:value="0.305476676981766">
            <text:p>7:19:53</text:p>
          </table:table-cell>
          <table:table-cell table:style-name="ce7" table:formula="of:=([.X42]*1440+[.W42]*4)/1440" office:value-type="float" office:value="0.735819401526934">
            <text:p>17:39:35</text:p>
          </table:table-cell>
          <table:table-cell table:formula="of:=8*[.W42]" office:value-type="float" office:value="619.693523345043">
            <text:p>619.69</text:p>
          </table:table-cell>
          <table:table-cell table:formula="of:=MOD([.E42]*1440+[.V42]+4*[.$B$3]-60*[.$B$4];1440)" office:value-type="float" office:value="690.266823473736">
            <text:p>690.27</text:p>
          </table:table-cell>
          <table:table-cell table:formula="of:=IF([.AB42]/4&lt;0;[.AB42]/4+180;[.AB42]/4-180)" office:value-type="float" office:value="-7.43329413156593">
            <text:p>-7.43</text:p>
          </table:table-cell>
          <table:table-cell table:formula="of:=DEGREES(ACOS(SIN(RADIANS([.$B$2]))*SIN(RADIANS([.T42]))+COS(RADIANS([.$B$2]))*COS(RADIANS([.T42]))*COS(RADIANS([.AC42]))))" office:value-type="float" office:value="57.6281008181066">
            <text:p>57.63</text:p>
          </table:table-cell>
          <table:table-cell table:formula="of:=90-[.AD42]" office:value-type="float" office:value="32.3718991818934">
            <text:p>32.37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253823180055767">
            <text:p>0.03</text:p>
          </table:table-cell>
          <table:table-cell table:formula="of:=[.AE42]+[.AF42]" office:value-type="float" office:value="32.397281499899">
            <text:p>32.4</text:p>
          </table:table-cell>
          <table:table-cell table:formula="of:=IF([.AC42]&gt;0;MOD(DEGREES(ACOS(((SIN(RADIANS([.$B$2]))*COS(RADIANS([.AD42])))-SIN(RADIANS([.T42])))/(COS(RADIANS([.$B$2]))*SIN(RADIANS([.AD42])))))+180;360);MOD(540-DEGREES(ACOS(((SIN(RADIANS([.$B$2]))*COS(RADIANS([.AD42])))-SIN(RADIANS([.T42])))/(COS(RADIANS([.$B$2]))*SIN(RADIANS([.AD42])))));360))" office:value-type="float" office:value="171.461057563997">
            <text:p>171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2]+1" office:value-type="date" office:date-value="2010-02-11">
            <text:p>2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3]+2415018.5+[.E43]-[.$B$4]/24" office:value-type="float" office:value="2455239.20833333">
            <text:p>2455239.21</text:p>
          </table:table-cell>
          <table:table-cell table:style-name="ce9" table:formula="of:=([.F43]-2451545)/36525" office:value-type="float" office:value="0.101141911932471">
            <text:p>0.10114191</text:p>
          </table:table-cell>
          <table:table-cell/>
          <table:table-cell table:formula="of:=MOD(280.46646+[.G43]*(36000.76983+[.G43]*0.0003032);360)" office:value-type="float" office:value="321.653154748645">
            <text:p>321.65</text:p>
          </table:table-cell>
          <table:table-cell table:formula="of:=357.52911+[.G43]*(35999.05029-0.0001537*[.G43])" office:value-type="float" office:value="3998.54188251146">
            <text:p>3998.54</text:p>
          </table:table-cell>
          <table:table-cell table:formula="of:=0.016708634-[.G43]*(0.000042037+0.0001537*[.G43])" office:value-type="float" office:value="0.0167028099946562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21239684397235">
            <text:p>1.21</text:p>
          </table:table-cell>
          <table:table-cell table:formula="of:=[.I43]+[.L43]" office:value-type="float" office:value="322.865551592618">
            <text:p>322.87</text:p>
          </table:table-cell>
          <table:table-cell table:formula="of:=[.J43]+[.L43]" office:value-type="float" office:value="3999.75427935543">
            <text:p>3999.75</text:p>
          </table:table-cell>
          <table:table-cell table:formula="of:=(1.000001018*(1-[.K43]*[.K43]))/(1+[.K43]*COS(RADIANS([.N43])))" office:value-type="float" office:value="0.987047337970752">
            <text:p>0.99</text:p>
          </table:table-cell>
          <table:table-cell table:formula="of:=[.M43]-0.00569-0.00478*SIN(RADIANS(125.04-1934.136*[.G43]))" office:value-type="float" office:value="322.864369703807">
            <text:p>322.86</text:p>
          </table:table-cell>
          <table:table-cell table:formula="of:=23+(26+((21.448-[.G43]*(46.815+[.G43]*(0.00059-[.G43]*0.001813))))/60)/60" office:value-type="float" office:value="23.4379758436759">
            <text:p>23.44</text:p>
          </table:table-cell>
          <table:table-cell table:formula="of:=[.Q43]+0.00256*COS(RADIANS(125.04-1934.136*[.G43]))" office:value-type="float" office:value="23.4388269257416">
            <text:p>23.44</text:p>
          </table:table-cell>
          <table:table-cell table:formula="of:=DEGREES(ATAN2(COS(RADIANS([.R43]))*SIN(RADIANS([.P43]));COS(RADIANS([.P43]))))" office:value-type="float" office:value="124.791031579969">
            <text:p>124.79</text:p>
          </table:table-cell>
          <table:table-cell table:formula="of:=DEGREES(ASIN(SIN(RADIANS([.R43]))*SIN(RADIANS([.P43]))))" office:value-type="float" office:value="-13.8945152496914">
            <text:p>-13.89</text:p>
          </table:table-cell>
          <table:table-cell table:formula="of:=TAN(RADIANS([.R43]/2))*TAN(RADIANS([.R43]/2))" office:value-type="float" office:value="0.043032776316214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4.2563181011183">
            <text:p>-14.26</text:p>
          </table:table-cell>
          <table:table-cell table:formula="of:=DEGREES(ACOS(COS(RADIANS(90.833))/COS(RADIANS([.$B$2]))*COS(RADIANS([.T43]))-TAN(RADIANS([.$B$2]))*TAN(RADIANS([.T43]))))" office:value-type="float" office:value="77.7966024940799">
            <text:p>77.8</text:p>
          </table:table-cell>
          <table:table-cell table:style-name="ce7" table:formula="of:=(720-4*[.$B$3]-[.V43]+[.$B$4]*60)/1440" office:value-type="float" office:value="0.520650220903554">
            <text:p>12:29:44</text:p>
          </table:table-cell>
          <table:table-cell table:style-name="ce7" table:formula="of:=([.X43]*1440-[.W43]*4)/1440" office:value-type="float" office:value="0.304548547308888">
            <text:p>7:18:33</text:p>
          </table:table-cell>
          <table:table-cell table:style-name="ce7" table:formula="of:=([.X43]*1440+[.W43]*4)/1440" office:value-type="float" office:value="0.736751894498221">
            <text:p>17:40:55</text:p>
          </table:table-cell>
          <table:table-cell table:formula="of:=8*[.W43]" office:value-type="float" office:value="622.372819952639">
            <text:p>622.37</text:p>
          </table:table-cell>
          <table:table-cell table:formula="of:=MOD([.E43]*1440+[.V43]+4*[.$B$3]-60*[.$B$4];1440)" office:value-type="float" office:value="690.263681898882">
            <text:p>690.26</text:p>
          </table:table-cell>
          <table:table-cell table:formula="of:=IF([.AB43]/4&lt;0;[.AB43]/4+180;[.AB43]/4-180)" office:value-type="float" office:value="-7.43407952527957">
            <text:p>-7.43</text:p>
          </table:table-cell>
          <table:table-cell table:formula="of:=DEGREES(ACOS(SIN(RADIANS([.$B$2]))*SIN(RADIANS([.T43]))+COS(RADIANS([.$B$2]))*COS(RADIANS([.T43]))*COS(RADIANS([.AC43]))))" office:value-type="float" office:value="57.3017547788262">
            <text:p>57.3</text:p>
          </table:table-cell>
          <table:table-cell table:formula="of:=90-[.AD43]" office:value-type="float" office:value="32.6982452211738">
            <text:p>32.7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250673133825937">
            <text:p>0.03</text:p>
          </table:table-cell>
          <table:table-cell table:formula="of:=[.AE43]+[.AF43]" office:value-type="float" office:value="32.7233125345564">
            <text:p>32.72</text:p>
          </table:table-cell>
          <table:table-cell table:formula="of:=IF([.AC43]&gt;0;MOD(DEGREES(ACOS(((SIN(RADIANS([.$B$2]))*COS(RADIANS([.AD43])))-SIN(RADIANS([.T43])))/(COS(RADIANS([.$B$2]))*SIN(RADIANS([.AD43])))))+180;360);MOD(540-DEGREES(ACOS(((SIN(RADIANS([.$B$2]))*COS(RADIANS([.AD43])))-SIN(RADIANS([.T43])))/(COS(RADIANS([.$B$2]))*SIN(RADIANS([.AD43])))));360))" office:value-type="float" office:value="171.416425692939">
            <text:p>171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3]+1" office:value-type="date" office:date-value="2010-02-12">
            <text:p>2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4]+2415018.5+[.E44]-[.$B$4]/24" office:value-type="float" office:value="2455240.20833333">
            <text:p>2455240.21</text:p>
          </table:table-cell>
          <table:table-cell table:style-name="ce9" table:formula="of:=([.F44]-2451545)/36525" office:value-type="float" office:value="0.101169290440342">
            <text:p>0.10116929</text:p>
          </table:table-cell>
          <table:table-cell/>
          <table:table-cell table:formula="of:=MOD(280.46646+[.G44]*(36000.76983+[.G44]*0.0003032);360)" office:value-type="float" office:value="322.638802110489">
            <text:p>322.64</text:p>
          </table:table-cell>
          <table:table-cell table:formula="of:=357.52911+[.G44]*(35999.05029-0.0001537*[.G44])" office:value-type="float" office:value="3999.52748279233">
            <text:p>3999.53</text:p>
          </table:table-cell>
          <table:table-cell table:formula="of:=0.016708634-[.G44]*(0.000042037+0.0001537*[.G44])" office:value-type="float" office:value="0.0167028079924048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23810794493666">
            <text:p>1.24</text:p>
          </table:table-cell>
          <table:table-cell table:formula="of:=[.I44]+[.L44]" office:value-type="float" office:value="323.876910055426">
            <text:p>323.88</text:p>
          </table:table-cell>
          <table:table-cell table:formula="of:=[.J44]+[.L44]" office:value-type="float" office:value="4000.76559073727">
            <text:p>4000.77</text:p>
          </table:table-cell>
          <table:table-cell table:formula="of:=(1.000001018*(1-[.K44]*[.K44]))/(1+[.K44]*COS(RADIANS([.N44])))" office:value-type="float" office:value="0.987233046982223">
            <text:p>0.99</text:p>
          </table:table-cell>
          <table:table-cell table:formula="of:=[.M44]-0.00569-0.00478*SIN(RADIANS(125.04-1934.136*[.G44]))" office:value-type="float" office:value="323.875729633391">
            <text:p>323.88</text:p>
          </table:table-cell>
          <table:table-cell table:formula="of:=23+(26+((21.448-[.G44]*(46.815+[.G44]*(0.00059-[.G44]*0.001813))))/60)/60" office:value-type="float" office:value="23.4379754876407">
            <text:p>23.44</text:p>
          </table:table-cell>
          <table:table-cell table:formula="of:=[.Q44]+0.00256*COS(RADIANS(125.04-1934.136*[.G44]))" office:value-type="float" office:value="23.4388243379257">
            <text:p>23.44</text:p>
          </table:table-cell>
          <table:table-cell table:formula="of:=DEGREES(ATAN2(COS(RADIANS([.R44]))*SIN(RADIANS([.P44]));COS(RADIANS([.P44]))))" office:value-type="float" office:value="123.807739330312">
            <text:p>123.81</text:p>
          </table:table-cell>
          <table:table-cell table:formula="of:=DEGREES(ASIN(SIN(RADIANS([.R44]))*SIN(RADIANS([.P44]))))" office:value-type="float" office:value="-13.5621848095501">
            <text:p>-13.56</text:p>
          </table:table-cell>
          <table:table-cell table:formula="of:=TAN(RADIANS([.R44]/2))*TAN(RADIANS([.R44]/2))" office:value-type="float" office:value="0.0430327665436539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4.246592149998">
            <text:p>-14.25</text:p>
          </table:table-cell>
          <table:table-cell table:formula="of:=DEGREES(ACOS(COS(RADIANS(90.833))/COS(RADIANS([.$B$2]))*COS(RADIANS([.T44]))-TAN(RADIANS([.$B$2]))*TAN(RADIANS([.T44]))))" office:value-type="float" office:value="78.1339856406125">
            <text:p>78.13</text:p>
          </table:table-cell>
          <table:table-cell table:style-name="ce7" table:formula="of:=(720-4*[.$B$3]-[.V44]+[.$B$4]*60)/1440" office:value-type="float" office:value="0.520643466770832">
            <text:p>12:29:44</text:p>
          </table:table-cell>
          <table:table-cell table:style-name="ce7" table:formula="of:=([.X44]*1440-[.W44]*4)/1440" office:value-type="float" office:value="0.303604617769131">
            <text:p>7:17:11</text:p>
          </table:table-cell>
          <table:table-cell table:style-name="ce7" table:formula="of:=([.X44]*1440+[.W44]*4)/1440" office:value-type="float" office:value="0.737682315772533">
            <text:p>17:42:16</text:p>
          </table:table-cell>
          <table:table-cell table:formula="of:=8*[.W44]" office:value-type="float" office:value="625.0718851249">
            <text:p>625.07</text:p>
          </table:table-cell>
          <table:table-cell table:formula="of:=MOD([.E44]*1440+[.V44]+4*[.$B$3]-60*[.$B$4];1440)" office:value-type="float" office:value="690.273407850002">
            <text:p>690.27</text:p>
          </table:table-cell>
          <table:table-cell table:formula="of:=IF([.AB44]/4&lt;0;[.AB44]/4+180;[.AB44]/4-180)" office:value-type="float" office:value="-7.43164803749949">
            <text:p>-7.43</text:p>
          </table:table-cell>
          <table:table-cell table:formula="of:=DEGREES(ACOS(SIN(RADIANS([.$B$2]))*SIN(RADIANS([.T44]))+COS(RADIANS([.$B$2]))*COS(RADIANS([.T44]))*COS(RADIANS([.AC44]))))" office:value-type="float" office:value="56.9712731776091">
            <text:p>56.97</text:p>
          </table:table-cell>
          <table:table-cell table:formula="of:=90-[.AD44]" office:value-type="float" office:value="33.0287268223909">
            <text:p>33.03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247538935476858">
            <text:p>0.02</text:p>
          </table:table-cell>
          <table:table-cell table:formula="of:=[.AE44]+[.AF44]" office:value-type="float" office:value="33.0534807159386">
            <text:p>33.05</text:p>
          </table:table-cell>
          <table:table-cell table:formula="of:=IF([.AC44]&gt;0;MOD(DEGREES(ACOS(((SIN(RADIANS([.$B$2]))*COS(RADIANS([.AD44])))-SIN(RADIANS([.T44])))/(COS(RADIANS([.$B$2]))*SIN(RADIANS([.AD44])))))+180;360);MOD(540-DEGREES(ACOS(((SIN(RADIANS([.$B$2]))*COS(RADIANS([.AD44])))-SIN(RADIANS([.T44])))/(COS(RADIANS([.$B$2]))*SIN(RADIANS([.AD44])))));360))" office:value-type="float" office:value="171.374655080489">
            <text:p>171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4]+1" office:value-type="date" office:date-value="2010-02-13">
            <text:p>2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5]+2415018.5+[.E45]-[.$B$4]/24" office:value-type="float" office:value="2455241.20833333">
            <text:p>2455241.21</text:p>
          </table:table-cell>
          <table:table-cell table:style-name="ce9" table:formula="of:=([.F45]-2451545)/36525" office:value-type="float" office:value="0.101196668948213">
            <text:p>0.10119667</text:p>
          </table:table-cell>
          <table:table-cell/>
          <table:table-cell table:formula="of:=MOD(280.46646+[.G45]*(36000.76983+[.G45]*0.0003032);360)" office:value-type="float" office:value="323.624449472333">
            <text:p>323.62</text:p>
          </table:table-cell>
          <table:table-cell table:formula="of:=357.52911+[.G45]*(35999.05029-0.0001537*[.G45])" office:value-type="float" office:value="4000.5130830732">
            <text:p>4000.51</text:p>
          </table:table-cell>
          <table:table-cell table:formula="of:=0.016708634-[.G45]*(0.000042037+0.0001537*[.G45])" office:value-type="float" office:value="0.016702805989923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26343467066469">
            <text:p>1.26</text:p>
          </table:table-cell>
          <table:table-cell table:formula="of:=[.I45]+[.L45]" office:value-type="float" office:value="324.887884142997">
            <text:p>324.89</text:p>
          </table:table-cell>
          <table:table-cell table:formula="of:=[.J45]+[.L45]" office:value-type="float" office:value="4001.77651774387">
            <text:p>4001.78</text:p>
          </table:table-cell>
          <table:table-cell table:formula="of:=(1.000001018*(1-[.K45]*[.K45]))/(1+[.K45]*COS(RADIANS([.N45])))" office:value-type="float" office:value="0.987422596705096">
            <text:p>0.99</text:p>
          </table:table-cell>
          <table:table-cell table:formula="of:=[.M45]-0.00569-0.00478*SIN(RADIANS(125.04-1934.136*[.G45]))" office:value-type="float" office:value="324.886705183887">
            <text:p>324.89</text:p>
          </table:table-cell>
          <table:table-cell table:formula="of:=23+(26+((21.448-[.G45]*(46.815+[.G45]*(0.00059-[.G45]*0.001813))))/60)/60" office:value-type="float" office:value="23.4379751316056">
            <text:p>23.44</text:p>
          </table:table-cell>
          <table:table-cell table:formula="of:=[.Q45]+0.00256*COS(RADIANS(125.04-1934.136*[.G45]))" office:value-type="float" office:value="23.4388217493848">
            <text:p>23.44</text:p>
          </table:table-cell>
          <table:table-cell table:formula="of:=DEGREES(ATAN2(COS(RADIANS([.R45]))*SIN(RADIANS([.P45]));COS(RADIANS([.P45]))))" office:value-type="float" office:value="122.827582689511">
            <text:p>122.83</text:p>
          </table:table-cell>
          <table:table-cell table:formula="of:=DEGREES(ASIN(SIN(RADIANS([.R45]))*SIN(RADIANS([.P45]))))" office:value-type="float" office:value="-13.2261469470103">
            <text:p>-13.23</text:p>
          </table:table-cell>
          <table:table-cell table:formula="of:=TAN(RADIANS([.R45]/2))*TAN(RADIANS([.R45]/2))" office:value-type="float" office:value="0.0430327567683568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4.2241645678795">
            <text:p>-14.22</text:p>
          </table:table-cell>
          <table:table-cell table:formula="of:=DEGREES(ACOS(COS(RADIANS(90.833))/COS(RADIANS([.$B$2]))*COS(RADIANS([.T45]))-TAN(RADIANS([.$B$2]))*TAN(RADIANS([.T45]))))" office:value-type="float" office:value="78.4737178303393">
            <text:p>78.47</text:p>
          </table:table-cell>
          <table:table-cell table:style-name="ce7" table:formula="of:=(720-4*[.$B$3]-[.V45]+[.$B$4]*60)/1440" office:value-type="float" office:value="0.520627892061028">
            <text:p>12:29:42</text:p>
          </table:table-cell>
          <table:table-cell table:style-name="ce7" table:formula="of:=([.X45]*1440-[.W45]*4)/1440" office:value-type="float" office:value="0.302645342532307">
            <text:p>7:15:49</text:p>
          </table:table-cell>
          <table:table-cell table:style-name="ce7" table:formula="of:=([.X45]*1440+[.W45]*4)/1440" office:value-type="float" office:value="0.738610441589748">
            <text:p>17:43:36</text:p>
          </table:table-cell>
          <table:table-cell table:formula="of:=8*[.W45]" office:value-type="float" office:value="627.789742642714">
            <text:p>627.79</text:p>
          </table:table-cell>
          <table:table-cell table:formula="of:=MOD([.E45]*1440+[.V45]+4*[.$B$3]-60*[.$B$4];1440)" office:value-type="float" office:value="690.295835432121">
            <text:p>690.3</text:p>
          </table:table-cell>
          <table:table-cell table:formula="of:=IF([.AB45]/4&lt;0;[.AB45]/4+180;[.AB45]/4-180)" office:value-type="float" office:value="-7.42604114196988">
            <text:p>-7.43</text:p>
          </table:table-cell>
          <table:table-cell table:formula="of:=DEGREES(ACOS(SIN(RADIANS([.$B$2]))*SIN(RADIANS([.T45]))+COS(RADIANS([.$B$2]))*COS(RADIANS([.T45]))*COS(RADIANS([.AC45]))))" office:value-type="float" office:value="56.6367713675071">
            <text:p>56.64</text:p>
          </table:table-cell>
          <table:table-cell table:formula="of:=90-[.AD45]" office:value-type="float" office:value="33.3632286324929">
            <text:p>33.36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244422063489464">
            <text:p>0.02</text:p>
          </table:table-cell>
          <table:table-cell table:formula="of:=[.AE45]+[.AF45]" office:value-type="float" office:value="33.3876708388419">
            <text:p>33.39</text:p>
          </table:table-cell>
          <table:table-cell table:formula="of:=IF([.AC45]&gt;0;MOD(DEGREES(ACOS(((SIN(RADIANS([.$B$2]))*COS(RADIANS([.AD45])))-SIN(RADIANS([.T45])))/(COS(RADIANS([.$B$2]))*SIN(RADIANS([.AD45])))))+180;360);MOD(540-DEGREES(ACOS(((SIN(RADIANS([.$B$2]))*COS(RADIANS([.AD45])))-SIN(RADIANS([.T45])))/(COS(RADIANS([.$B$2]))*SIN(RADIANS([.AD45])))));360))" office:value-type="float" office:value="171.335752643269">
            <text:p>17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5]+1" office:value-type="date" office:date-value="2010-02-14">
            <text:p>2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6]+2415018.5+[.E46]-[.$B$4]/24" office:value-type="float" office:value="2455242.20833333">
            <text:p>2455242.21</text:p>
          </table:table-cell>
          <table:table-cell table:style-name="ce9" table:formula="of:=([.F46]-2451545)/36525" office:value-type="float" office:value="0.101224047456085">
            <text:p>0.10122405</text:p>
          </table:table-cell>
          <table:table-cell/>
          <table:table-cell table:formula="of:=MOD(280.46646+[.G46]*(36000.76983+[.G46]*0.0003032);360)" office:value-type="float" office:value="324.610096834177">
            <text:p>324.61</text:p>
          </table:table-cell>
          <table:table-cell table:formula="of:=357.52911+[.G46]*(35999.05029-0.0001537*[.G46])" office:value-type="float" office:value="4001.49868335408">
            <text:p>4001.5</text:p>
          </table:table-cell>
          <table:table-cell table:formula="of:=0.016708634-[.G46]*(0.000042037+0.0001537*[.G46])" office:value-type="float" office:value="0.0167028039872108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28836943917103">
            <text:p>1.29</text:p>
          </table:table-cell>
          <table:table-cell table:formula="of:=[.I46]+[.L46]" office:value-type="float" office:value="325.898466273349">
            <text:p>325.9</text:p>
          </table:table-cell>
          <table:table-cell table:formula="of:=[.J46]+[.L46]" office:value-type="float" office:value="4002.78705279325">
            <text:p>4002.79</text:p>
          </table:table-cell>
          <table:table-cell table:formula="of:=(1.000001018*(1-[.K46]*[.K46]))/(1+[.K46]*COS(RADIANS([.N46])))" office:value-type="float" office:value="0.987615926667706">
            <text:p>0.99</text:p>
          </table:table-cell>
          <table:table-cell table:formula="of:=[.M46]-0.00569-0.00478*SIN(RADIANS(125.04-1934.136*[.G46]))" office:value-type="float" office:value="325.897288773308">
            <text:p>325.9</text:p>
          </table:table-cell>
          <table:table-cell table:formula="of:=23+(26+((21.448-[.G46]*(46.815+[.G46]*(0.00059-[.G46]*0.001813))))/60)/60" office:value-type="float" office:value="23.4379747755704">
            <text:p>23.44</text:p>
          </table:table-cell>
          <table:table-cell table:formula="of:=[.Q46]+0.00256*COS(RADIANS(125.04-1934.136*[.G46]))" office:value-type="float" office:value="23.4388191601207">
            <text:p>23.44</text:p>
          </table:table-cell>
          <table:table-cell table:formula="of:=DEGREES(ATAN2(COS(RADIANS([.R46]))*SIN(RADIANS([.P46]));COS(RADIANS([.P46]))))" office:value-type="float" office:value="121.850517750008">
            <text:p>121.85</text:p>
          </table:table-cell>
          <table:table-cell table:formula="of:=DEGREES(ASIN(SIN(RADIANS([.R46]))*SIN(RADIANS([.P46]))))" office:value-type="float" office:value="-12.8865174266308">
            <text:p>-12.89</text:p>
          </table:table-cell>
          <table:table-cell table:formula="of:=TAN(RADIANS([.R46]/2))*TAN(RADIANS([.R46]/2))" office:value-type="float" office:value="0.0430327469903301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4.1892140180388">
            <text:p>-14.19</text:p>
          </table:table-cell>
          <table:table-cell table:formula="of:=DEGREES(ACOS(COS(RADIANS(90.833))/COS(RADIANS([.$B$2]))*COS(RADIANS([.T46]))-TAN(RADIANS([.$B$2]))*TAN(RADIANS([.T46]))))" office:value-type="float" office:value="78.8156806556851">
            <text:p>78.82</text:p>
          </table:table-cell>
          <table:table-cell table:style-name="ce7" table:formula="of:=(720-4*[.$B$3]-[.V46]+[.$B$4]*60)/1440" office:value-type="float" office:value="0.52060362084586">
            <text:p>12:29:40</text:p>
          </table:table-cell>
          <table:table-cell table:style-name="ce7" table:formula="of:=([.X46]*1440-[.W46]*4)/1440" office:value-type="float" office:value="0.301671174580068">
            <text:p>7:14:24</text:p>
          </table:table-cell>
          <table:table-cell table:style-name="ce7" table:formula="of:=([.X46]*1440+[.W46]*4)/1440" office:value-type="float" office:value="0.739536067111652">
            <text:p>17:44:56</text:p>
          </table:table-cell>
          <table:table-cell table:formula="of:=8*[.W46]" office:value-type="float" office:value="630.525445245481">
            <text:p>630.53</text:p>
          </table:table-cell>
          <table:table-cell table:formula="of:=MOD([.E46]*1440+[.V46]+4*[.$B$3]-60*[.$B$4];1440)" office:value-type="float" office:value="690.330785981961">
            <text:p>690.33</text:p>
          </table:table-cell>
          <table:table-cell table:formula="of:=IF([.AB46]/4&lt;0;[.AB46]/4+180;[.AB46]/4-180)" office:value-type="float" office:value="-7.4173035045097">
            <text:p>-7.42</text:p>
          </table:table-cell>
          <table:table-cell table:formula="of:=DEGREES(ACOS(SIN(RADIANS([.$B$2]))*SIN(RADIANS([.T46]))+COS(RADIANS([.$B$2]))*COS(RADIANS([.T46]))*COS(RADIANS([.AC46]))))" office:value-type="float" office:value="56.2983653387753">
            <text:p>56.3</text:p>
          </table:table-cell>
          <table:table-cell table:formula="of:=90-[.AD46]" office:value-type="float" office:value="33.7016346612247">
            <text:p>33.7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241323894741399">
            <text:p>0.02</text:p>
          </table:table-cell>
          <table:table-cell table:formula="of:=[.AE46]+[.AF46]" office:value-type="float" office:value="33.7257670506989">
            <text:p>33.73</text:p>
          </table:table-cell>
          <table:table-cell table:formula="of:=IF([.AC46]&gt;0;MOD(DEGREES(ACOS(((SIN(RADIANS([.$B$2]))*COS(RADIANS([.AD46])))-SIN(RADIANS([.T46])))/(COS(RADIANS([.$B$2]))*SIN(RADIANS([.AD46])))))+180;360);MOD(540-DEGREES(ACOS(((SIN(RADIANS([.$B$2]))*COS(RADIANS([.AD46])))-SIN(RADIANS([.T46])))/(COS(RADIANS([.$B$2]))*SIN(RADIANS([.AD46])))));360))" office:value-type="float" office:value="171.299722506884">
            <text:p>171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6]+1" office:value-type="date" office:date-value="2010-02-15">
            <text:p>2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7]+2415018.5+[.E47]-[.$B$4]/24" office:value-type="float" office:value="2455243.20833333">
            <text:p>2455243.21</text:p>
          </table:table-cell>
          <table:table-cell table:style-name="ce9" table:formula="of:=([.F47]-2451545)/36525" office:value-type="float" office:value="0.101251425963956">
            <text:p>0.10125143</text:p>
          </table:table-cell>
          <table:table-cell/>
          <table:table-cell table:formula="of:=MOD(280.46646+[.G47]*(36000.76983+[.G47]*0.0003032);360)" office:value-type="float" office:value="325.595744196023">
            <text:p>325.6</text:p>
          </table:table-cell>
          <table:table-cell table:formula="of:=357.52911+[.G47]*(35999.05029-0.0001537*[.G47])" office:value-type="float" office:value="4002.48428363495">
            <text:p>4002.48</text:p>
          </table:table-cell>
          <table:table-cell table:formula="of:=0.016708634-[.G47]*(0.000042037+0.0001537*[.G47])" office:value-type="float" office:value="0.0167028019842681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31290480673872">
            <text:p>1.31</text:p>
          </table:table-cell>
          <table:table-cell table:formula="of:=[.I47]+[.L47]" office:value-type="float" office:value="326.908649002761">
            <text:p>326.91</text:p>
          </table:table-cell>
          <table:table-cell table:formula="of:=[.J47]+[.L47]" office:value-type="float" office:value="4003.79718844169">
            <text:p>4003.8</text:p>
          </table:table-cell>
          <table:table-cell table:formula="of:=(1.000001018*(1-[.K47]*[.K47]))/(1+[.K47]*COS(RADIANS([.N47])))" office:value-type="float" office:value="0.987812975263242">
            <text:p>0.99</text:p>
          </table:table-cell>
          <table:table-cell table:formula="of:=[.M47]-0.00569-0.00478*SIN(RADIANS(125.04-1934.136*[.G47]))" office:value-type="float" office:value="326.907472957937">
            <text:p>326.91</text:p>
          </table:table-cell>
          <table:table-cell table:formula="of:=23+(26+((21.448-[.G47]*(46.815+[.G47]*(0.00059-[.G47]*0.001813))))/60)/60" office:value-type="float" office:value="23.4379744195352">
            <text:p>23.44</text:p>
          </table:table-cell>
          <table:table-cell table:formula="of:=[.Q47]+0.00256*COS(RADIANS(125.04-1934.136*[.G47]))" office:value-type="float" office:value="23.4388165701353">
            <text:p>23.44</text:p>
          </table:table-cell>
          <table:table-cell table:formula="of:=DEGREES(ATAN2(COS(RADIANS([.R47]))*SIN(RADIANS([.P47]));COS(RADIANS([.P47]))))" office:value-type="float" office:value="120.876497826459">
            <text:p>120.88</text:p>
          </table:table-cell>
          <table:table-cell table:formula="of:=DEGREES(ASIN(SIN(RADIANS([.R47]))*SIN(RADIANS([.P47]))))" office:value-type="float" office:value="-12.5434119012824">
            <text:p>-12.54</text:p>
          </table:table-cell>
          <table:table-cell table:formula="of:=TAN(RADIANS([.R47]/2))*TAN(RADIANS([.R47]/2))" office:value-type="float" office:value="0.0430327372095808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4.1419314321952">
            <text:p>-14.14</text:p>
          </table:table-cell>
          <table:table-cell table:formula="of:=DEGREES(ACOS(COS(RADIANS(90.833))/COS(RADIANS([.$B$2]))*COS(RADIANS([.T47]))-TAN(RADIANS([.$B$2]))*TAN(RADIANS([.T47]))))" office:value-type="float" office:value="79.1597593010155">
            <text:p>79.16</text:p>
          </table:table-cell>
          <table:table-cell table:style-name="ce7" table:formula="of:=(720-4*[.$B$3]-[.V47]+[.$B$4]*60)/1440" office:value-type="float" office:value="0.520570785716802">
            <text:p>12:29:37</text:p>
          </table:table-cell>
          <table:table-cell table:style-name="ce7" table:formula="of:=([.X47]*1440-[.W47]*4)/1440" office:value-type="float" office:value="0.300682565436204">
            <text:p>7:12:59</text:p>
          </table:table-cell>
          <table:table-cell table:style-name="ce7" table:formula="of:=([.X47]*1440+[.W47]*4)/1440" office:value-type="float" office:value="0.740459005997401">
            <text:p>17:46:16</text:p>
          </table:table-cell>
          <table:table-cell table:formula="of:=8*[.W47]" office:value-type="float" office:value="633.278074408124">
            <text:p>633.28</text:p>
          </table:table-cell>
          <table:table-cell table:formula="of:=MOD([.E47]*1440+[.V47]+4*[.$B$3]-60*[.$B$4];1440)" office:value-type="float" office:value="690.378068567805">
            <text:p>690.38</text:p>
          </table:table-cell>
          <table:table-cell table:formula="of:=IF([.AB47]/4&lt;0;[.AB47]/4+180;[.AB47]/4-180)" office:value-type="float" office:value="-7.4054828580488">
            <text:p>-7.41</text:p>
          </table:table-cell>
          <table:table-cell table:formula="of:=DEGREES(ACOS(SIN(RADIANS([.$B$2]))*SIN(RADIANS([.T47]))+COS(RADIANS([.$B$2]))*COS(RADIANS([.T47]))*COS(RADIANS([.AC47]))))" office:value-type="float" office:value="55.9561716595217">
            <text:p>55.96</text:p>
          </table:table-cell>
          <table:table-cell table:formula="of:=90-[.AD47]" office:value-type="float" office:value="34.0438283404783">
            <text:p>34.04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238245707967655">
            <text:p>0.02</text:p>
          </table:table-cell>
          <table:table-cell table:formula="of:=[.AE47]+[.AF47]" office:value-type="float" office:value="34.067652911275">
            <text:p>34.07</text:p>
          </table:table-cell>
          <table:table-cell table:formula="of:=IF([.AC47]&gt;0;MOD(DEGREES(ACOS(((SIN(RADIANS([.$B$2]))*COS(RADIANS([.AD47])))-SIN(RADIANS([.T47])))/(COS(RADIANS([.$B$2]))*SIN(RADIANS([.AD47])))))+180;360);MOD(540-DEGREES(ACOS(((SIN(RADIANS([.$B$2]))*COS(RADIANS([.AD47])))-SIN(RADIANS([.T47])))/(COS(RADIANS([.$B$2]))*SIN(RADIANS([.AD47])))));360))" office:value-type="float" office:value="171.266566017124">
            <text:p>171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7]+1" office:value-type="date" office:date-value="2010-02-16">
            <text:p>2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8]+2415018.5+[.E48]-[.$B$4]/24" office:value-type="float" office:value="2455244.20833333">
            <text:p>2455244.21</text:p>
          </table:table-cell>
          <table:table-cell table:style-name="ce9" table:formula="of:=([.F48]-2451545)/36525" office:value-type="float" office:value="0.101278804471827">
            <text:p>0.10127880</text:p>
          </table:table-cell>
          <table:table-cell/>
          <table:table-cell table:formula="of:=MOD(280.46646+[.G48]*(36000.76983+[.G48]*0.0003032);360)" office:value-type="float" office:value="326.581391557868">
            <text:p>326.58</text:p>
          </table:table-cell>
          <table:table-cell table:formula="of:=357.52911+[.G48]*(35999.05029-0.0001537*[.G48])" office:value-type="float" office:value="4003.46988391582">
            <text:p>4003.47</text:p>
          </table:table-cell>
          <table:table-cell table:formula="of:=0.016708634-[.G48]*(0.000042037+0.0001537*[.G48])" office:value-type="float" office:value="0.0167027999810951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33703347017115">
            <text:p>1.34</text:p>
          </table:table-cell>
          <table:table-cell table:formula="of:=[.I48]+[.L48]" office:value-type="float" office:value="327.918425028039">
            <text:p>327.92</text:p>
          </table:table-cell>
          <table:table-cell table:formula="of:=[.J48]+[.L48]" office:value-type="float" office:value="4004.80691738599">
            <text:p>4004.81</text:p>
          </table:table-cell>
          <table:table-cell table:formula="of:=(1.000001018*(1-[.K48]*[.K48]))/(1+[.K48]*COS(RADIANS([.N48])))" office:value-type="float" office:value="0.988013679773452">
            <text:p>0.99</text:p>
          </table:table-cell>
          <table:table-cell table:formula="of:=[.M48]-0.00569-0.00478*SIN(RADIANS(125.04-1934.136*[.G48]))" office:value-type="float" office:value="327.917250434576">
            <text:p>327.92</text:p>
          </table:table-cell>
          <table:table-cell table:formula="of:=23+(26+((21.448-[.G48]*(46.815+[.G48]*(0.00059-[.G48]*0.001813))))/60)/60" office:value-type="float" office:value="23.4379740635001">
            <text:p>23.44</text:p>
          </table:table-cell>
          <table:table-cell table:formula="of:=[.Q48]+0.00256*COS(RADIANS(125.04-1934.136*[.G48]))" office:value-type="float" office:value="23.4388139794307">
            <text:p>23.44</text:p>
          </table:table-cell>
          <table:table-cell table:formula="of:=DEGREES(ATAN2(COS(RADIANS([.R48]))*SIN(RADIANS([.P48]));COS(RADIANS([.P48]))))" office:value-type="float" office:value="119.905473568553">
            <text:p>119.91</text:p>
          </table:table-cell>
          <table:table-cell table:formula="of:=DEGREES(ASIN(SIN(RADIANS([.R48]))*SIN(RADIANS([.P48]))))" office:value-type="float" office:value="-12.1969458673173">
            <text:p>-12.2</text:p>
          </table:table-cell>
          <table:table-cell table:formula="of:=TAN(RADIANS([.R48]/2))*TAN(RADIANS([.R48]/2))" office:value-type="float" office:value="0.0430327274261162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4.0825195042142">
            <text:p>-14.08</text:p>
          </table:table-cell>
          <table:table-cell table:formula="of:=DEGREES(ACOS(COS(RADIANS(90.833))/COS(RADIANS([.$B$2]))*COS(RADIANS([.T48]))-TAN(RADIANS([.$B$2]))*TAN(RADIANS([.T48]))))" office:value-type="float" office:value="79.5058425055721">
            <text:p>79.51</text:p>
          </table:table-cell>
          <table:table-cell table:style-name="ce7" table:formula="of:=(720-4*[.$B$3]-[.V48]+[.$B$4]*60)/1440" office:value-type="float" office:value="0.520529527433482">
            <text:p>12:29:34</text:p>
          </table:table-cell>
          <table:table-cell table:style-name="ce7" table:formula="of:=([.X48]*1440-[.W48]*4)/1440" office:value-type="float" office:value="0.299679964918004">
            <text:p>7:11:32</text:p>
          </table:table-cell>
          <table:table-cell table:style-name="ce7" table:formula="of:=([.X48]*1440+[.W48]*4)/1440" office:value-type="float" office:value="0.74137908994896">
            <text:p>17:47:35</text:p>
          </table:table-cell>
          <table:table-cell table:formula="of:=8*[.W48]" office:value-type="float" office:value="636.046740044577">
            <text:p>636.05</text:p>
          </table:table-cell>
          <table:table-cell table:formula="of:=MOD([.E48]*1440+[.V48]+4*[.$B$3]-60*[.$B$4];1440)" office:value-type="float" office:value="690.437480495786">
            <text:p>690.44</text:p>
          </table:table-cell>
          <table:table-cell table:formula="of:=IF([.AB48]/4&lt;0;[.AB48]/4+180;[.AB48]/4-180)" office:value-type="float" office:value="-7.39062987605354">
            <text:p>-7.39</text:p>
          </table:table-cell>
          <table:table-cell table:formula="of:=DEGREES(ACOS(SIN(RADIANS([.$B$2]))*SIN(RADIANS([.T48]))+COS(RADIANS([.$B$2]))*COS(RADIANS([.T48]))*COS(RADIANS([.AC48]))))" office:value-type="float" office:value="55.6103074174198">
            <text:p>55.61</text:p>
          </table:table-cell>
          <table:table-cell table:formula="of:=90-[.AD48]" office:value-type="float" office:value="34.3896925825802">
            <text:p>34.39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235188687313469">
            <text:p>0.02</text:p>
          </table:table-cell>
          <table:table-cell table:formula="of:=[.AE48]+[.AF48]" office:value-type="float" office:value="34.4132114513116">
            <text:p>34.41</text:p>
          </table:table-cell>
          <table:table-cell table:formula="of:=IF([.AC48]&gt;0;MOD(DEGREES(ACOS(((SIN(RADIANS([.$B$2]))*COS(RADIANS([.AD48])))-SIN(RADIANS([.T48])))/(COS(RADIANS([.$B$2]))*SIN(RADIANS([.AD48])))))+180;360);MOD(540-DEGREES(ACOS(((SIN(RADIANS([.$B$2]))*COS(RADIANS([.AD48])))-SIN(RADIANS([.T48])))/(COS(RADIANS([.$B$2]))*SIN(RADIANS([.AD48])))));360))" office:value-type="float" office:value="171.23628175399">
            <text:p>171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8]+1" office:value-type="date" office:date-value="2010-02-17">
            <text:p>2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9]+2415018.5+[.E49]-[.$B$4]/24" office:value-type="float" office:value="2455245.20833333">
            <text:p>2455245.21</text:p>
          </table:table-cell>
          <table:table-cell table:style-name="ce9" table:formula="of:=([.F49]-2451545)/36525" office:value-type="float" office:value="0.101306182979699">
            <text:p>0.10130618</text:p>
          </table:table-cell>
          <table:table-cell/>
          <table:table-cell table:formula="of:=MOD(280.46646+[.G49]*(36000.76983+[.G49]*0.0003032);360)" office:value-type="float" office:value="327.567038919714">
            <text:p>327.57</text:p>
          </table:table-cell>
          <table:table-cell table:formula="of:=357.52911+[.G49]*(35999.05029-0.0001537*[.G49])" office:value-type="float" office:value="4004.45548419669">
            <text:p>4004.46</text:p>
          </table:table-cell>
          <table:table-cell table:formula="of:=0.016708634-[.G49]*(0.000042037+0.0001537*[.G49])" office:value-type="float" office:value="0.0167027979776916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36074826897347">
            <text:p>1.36</text:p>
          </table:table-cell>
          <table:table-cell table:formula="of:=[.I49]+[.L49]" office:value-type="float" office:value="328.927787188688">
            <text:p>328.93</text:p>
          </table:table-cell>
          <table:table-cell table:formula="of:=[.J49]+[.L49]" office:value-type="float" office:value="4005.81623246567">
            <text:p>4005.82</text:p>
          </table:table-cell>
          <table:table-cell table:formula="of:=(1.000001018*(1-[.K49]*[.K49]))/(1+[.K49]*COS(RADIANS([.N49])))" office:value-type="float" office:value="0.988217976392684">
            <text:p>0.99</text:p>
          </table:table-cell>
          <table:table-cell table:formula="of:=[.M49]-0.00569-0.00478*SIN(RADIANS(125.04-1934.136*[.G49]))" office:value-type="float" office:value="328.926614042728">
            <text:p>328.93</text:p>
          </table:table-cell>
          <table:table-cell table:formula="of:=23+(26+((21.448-[.G49]*(46.815+[.G49]*(0.00059-[.G49]*0.001813))))/60)/60" office:value-type="float" office:value="23.4379737074649">
            <text:p>23.44</text:p>
          </table:table-cell>
          <table:table-cell table:formula="of:=[.Q49]+0.00256*COS(RADIANS(125.04-1934.136*[.G49]))" office:value-type="float" office:value="23.4388113880085">
            <text:p>23.44</text:p>
          </table:table-cell>
          <table:table-cell table:formula="of:=DEGREES(ATAN2(COS(RADIANS([.R49]))*SIN(RADIANS([.P49]));COS(RADIANS([.P49]))))" office:value-type="float" office:value="118.937393072984">
            <text:p>118.94</text:p>
          </table:table-cell>
          <table:table-cell table:formula="of:=DEGREES(ASIN(SIN(RADIANS([.R49]))*SIN(RADIANS([.P49]))))" office:value-type="float" office:value="-11.847234622828">
            <text:p>-11.85</text:p>
          </table:table-cell>
          <table:table-cell table:formula="of:=TAN(RADIANS([.R49]/2))*TAN(RADIANS([.R49]/2))" office:value-type="float" office:value="0.0430327176399435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4.0111921790579">
            <text:p>-14.01</text:p>
          </table:table-cell>
          <table:table-cell table:formula="of:=DEGREES(ACOS(COS(RADIANS(90.833))/COS(RADIANS([.$B$2]))*COS(RADIANS([.T49]))-TAN(RADIANS([.$B$2]))*TAN(RADIANS([.T49]))))" office:value-type="float" office:value="79.8538225179254">
            <text:p>79.85</text:p>
          </table:table-cell>
          <table:table-cell table:style-name="ce7" table:formula="of:=(720-4*[.$B$3]-[.V49]+[.$B$4]*60)/1440" office:value-type="float" office:value="0.52047999456879">
            <text:p>12:29:29</text:p>
          </table:table-cell>
          <table:table-cell table:style-name="ce7" table:formula="of:=([.X49]*1440-[.W49]*4)/1440" office:value-type="float" office:value="0.298663820907886">
            <text:p>7:10:05</text:p>
          </table:table-cell>
          <table:table-cell table:style-name="ce7" table:formula="of:=([.X49]*1440+[.W49]*4)/1440" office:value-type="float" office:value="0.742296168229694">
            <text:p>17:48:54</text:p>
          </table:table-cell>
          <table:table-cell table:formula="of:=8*[.W49]" office:value-type="float" office:value="638.830580143403">
            <text:p>638.83</text:p>
          </table:table-cell>
          <table:table-cell table:formula="of:=MOD([.E49]*1440+[.V49]+4*[.$B$3]-60*[.$B$4];1440)" office:value-type="float" office:value="690.508807820942">
            <text:p>690.51</text:p>
          </table:table-cell>
          <table:table-cell table:formula="of:=IF([.AB49]/4&lt;0;[.AB49]/4+180;[.AB49]/4-180)" office:value-type="float" office:value="-7.37279804476447">
            <text:p>-7.37</text:p>
          </table:table-cell>
          <table:table-cell table:formula="of:=DEGREES(ACOS(SIN(RADIANS([.$B$2]))*SIN(RADIANS([.T49]))+COS(RADIANS([.$B$2]))*COS(RADIANS([.T49]))*COS(RADIANS([.AC49]))))" office:value-type="float" office:value="55.2608901625374">
            <text:p>55.26</text:p>
          </table:table-cell>
          <table:table-cell table:formula="of:=90-[.AD49]" office:value-type="float" office:value="34.7391098374626">
            <text:p>34.74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232153925953524">
            <text:p>0.02</text:p>
          </table:table-cell>
          <table:table-cell table:formula="of:=[.AE49]+[.AF49]" office:value-type="float" office:value="34.762325230058">
            <text:p>34.76</text:p>
          </table:table-cell>
          <table:table-cell table:formula="of:=IF([.AC49]&gt;0;MOD(DEGREES(ACOS(((SIN(RADIANS([.$B$2]))*COS(RADIANS([.AD49])))-SIN(RADIANS([.T49])))/(COS(RADIANS([.$B$2]))*SIN(RADIANS([.AD49])))))+180;360);MOD(540-DEGREES(ACOS(((SIN(RADIANS([.$B$2]))*COS(RADIANS([.AD49])))-SIN(RADIANS([.T49])))/(COS(RADIANS([.$B$2]))*SIN(RADIANS([.AD49])))));360))" office:value-type="float" office:value="171.208865548334">
            <text:p>171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9]+1" office:value-type="date" office:date-value="2010-02-18">
            <text:p>2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0]+2415018.5+[.E50]-[.$B$4]/24" office:value-type="float" office:value="2455246.20833333">
            <text:p>2455246.21</text:p>
          </table:table-cell>
          <table:table-cell table:style-name="ce9" table:formula="of:=([.F50]-2451545)/36525" office:value-type="float" office:value="0.10133356148757">
            <text:p>0.10133356</text:p>
          </table:table-cell>
          <table:table-cell/>
          <table:table-cell table:formula="of:=MOD(280.46646+[.G50]*(36000.76983+[.G50]*0.0003032);360)" office:value-type="float" office:value="328.552686281561">
            <text:p>328.55</text:p>
          </table:table-cell>
          <table:table-cell table:formula="of:=357.52911+[.G50]*(35999.05029-0.0001537*[.G50])" office:value-type="float" office:value="4005.44108447757">
            <text:p>4005.44</text:p>
          </table:table-cell>
          <table:table-cell table:formula="of:=0.016708634-[.G50]*(0.000042037+0.0001537*[.G50])" office:value-type="float" office:value="0.0167027959740577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38404218746322">
            <text:p>1.38</text:p>
          </table:table-cell>
          <table:table-cell table:formula="of:=[.I50]+[.L50]" office:value-type="float" office:value="329.936728469024">
            <text:p>329.94</text:p>
          </table:table-cell>
          <table:table-cell table:formula="of:=[.J50]+[.L50]" office:value-type="float" office:value="4006.82512666503">
            <text:p>4006.83</text:p>
          </table:table-cell>
          <table:table-cell table:formula="of:=(1.000001018*(1-[.K50]*[.K50]))/(1+[.K50]*COS(RADIANS([.N50])))" office:value-type="float" office:value="0.988425800252244">
            <text:p>0.99</text:p>
          </table:table-cell>
          <table:table-cell table:formula="of:=[.M50]-0.00569-0.00478*SIN(RADIANS(125.04-1934.136*[.G50]))" office:value-type="float" office:value="329.935556766709">
            <text:p>329.94</text:p>
          </table:table-cell>
          <table:table-cell table:formula="of:=23+(26+((21.448-[.G50]*(46.815+[.G50]*(0.00059-[.G50]*0.001813))))/60)/60" office:value-type="float" office:value="23.4379733514297">
            <text:p>23.44</text:p>
          </table:table-cell>
          <table:table-cell table:formula="of:=[.Q50]+0.00256*COS(RADIANS(125.04-1934.136*[.G50]))" office:value-type="float" office:value="23.4388087958709">
            <text:p>23.44</text:p>
          </table:table-cell>
          <table:table-cell table:formula="of:=DEGREES(ATAN2(COS(RADIANS([.R50]))*SIN(RADIANS([.P50]));COS(RADIANS([.P50]))))" office:value-type="float" office:value="117.97220199434">
            <text:p>117.97</text:p>
          </table:table-cell>
          <table:table-cell table:formula="of:=DEGREES(ASIN(SIN(RADIANS([.R50]))*SIN(RADIANS([.P50]))))" office:value-type="float" office:value="-11.4943932289245">
            <text:p>-11.49</text:p>
          </table:table-cell>
          <table:table-cell table:formula="of:=TAN(RADIANS([.R50]/2))*TAN(RADIANS([.R50]/2))" office:value-type="float" office:value="0.0430327078510699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3.9281741386407">
            <text:p>-13.93</text:p>
          </table:table-cell>
          <table:table-cell table:formula="of:=DEGREES(ACOS(COS(RADIANS(90.833))/COS(RADIANS([.$B$2]))*COS(RADIANS([.T50]))-TAN(RADIANS([.$B$2]))*TAN(RADIANS([.T50]))))" office:value-type="float" office:value="80.2035950426298">
            <text:p>80.2</text:p>
          </table:table-cell>
          <table:table-cell table:style-name="ce7" table:formula="of:=(720-4*[.$B$3]-[.V50]+[.$B$4]*60)/1440" office:value-type="float" office:value="0.520422343151834">
            <text:p>12:29:24</text:p>
          </table:table-cell>
          <table:table-cell table:style-name="ce7" table:formula="of:=([.X50]*1440-[.W50]*4)/1440" office:value-type="float" office:value="0.297634579144529">
            <text:p>7:08:36</text:p>
          </table:table-cell>
          <table:table-cell table:style-name="ce7" table:formula="of:=([.X50]*1440+[.W50]*4)/1440" office:value-type="float" office:value="0.743210107159139">
            <text:p>17:50:13</text:p>
          </table:table-cell>
          <table:table-cell table:formula="of:=8*[.W50]" office:value-type="float" office:value="641.628760341039">
            <text:p>641.63</text:p>
          </table:table-cell>
          <table:table-cell table:formula="of:=MOD([.E50]*1440+[.V50]+4*[.$B$3]-60*[.$B$4];1440)" office:value-type="float" office:value="690.591825861359">
            <text:p>690.59</text:p>
          </table:table-cell>
          <table:table-cell table:formula="of:=IF([.AB50]/4&lt;0;[.AB50]/4+180;[.AB50]/4-180)" office:value-type="float" office:value="-7.35204353466017">
            <text:p>-7.35</text:p>
          </table:table-cell>
          <table:table-cell table:formula="of:=DEGREES(ACOS(SIN(RADIANS([.$B$2]))*SIN(RADIANS([.T50]))+COS(RADIANS([.$B$2]))*COS(RADIANS([.T50]))*COS(RADIANS([.AC50]))))" office:value-type="float" office:value="54.9080378513378">
            <text:p>54.91</text:p>
          </table:table-cell>
          <table:table-cell table:formula="of:=90-[.AD50]" office:value-type="float" office:value="35.0919621486622">
            <text:p>35.09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229142429753733">
            <text:p>0.02</text:p>
          </table:table-cell>
          <table:table-cell table:formula="of:=[.AE50]+[.AF50]" office:value-type="float" office:value="35.1148763916376">
            <text:p>35.11</text:p>
          </table:table-cell>
          <table:table-cell table:formula="of:=IF([.AC50]&gt;0;MOD(DEGREES(ACOS(((SIN(RADIANS([.$B$2]))*COS(RADIANS([.AD50])))-SIN(RADIANS([.T50])))/(COS(RADIANS([.$B$2]))*SIN(RADIANS([.AD50])))))+180;360);MOD(540-DEGREES(ACOS(((SIN(RADIANS([.$B$2]))*COS(RADIANS([.AD50])))-SIN(RADIANS([.T50])))/(COS(RADIANS([.$B$2]))*SIN(RADIANS([.AD50])))));360))" office:value-type="float" office:value="171.1843105009">
            <text:p>171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0]+1" office:value-type="date" office:date-value="2010-02-19">
            <text:p>2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1]+2415018.5+[.E51]-[.$B$4]/24" office:value-type="float" office:value="2455247.20833333">
            <text:p>2455247.21</text:p>
          </table:table-cell>
          <table:table-cell table:style-name="ce9" table:formula="of:=([.F51]-2451545)/36525" office:value-type="float" office:value="0.101360939995441">
            <text:p>0.10136094</text:p>
          </table:table-cell>
          <table:table-cell/>
          <table:table-cell table:formula="of:=MOD(280.46646+[.G51]*(36000.76983+[.G51]*0.0003032);360)" office:value-type="float" office:value="329.538333643407">
            <text:p>329.54</text:p>
          </table:table-cell>
          <table:table-cell table:formula="of:=357.52911+[.G51]*(35999.05029-0.0001537*[.G51])" office:value-type="float" office:value="4006.42668475844">
            <text:p>4006.43</text:p>
          </table:table-cell>
          <table:table-cell table:formula="of:=0.016708634-[.G51]*(0.000042037+0.0001537*[.G51])" office:value-type="float" office:value="0.0167027939701933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40690835680974">
            <text:p>1.41</text:p>
          </table:table-cell>
          <table:table-cell table:formula="of:=[.I51]+[.L51]" office:value-type="float" office:value="330.945242000217">
            <text:p>330.95</text:p>
          </table:table-cell>
          <table:table-cell table:formula="of:=[.J51]+[.L51]" office:value-type="float" office:value="4007.83359311525">
            <text:p>4007.83</text:p>
          </table:table-cell>
          <table:table-cell table:formula="of:=(1.000001018*(1-[.K51]*[.K51]))/(1+[.K51]*COS(RADIANS([.N51])))" office:value-type="float" office:value="0.988637085445057">
            <text:p>0.99</text:p>
          </table:table-cell>
          <table:table-cell table:formula="of:=[.M51]-0.00569-0.00478*SIN(RADIANS(125.04-1934.136*[.G51]))" office:value-type="float" office:value="330.944071737688">
            <text:p>330.94</text:p>
          </table:table-cell>
          <table:table-cell table:formula="of:=23+(26+((21.448-[.G51]*(46.815+[.G51]*(0.00059-[.G51]*0.001813))))/60)/60" office:value-type="float" office:value="23.4379729953946">
            <text:p>23.44</text:p>
          </table:table-cell>
          <table:table-cell table:formula="of:=[.Q51]+0.00256*COS(RADIANS(125.04-1934.136*[.G51]))" office:value-type="float" office:value="23.4388062030196">
            <text:p>23.44</text:p>
          </table:table-cell>
          <table:table-cell table:formula="of:=DEGREES(ATAN2(COS(RADIANS([.R51]))*SIN(RADIANS([.P51]));COS(RADIANS([.P51]))))" office:value-type="float" office:value="117.009843654712">
            <text:p>117.01</text:p>
          </table:table-cell>
          <table:table-cell table:formula="of:=DEGREES(ASIN(SIN(RADIANS([.R51]))*SIN(RADIANS([.P51]))))" office:value-type="float" office:value="-11.1385364739594">
            <text:p>-11.14</text:p>
          </table:table-cell>
          <table:table-cell table:formula="of:=TAN(RADIANS([.R51]/2))*TAN(RADIANS([.R51]/2))" office:value-type="float" office:value="0.0430326980595027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3.8337002861963">
            <text:p>-13.83</text:p>
          </table:table-cell>
          <table:table-cell table:formula="of:=DEGREES(ACOS(COS(RADIANS(90.833))/COS(RADIANS([.$B$2]))*COS(RADIANS([.T51]))-TAN(RADIANS([.$B$2]))*TAN(RADIANS([.T51]))))" office:value-type="float" office:value="80.555059179741">
            <text:p>80.56</text:p>
          </table:table-cell>
          <table:table-cell table:style-name="ce7" table:formula="of:=(720-4*[.$B$3]-[.V51]+[.$B$4]*60)/1440" office:value-type="float" office:value="0.520356736309859">
            <text:p>12:29:19</text:p>
          </table:table-cell>
          <table:table-cell table:style-name="ce7" table:formula="of:=([.X51]*1440-[.W51]*4)/1440" office:value-type="float" office:value="0.2965926830328">
            <text:p>7:07:06</text:p>
          </table:table-cell>
          <table:table-cell table:style-name="ce7" table:formula="of:=([.X51]*1440+[.W51]*4)/1440" office:value-type="float" office:value="0.744120789586917">
            <text:p>17:51:32</text:p>
          </table:table-cell>
          <table:table-cell table:formula="of:=8*[.W51]" office:value-type="float" office:value="644.440473437928">
            <text:p>644.44</text:p>
          </table:table-cell>
          <table:table-cell table:formula="of:=MOD([.E51]*1440+[.V51]+4*[.$B$3]-60*[.$B$4];1440)" office:value-type="float" office:value="690.686299713804">
            <text:p>690.69</text:p>
          </table:table-cell>
          <table:table-cell table:formula="of:=IF([.AB51]/4&lt;0;[.AB51]/4+180;[.AB51]/4-180)" office:value-type="float" office:value="-7.32842507154908">
            <text:p>-7.33</text:p>
          </table:table-cell>
          <table:table-cell table:formula="of:=DEGREES(ACOS(SIN(RADIANS([.$B$2]))*SIN(RADIANS([.T51]))+COS(RADIANS([.$B$2]))*COS(RADIANS([.T51]))*COS(RADIANS([.AC51]))))" office:value-type="float" office:value="54.5518687919039">
            <text:p>54.55</text:p>
          </table:table-cell>
          <table:table-cell table:formula="of:=90-[.AD51]" office:value-type="float" office:value="35.4481312080961">
            <text:p>35.45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226155120954023">
            <text:p>0.02</text:p>
          </table:table-cell>
          <table:table-cell table:formula="of:=[.AE51]+[.AF51]" office:value-type="float" office:value="35.4707467201915">
            <text:p>35.47</text:p>
          </table:table-cell>
          <table:table-cell table:formula="of:=IF([.AC51]&gt;0;MOD(DEGREES(ACOS(((SIN(RADIANS([.$B$2]))*COS(RADIANS([.AD51])))-SIN(RADIANS([.T51])))/(COS(RADIANS([.$B$2]))*SIN(RADIANS([.AD51])))))+180;360);MOD(540-DEGREES(ACOS(((SIN(RADIANS([.$B$2]))*COS(RADIANS([.AD51])))-SIN(RADIANS([.T51])))/(COS(RADIANS([.$B$2]))*SIN(RADIANS([.AD51])))));360))" office:value-type="float" office:value="171.162607003504">
            <text:p>171.16</text:p>
          </table:table-cell>
          <table:table-cell table:number-columns-repeated="990"/>
        </table:table-row>
        <table:table-row table:style-name="ro2">
          <table:table-cell>
            <draw:frame table:end-cell-address="Calculations.C62" table:end-x="1.2346in" table:end-y="0.187in" draw:z-index="4" draw:style-name="gr1" svg:width="3.8429in" svg:height="2.0437in" svg:x="0.0315in" svg:y="0.0807in">
              <draw:object draw:notify-on-update-of-ranges="Calculations.T1:Calculations.T1 Calculations.T2:Calculations.T36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6" table:formula="of:=[.D51]+1" office:value-type="date" office:date-value="2010-02-20">
            <text:p>2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2]+2415018.5+[.E52]-[.$B$4]/24" office:value-type="float" office:value="2455248.20833333">
            <text:p>2455248.21</text:p>
          </table:table-cell>
          <table:table-cell table:style-name="ce9" table:formula="of:=([.F52]-2451545)/36525" office:value-type="float" office:value="0.101388318503312">
            <text:p>0.10138832</text:p>
          </table:table-cell>
          <table:table-cell/>
          <table:table-cell table:formula="of:=MOD(280.46646+[.G52]*(36000.76983+[.G52]*0.0003032);360)" office:value-type="float" office:value="330.523981005254">
            <text:p>330.52</text:p>
          </table:table-cell>
          <table:table-cell table:formula="of:=357.52911+[.G52]*(35999.05029-0.0001537*[.G52])" office:value-type="float" office:value="4007.41228503931">
            <text:p>4007.41</text:p>
          </table:table-cell>
          <table:table-cell table:formula="of:=0.016708634-[.G52]*(0.000042037+0.0001537*[.G52])" office:value-type="float" office:value="0.0167027919660986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42934005700161">
            <text:p>1.43</text:p>
          </table:table-cell>
          <table:table-cell table:formula="of:=[.I52]+[.L52]" office:value-type="float" office:value="331.953321062256">
            <text:p>331.95</text:p>
          </table:table-cell>
          <table:table-cell table:formula="of:=[.J52]+[.L52]" office:value-type="float" office:value="4008.84162509631">
            <text:p>4008.84</text:p>
          </table:table-cell>
          <table:table-cell table:formula="of:=(1.000001018*(1-[.K52]*[.K52]))/(1+[.K52]*COS(RADIANS([.N52])))" office:value-type="float" office:value="0.988851765050612">
            <text:p>0.99</text:p>
          </table:table-cell>
          <table:table-cell table:formula="of:=[.M52]-0.00569-0.00478*SIN(RADIANS(125.04-1934.136*[.G52]))" office:value-type="float" office:value="331.952152235652">
            <text:p>331.95</text:p>
          </table:table-cell>
          <table:table-cell table:formula="of:=23+(26+((21.448-[.G52]*(46.815+[.G52]*(0.00059-[.G52]*0.001813))))/60)/60" office:value-type="float" office:value="23.4379726393594">
            <text:p>23.44</text:p>
          </table:table-cell>
          <table:table-cell table:formula="of:=[.Q52]+0.00256*COS(RADIANS(125.04-1934.136*[.G52]))" office:value-type="float" office:value="23.4388036094566">
            <text:p>23.44</text:p>
          </table:table-cell>
          <table:table-cell table:formula="of:=DEGREES(ATAN2(COS(RADIANS([.R52]))*SIN(RADIANS([.P52]));COS(RADIANS([.P52]))))" office:value-type="float" office:value="116.050259151852">
            <text:p>116.05</text:p>
          </table:table-cell>
          <table:table-cell table:formula="of:=DEGREES(ASIN(SIN(RADIANS([.R52]))*SIN(RADIANS([.P52]))))" office:value-type="float" office:value="-10.77977884062">
            <text:p>-10.78</text:p>
          </table:table-cell>
          <table:table-cell table:formula="of:=TAN(RADIANS([.R52]/2))*TAN(RADIANS([.R52]/2))" office:value-type="float" office:value="0.0430326882652489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3.7280152307106">
            <text:p>-13.73</text:p>
          </table:table-cell>
          <table:table-cell table:formula="of:=DEGREES(ACOS(COS(RADIANS(90.833))/COS(RADIANS([.$B$2]))*COS(RADIANS([.T52]))-TAN(RADIANS([.$B$2]))*TAN(RADIANS([.T52]))))" office:value-type="float" office:value="80.9081173578245">
            <text:p>80.91</text:p>
          </table:table-cell>
          <table:table-cell table:style-name="ce7" table:formula="of:=(720-4*[.$B$3]-[.V52]+[.$B$4]*60)/1440" office:value-type="float" office:value="0.520283343910216">
            <text:p>12:29:12</text:p>
          </table:table-cell>
          <table:table-cell table:style-name="ce7" table:formula="of:=([.X52]*1440-[.W52]*4)/1440" office:value-type="float" office:value="0.295538573471814">
            <text:p>7:05:35</text:p>
          </table:table-cell>
          <table:table-cell table:style-name="ce7" table:formula="of:=([.X52]*1440+[.W52]*4)/1440" office:value-type="float" office:value="0.745028114348617">
            <text:p>17:52:50</text:p>
          </table:table-cell>
          <table:table-cell table:formula="of:=8*[.W52]" office:value-type="float" office:value="647.264938862596">
            <text:p>647.26</text:p>
          </table:table-cell>
          <table:table-cell table:formula="of:=MOD([.E52]*1440+[.V52]+4*[.$B$3]-60*[.$B$4];1440)" office:value-type="float" office:value="690.791984769289">
            <text:p>690.79</text:p>
          </table:table-cell>
          <table:table-cell table:formula="of:=IF([.AB52]/4&lt;0;[.AB52]/4+180;[.AB52]/4-180)" office:value-type="float" office:value="-7.30200380767766">
            <text:p>-7.3</text:p>
          </table:table-cell>
          <table:table-cell table:formula="of:=DEGREES(ACOS(SIN(RADIANS([.$B$2]))*SIN(RADIANS([.T52]))+COS(RADIANS([.$B$2]))*COS(RADIANS([.T52]))*COS(RADIANS([.AC52]))))" office:value-type="float" office:value="54.1925015904392">
            <text:p>54.19</text:p>
          </table:table-cell>
          <table:table-cell table:formula="of:=90-[.AD52]" office:value-type="float" office:value="35.8074984095609">
            <text:p>35.81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223192841852685">
            <text:p>0.02</text:p>
          </table:table-cell>
          <table:table-cell table:formula="of:=[.AE52]+[.AF52]" office:value-type="float" office:value="35.8298176937461">
            <text:p>35.83</text:p>
          </table:table-cell>
          <table:table-cell table:formula="of:=IF([.AC52]&gt;0;MOD(DEGREES(ACOS(((SIN(RADIANS([.$B$2]))*COS(RADIANS([.AD52])))-SIN(RADIANS([.T52])))/(COS(RADIANS([.$B$2]))*SIN(RADIANS([.AD52])))))+180;360);MOD(540-DEGREES(ACOS(((SIN(RADIANS([.$B$2]))*COS(RADIANS([.AD52])))-SIN(RADIANS([.T52])))/(COS(RADIANS([.$B$2]))*SIN(RADIANS([.AD52])))));360))" office:value-type="float" office:value="171.143742762128">
            <text:p>171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2]+1" office:value-type="date" office:date-value="2010-02-21">
            <text:p>2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3]+2415018.5+[.E53]-[.$B$4]/24" office:value-type="float" office:value="2455249.20833333">
            <text:p>2455249.21</text:p>
          </table:table-cell>
          <table:table-cell table:style-name="ce9" table:formula="of:=([.F53]-2451545)/36525" office:value-type="float" office:value="0.101415697011184">
            <text:p>0.10141570</text:p>
          </table:table-cell>
          <table:table-cell/>
          <table:table-cell table:formula="of:=MOD(280.46646+[.G53]*(36000.76983+[.G53]*0.0003032);360)" office:value-type="float" office:value="331.509628367102">
            <text:p>331.51</text:p>
          </table:table-cell>
          <table:table-cell table:formula="of:=357.52911+[.G53]*(35999.05029-0.0001537*[.G53])" office:value-type="float" office:value="4008.39788532018">
            <text:p>4008.4</text:p>
          </table:table-cell>
          <table:table-cell table:formula="of:=0.016708634-[.G53]*(0.000042037+0.0001537*[.G53])" office:value-type="float" office:value="0.0167027899617734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45133071874188">
            <text:p>1.45</text:p>
          </table:table-cell>
          <table:table-cell table:formula="of:=[.I53]+[.L53]" office:value-type="float" office:value="332.960959085844">
            <text:p>332.96</text:p>
          </table:table-cell>
          <table:table-cell table:formula="of:=[.J53]+[.L53]" office:value-type="float" office:value="4009.84921603892">
            <text:p>4009.85</text:p>
          </table:table-cell>
          <table:table-cell table:formula="of:=(1.000001018*(1-[.K53]*[.K53]))/(1+[.K53]*COS(RADIANS([.N53])))" office:value-type="float" office:value="0.989069771160185">
            <text:p>0.99</text:p>
          </table:table-cell>
          <table:table-cell table:formula="of:=[.M53]-0.00569-0.00478*SIN(RADIANS(125.04-1934.136*[.G53]))" office:value-type="float" office:value="332.959791691304">
            <text:p>332.96</text:p>
          </table:table-cell>
          <table:table-cell table:formula="of:=23+(26+((21.448-[.G53]*(46.815+[.G53]*(0.00059-[.G53]*0.001813))))/60)/60" office:value-type="float" office:value="23.4379722833242">
            <text:p>23.44</text:p>
          </table:table-cell>
          <table:table-cell table:formula="of:=[.Q53]+0.00256*COS(RADIANS(125.04-1934.136*[.G53]))" office:value-type="float" office:value="23.4388010151838">
            <text:p>23.44</text:p>
          </table:table-cell>
          <table:table-cell table:formula="of:=DEGREES(ATAN2(COS(RADIANS([.R53]))*SIN(RADIANS([.P53]));COS(RADIANS([.P53]))))" office:value-type="float" office:value="115.093387465722">
            <text:p>115.09</text:p>
          </table:table-cell>
          <table:table-cell table:formula="of:=DEGREES(ASIN(SIN(RADIANS([.R53]))*SIN(RADIANS([.P53]))))" office:value-type="float" office:value="-10.4182344758095">
            <text:p>-10.42</text:p>
          </table:table-cell>
          <table:table-cell table:formula="of:=TAN(RADIANS([.R53]/2))*TAN(RADIANS([.R53]/2))" office:value-type="float" office:value="0.0430326784683159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3.6113727729191">
            <text:p>-13.61</text:p>
          </table:table-cell>
          <table:table-cell table:formula="of:=DEGREES(ACOS(COS(RADIANS(90.833))/COS(RADIANS([.$B$2]))*COS(RADIANS([.T53]))-TAN(RADIANS([.$B$2]))*TAN(RADIANS([.T53]))))" office:value-type="float" office:value="81.2626752610569">
            <text:p>81.26</text:p>
          </table:table-cell>
          <table:table-cell table:style-name="ce7" table:formula="of:=(720-4*[.$B$3]-[.V53]+[.$B$4]*60)/1440" office:value-type="float" office:value="0.520202342203416">
            <text:p>12:29:05</text:p>
          </table:table-cell>
          <table:table-cell table:style-name="ce7" table:formula="of:=([.X53]*1440-[.W53]*4)/1440" office:value-type="float" office:value="0.29447268870048">
            <text:p>7:04:02</text:p>
          </table:table-cell>
          <table:table-cell table:style-name="ce7" table:formula="of:=([.X53]*1440+[.W53]*4)/1440" office:value-type="float" office:value="0.745931995706352">
            <text:p>17:54:09</text:p>
          </table:table-cell>
          <table:table-cell table:formula="of:=8*[.W53]" office:value-type="float" office:value="650.101402088455">
            <text:p>650.1</text:p>
          </table:table-cell>
          <table:table-cell table:formula="of:=MOD([.E53]*1440+[.V53]+4*[.$B$3]-60*[.$B$4];1440)" office:value-type="float" office:value="690.908627227081">
            <text:p>690.91</text:p>
          </table:table-cell>
          <table:table-cell table:formula="of:=IF([.AB53]/4&lt;0;[.AB53]/4+180;[.AB53]/4-180)" office:value-type="float" office:value="-7.27284319322976">
            <text:p>-7.27</text:p>
          </table:table-cell>
          <table:table-cell table:formula="of:=DEGREES(ACOS(SIN(RADIANS([.$B$2]))*SIN(RADIANS([.T53]))+COS(RADIANS([.$B$2]))*COS(RADIANS([.T53]))*COS(RADIANS([.AC53]))))" office:value-type="float" office:value="53.8300550990973">
            <text:p>53.83</text:p>
          </table:table-cell>
          <table:table-cell table:formula="of:=90-[.AD53]" office:value-type="float" office:value="36.1699449009027">
            <text:p>36.17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220256358474843">
            <text:p>0.02</text:p>
          </table:table-cell>
          <table:table-cell table:formula="of:=[.AE53]+[.AF53]" office:value-type="float" office:value="36.1919705367502">
            <text:p>36.19</text:p>
          </table:table-cell>
          <table:table-cell table:formula="of:=IF([.AC53]&gt;0;MOD(DEGREES(ACOS(((SIN(RADIANS([.$B$2]))*COS(RADIANS([.AD53])))-SIN(RADIANS([.T53])))/(COS(RADIANS([.$B$2]))*SIN(RADIANS([.AD53])))))+180;360);MOD(540-DEGREES(ACOS(((SIN(RADIANS([.$B$2]))*COS(RADIANS([.AD53])))-SIN(RADIANS([.T53])))/(COS(RADIANS([.$B$2]))*SIN(RADIANS([.AD53])))));360))" office:value-type="float" office:value="171.127702821645">
            <text:p>171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3]+1" office:value-type="date" office:date-value="2010-02-22">
            <text:p>2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4]+2415018.5+[.E54]-[.$B$4]/24" office:value-type="float" office:value="2455250.20833333">
            <text:p>2455250.21</text:p>
          </table:table-cell>
          <table:table-cell table:style-name="ce9" table:formula="of:=([.F54]-2451545)/36525" office:value-type="float" office:value="0.101443075519055">
            <text:p>0.10144308</text:p>
          </table:table-cell>
          <table:table-cell/>
          <table:table-cell table:formula="of:=MOD(280.46646+[.G54]*(36000.76983+[.G54]*0.0003032);360)" office:value-type="float" office:value="332.495275728951">
            <text:p>332.5</text:p>
          </table:table-cell>
          <table:table-cell table:formula="of:=357.52911+[.G54]*(35999.05029-0.0001537*[.G54])" office:value-type="float" office:value="4009.38348560105">
            <text:p>4009.38</text:p>
          </table:table-cell>
          <table:table-cell table:formula="of:=0.016708634-[.G54]*(0.000042037+0.0001537*[.G54])" office:value-type="float" office:value="0.0167027879572178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47287392527081">
            <text:p>1.47</text:p>
          </table:table-cell>
          <table:table-cell table:formula="of:=[.I54]+[.L54]" office:value-type="float" office:value="333.968149654221">
            <text:p>333.97</text:p>
          </table:table-cell>
          <table:table-cell table:formula="of:=[.J54]+[.L54]" office:value-type="float" office:value="4010.85635952632">
            <text:p>4010.86</text:p>
          </table:table-cell>
          <table:table-cell table:formula="of:=(1.000001018*(1-[.K54]*[.K54]))/(1+[.K54]*COS(RADIANS([.N54])))" office:value-type="float" office:value="0.989291034902317">
            <text:p>0.99</text:p>
          </table:table-cell>
          <table:table-cell table:formula="of:=[.M54]-0.00569-0.00478*SIN(RADIANS(125.04-1934.136*[.G54]))" office:value-type="float" office:value="333.966983687881">
            <text:p>333.97</text:p>
          </table:table-cell>
          <table:table-cell table:formula="of:=23+(26+((21.448-[.G54]*(46.815+[.G54]*(0.00059-[.G54]*0.001813))))/60)/60" office:value-type="float" office:value="23.4379719272891">
            <text:p>23.44</text:p>
          </table:table-cell>
          <table:table-cell table:formula="of:=[.Q54]+0.00256*COS(RADIANS(125.04-1934.136*[.G54]))" office:value-type="float" office:value="23.4387984202032">
            <text:p>23.44</text:p>
          </table:table-cell>
          <table:table-cell table:formula="of:=DEGREES(ATAN2(COS(RADIANS([.R54]))*SIN(RADIANS([.P54]));COS(RADIANS([.P54]))))" office:value-type="float" office:value="114.139165563307">
            <text:p>114.14</text:p>
          </table:table-cell>
          <table:table-cell table:formula="of:=DEGREES(ASIN(SIN(RADIANS([.R54]))*SIN(RADIANS([.P54]))))" office:value-type="float" office:value="-10.0540171632301">
            <text:p>-10.05</text:p>
          </table:table-cell>
          <table:table-cell table:formula="of:=TAN(RADIANS([.R54]/2))*TAN(RADIANS([.R54]/2))" office:value-type="float" office:value="0.0430326686687109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3.4840353943">
            <text:p>-13.48</text:p>
          </table:table-cell>
          <table:table-cell table:formula="of:=DEGREES(ACOS(COS(RADIANS(90.833))/COS(RADIANS([.$B$2]))*COS(RADIANS([.T54]))-TAN(RADIANS([.$B$2]))*TAN(RADIANS([.T54]))))" office:value-type="float" office:value="81.6186417509872">
            <text:p>81.62</text:p>
          </table:table-cell>
          <table:table-cell table:style-name="ce7" table:formula="of:=(720-4*[.$B$3]-[.V54]+[.$B$4]*60)/1440" office:value-type="float" office:value="0.520113913468264">
            <text:p>12:28:58</text:p>
          </table:table-cell>
          <table:table-cell table:style-name="ce7" table:formula="of:=([.X54]*1440-[.W54]*4)/1440" office:value-type="float" office:value="0.293395464159966">
            <text:p>7:02:29</text:p>
          </table:table-cell>
          <table:table-cell table:style-name="ce7" table:formula="of:=([.X54]*1440+[.W54]*4)/1440" office:value-type="float" office:value="0.746832362776562">
            <text:p>17:55:26</text:p>
          </table:table-cell>
          <table:table-cell table:formula="of:=8*[.W54]" office:value-type="float" office:value="652.949134007898">
            <text:p>652.95</text:p>
          </table:table-cell>
          <table:table-cell table:formula="of:=MOD([.E54]*1440+[.V54]+4*[.$B$3]-60*[.$B$4];1440)" office:value-type="float" office:value="691.0359646057">
            <text:p>691.04</text:p>
          </table:table-cell>
          <table:table-cell table:formula="of:=IF([.AB54]/4&lt;0;[.AB54]/4+180;[.AB54]/4-180)" office:value-type="float" office:value="-7.24100884857501">
            <text:p>-7.24</text:p>
          </table:table-cell>
          <table:table-cell table:formula="of:=DEGREES(ACOS(SIN(RADIANS([.$B$2]))*SIN(RADIANS([.T54]))+COS(RADIANS([.$B$2]))*COS(RADIANS([.T54]))*COS(RADIANS([.AC54]))))" office:value-type="float" office:value="53.4646483651928">
            <text:p>53.46</text:p>
          </table:table-cell>
          <table:table-cell table:formula="of:=90-[.AD54]" office:value-type="float" office:value="36.5353516348072">
            <text:p>36.54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217346364209528">
            <text:p>0.02</text:p>
          </table:table-cell>
          <table:table-cell table:formula="of:=[.AE54]+[.AF54]" office:value-type="float" office:value="36.5570862712282">
            <text:p>36.56</text:p>
          </table:table-cell>
          <table:table-cell table:formula="of:=IF([.AC54]&gt;0;MOD(DEGREES(ACOS(((SIN(RADIANS([.$B$2]))*COS(RADIANS([.AD54])))-SIN(RADIANS([.T54])))/(COS(RADIANS([.$B$2]))*SIN(RADIANS([.AD54])))))+180;360);MOD(540-DEGREES(ACOS(((SIN(RADIANS([.$B$2]))*COS(RADIANS([.AD54])))-SIN(RADIANS([.T54])))/(COS(RADIANS([.$B$2]))*SIN(RADIANS([.AD54])))));360))" office:value-type="float" office:value="171.114469591927">
            <text:p>171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4]+1" office:value-type="date" office:date-value="2010-02-23">
            <text:p>2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5]+2415018.5+[.E55]-[.$B$4]/24" office:value-type="float" office:value="2455251.20833333">
            <text:p>2455251.21</text:p>
          </table:table-cell>
          <table:table-cell table:style-name="ce9" table:formula="of:=([.F55]-2451545)/36525" office:value-type="float" office:value="0.101470454026926">
            <text:p>0.10147045</text:p>
          </table:table-cell>
          <table:table-cell/>
          <table:table-cell table:formula="of:=MOD(280.46646+[.G55]*(36000.76983+[.G55]*0.0003032);360)" office:value-type="float" office:value="333.480923090799">
            <text:p>333.48</text:p>
          </table:table-cell>
          <table:table-cell table:formula="of:=357.52911+[.G55]*(35999.05029-0.0001537*[.G55])" office:value-type="float" office:value="4010.36908588192">
            <text:p>4010.37</text:p>
          </table:table-cell>
          <table:table-cell table:formula="of:=0.016708634-[.G55]*(0.000042037+0.0001537*[.G55])" office:value-type="float" office:value="0.0167027859524318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49396341411575">
            <text:p>1.49</text:p>
          </table:table-cell>
          <table:table-cell table:formula="of:=[.I55]+[.L55]" office:value-type="float" office:value="334.974886504915">
            <text:p>334.97</text:p>
          </table:table-cell>
          <table:table-cell table:formula="of:=[.J55]+[.L55]" office:value-type="float" office:value="4011.86304929604">
            <text:p>4011.86</text:p>
          </table:table-cell>
          <table:table-cell table:formula="of:=(1.000001018*(1-[.K55]*[.K55]))/(1+[.K55]*COS(RADIANS([.N55])))" office:value-type="float" office:value="0.989515486468541">
            <text:p>0.99</text:p>
          </table:table-cell>
          <table:table-cell table:formula="of:=[.M55]-0.00569-0.00478*SIN(RADIANS(125.04-1934.136*[.G55]))" office:value-type="float" office:value="334.973721962911">
            <text:p>334.97</text:p>
          </table:table-cell>
          <table:table-cell table:formula="of:=23+(26+((21.448-[.G55]*(46.815+[.G55]*(0.00059-[.G55]*0.001813))))/60)/60" office:value-type="float" office:value="23.4379715712539">
            <text:p>23.44</text:p>
          </table:table-cell>
          <table:table-cell table:formula="of:=[.Q55]+0.00256*COS(RADIANS(125.04-1934.136*[.G55]))" office:value-type="float" office:value="23.4387958245165">
            <text:p>23.44</text:p>
          </table:table-cell>
          <table:table-cell table:formula="of:=DEGREES(ATAN2(COS(RADIANS([.R55]))*SIN(RADIANS([.P55]));COS(RADIANS([.P55]))))" office:value-type="float" office:value="113.187528501562">
            <text:p>113.19</text:p>
          </table:table-cell>
          <table:table-cell table:formula="of:=DEGREES(ASIN(SIN(RADIANS([.R55]))*SIN(RADIANS([.P55]))))" office:value-type="float" office:value="-9.68724029857984">
            <text:p>-9.69</text:p>
          </table:table-cell>
          <table:table-cell table:formula="of:=TAN(RADIANS([.R55]/2))*TAN(RADIANS([.R55]/2))" office:value-type="float" office:value="0.0430326588664411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3.3462737504279">
            <text:p>-13.35</text:p>
          </table:table-cell>
          <table:table-cell table:formula="of:=DEGREES(ACOS(COS(RADIANS(90.833))/COS(RADIANS([.$B$2]))*COS(RADIANS([.T55]))-TAN(RADIANS([.$B$2]))*TAN(RADIANS([.T55]))))" office:value-type="float" office:value="81.9759287834999">
            <text:p>81.98</text:p>
          </table:table-cell>
          <table:table-cell table:style-name="ce7" table:formula="of:=(720-4*[.$B$3]-[.V55]+[.$B$4]*60)/1440" office:value-type="float" office:value="0.52001824566002">
            <text:p>12:28:50</text:p>
          </table:table-cell>
          <table:table-cell table:style-name="ce7" table:formula="of:=([.X55]*1440-[.W55]*4)/1440" office:value-type="float" office:value="0.29230733237252">
            <text:p>7:00:55</text:p>
          </table:table-cell>
          <table:table-cell table:style-name="ce7" table:formula="of:=([.X55]*1440+[.W55]*4)/1440" office:value-type="float" office:value="0.747729158947519">
            <text:p>17:56:44</text:p>
          </table:table-cell>
          <table:table-cell table:formula="of:=8*[.W55]" office:value-type="float" office:value="655.807430267999">
            <text:p>655.81</text:p>
          </table:table-cell>
          <table:table-cell table:formula="of:=MOD([.E55]*1440+[.V55]+4*[.$B$3]-60*[.$B$4];1440)" office:value-type="float" office:value="691.173726249572">
            <text:p>691.17</text:p>
          </table:table-cell>
          <table:table-cell table:formula="of:=IF([.AB55]/4&lt;0;[.AB55]/4+180;[.AB55]/4-180)" office:value-type="float" office:value="-7.20656843760699">
            <text:p>-7.21</text:p>
          </table:table-cell>
          <table:table-cell table:formula="of:=DEGREES(ACOS(SIN(RADIANS([.$B$2]))*SIN(RADIANS([.T55]))+COS(RADIANS([.$B$2]))*COS(RADIANS([.T55]))*COS(RADIANS([.AC55]))))" office:value-type="float" office:value="53.0964005818374">
            <text:p>53.1</text:p>
          </table:table-cell>
          <table:table-cell table:formula="of:=90-[.AD55]" office:value-type="float" office:value="36.9035994181626">
            <text:p>36.9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21446348340164">
            <text:p>0.02</text:p>
          </table:table-cell>
          <table:table-cell table:formula="of:=[.AE55]+[.AF55]" office:value-type="float" office:value="36.9250457665028">
            <text:p>36.93</text:p>
          </table:table-cell>
          <table:table-cell table:formula="of:=IF([.AC55]&gt;0;MOD(DEGREES(ACOS(((SIN(RADIANS([.$B$2]))*COS(RADIANS([.AD55])))-SIN(RADIANS([.T55])))/(COS(RADIANS([.$B$2]))*SIN(RADIANS([.AD55])))))+180;360);MOD(540-DEGREES(ACOS(((SIN(RADIANS([.$B$2]))*COS(RADIANS([.AD55])))-SIN(RADIANS([.T55])))/(COS(RADIANS([.$B$2]))*SIN(RADIANS([.AD55])))));360))" office:value-type="float" office:value="171.104022875052">
            <text:p>17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5]+1" office:value-type="date" office:date-value="2010-02-24">
            <text:p>2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6]+2415018.5+[.E56]-[.$B$4]/24" office:value-type="float" office:value="2455252.20833333">
            <text:p>2455252.21</text:p>
          </table:table-cell>
          <table:table-cell table:style-name="ce9" table:formula="of:=([.F56]-2451545)/36525" office:value-type="float" office:value="0.101497832534798">
            <text:p>0.10149783</text:p>
          </table:table-cell>
          <table:table-cell/>
          <table:table-cell table:formula="of:=MOD(280.46646+[.G56]*(36000.76983+[.G56]*0.0003032);360)" office:value-type="float" office:value="334.466570452649">
            <text:p>334.47</text:p>
          </table:table-cell>
          <table:table-cell table:formula="of:=357.52911+[.G56]*(35999.05029-0.0001537*[.G56])" office:value-type="float" office:value="4011.3546861628">
            <text:p>4011.35</text:p>
          </table:table-cell>
          <table:table-cell table:formula="of:=0.016708634-[.G56]*(0.000042037+0.0001537*[.G56])" office:value-type="float" office:value="0.0167027839474153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51459307876777">
            <text:p>1.51</text:p>
          </table:table-cell>
          <table:table-cell table:formula="of:=[.I56]+[.L56]" office:value-type="float" office:value="335.981163531416">
            <text:p>335.98</text:p>
          </table:table-cell>
          <table:table-cell table:formula="of:=[.J56]+[.L56]" office:value-type="float" office:value="4012.86927924156">
            <text:p>4012.87</text:p>
          </table:table-cell>
          <table:table-cell table:formula="of:=(1.000001018*(1-[.K56]*[.K56]))/(1+[.K56]*COS(RADIANS([.N56])))" office:value-type="float" office:value="0.989743055139334">
            <text:p>0.99</text:p>
          </table:table-cell>
          <table:table-cell table:formula="of:=[.M56]-0.00569-0.00478*SIN(RADIANS(125.04-1934.136*[.G56]))" office:value-type="float" office:value="335.980000409883">
            <text:p>335.98</text:p>
          </table:table-cell>
          <table:table-cell table:formula="of:=23+(26+((21.448-[.G56]*(46.815+[.G56]*(0.00059-[.G56]*0.001813))))/60)/60" office:value-type="float" office:value="23.4379712152188">
            <text:p>23.44</text:p>
          </table:table-cell>
          <table:table-cell table:formula="of:=[.Q56]+0.00256*COS(RADIANS(125.04-1934.136*[.G56]))" office:value-type="float" office:value="23.4387932281259">
            <text:p>23.44</text:p>
          </table:table-cell>
          <table:table-cell table:formula="of:=DEGREES(ATAN2(COS(RADIANS([.R56]))*SIN(RADIANS([.P56]));COS(RADIANS([.P56]))))" office:value-type="float" office:value="112.238409528422">
            <text:p>112.24</text:p>
          </table:table-cell>
          <table:table-cell table:formula="of:=DEGREES(ASIN(SIN(RADIANS([.R56]))*SIN(RADIANS([.P56]))))" office:value-type="float" office:value="-9.31801686727444">
            <text:p>-9.32</text:p>
          </table:table-cell>
          <table:table-cell table:formula="of:=TAN(RADIANS([.R56]/2))*TAN(RADIANS([.R56]/2))" office:value-type="float" office:value="0.0430326490615138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3.1983661699764">
            <text:p>-13.2</text:p>
          </table:table-cell>
          <table:table-cell table:formula="of:=DEGREES(ACOS(COS(RADIANS(90.833))/COS(RADIANS([.$B$2]))*COS(RADIANS([.T56]))-TAN(RADIANS([.$B$2]))*TAN(RADIANS([.T56]))))" office:value-type="float" office:value="82.3344513214841">
            <text:p>82.33</text:p>
          </table:table-cell>
          <table:table-cell table:style-name="ce7" table:formula="of:=(720-4*[.$B$3]-[.V56]+[.$B$4]*60)/1440" office:value-type="float" office:value="0.519915532062484">
            <text:p>12:28:41</text:p>
          </table:table-cell>
          <table:table-cell table:style-name="ce7" table:formula="of:=([.X56]*1440-[.W56]*4)/1440" office:value-type="float" office:value="0.291208722836139">
            <text:p>6:59:20</text:p>
          </table:table-cell>
          <table:table-cell table:style-name="ce7" table:formula="of:=([.X56]*1440+[.W56]*4)/1440" office:value-type="float" office:value="0.748622341288828">
            <text:p>17:58:01</text:p>
          </table:table-cell>
          <table:table-cell table:formula="of:=8*[.W56]" office:value-type="float" office:value="658.675610571873">
            <text:p>658.68</text:p>
          </table:table-cell>
          <table:table-cell table:formula="of:=MOD([.E56]*1440+[.V56]+4*[.$B$3]-60*[.$B$4];1440)" office:value-type="float" office:value="691.321633830024">
            <text:p>691.32</text:p>
          </table:table-cell>
          <table:table-cell table:formula="of:=IF([.AB56]/4&lt;0;[.AB56]/4+180;[.AB56]/4-180)" office:value-type="float" office:value="-7.16959154249412">
            <text:p>-7.17</text:p>
          </table:table-cell>
          <table:table-cell table:formula="of:=DEGREES(ACOS(SIN(RADIANS([.$B$2]))*SIN(RADIANS([.T56]))+COS(RADIANS([.$B$2]))*COS(RADIANS([.T56]))*COS(RADIANS([.AC56]))))" office:value-type="float" office:value="52.7254310400535">
            <text:p>52.73</text:p>
          </table:table-cell>
          <table:table-cell table:formula="of:=90-[.AD56]" office:value-type="float" office:value="37.2745689599465">
            <text:p>37.27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211608274886823">
            <text:p>0.02</text:p>
          </table:table-cell>
          <table:table-cell table:formula="of:=[.AE56]+[.AF56]" office:value-type="float" office:value="37.2957297874352">
            <text:p>37.3</text:p>
          </table:table-cell>
          <table:table-cell table:formula="of:=IF([.AC56]&gt;0;MOD(DEGREES(ACOS(((SIN(RADIANS([.$B$2]))*COS(RADIANS([.AD56])))-SIN(RADIANS([.T56])))/(COS(RADIANS([.$B$2]))*SIN(RADIANS([.AD56])))))+180;360);MOD(540-DEGREES(ACOS(((SIN(RADIANS([.$B$2]))*COS(RADIANS([.AD56])))-SIN(RADIANS([.T56])))/(COS(RADIANS([.$B$2]))*SIN(RADIANS([.AD56])))));360))" office:value-type="float" office:value="171.096339893344">
            <text:p>17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6]+1" office:value-type="date" office:date-value="2010-02-25">
            <text:p>2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7]+2415018.5+[.E57]-[.$B$4]/24" office:value-type="float" office:value="2455253.20833333">
            <text:p>2455253.21</text:p>
          </table:table-cell>
          <table:table-cell table:style-name="ce9" table:formula="of:=([.F57]-2451545)/36525" office:value-type="float" office:value="0.101525211042669">
            <text:p>0.10152521</text:p>
          </table:table-cell>
          <table:table-cell/>
          <table:table-cell table:formula="of:=MOD(280.46646+[.G57]*(36000.76983+[.G57]*0.0003032);360)" office:value-type="float" office:value="335.452217814498">
            <text:p>335.45</text:p>
          </table:table-cell>
          <table:table-cell table:formula="of:=357.52911+[.G57]*(35999.05029-0.0001537*[.G57])" office:value-type="float" office:value="4012.34028644367">
            <text:p>4012.34</text:p>
          </table:table-cell>
          <table:table-cell table:formula="of:=0.016708634-[.G57]*(0.000042037+0.0001537*[.G57])" office:value-type="float" office:value="0.0167027819421684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53475697028522">
            <text:p>1.53</text:p>
          </table:table-cell>
          <table:table-cell table:formula="of:=[.I57]+[.L57]" office:value-type="float" office:value="336.986974784784">
            <text:p>336.99</text:p>
          </table:table-cell>
          <table:table-cell table:formula="of:=[.J57]+[.L57]" office:value-type="float" office:value="4013.87504341395">
            <text:p>4013.88</text:p>
          </table:table-cell>
          <table:table-cell table:formula="of:=(1.000001018*(1-[.K57]*[.K57]))/(1+[.K57]*COS(RADIANS([.N57])))" office:value-type="float" office:value="0.98997366931029">
            <text:p>0.99</text:p>
          </table:table-cell>
          <table:table-cell table:formula="of:=[.M57]-0.00569-0.00478*SIN(RADIANS(125.04-1934.136*[.G57]))" office:value-type="float" office:value="336.985813079853">
            <text:p>336.99</text:p>
          </table:table-cell>
          <table:table-cell table:formula="of:=23+(26+((21.448-[.G57]*(46.815+[.G57]*(0.00059-[.G57]*0.001813))))/60)/60" office:value-type="float" office:value="23.4379708591836">
            <text:p>23.44</text:p>
          </table:table-cell>
          <table:table-cell table:formula="of:=[.Q57]+0.00256*COS(RADIANS(125.04-1934.136*[.G57]))" office:value-type="float" office:value="23.438790631033">
            <text:p>23.44</text:p>
          </table:table-cell>
          <table:table-cell table:formula="of:=DEGREES(ATAN2(COS(RADIANS([.R57]))*SIN(RADIANS([.P57]));COS(RADIANS([.P57]))))" office:value-type="float" office:value="111.291740181766">
            <text:p>111.29</text:p>
          </table:table-cell>
          <table:table-cell table:formula="of:=DEGREES(ASIN(SIN(RADIANS([.R57]))*SIN(RADIANS([.P57]))))" office:value-type="float" office:value="-8.94645942460135">
            <text:p>-8.95</text:p>
          </table:table-cell>
          <table:table-cell table:formula="of:=TAN(RADIANS([.R57]/2))*TAN(RADIANS([.R57]/2))" office:value-type="float" office:value="0.043032639253936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3.0405981605817">
            <text:p>-13.04</text:p>
          </table:table-cell>
          <table:table-cell table:formula="of:=DEGREES(ACOS(COS(RADIANS(90.833))/COS(RADIANS([.$B$2]))*COS(RADIANS([.T57]))-TAN(RADIANS([.$B$2]))*TAN(RADIANS([.T57]))))" office:value-type="float" office:value="82.6941272436866">
            <text:p>82.69</text:p>
          </table:table-cell>
          <table:table-cell table:style-name="ce7" table:formula="of:=(720-4*[.$B$3]-[.V57]+[.$B$4]*60)/1440" office:value-type="float" office:value="0.519805970944848">
            <text:p>12:28:31</text:p>
          </table:table-cell>
          <table:table-cell table:style-name="ce7" table:formula="of:=([.X57]*1440-[.W57]*4)/1440" office:value-type="float" office:value="0.290100061934608">
            <text:p>6:57:45</text:p>
          </table:table-cell>
          <table:table-cell table:style-name="ce7" table:formula="of:=([.X57]*1440+[.W57]*4)/1440" office:value-type="float" office:value="0.749511879955089">
            <text:p>17:59:18</text:p>
          </table:table-cell>
          <table:table-cell table:formula="of:=8*[.W57]" office:value-type="float" office:value="661.553017949493">
            <text:p>661.55</text:p>
          </table:table-cell>
          <table:table-cell table:formula="of:=MOD([.E57]*1440+[.V57]+4*[.$B$3]-60*[.$B$4];1440)" office:value-type="float" office:value="691.479401839418">
            <text:p>691.48</text:p>
          </table:table-cell>
          <table:table-cell table:formula="of:=IF([.AB57]/4&lt;0;[.AB57]/4+180;[.AB57]/4-180)" office:value-type="float" office:value="-7.13014954014543">
            <text:p>-7.13</text:p>
          </table:table-cell>
          <table:table-cell table:formula="of:=DEGREES(ACOS(SIN(RADIANS([.$B$2]))*SIN(RADIANS([.T57]))+COS(RADIANS([.$B$2]))*COS(RADIANS([.T57]))*COS(RADIANS([.AC57]))))" office:value-type="float" office:value="52.3518590824061">
            <text:p>52.35</text:p>
          </table:table-cell>
          <table:table-cell table:formula="of:=90-[.AD57]" office:value-type="float" office:value="37.6481409175939">
            <text:p>37.65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208781235458853">
            <text:p>0.02</text:p>
          </table:table-cell>
          <table:table-cell table:formula="of:=[.AE57]+[.AF57]" office:value-type="float" office:value="37.6690190411398">
            <text:p>37.67</text:p>
          </table:table-cell>
          <table:table-cell table:formula="of:=IF([.AC57]&gt;0;MOD(DEGREES(ACOS(((SIN(RADIANS([.$B$2]))*COS(RADIANS([.AD57])))-SIN(RADIANS([.T57])))/(COS(RADIANS([.$B$2]))*SIN(RADIANS([.AD57])))))+180;360);MOD(540-DEGREES(ACOS(((SIN(RADIANS([.$B$2]))*COS(RADIANS([.AD57])))-SIN(RADIANS([.T57])))/(COS(RADIANS([.$B$2]))*SIN(RADIANS([.AD57])))));360))" office:value-type="float" office:value="171.091395317959">
            <text:p>17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7]+1" office:value-type="date" office:date-value="2010-02-26">
            <text:p>2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8]+2415018.5+[.E58]-[.$B$4]/24" office:value-type="float" office:value="2455254.20833333">
            <text:p>2455254.21</text:p>
          </table:table-cell>
          <table:table-cell table:style-name="ce9" table:formula="of:=([.F58]-2451545)/36525" office:value-type="float" office:value="0.10155258955054">
            <text:p>0.10155259</text:p>
          </table:table-cell>
          <table:table-cell/>
          <table:table-cell table:formula="of:=MOD(280.46646+[.G58]*(36000.76983+[.G58]*0.0003032);360)" office:value-type="float" office:value="336.437865176349">
            <text:p>336.44</text:p>
          </table:table-cell>
          <table:table-cell table:formula="of:=357.52911+[.G58]*(35999.05029-0.0001537*[.G58])" office:value-type="float" office:value="4013.32588672454">
            <text:p>4013.33</text:p>
          </table:table-cell>
          <table:table-cell table:formula="of:=0.016708634-[.G58]*(0.000042037+0.0001537*[.G58])" office:value-type="float" office:value="0.0167027799366912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55444929882385">
            <text:p>1.55</text:p>
          </table:table-cell>
          <table:table-cell table:formula="of:=[.I58]+[.L58]" office:value-type="float" office:value="337.992314475172">
            <text:p>337.99</text:p>
          </table:table-cell>
          <table:table-cell table:formula="of:=[.J58]+[.L58]" office:value-type="float" office:value="4014.88033602336">
            <text:p>4014.88</text:p>
          </table:table-cell>
          <table:table-cell table:formula="of:=(1.000001018*(1-[.K58]*[.K58]))/(1+[.K58]*COS(RADIANS([.N58])))" office:value-type="float" office:value="0.990207256518491">
            <text:p>0.99</text:p>
          </table:table-cell>
          <table:table-cell table:formula="of:=[.M58]-0.00569-0.00478*SIN(RADIANS(125.04-1934.136*[.G58]))" office:value-type="float" office:value="337.991154182978">
            <text:p>337.99</text:p>
          </table:table-cell>
          <table:table-cell table:formula="of:=23+(26+((21.448-[.G58]*(46.815+[.G58]*(0.00059-[.G58]*0.001813))))/60)/60" office:value-type="float" office:value="23.4379705031484">
            <text:p>23.44</text:p>
          </table:table-cell>
          <table:table-cell table:formula="of:=[.Q58]+0.00256*COS(RADIANS(125.04-1934.136*[.G58]))" office:value-type="float" office:value="23.4387880332399">
            <text:p>23.44</text:p>
          </table:table-cell>
          <table:table-cell table:formula="of:=DEGREES(ATAN2(COS(RADIANS([.R58]))*SIN(RADIANS([.P58]));COS(RADIANS([.P58]))))" office:value-type="float" office:value="110.347450386299">
            <text:p>110.35</text:p>
          </table:table-cell>
          <table:table-cell table:formula="of:=DEGREES(ASIN(SIN(RADIANS([.R58]))*SIN(RADIANS([.P58]))))" office:value-type="float" office:value="-8.57268007821284">
            <text:p>-8.57</text:p>
          </table:table-cell>
          <table:table-cell table:formula="of:=TAN(RADIANS([.R58]/2))*TAN(RADIANS([.R58]/2))" office:value-type="float" office:value="0.0430326294437151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2.8732619226958">
            <text:p>-12.87</text:p>
          </table:table-cell>
          <table:table-cell table:formula="of:=DEGREES(ACOS(COS(RADIANS(90.833))/COS(RADIANS([.$B$2]))*COS(RADIANS([.T58]))-TAN(RADIANS([.$B$2]))*TAN(RADIANS([.T58]))))" office:value-type="float" office:value="83.0548772501917">
            <text:p>83.05</text:p>
          </table:table-cell>
          <table:table-cell table:style-name="ce7" table:formula="of:=(720-4*[.$B$3]-[.V58]+[.$B$4]*60)/1440" office:value-type="float" office:value="0.519689765224094">
            <text:p>12:28:21</text:p>
          </table:table-cell>
          <table:table-cell table:style-name="ce7" table:formula="of:=([.X58]*1440-[.W58]*4)/1440" office:value-type="float" office:value="0.288981772862451">
            <text:p>6:56:08</text:p>
          </table:table-cell>
          <table:table-cell table:style-name="ce7" table:formula="of:=([.X58]*1440+[.W58]*4)/1440" office:value-type="float" office:value="0.750397757585738">
            <text:p>18:00:34</text:p>
          </table:table-cell>
          <table:table-cell table:formula="of:=8*[.W58]" office:value-type="float" office:value="664.439018001534">
            <text:p>664.44</text:p>
          </table:table-cell>
          <table:table-cell table:formula="of:=MOD([.E58]*1440+[.V58]+4*[.$B$3]-60*[.$B$4];1440)" office:value-type="float" office:value="691.646738077304">
            <text:p>691.65</text:p>
          </table:table-cell>
          <table:table-cell table:formula="of:=IF([.AB58]/4&lt;0;[.AB58]/4+180;[.AB58]/4-180)" office:value-type="float" office:value="-7.08831548067397">
            <text:p>-7.09</text:p>
          </table:table-cell>
          <table:table-cell table:formula="of:=DEGREES(ACOS(SIN(RADIANS([.$B$2]))*SIN(RADIANS([.T58]))+COS(RADIANS([.$B$2]))*COS(RADIANS([.T58]))*COS(RADIANS([.AC58]))))" office:value-type="float" office:value="51.9758040581952">
            <text:p>51.98</text:p>
          </table:table-cell>
          <table:table-cell table:formula="of:=90-[.AD58]" office:value-type="float" office:value="38.0241959418048">
            <text:p>38.02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205982803260646">
            <text:p>0.02</text:p>
          </table:table-cell>
          <table:table-cell table:formula="of:=[.AE58]+[.AF58]" office:value-type="float" office:value="38.0447942221309">
            <text:p>38.04</text:p>
          </table:table-cell>
          <table:table-cell table:formula="of:=IF([.AC58]&gt;0;MOD(DEGREES(ACOS(((SIN(RADIANS([.$B$2]))*COS(RADIANS([.AD58])))-SIN(RADIANS([.T58])))/(COS(RADIANS([.$B$2]))*SIN(RADIANS([.AD58])))))+180;360);MOD(540-DEGREES(ACOS(((SIN(RADIANS([.$B$2]))*COS(RADIANS([.AD58])))-SIN(RADIANS([.T58])))/(COS(RADIANS([.$B$2]))*SIN(RADIANS([.AD58])))));360))" office:value-type="float" office:value="171.089161297749">
            <text:p>17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8]+1" office:value-type="date" office:date-value="2010-02-27">
            <text:p>2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9]+2415018.5+[.E59]-[.$B$4]/24" office:value-type="float" office:value="2455255.20833333">
            <text:p>2455255.21</text:p>
          </table:table-cell>
          <table:table-cell table:style-name="ce9" table:formula="of:=([.F59]-2451545)/36525" office:value-type="float" office:value="0.101579968058412">
            <text:p>0.10157997</text:p>
          </table:table-cell>
          <table:table-cell/>
          <table:table-cell table:formula="of:=MOD(280.46646+[.G59]*(36000.76983+[.G59]*0.0003032);360)" office:value-type="float" office:value="337.423512538199">
            <text:p>337.42</text:p>
          </table:table-cell>
          <table:table-cell table:formula="of:=357.52911+[.G59]*(35999.05029-0.0001537*[.G59])" office:value-type="float" office:value="4014.31148700541">
            <text:p>4014.31</text:p>
          </table:table-cell>
          <table:table-cell table:formula="of:=0.016708634-[.G59]*(0.000042037+0.0001537*[.G59])" office:value-type="float" office:value="0.0167027779309834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57366443509334">
            <text:p>1.57</text:p>
          </table:table-cell>
          <table:table-cell table:formula="of:=[.I59]+[.L59]" office:value-type="float" office:value="338.997176973292">
            <text:p>339</text:p>
          </table:table-cell>
          <table:table-cell table:formula="of:=[.J59]+[.L59]" office:value-type="float" office:value="4015.8851514405">
            <text:p>4015.89</text:p>
          </table:table-cell>
          <table:table-cell table:formula="of:=(1.000001018*(1-[.K59]*[.K59]))/(1+[.K59]*COS(RADIANS([.N59])))" office:value-type="float" office:value="0.990443743469068">
            <text:p>0.99</text:p>
          </table:table-cell>
          <table:table-cell table:formula="of:=[.M59]-0.00569-0.00478*SIN(RADIANS(125.04-1934.136*[.G59]))" office:value-type="float" office:value="338.996018089964">
            <text:p>339</text:p>
          </table:table-cell>
          <table:table-cell table:formula="of:=23+(26+((21.448-[.G59]*(46.815+[.G59]*(0.00059-[.G59]*0.001813))))/60)/60" office:value-type="float" office:value="23.4379701471133">
            <text:p>23.44</text:p>
          </table:table-cell>
          <table:table-cell table:formula="of:=[.Q59]+0.00256*COS(RADIANS(125.04-1934.136*[.G59]))" office:value-type="float" office:value="23.4387854347486">
            <text:p>23.44</text:p>
          </table:table-cell>
          <table:table-cell table:formula="of:=DEGREES(ATAN2(COS(RADIANS([.R59]))*SIN(RADIANS([.P59]));COS(RADIANS([.P59]))))" office:value-type="float" office:value="109.4054685483">
            <text:p>109.41</text:p>
          </table:table-cell>
          <table:table-cell table:formula="of:=DEGREES(ASIN(SIN(RADIANS([.R59]))*SIN(RADIANS([.P59]))))" office:value-type="float" office:value="-8.19679047286349">
            <text:p>-8.2</text:p>
          </table:table-cell>
          <table:table-cell table:formula="of:=TAN(RADIANS([.R59]/2))*TAN(RADIANS([.R59]/2))" office:value-type="float" office:value="0.0430326196308584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2.6966558724723">
            <text:p>-12.7</text:p>
          </table:table-cell>
          <table:table-cell table:formula="of:=DEGREES(ACOS(COS(RADIANS(90.833))/COS(RADIANS([.$B$2]))*COS(RADIANS([.T59]))-TAN(RADIANS([.$B$2]))*TAN(RADIANS([.T59]))))" office:value-type="float" office:value="83.4166247649442">
            <text:p>83.42</text:p>
          </table:table-cell>
          <table:table-cell table:style-name="ce7" table:formula="of:=(720-4*[.$B$3]-[.V59]+[.$B$4]*60)/1440" office:value-type="float" office:value="0.519567122133661">
            <text:p>12:28:11</text:p>
          </table:table-cell>
          <table:table-cell table:style-name="ce7" table:formula="of:=([.X59]*1440-[.W59]*4)/1440" office:value-type="float" office:value="0.287854275564372">
            <text:p>6:54:31</text:p>
          </table:table-cell>
          <table:table-cell table:style-name="ce7" table:formula="of:=([.X59]*1440+[.W59]*4)/1440" office:value-type="float" office:value="0.751279968702951">
            <text:p>18:01:51</text:p>
          </table:table-cell>
          <table:table-cell table:formula="of:=8*[.W59]" office:value-type="float" office:value="667.332998119554">
            <text:p>667.33</text:p>
          </table:table-cell>
          <table:table-cell table:formula="of:=MOD([.E59]*1440+[.V59]+4*[.$B$3]-60*[.$B$4];1440)" office:value-type="float" office:value="691.823344127528">
            <text:p>691.82</text:p>
          </table:table-cell>
          <table:table-cell table:formula="of:=IF([.AB59]/4&lt;0;[.AB59]/4+180;[.AB59]/4-180)" office:value-type="float" office:value="-7.04416396811808">
            <text:p>-7.04</text:p>
          </table:table-cell>
          <table:table-cell table:formula="of:=DEGREES(ACOS(SIN(RADIANS([.$B$2]))*SIN(RADIANS([.T59]))+COS(RADIANS([.$B$2]))*COS(RADIANS([.T59]))*COS(RADIANS([.AC59]))))" office:value-type="float" office:value="51.5973852802472">
            <text:p>51.6</text:p>
          </table:table-cell>
          <table:table-cell table:formula="of:=90-[.AD59]" office:value-type="float" office:value="38.4026147197528">
            <text:p>38.4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20321336109136">
            <text:p>0.02</text:p>
          </table:table-cell>
          <table:table-cell table:formula="of:=[.AE59]+[.AF59]" office:value-type="float" office:value="38.422936055862">
            <text:p>38.42</text:p>
          </table:table-cell>
          <table:table-cell table:formula="of:=IF([.AC59]&gt;0;MOD(DEGREES(ACOS(((SIN(RADIANS([.$B$2]))*COS(RADIANS([.AD59])))-SIN(RADIANS([.T59])))/(COS(RADIANS([.$B$2]))*SIN(RADIANS([.AD59])))))+180;360);MOD(540-DEGREES(ACOS(((SIN(RADIANS([.$B$2]))*COS(RADIANS([.AD59])))-SIN(RADIANS([.T59])))/(COS(RADIANS([.$B$2]))*SIN(RADIANS([.AD59])))));360))" office:value-type="float" office:value="171.089607488127">
            <text:p>17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9]+1" office:value-type="date" office:date-value="2010-02-28">
            <text:p>2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0]+2415018.5+[.E60]-[.$B$4]/24" office:value-type="float" office:value="2455256.20833333">
            <text:p>2455256.21</text:p>
          </table:table-cell>
          <table:table-cell table:style-name="ce9" table:formula="of:=([.F60]-2451545)/36525" office:value-type="float" office:value="0.101607346566283">
            <text:p>0.10160735</text:p>
          </table:table-cell>
          <table:table-cell/>
          <table:table-cell table:formula="of:=MOD(280.46646+[.G60]*(36000.76983+[.G60]*0.0003032);360)" office:value-type="float" office:value="338.40915990005">
            <text:p>338.41</text:p>
          </table:table-cell>
          <table:table-cell table:formula="of:=357.52911+[.G60]*(35999.05029-0.0001537*[.G60])" office:value-type="float" office:value="4015.29708728628">
            <text:p>4015.3</text:p>
          </table:table-cell>
          <table:table-cell table:formula="of:=0.016708634-[.G60]*(0.000042037+0.0001537*[.G60])" office:value-type="float" office:value="0.0167027759250453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59239691174077">
            <text:p>1.59</text:p>
          </table:table-cell>
          <table:table-cell table:formula="of:=[.I60]+[.L60]" office:value-type="float" office:value="340.001556811791">
            <text:p>340</text:p>
          </table:table-cell>
          <table:table-cell table:formula="of:=[.J60]+[.L60]" office:value-type="float" office:value="4016.88948419802">
            <text:p>4016.89</text:p>
          </table:table-cell>
          <table:table-cell table:formula="of:=(1.000001018*(1-[.K60]*[.K60]))/(1+[.K60]*COS(RADIANS([.N60])))" office:value-type="float" office:value="0.990683056061929">
            <text:p>0.99</text:p>
          </table:table-cell>
          <table:table-cell table:formula="of:=[.M60]-0.00569-0.00478*SIN(RADIANS(125.04-1934.136*[.G60]))" office:value-type="float" office:value="340.000399333459">
            <text:p>340</text:p>
          </table:table-cell>
          <table:table-cell table:formula="of:=23+(26+((21.448-[.G60]*(46.815+[.G60]*(0.00059-[.G60]*0.001813))))/60)/60" office:value-type="float" office:value="23.4379697910781">
            <text:p>23.44</text:p>
          </table:table-cell>
          <table:table-cell table:formula="of:=[.Q60]+0.00256*COS(RADIANS(125.04-1934.136*[.G60]))" office:value-type="float" office:value="23.4387828355608">
            <text:p>23.44</text:p>
          </table:table-cell>
          <table:table-cell table:formula="of:=DEGREES(ATAN2(COS(RADIANS([.R60]))*SIN(RADIANS([.P60]));COS(RADIANS([.P60]))))" office:value-type="float" office:value="108.465721648191">
            <text:p>108.47</text:p>
          </table:table-cell>
          <table:table-cell table:formula="of:=DEGREES(ASIN(SIN(RADIANS([.R60]))*SIN(RADIANS([.P60]))))" office:value-type="float" office:value="-7.81890177729615">
            <text:p>-7.82</text:p>
          </table:table-cell>
          <table:table-cell table:formula="of:=TAN(RADIANS([.R60]/2))*TAN(RADIANS([.R60]/2))" office:value-type="float" office:value="0.043032609815373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2.511084174638">
            <text:p>-12.51</text:p>
          </table:table-cell>
          <table:table-cell table:formula="of:=DEGREES(ACOS(COS(RADIANS(90.833))/COS(RADIANS([.$B$2]))*COS(RADIANS([.T60]))-TAN(RADIANS([.$B$2]))*TAN(RADIANS([.T60]))))" office:value-type="float" office:value="83.7792958356994">
            <text:p>83.78</text:p>
          </table:table-cell>
          <table:table-cell table:style-name="ce7" table:formula="of:=(720-4*[.$B$3]-[.V60]+[.$B$4]*60)/1440" office:value-type="float" office:value="0.519438252899054">
            <text:p>12:27:59</text:p>
          </table:table-cell>
          <table:table-cell table:style-name="ce7" table:formula="of:=([.X60]*1440-[.W60]*4)/1440" office:value-type="float" office:value="0.286717986688778">
            <text:p>6:52:52</text:p>
          </table:table-cell>
          <table:table-cell table:style-name="ce7" table:formula="of:=([.X60]*1440+[.W60]*4)/1440" office:value-type="float" office:value="0.75215851910933">
            <text:p>18:03:06</text:p>
          </table:table-cell>
          <table:table-cell table:formula="of:=8*[.W60]" office:value-type="float" office:value="670.234366685595">
            <text:p>670.23</text:p>
          </table:table-cell>
          <table:table-cell table:formula="of:=MOD([.E60]*1440+[.V60]+4*[.$B$3]-60*[.$B$4];1440)" office:value-type="float" office:value="692.008915825362">
            <text:p>692.01</text:p>
          </table:table-cell>
          <table:table-cell table:formula="of:=IF([.AB60]/4&lt;0;[.AB60]/4+180;[.AB60]/4-180)" office:value-type="float" office:value="-6.9977710436595">
            <text:p>-7</text:p>
          </table:table-cell>
          <table:table-cell table:formula="of:=DEGREES(ACOS(SIN(RADIANS([.$B$2]))*SIN(RADIANS([.T60]))+COS(RADIANS([.$B$2]))*COS(RADIANS([.T60]))*COS(RADIANS([.AC60]))))" office:value-type="float" office:value="51.2167219833378">
            <text:p>51.22</text:p>
          </table:table-cell>
          <table:table-cell table:formula="of:=90-[.AD60]" office:value-type="float" office:value="38.7832780166622">
            <text:p>38.78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200473239623345">
            <text:p>0.02</text:p>
          </table:table-cell>
          <table:table-cell table:formula="of:=[.AE60]+[.AF60]" office:value-type="float" office:value="38.8033253406246">
            <text:p>38.8</text:p>
          </table:table-cell>
          <table:table-cell table:formula="of:=IF([.AC60]&gt;0;MOD(DEGREES(ACOS(((SIN(RADIANS([.$B$2]))*COS(RADIANS([.AD60])))-SIN(RADIANS([.T60])))/(COS(RADIANS([.$B$2]))*SIN(RADIANS([.AD60])))))+180;360);MOD(540-DEGREES(ACOS(((SIN(RADIANS([.$B$2]))*COS(RADIANS([.AD60])))-SIN(RADIANS([.T60])))/(COS(RADIANS([.$B$2]))*SIN(RADIANS([.AD60])))));360))" office:value-type="float" office:value="171.092701079652">
            <text:p>17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0]+1" office:value-type="date" office:date-value="2010-03-01">
            <text:p>3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1]+2415018.5+[.E61]-[.$B$4]/24" office:value-type="float" office:value="2455257.20833333">
            <text:p>2455257.21</text:p>
          </table:table-cell>
          <table:table-cell table:style-name="ce9" table:formula="of:=([.F61]-2451545)/36525" office:value-type="float" office:value="0.101634725074154">
            <text:p>0.10163473</text:p>
          </table:table-cell>
          <table:table-cell/>
          <table:table-cell table:formula="of:=MOD(280.46646+[.G61]*(36000.76983+[.G61]*0.0003032);360)" office:value-type="float" office:value="339.394807261901">
            <text:p>339.39</text:p>
          </table:table-cell>
          <table:table-cell table:formula="of:=357.52911+[.G61]*(35999.05029-0.0001537*[.G61])" office:value-type="float" office:value="4016.28268756715">
            <text:p>4016.28</text:p>
          </table:table-cell>
          <table:table-cell table:formula="of:=0.016708634-[.G61]*(0.000042037+0.0001537*[.G61])" office:value-type="float" office:value="0.0167027739188768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61064142466022">
            <text:p>1.61</text:p>
          </table:table-cell>
          <table:table-cell table:formula="of:=[.I61]+[.L61]" office:value-type="float" office:value="341.005448686562">
            <text:p>341.01</text:p>
          </table:table-cell>
          <table:table-cell table:formula="of:=[.J61]+[.L61]" office:value-type="float" office:value="4017.89332899181">
            <text:p>4017.89</text:p>
          </table:table-cell>
          <table:table-cell table:formula="of:=(1.000001018*(1-[.K61]*[.K61]))/(1+[.K61]*COS(RADIANS([.N61])))" office:value-type="float" office:value="0.990925119418656">
            <text:p>0.99</text:p>
          </table:table-cell>
          <table:table-cell table:formula="of:=[.M61]-0.00569-0.00478*SIN(RADIANS(125.04-1934.136*[.G61]))" office:value-type="float" office:value="341.004292609354">
            <text:p>341</text:p>
          </table:table-cell>
          <table:table-cell table:formula="of:=23+(26+((21.448-[.G61]*(46.815+[.G61]*(0.00059-[.G61]*0.001813))))/60)/60" office:value-type="float" office:value="23.4379694350429">
            <text:p>23.44</text:p>
          </table:table-cell>
          <table:table-cell table:formula="of:=[.Q61]+0.00256*COS(RADIANS(125.04-1934.136*[.G61]))" office:value-type="float" office:value="23.4387802356785">
            <text:p>23.44</text:p>
          </table:table-cell>
          <table:table-cell table:formula="of:=DEGREES(ATAN2(COS(RADIANS([.R61]))*SIN(RADIANS([.P61]));COS(RADIANS([.P61]))))" office:value-type="float" office:value="107.528135330934">
            <text:p>107.53</text:p>
          </table:table-cell>
          <table:table-cell table:formula="of:=DEGREES(ASIN(SIN(RADIANS([.R61]))*SIN(RADIANS([.P61]))))" office:value-type="float" office:value="-7.4391246731835">
            <text:p>-7.44</text:p>
          </table:table-cell>
          <table:table-cell table:formula="of:=TAN(RADIANS([.R61]/2))*TAN(RADIANS([.R61]/2))" office:value-type="float" office:value="0.0430325999972662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2.3168562862133">
            <text:p>-12.32</text:p>
          </table:table-cell>
          <table:table-cell table:formula="of:=DEGREES(ACOS(COS(RADIANS(90.833))/COS(RADIANS([.$B$2]))*COS(RADIANS([.T61]))-TAN(RADIANS([.$B$2]))*TAN(RADIANS([.T61]))))" office:value-type="float" office:value="84.1428190317535">
            <text:p>84.14</text:p>
          </table:table-cell>
          <table:table-cell table:style-name="ce7" table:formula="of:=(720-4*[.$B$3]-[.V61]+[.$B$4]*60)/1440" office:value-type="float" office:value="0.519303372420981">
            <text:p>12:27:48</text:p>
          </table:table-cell>
          <table:table-cell table:style-name="ce7" table:formula="of:=([.X61]*1440-[.W61]*4)/1440" office:value-type="float" office:value="0.285573319554999">
            <text:p>6:51:14</text:p>
          </table:table-cell>
          <table:table-cell table:style-name="ce7" table:formula="of:=([.X61]*1440+[.W61]*4)/1440" office:value-type="float" office:value="0.753033425286963">
            <text:p>18:04:22</text:p>
          </table:table-cell>
          <table:table-cell table:formula="of:=8*[.W61]" office:value-type="float" office:value="673.142552254028">
            <text:p>673.14</text:p>
          </table:table-cell>
          <table:table-cell table:formula="of:=MOD([.E61]*1440+[.V61]+4*[.$B$3]-60*[.$B$4];1440)" office:value-type="float" office:value="692.203143713787">
            <text:p>692.2</text:p>
          </table:table-cell>
          <table:table-cell table:formula="of:=IF([.AB61]/4&lt;0;[.AB61]/4+180;[.AB61]/4-180)" office:value-type="float" office:value="-6.94921407155334">
            <text:p>-6.95</text:p>
          </table:table-cell>
          <table:table-cell table:formula="of:=DEGREES(ACOS(SIN(RADIANS([.$B$2]))*SIN(RADIANS([.T61]))+COS(RADIANS([.$B$2]))*COS(RADIANS([.T61]))*COS(RADIANS([.AC61]))))" office:value-type="float" office:value="50.8339332842798">
            <text:p>50.83</text:p>
          </table:table-cell>
          <table:table-cell table:formula="of:=90-[.AD61]" office:value-type="float" office:value="39.1660667157202">
            <text:p>39.17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197762720523879">
            <text:p>0.02</text:p>
          </table:table-cell>
          <table:table-cell table:formula="of:=[.AE61]+[.AF61]" office:value-type="float" office:value="39.1858429877726">
            <text:p>39.19</text:p>
          </table:table-cell>
          <table:table-cell table:formula="of:=IF([.AC61]&gt;0;MOD(DEGREES(ACOS(((SIN(RADIANS([.$B$2]))*COS(RADIANS([.AD61])))-SIN(RADIANS([.T61])))/(COS(RADIANS([.$B$2]))*SIN(RADIANS([.AD61])))))+180;360);MOD(540-DEGREES(ACOS(((SIN(RADIANS([.$B$2]))*COS(RADIANS([.AD61])))-SIN(RADIANS([.T61])))/(COS(RADIANS([.$B$2]))*SIN(RADIANS([.AD61])))));360))" office:value-type="float" office:value="171.09840682609">
            <text:p>17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1]+1" office:value-type="date" office:date-value="2010-03-02">
            <text:p>3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2]+2415018.5+[.E62]-[.$B$4]/24" office:value-type="float" office:value="2455258.20833333">
            <text:p>2455258.21</text:p>
          </table:table-cell>
          <table:table-cell table:style-name="ce9" table:formula="of:=([.F62]-2451545)/36525" office:value-type="float" office:value="0.101662103582026">
            <text:p>0.10166210</text:p>
          </table:table-cell>
          <table:table-cell/>
          <table:table-cell table:formula="of:=MOD(280.46646+[.G62]*(36000.76983+[.G62]*0.0003032);360)" office:value-type="float" office:value="340.380454623752">
            <text:p>340.38</text:p>
          </table:table-cell>
          <table:table-cell table:formula="of:=357.52911+[.G62]*(35999.05029-0.0001537*[.G62])" office:value-type="float" office:value="4017.26828784801">
            <text:p>4017.27</text:p>
          </table:table-cell>
          <table:table-cell table:formula="of:=0.016708634-[.G62]*(0.000042037+0.0001537*[.G62])" office:value-type="float" office:value="0.0167027719124778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62839283422956">
            <text:p>1.63</text:p>
          </table:table-cell>
          <table:table-cell table:formula="of:=[.I62]+[.L62]" office:value-type="float" office:value="342.008847457982">
            <text:p>342.01</text:p>
          </table:table-cell>
          <table:table-cell table:formula="of:=[.J62]+[.L62]" office:value-type="float" office:value="4018.89668068224">
            <text:p>4018.9</text:p>
          </table:table-cell>
          <table:table-cell table:formula="of:=(1.000001018*(1-[.K62]*[.K62]))/(1+[.K62]*COS(RADIANS([.N62])))" office:value-type="float" office:value="0.991169857909534">
            <text:p>0.99</text:p>
          </table:table-cell>
          <table:table-cell table:formula="of:=[.M62]-0.00569-0.00478*SIN(RADIANS(125.04-1934.136*[.G62]))" office:value-type="float" office:value="342.007692778026">
            <text:p>342.01</text:p>
          </table:table-cell>
          <table:table-cell table:formula="of:=23+(26+((21.448-[.G62]*(46.815+[.G62]*(0.00059-[.G62]*0.001813))))/60)/60" office:value-type="float" office:value="23.4379690790078">
            <text:p>23.44</text:p>
          </table:table-cell>
          <table:table-cell table:formula="of:=[.Q62]+0.00256*COS(RADIANS(125.04-1934.136*[.G62]))" office:value-type="float" office:value="23.4387776351037">
            <text:p>23.44</text:p>
          </table:table-cell>
          <table:table-cell table:formula="of:=DEGREES(ATAN2(COS(RADIANS([.R62]))*SIN(RADIANS([.P62]));COS(RADIANS([.P62]))))" office:value-type="float" office:value="106.592633994231">
            <text:p>106.59</text:p>
          </table:table-cell>
          <table:table-cell table:formula="of:=DEGREES(ASIN(SIN(RADIANS([.R62]))*SIN(RADIANS([.P62]))))" office:value-type="float" office:value="-7.05756934602642">
            <text:p>-7.06</text:p>
          </table:table-cell>
          <table:table-cell table:formula="of:=TAN(RADIANS([.R62]/2))*TAN(RADIANS([.R62]/2))" office:value-type="float" office:value="0.0430325901765452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2.1142865118515">
            <text:p>-12.11</text:p>
          </table:table-cell>
          <table:table-cell table:formula="of:=DEGREES(ACOS(COS(RADIANS(90.833))/COS(RADIANS([.$B$2]))*COS(RADIANS([.T62]))-TAN(RADIANS([.$B$2]))*TAN(RADIANS([.T62]))))" office:value-type="float" office:value="84.5071253397859">
            <text:p>84.51</text:p>
          </table:table-cell>
          <table:table-cell table:style-name="ce7" table:formula="of:=(720-4*[.$B$3]-[.V62]+[.$B$4]*60)/1440" office:value-type="float" office:value="0.519162698966564">
            <text:p>12:27:36</text:p>
          </table:table-cell>
          <table:table-cell table:style-name="ce7" table:formula="of:=([.X62]*1440-[.W62]*4)/1440" office:value-type="float" office:value="0.284420684133825">
            <text:p>6:49:34</text:p>
          </table:table-cell>
          <table:table-cell table:style-name="ce7" table:formula="of:=([.X62]*1440+[.W62]*4)/1440" office:value-type="float" office:value="0.753904713799302">
            <text:p>18:05:37</text:p>
          </table:table-cell>
          <table:table-cell table:formula="of:=8*[.W62]" office:value-type="float" office:value="676.057002718287">
            <text:p>676.06</text:p>
          </table:table-cell>
          <table:table-cell table:formula="of:=MOD([.E62]*1440+[.V62]+4*[.$B$3]-60*[.$B$4];1440)" office:value-type="float" office:value="692.405713488148">
            <text:p>692.41</text:p>
          </table:table-cell>
          <table:table-cell table:formula="of:=IF([.AB62]/4&lt;0;[.AB62]/4+180;[.AB62]/4-180)" office:value-type="float" office:value="-6.89857162796289">
            <text:p>-6.9</text:p>
          </table:table-cell>
          <table:table-cell table:formula="of:=DEGREES(ACOS(SIN(RADIANS([.$B$2]))*SIN(RADIANS([.T62]))+COS(RADIANS([.$B$2]))*COS(RADIANS([.T62]))*COS(RADIANS([.AC62]))))" office:value-type="float" office:value="50.4491381436988">
            <text:p>50.45</text:p>
          </table:table-cell>
          <table:table-cell table:formula="of:=90-[.AD62]" office:value-type="float" office:value="39.5508618563012">
            <text:p>39.55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195082039477642">
            <text:p>0.02</text:p>
          </table:table-cell>
          <table:table-cell table:formula="of:=[.AE62]+[.AF62]" office:value-type="float" office:value="39.570370060249">
            <text:p>39.57</text:p>
          </table:table-cell>
          <table:table-cell table:formula="of:=IF([.AC62]&gt;0;MOD(DEGREES(ACOS(((SIN(RADIANS([.$B$2]))*COS(RADIANS([.AD62])))-SIN(RADIANS([.T62])))/(COS(RADIANS([.$B$2]))*SIN(RADIANS([.AD62])))))+180;360);MOD(540-DEGREES(ACOS(((SIN(RADIANS([.$B$2]))*COS(RADIANS([.AD62])))-SIN(RADIANS([.T62])))/(COS(RADIANS([.$B$2]))*SIN(RADIANS([.AD62])))));360))" office:value-type="float" office:value="171.10668707167">
            <text:p>171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2]+1" office:value-type="date" office:date-value="2010-03-03">
            <text:p>3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3]+2415018.5+[.E63]-[.$B$4]/24" office:value-type="float" office:value="2455259.20833333">
            <text:p>2455259.21</text:p>
          </table:table-cell>
          <table:table-cell table:style-name="ce9" table:formula="of:=([.F63]-2451545)/36525" office:value-type="float" office:value="0.101689482089897">
            <text:p>0.10168948</text:p>
          </table:table-cell>
          <table:table-cell/>
          <table:table-cell table:formula="of:=MOD(280.46646+[.G63]*(36000.76983+[.G63]*0.0003032);360)" office:value-type="float" office:value="341.366101985605">
            <text:p>341.37</text:p>
          </table:table-cell>
          <table:table-cell table:formula="of:=357.52911+[.G63]*(35999.05029-0.0001537*[.G63])" office:value-type="float" office:value="4018.25388812888">
            <text:p>4018.25</text:p>
          </table:table-cell>
          <table:table-cell table:formula="of:=0.016708634-[.G63]*(0.000042037+0.0001537*[.G63])" office:value-type="float" office:value="0.0167027699058484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6456461664738">
            <text:p>1.65</text:p>
          </table:table-cell>
          <table:table-cell table:formula="of:=[.I63]+[.L63]" office:value-type="float" office:value="343.011748152079">
            <text:p>343.01</text:p>
          </table:table-cell>
          <table:table-cell table:formula="of:=[.J63]+[.L63]" office:value-type="float" office:value="4019.89953429536">
            <text:p>4019.9</text:p>
          </table:table-cell>
          <table:table-cell table:formula="of:=(1.000001018*(1-[.K63]*[.K63]))/(1+[.K63]*COS(RADIANS([.N63])))" office:value-type="float" office:value="0.991417195180726">
            <text:p>0.99</text:p>
          </table:table-cell>
          <table:table-cell table:formula="of:=[.M63]-0.00569-0.00478*SIN(RADIANS(125.04-1934.136*[.G63]))" office:value-type="float" office:value="343.010594865501">
            <text:p>343.01</text:p>
          </table:table-cell>
          <table:table-cell table:formula="of:=23+(26+((21.448-[.G63]*(46.815+[.G63]*(0.00059-[.G63]*0.001813))))/60)/60" office:value-type="float" office:value="23.4379687229726">
            <text:p>23.44</text:p>
          </table:table-cell>
          <table:table-cell table:formula="of:=[.Q63]+0.00256*COS(RADIANS(125.04-1934.136*[.G63]))" office:value-type="float" office:value="23.4387750338382">
            <text:p>23.44</text:p>
          </table:table-cell>
          <table:table-cell table:formula="of:=DEGREES(ATAN2(COS(RADIANS([.R63]))*SIN(RADIANS([.P63]));COS(RADIANS([.P63]))))" office:value-type="float" office:value="105.659140874547">
            <text:p>105.66</text:p>
          </table:table-cell>
          <table:table-cell table:formula="of:=DEGREES(ASIN(SIN(RADIANS([.R63]))*SIN(RADIANS([.P63]))))" office:value-type="float" office:value="-6.67434547791422">
            <text:p>-6.67</text:p>
          </table:table-cell>
          <table:table-cell table:formula="of:=TAN(RADIANS([.R63]/2))*TAN(RADIANS([.R63]/2))" office:value-type="float" office:value="0.0430325803532173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1.903693571466">
            <text:p>-11.9</text:p>
          </table:table-cell>
          <table:table-cell table:formula="of:=DEGREES(ACOS(COS(RADIANS(90.833))/COS(RADIANS([.$B$2]))*COS(RADIANS([.T63]))-TAN(RADIANS([.$B$2]))*TAN(RADIANS([.T63]))))" office:value-type="float" office:value="84.8721480581111">
            <text:p>84.87</text:p>
          </table:table-cell>
          <table:table-cell table:style-name="ce7" table:formula="of:=(720-4*[.$B$3]-[.V63]+[.$B$4]*60)/1440" office:value-type="float" office:value="0.519016453869074">
            <text:p>12:27:23</text:p>
          </table:table-cell>
          <table:table-cell table:style-name="ce7" table:formula="of:=([.X63]*1440-[.W63]*4)/1440" office:value-type="float" office:value="0.283260487040987">
            <text:p>6:47:54</text:p>
          </table:table-cell>
          <table:table-cell table:style-name="ce7" table:formula="of:=([.X63]*1440+[.W63]*4)/1440" office:value-type="float" office:value="0.75477242069716">
            <text:p>18:06:52</text:p>
          </table:table-cell>
          <table:table-cell table:formula="of:=8*[.W63]" office:value-type="float" office:value="678.977184464889">
            <text:p>678.98</text:p>
          </table:table-cell>
          <table:table-cell table:formula="of:=MOD([.E63]*1440+[.V63]+4*[.$B$3]-60*[.$B$4];1440)" office:value-type="float" office:value="692.616306428534">
            <text:p>692.62</text:p>
          </table:table-cell>
          <table:table-cell table:formula="of:=IF([.AB63]/4&lt;0;[.AB63]/4+180;[.AB63]/4-180)" office:value-type="float" office:value="-6.8459233928665">
            <text:p>-6.85</text:p>
          </table:table-cell>
          <table:table-cell table:formula="of:=DEGREES(ACOS(SIN(RADIANS([.$B$2]))*SIN(RADIANS([.T63]))+COS(RADIANS([.$B$2]))*COS(RADIANS([.T63]))*COS(RADIANS([.AC63]))))" office:value-type="float" office:value="50.0624553295173">
            <text:p>50.06</text:p>
          </table:table-cell>
          <table:table-cell table:formula="of:=90-[.AD63]" office:value-type="float" office:value="39.9375446704827">
            <text:p>39.94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192431389106897">
            <text:p>0.02</text:p>
          </table:table-cell>
          <table:table-cell table:formula="of:=[.AE63]+[.AF63]" office:value-type="float" office:value="39.9567878093934">
            <text:p>39.96</text:p>
          </table:table-cell>
          <table:table-cell table:formula="of:=IF([.AC63]&gt;0;MOD(DEGREES(ACOS(((SIN(RADIANS([.$B$2]))*COS(RADIANS([.AD63])))-SIN(RADIANS([.T63])))/(COS(RADIANS([.$B$2]))*SIN(RADIANS([.AD63])))))+180;360);MOD(540-DEGREES(ACOS(((SIN(RADIANS([.$B$2]))*COS(RADIANS([.AD63])))-SIN(RADIANS([.T63])))/(COS(RADIANS([.$B$2]))*SIN(RADIANS([.AD63])))));360))" office:value-type="float" office:value="171.117501777303">
            <text:p>171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3]+1" office:value-type="date" office:date-value="2010-03-04">
            <text:p>3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4]+2415018.5+[.E64]-[.$B$4]/24" office:value-type="float" office:value="2455260.20833333">
            <text:p>2455260.21</text:p>
          </table:table-cell>
          <table:table-cell table:style-name="ce9" table:formula="of:=([.F64]-2451545)/36525" office:value-type="float" office:value="0.101716860597768">
            <text:p>0.10171686</text:p>
          </table:table-cell>
          <table:table-cell/>
          <table:table-cell table:formula="of:=MOD(280.46646+[.G64]*(36000.76983+[.G64]*0.0003032);360)" office:value-type="float" office:value="342.351749347458">
            <text:p>342.35</text:p>
          </table:table-cell>
          <table:table-cell table:formula="of:=357.52911+[.G64]*(35999.05029-0.0001537*[.G64])" office:value-type="float" office:value="4019.23948840975">
            <text:p>4019.24</text:p>
          </table:table-cell>
          <table:table-cell table:formula="of:=0.016708634-[.G64]*(0.000042037+0.0001537*[.G64])" office:value-type="float" office:value="0.0167027678989886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66239661415571">
            <text:p>1.66</text:p>
          </table:table-cell>
          <table:table-cell table:formula="of:=[.I64]+[.L64]" office:value-type="float" office:value="344.014145961614">
            <text:p>344.01</text:p>
          </table:table-cell>
          <table:table-cell table:formula="of:=[.J64]+[.L64]" office:value-type="float" office:value="4020.90188502391">
            <text:p>4020.9</text:p>
          </table:table-cell>
          <table:table-cell table:formula="of:=(1.000001018*(1-[.K64]*[.K64]))/(1+[.K64]*COS(RADIANS([.N64])))" office:value-type="float" office:value="0.991667054181547">
            <text:p>0.99</text:p>
          </table:table-cell>
          <table:table-cell table:formula="of:=[.M64]-0.00569-0.00478*SIN(RADIANS(125.04-1934.136*[.G64]))" office:value-type="float" office:value="344.012994064538">
            <text:p>344.01</text:p>
          </table:table-cell>
          <table:table-cell table:formula="of:=23+(26+((21.448-[.G64]*(46.815+[.G64]*(0.00059-[.G64]*0.001813))))/60)/60" office:value-type="float" office:value="23.4379683669374">
            <text:p>23.44</text:p>
          </table:table-cell>
          <table:table-cell table:formula="of:=[.Q64]+0.00256*COS(RADIANS(125.04-1934.136*[.G64]))" office:value-type="float" office:value="23.438772431884">
            <text:p>23.44</text:p>
          </table:table-cell>
          <table:table-cell table:formula="of:=DEGREES(ATAN2(COS(RADIANS([.R64]))*SIN(RADIANS([.P64]));COS(RADIANS([.P64]))))" office:value-type="float" office:value="104.727578130975">
            <text:p>104.73</text:p>
          </table:table-cell>
          <table:table-cell table:formula="of:=DEGREES(ASIN(SIN(RADIANS([.R64]))*SIN(RADIANS([.P64]))))" office:value-type="float" office:value="-6.28956224205701">
            <text:p>-6.29</text:p>
          </table:table-cell>
          <table:table-cell table:formula="of:=TAN(RADIANS([.R64]/2))*TAN(RADIANS([.R64]/2))" office:value-type="float" office:value="0.0430325705272897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1.6854001807304">
            <text:p>-11.69</text:p>
          </table:table-cell>
          <table:table-cell table:formula="of:=DEGREES(ACOS(COS(RADIANS(90.833))/COS(RADIANS([.$B$2]))*COS(RADIANS([.T64]))-TAN(RADIANS([.$B$2]))*TAN(RADIANS([.T64]))))" office:value-type="float" office:value="85.2378226896125">
            <text:p>85.24</text:p>
          </table:table-cell>
          <table:table-cell table:style-name="ce7" table:formula="of:=(720-4*[.$B$3]-[.V64]+[.$B$4]*60)/1440" office:value-type="float" office:value="0.518864861236618">
            <text:p>12:27:10</text:p>
          </table:table-cell>
          <table:table-cell table:style-name="ce7" table:formula="of:=([.X64]*1440-[.W64]*4)/1440" office:value-type="float" office:value="0.28209313154325">
            <text:p>6:46:13</text:p>
          </table:table-cell>
          <table:table-cell table:style-name="ce7" table:formula="of:=([.X64]*1440+[.W64]*4)/1440" office:value-type="float" office:value="0.755636590929986">
            <text:p>18:08:07</text:p>
          </table:table-cell>
          <table:table-cell table:formula="of:=8*[.W64]" office:value-type="float" office:value="681.9025815169">
            <text:p>681.9</text:p>
          </table:table-cell>
          <table:table-cell table:formula="of:=MOD([.E64]*1440+[.V64]+4*[.$B$3]-60*[.$B$4];1440)" office:value-type="float" office:value="692.83459981927">
            <text:p>692.83</text:p>
          </table:table-cell>
          <table:table-cell table:formula="of:=IF([.AB64]/4&lt;0;[.AB64]/4+180;[.AB64]/4-180)" office:value-type="float" office:value="-6.79135004518261">
            <text:p>-6.79</text:p>
          </table:table-cell>
          <table:table-cell table:formula="of:=DEGREES(ACOS(SIN(RADIANS([.$B$2]))*SIN(RADIANS([.T64]))+COS(RADIANS([.$B$2]))*COS(RADIANS([.T64]))*COS(RADIANS([.AC64]))))" office:value-type="float" office:value="49.6740033821715">
            <text:p>49.67</text:p>
          </table:table-cell>
          <table:table-cell table:formula="of:=90-[.AD64]" office:value-type="float" office:value="40.3259966178285">
            <text:p>40.33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189810921787228">
            <text:p>0.02</text:p>
          </table:table-cell>
          <table:table-cell table:formula="of:=[.AE64]+[.AF64]" office:value-type="float" office:value="40.3449777100072">
            <text:p>40.34</text:p>
          </table:table-cell>
          <table:table-cell table:formula="of:=IF([.AC64]&gt;0;MOD(DEGREES(ACOS(((SIN(RADIANS([.$B$2]))*COS(RADIANS([.AD64])))-SIN(RADIANS([.T64])))/(COS(RADIANS([.$B$2]))*SIN(RADIANS([.AD64])))))+180;360);MOD(540-DEGREES(ACOS(((SIN(RADIANS([.$B$2]))*COS(RADIANS([.AD64])))-SIN(RADIANS([.T64])))/(COS(RADIANS([.$B$2]))*SIN(RADIANS([.AD64])))));360))" office:value-type="float" office:value="171.130808545527">
            <text:p>171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4]+1" office:value-type="date" office:date-value="2010-03-05">
            <text:p>3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5]+2415018.5+[.E65]-[.$B$4]/24" office:value-type="float" office:value="2455261.20833333">
            <text:p>2455261.21</text:p>
          </table:table-cell>
          <table:table-cell table:style-name="ce9" table:formula="of:=([.F65]-2451545)/36525" office:value-type="float" office:value="0.10174423910564">
            <text:p>0.10174424</text:p>
          </table:table-cell>
          <table:table-cell/>
          <table:table-cell table:formula="of:=MOD(280.46646+[.G65]*(36000.76983+[.G65]*0.0003032);360)" office:value-type="float" office:value="343.337396709312">
            <text:p>343.34</text:p>
          </table:table-cell>
          <table:table-cell table:formula="of:=357.52911+[.G65]*(35999.05029-0.0001537*[.G65])" office:value-type="float" office:value="4020.22508869062">
            <text:p>4020.23</text:p>
          </table:table-cell>
          <table:table-cell table:formula="of:=0.016708634-[.G65]*(0.000042037+0.0001537*[.G65])" office:value-type="float" office:value="0.0167027658918983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67863953779376">
            <text:p>1.68</text:p>
          </table:table-cell>
          <table:table-cell table:formula="of:=[.I65]+[.L65]" office:value-type="float" office:value="345.016036247105">
            <text:p>345.02</text:p>
          </table:table-cell>
          <table:table-cell table:formula="of:=[.J65]+[.L65]" office:value-type="float" office:value="4021.90372822841">
            <text:p>4021.9</text:p>
          </table:table-cell>
          <table:table-cell table:formula="of:=(1.000001018*(1-[.K65]*[.K65]))/(1+[.K65]*COS(RADIANS([.N65])))" office:value-type="float" office:value="0.991919357191863">
            <text:p>0.99</text:p>
          </table:table-cell>
          <table:table-cell table:formula="of:=[.M65]-0.00569-0.00478*SIN(RADIANS(125.04-1934.136*[.G65]))" office:value-type="float" office:value="345.014885735656">
            <text:p>345.01</text:p>
          </table:table-cell>
          <table:table-cell table:formula="of:=23+(26+((21.448-[.G65]*(46.815+[.G65]*(0.00059-[.G65]*0.001813))))/60)/60" office:value-type="float" office:value="23.4379680109023">
            <text:p>23.44</text:p>
          </table:table-cell>
          <table:table-cell table:formula="of:=[.Q65]+0.00256*COS(RADIANS(125.04-1934.136*[.G65]))" office:value-type="float" office:value="23.4387698292429">
            <text:p>23.44</text:p>
          </table:table-cell>
          <table:table-cell table:formula="of:=DEGREES(ATAN2(COS(RADIANS([.R65]))*SIN(RADIANS([.P65]));COS(RADIANS([.P65]))))" office:value-type="float" office:value="103.797866926966">
            <text:p>103.8</text:p>
          </table:table-cell>
          <table:table-cell table:formula="of:=DEGREES(ASIN(SIN(RADIANS([.R65]))*SIN(RADIANS([.P65]))))" office:value-type="float" office:value="-5.90332829898681">
            <text:p>-5.9</text:p>
          </table:table-cell>
          <table:table-cell table:formula="of:=TAN(RADIANS([.R65]/2))*TAN(RADIANS([.R65]/2))" office:value-type="float" office:value="0.0430325606987696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1.459732644923">
            <text:p>-11.46</text:p>
          </table:table-cell>
          <table:table-cell table:formula="of:=DEGREES(ACOS(COS(RADIANS(90.833))/COS(RADIANS([.$B$2]))*COS(RADIANS([.T65]))-TAN(RADIANS([.$B$2]))*TAN(RADIANS([.T65]))))" office:value-type="float" office:value="85.6040868336146">
            <text:p>85.6</text:p>
          </table:table-cell>
          <table:table-cell table:style-name="ce7" table:formula="of:=(720-4*[.$B$3]-[.V65]+[.$B$4]*60)/1440" office:value-type="float" office:value="0.518708147670085">
            <text:p>12:26:56</text:p>
          </table:table-cell>
          <table:table-cell table:style-name="ce7" table:formula="of:=([.X65]*1440-[.W65]*4)/1440" office:value-type="float" office:value="0.280919017576711">
            <text:p>6:44:31</text:p>
          </table:table-cell>
          <table:table-cell table:style-name="ce7" table:formula="of:=([.X65]*1440+[.W65]*4)/1440" office:value-type="float" office:value="0.756497277763459">
            <text:p>18:09:21</text:p>
          </table:table-cell>
          <table:table-cell table:formula="of:=8*[.W65]" office:value-type="float" office:value="684.832694668917">
            <text:p>684.83</text:p>
          </table:table-cell>
          <table:table-cell table:formula="of:=MOD([.E65]*1440+[.V65]+4*[.$B$3]-60*[.$B$4];1440)" office:value-type="float" office:value="693.060267355077">
            <text:p>693.06</text:p>
          </table:table-cell>
          <table:table-cell table:formula="of:=IF([.AB65]/4&lt;0;[.AB65]/4+180;[.AB65]/4-180)" office:value-type="float" office:value="-6.73493316123074">
            <text:p>-6.73</text:p>
          </table:table-cell>
          <table:table-cell table:formula="of:=DEGREES(ACOS(SIN(RADIANS([.$B$2]))*SIN(RADIANS([.T65]))+COS(RADIANS([.$B$2]))*COS(RADIANS([.T65]))*COS(RADIANS([.AC65]))))" office:value-type="float" office:value="49.283900581561">
            <text:p>49.28</text:p>
          </table:table-cell>
          <table:table-cell table:formula="of:=90-[.AD65]" office:value-type="float" office:value="40.716099418439">
            <text:p>40.72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187220752357377">
            <text:p>0.02</text:p>
          </table:table-cell>
          <table:table-cell table:formula="of:=[.AE65]+[.AF65]" office:value-type="float" office:value="40.7348214936748">
            <text:p>40.73</text:p>
          </table:table-cell>
          <table:table-cell table:formula="of:=IF([.AC65]&gt;0;MOD(DEGREES(ACOS(((SIN(RADIANS([.$B$2]))*COS(RADIANS([.AD65])))-SIN(RADIANS([.T65])))/(COS(RADIANS([.$B$2]))*SIN(RADIANS([.AD65])))))+180;360);MOD(540-DEGREES(ACOS(((SIN(RADIANS([.$B$2]))*COS(RADIANS([.AD65])))-SIN(RADIANS([.T65])))/(COS(RADIANS([.$B$2]))*SIN(RADIANS([.AD65])))));360))" office:value-type="float" office:value="171.146562643939">
            <text:p>171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5]+1" office:value-type="date" office:date-value="2010-03-06">
            <text:p>3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6]+2415018.5+[.E66]-[.$B$4]/24" office:value-type="float" office:value="2455262.20833333">
            <text:p>2455262.21</text:p>
          </table:table-cell>
          <table:table-cell table:style-name="ce9" table:formula="of:=([.F66]-2451545)/36525" office:value-type="float" office:value="0.101771617613511">
            <text:p>0.10177162</text:p>
          </table:table-cell>
          <table:table-cell/>
          <table:table-cell table:formula="of:=MOD(280.46646+[.G66]*(36000.76983+[.G66]*0.0003032);360)" office:value-type="float" office:value="344.323044071165">
            <text:p>344.32</text:p>
          </table:table-cell>
          <table:table-cell table:formula="of:=357.52911+[.G66]*(35999.05029-0.0001537*[.G66])" office:value-type="float" office:value="4021.21068897149">
            <text:p>4021.21</text:p>
          </table:table-cell>
          <table:table-cell table:formula="of:=0.016708634-[.G66]*(0.000042037+0.0001537*[.G66])" office:value-type="float" office:value="0.0167027638845777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69437046660783">
            <text:p>1.69</text:p>
          </table:table-cell>
          <table:table-cell table:formula="of:=[.I66]+[.L66]" office:value-type="float" office:value="346.017414537773">
            <text:p>346.02</text:p>
          </table:table-cell>
          <table:table-cell table:formula="of:=[.J66]+[.L66]" office:value-type="float" office:value="4022.9050594381">
            <text:p>4022.91</text:p>
          </table:table-cell>
          <table:table-cell table:formula="of:=(1.000001018*(1-[.K66]*[.K66]))/(1+[.K66]*COS(RADIANS([.N66])))" office:value-type="float" office:value="0.992174025849557">
            <text:p>0.99</text:p>
          </table:table-cell>
          <table:table-cell table:formula="of:=[.M66]-0.00569-0.00478*SIN(RADIANS(125.04-1934.136*[.G66]))" office:value-type="float" office:value="346.016265408073">
            <text:p>346.02</text:p>
          </table:table-cell>
          <table:table-cell table:formula="of:=23+(26+((21.448-[.G66]*(46.815+[.G66]*(0.00059-[.G66]*0.001813))))/60)/60" office:value-type="float" office:value="23.4379676548671">
            <text:p>23.44</text:p>
          </table:table-cell>
          <table:table-cell table:formula="of:=[.Q66]+0.00256*COS(RADIANS(125.04-1934.136*[.G66]))" office:value-type="float" office:value="23.438767225917">
            <text:p>23.44</text:p>
          </table:table-cell>
          <table:table-cell table:formula="of:=DEGREES(ATAN2(COS(RADIANS([.R66]))*SIN(RADIANS([.P66]));COS(RADIANS([.P66]))))" office:value-type="float" office:value="102.869927509973">
            <text:p>102.87</text:p>
          </table:table-cell>
          <table:table-cell table:formula="of:=DEGREES(ASIN(SIN(RADIANS([.R66]))*SIN(RADIANS([.P66]))))" office:value-type="float" office:value="-5.515751794342">
            <text:p>-5.52</text:p>
          </table:table-cell>
          <table:table-cell table:formula="of:=TAN(RADIANS([.R66]/2))*TAN(RADIANS([.R66]/2))" office:value-type="float" office:value="0.0430325508676643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1.2270204665062">
            <text:p>-11.23</text:p>
          </table:table-cell>
          <table:table-cell table:formula="of:=DEGREES(ACOS(COS(RADIANS(90.833))/COS(RADIANS([.$B$2]))*COS(RADIANS([.T66]))-TAN(RADIANS([.$B$2]))*TAN(RADIANS([.T66]))))" office:value-type="float" office:value="85.9708800769128">
            <text:p>85.97</text:p>
          </table:table-cell>
          <table:table-cell table:style-name="ce7" table:formula="of:=(720-4*[.$B$3]-[.V66]+[.$B$4]*60)/1440" office:value-type="float" office:value="0.518546541990629">
            <text:p>12:26:42</text:p>
          </table:table-cell>
          <table:table-cell table:style-name="ce7" table:formula="of:=([.X66]*1440-[.W66]*4)/1440" office:value-type="float" office:value="0.279738541776983">
            <text:p>6:42:49</text:p>
          </table:table-cell>
          <table:table-cell table:style-name="ce7" table:formula="of:=([.X66]*1440+[.W66]*4)/1440" office:value-type="float" office:value="0.757354542204276">
            <text:p>18:10:35</text:p>
          </table:table-cell>
          <table:table-cell table:formula="of:=8*[.W66]" office:value-type="float" office:value="687.767040615302">
            <text:p>687.77</text:p>
          </table:table-cell>
          <table:table-cell table:formula="of:=MOD([.E66]*1440+[.V66]+4*[.$B$3]-60*[.$B$4];1440)" office:value-type="float" office:value="693.292979533494">
            <text:p>693.29</text:p>
          </table:table-cell>
          <table:table-cell table:formula="of:=IF([.AB66]/4&lt;0;[.AB66]/4+180;[.AB66]/4-180)" office:value-type="float" office:value="-6.67675511662654">
            <text:p>-6.68</text:p>
          </table:table-cell>
          <table:table-cell table:formula="of:=DEGREES(ACOS(SIN(RADIANS([.$B$2]))*SIN(RADIANS([.T66]))+COS(RADIANS([.$B$2]))*COS(RADIANS([.T66]))*COS(RADIANS([.AC66]))))" office:value-type="float" office:value="48.8922649157479">
            <text:p>48.89</text:p>
          </table:table-cell>
          <table:table-cell table:formula="of:=90-[.AD66]" office:value-type="float" office:value="41.1077350842521">
            <text:p>41.11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184660960722543">
            <text:p>0.02</text:p>
          </table:table-cell>
          <table:table-cell table:formula="of:=[.AE66]+[.AF66]" office:value-type="float" office:value="41.1262011803243">
            <text:p>41.13</text:p>
          </table:table-cell>
          <table:table-cell table:formula="of:=IF([.AC66]&gt;0;MOD(DEGREES(ACOS(((SIN(RADIANS([.$B$2]))*COS(RADIANS([.AD66])))-SIN(RADIANS([.T66])))/(COS(RADIANS([.$B$2]))*SIN(RADIANS([.AD66])))))+180;360);MOD(540-DEGREES(ACOS(((SIN(RADIANS([.$B$2]))*COS(RADIANS([.AD66])))-SIN(RADIANS([.T66])))/(COS(RADIANS([.$B$2]))*SIN(RADIANS([.AD66])))));360))" office:value-type="float" office:value="171.164717026931">
            <text:p>171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6]+1" office:value-type="date" office:date-value="2010-03-07">
            <text:p>3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7]+2415018.5+[.E67]-[.$B$4]/24" office:value-type="float" office:value="2455263.20833333">
            <text:p>2455263.21</text:p>
          </table:table-cell>
          <table:table-cell table:style-name="ce9" table:formula="of:=([.F67]-2451545)/36525" office:value-type="float" office:value="0.101798996121382">
            <text:p>0.10179900</text:p>
          </table:table-cell>
          <table:table-cell/>
          <table:table-cell table:formula="of:=MOD(280.46646+[.G67]*(36000.76983+[.G67]*0.0003032);360)" office:value-type="float" office:value="345.308691433019">
            <text:p>345.31</text:p>
          </table:table-cell>
          <table:table-cell table:formula="of:=357.52911+[.G67]*(35999.05029-0.0001537*[.G67])" office:value-type="float" office:value="4022.19628925236">
            <text:p>4022.2</text:p>
          </table:table-cell>
          <table:table-cell table:formula="of:=0.016708634-[.G67]*(0.000042037+0.0001537*[.G67])" office:value-type="float" office:value="0.0167027618770266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70958509939272">
            <text:p>1.71</text:p>
          </table:table-cell>
          <table:table-cell table:formula="of:=[.I67]+[.L67]" office:value-type="float" office:value="347.018276532412">
            <text:p>347.02</text:p>
          </table:table-cell>
          <table:table-cell table:formula="of:=[.J67]+[.L67]" office:value-type="float" office:value="4023.90587435175">
            <text:p>4023.91</text:p>
          </table:table-cell>
          <table:table-cell table:formula="of:=(1.000001018*(1-[.K67]*[.K67]))/(1+[.K67]*COS(RADIANS([.N67])))" office:value-type="float" office:value="0.992430981178089">
            <text:p>0.99</text:p>
          </table:table-cell>
          <table:table-cell table:formula="of:=[.M67]-0.00569-0.00478*SIN(RADIANS(125.04-1934.136*[.G67]))" office:value-type="float" office:value="347.017128780581">
            <text:p>347.02</text:p>
          </table:table-cell>
          <table:table-cell table:formula="of:=23+(26+((21.448-[.G67]*(46.815+[.G67]*(0.00059-[.G67]*0.001813))))/60)/60" office:value-type="float" office:value="23.4379672988319">
            <text:p>23.44</text:p>
          </table:table-cell>
          <table:table-cell table:formula="of:=[.Q67]+0.00256*COS(RADIANS(125.04-1934.136*[.G67]))" office:value-type="float" office:value="23.4387646219081">
            <text:p>23.44</text:p>
          </table:table-cell>
          <table:table-cell table:formula="of:=DEGREES(ATAN2(COS(RADIANS([.R67]))*SIN(RADIANS([.P67]));COS(RADIANS([.P67]))))" office:value-type="float" office:value="101.943679289045">
            <text:p>101.94</text:p>
          </table:table-cell>
          <table:table-cell table:formula="of:=DEGREES(ASIN(SIN(RADIANS([.R67]))*SIN(RADIANS([.P67]))))" office:value-type="float" office:value="-5.12694035813928">
            <text:p>-5.13</text:p>
          </table:table-cell>
          <table:table-cell table:formula="of:=TAN(RADIANS([.R67]/2))*TAN(RADIANS([.R67]/2))" office:value-type="float" office:value="0.0430325410339812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0.9875959667228">
            <text:p>-10.99</text:p>
          </table:table-cell>
          <table:table-cell table:formula="of:=DEGREES(ACOS(COS(RADIANS(90.833))/COS(RADIANS([.$B$2]))*COS(RADIANS([.T67]))-TAN(RADIANS([.$B$2]))*TAN(RADIANS([.T67]))))" office:value-type="float" office:value="86.3381438841684">
            <text:p>86.34</text:p>
          </table:table-cell>
          <table:table-cell table:style-name="ce7" table:formula="of:=(720-4*[.$B$3]-[.V67]+[.$B$4]*60)/1440" office:value-type="float" office:value="0.518380274976891">
            <text:p>12:26:28</text:p>
          </table:table-cell>
          <table:table-cell table:style-name="ce7" table:formula="of:=([.X67]*1440-[.W67]*4)/1440" office:value-type="float" office:value="0.278552097520868">
            <text:p>6:41:07</text:p>
          </table:table-cell>
          <table:table-cell table:style-name="ce7" table:formula="of:=([.X67]*1440+[.W67]*4)/1440" office:value-type="float" office:value="0.758208452432914">
            <text:p>18:11:49</text:p>
          </table:table-cell>
          <table:table-cell table:formula="of:=8*[.W67]" office:value-type="float" office:value="690.705151073347">
            <text:p>690.71</text:p>
          </table:table-cell>
          <table:table-cell table:formula="of:=MOD([.E67]*1440+[.V67]+4*[.$B$3]-60*[.$B$4];1440)" office:value-type="float" office:value="693.532404033277">
            <text:p>693.53</text:p>
          </table:table-cell>
          <table:table-cell table:formula="of:=IF([.AB67]/4&lt;0;[.AB67]/4+180;[.AB67]/4-180)" office:value-type="float" office:value="-6.6168989916807">
            <text:p>-6.62</text:p>
          </table:table-cell>
          <table:table-cell table:formula="of:=DEGREES(ACOS(SIN(RADIANS([.$B$2]))*SIN(RADIANS([.T67]))+COS(RADIANS([.$B$2]))*COS(RADIANS([.T67]))*COS(RADIANS([.AC67]))))" office:value-type="float" office:value="48.4992140514035">
            <text:p>48.5</text:p>
          </table:table-cell>
          <table:table-cell table:formula="of:=90-[.AD67]" office:value-type="float" office:value="41.5007859485965">
            <text:p>41.5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182131594351059">
            <text:p>0.02</text:p>
          </table:table-cell>
          <table:table-cell table:formula="of:=[.AE67]+[.AF67]" office:value-type="float" office:value="41.5189991080316">
            <text:p>41.52</text:p>
          </table:table-cell>
          <table:table-cell table:formula="of:=IF([.AC67]&gt;0;MOD(DEGREES(ACOS(((SIN(RADIANS([.$B$2]))*COS(RADIANS([.AD67])))-SIN(RADIANS([.T67])))/(COS(RADIANS([.$B$2]))*SIN(RADIANS([.AD67])))))+180;360);MOD(540-DEGREES(ACOS(((SIN(RADIANS([.$B$2]))*COS(RADIANS([.AD67])))-SIN(RADIANS([.T67])))/(COS(RADIANS([.$B$2]))*SIN(RADIANS([.AD67])))));360))" office:value-type="float" office:value="171.18522235551">
            <text:p>171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7]+1" office:value-type="date" office:date-value="2010-03-08">
            <text:p>3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8]+2415018.5+[.E68]-[.$B$4]/24" office:value-type="float" office:value="2455264.20833333">
            <text:p>2455264.21</text:p>
          </table:table-cell>
          <table:table-cell table:style-name="ce9" table:formula="of:=([.F68]-2451545)/36525" office:value-type="float" office:value="0.101826374629254">
            <text:p>0.10182637</text:p>
          </table:table-cell>
          <table:table-cell/>
          <table:table-cell table:formula="of:=MOD(280.46646+[.G68]*(36000.76983+[.G68]*0.0003032);360)" office:value-type="float" office:value="346.294338794874">
            <text:p>346.29</text:p>
          </table:table-cell>
          <table:table-cell table:formula="of:=357.52911+[.G68]*(35999.05029-0.0001537*[.G68])" office:value-type="float" office:value="4023.18188953323">
            <text:p>4023.18</text:p>
          </table:table-cell>
          <table:table-cell table:formula="of:=0.016708634-[.G68]*(0.000042037+0.0001537*[.G68])" office:value-type="float" office:value="0.0167027598692451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7242793053205">
            <text:p>1.72</text:p>
          </table:table-cell>
          <table:table-cell table:formula="of:=[.I68]+[.L68]" office:value-type="float" office:value="348.018618100194">
            <text:p>348.02</text:p>
          </table:table-cell>
          <table:table-cell table:formula="of:=[.J68]+[.L68]" office:value-type="float" office:value="4024.90616883855">
            <text:p>4024.91</text:p>
          </table:table-cell>
          <table:table-cell table:formula="of:=(1.000001018*(1-[.K68]*[.K68]))/(1+[.K68]*COS(RADIANS([.N68])))" office:value-type="float" office:value="0.992690143614112">
            <text:p>0.99</text:p>
          </table:table-cell>
          <table:table-cell table:formula="of:=[.M68]-0.00569-0.00478*SIN(RADIANS(125.04-1934.136*[.G68]))" office:value-type="float" office:value="348.017471722354">
            <text:p>348.02</text:p>
          </table:table-cell>
          <table:table-cell table:formula="of:=23+(26+((21.448-[.G68]*(46.815+[.G68]*(0.00059-[.G68]*0.001813))))/60)/60" office:value-type="float" office:value="23.4379669427968">
            <text:p>23.44</text:p>
          </table:table-cell>
          <table:table-cell table:formula="of:=[.Q68]+0.00256*COS(RADIANS(125.04-1934.136*[.G68]))" office:value-type="float" office:value="23.4387620172181">
            <text:p>23.44</text:p>
          </table:table-cell>
          <table:table-cell table:formula="of:=DEGREES(ATAN2(COS(RADIANS([.R68]))*SIN(RADIANS([.P68]));COS(RADIANS([.P68]))))" office:value-type="float" office:value="101.01904091044">
            <text:p>101.02</text:p>
          </table:table-cell>
          <table:table-cell table:formula="of:=DEGREES(ASIN(SIN(RADIANS([.R68]))*SIN(RADIANS([.P68]))))" office:value-type="float" office:value="-4.73700110544084">
            <text:p>-4.74</text:p>
          </table:table-cell>
          <table:table-cell table:formula="of:=TAN(RADIANS([.R68]/2))*TAN(RADIANS([.R68]/2))" office:value-type="float" office:value="0.0430325311977272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0.7417939214027">
            <text:p>-10.74</text:p>
          </table:table-cell>
          <table:table-cell table:formula="of:=DEGREES(ACOS(COS(RADIANS(90.833))/COS(RADIANS([.$B$2]))*COS(RADIANS([.T68]))-TAN(RADIANS([.$B$2]))*TAN(RADIANS([.T68]))))" office:value-type="float" office:value="86.7058214878531">
            <text:p>86.71</text:p>
          </table:table-cell>
          <table:table-cell table:style-name="ce7" table:formula="of:=(720-4*[.$B$3]-[.V68]+[.$B$4]*60)/1440" office:value-type="float" office:value="0.518209579112085">
            <text:p>12:26:13</text:p>
          </table:table-cell>
          <table:table-cell table:style-name="ce7" table:formula="of:=([.X68]*1440-[.W68]*4)/1440" office:value-type="float" office:value="0.27736007497916">
            <text:p>6:39:24</text:p>
          </table:table-cell>
          <table:table-cell table:style-name="ce7" table:formula="of:=([.X68]*1440+[.W68]*4)/1440" office:value-type="float" office:value="0.75905908324501">
            <text:p>18:13:03</text:p>
          </table:table-cell>
          <table:table-cell table:formula="of:=8*[.W68]" office:value-type="float" office:value="693.646571902825">
            <text:p>693.65</text:p>
          </table:table-cell>
          <table:table-cell table:formula="of:=MOD([.E68]*1440+[.V68]+4*[.$B$3]-60*[.$B$4];1440)" office:value-type="float" office:value="693.778206078597">
            <text:p>693.78</text:p>
          </table:table-cell>
          <table:table-cell table:formula="of:=IF([.AB68]/4&lt;0;[.AB68]/4+180;[.AB68]/4-180)" office:value-type="float" office:value="-6.55544848035066">
            <text:p>-6.56</text:p>
          </table:table-cell>
          <table:table-cell table:formula="of:=DEGREES(ACOS(SIN(RADIANS([.$B$2]))*SIN(RADIANS([.T68]))+COS(RADIANS([.$B$2]))*COS(RADIANS([.T68]))*COS(RADIANS([.AC68]))))" office:value-type="float" office:value="48.1048653059976">
            <text:p>48.1</text:p>
          </table:table-cell>
          <table:table-cell table:formula="of:=90-[.AD68]" office:value-type="float" office:value="41.8951346940024">
            <text:p>41.9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179632670664892">
            <text:p>0.02</text:p>
          </table:table-cell>
          <table:table-cell table:formula="of:=[.AE68]+[.AF68]" office:value-type="float" office:value="41.9130979610689">
            <text:p>41.91</text:p>
          </table:table-cell>
          <table:table-cell table:formula="of:=IF([.AC68]&gt;0;MOD(DEGREES(ACOS(((SIN(RADIANS([.$B$2]))*COS(RADIANS([.AD68])))-SIN(RADIANS([.T68])))/(COS(RADIANS([.$B$2]))*SIN(RADIANS([.AD68])))))+180;360);MOD(540-DEGREES(ACOS(((SIN(RADIANS([.$B$2]))*COS(RADIANS([.AD68])))-SIN(RADIANS([.T68])))/(COS(RADIANS([.$B$2]))*SIN(RADIANS([.AD68])))));360))" office:value-type="float" office:value="171.208027015053">
            <text:p>171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8]+1" office:value-type="date" office:date-value="2010-03-09">
            <text:p>3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9]+2415018.5+[.E69]-[.$B$4]/24" office:value-type="float" office:value="2455265.20833333">
            <text:p>2455265.21</text:p>
          </table:table-cell>
          <table:table-cell table:style-name="ce9" table:formula="of:=([.F69]-2451545)/36525" office:value-type="float" office:value="0.101853753137125">
            <text:p>0.10185375</text:p>
          </table:table-cell>
          <table:table-cell/>
          <table:table-cell table:formula="of:=MOD(280.46646+[.G69]*(36000.76983+[.G69]*0.0003032);360)" office:value-type="float" office:value="347.279986156729">
            <text:p>347.28</text:p>
          </table:table-cell>
          <table:table-cell table:formula="of:=357.52911+[.G69]*(35999.05029-0.0001537*[.G69])" office:value-type="float" office:value="4024.16748981409">
            <text:p>4024.17</text:p>
          </table:table-cell>
          <table:table-cell table:formula="of:=0.016708634-[.G69]*(0.000042037+0.0001537*[.G69])" office:value-type="float" office:value="0.0167027578612332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73844912467146">
            <text:p>1.74</text:p>
          </table:table-cell>
          <table:table-cell table:formula="of:=[.I69]+[.L69]" office:value-type="float" office:value="349.018435281401">
            <text:p>349.02</text:p>
          </table:table-cell>
          <table:table-cell table:formula="of:=[.J69]+[.L69]" office:value-type="float" office:value="4025.90593893877">
            <text:p>4025.91</text:p>
          </table:table-cell>
          <table:table-cell table:formula="of:=(1.000001018*(1-[.K69]*[.K69]))/(1+[.K69]*COS(RADIANS([.N69])))" office:value-type="float" office:value="0.992951433035138">
            <text:p>0.99</text:p>
          </table:table-cell>
          <table:table-cell table:formula="of:=[.M69]-0.00569-0.00478*SIN(RADIANS(125.04-1934.136*[.G69]))" office:value-type="float" office:value="349.017290273669">
            <text:p>349.02</text:p>
          </table:table-cell>
          <table:table-cell table:formula="of:=23+(26+((21.448-[.G69]*(46.815+[.G69]*(0.00059-[.G69]*0.001813))))/60)/60" office:value-type="float" office:value="23.4379665867616">
            <text:p>23.44</text:p>
          </table:table-cell>
          <table:table-cell table:formula="of:=[.Q69]+0.00256*COS(RADIANS(125.04-1934.136*[.G69]))" office:value-type="float" office:value="23.438759411849">
            <text:p>23.44</text:p>
          </table:table-cell>
          <table:table-cell table:formula="of:=DEGREES(ATAN2(COS(RADIANS([.R69]))*SIN(RADIANS([.P69]));COS(RADIANS([.P69]))))" office:value-type="float" office:value="100.095930331313">
            <text:p>100.1</text:p>
          </table:table-cell>
          <table:table-cell table:formula="of:=DEGREES(ASIN(SIN(RADIANS([.R69]))*SIN(RADIANS([.P69]))))" office:value-type="float" office:value="-4.34604063833011">
            <text:p>-4.35</text:p>
          </table:table-cell>
          <table:table-cell table:formula="of:=TAN(RADIANS([.R69]/2))*TAN(RADIANS([.R69]/2))" office:value-type="float" office:value="0.0430325213589099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0.4899512110755">
            <text:p>-10.49</text:p>
          </table:table-cell>
          <table:table-cell table:formula="of:=DEGREES(ACOS(COS(RADIANS(90.833))/COS(RADIANS([.$B$2]))*COS(RADIANS([.T69]))-TAN(RADIANS([.$B$2]))*TAN(RADIANS([.T69]))))" office:value-type="float" office:value="87.0738577779025">
            <text:p>87.07</text:p>
          </table:table-cell>
          <table:table-cell table:style-name="ce7" table:formula="of:=(720-4*[.$B$3]-[.V69]+[.$B$4]*60)/1440" office:value-type="float" office:value="0.518034688341025">
            <text:p>12:25:58</text:p>
          </table:table-cell>
          <table:table-cell table:style-name="ce7" table:formula="of:=([.X69]*1440-[.W69]*4)/1440" office:value-type="float" office:value="0.276162861180185">
            <text:p>6:37:40</text:p>
          </table:table-cell>
          <table:table-cell table:style-name="ce7" table:formula="of:=([.X69]*1440+[.W69]*4)/1440" office:value-type="float" office:value="0.759906515501865">
            <text:p>18:14:16</text:p>
          </table:table-cell>
          <table:table-cell table:formula="of:=8*[.W69]" office:value-type="float" office:value="696.59086222322">
            <text:p>696.59</text:p>
          </table:table-cell>
          <table:table-cell table:formula="of:=MOD([.E69]*1440+[.V69]+4*[.$B$3]-60*[.$B$4];1440)" office:value-type="float" office:value="694.030048788924">
            <text:p>694.03</text:p>
          </table:table-cell>
          <table:table-cell table:formula="of:=IF([.AB69]/4&lt;0;[.AB69]/4+180;[.AB69]/4-180)" office:value-type="float" office:value="-6.49248780276889">
            <text:p>-6.49</text:p>
          </table:table-cell>
          <table:table-cell table:formula="of:=DEGREES(ACOS(SIN(RADIANS([.$B$2]))*SIN(RADIANS([.T69]))+COS(RADIANS([.$B$2]))*COS(RADIANS([.T69]))*COS(RADIANS([.AC69]))))" office:value-type="float" office:value="47.7093356217267">
            <text:p>47.71</text:p>
          </table:table-cell>
          <table:table-cell table:formula="of:=90-[.AD69]" office:value-type="float" office:value="42.2906643782733">
            <text:p>42.29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177164179324974">
            <text:p>0.02</text:p>
          </table:table-cell>
          <table:table-cell table:formula="of:=[.AE69]+[.AF69]" office:value-type="float" office:value="42.3083807962058">
            <text:p>42.31</text:p>
          </table:table-cell>
          <table:table-cell table:formula="of:=IF([.AC69]&gt;0;MOD(DEGREES(ACOS(((SIN(RADIANS([.$B$2]))*COS(RADIANS([.AD69])))-SIN(RADIANS([.T69])))/(COS(RADIANS([.$B$2]))*SIN(RADIANS([.AD69])))))+180;360);MOD(540-DEGREES(ACOS(((SIN(RADIANS([.$B$2]))*COS(RADIANS([.AD69])))-SIN(RADIANS([.T69])))/(COS(RADIANS([.$B$2]))*SIN(RADIANS([.AD69])))));360))" office:value-type="float" office:value="171.23307713082">
            <text:p>171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9]+1" office:value-type="date" office:date-value="2010-03-10">
            <text:p>3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0]+2415018.5+[.E70]-[.$B$4]/24" office:value-type="float" office:value="2455266.20833333">
            <text:p>2455266.21</text:p>
          </table:table-cell>
          <table:table-cell table:style-name="ce9" table:formula="of:=([.F70]-2451545)/36525" office:value-type="float" office:value="0.101881131644996">
            <text:p>0.10188113</text:p>
          </table:table-cell>
          <table:table-cell/>
          <table:table-cell table:formula="of:=MOD(280.46646+[.G70]*(36000.76983+[.G70]*0.0003032);360)" office:value-type="float" office:value="348.265633518585">
            <text:p>348.27</text:p>
          </table:table-cell>
          <table:table-cell table:formula="of:=357.52911+[.G70]*(35999.05029-0.0001537*[.G70])" office:value-type="float" office:value="4025.15309009496">
            <text:p>4025.15</text:p>
          </table:table-cell>
          <table:table-cell table:formula="of:=0.016708634-[.G70]*(0.000042037+0.0001537*[.G70])" office:value-type="float" office:value="0.0167027558529908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7520907694946">
            <text:p>1.75</text:p>
          </table:table-cell>
          <table:table-cell table:formula="of:=[.I70]+[.L70]" office:value-type="float" office:value="350.017724288079">
            <text:p>350.02</text:p>
          </table:table-cell>
          <table:table-cell table:formula="of:=[.J70]+[.L70]" office:value-type="float" office:value="4026.90518086446">
            <text:p>4026.91</text:p>
          </table:table-cell>
          <table:table-cell table:formula="of:=(1.000001018*(1-[.K70]*[.K70]))/(1+[.K70]*COS(RADIANS([.N70])))" office:value-type="float" office:value="0.993214768787245">
            <text:p>0.99</text:p>
          </table:table-cell>
          <table:table-cell table:formula="of:=[.M70]-0.00569-0.00478*SIN(RADIANS(125.04-1934.136*[.G70]))" office:value-type="float" office:value="350.016580646575">
            <text:p>350.02</text:p>
          </table:table-cell>
          <table:table-cell table:formula="of:=23+(26+((21.448-[.G70]*(46.815+[.G70]*(0.00059-[.G70]*0.001813))))/60)/60" office:value-type="float" office:value="23.4379662307265">
            <text:p>23.44</text:p>
          </table:table-cell>
          <table:table-cell table:formula="of:=[.Q70]+0.00256*COS(RADIANS(125.04-1934.136*[.G70]))" office:value-type="float" office:value="23.4387568058027">
            <text:p>23.44</text:p>
          </table:table-cell>
          <table:table-cell table:formula="of:=DEGREES(ATAN2(COS(RADIANS([.R70]))*SIN(RADIANS([.P70]));COS(RADIANS([.P70]))))" office:value-type="float" office:value="99.1742648915445">
            <text:p>99.17</text:p>
          </table:table-cell>
          <table:table-cell table:formula="of:=DEGREES(ASIN(SIN(RADIANS([.R70]))*SIN(RADIANS([.P70]))))" office:value-type="float" office:value="-3.95416504910278">
            <text:p>-3.95</text:p>
          </table:table-cell>
          <table:table-cell table:formula="of:=TAN(RADIANS([.R70]/2))*TAN(RADIANS([.R70]/2))" office:value-type="float" office:value="0.0430325115175363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0.2324064853918">
            <text:p>-10.23</text:p>
          </table:table-cell>
          <table:table-cell table:formula="of:=DEGREES(ACOS(COS(RADIANS(90.833))/COS(RADIANS([.$B$2]))*COS(RADIANS([.T70]))-TAN(RADIANS([.$B$2]))*TAN(RADIANS([.T70]))))" office:value-type="float" office:value="87.4421991912289">
            <text:p>87.44</text:p>
          </table:table-cell>
          <table:table-cell table:style-name="ce7" table:formula="of:=(720-4*[.$B$3]-[.V70]+[.$B$4]*60)/1440" office:value-type="float" office:value="0.517855837837078">
            <text:p>12:25:43</text:p>
          </table:table-cell>
          <table:table-cell table:style-name="ce7" table:formula="of:=([.X70]*1440-[.W70]*4)/1440" office:value-type="float" office:value="0.274960840083664">
            <text:p>6:35:57</text:p>
          </table:table-cell>
          <table:table-cell table:style-name="ce7" table:formula="of:=([.X70]*1440+[.W70]*4)/1440" office:value-type="float" office:value="0.760750835590491">
            <text:p>18:15:29</text:p>
          </table:table-cell>
          <table:table-cell table:formula="of:=8*[.W70]" office:value-type="float" office:value="699.537593529832">
            <text:p>699.54</text:p>
          </table:table-cell>
          <table:table-cell table:formula="of:=MOD([.E70]*1440+[.V70]+4*[.$B$3]-60*[.$B$4];1440)" office:value-type="float" office:value="694.287593514608">
            <text:p>694.29</text:p>
          </table:table-cell>
          <table:table-cell table:formula="of:=IF([.AB70]/4&lt;0;[.AB70]/4+180;[.AB70]/4-180)" office:value-type="float" office:value="-6.42810162134796">
            <text:p>-6.43</text:p>
          </table:table-cell>
          <table:table-cell table:formula="of:=DEGREES(ACOS(SIN(RADIANS([.$B$2]))*SIN(RADIANS([.T70]))+COS(RADIANS([.$B$2]))*COS(RADIANS([.T70]))*COS(RADIANS([.AC70]))))" office:value-type="float" office:value="47.3127415411629">
            <text:p>47.31</text:p>
          </table:table-cell>
          <table:table-cell table:formula="of:=90-[.AD70]" office:value-type="float" office:value="42.6872584588371">
            <text:p>42.69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174726084412681">
            <text:p>0.02</text:p>
          </table:table-cell>
          <table:table-cell table:formula="of:=[.AE70]+[.AF70]" office:value-type="float" office:value="42.7047310672784">
            <text:p>42.7</text:p>
          </table:table-cell>
          <table:table-cell table:formula="of:=IF([.AC70]&gt;0;MOD(DEGREES(ACOS(((SIN(RADIANS([.$B$2]))*COS(RADIANS([.AD70])))-SIN(RADIANS([.T70])))/(COS(RADIANS([.$B$2]))*SIN(RADIANS([.AD70])))))+180;360);MOD(540-DEGREES(ACOS(((SIN(RADIANS([.$B$2]))*COS(RADIANS([.AD70])))-SIN(RADIANS([.T70])))/(COS(RADIANS([.$B$2]))*SIN(RADIANS([.AD70])))));360))" office:value-type="float" office:value="171.260316581116">
            <text:p>171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0]+1" office:value-type="date" office:date-value="2010-03-11">
            <text:p>3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1]+2415018.5+[.E71]-[.$B$4]/24" office:value-type="float" office:value="2455267.20833333">
            <text:p>2455267.21</text:p>
          </table:table-cell>
          <table:table-cell table:style-name="ce9" table:formula="of:=([.F71]-2451545)/36525" office:value-type="float" office:value="0.101908510152868">
            <text:p>0.10190851</text:p>
          </table:table-cell>
          <table:table-cell/>
          <table:table-cell table:formula="of:=MOD(280.46646+[.G71]*(36000.76983+[.G71]*0.0003032);360)" office:value-type="float" office:value="349.251280880441">
            <text:p>349.25</text:p>
          </table:table-cell>
          <table:table-cell table:formula="of:=357.52911+[.G71]*(35999.05029-0.0001537*[.G71])" office:value-type="float" office:value="4026.13869037583">
            <text:p>4026.14</text:p>
          </table:table-cell>
          <table:table-cell table:formula="of:=0.016708634-[.G71]*(0.000042037+0.0001537*[.G71])" office:value-type="float" office:value="0.016702753844518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76520062419818">
            <text:p>1.77</text:p>
          </table:table-cell>
          <table:table-cell table:formula="of:=[.I71]+[.L71]" office:value-type="float" office:value="351.016481504639">
            <text:p>351.02</text:p>
          </table:table-cell>
          <table:table-cell table:formula="of:=[.J71]+[.L71]" office:value-type="float" office:value="4027.90389100003">
            <text:p>4027.9</text:p>
          </table:table-cell>
          <table:table-cell table:formula="of:=(1.000001018*(1-[.K71]*[.K71]))/(1+[.K71]*COS(RADIANS([.N71])))" office:value-type="float" office:value="0.9934800697128">
            <text:p>0.99</text:p>
          </table:table-cell>
          <table:table-cell table:formula="of:=[.M71]-0.00569-0.00478*SIN(RADIANS(125.04-1934.136*[.G71]))" office:value-type="float" office:value="351.015339225478">
            <text:p>351.02</text:p>
          </table:table-cell>
          <table:table-cell table:formula="of:=23+(26+((21.448-[.G71]*(46.815+[.G71]*(0.00059-[.G71]*0.001813))))/60)/60" office:value-type="float" office:value="23.4379658746913">
            <text:p>23.44</text:p>
          </table:table-cell>
          <table:table-cell table:formula="of:=[.Q71]+0.00256*COS(RADIANS(125.04-1934.136*[.G71]))" office:value-type="float" office:value="23.4387541990811">
            <text:p>23.44</text:p>
          </table:table-cell>
          <table:table-cell table:formula="of:=DEGREES(ATAN2(COS(RADIANS([.R71]))*SIN(RADIANS([.P71]));COS(RADIANS([.P71]))))" office:value-type="float" office:value="98.2539613837942">
            <text:p>98.25</text:p>
          </table:table-cell>
          <table:table-cell table:formula="of:=DEGREES(ASIN(SIN(RADIANS([.R71]))*SIN(RADIANS([.P71]))))" office:value-type="float" office:value="-3.56147992458916">
            <text:p>-3.56</text:p>
          </table:table-cell>
          <table:table-cell table:formula="of:=TAN(RADIANS([.R71]/2))*TAN(RADIANS([.R71]/2))" office:value-type="float" office:value="0.0430325016736139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9.96949984176813">
            <text:p>-9.97</text:p>
          </table:table-cell>
          <table:table-cell table:formula="of:=DEGREES(ACOS(COS(RADIANS(90.833))/COS(RADIANS([.$B$2]))*COS(RADIANS([.T71]))-TAN(RADIANS([.$B$2]))*TAN(RADIANS([.T71]))))" office:value-type="float" office:value="87.8107936012189">
            <text:p>87.81</text:p>
          </table:table-cell>
          <table:table-cell table:style-name="ce7" table:formula="of:=(720-4*[.$B$3]-[.V71]+[.$B$4]*60)/1440" office:value-type="float" office:value="0.517673263779006">
            <text:p>12:25:27</text:p>
          </table:table-cell>
          <table:table-cell table:style-name="ce7" table:formula="of:=([.X71]*1440-[.W71]*4)/1440" office:value-type="float" office:value="0.273754392664509">
            <text:p>6:34:12</text:p>
          </table:table-cell>
          <table:table-cell table:style-name="ce7" table:formula="of:=([.X71]*1440+[.W71]*4)/1440" office:value-type="float" office:value="0.761592134893502">
            <text:p>18:16:42</text:p>
          </table:table-cell>
          <table:table-cell table:formula="of:=8*[.W71]" office:value-type="float" office:value="702.486348809751">
            <text:p>702.49</text:p>
          </table:table-cell>
          <table:table-cell table:formula="of:=MOD([.E71]*1440+[.V71]+4*[.$B$3]-60*[.$B$4];1440)" office:value-type="float" office:value="694.550500158232">
            <text:p>694.55</text:p>
          </table:table-cell>
          <table:table-cell table:formula="of:=IF([.AB71]/4&lt;0;[.AB71]/4+180;[.AB71]/4-180)" office:value-type="float" office:value="-6.36237496044203">
            <text:p>-6.36</text:p>
          </table:table-cell>
          <table:table-cell table:formula="of:=DEGREES(ACOS(SIN(RADIANS([.$B$2]))*SIN(RADIANS([.T71]))+COS(RADIANS([.$B$2]))*COS(RADIANS([.T71]))*COS(RADIANS([.AC71]))))" office:value-type="float" office:value="46.9151991846085">
            <text:p>46.92</text:p>
          </table:table-cell>
          <table:table-cell table:formula="of:=90-[.AD71]" office:value-type="float" office:value="43.0848008153915">
            <text:p>43.08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172318326509236">
            <text:p>0.02</text:p>
          </table:table-cell>
          <table:table-cell table:formula="of:=[.AE71]+[.AF71]" office:value-type="float" office:value="43.1020326480424">
            <text:p>43.1</text:p>
          </table:table-cell>
          <table:table-cell table:formula="of:=IF([.AC71]&gt;0;MOD(DEGREES(ACOS(((SIN(RADIANS([.$B$2]))*COS(RADIANS([.AD71])))-SIN(RADIANS([.T71])))/(COS(RADIANS([.$B$2]))*SIN(RADIANS([.AD71])))))+180;360);MOD(540-DEGREES(ACOS(((SIN(RADIANS([.$B$2]))*COS(RADIANS([.AD71])))-SIN(RADIANS([.T71])))/(COS(RADIANS([.$B$2]))*SIN(RADIANS([.AD71])))));360))" office:value-type="float" office:value="171.289687007959">
            <text:p>171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1]+1" office:value-type="date" office:date-value="2010-03-12">
            <text:p>3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2]+2415018.5+[.E72]-[.$B$4]/24" office:value-type="float" office:value="2455268.20833333">
            <text:p>2455268.21</text:p>
          </table:table-cell>
          <table:table-cell table:style-name="ce9" table:formula="of:=([.F72]-2451545)/36525" office:value-type="float" office:value="0.101935888660739">
            <text:p>0.10193589</text:p>
          </table:table-cell>
          <table:table-cell/>
          <table:table-cell table:formula="of:=MOD(280.46646+[.G72]*(36000.76983+[.G72]*0.0003032);360)" office:value-type="float" office:value="350.236928242296">
            <text:p>350.24</text:p>
          </table:table-cell>
          <table:table-cell table:formula="of:=357.52911+[.G72]*(35999.05029-0.0001537*[.G72])" office:value-type="float" office:value="4027.1242906567">
            <text:p>4027.12</text:p>
          </table:table-cell>
          <table:table-cell table:formula="of:=0.016708634-[.G72]*(0.000042037+0.0001537*[.G72])" office:value-type="float" office:value="0.0167027518358148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77777524607068">
            <text:p>1.78</text:p>
          </table:table-cell>
          <table:table-cell table:formula="of:=[.I72]+[.L72]" office:value-type="float" office:value="352.014703488367">
            <text:p>352.01</text:p>
          </table:table-cell>
          <table:table-cell table:formula="of:=[.J72]+[.L72]" office:value-type="float" office:value="4028.90206590277">
            <text:p>4028.9</text:p>
          </table:table-cell>
          <table:table-cell table:formula="of:=(1.000001018*(1-[.K72]*[.K72]))/(1+[.K72]*COS(RADIANS([.N72])))" office:value-type="float" office:value="0.993747254178209">
            <text:p>0.99</text:p>
          </table:table-cell>
          <table:table-cell table:formula="of:=[.M72]-0.00569-0.00478*SIN(RADIANS(125.04-1934.136*[.G72]))" office:value-type="float" office:value="352.013562567665">
            <text:p>352.01</text:p>
          </table:table-cell>
          <table:table-cell table:formula="of:=23+(26+((21.448-[.G72]*(46.815+[.G72]*(0.00059-[.G72]*0.001813))))/60)/60" office:value-type="float" office:value="23.4379655186561">
            <text:p>23.44</text:p>
          </table:table-cell>
          <table:table-cell table:formula="of:=[.Q72]+0.00256*COS(RADIANS(125.04-1934.136*[.G72]))" office:value-type="float" office:value="23.4387515916862">
            <text:p>23.44</text:p>
          </table:table-cell>
          <table:table-cell table:formula="of:=DEGREES(ATAN2(COS(RADIANS([.R72]))*SIN(RADIANS([.P72]));COS(RADIANS([.P72]))))" office:value-type="float" office:value="97.334936121855">
            <text:p>97.33</text:p>
          </table:table-cell>
          <table:table-cell table:formula="of:=DEGREES(ASIN(SIN(RADIANS([.R72]))*SIN(RADIANS([.P72]))))" office:value-type="float" office:value="-3.16809035152017">
            <text:p>-3.17</text:p>
          </table:table-cell>
          <table:table-cell table:formula="of:=TAN(RADIANS([.R72]/2))*TAN(RADIANS([.R72]/2))" office:value-type="float" office:value="0.0430324918271498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9.701572518081">
            <text:p>-9.7</text:p>
          </table:table-cell>
          <table:table-cell table:formula="of:=DEGREES(ACOS(COS(RADIANS(90.833))/COS(RADIANS([.$B$2]))*COS(RADIANS([.T72]))-TAN(RADIANS([.$B$2]))*TAN(RADIANS([.T72]))))" office:value-type="float" office:value="88.1795902073286">
            <text:p>88.18</text:p>
          </table:table-cell>
          <table:table-cell table:style-name="ce7" table:formula="of:=(720-4*[.$B$3]-[.V72]+[.$B$4]*60)/1440" office:value-type="float" office:value="0.517487203137556">
            <text:p>12:25:11</text:p>
          </table:table-cell>
          <table:table-cell table:style-name="ce7" table:formula="of:=([.X72]*1440-[.W72]*4)/1440" office:value-type="float" office:value="0.272543897006088">
            <text:p>6:32:28</text:p>
          </table:table-cell>
          <table:table-cell table:style-name="ce7" table:formula="of:=([.X72]*1440+[.W72]*4)/1440" office:value-type="float" office:value="0.762430509269025">
            <text:p>18:17:54</text:p>
          </table:table-cell>
          <table:table-cell table:formula="of:=8*[.W72]" office:value-type="float" office:value="705.436721658629">
            <text:p>705.44</text:p>
          </table:table-cell>
          <table:table-cell table:formula="of:=MOD([.E72]*1440+[.V72]+4*[.$B$3]-60*[.$B$4];1440)" office:value-type="float" office:value="694.818427481919">
            <text:p>694.82</text:p>
          </table:table-cell>
          <table:table-cell table:formula="of:=IF([.AB72]/4&lt;0;[.AB72]/4+180;[.AB72]/4-180)" office:value-type="float" office:value="-6.29539312952025">
            <text:p>-6.3</text:p>
          </table:table-cell>
          <table:table-cell table:formula="of:=DEGREES(ACOS(SIN(RADIANS([.$B$2]))*SIN(RADIANS([.T72]))+COS(RADIANS([.$B$2]))*COS(RADIANS([.T72]))*COS(RADIANS([.AC72]))))" office:value-type="float" office:value="46.5168242291335">
            <text:p>46.52</text:p>
          </table:table-cell>
          <table:table-cell table:formula="of:=90-[.AD72]" office:value-type="float" office:value="43.4831757708665">
            <text:p>43.48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16994082467505">
            <text:p>0.02</text:p>
          </table:table-cell>
          <table:table-cell table:formula="of:=[.AE72]+[.AF72]" office:value-type="float" office:value="43.500169853334">
            <text:p>43.5</text:p>
          </table:table-cell>
          <table:table-cell table:formula="of:=IF([.AC72]&gt;0;MOD(DEGREES(ACOS(((SIN(RADIANS([.$B$2]))*COS(RADIANS([.AD72])))-SIN(RADIANS([.T72])))/(COS(RADIANS([.$B$2]))*SIN(RADIANS([.AD72])))))+180;360);MOD(540-DEGREES(ACOS(((SIN(RADIANS([.$B$2]))*COS(RADIANS([.AD72])))-SIN(RADIANS([.T72])))/(COS(RADIANS([.$B$2]))*SIN(RADIANS([.AD72])))));360))" office:value-type="float" office:value="171.321127825202">
            <text:p>171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2]+1" office:value-type="date" office:date-value="2010-03-13">
            <text:p>3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3]+2415018.5+[.E73]-[.$B$4]/24" office:value-type="float" office:value="2455269.20833333">
            <text:p>2455269.21</text:p>
          </table:table-cell>
          <table:table-cell table:style-name="ce9" table:formula="of:=([.F73]-2451545)/36525" office:value-type="float" office:value="0.10196326716861">
            <text:p>0.10196327</text:p>
          </table:table-cell>
          <table:table-cell/>
          <table:table-cell table:formula="of:=MOD(280.46646+[.G73]*(36000.76983+[.G73]*0.0003032);360)" office:value-type="float" office:value="351.222575604153">
            <text:p>351.22</text:p>
          </table:table-cell>
          <table:table-cell table:formula="of:=357.52911+[.G73]*(35999.05029-0.0001537*[.G73])" office:value-type="float" office:value="4028.10989093756">
            <text:p>4028.11</text:p>
          </table:table-cell>
          <table:table-cell table:formula="of:=0.016708634-[.G73]*(0.000042037+0.0001537*[.G73])" office:value-type="float" office:value="0.0167027498268812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789811365733">
            <text:p>1.79</text:p>
          </table:table-cell>
          <table:table-cell table:formula="of:=[.I73]+[.L73]" office:value-type="float" office:value="353.012386969886">
            <text:p>353.01</text:p>
          </table:table-cell>
          <table:table-cell table:formula="of:=[.J73]+[.L73]" office:value-type="float" office:value="4029.8997023033">
            <text:p>4029.9</text:p>
          </table:table-cell>
          <table:table-cell table:formula="of:=(1.000001018*(1-[.K73]*[.K73]))/(1+[.K73]*COS(RADIANS([.N73])))" office:value-type="float" office:value="0.99401624010165">
            <text:p>0.99</text:p>
          </table:table-cell>
          <table:table-cell table:formula="of:=[.M73]-0.00569-0.00478*SIN(RADIANS(125.04-1934.136*[.G73]))" office:value-type="float" office:value="353.011247403757">
            <text:p>353.01</text:p>
          </table:table-cell>
          <table:table-cell table:formula="of:=23+(26+((21.448-[.G73]*(46.815+[.G73]*(0.00059-[.G73]*0.001813))))/60)/60" office:value-type="float" office:value="23.437965162621">
            <text:p>23.44</text:p>
          </table:table-cell>
          <table:table-cell table:formula="of:=[.Q73]+0.00256*COS(RADIANS(125.04-1934.136*[.G73]))" office:value-type="float" office:value="23.4387489836197">
            <text:p>23.44</text:p>
          </table:table-cell>
          <table:table-cell table:formula="of:=DEGREES(ATAN2(COS(RADIANS([.R73]))*SIN(RADIANS([.P73]));COS(RADIANS([.P73]))))" office:value-type="float" office:value="96.4171050073863">
            <text:p>96.42</text:p>
          </table:table-cell>
          <table:table-cell table:formula="of:=DEGREES(ASIN(SIN(RADIANS([.R73]))*SIN(RADIANS([.P73]))))" office:value-type="float" office:value="-2.7741009228507">
            <text:p>-2.77</text:p>
          </table:table-cell>
          <table:table-cell table:formula="of:=TAN(RADIANS([.R73]/2))*TAN(RADIANS([.R73]/2))" office:value-type="float" office:value="0.0430324819781512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9.42896659914887">
            <text:p>-9.43</text:p>
          </table:table-cell>
          <table:table-cell table:formula="of:=DEGREES(ACOS(COS(RADIANS(90.833))/COS(RADIANS([.$B$2]))*COS(RADIANS([.T73]))-TAN(RADIANS([.$B$2]))*TAN(RADIANS([.T73]))))" office:value-type="float" office:value="88.5485394248788">
            <text:p>88.55</text:p>
          </table:table-cell>
          <table:table-cell table:style-name="ce7" table:formula="of:=(720-4*[.$B$3]-[.V73]+[.$B$4]*60)/1440" office:value-type="float" office:value="0.517297893471631">
            <text:p>12:24:55</text:p>
          </table:table-cell>
          <table:table-cell table:style-name="ce7" table:formula="of:=([.X73]*1440-[.W73]*4)/1440" office:value-type="float" office:value="0.271329728402523">
            <text:p>6:30:43</text:p>
          </table:table-cell>
          <table:table-cell table:style-name="ce7" table:formula="of:=([.X73]*1440+[.W73]*4)/1440" office:value-type="float" office:value="0.763266058540739">
            <text:p>18:19:06</text:p>
          </table:table-cell>
          <table:table-cell table:formula="of:=8*[.W73]" office:value-type="float" office:value="708.38831539903">
            <text:p>708.39</text:p>
          </table:table-cell>
          <table:table-cell table:formula="of:=MOD([.E73]*1440+[.V73]+4*[.$B$3]-60*[.$B$4];1440)" office:value-type="float" office:value="695.091033400851">
            <text:p>695.09</text:p>
          </table:table-cell>
          <table:table-cell table:formula="of:=IF([.AB73]/4&lt;0;[.AB73]/4+180;[.AB73]/4-180)" office:value-type="float" office:value="-6.22724164978723">
            <text:p>-6.23</text:p>
          </table:table-cell>
          <table:table-cell table:formula="of:=DEGREES(ACOS(SIN(RADIANS([.$B$2]))*SIN(RADIANS([.T73]))+COS(RADIANS([.$B$2]))*COS(RADIANS([.T73]))*COS(RADIANS([.AC73]))))" office:value-type="float" office:value="46.117731889265">
            <text:p>46.12</text:p>
          </table:table-cell>
          <table:table-cell table:formula="of:=90-[.AD73]" office:value-type="float" office:value="43.882268110735">
            <text:p>43.88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167593478331291">
            <text:p>0.02</text:p>
          </table:table-cell>
          <table:table-cell table:formula="of:=[.AE73]+[.AF73]" office:value-type="float" office:value="43.8990274585681">
            <text:p>43.9</text:p>
          </table:table-cell>
          <table:table-cell table:formula="of:=IF([.AC73]&gt;0;MOD(DEGREES(ACOS(((SIN(RADIANS([.$B$2]))*COS(RADIANS([.AD73])))-SIN(RADIANS([.T73])))/(COS(RADIANS([.$B$2]))*SIN(RADIANS([.AD73])))))+180;360);MOD(540-DEGREES(ACOS(((SIN(RADIANS([.$B$2]))*COS(RADIANS([.AD73])))-SIN(RADIANS([.T73])))/(COS(RADIANS([.$B$2]))*SIN(RADIANS([.AD73])))));360))" office:value-type="float" office:value="171.354576224019">
            <text:p>171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3]+1" office:value-type="date" office:date-value="2010-03-14">
            <text:p>3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4]+2415018.5+[.E74]-[.$B$4]/24" office:value-type="float" office:value="2455270.20833333">
            <text:p>2455270.21</text:p>
          </table:table-cell>
          <table:table-cell table:style-name="ce9" table:formula="of:=([.F74]-2451545)/36525" office:value-type="float" office:value="0.101990645676482">
            <text:p>0.10199065</text:p>
          </table:table-cell>
          <table:table-cell/>
          <table:table-cell table:formula="of:=MOD(280.46646+[.G74]*(36000.76983+[.G74]*0.0003032);360)" office:value-type="float" office:value="352.20822296601">
            <text:p>352.21</text:p>
          </table:table-cell>
          <table:table-cell table:formula="of:=357.52911+[.G74]*(35999.05029-0.0001537*[.G74])" office:value-type="float" office:value="4029.09549121843">
            <text:p>4029.1</text:p>
          </table:table-cell>
          <table:table-cell table:formula="of:=0.016708634-[.G74]*(0.000042037+0.0001537*[.G74])" office:value-type="float" office:value="0.0167027478177172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80130588752257">
            <text:p>1.8</text:p>
          </table:table-cell>
          <table:table-cell table:formula="of:=[.I74]+[.L74]" office:value-type="float" office:value="354.009528853533">
            <text:p>354.01</text:p>
          </table:table-cell>
          <table:table-cell table:formula="of:=[.J74]+[.L74]" office:value-type="float" office:value="4030.89679710595">
            <text:p>4030.9</text:p>
          </table:table-cell>
          <table:table-cell table:formula="of:=(1.000001018*(1-[.K74]*[.K74]))/(1+[.K74]*COS(RADIANS([.N74])))" office:value-type="float" office:value="0.994286944980808">
            <text:p>0.99</text:p>
          </table:table-cell>
          <table:table-cell table:formula="of:=[.M74]-0.00569-0.00478*SIN(RADIANS(125.04-1934.136*[.G74]))" office:value-type="float" office:value="354.00839063809">
            <text:p>354.01</text:p>
          </table:table-cell>
          <table:table-cell table:formula="of:=23+(26+((21.448-[.G74]*(46.815+[.G74]*(0.00059-[.G74]*0.001813))))/60)/60" office:value-type="float" office:value="23.4379648065858">
            <text:p>23.44</text:p>
          </table:table-cell>
          <table:table-cell table:formula="of:=[.Q74]+0.00256*COS(RADIANS(125.04-1934.136*[.G74]))" office:value-type="float" office:value="23.4387463748838">
            <text:p>23.44</text:p>
          </table:table-cell>
          <table:table-cell table:formula="of:=DEGREES(ATAN2(COS(RADIANS([.R74]))*SIN(RADIANS([.P74]));COS(RADIANS([.P74]))))" office:value-type="float" office:value="95.5003835951318">
            <text:p>95.5</text:p>
          </table:table-cell>
          <table:table-cell table:formula="of:=DEGREES(ASIN(SIN(RADIANS([.R74]))*SIN(RADIANS([.P74]))))" office:value-type="float" office:value="-2.37961574496268">
            <text:p>-2.38</text:p>
          </table:table-cell>
          <table:table-cell table:formula="of:=TAN(RADIANS([.R74]/2))*TAN(RADIANS([.R74]/2))" office:value-type="float" office:value="0.0430324721266256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9.15202473666789">
            <text:p>-9.15</text:p>
          </table:table-cell>
          <table:table-cell table:formula="of:=DEGREES(ACOS(COS(RADIANS(90.833))/COS(RADIANS([.$B$2]))*COS(RADIANS([.T74]))-TAN(RADIANS([.$B$2]))*TAN(RADIANS([.T74]))))" office:value-type="float" office:value="88.9175927751286">
            <text:p>88.92</text:p>
          </table:table-cell>
          <table:table-cell table:style-name="ce7" table:formula="of:=(720-4*[.$B$3]-[.V74]+[.$B$4]*60)/1440" office:value-type="float" office:value="0.517105572733797">
            <text:p>12:24:38</text:p>
          </table:table-cell>
          <table:table-cell table:style-name="ce7" table:formula="of:=([.X74]*1440-[.W74]*4)/1440" office:value-type="float" office:value="0.270112259469551">
            <text:p>6:28:58</text:p>
          </table:table-cell>
          <table:table-cell table:style-name="ce7" table:formula="of:=([.X74]*1440+[.W74]*4)/1440" office:value-type="float" office:value="0.764098885998043">
            <text:p>18:20:18</text:p>
          </table:table-cell>
          <table:table-cell table:formula="of:=8*[.W74]" office:value-type="float" office:value="711.340742201029">
            <text:p>711.34</text:p>
          </table:table-cell>
          <table:table-cell table:formula="of:=MOD([.E74]*1440+[.V74]+4*[.$B$3]-60*[.$B$4];1440)" office:value-type="float" office:value="695.367975263332">
            <text:p>695.37</text:p>
          </table:table-cell>
          <table:table-cell table:formula="of:=IF([.AB74]/4&lt;0;[.AB74]/4+180;[.AB74]/4-180)" office:value-type="float" office:value="-6.15800618416696">
            <text:p>-6.16</text:p>
          </table:table-cell>
          <table:table-cell table:formula="of:=DEGREES(ACOS(SIN(RADIANS([.$B$2]))*SIN(RADIANS([.T74]))+COS(RADIANS([.$B$2]))*COS(RADIANS([.T74]))*COS(RADIANS([.AC74]))))" office:value-type="float" office:value="45.7180368993053">
            <text:p>45.72</text:p>
          </table:table-cell>
          <table:table-cell table:formula="of:=90-[.AD74]" office:value-type="float" office:value="44.2819631006947">
            <text:p>44.28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165276169046228">
            <text:p>0.02</text:p>
          </table:table-cell>
          <table:table-cell table:formula="of:=[.AE74]+[.AF74]" office:value-type="float" office:value="44.2984907175993">
            <text:p>44.3</text:p>
          </table:table-cell>
          <table:table-cell table:formula="of:=IF([.AC74]&gt;0;MOD(DEGREES(ACOS(((SIN(RADIANS([.$B$2]))*COS(RADIANS([.AD74])))-SIN(RADIANS([.T74])))/(COS(RADIANS([.$B$2]))*SIN(RADIANS([.AD74])))))+180;360);MOD(540-DEGREES(ACOS(((SIN(RADIANS([.$B$2]))*COS(RADIANS([.AD74])))-SIN(RADIANS([.T74])))/(COS(RADIANS([.$B$2]))*SIN(RADIANS([.AD74])))));360))" office:value-type="float" office:value="171.389967175739">
            <text:p>171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4]+1" office:value-type="date" office:date-value="2010-03-15">
            <text:p>3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5]+2415018.5+[.E75]-[.$B$4]/24" office:value-type="float" office:value="2455271.20833333">
            <text:p>2455271.21</text:p>
          </table:table-cell>
          <table:table-cell table:style-name="ce9" table:formula="of:=([.F75]-2451545)/36525" office:value-type="float" office:value="0.102018024184353">
            <text:p>0.10201802</text:p>
          </table:table-cell>
          <table:table-cell/>
          <table:table-cell table:formula="of:=MOD(280.46646+[.G75]*(36000.76983+[.G75]*0.0003032);360)" office:value-type="float" office:value="353.193870327868">
            <text:p>353.19</text:p>
          </table:table-cell>
          <table:table-cell table:formula="of:=357.52911+[.G75]*(35999.05029-0.0001537*[.G75])" office:value-type="float" office:value="4030.0810914993">
            <text:p>4030.08</text:p>
          </table:table-cell>
          <table:table-cell table:formula="of:=0.016708634-[.G75]*(0.000042037+0.0001537*[.G75])" office:value-type="float" office:value="0.0167027458083227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81225588981006">
            <text:p>1.81</text:p>
          </table:table-cell>
          <table:table-cell table:formula="of:=[.I75]+[.L75]" office:value-type="float" office:value="355.006126217678">
            <text:p>355.01</text:p>
          </table:table-cell>
          <table:table-cell table:formula="of:=[.J75]+[.L75]" office:value-type="float" office:value="4031.8933473891">
            <text:p>4031.89</text:p>
          </table:table-cell>
          <table:table-cell table:formula="of:=(1.000001018*(1-[.K75]*[.K75]))/(1+[.K75]*COS(RADIANS([.N75])))" office:value-type="float" office:value="0.994559285920576">
            <text:p>0.99</text:p>
          </table:table-cell>
          <table:table-cell table:formula="of:=[.M75]-0.00569-0.00478*SIN(RADIANS(125.04-1934.136*[.G75]))" office:value-type="float" office:value="355.004989349033">
            <text:p>355</text:p>
          </table:table-cell>
          <table:table-cell table:formula="of:=23+(26+((21.448-[.G75]*(46.815+[.G75]*(0.00059-[.G75]*0.001813))))/60)/60" office:value-type="float" office:value="23.4379644505506">
            <text:p>23.44</text:p>
          </table:table-cell>
          <table:table-cell table:formula="of:=[.Q75]+0.00256*COS(RADIANS(125.04-1934.136*[.G75]))" office:value-type="float" office:value="23.4387437654803">
            <text:p>23.44</text:p>
          </table:table-cell>
          <table:table-cell table:formula="of:=DEGREES(ATAN2(COS(RADIANS([.R75]))*SIN(RADIANS([.P75]));COS(RADIANS([.P75]))))" office:value-type="float" office:value="94.5846871566916">
            <text:p>94.58</text:p>
          </table:table-cell>
          <table:table-cell table:formula="of:=DEGREES(ASIN(SIN(RADIANS([.R75]))*SIN(RADIANS([.P75]))))" office:value-type="float" office:value="-1.98473844565753">
            <text:p>-1.98</text:p>
          </table:table-cell>
          <table:table-cell table:formula="of:=TAN(RADIANS([.R75]/2))*TAN(RADIANS([.R75]/2))" office:value-type="float" office:value="0.04303246227258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8.87108988217794">
            <text:p>-8.87</text:p>
          </table:table-cell>
          <table:table-cell table:formula="of:=DEGREES(ACOS(COS(RADIANS(90.833))/COS(RADIANS([.$B$2]))*COS(RADIANS([.T75]))-TAN(RADIANS([.$B$2]))*TAN(RADIANS([.T75]))))" office:value-type="float" office:value="89.2867027757103">
            <text:p>89.29</text:p>
          </table:table-cell>
          <table:table-cell table:style-name="ce7" table:formula="of:=(720-4*[.$B$3]-[.V75]+[.$B$4]*60)/1440" office:value-type="float" office:value="0.516910479084846">
            <text:p>12:24:21</text:p>
          </table:table-cell>
          <table:table-cell table:style-name="ce7" table:formula="of:=([.X75]*1440-[.W75]*4)/1440" office:value-type="float" office:value="0.268891860263428">
            <text:p>6:27:12</text:p>
          </table:table-cell>
          <table:table-cell table:style-name="ce7" table:formula="of:=([.X75]*1440+[.W75]*4)/1440" office:value-type="float" office:value="0.764929097906263">
            <text:p>18:21:30</text:p>
          </table:table-cell>
          <table:table-cell table:formula="of:=8*[.W75]" office:value-type="float" office:value="714.293622205682">
            <text:p>714.29</text:p>
          </table:table-cell>
          <table:table-cell table:formula="of:=MOD([.E75]*1440+[.V75]+4*[.$B$3]-60*[.$B$4];1440)" office:value-type="float" office:value="695.648910117822">
            <text:p>695.65</text:p>
          </table:table-cell>
          <table:table-cell table:formula="of:=IF([.AB75]/4&lt;0;[.AB75]/4+180;[.AB75]/4-180)" office:value-type="float" office:value="-6.08777247054448">
            <text:p>-6.09</text:p>
          </table:table-cell>
          <table:table-cell table:formula="of:=DEGREES(ACOS(SIN(RADIANS([.$B$2]))*SIN(RADIANS([.T75]))+COS(RADIANS([.$B$2]))*COS(RADIANS([.T75]))*COS(RADIANS([.AC75]))))" office:value-type="float" office:value="45.317853497232">
            <text:p>45.32</text:p>
          </table:table-cell>
          <table:table-cell table:formula="of:=90-[.AD75]" office:value-type="float" office:value="44.682146502768">
            <text:p>44.68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162988762228974">
            <text:p>0.02</text:p>
          </table:table-cell>
          <table:table-cell table:formula="of:=[.AE75]+[.AF75]" office:value-type="float" office:value="44.6984453789909">
            <text:p>44.7</text:p>
          </table:table-cell>
          <table:table-cell table:formula="of:=IF([.AC75]&gt;0;MOD(DEGREES(ACOS(((SIN(RADIANS([.$B$2]))*COS(RADIANS([.AD75])))-SIN(RADIANS([.T75])))/(COS(RADIANS([.$B$2]))*SIN(RADIANS([.AD75])))))+180;360);MOD(540-DEGREES(ACOS(((SIN(RADIANS([.$B$2]))*COS(RADIANS([.AD75])))-SIN(RADIANS([.T75])))/(COS(RADIANS([.$B$2]))*SIN(RADIANS([.AD75])))));360))" office:value-type="float" office:value="171.427233431994">
            <text:p>171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5]+1" office:value-type="date" office:date-value="2010-03-16">
            <text:p>3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6]+2415018.5+[.E76]-[.$B$4]/24" office:value-type="float" office:value="2455272.20833333">
            <text:p>2455272.21</text:p>
          </table:table-cell>
          <table:table-cell table:style-name="ce9" table:formula="of:=([.F76]-2451545)/36525" office:value-type="float" office:value="0.102045402692224">
            <text:p>0.10204540</text:p>
          </table:table-cell>
          <table:table-cell/>
          <table:table-cell table:formula="of:=MOD(280.46646+[.G76]*(36000.76983+[.G76]*0.0003032);360)" office:value-type="float" office:value="354.179517689727">
            <text:p>354.18</text:p>
          </table:table-cell>
          <table:table-cell table:formula="of:=357.52911+[.G76]*(35999.05029-0.0001537*[.G76])" office:value-type="float" office:value="4031.06669178016">
            <text:p>4031.07</text:p>
          </table:table-cell>
          <table:table-cell table:formula="of:=0.016708634-[.G76]*(0.000042037+0.0001537*[.G76])" office:value-type="float" office:value="0.0167027437986979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82265862524922">
            <text:p>1.82</text:p>
          </table:table-cell>
          <table:table-cell table:formula="of:=[.I76]+[.L76]" office:value-type="float" office:value="356.002176314976">
            <text:p>356</text:p>
          </table:table-cell>
          <table:table-cell table:formula="of:=[.J76]+[.L76]" office:value-type="float" office:value="4032.88935040541">
            <text:p>4032.89</text:p>
          </table:table-cell>
          <table:table-cell table:formula="of:=(1.000001018*(1-[.K76]*[.K76]))/(1+[.K76]*COS(RADIANS([.N76])))" office:value-type="float" office:value="0.994833179660726">
            <text:p>0.99</text:p>
          </table:table-cell>
          <table:table-cell table:formula="of:=[.M76]-0.00569-0.00478*SIN(RADIANS(125.04-1934.136*[.G76]))" office:value-type="float" office:value="356.00104078924">
            <text:p>356</text:p>
          </table:table-cell>
          <table:table-cell table:formula="of:=23+(26+((21.448-[.G76]*(46.815+[.G76]*(0.00059-[.G76]*0.001813))))/60)/60" office:value-type="float" office:value="23.4379640945155">
            <text:p>23.44</text:p>
          </table:table-cell>
          <table:table-cell table:formula="of:=[.Q76]+0.00256*COS(RADIANS(125.04-1934.136*[.G76]))" office:value-type="float" office:value="23.438741155411">
            <text:p>23.44</text:p>
          </table:table-cell>
          <table:table-cell table:formula="of:=DEGREES(ATAN2(COS(RADIANS([.R76]))*SIN(RADIANS([.P76]));COS(RADIANS([.P76]))))" office:value-type="float" office:value="93.6699307429621">
            <text:p>93.67</text:p>
          </table:table-cell>
          <table:table-cell table:formula="of:=DEGREES(ASIN(SIN(RADIANS([.R76]))*SIN(RADIANS([.P76]))))" office:value-type="float" office:value="-1.5895721828657">
            <text:p>-1.59</text:p>
          </table:table-cell>
          <table:table-cell table:formula="of:=TAN(RADIANS([.R76]/2))*TAN(RADIANS([.R76]/2))" office:value-type="float" office:value="0.0430324524160219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8.58650503257485">
            <text:p>-8.59</text:p>
          </table:table-cell>
          <table:table-cell table:formula="of:=DEGREES(ACOS(COS(RADIANS(90.833))/COS(RADIANS([.$B$2]))*COS(RADIANS([.T76]))-TAN(RADIANS([.$B$2]))*TAN(RADIANS([.T76]))))" office:value-type="float" office:value="89.65582283148">
            <text:p>89.66</text:p>
          </table:table-cell>
          <table:table-cell table:style-name="ce7" table:formula="of:=(720-4*[.$B$3]-[.V76]+[.$B$4]*60)/1440" office:value-type="float" office:value="0.516712850717066">
            <text:p>12:24:04</text:p>
          </table:table-cell>
          <table:table-cell table:style-name="ce7" table:formula="of:=([.X76]*1440-[.W76]*4)/1440" office:value-type="float" office:value="0.267668898407399">
            <text:p>6:25:27</text:p>
          </table:table-cell>
          <table:table-cell table:style-name="ce7" table:formula="of:=([.X76]*1440+[.W76]*4)/1440" office:value-type="float" office:value="0.765756803026733">
            <text:p>18:22:41</text:p>
          </table:table-cell>
          <table:table-cell table:formula="of:=8*[.W76]" office:value-type="float" office:value="717.24658265184">
            <text:p>717.25</text:p>
          </table:table-cell>
          <table:table-cell table:formula="of:=MOD([.E76]*1440+[.V76]+4*[.$B$3]-60*[.$B$4];1440)" office:value-type="float" office:value="695.933494967425">
            <text:p>695.93</text:p>
          </table:table-cell>
          <table:table-cell table:formula="of:=IF([.AB76]/4&lt;0;[.AB76]/4+180;[.AB76]/4-180)" office:value-type="float" office:value="-6.01662625814373">
            <text:p>-6.02</text:p>
          </table:table-cell>
          <table:table-cell table:formula="of:=DEGREES(ACOS(SIN(RADIANS([.$B$2]))*SIN(RADIANS([.T76]))+COS(RADIANS([.$B$2]))*COS(RADIANS([.T76]))*COS(RADIANS([.AC76]))))" office:value-type="float" office:value="44.9172954101513">
            <text:p>44.92</text:p>
          </table:table-cell>
          <table:table-cell table:formula="of:=90-[.AD76]" office:value-type="float" office:value="45.0827045898487">
            <text:p>45.08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160731108733504">
            <text:p>0.02</text:p>
          </table:table-cell>
          <table:table-cell table:formula="of:=[.AE76]+[.AF76]" office:value-type="float" office:value="45.098777700722">
            <text:p>45.1</text:p>
          </table:table-cell>
          <table:table-cell table:formula="of:=IF([.AC76]&gt;0;MOD(DEGREES(ACOS(((SIN(RADIANS([.$B$2]))*COS(RADIANS([.AD76])))-SIN(RADIANS([.T76])))/(COS(RADIANS([.$B$2]))*SIN(RADIANS([.AD76])))))+180;360);MOD(540-DEGREES(ACOS(((SIN(RADIANS([.$B$2]))*COS(RADIANS([.AD76])))-SIN(RADIANS([.T76])))/(COS(RADIANS([.$B$2]))*SIN(RADIANS([.AD76])))));360))" office:value-type="float" office:value="171.46630552224">
            <text:p>171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6]+1" office:value-type="date" office:date-value="2010-03-17">
            <text:p>3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7]+2415018.5+[.E77]-[.$B$4]/24" office:value-type="float" office:value="2455273.20833333">
            <text:p>2455273.21</text:p>
          </table:table-cell>
          <table:table-cell table:style-name="ce9" table:formula="of:=([.F77]-2451545)/36525" office:value-type="float" office:value="0.102072781200096">
            <text:p>0.10207278</text:p>
          </table:table-cell>
          <table:table-cell/>
          <table:table-cell table:formula="of:=MOD(280.46646+[.G77]*(36000.76983+[.G77]*0.0003032);360)" office:value-type="float" office:value="355.165165051585">
            <text:p>355.17</text:p>
          </table:table-cell>
          <table:table-cell table:formula="of:=357.52911+[.G77]*(35999.05029-0.0001537*[.G77])" office:value-type="float" office:value="4032.05229206103">
            <text:p>4032.05</text:p>
          </table:table-cell>
          <table:table-cell table:formula="of:=0.016708634-[.G77]*(0.000042037+0.0001537*[.G77])" office:value-type="float" office:value="0.0167027417888426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83251152096099">
            <text:p>1.83</text:p>
          </table:table-cell>
          <table:table-cell table:formula="of:=[.I77]+[.L77]" office:value-type="float" office:value="356.997676572546">
            <text:p>357</text:p>
          </table:table-cell>
          <table:table-cell table:formula="of:=[.J77]+[.L77]" office:value-type="float" office:value="4033.88480358199">
            <text:p>4033.88</text:p>
          </table:table-cell>
          <table:table-cell table:formula="of:=(1.000001018*(1-[.K77]*[.K77]))/(1+[.K77]*COS(RADIANS([.N77])))" office:value-type="float" office:value="0.995108542603528">
            <text:p>1</text:p>
          </table:table-cell>
          <table:table-cell table:formula="of:=[.M77]-0.00569-0.00478*SIN(RADIANS(125.04-1934.136*[.G77]))" office:value-type="float" office:value="356.996542385829">
            <text:p>357</text:p>
          </table:table-cell>
          <table:table-cell table:formula="of:=23+(26+((21.448-[.G77]*(46.815+[.G77]*(0.00059-[.G77]*0.001813))))/60)/60" office:value-type="float" office:value="23.4379637384803">
            <text:p>23.44</text:p>
          </table:table-cell>
          <table:table-cell table:formula="of:=[.Q77]+0.00256*COS(RADIANS(125.04-1934.136*[.G77]))" office:value-type="float" office:value="23.4387385446781">
            <text:p>23.44</text:p>
          </table:table-cell>
          <table:table-cell table:formula="of:=DEGREES(ATAN2(COS(RADIANS([.R77]))*SIN(RADIANS([.P77]));COS(RADIANS([.P77]))))" office:value-type="float" office:value="92.7560292453288">
            <text:p>92.76</text:p>
          </table:table-cell>
          <table:table-cell table:formula="of:=DEGREES(ASIN(SIN(RADIANS([.R77]))*SIN(RADIANS([.P77]))))" office:value-type="float" office:value="-1.19421965398857">
            <text:p>-1.19</text:p>
          </table:table-cell>
          <table:table-cell table:formula="of:=TAN(RADIANS([.R77]/2))*TAN(RADIANS([.R77]/2))" office:value-type="float" office:value="0.0430324425569584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8.29861298760871">
            <text:p>-8.3</text:p>
          </table:table-cell>
          <table:table-cell table:formula="of:=DEGREES(ACOS(COS(RADIANS(90.833))/COS(RADIANS([.$B$2]))*COS(RADIANS([.T77]))-TAN(RADIANS([.$B$2]))*TAN(RADIANS([.T77]))))" office:value-type="float" office:value="90.0249071258457">
            <text:p>90.02</text:p>
          </table:table-cell>
          <table:table-cell table:style-name="ce7" table:formula="of:=(720-4*[.$B$3]-[.V77]+[.$B$4]*60)/1440" office:value-type="float" office:value="0.516512925685839">
            <text:p>12:23:47</text:p>
          </table:table-cell>
          <table:table-cell table:style-name="ce7" table:formula="of:=([.X77]*1440-[.W77]*4)/1440" office:value-type="float" office:value="0.266443739225157">
            <text:p>6:23:41</text:p>
          </table:table-cell>
          <table:table-cell table:style-name="ce7" table:formula="of:=([.X77]*1440+[.W77]*4)/1440" office:value-type="float" office:value="0.766582112146522">
            <text:p>18:23:53</text:p>
          </table:table-cell>
          <table:table-cell table:formula="of:=8*[.W77]" office:value-type="float" office:value="720.199257006766">
            <text:p>720.2</text:p>
          </table:table-cell>
          <table:table-cell table:formula="of:=MOD([.E77]*1440+[.V77]+4*[.$B$3]-60*[.$B$4];1440)" office:value-type="float" office:value="696.221387012391">
            <text:p>696.22</text:p>
          </table:table-cell>
          <table:table-cell table:formula="of:=IF([.AB77]/4&lt;0;[.AB77]/4+180;[.AB77]/4-180)" office:value-type="float" office:value="-5.94465324690219">
            <text:p>-5.94</text:p>
          </table:table-cell>
          <table:table-cell table:formula="of:=DEGREES(ACOS(SIN(RADIANS([.$B$2]))*SIN(RADIANS([.T77]))+COS(RADIANS([.$B$2]))*COS(RADIANS([.T77]))*COS(RADIANS([.AC77]))))" office:value-type="float" office:value="44.516475841256">
            <text:p>44.52</text:p>
          </table:table-cell>
          <table:table-cell table:formula="of:=90-[.AD77]" office:value-type="float" office:value="45.483524158744">
            <text:p>45.48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158503046375838">
            <text:p>0.02</text:p>
          </table:table-cell>
          <table:table-cell table:formula="of:=[.AE77]+[.AF77]" office:value-type="float" office:value="45.4993744633816">
            <text:p>45.5</text:p>
          </table:table-cell>
          <table:table-cell table:formula="of:=IF([.AC77]&gt;0;MOD(DEGREES(ACOS(((SIN(RADIANS([.$B$2]))*COS(RADIANS([.AD77])))-SIN(RADIANS([.T77])))/(COS(RADIANS([.$B$2]))*SIN(RADIANS([.AD77])))))+180;360);MOD(540-DEGREES(ACOS(((SIN(RADIANS([.$B$2]))*COS(RADIANS([.AD77])))-SIN(RADIANS([.T77])))/(COS(RADIANS([.$B$2]))*SIN(RADIANS([.AD77])))));360))" office:value-type="float" office:value="171.507111748657">
            <text:p>171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7]+1" office:value-type="date" office:date-value="2010-03-18">
            <text:p>3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8]+2415018.5+[.E78]-[.$B$4]/24" office:value-type="float" office:value="2455274.20833333">
            <text:p>2455274.21</text:p>
          </table:table-cell>
          <table:table-cell table:style-name="ce9" table:formula="of:=([.F78]-2451545)/36525" office:value-type="float" office:value="0.102100159707967">
            <text:p>0.10210016</text:p>
          </table:table-cell>
          <table:table-cell/>
          <table:table-cell table:formula="of:=MOD(280.46646+[.G78]*(36000.76983+[.G78]*0.0003032);360)" office:value-type="float" office:value="356.150812413445">
            <text:p>356.15</text:p>
          </table:table-cell>
          <table:table-cell table:formula="of:=357.52911+[.G78]*(35999.05029-0.0001537*[.G78])" office:value-type="float" office:value="4033.03789234189">
            <text:p>4033.04</text:p>
          </table:table-cell>
          <table:table-cell table:formula="of:=0.016708634-[.G78]*(0.000042037+0.0001537*[.G78])" office:value-type="float" office:value="0.0167027397787568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84181217865245">
            <text:p>1.84</text:p>
          </table:table-cell>
          <table:table-cell table:formula="of:=[.I78]+[.L78]" office:value-type="float" office:value="357.992624592097">
            <text:p>357.99</text:p>
          </table:table-cell>
          <table:table-cell table:formula="of:=[.J78]+[.L78]" office:value-type="float" office:value="4034.87970452055">
            <text:p>4034.88</text:p>
          </table:table-cell>
          <table:table-cell table:formula="of:=(1.000001018*(1-[.K78]*[.K78]))/(1+[.K78]*COS(RADIANS([.N78])))" office:value-type="float" office:value="0.995385290841319">
            <text:p>1</text:p>
          </table:table-cell>
          <table:table-cell table:formula="of:=[.M78]-0.00569-0.00478*SIN(RADIANS(125.04-1934.136*[.G78]))" office:value-type="float" office:value="357.991491740507">
            <text:p>357.99</text:p>
          </table:table-cell>
          <table:table-cell table:formula="of:=23+(26+((21.448-[.G78]*(46.815+[.G78]*(0.00059-[.G78]*0.001813))))/60)/60" office:value-type="float" office:value="23.4379633824451">
            <text:p>23.44</text:p>
          </table:table-cell>
          <table:table-cell table:formula="of:=[.Q78]+0.00256*COS(RADIANS(125.04-1934.136*[.G78]))" office:value-type="float" office:value="23.4387359332833">
            <text:p>23.44</text:p>
          </table:table-cell>
          <table:table-cell table:formula="of:=DEGREES(ATAN2(COS(RADIANS([.R78]))*SIN(RADIANS([.P78]));COS(RADIANS([.P78]))))" office:value-type="float" office:value="91.8428974557149">
            <text:p>91.84</text:p>
          </table:table-cell>
          <table:table-cell table:formula="of:=DEGREES(ASIN(SIN(RADIANS([.R78]))*SIN(RADIANS([.P78]))))" office:value-type="float" office:value="-0.798783105797897">
            <text:p>-0.8</text:p>
          </table:table-cell>
          <table:table-cell table:formula="of:=TAN(RADIANS([.R78]/2))*TAN(RADIANS([.R78]/2))" office:value-type="float" office:value="0.0430324326953969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8.00775611874872">
            <text:p>-8.01</text:p>
          </table:table-cell>
          <table:table-cell table:formula="of:=DEGREES(ACOS(COS(RADIANS(90.833))/COS(RADIANS([.$B$2]))*COS(RADIANS([.T78]))-TAN(RADIANS([.$B$2]))*TAN(RADIANS([.T78]))))" office:value-type="float" office:value="90.3939105126127">
            <text:p>90.39</text:p>
          </table:table-cell>
          <table:table-cell table:style-name="ce7" table:formula="of:=(720-4*[.$B$3]-[.V78]+[.$B$4]*60)/1440" office:value-type="float" office:value="0.516310941749131">
            <text:p>12:23:29</text:p>
          </table:table-cell>
          <table:table-cell table:style-name="ce7" table:formula="of:=([.X78]*1440-[.W78]*4)/1440" office:value-type="float" office:value="0.265216745880762">
            <text:p>6:21:55</text:p>
          </table:table-cell>
          <table:table-cell table:style-name="ce7" table:formula="of:=([.X78]*1440+[.W78]*4)/1440" office:value-type="float" office:value="0.7674051376175">
            <text:p>18:25:04</text:p>
          </table:table-cell>
          <table:table-cell table:formula="of:=8*[.W78]" office:value-type="float" office:value="723.151284100902">
            <text:p>723.15</text:p>
          </table:table-cell>
          <table:table-cell table:formula="of:=MOD([.E78]*1440+[.V78]+4*[.$B$3]-60*[.$B$4];1440)" office:value-type="float" office:value="696.512243881251">
            <text:p>696.51</text:p>
          </table:table-cell>
          <table:table-cell table:formula="of:=IF([.AB78]/4&lt;0;[.AB78]/4+180;[.AB78]/4-180)" office:value-type="float" office:value="-5.87193902968718">
            <text:p>-5.87</text:p>
          </table:table-cell>
          <table:table-cell table:formula="of:=DEGREES(ACOS(SIN(RADIANS([.$B$2]))*SIN(RADIANS([.T78]))+COS(RADIANS([.$B$2]))*COS(RADIANS([.T78]))*COS(RADIANS([.AC78]))))" office:value-type="float" office:value="44.1155074582439">
            <text:p>44.12</text:p>
          </table:table-cell>
          <table:table-cell table:formula="of:=90-[.AD78]" office:value-type="float" office:value="45.8844925417561">
            <text:p>45.88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1563044013674">
            <text:p>0.02</text:p>
          </table:table-cell>
          <table:table-cell table:formula="of:=[.AE78]+[.AF78]" office:value-type="float" office:value="45.9001229818928">
            <text:p>45.9</text:p>
          </table:table-cell>
          <table:table-cell table:formula="of:=IF([.AC78]&gt;0;MOD(DEGREES(ACOS(((SIN(RADIANS([.$B$2]))*COS(RADIANS([.AD78])))-SIN(RADIANS([.T78])))/(COS(RADIANS([.$B$2]))*SIN(RADIANS([.AD78])))))+180;360);MOD(540-DEGREES(ACOS(((SIN(RADIANS([.$B$2]))*COS(RADIANS([.AD78])))-SIN(RADIANS([.T78])))/(COS(RADIANS([.$B$2]))*SIN(RADIANS([.AD78])))));360))" office:value-type="float" office:value="171.549578178545">
            <text:p>171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8]+1" office:value-type="date" office:date-value="2010-03-19">
            <text:p>3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9]+2415018.5+[.E79]-[.$B$4]/24" office:value-type="float" office:value="2455275.20833333">
            <text:p>2455275.21</text:p>
          </table:table-cell>
          <table:table-cell table:style-name="ce9" table:formula="of:=([.F79]-2451545)/36525" office:value-type="float" office:value="0.102127538215838">
            <text:p>0.10212754</text:p>
          </table:table-cell>
          <table:table-cell/>
          <table:table-cell table:formula="of:=MOD(280.46646+[.G79]*(36000.76983+[.G79]*0.0003032);360)" office:value-type="float" office:value="357.136459775304">
            <text:p>357.14</text:p>
          </table:table-cell>
          <table:table-cell table:formula="of:=357.52911+[.G79]*(35999.05029-0.0001537*[.G79])" office:value-type="float" office:value="4034.02349262276">
            <text:p>4034.02</text:p>
          </table:table-cell>
          <table:table-cell table:formula="of:=0.016708634-[.G79]*(0.000042037+0.0001537*[.G79])" office:value-type="float" office:value="0.0167027377684407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85055837467152">
            <text:p>1.85</text:p>
          </table:table-cell>
          <table:table-cell table:formula="of:=[.I79]+[.L79]" office:value-type="float" office:value="358.987018149976">
            <text:p>358.99</text:p>
          </table:table-cell>
          <table:table-cell table:formula="of:=[.J79]+[.L79]" office:value-type="float" office:value="4035.87405099743">
            <text:p>4035.87</text:p>
          </table:table-cell>
          <table:table-cell table:formula="of:=(1.000001018*(1-[.K79]*[.K79]))/(1+[.K79]*COS(RADIANS([.N79])))" office:value-type="float" office:value="0.995663340183992">
            <text:p>1</text:p>
          </table:table-cell>
          <table:table-cell table:formula="of:=[.M79]-0.00569-0.00478*SIN(RADIANS(125.04-1934.136*[.G79]))" office:value-type="float" office:value="358.985886629621">
            <text:p>358.99</text:p>
          </table:table-cell>
          <table:table-cell table:formula="of:=23+(26+((21.448-[.G79]*(46.815+[.G79]*(0.00059-[.G79]*0.001813))))/60)/60" office:value-type="float" office:value="23.43796302641">
            <text:p>23.44</text:p>
          </table:table-cell>
          <table:table-cell table:formula="of:=[.Q79]+0.00256*COS(RADIANS(125.04-1934.136*[.G79]))" office:value-type="float" office:value="23.4387333212286">
            <text:p>23.44</text:p>
          </table:table-cell>
          <table:table-cell table:formula="of:=DEGREES(ATAN2(COS(RADIANS([.R79]))*SIN(RADIANS([.P79]));COS(RADIANS([.P79]))))" office:value-type="float" office:value="90.9304501255855">
            <text:p>90.93</text:p>
          </table:table-cell>
          <table:table-cell table:formula="of:=DEGREES(ASIN(SIN(RADIANS([.R79]))*SIN(RADIANS([.P79]))))" office:value-type="float" office:value="-0.403364344816092">
            <text:p>-0.4</text:p>
          </table:table-cell>
          <table:table-cell table:formula="of:=TAN(RADIANS([.R79]/2))*TAN(RADIANS([.R79]/2))" office:value-type="float" office:value="0.0430324228313446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7.71427614873616">
            <text:p>-7.71</text:p>
          </table:table-cell>
          <table:table-cell table:formula="of:=DEGREES(ACOS(COS(RADIANS(90.833))/COS(RADIANS([.$B$2]))*COS(RADIANS([.T79]))-TAN(RADIANS([.$B$2]))*TAN(RADIANS([.T79]))))" office:value-type="float" office:value="90.7627884083886">
            <text:p>90.76</text:p>
          </table:table-cell>
          <table:table-cell table:style-name="ce7" table:formula="of:=(720-4*[.$B$3]-[.V79]+[.$B$4]*60)/1440" office:value-type="float" office:value="0.5161071362144">
            <text:p>12:23:12</text:p>
          </table:table-cell>
          <table:table-cell table:style-name="ce7" table:formula="of:=([.X79]*1440-[.W79]*4)/1440" office:value-type="float" office:value="0.263988279524432">
            <text:p>6:20:09</text:p>
          </table:table-cell>
          <table:table-cell table:style-name="ce7" table:formula="of:=([.X79]*1440+[.W79]*4)/1440" office:value-type="float" office:value="0.768225992904369">
            <text:p>18:26:15</text:p>
          </table:table-cell>
          <table:table-cell table:formula="of:=8*[.W79]" office:value-type="float" office:value="726.102307267109">
            <text:p>726.1</text:p>
          </table:table-cell>
          <table:table-cell table:formula="of:=MOD([.E79]*1440+[.V79]+4*[.$B$3]-60*[.$B$4];1440)" office:value-type="float" office:value="696.805723851264">
            <text:p>696.81</text:p>
          </table:table-cell>
          <table:table-cell table:formula="of:=IF([.AB79]/4&lt;0;[.AB79]/4+180;[.AB79]/4-180)" office:value-type="float" office:value="-5.79856903718405">
            <text:p>-5.8</text:p>
          </table:table-cell>
          <table:table-cell table:formula="of:=DEGREES(ACOS(SIN(RADIANS([.$B$2]))*SIN(RADIANS([.T79]))+COS(RADIANS([.$B$2]))*COS(RADIANS([.T79]))*COS(RADIANS([.AC79]))))" office:value-type="float" office:value="43.7145023831514">
            <text:p>43.71</text:p>
          </table:table-cell>
          <table:table-cell table:formula="of:=90-[.AD79]" office:value-type="float" office:value="46.2854976168487">
            <text:p>46.29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154134989667627">
            <text:p>0.02</text:p>
          </table:table-cell>
          <table:table-cell table:formula="of:=[.AE79]+[.AF79]" office:value-type="float" office:value="46.3009111158154">
            <text:p>46.3</text:p>
          </table:table-cell>
          <table:table-cell table:formula="of:=IF([.AC79]&gt;0;MOD(DEGREES(ACOS(((SIN(RADIANS([.$B$2]))*COS(RADIANS([.AD79])))-SIN(RADIANS([.T79])))/(COS(RADIANS([.$B$2]))*SIN(RADIANS([.AD79])))))+180;360);MOD(540-DEGREES(ACOS(((SIN(RADIANS([.$B$2]))*COS(RADIANS([.AD79])))-SIN(RADIANS([.T79])))/(COS(RADIANS([.$B$2]))*SIN(RADIANS([.AD79])))));360))" office:value-type="float" office:value="171.5936286343">
            <text:p>171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9]+1" office:value-type="date" office:date-value="2010-03-20">
            <text:p>3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0]+2415018.5+[.E80]-[.$B$4]/24" office:value-type="float" office:value="2455276.20833333">
            <text:p>2455276.21</text:p>
          </table:table-cell>
          <table:table-cell table:style-name="ce9" table:formula="of:=([.F80]-2451545)/36525" office:value-type="float" office:value="0.102154916723709">
            <text:p>0.10215492</text:p>
          </table:table-cell>
          <table:table-cell/>
          <table:table-cell table:formula="of:=MOD(280.46646+[.G80]*(36000.76983+[.G80]*0.0003032);360)" office:value-type="float" office:value="358.122107137165">
            <text:p>358.12</text:p>
          </table:table-cell>
          <table:table-cell table:formula="of:=357.52911+[.G80]*(35999.05029-0.0001537*[.G80])" office:value-type="float" office:value="4035.00909290362">
            <text:p>4035.01</text:p>
          </table:table-cell>
          <table:table-cell table:formula="of:=0.016708634-[.G80]*(0.000042037+0.0001537*[.G80])" office:value-type="float" office:value="0.0167027357578941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85874805999827">
            <text:p>1.86</text:p>
          </table:table-cell>
          <table:table-cell table:formula="of:=[.I80]+[.L80]" office:value-type="float" office:value="359.980855197163">
            <text:p>359.98</text:p>
          </table:table-cell>
          <table:table-cell table:formula="of:=[.J80]+[.L80]" office:value-type="float" office:value="4036.86784096362">
            <text:p>4036.87</text:p>
          </table:table-cell>
          <table:table-cell table:formula="of:=(1.000001018*(1-[.K80]*[.K80]))/(1+[.K80]*COS(RADIANS([.N80])))" office:value-type="float" office:value="0.995942606186416">
            <text:p>1</text:p>
          </table:table-cell>
          <table:table-cell table:formula="of:=[.M80]-0.00569-0.00478*SIN(RADIANS(125.04-1934.136*[.G80]))" office:value-type="float" office:value="359.979725004148">
            <text:p>359.98</text:p>
          </table:table-cell>
          <table:table-cell table:formula="of:=23+(26+((21.448-[.G80]*(46.815+[.G80]*(0.00059-[.G80]*0.001813))))/60)/60" office:value-type="float" office:value="23.4379626703748">
            <text:p>23.44</text:p>
          </table:table-cell>
          <table:table-cell table:formula="of:=[.Q80]+0.00256*COS(RADIANS(125.04-1934.136*[.G80]))" office:value-type="float" office:value="23.438730708516">
            <text:p>23.44</text:p>
          </table:table-cell>
          <table:table-cell table:formula="of:=DEGREES(ATAN2(COS(RADIANS([.R80]))*SIN(RADIANS([.P80]));COS(RADIANS([.P80]))))" office:value-type="float" office:value="90.0186020240063">
            <text:p>90.02</text:p>
          </table:table-cell>
          <table:table-cell table:formula="of:=DEGREES(ASIN(SIN(RADIANS([.R80]))*SIN(RADIANS([.P80]))))" office:value-type="float" office:value="-0.00806474810107747">
            <text:p>-0.01</text:p>
          </table:table-cell>
          <table:table-cell table:formula="of:=TAN(RADIANS([.R80]/2))*TAN(RADIANS([.R80]/2))" office:value-type="float" office:value="0.0430324129648088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7.41851394109485">
            <text:p>-7.42</text:p>
          </table:table-cell>
          <table:table-cell table:formula="of:=DEGREES(ACOS(COS(RADIANS(90.833))/COS(RADIANS([.$B$2]))*COS(RADIANS([.T80]))-TAN(RADIANS([.$B$2]))*TAN(RADIANS([.T80]))))" office:value-type="float" office:value="91.1314966855799">
            <text:p>91.13</text:p>
          </table:table-cell>
          <table:table-cell table:style-name="ce7" table:formula="of:=(720-4*[.$B$3]-[.V80]+[.$B$4]*60)/1440" office:value-type="float" office:value="0.515901745792427">
            <text:p>12:22:54</text:p>
          </table:table-cell>
          <table:table-cell table:style-name="ce7" table:formula="of:=([.X80]*1440-[.W80]*4)/1440" office:value-type="float" office:value="0.262758699443594">
            <text:p>6:18:22</text:p>
          </table:table-cell>
          <table:table-cell table:style-name="ce7" table:formula="of:=([.X80]*1440+[.W80]*4)/1440" office:value-type="float" office:value="0.76904479214126">
            <text:p>18:27:25</text:p>
          </table:table-cell>
          <table:table-cell table:formula="of:=8*[.W80]" office:value-type="float" office:value="729.051973484639">
            <text:p>729.05</text:p>
          </table:table-cell>
          <table:table-cell table:formula="of:=MOD([.E80]*1440+[.V80]+4*[.$B$3]-60*[.$B$4];1440)" office:value-type="float" office:value="697.101486058905">
            <text:p>697.1</text:p>
          </table:table-cell>
          <table:table-cell table:formula="of:=IF([.AB80]/4&lt;0;[.AB80]/4+180;[.AB80]/4-180)" office:value-type="float" office:value="-5.72462848527371">
            <text:p>-5.72</text:p>
          </table:table-cell>
          <table:table-cell table:formula="of:=DEGREES(ACOS(SIN(RADIANS([.$B$2]))*SIN(RADIANS([.T80]))+COS(RADIANS([.$B$2]))*COS(RADIANS([.T80]))*COS(RADIANS([.AC80]))))" office:value-type="float" office:value="43.3135721835465">
            <text:p>43.31</text:p>
          </table:table-cell>
          <table:table-cell table:formula="of:=90-[.AD80]" office:value-type="float" office:value="46.6864278164535">
            <text:p>46.69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151994618258877">
            <text:p>0.02</text:p>
          </table:table-cell>
          <table:table-cell table:formula="of:=[.AE80]+[.AF80]" office:value-type="float" office:value="46.7016272782794">
            <text:p>46.7</text:p>
          </table:table-cell>
          <table:table-cell table:formula="of:=IF([.AC80]&gt;0;MOD(DEGREES(ACOS(((SIN(RADIANS([.$B$2]))*COS(RADIANS([.AD80])))-SIN(RADIANS([.T80])))/(COS(RADIANS([.$B$2]))*SIN(RADIANS([.AD80])))))+180;360);MOD(540-DEGREES(ACOS(((SIN(RADIANS([.$B$2]))*COS(RADIANS([.AD80])))-SIN(RADIANS([.T80])))/(COS(RADIANS([.$B$2]))*SIN(RADIANS([.AD80])))));360))" office:value-type="float" office:value="171.63918468113">
            <text:p>171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0]+1" office:value-type="date" office:date-value="2010-03-21">
            <text:p>3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1]+2415018.5+[.E81]-[.$B$4]/24" office:value-type="float" office:value="2455277.20833333">
            <text:p>2455277.21</text:p>
          </table:table-cell>
          <table:table-cell table:style-name="ce9" table:formula="of:=([.F81]-2451545)/36525" office:value-type="float" office:value="0.102182295231581">
            <text:p>0.10218230</text:p>
          </table:table-cell>
          <table:table-cell/>
          <table:table-cell table:formula="of:=MOD(280.46646+[.G81]*(36000.76983+[.G81]*0.0003032);360)" office:value-type="float" office:value="359.107754499025">
            <text:p>359.11</text:p>
          </table:table-cell>
          <table:table-cell table:formula="of:=357.52911+[.G81]*(35999.05029-0.0001537*[.G81])" office:value-type="float" office:value="4035.99469318449">
            <text:p>4035.99</text:p>
          </table:table-cell>
          <table:table-cell table:formula="of:=0.016708634-[.G81]*(0.000042037+0.0001537*[.G81])" office:value-type="float" office:value="0.0167027337471171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86637936017373">
            <text:p>1.87</text:p>
          </table:table-cell>
          <table:table-cell table:formula="of:=[.I81]+[.L81]" office:value-type="float" office:value="360.974133859199">
            <text:p>360.97</text:p>
          </table:table-cell>
          <table:table-cell table:formula="of:=[.J81]+[.L81]" office:value-type="float" office:value="4037.86107254466">
            <text:p>4037.86</text:p>
          </table:table-cell>
          <table:table-cell table:formula="of:=(1.000001018*(1-[.K81]*[.K81]))/(1+[.K81]*COS(RADIANS([.N81])))" office:value-type="float" office:value="0.996223004175753">
            <text:p>1</text:p>
          </table:table-cell>
          <table:table-cell table:formula="of:=[.M81]-0.00569-0.00478*SIN(RADIANS(125.04-1934.136*[.G81]))" office:value-type="float" office:value="360.97300498963">
            <text:p>360.97</text:p>
          </table:table-cell>
          <table:table-cell table:formula="of:=23+(26+((21.448-[.G81]*(46.815+[.G81]*(0.00059-[.G81]*0.001813))))/60)/60" office:value-type="float" office:value="23.4379623143396">
            <text:p>23.44</text:p>
          </table:table-cell>
          <table:table-cell table:formula="of:=[.Q81]+0.00256*COS(RADIANS(125.04-1934.136*[.G81]))" office:value-type="float" office:value="23.4387280951473">
            <text:p>23.44</text:p>
          </table:table-cell>
          <table:table-cell table:formula="of:=DEGREES(ATAN2(COS(RADIANS([.R81]))*SIN(RADIANS([.P81]));COS(RADIANS([.P81]))))" office:value-type="float" office:value="89.1072679948598">
            <text:p>89.11</text:p>
          </table:table-cell>
          <table:table-cell table:formula="of:=DEGREES(ASIN(SIN(RADIANS([.R81]))*SIN(RADIANS([.P81]))))" office:value-type="float" office:value="0.387014725636166">
            <text:p>0.39</text:p>
          </table:table-cell>
          <table:table-cell table:formula="of:=TAN(RADIANS([.R81]/2))*TAN(RADIANS([.R81]/2))" office:value-type="float" office:value="0.0430324030957968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7.12080929882196">
            <text:p>-7.12</text:p>
          </table:table-cell>
          <table:table-cell table:formula="of:=DEGREES(ACOS(COS(RADIANS(90.833))/COS(RADIANS([.$B$2]))*COS(RADIANS([.T81]))-TAN(RADIANS([.$B$2]))*TAN(RADIANS([.T81]))))" office:value-type="float" office:value="91.4999915660076">
            <text:p>91.5</text:p>
          </table:table-cell>
          <table:table-cell table:style-name="ce7" table:formula="of:=(720-4*[.$B$3]-[.V81]+[.$B$4]*60)/1440" office:value-type="float" office:value="0.515695006457515">
            <text:p>12:22:36</text:p>
          </table:table-cell>
          <table:table-cell table:style-name="ce7" table:formula="of:=([.X81]*1440-[.W81]*4)/1440" office:value-type="float" office:value="0.261528363218605">
            <text:p>6:16:36</text:p>
          </table:table-cell>
          <table:table-cell table:style-name="ce7" table:formula="of:=([.X81]*1440+[.W81]*4)/1440" office:value-type="float" office:value="0.769861649696425">
            <text:p>18:28:36</text:p>
          </table:table-cell>
          <table:table-cell table:formula="of:=8*[.W81]" office:value-type="float" office:value="731.999932528061">
            <text:p>732</text:p>
          </table:table-cell>
          <table:table-cell table:formula="of:=MOD([.E81]*1440+[.V81]+4*[.$B$3]-60*[.$B$4];1440)" office:value-type="float" office:value="697.399190701178">
            <text:p>697.4</text:p>
          </table:table-cell>
          <table:table-cell table:formula="of:=IF([.AB81]/4&lt;0;[.AB81]/4+180;[.AB81]/4-180)" office:value-type="float" office:value="-5.6502023247055">
            <text:p>-5.65</text:p>
          </table:table-cell>
          <table:table-cell table:formula="of:=DEGREES(ACOS(SIN(RADIANS([.$B$2]))*SIN(RADIANS([.T81]))+COS(RADIANS([.$B$2]))*COS(RADIANS([.T81]))*COS(RADIANS([.AC81]))))" office:value-type="float" office:value="42.9128278650356">
            <text:p>42.91</text:p>
          </table:table-cell>
          <table:table-cell table:formula="of:=90-[.AD81]" office:value-type="float" office:value="47.0871721349644">
            <text:p>47.09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149883086346757">
            <text:p>0.01</text:p>
          </table:table-cell>
          <table:table-cell table:formula="of:=[.AE81]+[.AF81]" office:value-type="float" office:value="47.1021604435991">
            <text:p>47.1</text:p>
          </table:table-cell>
          <table:table-cell table:formula="of:=IF([.AC81]&gt;0;MOD(DEGREES(ACOS(((SIN(RADIANS([.$B$2]))*COS(RADIANS([.AD81])))-SIN(RADIANS([.T81])))/(COS(RADIANS([.$B$2]))*SIN(RADIANS([.AD81])))))+180;360);MOD(540-DEGREES(ACOS(((SIN(RADIANS([.$B$2]))*COS(RADIANS([.AD81])))-SIN(RADIANS([.T81])))/(COS(RADIANS([.$B$2]))*SIN(RADIANS([.AD81])))));360))" office:value-type="float" office:value="171.686165612681">
            <text:p>171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1]+1" office:value-type="date" office:date-value="2010-03-22">
            <text:p>3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2]+2415018.5+[.E82]-[.$B$4]/24" office:value-type="float" office:value="2455278.20833333">
            <text:p>2455278.21</text:p>
          </table:table-cell>
          <table:table-cell table:style-name="ce9" table:formula="of:=([.F82]-2451545)/36525" office:value-type="float" office:value="0.102209673739452">
            <text:p>0.10220967</text:p>
          </table:table-cell>
          <table:table-cell/>
          <table:table-cell table:formula="of:=MOD(280.46646+[.G82]*(36000.76983+[.G82]*0.0003032);360)" office:value-type="float" office:value="0.0934018608854785">
            <text:p>0.09</text:p>
          </table:table-cell>
          <table:table-cell table:formula="of:=357.52911+[.G82]*(35999.05029-0.0001537*[.G82])" office:value-type="float" office:value="4036.98029346535">
            <text:p>4036.98</text:p>
          </table:table-cell>
          <table:table-cell table:formula="of:=0.016708634-[.G82]*(0.000042037+0.0001537*[.G82])" office:value-type="float" office:value="0.0167027317361097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87345057516721">
            <text:p>1.87</text:p>
          </table:table-cell>
          <table:table-cell table:formula="of:=[.I82]+[.L82]" office:value-type="float" office:value="1.96685243605269">
            <text:p>1.97</text:p>
          </table:table-cell>
          <table:table-cell table:formula="of:=[.J82]+[.L82]" office:value-type="float" office:value="4038.85374404052">
            <text:p>4038.85</text:p>
          </table:table-cell>
          <table:table-cell table:formula="of:=(1.000001018*(1-[.K82]*[.K82]))/(1+[.K82]*COS(RADIANS([.N82])))" office:value-type="float" office:value="0.99650444927869">
            <text:p>1</text:p>
          </table:table-cell>
          <table:table-cell table:formula="of:=[.M82]-0.00569-0.00478*SIN(RADIANS(125.04-1934.136*[.G82]))" office:value-type="float" office:value="1.96572488603416">
            <text:p>1.97</text:p>
          </table:table-cell>
          <table:table-cell table:formula="of:=23+(26+((21.448-[.G82]*(46.815+[.G82]*(0.00059-[.G82]*0.001813))))/60)/60" office:value-type="float" office:value="23.4379619583045">
            <text:p>23.44</text:p>
          </table:table-cell>
          <table:table-cell table:formula="of:=[.Q82]+0.00256*COS(RADIANS(125.04-1934.136*[.G82]))" office:value-type="float" office:value="23.4387254811245">
            <text:p>23.44</text:p>
          </table:table-cell>
          <table:table-cell table:formula="of:=DEGREES(ATAN2(COS(RADIANS([.R82]))*SIN(RADIANS([.P82]));COS(RADIANS([.P82]))))" office:value-type="float" office:value="88.1963630133161">
            <text:p>88.2</text:p>
          </table:table-cell>
          <table:table-cell table:formula="of:=DEGREES(ASIN(SIN(RADIANS([.R82]))*SIN(RADIANS([.P82]))))" office:value-type="float" office:value="0.78177352465651">
            <text:p>0.78</text:p>
          </table:table-cell>
          <table:table-cell table:formula="of:=TAN(RADIANS([.R82]/2))*TAN(RADIANS([.R82]/2))" office:value-type="float" office:value="0.0430323932243158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6.8215007714412">
            <text:p>-6.82</text:p>
          </table:table-cell>
          <table:table-cell table:formula="of:=DEGREES(ACOS(COS(RADIANS(90.833))/COS(RADIANS([.$B$2]))*COS(RADIANS([.T82]))-TAN(RADIANS([.$B$2]))*TAN(RADIANS([.T82]))))" office:value-type="float" office:value="91.8682295151691">
            <text:p>91.87</text:p>
          </table:table-cell>
          <table:table-cell table:style-name="ce7" table:formula="of:=(720-4*[.$B$3]-[.V82]+[.$B$4]*60)/1440" office:value-type="float" office:value="0.515487153313501">
            <text:p>12:22:18</text:p>
          </table:table-cell>
          <table:table-cell table:style-name="ce7" table:formula="of:=([.X82]*1440-[.W82]*4)/1440" office:value-type="float" office:value="0.260297626882476">
            <text:p>6:14:50</text:p>
          </table:table-cell>
          <table:table-cell table:style-name="ce7" table:formula="of:=([.X82]*1440+[.W82]*4)/1440" office:value-type="float" office:value="0.770676679744526">
            <text:p>18:29:46</text:p>
          </table:table-cell>
          <table:table-cell table:formula="of:=8*[.W82]" office:value-type="float" office:value="734.945836121353">
            <text:p>734.95</text:p>
          </table:table-cell>
          <table:table-cell table:formula="of:=MOD([.E82]*1440+[.V82]+4*[.$B$3]-60*[.$B$4];1440)" office:value-type="float" office:value="697.698499228559">
            <text:p>697.7</text:p>
          </table:table-cell>
          <table:table-cell table:formula="of:=IF([.AB82]/4&lt;0;[.AB82]/4+180;[.AB82]/4-180)" office:value-type="float" office:value="-5.57537519286029">
            <text:p>-5.58</text:p>
          </table:table-cell>
          <table:table-cell table:formula="of:=DEGREES(ACOS(SIN(RADIANS([.$B$2]))*SIN(RADIANS([.T82]))+COS(RADIANS([.$B$2]))*COS(RADIANS([.T82]))*COS(RADIANS([.AC82]))))" office:value-type="float" office:value="42.5123798650232">
            <text:p>42.51</text:p>
          </table:table-cell>
          <table:table-cell table:formula="of:=90-[.AD82]" office:value-type="float" office:value="47.4876201349768">
            <text:p>47.49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147800186488934">
            <text:p>0.01</text:p>
          </table:table-cell>
          <table:table-cell table:formula="of:=[.AE82]+[.AF82]" office:value-type="float" office:value="47.5024001536257">
            <text:p>47.5</text:p>
          </table:table-cell>
          <table:table-cell table:formula="of:=IF([.AC82]&gt;0;MOD(DEGREES(ACOS(((SIN(RADIANS([.$B$2]))*COS(RADIANS([.AD82])))-SIN(RADIANS([.T82])))/(COS(RADIANS([.$B$2]))*SIN(RADIANS([.AD82])))))+180;360);MOD(540-DEGREES(ACOS(((SIN(RADIANS([.$B$2]))*COS(RADIANS([.AD82])))-SIN(RADIANS([.T82])))/(COS(RADIANS([.$B$2]))*SIN(RADIANS([.AD82])))));360))" office:value-type="float" office:value="171.734488434787">
            <text:p>17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2]+1" office:value-type="date" office:date-value="2010-03-23">
            <text:p>3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3]+2415018.5+[.E83]-[.$B$4]/24" office:value-type="float" office:value="2455279.20833333">
            <text:p>2455279.21</text:p>
          </table:table-cell>
          <table:table-cell table:style-name="ce9" table:formula="of:=([.F83]-2451545)/36525" office:value-type="float" office:value="0.102237052247323">
            <text:p>0.10223705</text:p>
          </table:table-cell>
          <table:table-cell/>
          <table:table-cell table:formula="of:=MOD(280.46646+[.G83]*(36000.76983+[.G83]*0.0003032);360)" office:value-type="float" office:value="1.07904922274702">
            <text:p>1.08</text:p>
          </table:table-cell>
          <table:table-cell table:formula="of:=357.52911+[.G83]*(35999.05029-0.0001537*[.G83])" office:value-type="float" office:value="4037.96589374622">
            <text:p>4037.97</text:p>
          </table:table-cell>
          <table:table-cell table:formula="of:=0.016708634-[.G83]*(0.000042037+0.0001537*[.G83])" office:value-type="float" office:value="0.0167027297248719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87996017918298">
            <text:p>1.88</text:p>
          </table:table-cell>
          <table:table-cell table:formula="of:=[.I83]+[.L83]" office:value-type="float" office:value="2.95900940193">
            <text:p>2.96</text:p>
          </table:table-cell>
          <table:table-cell table:formula="of:=[.J83]+[.L83]" office:value-type="float" office:value="4039.8458539254">
            <text:p>4039.85</text:p>
          </table:table-cell>
          <table:table-cell table:formula="of:=(1.000001018*(1-[.K83]*[.K83]))/(1+[.K83]*COS(RADIANS([.N83])))" office:value-type="float" office:value="0.996786856448544">
            <text:p>1</text:p>
          </table:table-cell>
          <table:table-cell table:formula="of:=[.M83]-0.00569-0.00478*SIN(RADIANS(125.04-1934.136*[.G83]))" office:value-type="float" office:value="2.95788316756429">
            <text:p>2.96</text:p>
          </table:table-cell>
          <table:table-cell table:formula="of:=23+(26+((21.448-[.G83]*(46.815+[.G83]*(0.00059-[.G83]*0.001813))))/60)/60" office:value-type="float" office:value="23.4379616022693">
            <text:p>23.44</text:p>
          </table:table-cell>
          <table:table-cell table:formula="of:=[.Q83]+0.00256*COS(RADIANS(125.04-1934.136*[.G83]))" office:value-type="float" office:value="23.4387228664495">
            <text:p>23.44</text:p>
          </table:table-cell>
          <table:table-cell table:formula="of:=DEGREES(ATAN2(COS(RADIANS([.R83]))*SIN(RADIANS([.P83]));COS(RADIANS([.P83]))))" office:value-type="float" office:value="87.2858022416646">
            <text:p>87.29</text:p>
          </table:table-cell>
          <table:table-cell table:formula="of:=DEGREES(ASIN(SIN(RADIANS([.R83]))*SIN(RADIANS([.P83]))))" office:value-type="float" office:value="1.17611149262871">
            <text:p>1.18</text:p>
          </table:table-cell>
          <table:table-cell table:formula="of:=TAN(RADIANS([.R83]/2))*TAN(RADIANS([.R83]/2))" office:value-type="float" office:value="0.0430323833503732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6.520925469567">
            <text:p>-6.52</text:p>
          </table:table-cell>
          <table:table-cell table:formula="of:=DEGREES(ACOS(COS(RADIANS(90.833))/COS(RADIANS([.$B$2]))*COS(RADIANS([.T83]))-TAN(RADIANS([.$B$2]))*TAN(RADIANS([.T83]))))" office:value-type="float" office:value="92.2361671371638">
            <text:p>92.24</text:p>
          </table:table-cell>
          <table:table-cell table:style-name="ce7" table:formula="of:=(720-4*[.$B$3]-[.V83]+[.$B$4]*60)/1440" office:value-type="float" office:value="0.515278420464977">
            <text:p>12:22:00</text:p>
          </table:table-cell>
          <table:table-cell table:style-name="ce7" table:formula="of:=([.X83]*1440-[.W83]*4)/1440" office:value-type="float" office:value="0.259066845083966">
            <text:p>6:13:03</text:p>
          </table:table-cell>
          <table:table-cell table:style-name="ce7" table:formula="of:=([.X83]*1440+[.W83]*4)/1440" office:value-type="float" office:value="0.771489995845988">
            <text:p>18:30:57</text:p>
          </table:table-cell>
          <table:table-cell table:formula="of:=8*[.W83]" office:value-type="float" office:value="737.88933709731">
            <text:p>737.89</text:p>
          </table:table-cell>
          <table:table-cell table:formula="of:=MOD([.E83]*1440+[.V83]+4*[.$B$3]-60*[.$B$4];1440)" office:value-type="float" office:value="697.999074530433">
            <text:p>698</text:p>
          </table:table-cell>
          <table:table-cell table:formula="of:=IF([.AB83]/4&lt;0;[.AB83]/4+180;[.AB83]/4-180)" office:value-type="float" office:value="-5.50023136739176">
            <text:p>-5.5</text:p>
          </table:table-cell>
          <table:table-cell table:formula="of:=DEGREES(ACOS(SIN(RADIANS([.$B$2]))*SIN(RADIANS([.T83]))+COS(RADIANS([.$B$2]))*COS(RADIANS([.T83]))*COS(RADIANS([.AC83]))))" office:value-type="float" office:value="42.112338047676">
            <text:p>42.11</text:p>
          </table:table-cell>
          <table:table-cell table:formula="of:=90-[.AD83]" office:value-type="float" office:value="47.887661952324">
            <text:p>47.89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45745705655506">
            <text:p>0.01</text:p>
          </table:table-cell>
          <table:table-cell table:formula="of:=[.AE83]+[.AF83]" office:value-type="float" office:value="47.9022365228895">
            <text:p>47.9</text:p>
          </table:table-cell>
          <table:table-cell table:formula="of:=IF([.AC83]&gt;0;MOD(DEGREES(ACOS(((SIN(RADIANS([.$B$2]))*COS(RADIANS([.AD83])))-SIN(RADIANS([.T83])))/(COS(RADIANS([.$B$2]))*SIN(RADIANS([.AD83])))))+180;360);MOD(540-DEGREES(ACOS(((SIN(RADIANS([.$B$2]))*COS(RADIANS([.AD83])))-SIN(RADIANS([.T83])))/(COS(RADIANS([.$B$2]))*SIN(RADIANS([.AD83])))));360))" office:value-type="float" office:value="171.784067847576">
            <text:p>171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3]+1" office:value-type="date" office:date-value="2010-03-24">
            <text:p>3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4]+2415018.5+[.E84]-[.$B$4]/24" office:value-type="float" office:value="2455280.20833333">
            <text:p>2455280.21</text:p>
          </table:table-cell>
          <table:table-cell table:style-name="ce9" table:formula="of:=([.F84]-2451545)/36525" office:value-type="float" office:value="0.102264430755195">
            <text:p>0.10226443</text:p>
          </table:table-cell>
          <table:table-cell/>
          <table:table-cell table:formula="of:=MOD(280.46646+[.G84]*(36000.76983+[.G84]*0.0003032);360)" office:value-type="float" office:value="2.06469658460901">
            <text:p>2.06</text:p>
          </table:table-cell>
          <table:table-cell table:formula="of:=357.52911+[.G84]*(35999.05029-0.0001537*[.G84])" office:value-type="float" office:value="4038.95149402708">
            <text:p>4038.95</text:p>
          </table:table-cell>
          <table:table-cell table:formula="of:=0.016708634-[.G84]*(0.000042037+0.0001537*[.G84])" office:value-type="float" office:value="0.0167027277134036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88590682040732">
            <text:p>1.89</text:p>
          </table:table-cell>
          <table:table-cell table:formula="of:=[.I84]+[.L84]" office:value-type="float" office:value="3.95060340501633">
            <text:p>3.95</text:p>
          </table:table-cell>
          <table:table-cell table:formula="of:=[.J84]+[.L84]" office:value-type="float" office:value="4040.83740084749">
            <text:p>4040.84</text:p>
          </table:table-cell>
          <table:table-cell table:formula="of:=(1.000001018*(1-[.K84]*[.K84]))/(1+[.K84]*COS(RADIANS([.N84])))" office:value-type="float" office:value="0.997070140492262">
            <text:p>1</text:p>
          </table:table-cell>
          <table:table-cell table:formula="of:=[.M84]-0.00569-0.00478*SIN(RADIANS(125.04-1934.136*[.G84]))" office:value-type="float" office:value="3.94947848240516">
            <text:p>3.95</text:p>
          </table:table-cell>
          <table:table-cell table:formula="of:=23+(26+((21.448-[.G84]*(46.815+[.G84]*(0.00059-[.G84]*0.001813))))/60)/60" office:value-type="float" office:value="23.4379612462341">
            <text:p>23.44</text:p>
          </table:table-cell>
          <table:table-cell table:formula="of:=[.Q84]+0.00256*COS(RADIANS(125.04-1934.136*[.G84]))" office:value-type="float" office:value="23.4387202511243">
            <text:p>23.44</text:p>
          </table:table-cell>
          <table:table-cell table:formula="of:=DEGREES(ATAN2(COS(RADIANS([.R84]))*SIN(RADIANS([.P84]));COS(RADIANS([.P84]))))" office:value-type="float" office:value="86.3755010846026">
            <text:p>86.38</text:p>
          </table:table-cell>
          <table:table-cell table:formula="of:=DEGREES(ASIN(SIN(RADIANS([.R84]))*SIN(RADIANS([.P84]))))" office:value-type="float" office:value="1.56992885694882">
            <text:p>1.57</text:p>
          </table:table-cell>
          <table:table-cell table:formula="of:=TAN(RADIANS([.R84]/2))*TAN(RADIANS([.R84]/2))" office:value-type="float" office:value="0.0430323734739762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6.21941888609876">
            <text:p>-6.22</text:p>
          </table:table-cell>
          <table:table-cell table:formula="of:=DEGREES(ACOS(COS(RADIANS(90.833))/COS(RADIANS([.$B$2]))*COS(RADIANS([.T84]))-TAN(RADIANS([.$B$2]))*TAN(RADIANS([.T84]))))" office:value-type="float" office:value="92.6037610703071">
            <text:p>92.6</text:p>
          </table:table-cell>
          <table:table-cell table:style-name="ce7" table:formula="of:=(720-4*[.$B$3]-[.V84]+[.$B$4]*60)/1440" office:value-type="float" office:value="0.515069040893124">
            <text:p>12:21:42</text:p>
          </table:table-cell>
          <table:table-cell table:style-name="ce7" table:formula="of:=([.X84]*1440-[.W84]*4)/1440" office:value-type="float" office:value="0.257836371253382">
            <text:p>6:11:17</text:p>
          </table:table-cell>
          <table:table-cell table:style-name="ce7" table:formula="of:=([.X84]*1440+[.W84]*4)/1440" office:value-type="float" office:value="0.772301710532866">
            <text:p>18:32:07</text:p>
          </table:table-cell>
          <table:table-cell table:formula="of:=8*[.W84]" office:value-type="float" office:value="740.830088562457">
            <text:p>740.83</text:p>
          </table:table-cell>
          <table:table-cell table:formula="of:=MOD([.E84]*1440+[.V84]+4*[.$B$3]-60*[.$B$4];1440)" office:value-type="float" office:value="698.300581113901">
            <text:p>698.3</text:p>
          </table:table-cell>
          <table:table-cell table:formula="of:=IF([.AB84]/4&lt;0;[.AB84]/4+180;[.AB84]/4-180)" office:value-type="float" office:value="-5.4248547215247">
            <text:p>-5.42</text:p>
          </table:table-cell>
          <table:table-cell table:formula="of:=DEGREES(ACOS(SIN(RADIANS([.$B$2]))*SIN(RADIANS([.T84]))+COS(RADIANS([.$B$2]))*COS(RADIANS([.T84]))*COS(RADIANS([.AC84]))))" office:value-type="float" office:value="41.7128117000311">
            <text:p>41.71</text:p>
          </table:table-cell>
          <table:table-cell table:formula="of:=90-[.AD84]" office:value-type="float" office:value="48.2871882999689">
            <text:p>48.29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43719426223934">
            <text:p>0.01</text:p>
          </table:table-cell>
          <table:table-cell table:formula="of:=[.AE84]+[.AF84]" office:value-type="float" office:value="48.3015602425913">
            <text:p>48.3</text:p>
          </table:table-cell>
          <table:table-cell table:formula="of:=IF([.AC84]&gt;0;MOD(DEGREES(ACOS(((SIN(RADIANS([.$B$2]))*COS(RADIANS([.AD84])))-SIN(RADIANS([.T84])))/(COS(RADIANS([.$B$2]))*SIN(RADIANS([.AD84])))))+180;360);MOD(540-DEGREES(ACOS(((SIN(RADIANS([.$B$2]))*COS(RADIANS([.AD84])))-SIN(RADIANS([.T84])))/(COS(RADIANS([.$B$2]))*SIN(RADIANS([.AD84])))));360))" office:value-type="float" office:value="171.834816226228">
            <text:p>171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4]+1" office:value-type="date" office:date-value="2010-03-25">
            <text:p>3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5]+2415018.5+[.E85]-[.$B$4]/24" office:value-type="float" office:value="2455281.20833333">
            <text:p>2455281.21</text:p>
          </table:table-cell>
          <table:table-cell table:style-name="ce9" table:formula="of:=([.F85]-2451545)/36525" office:value-type="float" office:value="0.102291809263066">
            <text:p>0.10229181</text:p>
          </table:table-cell>
          <table:table-cell/>
          <table:table-cell table:formula="of:=MOD(280.46646+[.G85]*(36000.76983+[.G85]*0.0003032);360)" office:value-type="float" office:value="3.05034394647146">
            <text:p>3.05</text:p>
          </table:table-cell>
          <table:table-cell table:formula="of:=357.52911+[.G85]*(35999.05029-0.0001537*[.G85])" office:value-type="float" office:value="4039.93709430795">
            <text:p>4039.94</text:p>
          </table:table-cell>
          <table:table-cell table:formula="of:=0.016708634-[.G85]*(0.000042037+0.0001537*[.G85])" office:value-type="float" office:value="0.016702725701705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89128932069696">
            <text:p>1.89</text:p>
          </table:table-cell>
          <table:table-cell table:formula="of:=[.I85]+[.L85]" office:value-type="float" office:value="4.94163326716842">
            <text:p>4.94</text:p>
          </table:table-cell>
          <table:table-cell table:formula="of:=[.J85]+[.L85]" office:value-type="float" office:value="4041.82838362864">
            <text:p>4041.83</text:p>
          </table:table-cell>
          <table:table-cell table:formula="of:=(1.000001018*(1-[.K85]*[.K85]))/(1+[.K85]*COS(RADIANS([.N85])))" office:value-type="float" office:value="0.99735421609728">
            <text:p>1</text:p>
          </table:table-cell>
          <table:table-cell table:formula="of:=[.M85]-0.00569-0.00478*SIN(RADIANS(125.04-1934.136*[.G85]))" office:value-type="float" office:value="4.94050965241241">
            <text:p>4.94</text:p>
          </table:table-cell>
          <table:table-cell table:formula="of:=23+(26+((21.448-[.G85]*(46.815+[.G85]*(0.00059-[.G85]*0.001813))))/60)/60" office:value-type="float" office:value="23.437960890199">
            <text:p>23.44</text:p>
          </table:table-cell>
          <table:table-cell table:formula="of:=[.Q85]+0.00256*COS(RADIANS(125.04-1934.136*[.G85]))" office:value-type="float" office:value="23.4387176351507">
            <text:p>23.44</text:p>
          </table:table-cell>
          <table:table-cell table:formula="of:=DEGREES(ATAN2(COS(RADIANS([.R85]))*SIN(RADIANS([.P85]));COS(RADIANS([.P85]))))" office:value-type="float" office:value="85.4653752440784">
            <text:p>85.47</text:p>
          </table:table-cell>
          <table:table-cell table:formula="of:=DEGREES(ASIN(SIN(RADIANS([.R85]))*SIN(RADIANS([.P85]))))" office:value-type="float" office:value="1.96312621701265">
            <text:p>1.96</text:p>
          </table:table-cell>
          <table:table-cell table:formula="of:=TAN(RADIANS([.R85]/2))*TAN(RADIANS([.R85]/2))" office:value-type="float" office:value="0.0430323635951322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5.91731472314244">
            <text:p>-5.92</text:p>
          </table:table-cell>
          <table:table-cell table:formula="of:=DEGREES(ACOS(COS(RADIANS(90.833))/COS(RADIANS([.$B$2]))*COS(RADIANS([.T85]))-TAN(RADIANS([.$B$2]))*TAN(RADIANS([.T85]))))" office:value-type="float" office:value="92.9709678834506">
            <text:p>92.97</text:p>
          </table:table-cell>
          <table:table-cell table:style-name="ce7" table:formula="of:=(720-4*[.$B$3]-[.V85]+[.$B$4]*60)/1440" office:value-type="float" office:value="0.514859246335516">
            <text:p>12:21:24</text:p>
          </table:table-cell>
          <table:table-cell table:style-name="ce7" table:formula="of:=([.X85]*1440-[.W85]*4)/1440" office:value-type="float" office:value="0.256606557770375">
            <text:p>6:09:31</text:p>
          </table:table-cell>
          <table:table-cell table:style-name="ce7" table:formula="of:=([.X85]*1440+[.W85]*4)/1440" office:value-type="float" office:value="0.773111934900656">
            <text:p>18:33:17</text:p>
          </table:table-cell>
          <table:table-cell table:formula="of:=8*[.W85]" office:value-type="float" office:value="743.767743067605">
            <text:p>743.77</text:p>
          </table:table-cell>
          <table:table-cell table:formula="of:=MOD([.E85]*1440+[.V85]+4*[.$B$3]-60*[.$B$4];1440)" office:value-type="float" office:value="698.602685276858">
            <text:p>698.6</text:p>
          </table:table-cell>
          <table:table-cell table:formula="of:=IF([.AB85]/4&lt;0;[.AB85]/4+180;[.AB85]/4-180)" office:value-type="float" office:value="-5.34932868078562">
            <text:p>-5.35</text:p>
          </table:table-cell>
          <table:table-cell table:formula="of:=DEGREES(ACOS(SIN(RADIANS([.$B$2]))*SIN(RADIANS([.T85]))+COS(RADIANS([.$B$2]))*COS(RADIANS([.T85]))*COS(RADIANS([.AC85]))))" office:value-type="float" office:value="41.3139095291928">
            <text:p>41.31</text:p>
          </table:table-cell>
          <table:table-cell table:formula="of:=90-[.AD85]" office:value-type="float" office:value="48.6860904708072">
            <text:p>48.69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41721126911525">
            <text:p>0.01</text:p>
          </table:table-cell>
          <table:table-cell table:formula="of:=[.AE85]+[.AF85]" office:value-type="float" office:value="48.7002625834984">
            <text:p>48.7</text:p>
          </table:table-cell>
          <table:table-cell table:formula="of:=IF([.AC85]&gt;0;MOD(DEGREES(ACOS(((SIN(RADIANS([.$B$2]))*COS(RADIANS([.AD85])))-SIN(RADIANS([.T85])))/(COS(RADIANS([.$B$2]))*SIN(RADIANS([.AD85])))))+180;360);MOD(540-DEGREES(ACOS(((SIN(RADIANS([.$B$2]))*COS(RADIANS([.AD85])))-SIN(RADIANS([.T85])))/(COS(RADIANS([.$B$2]))*SIN(RADIANS([.AD85])))));360))" office:value-type="float" office:value="171.886643600684">
            <text:p>171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5]+1" office:value-type="date" office:date-value="2010-03-26">
            <text:p>3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6]+2415018.5+[.E86]-[.$B$4]/24" office:value-type="float" office:value="2455282.20833333">
            <text:p>2455282.21</text:p>
          </table:table-cell>
          <table:table-cell table:style-name="ce9" table:formula="of:=([.F86]-2451545)/36525" office:value-type="float" office:value="0.102319187770937">
            <text:p>0.10231919</text:p>
          </table:table-cell>
          <table:table-cell/>
          <table:table-cell table:formula="of:=MOD(280.46646+[.G86]*(36000.76983+[.G86]*0.0003032);360)" office:value-type="float" office:value="4.03599130833436">
            <text:p>4.04</text:p>
          </table:table-cell>
          <table:table-cell table:formula="of:=357.52911+[.G86]*(35999.05029-0.0001537*[.G86])" office:value-type="float" office:value="4040.92269458881">
            <text:p>4040.92</text:p>
          </table:table-cell>
          <table:table-cell table:formula="of:=0.016708634-[.G86]*(0.000042037+0.0001537*[.G86])" office:value-type="float" office:value="0.0167027236897759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89610667520996">
            <text:p>1.9</text:p>
          </table:table-cell>
          <table:table-cell table:formula="of:=[.I86]+[.L86]" office:value-type="float" office:value="5.93209798354432">
            <text:p>5.93</text:p>
          </table:table-cell>
          <table:table-cell table:formula="of:=[.J86]+[.L86]" office:value-type="float" office:value="4042.81880126402">
            <text:p>4042.82</text:p>
          </table:table-cell>
          <table:table-cell table:formula="of:=(1.000001018*(1-[.K86]*[.K86]))/(1+[.K86]*COS(RADIANS([.N86])))" office:value-type="float" office:value="0.997638997858251">
            <text:p>1</text:p>
          </table:table-cell>
          <table:table-cell table:formula="of:=[.M86]-0.00569-0.00478*SIN(RADIANS(125.04-1934.136*[.G86]))" office:value-type="float" office:value="5.93097567274296">
            <text:p>5.93</text:p>
          </table:table-cell>
          <table:table-cell table:formula="of:=23+(26+((21.448-[.G86]*(46.815+[.G86]*(0.00059-[.G86]*0.001813))))/60)/60" office:value-type="float" office:value="23.4379605341638">
            <text:p>23.44</text:p>
          </table:table-cell>
          <table:table-cell table:formula="of:=[.Q86]+0.00256*COS(RADIANS(125.04-1934.136*[.G86]))" office:value-type="float" office:value="23.4387150185307">
            <text:p>23.44</text:p>
          </table:table-cell>
          <table:table-cell table:formula="of:=DEGREES(ATAN2(COS(RADIANS([.R86]))*SIN(RADIANS([.P86]));COS(RADIANS([.P86]))))" office:value-type="float" office:value="84.5553407737899">
            <text:p>84.56</text:p>
          </table:table-cell>
          <table:table-cell table:formula="of:=DEGREES(ASIN(SIN(RADIANS([.R86]))*SIN(RADIANS([.P86]))))" office:value-type="float" office:value="2.35560453250872">
            <text:p>2.36</text:p>
          </table:table-cell>
          <table:table-cell table:formula="of:=TAN(RADIANS([.R86]/2))*TAN(RADIANS([.R86]/2))" office:value-type="float" office:value="0.0430323537138483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5.61494472374301">
            <text:p>-5.61</text:p>
          </table:table-cell>
          <table:table-cell table:formula="of:=DEGREES(ACOS(COS(RADIANS(90.833))/COS(RADIANS([.$B$2]))*COS(RADIANS([.T86]))-TAN(RADIANS([.$B$2]))*TAN(RADIANS([.T86]))))" office:value-type="float" office:value="93.3377439730281">
            <text:p>93.34</text:p>
          </table:table-cell>
          <table:table-cell table:style-name="ce7" table:formula="of:=(720-4*[.$B$3]-[.V86]+[.$B$4]*60)/1440" office:value-type="float" office:value="0.514649267169266">
            <text:p>12:21:06</text:p>
          </table:table-cell>
          <table:table-cell table:style-name="ce7" table:formula="of:=([.X86]*1440-[.W86]*4)/1440" office:value-type="float" office:value="0.255377756133077">
            <text:p>6:07:45</text:p>
          </table:table-cell>
          <table:table-cell table:style-name="ce7" table:formula="of:=([.X86]*1440+[.W86]*4)/1440" office:value-type="float" office:value="0.773920778205455">
            <text:p>18:34:27</text:p>
          </table:table-cell>
          <table:table-cell table:formula="of:=8*[.W86]" office:value-type="float" office:value="746.701951784225">
            <text:p>746.7</text:p>
          </table:table-cell>
          <table:table-cell table:formula="of:=MOD([.E86]*1440+[.V86]+4*[.$B$3]-60*[.$B$4];1440)" office:value-type="float" office:value="698.905055276257">
            <text:p>698.91</text:p>
          </table:table-cell>
          <table:table-cell table:formula="of:=IF([.AB86]/4&lt;0;[.AB86]/4+180;[.AB86]/4-180)" office:value-type="float" office:value="-5.27373618093574">
            <text:p>-5.27</text:p>
          </table:table-cell>
          <table:table-cell table:formula="of:=DEGREES(ACOS(SIN(RADIANS([.$B$2]))*SIN(RADIANS([.T86]))+COS(RADIANS([.$B$2]))*COS(RADIANS([.T86]))*COS(RADIANS([.AC86]))))" office:value-type="float" office:value="40.9157396605627">
            <text:p>40.92</text:p>
          </table:table-cell>
          <table:table-cell table:formula="of:=90-[.AD86]" office:value-type="float" office:value="49.0842603394373">
            <text:p>49.08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39750583648373">
            <text:p>0.01</text:p>
          </table:table-cell>
          <table:table-cell table:formula="of:=[.AE86]+[.AF86]" office:value-type="float" office:value="49.0982353978022">
            <text:p>49.1</text:p>
          </table:table-cell>
          <table:table-cell table:formula="of:=IF([.AC86]&gt;0;MOD(DEGREES(ACOS(((SIN(RADIANS([.$B$2]))*COS(RADIANS([.AD86])))-SIN(RADIANS([.T86])))/(COS(RADIANS([.$B$2]))*SIN(RADIANS([.AD86])))))+180;360);MOD(540-DEGREES(ACOS(((SIN(RADIANS([.$B$2]))*COS(RADIANS([.AD86])))-SIN(RADIANS([.T86])))/(COS(RADIANS([.$B$2]))*SIN(RADIANS([.AD86])))));360))" office:value-type="float" office:value="171.939457634669">
            <text:p>171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6]+1" office:value-type="date" office:date-value="2010-03-27">
            <text:p>3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7]+2415018.5+[.E87]-[.$B$4]/24" office:value-type="float" office:value="2455283.20833333">
            <text:p>2455283.21</text:p>
          </table:table-cell>
          <table:table-cell table:style-name="ce9" table:formula="of:=([.F87]-2451545)/36525" office:value-type="float" office:value="0.102346566278809">
            <text:p>0.10234657</text:p>
          </table:table-cell>
          <table:table-cell/>
          <table:table-cell table:formula="of:=MOD(280.46646+[.G87]*(36000.76983+[.G87]*0.0003032);360)" office:value-type="float" office:value="5.02163867019772">
            <text:p>5.02</text:p>
          </table:table-cell>
          <table:table-cell table:formula="of:=357.52911+[.G87]*(35999.05029-0.0001537*[.G87])" office:value-type="float" office:value="4041.90829486967">
            <text:p>4041.91</text:p>
          </table:table-cell>
          <table:table-cell table:formula="of:=0.016708634-[.G87]*(0.000042037+0.0001537*[.G87])" office:value-type="float" office:value="0.0167027216776164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90035805197992">
            <text:p>1.9</text:p>
          </table:table-cell>
          <table:table-cell table:formula="of:=[.I87]+[.L87]" office:value-type="float" office:value="6.92199672217764">
            <text:p>6.92</text:p>
          </table:table-cell>
          <table:table-cell table:formula="of:=[.J87]+[.L87]" office:value-type="float" office:value="4043.80865292165">
            <text:p>4043.81</text:p>
          </table:table-cell>
          <table:table-cell table:formula="of:=(1.000001018*(1-[.K87]*[.K87]))/(1+[.K87]*COS(RADIANS([.N87])))" office:value-type="float" office:value="0.99792440030362">
            <text:p>1</text:p>
          </table:table-cell>
          <table:table-cell table:formula="of:=[.M87]-0.00569-0.00478*SIN(RADIANS(125.04-1934.136*[.G87]))" office:value-type="float" office:value="6.92087571142932">
            <text:p>6.92</text:p>
          </table:table-cell>
          <table:table-cell table:formula="of:=23+(26+((21.448-[.G87]*(46.815+[.G87]*(0.00059-[.G87]*0.001813))))/60)/60" office:value-type="float" office:value="23.4379601781287">
            <text:p>23.44</text:p>
          </table:table-cell>
          <table:table-cell table:formula="of:=[.Q87]+0.00256*COS(RADIANS(125.04-1934.136*[.G87]))" office:value-type="float" office:value="23.4387124012663">
            <text:p>23.44</text:p>
          </table:table-cell>
          <table:table-cell table:formula="of:=DEGREES(ATAN2(COS(RADIANS([.R87]))*SIN(RADIANS([.P87]));COS(RADIANS([.P87]))))" office:value-type="float" office:value="83.6453141334309">
            <text:p>83.65</text:p>
          </table:table-cell>
          <table:table-cell table:formula="of:=DEGREES(ASIN(SIN(RADIANS([.R87]))*SIN(RADIANS([.P87]))))" office:value-type="float" office:value="2.74726511179979">
            <text:p>2.75</text:p>
          </table:table-cell>
          <table:table-cell table:formula="of:=TAN(RADIANS([.R87]/2))*TAN(RADIANS([.R87]/2))" office:value-type="float" office:value="0.0430323438301319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5.31263850750029">
            <text:p>-5.31</text:p>
          </table:table-cell>
          <table:table-cell table:formula="of:=DEGREES(ACOS(COS(RADIANS(90.833))/COS(RADIANS([.$B$2]))*COS(RADIANS([.T87]))-TAN(RADIANS([.$B$2]))*TAN(RADIANS([.T87]))))" office:value-type="float" office:value="93.7040454608505">
            <text:p>93.7</text:p>
          </table:table-cell>
          <table:table-cell table:style-name="ce7" table:formula="of:=(720-4*[.$B$3]-[.V87]+[.$B$4]*60)/1440" office:value-type="float" office:value="0.514439332296875">
            <text:p>12:20:48</text:p>
          </table:table-cell>
          <table:table-cell table:style-name="ce7" table:formula="of:=([.X87]*1440-[.W87]*4)/1440" office:value-type="float" office:value="0.254150317127846">
            <text:p>6:05:59</text:p>
          </table:table-cell>
          <table:table-cell table:style-name="ce7" table:formula="of:=([.X87]*1440+[.W87]*4)/1440" office:value-type="float" office:value="0.774728347465904">
            <text:p>18:35:37</text:p>
          </table:table-cell>
          <table:table-cell table:formula="of:=8*[.W87]" office:value-type="float" office:value="749.632363686804">
            <text:p>749.63</text:p>
          </table:table-cell>
          <table:table-cell table:formula="of:=MOD([.E87]*1440+[.V87]+4*[.$B$3]-60*[.$B$4];1440)" office:value-type="float" office:value="699.2073614925">
            <text:p>699.21</text:p>
          </table:table-cell>
          <table:table-cell table:formula="of:=IF([.AB87]/4&lt;0;[.AB87]/4+180;[.AB87]/4-180)" office:value-type="float" office:value="-5.19815962687508">
            <text:p>-5.2</text:p>
          </table:table-cell>
          <table:table-cell table:formula="of:=DEGREES(ACOS(SIN(RADIANS([.$B$2]))*SIN(RADIANS([.T87]))+COS(RADIANS([.$B$2]))*COS(RADIANS([.T87]))*COS(RADIANS([.AC87]))))" office:value-type="float" office:value="40.5184096370449">
            <text:p>40.52</text:p>
          </table:table-cell>
          <table:table-cell table:formula="of:=90-[.AD87]" office:value-type="float" office:value="49.4815903629551">
            <text:p>49.48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37807570393611">
            <text:p>0.01</text:p>
          </table:table-cell>
          <table:table-cell table:formula="of:=[.AE87]+[.AF87]" office:value-type="float" office:value="49.4953711199944">
            <text:p>49.5</text:p>
          </table:table-cell>
          <table:table-cell table:formula="of:=IF([.AC87]&gt;0;MOD(DEGREES(ACOS(((SIN(RADIANS([.$B$2]))*COS(RADIANS([.AD87])))-SIN(RADIANS([.T87])))/(COS(RADIANS([.$B$2]))*SIN(RADIANS([.AD87])))))+180;360);MOD(540-DEGREES(ACOS(((SIN(RADIANS([.$B$2]))*COS(RADIANS([.AD87])))-SIN(RADIANS([.T87])))/(COS(RADIANS([.$B$2]))*SIN(RADIANS([.AD87])))));360))" office:value-type="float" office:value="171.993163604394">
            <text:p>171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7]+1" office:value-type="date" office:date-value="2010-03-28">
            <text:p>3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8]+2415018.5+[.E88]-[.$B$4]/24" office:value-type="float" office:value="2455284.20833333">
            <text:p>2455284.21</text:p>
          </table:table-cell>
          <table:table-cell table:style-name="ce9" table:formula="of:=([.F88]-2451545)/36525" office:value-type="float" office:value="0.10237394478668">
            <text:p>0.10237394</text:p>
          </table:table-cell>
          <table:table-cell/>
          <table:table-cell table:formula="of:=MOD(280.46646+[.G88]*(36000.76983+[.G88]*0.0003032);360)" office:value-type="float" office:value="6.00728603206153">
            <text:p>6.01</text:p>
          </table:table-cell>
          <table:table-cell table:formula="of:=357.52911+[.G88]*(35999.05029-0.0001537*[.G88])" office:value-type="float" office:value="4042.89389515054">
            <text:p>4042.89</text:p>
          </table:table-cell>
          <table:table-cell table:formula="of:=0.016708634-[.G88]*(0.000042037+0.0001537*[.G88])" office:value-type="float" office:value="0.0167027196652264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90404279143481">
            <text:p>1.9</text:p>
          </table:table-cell>
          <table:table-cell table:formula="of:=[.I88]+[.L88]" office:value-type="float" office:value="7.91132882349634">
            <text:p>7.91</text:p>
          </table:table-cell>
          <table:table-cell table:formula="of:=[.J88]+[.L88]" office:value-type="float" office:value="4044.79793794197">
            <text:p>4044.8</text:p>
          </table:table-cell>
          <table:table-cell table:formula="of:=(1.000001018*(1-[.K88]*[.K88]))/(1+[.K88]*COS(RADIANS([.N88])))" office:value-type="float" office:value="0.998210337922045">
            <text:p>1</text:p>
          </table:table-cell>
          <table:table-cell table:formula="of:=[.M88]-0.00569-0.00478*SIN(RADIANS(125.04-1934.136*[.G88]))" office:value-type="float" office:value="7.91020910889832">
            <text:p>7.91</text:p>
          </table:table-cell>
          <table:table-cell table:formula="of:=23+(26+((21.448-[.G88]*(46.815+[.G88]*(0.00059-[.G88]*0.001813))))/60)/60" office:value-type="float" office:value="23.4379598220935">
            <text:p>23.44</text:p>
          </table:table-cell>
          <table:table-cell table:formula="of:=[.Q88]+0.00256*COS(RADIANS(125.04-1934.136*[.G88]))" office:value-type="float" office:value="23.4387097833594">
            <text:p>23.44</text:p>
          </table:table-cell>
          <table:table-cell table:formula="of:=DEGREES(ATAN2(COS(RADIANS([.R88]))*SIN(RADIANS([.P88]));COS(RADIANS([.P88]))))" office:value-type="float" office:value="82.7352122427806">
            <text:p>82.74</text:p>
          </table:table-cell>
          <table:table-cell table:formula="of:=DEGREES(ASIN(SIN(RADIANS([.R88]))*SIN(RADIANS([.P88]))))" office:value-type="float" office:value="3.13800960045998">
            <text:p>3.14</text:p>
          </table:table-cell>
          <table:table-cell table:formula="of:=TAN(RADIANS([.R88]/2))*TAN(RADIANS([.R88]/2))" office:value-type="float" office:value="0.0430323339439904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5.01072340914007">
            <text:p>-5.01</text:p>
          </table:table-cell>
          <table:table-cell table:formula="of:=DEGREES(ACOS(COS(RADIANS(90.833))/COS(RADIANS([.$B$2]))*COS(RADIANS([.T88]))-TAN(RADIANS([.$B$2]))*TAN(RADIANS([.T88]))))" office:value-type="float" office:value="94.0698280926716">
            <text:p>94.07</text:p>
          </table:table-cell>
          <table:table-cell table:style-name="ce7" table:formula="of:=(720-4*[.$B$3]-[.V88]+[.$B$4]*60)/1440" office:value-type="float" office:value="0.514229669034125">
            <text:p>12:20:29</text:p>
          </table:table-cell>
          <table:table-cell table:style-name="ce7" table:formula="of:=([.X88]*1440-[.W88]*4)/1440" office:value-type="float" office:value="0.252924590998926">
            <text:p>6:04:13</text:p>
          </table:table-cell>
          <table:table-cell table:style-name="ce7" table:formula="of:=([.X88]*1440+[.W88]*4)/1440" office:value-type="float" office:value="0.775534747069324">
            <text:p>18:36:46</text:p>
          </table:table-cell>
          <table:table-cell table:formula="of:=8*[.W88]" office:value-type="float" office:value="752.558624741373">
            <text:p>752.56</text:p>
          </table:table-cell>
          <table:table-cell table:formula="of:=MOD([.E88]*1440+[.V88]+4*[.$B$3]-60*[.$B$4];1440)" office:value-type="float" office:value="699.50927659086">
            <text:p>699.51</text:p>
          </table:table-cell>
          <table:table-cell table:formula="of:=IF([.AB88]/4&lt;0;[.AB88]/4+180;[.AB88]/4-180)" office:value-type="float" office:value="-5.12268085228502">
            <text:p>-5.12</text:p>
          </table:table-cell>
          <table:table-cell table:formula="of:=DEGREES(ACOS(SIN(RADIANS([.$B$2]))*SIN(RADIANS([.T88]))+COS(RADIANS([.$B$2]))*COS(RADIANS([.T88]))*COS(RADIANS([.AC88]))))" office:value-type="float" office:value="40.1220264191706">
            <text:p>40.12</text:p>
          </table:table-cell>
          <table:table-cell table:formula="of:=90-[.AD88]" office:value-type="float" office:value="49.8779735808294">
            <text:p>49.88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35891859897741">
            <text:p>0.01</text:p>
          </table:table-cell>
          <table:table-cell table:formula="of:=[.AE88]+[.AF88]" office:value-type="float" office:value="49.8915627668192">
            <text:p>49.89</text:p>
          </table:table-cell>
          <table:table-cell table:formula="of:=IF([.AC88]&gt;0;MOD(DEGREES(ACOS(((SIN(RADIANS([.$B$2]))*COS(RADIANS([.AD88])))-SIN(RADIANS([.T88])))/(COS(RADIANS([.$B$2]))*SIN(RADIANS([.AD88])))))+180;360);MOD(540-DEGREES(ACOS(((SIN(RADIANS([.$B$2]))*COS(RADIANS([.AD88])))-SIN(RADIANS([.T88])))/(COS(RADIANS([.$B$2]))*SIN(RADIANS([.AD88])))));360))" office:value-type="float" office:value="172.047664377384">
            <text:p>172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8]+1" office:value-type="date" office:date-value="2010-03-29">
            <text:p>3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9]+2415018.5+[.E89]-[.$B$4]/24" office:value-type="float" office:value="2455285.20833333">
            <text:p>2455285.21</text:p>
          </table:table-cell>
          <table:table-cell table:style-name="ce9" table:formula="of:=([.F89]-2451545)/36525" office:value-type="float" office:value="0.102401323294551">
            <text:p>0.10240132</text:p>
          </table:table-cell>
          <table:table-cell/>
          <table:table-cell table:formula="of:=MOD(280.46646+[.G89]*(36000.76983+[.G89]*0.0003032);360)" office:value-type="float" office:value="6.99293339392534">
            <text:p>6.99</text:p>
          </table:table-cell>
          <table:table-cell table:formula="of:=357.52911+[.G89]*(35999.05029-0.0001537*[.G89])" office:value-type="float" office:value="4043.8794954314">
            <text:p>4043.88</text:p>
          </table:table-cell>
          <table:table-cell table:formula="of:=0.016708634-[.G89]*(0.000042037+0.0001537*[.G89])" office:value-type="float" office:value="0.016702717652606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90716040586123">
            <text:p>1.91</text:p>
          </table:table-cell>
          <table:table-cell table:formula="of:=[.I89]+[.L89]" office:value-type="float" office:value="8.90009379978658">
            <text:p>8.9</text:p>
          </table:table-cell>
          <table:table-cell table:formula="of:=[.J89]+[.L89]" office:value-type="float" office:value="4045.78665583726">
            <text:p>4045.79</text:p>
          </table:table-cell>
          <table:table-cell table:formula="of:=(1.000001018*(1-[.K89]*[.K89]))/(1+[.K89]*COS(RADIANS([.N89])))" office:value-type="float" office:value="0.998496725188659">
            <text:p>1</text:p>
          </table:table-cell>
          <table:table-cell table:formula="of:=[.M89]-0.00569-0.00478*SIN(RADIANS(125.04-1934.136*[.G89]))" office:value-type="float" office:value="8.89897537743503">
            <text:p>8.9</text:p>
          </table:table-cell>
          <table:table-cell table:formula="of:=23+(26+((21.448-[.G89]*(46.815+[.G89]*(0.00059-[.G89]*0.001813))))/60)/60" office:value-type="float" office:value="23.4379594660583">
            <text:p>23.44</text:p>
          </table:table-cell>
          <table:table-cell table:formula="of:=[.Q89]+0.00256*COS(RADIANS(125.04-1934.136*[.G89]))" office:value-type="float" office:value="23.4387071648118">
            <text:p>23.44</text:p>
          </table:table-cell>
          <table:table-cell table:formula="of:=DEGREES(ATAN2(COS(RADIANS([.R89]))*SIN(RADIANS([.P89]));COS(RADIANS([.P89]))))" office:value-type="float" office:value="81.8249525357257">
            <text:p>81.82</text:p>
          </table:table-cell>
          <table:table-cell table:formula="of:=DEGREES(ASIN(SIN(RADIANS([.R89]))*SIN(RADIANS([.P89]))))" office:value-type="float" office:value="3.52773997003314">
            <text:p>3.53</text:p>
          </table:table-cell>
          <table:table-cell table:formula="of:=TAN(RADIANS([.R89]/2))*TAN(RADIANS([.R89]/2))" office:value-type="float" office:value="0.0430323240554309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4.709524319115">
            <text:p>-4.71</text:p>
          </table:table-cell>
          <table:table-cell table:formula="of:=DEGREES(ACOS(COS(RADIANS(90.833))/COS(RADIANS([.$B$2]))*COS(RADIANS([.T89]))-TAN(RADIANS([.$B$2]))*TAN(RADIANS([.T89]))))" office:value-type="float" office:value="94.4350471375534">
            <text:p>94.44</text:p>
          </table:table-cell>
          <table:table-cell table:style-name="ce7" table:formula="of:=(720-4*[.$B$3]-[.V89]+[.$B$4]*60)/1440" office:value-type="float" office:value="0.514020502999385">
            <text:p>12:20:11</text:p>
          </table:table-cell>
          <table:table-cell table:style-name="ce7" table:formula="of:=([.X89]*1440-[.W89]*4)/1440" office:value-type="float" office:value="0.251700927617293">
            <text:p>6:02:27</text:p>
          </table:table-cell>
          <table:table-cell table:style-name="ce7" table:formula="of:=([.X89]*1440+[.W89]*4)/1440" office:value-type="float" office:value="0.776340078381478">
            <text:p>18:37:56</text:p>
          </table:table-cell>
          <table:table-cell table:formula="of:=8*[.W89]" office:value-type="float" office:value="755.480377100427">
            <text:p>755.48</text:p>
          </table:table-cell>
          <table:table-cell table:formula="of:=MOD([.E89]*1440+[.V89]+4*[.$B$3]-60*[.$B$4];1440)" office:value-type="float" office:value="699.810475680885">
            <text:p>699.81</text:p>
          </table:table-cell>
          <table:table-cell table:formula="of:=IF([.AB89]/4&lt;0;[.AB89]/4+180;[.AB89]/4-180)" office:value-type="float" office:value="-5.04738107977875">
            <text:p>-5.05</text:p>
          </table:table-cell>
          <table:table-cell table:formula="of:=DEGREES(ACOS(SIN(RADIANS([.$B$2]))*SIN(RADIANS([.T89]))+COS(RADIANS([.$B$2]))*COS(RADIANS([.T89]))*COS(RADIANS([.AC89]))))" office:value-type="float" office:value="39.7266963860855">
            <text:p>39.73</text:p>
          </table:table-cell>
          <table:table-cell table:formula="of:=90-[.AD89]" office:value-type="float" office:value="50.2733036139145">
            <text:p>50.27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34003224413757">
            <text:p>0.01</text:p>
          </table:table-cell>
          <table:table-cell table:formula="of:=[.AE89]+[.AF89]" office:value-type="float" office:value="50.2867039363559">
            <text:p>50.29</text:p>
          </table:table-cell>
          <table:table-cell table:formula="of:=IF([.AC89]&gt;0;MOD(DEGREES(ACOS(((SIN(RADIANS([.$B$2]))*COS(RADIANS([.AD89])))-SIN(RADIANS([.T89])))/(COS(RADIANS([.$B$2]))*SIN(RADIANS([.AD89])))))+180;360);MOD(540-DEGREES(ACOS(((SIN(RADIANS([.$B$2]))*COS(RADIANS([.AD89])))-SIN(RADIANS([.T89])))/(COS(RADIANS([.$B$2]))*SIN(RADIANS([.AD89])))));360))" office:value-type="float" office:value="172.102860391871">
            <text:p>172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9]+1" office:value-type="date" office:date-value="2010-03-30">
            <text:p>3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0]+2415018.5+[.E90]-[.$B$4]/24" office:value-type="float" office:value="2455286.20833333">
            <text:p>2455286.21</text:p>
          </table:table-cell>
          <table:table-cell table:style-name="ce9" table:formula="of:=([.F90]-2451545)/36525" office:value-type="float" office:value="0.102428701802423">
            <text:p>0.10242870</text:p>
          </table:table-cell>
          <table:table-cell/>
          <table:table-cell table:formula="of:=MOD(280.46646+[.G90]*(36000.76983+[.G90]*0.0003032);360)" office:value-type="float" office:value="7.97858075579006">
            <text:p>7.98</text:p>
          </table:table-cell>
          <table:table-cell table:formula="of:=357.52911+[.G90]*(35999.05029-0.0001537*[.G90])" office:value-type="float" office:value="4044.86509571226">
            <text:p>4044.87</text:p>
          </table:table-cell>
          <table:table-cell table:formula="of:=0.016708634-[.G90]*(0.000042037+0.0001537*[.G90])" office:value-type="float" office:value="0.0167027156397553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90971057881545">
            <text:p>1.91</text:p>
          </table:table-cell>
          <table:table-cell table:formula="of:=[.I90]+[.L90]" office:value-type="float" office:value="9.88829133460551">
            <text:p>9.89</text:p>
          </table:table-cell>
          <table:table-cell table:formula="of:=[.J90]+[.L90]" office:value-type="float" office:value="4046.77480629108">
            <text:p>4046.77</text:p>
          </table:table-cell>
          <table:table-cell table:formula="of:=(1.000001018*(1-[.K90]*[.K90]))/(1+[.K90]*COS(RADIANS([.N90])))" office:value-type="float" office:value="0.998783476591145">
            <text:p>1</text:p>
          </table:table-cell>
          <table:table-cell table:formula="of:=[.M90]-0.00569-0.00478*SIN(RADIANS(125.04-1934.136*[.G90]))" office:value-type="float" office:value="9.8871742005955">
            <text:p>9.89</text:p>
          </table:table-cell>
          <table:table-cell table:formula="of:=23+(26+((21.448-[.G90]*(46.815+[.G90]*(0.00059-[.G90]*0.001813))))/60)/60" office:value-type="float" office:value="23.4379591100232">
            <text:p>23.44</text:p>
          </table:table-cell>
          <table:table-cell table:formula="of:=[.Q90]+0.00256*COS(RADIANS(125.04-1934.136*[.G90]))" office:value-type="float" office:value="23.4387045456256">
            <text:p>23.44</text:p>
          </table:table-cell>
          <table:table-cell table:formula="of:=DEGREES(ATAN2(COS(RADIANS([.R90]))*SIN(RADIANS([.P90]));COS(RADIANS([.P90]))))" office:value-type="float" office:value="80.9144530143019">
            <text:p>80.91</text:p>
          </table:table-cell>
          <table:table-cell table:formula="of:=DEGREES(ASIN(SIN(RADIANS([.R90]))*SIN(RADIANS([.P90]))))" office:value-type="float" office:value="3.91635850707893">
            <text:p>3.92</text:p>
          </table:table-cell>
          <table:table-cell table:formula="of:=TAN(RADIANS([.R90]/2))*TAN(RADIANS([.R90]/2))" office:value-type="float" office:value="0.0430323141644609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4.40936352532057">
            <text:p>-4.41</text:p>
          </table:table-cell>
          <table:table-cell table:formula="of:=DEGREES(ACOS(COS(RADIANS(90.833))/COS(RADIANS([.$B$2]))*COS(RADIANS([.T90]))-TAN(RADIANS([.$B$2]))*TAN(RADIANS([.T90]))))" office:value-type="float" office:value="94.7996572880619">
            <text:p>94.8</text:p>
          </table:table-cell>
          <table:table-cell table:style-name="ce7" table:formula="of:=(720-4*[.$B$3]-[.V90]+[.$B$4]*60)/1440" office:value-type="float" office:value="0.513812058003695">
            <text:p>12:19:53</text:p>
          </table:table-cell>
          <table:table-cell table:style-name="ce7" table:formula="of:=([.X90]*1440-[.W90]*4)/1440" office:value-type="float" office:value="0.250479676647967">
            <text:p>6:00:41</text:p>
          </table:table-cell>
          <table:table-cell table:style-name="ce7" table:formula="of:=([.X90]*1440+[.W90]*4)/1440" office:value-type="float" office:value="0.777144439359422">
            <text:p>18:39:05</text:p>
          </table:table-cell>
          <table:table-cell table:formula="of:=8*[.W90]" office:value-type="float" office:value="758.397258304495">
            <text:p>758.4</text:p>
          </table:table-cell>
          <table:table-cell table:formula="of:=MOD([.E90]*1440+[.V90]+4*[.$B$3]-60*[.$B$4];1440)" office:value-type="float" office:value="700.110636474679">
            <text:p>700.11</text:p>
          </table:table-cell>
          <table:table-cell table:formula="of:=IF([.AB90]/4&lt;0;[.AB90]/4+180;[.AB90]/4-180)" office:value-type="float" office:value="-4.97234088133015">
            <text:p>-4.97</text:p>
          </table:table-cell>
          <table:table-cell table:formula="of:=DEGREES(ACOS(SIN(RADIANS([.$B$2]))*SIN(RADIANS([.T90]))+COS(RADIANS([.$B$2]))*COS(RADIANS([.T90]))*COS(RADIANS([.AC90]))))" office:value-type="float" office:value="39.332525337345">
            <text:p>39.33</text:p>
          </table:table-cell>
          <table:table-cell table:formula="of:=90-[.AD90]" office:value-type="float" office:value="50.667474662655">
            <text:p>50.67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32141436359652">
            <text:p>0.01</text:p>
          </table:table-cell>
          <table:table-cell table:formula="of:=[.AE90]+[.AF90]" office:value-type="float" office:value="50.6806888062909">
            <text:p>50.68</text:p>
          </table:table-cell>
          <table:table-cell table:formula="of:=IF([.AC90]&gt;0;MOD(DEGREES(ACOS(((SIN(RADIANS([.$B$2]))*COS(RADIANS([.AD90])))-SIN(RADIANS([.T90])))/(COS(RADIANS([.$B$2]))*SIN(RADIANS([.AD90])))))+180;360);MOD(540-DEGREES(ACOS(((SIN(RADIANS([.$B$2]))*COS(RADIANS([.AD90])))-SIN(RADIANS([.T90])))/(COS(RADIANS([.$B$2]))*SIN(RADIANS([.AD90])))));360))" office:value-type="float" office:value="172.158649637257">
            <text:p>172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0]+1" office:value-type="date" office:date-value="2010-03-31">
            <text:p>3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1]+2415018.5+[.E91]-[.$B$4]/24" office:value-type="float" office:value="2455287.20833333">
            <text:p>2455287.21</text:p>
          </table:table-cell>
          <table:table-cell table:style-name="ce9" table:formula="of:=([.F91]-2451545)/36525" office:value-type="float" office:value="0.102456080310294">
            <text:p>0.10245608</text:p>
          </table:table-cell>
          <table:table-cell/>
          <table:table-cell table:formula="of:=MOD(280.46646+[.G91]*(36000.76983+[.G91]*0.0003032);360)" office:value-type="float" office:value="8.96422811765524">
            <text:p>8.96</text:p>
          </table:table-cell>
          <table:table-cell table:formula="of:=357.52911+[.G91]*(35999.05029-0.0001537*[.G91])" office:value-type="float" office:value="4045.85069599313">
            <text:p>4045.85</text:p>
          </table:table-cell>
          <table:table-cell table:formula="of:=0.016708634-[.G91]*(0.000042037+0.0001537*[.G91])" office:value-type="float" office:value="0.0167027136266741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91169316448205">
            <text:p>1.91</text:p>
          </table:table-cell>
          <table:table-cell table:formula="of:=[.I91]+[.L91]" office:value-type="float" office:value="10.8759212821373">
            <text:p>10.88</text:p>
          </table:table-cell>
          <table:table-cell table:formula="of:=[.J91]+[.L91]" office:value-type="float" office:value="4047.76238915761">
            <text:p>4047.76</text:p>
          </table:table-cell>
          <table:table-cell table:formula="of:=(1.000001018*(1-[.K91]*[.K91]))/(1+[.K91]*COS(RADIANS([.N91])))" office:value-type="float" office:value="0.999070506655651">
            <text:p>1</text:p>
          </table:table-cell>
          <table:table-cell table:formula="of:=[.M91]-0.00569-0.00478*SIN(RADIANS(125.04-1934.136*[.G91]))" office:value-type="float" office:value="10.8748054325628">
            <text:p>10.87</text:p>
          </table:table-cell>
          <table:table-cell table:formula="of:=23+(26+((21.448-[.G91]*(46.815+[.G91]*(0.00059-[.G91]*0.001813))))/60)/60" office:value-type="float" office:value="23.437958753988">
            <text:p>23.44</text:p>
          </table:table-cell>
          <table:table-cell table:formula="of:=[.Q91]+0.00256*COS(RADIANS(125.04-1934.136*[.G91]))" office:value-type="float" office:value="23.4387019258026">
            <text:p>23.44</text:p>
          </table:table-cell>
          <table:table-cell table:formula="of:=DEGREES(ATAN2(COS(RADIANS([.R91]))*SIN(RADIANS([.P91]));COS(RADIANS([.P91]))))" office:value-type="float" office:value="80.0036323028451">
            <text:p>80</text:p>
          </table:table-cell>
          <table:table-cell table:formula="of:=DEGREES(ASIN(SIN(RADIANS([.R91]))*SIN(RADIANS([.P91]))))" office:value-type="float" office:value="4.30376780256874">
            <text:p>4.3</text:p>
          </table:table-cell>
          <table:table-cell table:formula="of:=TAN(RADIANS([.R91]/2))*TAN(RADIANS([.R91]/2))" office:value-type="float" office:value="0.0430323042710876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4.11056055503023">
            <text:p>-4.11</text:p>
          </table:table-cell>
          <table:table-cell table:formula="of:=DEGREES(ACOS(COS(RADIANS(90.833))/COS(RADIANS([.$B$2]))*COS(RADIANS([.T91]))-TAN(RADIANS([.$B$2]))*TAN(RADIANS([.T91]))))" office:value-type="float" office:value="95.1636125613278">
            <text:p>95.16</text:p>
          </table:table-cell>
          <table:table-cell table:style-name="ce7" table:formula="of:=(720-4*[.$B$3]-[.V91]+[.$B$4]*60)/1440" office:value-type="float" office:value="0.513604555940993">
            <text:p>12:19:35</text:p>
          </table:table-cell>
          <table:table-cell table:style-name="ce7" table:formula="of:=([.X91]*1440-[.W91]*4)/1440" office:value-type="float" office:value="0.249261187715083">
            <text:p>5:58:56</text:p>
          </table:table-cell>
          <table:table-cell table:style-name="ce7" table:formula="of:=([.X91]*1440+[.W91]*4)/1440" office:value-type="float" office:value="0.777947924166904">
            <text:p>18:40:15</text:p>
          </table:table-cell>
          <table:table-cell table:formula="of:=8*[.W91]" office:value-type="float" office:value="761.308900490623">
            <text:p>761.31</text:p>
          </table:table-cell>
          <table:table-cell table:formula="of:=MOD([.E91]*1440+[.V91]+4*[.$B$3]-60*[.$B$4];1440)" office:value-type="float" office:value="700.40943944497">
            <text:p>700.41</text:p>
          </table:table-cell>
          <table:table-cell table:formula="of:=IF([.AB91]/4&lt;0;[.AB91]/4+180;[.AB91]/4-180)" office:value-type="float" office:value="-4.89764013875757">
            <text:p>-4.9</text:p>
          </table:table-cell>
          <table:table-cell table:formula="of:=DEGREES(ACOS(SIN(RADIANS([.$B$2]))*SIN(RADIANS([.T91]))+COS(RADIANS([.$B$2]))*COS(RADIANS([.T91]))*COS(RADIANS([.AC91]))))" office:value-type="float" office:value="38.9396184954637">
            <text:p>38.94</text:p>
          </table:table-cell>
          <table:table-cell table:formula="of:=90-[.AD91]" office:value-type="float" office:value="51.0603815045363">
            <text:p>51.06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30306268934858">
            <text:p>0.01</text:p>
          </table:table-cell>
          <table:table-cell table:formula="of:=[.AE91]+[.AF91]" office:value-type="float" office:value="51.0734121314298">
            <text:p>51.07</text:p>
          </table:table-cell>
          <table:table-cell table:formula="of:=IF([.AC91]&gt;0;MOD(DEGREES(ACOS(((SIN(RADIANS([.$B$2]))*COS(RADIANS([.AD91])))-SIN(RADIANS([.T91])))/(COS(RADIANS([.$B$2]))*SIN(RADIANS([.AD91])))))+180;360);MOD(540-DEGREES(ACOS(((SIN(RADIANS([.$B$2]))*COS(RADIANS([.AD91])))-SIN(RADIANS([.T91])))/(COS(RADIANS([.$B$2]))*SIN(RADIANS([.AD91])))));360))" office:value-type="float" office:value="172.214927636169">
            <text:p>172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1]+1" office:value-type="date" office:date-value="2010-04-01">
            <text:p>4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2]+2415018.5+[.E92]-[.$B$4]/24" office:value-type="float" office:value="2455288.20833333">
            <text:p>2455288.21</text:p>
          </table:table-cell>
          <table:table-cell table:style-name="ce9" table:formula="of:=([.F92]-2451545)/36525" office:value-type="float" office:value="0.102483458818165">
            <text:p>0.10248346</text:p>
          </table:table-cell>
          <table:table-cell/>
          <table:table-cell table:formula="of:=MOD(280.46646+[.G92]*(36000.76983+[.G92]*0.0003032);360)" office:value-type="float" office:value="9.94987547952087">
            <text:p>9.95</text:p>
          </table:table-cell>
          <table:table-cell table:formula="of:=357.52911+[.G92]*(35999.05029-0.0001537*[.G92])" office:value-type="float" office:value="4046.83629627399">
            <text:p>4046.84</text:p>
          </table:table-cell>
          <table:table-cell table:formula="of:=0.016708634-[.G92]*(0.000042037+0.0001537*[.G92])" office:value-type="float" office:value="0.0167027116133624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91310818698151">
            <text:p>1.91</text:p>
          </table:table-cell>
          <table:table-cell table:formula="of:=[.I92]+[.L92]" office:value-type="float" office:value="11.8629836665024">
            <text:p>11.86</text:p>
          </table:table-cell>
          <table:table-cell table:formula="of:=[.J92]+[.L92]" office:value-type="float" office:value="4048.74940446097">
            <text:p>4048.75</text:p>
          </table:table-cell>
          <table:table-cell table:formula="of:=(1.000001018*(1-[.K92]*[.K92]))/(1+[.K92]*COS(RADIANS([.N92])))" office:value-type="float" office:value="0.999357729972497">
            <text:p>1</text:p>
          </table:table-cell>
          <table:table-cell table:formula="of:=[.M92]-0.00569-0.00478*SIN(RADIANS(125.04-1934.136*[.G92]))" office:value-type="float" office:value="11.8618690974562">
            <text:p>11.86</text:p>
          </table:table-cell>
          <table:table-cell table:formula="of:=23+(26+((21.448-[.G92]*(46.815+[.G92]*(0.00059-[.G92]*0.001813))))/60)/60" office:value-type="float" office:value="23.4379583979528">
            <text:p>23.44</text:p>
          </table:table-cell>
          <table:table-cell table:formula="of:=[.Q92]+0.00256*COS(RADIANS(125.04-1934.136*[.G92]))" office:value-type="float" office:value="23.4386993053449">
            <text:p>23.44</text:p>
          </table:table-cell>
          <table:table-cell table:formula="of:=DEGREES(ATAN2(COS(RADIANS([.R92]))*SIN(RADIANS([.P92]));COS(RADIANS([.P92]))))" office:value-type="float" office:value="79.0924097023258">
            <text:p>79.09</text:p>
          </table:table-cell>
          <table:table-cell table:formula="of:=DEGREES(ASIN(SIN(RADIANS([.R92]))*SIN(RADIANS([.P92]))))" office:value-type="float" office:value="4.68987074169889">
            <text:p>4.69</text:p>
          </table:table-cell>
          <table:table-cell table:formula="of:=TAN(RADIANS([.R92]/2))*TAN(RADIANS([.R92]/2))" office:value-type="float" office:value="0.0430322943753182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81343201617222">
            <text:p>-3.81</text:p>
          </table:table-cell>
          <table:table-cell table:formula="of:=DEGREES(ACOS(COS(RADIANS(90.833))/COS(RADIANS([.$B$2]))*COS(RADIANS([.T92]))-TAN(RADIANS([.$B$2]))*TAN(RADIANS([.T92]))))" office:value-type="float" office:value="95.5268662010176">
            <text:p>95.53</text:p>
          </table:table-cell>
          <table:table-cell table:style-name="ce7" table:formula="of:=(720-4*[.$B$3]-[.V92]+[.$B$4]*60)/1440" office:value-type="float" office:value="0.513398216677897">
            <text:p>12:19:18</text:p>
          </table:table-cell>
          <table:table-cell table:style-name="ce7" table:formula="of:=([.X92]*1440-[.W92]*4)/1440" office:value-type="float" office:value="0.24804581056396">
            <text:p>5:57:11</text:p>
          </table:table-cell>
          <table:table-cell table:style-name="ce7" table:formula="of:=([.X92]*1440+[.W92]*4)/1440" office:value-type="float" office:value="0.778750622791835">
            <text:p>18:41:24</text:p>
          </table:table-cell>
          <table:table-cell table:formula="of:=8*[.W92]" office:value-type="float" office:value="764.214929608141">
            <text:p>764.21</text:p>
          </table:table-cell>
          <table:table-cell table:formula="of:=MOD([.E92]*1440+[.V92]+4*[.$B$3]-60*[.$B$4];1440)" office:value-type="float" office:value="700.706567983828">
            <text:p>700.71</text:p>
          </table:table-cell>
          <table:table-cell table:formula="of:=IF([.AB92]/4&lt;0;[.AB92]/4+180;[.AB92]/4-180)" office:value-type="float" office:value="-4.82335800404306">
            <text:p>-4.82</text:p>
          </table:table-cell>
          <table:table-cell table:formula="of:=DEGREES(ACOS(SIN(RADIANS([.$B$2]))*SIN(RADIANS([.T92]))+COS(RADIANS([.$B$2]))*COS(RADIANS([.T92]))*COS(RADIANS([.AC92]))))" office:value-type="float" office:value="38.5480805091622">
            <text:p>38.55</text:p>
          </table:table-cell>
          <table:table-cell table:formula="of:=90-[.AD92]" office:value-type="float" office:value="51.4519194908378">
            <text:p>51.45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128497496693044">
            <text:p>0.01</text:p>
          </table:table-cell>
          <table:table-cell table:formula="of:=[.AE92]+[.AF92]" office:value-type="float" office:value="51.4647692405071">
            <text:p>51.46</text:p>
          </table:table-cell>
          <table:table-cell table:formula="of:=IF([.AC92]&gt;0;MOD(DEGREES(ACOS(((SIN(RADIANS([.$B$2]))*COS(RADIANS([.AD92])))-SIN(RADIANS([.T92])))/(COS(RADIANS([.$B$2]))*SIN(RADIANS([.AD92])))))+180;360);MOD(540-DEGREES(ACOS(((SIN(RADIANS([.$B$2]))*COS(RADIANS([.AD92])))-SIN(RADIANS([.T92])))/(COS(RADIANS([.$B$2]))*SIN(RADIANS([.AD92])))));360))" office:value-type="float" office:value="172.271587428696">
            <text:p>17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2]+1" office:value-type="date" office:date-value="2010-04-02">
            <text:p>4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3]+2415018.5+[.E93]-[.$B$4]/24" office:value-type="float" office:value="2455289.20833333">
            <text:p>2455289.21</text:p>
          </table:table-cell>
          <table:table-cell table:style-name="ce9" table:formula="of:=([.F93]-2451545)/36525" office:value-type="float" office:value="0.102510837326037">
            <text:p>0.10251084</text:p>
          </table:table-cell>
          <table:table-cell/>
          <table:table-cell table:formula="of:=MOD(280.46646+[.G93]*(36000.76983+[.G93]*0.0003032);360)" office:value-type="float" office:value="10.935522841386">
            <text:p>10.94</text:p>
          </table:table-cell>
          <table:table-cell table:formula="of:=357.52911+[.G93]*(35999.05029-0.0001537*[.G93])" office:value-type="float" office:value="4047.82189655485">
            <text:p>4047.82</text:p>
          </table:table-cell>
          <table:table-cell table:formula="of:=0.016708634-[.G93]*(0.000042037+0.0001537*[.G93])" office:value-type="float" office:value="0.0167027095998204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91395583962771">
            <text:p>1.91</text:p>
          </table:table-cell>
          <table:table-cell table:formula="of:=[.I93]+[.L93]" office:value-type="float" office:value="12.8494786810138">
            <text:p>12.85</text:p>
          </table:table-cell>
          <table:table-cell table:formula="of:=[.J93]+[.L93]" office:value-type="float" office:value="4049.73585239448">
            <text:p>4049.74</text:p>
          </table:table-cell>
          <table:table-cell table:formula="of:=(1.000001018*(1-[.K93]*[.K93]))/(1+[.K93]*COS(RADIANS([.N93])))" office:value-type="float" office:value="0.999645061221701">
            <text:p>1</text:p>
          </table:table-cell>
          <table:table-cell table:formula="of:=[.M93]-0.00569-0.00478*SIN(RADIANS(125.04-1934.136*[.G93]))" office:value-type="float" office:value="12.8483653885877">
            <text:p>12.85</text:p>
          </table:table-cell>
          <table:table-cell table:formula="of:=23+(26+((21.448-[.G93]*(46.815+[.G93]*(0.00059-[.G93]*0.001813))))/60)/60" office:value-type="float" office:value="23.4379580419177">
            <text:p>23.44</text:p>
          </table:table-cell>
          <table:table-cell table:formula="of:=[.Q93]+0.00256*COS(RADIANS(125.04-1934.136*[.G93]))" office:value-type="float" office:value="23.4386966842542">
            <text:p>23.44</text:p>
          </table:table-cell>
          <table:table-cell table:formula="of:=DEGREES(ATAN2(COS(RADIANS([.R93]))*SIN(RADIANS([.P93]));COS(RADIANS([.P93]))))" office:value-type="float" office:value="78.1807052449511">
            <text:p>78.18</text:p>
          </table:table-cell>
          <table:table-cell table:formula="of:=DEGREES(ASIN(SIN(RADIANS([.R93]))*SIN(RADIANS([.P93]))))" office:value-type="float" office:value="5.07457049418181">
            <text:p>5.07</text:p>
          </table:table-cell>
          <table:table-cell table:formula="of:=TAN(RADIANS([.R93]/2))*TAN(RADIANS([.R93]/2))" office:value-type="float" office:value="0.0430322844771601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51829143710473">
            <text:p>-3.52</text:p>
          </table:table-cell>
          <table:table-cell table:formula="of:=DEGREES(ACOS(COS(RADIANS(90.833))/COS(RADIANS([.$B$2]))*COS(RADIANS([.T93]))-TAN(RADIANS([.$B$2]))*TAN(RADIANS([.T93]))))" office:value-type="float" office:value="95.8893705802608">
            <text:p>95.89</text:p>
          </table:table-cell>
          <table:table-cell table:style-name="ce7" table:formula="of:=(720-4*[.$B$3]-[.V93]+[.$B$4]*60)/1440" office:value-type="float" office:value="0.513193257942434">
            <text:p>12:19:00</text:p>
          </table:table-cell>
          <table:table-cell table:style-name="ce7" table:formula="of:=([.X93]*1440-[.W93]*4)/1440" office:value-type="float" office:value="0.246833895219487">
            <text:p>5:55:26</text:p>
          </table:table-cell>
          <table:table-cell table:style-name="ce7" table:formula="of:=([.X93]*1440+[.W93]*4)/1440" office:value-type="float" office:value="0.779552620665381">
            <text:p>18:42:33</text:p>
          </table:table-cell>
          <table:table-cell table:formula="of:=8*[.W93]" office:value-type="float" office:value="767.114964642086">
            <text:p>767.11</text:p>
          </table:table-cell>
          <table:table-cell table:formula="of:=MOD([.E93]*1440+[.V93]+4*[.$B$3]-60*[.$B$4];1440)" office:value-type="float" office:value="701.001708562895">
            <text:p>701</text:p>
          </table:table-cell>
          <table:table-cell table:formula="of:=IF([.AB93]/4&lt;0;[.AB93]/4+180;[.AB93]/4-180)" office:value-type="float" office:value="-4.74957285927619">
            <text:p>-4.75</text:p>
          </table:table-cell>
          <table:table-cell table:formula="of:=DEGREES(ACOS(SIN(RADIANS([.$B$2]))*SIN(RADIANS([.T93]))+COS(RADIANS([.$B$2]))*COS(RADIANS([.T93]))*COS(RADIANS([.AC93]))))" office:value-type="float" office:value="38.1580154572622">
            <text:p>38.16</text:p>
          </table:table-cell>
          <table:table-cell table:formula="of:=90-[.AD93]" office:value-type="float" office:value="51.8419845427378">
            <text:p>51.84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26714896073616">
            <text:p>0.01</text:p>
          </table:table-cell>
          <table:table-cell table:formula="of:=[.AE93]+[.AF93]" office:value-type="float" office:value="51.8546560323451">
            <text:p>51.85</text:p>
          </table:table-cell>
          <table:table-cell table:formula="of:=IF([.AC93]&gt;0;MOD(DEGREES(ACOS(((SIN(RADIANS([.$B$2]))*COS(RADIANS([.AD93])))-SIN(RADIANS([.T93])))/(COS(RADIANS([.$B$2]))*SIN(RADIANS([.AD93])))))+180;360);MOD(540-DEGREES(ACOS(((SIN(RADIANS([.$B$2]))*COS(RADIANS([.AD93])))-SIN(RADIANS([.T93])))/(COS(RADIANS([.$B$2]))*SIN(RADIANS([.AD93])))));360))" office:value-type="float" office:value="172.328519559387">
            <text:p>172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3]+1" office:value-type="date" office:date-value="2010-04-03">
            <text:p>4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4]+2415018.5+[.E94]-[.$B$4]/24" office:value-type="float" office:value="2455290.20833333">
            <text:p>2455290.21</text:p>
          </table:table-cell>
          <table:table-cell table:style-name="ce9" table:formula="of:=([.F94]-2451545)/36525" office:value-type="float" office:value="0.102538215833908">
            <text:p>0.10253822</text:p>
          </table:table-cell>
          <table:table-cell/>
          <table:table-cell table:formula="of:=MOD(280.46646+[.G94]*(36000.76983+[.G94]*0.0003032);360)" office:value-type="float" office:value="11.921170203253">
            <text:p>11.92</text:p>
          </table:table-cell>
          <table:table-cell table:formula="of:=357.52911+[.G94]*(35999.05029-0.0001537*[.G94])" office:value-type="float" office:value="4048.80749683571">
            <text:p>4048.81</text:p>
          </table:table-cell>
          <table:table-cell table:formula="of:=0.016708634-[.G94]*(0.000042037+0.0001537*[.G94])" office:value-type="float" office:value="0.0167027075860479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91423648413653">
            <text:p>1.91</text:p>
          </table:table-cell>
          <table:table-cell table:formula="of:=[.I94]+[.L94]" office:value-type="float" office:value="13.8354066873896">
            <text:p>13.84</text:p>
          </table:table-cell>
          <table:table-cell table:formula="of:=[.J94]+[.L94]" office:value-type="float" office:value="4050.72173331985">
            <text:p>4050.72</text:p>
          </table:table-cell>
          <table:table-cell table:formula="of:=(1.000001018*(1-[.K94]*[.K94]))/(1+[.K94]*COS(RADIANS([.N94])))" office:value-type="float" office:value="0.999932415198297">
            <text:p>1</text:p>
          </table:table-cell>
          <table:table-cell table:formula="of:=[.M94]-0.00569-0.00478*SIN(RADIANS(125.04-1934.136*[.G94]))" office:value-type="float" office:value="13.8342946676743">
            <text:p>13.83</text:p>
          </table:table-cell>
          <table:table-cell table:formula="of:=23+(26+((21.448-[.G94]*(46.815+[.G94]*(0.00059-[.G94]*0.001813))))/60)/60" office:value-type="float" office:value="23.4379576858825">
            <text:p>23.44</text:p>
          </table:table-cell>
          <table:table-cell table:formula="of:=[.Q94]+0.00256*COS(RADIANS(125.04-1934.136*[.G94]))" office:value-type="float" office:value="23.4386940625327">
            <text:p>23.44</text:p>
          </table:table-cell>
          <table:table-cell table:formula="of:=DEGREES(ATAN2(COS(RADIANS([.R94]))*SIN(RADIANS([.P94]));COS(RADIANS([.P94]))))" office:value-type="float" office:value="77.2684397491001">
            <text:p>77.27</text:p>
          </table:table-cell>
          <table:table-cell table:formula="of:=DEGREES(ASIN(SIN(RADIANS([.R94]))*SIN(RADIANS([.P94]))))" office:value-type="float" office:value="5.45777050508125">
            <text:p>5.46</text:p>
          </table:table-cell>
          <table:table-cell table:formula="of:=TAN(RADIANS([.R94]/2))*TAN(RADIANS([.R94]/2))" office:value-type="float" office:value="0.0430322745766207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22544910407567">
            <text:p>-3.23</text:p>
          </table:table-cell>
          <table:table-cell table:formula="of:=DEGREES(ACOS(COS(RADIANS(90.833))/COS(RADIANS([.$B$2]))*COS(RADIANS([.T94]))-TAN(RADIANS([.$B$2]))*TAN(RADIANS([.T94]))))" office:value-type="float" office:value="96.2510771055943">
            <text:p>96.25</text:p>
          </table:table-cell>
          <table:table-cell table:style-name="ce7" table:formula="of:=(720-4*[.$B$3]-[.V94]+[.$B$4]*60)/1440" office:value-type="float" office:value="0.512989895211164">
            <text:p>12:18:42</text:p>
          </table:table-cell>
          <table:table-cell table:style-name="ce7" table:formula="of:=([.X94]*1440-[.W94]*4)/1440" office:value-type="float" office:value="0.245625792140068">
            <text:p>5:53:42</text:p>
          </table:table-cell>
          <table:table-cell table:style-name="ce7" table:formula="of:=([.X94]*1440+[.W94]*4)/1440" office:value-type="float" office:value="0.780353998282259">
            <text:p>18:43:43</text:p>
          </table:table-cell>
          <table:table-cell table:formula="of:=8*[.W94]" office:value-type="float" office:value="770.008616844755">
            <text:p>770.01</text:p>
          </table:table-cell>
          <table:table-cell table:formula="of:=MOD([.E94]*1440+[.V94]+4*[.$B$3]-60*[.$B$4];1440)" office:value-type="float" office:value="701.294550895924">
            <text:p>701.29</text:p>
          </table:table-cell>
          <table:table-cell table:formula="of:=IF([.AB94]/4&lt;0;[.AB94]/4+180;[.AB94]/4-180)" office:value-type="float" office:value="-4.67636227601892">
            <text:p>-4.68</text:p>
          </table:table-cell>
          <table:table-cell table:formula="of:=DEGREES(ACOS(SIN(RADIANS([.$B$2]))*SIN(RADIANS([.T94]))+COS(RADIANS([.$B$2]))*COS(RADIANS([.T94]))*COS(RADIANS([.AC94]))))" office:value-type="float" office:value="37.7695268531716">
            <text:p>37.77</text:p>
          </table:table-cell>
          <table:table-cell table:formula="of:=90-[.AD94]" office:value-type="float" office:value="52.2304731468284">
            <text:p>52.23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24958245894176">
            <text:p>0.01</text:p>
          </table:table-cell>
          <table:table-cell table:formula="of:=[.AE94]+[.AF94]" office:value-type="float" office:value="52.2429689714178">
            <text:p>52.24</text:p>
          </table:table-cell>
          <table:table-cell table:formula="of:=IF([.AC94]&gt;0;MOD(DEGREES(ACOS(((SIN(RADIANS([.$B$2]))*COS(RADIANS([.AD94])))-SIN(RADIANS([.T94])))/(COS(RADIANS([.$B$2]))*SIN(RADIANS([.AD94])))))+180;360);MOD(540-DEGREES(ACOS(((SIN(RADIANS([.$B$2]))*COS(RADIANS([.AD94])))-SIN(RADIANS([.T94])))/(COS(RADIANS([.$B$2]))*SIN(RADIANS([.AD94])))));360))" office:value-type="float" office:value="172.385612067677">
            <text:p>172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4]+1" office:value-type="date" office:date-value="2010-04-04">
            <text:p>4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5]+2415018.5+[.E95]-[.$B$4]/24" office:value-type="float" office:value="2455291.20833333">
            <text:p>2455291.21</text:p>
          </table:table-cell>
          <table:table-cell table:style-name="ce9" table:formula="of:=([.F95]-2451545)/36525" office:value-type="float" office:value="0.102565594341779">
            <text:p>0.10256559</text:p>
          </table:table-cell>
          <table:table-cell/>
          <table:table-cell table:formula="of:=MOD(280.46646+[.G95]*(36000.76983+[.G95]*0.0003032);360)" office:value-type="float" office:value="12.90681756512">
            <text:p>12.91</text:p>
          </table:table-cell>
          <table:table-cell table:formula="of:=357.52911+[.G95]*(35999.05029-0.0001537*[.G95])" office:value-type="float" office:value="4049.79309711657">
            <text:p>4049.79</text:p>
          </table:table-cell>
          <table:table-cell table:formula="of:=0.016708634-[.G95]*(0.000042037+0.0001537*[.G95])" office:value-type="float" office:value="0.016702705572045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91395064978668">
            <text:p>1.91</text:p>
          </table:table-cell>
          <table:table-cell table:formula="of:=[.I95]+[.L95]" office:value-type="float" office:value="14.8207682149067">
            <text:p>14.82</text:p>
          </table:table-cell>
          <table:table-cell table:formula="of:=[.J95]+[.L95]" office:value-type="float" office:value="4051.70704776636">
            <text:p>4051.71</text:p>
          </table:table-cell>
          <table:table-cell table:formula="of:=(1.000001018*(1-[.K95]*[.K95]))/(1+[.K95]*COS(RADIANS([.N95])))" office:value-type="float" office:value="1.00021970683745">
            <text:p>1</text:p>
          </table:table-cell>
          <table:table-cell table:formula="of:=[.M95]-0.00569-0.00478*SIN(RADIANS(125.04-1934.136*[.G95]))" office:value-type="float" office:value="14.8196574639918">
            <text:p>14.82</text:p>
          </table:table-cell>
          <table:table-cell table:formula="of:=23+(26+((21.448-[.G95]*(46.815+[.G95]*(0.00059-[.G95]*0.001813))))/60)/60" office:value-type="float" office:value="23.4379573298473">
            <text:p>23.44</text:p>
          </table:table-cell>
          <table:table-cell table:formula="of:=[.Q95]+0.00256*COS(RADIANS(125.04-1934.136*[.G95]))" office:value-type="float" office:value="23.4386914401821">
            <text:p>23.44</text:p>
          </table:table-cell>
          <table:table-cell table:formula="of:=DEGREES(ATAN2(COS(RADIANS([.R95]))*SIN(RADIANS([.P95]));COS(RADIANS([.P95]))))" office:value-type="float" office:value="76.3555348746769">
            <text:p>76.36</text:p>
          </table:table-cell>
          <table:table-cell table:formula="of:=DEGREES(ASIN(SIN(RADIANS([.R95]))*SIN(RADIANS([.P95]))))" office:value-type="float" office:value="5.83937448624762">
            <text:p>5.84</text:p>
          </table:table-cell>
          <table:table-cell table:formula="of:=TAN(RADIANS([.R95]/2))*TAN(RADIANS([.R95]/2))" office:value-type="float" office:value="0.0430322646737072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2.9352118956016">
            <text:p>-2.94</text:p>
          </table:table-cell>
          <table:table-cell table:formula="of:=DEGREES(ACOS(COS(RADIANS(90.833))/COS(RADIANS([.$B$2]))*COS(RADIANS([.T95]))-TAN(RADIANS([.$B$2]))*TAN(RADIANS([.T95]))))" office:value-type="float" office:value="96.6119361219818">
            <text:p>96.61</text:p>
          </table:table-cell>
          <table:table-cell table:style-name="ce7" table:formula="of:=(720-4*[.$B$3]-[.V95]+[.$B$4]*60)/1440" office:value-type="float" office:value="0.512788341594168">
            <text:p>12:18:25</text:p>
          </table:table-cell>
          <table:table-cell table:style-name="ce7" table:formula="of:=([.X95]*1440-[.W95]*4)/1440" office:value-type="float" office:value="0.244421852366441">
            <text:p>5:51:58</text:p>
          </table:table-cell>
          <table:table-cell table:style-name="ce7" table:formula="of:=([.X95]*1440+[.W95]*4)/1440" office:value-type="float" office:value="0.781154830821895">
            <text:p>18:44:52</text:p>
          </table:table-cell>
          <table:table-cell table:formula="of:=8*[.W95]" office:value-type="float" office:value="772.895488975855">
            <text:p>772.9</text:p>
          </table:table-cell>
          <table:table-cell table:formula="of:=MOD([.E95]*1440+[.V95]+4*[.$B$3]-60*[.$B$4];1440)" office:value-type="float" office:value="701.584788104398">
            <text:p>701.58</text:p>
          </table:table-cell>
          <table:table-cell table:formula="of:=IF([.AB95]/4&lt;0;[.AB95]/4+180;[.AB95]/4-180)" office:value-type="float" office:value="-4.6038029739004">
            <text:p>-4.6</text:p>
          </table:table-cell>
          <table:table-cell table:formula="of:=DEGREES(ACOS(SIN(RADIANS([.$B$2]))*SIN(RADIANS([.T95]))+COS(RADIANS([.$B$2]))*COS(RADIANS([.T95]))*COS(RADIANS([.AC95]))))" office:value-type="float" office:value="37.3827176499173">
            <text:p>37.38</text:p>
          </table:table-cell>
          <table:table-cell table:formula="of:=90-[.AD95]" office:value-type="float" office:value="52.6172823500827">
            <text:p>52.62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23227327806112">
            <text:p>0.01</text:p>
          </table:table-cell>
          <table:table-cell table:formula="of:=[.AE95]+[.AF95]" office:value-type="float" office:value="52.6296050828633">
            <text:p>52.63</text:p>
          </table:table-cell>
          <table:table-cell table:formula="of:=IF([.AC95]&gt;0;MOD(DEGREES(ACOS(((SIN(RADIANS([.$B$2]))*COS(RADIANS([.AD95])))-SIN(RADIANS([.T95])))/(COS(RADIANS([.$B$2]))*SIN(RADIANS([.AD95])))))+180;360);MOD(540-DEGREES(ACOS(((SIN(RADIANS([.$B$2]))*COS(RADIANS([.AD95])))-SIN(RADIANS([.T95])))/(COS(RADIANS([.$B$2]))*SIN(RADIANS([.AD95])))));360))" office:value-type="float" office:value="172.442750482404">
            <text:p>172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5]+1" office:value-type="date" office:date-value="2010-04-05">
            <text:p>4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6]+2415018.5+[.E96]-[.$B$4]/24" office:value-type="float" office:value="2455292.20833333">
            <text:p>2455292.21</text:p>
          </table:table-cell>
          <table:table-cell table:style-name="ce9" table:formula="of:=([.F96]-2451545)/36525" office:value-type="float" office:value="0.102592972849651">
            <text:p>0.10259297</text:p>
          </table:table-cell>
          <table:table-cell/>
          <table:table-cell table:formula="of:=MOD(280.46646+[.G96]*(36000.76983+[.G96]*0.0003032);360)" office:value-type="float" office:value="13.8924649269866">
            <text:p>13.89</text:p>
          </table:table-cell>
          <table:table-cell table:formula="of:=357.52911+[.G96]*(35999.05029-0.0001537*[.G96])" office:value-type="float" office:value="4050.77869739744">
            <text:p>4050.78</text:p>
          </table:table-cell>
          <table:table-cell table:formula="of:=0.016708634-[.G96]*(0.000042037+0.0001537*[.G96])" office:value-type="float" office:value="0.0167027035578117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91309903253383">
            <text:p>1.91</text:p>
          </table:table-cell>
          <table:table-cell table:formula="of:=[.I96]+[.L96]" office:value-type="float" office:value="15.8055639595204">
            <text:p>15.81</text:p>
          </table:table-cell>
          <table:table-cell table:formula="of:=[.J96]+[.L96]" office:value-type="float" office:value="4052.69179642997">
            <text:p>4052.69</text:p>
          </table:table-cell>
          <table:table-cell table:formula="of:=(1.000001018*(1-[.K96]*[.K96]))/(1+[.K96]*COS(RADIANS([.N96])))" office:value-type="float" office:value="1.00050685123933">
            <text:p>1</text:p>
          </table:table-cell>
          <table:table-cell table:formula="of:=[.M96]-0.00569-0.00478*SIN(RADIANS(125.04-1934.136*[.G96]))" office:value-type="float" office:value="15.8044544734944">
            <text:p>15.8</text:p>
          </table:table-cell>
          <table:table-cell table:formula="of:=23+(26+((21.448-[.G96]*(46.815+[.G96]*(0.00059-[.G96]*0.001813))))/60)/60" office:value-type="float" office:value="23.4379569738122">
            <text:p>23.44</text:p>
          </table:table-cell>
          <table:table-cell table:formula="of:=[.Q96]+0.00256*COS(RADIANS(125.04-1934.136*[.G96]))" office:value-type="float" office:value="23.4386888172045">
            <text:p>23.44</text:p>
          </table:table-cell>
          <table:table-cell table:formula="of:=DEGREES(ATAN2(COS(RADIANS([.R96]))*SIN(RADIANS([.P96]));COS(RADIANS([.P96]))))" office:value-type="float" office:value="75.4419131789236">
            <text:p>75.44</text:p>
          </table:table-cell>
          <table:table-cell table:formula="of:=DEGREES(ASIN(SIN(RADIANS([.R96]))*SIN(RADIANS([.P96]))))" office:value-type="float" office:value="6.21928640842466">
            <text:p>6.22</text:p>
          </table:table-cell>
          <table:table-cell table:formula="of:=TAN(RADIANS([.R96]/2))*TAN(RADIANS([.R96]/2))" office:value-type="float" office:value="0.0430322547684269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2.64788311303376">
            <text:p>-2.65</text:p>
          </table:table-cell>
          <table:table-cell table:formula="of:=DEGREES(ACOS(COS(RADIANS(90.833))/COS(RADIANS([.$B$2]))*COS(RADIANS([.T96]))-TAN(RADIANS([.$B$2]))*TAN(RADIANS([.T96]))))" office:value-type="float" office:value="96.9718968189926">
            <text:p>96.97</text:p>
          </table:table-cell>
          <table:table-cell table:style-name="ce7" table:formula="of:=(720-4*[.$B$3]-[.V96]+[.$B$4]*60)/1440" office:value-type="float" office:value="0.512588807717384">
            <text:p>12:18:08</text:p>
          </table:table-cell>
          <table:table-cell table:style-name="ce7" table:formula="of:=([.X96]*1440-[.W96]*4)/1440" office:value-type="float" office:value="0.243222427664627">
            <text:p>5:50:14</text:p>
          </table:table-cell>
          <table:table-cell table:style-name="ce7" table:formula="of:=([.X96]*1440+[.W96]*4)/1440" office:value-type="float" office:value="0.781955187770142">
            <text:p>18:46:01</text:p>
          </table:table-cell>
          <table:table-cell table:formula="of:=8*[.W96]" office:value-type="float" office:value="775.775174551941">
            <text:p>775.78</text:p>
          </table:table-cell>
          <table:table-cell table:formula="of:=MOD([.E96]*1440+[.V96]+4*[.$B$3]-60*[.$B$4];1440)" office:value-type="float" office:value="701.872116886966">
            <text:p>701.87</text:p>
          </table:table-cell>
          <table:table-cell table:formula="of:=IF([.AB96]/4&lt;0;[.AB96]/4+180;[.AB96]/4-180)" office:value-type="float" office:value="-4.53197077825845">
            <text:p>-4.53</text:p>
          </table:table-cell>
          <table:table-cell table:formula="of:=DEGREES(ACOS(SIN(RADIANS([.$B$2]))*SIN(RADIANS([.T96]))+COS(RADIANS([.$B$2]))*COS(RADIANS([.T96]))*COS(RADIANS([.AC96]))))" office:value-type="float" office:value="36.9976902456628">
            <text:p>37</text:p>
          </table:table-cell>
          <table:table-cell table:formula="of:=90-[.AD96]" office:value-type="float" office:value="53.0023097543372">
            <text:p>53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21521926715344">
            <text:p>0.01</text:p>
          </table:table-cell>
          <table:table-cell table:formula="of:=[.AE96]+[.AF96]" office:value-type="float" office:value="53.0144619470088">
            <text:p>53.01</text:p>
          </table:table-cell>
          <table:table-cell table:formula="of:=IF([.AC96]&gt;0;MOD(DEGREES(ACOS(((SIN(RADIANS([.$B$2]))*COS(RADIANS([.AD96])))-SIN(RADIANS([.T96])))/(COS(RADIANS([.$B$2]))*SIN(RADIANS([.AD96])))))+180;360);MOD(540-DEGREES(ACOS(((SIN(RADIANS([.$B$2]))*COS(RADIANS([.AD96])))-SIN(RADIANS([.T96])))/(COS(RADIANS([.$B$2]))*SIN(RADIANS([.AD96])))));360))" office:value-type="float" office:value="172.49981782115">
            <text:p>172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6]+1" office:value-type="date" office:date-value="2010-04-06">
            <text:p>4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7]+2415018.5+[.E97]-[.$B$4]/24" office:value-type="float" office:value="2455293.20833333">
            <text:p>2455293.21</text:p>
          </table:table-cell>
          <table:table-cell table:style-name="ce9" table:formula="of:=([.F97]-2451545)/36525" office:value-type="float" office:value="0.102620351357522">
            <text:p>0.10262035</text:p>
          </table:table-cell>
          <table:table-cell/>
          <table:table-cell table:formula="of:=MOD(280.46646+[.G97]*(36000.76983+[.G97]*0.0003032);360)" office:value-type="float" office:value="14.8781122888549">
            <text:p>14.88</text:p>
          </table:table-cell>
          <table:table-cell table:formula="of:=357.52911+[.G97]*(35999.05029-0.0001537*[.G97])" office:value-type="float" office:value="4051.7642976783">
            <text:p>4051.76</text:p>
          </table:table-cell>
          <table:table-cell table:formula="of:=0.016708634-[.G97]*(0.000042037+0.0001537*[.G97])" office:value-type="float" office:value="0.016702701543348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9116824940793">
            <text:p>1.91</text:p>
          </table:table-cell>
          <table:table-cell table:formula="of:=[.I97]+[.L97]" office:value-type="float" office:value="16.7897947829342">
            <text:p>16.79</text:p>
          </table:table-cell>
          <table:table-cell table:formula="of:=[.J97]+[.L97]" office:value-type="float" office:value="4053.67598017238">
            <text:p>4053.68</text:p>
          </table:table-cell>
          <table:table-cell table:formula="of:=(1.000001018*(1-[.K97]*[.K97]))/(1+[.K97]*COS(RADIANS([.N97])))" office:value-type="float" office:value="1.00079376369382">
            <text:p>1</text:p>
          </table:table-cell>
          <table:table-cell table:formula="of:=[.M97]-0.00569-0.00478*SIN(RADIANS(125.04-1934.136*[.G97]))" office:value-type="float" office:value="16.7886865578846">
            <text:p>16.79</text:p>
          </table:table-cell>
          <table:table-cell table:formula="of:=23+(26+((21.448-[.G97]*(46.815+[.G97]*(0.00059-[.G97]*0.001813))))/60)/60" office:value-type="float" office:value="23.437956617777">
            <text:p>23.44</text:p>
          </table:table-cell>
          <table:table-cell table:formula="of:=[.Q97]+0.00256*COS(RADIANS(125.04-1934.136*[.G97]))" office:value-type="float" office:value="23.4386861936018">
            <text:p>23.44</text:p>
          </table:table-cell>
          <table:table-cell table:formula="of:=DEGREES(ATAN2(COS(RADIANS([.R97]))*SIN(RADIANS([.P97]));COS(RADIANS([.P97]))))" office:value-type="float" office:value="74.5274981727678">
            <text:p>74.53</text:p>
          </table:table-cell>
          <table:table-cell table:formula="of:=DEGREES(ASIN(SIN(RADIANS([.R97]))*SIN(RADIANS([.P97]))))" office:value-type="float" office:value="6.59741049408214">
            <text:p>6.6</text:p>
          </table:table-cell>
          <table:table-cell table:formula="of:=TAN(RADIANS([.R97]/2))*TAN(RADIANS([.R97]/2))" office:value-type="float" office:value="0.0430322448607872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2.36376230664243">
            <text:p>-2.36</text:p>
          </table:table-cell>
          <table:table-cell table:formula="of:=DEGREES(ACOS(COS(RADIANS(90.833))/COS(RADIANS([.$B$2]))*COS(RADIANS([.T97]))-TAN(RADIANS([.$B$2]))*TAN(RADIANS([.T97]))))" office:value-type="float" office:value="97.330907138218">
            <text:p>97.33</text:p>
          </table:table-cell>
          <table:table-cell table:style-name="ce7" table:formula="of:=(720-4*[.$B$3]-[.V97]+[.$B$4]*60)/1440" office:value-type="float" office:value="0.512391501601835">
            <text:p>12:17:51</text:p>
          </table:table-cell>
          <table:table-cell table:style-name="ce7" table:formula="of:=([.X97]*1440-[.W97]*4)/1440" office:value-type="float" office:value="0.242027870662341">
            <text:p>5:48:31</text:p>
          </table:table-cell>
          <table:table-cell table:style-name="ce7" table:formula="of:=([.X97]*1440+[.W97]*4)/1440" office:value-type="float" office:value="0.782755132541329">
            <text:p>18:47:10</text:p>
          </table:table-cell>
          <table:table-cell table:formula="of:=8*[.W97]" office:value-type="float" office:value="778.647257105744">
            <text:p>778.65</text:p>
          </table:table-cell>
          <table:table-cell table:formula="of:=MOD([.E97]*1440+[.V97]+4*[.$B$3]-60*[.$B$4];1440)" office:value-type="float" office:value="702.156237693358">
            <text:p>702.16</text:p>
          </table:table-cell>
          <table:table-cell table:formula="of:=IF([.AB97]/4&lt;0;[.AB97]/4+180;[.AB97]/4-180)" office:value-type="float" office:value="-4.46094057666062">
            <text:p>-4.46</text:p>
          </table:table-cell>
          <table:table-cell table:formula="of:=DEGREES(ACOS(SIN(RADIANS([.$B$2]))*SIN(RADIANS([.T97]))+COS(RADIANS([.$B$2]))*COS(RADIANS([.T97]))*COS(RADIANS([.AC97]))))" office:value-type="float" office:value="36.614546489667">
            <text:p>36.61</text:p>
          </table:table-cell>
          <table:table-cell table:formula="of:=90-[.AD97]" office:value-type="float" office:value="53.385453510333">
            <text:p>53.39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19841831170225">
            <text:p>0.01</text:p>
          </table:table-cell>
          <table:table-cell table:formula="of:=[.AE97]+[.AF97]" office:value-type="float" office:value="53.39743769345">
            <text:p>53.4</text:p>
          </table:table-cell>
          <table:table-cell table:formula="of:=IF([.AC97]&gt;0;MOD(DEGREES(ACOS(((SIN(RADIANS([.$B$2]))*COS(RADIANS([.AD97])))-SIN(RADIANS([.T97])))/(COS(RADIANS([.$B$2]))*SIN(RADIANS([.AD97])))))+180;360);MOD(540-DEGREES(ACOS(((SIN(RADIANS([.$B$2]))*COS(RADIANS([.AD97])))-SIN(RADIANS([.T97])))/(COS(RADIANS([.$B$2]))*SIN(RADIANS([.AD97])))));360))" office:value-type="float" office:value="172.556694595143">
            <text:p>172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7]+1" office:value-type="date" office:date-value="2010-04-07">
            <text:p>4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8]+2415018.5+[.E98]-[.$B$4]/24" office:value-type="float" office:value="2455294.20833333">
            <text:p>2455294.21</text:p>
          </table:table-cell>
          <table:table-cell table:style-name="ce9" table:formula="of:=([.F98]-2451545)/36525" office:value-type="float" office:value="0.102647729865393">
            <text:p>0.10264773</text:p>
          </table:table-cell>
          <table:table-cell/>
          <table:table-cell table:formula="of:=MOD(280.46646+[.G98]*(36000.76983+[.G98]*0.0003032);360)" office:value-type="float" office:value="15.8637596507233">
            <text:p>15.86</text:p>
          </table:table-cell>
          <table:table-cell table:formula="of:=357.52911+[.G98]*(35999.05029-0.0001537*[.G98])" office:value-type="float" office:value="4052.74989795916">
            <text:p>4052.75</text:p>
          </table:table-cell>
          <table:table-cell table:formula="of:=0.016708634-[.G98]*(0.000042037+0.0001537*[.G98])" office:value-type="float" office:value="0.0167026995286538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9097020608943">
            <text:p>1.91</text:p>
          </table:table-cell>
          <table:table-cell table:formula="of:=[.I98]+[.L98]" office:value-type="float" office:value="17.7734617116176">
            <text:p>17.77</text:p>
          </table:table-cell>
          <table:table-cell table:formula="of:=[.J98]+[.L98]" office:value-type="float" office:value="4054.65960002005">
            <text:p>4054.66</text:p>
          </table:table-cell>
          <table:table-cell table:formula="of:=(1.000001018*(1-[.K98]*[.K98]))/(1+[.K98]*COS(RADIANS([.N98])))" office:value-type="float" office:value="1.00108035970494">
            <text:p>1</text:p>
          </table:table-cell>
          <table:table-cell table:formula="of:=[.M98]-0.00569-0.00478*SIN(RADIANS(125.04-1934.136*[.G98]))" office:value-type="float" office:value="17.7723547436306">
            <text:p>17.77</text:p>
          </table:table-cell>
          <table:table-cell table:formula="of:=23+(26+((21.448-[.G98]*(46.815+[.G98]*(0.00059-[.G98]*0.001813))))/60)/60" office:value-type="float" office:value="23.4379562617418">
            <text:p>23.44</text:p>
          </table:table-cell>
          <table:table-cell table:formula="of:=[.Q98]+0.00256*COS(RADIANS(125.04-1934.136*[.G98]))" office:value-type="float" office:value="23.4386835693758">
            <text:p>23.44</text:p>
          </table:table-cell>
          <table:table-cell table:formula="of:=DEGREES(ATAN2(COS(RADIANS([.R98]))*SIN(RADIANS([.P98]));COS(RADIANS([.P98]))))" office:value-type="float" office:value="73.6122143777615">
            <text:p>73.61</text:p>
          </table:table-cell>
          <table:table-cell table:formula="of:=DEGREES(ASIN(SIN(RADIANS([.R98]))*SIN(RADIANS([.P98]))))" office:value-type="float" office:value="6.9736512110342">
            <text:p>6.97</text:p>
          </table:table-cell>
          <table:table-cell table:formula="of:=TAN(RADIANS([.R98]/2))*TAN(RADIANS([.R98]/2))" office:value-type="float" office:value="0.0430322349507953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2.08314509660247">
            <text:p>-2.08</text:p>
          </table:table-cell>
          <table:table-cell table:formula="of:=DEGREES(ACOS(COS(RADIANS(90.833))/COS(RADIANS([.$B$2]))*COS(RADIANS([.T98]))-TAN(RADIANS([.$B$2]))*TAN(RADIANS([.T98]))))" office:value-type="float" office:value="97.6889136820199">
            <text:p>97.69</text:p>
          </table:table-cell>
          <table:table-cell table:style-name="ce7" table:formula="of:=(720-4*[.$B$3]-[.V98]+[.$B$4]*60)/1440" office:value-type="float" office:value="0.512196628539307">
            <text:p>12:17:34</text:p>
          </table:table-cell>
          <table:table-cell table:style-name="ce7" table:formula="of:=([.X98]*1440-[.W98]*4)/1440" office:value-type="float" office:value="0.240838534978141">
            <text:p>5:46:48</text:p>
          </table:table-cell>
          <table:table-cell table:style-name="ce7" table:formula="of:=([.X98]*1440+[.W98]*4)/1440" office:value-type="float" office:value="0.783554722100474">
            <text:p>18:48:19</text:p>
          </table:table-cell>
          <table:table-cell table:formula="of:=8*[.W98]" office:value-type="float" office:value="781.511309456159">
            <text:p>781.51</text:p>
          </table:table-cell>
          <table:table-cell table:formula="of:=MOD([.E98]*1440+[.V98]+4*[.$B$3]-60*[.$B$4];1440)" office:value-type="float" office:value="702.436854903398">
            <text:p>702.44</text:p>
          </table:table-cell>
          <table:table-cell table:formula="of:=IF([.AB98]/4&lt;0;[.AB98]/4+180;[.AB98]/4-180)" office:value-type="float" office:value="-4.39078627415063">
            <text:p>-4.39</text:p>
          </table:table-cell>
          <table:table-cell table:formula="of:=DEGREES(ACOS(SIN(RADIANS([.$B$2]))*SIN(RADIANS([.T98]))+COS(RADIANS([.$B$2]))*COS(RADIANS([.T98]))*COS(RADIANS([.AC98]))))" office:value-type="float" office:value="36.2333876886346">
            <text:p>36.23</text:p>
          </table:table-cell>
          <table:table-cell table:formula="of:=90-[.AD98]" office:value-type="float" office:value="53.7666123113654">
            <text:p>53.77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18186833718477">
            <text:p>0.01</text:p>
          </table:table-cell>
          <table:table-cell table:formula="of:=[.AE98]+[.AF98]" office:value-type="float" office:value="53.7784309947372">
            <text:p>53.78</text:p>
          </table:table-cell>
          <table:table-cell table:formula="of:=IF([.AC98]&gt;0;MOD(DEGREES(ACOS(((SIN(RADIANS([.$B$2]))*COS(RADIANS([.AD98])))-SIN(RADIANS([.T98])))/(COS(RADIANS([.$B$2]))*SIN(RADIANS([.AD98])))))+180;360);MOD(540-DEGREES(ACOS(((SIN(RADIANS([.$B$2]))*COS(RADIANS([.AD98])))-SIN(RADIANS([.T98])))/(COS(RADIANS([.$B$2]))*SIN(RADIANS([.AD98])))));360))" office:value-type="float" office:value="172.613258820531">
            <text:p>172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8]+1" office:value-type="date" office:date-value="2010-04-08">
            <text:p>4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9]+2415018.5+[.E99]-[.$B$4]/24" office:value-type="float" office:value="2455295.20833333">
            <text:p>2455295.21</text:p>
          </table:table-cell>
          <table:table-cell table:style-name="ce9" table:formula="of:=([.F99]-2451545)/36525" office:value-type="float" office:value="0.102675108373265">
            <text:p>0.10267511</text:p>
          </table:table-cell>
          <table:table-cell/>
          <table:table-cell table:formula="of:=MOD(280.46646+[.G99]*(36000.76983+[.G99]*0.0003032);360)" office:value-type="float" office:value="16.8494070125921">
            <text:p>16.85</text:p>
          </table:table-cell>
          <table:table-cell table:formula="of:=357.52911+[.G99]*(35999.05029-0.0001537*[.G99])" office:value-type="float" office:value="4053.73549824002">
            <text:p>4053.74</text:p>
          </table:table-cell>
          <table:table-cell table:formula="of:=0.016708634-[.G99]*(0.000042037+0.0001537*[.G99])" office:value-type="float" office:value="0.0167026975137292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90715892320101">
            <text:p>1.91</text:p>
          </table:table-cell>
          <table:table-cell table:formula="of:=[.I99]+[.L99]" office:value-type="float" office:value="18.7565659357931">
            <text:p>18.76</text:p>
          </table:table-cell>
          <table:table-cell table:formula="of:=[.J99]+[.L99]" office:value-type="float" office:value="4055.64265716322">
            <text:p>4055.64</text:p>
          </table:table-cell>
          <table:table-cell table:formula="of:=(1.000001018*(1-[.K99]*[.K99]))/(1+[.K99]*COS(RADIANS([.N99])))" office:value-type="float" office:value="1.00136655501507">
            <text:p>1</text:p>
          </table:table-cell>
          <table:table-cell table:formula="of:=[.M99]-0.00569-0.00478*SIN(RADIANS(125.04-1934.136*[.G99]))" office:value-type="float" office:value="18.7554602209541">
            <text:p>18.76</text:p>
          </table:table-cell>
          <table:table-cell table:formula="of:=23+(26+((21.448-[.G99]*(46.815+[.G99]*(0.00059-[.G99]*0.001813))))/60)/60" office:value-type="float" office:value="23.4379559057067">
            <text:p>23.44</text:p>
          </table:table-cell>
          <table:table-cell table:formula="of:=[.Q99]+0.00256*COS(RADIANS(125.04-1934.136*[.G99]))" office:value-type="float" office:value="23.4386809445287">
            <text:p>23.44</text:p>
          </table:table-cell>
          <table:table-cell table:formula="of:=DEGREES(ATAN2(COS(RADIANS([.R99]))*SIN(RADIANS([.P99]));COS(RADIANS([.P99]))))" office:value-type="float" office:value="72.6959873836407">
            <text:p>72.7</text:p>
          </table:table-cell>
          <table:table-cell table:formula="of:=DEGREES(ASIN(SIN(RADIANS([.R99]))*SIN(RADIANS([.P99]))))" office:value-type="float" office:value="7.34791326691168">
            <text:p>7.35</text:p>
          </table:table-cell>
          <table:table-cell table:formula="of:=TAN(RADIANS([.R99]/2))*TAN(RADIANS([.R99]/2))" office:value-type="float" office:value="0.0430322250384586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.80632298831597">
            <text:p>-1.81</text:p>
          </table:table-cell>
          <table:table-cell table:formula="of:=DEGREES(ACOS(COS(RADIANS(90.833))/COS(RADIANS([.$B$2]))*COS(RADIANS([.T99]))-TAN(RADIANS([.$B$2]))*TAN(RADIANS([.T99]))))" office:value-type="float" office:value="98.0458616237266">
            <text:p>98.05</text:p>
          </table:table-cell>
          <table:table-cell table:style-name="ce7" table:formula="of:=(720-4*[.$B$3]-[.V99]+[.$B$4]*60)/1440" office:value-type="float" office:value="0.512004390964108">
            <text:p>12:17:17</text:p>
          </table:table-cell>
          <table:table-cell table:style-name="ce7" table:formula="of:=([.X99]*1440-[.W99]*4)/1440" office:value-type="float" office:value="0.239654775342646">
            <text:p>5:45:06</text:p>
          </table:table-cell>
          <table:table-cell table:style-name="ce7" table:formula="of:=([.X99]*1440+[.W99]*4)/1440" office:value-type="float" office:value="0.784354006585571">
            <text:p>18:49:28</text:p>
          </table:table-cell>
          <table:table-cell table:formula="of:=8*[.W99]" office:value-type="float" office:value="784.366892989813">
            <text:p>784.37</text:p>
          </table:table-cell>
          <table:table-cell table:formula="of:=MOD([.E99]*1440+[.V99]+4*[.$B$3]-60*[.$B$4];1440)" office:value-type="float" office:value="702.713677011684">
            <text:p>702.71</text:p>
          </table:table-cell>
          <table:table-cell table:formula="of:=IF([.AB99]/4&lt;0;[.AB99]/4+180;[.AB99]/4-180)" office:value-type="float" office:value="-4.321580747079">
            <text:p>-4.32</text:p>
          </table:table-cell>
          <table:table-cell table:formula="of:=DEGREES(ACOS(SIN(RADIANS([.$B$2]))*SIN(RADIANS([.T99]))+COS(RADIANS([.$B$2]))*COS(RADIANS([.T99]))*COS(RADIANS([.AC99]))))" office:value-type="float" office:value="35.854314613398">
            <text:p>35.85</text:p>
          </table:table-cell>
          <table:table-cell table:formula="of:=90-[.AD99]" office:value-type="float" office:value="54.145685386602">
            <text:p>54.15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16556731234894">
            <text:p>0.01</text:p>
          </table:table-cell>
          <table:table-cell table:formula="of:=[.AE99]+[.AF99]" office:value-type="float" office:value="54.1573410597255">
            <text:p>54.16</text:p>
          </table:table-cell>
          <table:table-cell table:formula="of:=IF([.AC99]&gt;0;MOD(DEGREES(ACOS(((SIN(RADIANS([.$B$2]))*COS(RADIANS([.AD99])))-SIN(RADIANS([.T99])))/(COS(RADIANS([.$B$2]))*SIN(RADIANS([.AD99])))))+180;360);MOD(540-DEGREES(ACOS(((SIN(RADIANS([.$B$2]))*COS(RADIANS([.AD99])))-SIN(RADIANS([.T99])))/(COS(RADIANS([.$B$2]))*SIN(RADIANS([.AD99])))));360))" office:value-type="float" office:value="172.669386036825">
            <text:p>172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9]+1" office:value-type="date" office:date-value="2010-04-09">
            <text:p>4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0]+2415018.5+[.E100]-[.$B$4]/24" office:value-type="float" office:value="2455296.20833333">
            <text:p>2455296.21</text:p>
          </table:table-cell>
          <table:table-cell table:style-name="ce9" table:formula="of:=([.F100]-2451545)/36525" office:value-type="float" office:value="0.102702486881136">
            <text:p>0.10270249</text:p>
          </table:table-cell>
          <table:table-cell/>
          <table:table-cell table:formula="of:=MOD(280.46646+[.G100]*(36000.76983+[.G100]*0.0003032);360)" office:value-type="float" office:value="17.8350543744614">
            <text:p>17.84</text:p>
          </table:table-cell>
          <table:table-cell table:formula="of:=357.52911+[.G100]*(35999.05029-0.0001537*[.G100])" office:value-type="float" office:value="4054.72109852088">
            <text:p>4054.72</text:p>
          </table:table-cell>
          <table:table-cell table:formula="of:=0.016708634-[.G100]*(0.000042037+0.0001537*[.G100])" office:value-type="float" office:value="0.0167026954985742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90405443391149">
            <text:p>1.9</text:p>
          </table:table-cell>
          <table:table-cell table:formula="of:=[.I100]+[.L100]" office:value-type="float" office:value="19.7391088083729">
            <text:p>19.74</text:p>
          </table:table-cell>
          <table:table-cell table:formula="of:=[.J100]+[.L100]" office:value-type="float" office:value="4056.62515295479">
            <text:p>4056.63</text:p>
          </table:table-cell>
          <table:table-cell table:formula="of:=(1.000001018*(1-[.K100]*[.K100]))/(1+[.K100]*COS(RADIANS([.N100])))" office:value-type="float" office:value="1.00165226562891">
            <text:p>1</text:p>
          </table:table-cell>
          <table:table-cell table:formula="of:=[.M100]-0.00569-0.00478*SIN(RADIANS(125.04-1934.136*[.G100]))" office:value-type="float" office:value="19.738004342766">
            <text:p>19.74</text:p>
          </table:table-cell>
          <table:table-cell table:formula="of:=23+(26+((21.448-[.G100]*(46.815+[.G100]*(0.00059-[.G100]*0.001813))))/60)/60" office:value-type="float" office:value="23.4379555496715">
            <text:p>23.44</text:p>
          </table:table-cell>
          <table:table-cell table:formula="of:=[.Q100]+0.00256*COS(RADIANS(125.04-1934.136*[.G100]))" office:value-type="float" office:value="23.4386783190622">
            <text:p>23.44</text:p>
          </table:table-cell>
          <table:table-cell table:formula="of:=DEGREES(ATAN2(COS(RADIANS([.R100]))*SIN(RADIANS([.P100]));COS(RADIANS([.P100]))))" office:value-type="float" office:value="71.7787439065668">
            <text:p>71.78</text:p>
          </table:table-cell>
          <table:table-cell table:formula="of:=DEGREES(ASIN(SIN(RADIANS([.R100]))*SIN(RADIANS([.P100]))))" office:value-type="float" office:value="7.72010160453978">
            <text:p>7.72</text:p>
          </table:table-cell>
          <table:table-cell table:formula="of:=TAN(RADIANS([.R100]/2))*TAN(RADIANS([.R100]/2))" office:value-type="float" office:value="0.0430322151237844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.53358318158464">
            <text:p>-1.53</text:p>
          </table:table-cell>
          <table:table-cell table:formula="of:=DEGREES(ACOS(COS(RADIANS(90.833))/COS(RADIANS([.$B$2]))*COS(RADIANS([.T100]))-TAN(RADIANS([.$B$2]))*TAN(RADIANS([.T100]))))" office:value-type="float" office:value="98.4016946193877">
            <text:p>98.4</text:p>
          </table:table-cell>
          <table:table-cell table:style-name="ce7" table:formula="of:=(720-4*[.$B$3]-[.V100]+[.$B$4]*60)/1440" office:value-type="float" office:value="0.511814988320545">
            <text:p>12:17:01</text:p>
          </table:table-cell>
          <table:table-cell table:style-name="ce7" table:formula="of:=([.X100]*1440-[.W100]*4)/1440" office:value-type="float" office:value="0.238476947711134">
            <text:p>5:43:24</text:p>
          </table:table-cell>
          <table:table-cell table:style-name="ce7" table:formula="of:=([.X100]*1440+[.W100]*4)/1440" office:value-type="float" office:value="0.785153028929955">
            <text:p>18:50:37</text:p>
          </table:table-cell>
          <table:table-cell table:formula="of:=8*[.W100]" office:value-type="float" office:value="787.213556955102">
            <text:p>787.21</text:p>
          </table:table-cell>
          <table:table-cell table:formula="of:=MOD([.E100]*1440+[.V100]+4*[.$B$3]-60*[.$B$4];1440)" office:value-type="float" office:value="702.986416818415">
            <text:p>702.99</text:p>
          </table:table-cell>
          <table:table-cell table:formula="of:=IF([.AB100]/4&lt;0;[.AB100]/4+180;[.AB100]/4-180)" office:value-type="float" office:value="-4.25339579539616">
            <text:p>-4.25</text:p>
          </table:table-cell>
          <table:table-cell table:formula="of:=DEGREES(ACOS(SIN(RADIANS([.$B$2]))*SIN(RADIANS([.T100]))+COS(RADIANS([.$B$2]))*COS(RADIANS([.T100]))*COS(RADIANS([.AC100]))))" office:value-type="float" office:value="35.4774275058866">
            <text:p>35.48</text:p>
          </table:table-cell>
          <table:table-cell table:formula="of:=90-[.AD100]" office:value-type="float" office:value="54.5225724941134">
            <text:p>54.52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14951325221541">
            <text:p>0.01</text:p>
          </table:table-cell>
          <table:table-cell table:formula="of:=[.AE100]+[.AF100]" office:value-type="float" office:value="54.5340676266356">
            <text:p>54.53</text:p>
          </table:table-cell>
          <table:table-cell table:formula="of:=IF([.AC100]&gt;0;MOD(DEGREES(ACOS(((SIN(RADIANS([.$B$2]))*COS(RADIANS([.AD100])))-SIN(RADIANS([.T100])))/(COS(RADIANS([.$B$2]))*SIN(RADIANS([.AD100])))))+180;360);MOD(540-DEGREES(ACOS(((SIN(RADIANS([.$B$2]))*COS(RADIANS([.AD100])))-SIN(RADIANS([.T100])))/(COS(RADIANS([.$B$2]))*SIN(RADIANS([.AD100])))));360))" office:value-type="float" office:value="172.724949333398">
            <text:p>172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0]+1" office:value-type="date" office:date-value="2010-04-10">
            <text:p>4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1]+2415018.5+[.E101]-[.$B$4]/24" office:value-type="float" office:value="2455297.20833333">
            <text:p>2455297.21</text:p>
          </table:table-cell>
          <table:table-cell table:style-name="ce9" table:formula="of:=([.F101]-2451545)/36525" office:value-type="float" office:value="0.102729865389007">
            <text:p>0.10272987</text:p>
          </table:table-cell>
          <table:table-cell/>
          <table:table-cell table:formula="of:=MOD(280.46646+[.G101]*(36000.76983+[.G101]*0.0003032);360)" office:value-type="float" office:value="18.8207017363311">
            <text:p>18.82</text:p>
          </table:table-cell>
          <table:table-cell table:formula="of:=357.52911+[.G101]*(35999.05029-0.0001537*[.G101])" office:value-type="float" office:value="4055.70669880174">
            <text:p>4055.71</text:p>
          </table:table-cell>
          <table:table-cell table:formula="of:=0.016708634-[.G101]*(0.000042037+0.0001537*[.G101])" office:value-type="float" office:value="0.0167026934831888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90039010752566">
            <text:p>1.9</text:p>
          </table:table-cell>
          <table:table-cell table:formula="of:=[.I101]+[.L101]" office:value-type="float" office:value="20.7210918438568">
            <text:p>20.72</text:p>
          </table:table-cell>
          <table:table-cell table:formula="of:=[.J101]+[.L101]" office:value-type="float" office:value="4057.60708890927">
            <text:p>4057.61</text:p>
          </table:table-cell>
          <table:table-cell table:formula="of:=(1.000001018*(1-[.K101]*[.K101]))/(1+[.K101]*COS(RADIANS([.N101])))" office:value-type="float" office:value="1.00193740783722">
            <text:p>1</text:p>
          </table:table-cell>
          <table:table-cell table:formula="of:=[.M101]-0.00569-0.00478*SIN(RADIANS(125.04-1934.136*[.G101]))" office:value-type="float" office:value="20.7199886235652">
            <text:p>20.72</text:p>
          </table:table-cell>
          <table:table-cell table:formula="of:=23+(26+((21.448-[.G101]*(46.815+[.G101]*(0.00059-[.G101]*0.001813))))/60)/60" office:value-type="float" office:value="23.4379551936363">
            <text:p>23.44</text:p>
          </table:table-cell>
          <table:table-cell table:formula="of:=[.Q101]+0.00256*COS(RADIANS(125.04-1934.136*[.G101]))" office:value-type="float" office:value="23.4386756929783">
            <text:p>23.44</text:p>
          </table:table-cell>
          <table:table-cell table:formula="of:=DEGREES(ATAN2(COS(RADIANS([.R101]))*SIN(RADIANS([.P101]));COS(RADIANS([.P101]))))" office:value-type="float" office:value="70.8604118480735">
            <text:p>70.86</text:p>
          </table:table-cell>
          <table:table-cell table:formula="of:=DEGREES(ASIN(SIN(RADIANS([.R101]))*SIN(RADIANS([.P101]))))" office:value-type="float" office:value="8.09012139828506">
            <text:p>8.09</text:p>
          </table:table-cell>
          <table:table-cell table:formula="of:=TAN(RADIANS([.R101]/2))*TAN(RADIANS([.R101]/2))" office:value-type="float" office:value="0.04303220520678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.26520837320304">
            <text:p>-1.27</text:p>
          </table:table-cell>
          <table:table-cell table:formula="of:=DEGREES(ACOS(COS(RADIANS(90.833))/COS(RADIANS([.$B$2]))*COS(RADIANS([.T101]))-TAN(RADIANS([.$B$2]))*TAN(RADIANS([.T101]))))" office:value-type="float" office:value="98.7563547212261">
            <text:p>98.76</text:p>
          </table:table-cell>
          <table:table-cell table:style-name="ce7" table:formula="of:=(720-4*[.$B$3]-[.V101]+[.$B$4]*60)/1440" office:value-type="float" office:value="0.511628616925835">
            <text:p>12:16:45</text:p>
          </table:table-cell>
          <table:table-cell table:style-name="ce7" table:formula="of:=([.X101]*1440-[.W101]*4)/1440" office:value-type="float" office:value="0.237305409366874">
            <text:p>5:41:43</text:p>
          </table:table-cell>
          <table:table-cell table:style-name="ce7" table:formula="of:=([.X101]*1440+[.W101]*4)/1440" office:value-type="float" office:value="0.785951824484797">
            <text:p>18:51:46</text:p>
          </table:table-cell>
          <table:table-cell table:formula="of:=8*[.W101]" office:value-type="float" office:value="790.050837769809">
            <text:p>790.05</text:p>
          </table:table-cell>
          <table:table-cell table:formula="of:=MOD([.E101]*1440+[.V101]+4*[.$B$3]-60*[.$B$4];1440)" office:value-type="float" office:value="703.254791626797">
            <text:p>703.25</text:p>
          </table:table-cell>
          <table:table-cell table:formula="of:=IF([.AB101]/4&lt;0;[.AB101]/4+180;[.AB101]/4-180)" office:value-type="float" office:value="-4.18630209330075">
            <text:p>-4.19</text:p>
          </table:table-cell>
          <table:table-cell table:formula="of:=DEGREES(ACOS(SIN(RADIANS([.$B$2]))*SIN(RADIANS([.T101]))+COS(RADIANS([.$B$2]))*COS(RADIANS([.T101]))*COS(RADIANS([.AC101]))))" office:value-type="float" office:value="35.1028260863268">
            <text:p>35.1</text:p>
          </table:table-cell>
          <table:table-cell table:formula="of:=90-[.AD101]" office:value-type="float" office:value="54.8971739136732">
            <text:p>54.9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13370422082016">
            <text:p>0.01</text:p>
          </table:table-cell>
          <table:table-cell table:formula="of:=[.AE101]+[.AF101]" office:value-type="float" office:value="54.9085109558814">
            <text:p>54.91</text:p>
          </table:table-cell>
          <table:table-cell table:formula="of:=IF([.AC101]&gt;0;MOD(DEGREES(ACOS(((SIN(RADIANS([.$B$2]))*COS(RADIANS([.AD101])))-SIN(RADIANS([.T101])))/(COS(RADIANS([.$B$2]))*SIN(RADIANS([.AD101])))))+180;360);MOD(540-DEGREES(ACOS(((SIN(RADIANS([.$B$2]))*COS(RADIANS([.AD101])))-SIN(RADIANS([.T101])))/(COS(RADIANS([.$B$2]))*SIN(RADIANS([.AD101])))));360))" office:value-type="float" office:value="172.779819384917">
            <text:p>172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1]+1" office:value-type="date" office:date-value="2010-04-11">
            <text:p>4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2]+2415018.5+[.E102]-[.$B$4]/24" office:value-type="float" office:value="2455298.20833333">
            <text:p>2455298.21</text:p>
          </table:table-cell>
          <table:table-cell table:style-name="ce9" table:formula="of:=([.F102]-2451545)/36525" office:value-type="float" office:value="0.102757243896879">
            <text:p>0.10275724</text:p>
          </table:table-cell>
          <table:table-cell/>
          <table:table-cell table:formula="of:=MOD(280.46646+[.G102]*(36000.76983+[.G102]*0.0003032);360)" office:value-type="float" office:value="19.8063490982013">
            <text:p>19.81</text:p>
          </table:table-cell>
          <table:table-cell table:formula="of:=357.52911+[.G102]*(35999.05029-0.0001537*[.G102])" office:value-type="float" office:value="4056.6922990826">
            <text:p>4056.69</text:p>
          </table:table-cell>
          <table:table-cell table:formula="of:=0.016708634-[.G102]*(0.000042037+0.0001537*[.G102])" office:value-type="float" office:value="0.016702691467573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8961676189895">
            <text:p>1.9</text:p>
          </table:table-cell>
          <table:table-cell table:formula="of:=[.I102]+[.L102]" office:value-type="float" office:value="21.7025167171908">
            <text:p>21.7</text:p>
          </table:table-cell>
          <table:table-cell table:formula="of:=[.J102]+[.L102]" office:value-type="float" office:value="4058.58846670159">
            <text:p>4058.59</text:p>
          </table:table-cell>
          <table:table-cell table:formula="of:=(1.000001018*(1-[.K102]*[.K102]))/(1+[.K102]*COS(RADIANS([.N102])))" office:value-type="float" office:value="1.00222189824031">
            <text:p>1</text:p>
          </table:table-cell>
          <table:table-cell table:formula="of:=[.M102]-0.00569-0.00478*SIN(RADIANS(125.04-1934.136*[.G102]))" office:value-type="float" office:value="21.7014147382966">
            <text:p>21.7</text:p>
          </table:table-cell>
          <table:table-cell table:formula="of:=23+(26+((21.448-[.G102]*(46.815+[.G102]*(0.00059-[.G102]*0.001813))))/60)/60" office:value-type="float" office:value="23.4379548376012">
            <text:p>23.44</text:p>
          </table:table-cell>
          <table:table-cell table:formula="of:=[.Q102]+0.00256*COS(RADIANS(125.04-1934.136*[.G102]))" office:value-type="float" office:value="23.438673066279">
            <text:p>23.44</text:p>
          </table:table-cell>
          <table:table-cell table:formula="of:=DEGREES(ATAN2(COS(RADIANS([.R102]))*SIN(RADIANS([.P102]));COS(RADIANS([.P102]))))" office:value-type="float" office:value="69.9409203547521">
            <text:p>69.94</text:p>
          </table:table-cell>
          <table:table-cell table:formula="of:=DEGREES(ASIN(SIN(RADIANS([.R102]))*SIN(RADIANS([.P102]))))" office:value-type="float" office:value="8.45787805142883">
            <text:p>8.46</text:p>
          </table:table-cell>
          <table:table-cell table:formula="of:=TAN(RADIANS([.R102]/2))*TAN(RADIANS([.R102]/2))" office:value-type="float" office:value="0.0430321952874528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1.00147655261929">
            <text:p>-1</text:p>
          </table:table-cell>
          <table:table-cell table:formula="of:=DEGREES(ACOS(COS(RADIANS(90.833))/COS(RADIANS([.$B$2]))*COS(RADIANS([.T102]))-TAN(RADIANS([.$B$2]))*TAN(RADIANS([.T102]))))" office:value-type="float" office:value="99.1097822929322">
            <text:p>99.11</text:p>
          </table:table-cell>
          <table:table-cell table:style-name="ce7" table:formula="of:=(720-4*[.$B$3]-[.V102]+[.$B$4]*60)/1440" office:value-type="float" office:value="0.511445469828208">
            <text:p>12:16:29</text:p>
          </table:table-cell>
          <table:table-cell table:style-name="ce7" table:formula="of:=([.X102]*1440-[.W102]*4)/1440" office:value-type="float" office:value="0.236140519014507">
            <text:p>5:40:03</text:p>
          </table:table-cell>
          <table:table-cell table:style-name="ce7" table:formula="of:=([.X102]*1440+[.W102]*4)/1440" office:value-type="float" office:value="0.786750420641909">
            <text:p>18:52:55</text:p>
          </table:table-cell>
          <table:table-cell table:formula="of:=8*[.W102]" office:value-type="float" office:value="792.878258343458">
            <text:p>792.88</text:p>
          </table:table-cell>
          <table:table-cell table:formula="of:=MOD([.E102]*1440+[.V102]+4*[.$B$3]-60*[.$B$4];1440)" office:value-type="float" office:value="703.518523447381">
            <text:p>703.52</text:p>
          </table:table-cell>
          <table:table-cell table:formula="of:=IF([.AB102]/4&lt;0;[.AB102]/4+180;[.AB102]/4-180)" office:value-type="float" office:value="-4.12036913815481">
            <text:p>-4.12</text:p>
          </table:table-cell>
          <table:table-cell table:formula="of:=DEGREES(ACOS(SIN(RADIANS([.$B$2]))*SIN(RADIANS([.T102]))+COS(RADIANS([.$B$2]))*COS(RADIANS([.T102]))*COS(RADIANS([.AC102]))))" office:value-type="float" office:value="34.7306095606164">
            <text:p>34.73</text:p>
          </table:table-cell>
          <table:table-cell table:formula="of:=90-[.AD102]" office:value-type="float" office:value="55.2693904393836">
            <text:p>55.27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111813833371272">
            <text:p>0.01</text:p>
          </table:table-cell>
          <table:table-cell table:formula="of:=[.AE102]+[.AF102]" office:value-type="float" office:value="55.2805718227208">
            <text:p>55.28</text:p>
          </table:table-cell>
          <table:table-cell table:formula="of:=IF([.AC102]&gt;0;MOD(DEGREES(ACOS(((SIN(RADIANS([.$B$2]))*COS(RADIANS([.AD102])))-SIN(RADIANS([.T102])))/(COS(RADIANS([.$B$2]))*SIN(RADIANS([.AD102])))))+180;360);MOD(540-DEGREES(ACOS(((SIN(RADIANS([.$B$2]))*COS(RADIANS([.AD102])))-SIN(RADIANS([.T102])))/(COS(RADIANS([.$B$2]))*SIN(RADIANS([.AD102])))));360))" office:value-type="float" office:value="172.833864496631">
            <text:p>172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2]+1" office:value-type="date" office:date-value="2010-04-12">
            <text:p>4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3]+2415018.5+[.E103]-[.$B$4]/24" office:value-type="float" office:value="2455299.20833333">
            <text:p>2455299.21</text:p>
          </table:table-cell>
          <table:table-cell table:style-name="ce9" table:formula="of:=([.F103]-2451545)/36525" office:value-type="float" office:value="0.10278462240475">
            <text:p>0.10278462</text:p>
          </table:table-cell>
          <table:table-cell/>
          <table:table-cell table:formula="of:=MOD(280.46646+[.G103]*(36000.76983+[.G103]*0.0003032);360)" office:value-type="float" office:value="20.791996460071">
            <text:p>20.79</text:p>
          </table:table-cell>
          <table:table-cell table:formula="of:=357.52911+[.G103]*(35999.05029-0.0001537*[.G103])" office:value-type="float" office:value="4057.67789936346">
            <text:p>4057.68</text:p>
          </table:table-cell>
          <table:table-cell table:formula="of:=0.016708634-[.G103]*(0.000042037+0.0001537*[.G103])" office:value-type="float" office:value="0.0167026894517267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89138880251448">
            <text:p>1.89</text:p>
          </table:table-cell>
          <table:table-cell table:formula="of:=[.I103]+[.L103]" office:value-type="float" office:value="22.6833852625855">
            <text:p>22.68</text:p>
          </table:table-cell>
          <table:table-cell table:formula="of:=[.J103]+[.L103]" office:value-type="float" office:value="4059.56928816597">
            <text:p>4059.57</text:p>
          </table:table-cell>
          <table:table-cell table:formula="of:=(1.000001018*(1-[.K103]*[.K103]))/(1+[.K103]*COS(RADIANS([.N103])))" office:value-type="float" office:value="1.00250565377128">
            <text:p>1</text:p>
          </table:table-cell>
          <table:table-cell table:formula="of:=[.M103]-0.00569-0.00478*SIN(RADIANS(125.04-1934.136*[.G103]))" office:value-type="float" office:value="22.6822845211696">
            <text:p>22.68</text:p>
          </table:table-cell>
          <table:table-cell table:formula="of:=23+(26+((21.448-[.G103]*(46.815+[.G103]*(0.00059-[.G103]*0.001813))))/60)/60" office:value-type="float" office:value="23.437954481566">
            <text:p>23.44</text:p>
          </table:table-cell>
          <table:table-cell table:formula="of:=[.Q103]+0.00256*COS(RADIANS(125.04-1934.136*[.G103]))" office:value-type="float" office:value="23.4386704389662">
            <text:p>23.44</text:p>
          </table:table-cell>
          <table:table-cell table:formula="of:=DEGREES(ATAN2(COS(RADIANS([.R103]))*SIN(RADIANS([.P103]));COS(RADIANS([.P103]))))" office:value-type="float" office:value="69.0201998786947">
            <text:p>69.02</text:p>
          </table:table-cell>
          <table:table-cell table:formula="of:=DEGREES(ASIN(SIN(RADIANS([.R103]))*SIN(RADIANS([.P103]))))" office:value-type="float" office:value="8.82327719462478">
            <text:p>8.82</text:p>
          </table:table-cell>
          <table:table-cell table:formula="of:=TAN(RADIANS([.R103]/2))*TAN(RADIANS([.R103]/2))" office:value-type="float" office:value="0.04303218536581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0.742660790383993">
            <text:p>-0.74</text:p>
          </table:table-cell>
          <table:table-cell table:formula="of:=DEGREES(ACOS(COS(RADIANS(90.833))/COS(RADIANS([.$B$2]))*COS(RADIANS([.T103]))-TAN(RADIANS([.$B$2]))*TAN(RADIANS([.T103]))))" office:value-type="float" office:value="99.4619159269619">
            <text:p>99.46</text:p>
          </table:table-cell>
          <table:table-cell table:style-name="ce7" table:formula="of:=(720-4*[.$B$3]-[.V103]+[.$B$4]*60)/1440" office:value-type="float" office:value="0.511265736659989">
            <text:p>12:16:13</text:p>
          </table:table-cell>
          <table:table-cell table:style-name="ce7" table:formula="of:=([.X103]*1440-[.W103]*4)/1440" office:value-type="float" office:value="0.234982636862873">
            <text:p>5:38:22</text:p>
          </table:table-cell>
          <table:table-cell table:style-name="ce7" table:formula="of:=([.X103]*1440+[.W103]*4)/1440" office:value-type="float" office:value="0.787548836457105">
            <text:p>18:54:04</text:p>
          </table:table-cell>
          <table:table-cell table:formula="of:=8*[.W103]" office:value-type="float" office:value="795.695327415695">
            <text:p>795.7</text:p>
          </table:table-cell>
          <table:table-cell table:formula="of:=MOD([.E103]*1440+[.V103]+4*[.$B$3]-60*[.$B$4];1440)" office:value-type="float" office:value="703.777339209616">
            <text:p>703.78</text:p>
          </table:table-cell>
          <table:table-cell table:formula="of:=IF([.AB103]/4&lt;0;[.AB103]/4+180;[.AB103]/4-180)" office:value-type="float" office:value="-4.055665197596">
            <text:p>-4.06</text:p>
          </table:table-cell>
          <table:table-cell table:formula="of:=DEGREES(ACOS(SIN(RADIANS([.$B$2]))*SIN(RADIANS([.T103]))+COS(RADIANS([.$B$2]))*COS(RADIANS([.T103]))*COS(RADIANS([.AC103]))))" office:value-type="float" office:value="34.3608766278177">
            <text:p>34.36</text:p>
          </table:table-cell>
          <table:table-cell table:formula="of:=90-[.AD103]" office:value-type="float" office:value="55.6391233721823">
            <text:p>55.64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110281376022404">
            <text:p>0.01</text:p>
          </table:table-cell>
          <table:table-cell table:formula="of:=[.AE103]+[.AF103]" office:value-type="float" office:value="55.6501515097845">
            <text:p>55.65</text:p>
          </table:table-cell>
          <table:table-cell table:formula="of:=IF([.AC103]&gt;0;MOD(DEGREES(ACOS(((SIN(RADIANS([.$B$2]))*COS(RADIANS([.AD103])))-SIN(RADIANS([.T103])))/(COS(RADIANS([.$B$2]))*SIN(RADIANS([.AD103])))))+180;360);MOD(540-DEGREES(ACOS(((SIN(RADIANS([.$B$2]))*COS(RADIANS([.AD103])))-SIN(RADIANS([.T103])))/(COS(RADIANS([.$B$2]))*SIN(RADIANS([.AD103])))));360))" office:value-type="float" office:value="172.886950660493">
            <text:p>172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3]+1" office:value-type="date" office:date-value="2010-04-13">
            <text:p>4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4]+2415018.5+[.E104]-[.$B$4]/24" office:value-type="float" office:value="2455300.20833333">
            <text:p>2455300.21</text:p>
          </table:table-cell>
          <table:table-cell table:style-name="ce9" table:formula="of:=([.F104]-2451545)/36525" office:value-type="float" office:value="0.102812000912621">
            <text:p>0.10281200</text:p>
          </table:table-cell>
          <table:table-cell/>
          <table:table-cell table:formula="of:=MOD(280.46646+[.G104]*(36000.76983+[.G104]*0.0003032);360)" office:value-type="float" office:value="21.7776438219416">
            <text:p>21.78</text:p>
          </table:table-cell>
          <table:table-cell table:formula="of:=357.52911+[.G104]*(35999.05029-0.0001537*[.G104])" office:value-type="float" office:value="4058.66349964432">
            <text:p>4058.66</text:p>
          </table:table-cell>
          <table:table-cell table:formula="of:=0.016708634-[.G104]*(0.000042037+0.0001537*[.G104])" office:value-type="float" office:value="0.01670268743565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88605565035946">
            <text:p>1.89</text:p>
          </table:table-cell>
          <table:table-cell table:formula="of:=[.I104]+[.L104]" office:value-type="float" office:value="23.6636994723011">
            <text:p>23.66</text:p>
          </table:table-cell>
          <table:table-cell table:formula="of:=[.J104]+[.L104]" office:value-type="float" office:value="4060.54955529468">
            <text:p>4060.55</text:p>
          </table:table-cell>
          <table:table-cell table:formula="of:=(1.000001018*(1-[.K104]*[.K104]))/(1+[.K104]*COS(RADIANS([.N104])))" office:value-type="float" office:value="1.00278859171897">
            <text:p>1</text:p>
          </table:table-cell>
          <table:table-cell table:formula="of:=[.M104]-0.00569-0.00478*SIN(RADIANS(125.04-1934.136*[.G104]))" office:value-type="float" office:value="23.6625999644436">
            <text:p>23.66</text:p>
          </table:table-cell>
          <table:table-cell table:formula="of:=23+(26+((21.448-[.G104]*(46.815+[.G104]*(0.00059-[.G104]*0.001813))))/60)/60" office:value-type="float" office:value="23.4379541255309">
            <text:p>23.44</text:p>
          </table:table-cell>
          <table:table-cell table:formula="of:=[.Q104]+0.00256*COS(RADIANS(125.04-1934.136*[.G104]))" office:value-type="float" office:value="23.4386678110419">
            <text:p>23.44</text:p>
          </table:table-cell>
          <table:table-cell table:formula="of:=DEGREES(ATAN2(COS(RADIANS([.R104]))*SIN(RADIANS([.P104]));COS(RADIANS([.P104]))))" office:value-type="float" office:value="68.0981822387051">
            <text:p>68.1</text:p>
          </table:table-cell>
          <table:table-cell table:formula="of:=DEGREES(ASIN(SIN(RADIANS([.R104]))*SIN(RADIANS([.P104]))))" office:value-type="float" office:value="9.18622468549989">
            <text:p>9.19</text:p>
          </table:table-cell>
          <table:table-cell table:formula="of:=TAN(RADIANS([.R104]/2))*TAN(RADIANS([.R104]/2))" office:value-type="float" office:value="0.043032175441859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0.489029019183476">
            <text:p>-0.49</text:p>
          </table:table-cell>
          <table:table-cell table:formula="of:=DEGREES(ACOS(COS(RADIANS(90.833))/COS(RADIANS([.$B$2]))*COS(RADIANS([.T104]))-TAN(RADIANS([.$B$2]))*TAN(RADIANS([.T104]))))" office:value-type="float" office:value="99.8126923640172">
            <text:p>99.81</text:p>
          </table:table-cell>
          <table:table-cell table:style-name="ce7" table:formula="of:=(720-4*[.$B$3]-[.V104]+[.$B$4]*60)/1440" office:value-type="float" office:value="0.511089603485544">
            <text:p>12:15:58</text:p>
          </table:table-cell>
          <table:table-cell table:style-name="ce7" table:formula="of:=([.X104]*1440-[.W104]*4)/1440" office:value-type="float" office:value="0.233832124696607">
            <text:p>5:36:43</text:p>
          </table:table-cell>
          <table:table-cell table:style-name="ce7" table:formula="of:=([.X104]*1440+[.W104]*4)/1440" office:value-type="float" office:value="0.788347082274481">
            <text:p>18:55:13</text:p>
          </table:table-cell>
          <table:table-cell table:formula="of:=8*[.W104]" office:value-type="float" office:value="798.501538912137">
            <text:p>798.5</text:p>
          </table:table-cell>
          <table:table-cell table:formula="of:=MOD([.E104]*1440+[.V104]+4*[.$B$3]-60*[.$B$4];1440)" office:value-type="float" office:value="704.030970980817">
            <text:p>704.03</text:p>
          </table:table-cell>
          <table:table-cell table:formula="of:=IF([.AB104]/4&lt;0;[.AB104]/4+180;[.AB104]/4-180)" office:value-type="float" office:value="-3.99225725479587">
            <text:p>-3.99</text:p>
          </table:table-cell>
          <table:table-cell table:formula="of:=DEGREES(ACOS(SIN(RADIANS([.$B$2]))*SIN(RADIANS([.T104]))+COS(RADIANS([.$B$2]))*COS(RADIANS([.T104]))*COS(RADIANS([.AC104]))))" office:value-type="float" office:value="33.9937254877065">
            <text:p>33.99</text:p>
          </table:table-cell>
          <table:table-cell table:formula="of:=90-[.AD104]" office:value-type="float" office:value="56.0062745122935">
            <text:p>56.01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108772872551709">
            <text:p>0.01</text:p>
          </table:table-cell>
          <table:table-cell table:formula="of:=[.AE104]+[.AF104]" office:value-type="float" office:value="56.0171517995486">
            <text:p>56.02</text:p>
          </table:table-cell>
          <table:table-cell table:formula="of:=IF([.AC104]&gt;0;MOD(DEGREES(ACOS(((SIN(RADIANS([.$B$2]))*COS(RADIANS([.AD104])))-SIN(RADIANS([.T104])))/(COS(RADIANS([.$B$2]))*SIN(RADIANS([.AD104])))))+180;360);MOD(540-DEGREES(ACOS(((SIN(RADIANS([.$B$2]))*COS(RADIANS([.AD104])))-SIN(RADIANS([.T104])))/(COS(RADIANS([.$B$2]))*SIN(RADIANS([.AD104])))));360))" office:value-type="float" office:value="172.938941623067">
            <text:p>172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4]+1" office:value-type="date" office:date-value="2010-04-14">
            <text:p>4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5]+2415018.5+[.E105]-[.$B$4]/24" office:value-type="float" office:value="2455301.20833333">
            <text:p>2455301.21</text:p>
          </table:table-cell>
          <table:table-cell table:style-name="ce9" table:formula="of:=([.F105]-2451545)/36525" office:value-type="float" office:value="0.102839379420492">
            <text:p>0.10283938</text:p>
          </table:table-cell>
          <table:table-cell/>
          <table:table-cell table:formula="of:=MOD(280.46646+[.G105]*(36000.76983+[.G105]*0.0003032);360)" office:value-type="float" office:value="22.7632911838132">
            <text:p>22.76</text:p>
          </table:table-cell>
          <table:table-cell table:formula="of:=357.52911+[.G105]*(35999.05029-0.0001537*[.G105])" office:value-type="float" office:value="4059.64909992518">
            <text:p>4059.65</text:p>
          </table:table-cell>
          <table:table-cell table:formula="of:=0.016708634-[.G105]*(0.000042037+0.0001537*[.G105])" office:value-type="float" office:value="0.0167026854193429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88017031157608">
            <text:p>1.88</text:p>
          </table:table-cell>
          <table:table-cell table:formula="of:=[.I105]+[.L105]" office:value-type="float" office:value="24.6434614953893">
            <text:p>24.64</text:p>
          </table:table-cell>
          <table:table-cell table:formula="of:=[.J105]+[.L105]" office:value-type="float" office:value="4061.52927023676">
            <text:p>4061.53</text:p>
          </table:table-cell>
          <table:table-cell table:formula="of:=(1.000001018*(1-[.K105]*[.K105]))/(1+[.K105]*COS(RADIANS([.N105])))" office:value-type="float" office:value="1.00307062975065">
            <text:p>1</text:p>
          </table:table-cell>
          <table:table-cell table:formula="of:=[.M105]-0.00569-0.00478*SIN(RADIANS(125.04-1934.136*[.G105]))" office:value-type="float" office:value="24.642363217169">
            <text:p>24.64</text:p>
          </table:table-cell>
          <table:table-cell table:formula="of:=23+(26+((21.448-[.G105]*(46.815+[.G105]*(0.00059-[.G105]*0.001813))))/60)/60" office:value-type="float" office:value="23.4379537694957">
            <text:p>23.44</text:p>
          </table:table-cell>
          <table:table-cell table:formula="of:=[.Q105]+0.00256*COS(RADIANS(125.04-1934.136*[.G105]))" office:value-type="float" office:value="23.4386651825079">
            <text:p>23.44</text:p>
          </table:table-cell>
          <table:table-cell table:formula="of:=DEGREES(ATAN2(COS(RADIANS([.R105]))*SIN(RADIANS([.P105]));COS(RADIANS([.P105]))))" office:value-type="float" office:value="67.1748006822926">
            <text:p>67.17</text:p>
          </table:table-cell>
          <table:table-cell table:formula="of:=DEGREES(ASIN(SIN(RADIANS([.R105]))*SIN(RADIANS([.P105]))))" office:value-type="float" office:value="9.54662660945066">
            <text:p>9.55</text:p>
          </table:table-cell>
          <table:table-cell table:formula="of:=TAN(RADIANS([.R105]/2))*TAN(RADIANS([.R105]/2))" office:value-type="float" office:value="0.0430321655156072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0.240843807336394">
            <text:p>-0.24</text:p>
          </table:table-cell>
          <table:table-cell table:formula="of:=DEGREES(ACOS(COS(RADIANS(90.833))/COS(RADIANS([.$B$2]))*COS(RADIANS([.T105]))-TAN(RADIANS([.$B$2]))*TAN(RADIANS([.T105]))))" office:value-type="float" office:value="100.162046414897">
            <text:p>100.16</text:p>
          </table:table-cell>
          <table:table-cell table:style-name="ce7" table:formula="of:=(720-4*[.$B$3]-[.V105]+[.$B$4]*60)/1440" office:value-type="float" office:value="0.510917252643984">
            <text:p>12:15:43</text:p>
          </table:table-cell>
          <table:table-cell table:style-name="ce7" table:formula="of:=([.X105]*1440-[.W105]*4)/1440" office:value-type="float" office:value="0.232689345935936">
            <text:p>5:35:04</text:p>
          </table:table-cell>
          <table:table-cell table:style-name="ce7" table:formula="of:=([.X105]*1440+[.W105]*4)/1440" office:value-type="float" office:value="0.789145159352031">
            <text:p>18:56:22</text:p>
          </table:table-cell>
          <table:table-cell table:formula="of:=8*[.W105]" office:value-type="float" office:value="801.296371319176">
            <text:p>801.3</text:p>
          </table:table-cell>
          <table:table-cell table:formula="of:=MOD([.E105]*1440+[.V105]+4*[.$B$3]-60*[.$B$4];1440)" office:value-type="float" office:value="704.279156192664">
            <text:p>704.28</text:p>
          </table:table-cell>
          <table:table-cell table:formula="of:=IF([.AB105]/4&lt;0;[.AB105]/4+180;[.AB105]/4-180)" office:value-type="float" office:value="-3.93021095183411">
            <text:p>-3.93</text:p>
          </table:table-cell>
          <table:table-cell table:formula="of:=DEGREES(ACOS(SIN(RADIANS([.$B$2]))*SIN(RADIANS([.T105]))+COS(RADIANS([.$B$2]))*COS(RADIANS([.T105]))*COS(RADIANS([.AC105]))))" office:value-type="float" office:value="33.6292538483165">
            <text:p>33.63</text:p>
          </table:table-cell>
          <table:table-cell table:formula="of:=90-[.AD105]" office:value-type="float" office:value="56.3707461516835">
            <text:p>56.37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107288151243255">
            <text:p>0.01</text:p>
          </table:table-cell>
          <table:table-cell table:formula="of:=[.AE105]+[.AF105]" office:value-type="float" office:value="56.3814749668079">
            <text:p>56.38</text:p>
          </table:table-cell>
          <table:table-cell table:formula="of:=IF([.AC105]&gt;0;MOD(DEGREES(ACOS(((SIN(RADIANS([.$B$2]))*COS(RADIANS([.AD105])))-SIN(RADIANS([.T105])))/(COS(RADIANS([.$B$2]))*SIN(RADIANS([.AD105])))))+180;360);MOD(540-DEGREES(ACOS(((SIN(RADIANS([.$B$2]))*COS(RADIANS([.AD105])))-SIN(RADIANS([.T105])))/(COS(RADIANS([.$B$2]))*SIN(RADIANS([.AD105])))));360))" office:value-type="float" office:value="172.989698966263">
            <text:p>172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5]+1" office:value-type="date" office:date-value="2010-04-15">
            <text:p>4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6]+2415018.5+[.E106]-[.$B$4]/24" office:value-type="float" office:value="2455302.20833333">
            <text:p>2455302.21</text:p>
          </table:table-cell>
          <table:table-cell table:style-name="ce9" table:formula="of:=([.F106]-2451545)/36525" office:value-type="float" office:value="0.102866757928364">
            <text:p>0.10286676</text:p>
          </table:table-cell>
          <table:table-cell/>
          <table:table-cell table:formula="of:=MOD(280.46646+[.G106]*(36000.76983+[.G106]*0.0003032);360)" office:value-type="float" office:value="23.7489385456852">
            <text:p>23.75</text:p>
          </table:table-cell>
          <table:table-cell table:formula="of:=357.52911+[.G106]*(35999.05029-0.0001537*[.G106])" office:value-type="float" office:value="4060.63470020604">
            <text:p>4060.63</text:p>
          </table:table-cell>
          <table:table-cell table:formula="of:=0.016708634-[.G106]*(0.000042037+0.0001537*[.G106])" office:value-type="float" office:value="0.0167026834028054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87373509071888">
            <text:p>1.87</text:p>
          </table:table-cell>
          <table:table-cell table:formula="of:=[.I106]+[.L106]" office:value-type="float" office:value="25.6226736364041">
            <text:p>25.62</text:p>
          </table:table-cell>
          <table:table-cell table:formula="of:=[.J106]+[.L106]" office:value-type="float" office:value="4062.50843529676">
            <text:p>4062.51</text:p>
          </table:table-cell>
          <table:table-cell table:formula="of:=(1.000001018*(1-[.K106]*[.K106]))/(1+[.K106]*COS(RADIANS([.N106])))" office:value-type="float" office:value="1.00335168593455">
            <text:p>1</text:p>
          </table:table-cell>
          <table:table-cell table:formula="of:=[.M106]-0.00569-0.00478*SIN(RADIANS(125.04-1934.136*[.G106]))" office:value-type="float" office:value="25.6215765838989">
            <text:p>25.62</text:p>
          </table:table-cell>
          <table:table-cell table:formula="of:=23+(26+((21.448-[.G106]*(46.815+[.G106]*(0.00059-[.G106]*0.001813))))/60)/60" office:value-type="float" office:value="23.4379534134605">
            <text:p>23.44</text:p>
          </table:table-cell>
          <table:table-cell table:formula="of:=[.Q106]+0.00256*COS(RADIANS(125.04-1934.136*[.G106]))" office:value-type="float" office:value="23.4386625533663">
            <text:p>23.44</text:p>
          </table:table-cell>
          <table:table-cell table:formula="of:=DEGREES(ATAN2(COS(RADIANS([.R106]))*SIN(RADIANS([.P106]));COS(RADIANS([.P106]))))" office:value-type="float" office:value="66.2499899484341">
            <text:p>66.25</text:p>
          </table:table-cell>
          <table:table-cell table:formula="of:=DEGREES(ASIN(SIN(RADIANS([.R106]))*SIN(RADIANS([.P106]))))" office:value-type="float" office:value="9.90438928169444">
            <text:p>9.9</text:p>
          </table:table-cell>
          <table:table-cell table:formula="of:=TAN(RADIANS([.R106]/2))*TAN(RADIANS([.R106]/2))" office:value-type="float" office:value="0.0430321555870618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00163787529142442">
            <text:p>0</text:p>
          </table:table-cell>
          <table:table-cell table:formula="of:=DEGREES(ACOS(COS(RADIANS(90.833))/COS(RADIANS([.$B$2]))*COS(RADIANS([.T106]))-TAN(RADIANS([.$B$2]))*TAN(RADIANS([.T106]))))" office:value-type="float" office:value="100.509910884931">
            <text:p>100.51</text:p>
          </table:table-cell>
          <table:table-cell table:style-name="ce7" table:formula="of:=(720-4*[.$B$3]-[.V106]+[.$B$4]*60)/1440" office:value-type="float" office:value="0.510748862586603">
            <text:p>12:15:29</text:p>
          </table:table-cell>
          <table:table-cell table:style-name="ce7" table:formula="of:=([.X106]*1440-[.W106]*4)/1440" office:value-type="float" office:value="0.231554665684017">
            <text:p>5:33:26</text:p>
          </table:table-cell>
          <table:table-cell table:style-name="ce7" table:formula="of:=([.X106]*1440+[.W106]*4)/1440" office:value-type="float" office:value="0.789943059489189">
            <text:p>18:57:31</text:p>
          </table:table-cell>
          <table:table-cell table:formula="of:=8*[.W106]" office:value-type="float" office:value="804.079287079448">
            <text:p>804.08</text:p>
          </table:table-cell>
          <table:table-cell table:formula="of:=MOD([.E106]*1440+[.V106]+4*[.$B$3]-60*[.$B$4];1440)" office:value-type="float" office:value="704.521637875291">
            <text:p>704.52</text:p>
          </table:table-cell>
          <table:table-cell table:formula="of:=IF([.AB106]/4&lt;0;[.AB106]/4+180;[.AB106]/4-180)" office:value-type="float" office:value="-3.86959053117715">
            <text:p>-3.87</text:p>
          </table:table-cell>
          <table:table-cell table:formula="of:=DEGREES(ACOS(SIN(RADIANS([.$B$2]))*SIN(RADIANS([.T106]))+COS(RADIANS([.$B$2]))*COS(RADIANS([.T106]))*COS(RADIANS([.AC106]))))" office:value-type="float" office:value="33.2675589334063">
            <text:p>33.27</text:p>
          </table:table-cell>
          <table:table-cell table:formula="of:=90-[.AD106]" office:value-type="float" office:value="56.7324410665937">
            <text:p>56.73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105827046314068">
            <text:p>0.01</text:p>
          </table:table-cell>
          <table:table-cell table:formula="of:=[.AE106]+[.AF106]" office:value-type="float" office:value="56.7430237712251">
            <text:p>56.74</text:p>
          </table:table-cell>
          <table:table-cell table:formula="of:=IF([.AC106]&gt;0;MOD(DEGREES(ACOS(((SIN(RADIANS([.$B$2]))*COS(RADIANS([.AD106])))-SIN(RADIANS([.T106])))/(COS(RADIANS([.$B$2]))*SIN(RADIANS([.AD106])))))+180;360);MOD(540-DEGREES(ACOS(((SIN(RADIANS([.$B$2]))*COS(RADIANS([.AD106])))-SIN(RADIANS([.T106])))/(COS(RADIANS([.$B$2]))*SIN(RADIANS([.AD106])))));360))" office:value-type="float" office:value="173.039082201923">
            <text:p>173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6]+1" office:value-type="date" office:date-value="2010-04-16">
            <text:p>4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7]+2415018.5+[.E107]-[.$B$4]/24" office:value-type="float" office:value="2455303.20833333">
            <text:p>2455303.21</text:p>
          </table:table-cell>
          <table:table-cell table:style-name="ce9" table:formula="of:=([.F107]-2451545)/36525" office:value-type="float" office:value="0.102894136436235">
            <text:p>0.10289414</text:p>
          </table:table-cell>
          <table:table-cell/>
          <table:table-cell table:formula="of:=MOD(280.46646+[.G107]*(36000.76983+[.G107]*0.0003032);360)" office:value-type="float" office:value="24.7345859075576">
            <text:p>24.73</text:p>
          </table:table-cell>
          <table:table-cell table:formula="of:=357.52911+[.G107]*(35999.05029-0.0001537*[.G107])" office:value-type="float" office:value="4061.6203004869">
            <text:p>4061.62</text:p>
          </table:table-cell>
          <table:table-cell table:formula="of:=0.016708634-[.G107]*(0.000042037+0.0001537*[.G107])" office:value-type="float" office:value="0.0167026813860374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86675244652109">
            <text:p>1.87</text:p>
          </table:table-cell>
          <table:table-cell table:formula="of:=[.I107]+[.L107]" office:value-type="float" office:value="26.6013383540787">
            <text:p>26.6</text:p>
          </table:table-cell>
          <table:table-cell table:formula="of:=[.J107]+[.L107]" office:value-type="float" office:value="4063.48705293342">
            <text:p>4063.49</text:p>
          </table:table-cell>
          <table:table-cell table:formula="of:=(1.000001018*(1-[.K107]*[.K107]))/(1+[.K107]*COS(RADIANS([.N107])))" office:value-type="float" office:value="1.00363167876193">
            <text:p>1</text:p>
          </table:table-cell>
          <table:table-cell table:formula="of:=[.M107]-0.00569-0.00478*SIN(RADIANS(125.04-1934.136*[.G107]))" office:value-type="float" office:value="26.6002425233655">
            <text:p>26.6</text:p>
          </table:table-cell>
          <table:table-cell table:formula="of:=23+(26+((21.448-[.G107]*(46.815+[.G107]*(0.00059-[.G107]*0.001813))))/60)/60" office:value-type="float" office:value="23.4379530574254">
            <text:p>23.44</text:p>
          </table:table-cell>
          <table:table-cell table:formula="of:=[.Q107]+0.00256*COS(RADIANS(125.04-1934.136*[.G107]))" office:value-type="float" office:value="23.4386599236189">
            <text:p>23.44</text:p>
          </table:table-cell>
          <table:table-cell table:formula="of:=DEGREES(ATAN2(COS(RADIANS([.R107]))*SIN(RADIANS([.P107]));COS(RADIANS([.P107]))))" office:value-type="float" office:value="65.3236863310981">
            <text:p>65.32</text:p>
          </table:table-cell>
          <table:table-cell table:formula="of:=DEGREES(ASIN(SIN(RADIANS([.R107]))*SIN(RADIANS([.P107]))))" office:value-type="float" office:value="10.2594192506282">
            <text:p>10.26</text:p>
          </table:table-cell>
          <table:table-cell table:formula="of:=TAN(RADIANS([.R107]/2))*TAN(RADIANS([.R107]/2))" office:value-type="float" office:value="0.0430321456562302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238164898913507">
            <text:p>0.24</text:p>
          </table:table-cell>
          <table:table-cell table:formula="of:=DEGREES(ACOS(COS(RADIANS(90.833))/COS(RADIANS([.$B$2]))*COS(RADIANS([.T107]))-TAN(RADIANS([.$B$2]))*TAN(RADIANS([.T107]))))" office:value-type="float" office:value="100.85621650122">
            <text:p>100.86</text:p>
          </table:table-cell>
          <table:table-cell table:style-name="ce7" table:formula="of:=(720-4*[.$B$3]-[.V107]+[.$B$4]*60)/1440" office:value-type="float" office:value="0.510584607709088">
            <text:p>12:15:15</text:p>
          </table:table-cell>
          <table:table-cell table:style-name="ce7" table:formula="of:=([.X107]*1440-[.W107]*4)/1440" office:value-type="float" office:value="0.230428450761255">
            <text:p>5:31:49</text:p>
          </table:table-cell>
          <table:table-cell table:style-name="ce7" table:formula="of:=([.X107]*1440+[.W107]*4)/1440" office:value-type="float" office:value="0.79074076465692">
            <text:p>18:58:40</text:p>
          </table:table-cell>
          <table:table-cell table:formula="of:=8*[.W107]" office:value-type="float" office:value="806.849732009758">
            <text:p>806.85</text:p>
          </table:table-cell>
          <table:table-cell table:formula="of:=MOD([.E107]*1440+[.V107]+4*[.$B$3]-60*[.$B$4];1440)" office:value-type="float" office:value="704.758164898913">
            <text:p>704.76</text:p>
          </table:table-cell>
          <table:table-cell table:formula="of:=IF([.AB107]/4&lt;0;[.AB107]/4+180;[.AB107]/4-180)" office:value-type="float" office:value="-3.81045877527163">
            <text:p>-3.81</text:p>
          </table:table-cell>
          <table:table-cell table:formula="of:=DEGREES(ACOS(SIN(RADIANS([.$B$2]))*SIN(RADIANS([.T107]))+COS(RADIANS([.$B$2]))*COS(RADIANS([.T107]))*COS(RADIANS([.AC107]))))" office:value-type="float" office:value="32.9087374897794">
            <text:p>32.91</text:p>
          </table:table-cell>
          <table:table-cell table:formula="of:=90-[.AD107]" office:value-type="float" office:value="57.0912625102206">
            <text:p>57.09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104389398060996">
            <text:p>0.01</text:p>
          </table:table-cell>
          <table:table-cell table:formula="of:=[.AE107]+[.AF107]" office:value-type="float" office:value="57.1017014500267">
            <text:p>57.1</text:p>
          </table:table-cell>
          <table:table-cell table:formula="of:=IF([.AC107]&gt;0;MOD(DEGREES(ACOS(((SIN(RADIANS([.$B$2]))*COS(RADIANS([.AD107])))-SIN(RADIANS([.T107])))/(COS(RADIANS([.$B$2]))*SIN(RADIANS([.AD107])))))+180;360);MOD(540-DEGREES(ACOS(((SIN(RADIANS([.$B$2]))*COS(RADIANS([.AD107])))-SIN(RADIANS([.T107])))/(COS(RADIANS([.$B$2]))*SIN(RADIANS([.AD107])))));360))" office:value-type="float" office:value="173.086948881303">
            <text:p>173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7]+1" office:value-type="date" office:date-value="2010-04-17">
            <text:p>4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8]+2415018.5+[.E108]-[.$B$4]/24" office:value-type="float" office:value="2455304.20833333">
            <text:p>2455304.21</text:p>
          </table:table-cell>
          <table:table-cell table:style-name="ce9" table:formula="of:=([.F108]-2451545)/36525" office:value-type="float" office:value="0.102921514944106">
            <text:p>0.10292151</text:p>
          </table:table-cell>
          <table:table-cell/>
          <table:table-cell table:formula="of:=MOD(280.46646+[.G108]*(36000.76983+[.G108]*0.0003032);360)" office:value-type="float" office:value="25.7202332694305">
            <text:p>25.72</text:p>
          </table:table-cell>
          <table:table-cell table:formula="of:=357.52911+[.G108]*(35999.05029-0.0001537*[.G108])" office:value-type="float" office:value="4062.60590076776">
            <text:p>4062.61</text:p>
          </table:table-cell>
          <table:table-cell table:formula="of:=0.016708634-[.G108]*(0.000042037+0.0001537*[.G108])" office:value-type="float" office:value="0.0167026793690391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85922499053728">
            <text:p>1.86</text:p>
          </table:table-cell>
          <table:table-cell table:formula="of:=[.I108]+[.L108]" office:value-type="float" office:value="27.5794582599678">
            <text:p>27.58</text:p>
          </table:table-cell>
          <table:table-cell table:formula="of:=[.J108]+[.L108]" office:value-type="float" office:value="4064.46512575829">
            <text:p>4064.47</text:p>
          </table:table-cell>
          <table:table-cell table:formula="of:=(1.000001018*(1-[.K108]*[.K108]))/(1+[.K108]*COS(RADIANS([.N108])))" office:value-type="float" office:value="1.00391052716908">
            <text:p>1</text:p>
          </table:table-cell>
          <table:table-cell table:formula="of:=[.M108]-0.00569-0.00478*SIN(RADIANS(125.04-1934.136*[.G108]))" office:value-type="float" office:value="27.5783636471222">
            <text:p>27.58</text:p>
          </table:table-cell>
          <table:table-cell table:formula="of:=23+(26+((21.448-[.G108]*(46.815+[.G108]*(0.00059-[.G108]*0.001813))))/60)/60" office:value-type="float" office:value="23.4379527013902">
            <text:p>23.44</text:p>
          </table:table-cell>
          <table:table-cell table:formula="of:=[.Q108]+0.00256*COS(RADIANS(125.04-1934.136*[.G108]))" office:value-type="float" office:value="23.4386572932677">
            <text:p>23.44</text:p>
          </table:table-cell>
          <table:table-cell table:formula="of:=DEGREES(ATAN2(COS(RADIANS([.R108]))*SIN(RADIANS([.P108]));COS(RADIANS([.P108]))))" office:value-type="float" office:value="64.3958277435094">
            <text:p>64.4</text:p>
          </table:table-cell>
          <table:table-cell table:formula="of:=DEGREES(ASIN(SIN(RADIANS([.R108]))*SIN(RADIANS([.P108]))))" office:value-type="float" office:value="10.6116233025476">
            <text:p>10.61</text:p>
          </table:table-cell>
          <table:table-cell table:formula="of:=TAN(RADIANS([.R108]/2))*TAN(RADIANS([.R108]/2))" office:value-type="float" office:value="0.0430321357231197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468492222867726">
            <text:p>0.47</text:p>
          </table:table-cell>
          <table:table-cell table:formula="of:=DEGREES(ACOS(COS(RADIANS(90.833))/COS(RADIANS([.$B$2]))*COS(RADIANS([.T108]))-TAN(RADIANS([.$B$2]))*TAN(RADIANS([.T108]))))" office:value-type="float" office:value="101.200891842921">
            <text:p>101.2</text:p>
          </table:table-cell>
          <table:table-cell table:style-name="ce7" table:formula="of:=(720-4*[.$B$3]-[.V108]+[.$B$4]*60)/1440" office:value-type="float" office:value="0.510424658178564">
            <text:p>12:15:01</text:p>
          </table:table-cell>
          <table:table-cell table:style-name="ce7" table:formula="of:=([.X108]*1440-[.W108]*4)/1440" office:value-type="float" office:value="0.229311069726004">
            <text:p>5:30:12</text:p>
          </table:table-cell>
          <table:table-cell table:style-name="ce7" table:formula="of:=([.X108]*1440+[.W108]*4)/1440" office:value-type="float" office:value="0.791538246631124">
            <text:p>18:59:49</text:p>
          </table:table-cell>
          <table:table-cell table:formula="of:=8*[.W108]" office:value-type="float" office:value="809.607134743372">
            <text:p>809.61</text:p>
          </table:table-cell>
          <table:table-cell table:formula="of:=MOD([.E108]*1440+[.V108]+4*[.$B$3]-60*[.$B$4];1440)" office:value-type="float" office:value="704.988492222868">
            <text:p>704.99</text:p>
          </table:table-cell>
          <table:table-cell table:formula="of:=IF([.AB108]/4&lt;0;[.AB108]/4+180;[.AB108]/4-180)" office:value-type="float" office:value="-3.75287694428306">
            <text:p>-3.75</text:p>
          </table:table-cell>
          <table:table-cell table:formula="of:=DEGREES(ACOS(SIN(RADIANS([.$B$2]))*SIN(RADIANS([.T108]))+COS(RADIANS([.$B$2]))*COS(RADIANS([.T108]))*COS(RADIANS([.AC108]))))" office:value-type="float" office:value="32.552885794376">
            <text:p>32.55</text:p>
          </table:table-cell>
          <table:table-cell table:formula="of:=90-[.AD108]" office:value-type="float" office:value="57.447114205624">
            <text:p>57.45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102975052990203">
            <text:p>0.01</text:p>
          </table:table-cell>
          <table:table-cell table:formula="of:=[.AE108]+[.AF108]" office:value-type="float" office:value="57.457411710923">
            <text:p>57.46</text:p>
          </table:table-cell>
          <table:table-cell table:formula="of:=IF([.AC108]&gt;0;MOD(DEGREES(ACOS(((SIN(RADIANS([.$B$2]))*COS(RADIANS([.AD108])))-SIN(RADIANS([.T108])))/(COS(RADIANS([.$B$2]))*SIN(RADIANS([.AD108])))))+180;360);MOD(540-DEGREES(ACOS(((SIN(RADIANS([.$B$2]))*COS(RADIANS([.AD108])))-SIN(RADIANS([.T108])))/(COS(RADIANS([.$B$2]))*SIN(RADIANS([.AD108])))));360))" office:value-type="float" office:value="173.133154720554">
            <text:p>173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8]+1" office:value-type="date" office:date-value="2010-04-18">
            <text:p>4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9]+2415018.5+[.E109]-[.$B$4]/24" office:value-type="float" office:value="2455305.20833333">
            <text:p>2455305.21</text:p>
          </table:table-cell>
          <table:table-cell table:style-name="ce9" table:formula="of:=([.F109]-2451545)/36525" office:value-type="float" office:value="0.102948893451978">
            <text:p>0.10294889</text:p>
          </table:table-cell>
          <table:table-cell/>
          <table:table-cell table:formula="of:=MOD(280.46646+[.G109]*(36000.76983+[.G109]*0.0003032);360)" office:value-type="float" office:value="26.7058806313039">
            <text:p>26.71</text:p>
          </table:table-cell>
          <table:table-cell table:formula="of:=357.52911+[.G109]*(35999.05029-0.0001537*[.G109])" office:value-type="float" office:value="4063.59150104862">
            <text:p>4063.59</text:p>
          </table:table-cell>
          <table:table-cell table:formula="of:=0.016708634-[.G109]*(0.000042037+0.0001537*[.G109])" office:value-type="float" office:value="0.0167026773518103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85115548575393">
            <text:p>1.85</text:p>
          </table:table-cell>
          <table:table-cell table:formula="of:=[.I109]+[.L109]" office:value-type="float" office:value="28.5570361170578">
            <text:p>28.56</text:p>
          </table:table-cell>
          <table:table-cell table:formula="of:=[.J109]+[.L109]" office:value-type="float" office:value="4065.44265653437">
            <text:p>4065.44</text:p>
          </table:table-cell>
          <table:table-cell table:formula="of:=(1.000001018*(1-[.K109]*[.K109]))/(1+[.K109]*COS(RADIANS([.N109])))" office:value-type="float" office:value="1.00418815055888">
            <text:p>1</text:p>
          </table:table-cell>
          <table:table-cell table:formula="of:=[.M109]-0.00569-0.00478*SIN(RADIANS(125.04-1934.136*[.G109]))" office:value-type="float" office:value="28.5559427181546">
            <text:p>28.56</text:p>
          </table:table-cell>
          <table:table-cell table:formula="of:=23+(26+((21.448-[.G109]*(46.815+[.G109]*(0.00059-[.G109]*0.001813))))/60)/60" office:value-type="float" office:value="23.437952345355">
            <text:p>23.44</text:p>
          </table:table-cell>
          <table:table-cell table:formula="of:=[.Q109]+0.00256*COS(RADIANS(125.04-1934.136*[.G109]))" office:value-type="float" office:value="23.4386546623147">
            <text:p>23.44</text:p>
          </table:table-cell>
          <table:table-cell table:formula="of:=DEGREES(ATAN2(COS(RADIANS([.R109]))*SIN(RADIANS([.P109]));COS(RADIANS([.P109]))))" office:value-type="float" office:value="63.4663537831228">
            <text:p>63.47</text:p>
          </table:table-cell>
          <table:table-cell table:formula="of:=DEGREES(ASIN(SIN(RADIANS([.R109]))*SIN(RADIANS([.P109]))))" office:value-type="float" office:value="10.9609084677782">
            <text:p>10.96</text:p>
          </table:table-cell>
          <table:table-cell table:formula="of:=TAN(RADIANS([.R109]/2))*TAN(RADIANS([.R109]/2))" office:value-type="float" office:value="0.0430321257877377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69238115187464">
            <text:p>0.69</text:p>
          </table:table-cell>
          <table:table-cell table:formula="of:=DEGREES(ACOS(COS(RADIANS(90.833))/COS(RADIANS([.$B$2]))*COS(RADIANS([.T109]))-TAN(RADIANS([.$B$2]))*TAN(RADIANS([.T109]))))" office:value-type="float" office:value="101.543863274847">
            <text:p>101.54</text:p>
          </table:table-cell>
          <table:table-cell table:style-name="ce7" table:formula="of:=(720-4*[.$B$3]-[.V109]+[.$B$4]*60)/1440" office:value-type="float" office:value="0.510269179755643">
            <text:p>12:14:47</text:p>
          </table:table-cell>
          <table:table-cell table:style-name="ce7" table:formula="of:=([.X109]*1440-[.W109]*4)/1440" office:value-type="float" office:value="0.228202892881068">
            <text:p>5:28:37</text:p>
          </table:table-cell>
          <table:table-cell table:style-name="ce7" table:formula="of:=([.X109]*1440+[.W109]*4)/1440" office:value-type="float" office:value="0.792335466630218">
            <text:p>19:00:58</text:p>
          </table:table-cell>
          <table:table-cell table:formula="of:=8*[.W109]" office:value-type="float" office:value="812.350906198776">
            <text:p>812.35</text:p>
          </table:table-cell>
          <table:table-cell table:formula="of:=MOD([.E109]*1440+[.V109]+4*[.$B$3]-60*[.$B$4];1440)" office:value-type="float" office:value="705.212381151875">
            <text:p>705.21</text:p>
          </table:table-cell>
          <table:table-cell table:formula="of:=IF([.AB109]/4&lt;0;[.AB109]/4+180;[.AB109]/4-180)" office:value-type="float" office:value="-3.69690471203134">
            <text:p>-3.7</text:p>
          </table:table-cell>
          <table:table-cell table:formula="of:=DEGREES(ACOS(SIN(RADIANS([.$B$2]))*SIN(RADIANS([.T109]))+COS(RADIANS([.$B$2]))*COS(RADIANS([.T109]))*COS(RADIANS([.AC109]))))" office:value-type="float" office:value="32.2000996610527">
            <text:p>32.2</text:p>
          </table:table-cell>
          <table:table-cell table:formula="of:=90-[.AD109]" office:value-type="float" office:value="57.7999003389473">
            <text:p>57.8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101583863930157">
            <text:p>0.01</text:p>
          </table:table-cell>
          <table:table-cell table:formula="of:=[.AE109]+[.AF109]" office:value-type="float" office:value="57.8100587253403">
            <text:p>57.81</text:p>
          </table:table-cell>
          <table:table-cell table:formula="of:=IF([.AC109]&gt;0;MOD(DEGREES(ACOS(((SIN(RADIANS([.$B$2]))*COS(RADIANS([.AD109])))-SIN(RADIANS([.T109])))/(COS(RADIANS([.$B$2]))*SIN(RADIANS([.AD109])))))+180;360);MOD(540-DEGREES(ACOS(((SIN(RADIANS([.$B$2]))*COS(RADIANS([.AD109])))-SIN(RADIANS([.T109])))/(COS(RADIANS([.$B$2]))*SIN(RADIANS([.AD109])))));360))" office:value-type="float" office:value="173.17755374326">
            <text:p>173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9]+1" office:value-type="date" office:date-value="2010-04-19">
            <text:p>4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0]+2415018.5+[.E110]-[.$B$4]/24" office:value-type="float" office:value="2455306.20833333">
            <text:p>2455306.21</text:p>
          </table:table-cell>
          <table:table-cell table:style-name="ce9" table:formula="of:=([.F110]-2451545)/36525" office:value-type="float" office:value="0.102976271959849">
            <text:p>0.10297627</text:p>
          </table:table-cell>
          <table:table-cell/>
          <table:table-cell table:formula="of:=MOD(280.46646+[.G110]*(36000.76983+[.G110]*0.0003032);360)" office:value-type="float" office:value="27.6915279931777">
            <text:p>27.69</text:p>
          </table:table-cell>
          <table:table-cell table:formula="of:=357.52911+[.G110]*(35999.05029-0.0001537*[.G110])" office:value-type="float" office:value="4064.57710132947">
            <text:p>4064.58</text:p>
          </table:table-cell>
          <table:table-cell table:formula="of:=0.016708634-[.G110]*(0.000042037+0.0001537*[.G110])" office:value-type="float" office:value="0.016702675334351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84254684516896">
            <text:p>1.84</text:p>
          </table:table-cell>
          <table:table-cell table:formula="of:=[.I110]+[.L110]" office:value-type="float" office:value="29.5340748383467">
            <text:p>29.53</text:p>
          </table:table-cell>
          <table:table-cell table:formula="of:=[.J110]+[.L110]" office:value-type="float" office:value="4066.41964817464">
            <text:p>4066.42</text:p>
          </table:table-cell>
          <table:table-cell table:formula="of:=(1.000001018*(1-[.K110]*[.K110]))/(1+[.K110]*COS(RADIANS([.N110])))" office:value-type="float" office:value="1.00446446882217">
            <text:p>1</text:p>
          </table:table-cell>
          <table:table-cell table:formula="of:=[.M110]-0.00569-0.00478*SIN(RADIANS(125.04-1934.136*[.G110]))" office:value-type="float" office:value="29.5329826494595">
            <text:p>29.53</text:p>
          </table:table-cell>
          <table:table-cell table:formula="of:=23+(26+((21.448-[.G110]*(46.815+[.G110]*(0.00059-[.G110]*0.001813))))/60)/60" office:value-type="float" office:value="23.4379519893199">
            <text:p>23.44</text:p>
          </table:table-cell>
          <table:table-cell table:formula="of:=[.Q110]+0.00256*COS(RADIANS(125.04-1934.136*[.G110]))" office:value-type="float" office:value="23.4386520307618">
            <text:p>23.44</text:p>
          </table:table-cell>
          <table:table-cell table:formula="of:=DEGREES(ATAN2(COS(RADIANS([.R110]))*SIN(RADIANS([.P110]));COS(RADIANS([.P110]))))" office:value-type="float" office:value="62.5352057972661">
            <text:p>62.54</text:p>
          </table:table-cell>
          <table:table-cell table:formula="of:=DEGREES(ASIN(SIN(RADIANS([.R110]))*SIN(RADIANS([.P110]))))" office:value-type="float" office:value="11.3071820282696">
            <text:p>11.31</text:p>
          </table:table-cell>
          <table:table-cell table:formula="of:=TAN(RADIANS([.R110]/2))*TAN(RADIANS([.R110]/2))" office:value-type="float" office:value="0.0430321158500915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909599599220585">
            <text:p>0.91</text:p>
          </table:table-cell>
          <table:table-cell table:formula="of:=DEGREES(ACOS(COS(RADIANS(90.833))/COS(RADIANS([.$B$2]))*COS(RADIANS([.T110]))-TAN(RADIANS([.$B$2]))*TAN(RADIANS([.T110]))))" office:value-type="float" office:value="101.885054884635">
            <text:p>101.89</text:p>
          </table:table-cell>
          <table:table-cell table:style-name="ce7" table:formula="of:=(720-4*[.$B$3]-[.V110]+[.$B$4]*60)/1440" office:value-type="float" office:value="0.510118333611652">
            <text:p>12:14:34</text:p>
          </table:table-cell>
          <table:table-cell table:style-name="ce7" table:formula="of:=([.X110]*1440-[.W110]*4)/1440" office:value-type="float" office:value="0.227104292265443">
            <text:p>5:27:02</text:p>
          </table:table-cell>
          <table:table-cell table:style-name="ce7" table:formula="of:=([.X110]*1440+[.W110]*4)/1440" office:value-type="float" office:value="0.793132374957862">
            <text:p>19:02:07</text:p>
          </table:table-cell>
          <table:table-cell table:formula="of:=8*[.W110]" office:value-type="float" office:value="815.080439077083">
            <text:p>815.08</text:p>
          </table:table-cell>
          <table:table-cell table:formula="of:=MOD([.E110]*1440+[.V110]+4*[.$B$3]-60*[.$B$4];1440)" office:value-type="float" office:value="705.429599599221">
            <text:p>705.43</text:p>
          </table:table-cell>
          <table:table-cell table:formula="of:=IF([.AB110]/4&lt;0;[.AB110]/4+180;[.AB110]/4-180)" office:value-type="float" office:value="-3.64260010019487">
            <text:p>-3.64</text:p>
          </table:table-cell>
          <table:table-cell table:formula="of:=DEGREES(ACOS(SIN(RADIANS([.$B$2]))*SIN(RADIANS([.T110]))+COS(RADIANS([.$B$2]))*COS(RADIANS([.T110]))*COS(RADIANS([.AC110]))))" office:value-type="float" office:value="31.8504744469577">
            <text:p>31.85</text:p>
          </table:table-cell>
          <table:table-cell table:formula="of:=90-[.AD110]" office:value-type="float" office:value="58.1495255530423">
            <text:p>58.15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100215690128902">
            <text:p>0.01</text:p>
          </table:table-cell>
          <table:table-cell table:formula="of:=[.AE110]+[.AF110]" office:value-type="float" office:value="58.1595471220551">
            <text:p>58.16</text:p>
          </table:table-cell>
          <table:table-cell table:formula="of:=IF([.AC110]&gt;0;MOD(DEGREES(ACOS(((SIN(RADIANS([.$B$2]))*COS(RADIANS([.AD110])))-SIN(RADIANS([.T110])))/(COS(RADIANS([.$B$2]))*SIN(RADIANS([.AD110])))))+180;360);MOD(540-DEGREES(ACOS(((SIN(RADIANS([.$B$2]))*COS(RADIANS([.AD110])))-SIN(RADIANS([.T110])))/(COS(RADIANS([.$B$2]))*SIN(RADIANS([.AD110])))));360))" office:value-type="float" office:value="173.219998441143">
            <text:p>173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0]+1" office:value-type="date" office:date-value="2010-04-20">
            <text:p>4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1]+2415018.5+[.E111]-[.$B$4]/24" office:value-type="float" office:value="2455307.20833333">
            <text:p>2455307.21</text:p>
          </table:table-cell>
          <table:table-cell table:style-name="ce9" table:formula="of:=([.F111]-2451545)/36525" office:value-type="float" office:value="0.10300365046772">
            <text:p>0.10300365</text:p>
          </table:table-cell>
          <table:table-cell/>
          <table:table-cell table:formula="of:=MOD(280.46646+[.G111]*(36000.76983+[.G111]*0.0003032);360)" office:value-type="float" office:value="28.6771753550515">
            <text:p>28.68</text:p>
          </table:table-cell>
          <table:table-cell table:formula="of:=357.52911+[.G111]*(35999.05029-0.0001537*[.G111])" office:value-type="float" office:value="4065.56270161033">
            <text:p>4065.56</text:p>
          </table:table-cell>
          <table:table-cell table:formula="of:=0.016708634-[.G111]*(0.000042037+0.0001537*[.G111])" office:value-type="float" office:value="0.0167026733166614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83340213034126">
            <text:p>1.83</text:p>
          </table:table-cell>
          <table:table-cell table:formula="of:=[.I111]+[.L111]" office:value-type="float" office:value="30.5105774853928">
            <text:p>30.51</text:p>
          </table:table-cell>
          <table:table-cell table:formula="of:=[.J111]+[.L111]" office:value-type="float" office:value="4067.39610374067">
            <text:p>4067.4</text:p>
          </table:table-cell>
          <table:table-cell table:formula="of:=(1.000001018*(1-[.K111]*[.K111]))/(1+[.K111]*COS(RADIANS([.N111])))" office:value-type="float" office:value="1.00473940235884">
            <text:p>1</text:p>
          </table:table-cell>
          <table:table-cell table:formula="of:=[.M111]-0.00569-0.00478*SIN(RADIANS(125.04-1934.136*[.G111]))" office:value-type="float" office:value="30.5094865025944">
            <text:p>30.51</text:p>
          </table:table-cell>
          <table:table-cell table:formula="of:=23+(26+((21.448-[.G111]*(46.815+[.G111]*(0.00059-[.G111]*0.001813))))/60)/60" office:value-type="float" office:value="23.4379516332847">
            <text:p>23.44</text:p>
          </table:table-cell>
          <table:table-cell table:formula="of:=[.Q111]+0.00256*COS(RADIANS(125.04-1934.136*[.G111]))" office:value-type="float" office:value="23.438649398611">
            <text:p>23.44</text:p>
          </table:table-cell>
          <table:table-cell table:formula="of:=DEGREES(ATAN2(COS(RADIANS([.R111]))*SIN(RADIANS([.P111]));COS(RADIANS([.P111]))))" office:value-type="float" office:value="61.6023269494008">
            <text:p>61.6</text:p>
          </table:table-cell>
          <table:table-cell table:formula="of:=DEGREES(ASIN(SIN(RADIANS([.R111]))*SIN(RADIANS([.P111]))))" office:value-type="float" office:value="11.6503515267002">
            <text:p>11.65</text:p>
          </table:table-cell>
          <table:table-cell table:formula="of:=TAN(RADIANS([.R111]/2))*TAN(RADIANS([.R111]/2))" office:value-type="float" office:value="0.0430321059101884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1.11992235649412">
            <text:p>1.12</text:p>
          </table:table-cell>
          <table:table-cell table:formula="of:=DEGREES(ACOS(COS(RADIANS(90.833))/COS(RADIANS([.$B$2]))*COS(RADIANS([.T111]))-TAN(RADIANS([.$B$2]))*TAN(RADIANS([.T111]))))" office:value-type="float" office:value="102.224388423807">
            <text:p>102.22</text:p>
          </table:table-cell>
          <table:table-cell table:style-name="ce7" table:formula="of:=(720-4*[.$B$3]-[.V111]+[.$B$4]*60)/1440" office:value-type="float" office:value="0.509972276141324">
            <text:p>12:14:22</text:p>
          </table:table-cell>
          <table:table-cell table:style-name="ce7" table:formula="of:=([.X111]*1440-[.W111]*4)/1440" office:value-type="float" office:value="0.226015641630749">
            <text:p>5:25:28</text:p>
          </table:table-cell>
          <table:table-cell table:style-name="ce7" table:formula="of:=([.X111]*1440+[.W111]*4)/1440" office:value-type="float" office:value="0.793928910651898">
            <text:p>19:03:15</text:p>
          </table:table-cell>
          <table:table-cell table:formula="of:=8*[.W111]" office:value-type="float" office:value="817.795107390454">
            <text:p>817.8</text:p>
          </table:table-cell>
          <table:table-cell table:formula="of:=MOD([.E111]*1440+[.V111]+4*[.$B$3]-60*[.$B$4];1440)" office:value-type="float" office:value="705.639922356494">
            <text:p>705.64</text:p>
          </table:table-cell>
          <table:table-cell table:formula="of:=IF([.AB111]/4&lt;0;[.AB111]/4+180;[.AB111]/4-180)" office:value-type="float" office:value="-3.59001941087647">
            <text:p>-3.59</text:p>
          </table:table-cell>
          <table:table-cell table:formula="of:=DEGREES(ACOS(SIN(RADIANS([.$B$2]))*SIN(RADIANS([.T111]))+COS(RADIANS([.$B$2]))*COS(RADIANS([.T111]))*COS(RADIANS([.AC111]))))" office:value-type="float" office:value="31.5041050584006">
            <text:p>31.5</text:p>
          </table:table-cell>
          <table:table-cell table:formula="of:=90-[.AD111]" office:value-type="float" office:value="58.4958949415994">
            <text:p>58.5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98870397336312">
            <text:p>0.01</text:p>
          </table:table-cell>
          <table:table-cell table:formula="of:=[.AE111]+[.AF111]" office:value-type="float" office:value="58.5057819813331">
            <text:p>58.51</text:p>
          </table:table-cell>
          <table:table-cell table:formula="of:=IF([.AC111]&gt;0;MOD(DEGREES(ACOS(((SIN(RADIANS([.$B$2]))*COS(RADIANS([.AD111])))-SIN(RADIANS([.T111])))/(COS(RADIANS([.$B$2]))*SIN(RADIANS([.AD111])))))+180;360);MOD(540-DEGREES(ACOS(((SIN(RADIANS([.$B$2]))*COS(RADIANS([.AD111])))-SIN(RADIANS([.T111])))/(COS(RADIANS([.$B$2]))*SIN(RADIANS([.AD111])))));360))" office:value-type="float" office:value="173.260339954028">
            <text:p>173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1]+1" office:value-type="date" office:date-value="2010-04-21">
            <text:p>4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2]+2415018.5+[.E112]-[.$B$4]/24" office:value-type="float" office:value="2455308.20833333">
            <text:p>2455308.21</text:p>
          </table:table-cell>
          <table:table-cell table:style-name="ce9" table:formula="of:=([.F112]-2451545)/36525" office:value-type="float" office:value="0.103031028975592">
            <text:p>0.10303103</text:p>
          </table:table-cell>
          <table:table-cell/>
          <table:table-cell table:formula="of:=MOD(280.46646+[.G112]*(36000.76983+[.G112]*0.0003032);360)" office:value-type="float" office:value="29.6628227169263">
            <text:p>29.66</text:p>
          </table:table-cell>
          <table:table-cell table:formula="of:=357.52911+[.G112]*(35999.05029-0.0001537*[.G112])" office:value-type="float" office:value="4066.54830189119">
            <text:p>4066.55</text:p>
          </table:table-cell>
          <table:table-cell table:formula="of:=0.016708634-[.G112]*(0.000042037+0.0001537*[.G112])" office:value-type="float" office:value="0.0167026712987413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82372454991135">
            <text:p>1.82</text:p>
          </table:table-cell>
          <table:table-cell table:formula="of:=[.I112]+[.L112]" office:value-type="float" office:value="31.4865472668376">
            <text:p>31.49</text:p>
          </table:table-cell>
          <table:table-cell table:formula="of:=[.J112]+[.L112]" office:value-type="float" office:value="4068.3720264411">
            <text:p>4068.37</text:p>
          </table:table-cell>
          <table:table-cell table:formula="of:=(1.000001018*(1-[.K112]*[.K112]))/(1+[.K112]*COS(RADIANS([.N112])))" office:value-type="float" office:value="1.0050128720986">
            <text:p>1.01</text:p>
          </table:table-cell>
          <table:table-cell table:formula="of:=[.M112]-0.00569-0.00478*SIN(RADIANS(125.04-1934.136*[.G112]))" office:value-type="float" office:value="31.4854574861995">
            <text:p>31.49</text:p>
          </table:table-cell>
          <table:table-cell table:formula="of:=23+(26+((21.448-[.G112]*(46.815+[.G112]*(0.00059-[.G112]*0.001813))))/60)/60" office:value-type="float" office:value="23.4379512772495">
            <text:p>23.44</text:p>
          </table:table-cell>
          <table:table-cell table:formula="of:=[.Q112]+0.00256*COS(RADIANS(125.04-1934.136*[.G112]))" office:value-type="float" office:value="23.4386467658641">
            <text:p>23.44</text:p>
          </table:table-cell>
          <table:table-cell table:formula="of:=DEGREES(ATAN2(COS(RADIANS([.R112]))*SIN(RADIANS([.P112]));COS(RADIANS([.P112]))))" office:value-type="float" office:value="60.6676622859384">
            <text:p>60.67</text:p>
          </table:table-cell>
          <table:table-cell table:formula="of:=DEGREES(ASIN(SIN(RADIANS([.R112]))*SIN(RADIANS([.P112]))))" office:value-type="float" office:value="11.9903247771404">
            <text:p>11.99</text:p>
          </table:table-cell>
          <table:table-cell table:formula="of:=TAN(RADIANS([.R112]/2))*TAN(RADIANS([.R112]/2))" office:value-type="float" office:value="0.0430320959680358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1.32313136942369">
            <text:p>1.32</text:p>
          </table:table-cell>
          <table:table-cell table:formula="of:=DEGREES(ACOS(COS(RADIANS(90.833))/COS(RADIANS([.$B$2]))*COS(RADIANS([.T112]))-TAN(RADIANS([.$B$2]))*TAN(RADIANS([.T112]))))" office:value-type="float" office:value="102.561783253001">
            <text:p>102.56</text:p>
          </table:table-cell>
          <table:table-cell table:style-name="ce7" table:formula="of:=(720-4*[.$B$3]-[.V112]+[.$B$4]*60)/1440" office:value-type="float" office:value="0.509831158771233">
            <text:p>12:14:09</text:p>
          </table:table-cell>
          <table:table-cell table:style-name="ce7" table:formula="of:=([.X112]*1440-[.W112]*4)/1440" office:value-type="float" office:value="0.224937316401787">
            <text:p>5:23:55</text:p>
          </table:table-cell>
          <table:table-cell table:style-name="ce7" table:formula="of:=([.X112]*1440+[.W112]*4)/1440" office:value-type="float" office:value="0.79472500114068">
            <text:p>19:04:24</text:p>
          </table:table-cell>
          <table:table-cell table:formula="of:=8*[.W112]" office:value-type="float" office:value="820.494266024005">
            <text:p>820.49</text:p>
          </table:table-cell>
          <table:table-cell table:formula="of:=MOD([.E112]*1440+[.V112]+4*[.$B$3]-60*[.$B$4];1440)" office:value-type="float" office:value="705.843131369424">
            <text:p>705.84</text:p>
          </table:table-cell>
          <table:table-cell table:formula="of:=IF([.AB112]/4&lt;0;[.AB112]/4+180;[.AB112]/4-180)" office:value-type="float" office:value="-3.53921715764409">
            <text:p>-3.54</text:p>
          </table:table-cell>
          <table:table-cell table:formula="of:=DEGREES(ACOS(SIN(RADIANS([.$B$2]))*SIN(RADIANS([.T112]))+COS(RADIANS([.$B$2]))*COS(RADIANS([.T112]))*COS(RADIANS([.AC112]))))" office:value-type="float" office:value="31.1610859561084">
            <text:p>31.16</text:p>
          </table:table-cell>
          <table:table-cell table:formula="of:=90-[.AD112]" office:value-type="float" office:value="58.8389140438916">
            <text:p>58.84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975478578719419">
            <text:p>0.01</text:p>
          </table:table-cell>
          <table:table-cell table:formula="of:=[.AE112]+[.AF112]" office:value-type="float" office:value="58.8486688296788">
            <text:p>58.85</text:p>
          </table:table-cell>
          <table:table-cell table:formula="of:=IF([.AC112]&gt;0;MOD(DEGREES(ACOS(((SIN(RADIANS([.$B$2]))*COS(RADIANS([.AD112])))-SIN(RADIANS([.T112])))/(COS(RADIANS([.$B$2]))*SIN(RADIANS([.AD112])))))+180;360);MOD(540-DEGREES(ACOS(((SIN(RADIANS([.$B$2]))*COS(RADIANS([.AD112])))-SIN(RADIANS([.T112])))/(COS(RADIANS([.$B$2]))*SIN(RADIANS([.AD112])))));360))" office:value-type="float" office:value="173.298428270159">
            <text:p>173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2]+1" office:value-type="date" office:date-value="2010-04-22">
            <text:p>4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3]+2415018.5+[.E113]-[.$B$4]/24" office:value-type="float" office:value="2455309.20833333">
            <text:p>2455309.21</text:p>
          </table:table-cell>
          <table:table-cell table:style-name="ce9" table:formula="of:=([.F113]-2451545)/36525" office:value-type="float" office:value="0.103058407483463">
            <text:p>0.10305841</text:p>
          </table:table-cell>
          <table:table-cell/>
          <table:table-cell table:formula="of:=MOD(280.46646+[.G113]*(36000.76983+[.G113]*0.0003032);360)" office:value-type="float" office:value="30.648470078801">
            <text:p>30.65</text:p>
          </table:table-cell>
          <table:table-cell table:formula="of:=357.52911+[.G113]*(35999.05029-0.0001537*[.G113])" office:value-type="float" office:value="4067.53390217205">
            <text:p>4067.53</text:p>
          </table:table-cell>
          <table:table-cell table:formula="of:=0.016708634-[.G113]*(0.000042037+0.0001537*[.G113])" office:value-type="float" office:value="0.0167026692805909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8135174580941">
            <text:p>1.81</text:p>
          </table:table-cell>
          <table:table-cell table:formula="of:=[.I113]+[.L113]" office:value-type="float" office:value="32.4619875368951">
            <text:p>32.46</text:p>
          </table:table-cell>
          <table:table-cell table:formula="of:=[.J113]+[.L113]" office:value-type="float" office:value="4069.34741963014">
            <text:p>4069.35</text:p>
          </table:table-cell>
          <table:table-cell table:formula="of:=(1.000001018*(1-[.K113]*[.K113]))/(1+[.K113]*COS(RADIANS([.N113])))" office:value-type="float" office:value="1.00528479952144">
            <text:p>1.01</text:p>
          </table:table-cell>
          <table:table-cell table:formula="of:=[.M113]-0.00569-0.00478*SIN(RADIANS(125.04-1934.136*[.G113]))" office:value-type="float" office:value="32.460898954488">
            <text:p>32.46</text:p>
          </table:table-cell>
          <table:table-cell table:formula="of:=23+(26+((21.448-[.G113]*(46.815+[.G113]*(0.00059-[.G113]*0.001813))))/60)/60" office:value-type="float" office:value="23.4379509212144">
            <text:p>23.44</text:p>
          </table:table-cell>
          <table:table-cell table:formula="of:=[.Q113]+0.00256*COS(RADIANS(125.04-1934.136*[.G113]))" office:value-type="float" office:value="23.4386441325231">
            <text:p>23.44</text:p>
          </table:table-cell>
          <table:table-cell table:formula="of:=DEGREES(ATAN2(COS(RADIANS([.R113]))*SIN(RADIANS([.P113]));COS(RADIANS([.P113]))))" office:value-type="float" office:value="59.7311588035455">
            <text:p>59.73</text:p>
          </table:table-cell>
          <table:table-cell table:formula="of:=DEGREES(ASIN(SIN(RADIANS([.R113]))*SIN(RADIANS([.P113]))))" office:value-type="float" office:value="12.3270098773163">
            <text:p>12.33</text:p>
          </table:table-cell>
          <table:table-cell table:formula="of:=TAN(RADIANS([.R113]/2))*TAN(RADIANS([.R113]/2))" office:value-type="float" office:value="0.0430320860236411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1.5190160192829">
            <text:p>1.52</text:p>
          </table:table-cell>
          <table:table-cell table:formula="of:=DEGREES(ACOS(COS(RADIANS(90.833))/COS(RADIANS([.$B$2]))*COS(RADIANS([.T113]))-TAN(RADIANS([.$B$2]))*TAN(RADIANS([.T113]))))" office:value-type="float" office:value="102.897156291727">
            <text:p>102.9</text:p>
          </table:table-cell>
          <table:table-cell table:style-name="ce7" table:formula="of:=(720-4*[.$B$3]-[.V113]+[.$B$4]*60)/1440" office:value-type="float" office:value="0.509695127764387">
            <text:p>12:13:58</text:p>
          </table:table-cell>
          <table:table-cell table:style-name="ce7" table:formula="of:=([.X113]*1440-[.W113]*4)/1440" office:value-type="float" office:value="0.223869693620701">
            <text:p>5:22:22</text:p>
          </table:table-cell>
          <table:table-cell table:style-name="ce7" table:formula="of:=([.X113]*1440+[.W113]*4)/1440" office:value-type="float" office:value="0.795520561908072">
            <text:p>19:05:33</text:p>
          </table:table-cell>
          <table:table-cell table:formula="of:=8*[.W113]" office:value-type="float" office:value="823.177250333814">
            <text:p>823.18</text:p>
          </table:table-cell>
          <table:table-cell table:formula="of:=MOD([.E113]*1440+[.V113]+4*[.$B$3]-60*[.$B$4];1440)" office:value-type="float" office:value="706.039016019283">
            <text:p>706.04</text:p>
          </table:table-cell>
          <table:table-cell table:formula="of:=IF([.AB113]/4&lt;0;[.AB113]/4+180;[.AB113]/4-180)" office:value-type="float" office:value="-3.49024599517929">
            <text:p>-3.49</text:p>
          </table:table-cell>
          <table:table-cell table:formula="of:=DEGREES(ACOS(SIN(RADIANS([.$B$2]))*SIN(RADIANS([.T113]))+COS(RADIANS([.$B$2]))*COS(RADIANS([.T113]))*COS(RADIANS([.AC113]))))" office:value-type="float" office:value="30.8215111597525">
            <text:p>30.82</text:p>
          </table:table-cell>
          <table:table-cell table:formula="of:=90-[.AD113]" office:value-type="float" office:value="59.1784888402475">
            <text:p>59.18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96247950679014">
            <text:p>0.01</text:p>
          </table:table-cell>
          <table:table-cell table:formula="of:=[.AE113]+[.AF113]" office:value-type="float" office:value="59.1881136353154">
            <text:p>59.19</text:p>
          </table:table-cell>
          <table:table-cell table:formula="of:=IF([.AC113]&gt;0;MOD(DEGREES(ACOS(((SIN(RADIANS([.$B$2]))*COS(RADIANS([.AD113])))-SIN(RADIANS([.T113])))/(COS(RADIANS([.$B$2]))*SIN(RADIANS([.AD113])))))+180;360);MOD(540-DEGREES(ACOS(((SIN(RADIANS([.$B$2]))*COS(RADIANS([.AD113])))-SIN(RADIANS([.T113])))/(COS(RADIANS([.$B$2]))*SIN(RADIANS([.AD113])))));360))" office:value-type="float" office:value="173.334112447947">
            <text:p>173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3]+1" office:value-type="date" office:date-value="2010-04-23">
            <text:p>4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4]+2415018.5+[.E114]-[.$B$4]/24" office:value-type="float" office:value="2455310.20833333">
            <text:p>2455310.21</text:p>
          </table:table-cell>
          <table:table-cell table:style-name="ce9" table:formula="of:=([.F114]-2451545)/36525" office:value-type="float" office:value="0.103085785991334">
            <text:p>0.10308579</text:p>
          </table:table-cell>
          <table:table-cell/>
          <table:table-cell table:formula="of:=MOD(280.46646+[.G114]*(36000.76983+[.G114]*0.0003032);360)" office:value-type="float" office:value="31.6341174406766">
            <text:p>31.63</text:p>
          </table:table-cell>
          <table:table-cell table:formula="of:=357.52911+[.G114]*(35999.05029-0.0001537*[.G114])" office:value-type="float" office:value="4068.5195024529">
            <text:p>4068.52</text:p>
          </table:table-cell>
          <table:table-cell table:formula="of:=0.016708634-[.G114]*(0.000042037+0.0001537*[.G114])" office:value-type="float" office:value="0.01670266726221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80278435314445">
            <text:p>1.8</text:p>
          </table:table-cell>
          <table:table-cell table:formula="of:=[.I114]+[.L114]" office:value-type="float" office:value="33.4369017938211">
            <text:p>33.44</text:p>
          </table:table-cell>
          <table:table-cell table:formula="of:=[.J114]+[.L114]" office:value-type="float" office:value="4070.32228680605">
            <text:p>4070.32</text:p>
          </table:table-cell>
          <table:table-cell table:formula="of:=(1.000001018*(1-[.K114]*[.K114]))/(1+[.K114]*COS(RADIANS([.N114])))" office:value-type="float" office:value="1.00555510667791">
            <text:p>1.01</text:p>
          </table:table-cell>
          <table:table-cell table:formula="of:=[.M114]-0.00569-0.00478*SIN(RADIANS(125.04-1934.136*[.G114]))" office:value-type="float" office:value="33.4358144057145">
            <text:p>33.44</text:p>
          </table:table-cell>
          <table:table-cell table:formula="of:=23+(26+((21.448-[.G114]*(46.815+[.G114]*(0.00059-[.G114]*0.001813))))/60)/60" office:value-type="float" office:value="23.4379505651792">
            <text:p>23.44</text:p>
          </table:table-cell>
          <table:table-cell table:formula="of:=[.Q114]+0.00256*COS(RADIANS(125.04-1934.136*[.G114]))" office:value-type="float" office:value="23.4386414985901">
            <text:p>23.44</text:p>
          </table:table-cell>
          <table:table-cell table:formula="of:=DEGREES(ATAN2(COS(RADIANS([.R114]))*SIN(RADIANS([.P114]));COS(RADIANS([.P114]))))" office:value-type="float" office:value="58.7927655168445">
            <text:p>58.79</text:p>
          </table:table-cell>
          <table:table-cell table:formula="of:=DEGREES(ASIN(SIN(RADIANS([.R114]))*SIN(RADIANS([.P114]))))" office:value-type="float" office:value="12.6603152225205">
            <text:p>12.66</text:p>
          </table:table-cell>
          <table:table-cell table:formula="of:=TAN(RADIANS([.R114]/2))*TAN(RADIANS([.R114]/2))" office:value-type="float" office:value="0.0430320760770115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1.7073734092551">
            <text:p>1.71</text:p>
          </table:table-cell>
          <table:table-cell table:formula="of:=DEGREES(ACOS(COS(RADIANS(90.833))/COS(RADIANS([.$B$2]))*COS(RADIANS([.T114]))-TAN(RADIANS([.$B$2]))*TAN(RADIANS([.T114]))))" office:value-type="float" office:value="103.230421972974">
            <text:p>103.23</text:p>
          </table:table-cell>
          <table:table-cell table:style-name="ce7" table:formula="of:=(720-4*[.$B$3]-[.V114]+[.$B$4]*60)/1440" office:value-type="float" office:value="0.509564324021351">
            <text:p>12:13:46</text:p>
          </table:table-cell>
          <table:table-cell table:style-name="ce7" table:formula="of:=([.X114]*1440-[.W114]*4)/1440" office:value-type="float" office:value="0.2228131518742">
            <text:p>5:20:51</text:p>
          </table:table-cell>
          <table:table-cell table:style-name="ce7" table:formula="of:=([.X114]*1440+[.W114]*4)/1440" office:value-type="float" office:value="0.796315496168501">
            <text:p>19:06:42</text:p>
          </table:table-cell>
          <table:table-cell table:formula="of:=8*[.W114]" office:value-type="float" office:value="825.843375783793">
            <text:p>825.84</text:p>
          </table:table-cell>
          <table:table-cell table:formula="of:=MOD([.E114]*1440+[.V114]+4*[.$B$3]-60*[.$B$4];1440)" office:value-type="float" office:value="706.227373409255">
            <text:p>706.23</text:p>
          </table:table-cell>
          <table:table-cell table:formula="of:=IF([.AB114]/4&lt;0;[.AB114]/4+180;[.AB114]/4-180)" office:value-type="float" office:value="-3.44315664768624">
            <text:p>-3.44</text:p>
          </table:table-cell>
          <table:table-cell table:formula="of:=DEGREES(ACOS(SIN(RADIANS([.$B$2]))*SIN(RADIANS([.T114]))+COS(RADIANS([.$B$2]))*COS(RADIANS([.T114]))*COS(RADIANS([.AC114]))))" office:value-type="float" office:value="30.4854742516142">
            <text:p>30.49</text:p>
          </table:table-cell>
          <table:table-cell table:formula="of:=90-[.AD114]" office:value-type="float" office:value="59.5145257483858">
            <text:p>59.51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949705613649881">
            <text:p>0.01</text:p>
          </table:table-cell>
          <table:table-cell table:formula="of:=[.AE114]+[.AF114]" office:value-type="float" office:value="59.5240228045223">
            <text:p>59.52</text:p>
          </table:table-cell>
          <table:table-cell table:formula="of:=IF([.AC114]&gt;0;MOD(DEGREES(ACOS(((SIN(RADIANS([.$B$2]))*COS(RADIANS([.AD114])))-SIN(RADIANS([.T114])))/(COS(RADIANS([.$B$2]))*SIN(RADIANS([.AD114])))))+180;360);MOD(540-DEGREES(ACOS(((SIN(RADIANS([.$B$2]))*COS(RADIANS([.AD114])))-SIN(RADIANS([.T114])))/(COS(RADIANS([.$B$2]))*SIN(RADIANS([.AD114])))));360))" office:value-type="float" office:value="173.367240860201">
            <text:p>173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4]+1" office:value-type="date" office:date-value="2010-04-24">
            <text:p>4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5]+2415018.5+[.E115]-[.$B$4]/24" office:value-type="float" office:value="2455311.20833333">
            <text:p>2455311.21</text:p>
          </table:table-cell>
          <table:table-cell table:style-name="ce9" table:formula="of:=([.F115]-2451545)/36525" office:value-type="float" office:value="0.103113164499206">
            <text:p>0.10311316</text:p>
          </table:table-cell>
          <table:table-cell/>
          <table:table-cell table:formula="of:=MOD(280.46646+[.G115]*(36000.76983+[.G115]*0.0003032);360)" office:value-type="float" office:value="32.6197648025527">
            <text:p>32.62</text:p>
          </table:table-cell>
          <table:table-cell table:formula="of:=357.52911+[.G115]*(35999.05029-0.0001537*[.G115])" office:value-type="float" office:value="4069.50510273376">
            <text:p>4069.51</text:p>
          </table:table-cell>
          <table:table-cell table:formula="of:=0.016708634-[.G115]*(0.000042037+0.0001537*[.G115])" office:value-type="float" office:value="0.0167026652435986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7915288757974">
            <text:p>1.79</text:p>
          </table:table-cell>
          <table:table-cell table:formula="of:=[.I115]+[.L115]" office:value-type="float" office:value="34.4112936783501">
            <text:p>34.41</text:p>
          </table:table-cell>
          <table:table-cell table:formula="of:=[.J115]+[.L115]" office:value-type="float" office:value="4071.29663160956">
            <text:p>4071.3</text:p>
          </table:table-cell>
          <table:table-cell table:formula="of:=(1.000001018*(1-[.K115]*[.K115]))/(1+[.K115]*COS(RADIANS([.N115])))" office:value-type="float" office:value="1.00582371620899">
            <text:p>1.01</text:p>
          </table:table-cell>
          <table:table-cell table:formula="of:=[.M115]-0.00569-0.00478*SIN(RADIANS(125.04-1934.136*[.G115]))" office:value-type="float" office:value="34.4102074806125">
            <text:p>34.41</text:p>
          </table:table-cell>
          <table:table-cell table:formula="of:=23+(26+((21.448-[.G115]*(46.815+[.G115]*(0.00059-[.G115]*0.001813))))/60)/60" office:value-type="float" office:value="23.437950209144">
            <text:p>23.44</text:p>
          </table:table-cell>
          <table:table-cell table:formula="of:=[.Q115]+0.00256*COS(RADIANS(125.04-1934.136*[.G115]))" office:value-type="float" office:value="23.4386388640668">
            <text:p>23.44</text:p>
          </table:table-cell>
          <table:table-cell table:formula="of:=DEGREES(ATAN2(COS(RADIANS([.R115]))*SIN(RADIANS([.P115]));COS(RADIANS([.P115]))))" office:value-type="float" office:value="57.8524335264271">
            <text:p>57.85</text:p>
          </table:table-cell>
          <table:table-cell table:formula="of:=DEGREES(ASIN(SIN(RADIANS([.R115]))*SIN(RADIANS([.P115]))))" office:value-type="float" office:value="12.9901495212046">
            <text:p>12.99</text:p>
          </table:table-cell>
          <table:table-cell table:formula="of:=TAN(RADIANS([.R115]/2))*TAN(RADIANS([.R115]/2))" office:value-type="float" office:value="0.0430320661281544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1.88800865506868">
            <text:p>1.89</text:p>
          </table:table-cell>
          <table:table-cell table:formula="of:=DEGREES(ACOS(COS(RADIANS(90.833))/COS(RADIANS([.$B$2]))*COS(RADIANS([.T115]))-TAN(RADIANS([.$B$2]))*TAN(RADIANS([.T115]))))" office:value-type="float" office:value="103.561492203035">
            <text:p>103.56</text:p>
          </table:table-cell>
          <table:table-cell table:style-name="ce7" table:formula="of:=(720-4*[.$B$3]-[.V115]+[.$B$4]*60)/1440" office:value-type="float" office:value="0.509438882878425">
            <text:p>12:13:36</text:p>
          </table:table-cell>
          <table:table-cell table:style-name="ce7" table:formula="of:=([.X115]*1440-[.W115]*4)/1440" office:value-type="float" office:value="0.221768071203328">
            <text:p>5:19:21</text:p>
          </table:table-cell>
          <table:table-cell table:style-name="ce7" table:formula="of:=([.X115]*1440+[.W115]*4)/1440" office:value-type="float" office:value="0.797109694553521">
            <text:p>19:07:50</text:p>
          </table:table-cell>
          <table:table-cell table:formula="of:=8*[.W115]" office:value-type="float" office:value="828.491937624279">
            <text:p>828.49</text:p>
          </table:table-cell>
          <table:table-cell table:formula="of:=MOD([.E115]*1440+[.V115]+4*[.$B$3]-60*[.$B$4];1440)" office:value-type="float" office:value="706.408008655069">
            <text:p>706.41</text:p>
          </table:table-cell>
          <table:table-cell table:formula="of:=IF([.AB115]/4&lt;0;[.AB115]/4+180;[.AB115]/4-180)" office:value-type="float" office:value="-3.39799783623283">
            <text:p>-3.4</text:p>
          </table:table-cell>
          <table:table-cell table:formula="of:=DEGREES(ACOS(SIN(RADIANS([.$B$2]))*SIN(RADIANS([.T115]))+COS(RADIANS([.$B$2]))*COS(RADIANS([.T115]))*COS(RADIANS([.AC115]))))" office:value-type="float" office:value="30.1530683792574">
            <text:p>30.15</text:p>
          </table:table-cell>
          <table:table-cell table:formula="of:=90-[.AD115]" office:value-type="float" office:value="59.8469316207426">
            <text:p>59.85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937155822291027">
            <text:p>0.01</text:p>
          </table:table-cell>
          <table:table-cell table:formula="of:=[.AE115]+[.AF115]" office:value-type="float" office:value="59.8563031789655">
            <text:p>59.86</text:p>
          </table:table-cell>
          <table:table-cell table:formula="of:=IF([.AC115]&gt;0;MOD(DEGREES(ACOS(((SIN(RADIANS([.$B$2]))*COS(RADIANS([.AD115])))-SIN(RADIANS([.T115])))/(COS(RADIANS([.$B$2]))*SIN(RADIANS([.AD115])))))+180;360);MOD(540-DEGREES(ACOS(((SIN(RADIANS([.$B$2]))*COS(RADIANS([.AD115])))-SIN(RADIANS([.T115])))/(COS(RADIANS([.$B$2]))*SIN(RADIANS([.AD115])))));360))" office:value-type="float" office:value="173.39766146188">
            <text:p>173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5]+1" office:value-type="date" office:date-value="2010-04-25">
            <text:p>4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6]+2415018.5+[.E116]-[.$B$4]/24" office:value-type="float" office:value="2455312.20833333">
            <text:p>2455312.21</text:p>
          </table:table-cell>
          <table:table-cell table:style-name="ce9" table:formula="of:=([.F116]-2451545)/36525" office:value-type="float" office:value="0.103140543007077">
            <text:p>0.10314054</text:p>
          </table:table-cell>
          <table:table-cell/>
          <table:table-cell table:formula="of:=MOD(280.46646+[.G116]*(36000.76983+[.G116]*0.0003032);360)" office:value-type="float" office:value="33.6054121644293">
            <text:p>33.61</text:p>
          </table:table-cell>
          <table:table-cell table:formula="of:=357.52911+[.G116]*(35999.05029-0.0001537*[.G116])" office:value-type="float" office:value="4070.49070301462">
            <text:p>4070.49</text:p>
          </table:table-cell>
          <table:table-cell table:formula="of:=0.016708634-[.G116]*(0.000042037+0.0001537*[.G116])" office:value-type="float" office:value="0.0167026632247569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77975480768287">
            <text:p>1.78</text:p>
          </table:table-cell>
          <table:table-cell table:formula="of:=[.I116]+[.L116]" office:value-type="float" office:value="35.3851669721121">
            <text:p>35.39</text:p>
          </table:table-cell>
          <table:table-cell table:formula="of:=[.J116]+[.L116]" office:value-type="float" office:value="4072.2704578223">
            <text:p>4072.27</text:p>
          </table:table-cell>
          <table:table-cell table:formula="of:=(1.000001018*(1-[.K116]*[.K116]))/(1+[.K116]*COS(RADIANS([.N116])))" office:value-type="float" office:value="1.0060905513657">
            <text:p>1.01</text:p>
          </table:table-cell>
          <table:table-cell table:formula="of:=[.M116]-0.00569-0.00478*SIN(RADIANS(125.04-1934.136*[.G116]))" office:value-type="float" office:value="35.3840819608112">
            <text:p>35.38</text:p>
          </table:table-cell>
          <table:table-cell table:formula="of:=23+(26+((21.448-[.G116]*(46.815+[.G116]*(0.00059-[.G116]*0.001813))))/60)/60" office:value-type="float" office:value="23.4379498531089">
            <text:p>23.44</text:p>
          </table:table-cell>
          <table:table-cell table:formula="of:=[.Q116]+0.00256*COS(RADIANS(125.04-1934.136*[.G116]))" office:value-type="float" office:value="23.4386362289553">
            <text:p>23.44</text:p>
          </table:table-cell>
          <table:table-cell table:formula="of:=DEGREES(ATAN2(COS(RADIANS([.R116]))*SIN(RADIANS([.P116]));COS(RADIANS([.P116]))))" office:value-type="float" office:value="56.9101160870647">
            <text:p>56.91</text:p>
          </table:table-cell>
          <table:table-cell table:formula="of:=DEGREES(ASIN(SIN(RADIANS([.R116]))*SIN(RADIANS([.P116]))))" office:value-type="float" office:value="13.3164218122945">
            <text:p>13.32</text:p>
          </table:table-cell>
          <table:table-cell table:formula="of:=TAN(RADIANS([.R116]/2))*TAN(RADIANS([.R116]/2))" office:value-type="float" office:value="0.0430320561770772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2.06073517914684">
            <text:p>2.06</text:p>
          </table:table-cell>
          <table:table-cell table:formula="of:=DEGREES(ACOS(COS(RADIANS(90.833))/COS(RADIANS([.$B$2]))*COS(RADIANS([.T116]))-TAN(RADIANS([.$B$2]))*TAN(RADIANS([.T116]))))" office:value-type="float" office:value="103.89027632692">
            <text:p>103.89</text:p>
          </table:table-cell>
          <table:table-cell table:style-name="ce7" table:formula="of:=(720-4*[.$B$3]-[.V116]+[.$B$4]*60)/1440" office:value-type="float" office:value="0.50931893390337">
            <text:p>12:13:25</text:p>
          </table:table-cell>
          <table:table-cell table:style-name="ce7" table:formula="of:=([.X116]*1440-[.W116]*4)/1440" office:value-type="float" office:value="0.220734832995258">
            <text:p>5:17:51</text:p>
          </table:table-cell>
          <table:table-cell table:style-name="ce7" table:formula="of:=([.X116]*1440+[.W116]*4)/1440" office:value-type="float" office:value="0.797903034811482">
            <text:p>19:08:59</text:p>
          </table:table-cell>
          <table:table-cell table:formula="of:=8*[.W116]" office:value-type="float" office:value="831.122210615362">
            <text:p>831.12</text:p>
          </table:table-cell>
          <table:table-cell table:formula="of:=MOD([.E116]*1440+[.V116]+4*[.$B$3]-60*[.$B$4];1440)" office:value-type="float" office:value="706.580735179147">
            <text:p>706.58</text:p>
          </table:table-cell>
          <table:table-cell table:formula="of:=IF([.AB116]/4&lt;0;[.AB116]/4+180;[.AB116]/4-180)" office:value-type="float" office:value="-3.3548162052133">
            <text:p>-3.35</text:p>
          </table:table-cell>
          <table:table-cell table:formula="of:=DEGREES(ACOS(SIN(RADIANS([.$B$2]))*SIN(RADIANS([.T116]))+COS(RADIANS([.$B$2]))*COS(RADIANS([.T116]))*COS(RADIANS([.AC116]))))" office:value-type="float" office:value="29.8243862570554">
            <text:p>29.82</text:p>
          </table:table-cell>
          <table:table-cell table:formula="of:=90-[.AD116]" office:value-type="float" office:value="60.1756137429446">
            <text:p>60.18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924829122771753">
            <text:p>0.01</text:p>
          </table:table-cell>
          <table:table-cell table:formula="of:=[.AE116]+[.AF116]" office:value-type="float" office:value="60.1848620341723">
            <text:p>60.18</text:p>
          </table:table-cell>
          <table:table-cell table:formula="of:=IF([.AC116]&gt;0;MOD(DEGREES(ACOS(((SIN(RADIANS([.$B$2]))*COS(RADIANS([.AD116])))-SIN(RADIANS([.T116])))/(COS(RADIANS([.$B$2]))*SIN(RADIANS([.AD116])))))+180;360);MOD(540-DEGREES(ACOS(((SIN(RADIANS([.$B$2]))*COS(RADIANS([.AD116])))-SIN(RADIANS([.T116])))/(COS(RADIANS([.$B$2]))*SIN(RADIANS([.AD116])))));360))" office:value-type="float" office:value="173.425222082331">
            <text:p>173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6]+1" office:value-type="date" office:date-value="2010-04-26">
            <text:p>4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7]+2415018.5+[.E117]-[.$B$4]/24" office:value-type="float" office:value="2455313.20833333">
            <text:p>2455313.21</text:p>
          </table:table-cell>
          <table:table-cell table:style-name="ce9" table:formula="of:=([.F117]-2451545)/36525" office:value-type="float" office:value="0.103167921514948">
            <text:p>0.10316792</text:p>
          </table:table-cell>
          <table:table-cell/>
          <table:table-cell table:formula="of:=MOD(280.46646+[.G117]*(36000.76983+[.G117]*0.0003032);360)" office:value-type="float" office:value="34.5910595263063">
            <text:p>34.59</text:p>
          </table:table-cell>
          <table:table-cell table:formula="of:=357.52911+[.G117]*(35999.05029-0.0001537*[.G117])" office:value-type="float" office:value="4071.47630329547">
            <text:p>4071.48</text:p>
          </table:table-cell>
          <table:table-cell table:formula="of:=0.016708634-[.G117]*(0.000042037+0.0001537*[.G117])" office:value-type="float" office:value="0.0167026612056847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76746606971672">
            <text:p>1.77</text:p>
          </table:table-cell>
          <table:table-cell table:formula="of:=[.I117]+[.L117]" office:value-type="float" office:value="36.358525596023">
            <text:p>36.36</text:p>
          </table:table-cell>
          <table:table-cell table:formula="of:=[.J117]+[.L117]" office:value-type="float" office:value="4073.24376936519">
            <text:p>4073.24</text:p>
          </table:table-cell>
          <table:table-cell table:formula="of:=(1.000001018*(1-[.K117]*[.K117]))/(1+[.K117]*COS(RADIANS([.N117])))" office:value-type="float" office:value="1.00635553602849">
            <text:p>1.01</text:p>
          </table:table-cell>
          <table:table-cell table:formula="of:=[.M117]-0.00569-0.00478*SIN(RADIANS(125.04-1934.136*[.G117]))" office:value-type="float" office:value="36.3574417672251">
            <text:p>36.36</text:p>
          </table:table-cell>
          <table:table-cell table:formula="of:=23+(26+((21.448-[.G117]*(46.815+[.G117]*(0.00059-[.G117]*0.001813))))/60)/60" office:value-type="float" office:value="23.4379494970737">
            <text:p>23.44</text:p>
          </table:table-cell>
          <table:table-cell table:formula="of:=[.Q117]+0.00256*COS(RADIANS(125.04-1934.136*[.G117]))" office:value-type="float" office:value="23.4386335932575">
            <text:p>23.44</text:p>
          </table:table-cell>
          <table:table-cell table:formula="of:=DEGREES(ATAN2(COS(RADIANS([.R117]))*SIN(RADIANS([.P117]));COS(RADIANS([.P117]))))" office:value-type="float" office:value="55.9657686760034">
            <text:p>55.97</text:p>
          </table:table-cell>
          <table:table-cell table:formula="of:=DEGREES(ASIN(SIN(RADIANS([.R117]))*SIN(RADIANS([.P117]))))" office:value-type="float" office:value="13.6390414842605">
            <text:p>13.64</text:p>
          </table:table-cell>
          <table:table-cell table:formula="of:=TAN(RADIANS([.R117]/2))*TAN(RADIANS([.R117]/2))" office:value-type="float" office:value="0.0430320462237873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2.22537500744204">
            <text:p>2.23</text:p>
          </table:table-cell>
          <table:table-cell table:formula="of:=DEGREES(ACOS(COS(RADIANS(90.833))/COS(RADIANS([.$B$2]))*COS(RADIANS([.T117]))-TAN(RADIANS([.$B$2]))*TAN(RADIANS([.T117]))))" office:value-type="float" office:value="104.216681099757">
            <text:p>104.22</text:p>
          </table:table-cell>
          <table:table-cell table:style-name="ce7" table:formula="of:=(720-4*[.$B$3]-[.V117]+[.$B$4]*60)/1440" office:value-type="float" office:value="0.509204600689276">
            <text:p>12:13:15</text:p>
          </table:table-cell>
          <table:table-cell table:style-name="ce7" table:formula="of:=([.X117]*1440-[.W117]*4)/1440" office:value-type="float" office:value="0.219713819856618">
            <text:p>5:16:23</text:p>
          </table:table-cell>
          <table:table-cell table:style-name="ce7" table:formula="of:=([.X117]*1440+[.W117]*4)/1440" office:value-type="float" office:value="0.798695381521934">
            <text:p>19:10:07</text:p>
          </table:table-cell>
          <table:table-cell table:formula="of:=8*[.W117]" office:value-type="float" office:value="833.733448798055">
            <text:p>833.73</text:p>
          </table:table-cell>
          <table:table-cell table:formula="of:=MOD([.E117]*1440+[.V117]+4*[.$B$3]-60*[.$B$4];1440)" office:value-type="float" office:value="706.745375007442">
            <text:p>706.75</text:p>
          </table:table-cell>
          <table:table-cell table:formula="of:=IF([.AB117]/4&lt;0;[.AB117]/4+180;[.AB117]/4-180)" office:value-type="float" office:value="-3.31365624813949">
            <text:p>-3.31</text:p>
          </table:table-cell>
          <table:table-cell table:formula="of:=DEGREES(ACOS(SIN(RADIANS([.$B$2]))*SIN(RADIANS([.T117]))+COS(RADIANS([.$B$2]))*COS(RADIANS([.T117]))*COS(RADIANS([.AC117]))))" office:value-type="float" office:value="29.4995201664157">
            <text:p>29.5</text:p>
          </table:table-cell>
          <table:table-cell table:formula="of:=90-[.AD117]" office:value-type="float" office:value="60.5004798335843">
            <text:p>60.5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912724572238924">
            <text:p>0.01</text:p>
          </table:table-cell>
          <table:table-cell table:formula="of:=[.AE117]+[.AF117]" office:value-type="float" office:value="60.5096070793067">
            <text:p>60.51</text:p>
          </table:table-cell>
          <table:table-cell table:formula="of:=IF([.AC117]&gt;0;MOD(DEGREES(ACOS(((SIN(RADIANS([.$B$2]))*COS(RADIANS([.AD117])))-SIN(RADIANS([.T117])))/(COS(RADIANS([.$B$2]))*SIN(RADIANS([.AD117])))))+180;360);MOD(540-DEGREES(ACOS(((SIN(RADIANS([.$B$2]))*COS(RADIANS([.AD117])))-SIN(RADIANS([.T117])))/(COS(RADIANS([.$B$2]))*SIN(RADIANS([.AD117])))));360))" office:value-type="float" office:value="173.449770742956">
            <text:p>173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7]+1" office:value-type="date" office:date-value="2010-04-27">
            <text:p>4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8]+2415018.5+[.E118]-[.$B$4]/24" office:value-type="float" office:value="2455314.20833333">
            <text:p>2455314.21</text:p>
          </table:table-cell>
          <table:table-cell table:style-name="ce9" table:formula="of:=([.F118]-2451545)/36525" office:value-type="float" office:value="0.10319530002282">
            <text:p>0.10319530</text:p>
          </table:table-cell>
          <table:table-cell/>
          <table:table-cell table:formula="of:=MOD(280.46646+[.G118]*(36000.76983+[.G118]*0.0003032);360)" office:value-type="float" office:value="35.5767068881833">
            <text:p>35.58</text:p>
          </table:table-cell>
          <table:table-cell table:formula="of:=357.52911+[.G118]*(35999.05029-0.0001537*[.G118])" office:value-type="float" office:value="4072.46190357633">
            <text:p>4072.46</text:p>
          </table:table-cell>
          <table:table-cell table:formula="of:=0.016708634-[.G118]*(0.000042037+0.0001537*[.G118])" office:value-type="float" office:value="0.0167026591863821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75466672046863">
            <text:p>1.75</text:p>
          </table:table-cell>
          <table:table-cell table:formula="of:=[.I118]+[.L118]" office:value-type="float" office:value="37.3313736086519">
            <text:p>37.33</text:p>
          </table:table-cell>
          <table:table-cell table:formula="of:=[.J118]+[.L118]" office:value-type="float" office:value="4074.2165702968">
            <text:p>4074.22</text:p>
          </table:table-cell>
          <table:table-cell table:formula="of:=(1.000001018*(1-[.K118]*[.K118]))/(1+[.K118]*COS(RADIANS([.N118])))" office:value-type="float" office:value="1.00661859472623">
            <text:p>1.01</text:p>
          </table:table-cell>
          <table:table-cell table:formula="of:=[.M118]-0.00569-0.00478*SIN(RADIANS(125.04-1934.136*[.G118]))" office:value-type="float" office:value="37.3302909584227">
            <text:p>37.33</text:p>
          </table:table-cell>
          <table:table-cell table:formula="of:=23+(26+((21.448-[.G118]*(46.815+[.G118]*(0.00059-[.G118]*0.001813))))/60)/60" office:value-type="float" office:value="23.4379491410385">
            <text:p>23.44</text:p>
          </table:table-cell>
          <table:table-cell table:formula="of:=[.Q118]+0.00256*COS(RADIANS(125.04-1934.136*[.G118]))" office:value-type="float" office:value="23.4386309569754">
            <text:p>23.44</text:p>
          </table:table-cell>
          <table:table-cell table:formula="of:=DEGREES(ATAN2(COS(RADIANS([.R118]))*SIN(RADIANS([.P118]));COS(RADIANS([.P118]))))" office:value-type="float" office:value="55.0193490612123">
            <text:p>55.02</text:p>
          </table:table-cell>
          <table:table-cell table:formula="of:=DEGREES(ASIN(SIN(RADIANS([.R118]))*SIN(RADIANS([.P118]))))" office:value-type="float" office:value="13.9579182959726">
            <text:p>13.96</text:p>
          </table:table-cell>
          <table:table-cell table:formula="of:=TAN(RADIANS([.R118]/2))*TAN(RADIANS([.R118]/2))" office:value-type="float" office:value="0.0430320362682919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2.38175906806143">
            <text:p>2.38</text:p>
          </table:table-cell>
          <table:table-cell table:formula="of:=DEGREES(ACOS(COS(RADIANS(90.833))/COS(RADIANS([.$B$2]))*COS(RADIANS([.T118]))-TAN(RADIANS([.$B$2]))*TAN(RADIANS([.T118]))))" office:value-type="float" office:value="104.540610664563">
            <text:p>104.54</text:p>
          </table:table-cell>
          <table:table-cell table:style-name="ce7" table:formula="of:=(720-4*[.$B$3]-[.V118]+[.$B$4]*60)/1440" office:value-type="float" office:value="0.509096000647179">
            <text:p>12:13:06</text:p>
          </table:table-cell>
          <table:table-cell table:style-name="ce7" table:formula="of:=([.X118]*1440-[.W118]*4)/1440" office:value-type="float" office:value="0.218705415467838">
            <text:p>5:14:56</text:p>
          </table:table-cell>
          <table:table-cell table:style-name="ce7" table:formula="of:=([.X118]*1440+[.W118]*4)/1440" office:value-type="float" office:value="0.799486585826522">
            <text:p>19:11:16</text:p>
          </table:table-cell>
          <table:table-cell table:formula="of:=8*[.W118]" office:value-type="float" office:value="836.324885316505">
            <text:p>836.32</text:p>
          </table:table-cell>
          <table:table-cell table:formula="of:=MOD([.E118]*1440+[.V118]+4*[.$B$3]-60*[.$B$4];1440)" office:value-type="float" office:value="706.901759068061">
            <text:p>706.9</text:p>
          </table:table-cell>
          <table:table-cell table:formula="of:=IF([.AB118]/4&lt;0;[.AB118]/4+180;[.AB118]/4-180)" office:value-type="float" office:value="-3.27456023298464">
            <text:p>-3.27</text:p>
          </table:table-cell>
          <table:table-cell table:formula="of:=DEGREES(ACOS(SIN(RADIANS([.$B$2]))*SIN(RADIANS([.T118]))+COS(RADIANS([.$B$2]))*COS(RADIANS([.T118]))*COS(RADIANS([.AC118]))))" office:value-type="float" office:value="29.1785619545314">
            <text:p>29.18</text:p>
          </table:table-cell>
          <table:table-cell table:formula="of:=90-[.AD118]" office:value-type="float" office:value="60.8214380454686">
            <text:p>60.8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900841294827401">
            <text:p>0.01</text:p>
          </table:table-cell>
          <table:table-cell table:formula="of:=[.AE118]+[.AF118]" office:value-type="float" office:value="60.8304464584169">
            <text:p>60.83</text:p>
          </table:table-cell>
          <table:table-cell table:formula="of:=IF([.AC118]&gt;0;MOD(DEGREES(ACOS(((SIN(RADIANS([.$B$2]))*COS(RADIANS([.AD118])))-SIN(RADIANS([.T118])))/(COS(RADIANS([.$B$2]))*SIN(RADIANS([.AD118])))))+180;360);MOD(540-DEGREES(ACOS(((SIN(RADIANS([.$B$2]))*COS(RADIANS([.AD118])))-SIN(RADIANS([.T118])))/(COS(RADIANS([.$B$2]))*SIN(RADIANS([.AD118])))));360))" office:value-type="float" office:value="173.471156001161">
            <text:p>173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8]+1" office:value-type="date" office:date-value="2010-04-28">
            <text:p>4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9]+2415018.5+[.E119]-[.$B$4]/24" office:value-type="float" office:value="2455315.20833333">
            <text:p>2455315.21</text:p>
          </table:table-cell>
          <table:table-cell table:style-name="ce9" table:formula="of:=([.F119]-2451545)/36525" office:value-type="float" office:value="0.103222678530691">
            <text:p>0.10322268</text:p>
          </table:table-cell>
          <table:table-cell/>
          <table:table-cell table:formula="of:=MOD(280.46646+[.G119]*(36000.76983+[.G119]*0.0003032);360)" office:value-type="float" office:value="36.5623542500612">
            <text:p>36.56</text:p>
          </table:table-cell>
          <table:table-cell table:formula="of:=357.52911+[.G119]*(35999.05029-0.0001537*[.G119])" office:value-type="float" office:value="4073.44750385719">
            <text:p>4073.45</text:p>
          </table:table-cell>
          <table:table-cell table:formula="of:=0.016708634-[.G119]*(0.000042037+0.0001537*[.G119])" office:value-type="float" office:value="0.0167026571668491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74136095450796">
            <text:p>1.74</text:p>
          </table:table-cell>
          <table:table-cell table:formula="of:=[.I119]+[.L119]" office:value-type="float" office:value="38.3037152045691">
            <text:p>38.3</text:p>
          </table:table-cell>
          <table:table-cell table:formula="of:=[.J119]+[.L119]" office:value-type="float" office:value="4075.18886481169">
            <text:p>4075.19</text:p>
          </table:table-cell>
          <table:table-cell table:formula="of:=(1.000001018*(1-[.K119]*[.K119]))/(1+[.K119]*COS(RADIANS([.N119])))" office:value-type="float" office:value="1.00687965265497">
            <text:p>1.01</text:p>
          </table:table-cell>
          <table:table-cell table:formula="of:=[.M119]-0.00569-0.00478*SIN(RADIANS(125.04-1934.136*[.G119]))" office:value-type="float" office:value="38.302633728973">
            <text:p>38.3</text:p>
          </table:table-cell>
          <table:table-cell table:formula="of:=23+(26+((21.448-[.G119]*(46.815+[.G119]*(0.00059-[.G119]*0.001813))))/60)/60" office:value-type="float" office:value="23.4379487850034">
            <text:p>23.44</text:p>
          </table:table-cell>
          <table:table-cell table:formula="of:=[.Q119]+0.00256*COS(RADIANS(125.04-1934.136*[.G119]))" office:value-type="float" office:value="23.4386283201109">
            <text:p>23.44</text:p>
          </table:table-cell>
          <table:table-cell table:formula="of:=DEGREES(ATAN2(COS(RADIANS([.R119]))*SIN(RADIANS([.P119]));COS(RADIANS([.P119]))))" office:value-type="float" office:value="54.0708173694408">
            <text:p>54.07</text:p>
          </table:table-cell>
          <table:table-cell table:formula="of:=DEGREES(ASIN(SIN(RADIANS([.R119]))*SIN(RADIANS([.P119]))))" office:value-type="float" office:value="14.2729623993699">
            <text:p>14.27</text:p>
          </table:table-cell>
          <table:table-cell table:formula="of:=TAN(RADIANS([.R119]/2))*TAN(RADIANS([.R119]/2))" office:value-type="float" office:value="0.0430320263105985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2.52972749072809">
            <text:p>2.53</text:p>
          </table:table-cell>
          <table:table-cell table:formula="of:=DEGREES(ACOS(COS(RADIANS(90.833))/COS(RADIANS([.$B$2]))*COS(RADIANS([.T119]))-TAN(RADIANS([.$B$2]))*TAN(RADIANS([.T119]))))" office:value-type="float" office:value="104.861966536823">
            <text:p>104.86</text:p>
          </table:table-cell>
          <table:table-cell table:style-name="ce7" table:formula="of:=(720-4*[.$B$3]-[.V119]+[.$B$4]*60)/1440" office:value-type="float" office:value="0.508993244798105">
            <text:p>12:12:57</text:p>
          </table:table-cell>
          <table:table-cell table:style-name="ce7" table:formula="of:=([.X119]*1440-[.W119]*4)/1440" office:value-type="float" office:value="0.217710004418042">
            <text:p>5:13:30</text:p>
          </table:table-cell>
          <table:table-cell table:style-name="ce7" table:formula="of:=([.X119]*1440+[.W119]*4)/1440" office:value-type="float" office:value="0.800276485178169">
            <text:p>19:12:24</text:p>
          </table:table-cell>
          <table:table-cell table:formula="of:=8*[.W119]" office:value-type="float" office:value="838.895732294584">
            <text:p>838.9</text:p>
          </table:table-cell>
          <table:table-cell table:formula="of:=MOD([.E119]*1440+[.V119]+4*[.$B$3]-60*[.$B$4];1440)" office:value-type="float" office:value="707.049727490728">
            <text:p>707.05</text:p>
          </table:table-cell>
          <table:table-cell table:formula="of:=IF([.AB119]/4&lt;0;[.AB119]/4+180;[.AB119]/4-180)" office:value-type="float" office:value="-3.23756812731798">
            <text:p>-3.24</text:p>
          </table:table-cell>
          <table:table-cell table:formula="of:=DEGREES(ACOS(SIN(RADIANS([.$B$2]))*SIN(RADIANS([.T119]))+COS(RADIANS([.$B$2]))*COS(RADIANS([.T119]))*COS(RADIANS([.AC119]))))" office:value-type="float" office:value="28.8616030314779">
            <text:p>28.86</text:p>
          </table:table-cell>
          <table:table-cell table:formula="of:=90-[.AD119]" office:value-type="float" office:value="61.1383969685221">
            <text:p>61.14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88917848143654">
            <text:p>0.01</text:p>
          </table:table-cell>
          <table:table-cell table:formula="of:=[.AE119]+[.AF119]" office:value-type="float" office:value="61.1472887533365">
            <text:p>61.15</text:p>
          </table:table-cell>
          <table:table-cell table:formula="of:=IF([.AC119]&gt;0;MOD(DEGREES(ACOS(((SIN(RADIANS([.$B$2]))*COS(RADIANS([.AD119])))-SIN(RADIANS([.T119])))/(COS(RADIANS([.$B$2]))*SIN(RADIANS([.AD119])))))+180;360);MOD(540-DEGREES(ACOS(((SIN(RADIANS([.$B$2]))*COS(RADIANS([.AD119])))-SIN(RADIANS([.T119])))/(COS(RADIANS([.$B$2]))*SIN(RADIANS([.AD119])))));360))" office:value-type="float" office:value="173.489227321351">
            <text:p>173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9]+1" office:value-type="date" office:date-value="2010-04-29">
            <text:p>4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0]+2415018.5+[.E120]-[.$B$4]/24" office:value-type="float" office:value="2455316.20833333">
            <text:p>2455316.21</text:p>
          </table:table-cell>
          <table:table-cell table:style-name="ce9" table:formula="of:=([.F120]-2451545)/36525" office:value-type="float" office:value="0.103250057038562">
            <text:p>0.10325006</text:p>
          </table:table-cell>
          <table:table-cell/>
          <table:table-cell table:formula="of:=MOD(280.46646+[.G120]*(36000.76983+[.G120]*0.0003032);360)" office:value-type="float" office:value="37.5480016119395">
            <text:p>37.55</text:p>
          </table:table-cell>
          <table:table-cell table:formula="of:=357.52911+[.G120]*(35999.05029-0.0001537*[.G120])" office:value-type="float" office:value="4074.43310413804">
            <text:p>4074.43</text:p>
          </table:table-cell>
          <table:table-cell table:formula="of:=0.016708634-[.G120]*(0.000042037+0.0001537*[.G120])" office:value-type="float" office:value="0.0167026551470857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72755310072819">
            <text:p>1.73</text:p>
          </table:table-cell>
          <table:table-cell table:formula="of:=[.I120]+[.L120]" office:value-type="float" office:value="39.2755547126677">
            <text:p>39.28</text:p>
          </table:table-cell>
          <table:table-cell table:formula="of:=[.J120]+[.L120]" office:value-type="float" office:value="4076.16065723877">
            <text:p>4076.16</text:p>
          </table:table-cell>
          <table:table-cell table:formula="of:=(1.000001018*(1-[.K120]*[.K120]))/(1+[.K120]*COS(RADIANS([.N120])))" office:value-type="float" office:value="1.00713863569637">
            <text:p>1.01</text:p>
          </table:table-cell>
          <table:table-cell table:formula="of:=[.M120]-0.00569-0.00478*SIN(RADIANS(125.04-1934.136*[.G120]))" office:value-type="float" office:value="39.2744744077683">
            <text:p>39.27</text:p>
          </table:table-cell>
          <table:table-cell table:formula="of:=23+(26+((21.448-[.G120]*(46.815+[.G120]*(0.00059-[.G120]*0.001813))))/60)/60" office:value-type="float" office:value="23.4379484289682">
            <text:p>23.44</text:p>
          </table:table-cell>
          <table:table-cell table:formula="of:=[.Q120]+0.00256*COS(RADIANS(125.04-1934.136*[.G120]))" office:value-type="float" office:value="23.438625682666">
            <text:p>23.44</text:p>
          </table:table-cell>
          <table:table-cell table:formula="of:=DEGREES(ATAN2(COS(RADIANS([.R120]))*SIN(RADIANS([.P120]));COS(RADIANS([.P120]))))" office:value-type="float" office:value="53.1201361539386">
            <text:p>53.12</text:p>
          </table:table-cell>
          <table:table-cell table:formula="of:=DEGREES(ASIN(SIN(RADIANS([.R120]))*SIN(RADIANS([.P120]))))" office:value-type="float" office:value="14.5840843639639">
            <text:p>14.58</text:p>
          </table:table-cell>
          <table:table-cell table:formula="of:=TAN(RADIANS([.R120]/2))*TAN(RADIANS([.R120]/2))" office:value-type="float" office:value="0.0430320163507143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2.6691299060635">
            <text:p>2.67</text:p>
          </table:table-cell>
          <table:table-cell table:formula="of:=DEGREES(ACOS(COS(RADIANS(90.833))/COS(RADIANS([.$B$2]))*COS(RADIANS([.T120]))-TAN(RADIANS([.$B$2]))*TAN(RADIANS([.T120]))))" office:value-type="float" office:value="105.180647596277">
            <text:p>105.18</text:p>
          </table:table-cell>
          <table:table-cell table:style-name="ce7" table:formula="of:=(720-4*[.$B$3]-[.V120]+[.$B$4]*60)/1440" office:value-type="float" office:value="0.508896437565234">
            <text:p>12:12:49</text:p>
          </table:table-cell>
          <table:table-cell table:style-name="ce7" table:formula="of:=([.X120]*1440-[.W120]*4)/1440" office:value-type="float" office:value="0.216727972020021">
            <text:p>5:12:05</text:p>
          </table:table-cell>
          <table:table-cell table:style-name="ce7" table:formula="of:=([.X120]*1440+[.W120]*4)/1440" office:value-type="float" office:value="0.801064903110446">
            <text:p>19:13:32</text:p>
          </table:table-cell>
          <table:table-cell table:formula="of:=8*[.W120]" office:value-type="float" office:value="841.445180770212">
            <text:p>841.45</text:p>
          </table:table-cell>
          <table:table-cell table:formula="of:=MOD([.E120]*1440+[.V120]+4*[.$B$3]-60*[.$B$4];1440)" office:value-type="float" office:value="707.189129906064">
            <text:p>707.19</text:p>
          </table:table-cell>
          <table:table-cell table:formula="of:=IF([.AB120]/4&lt;0;[.AB120]/4+180;[.AB120]/4-180)" office:value-type="float" office:value="-3.20271752348413">
            <text:p>-3.2</text:p>
          </table:table-cell>
          <table:table-cell table:formula="of:=DEGREES(ACOS(SIN(RADIANS([.$B$2]))*SIN(RADIANS([.T120]))+COS(RADIANS([.$B$2]))*COS(RADIANS([.T120]))*COS(RADIANS([.AC120]))))" office:value-type="float" office:value="28.5487343654647">
            <text:p>28.55</text:p>
          </table:table-cell>
          <table:table-cell table:formula="of:=90-[.AD120]" office:value-type="float" office:value="61.4512656345353">
            <text:p>61.45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877735389384102">
            <text:p>0.01</text:p>
          </table:table-cell>
          <table:table-cell table:formula="of:=[.AE120]+[.AF120]" office:value-type="float" office:value="61.4600429884291">
            <text:p>61.46</text:p>
          </table:table-cell>
          <table:table-cell table:formula="of:=IF([.AC120]&gt;0;MOD(DEGREES(ACOS(((SIN(RADIANS([.$B$2]))*COS(RADIANS([.AD120])))-SIN(RADIANS([.T120])))/(COS(RADIANS([.$B$2]))*SIN(RADIANS([.AD120])))))+180;360);MOD(540-DEGREES(ACOS(((SIN(RADIANS([.$B$2]))*COS(RADIANS([.AD120])))-SIN(RADIANS([.T120])))/(COS(RADIANS([.$B$2]))*SIN(RADIANS([.AD120])))));360))" office:value-type="float" office:value="173.503835473647">
            <text:p>173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0]+1" office:value-type="date" office:date-value="2010-04-30">
            <text:p>4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1]+2415018.5+[.E121]-[.$B$4]/24" office:value-type="float" office:value="2455317.20833333">
            <text:p>2455317.21</text:p>
          </table:table-cell>
          <table:table-cell table:style-name="ce9" table:formula="of:=([.F121]-2451545)/36525" office:value-type="float" office:value="0.103277435546434">
            <text:p>0.10327744</text:p>
          </table:table-cell>
          <table:table-cell/>
          <table:table-cell table:formula="of:=MOD(280.46646+[.G121]*(36000.76983+[.G121]*0.0003032);360)" office:value-type="float" office:value="38.5336489738183">
            <text:p>38.53</text:p>
          </table:table-cell>
          <table:table-cell table:formula="of:=357.52911+[.G121]*(35999.05029-0.0001537*[.G121])" office:value-type="float" office:value="4075.4187044189">
            <text:p>4075.42</text:p>
          </table:table-cell>
          <table:table-cell table:formula="of:=0.016708634-[.G121]*(0.000042037+0.0001537*[.G121])" office:value-type="float" office:value="0.0167026531270918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71324762065136">
            <text:p>1.71</text:p>
          </table:table-cell>
          <table:table-cell table:formula="of:=[.I121]+[.L121]" office:value-type="float" office:value="40.2468965944697">
            <text:p>40.25</text:p>
          </table:table-cell>
          <table:table-cell table:formula="of:=[.J121]+[.L121]" office:value-type="float" office:value="4077.13195203955">
            <text:p>4077.13</text:p>
          </table:table-cell>
          <table:table-cell table:formula="of:=(1.000001018*(1-[.K121]*[.K121]))/(1+[.K121]*COS(RADIANS([.N121])))" office:value-type="float" office:value="1.00739547043584">
            <text:p>1.01</text:p>
          </table:table-cell>
          <table:table-cell table:formula="of:=[.M121]-0.00569-0.00478*SIN(RADIANS(125.04-1934.136*[.G121]))" office:value-type="float" office:value="40.2458174563294">
            <text:p>40.25</text:p>
          </table:table-cell>
          <table:table-cell table:formula="of:=23+(26+((21.448-[.G121]*(46.815+[.G121]*(0.00059-[.G121]*0.001813))))/60)/60" office:value-type="float" office:value="23.437948072933">
            <text:p>23.44</text:p>
          </table:table-cell>
          <table:table-cell table:formula="of:=[.Q121]+0.00256*COS(RADIANS(125.04-1934.136*[.G121]))" office:value-type="float" office:value="23.4386230446425">
            <text:p>23.44</text:p>
          </table:table-cell>
          <table:table-cell table:formula="of:=DEGREES(ATAN2(COS(RADIANS([.R121]))*SIN(RADIANS([.P121]));COS(RADIANS([.P121]))))" office:value-type="float" office:value="52.1672704616619">
            <text:p>52.17</text:p>
          </table:table-cell>
          <table:table-cell table:formula="of:=DEGREES(ASIN(SIN(RADIANS([.R121]))*SIN(RADIANS([.P121]))))" office:value-type="float" office:value="14.8911952031989">
            <text:p>14.89</text:p>
          </table:table-cell>
          <table:table-cell table:formula="of:=TAN(RADIANS([.R121]/2))*TAN(RADIANS([.R121]/2))" office:value-type="float" office:value="0.0430320063886468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2.79982574362558">
            <text:p>2.8</text:p>
          </table:table-cell>
          <table:table-cell table:formula="of:=DEGREES(ACOS(COS(RADIANS(90.833))/COS(RADIANS([.$B$2]))*COS(RADIANS([.T121]))-TAN(RADIANS([.$B$2]))*TAN(RADIANS([.T121]))))" office:value-type="float" office:value="105.496550086362">
            <text:p>105.5</text:p>
          </table:table-cell>
          <table:table-cell table:style-name="ce7" table:formula="of:=(720-4*[.$B$3]-[.V121]+[.$B$4]*60)/1440" office:value-type="float" office:value="0.508805676566927">
            <text:p>12:12:41</text:p>
          </table:table-cell>
          <table:table-cell table:style-name="ce7" table:formula="of:=([.X121]*1440-[.W121]*4)/1440" office:value-type="float" office:value="0.215759704104809">
            <text:p>5:10:42</text:p>
          </table:table-cell>
          <table:table-cell table:style-name="ce7" table:formula="of:=([.X121]*1440+[.W121]*4)/1440" office:value-type="float" office:value="0.801851649029044">
            <text:p>19:14:40</text:p>
          </table:table-cell>
          <table:table-cell table:formula="of:=8*[.W121]" office:value-type="float" office:value="843.972400690899">
            <text:p>843.97</text:p>
          </table:table-cell>
          <table:table-cell table:formula="of:=MOD([.E121]*1440+[.V121]+4*[.$B$3]-60*[.$B$4];1440)" office:value-type="float" office:value="707.319825743626">
            <text:p>707.32</text:p>
          </table:table-cell>
          <table:table-cell table:formula="of:=IF([.AB121]/4&lt;0;[.AB121]/4+180;[.AB121]/4-180)" office:value-type="float" office:value="-3.17004356409362">
            <text:p>-3.17</text:p>
          </table:table-cell>
          <table:table-cell table:formula="of:=DEGREES(ACOS(SIN(RADIANS([.$B$2]))*SIN(RADIANS([.T121]))+COS(RADIANS([.$B$2]))*COS(RADIANS([.T121]))*COS(RADIANS([.AC121]))))" office:value-type="float" office:value="28.2400464760366">
            <text:p>28.24</text:p>
          </table:table-cell>
          <table:table-cell table:formula="of:=90-[.AD121]" office:value-type="float" office:value="61.7599535239634">
            <text:p>61.76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866511341936987">
            <text:p>0.01</text:p>
          </table:table-cell>
          <table:table-cell table:formula="of:=[.AE121]+[.AF121]" office:value-type="float" office:value="61.7686186373828">
            <text:p>61.77</text:p>
          </table:table-cell>
          <table:table-cell table:formula="of:=IF([.AC121]&gt;0;MOD(DEGREES(ACOS(((SIN(RADIANS([.$B$2]))*COS(RADIANS([.AD121])))-SIN(RADIANS([.T121])))/(COS(RADIANS([.$B$2]))*SIN(RADIANS([.AD121])))))+180;360);MOD(540-DEGREES(ACOS(((SIN(RADIANS([.$B$2]))*COS(RADIANS([.AD121])))-SIN(RADIANS([.T121])))/(COS(RADIANS([.$B$2]))*SIN(RADIANS([.AD121])))));360))" office:value-type="float" office:value="173.514832960873">
            <text:p>17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1]+1" office:value-type="date" office:date-value="2010-05-01">
            <text:p>5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2]+2415018.5+[.E122]-[.$B$4]/24" office:value-type="float" office:value="2455318.20833333">
            <text:p>2455318.21</text:p>
          </table:table-cell>
          <table:table-cell table:style-name="ce9" table:formula="of:=([.F122]-2451545)/36525" office:value-type="float" office:value="0.103304814054305">
            <text:p>0.10330481</text:p>
          </table:table-cell>
          <table:table-cell/>
          <table:table-cell table:formula="of:=MOD(280.46646+[.G122]*(36000.76983+[.G122]*0.0003032);360)" office:value-type="float" office:value="39.5192963356976">
            <text:p>39.52</text:p>
          </table:table-cell>
          <table:table-cell table:formula="of:=357.52911+[.G122]*(35999.05029-0.0001537*[.G122])" office:value-type="float" office:value="4076.40430469975">
            <text:p>4076.4</text:p>
          </table:table-cell>
          <table:table-cell table:formula="of:=0.016708634-[.G122]*(0.000042037+0.0001537*[.G122])" office:value-type="float" office:value="0.0167026511068675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69844910671267">
            <text:p>1.7</text:p>
          </table:table-cell>
          <table:table-cell table:formula="of:=[.I122]+[.L122]" office:value-type="float" office:value="41.2177454424103">
            <text:p>41.22</text:p>
          </table:table-cell>
          <table:table-cell table:formula="of:=[.J122]+[.L122]" office:value-type="float" office:value="4078.10275380647">
            <text:p>4078.1</text:p>
          </table:table-cell>
          <table:table-cell table:formula="of:=(1.000001018*(1-[.K122]*[.K122]))/(1+[.K122]*COS(RADIANS([.N122])))" office:value-type="float" office:value="1.00765008418043">
            <text:p>1.01</text:p>
          </table:table-cell>
          <table:table-cell table:formula="of:=[.M122]-0.00569-0.00478*SIN(RADIANS(125.04-1934.136*[.G122]))" office:value-type="float" office:value="41.2166674670906">
            <text:p>41.22</text:p>
          </table:table-cell>
          <table:table-cell table:formula="of:=23+(26+((21.448-[.G122]*(46.815+[.G122]*(0.00059-[.G122]*0.001813))))/60)/60" office:value-type="float" office:value="23.4379477168979">
            <text:p>23.44</text:p>
          </table:table-cell>
          <table:table-cell table:formula="of:=[.Q122]+0.00256*COS(RADIANS(125.04-1934.136*[.G122]))" office:value-type="float" office:value="23.4386204060425">
            <text:p>23.44</text:p>
          </table:table-cell>
          <table:table-cell table:formula="of:=DEGREES(ATAN2(COS(RADIANS([.R122]))*SIN(RADIANS([.P122]));COS(RADIANS([.P122]))))" office:value-type="float" office:value="51.2121878997976">
            <text:p>51.21</text:p>
          </table:table-cell>
          <table:table-cell table:formula="of:=DEGREES(ASIN(SIN(RADIANS([.R122]))*SIN(RADIANS([.P122]))))" office:value-type="float" office:value="15.1942064026804">
            <text:p>15.19</text:p>
          </table:table-cell>
          <table:table-cell table:formula="of:=TAN(RADIANS([.R122]/2))*TAN(RADIANS([.R122]/2))" office:value-type="float" office:value="0.0430319964244033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2.92168452758905">
            <text:p>2.92</text:p>
          </table:table-cell>
          <table:table-cell table:formula="of:=DEGREES(ACOS(COS(RADIANS(90.833))/COS(RADIANS([.$B$2]))*COS(RADIANS([.T122]))-TAN(RADIANS([.$B$2]))*TAN(RADIANS([.T122]))))" office:value-type="float" office:value="105.809567621746">
            <text:p>105.81</text:p>
          </table:table-cell>
          <table:table-cell table:style-name="ce7" table:formula="of:=(720-4*[.$B$3]-[.V122]+[.$B$4]*60)/1440" office:value-type="float" office:value="0.508721052411396">
            <text:p>12:12:33</text:p>
          </table:table-cell>
          <table:table-cell table:style-name="ce7" table:formula="of:=([.X122]*1440-[.W122]*4)/1440" office:value-type="float" office:value="0.214805586795434">
            <text:p>5:09:19</text:p>
          </table:table-cell>
          <table:table-cell table:style-name="ce7" table:formula="of:=([.X122]*1440+[.W122]*4)/1440" office:value-type="float" office:value="0.802636518027359">
            <text:p>19:15:48</text:p>
          </table:table-cell>
          <table:table-cell table:formula="of:=8*[.W122]" office:value-type="float" office:value="846.476540973971">
            <text:p>846.48</text:p>
          </table:table-cell>
          <table:table-cell table:formula="of:=MOD([.E122]*1440+[.V122]+4*[.$B$3]-60*[.$B$4];1440)" office:value-type="float" office:value="707.441684527589">
            <text:p>707.44</text:p>
          </table:table-cell>
          <table:table-cell table:formula="of:=IF([.AB122]/4&lt;0;[.AB122]/4+180;[.AB122]/4-180)" office:value-type="float" office:value="-3.13957886810275">
            <text:p>-3.14</text:p>
          </table:table-cell>
          <table:table-cell table:formula="of:=DEGREES(ACOS(SIN(RADIANS([.$B$2]))*SIN(RADIANS([.T122]))+COS(RADIANS([.$B$2]))*COS(RADIANS([.T122]))*COS(RADIANS([.AC122]))))" office:value-type="float" office:value="27.9356294250122">
            <text:p>27.94</text:p>
          </table:table-cell>
          <table:table-cell table:formula="of:=90-[.AD122]" office:value-type="float" office:value="62.0643705749878">
            <text:p>62.06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855505727717777">
            <text:p>0.01</text:p>
          </table:table-cell>
          <table:table-cell table:formula="of:=[.AE122]+[.AF122]" office:value-type="float" office:value="62.072925632265">
            <text:p>62.07</text:p>
          </table:table-cell>
          <table:table-cell table:formula="of:=IF([.AC122]&gt;0;MOD(DEGREES(ACOS(((SIN(RADIANS([.$B$2]))*COS(RADIANS([.AD122])))-SIN(RADIANS([.T122])))/(COS(RADIANS([.$B$2]))*SIN(RADIANS([.AD122])))))+180;360);MOD(540-DEGREES(ACOS(((SIN(RADIANS([.$B$2]))*COS(RADIANS([.AD122])))-SIN(RADIANS([.T122])))/(COS(RADIANS([.$B$2]))*SIN(RADIANS([.AD122])))));360))" office:value-type="float" office:value="173.522074474212">
            <text:p>17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2]+1" office:value-type="date" office:date-value="2010-05-02">
            <text:p>5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3]+2415018.5+[.E123]-[.$B$4]/24" office:value-type="float" office:value="2455319.20833333">
            <text:p>2455319.21</text:p>
          </table:table-cell>
          <table:table-cell table:style-name="ce9" table:formula="of:=([.F123]-2451545)/36525" office:value-type="float" office:value="0.103332192562176">
            <text:p>0.10333219</text:p>
          </table:table-cell>
          <table:table-cell/>
          <table:table-cell table:formula="of:=MOD(280.46646+[.G123]*(36000.76983+[.G123]*0.0003032);360)" office:value-type="float" office:value="40.5049436975773">
            <text:p>40.5</text:p>
          </table:table-cell>
          <table:table-cell table:formula="of:=357.52911+[.G123]*(35999.05029-0.0001537*[.G123])" office:value-type="float" office:value="4077.38990498061">
            <text:p>4077.39</text:p>
          </table:table-cell>
          <table:table-cell table:formula="of:=0.016708634-[.G123]*(0.000042037+0.0001537*[.G123])" office:value-type="float" office:value="0.0167026490864128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68316228052667">
            <text:p>1.68</text:p>
          </table:table-cell>
          <table:table-cell table:formula="of:=[.I123]+[.L123]" office:value-type="float" office:value="42.188105978104">
            <text:p>42.19</text:p>
          </table:table-cell>
          <table:table-cell table:formula="of:=[.J123]+[.L123]" office:value-type="float" office:value="4079.07306726114">
            <text:p>4079.07</text:p>
          </table:table-cell>
          <table:table-cell table:formula="of:=(1.000001018*(1-[.K123]*[.K123]))/(1+[.K123]*COS(RADIANS([.N123])))" office:value-type="float" office:value="1.00790240497629">
            <text:p>1.01</text:p>
          </table:table-cell>
          <table:table-cell table:formula="of:=[.M123]-0.00569-0.00478*SIN(RADIANS(125.04-1934.136*[.G123]))" office:value-type="float" office:value="42.1870291616655">
            <text:p>42.19</text:p>
          </table:table-cell>
          <table:table-cell table:formula="of:=23+(26+((21.448-[.G123]*(46.815+[.G123]*(0.00059-[.G123]*0.001813))))/60)/60" office:value-type="float" office:value="23.4379473608627">
            <text:p>23.44</text:p>
          </table:table-cell>
          <table:table-cell table:formula="of:=[.Q123]+0.00256*COS(RADIANS(125.04-1934.136*[.G123]))" office:value-type="float" office:value="23.4386177668679">
            <text:p>23.44</text:p>
          </table:table-cell>
          <table:table-cell table:formula="of:=DEGREES(ATAN2(COS(RADIANS([.R123]))*SIN(RADIANS([.P123]));COS(RADIANS([.P123]))))" office:value-type="float" office:value="50.2548587014101">
            <text:p>50.25</text:p>
          </table:table-cell>
          <table:table-cell table:formula="of:=DEGREES(ASIN(SIN(RADIANS([.R123]))*SIN(RADIANS([.P123]))))" office:value-type="float" office:value="15.4930299502833">
            <text:p>15.49</text:p>
          </table:table-cell>
          <table:table-cell table:formula="of:=TAN(RADIANS([.R123]/2))*TAN(RADIANS([.R123]/2))" office:value-type="float" office:value="0.0430319864579912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3.03458616891015">
            <text:p>3.03</text:p>
          </table:table-cell>
          <table:table-cell table:formula="of:=DEGREES(ACOS(COS(RADIANS(90.833))/COS(RADIANS([.$B$2]))*COS(RADIANS([.T123]))-TAN(RADIANS([.$B$2]))*TAN(RADIANS([.T123]))))" office:value-type="float" office:value="106.119591204379">
            <text:p>106.12</text:p>
          </table:table-cell>
          <table:table-cell table:style-name="ce7" table:formula="of:=(720-4*[.$B$3]-[.V123]+[.$B$4]*60)/1440" office:value-type="float" office:value="0.508642648493812">
            <text:p>12:12:27</text:p>
          </table:table-cell>
          <table:table-cell table:style-name="ce7" table:formula="of:=([.X123]*1440-[.W123]*4)/1440" office:value-type="float" office:value="0.213866006259426">
            <text:p>5:07:58</text:p>
          </table:table-cell>
          <table:table-cell table:style-name="ce7" table:formula="of:=([.X123]*1440+[.W123]*4)/1440" office:value-type="float" office:value="0.803419290728199">
            <text:p>19:16:55</text:p>
          </table:table-cell>
          <table:table-cell table:formula="of:=8*[.W123]" office:value-type="float" office:value="848.956729635033">
            <text:p>848.96</text:p>
          </table:table-cell>
          <table:table-cell table:formula="of:=MOD([.E123]*1440+[.V123]+4*[.$B$3]-60*[.$B$4];1440)" office:value-type="float" office:value="707.55458616891">
            <text:p>707.55</text:p>
          </table:table-cell>
          <table:table-cell table:formula="of:=IF([.AB123]/4&lt;0;[.AB123]/4+180;[.AB123]/4-180)" office:value-type="float" office:value="-3.11135345777245">
            <text:p>-3.11</text:p>
          </table:table-cell>
          <table:table-cell table:formula="of:=DEGREES(ACOS(SIN(RADIANS([.$B$2]))*SIN(RADIANS([.T123]))+COS(RADIANS([.$B$2]))*COS(RADIANS([.T123]))*COS(RADIANS([.AC123]))))" office:value-type="float" office:value="27.6355728049394">
            <text:p>27.64</text:p>
          </table:table-cell>
          <table:table-cell table:formula="of:=90-[.AD123]" office:value-type="float" office:value="62.3644271950606">
            <text:p>62.36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844717999985417">
            <text:p>0.01</text:p>
          </table:table-cell>
          <table:table-cell table:formula="of:=[.AE123]+[.AF123]" office:value-type="float" office:value="62.3728743750605">
            <text:p>62.37</text:p>
          </table:table-cell>
          <table:table-cell table:formula="of:=IF([.AC123]&gt;0;MOD(DEGREES(ACOS(((SIN(RADIANS([.$B$2]))*COS(RADIANS([.AD123])))-SIN(RADIANS([.T123])))/(COS(RADIANS([.$B$2]))*SIN(RADIANS([.AD123])))))+180;360);MOD(540-DEGREES(ACOS(((SIN(RADIANS([.$B$2]))*COS(RADIANS([.AD123])))-SIN(RADIANS([.T123])))/(COS(RADIANS([.$B$2]))*SIN(RADIANS([.AD123])))));360))" office:value-type="float" office:value="173.525417377774">
            <text:p>173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3]+1" office:value-type="date" office:date-value="2010-05-03">
            <text:p>5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4]+2415018.5+[.E124]-[.$B$4]/24" office:value-type="float" office:value="2455320.20833333">
            <text:p>2455320.21</text:p>
          </table:table-cell>
          <table:table-cell table:style-name="ce9" table:formula="of:=([.F124]-2451545)/36525" office:value-type="float" office:value="0.103359571070048">
            <text:p>0.10335957</text:p>
          </table:table-cell>
          <table:table-cell/>
          <table:table-cell table:formula="of:=MOD(280.46646+[.G124]*(36000.76983+[.G124]*0.0003032);360)" office:value-type="float" office:value="41.4905910594566">
            <text:p>41.49</text:p>
          </table:table-cell>
          <table:table-cell table:formula="of:=357.52911+[.G124]*(35999.05029-0.0001537*[.G124])" office:value-type="float" office:value="4078.37550526146">
            <text:p>4078.38</text:p>
          </table:table-cell>
          <table:table-cell table:formula="of:=0.016708634-[.G124]*(0.000042037+0.0001537*[.G124])" office:value-type="float" office:value="0.0167026470657277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66739199113562">
            <text:p>1.67</text:p>
          </table:table-cell>
          <table:table-cell table:formula="of:=[.I124]+[.L124]" office:value-type="float" office:value="43.1579830505922">
            <text:p>43.16</text:p>
          </table:table-cell>
          <table:table-cell table:formula="of:=[.J124]+[.L124]" office:value-type="float" office:value="4080.0428972526">
            <text:p>4080.04</text:p>
          </table:table-cell>
          <table:table-cell table:formula="of:=(1.000001018*(1-[.K124]*[.K124]))/(1+[.K124]*COS(RADIANS([.N124])))" office:value-type="float" office:value="1.008152361626">
            <text:p>1.01</text:p>
          </table:table-cell>
          <table:table-cell table:formula="of:=[.M124]-0.00569-0.00478*SIN(RADIANS(125.04-1934.136*[.G124]))" office:value-type="float" office:value="43.1569073890944">
            <text:p>43.16</text:p>
          </table:table-cell>
          <table:table-cell table:formula="of:=23+(26+((21.448-[.G124]*(46.815+[.G124]*(0.00059-[.G124]*0.001813))))/60)/60" office:value-type="float" office:value="23.4379470048276">
            <text:p>23.44</text:p>
          </table:table-cell>
          <table:table-cell table:formula="of:=[.Q124]+0.00256*COS(RADIANS(125.04-1934.136*[.G124]))" office:value-type="float" office:value="23.4386151271207">
            <text:p>23.44</text:p>
          </table:table-cell>
          <table:table-cell table:formula="of:=DEGREES(ATAN2(COS(RADIANS([.R124]))*SIN(RADIANS([.P124]));COS(RADIANS([.P124]))))" office:value-type="float" office:value="49.2952557900146">
            <text:p>49.3</text:p>
          </table:table-cell>
          <table:table-cell table:formula="of:=DEGREES(ASIN(SIN(RADIANS([.R124]))*SIN(RADIANS([.P124]))))" office:value-type="float" office:value="15.7875783681428">
            <text:p>15.79</text:p>
          </table:table-cell>
          <table:table-cell table:formula="of:=TAN(RADIANS([.R124]/2))*TAN(RADIANS([.R124]/2))" office:value-type="float" office:value="0.0430319764894179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3.1384212527835">
            <text:p>3.14</text:p>
          </table:table-cell>
          <table:table-cell table:formula="of:=DEGREES(ACOS(COS(RADIANS(90.833))/COS(RADIANS([.$B$2]))*COS(RADIANS([.T124]))-TAN(RADIANS([.$B$2]))*TAN(RADIANS([.T124]))))" office:value-type="float" office:value="106.426509248522">
            <text:p>106.43</text:p>
          </table:table-cell>
          <table:table-cell table:style-name="ce7" table:formula="of:=(720-4*[.$B$3]-[.V124]+[.$B$4]*60)/1440" office:value-type="float" office:value="0.508570540796678">
            <text:p>12:12:20</text:p>
          </table:table-cell>
          <table:table-cell table:style-name="ce7" table:formula="of:=([.X124]*1440-[.W124]*4)/1440" office:value-type="float" office:value="0.212941348439672">
            <text:p>5:06:38</text:p>
          </table:table-cell>
          <table:table-cell table:style-name="ce7" table:formula="of:=([.X124]*1440+[.W124]*4)/1440" office:value-type="float" office:value="0.804199733153684">
            <text:p>19:18:03</text:p>
          </table:table-cell>
          <table:table-cell table:formula="of:=8*[.W124]" office:value-type="float" office:value="851.412073988178">
            <text:p>851.41</text:p>
          </table:table-cell>
          <table:table-cell table:formula="of:=MOD([.E124]*1440+[.V124]+4*[.$B$3]-60*[.$B$4];1440)" office:value-type="float" office:value="707.658421252784">
            <text:p>707.66</text:p>
          </table:table-cell>
          <table:table-cell table:formula="of:=IF([.AB124]/4&lt;0;[.AB124]/4+180;[.AB124]/4-180)" office:value-type="float" office:value="-3.08539468680414">
            <text:p>-3.09</text:p>
          </table:table-cell>
          <table:table-cell table:formula="of:=DEGREES(ACOS(SIN(RADIANS([.$B$2]))*SIN(RADIANS([.T124]))+COS(RADIANS([.$B$2]))*COS(RADIANS([.T124]))*COS(RADIANS([.AC124]))))" office:value-type="float" office:value="27.3399657248348">
            <text:p>27.34</text:p>
          </table:table-cell>
          <table:table-cell table:formula="of:=90-[.AD124]" office:value-type="float" office:value="62.6600342751653">
            <text:p>62.66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834147675787908">
            <text:p>0.01</text:p>
          </table:table-cell>
          <table:table-cell table:formula="of:=[.AE124]+[.AF124]" office:value-type="float" office:value="62.6683757519231">
            <text:p>62.67</text:p>
          </table:table-cell>
          <table:table-cell table:formula="of:=IF([.AC124]&gt;0;MOD(DEGREES(ACOS(((SIN(RADIANS([.$B$2]))*COS(RADIANS([.AD124])))-SIN(RADIANS([.T124])))/(COS(RADIANS([.$B$2]))*SIN(RADIANS([.AD124])))))+180;360);MOD(540-DEGREES(ACOS(((SIN(RADIANS([.$B$2]))*COS(RADIANS([.AD124])))-SIN(RADIANS([.T124])))/(COS(RADIANS([.$B$2]))*SIN(RADIANS([.AD124])))));360))" office:value-type="float" office:value="173.524722222123">
            <text:p>17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4]+1" office:value-type="date" office:date-value="2010-05-04">
            <text:p>5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5]+2415018.5+[.E125]-[.$B$4]/24" office:value-type="float" office:value="2455321.20833333">
            <text:p>2455321.21</text:p>
          </table:table-cell>
          <table:table-cell table:style-name="ce9" table:formula="of:=([.F125]-2451545)/36525" office:value-type="float" office:value="0.103386949577919">
            <text:p>0.10338695</text:p>
          </table:table-cell>
          <table:table-cell/>
          <table:table-cell table:formula="of:=MOD(280.46646+[.G125]*(36000.76983+[.G125]*0.0003032);360)" office:value-type="float" office:value="42.4762384213373">
            <text:p>42.48</text:p>
          </table:table-cell>
          <table:table-cell table:formula="of:=357.52911+[.G125]*(35999.05029-0.0001537*[.G125])" office:value-type="float" office:value="4079.36110554232">
            <text:p>4079.36</text:p>
          </table:table-cell>
          <table:table-cell table:formula="of:=0.016708634-[.G125]*(0.000042037+0.0001537*[.G125])" office:value-type="float" office:value="0.0167026450448122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65114321324072">
            <text:p>1.65</text:p>
          </table:table-cell>
          <table:table-cell table:formula="of:=[.I125]+[.L125]" office:value-type="float" office:value="44.127381634578">
            <text:p>44.13</text:p>
          </table:table-cell>
          <table:table-cell table:formula="of:=[.J125]+[.L125]" office:value-type="float" office:value="4081.01224875556">
            <text:p>4081.01</text:p>
          </table:table-cell>
          <table:table-cell table:formula="of:=(1.000001018*(1-[.K125]*[.K125]))/(1+[.K125]*COS(RADIANS([.N125])))" office:value-type="float" office:value="1.00839988370547">
            <text:p>1.01</text:p>
          </table:table-cell>
          <table:table-cell table:formula="of:=[.M125]-0.00569-0.00478*SIN(RADIANS(125.04-1934.136*[.G125]))" office:value-type="float" office:value="44.1263071240793">
            <text:p>44.13</text:p>
          </table:table-cell>
          <table:table-cell table:formula="of:=23+(26+((21.448-[.G125]*(46.815+[.G125]*(0.00059-[.G125]*0.001813))))/60)/60" office:value-type="float" office:value="23.4379466487924">
            <text:p>23.44</text:p>
          </table:table-cell>
          <table:table-cell table:formula="of:=[.Q125]+0.00256*COS(RADIANS(125.04-1934.136*[.G125]))" office:value-type="float" office:value="23.4386124868027">
            <text:p>23.44</text:p>
          </table:table-cell>
          <table:table-cell table:formula="of:=DEGREES(ATAN2(COS(RADIANS([.R125]))*SIN(RADIANS([.P125]));COS(RADIANS([.P125]))))" office:value-type="float" office:value="48.3333548428571">
            <text:p>48.33</text:p>
          </table:table-cell>
          <table:table-cell table:formula="of:=DEGREES(ASIN(SIN(RADIANS([.R125]))*SIN(RADIANS([.P125]))))" office:value-type="float" office:value="16.0777647465307">
            <text:p>16.08</text:p>
          </table:table-cell>
          <table:table-cell table:formula="of:=TAN(RADIANS([.R125]/2))*TAN(RADIANS([.R125]/2))" office:value-type="float" office:value="0.0430319665186907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3.23309132016654">
            <text:p>3.23</text:p>
          </table:table-cell>
          <table:table-cell table:formula="of:=DEGREES(ACOS(COS(RADIANS(90.833))/COS(RADIANS([.$B$2]))*COS(RADIANS([.T125]))-TAN(RADIANS([.$B$2]))*TAN(RADIANS([.T125]))))" office:value-type="float" office:value="106.730207615185">
            <text:p>106.73</text:p>
          </table:table-cell>
          <table:table-cell table:style-name="ce7" table:formula="of:=(720-4*[.$B$3]-[.V125]+[.$B$4]*60)/1440" office:value-type="float" office:value="0.508504797694329">
            <text:p>12:12:15</text:p>
          </table:table-cell>
          <table:table-cell table:style-name="ce7" table:formula="of:=([.X125]*1440-[.W125]*4)/1440" office:value-type="float" office:value="0.21203199876326">
            <text:p>5:05:20</text:p>
          </table:table-cell>
          <table:table-cell table:style-name="ce7" table:formula="of:=([.X125]*1440+[.W125]*4)/1440" office:value-type="float" office:value="0.804977596625397">
            <text:p>19:19:10</text:p>
          </table:table-cell>
          <table:table-cell table:formula="of:=8*[.W125]" office:value-type="float" office:value="853.841660921477">
            <text:p>853.84</text:p>
          </table:table-cell>
          <table:table-cell table:formula="of:=MOD([.E125]*1440+[.V125]+4*[.$B$3]-60*[.$B$4];1440)" office:value-type="float" office:value="707.753091320167">
            <text:p>707.75</text:p>
          </table:table-cell>
          <table:table-cell table:formula="of:=IF([.AB125]/4&lt;0;[.AB125]/4+180;[.AB125]/4-180)" office:value-type="float" office:value="-3.06172716995837">
            <text:p>-3.06</text:p>
          </table:table-cell>
          <table:table-cell table:formula="of:=DEGREES(ACOS(SIN(RADIANS([.$B$2]))*SIN(RADIANS([.T125]))+COS(RADIANS([.$B$2]))*COS(RADIANS([.T125]))*COS(RADIANS([.AC125]))))" office:value-type="float" office:value="27.048896792969">
            <text:p>27.05</text:p>
          </table:table-cell>
          <table:table-cell table:formula="of:=90-[.AD125]" office:value-type="float" office:value="62.951103207031">
            <text:p>62.95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823794334984352">
            <text:p>0.01</text:p>
          </table:table-cell>
          <table:table-cell table:formula="of:=[.AE125]+[.AF125]" office:value-type="float" office:value="62.9593411503808">
            <text:p>62.96</text:p>
          </table:table-cell>
          <table:table-cell table:formula="of:=IF([.AC125]&gt;0;MOD(DEGREES(ACOS(((SIN(RADIANS([.$B$2]))*COS(RADIANS([.AD125])))-SIN(RADIANS([.T125])))/(COS(RADIANS([.$B$2]))*SIN(RADIANS([.AD125])))))+180;360);MOD(540-DEGREES(ACOS(((SIN(RADIANS([.$B$2]))*COS(RADIANS([.AD125])))-SIN(RADIANS([.T125])))/(COS(RADIANS([.$B$2]))*SIN(RADIANS([.AD125])))));360))" office:value-type="float" office:value="173.519853286611">
            <text:p>17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5]+1" office:value-type="date" office:date-value="2010-05-05">
            <text:p>5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6]+2415018.5+[.E126]-[.$B$4]/24" office:value-type="float" office:value="2455322.20833333">
            <text:p>2455322.21</text:p>
          </table:table-cell>
          <table:table-cell table:style-name="ce9" table:formula="of:=([.F126]-2451545)/36525" office:value-type="float" office:value="0.10341432808579">
            <text:p>0.10341433</text:p>
          </table:table-cell>
          <table:table-cell/>
          <table:table-cell table:formula="of:=MOD(280.46646+[.G126]*(36000.76983+[.G126]*0.0003032);360)" office:value-type="float" office:value="43.4618857832179">
            <text:p>43.46</text:p>
          </table:table-cell>
          <table:table-cell table:formula="of:=357.52911+[.G126]*(35999.05029-0.0001537*[.G126])" office:value-type="float" office:value="4080.34670582317">
            <text:p>4080.35</text:p>
          </table:table-cell>
          <table:table-cell table:formula="of:=0.016708634-[.G126]*(0.000042037+0.0001537*[.G126])" office:value-type="float" office:value="0.0167026430236662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63442104541731">
            <text:p>1.63</text:p>
          </table:table-cell>
          <table:table-cell table:formula="of:=[.I126]+[.L126]" office:value-type="float" office:value="45.0963068286352">
            <text:p>45.1</text:p>
          </table:table-cell>
          <table:table-cell table:formula="of:=[.J126]+[.L126]" office:value-type="float" office:value="4081.98112686859">
            <text:p>4081.98</text:p>
          </table:table-cell>
          <table:table-cell table:formula="of:=(1.000001018*(1-[.K126]*[.K126]))/(1+[.K126]*COS(RADIANS([.N126])))" office:value-type="float" office:value="1.00864490158057">
            <text:p>1.01</text:p>
          </table:table-cell>
          <table:table-cell table:formula="of:=[.M126]-0.00569-0.00478*SIN(RADIANS(125.04-1934.136*[.G126]))" office:value-type="float" office:value="45.0952334651933">
            <text:p>45.1</text:p>
          </table:table-cell>
          <table:table-cell table:formula="of:=23+(26+((21.448-[.G126]*(46.815+[.G126]*(0.00059-[.G126]*0.001813))))/60)/60" office:value-type="float" office:value="23.4379462927572">
            <text:p>23.44</text:p>
          </table:table-cell>
          <table:table-cell table:formula="of:=[.Q126]+0.00256*COS(RADIANS(125.04-1934.136*[.G126]))" office:value-type="float" office:value="23.4386098459161">
            <text:p>23.44</text:p>
          </table:table-cell>
          <table:table-cell table:formula="of:=DEGREES(ATAN2(COS(RADIANS([.R126]))*SIN(RADIANS([.P126]));COS(RADIANS([.P126]))))" office:value-type="float" office:value="47.3691343526934">
            <text:p>47.37</text:p>
          </table:table-cell>
          <table:table-cell table:formula="of:=DEGREES(ASIN(SIN(RADIANS([.R126]))*SIN(RADIANS([.P126]))))" office:value-type="float" office:value="16.363502779604">
            <text:p>16.36</text:p>
          </table:table-cell>
          <table:table-cell table:formula="of:=TAN(RADIANS([.R126]/2))*TAN(RADIANS([.R126]/2))" office:value-type="float" office:value="0.0430319565458169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3.31850914212117">
            <text:p>3.32</text:p>
          </table:table-cell>
          <table:table-cell table:formula="of:=DEGREES(ACOS(COS(RADIANS(90.833))/COS(RADIANS([.$B$2]))*COS(RADIANS([.T126]))-TAN(RADIANS([.$B$2]))*TAN(RADIANS([.T126]))))" office:value-type="float" office:value="107.030569656397">
            <text:p>107.03</text:p>
          </table:table-cell>
          <table:table-cell table:style-name="ce7" table:formula="of:=(720-4*[.$B$3]-[.V126]+[.$B$4]*60)/1440" office:value-type="float" office:value="0.508445479762416">
            <text:p>12:12:10</text:p>
          </table:table-cell>
          <table:table-cell table:style-name="ce7" table:formula="of:=([.X126]*1440-[.W126]*4)/1440" office:value-type="float" office:value="0.21113834182798">
            <text:p>5:04:02</text:p>
          </table:table-cell>
          <table:table-cell table:style-name="ce7" table:formula="of:=([.X126]*1440+[.W126]*4)/1440" office:value-type="float" office:value="0.805752617696851">
            <text:p>19:20:17</text:p>
          </table:table-cell>
          <table:table-cell table:formula="of:=8*[.W126]" office:value-type="float" office:value="856.244557251174">
            <text:p>856.24</text:p>
          </table:table-cell>
          <table:table-cell table:formula="of:=MOD([.E126]*1440+[.V126]+4*[.$B$3]-60*[.$B$4];1440)" office:value-type="float" office:value="707.838509142121">
            <text:p>707.84</text:p>
          </table:table-cell>
          <table:table-cell table:formula="of:=IF([.AB126]/4&lt;0;[.AB126]/4+180;[.AB126]/4-180)" office:value-type="float" office:value="-3.04037271446973">
            <text:p>-3.04</text:p>
          </table:table-cell>
          <table:table-cell table:formula="of:=DEGREES(ACOS(SIN(RADIANS([.$B$2]))*SIN(RADIANS([.T126]))+COS(RADIANS([.$B$2]))*COS(RADIANS([.T126]))*COS(RADIANS([.AC126]))))" office:value-type="float" office:value="26.7624540964605">
            <text:p>26.76</text:p>
          </table:table-cell>
          <table:table-cell table:formula="of:=90-[.AD126]" office:value-type="float" office:value="63.2375459035395">
            <text:p>63.24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813657619133558">
            <text:p>0.01</text:p>
          </table:table-cell>
          <table:table-cell table:formula="of:=[.AE126]+[.AF126]" office:value-type="float" office:value="63.2456824797308">
            <text:p>63.25</text:p>
          </table:table-cell>
          <table:table-cell table:formula="of:=IF([.AC126]&gt;0;MOD(DEGREES(ACOS(((SIN(RADIANS([.$B$2]))*COS(RADIANS([.AD126])))-SIN(RADIANS([.T126])))/(COS(RADIANS([.$B$2]))*SIN(RADIANS([.AD126])))))+180;360);MOD(540-DEGREES(ACOS(((SIN(RADIANS([.$B$2]))*COS(RADIANS([.AD126])))-SIN(RADIANS([.T126])))/(COS(RADIANS([.$B$2]))*SIN(RADIANS([.AD126])))));360))" office:value-type="float" office:value="173.510679150096">
            <text:p>17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6]+1" office:value-type="date" office:date-value="2010-05-06">
            <text:p>5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7]+2415018.5+[.E127]-[.$B$4]/24" office:value-type="float" office:value="2455323.20833333">
            <text:p>2455323.21</text:p>
          </table:table-cell>
          <table:table-cell table:style-name="ce9" table:formula="of:=([.F127]-2451545)/36525" office:value-type="float" office:value="0.103441706593662">
            <text:p>0.10344171</text:p>
          </table:table-cell>
          <table:table-cell/>
          <table:table-cell table:formula="of:=MOD(280.46646+[.G127]*(36000.76983+[.G127]*0.0003032);360)" office:value-type="float" office:value="44.4475331450994">
            <text:p>44.45</text:p>
          </table:table-cell>
          <table:table-cell table:formula="of:=357.52911+[.G127]*(35999.05029-0.0001537*[.G127])" office:value-type="float" office:value="4081.33230610403">
            <text:p>4081.33</text:p>
          </table:table-cell>
          <table:table-cell table:formula="of:=0.016708634-[.G127]*(0.000042037+0.0001537*[.G127])" office:value-type="float" office:value="0.0167026410022898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61723070831445">
            <text:p>1.62</text:p>
          </table:table-cell>
          <table:table-cell table:formula="of:=[.I127]+[.L127]" office:value-type="float" office:value="46.0647638534139">
            <text:p>46.06</text:p>
          </table:table-cell>
          <table:table-cell table:formula="of:=[.J127]+[.L127]" office:value-type="float" office:value="4082.94953681234">
            <text:p>4082.95</text:p>
          </table:table-cell>
          <table:table-cell table:formula="of:=(1.000001018*(1-[.K127]*[.K127]))/(1+[.K127]*COS(RADIANS([.N127])))" office:value-type="float" office:value="1.00888734642353">
            <text:p>1.01</text:p>
          </table:table-cell>
          <table:table-cell table:formula="of:=[.M127]-0.00569-0.00478*SIN(RADIANS(125.04-1934.136*[.G127]))" office:value-type="float" office:value="46.0636916330853">
            <text:p>46.06</text:p>
          </table:table-cell>
          <table:table-cell table:formula="of:=23+(26+((21.448-[.G127]*(46.815+[.G127]*(0.00059-[.G127]*0.001813))))/60)/60" office:value-type="float" office:value="23.4379459367221">
            <text:p>23.44</text:p>
          </table:table-cell>
          <table:table-cell table:formula="of:=[.Q127]+0.00256*COS(RADIANS(125.04-1934.136*[.G127]))" office:value-type="float" office:value="23.4386072044626">
            <text:p>23.44</text:p>
          </table:table-cell>
          <table:table-cell table:formula="of:=DEGREES(ATAN2(COS(RADIANS([.R127]))*SIN(RADIANS([.P127]));COS(RADIANS([.P127]))))" office:value-type="float" office:value="46.4025756878129">
            <text:p>46.4</text:p>
          </table:table-cell>
          <table:table-cell table:formula="of:=DEGREES(ASIN(SIN(RADIANS([.R127]))*SIN(RADIANS([.P127]))))" office:value-type="float" office:value="16.644706803021">
            <text:p>16.64</text:p>
          </table:table-cell>
          <table:table-cell table:formula="of:=TAN(RADIANS([.R127]/2))*TAN(RADIANS([.R127]/2))" office:value-type="float" office:value="0.043031946570804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3.39459898570527">
            <text:p>3.39</text:p>
          </table:table-cell>
          <table:table-cell table:formula="of:=DEGREES(ACOS(COS(RADIANS(90.833))/COS(RADIANS([.$B$2]))*COS(RADIANS([.T127]))-TAN(RADIANS([.$B$2]))*TAN(RADIANS([.T127]))))" office:value-type="float" office:value="107.327476269753">
            <text:p>107.33</text:p>
          </table:table-cell>
          <table:table-cell table:style-name="ce7" table:formula="of:=(720-4*[.$B$3]-[.V127]+[.$B$4]*60)/1440" office:value-type="float" office:value="0.50839263959326">
            <text:p>12:12:05</text:p>
          </table:table-cell>
          <table:table-cell table:style-name="ce7" table:formula="of:=([.X127]*1440-[.W127]*4)/1440" office:value-type="float" office:value="0.210260761066168">
            <text:p>5:02:47</text:p>
          </table:table-cell>
          <table:table-cell table:style-name="ce7" table:formula="of:=([.X127]*1440+[.W127]*4)/1440" office:value-type="float" office:value="0.806524518120352">
            <text:p>19:21:24</text:p>
          </table:table-cell>
          <table:table-cell table:formula="of:=8*[.W127]" office:value-type="float" office:value="858.619810158026">
            <text:p>858.62</text:p>
          </table:table-cell>
          <table:table-cell table:formula="of:=MOD([.E127]*1440+[.V127]+4*[.$B$3]-60*[.$B$4];1440)" office:value-type="float" office:value="707.914598985705">
            <text:p>707.91</text:p>
          </table:table-cell>
          <table:table-cell table:formula="of:=IF([.AB127]/4&lt;0;[.AB127]/4+180;[.AB127]/4-180)" office:value-type="float" office:value="-3.0213502535737">
            <text:p>-3.02</text:p>
          </table:table-cell>
          <table:table-cell table:formula="of:=DEGREES(ACOS(SIN(RADIANS([.$B$2]))*SIN(RADIANS([.T127]))+COS(RADIANS([.$B$2]))*COS(RADIANS([.T127]))*COS(RADIANS([.AC127]))))" office:value-type="float" office:value="26.4807251774226">
            <text:p>26.48</text:p>
          </table:table-cell>
          <table:table-cell table:formula="of:=90-[.AD127]" office:value-type="float" office:value="63.5192748225774">
            <text:p>63.52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803737230245669">
            <text:p>0.01</text:p>
          </table:table-cell>
          <table:table-cell table:formula="of:=[.AE127]+[.AF127]" office:value-type="float" office:value="63.5273121948799">
            <text:p>63.53</text:p>
          </table:table-cell>
          <table:table-cell table:formula="of:=IF([.AC127]&gt;0;MOD(DEGREES(ACOS(((SIN(RADIANS([.$B$2]))*COS(RADIANS([.AD127])))-SIN(RADIANS([.T127])))/(COS(RADIANS([.$B$2]))*SIN(RADIANS([.AD127])))))+180;360);MOD(540-DEGREES(ACOS(((SIN(RADIANS([.$B$2]))*COS(RADIANS([.AD127])))-SIN(RADIANS([.T127])))/(COS(RADIANS([.$B$2]))*SIN(RADIANS([.AD127])))));360))" office:value-type="float" office:value="173.497073289396">
            <text:p>173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7]+1" office:value-type="date" office:date-value="2010-05-07">
            <text:p>5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8]+2415018.5+[.E128]-[.$B$4]/24" office:value-type="float" office:value="2455324.20833333">
            <text:p>2455324.21</text:p>
          </table:table-cell>
          <table:table-cell table:style-name="ce9" table:formula="of:=([.F128]-2451545)/36525" office:value-type="float" office:value="0.103469085101533">
            <text:p>0.10346909</text:p>
          </table:table-cell>
          <table:table-cell/>
          <table:table-cell table:formula="of:=MOD(280.46646+[.G128]*(36000.76983+[.G128]*0.0003032);360)" office:value-type="float" office:value="45.4331805069814">
            <text:p>45.43</text:p>
          </table:table-cell>
          <table:table-cell table:formula="of:=357.52911+[.G128]*(35999.05029-0.0001537*[.G128])" office:value-type="float" office:value="4082.31790638488">
            <text:p>4082.32</text:p>
          </table:table-cell>
          <table:table-cell table:formula="of:=0.016708634-[.G128]*(0.000042037+0.0001537*[.G128])" office:value-type="float" office:value="0.016702638980683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59957754283975">
            <text:p>1.6</text:p>
          </table:table-cell>
          <table:table-cell table:formula="of:=[.I128]+[.L128]" office:value-type="float" office:value="47.0327580498212">
            <text:p>47.03</text:p>
          </table:table-cell>
          <table:table-cell table:formula="of:=[.J128]+[.L128]" office:value-type="float" office:value="4083.91748392772">
            <text:p>4083.92</text:p>
          </table:table-cell>
          <table:table-cell table:formula="of:=(1.000001018*(1-[.K128]*[.K128]))/(1+[.K128]*COS(RADIANS([.N128])))" office:value-type="float" office:value="1.00912715022891">
            <text:p>1.01</text:p>
          </table:table-cell>
          <table:table-cell table:formula="of:=[.M128]-0.00569-0.00478*SIN(RADIANS(125.04-1934.136*[.G128]))" office:value-type="float" office:value="47.0316869686616">
            <text:p>47.03</text:p>
          </table:table-cell>
          <table:table-cell table:formula="of:=23+(26+((21.448-[.G128]*(46.815+[.G128]*(0.00059-[.G128]*0.001813))))/60)/60" office:value-type="float" office:value="23.4379455806869">
            <text:p>23.44</text:p>
          </table:table-cell>
          <table:table-cell table:formula="of:=[.Q128]+0.00256*COS(RADIANS(125.04-1934.136*[.G128]))" office:value-type="float" office:value="23.4386045624443">
            <text:p>23.44</text:p>
          </table:table-cell>
          <table:table-cell table:formula="of:=DEGREES(ATAN2(COS(RADIANS([.R128]))*SIN(RADIANS([.P128]));COS(RADIANS([.P128]))))" office:value-type="float" office:value="45.4336631500859">
            <text:p>45.43</text:p>
          </table:table-cell>
          <table:table-cell table:formula="of:=DEGREES(ASIN(SIN(RADIANS([.R128]))*SIN(RADIANS([.P128]))))" office:value-type="float" office:value="16.9212918333998">
            <text:p>16.92</text:p>
          </table:table-cell>
          <table:table-cell table:formula="of:=TAN(RADIANS([.R128]/2))*TAN(RADIANS([.R128]/2))" office:value-type="float" office:value="0.0430319365936593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3.46129687013254">
            <text:p>3.46</text:p>
          </table:table-cell>
          <table:table-cell table:formula="of:=DEGREES(ACOS(COS(RADIANS(90.833))/COS(RADIANS([.$B$2]))*COS(RADIANS([.T128]))-TAN(RADIANS([.$B$2]))*TAN(RADIANS([.T128]))))" office:value-type="float" office:value="107.620805963627">
            <text:p>107.62</text:p>
          </table:table-cell>
          <table:table-cell table:style-name="ce7" table:formula="of:=(720-4*[.$B$3]-[.V128]+[.$B$4]*60)/1440" office:value-type="float" office:value="0.508346321617963">
            <text:p>12:12:01</text:p>
          </table:table-cell>
          <table:table-cell table:style-name="ce7" table:formula="of:=([.X128]*1440-[.W128]*4)/1440" office:value-type="float" office:value="0.209399638385667">
            <text:p>5:01:32</text:p>
          </table:table-cell>
          <table:table-cell table:style-name="ce7" table:formula="of:=([.X128]*1440+[.W128]*4)/1440" office:value-type="float" office:value="0.80729300485026">
            <text:p>19:22:30</text:p>
          </table:table-cell>
          <table:table-cell table:formula="of:=8*[.W128]" office:value-type="float" office:value="860.966447709014">
            <text:p>860.97</text:p>
          </table:table-cell>
          <table:table-cell table:formula="of:=MOD([.E128]*1440+[.V128]+4*[.$B$3]-60*[.$B$4];1440)" office:value-type="float" office:value="707.981296870133">
            <text:p>707.98</text:p>
          </table:table-cell>
          <table:table-cell table:formula="of:=IF([.AB128]/4&lt;0;[.AB128]/4+180;[.AB128]/4-180)" office:value-type="float" office:value="-3.00467578246688">
            <text:p>-3</text:p>
          </table:table-cell>
          <table:table-cell table:formula="of:=DEGREES(ACOS(SIN(RADIANS([.$B$2]))*SIN(RADIANS([.T128]))+COS(RADIANS([.$B$2]))*COS(RADIANS([.T128]))*COS(RADIANS([.AC128]))))" office:value-type="float" office:value="26.2037970054251">
            <text:p>26.2</text:p>
          </table:table-cell>
          <table:table-cell table:formula="of:=90-[.AD128]" office:value-type="float" office:value="63.7962029945749">
            <text:p>63.8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794032929393561">
            <text:p>0.01</text:p>
          </table:table-cell>
          <table:table-cell table:formula="of:=[.AE128]+[.AF128]" office:value-type="float" office:value="63.8041433238689">
            <text:p>63.8</text:p>
          </table:table-cell>
          <table:table-cell table:formula="of:=IF([.AC128]&gt;0;MOD(DEGREES(ACOS(((SIN(RADIANS([.$B$2]))*COS(RADIANS([.AD128])))-SIN(RADIANS([.T128])))/(COS(RADIANS([.$B$2]))*SIN(RADIANS([.AD128])))))+180;360);MOD(540-DEGREES(ACOS(((SIN(RADIANS([.$B$2]))*COS(RADIANS([.AD128])))-SIN(RADIANS([.T128])))/(COS(RADIANS([.$B$2]))*SIN(RADIANS([.AD128])))));360))" office:value-type="float" office:value="173.478914704493">
            <text:p>173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8]+1" office:value-type="date" office:date-value="2010-05-08">
            <text:p>5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9]+2415018.5+[.E129]-[.$B$4]/24" office:value-type="float" office:value="2455325.20833333">
            <text:p>2455325.21</text:p>
          </table:table-cell>
          <table:table-cell table:style-name="ce9" table:formula="of:=([.F129]-2451545)/36525" office:value-type="float" office:value="0.103496463609404">
            <text:p>0.10349646</text:p>
          </table:table-cell>
          <table:table-cell/>
          <table:table-cell table:formula="of:=MOD(280.46646+[.G129]*(36000.76983+[.G129]*0.0003032);360)" office:value-type="float" office:value="46.4188278688639">
            <text:p>46.42</text:p>
          </table:table-cell>
          <table:table-cell table:formula="of:=357.52911+[.G129]*(35999.05029-0.0001537*[.G129])" office:value-type="float" office:value="4083.30350666574">
            <text:p>4083.3</text:p>
          </table:table-cell>
          <table:table-cell table:formula="of:=0.016708634-[.G129]*(0.000042037+0.0001537*[.G129])" office:value-type="float" office:value="0.0167026369588458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58146700833042">
            <text:p>1.58</text:p>
          </table:table-cell>
          <table:table-cell table:formula="of:=[.I129]+[.L129]" office:value-type="float" office:value="48.0002948771943">
            <text:p>48</text:p>
          </table:table-cell>
          <table:table-cell table:formula="of:=[.J129]+[.L129]" office:value-type="float" office:value="4084.88497367407">
            <text:p>4084.88</text:p>
          </table:table-cell>
          <table:table-cell table:formula="of:=(1.000001018*(1-[.K129]*[.K129]))/(1+[.K129]*COS(RADIANS([.N129])))" office:value-type="float" office:value="1.0093642458294">
            <text:p>1.01</text:p>
          </table:table-cell>
          <table:table-cell table:formula="of:=[.M129]-0.00569-0.00478*SIN(RADIANS(125.04-1934.136*[.G129]))" office:value-type="float" office:value="47.9992249312582">
            <text:p>48</text:p>
          </table:table-cell>
          <table:table-cell table:formula="of:=23+(26+((21.448-[.G129]*(46.815+[.G129]*(0.00059-[.G129]*0.001813))))/60)/60" office:value-type="float" office:value="23.4379452246517">
            <text:p>23.44</text:p>
          </table:table-cell>
          <table:table-cell table:formula="of:=[.Q129]+0.00256*COS(RADIANS(125.04-1934.136*[.G129]))" office:value-type="float" office:value="23.4386019198631">
            <text:p>23.44</text:p>
          </table:table-cell>
          <table:table-cell table:formula="of:=DEGREES(ATAN2(COS(RADIANS([.R129]))*SIN(RADIANS([.P129]));COS(RADIANS([.P129]))))" office:value-type="float" office:value="44.4623840307676">
            <text:p>44.46</text:p>
          </table:table-cell>
          <table:table-cell table:formula="of:=DEGREES(ASIN(SIN(RADIANS([.R129]))*SIN(RADIANS([.P129]))))" office:value-type="float" office:value="17.1931736095969">
            <text:p>17.19</text:p>
          </table:table-cell>
          <table:table-cell table:formula="of:=TAN(RADIANS([.R129]/2))*TAN(RADIANS([.R129]/2))" office:value-type="float" office:value="0.0430319266143902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3.51855081191312">
            <text:p>3.52</text:p>
          </table:table-cell>
          <table:table-cell table:formula="of:=DEGREES(ACOS(COS(RADIANS(90.833))/COS(RADIANS([.$B$2]))*COS(RADIANS([.T129]))-TAN(RADIANS([.$B$2]))*TAN(RADIANS([.T129]))))" office:value-type="float" office:value="107.910434933451">
            <text:p>107.91</text:p>
          </table:table-cell>
          <table:table-cell table:style-name="ce7" table:formula="of:=(720-4*[.$B$3]-[.V129]+[.$B$4]*60)/1440" office:value-type="float" office:value="0.508306561936171">
            <text:p>12:11:58</text:p>
          </table:table-cell>
          <table:table-cell table:style-name="ce7" table:formula="of:=([.X129]*1440-[.W129]*4)/1440" office:value-type="float" office:value="0.208555353787696">
            <text:p>5:00:19</text:p>
          </table:table-cell>
          <table:table-cell table:style-name="ce7" table:formula="of:=([.X129]*1440+[.W129]*4)/1440" office:value-type="float" office:value="0.808057770084647">
            <text:p>19:23:36</text:p>
          </table:table-cell>
          <table:table-cell table:formula="of:=8*[.W129]" office:value-type="float" office:value="863.28347946761">
            <text:p>863.28</text:p>
          </table:table-cell>
          <table:table-cell table:formula="of:=MOD([.E129]*1440+[.V129]+4*[.$B$3]-60*[.$B$4];1440)" office:value-type="float" office:value="708.038550811913">
            <text:p>708.04</text:p>
          </table:table-cell>
          <table:table-cell table:formula="of:=IF([.AB129]/4&lt;0;[.AB129]/4+180;[.AB129]/4-180)" office:value-type="float" office:value="-2.99036229702173">
            <text:p>-2.99</text:p>
          </table:table-cell>
          <table:table-cell table:formula="of:=DEGREES(ACOS(SIN(RADIANS([.$B$2]))*SIN(RADIANS([.T129]))+COS(RADIANS([.$B$2]))*COS(RADIANS([.T129]))*COS(RADIANS([.AC129]))))" office:value-type="float" office:value="25.9317559460194">
            <text:p>25.93</text:p>
          </table:table-cell>
          <table:table-cell table:formula="of:=90-[.AD129]" office:value-type="float" office:value="64.0682440539807">
            <text:p>64.07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78454453518019">
            <text:p>0.01</text:p>
          </table:table-cell>
          <table:table-cell table:formula="of:=[.AE129]+[.AF129]" office:value-type="float" office:value="64.0760894993325">
            <text:p>64.08</text:p>
          </table:table-cell>
          <table:table-cell table:formula="of:=IF([.AC129]&gt;0;MOD(DEGREES(ACOS(((SIN(RADIANS([.$B$2]))*COS(RADIANS([.AD129])))-SIN(RADIANS([.T129])))/(COS(RADIANS([.$B$2]))*SIN(RADIANS([.AD129])))))+180;360);MOD(540-DEGREES(ACOS(((SIN(RADIANS([.$B$2]))*COS(RADIANS([.AD129])))-SIN(RADIANS([.T129])))/(COS(RADIANS([.$B$2]))*SIN(RADIANS([.AD129])))));360))" office:value-type="float" office:value="173.456088569198">
            <text:p>173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9]+1" office:value-type="date" office:date-value="2010-05-09">
            <text:p>5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0]+2415018.5+[.E130]-[.$B$4]/24" office:value-type="float" office:value="2455326.20833333">
            <text:p>2455326.21</text:p>
          </table:table-cell>
          <table:table-cell table:style-name="ce9" table:formula="of:=([.F130]-2451545)/36525" office:value-type="float" office:value="0.103523842117276">
            <text:p>0.10352384</text:p>
          </table:table-cell>
          <table:table-cell/>
          <table:table-cell table:formula="of:=MOD(280.46646+[.G130]*(36000.76983+[.G130]*0.0003032);360)" office:value-type="float" office:value="47.4044752307468">
            <text:p>47.4</text:p>
          </table:table-cell>
          <table:table-cell table:formula="of:=357.52911+[.G130]*(35999.05029-0.0001537*[.G130])" office:value-type="float" office:value="4084.28910694659">
            <text:p>4084.29</text:p>
          </table:table-cell>
          <table:table-cell table:formula="of:=0.016708634-[.G130]*(0.000042037+0.0001537*[.G130])" office:value-type="float" office:value="0.0167026349367781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56290468071076">
            <text:p>1.56</text:p>
          </table:table-cell>
          <table:table-cell table:formula="of:=[.I130]+[.L130]" office:value-type="float" office:value="48.9673799114576">
            <text:p>48.97</text:p>
          </table:table-cell>
          <table:table-cell table:formula="of:=[.J130]+[.L130]" office:value-type="float" office:value="4085.8520116273">
            <text:p>4085.85</text:p>
          </table:table-cell>
          <table:table-cell table:formula="of:=(1.000001018*(1-[.K130]*[.K130]))/(1+[.K130]*COS(RADIANS([.N130])))" office:value-type="float" office:value="1.00959856691123">
            <text:p>1.01</text:p>
          </table:table-cell>
          <table:table-cell table:formula="of:=[.M130]-0.00569-0.00478*SIN(RADIANS(125.04-1934.136*[.G130]))" office:value-type="float" office:value="48.9663110967987">
            <text:p>48.97</text:p>
          </table:table-cell>
          <table:table-cell table:formula="of:=23+(26+((21.448-[.G130]*(46.815+[.G130]*(0.00059-[.G130]*0.001813))))/60)/60" office:value-type="float" office:value="23.4379448686166">
            <text:p>23.44</text:p>
          </table:table-cell>
          <table:table-cell table:formula="of:=[.Q130]+0.00256*COS(RADIANS(125.04-1934.136*[.G130]))" office:value-type="float" office:value="23.438599276721">
            <text:p>23.44</text:p>
          </table:table-cell>
          <table:table-cell table:formula="of:=DEGREES(ATAN2(COS(RADIANS([.R130]))*SIN(RADIANS([.P130]));COS(RADIANS([.P130]))))" office:value-type="float" office:value="43.4887286638069">
            <text:p>43.49</text:p>
          </table:table-cell>
          <table:table-cell table:formula="of:=DEGREES(ASIN(SIN(RADIANS([.R130]))*SIN(RADIANS([.P130]))))" office:value-type="float" office:value="17.4602686357725">
            <text:p>17.46</text:p>
          </table:table-cell>
          <table:table-cell table:formula="of:=TAN(RADIANS([.R130]/2))*TAN(RADIANS([.R130]/2))" office:value-type="float" office:value="0.0430319166330041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3.56632105768917">
            <text:p>3.57</text:p>
          </table:table-cell>
          <table:table-cell table:formula="of:=DEGREES(ACOS(COS(RADIANS(90.833))/COS(RADIANS([.$B$2]))*COS(RADIANS([.T130]))-TAN(RADIANS([.$B$2]))*TAN(RADIANS([.T130]))))" office:value-type="float" office:value="108.19623714944">
            <text:p>108.2</text:p>
          </table:table-cell>
          <table:table-cell table:style-name="ce7" table:formula="of:=(720-4*[.$B$3]-[.V130]+[.$B$4]*60)/1440" office:value-type="float" office:value="0.508273388154383">
            <text:p>12:11:55</text:p>
          </table:table-cell>
          <table:table-cell table:style-name="ce7" table:formula="of:=([.X130]*1440-[.W130]*4)/1440" office:value-type="float" office:value="0.207728284961493">
            <text:p>4:59:08</text:p>
          </table:table-cell>
          <table:table-cell table:style-name="ce7" table:formula="of:=([.X130]*1440+[.W130]*4)/1440" office:value-type="float" office:value="0.808818491347272">
            <text:p>19:24:42</text:p>
          </table:table-cell>
          <table:table-cell table:formula="of:=8*[.W130]" office:value-type="float" office:value="865.569897195522">
            <text:p>865.57</text:p>
          </table:table-cell>
          <table:table-cell table:formula="of:=MOD([.E130]*1440+[.V130]+4*[.$B$3]-60*[.$B$4];1440)" office:value-type="float" office:value="708.086321057689">
            <text:p>708.09</text:p>
          </table:table-cell>
          <table:table-cell table:formula="of:=IF([.AB130]/4&lt;0;[.AB130]/4+180;[.AB130]/4-180)" office:value-type="float" office:value="-2.97841973557772">
            <text:p>-2.98</text:p>
          </table:table-cell>
          <table:table-cell table:formula="of:=DEGREES(ACOS(SIN(RADIANS([.$B$2]))*SIN(RADIANS([.T130]))+COS(RADIANS([.$B$2]))*COS(RADIANS([.T130]))*COS(RADIANS([.AC130]))))" office:value-type="float" office:value="25.6646877250876">
            <text:p>25.66</text:p>
          </table:table-cell>
          <table:table-cell table:formula="of:=90-[.AD130]" office:value-type="float" office:value="64.3353122749125">
            <text:p>64.34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775271922058306">
            <text:p>0.01</text:p>
          </table:table-cell>
          <table:table-cell table:formula="of:=[.AE130]+[.AF130]" office:value-type="float" office:value="64.343064994133">
            <text:p>64.34</text:p>
          </table:table-cell>
          <table:table-cell table:formula="of:=IF([.AC130]&gt;0;MOD(DEGREES(ACOS(((SIN(RADIANS([.$B$2]))*COS(RADIANS([.AD130])))-SIN(RADIANS([.T130])))/(COS(RADIANS([.$B$2]))*SIN(RADIANS([.AD130])))))+180;360);MOD(540-DEGREES(ACOS(((SIN(RADIANS([.$B$2]))*COS(RADIANS([.AD130])))-SIN(RADIANS([.T130])))/(COS(RADIANS([.$B$2]))*SIN(RADIANS([.AD130])))));360))" office:value-type="float" office:value="173.428486905627">
            <text:p>173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0]+1" office:value-type="date" office:date-value="2010-05-10">
            <text:p>5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1]+2415018.5+[.E131]-[.$B$4]/24" office:value-type="float" office:value="2455327.20833333">
            <text:p>2455327.21</text:p>
          </table:table-cell>
          <table:table-cell table:style-name="ce9" table:formula="of:=([.F131]-2451545)/36525" office:value-type="float" office:value="0.103551220625147">
            <text:p>0.10355122</text:p>
          </table:table-cell>
          <table:table-cell/>
          <table:table-cell table:formula="of:=MOD(280.46646+[.G131]*(36000.76983+[.G131]*0.0003032);360)" office:value-type="float" office:value="48.3901225926302">
            <text:p>48.39</text:p>
          </table:table-cell>
          <table:table-cell table:formula="of:=357.52911+[.G131]*(35999.05029-0.0001537*[.G131])" office:value-type="float" office:value="4085.27470722744">
            <text:p>4085.27</text:p>
          </table:table-cell>
          <table:table-cell table:formula="of:=0.016708634-[.G131]*(0.000042037+0.0001537*[.G131])" office:value-type="float" office:value="0.0167026329144801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54389625063705">
            <text:p>1.54</text:p>
          </table:table-cell>
          <table:table-cell table:formula="of:=[.I131]+[.L131]" office:value-type="float" office:value="49.9340188432672">
            <text:p>49.93</text:p>
          </table:table-cell>
          <table:table-cell table:formula="of:=[.J131]+[.L131]" office:value-type="float" office:value="4086.81860347808">
            <text:p>4086.82</text:p>
          </table:table-cell>
          <table:table-cell table:formula="of:=(1.000001018*(1-[.K131]*[.K131]))/(1+[.K131]*COS(RADIANS([.N131])))" office:value-type="float" office:value="1.00983004802933">
            <text:p>1.01</text:p>
          </table:table-cell>
          <table:table-cell table:formula="of:=[.M131]-0.00569-0.00478*SIN(RADIANS(125.04-1934.136*[.G131]))" office:value-type="float" office:value="49.9329511559382">
            <text:p>49.93</text:p>
          </table:table-cell>
          <table:table-cell table:formula="of:=23+(26+((21.448-[.G131]*(46.815+[.G131]*(0.00059-[.G131]*0.001813))))/60)/60" office:value-type="float" office:value="23.4379445125814">
            <text:p>23.44</text:p>
          </table:table-cell>
          <table:table-cell table:formula="of:=[.Q131]+0.00256*COS(RADIANS(125.04-1934.136*[.G131]))" office:value-type="float" office:value="23.4385966330198">
            <text:p>23.44</text:p>
          </table:table-cell>
          <table:table-cell table:formula="of:=DEGREES(ATAN2(COS(RADIANS([.R131]))*SIN(RADIANS([.P131]));COS(RADIANS([.P131]))))" office:value-type="float" office:value="42.5126904763919">
            <text:p>42.51</text:p>
          </table:table-cell>
          <table:table-cell table:formula="of:=DEGREES(ASIN(SIN(RADIANS([.R131]))*SIN(RADIANS([.P131]))))" office:value-type="float" office:value="17.7224942262024">
            <text:p>17.72</text:p>
          </table:table-cell>
          <table:table-cell table:formula="of:=TAN(RADIANS([.R131]/2))*TAN(RADIANS([.R131]/2))" office:value-type="float" office:value="0.0430319066495084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3.60458030348549">
            <text:p>3.6</text:p>
          </table:table-cell>
          <table:table-cell table:formula="of:=DEGREES(ACOS(COS(RADIANS(90.833))/COS(RADIANS([.$B$2]))*COS(RADIANS([.T131]))-TAN(RADIANS([.$B$2]))*TAN(RADIANS([.T131]))))" office:value-type="float" office:value="108.478084456084">
            <text:p>108.48</text:p>
          </table:table-cell>
          <table:table-cell table:style-name="ce7" table:formula="of:=(720-4*[.$B$3]-[.V131]+[.$B$4]*60)/1440" office:value-type="float" office:value="0.508246819233691">
            <text:p>12:11:53</text:p>
          </table:table-cell>
          <table:table-cell table:style-name="ce7" table:formula="of:=([.X131]*1440-[.W131]*4)/1440" office:value-type="float" office:value="0.206918806855678">
            <text:p>4:57:58</text:p>
          </table:table-cell>
          <table:table-cell table:style-name="ce7" table:formula="of:=([.X131]*1440+[.W131]*4)/1440" office:value-type="float" office:value="0.809574831611703">
            <text:p>19:25:47</text:p>
          </table:table-cell>
          <table:table-cell table:formula="of:=8*[.W131]" office:value-type="float" office:value="867.824675648675">
            <text:p>867.82</text:p>
          </table:table-cell>
          <table:table-cell table:formula="of:=MOD([.E131]*1440+[.V131]+4*[.$B$3]-60*[.$B$4];1440)" office:value-type="float" office:value="708.124580303485">
            <text:p>708.12</text:p>
          </table:table-cell>
          <table:table-cell table:formula="of:=IF([.AB131]/4&lt;0;[.AB131]/4+180;[.AB131]/4-180)" office:value-type="float" office:value="-2.96885492412864">
            <text:p>-2.97</text:p>
          </table:table-cell>
          <table:table-cell table:formula="of:=DEGREES(ACOS(SIN(RADIANS([.$B$2]))*SIN(RADIANS([.T131]))+COS(RADIANS([.$B$2]))*COS(RADIANS([.T131]))*COS(RADIANS([.AC131]))))" office:value-type="float" office:value="25.4026773887824">
            <text:p>25.4</text:p>
          </table:table-cell>
          <table:table-cell table:formula="of:=90-[.AD131]" office:value-type="float" office:value="64.5973226112176">
            <text:p>64.6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766215018498865">
            <text:p>0.01</text:p>
          </table:table-cell>
          <table:table-cell table:formula="of:=[.AE131]+[.AF131]" office:value-type="float" office:value="64.6049847614026">
            <text:p>64.6</text:p>
          </table:table-cell>
          <table:table-cell table:formula="of:=IF([.AC131]&gt;0;MOD(DEGREES(ACOS(((SIN(RADIANS([.$B$2]))*COS(RADIANS([.AD131])))-SIN(RADIANS([.T131])))/(COS(RADIANS([.$B$2]))*SIN(RADIANS([.AD131])))))+180;360);MOD(540-DEGREES(ACOS(((SIN(RADIANS([.$B$2]))*COS(RADIANS([.AD131])))-SIN(RADIANS([.T131])))/(COS(RADIANS([.$B$2]))*SIN(RADIANS([.AD131])))));360))" office:value-type="float" office:value="173.39600928046">
            <text:p>173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1]+1" office:value-type="date" office:date-value="2010-05-11">
            <text:p>5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2]+2415018.5+[.E132]-[.$B$4]/24" office:value-type="float" office:value="2455328.20833333">
            <text:p>2455328.21</text:p>
          </table:table-cell>
          <table:table-cell table:style-name="ce9" table:formula="of:=([.F132]-2451545)/36525" office:value-type="float" office:value="0.103578599133018">
            <text:p>0.10357860</text:p>
          </table:table-cell>
          <table:table-cell/>
          <table:table-cell table:formula="of:=MOD(280.46646+[.G132]*(36000.76983+[.G132]*0.0003032);360)" office:value-type="float" office:value="49.375769954514">
            <text:p>49.38</text:p>
          </table:table-cell>
          <table:table-cell table:formula="of:=357.52911+[.G132]*(35999.05029-0.0001537*[.G132])" office:value-type="float" office:value="4086.2603075083">
            <text:p>4086.26</text:p>
          </table:table-cell>
          <table:table-cell table:formula="of:=0.016708634-[.G132]*(0.000042037+0.0001537*[.G132])" office:value-type="float" office:value="0.0167026308919516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52444752163065">
            <text:p>1.52</text:p>
          </table:table-cell>
          <table:table-cell table:formula="of:=[.I132]+[.L132]" office:value-type="float" office:value="50.9002174761447">
            <text:p>50.9</text:p>
          </table:table-cell>
          <table:table-cell table:formula="of:=[.J132]+[.L132]" office:value-type="float" office:value="4087.78475502993">
            <text:p>4087.78</text:p>
          </table:table-cell>
          <table:table-cell table:formula="of:=(1.000001018*(1-[.K132]*[.K132]))/(1+[.K132]*COS(RADIANS([.N132])))" office:value-type="float" office:value="1.01005862462218">
            <text:p>1.01</text:p>
          </table:table-cell>
          <table:table-cell table:formula="of:=[.M132]-0.00569-0.00478*SIN(RADIANS(125.04-1934.136*[.G132]))" office:value-type="float" office:value="50.8991509121972">
            <text:p>50.9</text:p>
          </table:table-cell>
          <table:table-cell table:formula="of:=23+(26+((21.448-[.G132]*(46.815+[.G132]*(0.00059-[.G132]*0.001813))))/60)/60" office:value-type="float" office:value="23.4379441565462">
            <text:p>23.44</text:p>
          </table:table-cell>
          <table:table-cell table:formula="of:=[.Q132]+0.00256*COS(RADIANS(125.04-1934.136*[.G132]))" office:value-type="float" office:value="23.4385939887617">
            <text:p>23.44</text:p>
          </table:table-cell>
          <table:table-cell table:formula="of:=DEGREES(ATAN2(COS(RADIANS([.R132]))*SIN(RADIANS([.P132]));COS(RADIANS([.P132]))))" office:value-type="float" office:value="41.5342660364578">
            <text:p>41.53</text:p>
          </table:table-cell>
          <table:table-cell table:formula="of:=DEGREES(ASIN(SIN(RADIANS([.R132]))*SIN(RADIANS([.P132]))))" office:value-type="float" office:value="17.9797685517904">
            <text:p>17.98</text:p>
          </table:table-cell>
          <table:table-cell table:formula="of:=TAN(RADIANS([.R132]/2))*TAN(RADIANS([.R132]/2))" office:value-type="float" office:value="0.0430318966639104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3.633313899108">
            <text:p>3.63</text:p>
          </table:table-cell>
          <table:table-cell table:formula="of:=DEGREES(ACOS(COS(RADIANS(90.833))/COS(RADIANS([.$B$2]))*COS(RADIANS([.T132]))-TAN(RADIANS([.$B$2]))*TAN(RADIANS([.T132]))))" office:value-type="float" office:value="108.755846683738">
            <text:p>108.76</text:p>
          </table:table-cell>
          <table:table-cell table:style-name="ce7" table:formula="of:=(720-4*[.$B$3]-[.V132]+[.$B$4]*60)/1440" office:value-type="float" office:value="0.508226865347842">
            <text:p>12:11:51</text:p>
          </table:table-cell>
          <table:table-cell table:style-name="ce7" table:formula="of:=([.X132]*1440-[.W132]*4)/1440" office:value-type="float" office:value="0.206127291226347">
            <text:p>4:56:49</text:p>
          </table:table-cell>
          <table:table-cell table:style-name="ce7" table:formula="of:=([.X132]*1440+[.W132]*4)/1440" office:value-type="float" office:value="0.810326439469337">
            <text:p>19:26:52</text:p>
          </table:table-cell>
          <table:table-cell table:formula="of:=8*[.W132]" office:value-type="float" office:value="870.046773469906">
            <text:p>870.05</text:p>
          </table:table-cell>
          <table:table-cell table:formula="of:=MOD([.E132]*1440+[.V132]+4*[.$B$3]-60*[.$B$4];1440)" office:value-type="float" office:value="708.153313899108">
            <text:p>708.15</text:p>
          </table:table-cell>
          <table:table-cell table:formula="of:=IF([.AB132]/4&lt;0;[.AB132]/4+180;[.AB132]/4-180)" office:value-type="float" office:value="-2.96167152522301">
            <text:p>-2.96</text:p>
          </table:table-cell>
          <table:table-cell table:formula="of:=DEGREES(ACOS(SIN(RADIANS([.$B$2]))*SIN(RADIANS([.T132]))+COS(RADIANS([.$B$2]))*COS(RADIANS([.T132]))*COS(RADIANS([.AC132]))))" office:value-type="float" office:value="25.1458092588354">
            <text:p>25.15</text:p>
          </table:table-cell>
          <table:table-cell table:formula="of:=90-[.AD132]" office:value-type="float" office:value="64.8541907411646">
            <text:p>64.85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757373805004734">
            <text:p>0.01</text:p>
          </table:table-cell>
          <table:table-cell table:formula="of:=[.AE132]+[.AF132]" office:value-type="float" office:value="64.8617644792146">
            <text:p>64.86</text:p>
          </table:table-cell>
          <table:table-cell table:formula="of:=IF([.AC132]&gt;0;MOD(DEGREES(ACOS(((SIN(RADIANS([.$B$2]))*COS(RADIANS([.AD132])))-SIN(RADIANS([.T132])))/(COS(RADIANS([.$B$2]))*SIN(RADIANS([.AD132])))))+180;360);MOD(540-DEGREES(ACOS(((SIN(RADIANS([.$B$2]))*COS(RADIANS([.AD132])))-SIN(RADIANS([.T132])))/(COS(RADIANS([.$B$2]))*SIN(RADIANS([.AD132])))));360))" office:value-type="float" office:value="173.358563520534">
            <text:p>173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2]+1" office:value-type="date" office:date-value="2010-05-12">
            <text:p>5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3]+2415018.5+[.E133]-[.$B$4]/24" office:value-type="float" office:value="2455329.20833333">
            <text:p>2455329.21</text:p>
          </table:table-cell>
          <table:table-cell table:style-name="ce9" table:formula="of:=([.F133]-2451545)/36525" office:value-type="float" office:value="0.103605977640889">
            <text:p>0.10360598</text:p>
          </table:table-cell>
          <table:table-cell/>
          <table:table-cell table:formula="of:=MOD(280.46646+[.G133]*(36000.76983+[.G133]*0.0003032);360)" office:value-type="float" office:value="50.3614173163978">
            <text:p>50.36</text:p>
          </table:table-cell>
          <table:table-cell table:formula="of:=357.52911+[.G133]*(35999.05029-0.0001537*[.G133])" office:value-type="float" office:value="4087.24590778915">
            <text:p>4087.25</text:p>
          </table:table-cell>
          <table:table-cell table:formula="of:=0.016708634-[.G133]*(0.000042037+0.0001537*[.G133])" office:value-type="float" office:value="0.0167026288691926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50456440819958">
            <text:p>1.5</text:p>
          </table:table-cell>
          <table:table-cell table:formula="of:=[.I133]+[.L133]" office:value-type="float" office:value="51.8659817245974">
            <text:p>51.87</text:p>
          </table:table-cell>
          <table:table-cell table:formula="of:=[.J133]+[.L133]" office:value-type="float" office:value="4088.75047219735">
            <text:p>4088.75</text:p>
          </table:table-cell>
          <table:table-cell table:formula="of:=(1.000001018*(1-[.K133]*[.K133]))/(1+[.K133]*COS(RADIANS([.N133])))" office:value-type="float" office:value="1.01028423302632">
            <text:p>1.01</text:p>
          </table:table-cell>
          <table:table-cell table:formula="of:=[.M133]-0.00569-0.00478*SIN(RADIANS(125.04-1934.136*[.G133]))" office:value-type="float" office:value="51.8649162800824">
            <text:p>51.86</text:p>
          </table:table-cell>
          <table:table-cell table:formula="of:=23+(26+((21.448-[.G133]*(46.815+[.G133]*(0.00059-[.G133]*0.001813))))/60)/60" office:value-type="float" office:value="23.4379438005111">
            <text:p>23.44</text:p>
          </table:table-cell>
          <table:table-cell table:formula="of:=[.Q133]+0.00256*COS(RADIANS(125.04-1934.136*[.G133]))" office:value-type="float" office:value="23.4385913439485">
            <text:p>23.44</text:p>
          </table:table-cell>
          <table:table-cell table:formula="of:=DEGREES(ATAN2(COS(RADIANS([.R133]))*SIN(RADIANS([.P133]));COS(RADIANS([.P133]))))" office:value-type="float" office:value="40.5534550968814">
            <text:p>40.55</text:p>
          </table:table-cell>
          <table:table-cell table:formula="of:=DEGREES(ASIN(SIN(RADIANS([.R133]))*SIN(RADIANS([.P133]))))" office:value-type="float" office:value="18.2320106882258">
            <text:p>18.23</text:p>
          </table:table-cell>
          <table:table-cell table:formula="of:=TAN(RADIANS([.R133]/2))*TAN(RADIANS([.R133]/2))" office:value-type="float" office:value="0.0430318866762175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3.65252003644575">
            <text:p>3.65</text:p>
          </table:table-cell>
          <table:table-cell table:formula="of:=DEGREES(ACOS(COS(RADIANS(90.833))/COS(RADIANS([.$B$2]))*COS(RADIANS([.T133]))-TAN(RADIANS([.$B$2]))*TAN(RADIANS([.T133]))))" office:value-type="float" office:value="109.02939177257">
            <text:p>109.03</text:p>
          </table:table-cell>
          <table:table-cell table:style-name="ce7" table:formula="of:=(720-4*[.$B$3]-[.V133]+[.$B$4]*60)/1440" office:value-type="float" office:value="0.508213527752468">
            <text:p>12:11:50</text:p>
          </table:table-cell>
          <table:table-cell table:style-name="ce7" table:formula="of:=([.X133]*1440-[.W133]*4)/1440" office:value-type="float" office:value="0.205354106161997">
            <text:p>4:55:43</text:p>
          </table:table-cell>
          <table:table-cell table:style-name="ce7" table:formula="of:=([.X133]*1440+[.W133]*4)/1440" office:value-type="float" office:value="0.811072949342939">
            <text:p>19:27:57</text:p>
          </table:table-cell>
          <table:table-cell table:formula="of:=8*[.W133]" office:value-type="float" office:value="872.235134180556">
            <text:p>872.24</text:p>
          </table:table-cell>
          <table:table-cell table:formula="of:=MOD([.E133]*1440+[.V133]+4*[.$B$3]-60*[.$B$4];1440)" office:value-type="float" office:value="708.172520036446">
            <text:p>708.17</text:p>
          </table:table-cell>
          <table:table-cell table:formula="of:=IF([.AB133]/4&lt;0;[.AB133]/4+180;[.AB133]/4-180)" office:value-type="float" office:value="-2.95686999088858">
            <text:p>-2.96</text:p>
          </table:table-cell>
          <table:table-cell table:formula="of:=DEGREES(ACOS(SIN(RADIANS([.$B$2]))*SIN(RADIANS([.T133]))+COS(RADIANS([.$B$2]))*COS(RADIANS([.T133]))*COS(RADIANS([.AC133]))))" office:value-type="float" office:value="24.8941668830287">
            <text:p>24.89</text:p>
          </table:table-cell>
          <table:table-cell table:formula="of:=90-[.AD133]" office:value-type="float" office:value="65.1058331169713">
            <text:p>65.11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748748311966572">
            <text:p>0.01</text:p>
          </table:table-cell>
          <table:table-cell table:formula="of:=[.AE133]+[.AF133]" office:value-type="float" office:value="65.113320600091">
            <text:p>65.11</text:p>
          </table:table-cell>
          <table:table-cell table:formula="of:=IF([.AC133]&gt;0;MOD(DEGREES(ACOS(((SIN(RADIANS([.$B$2]))*COS(RADIANS([.AD133])))-SIN(RADIANS([.T133])))/(COS(RADIANS([.$B$2]))*SIN(RADIANS([.AD133])))))+180;360);MOD(540-DEGREES(ACOS(((SIN(RADIANS([.$B$2]))*COS(RADIANS([.AD133])))-SIN(RADIANS([.T133])))/(COS(RADIANS([.$B$2]))*SIN(RADIANS([.AD133])))));360))" office:value-type="float" office:value="173.316066444886">
            <text:p>173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3]+1" office:value-type="date" office:date-value="2010-05-13">
            <text:p>5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4]+2415018.5+[.E134]-[.$B$4]/24" office:value-type="float" office:value="2455330.20833333">
            <text:p>2455330.21</text:p>
          </table:table-cell>
          <table:table-cell table:style-name="ce9" table:formula="of:=([.F134]-2451545)/36525" office:value-type="float" office:value="0.103633356148761">
            <text:p>0.10363336</text:p>
          </table:table-cell>
          <table:table-cell/>
          <table:table-cell table:formula="of:=MOD(280.46646+[.G134]*(36000.76983+[.G134]*0.0003032);360)" office:value-type="float" office:value="51.3470646782816">
            <text:p>51.35</text:p>
          </table:table-cell>
          <table:table-cell table:formula="of:=357.52911+[.G134]*(35999.05029-0.0001537*[.G134])" office:value-type="float" office:value="4088.23150807">
            <text:p>4088.23</text:p>
          </table:table-cell>
          <table:table-cell table:formula="of:=0.016708634-[.G134]*(0.000042037+0.0001537*[.G134])" office:value-type="float" office:value="0.0167026268462033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48425293394927">
            <text:p>1.48</text:p>
          </table:table-cell>
          <table:table-cell table:formula="of:=[.I134]+[.L134]" office:value-type="float" office:value="52.8313176122309">
            <text:p>52.83</text:p>
          </table:table-cell>
          <table:table-cell table:formula="of:=[.J134]+[.L134]" office:value-type="float" office:value="4089.71576100395">
            <text:p>4089.72</text:p>
          </table:table-cell>
          <table:table-cell table:formula="of:=(1.000001018*(1-[.K134]*[.K134]))/(1+[.K134]*COS(RADIANS([.N134])))" office:value-type="float" office:value="1.01050681049064">
            <text:p>1.01</text:p>
          </table:table-cell>
          <table:table-cell table:formula="of:=[.M134]-0.00569-0.00478*SIN(RADIANS(125.04-1934.136*[.G134]))" office:value-type="float" office:value="52.8302532831981">
            <text:p>52.83</text:p>
          </table:table-cell>
          <table:table-cell table:formula="of:=23+(26+((21.448-[.G134]*(46.815+[.G134]*(0.00059-[.G134]*0.001813))))/60)/60" office:value-type="float" office:value="23.4379434444759">
            <text:p>23.44</text:p>
          </table:table-cell>
          <table:table-cell table:formula="of:=[.Q134]+0.00256*COS(RADIANS(125.04-1934.136*[.G134]))" office:value-type="float" office:value="23.4385886985822">
            <text:p>23.44</text:p>
          </table:table-cell>
          <table:table-cell table:formula="of:=DEGREES(ATAN2(COS(RADIANS([.R134]))*SIN(RADIANS([.P134]));COS(RADIANS([.P134]))))" office:value-type="float" office:value="39.5702606360778">
            <text:p>39.57</text:p>
          </table:table-cell>
          <table:table-cell table:formula="of:=DEGREES(ASIN(SIN(RADIANS([.R134]))*SIN(RADIANS([.P134]))))" office:value-type="float" office:value="18.4791406657245">
            <text:p>18.48</text:p>
          </table:table-cell>
          <table:table-cell table:formula="of:=TAN(RADIANS([.R134]/2))*TAN(RADIANS([.R134]/2))" office:value-type="float" office:value="0.0430318766864371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3.66220992045716">
            <text:p>3.66</text:p>
          </table:table-cell>
          <table:table-cell table:formula="of:=DEGREES(ACOS(COS(RADIANS(90.833))/COS(RADIANS([.$B$2]))*COS(RADIANS([.T134]))-TAN(RADIANS([.$B$2]))*TAN(RADIANS([.T134]))))" office:value-type="float" office:value="109.298585909099">
            <text:p>109.3</text:p>
          </table:table-cell>
          <table:table-cell table:style-name="ce7" table:formula="of:=(720-4*[.$B$3]-[.V134]+[.$B$4]*60)/1440" office:value-type="float" office:value="0.508206798666349">
            <text:p>12:11:49</text:p>
          </table:table-cell>
          <table:table-cell table:style-name="ce7" table:formula="of:=([.X134]*1440-[.W134]*4)/1440" office:value-type="float" office:value="0.204599615585518">
            <text:p>4:54:37</text:p>
          </table:table-cell>
          <table:table-cell table:style-name="ce7" table:formula="of:=([.X134]*1440+[.W134]*4)/1440" office:value-type="float" office:value="0.81181398174718">
            <text:p>19:29:01</text:p>
          </table:table-cell>
          <table:table-cell table:formula="of:=8*[.W134]" office:value-type="float" office:value="874.388687272794">
            <text:p>874.39</text:p>
          </table:table-cell>
          <table:table-cell table:formula="of:=MOD([.E134]*1440+[.V134]+4*[.$B$3]-60*[.$B$4];1440)" office:value-type="float" office:value="708.182209920457">
            <text:p>708.18</text:p>
          </table:table-cell>
          <table:table-cell table:formula="of:=IF([.AB134]/4&lt;0;[.AB134]/4+180;[.AB134]/4-180)" office:value-type="float" office:value="-2.95444751988572">
            <text:p>-2.95</text:p>
          </table:table-cell>
          <table:table-cell table:formula="of:=DEGREES(ACOS(SIN(RADIANS([.$B$2]))*SIN(RADIANS([.T134]))+COS(RADIANS([.$B$2]))*COS(RADIANS([.T134]))*COS(RADIANS([.AC134]))))" office:value-type="float" office:value="24.6478329806421">
            <text:p>24.65</text:p>
          </table:table-cell>
          <table:table-cell table:formula="of:=90-[.AD134]" office:value-type="float" office:value="65.3521670193579">
            <text:p>65.35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740338617358162">
            <text:p>0.01</text:p>
          </table:table-cell>
          <table:table-cell table:formula="of:=[.AE134]+[.AF134]" office:value-type="float" office:value="65.3595704055315">
            <text:p>65.36</text:p>
          </table:table-cell>
          <table:table-cell table:formula="of:=IF([.AC134]&gt;0;MOD(DEGREES(ACOS(((SIN(RADIANS([.$B$2]))*COS(RADIANS([.AD134])))-SIN(RADIANS([.T134])))/(COS(RADIANS([.$B$2]))*SIN(RADIANS([.AD134])))))+180;360);MOD(540-DEGREES(ACOS(((SIN(RADIANS([.$B$2]))*COS(RADIANS([.AD134])))-SIN(RADIANS([.T134])))/(COS(RADIANS([.$B$2]))*SIN(RADIANS([.AD134])))));360))" office:value-type="float" office:value="173.268444609929">
            <text:p>173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4]+1" office:value-type="date" office:date-value="2010-05-14">
            <text:p>5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5]+2415018.5+[.E135]-[.$B$4]/24" office:value-type="float" office:value="2455331.20833333">
            <text:p>2455331.21</text:p>
          </table:table-cell>
          <table:table-cell table:style-name="ce9" table:formula="of:=([.F135]-2451545)/36525" office:value-type="float" office:value="0.103660734656632">
            <text:p>0.10366073</text:p>
          </table:table-cell>
          <table:table-cell/>
          <table:table-cell table:formula="of:=MOD(280.46646+[.G135]*(36000.76983+[.G135]*0.0003032);360)" office:value-type="float" office:value="52.3327120401668">
            <text:p>52.33</text:p>
          </table:table-cell>
          <table:table-cell table:formula="of:=357.52911+[.G135]*(35999.05029-0.0001537*[.G135])" office:value-type="float" office:value="4089.21710835086">
            <text:p>4089.22</text:p>
          </table:table-cell>
          <table:table-cell table:formula="of:=0.016708634-[.G135]*(0.000042037+0.0001537*[.G135])" office:value-type="float" office:value="0.0167026248229835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46351922968347">
            <text:p>1.46</text:p>
          </table:table-cell>
          <table:table-cell table:formula="of:=[.I135]+[.L135]" office:value-type="float" office:value="53.7962312698503">
            <text:p>53.8</text:p>
          </table:table-cell>
          <table:table-cell table:formula="of:=[.J135]+[.L135]" office:value-type="float" office:value="4090.68062758054">
            <text:p>4090.68</text:p>
          </table:table-cell>
          <table:table-cell table:formula="of:=(1.000001018*(1-[.K135]*[.K135]))/(1+[.K135]*COS(RADIANS([.N135])))" office:value-type="float" office:value="1.0107262951903">
            <text:p>1.01</text:p>
          </table:table-cell>
          <table:table-cell table:formula="of:=[.M135]-0.00569-0.00478*SIN(RADIANS(125.04-1934.136*[.G135]))" office:value-type="float" office:value="53.7951680523485">
            <text:p>53.8</text:p>
          </table:table-cell>
          <table:table-cell table:formula="of:=23+(26+((21.448-[.G135]*(46.815+[.G135]*(0.00059-[.G135]*0.001813))))/60)/60" office:value-type="float" office:value="23.4379430884407">
            <text:p>23.44</text:p>
          </table:table-cell>
          <table:table-cell table:formula="of:=[.Q135]+0.00256*COS(RADIANS(125.04-1934.136*[.G135]))" office:value-type="float" office:value="23.4385860526647">
            <text:p>23.44</text:p>
          </table:table-cell>
          <table:table-cell table:formula="of:=DEGREES(ATAN2(COS(RADIANS([.R135]))*SIN(RADIANS([.P135]));COS(RADIANS([.P135]))))" office:value-type="float" office:value="38.5846888947178">
            <text:p>38.58</text:p>
          </table:table-cell>
          <table:table-cell table:formula="of:=DEGREES(ASIN(SIN(RADIANS([.R135]))*SIN(RADIANS([.P135]))))" office:value-type="float" office:value="18.7210795202821">
            <text:p>18.72</text:p>
          </table:table-cell>
          <table:table-cell table:formula="of:=TAN(RADIANS([.R135]/2))*TAN(RADIANS([.R135]/2))" office:value-type="float" office:value="0.0430318666945766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3.66240792165213">
            <text:p>3.66</text:p>
          </table:table-cell>
          <table:table-cell table:formula="of:=DEGREES(ACOS(COS(RADIANS(90.833))/COS(RADIANS([.$B$2]))*COS(RADIANS([.T135]))-TAN(RADIANS([.$B$2]))*TAN(RADIANS([.T135]))))" office:value-type="float" office:value="109.563293675515">
            <text:p>109.56</text:p>
          </table:table-cell>
          <table:table-cell table:style-name="ce7" table:formula="of:=(720-4*[.$B$3]-[.V135]+[.$B$4]*60)/1440" office:value-type="float" office:value="0.508206661165519">
            <text:p>12:11:49</text:p>
          </table:table-cell>
          <table:table-cell table:style-name="ce7" table:formula="of:=([.X135]*1440-[.W135]*4)/1440" office:value-type="float" office:value="0.203864178733534">
            <text:p>4:53:34</text:p>
          </table:table-cell>
          <table:table-cell table:style-name="ce7" table:formula="of:=([.X135]*1440+[.W135]*4)/1440" office:value-type="float" office:value="0.812549143597505">
            <text:p>19:30:04</text:p>
          </table:table-cell>
          <table:table-cell table:formula="of:=8*[.W135]" office:value-type="float" office:value="876.506349404119">
            <text:p>876.51</text:p>
          </table:table-cell>
          <table:table-cell table:formula="of:=MOD([.E135]*1440+[.V135]+4*[.$B$3]-60*[.$B$4];1440)" office:value-type="float" office:value="708.182407921652">
            <text:p>708.18</text:p>
          </table:table-cell>
          <table:table-cell table:formula="of:=IF([.AB135]/4&lt;0;[.AB135]/4+180;[.AB135]/4-180)" office:value-type="float" office:value="-2.95439801958696">
            <text:p>-2.95</text:p>
          </table:table-cell>
          <table:table-cell table:formula="of:=DEGREES(ACOS(SIN(RADIANS([.$B$2]))*SIN(RADIANS([.T135]))+COS(RADIANS([.$B$2]))*COS(RADIANS([.T135]))*COS(RADIANS([.AC135]))))" office:value-type="float" office:value="24.4068893827162">
            <text:p>24.41</text:p>
          </table:table-cell>
          <table:table-cell table:formula="of:=90-[.AD135]" office:value-type="float" office:value="65.5931106172837">
            <text:p>65.59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732144844269142">
            <text:p>0.01</text:p>
          </table:table-cell>
          <table:table-cell table:formula="of:=[.AE135]+[.AF135]" office:value-type="float" office:value="65.6004320657264">
            <text:p>65.6</text:p>
          </table:table-cell>
          <table:table-cell table:formula="of:=IF([.AC135]&gt;0;MOD(DEGREES(ACOS(((SIN(RADIANS([.$B$2]))*COS(RADIANS([.AD135])))-SIN(RADIANS([.T135])))/(COS(RADIANS([.$B$2]))*SIN(RADIANS([.AD135])))))+180;360);MOD(540-DEGREES(ACOS(((SIN(RADIANS([.$B$2]))*COS(RADIANS([.AD135])))-SIN(RADIANS([.T135])))/(COS(RADIANS([.$B$2]))*SIN(RADIANS([.AD135])))));360))" office:value-type="float" office:value="173.215635063903">
            <text:p>173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5]+1" office:value-type="date" office:date-value="2010-05-15">
            <text:p>5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6]+2415018.5+[.E136]-[.$B$4]/24" office:value-type="float" office:value="2455332.20833333">
            <text:p>2455332.21</text:p>
          </table:table-cell>
          <table:table-cell table:style-name="ce9" table:formula="of:=([.F136]-2451545)/36525" office:value-type="float" office:value="0.103688113164503">
            <text:p>0.10368811</text:p>
          </table:table-cell>
          <table:table-cell/>
          <table:table-cell table:formula="of:=MOD(280.46646+[.G136]*(36000.76983+[.G136]*0.0003032);360)" office:value-type="float" office:value="53.3183594020525">
            <text:p>53.32</text:p>
          </table:table-cell>
          <table:table-cell table:formula="of:=357.52911+[.G136]*(35999.05029-0.0001537*[.G136])" office:value-type="float" office:value="4090.20270863171">
            <text:p>4090.2</text:p>
          </table:table-cell>
          <table:table-cell table:formula="of:=0.016708634-[.G136]*(0.000042037+0.0001537*[.G136])" office:value-type="float" office:value="0.0167026227995334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44236953149538">
            <text:p>1.44</text:p>
          </table:table-cell>
          <table:table-cell table:formula="of:=[.I136]+[.L136]" office:value-type="float" office:value="54.7607289335478">
            <text:p>54.76</text:p>
          </table:table-cell>
          <table:table-cell table:formula="of:=[.J136]+[.L136]" office:value-type="float" office:value="4091.6450781632">
            <text:p>4091.65</text:p>
          </table:table-cell>
          <table:table-cell table:formula="of:=(1.000001018*(1-[.K136]*[.K136]))/(1+[.K136]*COS(RADIANS([.N136])))" office:value-type="float" office:value="1.01094262624043">
            <text:p>1.01</text:p>
          </table:table-cell>
          <table:table-cell table:formula="of:=[.M136]-0.00569-0.00478*SIN(RADIANS(125.04-1934.136*[.G136]))" office:value-type="float" office:value="54.759666823625">
            <text:p>54.76</text:p>
          </table:table-cell>
          <table:table-cell table:formula="of:=23+(26+((21.448-[.G136]*(46.815+[.G136]*(0.00059-[.G136]*0.001813))))/60)/60" office:value-type="float" office:value="23.4379427324056">
            <text:p>23.44</text:p>
          </table:table-cell>
          <table:table-cell table:formula="of:=[.Q136]+0.00256*COS(RADIANS(125.04-1934.136*[.G136]))" office:value-type="float" office:value="23.438583406198">
            <text:p>23.44</text:p>
          </table:table-cell>
          <table:table-cell table:formula="of:=DEGREES(ATAN2(COS(RADIANS([.R136]))*SIN(RADIANS([.P136]));COS(RADIANS([.P136]))))" office:value-type="float" office:value="37.596749408284">
            <text:p>37.6</text:p>
          </table:table-cell>
          <table:table-cell table:formula="of:=DEGREES(ASIN(SIN(RADIANS([.R136]))*SIN(RADIANS([.P136]))))" office:value-type="float" office:value="18.9577493463608">
            <text:p>18.96</text:p>
          </table:table-cell>
          <table:table-cell table:formula="of:=TAN(RADIANS([.R136]/2))*TAN(RADIANS([.R136]/2))" office:value-type="float" office:value="0.0430318567006434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3.65315170892757">
            <text:p>3.65</text:p>
          </table:table-cell>
          <table:table-cell table:formula="of:=DEGREES(ACOS(COS(RADIANS(90.833))/COS(RADIANS([.$B$2]))*COS(RADIANS([.T136]))-TAN(RADIANS([.$B$2]))*TAN(RADIANS([.T136]))))" office:value-type="float" office:value="109.823378211881">
            <text:p>109.82</text:p>
          </table:table-cell>
          <table:table-cell table:style-name="ce7" table:formula="of:=(720-4*[.$B$3]-[.V136]+[.$B$4]*60)/1440" office:value-type="float" office:value="0.508213089091022">
            <text:p>12:11:50</text:p>
          </table:table-cell>
          <table:table-cell table:style-name="ce7" table:formula="of:=([.X136]*1440-[.W136]*4)/1440" office:value-type="float" office:value="0.203148149613575">
            <text:p>4:52:32</text:p>
          </table:table-cell>
          <table:table-cell table:style-name="ce7" table:formula="of:=([.X136]*1440+[.W136]*4)/1440" office:value-type="float" office:value="0.81327802856847">
            <text:p>19:31:07</text:p>
          </table:table-cell>
          <table:table-cell table:formula="of:=8*[.W136]" office:value-type="float" office:value="878.587025695048">
            <text:p>878.59</text:p>
          </table:table-cell>
          <table:table-cell table:formula="of:=MOD([.E136]*1440+[.V136]+4*[.$B$3]-60*[.$B$4];1440)" office:value-type="float" office:value="708.173151708928">
            <text:p>708.17</text:p>
          </table:table-cell>
          <table:table-cell table:formula="of:=IF([.AB136]/4&lt;0;[.AB136]/4+180;[.AB136]/4-180)" office:value-type="float" office:value="-2.95671207276811">
            <text:p>-2.96</text:p>
          </table:table-cell>
          <table:table-cell table:formula="of:=DEGREES(ACOS(SIN(RADIANS([.$B$2]))*SIN(RADIANS([.T136]))+COS(RADIANS([.$B$2]))*COS(RADIANS([.T136]))*COS(RADIANS([.AC136]))))" office:value-type="float" office:value="24.1714169670006">
            <text:p>24.17</text:p>
          </table:table-cell>
          <table:table-cell table:formula="of:=90-[.AD136]" office:value-type="float" office:value="65.8285830329994">
            <text:p>65.83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724167158273777">
            <text:p>0.01</text:p>
          </table:table-cell>
          <table:table-cell table:formula="of:=[.AE136]+[.AF136]" office:value-type="float" office:value="65.8358247045822">
            <text:p>65.84</text:p>
          </table:table-cell>
          <table:table-cell table:formula="of:=IF([.AC136]&gt;0;MOD(DEGREES(ACOS(((SIN(RADIANS([.$B$2]))*COS(RADIANS([.AD136])))-SIN(RADIANS([.T136])))/(COS(RADIANS([.$B$2]))*SIN(RADIANS([.AD136])))))+180;360);MOD(540-DEGREES(ACOS(((SIN(RADIANS([.$B$2]))*COS(RADIANS([.AD136])))-SIN(RADIANS([.T136])))/(COS(RADIANS([.$B$2]))*SIN(RADIANS([.AD136])))));360))" office:value-type="float" office:value="173.15758610634">
            <text:p>173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6]+1" office:value-type="date" office:date-value="2010-05-16">
            <text:p>5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7]+2415018.5+[.E137]-[.$B$4]/24" office:value-type="float" office:value="2455333.20833333">
            <text:p>2455333.21</text:p>
          </table:table-cell>
          <table:table-cell table:style-name="ce9" table:formula="of:=([.F137]-2451545)/36525" office:value-type="float" office:value="0.103715491672375">
            <text:p>0.10371549</text:p>
          </table:table-cell>
          <table:table-cell/>
          <table:table-cell table:formula="of:=MOD(280.46646+[.G137]*(36000.76983+[.G137]*0.0003032);360)" office:value-type="float" office:value="54.3040067639386">
            <text:p>54.3</text:p>
          </table:table-cell>
          <table:table-cell table:formula="of:=357.52911+[.G137]*(35999.05029-0.0001537*[.G137])" office:value-type="float" office:value="4091.18830891256">
            <text:p>4091.19</text:p>
          </table:table-cell>
          <table:table-cell table:formula="of:=0.016708634-[.G137]*(0.000042037+0.0001537*[.G137])" office:value-type="float" office:value="0.0167026207758528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42081017884968">
            <text:p>1.42</text:p>
          </table:table-cell>
          <table:table-cell table:formula="of:=[.I137]+[.L137]" office:value-type="float" office:value="55.7248169427882">
            <text:p>55.72</text:p>
          </table:table-cell>
          <table:table-cell table:formula="of:=[.J137]+[.L137]" office:value-type="float" office:value="4092.60911909141">
            <text:p>4092.61</text:p>
          </table:table-cell>
          <table:table-cell table:formula="of:=(1.000001018*(1-[.K137]*[.K137]))/(1+[.K137]*COS(RADIANS([.N137])))" office:value-type="float" office:value="1.01115574370944">
            <text:p>1.01</text:p>
          </table:table-cell>
          <table:table-cell table:formula="of:=[.M137]-0.00569-0.00478*SIN(RADIANS(125.04-1934.136*[.G137]))" office:value-type="float" office:value="55.7237559364913">
            <text:p>55.72</text:p>
          </table:table-cell>
          <table:table-cell table:formula="of:=23+(26+((21.448-[.G137]*(46.815+[.G137]*(0.00059-[.G137]*0.001813))))/60)/60" office:value-type="float" office:value="23.4379423763704">
            <text:p>23.44</text:p>
          </table:table-cell>
          <table:table-cell table:formula="of:=[.Q137]+0.00256*COS(RADIANS(125.04-1934.136*[.G137]))" office:value-type="float" office:value="23.438580759184">
            <text:p>23.44</text:p>
          </table:table-cell>
          <table:table-cell table:formula="of:=DEGREES(ATAN2(COS(RADIANS([.R137]))*SIN(RADIANS([.P137]));COS(RADIANS([.P137]))))" office:value-type="float" office:value="36.6064550351714">
            <text:p>36.61</text:p>
          </table:table-cell>
          <table:table-cell table:formula="of:=DEGREES(ASIN(SIN(RADIANS([.R137]))*SIN(RADIANS([.P137]))))" office:value-type="float" office:value="19.1890733509254">
            <text:p>19.19</text:p>
          </table:table-cell>
          <table:table-cell table:formula="of:=TAN(RADIANS([.R137]/2))*TAN(RADIANS([.R137]/2))" office:value-type="float" office:value="0.0430318467046448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3.63449236165266">
            <text:p>3.63</text:p>
          </table:table-cell>
          <table:table-cell table:formula="of:=DEGREES(ACOS(COS(RADIANS(90.833))/COS(RADIANS([.$B$2]))*COS(RADIANS([.T137]))-TAN(RADIANS([.$B$2]))*TAN(RADIANS([.T137]))))" office:value-type="float" office:value="110.078701391317">
            <text:p>110.08</text:p>
          </table:table-cell>
          <table:table-cell table:style-name="ce7" table:formula="of:=(720-4*[.$B$3]-[.V137]+[.$B$4]*60)/1440" office:value-type="float" office:value="0.508226046971075">
            <text:p>12:11:51</text:p>
          </table:table-cell>
          <table:table-cell table:style-name="ce7" table:formula="of:=([.X137]*1440-[.W137]*4)/1440" office:value-type="float" office:value="0.202451876439639">
            <text:p>4:51:32</text:p>
          </table:table-cell>
          <table:table-cell table:style-name="ce7" table:formula="of:=([.X137]*1440+[.W137]*4)/1440" office:value-type="float" office:value="0.814000217502511">
            <text:p>19:32:10</text:p>
          </table:table-cell>
          <table:table-cell table:formula="of:=8*[.W137]" office:value-type="float" office:value="880.629611130536">
            <text:p>880.63</text:p>
          </table:table-cell>
          <table:table-cell table:formula="of:=MOD([.E137]*1440+[.V137]+4*[.$B$3]-60*[.$B$4];1440)" office:value-type="float" office:value="708.154492361653">
            <text:p>708.15</text:p>
          </table:table-cell>
          <table:table-cell table:formula="of:=IF([.AB137]/4&lt;0;[.AB137]/4+180;[.AB137]/4-180)" office:value-type="float" office:value="-2.96137690958685">
            <text:p>-2.96</text:p>
          </table:table-cell>
          <table:table-cell table:formula="of:=DEGREES(ACOS(SIN(RADIANS([.$B$2]))*SIN(RADIANS([.T137]))+COS(RADIANS([.$B$2]))*COS(RADIANS([.T137]))*COS(RADIANS([.AC137]))))" office:value-type="float" office:value="23.9414955874868">
            <text:p>23.94</text:p>
          </table:table-cell>
          <table:table-cell table:formula="of:=90-[.AD137]" office:value-type="float" office:value="66.0585044125132">
            <text:p>66.06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716405764635225">
            <text:p>0.01</text:p>
          </table:table-cell>
          <table:table-cell table:formula="of:=[.AE137]+[.AF137]" office:value-type="float" office:value="66.0656684701596">
            <text:p>66.07</text:p>
          </table:table-cell>
          <table:table-cell table:formula="of:=IF([.AC137]&gt;0;MOD(DEGREES(ACOS(((SIN(RADIANS([.$B$2]))*COS(RADIANS([.AD137])))-SIN(RADIANS([.T137])))/(COS(RADIANS([.$B$2]))*SIN(RADIANS([.AD137])))))+180;360);MOD(540-DEGREES(ACOS(((SIN(RADIANS([.$B$2]))*COS(RADIANS([.AD137])))-SIN(RADIANS([.T137])))/(COS(RADIANS([.$B$2]))*SIN(RADIANS([.AD137])))));360))" office:value-type="float" office:value="173.09425804769">
            <text:p>173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7]+1" office:value-type="date" office:date-value="2010-05-17">
            <text:p>5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8]+2415018.5+[.E138]-[.$B$4]/24" office:value-type="float" office:value="2455334.20833333">
            <text:p>2455334.21</text:p>
          </table:table-cell>
          <table:table-cell table:style-name="ce9" table:formula="of:=([.F138]-2451545)/36525" office:value-type="float" office:value="0.103742870180246">
            <text:p>0.10374287</text:p>
          </table:table-cell>
          <table:table-cell/>
          <table:table-cell table:formula="of:=MOD(280.46646+[.G138]*(36000.76983+[.G138]*0.0003032);360)" office:value-type="float" office:value="55.2896541258256">
            <text:p>55.29</text:p>
          </table:table-cell>
          <table:table-cell table:formula="of:=357.52911+[.G138]*(35999.05029-0.0001537*[.G138])" office:value-type="float" office:value="4092.17390919341">
            <text:p>4092.17</text:p>
          </table:table-cell>
          <table:table-cell table:formula="of:=0.016708634-[.G138]*(0.000042037+0.0001537*[.G138])" office:value-type="float" office:value="0.0167026187519417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39884761265626">
            <text:p>1.4</text:p>
          </table:table-cell>
          <table:table-cell table:formula="of:=[.I138]+[.L138]" office:value-type="float" office:value="56.6885017384818">
            <text:p>56.69</text:p>
          </table:table-cell>
          <table:table-cell table:formula="of:=[.J138]+[.L138]" office:value-type="float" office:value="4093.57275680607">
            <text:p>4093.57</text:p>
          </table:table-cell>
          <table:table-cell table:formula="of:=(1.000001018*(1-[.K138]*[.K138]))/(1+[.K138]*COS(RADIANS([.N138])))" office:value-type="float" office:value="1.01136558863213">
            <text:p>1.01</text:p>
          </table:table-cell>
          <table:table-cell table:formula="of:=[.M138]-0.00569-0.00478*SIN(RADIANS(125.04-1934.136*[.G138]))" office:value-type="float" office:value="56.6874418318568">
            <text:p>56.69</text:p>
          </table:table-cell>
          <table:table-cell table:formula="of:=23+(26+((21.448-[.G138]*(46.815+[.G138]*(0.00059-[.G138]*0.001813))))/60)/60" office:value-type="float" office:value="23.4379420203352">
            <text:p>23.44</text:p>
          </table:table-cell>
          <table:table-cell table:formula="of:=[.Q138]+0.00256*COS(RADIANS(125.04-1934.136*[.G138]))" office:value-type="float" office:value="23.4385781116248">
            <text:p>23.44</text:p>
          </table:table-cell>
          <table:table-cell table:formula="of:=DEGREES(ATAN2(COS(RADIANS([.R138]))*SIN(RADIANS([.P138]));COS(RADIANS([.P138]))))" office:value-type="float" office:value="35.6138219800605">
            <text:p>35.61</text:p>
          </table:table-cell>
          <table:table-cell table:formula="of:=DEGREES(ASIN(SIN(RADIANS([.R138]))*SIN(RADIANS([.P138]))))" office:value-type="float" office:value="19.4149759087311">
            <text:p>19.41</text:p>
          </table:table-cell>
          <table:table-cell table:formula="of:=TAN(RADIANS([.R138]/2))*TAN(RADIANS([.R138]/2))" office:value-type="float" office:value="0.0430318367065883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3.60649445995583">
            <text:p>3.61</text:p>
          </table:table-cell>
          <table:table-cell table:formula="of:=DEGREES(ACOS(COS(RADIANS(90.833))/COS(RADIANS([.$B$2]))*COS(RADIANS([.T138]))-TAN(RADIANS([.$B$2]))*TAN(RADIANS([.T138]))))" office:value-type="float" office:value="110.329124008139">
            <text:p>110.33</text:p>
          </table:table-cell>
          <table:table-cell table:style-name="ce7" table:formula="of:=(720-4*[.$B$3]-[.V138]+[.$B$4]*60)/1440" office:value-type="float" office:value="0.508245489958364">
            <text:p>12:11:52</text:p>
          </table:table-cell>
          <table:table-cell table:style-name="ce7" table:formula="of:=([.X138]*1440-[.W138]*4)/1440" office:value-type="float" office:value="0.201775701046866">
            <text:p>4:50:33</text:p>
          </table:table-cell>
          <table:table-cell table:style-name="ce7" table:formula="of:=([.X138]*1440+[.W138]*4)/1440" office:value-type="float" office:value="0.814715278869862">
            <text:p>19:33:11</text:p>
          </table:table-cell>
          <table:table-cell table:formula="of:=8*[.W138]" office:value-type="float" office:value="882.632992065115">
            <text:p>882.63</text:p>
          </table:table-cell>
          <table:table-cell table:formula="of:=MOD([.E138]*1440+[.V138]+4*[.$B$3]-60*[.$B$4];1440)" office:value-type="float" office:value="708.126494459956">
            <text:p>708.13</text:p>
          </table:table-cell>
          <table:table-cell table:formula="of:=IF([.AB138]/4&lt;0;[.AB138]/4+180;[.AB138]/4-180)" office:value-type="float" office:value="-2.96837638501106">
            <text:p>-2.97</text:p>
          </table:table-cell>
          <table:table-cell table:formula="of:=DEGREES(ACOS(SIN(RADIANS([.$B$2]))*SIN(RADIANS([.T138]))+COS(RADIANS([.$B$2]))*COS(RADIANS([.T138]))*COS(RADIANS([.AC138]))))" office:value-type="float" office:value="23.7172039984737">
            <text:p>23.72</text:p>
          </table:table-cell>
          <table:table-cell table:formula="of:=90-[.AD138]" office:value-type="float" office:value="66.2827960015263">
            <text:p>66.28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708860905345881">
            <text:p>0.01</text:p>
          </table:table-cell>
          <table:table-cell table:formula="of:=[.AE138]+[.AF138]" office:value-type="float" office:value="66.2898846105797">
            <text:p>66.29</text:p>
          </table:table-cell>
          <table:table-cell table:formula="of:=IF([.AC138]&gt;0;MOD(DEGREES(ACOS(((SIN(RADIANS([.$B$2]))*COS(RADIANS([.AD138])))-SIN(RADIANS([.T138])))/(COS(RADIANS([.$B$2]))*SIN(RADIANS([.AD138])))))+180;360);MOD(540-DEGREES(ACOS(((SIN(RADIANS([.$B$2]))*COS(RADIANS([.AD138])))-SIN(RADIANS([.T138])))/(COS(RADIANS([.$B$2]))*SIN(RADIANS([.AD138])))));360))" office:value-type="float" office:value="173.025623963823">
            <text:p>173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8]+1" office:value-type="date" office:date-value="2010-05-18">
            <text:p>5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9]+2415018.5+[.E139]-[.$B$4]/24" office:value-type="float" office:value="2455335.20833333">
            <text:p>2455335.21</text:p>
          </table:table-cell>
          <table:table-cell table:style-name="ce9" table:formula="of:=([.F139]-2451545)/36525" office:value-type="float" office:value="0.103770248688117">
            <text:p>0.10377025</text:p>
          </table:table-cell>
          <table:table-cell/>
          <table:table-cell table:formula="of:=MOD(280.46646+[.G139]*(36000.76983+[.G139]*0.0003032);360)" office:value-type="float" office:value="56.2753014877126">
            <text:p>56.28</text:p>
          </table:table-cell>
          <table:table-cell table:formula="of:=357.52911+[.G139]*(35999.05029-0.0001537*[.G139])" office:value-type="float" office:value="4093.15950947426">
            <text:p>4093.16</text:p>
          </table:table-cell>
          <table:table-cell table:formula="of:=0.016708634-[.G139]*(0.000042037+0.0001537*[.G139])" office:value-type="float" office:value="0.0167026167278003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37648837333586">
            <text:p>1.38</text:p>
          </table:table-cell>
          <table:table-cell table:formula="of:=[.I139]+[.L139]" office:value-type="float" office:value="57.6517898610484">
            <text:p>57.65</text:p>
          </table:table-cell>
          <table:table-cell table:formula="of:=[.J139]+[.L139]" office:value-type="float" office:value="4094.5359978476">
            <text:p>4094.54</text:p>
          </table:table-cell>
          <table:table-cell table:formula="of:=(1.000001018*(1-[.K139]*[.K139]))/(1+[.K139]*COS(RADIANS([.N139])))" office:value-type="float" office:value="1.01157210302244">
            <text:p>1.01</text:p>
          </table:table-cell>
          <table:table-cell table:formula="of:=[.M139]-0.00569-0.00478*SIN(RADIANS(125.04-1934.136*[.G139]))" office:value-type="float" office:value="57.6507310501404">
            <text:p>57.65</text:p>
          </table:table-cell>
          <table:table-cell table:formula="of:=23+(26+((21.448-[.G139]*(46.815+[.G139]*(0.00059-[.G139]*0.001813))))/60)/60" office:value-type="float" office:value="23.4379416643001">
            <text:p>23.44</text:p>
          </table:table-cell>
          <table:table-cell table:formula="of:=[.Q139]+0.00256*COS(RADIANS(125.04-1934.136*[.G139]))" office:value-type="float" office:value="23.4385754635222">
            <text:p>23.44</text:p>
          </table:table-cell>
          <table:table-cell table:formula="of:=DEGREES(ATAN2(COS(RADIANS([.R139]))*SIN(RADIANS([.P139]));COS(RADIANS([.P139]))))" office:value-type="float" office:value="34.6188698122824">
            <text:p>34.62</text:p>
          </table:table-cell>
          <table:table-cell table:formula="of:=DEGREES(ASIN(SIN(RADIANS([.R139]))*SIN(RADIANS([.P139]))))" office:value-type="float" office:value="19.6353826187614">
            <text:p>19.64</text:p>
          </table:table-cell>
          <table:table-cell table:formula="of:=TAN(RADIANS([.R139]/2))*TAN(RADIANS([.R139]/2))" office:value-type="float" office:value="0.0430318267064812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3.56923615222296">
            <text:p>3.57</text:p>
          </table:table-cell>
          <table:table-cell table:formula="of:=DEGREES(ACOS(COS(RADIANS(90.833))/COS(RADIANS([.$B$2]))*COS(RADIANS([.T139]))-TAN(RADIANS([.$B$2]))*TAN(RADIANS([.T139]))))" office:value-type="float" office:value="110.574505978899">
            <text:p>110.57</text:p>
          </table:table-cell>
          <table:table-cell table:style-name="ce7" table:formula="of:=(720-4*[.$B$3]-[.V139]+[.$B$4]*60)/1440" office:value-type="float" office:value="0.508271363783179">
            <text:p>12:11:55</text:p>
          </table:table-cell>
          <table:table-cell table:style-name="ce7" table:formula="of:=([.X139]*1440-[.W139]*4)/1440" office:value-type="float" office:value="0.201119958286237">
            <text:p>4:49:37</text:p>
          </table:table-cell>
          <table:table-cell table:style-name="ce7" table:formula="of:=([.X139]*1440+[.W139]*4)/1440" office:value-type="float" office:value="0.81542276928012">
            <text:p>19:34:13</text:p>
          </table:table-cell>
          <table:table-cell table:formula="of:=8*[.W139]" office:value-type="float" office:value="884.596047831192">
            <text:p>884.6</text:p>
          </table:table-cell>
          <table:table-cell table:formula="of:=MOD([.E139]*1440+[.V139]+4*[.$B$3]-60*[.$B$4];1440)" office:value-type="float" office:value="708.089236152223">
            <text:p>708.09</text:p>
          </table:table-cell>
          <table:table-cell table:formula="of:=IF([.AB139]/4&lt;0;[.AB139]/4+180;[.AB139]/4-180)" office:value-type="float" office:value="-2.97769096194426">
            <text:p>-2.98</text:p>
          </table:table-cell>
          <table:table-cell table:formula="of:=DEGREES(ACOS(SIN(RADIANS([.$B$2]))*SIN(RADIANS([.T139]))+COS(RADIANS([.$B$2]))*COS(RADIANS([.T139]))*COS(RADIANS([.AC139]))))" office:value-type="float" office:value="23.4986197731525">
            <text:p>23.5</text:p>
          </table:table-cell>
          <table:table-cell table:formula="of:=90-[.AD139]" office:value-type="float" office:value="66.5013802268475">
            <text:p>66.5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701532856005595">
            <text:p>0.01</text:p>
          </table:table-cell>
          <table:table-cell table:formula="of:=[.AE139]+[.AF139]" office:value-type="float" office:value="66.5083955554075">
            <text:p>66.51</text:p>
          </table:table-cell>
          <table:table-cell table:formula="of:=IF([.AC139]&gt;0;MOD(DEGREES(ACOS(((SIN(RADIANS([.$B$2]))*COS(RADIANS([.AD139])))-SIN(RADIANS([.T139])))/(COS(RADIANS([.$B$2]))*SIN(RADIANS([.AD139])))))+180;360);MOD(540-DEGREES(ACOS(((SIN(RADIANS([.$B$2]))*COS(RADIANS([.AD139])))-SIN(RADIANS([.T139])))/(COS(RADIANS([.$B$2]))*SIN(RADIANS([.AD139])))));360))" office:value-type="float" office:value="172.951670439574">
            <text:p>172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9]+1" office:value-type="date" office:date-value="2010-05-19">
            <text:p>5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0]+2415018.5+[.E140]-[.$B$4]/24" office:value-type="float" office:value="2455336.20833333">
            <text:p>2455336.21</text:p>
          </table:table-cell>
          <table:table-cell table:style-name="ce9" table:formula="of:=([.F140]-2451545)/36525" office:value-type="float" office:value="0.103797627195989">
            <text:p>0.10379763</text:p>
          </table:table-cell>
          <table:table-cell/>
          <table:table-cell table:formula="of:=MOD(280.46646+[.G140]*(36000.76983+[.G140]*0.0003032);360)" office:value-type="float" office:value="57.2609488495991">
            <text:p>57.26</text:p>
          </table:table-cell>
          <table:table-cell table:formula="of:=357.52911+[.G140]*(35999.05029-0.0001537*[.G140])" office:value-type="float" office:value="4094.14510975511">
            <text:p>4094.15</text:p>
          </table:table-cell>
          <table:table-cell table:formula="of:=0.016708634-[.G140]*(0.000042037+0.0001537*[.G140])" office:value-type="float" office:value="0.0167026147034284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35373909887814">
            <text:p>1.35</text:p>
          </table:table-cell>
          <table:table-cell table:formula="of:=[.I140]+[.L140]" office:value-type="float" office:value="58.6146879484773">
            <text:p>58.61</text:p>
          </table:table-cell>
          <table:table-cell table:formula="of:=[.J140]+[.L140]" office:value-type="float" office:value="4095.49884885399">
            <text:p>4095.5</text:p>
          </table:table-cell>
          <table:table-cell table:formula="of:=(1.000001018*(1-[.K140]*[.K140]))/(1+[.K140]*COS(RADIANS([.N140])))" office:value-type="float" office:value="1.01177522988597">
            <text:p>1.01</text:p>
          </table:table-cell>
          <table:table-cell table:formula="of:=[.M140]-0.00569-0.00478*SIN(RADIANS(125.04-1934.136*[.G140]))" office:value-type="float" office:value="58.6136302293303">
            <text:p>58.61</text:p>
          </table:table-cell>
          <table:table-cell table:formula="of:=23+(26+((21.448-[.G140]*(46.815+[.G140]*(0.00059-[.G140]*0.001813))))/60)/60" office:value-type="float" office:value="23.4379413082649">
            <text:p>23.44</text:p>
          </table:table-cell>
          <table:table-cell table:formula="of:=[.Q140]+0.00256*COS(RADIANS(125.04-1934.136*[.G140]))" office:value-type="float" office:value="23.4385728148783">
            <text:p>23.44</text:p>
          </table:table-cell>
          <table:table-cell table:formula="of:=DEGREES(ATAN2(COS(RADIANS([.R140]))*SIN(RADIANS([.P140]));COS(RADIANS([.P140]))))" office:value-type="float" office:value="33.6216214788991">
            <text:p>33.62</text:p>
          </table:table-cell>
          <table:table-cell table:formula="of:=DEGREES(ASIN(SIN(RADIANS([.R140]))*SIN(RADIANS([.P140]))))" office:value-type="float" office:value="19.8502203617057">
            <text:p>19.85</text:p>
          </table:table-cell>
          <table:table-cell table:formula="of:=TAN(RADIANS([.R140]/2))*TAN(RADIANS([.R140]/2))" office:value-type="float" office:value="0.043031816704331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3.52280919887802">
            <text:p>3.52</text:p>
          </table:table-cell>
          <table:table-cell table:formula="of:=DEGREES(ACOS(COS(RADIANS(90.833))/COS(RADIANS([.$B$2]))*COS(RADIANS([.T140]))-TAN(RADIANS([.$B$2]))*TAN(RADIANS([.T140]))))" office:value-type="float" office:value="110.814706556166">
            <text:p>110.81</text:p>
          </table:table-cell>
          <table:table-cell table:style-name="ce7" table:formula="of:=(720-4*[.$B$3]-[.V140]+[.$B$4]*60)/1440" office:value-type="float" office:value="0.508303604723001">
            <text:p>12:11:57</text:p>
          </table:table-cell>
          <table:table-cell table:style-name="ce7" table:formula="of:=([.X140]*1440-[.W140]*4)/1440" office:value-type="float" office:value="0.200484975400318">
            <text:p>4:48:42</text:p>
          </table:table-cell>
          <table:table-cell table:style-name="ce7" table:formula="of:=([.X140]*1440+[.W140]*4)/1440" office:value-type="float" office:value="0.816122234045685">
            <text:p>19:35:13</text:p>
          </table:table-cell>
          <table:table-cell table:formula="of:=8*[.W140]" office:value-type="float" office:value="886.517652449328">
            <text:p>886.52</text:p>
          </table:table-cell>
          <table:table-cell table:formula="of:=MOD([.E140]*1440+[.V140]+4*[.$B$3]-60*[.$B$4];1440)" office:value-type="float" office:value="708.042809198878">
            <text:p>708.04</text:p>
          </table:table-cell>
          <table:table-cell table:formula="of:=IF([.AB140]/4&lt;0;[.AB140]/4+180;[.AB140]/4-180)" office:value-type="float" office:value="-2.9892977002805">
            <text:p>-2.99</text:p>
          </table:table-cell>
          <table:table-cell table:formula="of:=DEGREES(ACOS(SIN(RADIANS([.$B$2]))*SIN(RADIANS([.T140]))+COS(RADIANS([.$B$2]))*COS(RADIANS([.T140]))*COS(RADIANS([.AC140]))))" office:value-type="float" office:value="23.2858192167507">
            <text:p>23.29</text:p>
          </table:table-cell>
          <table:table-cell table:formula="of:=90-[.AD140]" office:value-type="float" office:value="66.7141807832493">
            <text:p>66.71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694421922540775">
            <text:p>0.01</text:p>
          </table:table-cell>
          <table:table-cell table:formula="of:=[.AE140]+[.AF140]" office:value-type="float" office:value="66.7211250024747">
            <text:p>66.72</text:p>
          </table:table-cell>
          <table:table-cell table:formula="of:=IF([.AC140]&gt;0;MOD(DEGREES(ACOS(((SIN(RADIANS([.$B$2]))*COS(RADIANS([.AD140])))-SIN(RADIANS([.T140])))/(COS(RADIANS([.$B$2]))*SIN(RADIANS([.AD140])))))+180;360);MOD(540-DEGREES(ACOS(((SIN(RADIANS([.$B$2]))*COS(RADIANS([.AD140])))-SIN(RADIANS([.T140])))/(COS(RADIANS([.$B$2]))*SIN(RADIANS([.AD140])))));360))" office:value-type="float" office:value="172.872398295037">
            <text:p>172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0]+1" office:value-type="date" office:date-value="2010-05-20">
            <text:p>5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1]+2415018.5+[.E141]-[.$B$4]/24" office:value-type="float" office:value="2455337.20833333">
            <text:p>2455337.21</text:p>
          </table:table-cell>
          <table:table-cell table:style-name="ce9" table:formula="of:=([.F141]-2451545)/36525" office:value-type="float" office:value="0.10382500570386">
            <text:p>0.10382501</text:p>
          </table:table-cell>
          <table:table-cell/>
          <table:table-cell table:formula="of:=MOD(280.46646+[.G141]*(36000.76983+[.G141]*0.0003032);360)" office:value-type="float" office:value="58.246596211487">
            <text:p>58.25</text:p>
          </table:table-cell>
          <table:table-cell table:formula="of:=357.52911+[.G141]*(35999.05029-0.0001537*[.G141])" office:value-type="float" office:value="4095.13071003597">
            <text:p>4095.13</text:p>
          </table:table-cell>
          <table:table-cell table:formula="of:=0.016708634-[.G141]*(0.000042037+0.0001537*[.G141])" office:value-type="float" office:value="0.0167026126788261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3306065228929">
            <text:p>1.33</text:p>
          </table:table-cell>
          <table:table-cell table:formula="of:=[.I141]+[.L141]" office:value-type="float" office:value="59.5772027343799">
            <text:p>59.58</text:p>
          </table:table-cell>
          <table:table-cell table:formula="of:=[.J141]+[.L141]" office:value-type="float" office:value="4096.46131655886">
            <text:p>4096.46</text:p>
          </table:table-cell>
          <table:table-cell table:formula="of:=(1.000001018*(1-[.K141]*[.K141]))/(1+[.K141]*COS(RADIANS([.N141])))" office:value-type="float" office:value="1.01197491323213">
            <text:p>1.01</text:p>
          </table:table-cell>
          <table:table-cell table:formula="of:=[.M141]-0.00569-0.00478*SIN(RADIANS(125.04-1934.136*[.G141]))" office:value-type="float" office:value="59.5761461030373">
            <text:p>59.58</text:p>
          </table:table-cell>
          <table:table-cell table:formula="of:=23+(26+((21.448-[.G141]*(46.815+[.G141]*(0.00059-[.G141]*0.001813))))/60)/60" office:value-type="float" office:value="23.4379409522297">
            <text:p>23.44</text:p>
          </table:table-cell>
          <table:table-cell table:formula="of:=[.Q141]+0.00256*COS(RADIANS(125.04-1934.136*[.G141]))" office:value-type="float" office:value="23.4385701656949">
            <text:p>23.44</text:p>
          </table:table-cell>
          <table:table-cell table:formula="of:=DEGREES(ATAN2(COS(RADIANS([.R141]))*SIN(RADIANS([.P141]));COS(RADIANS([.P141]))))" office:value-type="float" office:value="32.6221033122378">
            <text:p>32.62</text:p>
          </table:table-cell>
          <table:table-cell table:formula="of:=DEGREES(ASIN(SIN(RADIANS([.R141]))*SIN(RADIANS([.P141]))))" office:value-type="float" office:value="20.0594173583566">
            <text:p>20.06</text:p>
          </table:table-cell>
          <table:table-cell table:formula="of:=TAN(RADIANS([.R141]/2))*TAN(RADIANS([.R141]/2))" office:value-type="float" office:value="0.043031806700145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3.46731899158633">
            <text:p>3.47</text:p>
          </table:table-cell>
          <table:table-cell table:formula="of:=DEGREES(ACOS(COS(RADIANS(90.833))/COS(RADIANS([.$B$2]))*COS(RADIANS([.T141]))-TAN(RADIANS([.$B$2]))*TAN(RADIANS([.T141]))))" office:value-type="float" office:value="111.049584554833">
            <text:p>111.05</text:p>
          </table:table-cell>
          <table:table-cell table:style-name="ce7" table:formula="of:=(720-4*[.$B$3]-[.V141]+[.$B$4]*60)/1440" office:value-type="float" office:value="0.508342139589176">
            <text:p>12:12:01</text:p>
          </table:table-cell>
          <table:table-cell table:style-name="ce7" table:formula="of:=([.X141]*1440-[.W141]*4)/1440" office:value-type="float" office:value="0.199871071381307">
            <text:p>4:47:49</text:p>
          </table:table-cell>
          <table:table-cell table:style-name="ce7" table:formula="of:=([.X141]*1440+[.W141]*4)/1440" office:value-type="float" office:value="0.816813207797045">
            <text:p>19:36:13</text:p>
          </table:table-cell>
          <table:table-cell table:formula="of:=8*[.W141]" office:value-type="float" office:value="888.396676438663">
            <text:p>888.4</text:p>
          </table:table-cell>
          <table:table-cell table:formula="of:=MOD([.E141]*1440+[.V141]+4*[.$B$3]-60*[.$B$4];1440)" office:value-type="float" office:value="707.987318991586">
            <text:p>707.99</text:p>
          </table:table-cell>
          <table:table-cell table:formula="of:=IF([.AB141]/4&lt;0;[.AB141]/4+180;[.AB141]/4-180)" office:value-type="float" office:value="-3.00317025210342">
            <text:p>-3</text:p>
          </table:table-cell>
          <table:table-cell table:formula="of:=DEGREES(ACOS(SIN(RADIANS([.$B$2]))*SIN(RADIANS([.T141]))+COS(RADIANS([.$B$2]))*COS(RADIANS([.T141]))*COS(RADIANS([.AC141]))))" office:value-type="float" office:value="23.0788772743315">
            <text:p>23.08</text:p>
          </table:table-cell>
          <table:table-cell table:formula="of:=90-[.AD141]" office:value-type="float" office:value="66.9211227256685">
            <text:p>66.92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687528437769013">
            <text:p>0.01</text:p>
          </table:table-cell>
          <table:table-cell table:formula="of:=[.AE141]+[.AF141]" office:value-type="float" office:value="66.9279980100462">
            <text:p>66.93</text:p>
          </table:table-cell>
          <table:table-cell table:formula="of:=IF([.AC141]&gt;0;MOD(DEGREES(ACOS(((SIN(RADIANS([.$B$2]))*COS(RADIANS([.AD141])))-SIN(RADIANS([.T141])))/(COS(RADIANS([.$B$2]))*SIN(RADIANS([.AD141])))))+180;360);MOD(540-DEGREES(ACOS(((SIN(RADIANS([.$B$2]))*COS(RADIANS([.AD141])))-SIN(RADIANS([.T141])))/(COS(RADIANS([.$B$2]))*SIN(RADIANS([.AD141])))));360))" office:value-type="float" office:value="172.787823287882">
            <text:p>172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1]+1" office:value-type="date" office:date-value="2010-05-21">
            <text:p>5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2]+2415018.5+[.E142]-[.$B$4]/24" office:value-type="float" office:value="2455338.20833333">
            <text:p>2455338.21</text:p>
          </table:table-cell>
          <table:table-cell table:style-name="ce9" table:formula="of:=([.F142]-2451545)/36525" office:value-type="float" office:value="0.103852384211731">
            <text:p>0.10385238</text:p>
          </table:table-cell>
          <table:table-cell/>
          <table:table-cell table:formula="of:=MOD(280.46646+[.G142]*(36000.76983+[.G142]*0.0003032);360)" office:value-type="float" office:value="59.2322435733754">
            <text:p>59.23</text:p>
          </table:table-cell>
          <table:table-cell table:formula="of:=357.52911+[.G142]*(35999.05029-0.0001537*[.G142])" office:value-type="float" office:value="4096.11631031682">
            <text:p>4096.12</text:p>
          </table:table-cell>
          <table:table-cell table:formula="of:=0.016708634-[.G142]*(0.000042037+0.0001537*[.G142])" office:value-type="float" office:value="0.0167026106539934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30709747265449">
            <text:p>1.31</text:p>
          </table:table-cell>
          <table:table-cell table:formula="of:=[.I142]+[.L142]" office:value-type="float" office:value="60.5393410460299">
            <text:p>60.54</text:p>
          </table:table-cell>
          <table:table-cell table:formula="of:=[.J142]+[.L142]" office:value-type="float" office:value="4097.42340778947">
            <text:p>4097.42</text:p>
          </table:table-cell>
          <table:table-cell table:formula="of:=(1.000001018*(1-[.K142]*[.K142]))/(1+[.K142]*COS(RADIANS([.N142])))" office:value-type="float" office:value="1.0121710980861">
            <text:p>1.01</text:p>
          </table:table-cell>
          <table:table-cell table:formula="of:=[.M142]-0.00569-0.00478*SIN(RADIANS(125.04-1934.136*[.G142]))" office:value-type="float" office:value="60.5382854985339">
            <text:p>60.54</text:p>
          </table:table-cell>
          <table:table-cell table:formula="of:=23+(26+((21.448-[.G142]*(46.815+[.G142]*(0.00059-[.G142]*0.001813))))/60)/60" office:value-type="float" office:value="23.4379405961946">
            <text:p>23.44</text:p>
          </table:table-cell>
          <table:table-cell table:formula="of:=[.Q142]+0.00256*COS(RADIANS(125.04-1934.136*[.G142]))" office:value-type="float" office:value="23.4385675159741">
            <text:p>23.44</text:p>
          </table:table-cell>
          <table:table-cell table:formula="of:=DEGREES(ATAN2(COS(RADIANS([.R142]))*SIN(RADIANS([.P142]));COS(RADIANS([.P142]))))" office:value-type="float" office:value="31.620345031633">
            <text:p>31.62</text:p>
          </table:table-cell>
          <table:table-cell table:formula="of:=DEGREES(ASIN(SIN(RADIANS([.R142]))*SIN(RADIANS([.P142]))))" office:value-type="float" office:value="20.2629032287995">
            <text:p>20.26</text:p>
          </table:table-cell>
          <table:table-cell table:formula="of:=TAN(RADIANS([.R142]/2))*TAN(RADIANS([.R142]/2))" office:value-type="float" office:value="0.0430317966939307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3.40288454709698">
            <text:p>3.4</text:p>
          </table:table-cell>
          <table:table-cell table:formula="of:=DEGREES(ACOS(COS(RADIANS(90.833))/COS(RADIANS([.$B$2]))*COS(RADIANS([.T142]))-TAN(RADIANS([.$B$2]))*TAN(RADIANS([.T142]))))" office:value-type="float" office:value="111.278998590618">
            <text:p>111.28</text:p>
          </table:table-cell>
          <table:table-cell table:style-name="ce7" table:formula="of:=(720-4*[.$B$3]-[.V142]+[.$B$4]*60)/1440" office:value-type="float" office:value="0.508386885731183">
            <text:p>12:12:05</text:p>
          </table:table-cell>
          <table:table-cell table:style-name="ce7" table:formula="of:=([.X142]*1440-[.W142]*4)/1440" office:value-type="float" office:value="0.1992785563128">
            <text:p>4:46:58</text:p>
          </table:table-cell>
          <table:table-cell table:style-name="ce7" table:formula="of:=([.X142]*1440+[.W142]*4)/1440" office:value-type="float" office:value="0.817495215149565">
            <text:p>19:37:12</text:p>
          </table:table-cell>
          <table:table-cell table:formula="of:=8*[.W142]" office:value-type="float" office:value="890.231988724943">
            <text:p>890.23</text:p>
          </table:table-cell>
          <table:table-cell table:formula="of:=MOD([.E142]*1440+[.V142]+4*[.$B$3]-60*[.$B$4];1440)" office:value-type="float" office:value="707.922884547097">
            <text:p>707.92</text:p>
          </table:table-cell>
          <table:table-cell table:formula="of:=IF([.AB142]/4&lt;0;[.AB142]/4+180;[.AB142]/4-180)" office:value-type="float" office:value="-3.01927886322576">
            <text:p>-3.02</text:p>
          </table:table-cell>
          <table:table-cell table:formula="of:=DEGREES(ACOS(SIN(RADIANS([.$B$2]))*SIN(RADIANS([.T142]))+COS(RADIANS([.$B$2]))*COS(RADIANS([.T142]))*COS(RADIANS([.AC142]))))" office:value-type="float" office:value="22.8778674334087">
            <text:p>22.88</text:p>
          </table:table-cell>
          <table:table-cell table:formula="of:=90-[.AD142]" office:value-type="float" office:value="67.1221325665914">
            <text:p>67.12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680852757815562">
            <text:p>0.01</text:p>
          </table:table-cell>
          <table:table-cell table:formula="of:=[.AE142]+[.AF142]" office:value-type="float" office:value="67.1289410941695">
            <text:p>67.13</text:p>
          </table:table-cell>
          <table:table-cell table:formula="of:=IF([.AC142]&gt;0;MOD(DEGREES(ACOS(((SIN(RADIANS([.$B$2]))*COS(RADIANS([.AD142])))-SIN(RADIANS([.T142])))/(COS(RADIANS([.$B$2]))*SIN(RADIANS([.AD142])))))+180;360);MOD(540-DEGREES(ACOS(((SIN(RADIANS([.$B$2]))*COS(RADIANS([.AD142])))-SIN(RADIANS([.T142])))/(COS(RADIANS([.$B$2]))*SIN(RADIANS([.AD142])))));360))" office:value-type="float" office:value="172.697976784467">
            <text:p>172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2]+1" office:value-type="date" office:date-value="2010-05-22">
            <text:p>5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3]+2415018.5+[.E143]-[.$B$4]/24" office:value-type="float" office:value="2455339.20833333">
            <text:p>2455339.21</text:p>
          </table:table-cell>
          <table:table-cell table:style-name="ce9" table:formula="of:=([.F143]-2451545)/36525" office:value-type="float" office:value="0.103879762719603">
            <text:p>0.10387976</text:p>
          </table:table-cell>
          <table:table-cell/>
          <table:table-cell table:formula="of:=MOD(280.46646+[.G143]*(36000.76983+[.G143]*0.0003032);360)" office:value-type="float" office:value="60.2178909352642">
            <text:p>60.22</text:p>
          </table:table-cell>
          <table:table-cell table:formula="of:=357.52911+[.G143]*(35999.05029-0.0001537*[.G143])" office:value-type="float" office:value="4097.10191059767">
            <text:p>4097.1</text:p>
          </table:table-cell>
          <table:table-cell table:formula="of:=0.016708634-[.G143]*(0.000042037+0.0001537*[.G143])" office:value-type="float" office:value="0.0167026086289303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28321886714031">
            <text:p>1.28</text:p>
          </table:table-cell>
          <table:table-cell table:formula="of:=[.I143]+[.L143]" office:value-type="float" office:value="61.5011098024045">
            <text:p>61.5</text:p>
          </table:table-cell>
          <table:table-cell table:formula="of:=[.J143]+[.L143]" office:value-type="float" office:value="4098.38512946481">
            <text:p>4098.39</text:p>
          </table:table-cell>
          <table:table-cell table:formula="of:=(1.000001018*(1-[.K143]*[.K143]))/(1+[.K143]*COS(RADIANS([.N143])))" office:value-type="float" office:value="1.01236373050041">
            <text:p>1.01</text:p>
          </table:table-cell>
          <table:table-cell table:formula="of:=[.M143]-0.00569-0.00478*SIN(RADIANS(125.04-1934.136*[.G143]))" office:value-type="float" office:value="61.5000553347965">
            <text:p>61.5</text:p>
          </table:table-cell>
          <table:table-cell table:formula="of:=23+(26+((21.448-[.G143]*(46.815+[.G143]*(0.00059-[.G143]*0.001813))))/60)/60" office:value-type="float" office:value="23.4379402401594">
            <text:p>23.44</text:p>
          </table:table-cell>
          <table:table-cell table:formula="of:=[.Q143]+0.00256*COS(RADIANS(125.04-1934.136*[.G143]))" office:value-type="float" office:value="23.4385648657177">
            <text:p>23.44</text:p>
          </table:table-cell>
          <table:table-cell table:formula="of:=DEGREES(ATAN2(COS(RADIANS([.R143]))*SIN(RADIANS([.P143]));COS(RADIANS([.P143]))))" office:value-type="float" office:value="30.6163797391153">
            <text:p>30.62</text:p>
          </table:table-cell>
          <table:table-cell table:formula="of:=DEGREES(ASIN(SIN(RADIANS([.R143]))*SIN(RADIANS([.P143]))))" office:value-type="float" office:value="20.4606090522624">
            <text:p>20.46</text:p>
          </table:table-cell>
          <table:table-cell table:formula="of:=TAN(RADIANS([.R143]/2))*TAN(RADIANS([.R143]/2))" office:value-type="float" office:value="0.0430317866856953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3.32963847501303">
            <text:p>3.33</text:p>
          </table:table-cell>
          <table:table-cell table:formula="of:=DEGREES(ACOS(COS(RADIANS(90.833))/COS(RADIANS([.$B$2]))*COS(RADIANS([.T143]))-TAN(RADIANS([.$B$2]))*TAN(RADIANS([.T143]))))" office:value-type="float" office:value="111.502807330365">
            <text:p>111.5</text:p>
          </table:table-cell>
          <table:table-cell table:style-name="ce7" table:formula="of:=(720-4*[.$B$3]-[.V143]+[.$B$4]*60)/1440" office:value-type="float" office:value="0.508437751059019">
            <text:p>12:12:09</text:p>
          </table:table-cell>
          <table:table-cell table:style-name="ce7" table:formula="of:=([.X143]*1440-[.W143]*4)/1440" office:value-type="float" office:value="0.198707730696895">
            <text:p>4:46:08</text:p>
          </table:table-cell>
          <table:table-cell table:style-name="ce7" table:formula="of:=([.X143]*1440+[.W143]*4)/1440" office:value-type="float" office:value="0.818167771421143">
            <text:p>19:38:10</text:p>
          </table:table-cell>
          <table:table-cell table:formula="of:=8*[.W143]" office:value-type="float" office:value="892.022458642917">
            <text:p>892.02</text:p>
          </table:table-cell>
          <table:table-cell table:formula="of:=MOD([.E143]*1440+[.V143]+4*[.$B$3]-60*[.$B$4];1440)" office:value-type="float" office:value="707.849638475013">
            <text:p>707.85</text:p>
          </table:table-cell>
          <table:table-cell table:formula="of:=IF([.AB143]/4&lt;0;[.AB143]/4+180;[.AB143]/4-180)" office:value-type="float" office:value="-3.03759038124676">
            <text:p>-3.04</text:p>
          </table:table-cell>
          <table:table-cell table:formula="of:=DEGREES(ACOS(SIN(RADIANS([.$B$2]))*SIN(RADIANS([.T143]))+COS(RADIANS([.$B$2]))*COS(RADIANS([.T143]))*COS(RADIANS([.AC143]))))" office:value-type="float" office:value="22.6828616215944">
            <text:p>22.68</text:p>
          </table:table-cell>
          <table:table-cell table:formula="of:=90-[.AD143]" office:value-type="float" office:value="67.3171383784056">
            <text:p>67.32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674395258389526">
            <text:p>0.01</text:p>
          </table:table-cell>
          <table:table-cell table:formula="of:=[.AE143]+[.AF143]" office:value-type="float" office:value="67.3238823309895">
            <text:p>67.32</text:p>
          </table:table-cell>
          <table:table-cell table:formula="of:=IF([.AC143]&gt;0;MOD(DEGREES(ACOS(((SIN(RADIANS([.$B$2]))*COS(RADIANS([.AD143])))-SIN(RADIANS([.T143])))/(COS(RADIANS([.$B$2]))*SIN(RADIANS([.AD143])))))+180;360);MOD(540-DEGREES(ACOS(((SIN(RADIANS([.$B$2]))*COS(RADIANS([.AD143])))-SIN(RADIANS([.T143])))/(COS(RADIANS([.$B$2]))*SIN(RADIANS([.AD143])))));360))" office:value-type="float" office:value="172.602906392256">
            <text:p>172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3]+1" office:value-type="date" office:date-value="2010-05-23">
            <text:p>5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4]+2415018.5+[.E144]-[.$B$4]/24" office:value-type="float" office:value="2455340.20833333">
            <text:p>2455340.21</text:p>
          </table:table-cell>
          <table:table-cell table:style-name="ce9" table:formula="of:=([.F144]-2451545)/36525" office:value-type="float" office:value="0.103907141227474">
            <text:p>0.10390714</text:p>
          </table:table-cell>
          <table:table-cell/>
          <table:table-cell table:formula="of:=MOD(280.46646+[.G144]*(36000.76983+[.G144]*0.0003032);360)" office:value-type="float" office:value="61.203538297153">
            <text:p>61.2</text:p>
          </table:table-cell>
          <table:table-cell table:formula="of:=357.52911+[.G144]*(35999.05029-0.0001537*[.G144])" office:value-type="float" office:value="4098.08751087852">
            <text:p>4098.09</text:p>
          </table:table-cell>
          <table:table-cell table:formula="of:=0.016708634-[.G144]*(0.000042037+0.0001537*[.G144])" office:value-type="float" office:value="0.0167026066036367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25897771506334">
            <text:p>1.26</text:p>
          </table:table-cell>
          <table:table-cell table:formula="of:=[.I144]+[.L144]" office:value-type="float" office:value="62.4625160122164">
            <text:p>62.46</text:p>
          </table:table-cell>
          <table:table-cell table:formula="of:=[.J144]+[.L144]" office:value-type="float" office:value="4099.34648859358">
            <text:p>4099.35</text:p>
          </table:table-cell>
          <table:table-cell table:formula="of:=(1.000001018*(1-[.K144]*[.K144]))/(1+[.K144]*COS(RADIANS([.N144])))" office:value-type="float" office:value="1.0125527575663">
            <text:p>1.01</text:p>
          </table:table-cell>
          <table:table-cell table:formula="of:=[.M144]-0.00569-0.00478*SIN(RADIANS(125.04-1934.136*[.G144]))" office:value-type="float" office:value="62.4614626205368">
            <text:p>62.46</text:p>
          </table:table-cell>
          <table:table-cell table:formula="of:=23+(26+((21.448-[.G144]*(46.815+[.G144]*(0.00059-[.G144]*0.001813))))/60)/60" office:value-type="float" office:value="23.4379398841242">
            <text:p>23.44</text:p>
          </table:table-cell>
          <table:table-cell table:formula="of:=[.Q144]+0.00256*COS(RADIANS(125.04-1934.136*[.G144]))" office:value-type="float" office:value="23.4385622149279">
            <text:p>23.44</text:p>
          </table:table-cell>
          <table:table-cell table:formula="of:=DEGREES(ATAN2(COS(RADIANS([.R144]))*SIN(RADIANS([.P144]));COS(RADIANS([.P144]))))" office:value-type="float" office:value="29.6102439088337">
            <text:p>29.61</text:p>
          </table:table-cell>
          <table:table-cell table:formula="of:=DEGREES(ASIN(SIN(RADIANS([.R144]))*SIN(RADIANS([.P144]))))" office:value-type="float" office:value="20.6524674274817">
            <text:p>20.65</text:p>
          </table:table-cell>
          <table:table-cell table:formula="of:=TAN(RADIANS([.R144]/2))*TAN(RADIANS([.R144]/2))" office:value-type="float" office:value="0.0430317766754464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3.24772691886863">
            <text:p>3.25</text:p>
          </table:table-cell>
          <table:table-cell table:formula="of:=DEGREES(ACOS(COS(RADIANS(90.833))/COS(RADIANS([.$B$2]))*COS(RADIANS([.T144]))-TAN(RADIANS([.$B$2]))*TAN(RADIANS([.T144]))))" office:value-type="float" office:value="111.720869753635">
            <text:p>111.72</text:p>
          </table:table-cell>
          <table:table-cell table:style-name="ce7" table:formula="of:=(720-4*[.$B$3]-[.V144]+[.$B$4]*60)/1440" office:value-type="float" office:value="0.508494634084119">
            <text:p>12:12:14</text:p>
          </table:table-cell>
          <table:table-cell table:style-name="ce7" table:formula="of:=([.X144]*1440-[.W144]*4)/1440" office:value-type="float" office:value="0.198158884768467">
            <text:p>4:45:21</text:p>
          </table:table-cell>
          <table:table-cell table:style-name="ce7" table:formula="of:=([.X144]*1440+[.W144]*4)/1440" office:value-type="float" office:value="0.818830383399771">
            <text:p>19:39:07</text:p>
          </table:table-cell>
          <table:table-cell table:formula="of:=8*[.W144]" office:value-type="float" office:value="893.766958029079">
            <text:p>893.77</text:p>
          </table:table-cell>
          <table:table-cell table:formula="of:=MOD([.E144]*1440+[.V144]+4*[.$B$3]-60*[.$B$4];1440)" office:value-type="float" office:value="707.767726918869">
            <text:p>707.77</text:p>
          </table:table-cell>
          <table:table-cell table:formula="of:=IF([.AB144]/4&lt;0;[.AB144]/4+180;[.AB144]/4-180)" office:value-type="float" office:value="-3.05806827028286">
            <text:p>-3.06</text:p>
          </table:table-cell>
          <table:table-cell table:formula="of:=DEGREES(ACOS(SIN(RADIANS([.$B$2]))*SIN(RADIANS([.T144]))+COS(RADIANS([.$B$2]))*COS(RADIANS([.T144]))*COS(RADIANS([.AC144]))))" office:value-type="float" office:value="22.4939300995771">
            <text:p>22.49</text:p>
          </table:table-cell>
          <table:table-cell table:formula="of:=90-[.AD144]" office:value-type="float" office:value="67.5060699004229">
            <text:p>67.51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668156330929833">
            <text:p>0.01</text:p>
          </table:table-cell>
          <table:table-cell table:formula="of:=[.AE144]+[.AF144]" office:value-type="float" office:value="67.5127514637322">
            <text:p>67.51</text:p>
          </table:table-cell>
          <table:table-cell table:formula="of:=IF([.AC144]&gt;0;MOD(DEGREES(ACOS(((SIN(RADIANS([.$B$2]))*COS(RADIANS([.AD144])))-SIN(RADIANS([.T144])))/(COS(RADIANS([.$B$2]))*SIN(RADIANS([.AD144])))))+180;360);MOD(540-DEGREES(ACOS(((SIN(RADIANS([.$B$2]))*COS(RADIANS([.AD144])))-SIN(RADIANS([.T144])))/(COS(RADIANS([.$B$2]))*SIN(RADIANS([.AD144])))));360))" office:value-type="float" office:value="172.502676545641">
            <text:p>172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4]+1" office:value-type="date" office:date-value="2010-05-24">
            <text:p>5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5]+2415018.5+[.E145]-[.$B$4]/24" office:value-type="float" office:value="2455341.20833333">
            <text:p>2455341.21</text:p>
          </table:table-cell>
          <table:table-cell table:style-name="ce9" table:formula="of:=([.F145]-2451545)/36525" office:value-type="float" office:value="0.103934519735345">
            <text:p>0.10393452</text:p>
          </table:table-cell>
          <table:table-cell/>
          <table:table-cell table:formula="of:=MOD(280.46646+[.G145]*(36000.76983+[.G145]*0.0003032);360)" office:value-type="float" office:value="62.1891856590428">
            <text:p>62.19</text:p>
          </table:table-cell>
          <table:table-cell table:formula="of:=357.52911+[.G145]*(35999.05029-0.0001537*[.G145])" office:value-type="float" office:value="4099.07311115937">
            <text:p>4099.07</text:p>
          </table:table-cell>
          <table:table-cell table:formula="of:=0.016708634-[.G145]*(0.000042037+0.0001537*[.G145])" office:value-type="float" office:value="0.0167026045781127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23438111289948">
            <text:p>1.23</text:p>
          </table:table-cell>
          <table:table-cell table:formula="of:=[.I145]+[.L145]" office:value-type="float" office:value="63.4235667719423">
            <text:p>63.42</text:p>
          </table:table-cell>
          <table:table-cell table:formula="of:=[.J145]+[.L145]" office:value-type="float" office:value="4100.30749227227">
            <text:p>4100.31</text:p>
          </table:table-cell>
          <table:table-cell table:formula="of:=(1.000001018*(1-[.K145]*[.K145]))/(1+[.K145]*COS(RADIANS([.N145])))" office:value-type="float" office:value="1.01273812742476">
            <text:p>1.01</text:p>
          </table:table-cell>
          <table:table-cell table:formula="of:=[.M145]-0.00569-0.00478*SIN(RADIANS(125.04-1934.136*[.G145]))" office:value-type="float" office:value="63.4225144522306">
            <text:p>63.42</text:p>
          </table:table-cell>
          <table:table-cell table:formula="of:=23+(26+((21.448-[.G145]*(46.815+[.G145]*(0.00059-[.G145]*0.001813))))/60)/60" office:value-type="float" office:value="23.4379395280891">
            <text:p>23.44</text:p>
          </table:table-cell>
          <table:table-cell table:formula="of:=[.Q145]+0.00256*COS(RADIANS(125.04-1934.136*[.G145]))" office:value-type="float" office:value="23.4385595636064">
            <text:p>23.44</text:p>
          </table:table-cell>
          <table:table-cell table:formula="of:=DEGREES(ATAN2(COS(RADIANS([.R145]))*SIN(RADIANS([.P145]));COS(RADIANS([.P145]))))" office:value-type="float" office:value="28.6019773699894">
            <text:p>28.6</text:p>
          </table:table-cell>
          <table:table-cell table:formula="of:=DEGREES(ASIN(SIN(RADIANS([.R145]))*SIN(RADIANS([.P145]))))" office:value-type="float" office:value="20.838412533437">
            <text:p>20.84</text:p>
          </table:table-cell>
          <table:table-cell table:formula="of:=TAN(RADIANS([.R145]/2))*TAN(RADIANS([.R145]/2))" office:value-type="float" office:value="0.0430317666631914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3.15730946997192">
            <text:p>3.16</text:p>
          </table:table-cell>
          <table:table-cell table:formula="of:=DEGREES(ACOS(COS(RADIANS(90.833))/COS(RADIANS([.$B$2]))*COS(RADIANS([.T145]))-TAN(RADIANS([.$B$2]))*TAN(RADIANS([.T145]))))" office:value-type="float" office:value="111.933045424996">
            <text:p>111.93</text:p>
          </table:table-cell>
          <table:table-cell table:style-name="ce7" table:formula="of:=(720-4*[.$B$3]-[.V145]+[.$B$4]*60)/1440" office:value-type="float" office:value="0.508557423979186">
            <text:p>12:12:19</text:p>
          </table:table-cell>
          <table:table-cell table:style-name="ce7" table:formula="of:=([.X145]*1440-[.W145]*4)/1440" office:value-type="float" office:value="0.197632297798643">
            <text:p>4:44:35</text:p>
          </table:table-cell>
          <table:table-cell table:style-name="ce7" table:formula="of:=([.X145]*1440+[.W145]*4)/1440" office:value-type="float" office:value="0.81948255015973">
            <text:p>19:40:03</text:p>
          </table:table-cell>
          <table:table-cell table:formula="of:=8*[.W145]" office:value-type="float" office:value="895.464363399965">
            <text:p>895.46</text:p>
          </table:table-cell>
          <table:table-cell table:formula="of:=MOD([.E145]*1440+[.V145]+4*[.$B$3]-60*[.$B$4];1440)" office:value-type="float" office:value="707.677309469972">
            <text:p>707.68</text:p>
          </table:table-cell>
          <table:table-cell table:formula="of:=IF([.AB145]/4&lt;0;[.AB145]/4+180;[.AB145]/4-180)" office:value-type="float" office:value="-3.08067263250703">
            <text:p>-3.08</text:p>
          </table:table-cell>
          <table:table-cell table:formula="of:=DEGREES(ACOS(SIN(RADIANS([.$B$2]))*SIN(RADIANS([.T145]))+COS(RADIANS([.$B$2]))*COS(RADIANS([.T145]))*COS(RADIANS([.AC145]))))" office:value-type="float" office:value="22.3111413497933">
            <text:p>22.31</text:p>
          </table:table-cell>
          <table:table-cell table:formula="of:=90-[.AD145]" office:value-type="float" office:value="67.6888586502067">
            <text:p>67.69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0662136378632829">
            <text:p>0.01</text:p>
          </table:table-cell>
          <table:table-cell table:formula="of:=[.AE145]+[.AF145]" office:value-type="float" office:value="67.6954800139931">
            <text:p>67.7</text:p>
          </table:table-cell>
          <table:table-cell table:formula="of:=IF([.AC145]&gt;0;MOD(DEGREES(ACOS(((SIN(RADIANS([.$B$2]))*COS(RADIANS([.AD145])))-SIN(RADIANS([.T145])))/(COS(RADIANS([.$B$2]))*SIN(RADIANS([.AD145])))))+180;360);MOD(540-DEGREES(ACOS(((SIN(RADIANS([.$B$2]))*COS(RADIANS([.AD145])))-SIN(RADIANS([.T145])))/(COS(RADIANS([.$B$2]))*SIN(RADIANS([.AD145])))));360))" office:value-type="float" office:value="172.397369037088">
            <text:p>17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5]+1" office:value-type="date" office:date-value="2010-05-25">
            <text:p>5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6]+2415018.5+[.E146]-[.$B$4]/24" office:value-type="float" office:value="2455342.20833333">
            <text:p>2455342.21</text:p>
          </table:table-cell>
          <table:table-cell table:style-name="ce9" table:formula="of:=([.F146]-2451545)/36525" office:value-type="float" office:value="0.103961898243217">
            <text:p>0.10396190</text:p>
          </table:table-cell>
          <table:table-cell/>
          <table:table-cell table:formula="of:=MOD(280.46646+[.G146]*(36000.76983+[.G146]*0.0003032);360)" office:value-type="float" office:value="63.174833020933">
            <text:p>63.17</text:p>
          </table:table-cell>
          <table:table-cell table:formula="of:=357.52911+[.G146]*(35999.05029-0.0001537*[.G146])" office:value-type="float" office:value="4100.05871144022">
            <text:p>4100.06</text:p>
          </table:table-cell>
          <table:table-cell table:formula="of:=0.016708634-[.G146]*(0.000042037+0.0001537*[.G146])" office:value-type="float" office:value="0.0167026025523583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20943624290977">
            <text:p>1.21</text:p>
          </table:table-cell>
          <table:table-cell table:formula="of:=[.I146]+[.L146]" office:value-type="float" office:value="64.3842692638427">
            <text:p>64.38</text:p>
          </table:table-cell>
          <table:table-cell table:formula="of:=[.J146]+[.L146]" office:value-type="float" office:value="4101.26814768313">
            <text:p>4101.27</text:p>
          </table:table-cell>
          <table:table-cell table:formula="of:=(1.000001018*(1-[.K146]*[.K146]))/(1+[.K146]*COS(RADIANS([.N146])))" office:value-type="float" office:value="1.01291978927733">
            <text:p>1.01</text:p>
          </table:table-cell>
          <table:table-cell table:formula="of:=[.M146]-0.00569-0.00478*SIN(RADIANS(125.04-1934.136*[.G146]))" office:value-type="float" office:value="64.3832180121376">
            <text:p>64.38</text:p>
          </table:table-cell>
          <table:table-cell table:formula="of:=23+(26+((21.448-[.G146]*(46.815+[.G146]*(0.00059-[.G146]*0.001813))))/60)/60" office:value-type="float" office:value="23.4379391720539">
            <text:p>23.44</text:p>
          </table:table-cell>
          <table:table-cell table:formula="of:=[.Q146]+0.00256*COS(RADIANS(125.04-1934.136*[.G146]))" office:value-type="float" office:value="23.4385569117553">
            <text:p>23.44</text:p>
          </table:table-cell>
          <table:table-cell table:formula="of:=DEGREES(ATAN2(COS(RADIANS([.R146]))*SIN(RADIANS([.P146]));COS(RADIANS([.P146]))))" office:value-type="float" office:value="27.5916232830917">
            <text:p>27.59</text:p>
          </table:table-cell>
          <table:table-cell table:formula="of:=DEGREES(ASIN(SIN(RADIANS([.R146]))*SIN(RADIANS([.P146]))))" office:value-type="float" office:value="21.018380190298">
            <text:p>21.02</text:p>
          </table:table-cell>
          <table:table-cell table:formula="of:=TAN(RADIANS([.R146]/2))*TAN(RADIANS([.R146]/2))" office:value-type="float" office:value="0.0430317566489376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3.058559053569">
            <text:p>3.06</text:p>
          </table:table-cell>
          <table:table-cell table:formula="of:=DEGREES(ACOS(COS(RADIANS(90.833))/COS(RADIANS([.$B$2]))*COS(RADIANS([.T146]))-TAN(RADIANS([.$B$2]))*TAN(RADIANS([.T146]))))" office:value-type="float" office:value="112.139194776301">
            <text:p>112.14</text:p>
          </table:table-cell>
          <table:table-cell table:style-name="ce7" table:formula="of:=(720-4*[.$B$3]-[.V146]+[.$B$4]*60)/1440" office:value-type="float" office:value="0.508626000657244">
            <text:p>12:12:25</text:p>
          </table:table-cell>
          <table:table-cell table:style-name="ce7" table:formula="of:=([.X146]*1440-[.W146]*4)/1440" office:value-type="float" office:value="0.19712823738974">
            <text:p>4:43:52</text:p>
          </table:table-cell>
          <table:table-cell table:style-name="ce7" table:formula="of:=([.X146]*1440+[.W146]*4)/1440" office:value-type="float" office:value="0.820123763924748">
            <text:p>19:40:59</text:p>
          </table:table-cell>
          <table:table-cell table:formula="of:=8*[.W146]" office:value-type="float" office:value="897.113558210412">
            <text:p>897.11</text:p>
          </table:table-cell>
          <table:table-cell table:formula="of:=MOD([.E146]*1440+[.V146]+4*[.$B$3]-60*[.$B$4];1440)" office:value-type="float" office:value="707.578559053569">
            <text:p>707.58</text:p>
          </table:table-cell>
          <table:table-cell table:formula="of:=IF([.AB146]/4&lt;0;[.AB146]/4+180;[.AB146]/4-180)" office:value-type="float" office:value="-3.10536023660777">
            <text:p>-3.11</text:p>
          </table:table-cell>
          <table:table-cell table:formula="of:=DEGREES(ACOS(SIN(RADIANS([.$B$2]))*SIN(RADIANS([.T146]))+COS(RADIANS([.$B$2]))*COS(RADIANS([.T146]))*COS(RADIANS([.AC146]))))" office:value-type="float" office:value="22.1345619612352">
            <text:p>22.13</text:p>
          </table:table-cell>
          <table:table-cell table:formula="of:=90-[.AD146]" office:value-type="float" office:value="67.8654380387648">
            <text:p>67.87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0656335812375545">
            <text:p>0.01</text:p>
          </table:table-cell>
          <table:table-cell table:formula="of:=[.AE146]+[.AF146]" office:value-type="float" office:value="67.8720013968886">
            <text:p>67.87</text:p>
          </table:table-cell>
          <table:table-cell table:formula="of:=IF([.AC146]&gt;0;MOD(DEGREES(ACOS(((SIN(RADIANS([.$B$2]))*COS(RADIANS([.AD146])))-SIN(RADIANS([.T146])))/(COS(RADIANS([.$B$2]))*SIN(RADIANS([.AD146])))))+180;360);MOD(540-DEGREES(ACOS(((SIN(RADIANS([.$B$2]))*COS(RADIANS([.AD146])))-SIN(RADIANS([.T146])))/(COS(RADIANS([.$B$2]))*SIN(RADIANS([.AD146])))));360))" office:value-type="float" office:value="172.287083485361">
            <text:p>172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6]+1" office:value-type="date" office:date-value="2010-05-26">
            <text:p>5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7]+2415018.5+[.E147]-[.$B$4]/24" office:value-type="float" office:value="2455343.20833333">
            <text:p>2455343.21</text:p>
          </table:table-cell>
          <table:table-cell table:style-name="ce9" table:formula="of:=([.F147]-2451545)/36525" office:value-type="float" office:value="0.103989276751088">
            <text:p>0.10398928</text:p>
          </table:table-cell>
          <table:table-cell/>
          <table:table-cell table:formula="of:=MOD(280.46646+[.G147]*(36000.76983+[.G147]*0.0003032);360)" office:value-type="float" office:value="64.1604803828236">
            <text:p>64.16</text:p>
          </table:table-cell>
          <table:table-cell table:formula="of:=357.52911+[.G147]*(35999.05029-0.0001537*[.G147])" office:value-type="float" office:value="4101.04431172107">
            <text:p>4101.04</text:p>
          </table:table-cell>
          <table:table-cell table:formula="of:=0.016708634-[.G147]*(0.000042037+0.0001537*[.G147])" office:value-type="float" office:value="0.0167026005263735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18415037115823">
            <text:p>1.18</text:p>
          </table:table-cell>
          <table:table-cell table:formula="of:=[.I147]+[.L147]" office:value-type="float" office:value="65.3446307539818">
            <text:p>65.34</text:p>
          </table:table-cell>
          <table:table-cell table:formula="of:=[.J147]+[.L147]" office:value-type="float" office:value="4102.22846209223">
            <text:p>4102.23</text:p>
          </table:table-cell>
          <table:table-cell table:formula="of:=(1.000001018*(1-[.K147]*[.K147]))/(1+[.K147]*COS(RADIANS([.N147])))" office:value-type="float" office:value="1.01309769339654">
            <text:p>1.01</text:p>
          </table:table-cell>
          <table:table-cell table:formula="of:=[.M147]-0.00569-0.00478*SIN(RADIANS(125.04-1934.136*[.G147]))" office:value-type="float" office:value="65.3435805663209">
            <text:p>65.34</text:p>
          </table:table-cell>
          <table:table-cell table:formula="of:=23+(26+((21.448-[.G147]*(46.815+[.G147]*(0.00059-[.G147]*0.001813))))/60)/60" office:value-type="float" office:value="23.4379388160188">
            <text:p>23.44</text:p>
          </table:table-cell>
          <table:table-cell table:formula="of:=[.Q147]+0.00256*COS(RADIANS(125.04-1934.136*[.G147]))" office:value-type="float" office:value="23.4385542593766">
            <text:p>23.44</text:p>
          </table:table-cell>
          <table:table-cell table:formula="of:=DEGREES(ATAN2(COS(RADIANS([.R147]))*SIN(RADIANS([.P147]));COS(RADIANS([.P147]))))" office:value-type="float" office:value="26.5792281093535">
            <text:p>26.58</text:p>
          </table:table-cell>
          <table:table-cell table:formula="of:=DEGREES(ASIN(SIN(RADIANS([.R147]))*SIN(RADIANS([.P147]))))" office:value-type="float" office:value="21.1923079204237">
            <text:p>21.19</text:p>
          </table:table-cell>
          <table:table-cell table:formula="of:=TAN(RADIANS([.R147]/2))*TAN(RADIANS([.R147]/2))" office:value-type="float" office:value="0.0430317466326924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2.95166178697176">
            <text:p>2.95</text:p>
          </table:table-cell>
          <table:table-cell table:formula="of:=DEGREES(ACOS(COS(RADIANS(90.833))/COS(RADIANS([.$B$2]))*COS(RADIANS([.T147]))-TAN(RADIANS([.$B$2]))*TAN(RADIANS([.T147]))))" office:value-type="float" office:value="112.339179398174">
            <text:p>112.34</text:p>
          </table:table-cell>
          <table:table-cell table:style-name="ce7" table:formula="of:=(720-4*[.$B$3]-[.V147]+[.$B$4]*60)/1440" office:value-type="float" office:value="0.508700234870159">
            <text:p>12:12:32</text:p>
          </table:table-cell>
          <table:table-cell table:style-name="ce7" table:formula="of:=([.X147]*1440-[.W147]*4)/1440" office:value-type="float" office:value="0.196646958764121">
            <text:p>4:43:10</text:p>
          </table:table-cell>
          <table:table-cell table:style-name="ce7" table:formula="of:=([.X147]*1440+[.W147]*4)/1440" office:value-type="float" office:value="0.820753510976196">
            <text:p>19:41:53</text:p>
          </table:table-cell>
          <table:table-cell table:formula="of:=8*[.W147]" office:value-type="float" office:value="898.713435185389">
            <text:p>898.71</text:p>
          </table:table-cell>
          <table:table-cell table:formula="of:=MOD([.E147]*1440+[.V147]+4*[.$B$3]-60*[.$B$4];1440)" office:value-type="float" office:value="707.471661786972">
            <text:p>707.47</text:p>
          </table:table-cell>
          <table:table-cell table:formula="of:=IF([.AB147]/4&lt;0;[.AB147]/4+180;[.AB147]/4-180)" office:value-type="float" office:value="-3.13208455325707">
            <text:p>-3.13</text:p>
          </table:table-cell>
          <table:table-cell table:formula="of:=DEGREES(ACOS(SIN(RADIANS([.$B$2]))*SIN(RADIANS([.T147]))+COS(RADIANS([.$B$2]))*COS(RADIANS([.T147]))*COS(RADIANS([.AC147]))))" office:value-type="float" office:value="21.9642565109131">
            <text:p>21.96</text:p>
          </table:table-cell>
          <table:table-cell table:formula="of:=90-[.AD147]" office:value-type="float" office:value="68.0357434890869">
            <text:p>68.04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0650755046550693">
            <text:p>0.01</text:p>
          </table:table-cell>
          <table:table-cell table:formula="of:=[.AE147]+[.AF147]" office:value-type="float" office:value="68.0422510395524">
            <text:p>68.04</text:p>
          </table:table-cell>
          <table:table-cell table:formula="of:=IF([.AC147]&gt;0;MOD(DEGREES(ACOS(((SIN(RADIANS([.$B$2]))*COS(RADIANS([.AD147])))-SIN(RADIANS([.T147])))/(COS(RADIANS([.$B$2]))*SIN(RADIANS([.AD147])))))+180;360);MOD(540-DEGREES(ACOS(((SIN(RADIANS([.$B$2]))*COS(RADIANS([.AD147])))-SIN(RADIANS([.T147])))/(COS(RADIANS([.$B$2]))*SIN(RADIANS([.AD147])))));360))" office:value-type="float" office:value="172.171937732526">
            <text:p>172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7]+1" office:value-type="date" office:date-value="2010-05-27">
            <text:p>5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8]+2415018.5+[.E148]-[.$B$4]/24" office:value-type="float" office:value="2455344.20833333">
            <text:p>2455344.21</text:p>
          </table:table-cell>
          <table:table-cell table:style-name="ce9" table:formula="of:=([.F148]-2451545)/36525" office:value-type="float" office:value="0.104016655258959">
            <text:p>0.10401666</text:p>
          </table:table-cell>
          <table:table-cell/>
          <table:table-cell table:formula="of:=MOD(280.46646+[.G148]*(36000.76983+[.G148]*0.0003032);360)" office:value-type="float" office:value="65.1461277447143">
            <text:p>65.15</text:p>
          </table:table-cell>
          <table:table-cell table:formula="of:=357.52911+[.G148]*(35999.05029-0.0001537*[.G148])" office:value-type="float" office:value="4102.02991200192">
            <text:p>4102.03</text:p>
          </table:table-cell>
          <table:table-cell table:formula="of:=0.016708634-[.G148]*(0.000042037+0.0001537*[.G148])" office:value-type="float" office:value="0.0167025985001583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1585308455251">
            <text:p>1.16</text:p>
          </table:table-cell>
          <table:table-cell table:formula="of:=[.I148]+[.L148]" office:value-type="float" office:value="66.3046585902394">
            <text:p>66.3</text:p>
          </table:table-cell>
          <table:table-cell table:formula="of:=[.J148]+[.L148]" office:value-type="float" office:value="4103.18844284744">
            <text:p>4103.19</text:p>
          </table:table-cell>
          <table:table-cell table:formula="of:=(1.000001018*(1-[.K148]*[.K148]))/(1+[.K148]*COS(RADIANS([.N148])))" office:value-type="float" office:value="1.01327179113618">
            <text:p>1.01</text:p>
          </table:table-cell>
          <table:table-cell table:formula="of:=[.M148]-0.00569-0.00478*SIN(RADIANS(125.04-1934.136*[.G148]))" office:value-type="float" office:value="66.3036094626594">
            <text:p>66.3</text:p>
          </table:table-cell>
          <table:table-cell table:formula="of:=23+(26+((21.448-[.G148]*(46.815+[.G148]*(0.00059-[.G148]*0.001813))))/60)/60" office:value-type="float" office:value="23.4379384599836">
            <text:p>23.44</text:p>
          </table:table-cell>
          <table:table-cell table:formula="of:=[.Q148]+0.00256*COS(RADIANS(125.04-1934.136*[.G148]))" office:value-type="float" office:value="23.4385516064722">
            <text:p>23.44</text:p>
          </table:table-cell>
          <table:table-cell table:formula="of:=DEGREES(ATAN2(COS(RADIANS([.R148]))*SIN(RADIANS([.P148]));COS(RADIANS([.P148]))))" office:value-type="float" office:value="25.5648415730782">
            <text:p>25.56</text:p>
          </table:table-cell>
          <table:table-cell table:formula="of:=DEGREES(ASIN(SIN(RADIANS([.R148]))*SIN(RADIANS([.P148]))))" office:value-type="float" office:value="21.3601350092453">
            <text:p>21.36</text:p>
          </table:table-cell>
          <table:table-cell table:formula="of:=TAN(RADIANS([.R148]/2))*TAN(RADIANS([.R148]/2))" office:value-type="float" office:value="0.0430317366144633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2.83681680939552">
            <text:p>2.84</text:p>
          </table:table-cell>
          <table:table-cell table:formula="of:=DEGREES(ACOS(COS(RADIANS(90.833))/COS(RADIANS([.$B$2]))*COS(RADIANS([.T148]))-TAN(RADIANS([.$B$2]))*TAN(RADIANS([.T148]))))" office:value-type="float" office:value="112.532862339773">
            <text:p>112.53</text:p>
          </table:table-cell>
          <table:table-cell table:style-name="ce7" table:formula="of:=(720-4*[.$B$3]-[.V148]+[.$B$4]*60)/1440" office:value-type="float" office:value="0.508779988326809">
            <text:p>12:12:39</text:p>
          </table:table-cell>
          <table:table-cell table:style-name="ce7" table:formula="of:=([.X148]*1440-[.W148]*4)/1440" office:value-type="float" office:value="0.196188704049662">
            <text:p>4:42:31</text:p>
          </table:table-cell>
          <table:table-cell table:style-name="ce7" table:formula="of:=([.X148]*1440+[.W148]*4)/1440" office:value-type="float" office:value="0.821371272603955">
            <text:p>19:42:46</text:p>
          </table:table-cell>
          <table:table-cell table:formula="of:=8*[.W148]" office:value-type="float" office:value="900.262898718181">
            <text:p>900.26</text:p>
          </table:table-cell>
          <table:table-cell table:formula="of:=MOD([.E148]*1440+[.V148]+4*[.$B$3]-60*[.$B$4];1440)" office:value-type="float" office:value="707.356816809395">
            <text:p>707.36</text:p>
          </table:table-cell>
          <table:table-cell table:formula="of:=IF([.AB148]/4&lt;0;[.AB148]/4+180;[.AB148]/4-180)" office:value-type="float" office:value="-3.16079579765113">
            <text:p>-3.16</text:p>
          </table:table-cell>
          <table:table-cell table:formula="of:=DEGREES(ACOS(SIN(RADIANS([.$B$2]))*SIN(RADIANS([.T148]))+COS(RADIANS([.$B$2]))*COS(RADIANS([.T148]))*COS(RADIANS([.AC148]))))" office:value-type="float" office:value="21.8002874425689">
            <text:p>21.8</text:p>
          </table:table-cell>
          <table:table-cell table:formula="of:=90-[.AD148]" office:value-type="float" office:value="68.1997125574311">
            <text:p>68.2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0645394494831664">
            <text:p>0.01</text:p>
          </table:table-cell>
          <table:table-cell table:formula="of:=[.AE148]+[.AF148]" office:value-type="float" office:value="68.2061665023794">
            <text:p>68.21</text:p>
          </table:table-cell>
          <table:table-cell table:formula="of:=IF([.AC148]&gt;0;MOD(DEGREES(ACOS(((SIN(RADIANS([.$B$2]))*COS(RADIANS([.AD148])))-SIN(RADIANS([.T148])))/(COS(RADIANS([.$B$2]))*SIN(RADIANS([.AD148])))))+180;360);MOD(540-DEGREES(ACOS(((SIN(RADIANS([.$B$2]))*COS(RADIANS([.AD148])))-SIN(RADIANS([.T148])))/(COS(RADIANS([.$B$2]))*SIN(RADIANS([.AD148])))));360))" office:value-type="float" office:value="172.052068161502">
            <text:p>172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8]+1" office:value-type="date" office:date-value="2010-05-28">
            <text:p>5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9]+2415018.5+[.E149]-[.$B$4]/24" office:value-type="float" office:value="2455345.20833333">
            <text:p>2455345.21</text:p>
          </table:table-cell>
          <table:table-cell table:style-name="ce9" table:formula="of:=([.F149]-2451545)/36525" office:value-type="float" office:value="0.104044033766831">
            <text:p>0.10404403</text:p>
          </table:table-cell>
          <table:table-cell/>
          <table:table-cell table:formula="of:=MOD(280.46646+[.G149]*(36000.76983+[.G149]*0.0003032);360)" office:value-type="float" office:value="66.1317751066058">
            <text:p>66.13</text:p>
          </table:table-cell>
          <table:table-cell table:formula="of:=357.52911+[.G149]*(35999.05029-0.0001537*[.G149])" office:value-type="float" office:value="4103.01551228277">
            <text:p>4103.02</text:p>
          </table:table-cell>
          <table:table-cell table:formula="of:=0.016708634-[.G149]*(0.000042037+0.0001537*[.G149])" office:value-type="float" office:value="0.0167025964737126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13258509371637">
            <text:p>1.13</text:p>
          </table:table-cell>
          <table:table-cell table:formula="of:=[.I149]+[.L149]" office:value-type="float" office:value="67.2643602003222">
            <text:p>67.26</text:p>
          </table:table-cell>
          <table:table-cell table:formula="of:=[.J149]+[.L149]" office:value-type="float" office:value="4104.14809737648">
            <text:p>4104.15</text:p>
          </table:table-cell>
          <table:table-cell table:formula="of:=(1.000001018*(1-[.K149]*[.K149]))/(1+[.K149]*COS(RADIANS([.N149])))" office:value-type="float" office:value="1.01344203494117">
            <text:p>1.01</text:p>
          </table:table-cell>
          <table:table-cell table:formula="of:=[.M149]-0.00569-0.00478*SIN(RADIANS(125.04-1934.136*[.G149]))" office:value-type="float" office:value="67.263312128859">
            <text:p>67.26</text:p>
          </table:table-cell>
          <table:table-cell table:formula="of:=23+(26+((21.448-[.G149]*(46.815+[.G149]*(0.00059-[.G149]*0.001813))))/60)/60" office:value-type="float" office:value="23.4379381039484">
            <text:p>23.44</text:p>
          </table:table-cell>
          <table:table-cell table:formula="of:=[.Q149]+0.00256*COS(RADIANS(125.04-1934.136*[.G149]))" office:value-type="float" office:value="23.438548953044">
            <text:p>23.44</text:p>
          </table:table-cell>
          <table:table-cell table:formula="of:=DEGREES(ATAN2(COS(RADIANS([.R149]))*SIN(RADIANS([.P149]));COS(RADIANS([.P149]))))" office:value-type="float" office:value="24.5485166169024">
            <text:p>24.55</text:p>
          </table:table-cell>
          <table:table-cell table:formula="of:=DEGREES(ASIN(SIN(RADIANS([.R149]))*SIN(RADIANS([.P149]))))" office:value-type="float" office:value="21.5218025658631">
            <text:p>21.52</text:p>
          </table:table-cell>
          <table:table-cell table:formula="of:=TAN(RADIANS([.R149]/2))*TAN(RADIANS([.R149]/2))" office:value-type="float" office:value="0.0430317265942576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2.71423608334504">
            <text:p>2.71</text:p>
          </table:table-cell>
          <table:table-cell table:formula="of:=DEGREES(ACOS(COS(RADIANS(90.833))/COS(RADIANS([.$B$2]))*COS(RADIANS([.T149]))-TAN(RADIANS([.$B$2]))*TAN(RADIANS([.T149]))))" office:value-type="float" office:value="112.720108415864">
            <text:p>112.72</text:p>
          </table:table-cell>
          <table:table-cell table:style-name="ce7" table:formula="of:=(720-4*[.$B$3]-[.V149]+[.$B$4]*60)/1440" office:value-type="float" office:value="0.50886511383101">
            <text:p>12:12:46</text:p>
          </table:table-cell>
          <table:table-cell table:style-name="ce7" table:formula="of:=([.X149]*1440-[.W149]*4)/1440" office:value-type="float" office:value="0.195753701564722">
            <text:p>4:41:53</text:p>
          </table:table-cell>
          <table:table-cell table:style-name="ce7" table:formula="of:=([.X149]*1440+[.W149]*4)/1440" office:value-type="float" office:value="0.821976526097299">
            <text:p>19:43:39</text:p>
          </table:table-cell>
          <table:table-cell table:formula="of:=8*[.W149]" office:value-type="float" office:value="901.760867326911">
            <text:p>901.76</text:p>
          </table:table-cell>
          <table:table-cell table:formula="of:=MOD([.E149]*1440+[.V149]+4*[.$B$3]-60*[.$B$4];1440)" office:value-type="float" office:value="707.234236083345">
            <text:p>707.23</text:p>
          </table:table-cell>
          <table:table-cell table:formula="of:=IF([.AB149]/4&lt;0;[.AB149]/4+180;[.AB149]/4-180)" office:value-type="float" office:value="-3.19144097916373">
            <text:p>-3.19</text:p>
          </table:table-cell>
          <table:table-cell table:formula="of:=DEGREES(ACOS(SIN(RADIANS([.$B$2]))*SIN(RADIANS([.T149]))+COS(RADIANS([.$B$2]))*COS(RADIANS([.T149]))*COS(RADIANS([.AC149]))))" office:value-type="float" office:value="21.6427149433136">
            <text:p>21.64</text:p>
          </table:table-cell>
          <table:table-cell table:formula="of:=90-[.AD149]" office:value-type="float" office:value="68.3572850566864">
            <text:p>68.36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0640254565887897">
            <text:p>0.01</text:p>
          </table:table-cell>
          <table:table-cell table:formula="of:=[.AE149]+[.AF149]" office:value-type="float" office:value="68.3636876023453">
            <text:p>68.36</text:p>
          </table:table-cell>
          <table:table-cell table:formula="of:=IF([.AC149]&gt;0;MOD(DEGREES(ACOS(((SIN(RADIANS([.$B$2]))*COS(RADIANS([.AD149])))-SIN(RADIANS([.T149])))/(COS(RADIANS([.$B$2]))*SIN(RADIANS([.AD149])))))+180;360);MOD(540-DEGREES(ACOS(((SIN(RADIANS([.$B$2]))*COS(RADIANS([.AD149])))-SIN(RADIANS([.T149])))/(COS(RADIANS([.$B$2]))*SIN(RADIANS([.AD149])))));360))" office:value-type="float" office:value="171.927629926137">
            <text:p>171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9]+1" office:value-type="date" office:date-value="2010-05-29">
            <text:p>5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0]+2415018.5+[.E150]-[.$B$4]/24" office:value-type="float" office:value="2455346.20833333">
            <text:p>2455346.21</text:p>
          </table:table-cell>
          <table:table-cell table:style-name="ce9" table:formula="of:=([.F150]-2451545)/36525" office:value-type="float" office:value="0.104071412274702">
            <text:p>0.10407141</text:p>
          </table:table-cell>
          <table:table-cell/>
          <table:table-cell table:formula="of:=MOD(280.46646+[.G150]*(36000.76983+[.G150]*0.0003032);360)" office:value-type="float" office:value="67.1174224684978">
            <text:p>67.12</text:p>
          </table:table-cell>
          <table:table-cell table:formula="of:=357.52911+[.G150]*(35999.05029-0.0001537*[.G150])" office:value-type="float" office:value="4104.00111256362">
            <text:p>4104</text:p>
          </table:table-cell>
          <table:table-cell table:formula="of:=0.016708634-[.G150]*(0.000042037+0.0001537*[.G150])" office:value-type="float" office:value="0.0167025944470365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10632062126952">
            <text:p>1.11</text:p>
          </table:table-cell>
          <table:table-cell table:formula="of:=[.I150]+[.L150]" office:value-type="float" office:value="68.2237430897673">
            <text:p>68.22</text:p>
          </table:table-cell>
          <table:table-cell table:formula="of:=[.J150]+[.L150]" office:value-type="float" office:value="4105.10743318489">
            <text:p>4105.11</text:p>
          </table:table-cell>
          <table:table-cell table:formula="of:=(1.000001018*(1-[.K150]*[.K150]))/(1+[.K150]*COS(RADIANS([.N150])))" office:value-type="float" office:value="1.01360837835728">
            <text:p>1.01</text:p>
          </table:table-cell>
          <table:table-cell table:formula="of:=[.M150]-0.00569-0.00478*SIN(RADIANS(125.04-1934.136*[.G150]))" office:value-type="float" office:value="68.222696070456">
            <text:p>68.22</text:p>
          </table:table-cell>
          <table:table-cell table:formula="of:=23+(26+((21.448-[.G150]*(46.815+[.G150]*(0.00059-[.G150]*0.001813))))/60)/60" office:value-type="float" office:value="23.4379377479133">
            <text:p>23.44</text:p>
          </table:table-cell>
          <table:table-cell table:formula="of:=[.Q150]+0.00256*COS(RADIANS(125.04-1934.136*[.G150]))" office:value-type="float" office:value="23.4385462990941">
            <text:p>23.44</text:p>
          </table:table-cell>
          <table:table-cell table:formula="of:=DEGREES(ATAN2(COS(RADIANS([.R150]))*SIN(RADIANS([.P150]));COS(RADIANS([.P150]))))" office:value-type="float" office:value="23.5303093497981">
            <text:p>23.53</text:p>
          </table:table-cell>
          <table:table-cell table:formula="of:=DEGREES(ASIN(SIN(RADIANS([.R150]))*SIN(RADIANS([.P150]))))" office:value-type="float" office:value="21.6772535831774">
            <text:p>21.68</text:p>
          </table:table-cell>
          <table:table-cell table:formula="of:=TAN(RADIANS([.R150]/2))*TAN(RADIANS([.R150]/2))" office:value-type="float" office:value="0.0430317165720829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2.58414416749354">
            <text:p>2.58</text:p>
          </table:table-cell>
          <table:table-cell table:formula="of:=DEGREES(ACOS(COS(RADIANS(90.833))/COS(RADIANS([.$B$2]))*COS(RADIANS([.T150]))-TAN(RADIANS([.$B$2]))*TAN(RADIANS([.T150]))))" office:value-type="float" office:value="112.900784520073">
            <text:p>112.9</text:p>
          </table:table-cell>
          <table:table-cell table:style-name="ce7" table:formula="of:=(720-4*[.$B$3]-[.V150]+[.$B$4]*60)/1440" office:value-type="float" office:value="0.508955455439241">
            <text:p>12:12:54</text:p>
          </table:table-cell>
          <table:table-cell table:style-name="ce7" table:formula="of:=([.X150]*1440-[.W150]*4)/1440" office:value-type="float" office:value="0.195342165105704">
            <text:p>4:41:18</text:p>
          </table:table-cell>
          <table:table-cell table:style-name="ce7" table:formula="of:=([.X150]*1440+[.W150]*4)/1440" office:value-type="float" office:value="0.822568745772777">
            <text:p>19:44:30</text:p>
          </table:table-cell>
          <table:table-cell table:formula="of:=8*[.W150]" office:value-type="float" office:value="903.206276160584">
            <text:p>903.21</text:p>
          </table:table-cell>
          <table:table-cell table:formula="of:=MOD([.E150]*1440+[.V150]+4*[.$B$3]-60*[.$B$4];1440)" office:value-type="float" office:value="707.104144167494">
            <text:p>707.1</text:p>
          </table:table-cell>
          <table:table-cell table:formula="of:=IF([.AB150]/4&lt;0;[.AB150]/4+180;[.AB150]/4-180)" office:value-type="float" office:value="-3.22396395812663">
            <text:p>-3.22</text:p>
          </table:table-cell>
          <table:table-cell table:formula="of:=DEGREES(ACOS(SIN(RADIANS([.$B$2]))*SIN(RADIANS([.T150]))+COS(RADIANS([.$B$2]))*COS(RADIANS([.T150]))*COS(RADIANS([.AC150]))))" office:value-type="float" office:value="21.491596818939">
            <text:p>21.49</text:p>
          </table:table-cell>
          <table:table-cell table:formula="of:=90-[.AD150]" office:value-type="float" office:value="68.508403181061">
            <text:p>68.51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063533565907304">
            <text:p>0.01</text:p>
          </table:table-cell>
          <table:table-cell table:formula="of:=[.AE150]+[.AF150]" office:value-type="float" office:value="68.5147565376517">
            <text:p>68.51</text:p>
          </table:table-cell>
          <table:table-cell table:formula="of:=IF([.AC150]&gt;0;MOD(DEGREES(ACOS(((SIN(RADIANS([.$B$2]))*COS(RADIANS([.AD150])))-SIN(RADIANS([.T150])))/(COS(RADIANS([.$B$2]))*SIN(RADIANS([.AD150])))))+180;360);MOD(540-DEGREES(ACOS(((SIN(RADIANS([.$B$2]))*COS(RADIANS([.AD150])))-SIN(RADIANS([.T150])))/(COS(RADIANS([.$B$2]))*SIN(RADIANS([.AD150])))));360))" office:value-type="float" office:value="171.79879708607">
            <text:p>171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0]+1" office:value-type="date" office:date-value="2010-05-30">
            <text:p>5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1]+2415018.5+[.E151]-[.$B$4]/24" office:value-type="float" office:value="2455347.20833333">
            <text:p>2455347.21</text:p>
          </table:table-cell>
          <table:table-cell table:style-name="ce9" table:formula="of:=([.F151]-2451545)/36525" office:value-type="float" office:value="0.104098790782573">
            <text:p>0.10409879</text:p>
          </table:table-cell>
          <table:table-cell/>
          <table:table-cell table:formula="of:=MOD(280.46646+[.G151]*(36000.76983+[.G151]*0.0003032);360)" office:value-type="float" office:value="68.1030698303903">
            <text:p>68.1</text:p>
          </table:table-cell>
          <table:table-cell table:formula="of:=357.52911+[.G151]*(35999.05029-0.0001537*[.G151])" office:value-type="float" office:value="4104.98671284446">
            <text:p>4104.99</text:p>
          </table:table-cell>
          <table:table-cell table:formula="of:=0.016708634-[.G151]*(0.000042037+0.0001537*[.G151])" office:value-type="float" office:value="0.01670259242013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07974500955608">
            <text:p>1.08</text:p>
          </table:table-cell>
          <table:table-cell table:formula="of:=[.I151]+[.L151]" office:value-type="float" office:value="69.1828148399464">
            <text:p>69.18</text:p>
          </table:table-cell>
          <table:table-cell table:formula="of:=[.J151]+[.L151]" office:value-type="float" office:value="4106.06645785402">
            <text:p>4106.07</text:p>
          </table:table-cell>
          <table:table-cell table:formula="of:=(1.000001018*(1-[.K151]*[.K151]))/(1+[.K151]*COS(RADIANS([.N151])))" office:value-type="float" office:value="1.01377077604048">
            <text:p>1.01</text:p>
          </table:table-cell>
          <table:table-cell table:formula="of:=[.M151]-0.00569-0.00478*SIN(RADIANS(125.04-1934.136*[.G151]))" office:value-type="float" office:value="69.1817688688209">
            <text:p>69.18</text:p>
          </table:table-cell>
          <table:table-cell table:formula="of:=23+(26+((21.448-[.G151]*(46.815+[.G151]*(0.00059-[.G151]*0.001813))))/60)/60" office:value-type="float" office:value="23.4379373918781">
            <text:p>23.44</text:p>
          </table:table-cell>
          <table:table-cell table:formula="of:=[.Q151]+0.00256*COS(RADIANS(125.04-1934.136*[.G151]))" office:value-type="float" office:value="23.4385436446243">
            <text:p>23.44</text:p>
          </table:table-cell>
          <table:table-cell table:formula="of:=DEGREES(ATAN2(COS(RADIANS([.R151]))*SIN(RADIANS([.P151]));COS(RADIANS([.P151]))))" office:value-type="float" office:value="22.5102789877467">
            <text:p>22.51</text:p>
          </table:table-cell>
          <table:table-cell table:formula="of:=DEGREES(ASIN(SIN(RADIANS([.R151]))*SIN(RADIANS([.P151]))))" office:value-type="float" office:value="21.8264329973772">
            <text:p>21.83</text:p>
          </table:table-cell>
          <table:table-cell table:formula="of:=TAN(RADIANS([.R151]/2))*TAN(RADIANS([.R151]/2))" office:value-type="float" office:value="0.0430317065479464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2.44677796109706">
            <text:p>2.45</text:p>
          </table:table-cell>
          <table:table-cell table:formula="of:=DEGREES(ACOS(COS(RADIANS(90.833))/COS(RADIANS([.$B$2]))*COS(RADIANS([.T151]))-TAN(RADIANS([.$B$2]))*TAN(RADIANS([.T151]))))" office:value-type="float" office:value="113.074759943135">
            <text:p>113.07</text:p>
          </table:table-cell>
          <table:table-cell table:style-name="ce7" table:formula="of:=(720-4*[.$B$3]-[.V151]+[.$B$4]*60)/1440" office:value-type="float" office:value="0.509050848638127">
            <text:p>12:13:02</text:p>
          </table:table-cell>
          <table:table-cell table:style-name="ce7" table:formula="of:=([.X151]*1440-[.W151]*4)/1440" office:value-type="float" office:value="0.194954293240529">
            <text:p>4:40:44</text:p>
          </table:table-cell>
          <table:table-cell table:style-name="ce7" table:formula="of:=([.X151]*1440+[.W151]*4)/1440" office:value-type="float" office:value="0.823147404035726">
            <text:p>19:45:20</text:p>
          </table:table-cell>
          <table:table-cell table:formula="of:=8*[.W151]" office:value-type="float" office:value="904.598079545083">
            <text:p>904.6</text:p>
          </table:table-cell>
          <table:table-cell table:formula="of:=MOD([.E151]*1440+[.V151]+4*[.$B$3]-60*[.$B$4];1440)" office:value-type="float" office:value="706.966777961097">
            <text:p>706.97</text:p>
          </table:table-cell>
          <table:table-cell table:formula="of:=IF([.AB151]/4&lt;0;[.AB151]/4+180;[.AB151]/4-180)" office:value-type="float" office:value="-3.25830550972574">
            <text:p>-3.26</text:p>
          </table:table-cell>
          <table:table-cell table:formula="of:=DEGREES(ACOS(SIN(RADIANS([.$B$2]))*SIN(RADIANS([.T151]))+COS(RADIANS([.$B$2]))*COS(RADIANS([.T151]))*COS(RADIANS([.AC151]))))" office:value-type="float" office:value="21.3469883687207">
            <text:p>21.35</text:p>
          </table:table-cell>
          <table:table-cell table:formula="of:=90-[.AD151]" office:value-type="float" office:value="68.6530116312793">
            <text:p>68.65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0630638160110231">
            <text:p>0.01</text:p>
          </table:table-cell>
          <table:table-cell table:formula="of:=[.AE151]+[.AF151]" office:value-type="float" office:value="68.6593180128804">
            <text:p>68.66</text:p>
          </table:table-cell>
          <table:table-cell table:formula="of:=IF([.AC151]&gt;0;MOD(DEGREES(ACOS(((SIN(RADIANS([.$B$2]))*COS(RADIANS([.AD151])))-SIN(RADIANS([.T151])))/(COS(RADIANS([.$B$2]))*SIN(RADIANS([.AD151])))))+180;360);MOD(540-DEGREES(ACOS(((SIN(RADIANS([.$B$2]))*COS(RADIANS([.AD151])))-SIN(RADIANS([.T151])))/(COS(RADIANS([.$B$2]))*SIN(RADIANS([.AD151])))));360))" office:value-type="float" office:value="171.665762639169">
            <text:p>171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1]+1" office:value-type="date" office:date-value="2010-05-31">
            <text:p>5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2]+2415018.5+[.E152]-[.$B$4]/24" office:value-type="float" office:value="2455348.20833333">
            <text:p>2455348.21</text:p>
          </table:table-cell>
          <table:table-cell table:style-name="ce9" table:formula="of:=([.F152]-2451545)/36525" office:value-type="float" office:value="0.104126169290445">
            <text:p>0.10412617</text:p>
          </table:table-cell>
          <table:table-cell/>
          <table:table-cell table:formula="of:=MOD(280.46646+[.G152]*(36000.76983+[.G152]*0.0003032);360)" office:value-type="float" office:value="69.0887171922832">
            <text:p>69.09</text:p>
          </table:table-cell>
          <table:table-cell table:formula="of:=357.52911+[.G152]*(35999.05029-0.0001537*[.G152])" office:value-type="float" office:value="4105.97231312531">
            <text:p>4105.97</text:p>
          </table:table-cell>
          <table:table-cell table:formula="of:=0.016708634-[.G152]*(0.000042037+0.0001537*[.G152])" office:value-type="float" office:value="0.0167025903929931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05286591378078">
            <text:p>1.05</text:p>
          </table:table-cell>
          <table:table-cell table:formula="of:=[.I152]+[.L152]" office:value-type="float" office:value="70.141583106064">
            <text:p>70.14</text:p>
          </table:table-cell>
          <table:table-cell table:formula="of:=[.J152]+[.L152]" office:value-type="float" office:value="4107.0251790391">
            <text:p>4107.03</text:p>
          </table:table-cell>
          <table:table-cell table:formula="of:=(1.000001018*(1-[.K152]*[.K152]))/(1+[.K152]*COS(RADIANS([.N152])))" office:value-type="float" office:value="1.01392918376603">
            <text:p>1.01</text:p>
          </table:table-cell>
          <table:table-cell table:formula="of:=[.M152]-0.00569-0.00478*SIN(RADIANS(125.04-1934.136*[.G152]))" office:value-type="float" office:value="70.1405381791576">
            <text:p>70.14</text:p>
          </table:table-cell>
          <table:table-cell table:formula="of:=23+(26+((21.448-[.G152]*(46.815+[.G152]*(0.00059-[.G152]*0.001813))))/60)/60" office:value-type="float" office:value="23.4379370358429">
            <text:p>23.44</text:p>
          </table:table-cell>
          <table:table-cell table:formula="of:=[.Q152]+0.00256*COS(RADIANS(125.04-1934.136*[.G152]))" office:value-type="float" office:value="23.4385409896367">
            <text:p>23.44</text:p>
          </table:table-cell>
          <table:table-cell table:formula="of:=DEGREES(ATAN2(COS(RADIANS([.R152]))*SIN(RADIANS([.P152]));COS(RADIANS([.P152]))))" office:value-type="float" office:value="21.488487787044">
            <text:p>21.49</text:p>
          </table:table-cell>
          <table:table-cell table:formula="of:=DEGREES(ASIN(SIN(RADIANS([.R152]))*SIN(RADIANS([.P152]))))" office:value-type="float" office:value="21.9692877466022">
            <text:p>21.97</text:p>
          </table:table-cell>
          <table:table-cell table:formula="of:=TAN(RADIANS([.R152]/2))*TAN(RADIANS([.R152]/2))" office:value-type="float" office:value="0.0430316965218556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2.30238642009489">
            <text:p>2.3</text:p>
          </table:table-cell>
          <table:table-cell table:formula="of:=DEGREES(ACOS(COS(RADIANS(90.833))/COS(RADIANS([.$B$2]))*COS(RADIANS([.T152]))-TAN(RADIANS([.$B$2]))*TAN(RADIANS([.T152]))))" office:value-type="float" office:value="113.24190669485">
            <text:p>113.24</text:p>
          </table:table-cell>
          <table:table-cell table:style-name="ce7" table:formula="of:=(720-4*[.$B$3]-[.V152]+[.$B$4]*60)/1440" office:value-type="float" office:value="0.509151120541601">
            <text:p>12:13:11</text:p>
          </table:table-cell>
          <table:table-cell table:style-name="ce7" table:formula="of:=([.X152]*1440-[.W152]*4)/1440" office:value-type="float" office:value="0.194590268611461">
            <text:p>4:40:13</text:p>
          </table:table-cell>
          <table:table-cell table:style-name="ce7" table:formula="of:=([.X152]*1440+[.W152]*4)/1440" office:value-type="float" office:value="0.82371197247174">
            <text:p>19:46:09</text:p>
          </table:table-cell>
          <table:table-cell table:formula="of:=8*[.W152]" office:value-type="float" office:value="905.935253558801">
            <text:p>905.94</text:p>
          </table:table-cell>
          <table:table-cell table:formula="of:=MOD([.E152]*1440+[.V152]+4*[.$B$3]-60*[.$B$4];1440)" office:value-type="float" office:value="706.822386420095">
            <text:p>706.82</text:p>
          </table:table-cell>
          <table:table-cell table:formula="of:=IF([.AB152]/4&lt;0;[.AB152]/4+180;[.AB152]/4-180)" office:value-type="float" office:value="-3.29440339497629">
            <text:p>-3.29</text:p>
          </table:table-cell>
          <table:table-cell table:formula="of:=DEGREES(ACOS(SIN(RADIANS([.$B$2]))*SIN(RADIANS([.T152]))+COS(RADIANS([.$B$2]))*COS(RADIANS([.T152]))*COS(RADIANS([.AC152]))))" office:value-type="float" office:value="21.2089422605977">
            <text:p>21.21</text:p>
          </table:table-cell>
          <table:table-cell table:formula="of:=90-[.AD152]" office:value-type="float" office:value="68.7910577394023">
            <text:p>68.79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0626162436800727">
            <text:p>0.01</text:p>
          </table:table-cell>
          <table:table-cell table:formula="of:=[.AE152]+[.AF152]" office:value-type="float" office:value="68.7973193637703">
            <text:p>68.8</text:p>
          </table:table-cell>
          <table:table-cell table:formula="of:=IF([.AC152]&gt;0;MOD(DEGREES(ACOS(((SIN(RADIANS([.$B$2]))*COS(RADIANS([.AD152])))-SIN(RADIANS([.T152])))/(COS(RADIANS([.$B$2]))*SIN(RADIANS([.AD152])))))+180;360);MOD(540-DEGREES(ACOS(((SIN(RADIANS([.$B$2]))*COS(RADIANS([.AD152])))-SIN(RADIANS([.T152])))/(COS(RADIANS([.$B$2]))*SIN(RADIANS([.AD152])))));360))" office:value-type="float" office:value="171.528738444901">
            <text:p>171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2]+1" office:value-type="date" office:date-value="2010-06-01">
            <text:p>6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3]+2415018.5+[.E153]-[.$B$4]/24" office:value-type="float" office:value="2455349.20833333">
            <text:p>2455349.21</text:p>
          </table:table-cell>
          <table:table-cell table:style-name="ce9" table:formula="of:=([.F153]-2451545)/36525" office:value-type="float" office:value="0.104153547798316">
            <text:p>0.10415355</text:p>
          </table:table-cell>
          <table:table-cell/>
          <table:table-cell table:formula="of:=MOD(280.46646+[.G153]*(36000.76983+[.G153]*0.0003032);360)" office:value-type="float" office:value="70.0743645541766">
            <text:p>70.07</text:p>
          </table:table-cell>
          <table:table-cell table:formula="of:=357.52911+[.G153]*(35999.05029-0.0001537*[.G153])" office:value-type="float" office:value="4106.95791340616">
            <text:p>4106.96</text:p>
          </table:table-cell>
          <table:table-cell table:formula="of:=0.016708634-[.G153]*(0.000042037+0.0001537*[.G153])" office:value-type="float" office:value="0.0167025883656257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02569106097826">
            <text:p>1.03</text:p>
          </table:table-cell>
          <table:table-cell table:formula="of:=[.I153]+[.L153]" office:value-type="float" office:value="71.1000556151548">
            <text:p>71.1</text:p>
          </table:table-cell>
          <table:table-cell table:formula="of:=[.J153]+[.L153]" office:value-type="float" office:value="4107.98360446714">
            <text:p>4107.98</text:p>
          </table:table-cell>
          <table:table-cell table:formula="of:=(1.000001018*(1-[.K153]*[.K153]))/(1+[.K153]*COS(RADIANS([.N153])))" office:value-type="float" office:value="1.0140835584374">
            <text:p>1.01</text:p>
          </table:table-cell>
          <table:table-cell table:formula="of:=[.M153]-0.00569-0.00478*SIN(RADIANS(125.04-1934.136*[.G153]))" office:value-type="float" office:value="71.0990117284998">
            <text:p>71.1</text:p>
          </table:table-cell>
          <table:table-cell table:formula="of:=23+(26+((21.448-[.G153]*(46.815+[.G153]*(0.00059-[.G153]*0.001813))))/60)/60" office:value-type="float" office:value="23.4379366798078">
            <text:p>23.44</text:p>
          </table:table-cell>
          <table:table-cell table:formula="of:=[.Q153]+0.00256*COS(RADIANS(125.04-1934.136*[.G153]))" office:value-type="float" office:value="23.4385383341332">
            <text:p>23.44</text:p>
          </table:table-cell>
          <table:table-cell table:formula="of:=DEGREES(ATAN2(COS(RADIANS([.R153]))*SIN(RADIANS([.P153]));COS(RADIANS([.P153]))))" office:value-type="float" office:value="20.4650009702152">
            <text:p>20.47</text:p>
          </table:table-cell>
          <table:table-cell table:formula="of:=DEGREES(ASIN(SIN(RADIANS([.R153]))*SIN(RADIANS([.P153]))))" office:value-type="float" office:value="22.1057668285923">
            <text:p>22.11</text:p>
          </table:table-cell>
          <table:table-cell table:formula="of:=TAN(RADIANS([.R153]/2))*TAN(RADIANS([.R153]/2))" office:value-type="float" office:value="0.0430316864938179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2.15123024514531">
            <text:p>2.15</text:p>
          </table:table-cell>
          <table:table-cell table:formula="of:=DEGREES(ACOS(COS(RADIANS(90.833))/COS(RADIANS([.$B$2]))*COS(RADIANS([.T153]))-TAN(RADIANS([.$B$2]))*TAN(RADIANS([.T153]))))" office:value-type="float" office:value="113.402099828363">
            <text:p>113.4</text:p>
          </table:table-cell>
          <table:table-cell table:style-name="ce7" table:formula="of:=(720-4*[.$B$3]-[.V153]+[.$B$4]*60)/1440" office:value-type="float" office:value="0.509256090107538">
            <text:p>12:13:20</text:p>
          </table:table-cell>
          <table:table-cell table:style-name="ce7" table:formula="of:=([.X153]*1440-[.W153]*4)/1440" office:value-type="float" office:value="0.194250257250975">
            <text:p>4:39:43</text:p>
          </table:table-cell>
          <table:table-cell table:style-name="ce7" table:formula="of:=([.X153]*1440+[.W153]*4)/1440" office:value-type="float" office:value="0.824261922964101">
            <text:p>19:46:56</text:p>
          </table:table-cell>
          <table:table-cell table:formula="of:=8*[.W153]" office:value-type="float" office:value="907.216798626901">
            <text:p>907.22</text:p>
          </table:table-cell>
          <table:table-cell table:formula="of:=MOD([.E153]*1440+[.V153]+4*[.$B$3]-60*[.$B$4];1440)" office:value-type="float" office:value="706.671230245145">
            <text:p>706.67</text:p>
          </table:table-cell>
          <table:table-cell table:formula="of:=IF([.AB153]/4&lt;0;[.AB153]/4+180;[.AB153]/4-180)" office:value-type="float" office:value="-3.33219243871369">
            <text:p>-3.33</text:p>
          </table:table-cell>
          <table:table-cell table:formula="of:=DEGREES(ACOS(SIN(RADIANS([.$B$2]))*SIN(RADIANS([.T153]))+COS(RADIANS([.$B$2]))*COS(RADIANS([.T153]))*COS(RADIANS([.AC153]))))" office:value-type="float" office:value="21.0775084076725">
            <text:p>21.08</text:p>
          </table:table-cell>
          <table:table-cell table:formula="of:=90-[.AD153]" office:value-type="float" office:value="68.9224915923275">
            <text:p>68.92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0621908834783623">
            <text:p>0.01</text:p>
          </table:table-cell>
          <table:table-cell table:formula="of:=[.AE153]+[.AF153]" office:value-type="float" office:value="68.9287106806753">
            <text:p>68.93</text:p>
          </table:table-cell>
          <table:table-cell table:formula="of:=IF([.AC153]&gt;0;MOD(DEGREES(ACOS(((SIN(RADIANS([.$B$2]))*COS(RADIANS([.AD153])))-SIN(RADIANS([.T153])))/(COS(RADIANS([.$B$2]))*SIN(RADIANS([.AD153])))))+180;360);MOD(540-DEGREES(ACOS(((SIN(RADIANS([.$B$2]))*COS(RADIANS([.AD153])))-SIN(RADIANS([.T153])))/(COS(RADIANS([.$B$2]))*SIN(RADIANS([.AD153])))));360))" office:value-type="float" office:value="171.387955032791">
            <text:p>171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3]+1" office:value-type="date" office:date-value="2010-06-02">
            <text:p>6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4]+2415018.5+[.E154]-[.$B$4]/24" office:value-type="float" office:value="2455350.20833333">
            <text:p>2455350.21</text:p>
          </table:table-cell>
          <table:table-cell table:style-name="ce9" table:formula="of:=([.F154]-2451545)/36525" office:value-type="float" office:value="0.104180926306187">
            <text:p>0.10418093</text:p>
          </table:table-cell>
          <table:table-cell/>
          <table:table-cell table:formula="of:=MOD(280.46646+[.G154]*(36000.76983+[.G154]*0.0003032);360)" office:value-type="float" office:value="71.0600119160704">
            <text:p>71.06</text:p>
          </table:table-cell>
          <table:table-cell table:formula="of:=357.52911+[.G154]*(35999.05029-0.0001537*[.G154])" office:value-type="float" office:value="4107.94351368701">
            <text:p>4107.94</text:p>
          </table:table-cell>
          <table:table-cell table:formula="of:=0.016708634-[.G154]*(0.000042037+0.0001537*[.G154])" office:value-type="float" office:value="0.016702586338028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998228248006727">
            <text:p>1</text:p>
          </table:table-cell>
          <table:table-cell table:formula="of:=[.I154]+[.L154]" office:value-type="float" office:value="72.0582401640771">
            <text:p>72.06</text:p>
          </table:table-cell>
          <table:table-cell table:formula="of:=[.J154]+[.L154]" office:value-type="float" office:value="4108.94174193502">
            <text:p>4108.94</text:p>
          </table:table-cell>
          <table:table-cell table:formula="of:=(1.000001018*(1-[.K154]*[.K154]))/(1+[.K154]*COS(RADIANS([.N154])))" office:value-type="float" office:value="1.01423385809474">
            <text:p>1.01</text:p>
          </table:table-cell>
          <table:table-cell table:formula="of:=[.M154]-0.00569-0.00478*SIN(RADIANS(125.04-1934.136*[.G154]))" office:value-type="float" office:value="72.0571973137048">
            <text:p>72.06</text:p>
          </table:table-cell>
          <table:table-cell table:formula="of:=23+(26+((21.448-[.G154]*(46.815+[.G154]*(0.00059-[.G154]*0.001813))))/60)/60" office:value-type="float" office:value="23.4379363237726">
            <text:p>23.44</text:p>
          </table:table-cell>
          <table:table-cell table:formula="of:=[.Q154]+0.00256*COS(RADIANS(125.04-1934.136*[.G154]))" office:value-type="float" office:value="23.4385356781158">
            <text:p>23.44</text:p>
          </table:table-cell>
          <table:table-cell table:formula="of:=DEGREES(ATAN2(COS(RADIANS([.R154]))*SIN(RADIANS([.P154]));COS(RADIANS([.P154]))))" office:value-type="float" office:value="19.4398866445537">
            <text:p>19.44</text:p>
          </table:table-cell>
          <table:table-cell table:formula="of:=DEGREES(ASIN(SIN(RADIANS([.R154]))*SIN(RADIANS([.P154]))))" office:value-type="float" office:value="22.2358213571404">
            <text:p>22.24</text:p>
          </table:table-cell>
          <table:table-cell table:formula="of:=TAN(RADIANS([.R154]/2))*TAN(RADIANS([.R154]/2))" office:value-type="float" office:value="0.0430316764638408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1.99358154195547">
            <text:p>1.99</text:p>
          </table:table-cell>
          <table:table-cell table:formula="of:=DEGREES(ACOS(COS(RADIANS(90.833))/COS(RADIANS([.$B$2]))*COS(RADIANS([.T154]))-TAN(RADIANS([.$B$2]))*TAN(RADIANS([.T154]))))" office:value-type="float" office:value="113.555217765322">
            <text:p>113.56</text:p>
          </table:table-cell>
          <table:table-cell table:style-name="ce7" table:formula="of:=(720-4*[.$B$3]-[.V154]+[.$B$4]*60)/1440" office:value-type="float" office:value="0.509365568373642">
            <text:p>12:13:29</text:p>
          </table:table-cell>
          <table:table-cell table:style-name="ce7" table:formula="of:=([.X154]*1440-[.W154]*4)/1440" office:value-type="float" office:value="0.193934407914413">
            <text:p>4:39:16</text:p>
          </table:table-cell>
          <table:table-cell table:style-name="ce7" table:formula="of:=([.X154]*1440+[.W154]*4)/1440" office:value-type="float" office:value="0.824796728832871">
            <text:p>19:47:42</text:p>
          </table:table-cell>
          <table:table-cell table:formula="of:=8*[.W154]" office:value-type="float" office:value="908.441742122579">
            <text:p>908.44</text:p>
          </table:table-cell>
          <table:table-cell table:formula="of:=MOD([.E154]*1440+[.V154]+4*[.$B$3]-60*[.$B$4];1440)" office:value-type="float" office:value="706.513581541956">
            <text:p>706.51</text:p>
          </table:table-cell>
          <table:table-cell table:formula="of:=IF([.AB154]/4&lt;0;[.AB154]/4+180;[.AB154]/4-180)" office:value-type="float" office:value="-3.37160461451114">
            <text:p>-3.37</text:p>
          </table:table-cell>
          <table:table-cell table:formula="of:=DEGREES(ACOS(SIN(RADIANS([.$B$2]))*SIN(RADIANS([.T154]))+COS(RADIANS([.$B$2]))*COS(RADIANS([.T154]))*COS(RADIANS([.AC154]))))" office:value-type="float" office:value="20.9527338470249">
            <text:p>20.95</text:p>
          </table:table-cell>
          <table:table-cell table:formula="of:=90-[.AD154]" office:value-type="float" office:value="69.0472661529751">
            <text:p>69.05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0617877673375839">
            <text:p>0.01</text:p>
          </table:table-cell>
          <table:table-cell table:formula="of:=[.AE154]+[.AF154]" office:value-type="float" office:value="69.0534449297088">
            <text:p>69.05</text:p>
          </table:table-cell>
          <table:table-cell table:formula="of:=IF([.AC154]&gt;0;MOD(DEGREES(ACOS(((SIN(RADIANS([.$B$2]))*COS(RADIANS([.AD154])))-SIN(RADIANS([.T154])))/(COS(RADIANS([.$B$2]))*SIN(RADIANS([.AD154])))))+180;360);MOD(540-DEGREES(ACOS(((SIN(RADIANS([.$B$2]))*COS(RADIANS([.AD154])))-SIN(RADIANS([.T154])))/(COS(RADIANS([.$B$2]))*SIN(RADIANS([.AD154])))));360))" office:value-type="float" office:value="171.243661291047">
            <text:p>171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4]+1" office:value-type="date" office:date-value="2010-06-03">
            <text:p>6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5]+2415018.5+[.E155]-[.$B$4]/24" office:value-type="float" office:value="2455351.20833333">
            <text:p>2455351.21</text:p>
          </table:table-cell>
          <table:table-cell table:style-name="ce9" table:formula="of:=([.F155]-2451545)/36525" office:value-type="float" office:value="0.104208304814059">
            <text:p>0.10420830</text:p>
          </table:table-cell>
          <table:table-cell/>
          <table:table-cell table:formula="of:=MOD(280.46646+[.G155]*(36000.76983+[.G155]*0.0003032);360)" office:value-type="float" office:value="72.0456592779633">
            <text:p>72.05</text:p>
          </table:table-cell>
          <table:table-cell table:formula="of:=357.52911+[.G155]*(35999.05029-0.0001537*[.G155])" office:value-type="float" office:value="4108.92911396786">
            <text:p>4108.93</text:p>
          </table:table-cell>
          <table:table-cell table:formula="of:=0.016708634-[.G155]*(0.000042037+0.0001537*[.G155])" office:value-type="float" office:value="0.0167025843101998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970485339539778">
            <text:p>0.97</text:p>
          </table:table-cell>
          <table:table-cell table:formula="of:=[.I155]+[.L155]" office:value-type="float" office:value="73.0161446175031">
            <text:p>73.02</text:p>
          </table:table-cell>
          <table:table-cell table:formula="of:=[.J155]+[.L155]" office:value-type="float" office:value="4109.8995993074">
            <text:p>4109.9</text:p>
          </table:table-cell>
          <table:table-cell table:formula="of:=(1.000001018*(1-[.K155]*[.K155]))/(1+[.K155]*COS(RADIANS([.N155])))" office:value-type="float" office:value="1.01438004192327">
            <text:p>1.01</text:p>
          </table:table-cell>
          <table:table-cell table:formula="of:=[.M155]-0.00569-0.00478*SIN(RADIANS(125.04-1934.136*[.G155]))" office:value-type="float" office:value="73.015102799444">
            <text:p>73.02</text:p>
          </table:table-cell>
          <table:table-cell table:formula="of:=23+(26+((21.448-[.G155]*(46.815+[.G155]*(0.00059-[.G155]*0.001813))))/60)/60" office:value-type="float" office:value="23.4379359677374">
            <text:p>23.44</text:p>
          </table:table-cell>
          <table:table-cell table:formula="of:=[.Q155]+0.00256*COS(RADIANS(125.04-1934.136*[.G155]))" office:value-type="float" office:value="23.4385330215865">
            <text:p>23.44</text:p>
          </table:table-cell>
          <table:table-cell table:formula="of:=DEGREES(ATAN2(COS(RADIANS([.R155]))*SIN(RADIANS([.P155]));COS(RADIANS([.P155]))))" office:value-type="float" office:value="18.4132157133311">
            <text:p>18.41</text:p>
          </table:table-cell>
          <table:table-cell table:formula="of:=DEGREES(ASIN(SIN(RADIANS([.R155]))*SIN(RADIANS([.P155]))))" office:value-type="float" office:value="22.3594046171601">
            <text:p>22.36</text:p>
          </table:table-cell>
          <table:table-cell table:formula="of:=TAN(RADIANS([.R155]/2))*TAN(RADIANS([.R155]/2))" office:value-type="float" office:value="0.0430316664319317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1.82972345436253">
            <text:p>1.83</text:p>
          </table:table-cell>
          <table:table-cell table:formula="of:=DEGREES(ACOS(COS(RADIANS(90.833))/COS(RADIANS([.$B$2]))*COS(RADIANS([.T155]))-TAN(RADIANS([.$B$2]))*TAN(RADIANS([.T155]))))" office:value-type="float" office:value="113.70114262039">
            <text:p>113.7</text:p>
          </table:table-cell>
          <table:table-cell table:style-name="ce7" table:formula="of:=(720-4*[.$B$3]-[.V155]+[.$B$4]*60)/1440" office:value-type="float" office:value="0.509479358712248">
            <text:p>12:13:39</text:p>
          </table:table-cell>
          <table:table-cell table:style-name="ce7" table:formula="of:=([.X155]*1440-[.W155]*4)/1440" office:value-type="float" office:value="0.193642851433386">
            <text:p>4:38:51</text:p>
          </table:table-cell>
          <table:table-cell table:style-name="ce7" table:formula="of:=([.X155]*1440+[.W155]*4)/1440" office:value-type="float" office:value="0.82531586599111">
            <text:p>19:48:27</text:p>
          </table:table-cell>
          <table:table-cell table:formula="of:=8*[.W155]" office:value-type="float" office:value="909.609140963122">
            <text:p>909.61</text:p>
          </table:table-cell>
          <table:table-cell table:formula="of:=MOD([.E155]*1440+[.V155]+4*[.$B$3]-60*[.$B$4];1440)" office:value-type="float" office:value="706.349723454363">
            <text:p>706.35</text:p>
          </table:table-cell>
          <table:table-cell table:formula="of:=IF([.AB155]/4&lt;0;[.AB155]/4+180;[.AB155]/4-180)" office:value-type="float" office:value="-3.41256913640936">
            <text:p>-3.41</text:p>
          </table:table-cell>
          <table:table-cell table:formula="of:=DEGREES(ACOS(SIN(RADIANS([.$B$2]))*SIN(RADIANS([.T155]))+COS(RADIANS([.$B$2]))*COS(RADIANS([.T155]))*COS(RADIANS([.AC155]))))" office:value-type="float" office:value="20.8346626218716">
            <text:p>20.83</text:p>
          </table:table-cell>
          <table:table-cell table:formula="of:=90-[.AD155]" office:value-type="float" office:value="69.1653373781284">
            <text:p>69.17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0614069241522585">
            <text:p>0.01</text:p>
          </table:table-cell>
          <table:table-cell table:formula="of:=[.AE155]+[.AF155]" office:value-type="float" office:value="69.1714780705436">
            <text:p>69.17</text:p>
          </table:table-cell>
          <table:table-cell table:formula="of:=IF([.AC155]&gt;0;MOD(DEGREES(ACOS(((SIN(RADIANS([.$B$2]))*COS(RADIANS([.AD155])))-SIN(RADIANS([.T155])))/(COS(RADIANS([.$B$2]))*SIN(RADIANS([.AD155])))))+180;360);MOD(540-DEGREES(ACOS(((SIN(RADIANS([.$B$2]))*COS(RADIANS([.AD155])))-SIN(RADIANS([.T155])))/(COS(RADIANS([.$B$2]))*SIN(RADIANS([.AD155])))));360))" office:value-type="float" office:value="171.09612403149">
            <text:p>17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5]+1" office:value-type="date" office:date-value="2010-06-04">
            <text:p>6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6]+2415018.5+[.E156]-[.$B$4]/24" office:value-type="float" office:value="2455352.20833333">
            <text:p>2455352.21</text:p>
          </table:table-cell>
          <table:table-cell table:style-name="ce9" table:formula="of:=([.F156]-2451545)/36525" office:value-type="float" office:value="0.10423568332193">
            <text:p>0.10423568</text:p>
          </table:table-cell>
          <table:table-cell/>
          <table:table-cell table:formula="of:=MOD(280.46646+[.G156]*(36000.76983+[.G156]*0.0003032);360)" office:value-type="float" office:value="73.031306639858">
            <text:p>73.03</text:p>
          </table:table-cell>
          <table:table-cell table:formula="of:=357.52911+[.G156]*(35999.05029-0.0001537*[.G156])" office:value-type="float" office:value="4109.91471424871">
            <text:p>4109.91</text:p>
          </table:table-cell>
          <table:table-cell table:formula="of:=0.016708634-[.G156]*(0.000042037+0.0001537*[.G156])" office:value-type="float" office:value="0.0167025822821412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942470266055773">
            <text:p>0.94</text:p>
          </table:table-cell>
          <table:table-cell table:formula="of:=[.I156]+[.L156]" office:value-type="float" office:value="73.9737769059138">
            <text:p>73.97</text:p>
          </table:table-cell>
          <table:table-cell table:formula="of:=[.J156]+[.L156]" office:value-type="float" office:value="4110.85718451476">
            <text:p>4110.86</text:p>
          </table:table-cell>
          <table:table-cell table:formula="of:=(1.000001018*(1-[.K156]*[.K156]))/(1+[.K156]*COS(RADIANS([.N156])))" office:value-type="float" office:value="1.01452207026126">
            <text:p>1.01</text:p>
          </table:table-cell>
          <table:table-cell table:formula="of:=[.M156]-0.00569-0.00478*SIN(RADIANS(125.04-1934.136*[.G156]))" office:value-type="float" office:value="73.9727361161976">
            <text:p>73.97</text:p>
          </table:table-cell>
          <table:table-cell table:formula="of:=23+(26+((21.448-[.G156]*(46.815+[.G156]*(0.00059-[.G156]*0.001813))))/60)/60" office:value-type="float" office:value="23.4379356117023">
            <text:p>23.44</text:p>
          </table:table-cell>
          <table:table-cell table:formula="of:=[.Q156]+0.00256*COS(RADIANS(125.04-1934.136*[.G156]))" office:value-type="float" office:value="23.4385303645471">
            <text:p>23.44</text:p>
          </table:table-cell>
          <table:table-cell table:formula="of:=DEGREES(ATAN2(COS(RADIANS([.R156]))*SIN(RADIANS([.P156]));COS(RADIANS([.P156]))))" office:value-type="float" office:value="17.38506177975">
            <text:p>17.39</text:p>
          </table:table-cell>
          <table:table-cell table:formula="of:=DEGREES(ASIN(SIN(RADIANS([.R156]))*SIN(RADIANS([.P156]))))" office:value-type="float" office:value="22.4764721181851">
            <text:p>22.48</text:p>
          </table:table-cell>
          <table:table-cell table:formula="of:=TAN(RADIANS([.R156]/2))*TAN(RADIANS([.R156]/2))" office:value-type="float" office:value="0.0430316563980979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1.65994977072846">
            <text:p>1.66</text:p>
          </table:table-cell>
          <table:table-cell table:formula="of:=DEGREES(ACOS(COS(RADIANS(90.833))/COS(RADIANS([.$B$2]))*COS(RADIANS([.T156]))-TAN(RADIANS([.$B$2]))*TAN(RADIANS([.T156]))))" office:value-type="float" office:value="113.839760523509">
            <text:p>113.84</text:p>
          </table:table-cell>
          <table:table-cell table:style-name="ce7" table:formula="of:=(720-4*[.$B$3]-[.V156]+[.$B$4]*60)/1440" office:value-type="float" office:value="0.509597257103661">
            <text:p>12:13:49</text:p>
          </table:table-cell>
          <table:table-cell table:style-name="ce7" table:formula="of:=([.X156]*1440-[.W156]*4)/1440" office:value-type="float" office:value="0.193375700093914">
            <text:p>4:38:28</text:p>
          </table:table-cell>
          <table:table-cell table:style-name="ce7" table:formula="of:=([.X156]*1440+[.W156]*4)/1440" office:value-type="float" office:value="0.825818814113408">
            <text:p>19:49:11</text:p>
          </table:table-cell>
          <table:table-cell table:formula="of:=8*[.W156]" office:value-type="float" office:value="910.718084188071">
            <text:p>910.72</text:p>
          </table:table-cell>
          <table:table-cell table:formula="of:=MOD([.E156]*1440+[.V156]+4*[.$B$3]-60*[.$B$4];1440)" office:value-type="float" office:value="706.179949770728">
            <text:p>706.18</text:p>
          </table:table-cell>
          <table:table-cell table:formula="of:=IF([.AB156]/4&lt;0;[.AB156]/4+180;[.AB156]/4-180)" office:value-type="float" office:value="-3.4550125573179">
            <text:p>-3.46</text:p>
          </table:table-cell>
          <table:table-cell table:formula="of:=DEGREES(ACOS(SIN(RADIANS([.$B$2]))*SIN(RADIANS([.T156]))+COS(RADIANS([.$B$2]))*COS(RADIANS([.T156]))*COS(RADIANS([.AC156]))))" office:value-type="float" office:value="20.7233356681327">
            <text:p>20.72</text:p>
          </table:table-cell>
          <table:table-cell table:formula="of:=90-[.AD156]" office:value-type="float" office:value="69.2766643318674">
            <text:p>69.28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0610483793889297">
            <text:p>0.01</text:p>
          </table:table-cell>
          <table:table-cell table:formula="of:=[.AE156]+[.AF156]" office:value-type="float" office:value="69.2827691698062">
            <text:p>69.28</text:p>
          </table:table-cell>
          <table:table-cell table:formula="of:=IF([.AC156]&gt;0;MOD(DEGREES(ACOS(((SIN(RADIANS([.$B$2]))*COS(RADIANS([.AD156])))-SIN(RADIANS([.T156])))/(COS(RADIANS([.$B$2]))*SIN(RADIANS([.AD156])))))+180;360);MOD(540-DEGREES(ACOS(((SIN(RADIANS([.$B$2]))*COS(RADIANS([.AD156])))-SIN(RADIANS([.T156])))/(COS(RADIANS([.$B$2]))*SIN(RADIANS([.AD156])))));360))" office:value-type="float" office:value="170.945627428138">
            <text:p>170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6]+1" office:value-type="date" office:date-value="2010-06-05">
            <text:p>6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7]+2415018.5+[.E157]-[.$B$4]/24" office:value-type="float" office:value="2455353.20833333">
            <text:p>2455353.21</text:p>
          </table:table-cell>
          <table:table-cell table:style-name="ce9" table:formula="of:=([.F157]-2451545)/36525" office:value-type="float" office:value="0.104263061829801">
            <text:p>0.10426306</text:p>
          </table:table-cell>
          <table:table-cell/>
          <table:table-cell table:formula="of:=MOD(280.46646+[.G157]*(36000.76983+[.G157]*0.0003032);360)" office:value-type="float" office:value="74.0169540017532">
            <text:p>74.02</text:p>
          </table:table-cell>
          <table:table-cell table:formula="of:=357.52911+[.G157]*(35999.05029-0.0001537*[.G157])" office:value-type="float" office:value="4110.90031452955">
            <text:p>4110.9</text:p>
          </table:table-cell>
          <table:table-cell table:formula="of:=0.016708634-[.G157]*(0.000042037+0.0001537*[.G157])" office:value-type="float" office:value="0.0167025802538521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914191021825143">
            <text:p>0.91</text:p>
          </table:table-cell>
          <table:table-cell table:formula="of:=[.I157]+[.L157]" office:value-type="float" office:value="74.9311450235784">
            <text:p>74.93</text:p>
          </table:table-cell>
          <table:table-cell table:formula="of:=[.J157]+[.L157]" office:value-type="float" office:value="4111.81450555138">
            <text:p>4111.81</text:p>
          </table:table-cell>
          <table:table-cell table:formula="of:=(1.000001018*(1-[.K157]*[.K157]))/(1+[.K157]*COS(RADIANS([.N157])))" office:value-type="float" office:value="1.01465990460784">
            <text:p>1.01</text:p>
          </table:table-cell>
          <table:table-cell table:formula="of:=[.M157]-0.00569-0.00478*SIN(RADIANS(125.04-1934.136*[.G157]))" office:value-type="float" office:value="74.9301052582337">
            <text:p>74.93</text:p>
          </table:table-cell>
          <table:table-cell table:formula="of:=23+(26+((21.448-[.G157]*(46.815+[.G157]*(0.00059-[.G157]*0.001813))))/60)/60" office:value-type="float" office:value="23.4379352556671">
            <text:p>23.44</text:p>
          </table:table-cell>
          <table:table-cell table:formula="of:=[.Q157]+0.00256*COS(RADIANS(125.04-1934.136*[.G157]))" office:value-type="float" office:value="23.4385277069998">
            <text:p>23.44</text:p>
          </table:table-cell>
          <table:table-cell table:formula="of:=DEGREES(ATAN2(COS(RADIANS([.R157]))*SIN(RADIANS([.P157]));COS(RADIANS([.P157]))))" office:value-type="float" office:value="16.3555010437759">
            <text:p>16.36</text:p>
          </table:table-cell>
          <table:table-cell table:formula="of:=DEGREES(ASIN(SIN(RADIANS([.R157]))*SIN(RADIANS([.P157]))))" office:value-type="float" office:value="22.5869816461123">
            <text:p>22.59</text:p>
          </table:table-cell>
          <table:table-cell table:formula="of:=TAN(RADIANS([.R157]/2))*TAN(RADIANS([.R157]/2))" office:value-type="float" office:value="0.0430316463623469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1.48456450431855">
            <text:p>1.48</text:p>
          </table:table-cell>
          <table:table-cell table:formula="of:=DEGREES(ACOS(COS(RADIANS(90.833))/COS(RADIANS([.$B$2]))*COS(RADIANS([.T157]))-TAN(RADIANS([.$B$2]))*TAN(RADIANS([.T157]))))" office:value-type="float" office:value="113.970961938298">
            <text:p>113.97</text:p>
          </table:table-cell>
          <table:table-cell table:style-name="ce7" table:formula="of:=(720-4*[.$B$3]-[.V157]+[.$B$4]*60)/1440" office:value-type="float" office:value="0.509719052427557">
            <text:p>12:14:00</text:p>
          </table:table-cell>
          <table:table-cell table:style-name="ce7" table:formula="of:=([.X157]*1440-[.W157]*4)/1440" office:value-type="float" office:value="0.193133047043396">
            <text:p>4:38:07</text:p>
          </table:table-cell>
          <table:table-cell table:style-name="ce7" table:formula="of:=([.X157]*1440+[.W157]*4)/1440" office:value-type="float" office:value="0.826305057811717">
            <text:p>19:49:53</text:p>
          </table:table-cell>
          <table:table-cell table:formula="of:=8*[.W157]" office:value-type="float" office:value="911.767695506381">
            <text:p>911.77</text:p>
          </table:table-cell>
          <table:table-cell table:formula="of:=MOD([.E157]*1440+[.V157]+4*[.$B$3]-60*[.$B$4];1440)" office:value-type="float" office:value="706.004564504319">
            <text:p>706</text:p>
          </table:table-cell>
          <table:table-cell table:formula="of:=IF([.AB157]/4&lt;0;[.AB157]/4+180;[.AB157]/4-180)" office:value-type="float" office:value="-3.49885887392037">
            <text:p>-3.5</text:p>
          </table:table-cell>
          <table:table-cell table:formula="of:=DEGREES(ACOS(SIN(RADIANS([.$B$2]))*SIN(RADIANS([.T157]))+COS(RADIANS([.$B$2]))*COS(RADIANS([.T157]))*COS(RADIANS([.AC157]))))" office:value-type="float" office:value="20.6187907064815">
            <text:p>20.62</text:p>
          </table:table-cell>
          <table:table-cell table:formula="of:=90-[.AD157]" office:value-type="float" office:value="69.3812092935185">
            <text:p>69.38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0607121547126455">
            <text:p>0.01</text:p>
          </table:table-cell>
          <table:table-cell table:formula="of:=[.AE157]+[.AF157]" office:value-type="float" office:value="69.3872805089898">
            <text:p>69.39</text:p>
          </table:table-cell>
          <table:table-cell table:formula="of:=IF([.AC157]&gt;0;MOD(DEGREES(ACOS(((SIN(RADIANS([.$B$2]))*COS(RADIANS([.AD157])))-SIN(RADIANS([.T157])))/(COS(RADIANS([.$B$2]))*SIN(RADIANS([.AD157])))))+180;360);MOD(540-DEGREES(ACOS(((SIN(RADIANS([.$B$2]))*COS(RADIANS([.AD157])))-SIN(RADIANS([.T157])))/(COS(RADIANS([.$B$2]))*SIN(RADIANS([.AD157])))));360))" office:value-type="float" office:value="170.792472328132">
            <text:p>170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7]+1" office:value-type="date" office:date-value="2010-06-06">
            <text:p>6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8]+2415018.5+[.E158]-[.$B$4]/24" office:value-type="float" office:value="2455354.20833333">
            <text:p>2455354.21</text:p>
          </table:table-cell>
          <table:table-cell table:style-name="ce9" table:formula="of:=([.F158]-2451545)/36525" office:value-type="float" office:value="0.104290440337673">
            <text:p>0.10429044</text:p>
          </table:table-cell>
          <table:table-cell/>
          <table:table-cell table:formula="of:=MOD(280.46646+[.G158]*(36000.76983+[.G158]*0.0003032);360)" office:value-type="float" office:value="75.0026013636489">
            <text:p>75</text:p>
          </table:table-cell>
          <table:table-cell table:formula="of:=357.52911+[.G158]*(35999.05029-0.0001537*[.G158])" office:value-type="float" office:value="4111.8859148104">
            <text:p>4111.89</text:p>
          </table:table-cell>
          <table:table-cell table:formula="of:=0.016708634-[.G158]*(0.000042037+0.0001537*[.G158])" office:value-type="float" office:value="0.0167025782253327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885655662896301">
            <text:p>0.89</text:p>
          </table:table-cell>
          <table:table-cell table:formula="of:=[.I158]+[.L158]" office:value-type="float" office:value="75.8882570265452">
            <text:p>75.89</text:p>
          </table:table-cell>
          <table:table-cell table:formula="of:=[.J158]+[.L158]" office:value-type="float" office:value="4112.7715704733">
            <text:p>4112.77</text:p>
          </table:table-cell>
          <table:table-cell table:formula="of:=(1.000001018*(1-[.K158]*[.K158]))/(1+[.K158]*COS(RADIANS([.N158])))" office:value-type="float" office:value="1.0147935076305">
            <text:p>1.01</text:p>
          </table:table-cell>
          <table:table-cell table:formula="of:=[.M158]-0.00569-0.00478*SIN(RADIANS(125.04-1934.136*[.G158]))" office:value-type="float" office:value="75.8872182816">
            <text:p>75.89</text:p>
          </table:table-cell>
          <table:table-cell table:formula="of:=23+(26+((21.448-[.G158]*(46.815+[.G158]*(0.00059-[.G158]*0.001813))))/60)/60" office:value-type="float" office:value="23.4379348996319">
            <text:p>23.44</text:p>
          </table:table-cell>
          <table:table-cell table:formula="of:=[.Q158]+0.00256*COS(RADIANS(125.04-1934.136*[.G158]))" office:value-type="float" office:value="23.4385250489463">
            <text:p>23.44</text:p>
          </table:table-cell>
          <table:table-cell table:formula="of:=DEGREES(ATAN2(COS(RADIANS([.R158]))*SIN(RADIANS([.P158]));COS(RADIANS([.P158]))))" office:value-type="float" office:value="15.3246121919659">
            <text:p>15.32</text:p>
          </table:table-cell>
          <table:table-cell table:formula="of:=DEGREES(ASIN(SIN(RADIANS([.R158]))*SIN(RADIANS([.P158]))))" office:value-type="float" office:value="22.6908933130111">
            <text:p>22.69</text:p>
          </table:table-cell>
          <table:table-cell table:formula="of:=TAN(RADIANS([.R158]/2))*TAN(RADIANS([.R158]/2))" office:value-type="float" office:value="0.0430316363246861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1.30388144841688">
            <text:p>1.3</text:p>
          </table:table-cell>
          <table:table-cell table:formula="of:=DEGREES(ACOS(COS(RADIANS(90.833))/COS(RADIANS([.$B$2]))*COS(RADIANS([.T158]))-TAN(RADIANS([.$B$2]))*TAN(RADIANS([.T158]))))" office:value-type="float" office:value="114.094641974898">
            <text:p>114.09</text:p>
          </table:table-cell>
          <table:table-cell table:style-name="ce7" table:formula="of:=(720-4*[.$B$3]-[.V158]+[.$B$4]*60)/1440" office:value-type="float" office:value="0.509844526771933">
            <text:p>12:14:11</text:p>
          </table:table-cell>
          <table:table-cell table:style-name="ce7" table:formula="of:=([.X158]*1440-[.W158]*4)/1440" office:value-type="float" office:value="0.192914965730548">
            <text:p>4:37:48</text:p>
          </table:table-cell>
          <table:table-cell table:style-name="ce7" table:formula="of:=([.X158]*1440+[.W158]*4)/1440" office:value-type="float" office:value="0.826774087813317">
            <text:p>19:50:33</text:p>
          </table:table-cell>
          <table:table-cell table:formula="of:=8*[.W158]" office:value-type="float" office:value="912.757135799187">
            <text:p>912.76</text:p>
          </table:table-cell>
          <table:table-cell table:formula="of:=MOD([.E158]*1440+[.V158]+4*[.$B$3]-60*[.$B$4];1440)" office:value-type="float" office:value="705.823881448417">
            <text:p>705.82</text:p>
          </table:table-cell>
          <table:table-cell table:formula="of:=IF([.AB158]/4&lt;0;[.AB158]/4+180;[.AB158]/4-180)" office:value-type="float" office:value="-3.54402963789579">
            <text:p>-3.54</text:p>
          </table:table-cell>
          <table:table-cell table:formula="of:=DEGREES(ACOS(SIN(RADIANS([.$B$2]))*SIN(RADIANS([.T158]))+COS(RADIANS([.$B$2]))*COS(RADIANS([.T158]))*COS(RADIANS([.AC158]))))" office:value-type="float" office:value="20.5210621409516">
            <text:p>20.52</text:p>
          </table:table-cell>
          <table:table-cell table:formula="of:=90-[.AD158]" office:value-type="float" office:value="69.4789378590484">
            <text:p>69.48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060398267633854">
            <text:p>0.01</text:p>
          </table:table-cell>
          <table:table-cell table:formula="of:=[.AE158]+[.AF158]" office:value-type="float" office:value="69.4849776858118">
            <text:p>69.48</text:p>
          </table:table-cell>
          <table:table-cell table:formula="of:=IF([.AC158]&gt;0;MOD(DEGREES(ACOS(((SIN(RADIANS([.$B$2]))*COS(RADIANS([.AD158])))-SIN(RADIANS([.T158])))/(COS(RADIANS([.$B$2]))*SIN(RADIANS([.AD158])))))+180;360);MOD(540-DEGREES(ACOS(((SIN(RADIANS([.$B$2]))*COS(RADIANS([.AD158])))-SIN(RADIANS([.T158])))/(COS(RADIANS([.$B$2]))*SIN(RADIANS([.AD158])))));360))" office:value-type="float" office:value="170.636975435123">
            <text:p>170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8]+1" office:value-type="date" office:date-value="2010-06-07">
            <text:p>6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9]+2415018.5+[.E159]-[.$B$4]/24" office:value-type="float" office:value="2455355.20833333">
            <text:p>2455355.21</text:p>
          </table:table-cell>
          <table:table-cell table:style-name="ce9" table:formula="of:=([.F159]-2451545)/36525" office:value-type="float" office:value="0.104317818845544">
            <text:p>0.10431782</text:p>
          </table:table-cell>
          <table:table-cell/>
          <table:table-cell table:formula="of:=MOD(280.46646+[.G159]*(36000.76983+[.G159]*0.0003032);360)" office:value-type="float" office:value="75.988248725545">
            <text:p>75.99</text:p>
          </table:table-cell>
          <table:table-cell table:formula="of:=357.52911+[.G159]*(35999.05029-0.0001537*[.G159])" office:value-type="float" office:value="4112.87151509125">
            <text:p>4112.87</text:p>
          </table:table-cell>
          <table:table-cell table:formula="of:=0.016708634-[.G159]*(0.000042037+0.0001537*[.G159])" office:value-type="float" office:value="0.0167025761965828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856872305079649">
            <text:p>0.86</text:p>
          </table:table-cell>
          <table:table-cell table:formula="of:=[.I159]+[.L159]" office:value-type="float" office:value="76.8451210306246">
            <text:p>76.85</text:p>
          </table:table-cell>
          <table:table-cell table:formula="of:=[.J159]+[.L159]" office:value-type="float" office:value="4113.72838739633">
            <text:p>4113.73</text:p>
          </table:table-cell>
          <table:table-cell table:formula="of:=(1.000001018*(1-[.K159]*[.K159]))/(1+[.K159]*COS(RADIANS([.N159])))" office:value-type="float" office:value="1.01492284317234">
            <text:p>1.01</text:p>
          </table:table-cell>
          <table:table-cell table:formula="of:=[.M159]-0.00569-0.00478*SIN(RADIANS(125.04-1934.136*[.G159]))" office:value-type="float" office:value="76.8440833021059">
            <text:p>76.84</text:p>
          </table:table-cell>
          <table:table-cell table:formula="of:=23+(26+((21.448-[.G159]*(46.815+[.G159]*(0.00059-[.G159]*0.001813))))/60)/60" office:value-type="float" office:value="23.4379345435968">
            <text:p>23.44</text:p>
          </table:table-cell>
          <table:table-cell table:formula="of:=[.Q159]+0.00256*COS(RADIANS(125.04-1934.136*[.G159]))" office:value-type="float" office:value="23.4385223903888">
            <text:p>23.44</text:p>
          </table:table-cell>
          <table:table-cell table:formula="of:=DEGREES(ATAN2(COS(RADIANS([.R159]))*SIN(RADIANS([.P159]));COS(RADIANS([.P159]))))" office:value-type="float" office:value="14.2924762805023">
            <text:p>14.29</text:p>
          </table:table-cell>
          <table:table-cell table:formula="of:=DEGREES(ASIN(SIN(RADIANS([.R159]))*SIN(RADIANS([.P159]))))" office:value-type="float" office:value="22.7881696048183">
            <text:p>22.79</text:p>
          </table:table-cell>
          <table:table-cell table:formula="of:=TAN(RADIANS([.R159]/2))*TAN(RADIANS([.R159]/2))" office:value-type="float" office:value="0.043031626285123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1.11822370704877">
            <text:p>1.12</text:p>
          </table:table-cell>
          <table:table-cell table:formula="of:=DEGREES(ACOS(COS(RADIANS(90.833))/COS(RADIANS([.$B$2]))*COS(RADIANS([.T159]))-TAN(RADIANS([.$B$2]))*TAN(RADIANS([.T159]))))" office:value-type="float" office:value="114.210700695569">
            <text:p>114.21</text:p>
          </table:table-cell>
          <table:table-cell table:style-name="ce7" table:formula="of:=(720-4*[.$B$3]-[.V159]+[.$B$4]*60)/1440" office:value-type="float" office:value="0.509973455758994">
            <text:p>12:14:22</text:p>
          </table:table-cell>
          <table:table-cell table:style-name="ce7" table:formula="of:=([.X159]*1440-[.W159]*4)/1440" office:value-type="float" office:value="0.192721509382413">
            <text:p>4:37:31</text:p>
          </table:table-cell>
          <table:table-cell table:style-name="ce7" table:formula="of:=([.X159]*1440+[.W159]*4)/1440" office:value-type="float" office:value="0.827225402135575">
            <text:p>19:51:12</text:p>
          </table:table-cell>
          <table:table-cell table:formula="of:=8*[.W159]" office:value-type="float" office:value="913.685605564554">
            <text:p>913.69</text:p>
          </table:table-cell>
          <table:table-cell table:formula="of:=MOD([.E159]*1440+[.V159]+4*[.$B$3]-60*[.$B$4];1440)" office:value-type="float" office:value="705.638223707049">
            <text:p>705.64</text:p>
          </table:table-cell>
          <table:table-cell table:formula="of:=IF([.AB159]/4&lt;0;[.AB159]/4+180;[.AB159]/4-180)" office:value-type="float" office:value="-3.59044407323782">
            <text:p>-3.59</text:p>
          </table:table-cell>
          <table:table-cell table:formula="of:=DEGREES(ACOS(SIN(RADIANS([.$B$2]))*SIN(RADIANS([.T159]))+COS(RADIANS([.$B$2]))*COS(RADIANS([.T159]))*COS(RADIANS([.AC159]))))" office:value-type="float" office:value="20.4301809651614">
            <text:p>20.43</text:p>
          </table:table-cell>
          <table:table-cell table:formula="of:=90-[.AD159]" office:value-type="float" office:value="69.5698190348386">
            <text:p>69.57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0601067311788099">
            <text:p>0.01</text:p>
          </table:table-cell>
          <table:table-cell table:formula="of:=[.AE159]+[.AF159]" office:value-type="float" office:value="69.5758297079564">
            <text:p>69.58</text:p>
          </table:table-cell>
          <table:table-cell table:formula="of:=IF([.AC159]&gt;0;MOD(DEGREES(ACOS(((SIN(RADIANS([.$B$2]))*COS(RADIANS([.AD159])))-SIN(RADIANS([.T159])))/(COS(RADIANS([.$B$2]))*SIN(RADIANS([.AD159])))))+180;360);MOD(540-DEGREES(ACOS(((SIN(RADIANS([.$B$2]))*COS(RADIANS([.AD159])))-SIN(RADIANS([.T159])))/(COS(RADIANS([.$B$2]))*SIN(RADIANS([.AD159])))));360))" office:value-type="float" office:value="170.479468366766">
            <text:p>170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9]+1" office:value-type="date" office:date-value="2010-06-08">
            <text:p>6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0]+2415018.5+[.E160]-[.$B$4]/24" office:value-type="float" office:value="2455356.20833333">
            <text:p>2455356.21</text:p>
          </table:table-cell>
          <table:table-cell table:style-name="ce9" table:formula="of:=([.F160]-2451545)/36525" office:value-type="float" office:value="0.104345197353415">
            <text:p>0.10434520</text:p>
          </table:table-cell>
          <table:table-cell/>
          <table:table-cell table:formula="of:=MOD(280.46646+[.G160]*(36000.76983+[.G160]*0.0003032);360)" office:value-type="float" office:value="76.9738960874415">
            <text:p>76.97</text:p>
          </table:table-cell>
          <table:table-cell table:formula="of:=357.52911+[.G160]*(35999.05029-0.0001537*[.G160])" office:value-type="float" office:value="4113.85711537209">
            <text:p>4113.86</text:p>
          </table:table-cell>
          <table:table-cell table:formula="of:=0.016708634-[.G160]*(0.000042037+0.0001537*[.G160])" office:value-type="float" office:value="0.0167025741676025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827849121930456">
            <text:p>0.83</text:p>
          </table:table-cell>
          <table:table-cell table:formula="of:=[.I160]+[.L160]" office:value-type="float" office:value="77.801745209372">
            <text:p>77.8</text:p>
          </table:table-cell>
          <table:table-cell table:formula="of:=[.J160]+[.L160]" office:value-type="float" office:value="4114.68496449402">
            <text:p>4114.68</text:p>
          </table:table-cell>
          <table:table-cell table:formula="of:=(1.000001018*(1-[.K160]*[.K160]))/(1+[.K160]*COS(RADIANS([.N160])))" office:value-type="float" office:value="1.01504787625907">
            <text:p>1.02</text:p>
          </table:table-cell>
          <table:table-cell table:formula="of:=[.M160]-0.00569-0.00478*SIN(RADIANS(125.04-1934.136*[.G160]))" office:value-type="float" office:value="77.8007084933059">
            <text:p>77.8</text:p>
          </table:table-cell>
          <table:table-cell table:formula="of:=23+(26+((21.448-[.G160]*(46.815+[.G160]*(0.00059-[.G160]*0.001813))))/60)/60" office:value-type="float" office:value="23.4379341875616">
            <text:p>23.44</text:p>
          </table:table-cell>
          <table:table-cell table:formula="of:=[.Q160]+0.00256*COS(RADIANS(125.04-1934.136*[.G160]))" office:value-type="float" office:value="23.4385197313291">
            <text:p>23.44</text:p>
          </table:table-cell>
          <table:table-cell table:formula="of:=DEGREES(ATAN2(COS(RADIANS([.R160]))*SIN(RADIANS([.P160]));COS(RADIANS([.P160]))))" office:value-type="float" office:value="13.2591766116391">
            <text:p>13.26</text:p>
          </table:table-cell>
          <table:table-cell table:formula="of:=DEGREES(ASIN(SIN(RADIANS([.R160]))*SIN(RADIANS([.P160]))))" office:value-type="float" office:value="22.8787754267459">
            <text:p>22.88</text:p>
          </table:table-cell>
          <table:table-cell table:formula="of:=TAN(RADIANS([.R160]/2))*TAN(RADIANS([.R160]/2))" office:value-type="float" office:value="0.043031616243665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927923202260782">
            <text:p>0.93</text:p>
          </table:table-cell>
          <table:table-cell table:formula="of:=DEGREES(ACOS(COS(RADIANS(90.833))/COS(RADIANS([.$B$2]))*COS(RADIANS([.T160]))-TAN(RADIANS([.$B$2]))*TAN(RADIANS([.T160]))))" office:value-type="float" office:value="114.319043411315">
            <text:p>114.32</text:p>
          </table:table-cell>
          <table:table-cell table:style-name="ce7" table:formula="of:=(720-4*[.$B$3]-[.V160]+[.$B$4]*60)/1440" office:value-type="float" office:value="0.510105608887319">
            <text:p>12:14:33</text:p>
          </table:table-cell>
          <table:table-cell table:style-name="ce7" table:formula="of:=([.X160]*1440-[.W160]*4)/1440" office:value-type="float" office:value="0.192552710522556">
            <text:p>4:37:17</text:p>
          </table:table-cell>
          <table:table-cell table:style-name="ce7" table:formula="of:=([.X160]*1440+[.W160]*4)/1440" office:value-type="float" office:value="0.827658507252082">
            <text:p>19:51:50</text:p>
          </table:table-cell>
          <table:table-cell table:formula="of:=8*[.W160]" office:value-type="float" office:value="914.552347290519">
            <text:p>914.55</text:p>
          </table:table-cell>
          <table:table-cell table:formula="of:=MOD([.E160]*1440+[.V160]+4*[.$B$3]-60*[.$B$4];1440)" office:value-type="float" office:value="705.447923202261">
            <text:p>705.45</text:p>
          </table:table-cell>
          <table:table-cell table:formula="of:=IF([.AB160]/4&lt;0;[.AB160]/4+180;[.AB160]/4-180)" office:value-type="float" office:value="-3.63801919943481">
            <text:p>-3.64</text:p>
          </table:table-cell>
          <table:table-cell table:formula="of:=DEGREES(ACOS(SIN(RADIANS([.$B$2]))*SIN(RADIANS([.T160]))+COS(RADIANS([.$B$2]))*COS(RADIANS([.T160]))*COS(RADIANS([.AC160]))))" office:value-type="float" office:value="20.3461746771861">
            <text:p>20.35</text:p>
          </table:table-cell>
          <table:table-cell table:formula="of:=90-[.AD160]" office:value-type="float" office:value="69.6538253228139">
            <text:p>69.65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0598375535864865">
            <text:p>0.01</text:p>
          </table:table-cell>
          <table:table-cell table:formula="of:=[.AE160]+[.AF160]" office:value-type="float" office:value="69.6598090781726">
            <text:p>69.66</text:p>
          </table:table-cell>
          <table:table-cell table:formula="of:=IF([.AC160]&gt;0;MOD(DEGREES(ACOS(((SIN(RADIANS([.$B$2]))*COS(RADIANS([.AD160])))-SIN(RADIANS([.T160])))/(COS(RADIANS([.$B$2]))*SIN(RADIANS([.AD160])))))+180;360);MOD(540-DEGREES(ACOS(((SIN(RADIANS([.$B$2]))*COS(RADIANS([.AD160])))-SIN(RADIANS([.T160])))/(COS(RADIANS([.$B$2]))*SIN(RADIANS([.AD160])))));360))" office:value-type="float" office:value="170.320296589578">
            <text:p>170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0]+1" office:value-type="date" office:date-value="2010-06-09">
            <text:p>6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1]+2415018.5+[.E161]-[.$B$4]/24" office:value-type="float" office:value="2455357.20833333">
            <text:p>2455357.21</text:p>
          </table:table-cell>
          <table:table-cell table:style-name="ce9" table:formula="of:=([.F161]-2451545)/36525" office:value-type="float" office:value="0.104372575861286">
            <text:p>0.10437258</text:p>
          </table:table-cell>
          <table:table-cell/>
          <table:table-cell table:formula="of:=MOD(280.46646+[.G161]*(36000.76983+[.G161]*0.0003032);360)" office:value-type="float" office:value="77.9595434493385">
            <text:p>77.96</text:p>
          </table:table-cell>
          <table:table-cell table:formula="of:=357.52911+[.G161]*(35999.05029-0.0001537*[.G161])" office:value-type="float" office:value="4114.84271565294">
            <text:p>4114.84</text:p>
          </table:table-cell>
          <table:table-cell table:formula="of:=0.016708634-[.G161]*(0.000042037+0.0001537*[.G161])" office:value-type="float" office:value="0.0167025721383917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798594342730263">
            <text:p>0.8</text:p>
          </table:table-cell>
          <table:table-cell table:formula="of:=[.I161]+[.L161]" office:value-type="float" office:value="78.7581377920688">
            <text:p>78.76</text:p>
          </table:table-cell>
          <table:table-cell table:formula="of:=[.J161]+[.L161]" office:value-type="float" office:value="4115.64130999567">
            <text:p>4115.64</text:p>
          </table:table-cell>
          <table:table-cell table:formula="of:=(1.000001018*(1-[.K161]*[.K161]))/(1+[.K161]*COS(RADIANS([.N161])))" office:value-type="float" office:value="1.01516857310574">
            <text:p>1.02</text:p>
          </table:table-cell>
          <table:table-cell table:formula="of:=[.M161]-0.00569-0.00478*SIN(RADIANS(125.04-1934.136*[.G161]))" office:value-type="float" office:value="78.7571020844806">
            <text:p>78.76</text:p>
          </table:table-cell>
          <table:table-cell table:formula="of:=23+(26+((21.448-[.G161]*(46.815+[.G161]*(0.00059-[.G161]*0.001813))))/60)/60" office:value-type="float" office:value="23.4379338315264">
            <text:p>23.44</text:p>
          </table:table-cell>
          <table:table-cell table:formula="of:=[.Q161]+0.00256*COS(RADIANS(125.04-1934.136*[.G161]))" office:value-type="float" office:value="23.4385170717693">
            <text:p>23.44</text:p>
          </table:table-cell>
          <table:table-cell table:formula="of:=DEGREES(ATAN2(COS(RADIANS([.R161]))*SIN(RADIANS([.P161]));COS(RADIANS([.P161]))))" office:value-type="float" office:value="12.2247986038153">
            <text:p>12.22</text:p>
          </table:table-cell>
          <table:table-cell table:formula="of:=DEGREES(ASIN(SIN(RADIANS([.R161]))*SIN(RADIANS([.P161]))))" office:value-type="float" office:value="22.9626781462339">
            <text:p>22.96</text:p>
          </table:table-cell>
          <table:table-cell table:formula="of:=TAN(RADIANS([.R161]/2))*TAN(RADIANS([.R161]/2))" office:value-type="float" office:value="0.0430316062003195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733320159008119">
            <text:p>0.73</text:p>
          </table:table-cell>
          <table:table-cell table:formula="of:=DEGREES(ACOS(COS(RADIANS(90.833))/COS(RADIANS([.$B$2]))*COS(RADIANS([.T161]))-TAN(RADIANS([.$B$2]))*TAN(RADIANS([.T161]))))" office:value-type="float" office:value="114.419580967842">
            <text:p>114.42</text:p>
          </table:table-cell>
          <table:table-cell table:style-name="ce7" table:formula="of:=(720-4*[.$B$3]-[.V161]+[.$B$4]*60)/1440" office:value-type="float" office:value="0.510240749889578">
            <text:p>12:14:45</text:p>
          </table:table-cell>
          <table:table-cell table:style-name="ce7" table:formula="of:=([.X161]*1440-[.W161]*4)/1440" office:value-type="float" office:value="0.192408580534461">
            <text:p>4:37:04</text:p>
          </table:table-cell>
          <table:table-cell table:style-name="ce7" table:formula="of:=([.X161]*1440+[.W161]*4)/1440" office:value-type="float" office:value="0.828072919244694">
            <text:p>19:52:26</text:p>
          </table:table-cell>
          <table:table-cell table:formula="of:=8*[.W161]" office:value-type="float" office:value="915.356647742736">
            <text:p>915.36</text:p>
          </table:table-cell>
          <table:table-cell table:formula="of:=MOD([.E161]*1440+[.V161]+4*[.$B$3]-60*[.$B$4];1440)" office:value-type="float" office:value="705.253320159008">
            <text:p>705.25</text:p>
          </table:table-cell>
          <table:table-cell table:formula="of:=IF([.AB161]/4&lt;0;[.AB161]/4+180;[.AB161]/4-180)" office:value-type="float" office:value="-3.68666996024797">
            <text:p>-3.69</text:p>
          </table:table-cell>
          <table:table-cell table:formula="of:=DEGREES(ACOS(SIN(RADIANS([.$B$2]))*SIN(RADIANS([.T161]))+COS(RADIANS([.$B$2]))*COS(RADIANS([.T161]))*COS(RADIANS([.AC161]))))" office:value-type="float" office:value="20.2690672040554">
            <text:p>20.27</text:p>
          </table:table-cell>
          <table:table-cell table:formula="of:=90-[.AD161]" office:value-type="float" office:value="69.7309327959446">
            <text:p>69.73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0595907380348544">
            <text:p>0.01</text:p>
          </table:table-cell>
          <table:table-cell table:formula="of:=[.AE161]+[.AF161]" office:value-type="float" office:value="69.7368918697481">
            <text:p>69.74</text:p>
          </table:table-cell>
          <table:table-cell table:formula="of:=IF([.AC161]&gt;0;MOD(DEGREES(ACOS(((SIN(RADIANS([.$B$2]))*COS(RADIANS([.AD161])))-SIN(RADIANS([.T161])))/(COS(RADIANS([.$B$2]))*SIN(RADIANS([.AD161])))))+180;360);MOD(540-DEGREES(ACOS(((SIN(RADIANS([.$B$2]))*COS(RADIANS([.AD161])))-SIN(RADIANS([.T161])))/(COS(RADIANS([.$B$2]))*SIN(RADIANS([.AD161])))));360))" office:value-type="float" office:value="170.159818236">
            <text:p>170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1]+1" office:value-type="date" office:date-value="2010-06-10">
            <text:p>6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2]+2415018.5+[.E162]-[.$B$4]/24" office:value-type="float" office:value="2455358.20833333">
            <text:p>2455358.21</text:p>
          </table:table-cell>
          <table:table-cell table:style-name="ce9" table:formula="of:=([.F162]-2451545)/36525" office:value-type="float" office:value="0.104399954369158">
            <text:p>0.10439995</text:p>
          </table:table-cell>
          <table:table-cell/>
          <table:table-cell table:formula="of:=MOD(280.46646+[.G162]*(36000.76983+[.G162]*0.0003032);360)" office:value-type="float" office:value="78.9451908112355">
            <text:p>78.95</text:p>
          </table:table-cell>
          <table:table-cell table:formula="of:=357.52911+[.G162]*(35999.05029-0.0001537*[.G162])" office:value-type="float" office:value="4115.82831593379">
            <text:p>4115.83</text:p>
          </table:table-cell>
          <table:table-cell table:formula="of:=0.016708634-[.G162]*(0.000042037+0.0001537*[.G162])" office:value-type="float" office:value="0.0167025701089506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769116250467218">
            <text:p>0.77</text:p>
          </table:table-cell>
          <table:table-cell table:formula="of:=[.I162]+[.L162]" office:value-type="float" office:value="79.7143070617028">
            <text:p>79.71</text:p>
          </table:table-cell>
          <table:table-cell table:formula="of:=[.J162]+[.L162]" office:value-type="float" office:value="4116.59743218425">
            <text:p>4116.6</text:p>
          </table:table-cell>
          <table:table-cell table:formula="of:=(1.000001018*(1-[.K162]*[.K162]))/(1+[.K162]*COS(RADIANS([.N162])))" office:value-type="float" office:value="1.01528490112321">
            <text:p>1.02</text:p>
          </table:table-cell>
          <table:table-cell table:formula="of:=[.M162]-0.00569-0.00478*SIN(RADIANS(125.04-1934.136*[.G162]))" office:value-type="float" office:value="79.7132723586169">
            <text:p>79.71</text:p>
          </table:table-cell>
          <table:table-cell table:formula="of:=23+(26+((21.448-[.G162]*(46.815+[.G162]*(0.00059-[.G162]*0.001813))))/60)/60" office:value-type="float" office:value="23.4379334754913">
            <text:p>23.44</text:p>
          </table:table-cell>
          <table:table-cell table:formula="of:=[.Q162]+0.00256*COS(RADIANS(125.04-1934.136*[.G162]))" office:value-type="float" office:value="23.4385144117113">
            <text:p>23.44</text:p>
          </table:table-cell>
          <table:table-cell table:formula="of:=DEGREES(ATAN2(COS(RADIANS([.R162]))*SIN(RADIANS([.P162]));COS(RADIANS([.P162]))))" office:value-type="float" office:value="11.1894296557239">
            <text:p>11.19</text:p>
          </table:table-cell>
          <table:table-cell table:formula="of:=DEGREES(ASIN(SIN(RADIANS([.R162]))*SIN(RADIANS([.P162]))))" office:value-type="float" office:value="23.0398476332871">
            <text:p>23.04</text:p>
          </table:table-cell>
          <table:table-cell table:formula="of:=TAN(RADIANS([.R162]/2))*TAN(RADIANS([.R162]/2))" office:value-type="float" office:value="0.0430315961550939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534762568783542">
            <text:p>0.53</text:p>
          </table:table-cell>
          <table:table-cell table:formula="of:=DEGREES(ACOS(COS(RADIANS(90.833))/COS(RADIANS([.$B$2]))*COS(RADIANS([.T162]))-TAN(RADIANS([.$B$2]))*TAN(RADIANS([.T162]))))" office:value-type="float" office:value="114.512230019152">
            <text:p>114.51</text:p>
          </table:table-cell>
          <table:table-cell table:style-name="ce7" table:formula="of:=(720-4*[.$B$3]-[.V162]+[.$B$4]*60)/1440" office:value-type="float" office:value="0.510378637105011">
            <text:p>12:14:57</text:p>
          </table:table-cell>
          <table:table-cell table:style-name="ce7" table:formula="of:=([.X162]*1440-[.W162]*4)/1440" office:value-type="float" office:value="0.192289109274034">
            <text:p>4:36:54</text:p>
          </table:table-cell>
          <table:table-cell table:style-name="ce7" table:formula="of:=([.X162]*1440+[.W162]*4)/1440" office:value-type="float" office:value="0.82846816493599">
            <text:p>19:53:00</text:p>
          </table:table-cell>
          <table:table-cell table:formula="of:=8*[.W162]" office:value-type="float" office:value="916.097840153217">
            <text:p>916.1</text:p>
          </table:table-cell>
          <table:table-cell table:formula="of:=MOD([.E162]*1440+[.V162]+4*[.$B$3]-60*[.$B$4];1440)" office:value-type="float" office:value="705.054762568784">
            <text:p>705.05</text:p>
          </table:table-cell>
          <table:table-cell table:formula="of:=IF([.AB162]/4&lt;0;[.AB162]/4+180;[.AB162]/4-180)" office:value-type="float" office:value="-3.73630935780412">
            <text:p>-3.74</text:p>
          </table:table-cell>
          <table:table-cell table:formula="of:=DEGREES(ACOS(SIN(RADIANS([.$B$2]))*SIN(RADIANS([.T162]))+COS(RADIANS([.$B$2]))*COS(RADIANS([.T162]))*COS(RADIANS([.AC162]))))" office:value-type="float" office:value="20.1988788367959">
            <text:p>20.2</text:p>
          </table:table-cell>
          <table:table-cell table:formula="of:=90-[.AD162]" office:value-type="float" office:value="69.8011211632041">
            <text:p>69.8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0593662823992053">
            <text:p>0.01</text:p>
          </table:table-cell>
          <table:table-cell table:formula="of:=[.AE162]+[.AF162]" office:value-type="float" office:value="69.807057791444">
            <text:p>69.81</text:p>
          </table:table-cell>
          <table:table-cell table:formula="of:=IF([.AC162]&gt;0;MOD(DEGREES(ACOS(((SIN(RADIANS([.$B$2]))*COS(RADIANS([.AD162])))-SIN(RADIANS([.T162])))/(COS(RADIANS([.$B$2]))*SIN(RADIANS([.AD162])))))+180;360);MOD(540-DEGREES(ACOS(((SIN(RADIANS([.$B$2]))*COS(RADIANS([.AD162])))-SIN(RADIANS([.T162])))/(COS(RADIANS([.$B$2]))*SIN(RADIANS([.AD162])))));360))" office:value-type="float" office:value="169.998402810158">
            <text:p>170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2]+1" office:value-type="date" office:date-value="2010-06-11">
            <text:p>6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3]+2415018.5+[.E163]-[.$B$4]/24" office:value-type="float" office:value="2455359.20833333">
            <text:p>2455359.21</text:p>
          </table:table-cell>
          <table:table-cell table:style-name="ce9" table:formula="of:=([.F163]-2451545)/36525" office:value-type="float" office:value="0.104427332877029">
            <text:p>0.10442733</text:p>
          </table:table-cell>
          <table:table-cell/>
          <table:table-cell table:formula="of:=MOD(280.46646+[.G163]*(36000.76983+[.G163]*0.0003032);360)" office:value-type="float" office:value="79.9308381731335">
            <text:p>79.93</text:p>
          </table:table-cell>
          <table:table-cell table:formula="of:=357.52911+[.G163]*(35999.05029-0.0001537*[.G163])" office:value-type="float" office:value="4116.81391621463">
            <text:p>4116.81</text:p>
          </table:table-cell>
          <table:table-cell table:formula="of:=0.016708634-[.G163]*(0.000042037+0.0001537*[.G163])" office:value-type="float" office:value="0.016702568079279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73942317981544">
            <text:p>0.74</text:p>
          </table:table-cell>
          <table:table-cell table:formula="of:=[.I163]+[.L163]" office:value-type="float" office:value="80.6702613529489">
            <text:p>80.67</text:p>
          </table:table-cell>
          <table:table-cell table:formula="of:=[.J163]+[.L163]" office:value-type="float" office:value="4117.55333939445">
            <text:p>4117.55</text:p>
          </table:table-cell>
          <table:table-cell table:formula="of:=(1.000001018*(1-[.K163]*[.K163]))/(1+[.K163]*COS(RADIANS([.N163])))" office:value-type="float" office:value="1.01539682892439">
            <text:p>1.02</text:p>
          </table:table-cell>
          <table:table-cell table:formula="of:=[.M163]-0.00569-0.00478*SIN(RADIANS(125.04-1934.136*[.G163]))" office:value-type="float" office:value="80.6692276503889">
            <text:p>80.67</text:p>
          </table:table-cell>
          <table:table-cell table:formula="of:=23+(26+((21.448-[.G163]*(46.815+[.G163]*(0.00059-[.G163]*0.001813))))/60)/60" office:value-type="float" office:value="23.4379331194561">
            <text:p>23.44</text:p>
          </table:table-cell>
          <table:table-cell table:formula="of:=[.Q163]+0.00256*COS(RADIANS(125.04-1934.136*[.G163]))" office:value-type="float" office:value="23.4385117511571">
            <text:p>23.44</text:p>
          </table:table-cell>
          <table:table-cell table:formula="of:=DEGREES(ATAN2(COS(RADIANS([.R163]))*SIN(RADIANS([.P163]));COS(RADIANS([.P163]))))" office:value-type="float" office:value="10.1531590046513">
            <text:p>10.15</text:p>
          </table:table-cell>
          <table:table-cell table:formula="of:=DEGREES(ASIN(SIN(RADIANS([.R163]))*SIN(RADIANS([.P163]))))" office:value-type="float" office:value="23.1102562980419">
            <text:p>23.11</text:p>
          </table:table-cell>
          <table:table-cell table:formula="of:=TAN(RADIANS([.R163]/2))*TAN(RADIANS([.R163]/2))" office:value-type="float" office:value="0.0430315861079957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332605633206089">
            <text:p>0.33</text:p>
          </table:table-cell>
          <table:table-cell table:formula="of:=DEGREES(ACOS(COS(RADIANS(90.833))/COS(RADIANS([.$B$2]))*COS(RADIANS([.T163]))-TAN(RADIANS([.$B$2]))*TAN(RADIANS([.T163]))))" office:value-type="float" office:value="114.596913287114">
            <text:p>114.6</text:p>
          </table:table-cell>
          <table:table-cell table:style-name="ce7" table:formula="of:=(720-4*[.$B$3]-[.V163]+[.$B$4]*60)/1440" office:value-type="float" office:value="0.510519023865829">
            <text:p>12:15:09</text:p>
          </table:table-cell>
          <table:table-cell table:style-name="ce7" table:formula="of:=([.X163]*1440-[.W163]*4)/1440" office:value-type="float" office:value="0.192194264734957">
            <text:p>4:36:46</text:p>
          </table:table-cell>
          <table:table-cell table:style-name="ce7" table:formula="of:=([.X163]*1440+[.W163]*4)/1440" office:value-type="float" office:value="0.828843782996701">
            <text:p>19:53:32</text:p>
          </table:table-cell>
          <table:table-cell table:formula="of:=8*[.W163]" office:value-type="float" office:value="916.775306296912">
            <text:p>916.78</text:p>
          </table:table-cell>
          <table:table-cell table:formula="of:=MOD([.E163]*1440+[.V163]+4*[.$B$3]-60*[.$B$4];1440)" office:value-type="float" office:value="704.852605633206">
            <text:p>704.85</text:p>
          </table:table-cell>
          <table:table-cell table:formula="of:=IF([.AB163]/4&lt;0;[.AB163]/4+180;[.AB163]/4-180)" office:value-type="float" office:value="-3.78684859169849">
            <text:p>-3.79</text:p>
          </table:table-cell>
          <table:table-cell table:formula="of:=DEGREES(ACOS(SIN(RADIANS([.$B$2]))*SIN(RADIANS([.T163]))+COS(RADIANS([.$B$2]))*COS(RADIANS([.T163]))*COS(RADIANS([.AC163]))))" office:value-type="float" office:value="20.13562617685">
            <text:p>20.14</text:p>
          </table:table-cell>
          <table:table-cell table:formula="of:=90-[.AD163]" office:value-type="float" office:value="69.86437382315">
            <text:p>69.86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0591641790449668">
            <text:p>0.01</text:p>
          </table:table-cell>
          <table:table-cell table:formula="of:=[.AE163]+[.AF163]" office:value-type="float" office:value="69.8702902410545">
            <text:p>69.87</text:p>
          </table:table-cell>
          <table:table-cell table:formula="of:=IF([.AC163]&gt;0;MOD(DEGREES(ACOS(((SIN(RADIANS([.$B$2]))*COS(RADIANS([.AD163])))-SIN(RADIANS([.T163])))/(COS(RADIANS([.$B$2]))*SIN(RADIANS([.AD163])))))+180;360);MOD(540-DEGREES(ACOS(((SIN(RADIANS([.$B$2]))*COS(RADIANS([.AD163])))-SIN(RADIANS([.T163])))/(COS(RADIANS([.$B$2]))*SIN(RADIANS([.AD163])))));360))" office:value-type="float" office:value="169.836429790402">
            <text:p>169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3]+1" office:value-type="date" office:date-value="2010-06-12">
            <text:p>6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4]+2415018.5+[.E164]-[.$B$4]/24" office:value-type="float" office:value="2455360.20833333">
            <text:p>2455360.21</text:p>
          </table:table-cell>
          <table:table-cell table:style-name="ce9" table:formula="of:=([.F164]-2451545)/36525" office:value-type="float" office:value="0.1044547113849">
            <text:p>0.10445471</text:p>
          </table:table-cell>
          <table:table-cell/>
          <table:table-cell table:formula="of:=MOD(280.46646+[.G164]*(36000.76983+[.G164]*0.0003032);360)" office:value-type="float" office:value="80.9164855350318">
            <text:p>80.92</text:p>
          </table:table-cell>
          <table:table-cell table:formula="of:=357.52911+[.G164]*(35999.05029-0.0001537*[.G164])" office:value-type="float" office:value="4117.79951649548">
            <text:p>4117.8</text:p>
          </table:table-cell>
          <table:table-cell table:formula="of:=0.016708634-[.G164]*(0.000042037+0.0001537*[.G164])" office:value-type="float" office:value="0.016702566049377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70952351511357">
            <text:p>0.71</text:p>
          </table:table-cell>
          <table:table-cell table:formula="of:=[.I164]+[.L164]" office:value-type="float" office:value="81.6260090501454">
            <text:p>81.63</text:p>
          </table:table-cell>
          <table:table-cell table:formula="of:=[.J164]+[.L164]" office:value-type="float" office:value="4118.50904001059">
            <text:p>4118.51</text:p>
          </table:table-cell>
          <table:table-cell table:formula="of:=(1.000001018*(1-[.K164]*[.K164]))/(1+[.K164]*COS(RADIANS([.N164])))" office:value-type="float" office:value="1.0155043263302">
            <text:p>1.02</text:p>
          </table:table-cell>
          <table:table-cell table:formula="of:=[.M164]-0.00569-0.00478*SIN(RADIANS(125.04-1934.136*[.G164]))" office:value-type="float" office:value="81.6249763441339">
            <text:p>81.62</text:p>
          </table:table-cell>
          <table:table-cell table:formula="of:=23+(26+((21.448-[.G164]*(46.815+[.G164]*(0.00059-[.G164]*0.001813))))/60)/60" office:value-type="float" office:value="23.4379327634209">
            <text:p>23.44</text:p>
          </table:table-cell>
          <table:table-cell table:formula="of:=[.Q164]+0.00256*COS(RADIANS(125.04-1934.136*[.G164]))" office:value-type="float" office:value="23.4385090901086">
            <text:p>23.44</text:p>
          </table:table-cell>
          <table:table-cell table:formula="of:=DEGREES(ATAN2(COS(RADIANS([.R164]))*SIN(RADIANS([.P164]));COS(RADIANS([.P164]))))" office:value-type="float" office:value="9.11607757944563">
            <text:p>9.12</text:p>
          </table:table-cell>
          <table:table-cell table:formula="of:=DEGREES(ASIN(SIN(RADIANS([.R164]))*SIN(RADIANS([.P164]))))" office:value-type="float" office:value="23.1738791254186">
            <text:p>23.17</text:p>
          </table:table-cell>
          <table:table-cell table:formula="of:=TAN(RADIANS([.R164]/2))*TAN(RADIANS([.R164]/2))" office:value-type="float" office:value="0.0430315760590324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127211188870313">
            <text:p>0.13</text:p>
          </table:table-cell>
          <table:table-cell table:formula="of:=DEGREES(ACOS(COS(RADIANS(90.833))/COS(RADIANS([.$B$2]))*COS(RADIANS([.T164]))-TAN(RADIANS([.$B$2]))*TAN(RADIANS([.T164]))))" office:value-type="float" office:value="114.673559805412">
            <text:p>114.67</text:p>
          </table:table-cell>
          <table:table-cell table:style-name="ce7" table:formula="of:=(720-4*[.$B$3]-[.V164]+[.$B$4]*60)/1440" office:value-type="float" office:value="0.510661658896618">
            <text:p>12:15:21</text:p>
          </table:table-cell>
          <table:table-cell table:style-name="ce7" table:formula="of:=([.X164]*1440-[.W164]*4)/1440" office:value-type="float" office:value="0.192123992770472">
            <text:p>4:36:40</text:p>
          </table:table-cell>
          <table:table-cell table:style-name="ce7" table:formula="of:=([.X164]*1440+[.W164]*4)/1440" office:value-type="float" office:value="0.829199325022763">
            <text:p>19:54:03</text:p>
          </table:table-cell>
          <table:table-cell table:formula="of:=8*[.W164]" office:value-type="float" office:value="917.388478443299">
            <text:p>917.39</text:p>
          </table:table-cell>
          <table:table-cell table:formula="of:=MOD([.E164]*1440+[.V164]+4*[.$B$3]-60*[.$B$4];1440)" office:value-type="float" office:value="704.64721118887">
            <text:p>704.65</text:p>
          </table:table-cell>
          <table:table-cell table:formula="of:=IF([.AB164]/4&lt;0;[.AB164]/4+180;[.AB164]/4-180)" office:value-type="float" office:value="-3.83819720278242">
            <text:p>-3.84</text:p>
          </table:table-cell>
          <table:table-cell table:formula="of:=DEGREES(ACOS(SIN(RADIANS([.$B$2]))*SIN(RADIANS([.T164]))+COS(RADIANS([.$B$2]))*COS(RADIANS([.T164]))*COS(RADIANS([.AC164]))))" office:value-type="float" office:value="20.079322094613">
            <text:p>20.08</text:p>
          </table:table-cell>
          <table:table-cell table:formula="of:=90-[.AD164]" office:value-type="float" office:value="69.920677905387">
            <text:p>69.92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0589844146571877">
            <text:p>0.01</text:p>
          </table:table-cell>
          <table:table-cell table:formula="of:=[.AE164]+[.AF164]" office:value-type="float" office:value="69.9265763468527">
            <text:p>69.93</text:p>
          </table:table-cell>
          <table:table-cell table:formula="of:=IF([.AC164]&gt;0;MOD(DEGREES(ACOS(((SIN(RADIANS([.$B$2]))*COS(RADIANS([.AD164])))-SIN(RADIANS([.T164])))/(COS(RADIANS([.$B$2]))*SIN(RADIANS([.AD164])))))+180;360);MOD(540-DEGREES(ACOS(((SIN(RADIANS([.$B$2]))*COS(RADIANS([.AD164])))-SIN(RADIANS([.T164])))/(COS(RADIANS([.$B$2]))*SIN(RADIANS([.AD164])))));360))" office:value-type="float" office:value="169.674287138221">
            <text:p>169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4]+1" office:value-type="date" office:date-value="2010-06-13">
            <text:p>6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5]+2415018.5+[.E165]-[.$B$4]/24" office:value-type="float" office:value="2455361.20833333">
            <text:p>2455361.21</text:p>
          </table:table-cell>
          <table:table-cell table:style-name="ce9" table:formula="of:=([.F165]-2451545)/36525" office:value-type="float" office:value="0.104482089892772">
            <text:p>0.10448209</text:p>
          </table:table-cell>
          <table:table-cell/>
          <table:table-cell table:formula="of:=MOD(280.46646+[.G165]*(36000.76983+[.G165]*0.0003032);360)" office:value-type="float" office:value="81.9021328969297">
            <text:p>81.9</text:p>
          </table:table-cell>
          <table:table-cell table:formula="of:=357.52911+[.G165]*(35999.05029-0.0001537*[.G165])" office:value-type="float" office:value="4118.78511677632">
            <text:p>4118.79</text:p>
          </table:table-cell>
          <table:table-cell table:formula="of:=0.016708634-[.G165]*(0.000042037+0.0001537*[.G165])" office:value-type="float" office:value="0.0167025640192446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679425688342459">
            <text:p>0.68</text:p>
          </table:table-cell>
          <table:table-cell table:formula="of:=[.I165]+[.L165]" office:value-type="float" office:value="82.5815585852722">
            <text:p>82.58</text:p>
          </table:table-cell>
          <table:table-cell table:formula="of:=[.J165]+[.L165]" office:value-type="float" office:value="4119.46454246467">
            <text:p>4119.46</text:p>
          </table:table-cell>
          <table:table-cell table:formula="of:=(1.000001018*(1-[.K165]*[.K165]))/(1+[.K165]*COS(RADIANS([.N165])))" office:value-type="float" office:value="1.01560736437533">
            <text:p>1.02</text:p>
          </table:table-cell>
          <table:table-cell table:formula="of:=[.M165]-0.00569-0.00478*SIN(RADIANS(125.04-1934.136*[.G165]))" office:value-type="float" office:value="82.5805268718311">
            <text:p>82.58</text:p>
          </table:table-cell>
          <table:table-cell table:formula="of:=23+(26+((21.448-[.G165]*(46.815+[.G165]*(0.00059-[.G165]*0.001813))))/60)/60" office:value-type="float" office:value="23.4379324073858">
            <text:p>23.44</text:p>
          </table:table-cell>
          <table:table-cell table:formula="of:=[.Q165]+0.00256*COS(RADIANS(125.04-1934.136*[.G165]))" office:value-type="float" office:value="23.4385064285679">
            <text:p>23.44</text:p>
          </table:table-cell>
          <table:table-cell table:formula="of:=DEGREES(ATAN2(COS(RADIANS([.R165]))*SIN(RADIANS([.P165]));COS(RADIANS([.P165]))))" office:value-type="float" office:value="8.07827784848771">
            <text:p>8.08</text:p>
          </table:table-cell>
          <table:table-cell table:formula="of:=DEGREES(ASIN(SIN(RADIANS([.R165]))*SIN(RADIANS([.P165]))))" office:value-type="float" office:value="23.2306937067225">
            <text:p>23.23</text:p>
          </table:table-cell>
          <table:table-cell table:formula="of:=TAN(RADIANS([.R165]/2))*TAN(RADIANS([.R165]/2))" office:value-type="float" office:value="0.0430315660082112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0.0810528851725701">
            <text:p>-0.08</text:p>
          </table:table-cell>
          <table:table-cell table:formula="of:=DEGREES(ACOS(COS(RADIANS(90.833))/COS(RADIANS([.$B$2]))*COS(RADIANS([.T165]))-TAN(RADIANS([.$B$2]))*TAN(RADIANS([.T165]))))" office:value-type="float" office:value="114.742105146334">
            <text:p>114.74</text:p>
          </table:table-cell>
          <table:table-cell table:style-name="ce7" table:formula="of:=(720-4*[.$B$3]-[.V165]+[.$B$4]*60)/1440" office:value-type="float" office:value="0.510806286725814">
            <text:p>12:15:34</text:p>
          </table:table-cell>
          <table:table-cell table:style-name="ce7" table:formula="of:=([.X165]*1440-[.W165]*4)/1440" office:value-type="float" office:value="0.192078216874888">
            <text:p>4:36:36</text:p>
          </table:table-cell>
          <table:table-cell table:style-name="ce7" table:formula="of:=([.X165]*1440+[.W165]*4)/1440" office:value-type="float" office:value="0.829534356576741">
            <text:p>19:54:32</text:p>
          </table:table-cell>
          <table:table-cell table:formula="of:=8*[.W165]" office:value-type="float" office:value="917.936841170669">
            <text:p>917.94</text:p>
          </table:table-cell>
          <table:table-cell table:formula="of:=MOD([.E165]*1440+[.V165]+4*[.$B$3]-60*[.$B$4];1440)" office:value-type="float" office:value="704.438947114828">
            <text:p>704.44</text:p>
          </table:table-cell>
          <table:table-cell table:formula="of:=IF([.AB165]/4&lt;0;[.AB165]/4+180;[.AB165]/4-180)" office:value-type="float" office:value="-3.89026322129314">
            <text:p>-3.89</text:p>
          </table:table-cell>
          <table:table-cell table:formula="of:=DEGREES(ACOS(SIN(RADIANS([.$B$2]))*SIN(RADIANS([.T165]))+COS(RADIANS([.$B$2]))*COS(RADIANS([.T165]))*COS(RADIANS([.AC165]))))" office:value-type="float" office:value="20.0299757007161">
            <text:p>20.03</text:p>
          </table:table-cell>
          <table:table-cell table:formula="of:=90-[.AD165]" office:value-type="float" office:value="69.9700242992839">
            <text:p>69.97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0588269701085543">
            <text:p>0.01</text:p>
          </table:table-cell>
          <table:table-cell table:formula="of:=[.AE165]+[.AF165]" office:value-type="float" office:value="69.9759069962947">
            <text:p>69.98</text:p>
          </table:table-cell>
          <table:table-cell table:formula="of:=IF([.AC165]&gt;0;MOD(DEGREES(ACOS(((SIN(RADIANS([.$B$2]))*COS(RADIANS([.AD165])))-SIN(RADIANS([.T165])))/(COS(RADIANS([.$B$2]))*SIN(RADIANS([.AD165])))))+180;360);MOD(540-DEGREES(ACOS(((SIN(RADIANS([.$B$2]))*COS(RADIANS([.AD165])))-SIN(RADIANS([.T165])))/(COS(RADIANS([.$B$2]))*SIN(RADIANS([.AD165])))));360))" office:value-type="float" office:value="169.512369724558">
            <text:p>169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5]+1" office:value-type="date" office:date-value="2010-06-14">
            <text:p>6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6]+2415018.5+[.E166]-[.$B$4]/24" office:value-type="float" office:value="2455362.20833333">
            <text:p>2455362.21</text:p>
          </table:table-cell>
          <table:table-cell table:style-name="ce9" table:formula="of:=([.F166]-2451545)/36525" office:value-type="float" office:value="0.104509468400643">
            <text:p>0.10450947</text:p>
          </table:table-cell>
          <table:table-cell/>
          <table:table-cell table:formula="of:=MOD(280.46646+[.G166]*(36000.76983+[.G166]*0.0003032);360)" office:value-type="float" office:value="82.887780258829">
            <text:p>82.89</text:p>
          </table:table-cell>
          <table:table-cell table:formula="of:=357.52911+[.G166]*(35999.05029-0.0001537*[.G166])" office:value-type="float" office:value="4119.77071705717">
            <text:p>4119.77</text:p>
          </table:table-cell>
          <table:table-cell table:formula="of:=0.016708634-[.G166]*(0.000042037+0.0001537*[.G166])" office:value-type="float" office:value="0.0167025619888818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649138177102351">
            <text:p>0.65</text:p>
          </table:table-cell>
          <table:table-cell table:formula="of:=[.I166]+[.L166]" office:value-type="float" office:value="83.5369184359314">
            <text:p>83.54</text:p>
          </table:table-cell>
          <table:table-cell table:formula="of:=[.J166]+[.L166]" office:value-type="float" office:value="4120.41985523427">
            <text:p>4120.42</text:p>
          </table:table-cell>
          <table:table-cell table:formula="of:=(1.000001018*(1-[.K166]*[.K166]))/(1+[.K166]*COS(RADIANS([.N166])))" office:value-type="float" office:value="1.01570591531363">
            <text:p>1.02</text:p>
          </table:table-cell>
          <table:table-cell table:formula="of:=[.M166]-0.00569-0.00478*SIN(RADIANS(125.04-1934.136*[.G166]))" office:value-type="float" office:value="83.5358877110817">
            <text:p>83.54</text:p>
          </table:table-cell>
          <table:table-cell table:formula="of:=23+(26+((21.448-[.G166]*(46.815+[.G166]*(0.00059-[.G166]*0.001813))))/60)/60" office:value-type="float" office:value="23.4379320513506">
            <text:p>23.44</text:p>
          </table:table-cell>
          <table:table-cell table:formula="of:=[.Q166]+0.00256*COS(RADIANS(125.04-1934.136*[.G166]))" office:value-type="float" office:value="23.4385037665368">
            <text:p>23.44</text:p>
          </table:table-cell>
          <table:table-cell table:formula="of:=DEGREES(ATAN2(COS(RADIANS([.R166]))*SIN(RADIANS([.P166]));COS(RADIANS([.P166]))))" office:value-type="float" office:value="7.03985366307368">
            <text:p>7.04</text:p>
          </table:table-cell>
          <table:table-cell table:formula="of:=DEGREES(ASIN(SIN(RADIANS([.R166]))*SIN(RADIANS([.P166]))))" office:value-type="float" office:value="23.28068026807">
            <text:p>23.28</text:p>
          </table:table-cell>
          <table:table-cell table:formula="of:=TAN(RADIANS([.R166]/2))*TAN(RADIANS([.R166]/2))" office:value-type="float" office:value="0.0430315559555398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0.291813275859295">
            <text:p>-0.29</text:p>
          </table:table-cell>
          <table:table-cell table:formula="of:=DEGREES(ACOS(COS(RADIANS(90.833))/COS(RADIANS([.$B$2]))*COS(RADIANS([.T166]))-TAN(RADIANS([.$B$2]))*TAN(RADIANS([.T166]))))" office:value-type="float" office:value="114.802491628936">
            <text:p>114.8</text:p>
          </table:table-cell>
          <table:table-cell table:style-name="ce7" table:formula="of:=(720-4*[.$B$3]-[.V166]+[.$B$4]*60)/1440" office:value-type="float" office:value="0.510952648108236">
            <text:p>12:15:46</text:p>
          </table:table-cell>
          <table:table-cell table:style-name="ce7" table:formula="of:=([.X166]*1440-[.W166]*4)/1440" office:value-type="float" office:value="0.192056838027857">
            <text:p>4:36:34</text:p>
          </table:table-cell>
          <table:table-cell table:style-name="ce7" table:formula="of:=([.X166]*1440+[.W166]*4)/1440" office:value-type="float" office:value="0.829848458188614">
            <text:p>19:54:59</text:p>
          </table:table-cell>
          <table:table-cell table:formula="of:=8*[.W166]" office:value-type="float" office:value="918.41993303149">
            <text:p>918.42</text:p>
          </table:table-cell>
          <table:table-cell table:formula="of:=MOD([.E166]*1440+[.V166]+4*[.$B$3]-60*[.$B$4];1440)" office:value-type="float" office:value="704.228186724141">
            <text:p>704.23</text:p>
          </table:table-cell>
          <table:table-cell table:formula="of:=IF([.AB166]/4&lt;0;[.AB166]/4+180;[.AB166]/4-180)" office:value-type="float" office:value="-3.94295331896484">
            <text:p>-3.94</text:p>
          </table:table-cell>
          <table:table-cell table:formula="of:=DEGREES(ACOS(SIN(RADIANS([.$B$2]))*SIN(RADIANS([.T166]))+COS(RADIANS([.$B$2]))*COS(RADIANS([.T166]))*COS(RADIANS([.AC166]))))" office:value-type="float" office:value="19.9875923305597">
            <text:p>19.99</text:p>
          </table:table-cell>
          <table:table-cell table:formula="of:=90-[.AD166]" office:value-type="float" office:value="70.0124076694403">
            <text:p>70.01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0586918203674512">
            <text:p>0.01</text:p>
          </table:table-cell>
          <table:table-cell table:formula="of:=[.AE166]+[.AF166]" office:value-type="float" office:value="70.018276851477">
            <text:p>70.02</text:p>
          </table:table-cell>
          <table:table-cell table:formula="of:=IF([.AC166]&gt;0;MOD(DEGREES(ACOS(((SIN(RADIANS([.$B$2]))*COS(RADIANS([.AD166])))-SIN(RADIANS([.T166])))/(COS(RADIANS([.$B$2]))*SIN(RADIANS([.AD166])))))+180;360);MOD(540-DEGREES(ACOS(((SIN(RADIANS([.$B$2]))*COS(RADIANS([.AD166])))-SIN(RADIANS([.T166])))/(COS(RADIANS([.$B$2]))*SIN(RADIANS([.AD166])))));360))" office:value-type="float" office:value="169.351077685861">
            <text:p>169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6]+1" office:value-type="date" office:date-value="2010-06-15">
            <text:p>6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7]+2415018.5+[.E167]-[.$B$4]/24" office:value-type="float" office:value="2455363.20833333">
            <text:p>2455363.21</text:p>
          </table:table-cell>
          <table:table-cell table:style-name="ce9" table:formula="of:=([.F167]-2451545)/36525" office:value-type="float" office:value="0.104536846908514">
            <text:p>0.10453685</text:p>
          </table:table-cell>
          <table:table-cell/>
          <table:table-cell table:formula="of:=MOD(280.46646+[.G167]*(36000.76983+[.G167]*0.0003032);360)" office:value-type="float" office:value="83.8734276207288">
            <text:p>83.87</text:p>
          </table:table-cell>
          <table:table-cell table:formula="of:=357.52911+[.G167]*(35999.05029-0.0001537*[.G167])" office:value-type="float" office:value="4120.75631733801">
            <text:p>4120.76</text:p>
          </table:table-cell>
          <table:table-cell table:formula="of:=0.016708634-[.G167]*(0.000042037+0.0001537*[.G167])" office:value-type="float" office:value="0.0167025599582885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618669502589278">
            <text:p>0.62</text:p>
          </table:table-cell>
          <table:table-cell table:formula="of:=[.I167]+[.L167]" office:value-type="float" office:value="84.492097123318">
            <text:p>84.49</text:p>
          </table:table-cell>
          <table:table-cell table:formula="of:=[.J167]+[.L167]" office:value-type="float" office:value="4121.3749868406">
            <text:p>4121.37</text:p>
          </table:table-cell>
          <table:table-cell table:formula="of:=(1.000001018*(1-[.K167]*[.K167]))/(1+[.K167]*COS(RADIANS([.N167])))" office:value-type="float" office:value="1.01579995262341">
            <text:p>1.02</text:p>
          </table:table-cell>
          <table:table-cell table:formula="of:=[.M167]-0.00569-0.00478*SIN(RADIANS(125.04-1934.136*[.G167]))" office:value-type="float" office:value="84.4910673830798">
            <text:p>84.49</text:p>
          </table:table-cell>
          <table:table-cell table:formula="of:=23+(26+((21.448-[.G167]*(46.815+[.G167]*(0.00059-[.G167]*0.001813))))/60)/60" office:value-type="float" office:value="23.4379316953154">
            <text:p>23.44</text:p>
          </table:table-cell>
          <table:table-cell table:formula="of:=[.Q167]+0.00256*COS(RADIANS(125.04-1934.136*[.G167]))" office:value-type="float" office:value="23.4385011040174">
            <text:p>23.44</text:p>
          </table:table-cell>
          <table:table-cell table:formula="of:=DEGREES(ATAN2(COS(RADIANS([.R167]))*SIN(RADIANS([.P167]));COS(RADIANS([.P167]))))" office:value-type="float" office:value="6.00090009665881">
            <text:p>6</text:p>
          </table:table-cell>
          <table:table-cell table:formula="of:=DEGREES(ASIN(SIN(RADIANS([.R167]))*SIN(RADIANS([.P167]))))" office:value-type="float" office:value="23.3238216955231">
            <text:p>23.32</text:p>
          </table:table-cell>
          <table:table-cell table:formula="of:=TAN(RADIANS([.R167]/2))*TAN(RADIANS([.R167]/2))" office:value-type="float" office:value="0.0430315459010254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0.504691858972186">
            <text:p>-0.5</text:p>
          </table:table-cell>
          <table:table-cell table:formula="of:=DEGREES(ACOS(COS(RADIANS(90.833))/COS(RADIANS([.$B$2]))*COS(RADIANS([.T167]))-TAN(RADIANS([.$B$2]))*TAN(RADIANS([.T167]))))" office:value-type="float" office:value="114.854668507247">
            <text:p>114.85</text:p>
          </table:table-cell>
          <table:table-cell table:style-name="ce7" table:formula="of:=(720-4*[.$B$3]-[.V167]+[.$B$4]*60)/1440" office:value-type="float" office:value="0.51110048045762">
            <text:p>12:15:59</text:p>
          </table:table-cell>
          <table:table-cell table:style-name="ce7" table:formula="of:=([.X167]*1440-[.W167]*4)/1440" office:value-type="float" office:value="0.192059734604155">
            <text:p>4:36:34</text:p>
          </table:table-cell>
          <table:table-cell table:style-name="ce7" table:formula="of:=([.X167]*1440+[.W167]*4)/1440" office:value-type="float" office:value="0.830141226311084">
            <text:p>19:55:24</text:p>
          </table:table-cell>
          <table:table-cell table:formula="of:=8*[.W167]" office:value-type="float" office:value="918.837348057979">
            <text:p>918.84</text:p>
          </table:table-cell>
          <table:table-cell table:formula="of:=MOD([.E167]*1440+[.V167]+4*[.$B$3]-60*[.$B$4];1440)" office:value-type="float" office:value="704.015308141028">
            <text:p>704.02</text:p>
          </table:table-cell>
          <table:table-cell table:formula="of:=IF([.AB167]/4&lt;0;[.AB167]/4+180;[.AB167]/4-180)" office:value-type="float" office:value="-3.99617296474304">
            <text:p>-4</text:p>
          </table:table-cell>
          <table:table-cell table:formula="of:=DEGREES(ACOS(SIN(RADIANS([.$B$2]))*SIN(RADIANS([.T167]))+COS(RADIANS([.$B$2]))*COS(RADIANS([.T167]))*COS(RADIANS([.AC167]))))" office:value-type="float" office:value="19.9521735424702">
            <text:p>19.95</text:p>
          </table:table-cell>
          <table:table-cell table:formula="of:=90-[.AD167]" office:value-type="float" office:value="70.0478264575298">
            <text:p>70.05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0585789344472081">
            <text:p>0.01</text:p>
          </table:table-cell>
          <table:table-cell table:formula="of:=[.AE167]+[.AF167]" office:value-type="float" office:value="70.0536843509745">
            <text:p>70.05</text:p>
          </table:table-cell>
          <table:table-cell table:formula="of:=IF([.AC167]&gt;0;MOD(DEGREES(ACOS(((SIN(RADIANS([.$B$2]))*COS(RADIANS([.AD167])))-SIN(RADIANS([.T167])))/(COS(RADIANS([.$B$2]))*SIN(RADIANS([.AD167])))))+180;360);MOD(540-DEGREES(ACOS(((SIN(RADIANS([.$B$2]))*COS(RADIANS([.AD167])))-SIN(RADIANS([.T167])))/(COS(RADIANS([.$B$2]))*SIN(RADIANS([.AD167])))));360))" office:value-type="float" office:value="169.19081472331">
            <text:p>169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7]+1" office:value-type="date" office:date-value="2010-06-16">
            <text:p>6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8]+2415018.5+[.E168]-[.$B$4]/24" office:value-type="float" office:value="2455364.20833333">
            <text:p>2455364.21</text:p>
          </table:table-cell>
          <table:table-cell table:style-name="ce9" table:formula="of:=([.F168]-2451545)/36525" office:value-type="float" office:value="0.104564225416386">
            <text:p>0.10456423</text:p>
          </table:table-cell>
          <table:table-cell/>
          <table:table-cell table:formula="of:=MOD(280.46646+[.G168]*(36000.76983+[.G168]*0.0003032);360)" office:value-type="float" office:value="84.859074982629">
            <text:p>84.86</text:p>
          </table:table-cell>
          <table:table-cell table:formula="of:=357.52911+[.G168]*(35999.05029-0.0001537*[.G168])" office:value-type="float" office:value="4121.74191761886">
            <text:p>4121.74</text:p>
          </table:table-cell>
          <table:table-cell table:formula="of:=0.016708634-[.G168]*(0.000042037+0.0001537*[.G168])" office:value-type="float" office:value="0.0167025579274649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588028227571136">
            <text:p>0.59</text:p>
          </table:table-cell>
          <table:table-cell table:formula="of:=[.I168]+[.L168]" office:value-type="float" office:value="85.4471032102001">
            <text:p>85.45</text:p>
          </table:table-cell>
          <table:table-cell table:formula="of:=[.J168]+[.L168]" office:value-type="float" office:value="4122.32994584643">
            <text:p>4122.33</text:p>
          </table:table-cell>
          <table:table-cell table:formula="of:=(1.000001018*(1-[.K168]*[.K168]))/(1+[.K168]*COS(RADIANS([.N168])))" office:value-type="float" office:value="1.01588945101238">
            <text:p>1.02</text:p>
          </table:table-cell>
          <table:table-cell table:formula="of:=[.M168]-0.00569-0.00478*SIN(RADIANS(125.04-1934.136*[.G168]))" office:value-type="float" office:value="85.4460744505927">
            <text:p>85.45</text:p>
          </table:table-cell>
          <table:table-cell table:formula="of:=23+(26+((21.448-[.G168]*(46.815+[.G168]*(0.00059-[.G168]*0.001813))))/60)/60" office:value-type="float" office:value="23.4379313392803">
            <text:p>23.44</text:p>
          </table:table-cell>
          <table:table-cell table:formula="of:=[.Q168]+0.00256*COS(RADIANS(125.04-1934.136*[.G168]))" office:value-type="float" office:value="23.4384984410116">
            <text:p>23.44</text:p>
          </table:table-cell>
          <table:table-cell table:formula="of:=DEGREES(ATAN2(COS(RADIANS([.R168]))*SIN(RADIANS([.P168]));COS(RADIANS([.P168]))))" office:value-type="float" office:value="4.96151328040203">
            <text:p>4.96</text:p>
          </table:table-cell>
          <table:table-cell table:formula="of:=DEGREES(ASIN(SIN(RADIANS([.R168]))*SIN(RADIANS([.P168]))))" office:value-type="float" office:value="23.3601035568329">
            <text:p>23.36</text:p>
          </table:table-cell>
          <table:table-cell table:formula="of:=TAN(RADIANS([.R168]/2))*TAN(RADIANS([.R168]/2))" office:value-type="float" office:value="0.0430315358446757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0.719306334851842">
            <text:p>-0.72</text:p>
          </table:table-cell>
          <table:table-cell table:formula="of:=DEGREES(ACOS(COS(RADIANS(90.833))/COS(RADIANS([.$B$2]))*COS(RADIANS([.T168]))-TAN(RADIANS([.$B$2]))*TAN(RADIANS([.T168]))))" office:value-type="float" office:value="114.898592137244">
            <text:p>114.9</text:p>
          </table:table-cell>
          <table:table-cell table:style-name="ce7" table:formula="of:=(720-4*[.$B$3]-[.V168]+[.$B$4]*60)/1440" office:value-type="float" office:value="0.511249518288092">
            <text:p>12:16:12</text:p>
          </table:table-cell>
          <table:table-cell table:style-name="ce7" table:formula="of:=([.X168]*1440-[.W168]*4)/1440" office:value-type="float" office:value="0.192086762351304">
            <text:p>4:36:36</text:p>
          </table:table-cell>
          <table:table-cell table:style-name="ce7" table:formula="of:=([.X168]*1440+[.W168]*4)/1440" office:value-type="float" office:value="0.830412274224879">
            <text:p>19:55:48</text:p>
          </table:table-cell>
          <table:table-cell table:formula="of:=8*[.W168]" office:value-type="float" office:value="919.188737097948">
            <text:p>919.19</text:p>
          </table:table-cell>
          <table:table-cell table:formula="of:=MOD([.E168]*1440+[.V168]+4*[.$B$3]-60*[.$B$4];1440)" office:value-type="float" office:value="703.800693665148">
            <text:p>703.8</text:p>
          </table:table-cell>
          <table:table-cell table:formula="of:=IF([.AB168]/4&lt;0;[.AB168]/4+180;[.AB168]/4-180)" office:value-type="float" office:value="-4.04982658371296">
            <text:p>-4.05</text:p>
          </table:table-cell>
          <table:table-cell table:formula="of:=DEGREES(ACOS(SIN(RADIANS([.$B$2]))*SIN(RADIANS([.T168]))+COS(RADIANS([.$B$2]))*COS(RADIANS([.T168]))*COS(RADIANS([.AC168]))))" office:value-type="float" office:value="19.9237171297079">
            <text:p>19.92</text:p>
          </table:table-cell>
          <table:table-cell table:formula="of:=90-[.AD168]" office:value-type="float" office:value="70.0762828702921">
            <text:p>70.08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0584882753972581">
            <text:p>0.01</text:p>
          </table:table-cell>
          <table:table-cell table:formula="of:=[.AE168]+[.AF168]" office:value-type="float" office:value="70.0821316978318">
            <text:p>70.08</text:p>
          </table:table-cell>
          <table:table-cell table:formula="of:=IF([.AC168]&gt;0;MOD(DEGREES(ACOS(((SIN(RADIANS([.$B$2]))*COS(RADIANS([.AD168])))-SIN(RADIANS([.T168])))/(COS(RADIANS([.$B$2]))*SIN(RADIANS([.AD168])))))+180;360);MOD(540-DEGREES(ACOS(((SIN(RADIANS([.$B$2]))*COS(RADIANS([.AD168])))-SIN(RADIANS([.T168])))/(COS(RADIANS([.$B$2]))*SIN(RADIANS([.AD168])))));360))" office:value-type="float" office:value="169.031986359609">
            <text:p>169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8]+1" office:value-type="date" office:date-value="2010-06-17">
            <text:p>6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9]+2415018.5+[.E169]-[.$B$4]/24" office:value-type="float" office:value="2455365.20833333">
            <text:p>2455365.21</text:p>
          </table:table-cell>
          <table:table-cell table:style-name="ce9" table:formula="of:=([.F169]-2451545)/36525" office:value-type="float" office:value="0.104591603924257">
            <text:p>0.10459160</text:p>
          </table:table-cell>
          <table:table-cell/>
          <table:table-cell table:formula="of:=MOD(280.46646+[.G169]*(36000.76983+[.G169]*0.0003032);360)" office:value-type="float" office:value="85.8447223445296">
            <text:p>85.84</text:p>
          </table:table-cell>
          <table:table-cell table:formula="of:=357.52911+[.G169]*(35999.05029-0.0001537*[.G169])" office:value-type="float" office:value="4122.72751789971">
            <text:p>4122.73</text:p>
          </table:table-cell>
          <table:table-cell table:formula="of:=0.016708634-[.G169]*(0.000042037+0.0001537*[.G169])" office:value-type="float" office:value="0.0167025558964108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557222954363238">
            <text:p>0.56</text:p>
          </table:table-cell>
          <table:table-cell table:formula="of:=[.I169]+[.L169]" office:value-type="float" office:value="86.4019452988928">
            <text:p>86.4</text:p>
          </table:table-cell>
          <table:table-cell table:formula="of:=[.J169]+[.L169]" office:value-type="float" office:value="4123.28474085407">
            <text:p>4123.28</text:p>
          </table:table-cell>
          <table:table-cell table:formula="of:=(1.000001018*(1-[.K169]*[.K169]))/(1+[.K169]*COS(RADIANS([.N169])))" office:value-type="float" office:value="1.01597438642238">
            <text:p>1.02</text:p>
          </table:table-cell>
          <table:table-cell table:formula="of:=[.M169]-0.00569-0.00478*SIN(RADIANS(125.04-1934.136*[.G169]))" office:value-type="float" office:value="86.4009175159348">
            <text:p>86.4</text:p>
          </table:table-cell>
          <table:table-cell table:formula="of:=23+(26+((21.448-[.G169]*(46.815+[.G169]*(0.00059-[.G169]*0.001813))))/60)/60" office:value-type="float" office:value="23.4379309832451">
            <text:p>23.44</text:p>
          </table:table-cell>
          <table:table-cell table:formula="of:=[.Q169]+0.00256*COS(RADIANS(125.04-1934.136*[.G169]))" office:value-type="float" office:value="23.4384957775214">
            <text:p>23.44</text:p>
          </table:table-cell>
          <table:table-cell table:formula="of:=DEGREES(ATAN2(COS(RADIANS([.R169]))*SIN(RADIANS([.P169]));COS(RADIANS([.P169]))))" office:value-type="float" office:value="3.92179023550874">
            <text:p>3.92</text:p>
          </table:table-cell>
          <table:table-cell table:formula="of:=DEGREES(ASIN(SIN(RADIANS([.R169]))*SIN(RADIANS([.P169]))))" office:value-type="float" office:value="23.3895141196995">
            <text:p>23.39</text:p>
          </table:table-cell>
          <table:table-cell table:formula="of:=TAN(RADIANS([.R169]/2))*TAN(RADIANS([.R169]/2))" office:value-type="float" office:value="0.0430315257864979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0.935270875340728">
            <text:p>-0.94</text:p>
          </table:table-cell>
          <table:table-cell table:formula="of:=DEGREES(ACOS(COS(RADIANS(90.833))/COS(RADIANS([.$B$2]))*COS(RADIANS([.T169]))-TAN(RADIANS([.$B$2]))*TAN(RADIANS([.T169]))))" office:value-type="float" office:value="114.934226121499">
            <text:p>114.93</text:p>
          </table:table-cell>
          <table:table-cell table:style-name="ce7" table:formula="of:=(720-4*[.$B$3]-[.V169]+[.$B$4]*60)/1440" office:value-type="float" office:value="0.511399493663431">
            <text:p>12:16:25</text:p>
          </table:table-cell>
          <table:table-cell table:style-name="ce7" table:formula="of:=([.X169]*1440-[.W169]*4)/1440" office:value-type="float" office:value="0.192137754437045">
            <text:p>4:36:41</text:p>
          </table:table-cell>
          <table:table-cell table:style-name="ce7" table:formula="of:=([.X169]*1440+[.W169]*4)/1440" office:value-type="float" office:value="0.830661232889817">
            <text:p>19:56:09</text:p>
          </table:table-cell>
          <table:table-cell table:formula="of:=8*[.W169]" office:value-type="float" office:value="919.473808971993">
            <text:p>919.47</text:p>
          </table:table-cell>
          <table:table-cell table:formula="of:=MOD([.E169]*1440+[.V169]+4*[.$B$3]-60*[.$B$4];1440)" office:value-type="float" office:value="703.584729124659">
            <text:p>703.58</text:p>
          </table:table-cell>
          <table:table-cell table:formula="of:=IF([.AB169]/4&lt;0;[.AB169]/4+180;[.AB169]/4-180)" office:value-type="float" office:value="-4.10381771883519">
            <text:p>-4.1</text:p>
          </table:table-cell>
          <table:table-cell table:formula="of:=DEGREES(ACOS(SIN(RADIANS([.$B$2]))*SIN(RADIANS([.T169]))+COS(RADIANS([.$B$2]))*COS(RADIANS([.T169]))*COS(RADIANS([.AC169]))))" office:value-type="float" office:value="19.9022171464069">
            <text:p>19.9</text:p>
          </table:table-cell>
          <table:table-cell table:formula="of:=90-[.AD169]" office:value-type="float" office:value="70.0977828535931">
            <text:p>70.1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0584198003365259">
            <text:p>0.01</text:p>
          </table:table-cell>
          <table:table-cell table:formula="of:=[.AE169]+[.AF169]" office:value-type="float" office:value="70.1036248336268">
            <text:p>70.1</text:p>
          </table:table-cell>
          <table:table-cell table:formula="of:=IF([.AC169]&gt;0;MOD(DEGREES(ACOS(((SIN(RADIANS([.$B$2]))*COS(RADIANS([.AD169])))-SIN(RADIANS([.T169])))/(COS(RADIANS([.$B$2]))*SIN(RADIANS([.AD169])))))+180;360);MOD(540-DEGREES(ACOS(((SIN(RADIANS([.$B$2]))*COS(RADIANS([.AD169])))-SIN(RADIANS([.T169])))/(COS(RADIANS([.$B$2]))*SIN(RADIANS([.AD169])))));360))" office:value-type="float" office:value="168.874998168452">
            <text:p>168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9]+1" office:value-type="date" office:date-value="2010-06-18">
            <text:p>6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0]+2415018.5+[.E170]-[.$B$4]/24" office:value-type="float" office:value="2455366.20833333">
            <text:p>2455366.21</text:p>
          </table:table-cell>
          <table:table-cell table:style-name="ce9" table:formula="of:=([.F170]-2451545)/36525" office:value-type="float" office:value="0.104618982432128">
            <text:p>0.10461898</text:p>
          </table:table-cell>
          <table:table-cell/>
          <table:table-cell table:formula="of:=MOD(280.46646+[.G170]*(36000.76983+[.G170]*0.0003032);360)" office:value-type="float" office:value="86.8303697064303">
            <text:p>86.83</text:p>
          </table:table-cell>
          <table:table-cell table:formula="of:=357.52911+[.G170]*(35999.05029-0.0001537*[.G170])" office:value-type="float" office:value="4123.71311818055">
            <text:p>4123.71</text:p>
          </table:table-cell>
          <table:table-cell table:formula="of:=0.016708634-[.G170]*(0.000042037+0.0001537*[.G170])" office:value-type="float" office:value="0.0167025538651262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526262322803851">
            <text:p>0.53</text:p>
          </table:table-cell>
          <table:table-cell table:formula="of:=[.I170]+[.L170]" office:value-type="float" office:value="87.3566320292341">
            <text:p>87.36</text:p>
          </table:table-cell>
          <table:table-cell table:formula="of:=[.J170]+[.L170]" office:value-type="float" office:value="4124.23938050335">
            <text:p>4124.24</text:p>
          </table:table-cell>
          <table:table-cell table:formula="of:=(1.000001018*(1-[.K170]*[.K170]))/(1+[.K170]*COS(RADIANS([.N170])))" office:value-type="float" office:value="1.01605473603389">
            <text:p>1.02</text:p>
          </table:table-cell>
          <table:table-cell table:formula="of:=[.M170]-0.00569-0.00478*SIN(RADIANS(125.04-1934.136*[.G170]))" office:value-type="float" office:value="87.355605218943">
            <text:p>87.36</text:p>
          </table:table-cell>
          <table:table-cell table:formula="of:=23+(26+((21.448-[.G170]*(46.815+[.G170]*(0.00059-[.G170]*0.001813))))/60)/60" office:value-type="float" office:value="23.43793062721">
            <text:p>23.44</text:p>
          </table:table-cell>
          <table:table-cell table:formula="of:=[.Q170]+0.00256*COS(RADIANS(125.04-1934.136*[.G170]))" office:value-type="float" office:value="23.4384931135487">
            <text:p>23.44</text:p>
          </table:table-cell>
          <table:table-cell table:formula="of:=DEGREES(ATAN2(COS(RADIANS([.R170]))*SIN(RADIANS([.P170]));COS(RADIANS([.P170]))))" office:value-type="float" office:value="2.88182870286618">
            <text:p>2.88</text:p>
          </table:table-cell>
          <table:table-cell table:formula="of:=DEGREES(ASIN(SIN(RADIANS([.R170]))*SIN(RADIANS([.P170]))))" office:value-type="float" office:value="23.4120443664735">
            <text:p>23.41</text:p>
          </table:table-cell>
          <table:table-cell table:formula="of:=TAN(RADIANS([.R170]/2))*TAN(RADIANS([.R170]/2))" office:value-type="float" office:value="0.0430315157264996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.15219678029678">
            <text:p>-1.15</text:p>
          </table:table-cell>
          <table:table-cell table:formula="of:=DEGREES(ACOS(COS(RADIANS(90.833))/COS(RADIANS([.$B$2]))*COS(RADIANS([.T170]))-TAN(RADIANS([.$B$2]))*TAN(RADIANS([.T170]))))" office:value-type="float" office:value="114.961541430525">
            <text:p>114.96</text:p>
          </table:table-cell>
          <table:table-cell table:style-name="ce7" table:formula="of:=(720-4*[.$B$3]-[.V170]+[.$B$4]*60)/1440" office:value-type="float" office:value="0.511550136652984">
            <text:p>12:16:38</text:p>
          </table:table-cell>
          <table:table-cell table:style-name="ce7" table:formula="of:=([.X170]*1440-[.W170]*4)/1440" office:value-type="float" office:value="0.192212521568194">
            <text:p>4:36:47</text:p>
          </table:table-cell>
          <table:table-cell table:style-name="ce7" table:formula="of:=([.X170]*1440+[.W170]*4)/1440" office:value-type="float" office:value="0.830887751737774">
            <text:p>19:56:29</text:p>
          </table:table-cell>
          <table:table-cell table:formula="of:=8*[.W170]" office:value-type="float" office:value="919.692331444196">
            <text:p>919.69</text:p>
          </table:table-cell>
          <table:table-cell table:formula="of:=MOD([.E170]*1440+[.V170]+4*[.$B$3]-60*[.$B$4];1440)" office:value-type="float" office:value="703.367803219703">
            <text:p>703.37</text:p>
          </table:table-cell>
          <table:table-cell table:formula="of:=IF([.AB170]/4&lt;0;[.AB170]/4+180;[.AB170]/4-180)" office:value-type="float" office:value="-4.1580491950742">
            <text:p>-4.16</text:p>
          </table:table-cell>
          <table:table-cell table:formula="of:=DEGREES(ACOS(SIN(RADIANS([.$B$2]))*SIN(RADIANS([.T170]))+COS(RADIANS([.$B$2]))*COS(RADIANS([.T170]))*COS(RADIANS([.AC170]))))" office:value-type="float" office:value="19.8876639473753">
            <text:p>19.89</text:p>
          </table:table-cell>
          <table:table-cell table:formula="of:=90-[.AD170]" office:value-type="float" office:value="70.1123360526247">
            <text:p>70.11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0583734605289236">
            <text:p>0.01</text:p>
          </table:table-cell>
          <table:table-cell table:formula="of:=[.AE170]+[.AF170]" office:value-type="float" office:value="70.1181733986776">
            <text:p>70.12</text:p>
          </table:table-cell>
          <table:table-cell table:formula="of:=IF([.AC170]&gt;0;MOD(DEGREES(ACOS(((SIN(RADIANS([.$B$2]))*COS(RADIANS([.AD170])))-SIN(RADIANS([.T170])))/(COS(RADIANS([.$B$2]))*SIN(RADIANS([.AD170])))))+180;360);MOD(540-DEGREES(ACOS(((SIN(RADIANS([.$B$2]))*COS(RADIANS([.AD170])))-SIN(RADIANS([.T170])))/(COS(RADIANS([.$B$2]))*SIN(RADIANS([.AD170])))));360))" office:value-type="float" office:value="168.720253992261">
            <text:p>168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0]+1" office:value-type="date" office:date-value="2010-06-19">
            <text:p>6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1]+2415018.5+[.E171]-[.$B$4]/24" office:value-type="float" office:value="2455367.20833333">
            <text:p>2455367.21</text:p>
          </table:table-cell>
          <table:table-cell table:style-name="ce9" table:formula="of:=([.F171]-2451545)/36525" office:value-type="float" office:value="0.10464636094">
            <text:p>0.10464636</text:p>
          </table:table-cell>
          <table:table-cell/>
          <table:table-cell table:formula="of:=MOD(280.46646+[.G171]*(36000.76983+[.G171]*0.0003032);360)" office:value-type="float" office:value="87.8160170683318">
            <text:p>87.82</text:p>
          </table:table-cell>
          <table:table-cell table:formula="of:=357.52911+[.G171]*(35999.05029-0.0001537*[.G171])" office:value-type="float" office:value="4124.69871846139">
            <text:p>4124.7</text:p>
          </table:table-cell>
          <table:table-cell table:formula="of:=0.016708634-[.G171]*(0.000042037+0.0001537*[.G171])" office:value-type="float" office:value="0.0167025518336113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495155008228839">
            <text:p>0.5</text:p>
          </table:table-cell>
          <table:table-cell table:formula="of:=[.I171]+[.L171]" office:value-type="float" office:value="88.3111720765606">
            <text:p>88.31</text:p>
          </table:table-cell>
          <table:table-cell table:formula="of:=[.J171]+[.L171]" office:value-type="float" office:value="4125.19387346962">
            <text:p>4125.19</text:p>
          </table:table-cell>
          <table:table-cell table:formula="of:=(1.000001018*(1-[.K171]*[.K171]))/(1+[.K171]*COS(RADIANS([.N171])))" office:value-type="float" office:value="1.01613047827022">
            <text:p>1.02</text:p>
          </table:table-cell>
          <table:table-cell table:formula="of:=[.M171]-0.00569-0.00478*SIN(RADIANS(125.04-1934.136*[.G171]))" office:value-type="float" office:value="88.3101462349533">
            <text:p>88.31</text:p>
          </table:table-cell>
          <table:table-cell table:formula="of:=23+(26+((21.448-[.G171]*(46.815+[.G171]*(0.00059-[.G171]*0.001813))))/60)/60" office:value-type="float" office:value="23.4379302711748">
            <text:p>23.44</text:p>
          </table:table-cell>
          <table:table-cell table:formula="of:=[.Q171]+0.00256*COS(RADIANS(125.04-1934.136*[.G171]))" office:value-type="float" office:value="23.4384904490956">
            <text:p>23.44</text:p>
          </table:table-cell>
          <table:table-cell table:formula="of:=DEGREES(ATAN2(COS(RADIANS([.R171]))*SIN(RADIANS([.P171]));COS(RADIANS([.P171]))))" office:value-type="float" office:value="1.84172697048762">
            <text:p>1.84</text:p>
          </table:table-cell>
          <table:table-cell table:formula="of:=DEGREES(ASIN(SIN(RADIANS([.R171]))*SIN(RADIANS([.P171]))))" office:value-type="float" office:value="23.4276880052351">
            <text:p>23.43</text:p>
          </table:table-cell>
          <table:table-cell table:formula="of:=TAN(RADIANS([.R171]/2))*TAN(RADIANS([.R171]/2))" office:value-type="float" office:value="0.0430315056646881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.36969314196958">
            <text:p>-1.37</text:p>
          </table:table-cell>
          <table:table-cell table:formula="of:=DEGREES(ACOS(COS(RADIANS(90.833))/COS(RADIANS([.$B$2]))*COS(RADIANS([.T171]))-TAN(RADIANS([.$B$2]))*TAN(RADIANS([.T171]))))" office:value-type="float" office:value="114.98051649997">
            <text:p>114.98</text:p>
          </table:table-cell>
          <table:table-cell table:style-name="ce7" table:formula="of:=(720-4*[.$B$3]-[.V171]+[.$B$4]*60)/1440" office:value-type="float" office:value="0.511701175793034">
            <text:p>12:16:51</text:p>
          </table:table-cell>
          <table:table-cell table:style-name="ce7" table:formula="of:=([.X171]*1440-[.W171]*4)/1440" office:value-type="float" office:value="0.192310852182008">
            <text:p>4:36:56</text:p>
          </table:table-cell>
          <table:table-cell table:style-name="ce7" table:formula="of:=([.X171]*1440+[.W171]*4)/1440" office:value-type="float" office:value="0.831091499404061">
            <text:p>19:56:46</text:p>
          </table:table-cell>
          <table:table-cell table:formula="of:=8*[.W171]" office:value-type="float" office:value="919.844131999757">
            <text:p>919.84</text:p>
          </table:table-cell>
          <table:table-cell table:formula="of:=MOD([.E171]*1440+[.V171]+4*[.$B$3]-60*[.$B$4];1440)" office:value-type="float" office:value="703.15030685803">
            <text:p>703.15</text:p>
          </table:table-cell>
          <table:table-cell table:formula="of:=IF([.AB171]/4&lt;0;[.AB171]/4+180;[.AB171]/4-180)" office:value-type="float" office:value="-4.21242328549241">
            <text:p>-4.21</text:p>
          </table:table-cell>
          <table:table-cell table:formula="of:=DEGREES(ACOS(SIN(RADIANS([.$B$2]))*SIN(RADIANS([.T171]))+COS(RADIANS([.$B$2]))*COS(RADIANS([.T171]))*COS(RADIANS([.AC171]))))" office:value-type="float" office:value="19.8800442415313">
            <text:p>19.88</text:p>
          </table:table-cell>
          <table:table-cell table:formula="of:=90-[.AD171]" office:value-type="float" office:value="70.1199557584687">
            <text:p>70.12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0583492015004058">
            <text:p>0.01</text:p>
          </table:table-cell>
          <table:table-cell table:formula="of:=[.AE171]+[.AF171]" office:value-type="float" office:value="70.1257906786187">
            <text:p>70.13</text:p>
          </table:table-cell>
          <table:table-cell table:formula="of:=IF([.AC171]&gt;0;MOD(DEGREES(ACOS(((SIN(RADIANS([.$B$2]))*COS(RADIANS([.AD171])))-SIN(RADIANS([.T171])))/(COS(RADIANS([.$B$2]))*SIN(RADIANS([.AD171])))))+180;360);MOD(540-DEGREES(ACOS(((SIN(RADIANS([.$B$2]))*COS(RADIANS([.AD171])))-SIN(RADIANS([.T171])))/(COS(RADIANS([.$B$2]))*SIN(RADIANS([.AD171])))));360))" office:value-type="float" office:value="168.568154164031">
            <text:p>168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1]+1" office:value-type="date" office:date-value="2010-06-20">
            <text:p>6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2]+2415018.5+[.E172]-[.$B$4]/24" office:value-type="float" office:value="2455368.20833333">
            <text:p>2455368.21</text:p>
          </table:table-cell>
          <table:table-cell table:style-name="ce9" table:formula="of:=([.F172]-2451545)/36525" office:value-type="float" office:value="0.104673739447871">
            <text:p>0.10467374</text:p>
          </table:table-cell>
          <table:table-cell/>
          <table:table-cell table:formula="of:=MOD(280.46646+[.G172]*(36000.76983+[.G172]*0.0003032);360)" office:value-type="float" office:value="88.8016644302338">
            <text:p>88.8</text:p>
          </table:table-cell>
          <table:table-cell table:formula="of:=357.52911+[.G172]*(35999.05029-0.0001537*[.G172])" office:value-type="float" office:value="4125.68431874224">
            <text:p>4125.68</text:p>
          </table:table-cell>
          <table:table-cell table:formula="of:=0.016708634-[.G172]*(0.000042037+0.0001537*[.G172])" office:value-type="float" office:value="0.0167025498018659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463909719446803">
            <text:p>0.46</text:p>
          </table:table-cell>
          <table:table-cell table:formula="of:=[.I172]+[.L172]" office:value-type="float" office:value="89.2655741496806">
            <text:p>89.27</text:p>
          </table:table-cell>
          <table:table-cell table:formula="of:=[.J172]+[.L172]" office:value-type="float" office:value="4126.14822846168">
            <text:p>4126.15</text:p>
          </table:table-cell>
          <table:table-cell table:formula="of:=(1.000001018*(1-[.K172]*[.K172]))/(1+[.K172]*COS(RADIANS([.N172])))" office:value-type="float" office:value="1.01620159280155">
            <text:p>1.02</text:p>
          </table:table-cell>
          <table:table-cell table:formula="of:=[.M172]-0.00569-0.00478*SIN(RADIANS(125.04-1934.136*[.G172]))" office:value-type="float" office:value="89.264549272773">
            <text:p>89.26</text:p>
          </table:table-cell>
          <table:table-cell table:formula="of:=23+(26+((21.448-[.G172]*(46.815+[.G172]*(0.00059-[.G172]*0.001813))))/60)/60" office:value-type="float" office:value="23.4379299151396">
            <text:p>23.44</text:p>
          </table:table-cell>
          <table:table-cell table:formula="of:=[.Q172]+0.00256*COS(RADIANS(125.04-1934.136*[.G172]))" office:value-type="float" office:value="23.438487784164">
            <text:p>23.44</text:p>
          </table:table-cell>
          <table:table-cell table:formula="of:=DEGREES(ATAN2(COS(RADIANS([.R172]))*SIN(RADIANS([.P172]));COS(RADIANS([.P172]))))" office:value-type="float" office:value="0.80158369930128">
            <text:p>0.8</text:p>
          </table:table-cell>
          <table:table-cell table:formula="of:=DEGREES(ASIN(SIN(RADIANS([.R172]))*SIN(RADIANS([.P172]))))" office:value-type="float" office:value="23.4364414772027">
            <text:p>23.44</text:p>
          </table:table-cell>
          <table:table-cell table:formula="of:=TAN(RADIANS([.R172]/2))*TAN(RADIANS([.R172]/2))" office:value-type="float" office:value="0.0430314956010711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.58736751550523">
            <text:p>-1.59</text:p>
          </table:table-cell>
          <table:table-cell table:formula="of:=DEGREES(ACOS(COS(RADIANS(90.833))/COS(RADIANS([.$B$2]))*COS(RADIANS([.T172]))-TAN(RADIANS([.$B$2]))*TAN(RADIANS([.T172]))))" office:value-type="float" office:value="114.991137303022">
            <text:p>114.99</text:p>
          </table:table-cell>
          <table:table-cell table:style-name="ce7" table:formula="of:=(720-4*[.$B$3]-[.V172]+[.$B$4]*60)/1440" office:value-type="float" office:value="0.511852338552434">
            <text:p>12:17:04</text:p>
          </table:table-cell>
          <table:table-cell table:style-name="ce7" table:formula="of:=([.X172]*1440-[.W172]*4)/1440" office:value-type="float" office:value="0.192432512710706">
            <text:p>4:37:06</text:p>
          </table:table-cell>
          <table:table-cell table:style-name="ce7" table:formula="of:=([.X172]*1440+[.W172]*4)/1440" office:value-type="float" office:value="0.831272164394163">
            <text:p>19:57:02</text:p>
          </table:table-cell>
          <table:table-cell table:formula="of:=8*[.W172]" office:value-type="float" office:value="919.929098424178">
            <text:p>919.93</text:p>
          </table:table-cell>
          <table:table-cell table:formula="of:=MOD([.E172]*1440+[.V172]+4*[.$B$3]-60*[.$B$4];1440)" office:value-type="float" office:value="702.932632484495">
            <text:p>702.93</text:p>
          </table:table-cell>
          <table:table-cell table:formula="of:=IF([.AB172]/4&lt;0;[.AB172]/4+180;[.AB172]/4-180)" office:value-type="float" office:value="-4.26684187887631">
            <text:p>-4.27</text:p>
          </table:table-cell>
          <table:table-cell table:formula="of:=DEGREES(ACOS(SIN(RADIANS([.$B$2]))*SIN(RADIANS([.T172]))+COS(RADIANS([.$B$2]))*COS(RADIANS([.T172]))*COS(RADIANS([.AC172]))))" office:value-type="float" office:value="19.8793411586006">
            <text:p>19.88</text:p>
          </table:table-cell>
          <table:table-cell table:formula="of:=90-[.AD172]" office:value-type="float" office:value="70.1206588413994">
            <text:p>70.12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0583469631966066">
            <text:p>0.01</text:p>
          </table:table-cell>
          <table:table-cell table:formula="of:=[.AE172]+[.AF172]" office:value-type="float" office:value="70.126493537719">
            <text:p>70.13</text:p>
          </table:table-cell>
          <table:table-cell table:formula="of:=IF([.AC172]&gt;0;MOD(DEGREES(ACOS(((SIN(RADIANS([.$B$2]))*COS(RADIANS([.AD172])))-SIN(RADIANS([.T172])))/(COS(RADIANS([.$B$2]))*SIN(RADIANS([.AD172])))))+180;360);MOD(540-DEGREES(ACOS(((SIN(RADIANS([.$B$2]))*COS(RADIANS([.AD172])))-SIN(RADIANS([.T172])))/(COS(RADIANS([.$B$2]))*SIN(RADIANS([.AD172])))));360))" office:value-type="float" office:value="168.419093749094">
            <text:p>168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2]+1" office:value-type="date" office:date-value="2010-06-21">
            <text:p>6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3]+2415018.5+[.E173]-[.$B$4]/24" office:value-type="float" office:value="2455369.20833333">
            <text:p>2455369.21</text:p>
          </table:table-cell>
          <table:table-cell table:style-name="ce9" table:formula="of:=([.F173]-2451545)/36525" office:value-type="float" office:value="0.104701117955742">
            <text:p>0.10470112</text:p>
          </table:table-cell>
          <table:table-cell/>
          <table:table-cell table:formula="of:=MOD(280.46646+[.G173]*(36000.76983+[.G173]*0.0003032);360)" office:value-type="float" office:value="89.7873117921363">
            <text:p>89.79</text:p>
          </table:table-cell>
          <table:table-cell table:formula="of:=357.52911+[.G173]*(35999.05029-0.0001537*[.G173])" office:value-type="float" office:value="4126.66991902308">
            <text:p>4126.67</text:p>
          </table:table-cell>
          <table:table-cell table:formula="of:=0.016708634-[.G173]*(0.000042037+0.0001537*[.G173])" office:value-type="float" office:value="0.0167025477698901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432535196713231">
            <text:p>0.43</text:p>
          </table:table-cell>
          <table:table-cell table:formula="of:=[.I173]+[.L173]" office:value-type="float" office:value="90.2198469888495">
            <text:p>90.22</text:p>
          </table:table-cell>
          <table:table-cell table:formula="of:=[.J173]+[.L173]" office:value-type="float" office:value="4127.1024542198">
            <text:p>4127.1</text:p>
          </table:table-cell>
          <table:table-cell table:formula="of:=(1.000001018*(1-[.K173]*[.K173]))/(1+[.K173]*COS(RADIANS([.N173])))" office:value-type="float" office:value="1.01626806054871">
            <text:p>1.02</text:p>
          </table:table-cell>
          <table:table-cell table:formula="of:=[.M173]-0.00569-0.00478*SIN(RADIANS(125.04-1934.136*[.G173]))" office:value-type="float" office:value="90.2188230726568">
            <text:p>90.22</text:p>
          </table:table-cell>
          <table:table-cell table:formula="of:=23+(26+((21.448-[.G173]*(46.815+[.G173]*(0.00059-[.G173]*0.001813))))/60)/60" office:value-type="float" office:value="23.4379295591045">
            <text:p>23.44</text:p>
          </table:table-cell>
          <table:table-cell table:formula="of:=[.Q173]+0.00256*COS(RADIANS(125.04-1934.136*[.G173]))" office:value-type="float" office:value="23.4384851187559">
            <text:p>23.44</text:p>
          </table:table-cell>
          <table:table-cell table:formula="of:=DEGREES(ATAN2(COS(RADIANS([.R173]))*SIN(RADIANS([.P173]));COS(RADIANS([.P173]))))" office:value-type="float" office:value="-0.23850225218416">
            <text:p>-0.24</text:p>
          </table:table-cell>
          <table:table-cell table:formula="of:=DEGREES(ASIN(SIN(RADIANS([.R173]))*SIN(RADIANS([.P173]))))" office:value-type="float" office:value="23.4383039604351">
            <text:p>23.44</text:p>
          </table:table-cell>
          <table:table-cell table:formula="of:=TAN(RADIANS([.R173]/2))*TAN(RADIANS([.R173]/2))" office:value-type="float" office:value="0.0430314855356557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.80482659381323">
            <text:p>-1.8</text:p>
          </table:table-cell>
          <table:table-cell table:formula="of:=DEGREES(ACOS(COS(RADIANS(90.833))/COS(RADIANS([.$B$2]))*COS(RADIANS([.T173]))-TAN(RADIANS([.$B$2]))*TAN(RADIANS([.T173]))))" office:value-type="float" office:value="114.993397397507">
            <text:p>114.99</text:p>
          </table:table-cell>
          <table:table-cell table:style-name="ce7" table:formula="of:=(720-4*[.$B$3]-[.V173]+[.$B$4]*60)/1440" office:value-type="float" office:value="0.512003351801259">
            <text:p>12:17:17</text:p>
          </table:table-cell>
          <table:table-cell table:style-name="ce7" table:formula="of:=([.X173]*1440-[.W173]*4)/1440" office:value-type="float" office:value="0.192577247919295">
            <text:p>4:37:19</text:p>
          </table:table-cell>
          <table:table-cell table:style-name="ce7" table:formula="of:=([.X173]*1440+[.W173]*4)/1440" office:value-type="float" office:value="0.831429455683224">
            <text:p>19:57:16</text:p>
          </table:table-cell>
          <table:table-cell table:formula="of:=8*[.W173]" office:value-type="float" office:value="919.947179180058">
            <text:p>919.95</text:p>
          </table:table-cell>
          <table:table-cell table:formula="of:=MOD([.E173]*1440+[.V173]+4*[.$B$3]-60*[.$B$4];1440)" office:value-type="float" office:value="702.715173406187">
            <text:p>702.72</text:p>
          </table:table-cell>
          <table:table-cell table:formula="of:=IF([.AB173]/4&lt;0;[.AB173]/4+180;[.AB173]/4-180)" office:value-type="float" office:value="-4.32120664845331">
            <text:p>-4.32</text:p>
          </table:table-cell>
          <table:table-cell table:formula="of:=DEGREES(ACOS(SIN(RADIANS([.$B$2]))*SIN(RADIANS([.T173]))+COS(RADIANS([.$B$2]))*COS(RADIANS([.T173]))*COS(RADIANS([.AC173]))))" office:value-type="float" office:value="19.8855343285551">
            <text:p>19.89</text:p>
          </table:table-cell>
          <table:table-cell table:formula="of:=90-[.AD173]" office:value-type="float" office:value="70.1144656714449">
            <text:p>70.11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058366680179668">
            <text:p>0.01</text:p>
          </table:table-cell>
          <table:table-cell table:formula="of:=[.AE173]+[.AF173]" office:value-type="float" office:value="70.1203023394628">
            <text:p>70.12</text:p>
          </table:table-cell>
          <table:table-cell table:formula="of:=IF([.AC173]&gt;0;MOD(DEGREES(ACOS(((SIN(RADIANS([.$B$2]))*COS(RADIANS([.AD173])))-SIN(RADIANS([.T173])))/(COS(RADIANS([.$B$2]))*SIN(RADIANS([.AD173])))))+180;360);MOD(540-DEGREES(ACOS(((SIN(RADIANS([.$B$2]))*COS(RADIANS([.AD173])))-SIN(RADIANS([.T173])))/(COS(RADIANS([.$B$2]))*SIN(RADIANS([.AD173])))));360))" office:value-type="float" office:value="168.273460822361">
            <text:p>168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3]+1" office:value-type="date" office:date-value="2010-06-22">
            <text:p>6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4]+2415018.5+[.E174]-[.$B$4]/24" office:value-type="float" office:value="2455370.20833333">
            <text:p>2455370.21</text:p>
          </table:table-cell>
          <table:table-cell table:style-name="ce9" table:formula="of:=([.F174]-2451545)/36525" office:value-type="float" office:value="0.104728496463614">
            <text:p>0.10472850</text:p>
          </table:table-cell>
          <table:table-cell/>
          <table:table-cell table:formula="of:=MOD(280.46646+[.G174]*(36000.76983+[.G174]*0.0003032);360)" office:value-type="float" office:value="90.7729591540392">
            <text:p>90.77</text:p>
          </table:table-cell>
          <table:table-cell table:formula="of:=357.52911+[.G174]*(35999.05029-0.0001537*[.G174])" office:value-type="float" office:value="4127.65551930393">
            <text:p>4127.66</text:p>
          </table:table-cell>
          <table:table-cell table:formula="of:=0.016708634-[.G174]*(0.000042037+0.0001537*[.G174])" office:value-type="float" office:value="0.0167025457376839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401040209705498">
            <text:p>0.4</text:p>
          </table:table-cell>
          <table:table-cell table:formula="of:=[.I174]+[.L174]" office:value-type="float" office:value="91.1739993637447">
            <text:p>91.17</text:p>
          </table:table-cell>
          <table:table-cell table:formula="of:=[.J174]+[.L174]" office:value-type="float" office:value="4128.05655951363">
            <text:p>4128.06</text:p>
          </table:table-cell>
          <table:table-cell table:formula="of:=(1.000001018*(1-[.K174]*[.K174]))/(1+[.K174]*COS(RADIANS([.N174])))" office:value-type="float" office:value="1.01632986368664">
            <text:p>1.02</text:p>
          </table:table-cell>
          <table:table-cell table:formula="of:=[.M174]-0.00569-0.00478*SIN(RADIANS(125.04-1934.136*[.G174]))" office:value-type="float" office:value="91.1729764042812">
            <text:p>91.17</text:p>
          </table:table-cell>
          <table:table-cell table:formula="of:=23+(26+((21.448-[.G174]*(46.815+[.G174]*(0.00059-[.G174]*0.001813))))/60)/60" office:value-type="float" office:value="23.4379292030693">
            <text:p>23.44</text:p>
          </table:table-cell>
          <table:table-cell table:formula="of:=[.Q174]+0.00256*COS(RADIANS(125.04-1934.136*[.G174]))" office:value-type="float" office:value="23.4384824528732">
            <text:p>23.44</text:p>
          </table:table-cell>
          <table:table-cell table:formula="of:=DEGREES(ATAN2(COS(RADIANS([.R174]))*SIN(RADIANS([.P174]));COS(RADIANS([.P174]))))" office:value-type="float" office:value="-1.27843200378543">
            <text:p>-1.28</text:p>
          </table:table-cell>
          <table:table-cell table:formula="of:=DEGREES(ASIN(SIN(RADIANS([.R174]))*SIN(RADIANS([.P174]))))" office:value-type="float" office:value="23.4332773698102">
            <text:p>23.43</text:p>
          </table:table-cell>
          <table:table-cell table:formula="of:=TAN(RADIANS([.R174]/2))*TAN(RADIANS([.R174]/2))" office:value-type="float" office:value="0.0430314754684497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2.02167688501819">
            <text:p>-2.02</text:p>
          </table:table-cell>
          <table:table-cell table:formula="of:=DEGREES(ACOS(COS(RADIANS(90.833))/COS(RADIANS([.$B$2]))*COS(RADIANS([.T174]))-TAN(RADIANS([.$B$2]))*TAN(RADIANS([.T174]))))" office:value-type="float" office:value="114.987297947357">
            <text:p>114.99</text:p>
          </table:table-cell>
          <table:table-cell table:style-name="ce7" table:formula="of:=(720-4*[.$B$3]-[.V174]+[.$B$4]*60)/1440" office:value-type="float" office:value="0.512153942281263">
            <text:p>12:17:30</text:p>
          </table:table-cell>
          <table:table-cell table:style-name="ce7" table:formula="of:=([.X174]*1440-[.W174]*4)/1440" office:value-type="float" office:value="0.192744781316383">
            <text:p>4:37:33</text:p>
          </table:table-cell>
          <table:table-cell table:style-name="ce7" table:formula="of:=([.X174]*1440+[.W174]*4)/1440" office:value-type="float" office:value="0.831563103246143">
            <text:p>19:57:27</text:p>
          </table:table-cell>
          <table:table-cell table:formula="of:=8*[.W174]" office:value-type="float" office:value="919.898383578854">
            <text:p>919.9</text:p>
          </table:table-cell>
          <table:table-cell table:formula="of:=MOD([.E174]*1440+[.V174]+4*[.$B$3]-60*[.$B$4];1440)" office:value-type="float" office:value="702.498323114982">
            <text:p>702.5</text:p>
          </table:table-cell>
          <table:table-cell table:formula="of:=IF([.AB174]/4&lt;0;[.AB174]/4+180;[.AB174]/4-180)" office:value-type="float" office:value="-4.37541922125456">
            <text:p>-4.38</text:p>
          </table:table-cell>
          <table:table-cell table:formula="of:=DEGREES(ACOS(SIN(RADIANS([.$B$2]))*SIN(RADIANS([.T174]))+COS(RADIANS([.$B$2]))*COS(RADIANS([.T174]))*COS(RADIANS([.AC174]))))" office:value-type="float" office:value="19.8985999731359">
            <text:p>19.9</text:p>
          </table:table-cell>
          <table:table-cell table:formula="of:=90-[.AD174]" office:value-type="float" office:value="70.1014000268641">
            <text:p>70.1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0584082818624812">
            <text:p>0.01</text:p>
          </table:table-cell>
          <table:table-cell table:formula="of:=[.AE174]+[.AF174]" office:value-type="float" office:value="70.1072408550503">
            <text:p>70.11</text:p>
          </table:table-cell>
          <table:table-cell table:formula="of:=IF([.AC174]&gt;0;MOD(DEGREES(ACOS(((SIN(RADIANS([.$B$2]))*COS(RADIANS([.AD174])))-SIN(RADIANS([.T174])))/(COS(RADIANS([.$B$2]))*SIN(RADIANS([.AD174])))))+180;360);MOD(540-DEGREES(ACOS(((SIN(RADIANS([.$B$2]))*COS(RADIANS([.AD174])))-SIN(RADIANS([.T174])))/(COS(RADIANS([.$B$2]))*SIN(RADIANS([.AD174])))));360))" office:value-type="float" office:value="168.131634796079">
            <text:p>168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4]+1" office:value-type="date" office:date-value="2010-06-23">
            <text:p>6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5]+2415018.5+[.E175]-[.$B$4]/24" office:value-type="float" office:value="2455371.20833333">
            <text:p>2455371.21</text:p>
          </table:table-cell>
          <table:table-cell table:style-name="ce9" table:formula="of:=([.F175]-2451545)/36525" office:value-type="float" office:value="0.104755874971485">
            <text:p>0.10475587</text:p>
          </table:table-cell>
          <table:table-cell/>
          <table:table-cell table:formula="of:=MOD(280.46646+[.G175]*(36000.76983+[.G175]*0.0003032);360)" office:value-type="float" office:value="91.7586065159421">
            <text:p>91.76</text:p>
          </table:table-cell>
          <table:table-cell table:formula="of:=357.52911+[.G175]*(35999.05029-0.0001537*[.G175])" office:value-type="float" office:value="4128.64111958477">
            <text:p>4128.64</text:p>
          </table:table-cell>
          <table:table-cell table:formula="of:=0.016708634-[.G175]*(0.000042037+0.0001537*[.G175])" office:value-type="float" office:value="0.0167025437052473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36943355549675">
            <text:p>0.37</text:p>
          </table:table-cell>
          <table:table-cell table:formula="of:=[.I175]+[.L175]" office:value-type="float" office:value="92.1280400714389">
            <text:p>92.13</text:p>
          </table:table-cell>
          <table:table-cell table:formula="of:=[.J175]+[.L175]" office:value-type="float" office:value="4129.01055314026">
            <text:p>4129.01</text:p>
          </table:table-cell>
          <table:table-cell table:formula="of:=(1.000001018*(1-[.K175]*[.K175]))/(1+[.K175]*COS(RADIANS([.N175])))" office:value-type="float" office:value="1.01638698564769">
            <text:p>1.02</text:p>
          </table:table-cell>
          <table:table-cell table:formula="of:=[.M175]-0.00569-0.00478*SIN(RADIANS(125.04-1934.136*[.G175]))" office:value-type="float" office:value="92.1270180647181">
            <text:p>92.13</text:p>
          </table:table-cell>
          <table:table-cell table:formula="of:=23+(26+((21.448-[.G175]*(46.815+[.G175]*(0.00059-[.G175]*0.001813))))/60)/60" office:value-type="float" office:value="23.4379288470341">
            <text:p>23.44</text:p>
          </table:table-cell>
          <table:table-cell table:formula="of:=[.Q175]+0.00256*COS(RADIANS(125.04-1934.136*[.G175]))" office:value-type="float" office:value="23.438479786518">
            <text:p>23.44</text:p>
          </table:table-cell>
          <table:table-cell table:formula="of:=DEGREES(ATAN2(COS(RADIANS([.R175]))*SIN(RADIANS([.P175]));COS(RADIANS([.P175]))))" office:value-type="float" office:value="-2.31810682957154">
            <text:p>-2.32</text:p>
          </table:table-cell>
          <table:table-cell table:formula="of:=DEGREES(ASIN(SIN(RADIANS([.R175]))*SIN(RADIANS([.P175]))))" office:value-type="float" office:value="23.4213663532716">
            <text:p>23.42</text:p>
          </table:table-cell>
          <table:table-cell table:formula="of:=TAN(RADIANS([.R175]/2))*TAN(RADIANS([.R175]/2))" office:value-type="float" office:value="0.0430314653994603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2.23752539069384">
            <text:p>-2.24</text:p>
          </table:table-cell>
          <table:table-cell table:formula="of:=DEGREES(ACOS(COS(RADIANS(90.833))/COS(RADIANS([.$B$2]))*COS(RADIANS([.T175]))-TAN(RADIANS([.$B$2]))*TAN(RADIANS([.T175]))))" office:value-type="float" office:value="114.972847718306">
            <text:p>114.97</text:p>
          </table:table-cell>
          <table:table-cell table:style-name="ce7" table:formula="of:=(720-4*[.$B$3]-[.V175]+[.$B$4]*60)/1440" office:value-type="float" office:value="0.512303837076871">
            <text:p>12:17:43</text:p>
          </table:table-cell>
          <table:table-cell table:style-name="ce7" table:formula="of:=([.X175]*1440-[.W175]*4)/1440" office:value-type="float" office:value="0.192934815637131">
            <text:p>4:37:50</text:p>
          </table:table-cell>
          <table:table-cell table:style-name="ce7" table:formula="of:=([.X175]*1440+[.W175]*4)/1440" office:value-type="float" office:value="0.83167285851661">
            <text:p>19:57:37</text:p>
          </table:table-cell>
          <table:table-cell table:formula="of:=8*[.W175]" office:value-type="float" office:value="919.78278174645">
            <text:p>919.78</text:p>
          </table:table-cell>
          <table:table-cell table:formula="of:=MOD([.E175]*1440+[.V175]+4*[.$B$3]-60*[.$B$4];1440)" office:value-type="float" office:value="702.282474609306">
            <text:p>702.28</text:p>
          </table:table-cell>
          <table:table-cell table:formula="of:=IF([.AB175]/4&lt;0;[.AB175]/4+180;[.AB175]/4-180)" office:value-type="float" office:value="-4.42938134767346">
            <text:p>-4.43</text:p>
          </table:table-cell>
          <table:table-cell table:formula="of:=DEGREES(ACOS(SIN(RADIANS([.$B$2]))*SIN(RADIANS([.T175]))+COS(RADIANS([.$B$2]))*COS(RADIANS([.T175]))*COS(RADIANS([.AC175]))))" office:value-type="float" office:value="19.918511008675">
            <text:p>19.92</text:p>
          </table:table-cell>
          <table:table-cell table:formula="of:=90-[.AD175]" office:value-type="float" office:value="70.081488991325">
            <text:p>70.08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0584716927781952">
            <text:p>0.01</text:p>
          </table:table-cell>
          <table:table-cell table:formula="of:=[.AE175]+[.AF175]" office:value-type="float" office:value="70.0873361606029">
            <text:p>70.09</text:p>
          </table:table-cell>
          <table:table-cell table:formula="of:=IF([.AC175]&gt;0;MOD(DEGREES(ACOS(((SIN(RADIANS([.$B$2]))*COS(RADIANS([.AD175])))-SIN(RADIANS([.T175])))/(COS(RADIANS([.$B$2]))*SIN(RADIANS([.AD175])))))+180;360);MOD(540-DEGREES(ACOS(((SIN(RADIANS([.$B$2]))*COS(RADIANS([.AD175])))-SIN(RADIANS([.T175])))/(COS(RADIANS([.$B$2]))*SIN(RADIANS([.AD175])))));360))" office:value-type="float" office:value="167.99398481239">
            <text:p>167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5]+1" office:value-type="date" office:date-value="2010-06-24">
            <text:p>6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6]+2415018.5+[.E176]-[.$B$4]/24" office:value-type="float" office:value="2455372.20833333">
            <text:p>2455372.21</text:p>
          </table:table-cell>
          <table:table-cell table:style-name="ce9" table:formula="of:=([.F176]-2451545)/36525" office:value-type="float" office:value="0.104783253479356">
            <text:p>0.10478325</text:p>
          </table:table-cell>
          <table:table-cell/>
          <table:table-cell table:formula="of:=MOD(280.46646+[.G176]*(36000.76983+[.G176]*0.0003032);360)" office:value-type="float" office:value="92.7442538778459">
            <text:p>92.74</text:p>
          </table:table-cell>
          <table:table-cell table:formula="of:=357.52911+[.G176]*(35999.05029-0.0001537*[.G176])" office:value-type="float" office:value="4129.62671986561">
            <text:p>4129.63</text:p>
          </table:table-cell>
          <table:table-cell table:formula="of:=0.016708634-[.G176]*(0.000042037+0.0001537*[.G176])" office:value-type="float" office:value="0.0167025416725803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337724056530407">
            <text:p>0.34</text:p>
          </table:table-cell>
          <table:table-cell table:formula="of:=[.I176]+[.L176]" office:value-type="float" office:value="93.0819779343764">
            <text:p>93.08</text:p>
          </table:table-cell>
          <table:table-cell table:formula="of:=[.J176]+[.L176]" office:value-type="float" office:value="4129.96444392214">
            <text:p>4129.96</text:p>
          </table:table-cell>
          <table:table-cell table:formula="of:=(1.000001018*(1-[.K176]*[.K176]))/(1+[.K176]*COS(RADIANS([.N176])))" office:value-type="float" office:value="1.01643941112469">
            <text:p>1.02</text:p>
          </table:table-cell>
          <table:table-cell table:formula="of:=[.M176]-0.00569-0.00478*SIN(RADIANS(125.04-1934.136*[.G176]))" office:value-type="float" office:value="93.080956876411">
            <text:p>93.08</text:p>
          </table:table-cell>
          <table:table-cell table:formula="of:=23+(26+((21.448-[.G176]*(46.815+[.G176]*(0.00059-[.G176]*0.001813))))/60)/60" office:value-type="float" office:value="23.437928490999">
            <text:p>23.44</text:p>
          </table:table-cell>
          <table:table-cell table:formula="of:=[.Q176]+0.00256*COS(RADIANS(125.04-1934.136*[.G176]))" office:value-type="float" office:value="23.4384771196922">
            <text:p>23.44</text:p>
          </table:table-cell>
          <table:table-cell table:formula="of:=DEGREES(ATAN2(COS(RADIANS([.R176]))*SIN(RADIANS([.P176]));COS(RADIANS([.P176]))))" office:value-type="float" office:value="-3.35742833326609">
            <text:p>-3.36</text:p>
          </table:table-cell>
          <table:table-cell table:formula="of:=DEGREES(ASIN(SIN(RADIANS([.R176]))*SIN(RADIANS([.P176]))))" office:value-type="float" office:value="23.4025782843569">
            <text:p>23.4</text:p>
          </table:table-cell>
          <table:table-cell table:formula="of:=TAN(RADIANS([.R176]/2))*TAN(RADIANS([.R176]/2))" office:value-type="float" office:value="0.0430314553286951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2.45198028308787">
            <text:p>-2.45</text:p>
          </table:table-cell>
          <table:table-cell table:formula="of:=DEGREES(ACOS(COS(RADIANS(90.833))/COS(RADIANS([.$B$2]))*COS(RADIANS([.T176]))-TAN(RADIANS([.$B$2]))*TAN(RADIANS([.T176]))))" office:value-type="float" office:value="114.950063047846">
            <text:p>114.95</text:p>
          </table:table-cell>
          <table:table-cell table:style-name="ce7" table:formula="of:=(720-4*[.$B$3]-[.V176]+[.$B$4]*60)/1440" office:value-type="float" office:value="0.512452764085478">
            <text:p>12:17:56</text:p>
          </table:table-cell>
          <table:table-cell table:style-name="ce7" table:formula="of:=([.X176]*1440-[.W176]*4)/1440" office:value-type="float" office:value="0.193147033397017">
            <text:p>4:38:08</text:p>
          </table:table-cell>
          <table:table-cell table:style-name="ce7" table:formula="of:=([.X176]*1440+[.W176]*4)/1440" office:value-type="float" office:value="0.831758494773939">
            <text:p>19:57:44</text:p>
          </table:table-cell>
          <table:table-cell table:formula="of:=8*[.W176]" office:value-type="float" office:value="919.600504382767">
            <text:p>919.6</text:p>
          </table:table-cell>
          <table:table-cell table:formula="of:=MOD([.E176]*1440+[.V176]+4*[.$B$3]-60*[.$B$4];1440)" office:value-type="float" office:value="702.068019716912">
            <text:p>702.07</text:p>
          </table:table-cell>
          <table:table-cell table:formula="of:=IF([.AB176]/4&lt;0;[.AB176]/4+180;[.AB176]/4-180)" office:value-type="float" office:value="-4.48299507077198">
            <text:p>-4.48</text:p>
          </table:table-cell>
          <table:table-cell table:formula="of:=DEGREES(ACOS(SIN(RADIANS([.$B$2]))*SIN(RADIANS([.T176]))+COS(RADIANS([.$B$2]))*COS(RADIANS([.T176]))*COS(RADIANS([.AC176]))))" office:value-type="float" office:value="19.9452371593179">
            <text:p>19.95</text:p>
          </table:table-cell>
          <table:table-cell table:formula="of:=90-[.AD176]" office:value-type="float" office:value="70.0547628406821">
            <text:p>70.05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0585568328825252">
            <text:p>0.01</text:p>
          </table:table-cell>
          <table:table-cell table:formula="of:=[.AE176]+[.AF176]" office:value-type="float" office:value="70.0606185239703">
            <text:p>70.06</text:p>
          </table:table-cell>
          <table:table-cell table:formula="of:=IF([.AC176]&gt;0;MOD(DEGREES(ACOS(((SIN(RADIANS([.$B$2]))*COS(RADIANS([.AD176])))-SIN(RADIANS([.T176])))/(COS(RADIANS([.$B$2]))*SIN(RADIANS([.AD176])))))+180;360);MOD(540-DEGREES(ACOS(((SIN(RADIANS([.$B$2]))*COS(RADIANS([.AD176])))-SIN(RADIANS([.T176])))/(COS(RADIANS([.$B$2]))*SIN(RADIANS([.AD176])))));360))" office:value-type="float" office:value="167.860868213992">
            <text:p>167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6]+1" office:value-type="date" office:date-value="2010-06-25">
            <text:p>6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7]+2415018.5+[.E177]-[.$B$4]/24" office:value-type="float" office:value="2455373.20833333">
            <text:p>2455373.21</text:p>
          </table:table-cell>
          <table:table-cell table:style-name="ce9" table:formula="of:=([.F177]-2451545)/36525" office:value-type="float" office:value="0.104810631987228">
            <text:p>0.10481063</text:p>
          </table:table-cell>
          <table:table-cell/>
          <table:table-cell table:formula="of:=MOD(280.46646+[.G177]*(36000.76983+[.G177]*0.0003032);360)" office:value-type="float" office:value="93.7299012397498">
            <text:p>93.73</text:p>
          </table:table-cell>
          <table:table-cell table:formula="of:=357.52911+[.G177]*(35999.05029-0.0001537*[.G177])" office:value-type="float" office:value="4130.61232014645">
            <text:p>4130.61</text:p>
          </table:table-cell>
          <table:table-cell table:formula="of:=0.016708634-[.G177]*(0.000042037+0.0001537*[.G177])" office:value-type="float" office:value="0.0167025396396828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305920558594363">
            <text:p>0.31</text:p>
          </table:table-cell>
          <table:table-cell table:formula="of:=[.I177]+[.L177]" office:value-type="float" office:value="94.0358217983441">
            <text:p>94.04</text:p>
          </table:table-cell>
          <table:table-cell table:formula="of:=[.J177]+[.L177]" office:value-type="float" office:value="4130.91824070505">
            <text:p>4130.92</text:p>
          </table:table-cell>
          <table:table-cell table:formula="of:=(1.000001018*(1-[.K177]*[.K177]))/(1+[.K177]*COS(RADIANS([.N177])))" office:value-type="float" office:value="1.01648712607373">
            <text:p>1.02</text:p>
          </table:table-cell>
          <table:table-cell table:formula="of:=[.M177]-0.00569-0.00478*SIN(RADIANS(125.04-1934.136*[.G177]))" office:value-type="float" office:value="94.0348016851461">
            <text:p>94.03</text:p>
          </table:table-cell>
          <table:table-cell table:formula="of:=23+(26+((21.448-[.G177]*(46.815+[.G177]*(0.00059-[.G177]*0.001813))))/60)/60" office:value-type="float" office:value="23.4379281349638">
            <text:p>23.44</text:p>
          </table:table-cell>
          <table:table-cell table:formula="of:=[.Q177]+0.00256*COS(RADIANS(125.04-1934.136*[.G177]))" office:value-type="float" office:value="23.4384744523977">
            <text:p>23.44</text:p>
          </table:table-cell>
          <table:table-cell table:formula="of:=DEGREES(ATAN2(COS(RADIANS([.R177]))*SIN(RADIANS([.P177]));COS(RADIANS([.P177]))))" office:value-type="float" office:value="-4.3962986225686">
            <text:p>-4.4</text:p>
          </table:table-cell>
          <table:table-cell table:formula="of:=DEGREES(ASIN(SIN(RADIANS([.R177]))*SIN(RADIANS([.P177]))))" office:value-type="float" office:value="23.3769232510292">
            <text:p>23.38</text:p>
          </table:table-cell>
          <table:table-cell table:formula="of:=TAN(RADIANS([.R177]/2))*TAN(RADIANS([.R177]/2))" office:value-type="float" office:value="0.0430314452561614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2.66465157953352">
            <text:p>-2.66</text:p>
          </table:table-cell>
          <table:table-cell table:formula="of:=DEGREES(ACOS(COS(RADIANS(90.833))/COS(RADIANS([.$B$2]))*COS(RADIANS([.T177]))-TAN(RADIANS([.$B$2]))*TAN(RADIANS([.T177]))))" office:value-type="float" office:value="114.918967789639">
            <text:p>114.92</text:p>
          </table:table-cell>
          <table:table-cell table:style-name="ce7" table:formula="of:=(720-4*[.$B$3]-[.V177]+[.$B$4]*60)/1440" office:value-type="float" office:value="0.512600452485787">
            <text:p>12:18:09</text:p>
          </table:table-cell>
          <table:table-cell table:style-name="ce7" table:formula="of:=([.X177]*1440-[.W177]*4)/1440" office:value-type="float" office:value="0.193381097514568">
            <text:p>4:38:28</text:p>
          </table:table-cell>
          <table:table-cell table:style-name="ce7" table:formula="of:=([.X177]*1440+[.W177]*4)/1440" office:value-type="float" office:value="0.831819807457007">
            <text:p>19:57:49</text:p>
          </table:table-cell>
          <table:table-cell table:formula="of:=8*[.W177]" office:value-type="float" office:value="919.351742317113">
            <text:p>919.35</text:p>
          </table:table-cell>
          <table:table-cell table:formula="of:=MOD([.E177]*1440+[.V177]+4*[.$B$3]-60*[.$B$4];1440)" office:value-type="float" office:value="701.855348420466">
            <text:p>701.86</text:p>
          </table:table-cell>
          <table:table-cell table:formula="of:=IF([.AB177]/4&lt;0;[.AB177]/4+180;[.AB177]/4-180)" office:value-type="float" office:value="-4.53616289488338">
            <text:p>-4.54</text:p>
          </table:table-cell>
          <table:table-cell table:formula="of:=DEGREES(ACOS(SIN(RADIANS([.$B$2]))*SIN(RADIANS([.T177]))+COS(RADIANS([.$B$2]))*COS(RADIANS([.T177]))*COS(RADIANS([.AC177]))))" office:value-type="float" office:value="19.9787450796461">
            <text:p>19.98</text:p>
          </table:table-cell>
          <table:table-cell table:formula="of:=90-[.AD177]" office:value-type="float" office:value="70.0212549203539">
            <text:p>70.02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0586636178860976">
            <text:p>0.01</text:p>
          </table:table-cell>
          <table:table-cell table:formula="of:=[.AE177]+[.AF177]" office:value-type="float" office:value="70.0271212821425">
            <text:p>70.03</text:p>
          </table:table-cell>
          <table:table-cell table:formula="of:=IF([.AC177]&gt;0;MOD(DEGREES(ACOS(((SIN(RADIANS([.$B$2]))*COS(RADIANS([.AD177])))-SIN(RADIANS([.T177])))/(COS(RADIANS([.$B$2]))*SIN(RADIANS([.AD177])))))+180;360);MOD(540-DEGREES(ACOS(((SIN(RADIANS([.$B$2]))*COS(RADIANS([.AD177])))-SIN(RADIANS([.T177])))/(COS(RADIANS([.$B$2]))*SIN(RADIANS([.AD177])))));360))" office:value-type="float" office:value="167.732629105095">
            <text:p>167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7]+1" office:value-type="date" office:date-value="2010-06-26">
            <text:p>6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8]+2415018.5+[.E178]-[.$B$4]/24" office:value-type="float" office:value="2455374.20833333">
            <text:p>2455374.21</text:p>
          </table:table-cell>
          <table:table-cell table:style-name="ce9" table:formula="of:=([.F178]-2451545)/36525" office:value-type="float" office:value="0.104838010495099">
            <text:p>0.10483801</text:p>
          </table:table-cell>
          <table:table-cell/>
          <table:table-cell table:formula="of:=MOD(280.46646+[.G178]*(36000.76983+[.G178]*0.0003032);360)" office:value-type="float" office:value="94.7155486016545">
            <text:p>94.72</text:p>
          </table:table-cell>
          <table:table-cell table:formula="of:=357.52911+[.G178]*(35999.05029-0.0001537*[.G178])" office:value-type="float" office:value="4131.5979204273">
            <text:p>4131.6</text:p>
          </table:table-cell>
          <table:table-cell table:formula="of:=0.016708634-[.G178]*(0.000042037+0.0001537*[.G178])" office:value-type="float" office:value="0.0167025376065549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274031928795099">
            <text:p>0.27</text:p>
          </table:table-cell>
          <table:table-cell table:formula="of:=[.I178]+[.L178]" office:value-type="float" office:value="94.9895805304496">
            <text:p>94.99</text:p>
          </table:table-cell>
          <table:table-cell table:formula="of:=[.J178]+[.L178]" office:value-type="float" office:value="4131.87195235609">
            <text:p>4131.87</text:p>
          </table:table-cell>
          <table:table-cell table:formula="of:=(1.000001018*(1-[.K178]*[.K178]))/(1+[.K178]*COS(RADIANS([.N178])))" office:value-type="float" office:value="1.01653011771672">
            <text:p>1.02</text:p>
          </table:table-cell>
          <table:table-cell table:formula="of:=[.M178]-0.00569-0.00478*SIN(RADIANS(125.04-1934.136*[.G178]))" office:value-type="float" office:value="94.98856135803">
            <text:p>94.99</text:p>
          </table:table-cell>
          <table:table-cell table:formula="of:=23+(26+((21.448-[.G178]*(46.815+[.G178]*(0.00059-[.G178]*0.001813))))/60)/60" office:value-type="float" office:value="23.4379277789286">
            <text:p>23.44</text:p>
          </table:table-cell>
          <table:table-cell table:formula="of:=[.Q178]+0.00256*COS(RADIANS(125.04-1934.136*[.G178]))" office:value-type="float" office:value="23.4384717846366">
            <text:p>23.44</text:p>
          </table:table-cell>
          <table:table-cell table:formula="of:=DEGREES(ATAN2(COS(RADIANS([.R178]))*SIN(RADIANS([.P178]));COS(RADIANS([.P178]))))" office:value-type="float" office:value="-5.43462048186738">
            <text:p>-5.43</text:p>
          </table:table-cell>
          <table:table-cell table:formula="of:=DEGREES(ASIN(SIN(RADIANS([.R178]))*SIN(RADIANS([.P178]))))" office:value-type="float" office:value="23.3444140408536">
            <text:p>23.34</text:p>
          </table:table-cell>
          <table:table-cell table:formula="of:=TAN(RADIANS([.R178]/2))*TAN(RADIANS([.R178]/2))" office:value-type="float" office:value="0.0430314351818668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2.87515181226459">
            <text:p>-2.88</text:p>
          </table:table-cell>
          <table:table-cell table:formula="of:=DEGREES(ACOS(COS(RADIANS(90.833))/COS(RADIANS([.$B$2]))*COS(RADIANS([.T178]))-TAN(RADIANS([.$B$2]))*TAN(RADIANS([.T178]))))" office:value-type="float" office:value="114.879593232791">
            <text:p>114.88</text:p>
          </table:table-cell>
          <table:table-cell table:style-name="ce7" table:formula="of:=(720-4*[.$B$3]-[.V178]+[.$B$4]*60)/1440" office:value-type="float" office:value="0.512746633202962">
            <text:p>12:18:21</text:p>
          </table:table-cell>
          <table:table-cell table:style-name="ce7" table:formula="of:=([.X178]*1440-[.W178]*4)/1440" office:value-type="float" office:value="0.193636652000764">
            <text:p>4:38:50</text:p>
          </table:table-cell>
          <table:table-cell table:style-name="ce7" table:formula="of:=([.X178]*1440+[.W178]*4)/1440" office:value-type="float" office:value="0.831856614405159">
            <text:p>19:57:52</text:p>
          </table:table-cell>
          <table:table-cell table:formula="of:=8*[.W178]" office:value-type="float" office:value="919.036745862329">
            <text:p>919.04</text:p>
          </table:table-cell>
          <table:table-cell table:formula="of:=MOD([.E178]*1440+[.V178]+4*[.$B$3]-60*[.$B$4];1440)" office:value-type="float" office:value="701.644848187735">
            <text:p>701.64</text:p>
          </table:table-cell>
          <table:table-cell table:formula="of:=IF([.AB178]/4&lt;0;[.AB178]/4+180;[.AB178]/4-180)" office:value-type="float" office:value="-4.58878795306615">
            <text:p>-4.59</text:p>
          </table:table-cell>
          <table:table-cell table:formula="of:=DEGREES(ACOS(SIN(RADIANS([.$B$2]))*SIN(RADIANS([.T178]))+COS(RADIANS([.$B$2]))*COS(RADIANS([.T178]))*COS(RADIANS([.AC178]))))" office:value-type="float" office:value="20.0189984856157">
            <text:p>20.02</text:p>
          </table:table-cell>
          <table:table-cell table:formula="of:=90-[.AD178]" office:value-type="float" office:value="69.9810015143843">
            <text:p>69.98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0587919596138331">
            <text:p>0.01</text:p>
          </table:table-cell>
          <table:table-cell table:formula="of:=[.AE178]+[.AF178]" office:value-type="float" office:value="69.9868807103456">
            <text:p>69.99</text:p>
          </table:table-cell>
          <table:table-cell table:formula="of:=IF([.AC178]&gt;0;MOD(DEGREES(ACOS(((SIN(RADIANS([.$B$2]))*COS(RADIANS([.AD178])))-SIN(RADIANS([.T178])))/(COS(RADIANS([.$B$2]))*SIN(RADIANS([.AD178])))))+180;360);MOD(540-DEGREES(ACOS(((SIN(RADIANS([.$B$2]))*COS(RADIANS([.AD178])))-SIN(RADIANS([.T178])))/(COS(RADIANS([.$B$2]))*SIN(RADIANS([.AD178])))));360))" office:value-type="float" office:value="167.609597013473">
            <text:p>167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8]+1" office:value-type="date" office:date-value="2010-06-27">
            <text:p>6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9]+2415018.5+[.E179]-[.$B$4]/24" office:value-type="float" office:value="2455375.20833333">
            <text:p>2455375.21</text:p>
          </table:table-cell>
          <table:table-cell table:style-name="ce9" table:formula="of:=([.F179]-2451545)/36525" office:value-type="float" office:value="0.10486538900297">
            <text:p>0.10486539</text:p>
          </table:table-cell>
          <table:table-cell/>
          <table:table-cell table:formula="of:=MOD(280.46646+[.G179]*(36000.76983+[.G179]*0.0003032);360)" office:value-type="float" office:value="95.7011959635597">
            <text:p>95.7</text:p>
          </table:table-cell>
          <table:table-cell table:formula="of:=357.52911+[.G179]*(35999.05029-0.0001537*[.G179])" office:value-type="float" office:value="4132.58352070814">
            <text:p>4132.58</text:p>
          </table:table-cell>
          <table:table-cell table:formula="of:=0.016708634-[.G179]*(0.000042037+0.0001537*[.G179])" office:value-type="float" office:value="0.0167025355731966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242067053531915">
            <text:p>0.24</text:p>
          </table:table-cell>
          <table:table-cell table:formula="of:=[.I179]+[.L179]" office:value-type="float" office:value="95.9432630170916">
            <text:p>95.94</text:p>
          </table:table-cell>
          <table:table-cell table:formula="of:=[.J179]+[.L179]" office:value-type="float" office:value="4132.82558776167">
            <text:p>4132.83</text:p>
          </table:table-cell>
          <table:table-cell table:formula="of:=(1.000001018*(1-[.K179]*[.K179]))/(1+[.K179]*COS(RADIANS([.N179])))" office:value-type="float" office:value="1.01656837454376">
            <text:p>1.02</text:p>
          </table:table-cell>
          <table:table-cell table:formula="of:=[.M179]-0.00569-0.00478*SIN(RADIANS(125.04-1934.136*[.G179]))" office:value-type="float" office:value="95.9422447814607">
            <text:p>95.94</text:p>
          </table:table-cell>
          <table:table-cell table:formula="of:=23+(26+((21.448-[.G179]*(46.815+[.G179]*(0.00059-[.G179]*0.001813))))/60)/60" office:value-type="float" office:value="23.4379274228935">
            <text:p>23.44</text:p>
          </table:table-cell>
          <table:table-cell table:formula="of:=[.Q179]+0.00256*COS(RADIANS(125.04-1934.136*[.G179]))" office:value-type="float" office:value="23.4384691164108">
            <text:p>23.44</text:p>
          </table:table-cell>
          <table:table-cell table:formula="of:=DEGREES(ATAN2(COS(RADIANS([.R179]))*SIN(RADIANS([.P179]));COS(RADIANS([.P179]))))" office:value-type="float" office:value="-6.47229754279851">
            <text:p>-6.47</text:p>
          </table:table-cell>
          <table:table-cell table:formula="of:=DEGREES(ASIN(SIN(RADIANS([.R179]))*SIN(RADIANS([.P179]))))" office:value-type="float" office:value="23.3050661225706">
            <text:p>23.31</text:p>
          </table:table-cell>
          <table:table-cell table:formula="of:=TAN(RADIANS([.R179]/2))*TAN(RADIANS([.R179]/2))" office:value-type="float" office:value="0.0430314251058188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08309669185827">
            <text:p>-3.08</text:p>
          </table:table-cell>
          <table:table-cell table:formula="of:=DEGREES(ACOS(COS(RADIANS(90.833))/COS(RADIANS([.$B$2]))*COS(RADIANS([.T179]))-TAN(RADIANS([.$B$2]))*TAN(RADIANS([.T179]))))" office:value-type="float" office:value="114.83197799653">
            <text:p>114.83</text:p>
          </table:table-cell>
          <table:table-cell table:style-name="ce7" table:formula="of:=(720-4*[.$B$3]-[.V179]+[.$B$4]*60)/1440" office:value-type="float" office:value="0.512891039369346">
            <text:p>12:18:34</text:p>
          </table:table-cell>
          <table:table-cell table:style-name="ce7" table:formula="of:=([.X179]*1440-[.W179]*4)/1440" office:value-type="float" office:value="0.19391332271232">
            <text:p>4:39:14</text:p>
          </table:table-cell>
          <table:table-cell table:style-name="ce7" table:formula="of:=([.X179]*1440+[.W179]*4)/1440" office:value-type="float" office:value="0.831868756026373">
            <text:p>19:57:53</text:p>
          </table:table-cell>
          <table:table-cell table:formula="of:=8*[.W179]" office:value-type="float" office:value="918.655823972236">
            <text:p>918.66</text:p>
          </table:table-cell>
          <table:table-cell table:formula="of:=MOD([.E179]*1440+[.V179]+4*[.$B$3]-60*[.$B$4];1440)" office:value-type="float" office:value="701.436903308142">
            <text:p>701.44</text:p>
          </table:table-cell>
          <table:table-cell table:formula="of:=IF([.AB179]/4&lt;0;[.AB179]/4+180;[.AB179]/4-180)" office:value-type="float" office:value="-4.64077417296457">
            <text:p>-4.64</text:p>
          </table:table-cell>
          <table:table-cell table:formula="of:=DEGREES(ACOS(SIN(RADIANS([.$B$2]))*SIN(RADIANS([.T179]))+COS(RADIANS([.$B$2]))*COS(RADIANS([.T179]))*COS(RADIANS([.AC179]))))" office:value-type="float" office:value="20.0659582926621">
            <text:p>20.07</text:p>
          </table:table-cell>
          <table:table-cell table:formula="of:=90-[.AD179]" office:value-type="float" office:value="69.9340417073379">
            <text:p>69.93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0589417663881692">
            <text:p>0.01</text:p>
          </table:table-cell>
          <table:table-cell table:formula="of:=[.AE179]+[.AF179]" office:value-type="float" office:value="69.9399358839767">
            <text:p>69.94</text:p>
          </table:table-cell>
          <table:table-cell table:formula="of:=IF([.AC179]&gt;0;MOD(DEGREES(ACOS(((SIN(RADIANS([.$B$2]))*COS(RADIANS([.AD179])))-SIN(RADIANS([.T179])))/(COS(RADIANS([.$B$2]))*SIN(RADIANS([.AD179])))))+180;360);MOD(540-DEGREES(ACOS(((SIN(RADIANS([.$B$2]))*COS(RADIANS([.AD179])))-SIN(RADIANS([.T179])))/(COS(RADIANS([.$B$2]))*SIN(RADIANS([.AD179])))));360))" office:value-type="float" office:value="167.492085663005">
            <text:p>167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9]+1" office:value-type="date" office:date-value="2010-06-28">
            <text:p>6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0]+2415018.5+[.E180]-[.$B$4]/24" office:value-type="float" office:value="2455376.20833333">
            <text:p>2455376.21</text:p>
          </table:table-cell>
          <table:table-cell table:style-name="ce9" table:formula="of:=([.F180]-2451545)/36525" office:value-type="float" office:value="0.104892767510842">
            <text:p>0.10489277</text:p>
          </table:table-cell>
          <table:table-cell/>
          <table:table-cell table:formula="of:=MOD(280.46646+[.G180]*(36000.76983+[.G180]*0.0003032);360)" office:value-type="float" office:value="96.6868433254654">
            <text:p>96.69</text:p>
          </table:table-cell>
          <table:table-cell table:formula="of:=357.52911+[.G180]*(35999.05029-0.0001537*[.G180])" office:value-type="float" office:value="4133.56912098898">
            <text:p>4133.57</text:p>
          </table:table-cell>
          <table:table-cell table:formula="of:=0.016708634-[.G180]*(0.000042037+0.0001537*[.G180])" office:value-type="float" office:value="0.0167025335396078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210034836471212">
            <text:p>0.21</text:p>
          </table:table-cell>
          <table:table-cell table:formula="of:=[.I180]+[.L180]" office:value-type="float" office:value="96.8968781619366">
            <text:p>96.9</text:p>
          </table:table-cell>
          <table:table-cell table:formula="of:=[.J180]+[.L180]" office:value-type="float" office:value="4133.77915582545">
            <text:p>4133.78</text:p>
          </table:table-cell>
          <table:table-cell table:formula="of:=(1.000001018*(1-[.K180]*[.K180]))/(1+[.K180]*COS(RADIANS([.N180])))" office:value-type="float" office:value="1.01660188631519">
            <text:p>1.02</text:p>
          </table:table-cell>
          <table:table-cell table:formula="of:=[.M180]-0.00569-0.00478*SIN(RADIANS(125.04-1934.136*[.G180]))" office:value-type="float" office:value="96.8958608591039">
            <text:p>96.9</text:p>
          </table:table-cell>
          <table:table-cell table:formula="of:=23+(26+((21.448-[.G180]*(46.815+[.G180]*(0.00059-[.G180]*0.001813))))/60)/60" office:value-type="float" office:value="23.4379270668583">
            <text:p>23.44</text:p>
          </table:table-cell>
          <table:table-cell table:formula="of:=[.Q180]+0.00256*COS(RADIANS(125.04-1934.136*[.G180]))" office:value-type="float" office:value="23.4384664477223">
            <text:p>23.44</text:p>
          </table:table-cell>
          <table:table-cell table:formula="of:=DEGREES(ATAN2(COS(RADIANS([.R180]))*SIN(RADIANS([.P180]));COS(RADIANS([.P180]))))" office:value-type="float" office:value="-7.50923445214559">
            <text:p>-7.51</text:p>
          </table:table-cell>
          <table:table-cell table:formula="of:=DEGREES(ASIN(SIN(RADIANS([.R180]))*SIN(RADIANS([.P180]))))" office:value-type="float" office:value="23.2588976241356">
            <text:p>23.26</text:p>
          </table:table-cell>
          <table:table-cell table:formula="of:=TAN(RADIANS([.R180]/2))*TAN(RADIANS([.R180]/2))" office:value-type="float" office:value="0.0430314150280246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28810576256143">
            <text:p>-3.29</text:p>
          </table:table-cell>
          <table:table-cell table:formula="of:=DEGREES(ACOS(COS(RADIANS(90.833))/COS(RADIANS([.$B$2]))*COS(RADIANS([.T180]))-TAN(RADIANS([.$B$2]))*TAN(RADIANS([.T180]))))" office:value-type="float" office:value="114.776167901015">
            <text:p>114.78</text:p>
          </table:table-cell>
          <table:table-cell table:style-name="ce7" table:formula="of:=(720-4*[.$B$3]-[.V180]+[.$B$4]*60)/1440" office:value-type="float" office:value="0.513033406779557">
            <text:p>12:18:46</text:p>
          </table:table-cell>
          <table:table-cell table:style-name="ce7" table:formula="of:=([.X180]*1440-[.W180]*4)/1440" office:value-type="float" office:value="0.194210718165625">
            <text:p>4:39:40</text:p>
          </table:table-cell>
          <table:table-cell table:style-name="ce7" table:formula="of:=([.X180]*1440+[.W180]*4)/1440" office:value-type="float" office:value="0.831856095393488">
            <text:p>19:57:52</text:p>
          </table:table-cell>
          <table:table-cell table:formula="of:=8*[.W180]" office:value-type="float" office:value="918.209343208124">
            <text:p>918.21</text:p>
          </table:table-cell>
          <table:table-cell table:formula="of:=MOD([.E180]*1440+[.V180]+4*[.$B$3]-60*[.$B$4];1440)" office:value-type="float" office:value="701.231894237439">
            <text:p>701.23</text:p>
          </table:table-cell>
          <table:table-cell table:formula="of:=IF([.AB180]/4&lt;0;[.AB180]/4+180;[.AB180]/4-180)" office:value-type="float" office:value="-4.69202644064035">
            <text:p>-4.69</text:p>
          </table:table-cell>
          <table:table-cell table:formula="of:=DEGREES(ACOS(SIN(RADIANS([.$B$2]))*SIN(RADIANS([.T180]))+COS(RADIANS([.$B$2]))*COS(RADIANS([.T180]))*COS(RADIANS([.AC180]))))" office:value-type="float" office:value="20.1195827597686">
            <text:p>20.12</text:p>
          </table:table-cell>
          <table:table-cell table:formula="of:=90-[.AD180]" office:value-type="float" office:value="69.8804172402315">
            <text:p>69.88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0591129434327773">
            <text:p>0.01</text:p>
          </table:table-cell>
          <table:table-cell table:formula="of:=[.AE180]+[.AF180]" office:value-type="float" office:value="69.8863285345747">
            <text:p>69.89</text:p>
          </table:table-cell>
          <table:table-cell table:formula="of:=IF([.AC180]&gt;0;MOD(DEGREES(ACOS(((SIN(RADIANS([.$B$2]))*COS(RADIANS([.AD180])))-SIN(RADIANS([.T180])))/(COS(RADIANS([.$B$2]))*SIN(RADIANS([.AD180])))))+180;360);MOD(540-DEGREES(ACOS(((SIN(RADIANS([.$B$2]))*COS(RADIANS([.AD180])))-SIN(RADIANS([.T180])))/(COS(RADIANS([.$B$2]))*SIN(RADIANS([.AD180])))));360))" office:value-type="float" office:value="167.380391864515">
            <text:p>167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0]+1" office:value-type="date" office:date-value="2010-06-29">
            <text:p>6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1]+2415018.5+[.E181]-[.$B$4]/24" office:value-type="float" office:value="2455377.20833333">
            <text:p>2455377.21</text:p>
          </table:table-cell>
          <table:table-cell table:style-name="ce9" table:formula="of:=([.F181]-2451545)/36525" office:value-type="float" office:value="0.104920146018713">
            <text:p>0.10492015</text:p>
          </table:table-cell>
          <table:table-cell/>
          <table:table-cell table:formula="of:=MOD(280.46646+[.G181]*(36000.76983+[.G181]*0.0003032);360)" office:value-type="float" office:value="97.6724906873715">
            <text:p>97.67</text:p>
          </table:table-cell>
          <table:table-cell table:formula="of:=357.52911+[.G181]*(35999.05029-0.0001537*[.G181])" office:value-type="float" office:value="4134.55472126982">
            <text:p>4134.55</text:p>
          </table:table-cell>
          <table:table-cell table:formula="of:=0.016708634-[.G181]*(0.000042037+0.0001537*[.G181])" office:value-type="float" office:value="0.0167025315057887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17794419652044">
            <text:p>0.18</text:p>
          </table:table-cell>
          <table:table-cell table:formula="of:=[.I181]+[.L181]" office:value-type="float" office:value="97.8504348838919">
            <text:p>97.85</text:p>
          </table:table-cell>
          <table:table-cell table:formula="of:=[.J181]+[.L181]" office:value-type="float" office:value="4134.73266546634">
            <text:p>4134.73</text:p>
          </table:table-cell>
          <table:table-cell table:formula="of:=(1.000001018*(1-[.K181]*[.K181]))/(1+[.K181]*COS(RADIANS([.N181])))" office:value-type="float" office:value="1.01663064406349">
            <text:p>1.02</text:p>
          </table:table-cell>
          <table:table-cell table:formula="of:=[.M181]-0.00569-0.00478*SIN(RADIANS(125.04-1934.136*[.G181]))" office:value-type="float" office:value="97.8494185098661">
            <text:p>97.85</text:p>
          </table:table-cell>
          <table:table-cell table:formula="of:=23+(26+((21.448-[.G181]*(46.815+[.G181]*(0.00059-[.G181]*0.001813))))/60)/60" office:value-type="float" office:value="23.4379267108231">
            <text:p>23.44</text:p>
          </table:table-cell>
          <table:table-cell table:formula="of:=[.Q181]+0.00256*COS(RADIANS(125.04-1934.136*[.G181]))" office:value-type="float" office:value="23.4384637785731">
            <text:p>23.44</text:p>
          </table:table-cell>
          <table:table-cell table:formula="of:=DEGREES(ATAN2(COS(RADIANS([.R181]))*SIN(RADIANS([.P181]));COS(RADIANS([.P181]))))" office:value-type="float" office:value="-8.54533703657008">
            <text:p>-8.55</text:p>
          </table:table-cell>
          <table:table-cell table:formula="of:=DEGREES(ASIN(SIN(RADIANS([.R181]))*SIN(RADIANS([.P181]))))" office:value-type="float" office:value="23.2059293073055">
            <text:p>23.21</text:p>
          </table:table-cell>
          <table:table-cell table:formula="of:=TAN(RADIANS([.R181]/2))*TAN(RADIANS([.R181]/2))" office:value-type="float" office:value="0.043031404948492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48980304777816">
            <text:p>-3.49</text:p>
          </table:table-cell>
          <table:table-cell table:formula="of:=DEGREES(ACOS(COS(RADIANS(90.833))/COS(RADIANS([.$B$2]))*COS(RADIANS([.T181]))-TAN(RADIANS([.$B$2]))*TAN(RADIANS([.T181]))))" office:value-type="float" office:value="114.712215815169">
            <text:p>114.71</text:p>
          </table:table-cell>
          <table:table-cell table:style-name="ce7" table:formula="of:=(720-4*[.$B$3]-[.V181]+[.$B$4]*60)/1440" office:value-type="float" office:value="0.513173474338735">
            <text:p>12:18:58</text:p>
          </table:table-cell>
          <table:table-cell table:style-name="ce7" table:formula="of:=([.X181]*1440-[.W181]*4)/1440" office:value-type="float" office:value="0.19452843040771">
            <text:p>4:40:07</text:p>
          </table:table-cell>
          <table:table-cell table:style-name="ce7" table:formula="of:=([.X181]*1440+[.W181]*4)/1440" office:value-type="float" office:value="0.83181851826976">
            <text:p>19:57:49</text:p>
          </table:table-cell>
          <table:table-cell table:formula="of:=8*[.W181]" office:value-type="float" office:value="917.697726521352">
            <text:p>917.7</text:p>
          </table:table-cell>
          <table:table-cell table:formula="of:=MOD([.E181]*1440+[.V181]+4*[.$B$3]-60*[.$B$4];1440)" office:value-type="float" office:value="701.030196952222">
            <text:p>701.03</text:p>
          </table:table-cell>
          <table:table-cell table:formula="of:=IF([.AB181]/4&lt;0;[.AB181]/4+180;[.AB181]/4-180)" office:value-type="float" office:value="-4.74245076194455">
            <text:p>-4.74</text:p>
          </table:table-cell>
          <table:table-cell table:formula="of:=DEGREES(ACOS(SIN(RADIANS([.$B$2]))*SIN(RADIANS([.T181]))+COS(RADIANS([.$B$2]))*COS(RADIANS([.T181]))*COS(RADIANS([.AC181]))))" office:value-type="float" office:value="20.1798276382683">
            <text:p>20.18</text:p>
          </table:table-cell>
          <table:table-cell table:formula="of:=90-[.AD181]" office:value-type="float" office:value="69.8201723617317">
            <text:p>69.82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0593053932933366">
            <text:p>0.01</text:p>
          </table:table-cell>
          <table:table-cell table:formula="of:=[.AE181]+[.AF181]" office:value-type="float" office:value="69.826102901061">
            <text:p>69.83</text:p>
          </table:table-cell>
          <table:table-cell table:formula="of:=IF([.AC181]&gt;0;MOD(DEGREES(ACOS(((SIN(RADIANS([.$B$2]))*COS(RADIANS([.AD181])))-SIN(RADIANS([.T181])))/(COS(RADIANS([.$B$2]))*SIN(RADIANS([.AD181])))))+180;360);MOD(540-DEGREES(ACOS(((SIN(RADIANS([.$B$2]))*COS(RADIANS([.AD181])))-SIN(RADIANS([.T181])))/(COS(RADIANS([.$B$2]))*SIN(RADIANS([.AD181])))));360))" office:value-type="float" office:value="167.274794531115">
            <text:p>167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1]+1" office:value-type="date" office:date-value="2010-06-30">
            <text:p>6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2]+2415018.5+[.E182]-[.$B$4]/24" office:value-type="float" office:value="2455378.20833333">
            <text:p>2455378.21</text:p>
          </table:table-cell>
          <table:table-cell table:style-name="ce9" table:formula="of:=([.F182]-2451545)/36525" office:value-type="float" office:value="0.104947524526584">
            <text:p>0.10494752</text:p>
          </table:table-cell>
          <table:table-cell/>
          <table:table-cell table:formula="of:=MOD(280.46646+[.G182]*(36000.76983+[.G182]*0.0003032);360)" office:value-type="float" office:value="98.658138049278">
            <text:p>98.66</text:p>
          </table:table-cell>
          <table:table-cell table:formula="of:=357.52911+[.G182]*(35999.05029-0.0001537*[.G182])" office:value-type="float" office:value="4135.54032155067">
            <text:p>4135.54</text:p>
          </table:table-cell>
          <table:table-cell table:formula="of:=0.016708634-[.G182]*(0.000042037+0.0001537*[.G182])" office:value-type="float" office:value="0.0167025294717391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145804065802453">
            <text:p>0.15</text:p>
          </table:table-cell>
          <table:table-cell table:formula="of:=[.I182]+[.L182]" office:value-type="float" office:value="98.8039421150805">
            <text:p>98.8</text:p>
          </table:table-cell>
          <table:table-cell table:formula="of:=[.J182]+[.L182]" office:value-type="float" office:value="4135.68612561647">
            <text:p>4135.69</text:p>
          </table:table-cell>
          <table:table-cell table:formula="of:=(1.000001018*(1-[.K182]*[.K182]))/(1+[.K182]*COS(RADIANS([.N182])))" office:value-type="float" office:value="1.01665464009488">
            <text:p>1.02</text:p>
          </table:table-cell>
          <table:table-cell table:formula="of:=[.M182]-0.00569-0.00478*SIN(RADIANS(125.04-1934.136*[.G182]))" office:value-type="float" office:value="98.8029266658694">
            <text:p>98.8</text:p>
          </table:table-cell>
          <table:table-cell table:formula="of:=23+(26+((21.448-[.G182]*(46.815+[.G182]*(0.00059-[.G182]*0.001813))))/60)/60" office:value-type="float" office:value="23.437926354788">
            <text:p>23.44</text:p>
          </table:table-cell>
          <table:table-cell table:formula="of:=[.Q182]+0.00256*COS(RADIANS(125.04-1934.136*[.G182]))" office:value-type="float" office:value="23.4384611089651">
            <text:p>23.44</text:p>
          </table:table-cell>
          <table:table-cell table:formula="of:=DEGREES(ATAN2(COS(RADIANS([.R182]))*SIN(RADIANS([.P182]));COS(RADIANS([.P182]))))" office:value-type="float" office:value="-9.58051246369246">
            <text:p>-9.58</text:p>
          </table:table-cell>
          <table:table-cell table:formula="of:=DEGREES(ASIN(SIN(RADIANS([.R182]))*SIN(RADIANS([.P182]))))" office:value-type="float" office:value="23.1461845388661">
            <text:p>23.15</text:p>
          </table:table-cell>
          <table:table-cell table:formula="of:=TAN(RADIANS([.R182]/2))*TAN(RADIANS([.R182]/2))" office:value-type="float" office:value="0.0430313948672282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68781768404238">
            <text:p>-3.69</text:p>
          </table:table-cell>
          <table:table-cell table:formula="of:=DEGREES(ACOS(COS(RADIANS(90.833))/COS(RADIANS([.$B$2]))*COS(RADIANS([.T182]))-TAN(RADIANS([.$B$2]))*TAN(RADIANS([.T182]))))" office:value-type="float" office:value="114.640181482533">
            <text:p>114.64</text:p>
          </table:table-cell>
          <table:table-cell table:style-name="ce7" table:formula="of:=(720-4*[.$B$3]-[.V182]+[.$B$4]*60)/1440" office:value-type="float" office:value="0.513310984502807">
            <text:p>12:19:10</text:p>
          </table:table-cell>
          <table:table-cell table:style-name="ce7" table:formula="of:=([.X182]*1440-[.W182]*4)/1440" office:value-type="float" office:value="0.194866035940217">
            <text:p>4:40:36</text:p>
          </table:table-cell>
          <table:table-cell table:style-name="ce7" table:formula="of:=([.X182]*1440+[.W182]*4)/1440" office:value-type="float" office:value="0.831755933065398">
            <text:p>19:57:44</text:p>
          </table:table-cell>
          <table:table-cell table:formula="of:=8*[.W182]" office:value-type="float" office:value="917.121451860261">
            <text:p>917.12</text:p>
          </table:table-cell>
          <table:table-cell table:formula="of:=MOD([.E182]*1440+[.V182]+4*[.$B$3]-60*[.$B$4];1440)" office:value-type="float" office:value="700.832182315958">
            <text:p>700.83</text:p>
          </table:table-cell>
          <table:table-cell table:formula="of:=IF([.AB182]/4&lt;0;[.AB182]/4+180;[.AB182]/4-180)" office:value-type="float" office:value="-4.79195442101059">
            <text:p>-4.79</text:p>
          </table:table-cell>
          <table:table-cell table:formula="of:=DEGREES(ACOS(SIN(RADIANS([.$B$2]))*SIN(RADIANS([.T182]))+COS(RADIANS([.$B$2]))*COS(RADIANS([.T182]))*COS(RADIANS([.AC182]))))" office:value-type="float" office:value="20.2466463241347">
            <text:p>20.25</text:p>
          </table:table-cell>
          <table:table-cell table:formula="of:=90-[.AD182]" office:value-type="float" office:value="69.7533536758653">
            <text:p>69.75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0595190162718807">
            <text:p>0.01</text:p>
          </table:table-cell>
          <table:table-cell table:formula="of:=[.AE182]+[.AF182]" office:value-type="float" office:value="69.7593055774925">
            <text:p>69.76</text:p>
          </table:table-cell>
          <table:table-cell table:formula="of:=IF([.AC182]&gt;0;MOD(DEGREES(ACOS(((SIN(RADIANS([.$B$2]))*COS(RADIANS([.AD182])))-SIN(RADIANS([.T182])))/(COS(RADIANS([.$B$2]))*SIN(RADIANS([.AD182])))))+180;360);MOD(540-DEGREES(ACOS(((SIN(RADIANS([.$B$2]))*COS(RADIANS([.AD182])))-SIN(RADIANS([.T182])))/(COS(RADIANS([.$B$2]))*SIN(RADIANS([.AD182])))));360))" office:value-type="float" office:value="167.17555382257">
            <text:p>167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2]+1" office:value-type="date" office:date-value="2010-07-01">
            <text:p>7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3]+2415018.5+[.E183]-[.$B$4]/24" office:value-type="float" office:value="2455379.20833333">
            <text:p>2455379.21</text:p>
          </table:table-cell>
          <table:table-cell table:style-name="ce9" table:formula="of:=([.F183]-2451545)/36525" office:value-type="float" office:value="0.104974903034456">
            <text:p>0.10497490</text:p>
          </table:table-cell>
          <table:table-cell/>
          <table:table-cell table:formula="of:=MOD(280.46646+[.G183]*(36000.76983+[.G183]*0.0003032);360)" office:value-type="float" office:value="99.643785411185">
            <text:p>99.64</text:p>
          </table:table-cell>
          <table:table-cell table:formula="of:=357.52911+[.G183]*(35999.05029-0.0001537*[.G183])" office:value-type="float" office:value="4136.52592183151">
            <text:p>4136.53</text:p>
          </table:table-cell>
          <table:table-cell table:formula="of:=0.016708634-[.G183]*(0.000042037+0.0001537*[.G183])" office:value-type="float" office:value="0.0167025274374591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113623387629784">
            <text:p>0.11</text:p>
          </table:table-cell>
          <table:table-cell table:formula="of:=[.I183]+[.L183]" office:value-type="float" office:value="99.7574087988148">
            <text:p>99.76</text:p>
          </table:table-cell>
          <table:table-cell table:formula="of:=[.J183]+[.L183]" office:value-type="float" office:value="4136.63954521914">
            <text:p>4136.64</text:p>
          </table:table-cell>
          <table:table-cell table:formula="of:=(1.000001018*(1-[.K183]*[.K183]))/(1+[.K183]*COS(RADIANS([.N183])))" office:value-type="float" office:value="1.01667386799076">
            <text:p>1.02</text:p>
          </table:table-cell>
          <table:table-cell table:formula="of:=[.M183]-0.00569-0.00478*SIN(RADIANS(125.04-1934.136*[.G183]))" office:value-type="float" office:value="99.7563942704256">
            <text:p>99.76</text:p>
          </table:table-cell>
          <table:table-cell table:formula="of:=23+(26+((21.448-[.G183]*(46.815+[.G183]*(0.00059-[.G183]*0.001813))))/60)/60" office:value-type="float" office:value="23.4379259987528">
            <text:p>23.44</text:p>
          </table:table-cell>
          <table:table-cell table:formula="of:=[.Q183]+0.00256*COS(RADIANS(125.04-1934.136*[.G183]))" office:value-type="float" office:value="23.4384584389004">
            <text:p>23.44</text:p>
          </table:table-cell>
          <table:table-cell table:formula="of:=DEGREES(ATAN2(COS(RADIANS([.R183]))*SIN(RADIANS([.P183]));COS(RADIANS([.P183]))))" office:value-type="float" office:value="-10.6146693990619">
            <text:p>-10.61</text:p>
          </table:table-cell>
          <table:table-cell table:formula="of:=DEGREES(ASIN(SIN(RADIANS([.R183]))*SIN(RADIANS([.P183]))))" office:value-type="float" office:value="23.0796892586083">
            <text:p>23.08</text:p>
          </table:table-cell>
          <table:table-cell table:formula="of:=TAN(RADIANS([.R183]/2))*TAN(RADIANS([.R183]/2))" office:value-type="float" office:value="0.0430313847842407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88178454183647">
            <text:p>-3.88</text:p>
          </table:table-cell>
          <table:table-cell table:formula="of:=DEGREES(ACOS(COS(RADIANS(90.833))/COS(RADIANS([.$B$2]))*COS(RADIANS([.T183]))-TAN(RADIANS([.$B$2]))*TAN(RADIANS([.T183]))))" office:value-type="float" office:value="114.560131326335">
            <text:p>114.56</text:p>
          </table:table-cell>
          <table:table-cell table:style-name="ce7" table:formula="of:=(720-4*[.$B$3]-[.V183]+[.$B$4]*60)/1440" office:value-type="float" office:value="0.513445683709609">
            <text:p>12:19:22</text:p>
          </table:table-cell>
          <table:table-cell table:style-name="ce7" table:formula="of:=([.X183]*1440-[.W183]*4)/1440" office:value-type="float" office:value="0.195223096692012">
            <text:p>4:41:07</text:p>
          </table:table-cell>
          <table:table-cell table:style-name="ce7" table:formula="of:=([.X183]*1440+[.W183]*4)/1440" office:value-type="float" office:value="0.831668270727205">
            <text:p>19:57:36</text:p>
          </table:table-cell>
          <table:table-cell table:formula="of:=8*[.W183]" office:value-type="float" office:value="916.481050610678">
            <text:p>916.48</text:p>
          </table:table-cell>
          <table:table-cell table:formula="of:=MOD([.E183]*1440+[.V183]+4*[.$B$3]-60*[.$B$4];1440)" office:value-type="float" office:value="700.638215458164">
            <text:p>700.64</text:p>
          </table:table-cell>
          <table:table-cell table:formula="of:=IF([.AB183]/4&lt;0;[.AB183]/4+180;[.AB183]/4-180)" office:value-type="float" office:value="-4.84044613545913">
            <text:p>-4.84</text:p>
          </table:table-cell>
          <table:table-cell table:formula="of:=DEGREES(ACOS(SIN(RADIANS([.$B$2]))*SIN(RADIANS([.T183]))+COS(RADIANS([.$B$2]))*COS(RADIANS([.T183]))*COS(RADIANS([.AC183]))))" office:value-type="float" office:value="20.3199900125181">
            <text:p>20.32</text:p>
          </table:table-cell>
          <table:table-cell table:formula="of:=90-[.AD183]" office:value-type="float" office:value="69.6800099874819">
            <text:p>69.68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0597537108712355">
            <text:p>0.01</text:p>
          </table:table-cell>
          <table:table-cell table:formula="of:=[.AE183]+[.AF183]" office:value-type="float" office:value="69.6859853585691">
            <text:p>69.69</text:p>
          </table:table-cell>
          <table:table-cell table:formula="of:=IF([.AC183]&gt;0;MOD(DEGREES(ACOS(((SIN(RADIANS([.$B$2]))*COS(RADIANS([.AD183])))-SIN(RADIANS([.T183])))/(COS(RADIANS([.$B$2]))*SIN(RADIANS([.AD183])))))+180;360);MOD(540-DEGREES(ACOS(((SIN(RADIANS([.$B$2]))*COS(RADIANS([.AD183])))-SIN(RADIANS([.T183])))/(COS(RADIANS([.$B$2]))*SIN(RADIANS([.AD183])))));360))" office:value-type="float" office:value="167.082910421583">
            <text:p>167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3]+1" office:value-type="date" office:date-value="2010-07-02">
            <text:p>7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4]+2415018.5+[.E184]-[.$B$4]/24" office:value-type="float" office:value="2455380.20833333">
            <text:p>2455380.21</text:p>
          </table:table-cell>
          <table:table-cell table:style-name="ce9" table:formula="of:=([.F184]-2451545)/36525" office:value-type="float" office:value="0.105002281542327">
            <text:p>0.10500228</text:p>
          </table:table-cell>
          <table:table-cell/>
          <table:table-cell table:formula="of:=MOD(280.46646+[.G184]*(36000.76983+[.G184]*0.0003032);360)" office:value-type="float" office:value="100.629432773092">
            <text:p>100.63</text:p>
          </table:table-cell>
          <table:table-cell table:formula="of:=357.52911+[.G184]*(35999.05029-0.0001537*[.G184])" office:value-type="float" office:value="4137.51152211235">
            <text:p>4137.51</text:p>
          </table:table-cell>
          <table:table-cell table:formula="of:=0.016708634-[.G184]*(0.000042037+0.0001537*[.G184])" office:value-type="float" office:value="0.0167025254029487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0814111144787702">
            <text:p>0.08</text:p>
          </table:table-cell>
          <table:table-cell table:formula="of:=[.I184]+[.L184]" office:value-type="float" office:value="100.710843887571">
            <text:p>100.71</text:p>
          </table:table-cell>
          <table:table-cell table:formula="of:=[.J184]+[.L184]" office:value-type="float" office:value="4137.59293322683">
            <text:p>4137.59</text:p>
          </table:table-cell>
          <table:table-cell table:formula="of:=(1.000001018*(1-[.K184]*[.K184]))/(1+[.K184]*COS(RADIANS([.N184])))" office:value-type="float" office:value="1.01668832260884">
            <text:p>1.02</text:p>
          </table:table-cell>
          <table:table-cell table:formula="of:=[.M184]-0.00569-0.00478*SIN(RADIANS(125.04-1934.136*[.G184]))" office:value-type="float" office:value="100.70983027601">
            <text:p>100.71</text:p>
          </table:table-cell>
          <table:table-cell table:formula="of:=23+(26+((21.448-[.G184]*(46.815+[.G184]*(0.00059-[.G184]*0.001813))))/60)/60" office:value-type="float" office:value="23.4379256427176">
            <text:p>23.44</text:p>
          </table:table-cell>
          <table:table-cell table:formula="of:=[.Q184]+0.00256*COS(RADIANS(125.04-1934.136*[.G184]))" office:value-type="float" office:value="23.4384557683808">
            <text:p>23.44</text:p>
          </table:table-cell>
          <table:table-cell table:formula="of:=DEGREES(ATAN2(COS(RADIANS([.R184]))*SIN(RADIANS([.P184]));COS(RADIANS([.P184]))))" office:value-type="float" office:value="-11.6477181585757">
            <text:p>-11.65</text:p>
          </table:table-cell>
          <table:table-cell table:formula="of:=DEGREES(ASIN(SIN(RADIANS([.R184]))*SIN(RADIANS([.P184]))))" office:value-type="float" office:value="23.0064719441707">
            <text:p>23.01</text:p>
          </table:table-cell>
          <table:table-cell table:formula="of:=TAN(RADIANS([.R184]/2))*TAN(RADIANS([.R184]/2))" office:value-type="float" office:value="0.0430313746995371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4.07134483166946">
            <text:p>-4.07</text:p>
          </table:table-cell>
          <table:table-cell table:formula="of:=DEGREES(ACOS(COS(RADIANS(90.833))/COS(RADIANS([.$B$2]))*COS(RADIANS([.T184]))-TAN(RADIANS([.$B$2]))*TAN(RADIANS([.T184]))))" office:value-type="float" office:value="114.472138235038">
            <text:p>114.47</text:p>
          </table:table-cell>
          <table:table-cell table:style-name="ce7" table:formula="of:=(720-4*[.$B$3]-[.V184]+[.$B$4]*60)/1440" office:value-type="float" office:value="0.51357732279977">
            <text:p>12:19:33</text:p>
          </table:table-cell>
          <table:table-cell table:style-name="ce7" table:formula="of:=([.X184]*1440-[.W184]*4)/1440" office:value-type="float" office:value="0.195599161035775">
            <text:p>4:41:40</text:p>
          </table:table-cell>
          <table:table-cell table:style-name="ce7" table:formula="of:=([.X184]*1440+[.W184]*4)/1440" office:value-type="float" office:value="0.831555484563766">
            <text:p>19:57:26</text:p>
          </table:table-cell>
          <table:table-cell table:formula="of:=8*[.W184]" office:value-type="float" office:value="915.777105880307">
            <text:p>915.78</text:p>
          </table:table-cell>
          <table:table-cell table:formula="of:=MOD([.E184]*1440+[.V184]+4*[.$B$3]-60*[.$B$4];1440)" office:value-type="float" office:value="700.448655168331">
            <text:p>700.45</text:p>
          </table:table-cell>
          <table:table-cell table:formula="of:=IF([.AB184]/4&lt;0;[.AB184]/4+180;[.AB184]/4-180)" office:value-type="float" office:value="-4.88783620791736">
            <text:p>-4.89</text:p>
          </table:table-cell>
          <table:table-cell table:formula="of:=DEGREES(ACOS(SIN(RADIANS([.$B$2]))*SIN(RADIANS([.T184]))+COS(RADIANS([.$B$2]))*COS(RADIANS([.T184]))*COS(RADIANS([.AC184]))))" office:value-type="float" office:value="20.3998078533109">
            <text:p>20.4</text:p>
          </table:table-cell>
          <table:table-cell table:formula="of:=90-[.AD184]" office:value-type="float" office:value="69.6001921466891">
            <text:p>69.6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06000937424612">
            <text:p>0.01</text:p>
          </table:table-cell>
          <table:table-cell table:formula="of:=[.AE184]+[.AF184]" office:value-type="float" office:value="69.6061930841137">
            <text:p>69.61</text:p>
          </table:table-cell>
          <table:table-cell table:formula="of:=IF([.AC184]&gt;0;MOD(DEGREES(ACOS(((SIN(RADIANS([.$B$2]))*COS(RADIANS([.AD184])))-SIN(RADIANS([.T184])))/(COS(RADIANS([.$B$2]))*SIN(RADIANS([.AD184])))))+180;360);MOD(540-DEGREES(ACOS(((SIN(RADIANS([.$B$2]))*COS(RADIANS([.AD184])))-SIN(RADIANS([.T184])))/(COS(RADIANS([.$B$2]))*SIN(RADIANS([.AD184])))));360))" office:value-type="float" office:value="166.99708494327">
            <text:p>1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4]+1" office:value-type="date" office:date-value="2010-07-03">
            <text:p>7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5]+2415018.5+[.E185]-[.$B$4]/24" office:value-type="float" office:value="2455381.20833333">
            <text:p>2455381.21</text:p>
          </table:table-cell>
          <table:table-cell table:style-name="ce9" table:formula="of:=([.F185]-2451545)/36525" office:value-type="float" office:value="0.105029660050198">
            <text:p>0.10502966</text:p>
          </table:table-cell>
          <table:table-cell/>
          <table:table-cell table:formula="of:=MOD(280.46646+[.G185]*(36000.76983+[.G185]*0.0003032);360)" office:value-type="float" office:value="101.615080135">
            <text:p>101.62</text:p>
          </table:table-cell>
          <table:table-cell table:formula="of:=357.52911+[.G185]*(35999.05029-0.0001537*[.G185])" office:value-type="float" office:value="4138.49712239319">
            <text:p>4138.5</text:p>
          </table:table-cell>
          <table:table-cell table:formula="of:=0.016708634-[.G185]*(0.000042037+0.0001537*[.G185])" office:value-type="float" office:value="0.0167025233682078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049176205963728">
            <text:p>0.05</text:p>
          </table:table-cell>
          <table:table-cell table:formula="of:=[.I185]+[.L185]" office:value-type="float" office:value="101.664256340964">
            <text:p>101.66</text:p>
          </table:table-cell>
          <table:table-cell table:formula="of:=[.J185]+[.L185]" office:value-type="float" office:value="4138.54629859915">
            <text:p>4138.55</text:p>
          </table:table-cell>
          <table:table-cell table:formula="of:=(1.000001018*(1-[.K185]*[.K185]))/(1+[.K185]*COS(RADIANS([.N185])))" office:value-type="float" office:value="1.01669800008406">
            <text:p>1.02</text:p>
          </table:table-cell>
          <table:table-cell table:formula="of:=[.M185]-0.00569-0.00478*SIN(RADIANS(125.04-1934.136*[.G185]))" office:value-type="float" office:value="101.663243642236">
            <text:p>101.66</text:p>
          </table:table-cell>
          <table:table-cell table:formula="of:=23+(26+((21.448-[.G185]*(46.815+[.G185]*(0.00059-[.G185]*0.001813))))/60)/60" office:value-type="float" office:value="23.4379252866825">
            <text:p>23.44</text:p>
          </table:table-cell>
          <table:table-cell table:formula="of:=[.Q185]+0.00256*COS(RADIANS(125.04-1934.136*[.G185]))" office:value-type="float" office:value="23.4384530974085">
            <text:p>23.44</text:p>
          </table:table-cell>
          <table:table-cell table:formula="of:=DEGREES(ATAN2(COS(RADIANS([.R185]))*SIN(RADIANS([.P185]));COS(RADIANS([.P185]))))" office:value-type="float" office:value="-12.6795708559401">
            <text:p>-12.68</text:p>
          </table:table-cell>
          <table:table-cell table:formula="of:=DEGREES(ASIN(SIN(RADIANS([.R185]))*SIN(RADIANS([.P185]))))" office:value-type="float" office:value="22.9265635728791">
            <text:p>22.93</text:p>
          </table:table-cell>
          <table:table-cell table:formula="of:=TAN(RADIANS([.R185]/2))*TAN(RADIANS([.R185]/2))" office:value-type="float" office:value="0.0430313646131248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4.25614669388682">
            <text:p>-4.26</text:p>
          </table:table-cell>
          <table:table-cell table:formula="of:=DEGREES(ACOS(COS(RADIANS(90.833))/COS(RADIANS([.$B$2]))*COS(RADIANS([.T185]))-TAN(RADIANS([.$B$2]))*TAN(RADIANS([.T185]))))" office:value-type="float" office:value="114.376281329763">
            <text:p>114.38</text:p>
          </table:table-cell>
          <table:table-cell table:style-name="ce7" table:formula="of:=(720-4*[.$B$3]-[.V185]+[.$B$4]*60)/1440" office:value-type="float" office:value="0.51370565742631">
            <text:p>12:19:44</text:p>
          </table:table-cell>
          <table:table-cell table:style-name="ce7" table:formula="of:=([.X185]*1440-[.W185]*4)/1440" office:value-type="float" office:value="0.195993764843635">
            <text:p>4:42:14</text:p>
          </table:table-cell>
          <table:table-cell table:style-name="ce7" table:formula="of:=([.X185]*1440+[.W185]*4)/1440" office:value-type="float" office:value="0.831417550008985">
            <text:p>19:57:14</text:p>
          </table:table-cell>
          <table:table-cell table:formula="of:=8*[.W185]" office:value-type="float" office:value="915.010250638104">
            <text:p>915.01</text:p>
          </table:table-cell>
          <table:table-cell table:formula="of:=MOD([.E185]*1440+[.V185]+4*[.$B$3]-60*[.$B$4];1440)" office:value-type="float" office:value="700.263853306113">
            <text:p>700.26</text:p>
          </table:table-cell>
          <table:table-cell table:formula="of:=IF([.AB185]/4&lt;0;[.AB185]/4+180;[.AB185]/4-180)" office:value-type="float" office:value="-4.9340366734717">
            <text:p>-4.93</text:p>
          </table:table-cell>
          <table:table-cell table:formula="of:=DEGREES(ACOS(SIN(RADIANS([.$B$2]))*SIN(RADIANS([.T185]))+COS(RADIANS([.$B$2]))*COS(RADIANS([.T185]))*COS(RADIANS([.AC185]))))" office:value-type="float" office:value="20.4860471065561">
            <text:p>20.49</text:p>
          </table:table-cell>
          <table:table-cell table:formula="of:=90-[.AD185]" office:value-type="float" office:value="69.5139528934439">
            <text:p>69.51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0602859026575703">
            <text:p>0.01</text:p>
          </table:table-cell>
          <table:table-cell table:formula="of:=[.AE185]+[.AF185]" office:value-type="float" office:value="69.5199814837096">
            <text:p>69.52</text:p>
          </table:table-cell>
          <table:table-cell table:formula="of:=IF([.AC185]&gt;0;MOD(DEGREES(ACOS(((SIN(RADIANS([.$B$2]))*COS(RADIANS([.AD185])))-SIN(RADIANS([.T185])))/(COS(RADIANS([.$B$2]))*SIN(RADIANS([.AD185])))))+180;360);MOD(540-DEGREES(ACOS(((SIN(RADIANS([.$B$2]))*COS(RADIANS([.AD185])))-SIN(RADIANS([.T185])))/(COS(RADIANS([.$B$2]))*SIN(RADIANS([.AD185])))));360))" office:value-type="float" office:value="166.918277477529">
            <text:p>16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5]+1" office:value-type="date" office:date-value="2010-07-04">
            <text:p>7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6]+2415018.5+[.E186]-[.$B$4]/24" office:value-type="float" office:value="2455382.20833333">
            <text:p>2455382.21</text:p>
          </table:table-cell>
          <table:table-cell table:style-name="ce9" table:formula="of:=([.F186]-2451545)/36525" office:value-type="float" office:value="0.10505703855807">
            <text:p>0.10505704</text:p>
          </table:table-cell>
          <table:table-cell/>
          <table:table-cell table:formula="of:=MOD(280.46646+[.G186]*(36000.76983+[.G186]*0.0003032);360)" office:value-type="float" office:value="102.600727496907">
            <text:p>102.6</text:p>
          </table:table-cell>
          <table:table-cell table:formula="of:=357.52911+[.G186]*(35999.05029-0.0001537*[.G186])" office:value-type="float" office:value="4139.48272267403">
            <text:p>4139.48</text:p>
          </table:table-cell>
          <table:table-cell table:formula="of:=0.016708634-[.G186]*(0.000042037+0.0001537*[.G186])" office:value-type="float" office:value="0.0167025213332365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0169276268114077">
            <text:p>0.02</text:p>
          </table:table-cell>
          <table:table-cell table:formula="of:=[.I186]+[.L186]" office:value-type="float" office:value="102.617655123719">
            <text:p>102.62</text:p>
          </table:table-cell>
          <table:table-cell table:formula="of:=[.J186]+[.L186]" office:value-type="float" office:value="4139.49965030084">
            <text:p>4139.5</text:p>
          </table:table-cell>
          <table:table-cell table:formula="of:=(1.000001018*(1-[.K186]*[.K186]))/(1+[.K186]*COS(RADIANS([.N186])))" office:value-type="float" office:value="1.01670289782934">
            <text:p>1.02</text:p>
          </table:table-cell>
          <table:table-cell table:formula="of:=[.M186]-0.00569-0.00478*SIN(RADIANS(125.04-1934.136*[.G186]))" office:value-type="float" office:value="102.61664333383">
            <text:p>102.62</text:p>
          </table:table-cell>
          <table:table-cell table:formula="of:=23+(26+((21.448-[.G186]*(46.815+[.G186]*(0.00059-[.G186]*0.001813))))/60)/60" office:value-type="float" office:value="23.4379249306473">
            <text:p>23.44</text:p>
          </table:table-cell>
          <table:table-cell table:formula="of:=[.Q186]+0.00256*COS(RADIANS(125.04-1934.136*[.G186]))" office:value-type="float" office:value="23.4384504259852">
            <text:p>23.44</text:p>
          </table:table-cell>
          <table:table-cell table:formula="of:=DEGREES(ATAN2(COS(RADIANS([.R186]))*SIN(RADIANS([.P186]));COS(RADIANS([.P186]))))" office:value-type="float" office:value="-13.7101415447817">
            <text:p>-13.71</text:p>
          </table:table-cell>
          <table:table-cell table:formula="of:=DEGREES(ASIN(SIN(RADIANS([.R186]))*SIN(RADIANS([.P186]))))" office:value-type="float" office:value="22.8399975807218">
            <text:p>22.84</text:p>
          </table:table-cell>
          <table:table-cell table:formula="of:=TAN(RADIANS([.R186]/2))*TAN(RADIANS([.R186]/2))" office:value-type="float" office:value="0.0430313545250113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4.43584577074333">
            <text:p>-4.44</text:p>
          </table:table-cell>
          <table:table-cell table:formula="of:=DEGREES(ACOS(COS(RADIANS(90.833))/COS(RADIANS([.$B$2]))*COS(RADIANS([.T186]))-TAN(RADIANS([.$B$2]))*TAN(RADIANS([.T186]))))" office:value-type="float" office:value="114.272645715069">
            <text:p>114.27</text:p>
          </table:table-cell>
          <table:table-cell table:style-name="ce7" table:formula="of:=(720-4*[.$B$3]-[.V186]+[.$B$4]*60)/1440" office:value-type="float" office:value="0.513830448451905">
            <text:p>12:19:55</text:p>
          </table:table-cell>
          <table:table-cell table:style-name="ce7" table:formula="of:=([.X186]*1440-[.W186]*4)/1440" office:value-type="float" office:value="0.196406432576715">
            <text:p>4:42:50</text:p>
          </table:table-cell>
          <table:table-cell table:style-name="ce7" table:formula="of:=([.X186]*1440+[.W186]*4)/1440" office:value-type="float" office:value="0.831254464327095">
            <text:p>19:57:00</text:p>
          </table:table-cell>
          <table:table-cell table:formula="of:=8*[.W186]" office:value-type="float" office:value="914.181165720548">
            <text:p>914.18</text:p>
          </table:table-cell>
          <table:table-cell table:formula="of:=MOD([.E186]*1440+[.V186]+4*[.$B$3]-60*[.$B$4];1440)" office:value-type="float" office:value="700.084154229257">
            <text:p>700.08</text:p>
          </table:table-cell>
          <table:table-cell table:formula="of:=IF([.AB186]/4&lt;0;[.AB186]/4+180;[.AB186]/4-180)" office:value-type="float" office:value="-4.97896144268583">
            <text:p>-4.98</text:p>
          </table:table-cell>
          <table:table-cell table:formula="of:=DEGREES(ACOS(SIN(RADIANS([.$B$2]))*SIN(RADIANS([.T186]))+COS(RADIANS([.$B$2]))*COS(RADIANS([.T186]))*COS(RADIANS([.AC186]))))" office:value-type="float" office:value="20.578653296566">
            <text:p>20.58</text:p>
          </table:table-cell>
          <table:table-cell table:formula="of:=90-[.AD186]" office:value-type="float" office:value="69.421346703434">
            <text:p>69.42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0605831919274848">
            <text:p>0.01</text:p>
          </table:table-cell>
          <table:table-cell table:formula="of:=[.AE186]+[.AF186]" office:value-type="float" office:value="69.4274050226267">
            <text:p>69.43</text:p>
          </table:table-cell>
          <table:table-cell table:formula="of:=IF([.AC186]&gt;0;MOD(DEGREES(ACOS(((SIN(RADIANS([.$B$2]))*COS(RADIANS([.AD186])))-SIN(RADIANS([.T186])))/(COS(RADIANS([.$B$2]))*SIN(RADIANS([.AD186])))))+180;360);MOD(540-DEGREES(ACOS(((SIN(RADIANS([.$B$2]))*COS(RADIANS([.AD186])))-SIN(RADIANS([.T186])))/(COS(RADIANS([.$B$2]))*SIN(RADIANS([.AD186])))));360))" office:value-type="float" office:value="166.846667262562">
            <text:p>166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6]+1" office:value-type="date" office:date-value="2010-07-05">
            <text:p>7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7]+2415018.5+[.E187]-[.$B$4]/24" office:value-type="float" office:value="2455383.20833333">
            <text:p>2455383.21</text:p>
          </table:table-cell>
          <table:table-cell table:style-name="ce9" table:formula="of:=([.F187]-2451545)/36525" office:value-type="float" office:value="0.105084417065941">
            <text:p>0.10508442</text:p>
          </table:table-cell>
          <table:table-cell/>
          <table:table-cell table:formula="of:=MOD(280.46646+[.G187]*(36000.76983+[.G187]*0.0003032);360)" office:value-type="float" office:value="103.586374858816">
            <text:p>103.59</text:p>
          </table:table-cell>
          <table:table-cell table:formula="of:=357.52911+[.G187]*(35999.05029-0.0001537*[.G187])" office:value-type="float" office:value="4140.46832295487">
            <text:p>4140.47</text:p>
          </table:table-cell>
          <table:table-cell table:formula="of:=0.016708634-[.G187]*(0.000042037+0.0001537*[.G187])" office:value-type="float" office:value="0.0167025192980349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-0.0153256551647241">
            <text:p>-0.02</text:p>
          </table:table-cell>
          <table:table-cell table:formula="of:=[.I187]+[.L187]" office:value-type="float" office:value="103.571049203652">
            <text:p>103.57</text:p>
          </table:table-cell>
          <table:table-cell table:formula="of:=[.J187]+[.L187]" office:value-type="float" office:value="4140.4529972997">
            <text:p>4140.45</text:p>
          </table:table-cell>
          <table:table-cell table:formula="of:=(1.000001018*(1-[.K187]*[.K187]))/(1+[.K187]*COS(RADIANS([.N187])))" office:value-type="float" office:value="1.01670301453601">
            <text:p>1.02</text:p>
          </table:table-cell>
          <table:table-cell table:formula="of:=[.M187]-0.00569-0.00478*SIN(RADIANS(125.04-1934.136*[.G187]))" office:value-type="float" office:value="103.570038318605">
            <text:p>103.57</text:p>
          </table:table-cell>
          <table:table-cell table:formula="of:=23+(26+((21.448-[.G187]*(46.815+[.G187]*(0.00059-[.G187]*0.001813))))/60)/60" office:value-type="float" office:value="23.4379245746121">
            <text:p>23.44</text:p>
          </table:table-cell>
          <table:table-cell table:formula="of:=[.Q187]+0.00256*COS(RADIANS(125.04-1934.136*[.G187]))" office:value-type="float" office:value="23.4384477541132">
            <text:p>23.44</text:p>
          </table:table-cell>
          <table:table-cell table:formula="of:=DEGREES(ATAN2(COS(RADIANS([.R187]))*SIN(RADIANS([.P187]));COS(RADIANS([.P187]))))" office:value-type="float" office:value="-14.7393463550713">
            <text:p>-14.74</text:p>
          </table:table-cell>
          <table:table-cell table:formula="of:=DEGREES(ASIN(SIN(RADIANS([.R187]))*SIN(RADIANS([.P187]))))" office:value-type="float" office:value="22.7468098186092">
            <text:p>22.75</text:p>
          </table:table-cell>
          <table:table-cell table:formula="of:=TAN(RADIANS([.R187]/2))*TAN(RADIANS([.R187]/2))" office:value-type="float" office:value="0.0430313444352039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4.61010575934317">
            <text:p>-4.61</text:p>
          </table:table-cell>
          <table:table-cell table:formula="of:=DEGREES(ACOS(COS(RADIANS(90.833))/COS(RADIANS([.$B$2]))*COS(RADIANS([.T187]))-TAN(RADIANS([.$B$2]))*TAN(RADIANS([.T187]))))" office:value-type="float" office:value="114.161322214658">
            <text:p>114.16</text:p>
          </table:table-cell>
          <table:table-cell table:style-name="ce7" table:formula="of:=(720-4*[.$B$3]-[.V187]+[.$B$4]*60)/1440" office:value-type="float" office:value="0.513951462332877">
            <text:p>12:20:05</text:p>
          </table:table-cell>
          <table:table-cell table:style-name="ce7" table:formula="of:=([.X187]*1440-[.W187]*4)/1440" office:value-type="float" office:value="0.196836678403273">
            <text:p>4:43:27</text:p>
          </table:table-cell>
          <table:table-cell table:style-name="ce7" table:formula="of:=([.X187]*1440+[.W187]*4)/1440" office:value-type="float" office:value="0.831066246262481">
            <text:p>19:56:44</text:p>
          </table:table-cell>
          <table:table-cell table:formula="of:=8*[.W187]" office:value-type="float" office:value="913.29057771726">
            <text:p>913.29</text:p>
          </table:table-cell>
          <table:table-cell table:formula="of:=MOD([.E187]*1440+[.V187]+4*[.$B$3]-60*[.$B$4];1440)" office:value-type="float" office:value="699.909894240657">
            <text:p>699.91</text:p>
          </table:table-cell>
          <table:table-cell table:formula="of:=IF([.AB187]/4&lt;0;[.AB187]/4+180;[.AB187]/4-180)" office:value-type="float" office:value="-5.02252643983579">
            <text:p>-5.02</text:p>
          </table:table-cell>
          <table:table-cell table:formula="of:=DEGREES(ACOS(SIN(RADIANS([.$B$2]))*SIN(RADIANS([.T187]))+COS(RADIANS([.$B$2]))*COS(RADIANS([.T187]))*COS(RADIANS([.AC187]))))" office:value-type="float" office:value="20.6775703636822">
            <text:p>20.68</text:p>
          </table:table-cell>
          <table:table-cell table:formula="of:=90-[.AD187]" office:value-type="float" office:value="69.3224296363178">
            <text:p>69.32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0609011378902527">
            <text:p>0.01</text:p>
          </table:table-cell>
          <table:table-cell table:formula="of:=[.AE187]+[.AF187]" office:value-type="float" office:value="69.3285197501069">
            <text:p>69.33</text:p>
          </table:table-cell>
          <table:table-cell table:formula="of:=IF([.AC187]&gt;0;MOD(DEGREES(ACOS(((SIN(RADIANS([.$B$2]))*COS(RADIANS([.AD187])))-SIN(RADIANS([.T187])))/(COS(RADIANS([.$B$2]))*SIN(RADIANS([.AD187])))))+180;360);MOD(540-DEGREES(ACOS(((SIN(RADIANS([.$B$2]))*COS(RADIANS([.AD187])))-SIN(RADIANS([.T187])))/(COS(RADIANS([.$B$2]))*SIN(RADIANS([.AD187])))));360))" office:value-type="float" office:value="166.782412486437">
            <text:p>166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7]+1" office:value-type="date" office:date-value="2010-07-06">
            <text:p>7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8]+2415018.5+[.E188]-[.$B$4]/24" office:value-type="float" office:value="2455384.20833333">
            <text:p>2455384.21</text:p>
          </table:table-cell>
          <table:table-cell table:style-name="ce9" table:formula="of:=([.F188]-2451545)/36525" office:value-type="float" office:value="0.105111795573812">
            <text:p>0.10511180</text:p>
          </table:table-cell>
          <table:table-cell/>
          <table:table-cell table:formula="of:=MOD(280.46646+[.G188]*(36000.76983+[.G188]*0.0003032);360)" office:value-type="float" office:value="104.572022220726">
            <text:p>104.57</text:p>
          </table:table-cell>
          <table:table-cell table:formula="of:=357.52911+[.G188]*(35999.05029-0.0001537*[.G188])" office:value-type="float" office:value="4141.45392323571">
            <text:p>4141.45</text:p>
          </table:table-cell>
          <table:table-cell table:formula="of:=0.016708634-[.G188]*(0.000042037+0.0001537*[.G188])" office:value-type="float" office:value="0.0167025172626027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-0.0475746710904355">
            <text:p>-0.05</text:p>
          </table:table-cell>
          <table:table-cell table:formula="of:=[.I188]+[.L188]" office:value-type="float" office:value="104.524447549635">
            <text:p>104.52</text:p>
          </table:table-cell>
          <table:table-cell table:formula="of:=[.J188]+[.L188]" office:value-type="float" office:value="4141.40634856462">
            <text:p>4141.41</text:p>
          </table:table-cell>
          <table:table-cell table:formula="of:=(1.000001018*(1-[.K188]*[.K188]))/(1+[.K188]*COS(RADIANS([.N188])))" office:value-type="float" office:value="1.01669835017406">
            <text:p>1.02</text:p>
          </table:table-cell>
          <table:table-cell table:formula="of:=[.M188]-0.00569-0.00478*SIN(RADIANS(125.04-1934.136*[.G188]))" office:value-type="float" office:value="104.523437565434">
            <text:p>104.52</text:p>
          </table:table-cell>
          <table:table-cell table:formula="of:=23+(26+((21.448-[.G188]*(46.815+[.G188]*(0.00059-[.G188]*0.001813))))/60)/60" office:value-type="float" office:value="23.437924218577">
            <text:p>23.44</text:p>
          </table:table-cell>
          <table:table-cell table:formula="of:=[.Q188]+0.00256*COS(RADIANS(125.04-1934.136*[.G188]))" office:value-type="float" office:value="23.4384450817942">
            <text:p>23.44</text:p>
          </table:table-cell>
          <table:table-cell table:formula="of:=DEGREES(ATAN2(COS(RADIANS([.R188]))*SIN(RADIANS([.P188]));COS(RADIANS([.P188]))))" office:value-type="float" office:value="-15.7671036235156">
            <text:p>-15.77</text:p>
          </table:table-cell>
          <table:table-cell table:formula="of:=DEGREES(ASIN(SIN(RADIANS([.R188]))*SIN(RADIANS([.P188]))))" office:value-type="float" office:value="22.6470385060773">
            <text:p>22.65</text:p>
          </table:table-cell>
          <table:table-cell table:formula="of:=TAN(RADIANS([.R188]/2))*TAN(RADIANS([.R188]/2))" office:value-type="float" office:value="0.0430313343437102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4.77859894411512">
            <text:p>-4.78</text:p>
          </table:table-cell>
          <table:table-cell table:formula="of:=DEGREES(ACOS(COS(RADIANS(90.833))/COS(RADIANS([.$B$2]))*COS(RADIANS([.T188]))-TAN(RADIANS([.$B$2]))*TAN(RADIANS([.T188]))))" office:value-type="float" office:value="114.042407093624">
            <text:p>114.04</text:p>
          </table:table-cell>
          <table:table-cell table:style-name="ce7" table:formula="of:=(720-4*[.$B$3]-[.V188]+[.$B$4]*60)/1440" office:value-type="float" office:value="0.514068471488969">
            <text:p>12:20:16</text:p>
          </table:table-cell>
          <table:table-cell table:style-name="ce7" table:formula="of:=([.X188]*1440-[.W188]*4)/1440" office:value-type="float" office:value="0.197284007340012">
            <text:p>4:44:05</text:p>
          </table:table-cell>
          <table:table-cell table:style-name="ce7" table:formula="of:=([.X188]*1440+[.W188]*4)/1440" office:value-type="float" office:value="0.830852935637926">
            <text:p>19:56:26</text:p>
          </table:table-cell>
          <table:table-cell table:formula="of:=8*[.W188]" office:value-type="float" office:value="912.339256748996">
            <text:p>912.34</text:p>
          </table:table-cell>
          <table:table-cell table:formula="of:=MOD([.E188]*1440+[.V188]+4*[.$B$3]-60*[.$B$4];1440)" office:value-type="float" office:value="699.741401055885">
            <text:p>699.74</text:p>
          </table:table-cell>
          <table:table-cell table:formula="of:=IF([.AB188]/4&lt;0;[.AB188]/4+180;[.AB188]/4-180)" office:value-type="float" office:value="-5.0646497360288">
            <text:p>-5.06</text:p>
          </table:table-cell>
          <table:table-cell table:formula="of:=DEGREES(ACOS(SIN(RADIANS([.$B$2]))*SIN(RADIANS([.T188]))+COS(RADIANS([.$B$2]))*COS(RADIANS([.T188]))*COS(RADIANS([.AC188]))))" office:value-type="float" office:value="20.7827408126764">
            <text:p>20.78</text:p>
          </table:table-cell>
          <table:table-cell table:formula="of:=90-[.AD188]" office:value-type="float" office:value="69.2172591873235">
            <text:p>69.22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0612396368386211">
            <text:p>0.01</text:p>
          </table:table-cell>
          <table:table-cell table:formula="of:=[.AE188]+[.AF188]" office:value-type="float" office:value="69.2233831510074">
            <text:p>69.22</text:p>
          </table:table-cell>
          <table:table-cell table:formula="of:=IF([.AC188]&gt;0;MOD(DEGREES(ACOS(((SIN(RADIANS([.$B$2]))*COS(RADIANS([.AD188])))-SIN(RADIANS([.T188])))/(COS(RADIANS([.$B$2]))*SIN(RADIANS([.AD188])))))+180;360);MOD(540-DEGREES(ACOS(((SIN(RADIANS([.$B$2]))*COS(RADIANS([.AD188])))-SIN(RADIANS([.T188])))/(COS(RADIANS([.$B$2]))*SIN(RADIANS([.AD188])))));360))" office:value-type="float" office:value="166.725650212371">
            <text:p>166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8]+1" office:value-type="date" office:date-value="2010-07-07">
            <text:p>7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9]+2415018.5+[.E189]-[.$B$4]/24" office:value-type="float" office:value="2455385.20833333">
            <text:p>2455385.21</text:p>
          </table:table-cell>
          <table:table-cell table:style-name="ce9" table:formula="of:=([.F189]-2451545)/36525" office:value-type="float" office:value="0.105139174081683">
            <text:p>0.10513917</text:p>
          </table:table-cell>
          <table:table-cell/>
          <table:table-cell table:formula="of:=MOD(280.46646+[.G189]*(36000.76983+[.G189]*0.0003032);360)" office:value-type="float" office:value="105.557669582635">
            <text:p>105.56</text:p>
          </table:table-cell>
          <table:table-cell table:formula="of:=357.52911+[.G189]*(35999.05029-0.0001537*[.G189])" office:value-type="float" office:value="4142.43952351655">
            <text:p>4142.44</text:p>
          </table:table-cell>
          <table:table-cell table:formula="of:=0.016708634-[.G189]*(0.000042037+0.0001537*[.G189])" office:value-type="float" office:value="0.0167025152269402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-0.0798104530561431">
            <text:p>-0.08</text:p>
          </table:table-cell>
          <table:table-cell table:formula="of:=[.I189]+[.L189]" office:value-type="float" office:value="105.477859129579">
            <text:p>105.48</text:p>
          </table:table-cell>
          <table:table-cell table:formula="of:=[.J189]+[.L189]" office:value-type="float" office:value="4142.35971306349">
            <text:p>4142.36</text:p>
          </table:table-cell>
          <table:table-cell table:formula="of:=(1.000001018*(1-[.K189]*[.K189]))/(1+[.K189]*COS(RADIANS([.N189])))" office:value-type="float" office:value="1.01668890599212">
            <text:p>1.02</text:p>
          </table:table-cell>
          <table:table-cell table:formula="of:=[.M189]-0.00569-0.00478*SIN(RADIANS(125.04-1934.136*[.G189]))" office:value-type="float" office:value="105.476850042227">
            <text:p>105.48</text:p>
          </table:table-cell>
          <table:table-cell table:formula="of:=23+(26+((21.448-[.G189]*(46.815+[.G189]*(0.00059-[.G189]*0.001813))))/60)/60" office:value-type="float" office:value="23.4379238625418">
            <text:p>23.44</text:p>
          </table:table-cell>
          <table:table-cell table:formula="of:=[.Q189]+0.00256*COS(RADIANS(125.04-1934.136*[.G189]))" office:value-type="float" office:value="23.4384424090303">
            <text:p>23.44</text:p>
          </table:table-cell>
          <table:table-cell table:formula="of:=DEGREES(ATAN2(COS(RADIANS([.R189]))*SIN(RADIANS([.P189]));COS(RADIANS([.P189]))))" office:value-type="float" office:value="-16.793334017652">
            <text:p>-16.79</text:p>
          </table:table-cell>
          <table:table-cell table:formula="of:=DEGREES(ASIN(SIN(RADIANS([.R189]))*SIN(RADIANS([.P189]))))" office:value-type="float" office:value="22.5407241825967">
            <text:p>22.54</text:p>
          </table:table-cell>
          <table:table-cell table:formula="of:=TAN(RADIANS([.R189]/2))*TAN(RADIANS([.R189]/2))" office:value-type="float" office:value="0.0430313242505378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4.94100670758682">
            <text:p>-4.94</text:p>
          </table:table-cell>
          <table:table-cell table:formula="of:=DEGREES(ACOS(COS(RADIANS(90.833))/COS(RADIANS([.$B$2]))*COS(RADIANS([.T189]))-TAN(RADIANS([.$B$2]))*TAN(RADIANS([.T189]))))" office:value-type="float" office:value="113.916001768916">
            <text:p>113.92</text:p>
          </table:table-cell>
          <table:table-cell table:style-name="ce7" table:formula="of:=(720-4*[.$B$3]-[.V189]+[.$B$4]*60)/1440" office:value-type="float" office:value="0.514181254658046">
            <text:p>12:20:25</text:p>
          </table:table-cell>
          <table:table-cell table:style-name="ce7" table:formula="of:=([.X189]*1440-[.W189]*4)/1440" office:value-type="float" office:value="0.197747916411059">
            <text:p>4:44:45</text:p>
          </table:table-cell>
          <table:table-cell table:style-name="ce7" table:formula="of:=([.X189]*1440+[.W189]*4)/1440" office:value-type="float" office:value="0.830614592905034">
            <text:p>19:56:05</text:p>
          </table:table-cell>
          <table:table-cell table:formula="of:=8*[.W189]" office:value-type="float" office:value="911.328014151325">
            <text:p>911.33</text:p>
          </table:table-cell>
          <table:table-cell table:formula="of:=MOD([.E189]*1440+[.V189]+4*[.$B$3]-60*[.$B$4];1440)" office:value-type="float" office:value="699.578993292413">
            <text:p>699.58</text:p>
          </table:table-cell>
          <table:table-cell table:formula="of:=IF([.AB189]/4&lt;0;[.AB189]/4+180;[.AB189]/4-180)" office:value-type="float" office:value="-5.1052516768967">
            <text:p>-5.11</text:p>
          </table:table-cell>
          <table:table-cell table:formula="of:=DEGREES(ACOS(SIN(RADIANS([.$B$2]))*SIN(RADIANS([.T189]))+COS(RADIANS([.$B$2]))*COS(RADIANS([.T189]))*COS(RADIANS([.AC189]))))" office:value-type="float" office:value="20.8941058568802">
            <text:p>20.89</text:p>
          </table:table-cell>
          <table:table-cell table:formula="of:=90-[.AD189]" office:value-type="float" office:value="69.1058941431198">
            <text:p>69.11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0615985859611848">
            <text:p>0.01</text:p>
          </table:table-cell>
          <table:table-cell table:formula="of:=[.AE189]+[.AF189]" office:value-type="float" office:value="69.1120540017159">
            <text:p>69.11</text:p>
          </table:table-cell>
          <table:table-cell table:formula="of:=IF([.AC189]&gt;0;MOD(DEGREES(ACOS(((SIN(RADIANS([.$B$2]))*COS(RADIANS([.AD189])))-SIN(RADIANS([.T189])))/(COS(RADIANS([.$B$2]))*SIN(RADIANS([.AD189])))))+180;360);MOD(540-DEGREES(ACOS(((SIN(RADIANS([.$B$2]))*COS(RADIANS([.AD189])))-SIN(RADIANS([.T189])))/(COS(RADIANS([.$B$2]))*SIN(RADIANS([.AD189])))));360))" office:value-type="float" office:value="166.676496422322">
            <text:p>166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9]+1" office:value-type="date" office:date-value="2010-07-08">
            <text:p>7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0]+2415018.5+[.E190]-[.$B$4]/24" office:value-type="float" office:value="2455386.20833333">
            <text:p>2455386.21</text:p>
          </table:table-cell>
          <table:table-cell table:style-name="ce9" table:formula="of:=([.F190]-2451545)/36525" office:value-type="float" office:value="0.105166552589555">
            <text:p>0.10516655</text:p>
          </table:table-cell>
          <table:table-cell/>
          <table:table-cell table:formula="of:=MOD(280.46646+[.G190]*(36000.76983+[.G190]*0.0003032);360)" office:value-type="float" office:value="106.543316944545">
            <text:p>106.54</text:p>
          </table:table-cell>
          <table:table-cell table:formula="of:=357.52911+[.G190]*(35999.05029-0.0001537*[.G190])" office:value-type="float" office:value="4143.42512379739">
            <text:p>4143.43</text:p>
          </table:table-cell>
          <table:table-cell table:formula="of:=0.016708634-[.G190]*(0.000042037+0.0001537*[.G190])" office:value-type="float" office:value="0.0167025131910473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-0.112024036142835">
            <text:p>-0.11</text:p>
          </table:table-cell>
          <table:table-cell table:formula="of:=[.I190]+[.L190]" office:value-type="float" office:value="106.431292908403">
            <text:p>106.43</text:p>
          </table:table-cell>
          <table:table-cell table:formula="of:=[.J190]+[.L190]" office:value-type="float" office:value="4143.31309976125">
            <text:p>4143.31</text:p>
          </table:table-cell>
          <table:table-cell table:formula="of:=(1.000001018*(1-[.K190]*[.K190]))/(1+[.K190]*COS(RADIANS([.N190])))" office:value-type="float" office:value="1.01667468451727">
            <text:p>1.02</text:p>
          </table:table-cell>
          <table:table-cell table:formula="of:=[.M190]-0.00569-0.00478*SIN(RADIANS(125.04-1934.136*[.G190]))" office:value-type="float" office:value="106.4302847139">
            <text:p>106.43</text:p>
          </table:table-cell>
          <table:table-cell table:formula="of:=23+(26+((21.448-[.G190]*(46.815+[.G190]*(0.00059-[.G190]*0.001813))))/60)/60" office:value-type="float" office:value="23.4379235065066">
            <text:p>23.44</text:p>
          </table:table-cell>
          <table:table-cell table:formula="of:=[.Q190]+0.00256*COS(RADIANS(125.04-1934.136*[.G190]))" office:value-type="float" office:value="23.4384397358235">
            <text:p>23.44</text:p>
          </table:table-cell>
          <table:table-cell table:formula="of:=DEGREES(ATAN2(COS(RADIANS([.R190]))*SIN(RADIANS([.P190]));COS(RADIANS([.P190]))))" office:value-type="float" office:value="-17.8179606533763">
            <text:p>-17.82</text:p>
          </table:table-cell>
          <table:table-cell table:formula="of:=DEGREES(ASIN(SIN(RADIANS([.R190]))*SIN(RADIANS([.P190]))))" office:value-type="float" office:value="22.42790965666">
            <text:p>22.43</text:p>
          </table:table-cell>
          <table:table-cell table:formula="of:=TAN(RADIANS([.R190]/2))*TAN(RADIANS([.R190]/2))" office:value-type="float" office:value="0.0430313141556939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5.09702001828575">
            <text:p>-5.1</text:p>
          </table:table-cell>
          <table:table-cell table:formula="of:=DEGREES(ACOS(COS(RADIANS(90.833))/COS(RADIANS([.$B$2]))*COS(RADIANS([.T190]))-TAN(RADIANS([.$B$2]))*TAN(RADIANS([.T190]))))" office:value-type="float" office:value="113.782212509698">
            <text:p>113.78</text:p>
          </table:table-cell>
          <table:table-cell table:style-name="ce7" table:formula="of:=(720-4*[.$B$3]-[.V190]+[.$B$4]*60)/1440" office:value-type="float" office:value="0.514289597234921">
            <text:p>12:20:35</text:p>
          </table:table-cell>
          <table:table-cell table:style-name="ce7" table:formula="of:=([.X190]*1440-[.W190]*4)/1440" office:value-type="float" office:value="0.198227895819092">
            <text:p>4:45:27</text:p>
          </table:table-cell>
          <table:table-cell table:style-name="ce7" table:formula="of:=([.X190]*1440+[.W190]*4)/1440" office:value-type="float" office:value="0.83035129865075">
            <text:p>19:55:42</text:p>
          </table:table-cell>
          <table:table-cell table:formula="of:=8*[.W190]" office:value-type="float" office:value="910.257700077587">
            <text:p>910.26</text:p>
          </table:table-cell>
          <table:table-cell table:formula="of:=MOD([.E190]*1440+[.V190]+4*[.$B$3]-60*[.$B$4];1440)" office:value-type="float" office:value="699.422979981714">
            <text:p>699.42</text:p>
          </table:table-cell>
          <table:table-cell table:formula="of:=IF([.AB190]/4&lt;0;[.AB190]/4+180;[.AB190]/4-180)" office:value-type="float" office:value="-5.14425500457145">
            <text:p>-5.14</text:p>
          </table:table-cell>
          <table:table-cell table:formula="of:=DEGREES(ACOS(SIN(RADIANS([.$B$2]))*SIN(RADIANS([.T190]))+COS(RADIANS([.$B$2]))*COS(RADIANS([.T190]))*COS(RADIANS([.AC190]))))" office:value-type="float" office:value="21.0116055572136">
            <text:p>21.01</text:p>
          </table:table-cell>
          <table:table-cell table:formula="of:=90-[.AD190]" office:value-type="float" office:value="68.9883944427864">
            <text:p>68.99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0619778837691164">
            <text:p>0.01</text:p>
          </table:table-cell>
          <table:table-cell table:formula="of:=[.AE190]+[.AF190]" office:value-type="float" office:value="68.9945922311633">
            <text:p>68.99</text:p>
          </table:table-cell>
          <table:table-cell table:formula="of:=IF([.AC190]&gt;0;MOD(DEGREES(ACOS(((SIN(RADIANS([.$B$2]))*COS(RADIANS([.AD190])))-SIN(RADIANS([.T190])))/(COS(RADIANS([.$B$2]))*SIN(RADIANS([.AD190])))))+180;360);MOD(540-DEGREES(ACOS(((SIN(RADIANS([.$B$2]))*COS(RADIANS([.AD190])))-SIN(RADIANS([.T190])))/(COS(RADIANS([.$B$2]))*SIN(RADIANS([.AD190])))));360))" office:value-type="float" office:value="166.635046172536">
            <text:p>166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0]+1" office:value-type="date" office:date-value="2010-07-09">
            <text:p>7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1]+2415018.5+[.E191]-[.$B$4]/24" office:value-type="float" office:value="2455387.20833333">
            <text:p>2455387.21</text:p>
          </table:table-cell>
          <table:table-cell table:style-name="ce9" table:formula="of:=([.F191]-2451545)/36525" office:value-type="float" office:value="0.105193931097426">
            <text:p>0.10519393</text:p>
          </table:table-cell>
          <table:table-cell/>
          <table:table-cell table:formula="of:=MOD(280.46646+[.G191]*(36000.76983+[.G191]*0.0003032);360)" office:value-type="float" office:value="107.528964306456">
            <text:p>107.53</text:p>
          </table:table-cell>
          <table:table-cell table:formula="of:=357.52911+[.G191]*(35999.05029-0.0001537*[.G191])" office:value-type="float" office:value="4144.41072407823">
            <text:p>4144.41</text:p>
          </table:table-cell>
          <table:table-cell table:formula="of:=0.016708634-[.G191]*(0.000042037+0.0001537*[.G191])" office:value-type="float" office:value="0.0167025111549239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-0.144206460447655">
            <text:p>-0.14</text:p>
          </table:table-cell>
          <table:table-cell table:formula="of:=[.I191]+[.L191]" office:value-type="float" office:value="107.384757846009">
            <text:p>107.38</text:p>
          </table:table-cell>
          <table:table-cell table:formula="of:=[.J191]+[.L191]" office:value-type="float" office:value="4144.26651761778">
            <text:p>4144.27</text:p>
          </table:table-cell>
          <table:table-cell table:formula="of:=(1.000001018*(1-[.K191]*[.K191]))/(1+[.K191]*COS(RADIANS([.N191])))" office:value-type="float" office:value="1.01665568955459">
            <text:p>1.02</text:p>
          </table:table-cell>
          <table:table-cell table:formula="of:=[.M191]-0.00569-0.00478*SIN(RADIANS(125.04-1934.136*[.G191]))" office:value-type="float" office:value="107.383750540356">
            <text:p>107.38</text:p>
          </table:table-cell>
          <table:table-cell table:formula="of:=23+(26+((21.448-[.G191]*(46.815+[.G191]*(0.00059-[.G191]*0.001813))))/60)/60" office:value-type="float" office:value="23.4379231504715">
            <text:p>23.44</text:p>
          </table:table-cell>
          <table:table-cell table:formula="of:=[.Q191]+0.00256*COS(RADIANS(125.04-1934.136*[.G191]))" office:value-type="float" office:value="23.4384370621758">
            <text:p>23.44</text:p>
          </table:table-cell>
          <table:table-cell table:formula="of:=DEGREES(ATAN2(COS(RADIANS([.R191]))*SIN(RADIANS([.P191]));COS(RADIANS([.P191]))))" office:value-type="float" office:value="-18.8409092056859">
            <text:p>-18.84</text:p>
          </table:table-cell>
          <table:table-cell table:formula="of:=DEGREES(ASIN(SIN(RADIANS([.R191]))*SIN(RADIANS([.P191]))))" office:value-type="float" office:value="22.3086399528236">
            <text:p>22.31</text:p>
          </table:table-cell>
          <table:table-cell table:formula="of:=TAN(RADIANS([.R191]/2))*TAN(RADIANS([.R191]/2))" office:value-type="float" office:value="0.0430313040591862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5.24633989469734">
            <text:p>-5.25</text:p>
          </table:table-cell>
          <table:table-cell table:formula="of:=DEGREES(ACOS(COS(RADIANS(90.833))/COS(RADIANS([.$B$2]))*COS(RADIANS([.T191]))-TAN(RADIANS([.$B$2]))*TAN(RADIANS([.T191]))))" office:value-type="float" office:value="113.641150129351">
            <text:p>113.64</text:p>
          </table:table-cell>
          <table:table-cell table:style-name="ce7" table:formula="of:=(720-4*[.$B$3]-[.V191]+[.$B$4]*60)/1440" office:value-type="float" office:value="0.51439329159354">
            <text:p>12:20:44</text:p>
          </table:table-cell>
          <table:table-cell table:style-name="ce7" table:formula="of:=([.X191]*1440-[.W191]*4)/1440" office:value-type="float" office:value="0.198723430123119">
            <text:p>4:46:10</text:p>
          </table:table-cell>
          <table:table-cell table:style-name="ce7" table:formula="of:=([.X191]*1440+[.W191]*4)/1440" office:value-type="float" office:value="0.83006315306396">
            <text:p>19:55:17</text:p>
          </table:table-cell>
          <table:table-cell table:formula="of:=8*[.W191]" office:value-type="float" office:value="909.129201034811">
            <text:p>909.13</text:p>
          </table:table-cell>
          <table:table-cell table:formula="of:=MOD([.E191]*1440+[.V191]+4*[.$B$3]-60*[.$B$4];1440)" office:value-type="float" office:value="699.273660105303">
            <text:p>699.27</text:p>
          </table:table-cell>
          <table:table-cell table:formula="of:=IF([.AB191]/4&lt;0;[.AB191]/4+180;[.AB191]/4-180)" office:value-type="float" office:value="-5.18158497367435">
            <text:p>-5.18</text:p>
          </table:table-cell>
          <table:table-cell table:formula="of:=DEGREES(ACOS(SIN(RADIANS([.$B$2]))*SIN(RADIANS([.T191]))+COS(RADIANS([.$B$2]))*COS(RADIANS([.T191]))*COS(RADIANS([.AC191]))))" office:value-type="float" office:value="21.1351789553807">
            <text:p>21.14</text:p>
          </table:table-cell>
          <table:table-cell table:formula="of:=90-[.AD191]" office:value-type="float" office:value="68.8648210446193">
            <text:p>68.86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062377430510007">
            <text:p>0.01</text:p>
          </table:table-cell>
          <table:table-cell table:formula="of:=[.AE191]+[.AF191]" office:value-type="float" office:value="68.8710587876703">
            <text:p>68.87</text:p>
          </table:table-cell>
          <table:table-cell table:formula="of:=IF([.AC191]&gt;0;MOD(DEGREES(ACOS(((SIN(RADIANS([.$B$2]))*COS(RADIANS([.AD191])))-SIN(RADIANS([.T191])))/(COS(RADIANS([.$B$2]))*SIN(RADIANS([.AD191])))))+180;360);MOD(540-DEGREES(ACOS(((SIN(RADIANS([.$B$2]))*COS(RADIANS([.AD191])))-SIN(RADIANS([.T191])))/(COS(RADIANS([.$B$2]))*SIN(RADIANS([.AD191])))));360))" office:value-type="float" office:value="166.601373853952">
            <text:p>166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1]+1" office:value-type="date" office:date-value="2010-07-10">
            <text:p>7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2]+2415018.5+[.E192]-[.$B$4]/24" office:value-type="float" office:value="2455388.20833333">
            <text:p>2455388.21</text:p>
          </table:table-cell>
          <table:table-cell table:style-name="ce9" table:formula="of:=([.F192]-2451545)/36525" office:value-type="float" office:value="0.105221309605297">
            <text:p>0.10522131</text:p>
          </table:table-cell>
          <table:table-cell/>
          <table:table-cell table:formula="of:=MOD(280.46646+[.G192]*(36000.76983+[.G192]*0.0003032);360)" office:value-type="float" office:value="108.514611668367">
            <text:p>108.51</text:p>
          </table:table-cell>
          <table:table-cell table:formula="of:=357.52911+[.G192]*(35999.05029-0.0001537*[.G192])" office:value-type="float" office:value="4145.39632435907">
            <text:p>4145.4</text:p>
          </table:table-cell>
          <table:table-cell table:formula="of:=0.016708634-[.G192]*(0.000042037+0.0001537*[.G192])" office:value-type="float" office:value="0.0167025091185701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-0.176348773109734">
            <text:p>-0.18</text:p>
          </table:table-cell>
          <table:table-cell table:formula="of:=[.I192]+[.L192]" office:value-type="float" office:value="108.338262895257">
            <text:p>108.34</text:p>
          </table:table-cell>
          <table:table-cell table:formula="of:=[.J192]+[.L192]" office:value-type="float" office:value="4145.21997558596">
            <text:p>4145.22</text:p>
          </table:table-cell>
          <table:table-cell table:formula="of:=(1.000001018*(1-[.K192]*[.K192]))/(1+[.K192]*COS(RADIANS([.N192])))" office:value-type="float" office:value="1.0166319261864">
            <text:p>1.02</text:p>
          </table:table-cell>
          <table:table-cell table:formula="of:=[.M192]-0.00569-0.00478*SIN(RADIANS(125.04-1934.136*[.G192]))" office:value-type="float" office:value="108.337256474456">
            <text:p>108.34</text:p>
          </table:table-cell>
          <table:table-cell table:formula="of:=23+(26+((21.448-[.G192]*(46.815+[.G192]*(0.00059-[.G192]*0.001813))))/60)/60" office:value-type="float" office:value="23.4379227944363">
            <text:p>23.44</text:p>
          </table:table-cell>
          <table:table-cell table:formula="of:=[.Q192]+0.00256*COS(RADIANS(125.04-1934.136*[.G192]))" office:value-type="float" office:value="23.438434388089">
            <text:p>23.44</text:p>
          </table:table-cell>
          <table:table-cell table:formula="of:=DEGREES(ATAN2(COS(RADIANS([.R192]))*SIN(RADIANS([.P192]));COS(RADIANS([.P192]))))" office:value-type="float" office:value="-19.8621080124542">
            <text:p>-19.86</text:p>
          </table:table-cell>
          <table:table-cell table:formula="of:=DEGREES(ASIN(SIN(RADIANS([.R192]))*SIN(RADIANS([.P192]))))" office:value-type="float" office:value="22.182962256885">
            <text:p>22.18</text:p>
          </table:table-cell>
          <table:table-cell table:formula="of:=TAN(RADIANS([.R192]/2))*TAN(RADIANS([.R192]/2))" office:value-type="float" office:value="0.043031293961022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5.38867784429335">
            <text:p>-5.39</text:p>
          </table:table-cell>
          <table:table-cell table:formula="of:=DEGREES(ACOS(COS(RADIANS(90.833))/COS(RADIANS([.$B$2]))*COS(RADIANS([.T192]))-TAN(RADIANS([.$B$2]))*TAN(RADIANS([.T192]))))" office:value-type="float" office:value="113.492929670781">
            <text:p>113.49</text:p>
          </table:table-cell>
          <table:table-cell table:style-name="ce7" table:formula="of:=(720-4*[.$B$3]-[.V192]+[.$B$4]*60)/1440" office:value-type="float" office:value="0.51449213739187">
            <text:p>12:20:52</text:p>
          </table:table-cell>
          <table:table-cell table:style-name="ce7" table:formula="of:=([.X192]*1440-[.W192]*4)/1440" office:value-type="float" office:value="0.199233999417478">
            <text:p>4:46:54</text:p>
          </table:table-cell>
          <table:table-cell table:style-name="ce7" table:formula="of:=([.X192]*1440+[.W192]*4)/1440" office:value-type="float" office:value="0.829750275366263">
            <text:p>19:54:50</text:p>
          </table:table-cell>
          <table:table-cell table:formula="of:=8*[.W192]" office:value-type="float" office:value="907.943437366251">
            <text:p>907.94</text:p>
          </table:table-cell>
          <table:table-cell table:formula="of:=MOD([.E192]*1440+[.V192]+4*[.$B$3]-60*[.$B$4];1440)" office:value-type="float" office:value="699.131322155707">
            <text:p>699.13</text:p>
          </table:table-cell>
          <table:table-cell table:formula="of:=IF([.AB192]/4&lt;0;[.AB192]/4+180;[.AB192]/4-180)" office:value-type="float" office:value="-5.21716946107335">
            <text:p>-5.22</text:p>
          </table:table-cell>
          <table:table-cell table:formula="of:=DEGREES(ACOS(SIN(RADIANS([.$B$2]))*SIN(RADIANS([.T192]))+COS(RADIANS([.$B$2]))*COS(RADIANS([.T192]))*COS(RADIANS([.AC192]))))" office:value-type="float" office:value="21.2647642005951">
            <text:p>21.26</text:p>
          </table:table-cell>
          <table:table-cell table:formula="of:=90-[.AD192]" office:value-type="float" office:value="68.7352357994048">
            <text:p>68.74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0627971285669539">
            <text:p>0.01</text:p>
          </table:table-cell>
          <table:table-cell table:formula="of:=[.AE192]+[.AF192]" office:value-type="float" office:value="68.7415155122615">
            <text:p>68.74</text:p>
          </table:table-cell>
          <table:table-cell table:formula="of:=IF([.AC192]&gt;0;MOD(DEGREES(ACOS(((SIN(RADIANS([.$B$2]))*COS(RADIANS([.AD192])))-SIN(RADIANS([.T192])))/(COS(RADIANS([.$B$2]))*SIN(RADIANS([.AD192])))))+180;360);MOD(540-DEGREES(ACOS(((SIN(RADIANS([.$B$2]))*COS(RADIANS([.AD192])))-SIN(RADIANS([.T192])))/(COS(RADIANS([.$B$2]))*SIN(RADIANS([.AD192])))));360))" office:value-type="float" office:value="166.575533549713">
            <text:p>16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2]+1" office:value-type="date" office:date-value="2010-07-11">
            <text:p>7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3]+2415018.5+[.E193]-[.$B$4]/24" office:value-type="float" office:value="2455389.20833333">
            <text:p>2455389.21</text:p>
          </table:table-cell>
          <table:table-cell table:style-name="ce9" table:formula="of:=([.F193]-2451545)/36525" office:value-type="float" office:value="0.105248688113169">
            <text:p>0.10524869</text:p>
          </table:table-cell>
          <table:table-cell/>
          <table:table-cell table:formula="of:=MOD(280.46646+[.G193]*(36000.76983+[.G193]*0.0003032);360)" office:value-type="float" office:value="109.500259030278">
            <text:p>109.5</text:p>
          </table:table-cell>
          <table:table-cell table:formula="of:=357.52911+[.G193]*(35999.05029-0.0001537*[.G193])" office:value-type="float" office:value="4146.38192463991">
            <text:p>4146.38</text:p>
          </table:table-cell>
          <table:table-cell table:formula="of:=0.016708634-[.G193]*(0.000042037+0.0001537*[.G193])" office:value-type="float" office:value="0.0167025070819859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-0.208442030335856">
            <text:p>-0.21</text:p>
          </table:table-cell>
          <table:table-cell table:formula="of:=[.I193]+[.L193]" office:value-type="float" office:value="109.291816999943">
            <text:p>109.29</text:p>
          </table:table-cell>
          <table:table-cell table:formula="of:=[.J193]+[.L193]" office:value-type="float" office:value="4146.17348260957">
            <text:p>4146.17</text:p>
          </table:table-cell>
          <table:table-cell table:formula="of:=(1.000001018*(1-[.K193]*[.K193]))/(1+[.K193]*COS(RADIANS([.N193])))" office:value-type="float" office:value="1.01660340077141">
            <text:p>1.02</text:p>
          </table:table-cell>
          <table:table-cell table:formula="of:=[.M193]-0.00569-0.00478*SIN(RADIANS(125.04-1934.136*[.G193]))" office:value-type="float" office:value="109.290811459991">
            <text:p>109.29</text:p>
          </table:table-cell>
          <table:table-cell table:formula="of:=23+(26+((21.448-[.G193]*(46.815+[.G193]*(0.00059-[.G193]*0.001813))))/60)/60" office:value-type="float" office:value="23.4379224384011">
            <text:p>23.44</text:p>
          </table:table-cell>
          <table:table-cell table:formula="of:=[.Q193]+0.00256*COS(RADIANS(125.04-1934.136*[.G193]))" office:value-type="float" office:value="23.4384317135653">
            <text:p>23.44</text:p>
          </table:table-cell>
          <table:table-cell table:formula="of:=DEGREES(ATAN2(COS(RADIANS([.R193]))*SIN(RADIANS([.P193]));COS(RADIANS([.P193]))))" office:value-type="float" office:value="-20.8814881710863">
            <text:p>-20.88</text:p>
          </table:table-cell>
          <table:table-cell table:formula="of:=DEGREES(ASIN(SIN(RADIANS([.R193]))*SIN(RADIANS([.P193]))))" office:value-type="float" office:value="22.0509258593786">
            <text:p>22.05</text:p>
          </table:table-cell>
          <table:table-cell table:formula="of:=TAN(RADIANS([.R193]/2))*TAN(RADIANS([.R193]/2))" office:value-type="float" office:value="0.0430312838612089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5.52375627674458">
            <text:p>-5.52</text:p>
          </table:table-cell>
          <table:table-cell table:formula="of:=DEGREES(ACOS(COS(RADIANS(90.833))/COS(RADIANS([.$B$2]))*COS(RADIANS([.T193]))-TAN(RADIANS([.$B$2]))*TAN(RADIANS([.T193]))))" office:value-type="float" office:value="113.337670086761">
            <text:p>113.34</text:p>
          </table:table-cell>
          <table:table-cell table:style-name="ce7" table:formula="of:=(720-4*[.$B$3]-[.V193]+[.$B$4]*60)/1440" office:value-type="float" office:value="0.51458594185885">
            <text:p>12:21:00</text:p>
          </table:table-cell>
          <table:table-cell table:style-name="ce7" table:formula="of:=([.X193]*1440-[.W193]*4)/1440" office:value-type="float" office:value="0.199759080506737">
            <text:p>4:47:39</text:p>
          </table:table-cell>
          <table:table-cell table:style-name="ce7" table:formula="of:=([.X193]*1440+[.W193]*4)/1440" office:value-type="float" office:value="0.829412803210964">
            <text:p>19:54:21</text:p>
          </table:table-cell>
          <table:table-cell table:formula="of:=8*[.W193]" office:value-type="float" office:value="906.701360694087">
            <text:p>906.7</text:p>
          </table:table-cell>
          <table:table-cell table:formula="of:=MOD([.E193]*1440+[.V193]+4*[.$B$3]-60*[.$B$4];1440)" office:value-type="float" office:value="698.996243723255">
            <text:p>699</text:p>
          </table:table-cell>
          <table:table-cell table:formula="of:=IF([.AB193]/4&lt;0;[.AB193]/4+180;[.AB193]/4-180)" office:value-type="float" office:value="-5.25093906918616">
            <text:p>-5.25</text:p>
          </table:table-cell>
          <table:table-cell table:formula="of:=DEGREES(ACOS(SIN(RADIANS([.$B$2]))*SIN(RADIANS([.T193]))+COS(RADIANS([.$B$2]))*COS(RADIANS([.T193]))*COS(RADIANS([.AC193]))))" office:value-type="float" office:value="21.4002986692959">
            <text:p>21.4</text:p>
          </table:table-cell>
          <table:table-cell table:formula="of:=90-[.AD193]" office:value-type="float" office:value="68.5997013307041">
            <text:p>68.6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0632368828412955">
            <text:p>0.01</text:p>
          </table:table-cell>
          <table:table-cell table:formula="of:=[.AE193]+[.AF193]" office:value-type="float" office:value="68.6060250189883">
            <text:p>68.61</text:p>
          </table:table-cell>
          <table:table-cell table:formula="of:=IF([.AC193]&gt;0;MOD(DEGREES(ACOS(((SIN(RADIANS([.$B$2]))*COS(RADIANS([.AD193])))-SIN(RADIANS([.T193])))/(COS(RADIANS([.$B$2]))*SIN(RADIANS([.AD193])))))+180;360);MOD(540-DEGREES(ACOS(((SIN(RADIANS([.$B$2]))*COS(RADIANS([.AD193])))-SIN(RADIANS([.T193])))/(COS(RADIANS([.$B$2]))*SIN(RADIANS([.AD193])))));360))" office:value-type="float" office:value="166.557559481592">
            <text:p>166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3]+1" office:value-type="date" office:date-value="2010-07-12">
            <text:p>7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4]+2415018.5+[.E194]-[.$B$4]/24" office:value-type="float" office:value="2455390.20833333">
            <text:p>2455390.21</text:p>
          </table:table-cell>
          <table:table-cell table:style-name="ce9" table:formula="of:=([.F194]-2451545)/36525" office:value-type="float" office:value="0.10527606662104">
            <text:p>0.10527607</text:p>
          </table:table-cell>
          <table:table-cell/>
          <table:table-cell table:formula="of:=MOD(280.46646+[.G194]*(36000.76983+[.G194]*0.0003032);360)" office:value-type="float" office:value="110.48590639219">
            <text:p>110.49</text:p>
          </table:table-cell>
          <table:table-cell table:formula="of:=357.52911+[.G194]*(35999.05029-0.0001537*[.G194])" office:value-type="float" office:value="4147.36752492075">
            <text:p>4147.37</text:p>
          </table:table-cell>
          <table:table-cell table:formula="of:=0.016708634-[.G194]*(0.000042037+0.0001537*[.G194])" office:value-type="float" office:value="0.0167025050451712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-0.240477299426244">
            <text:p>-0.24</text:p>
          </table:table-cell>
          <table:table-cell table:formula="of:=[.I194]+[.L194]" office:value-type="float" office:value="110.245429092764">
            <text:p>110.25</text:p>
          </table:table-cell>
          <table:table-cell table:formula="of:=[.J194]+[.L194]" office:value-type="float" office:value="4147.12704762132">
            <text:p>4147.13</text:p>
          </table:table-cell>
          <table:table-cell table:formula="of:=(1.000001018*(1-[.K194]*[.K194]))/(1+[.K194]*COS(RADIANS([.N194])))" office:value-type="float" office:value="1.01657012094354">
            <text:p>1.02</text:p>
          </table:table-cell>
          <table:table-cell table:formula="of:=[.M194]-0.00569-0.00478*SIN(RADIANS(125.04-1934.136*[.G194]))" office:value-type="float" office:value="110.244424429662">
            <text:p>110.24</text:p>
          </table:table-cell>
          <table:table-cell table:formula="of:=23+(26+((21.448-[.G194]*(46.815+[.G194]*(0.00059-[.G194]*0.001813))))/60)/60" office:value-type="float" office:value="23.437922082366">
            <text:p>23.44</text:p>
          </table:table-cell>
          <table:table-cell table:formula="of:=[.Q194]+0.00256*COS(RADIANS(125.04-1934.136*[.G194]))" office:value-type="float" office:value="23.4384290386066">
            <text:p>23.44</text:p>
          </table:table-cell>
          <table:table-cell table:formula="of:=DEGREES(ATAN2(COS(RADIANS([.R194]))*SIN(RADIANS([.P194]));COS(RADIANS([.P194]))))" office:value-type="float" office:value="-21.8989836279325">
            <text:p>-21.9</text:p>
          </table:table-cell>
          <table:table-cell table:formula="of:=DEGREES(ASIN(SIN(RADIANS([.R194]))*SIN(RADIANS([.P194]))))" office:value-type="float" office:value="21.9125820975782">
            <text:p>21.91</text:p>
          </table:table-cell>
          <table:table-cell table:formula="of:=TAN(RADIANS([.R194]/2))*TAN(RADIANS([.R194]/2))" office:value-type="float" office:value="0.0430312737597544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5.65130889052423">
            <text:p>-5.65</text:p>
          </table:table-cell>
          <table:table-cell table:formula="of:=DEGREES(ACOS(COS(RADIANS(90.833))/COS(RADIANS([.$B$2]))*COS(RADIANS([.T194]))-TAN(RADIANS([.$B$2]))*TAN(RADIANS([.T194]))))" office:value-type="float" office:value="113.175493916946">
            <text:p>113.18</text:p>
          </table:table-cell>
          <table:table-cell table:style-name="ce7" table:formula="of:=(720-4*[.$B$3]-[.V194]+[.$B$4]*60)/1440" office:value-type="float" office:value="0.514674520062864">
            <text:p>12:21:08</text:p>
          </table:table-cell>
          <table:table-cell table:style-name="ce7" table:formula="of:=([.X194]*1440-[.W194]*4)/1440" office:value-type="float" office:value="0.200298148071346">
            <text:p>4:48:26</text:p>
          </table:table-cell>
          <table:table-cell table:style-name="ce7" table:formula="of:=([.X194]*1440+[.W194]*4)/1440" office:value-type="float" office:value="0.829050892054382">
            <text:p>19:53:50</text:p>
          </table:table-cell>
          <table:table-cell table:formula="of:=8*[.W194]" office:value-type="float" office:value="905.403951335572">
            <text:p>905.4</text:p>
          </table:table-cell>
          <table:table-cell table:formula="of:=MOD([.E194]*1440+[.V194]+4*[.$B$3]-60*[.$B$4];1440)" office:value-type="float" office:value="698.868691109476">
            <text:p>698.87</text:p>
          </table:table-cell>
          <table:table-cell table:formula="of:=IF([.AB194]/4&lt;0;[.AB194]/4+180;[.AB194]/4-180)" office:value-type="float" office:value="-5.28282722263106">
            <text:p>-5.28</text:p>
          </table:table-cell>
          <table:table-cell table:formula="of:=DEGREES(ACOS(SIN(RADIANS([.$B$2]))*SIN(RADIANS([.T194]))+COS(RADIANS([.$B$2]))*COS(RADIANS([.T194]))*COS(RADIANS([.AC194]))))" office:value-type="float" office:value="21.5417190774111">
            <text:p>21.54</text:p>
          </table:table-cell>
          <table:table-cell table:formula="of:=90-[.AD194]" office:value-type="float" office:value="68.4582809225889">
            <text:p>68.46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0636966011176552">
            <text:p>0.01</text:p>
          </table:table-cell>
          <table:table-cell table:formula="of:=[.AE194]+[.AF194]" office:value-type="float" office:value="68.4646505827007">
            <text:p>68.46</text:p>
          </table:table-cell>
          <table:table-cell table:formula="of:=IF([.AC194]&gt;0;MOD(DEGREES(ACOS(((SIN(RADIANS([.$B$2]))*COS(RADIANS([.AD194])))-SIN(RADIANS([.T194])))/(COS(RADIANS([.$B$2]))*SIN(RADIANS([.AD194])))))+180;360);MOD(540-DEGREES(ACOS(((SIN(RADIANS([.$B$2]))*COS(RADIANS([.AD194])))-SIN(RADIANS([.T194])))/(COS(RADIANS([.$B$2]))*SIN(RADIANS([.AD194])))));360))" office:value-type="float" office:value="166.547466536807">
            <text:p>16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4]+1" office:value-type="date" office:date-value="2010-07-13">
            <text:p>7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5]+2415018.5+[.E195]-[.$B$4]/24" office:value-type="float" office:value="2455391.20833333">
            <text:p>2455391.21</text:p>
          </table:table-cell>
          <table:table-cell table:style-name="ce9" table:formula="of:=([.F195]-2451545)/36525" office:value-type="float" office:value="0.105303445128911">
            <text:p>0.10530345</text:p>
          </table:table-cell>
          <table:table-cell/>
          <table:table-cell table:formula="of:=MOD(280.46646+[.G195]*(36000.76983+[.G195]*0.0003032);360)" office:value-type="float" office:value="111.471553754103">
            <text:p>111.47</text:p>
          </table:table-cell>
          <table:table-cell table:formula="of:=357.52911+[.G195]*(35999.05029-0.0001537*[.G195])" office:value-type="float" office:value="4148.35312520159">
            <text:p>4148.35</text:p>
          </table:table-cell>
          <table:table-cell table:formula="of:=0.016708634-[.G195]*(0.000042037+0.0001537*[.G195])" office:value-type="float" office:value="0.0167025030081262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-0.272445660800307">
            <text:p>-0.27</text:p>
          </table:table-cell>
          <table:table-cell table:formula="of:=[.I195]+[.L195]" office:value-type="float" office:value="111.199108093303">
            <text:p>111.2</text:p>
          </table:table-cell>
          <table:table-cell table:formula="of:=[.J195]+[.L195]" office:value-type="float" office:value="4148.08067954079">
            <text:p>4148.08</text:p>
          </table:table-cell>
          <table:table-cell table:formula="of:=(1.000001018*(1-[.K195]*[.K195]))/(1+[.K195]*COS(RADIANS([.N195])))" office:value-type="float" office:value="1.01653209561052">
            <text:p>1.02</text:p>
          </table:table-cell>
          <table:table-cell table:formula="of:=[.M195]-0.00569-0.00478*SIN(RADIANS(125.04-1934.136*[.G195]))" office:value-type="float" office:value="111.198104303047">
            <text:p>111.2</text:p>
          </table:table-cell>
          <table:table-cell table:formula="of:=23+(26+((21.448-[.G195]*(46.815+[.G195]*(0.00059-[.G195]*0.001813))))/60)/60" office:value-type="float" office:value="23.4379217263308">
            <text:p>23.44</text:p>
          </table:table-cell>
          <table:table-cell table:formula="of:=[.Q195]+0.00256*COS(RADIANS(125.04-1934.136*[.G195]))" office:value-type="float" office:value="23.4384263632148">
            <text:p>23.44</text:p>
          </table:table-cell>
          <table:table-cell table:formula="of:=DEGREES(ATAN2(COS(RADIANS([.R195]))*SIN(RADIANS([.P195]));COS(RADIANS([.P195]))))" office:value-type="float" office:value="-22.914531260388">
            <text:p>-22.91</text:p>
          </table:table-cell>
          <table:table-cell table:formula="of:=DEGREES(ASIN(SIN(RADIANS([.R195]))*SIN(RADIANS([.P195]))))" office:value-type="float" office:value="21.7679842961927">
            <text:p>21.77</text:p>
          </table:table-cell>
          <table:table-cell table:formula="of:=TAN(RADIANS([.R195]/2))*TAN(RADIANS([.R195]/2))" office:value-type="float" office:value="0.0430312636566659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5.77108103221545">
            <text:p>-5.77</text:p>
          </table:table-cell>
          <table:table-cell table:formula="of:=DEGREES(ACOS(COS(RADIANS(90.833))/COS(RADIANS([.$B$2]))*COS(RADIANS([.T195]))-TAN(RADIANS([.$B$2]))*TAN(RADIANS([.T195]))))" office:value-type="float" office:value="113.006526963197">
            <text:p>113.01</text:p>
          </table:table-cell>
          <table:table-cell table:style-name="ce7" table:formula="of:=(720-4*[.$B$3]-[.V195]+[.$B$4]*60)/1440" office:value-type="float" office:value="0.514757695161261">
            <text:p>12:21:15</text:p>
          </table:table-cell>
          <table:table-cell table:style-name="ce7" table:formula="of:=([.X195]*1440-[.W195]*4)/1440" office:value-type="float" office:value="0.200850675819047">
            <text:p>4:49:13</text:p>
          </table:table-cell>
          <table:table-cell table:style-name="ce7" table:formula="of:=([.X195]*1440+[.W195]*4)/1440" office:value-type="float" office:value="0.828664714503475">
            <text:p>19:53:17</text:p>
          </table:table-cell>
          <table:table-cell table:formula="of:=8*[.W195]" office:value-type="float" office:value="904.052215705576">
            <text:p>904.05</text:p>
          </table:table-cell>
          <table:table-cell table:formula="of:=MOD([.E195]*1440+[.V195]+4*[.$B$3]-60*[.$B$4];1440)" office:value-type="float" office:value="698.748918967785">
            <text:p>698.75</text:p>
          </table:table-cell>
          <table:table-cell table:formula="of:=IF([.AB195]/4&lt;0;[.AB195]/4+180;[.AB195]/4-180)" office:value-type="float" office:value="-5.31277025805386">
            <text:p>-5.31</text:p>
          </table:table-cell>
          <table:table-cell table:formula="of:=DEGREES(ACOS(SIN(RADIANS([.$B$2]))*SIN(RADIANS([.T195]))+COS(RADIANS([.$B$2]))*COS(RADIANS([.T195]))*COS(RADIANS([.AC195]))))" office:value-type="float" office:value="21.6889615848257">
            <text:p>21.69</text:p>
          </table:table-cell>
          <table:table-cell table:formula="of:=90-[.AD195]" office:value-type="float" office:value="68.3110384151744">
            <text:p>68.31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0641761944102216">
            <text:p>0.01</text:p>
          </table:table-cell>
          <table:table-cell table:formula="of:=[.AE195]+[.AF195]" office:value-type="float" office:value="68.3174560346154">
            <text:p>68.32</text:p>
          </table:table-cell>
          <table:table-cell table:formula="of:=IF([.AC195]&gt;0;MOD(DEGREES(ACOS(((SIN(RADIANS([.$B$2]))*COS(RADIANS([.AD195])))-SIN(RADIANS([.T195])))/(COS(RADIANS([.$B$2]))*SIN(RADIANS([.AD195])))))+180;360);MOD(540-DEGREES(ACOS(((SIN(RADIANS([.$B$2]))*COS(RADIANS([.AD195])))-SIN(RADIANS([.T195])))/(COS(RADIANS([.$B$2]))*SIN(RADIANS([.AD195])))));360))" office:value-type="float" office:value="166.545250866533">
            <text:p>16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5]+1" office:value-type="date" office:date-value="2010-07-14">
            <text:p>7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6]+2415018.5+[.E196]-[.$B$4]/24" office:value-type="float" office:value="2455392.20833333">
            <text:p>2455392.21</text:p>
          </table:table-cell>
          <table:table-cell table:style-name="ce9" table:formula="of:=([.F196]-2451545)/36525" office:value-type="float" office:value="0.105330823636783">
            <text:p>0.10533082</text:p>
          </table:table-cell>
          <table:table-cell/>
          <table:table-cell table:formula="of:=MOD(280.46646+[.G196]*(36000.76983+[.G196]*0.0003032);360)" office:value-type="float" office:value="112.457201116015">
            <text:p>112.46</text:p>
          </table:table-cell>
          <table:table-cell table:formula="of:=357.52911+[.G196]*(35999.05029-0.0001537*[.G196])" office:value-type="float" office:value="4149.33872548242">
            <text:p>4149.34</text:p>
          </table:table-cell>
          <table:table-cell table:formula="of:=0.016708634-[.G196]*(0.000042037+0.0001537*[.G196])" office:value-type="float" office:value="0.0167025009708507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-0.304338210022548">
            <text:p>-0.3</text:p>
          </table:table-cell>
          <table:table-cell table:formula="of:=[.I196]+[.L196]" office:value-type="float" office:value="112.152862905992">
            <text:p>112.15</text:p>
          </table:table-cell>
          <table:table-cell table:formula="of:=[.J196]+[.L196]" office:value-type="float" office:value="4149.0343872724">
            <text:p>4149.03</text:p>
          </table:table-cell>
          <table:table-cell table:formula="of:=(1.000001018*(1-[.K196]*[.K196]))/(1+[.K196]*COS(RADIANS([.N196])))" office:value-type="float" office:value="1.01648933495231">
            <text:p>1.02</text:p>
          </table:table-cell>
          <table:table-cell table:formula="of:=[.M196]-0.00569-0.00478*SIN(RADIANS(125.04-1934.136*[.G196]))" office:value-type="float" office:value="112.151859984581">
            <text:p>112.15</text:p>
          </table:table-cell>
          <table:table-cell table:formula="of:=23+(26+((21.448-[.G196]*(46.815+[.G196]*(0.00059-[.G196]*0.001813))))/60)/60" office:value-type="float" office:value="23.4379213702956">
            <text:p>23.44</text:p>
          </table:table-cell>
          <table:table-cell table:formula="of:=[.Q196]+0.00256*COS(RADIANS(125.04-1934.136*[.G196]))" office:value-type="float" office:value="23.438423687392">
            <text:p>23.44</text:p>
          </table:table-cell>
          <table:table-cell table:formula="of:=DEGREES(ATAN2(COS(RADIANS([.R196]))*SIN(RADIANS([.P196]));COS(RADIANS([.P196]))))" office:value-type="float" office:value="-23.9280709516216">
            <text:p>-23.93</text:p>
          </table:table-cell>
          <table:table-cell table:formula="of:=DEGREES(ASIN(SIN(RADIANS([.R196]))*SIN(RADIANS([.P196]))))" office:value-type="float" office:value="21.617187706944">
            <text:p>21.62</text:p>
          </table:table-cell>
          <table:table-cell table:formula="of:=TAN(RADIANS([.R196]/2))*TAN(RADIANS([.R196]/2))" office:value-type="float" office:value="0.0430312535519509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5.88283002793329">
            <text:p>-5.88</text:p>
          </table:table-cell>
          <table:table-cell table:formula="of:=DEGREES(ACOS(COS(RADIANS(90.833))/COS(RADIANS([.$B$2]))*COS(RADIANS([.T196]))-TAN(RADIANS([.$B$2]))*TAN(RADIANS([.T196]))))" office:value-type="float" office:value="112.830897964755">
            <text:p>112.83</text:p>
          </table:table-cell>
          <table:table-cell table:style-name="ce7" table:formula="of:=(720-4*[.$B$3]-[.V196]+[.$B$4]*60)/1440" office:value-type="float" office:value="0.514835298630509">
            <text:p>12:21:22</text:p>
          </table:table-cell>
          <table:table-cell table:style-name="ce7" table:formula="of:=([.X196]*1440-[.W196]*4)/1440" office:value-type="float" office:value="0.201416137617302">
            <text:p>4:50:02</text:p>
          </table:table-cell>
          <table:table-cell table:style-name="ce7" table:formula="of:=([.X196]*1440+[.W196]*4)/1440" office:value-type="float" office:value="0.828254459643716">
            <text:p>19:52:41</text:p>
          </table:table-cell>
          <table:table-cell table:formula="of:=8*[.W196]" office:value-type="float" office:value="902.647183718036">
            <text:p>902.65</text:p>
          </table:table-cell>
          <table:table-cell table:formula="of:=MOD([.E196]*1440+[.V196]+4*[.$B$3]-60*[.$B$4];1440)" office:value-type="float" office:value="698.637169972067">
            <text:p>698.64</text:p>
          </table:table-cell>
          <table:table-cell table:formula="of:=IF([.AB196]/4&lt;0;[.AB196]/4+180;[.AB196]/4-180)" office:value-type="float" office:value="-5.34070750698334">
            <text:p>-5.34</text:p>
          </table:table-cell>
          <table:table-cell table:formula="of:=DEGREES(ACOS(SIN(RADIANS([.$B$2]))*SIN(RADIANS([.T196]))+COS(RADIANS([.$B$2]))*COS(RADIANS([.T196]))*COS(RADIANS([.AC196]))))" office:value-type="float" office:value="21.8419618917965">
            <text:p>21.84</text:p>
          </table:table-cell>
          <table:table-cell table:formula="of:=90-[.AD196]" office:value-type="float" office:value="68.1580381082035">
            <text:p>68.16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646755772894398">
            <text:p>0.01</text:p>
          </table:table-cell>
          <table:table-cell table:formula="of:=[.AE196]+[.AF196]" office:value-type="float" office:value="68.1645056659324">
            <text:p>68.16</text:p>
          </table:table-cell>
          <table:table-cell table:formula="of:=IF([.AC196]&gt;0;MOD(DEGREES(ACOS(((SIN(RADIANS([.$B$2]))*COS(RADIANS([.AD196])))-SIN(RADIANS([.T196])))/(COS(RADIANS([.$B$2]))*SIN(RADIANS([.AD196])))))+180;360);MOD(540-DEGREES(ACOS(((SIN(RADIANS([.$B$2]))*COS(RADIANS([.AD196])))-SIN(RADIANS([.T196])))/(COS(RADIANS([.$B$2]))*SIN(RADIANS([.AD196])))));360))" office:value-type="float" office:value="166.550890547379">
            <text:p>16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6]+1" office:value-type="date" office:date-value="2010-07-15">
            <text:p>7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7]+2415018.5+[.E197]-[.$B$4]/24" office:value-type="float" office:value="2455393.20833333">
            <text:p>2455393.21</text:p>
          </table:table-cell>
          <table:table-cell table:style-name="ce9" table:formula="of:=([.F197]-2451545)/36525" office:value-type="float" office:value="0.105358202144654">
            <text:p>0.10535820</text:p>
          </table:table-cell>
          <table:table-cell/>
          <table:table-cell table:formula="of:=MOD(280.46646+[.G197]*(36000.76983+[.G197]*0.0003032);360)" office:value-type="float" office:value="113.442848477928">
            <text:p>113.44</text:p>
          </table:table-cell>
          <table:table-cell table:formula="of:=357.52911+[.G197]*(35999.05029-0.0001537*[.G197])" office:value-type="float" office:value="4150.32432576326">
            <text:p>4150.32</text:p>
          </table:table-cell>
          <table:table-cell table:formula="of:=0.016708634-[.G197]*(0.000042037+0.0001537*[.G197])" office:value-type="float" office:value="0.0167024989333448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-0.336146059828179">
            <text:p>-0.34</text:p>
          </table:table-cell>
          <table:table-cell table:formula="of:=[.I197]+[.L197]" office:value-type="float" office:value="113.1067024181">
            <text:p>113.11</text:p>
          </table:table-cell>
          <table:table-cell table:formula="of:=[.J197]+[.L197]" office:value-type="float" office:value="4149.98817970344">
            <text:p>4149.99</text:p>
          </table:table-cell>
          <table:table-cell table:formula="of:=(1.000001018*(1-[.K197]*[.K197]))/(1+[.K197]*COS(RADIANS([.N197])))" office:value-type="float" office:value="1.01644185041917">
            <text:p>1.02</text:p>
          </table:table-cell>
          <table:table-cell table:formula="of:=[.M197]-0.00569-0.00478*SIN(RADIANS(125.04-1934.136*[.G197]))" office:value-type="float" office:value="113.105700361529">
            <text:p>113.11</text:p>
          </table:table-cell>
          <table:table-cell table:formula="of:=23+(26+((21.448-[.G197]*(46.815+[.G197]*(0.00059-[.G197]*0.001813))))/60)/60" office:value-type="float" office:value="23.4379210142605">
            <text:p>23.44</text:p>
          </table:table-cell>
          <table:table-cell table:formula="of:=[.Q197]+0.00256*COS(RADIANS(125.04-1934.136*[.G197]))" office:value-type="float" office:value="23.4384210111401">
            <text:p>23.44</text:p>
          </table:table-cell>
          <table:table-cell table:formula="of:=DEGREES(ATAN2(COS(RADIANS([.R197]))*SIN(RADIANS([.P197]));COS(RADIANS([.P197]))))" office:value-type="float" office:value="-24.9395456579271">
            <text:p>-24.94</text:p>
          </table:table-cell>
          <table:table-cell table:formula="of:=DEGREES(ASIN(SIN(RADIANS([.R197]))*SIN(RADIANS([.P197]))))" office:value-type="float" office:value="21.4602494472142">
            <text:p>21.46</text:p>
          </table:table-cell>
          <table:table-cell table:formula="of:=TAN(RADIANS([.R197]/2))*TAN(RADIANS([.R197]/2))" office:value-type="float" office:value="0.0430312434456169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5.98632548638279">
            <text:p>-5.99</text:p>
          </table:table-cell>
          <table:table-cell table:formula="of:=DEGREES(ACOS(COS(RADIANS(90.833))/COS(RADIANS([.$B$2]))*COS(RADIANS([.T197]))-TAN(RADIANS([.$B$2]))*TAN(RADIANS([.T197]))))" office:value-type="float" office:value="112.648738274787">
            <text:p>112.65</text:p>
          </table:table-cell>
          <table:table-cell table:style-name="ce7" table:formula="of:=(720-4*[.$B$3]-[.V197]+[.$B$4]*60)/1440" office:value-type="float" office:value="0.514907170476655">
            <text:p>12:21:28</text:p>
          </table:table-cell>
          <table:table-cell table:style-name="ce7" table:formula="of:=([.X197]*1440-[.W197]*4)/1440" office:value-type="float" office:value="0.201994008602247">
            <text:p>4:50:52</text:p>
          </table:table-cell>
          <table:table-cell table:style-name="ce7" table:formula="of:=([.X197]*1440+[.W197]*4)/1440" office:value-type="float" office:value="0.827820332351062">
            <text:p>19:52:04</text:p>
          </table:table-cell>
          <table:table-cell table:formula="of:=8*[.W197]" office:value-type="float" office:value="901.189906198294">
            <text:p>901.19</text:p>
          </table:table-cell>
          <table:table-cell table:formula="of:=MOD([.E197]*1440+[.V197]+4*[.$B$3]-60*[.$B$4];1440)" office:value-type="float" office:value="698.533674513617">
            <text:p>698.53</text:p>
          </table:table-cell>
          <table:table-cell table:formula="of:=IF([.AB197]/4&lt;0;[.AB197]/4+180;[.AB197]/4-180)" office:value-type="float" office:value="-5.36658137159571">
            <text:p>-5.37</text:p>
          </table:table-cell>
          <table:table-cell table:formula="of:=DEGREES(ACOS(SIN(RADIANS([.$B$2]))*SIN(RADIANS([.T197]))+COS(RADIANS([.$B$2]))*COS(RADIANS([.T197]))*COS(RADIANS([.AC197]))))" office:value-type="float" office:value="22.000655327154">
            <text:p>22</text:p>
          </table:table-cell>
          <table:table-cell table:formula="of:=90-[.AD197]" office:value-type="float" office:value="67.999344672846">
            <text:p>68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651946681885315">
            <text:p>0.01</text:p>
          </table:table-cell>
          <table:table-cell table:formula="of:=[.AE197]+[.AF197]" office:value-type="float" office:value="68.0058641396648">
            <text:p>68.01</text:p>
          </table:table-cell>
          <table:table-cell table:formula="of:=IF([.AC197]&gt;0;MOD(DEGREES(ACOS(((SIN(RADIANS([.$B$2]))*COS(RADIANS([.AD197])))-SIN(RADIANS([.T197])))/(COS(RADIANS([.$B$2]))*SIN(RADIANS([.AD197])))))+180;360);MOD(540-DEGREES(ACOS(((SIN(RADIANS([.$B$2]))*COS(RADIANS([.AD197])))-SIN(RADIANS([.T197])))/(COS(RADIANS([.$B$2]))*SIN(RADIANS([.AD197])))));360))" office:value-type="float" office:value="166.564346297135">
            <text:p>166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7]+1" office:value-type="date" office:date-value="2010-07-16">
            <text:p>7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8]+2415018.5+[.E198]-[.$B$4]/24" office:value-type="float" office:value="2455394.20833333">
            <text:p>2455394.21</text:p>
          </table:table-cell>
          <table:table-cell table:style-name="ce9" table:formula="of:=([.F198]-2451545)/36525" office:value-type="float" office:value="0.105385580652525">
            <text:p>0.10538558</text:p>
          </table:table-cell>
          <table:table-cell/>
          <table:table-cell table:formula="of:=MOD(280.46646+[.G198]*(36000.76983+[.G198]*0.0003032);360)" office:value-type="float" office:value="114.428495839842">
            <text:p>114.43</text:p>
          </table:table-cell>
          <table:table-cell table:formula="of:=357.52911+[.G198]*(35999.05029-0.0001537*[.G198])" office:value-type="float" office:value="4151.3099260441">
            <text:p>4151.31</text:p>
          </table:table-cell>
          <table:table-cell table:formula="of:=0.016708634-[.G198]*(0.000042037+0.0001537*[.G198])" office:value-type="float" office:value="0.0167024968956084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-0.367860342149101">
            <text:p>-0.37</text:p>
          </table:table-cell>
          <table:table-cell table:formula="of:=[.I198]+[.L198]" office:value-type="float" office:value="114.060635497693">
            <text:p>114.06</text:p>
          </table:table-cell>
          <table:table-cell table:formula="of:=[.J198]+[.L198]" office:value-type="float" office:value="4150.94206570195">
            <text:p>4150.94</text:p>
          </table:table-cell>
          <table:table-cell table:formula="of:=(1.000001018*(1-[.K198]*[.K198]))/(1+[.K198]*COS(RADIANS([.N198])))" office:value-type="float" office:value="1.01638965472968">
            <text:p>1.02</text:p>
          </table:table-cell>
          <table:table-cell table:formula="of:=[.M198]-0.00569-0.00478*SIN(RADIANS(125.04-1934.136*[.G198]))" office:value-type="float" office:value="114.059634301957">
            <text:p>114.06</text:p>
          </table:table-cell>
          <table:table-cell table:formula="of:=23+(26+((21.448-[.G198]*(46.815+[.G198]*(0.00059-[.G198]*0.001813))))/60)/60" office:value-type="float" office:value="23.4379206582253">
            <text:p>23.44</text:p>
          </table:table-cell>
          <table:table-cell table:formula="of:=[.Q198]+0.00256*COS(RADIANS(125.04-1934.136*[.G198]))" office:value-type="float" office:value="23.4384183344611">
            <text:p>23.44</text:p>
          </table:table-cell>
          <table:table-cell table:formula="of:=DEGREES(ATAN2(COS(RADIANS([.R198]))*SIN(RADIANS([.P198]));COS(RADIANS([.P198]))))" office:value-type="float" office:value="-25.948901468699">
            <text:p>-25.95</text:p>
          </table:table-cell>
          <table:table-cell table:formula="of:=DEGREES(ASIN(SIN(RADIANS([.R198]))*SIN(RADIANS([.P198]))))" office:value-type="float" office:value="21.2972284379493">
            <text:p>21.3</text:p>
          </table:table-cell>
          <table:table-cell table:formula="of:=TAN(RADIANS([.R198]/2))*TAN(RADIANS([.R198]/2))" office:value-type="float" office:value="0.0430312333376714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6.08134957317047">
            <text:p>-6.08</text:p>
          </table:table-cell>
          <table:table-cell table:formula="of:=DEGREES(ACOS(COS(RADIANS(90.833))/COS(RADIANS([.$B$2]))*COS(RADIANS([.T198]))-TAN(RADIANS([.$B$2]))*TAN(RADIANS([.T198]))))" office:value-type="float" office:value="112.460181539717">
            <text:p>112.46</text:p>
          </table:table-cell>
          <table:table-cell table:style-name="ce7" table:formula="of:=(720-4*[.$B$3]-[.V198]+[.$B$4]*60)/1440" office:value-type="float" office:value="0.514973159425813">
            <text:p>12:21:34</text:p>
          </table:table-cell>
          <table:table-cell table:style-name="ce7" table:formula="of:=([.X198]*1440-[.W198]*4)/1440" office:value-type="float" office:value="0.202583766259932">
            <text:p>4:51:43</text:p>
          </table:table-cell>
          <table:table-cell table:style-name="ce7" table:formula="of:=([.X198]*1440+[.W198]*4)/1440" office:value-type="float" office:value="0.827362552591693">
            <text:p>19:51:24</text:p>
          </table:table-cell>
          <table:table-cell table:formula="of:=8*[.W198]" office:value-type="float" office:value="899.681452317737">
            <text:p>899.68</text:p>
          </table:table-cell>
          <table:table-cell table:formula="of:=MOD([.E198]*1440+[.V198]+4*[.$B$3]-60*[.$B$4];1440)" office:value-type="float" office:value="698.43865042683">
            <text:p>698.44</text:p>
          </table:table-cell>
          <table:table-cell table:formula="of:=IF([.AB198]/4&lt;0;[.AB198]/4+180;[.AB198]/4-180)" office:value-type="float" office:value="-5.39033739329261">
            <text:p>-5.39</text:p>
          </table:table-cell>
          <table:table-cell table:formula="of:=DEGREES(ACOS(SIN(RADIANS([.$B$2]))*SIN(RADIANS([.T198]))+COS(RADIANS([.$B$2]))*COS(RADIANS([.T198]))*COS(RADIANS([.AC198]))))" office:value-type="float" office:value="22.164976928204">
            <text:p>22.16</text:p>
          </table:table-cell>
          <table:table-cell table:formula="of:=90-[.AD198]" office:value-type="float" office:value="67.835023071796">
            <text:p>67.84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657333896894825">
            <text:p>0.01</text:p>
          </table:table-cell>
          <table:table-cell table:formula="of:=[.AE198]+[.AF198]" office:value-type="float" office:value="67.8415964107649">
            <text:p>67.84</text:p>
          </table:table-cell>
          <table:table-cell table:formula="of:=IF([.AC198]&gt;0;MOD(DEGREES(ACOS(((SIN(RADIANS([.$B$2]))*COS(RADIANS([.AD198])))-SIN(RADIANS([.T198])))/(COS(RADIANS([.$B$2]))*SIN(RADIANS([.AD198])))))+180;360);MOD(540-DEGREES(ACOS(((SIN(RADIANS([.$B$2]))*COS(RADIANS([.AD198])))-SIN(RADIANS([.T198])))/(COS(RADIANS([.$B$2]))*SIN(RADIANS([.AD198])))));360))" office:value-type="float" office:value="166.585562236311">
            <text:p>166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8]+1" office:value-type="date" office:date-value="2010-07-17">
            <text:p>7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9]+2415018.5+[.E199]-[.$B$4]/24" office:value-type="float" office:value="2455395.20833333">
            <text:p>2455395.21</text:p>
          </table:table-cell>
          <table:table-cell table:style-name="ce9" table:formula="of:=([.F199]-2451545)/36525" office:value-type="float" office:value="0.105412959160397">
            <text:p>0.10541296</text:p>
          </table:table-cell>
          <table:table-cell/>
          <table:table-cell table:formula="of:=MOD(280.46646+[.G199]*(36000.76983+[.G199]*0.0003032);360)" office:value-type="float" office:value="115.414143201756">
            <text:p>115.41</text:p>
          </table:table-cell>
          <table:table-cell table:formula="of:=357.52911+[.G199]*(35999.05029-0.0001537*[.G199])" office:value-type="float" office:value="4152.29552632494">
            <text:p>4152.3</text:p>
          </table:table-cell>
          <table:table-cell table:formula="of:=0.016708634-[.G199]*(0.000042037+0.0001537*[.G199])" office:value-type="float" office:value="0.0167024948576417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-0.39947221013966">
            <text:p>-0.4</text:p>
          </table:table-cell>
          <table:table-cell table:formula="of:=[.I199]+[.L199]" office:value-type="float" office:value="115.014670991616">
            <text:p>115.01</text:p>
          </table:table-cell>
          <table:table-cell table:formula="of:=[.J199]+[.L199]" office:value-type="float" office:value="4151.8960541148">
            <text:p>4151.9</text:p>
          </table:table-cell>
          <table:table-cell table:formula="of:=(1.000001018*(1-[.K199]*[.K199]))/(1+[.K199]*COS(RADIANS([.N199])))" office:value-type="float" office:value="1.0163327618683">
            <text:p>1.02</text:p>
          </table:table-cell>
          <table:table-cell table:formula="of:=[.M199]-0.00569-0.00478*SIN(RADIANS(125.04-1934.136*[.G199]))" office:value-type="float" office:value="115.013670652712">
            <text:p>115.01</text:p>
          </table:table-cell>
          <table:table-cell table:formula="of:=23+(26+((21.448-[.G199]*(46.815+[.G199]*(0.00059-[.G199]*0.001813))))/60)/60" office:value-type="float" office:value="23.4379203021901">
            <text:p>23.44</text:p>
          </table:table-cell>
          <table:table-cell table:formula="of:=[.Q199]+0.00256*COS(RADIANS(125.04-1934.136*[.G199]))" office:value-type="float" office:value="23.438415657357">
            <text:p>23.44</text:p>
          </table:table-cell>
          <table:table-cell table:formula="of:=DEGREES(ATAN2(COS(RADIANS([.R199]))*SIN(RADIANS([.P199]));COS(RADIANS([.P199]))))" office:value-type="float" office:value="-26.9560876590973">
            <text:p>-26.96</text:p>
          </table:table-cell>
          <table:table-cell table:formula="of:=DEGREES(ASIN(SIN(RADIANS([.R199]))*SIN(RADIANS([.P199]))))" office:value-type="float" office:value="21.1281853410034">
            <text:p>21.13</text:p>
          </table:table-cell>
          <table:table-cell table:formula="of:=TAN(RADIANS([.R199]/2))*TAN(RADIANS([.R199]/2))" office:value-type="float" office:value="0.0430312232281219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6.16769725610617">
            <text:p>-6.17</text:p>
          </table:table-cell>
          <table:table-cell table:formula="of:=DEGREES(ACOS(COS(RADIANS(90.833))/COS(RADIANS([.$B$2]))*COS(RADIANS([.T199]))-TAN(RADIANS([.$B$2]))*TAN(RADIANS([.T199]))))" office:value-type="float" office:value="112.265363382683">
            <text:p>112.27</text:p>
          </table:table-cell>
          <table:table-cell table:style-name="ce7" table:formula="of:=(720-4*[.$B$3]-[.V199]+[.$B$4]*60)/1440" office:value-type="float" office:value="0.515033123094518">
            <text:p>12:21:39</text:p>
          </table:table-cell>
          <table:table-cell table:style-name="ce7" table:formula="of:=([.X199]*1440-[.W199]*4)/1440" office:value-type="float" office:value="0.203184891475955">
            <text:p>4:52:35</text:p>
          </table:table-cell>
          <table:table-cell table:style-name="ce7" table:formula="of:=([.X199]*1440+[.W199]*4)/1440" office:value-type="float" office:value="0.826881354713081">
            <text:p>19:50:43</text:p>
          </table:table-cell>
          <table:table-cell table:formula="of:=8*[.W199]" office:value-type="float" office:value="898.122907061462">
            <text:p>898.12</text:p>
          </table:table-cell>
          <table:table-cell table:formula="of:=MOD([.E199]*1440+[.V199]+4*[.$B$3]-60*[.$B$4];1440)" office:value-type="float" office:value="698.352302743894">
            <text:p>698.35</text:p>
          </table:table-cell>
          <table:table-cell table:formula="of:=IF([.AB199]/4&lt;0;[.AB199]/4+180;[.AB199]/4-180)" office:value-type="float" office:value="-5.41192431402655">
            <text:p>-5.41</text:p>
          </table:table-cell>
          <table:table-cell table:formula="of:=DEGREES(ACOS(SIN(RADIANS([.$B$2]))*SIN(RADIANS([.T199]))+COS(RADIANS([.$B$2]))*COS(RADIANS([.T199]))*COS(RADIANS([.AC199]))))" office:value-type="float" office:value="22.3348615123316">
            <text:p>22.33</text:p>
          </table:table-cell>
          <table:table-cell table:formula="of:=90-[.AD199]" office:value-type="float" office:value="67.6651384876684">
            <text:p>67.67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66291668788359">
            <text:p>0.01</text:p>
          </table:table-cell>
          <table:table-cell table:formula="of:=[.AE199]+[.AF199]" office:value-type="float" office:value="67.6717676545472">
            <text:p>67.67</text:p>
          </table:table-cell>
          <table:table-cell table:formula="of:=IF([.AC199]&gt;0;MOD(DEGREES(ACOS(((SIN(RADIANS([.$B$2]))*COS(RADIANS([.AD199])))-SIN(RADIANS([.T199])))/(COS(RADIANS([.$B$2]))*SIN(RADIANS([.AD199])))))+180;360);MOD(540-DEGREES(ACOS(((SIN(RADIANS([.$B$2]))*COS(RADIANS([.AD199])))-SIN(RADIANS([.T199])))/(COS(RADIANS([.$B$2]))*SIN(RADIANS([.AD199])))));360))" office:value-type="float" office:value="166.614466687218">
            <text:p>166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9]+1" office:value-type="date" office:date-value="2010-07-18">
            <text:p>7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0]+2415018.5+[.E200]-[.$B$4]/24" office:value-type="float" office:value="2455396.20833333">
            <text:p>2455396.21</text:p>
          </table:table-cell>
          <table:table-cell table:style-name="ce9" table:formula="of:=([.F200]-2451545)/36525" office:value-type="float" office:value="0.105440337668268">
            <text:p>0.10544034</text:p>
          </table:table-cell>
          <table:table-cell/>
          <table:table-cell table:formula="of:=MOD(280.46646+[.G200]*(36000.76983+[.G200]*0.0003032);360)" office:value-type="float" office:value="116.399790563671">
            <text:p>116.4</text:p>
          </table:table-cell>
          <table:table-cell table:formula="of:=357.52911+[.G200]*(35999.05029-0.0001537*[.G200])" office:value-type="float" office:value="4153.28112660578">
            <text:p>4153.28</text:p>
          </table:table-cell>
          <table:table-cell table:formula="of:=0.016708634-[.G200]*(0.000042037+0.0001537*[.G200])" office:value-type="float" office:value="0.0167024928194445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-0.430972840202528">
            <text:p>-0.43</text:p>
          </table:table-cell>
          <table:table-cell table:formula="of:=[.I200]+[.L200]" office:value-type="float" office:value="115.968817723468">
            <text:p>115.97</text:p>
          </table:table-cell>
          <table:table-cell table:formula="of:=[.J200]+[.L200]" office:value-type="float" office:value="4152.85015376557">
            <text:p>4152.85</text:p>
          </table:table-cell>
          <table:table-cell table:formula="of:=(1.000001018*(1-[.K200]*[.K200]))/(1+[.K200]*COS(RADIANS([.N200])))" office:value-type="float" office:value="1.01627118708291">
            <text:p>1.02</text:p>
          </table:table-cell>
          <table:table-cell table:formula="of:=[.M200]-0.00569-0.00478*SIN(RADIANS(125.04-1934.136*[.G200]))" office:value-type="float" office:value="115.967818237388">
            <text:p>115.97</text:p>
          </table:table-cell>
          <table:table-cell table:formula="of:=23+(26+((21.448-[.G200]*(46.815+[.G200]*(0.00059-[.G200]*0.001813))))/60)/60" office:value-type="float" office:value="23.437919946155">
            <text:p>23.44</text:p>
          </table:table-cell>
          <table:table-cell table:formula="of:=[.Q200]+0.00256*COS(RADIANS(125.04-1934.136*[.G200]))" office:value-type="float" office:value="23.4384129798299">
            <text:p>23.44</text:p>
          </table:table-cell>
          <table:table-cell table:formula="of:=DEGREES(ATAN2(COS(RADIANS([.R200]))*SIN(RADIANS([.P200]));COS(RADIANS([.P200]))))" office:value-type="float" office:value="-27.9610567354666">
            <text:p>-27.96</text:p>
          </table:table-cell>
          <table:table-cell table:formula="of:=DEGREES(ASIN(SIN(RADIANS([.R200]))*SIN(RADIANS([.P200]))))" office:value-type="float" office:value="20.953182496102">
            <text:p>20.95</text:p>
          </table:table-cell>
          <table:table-cell table:formula="of:=TAN(RADIANS([.R200]/2))*TAN(RADIANS([.R200]/2))" office:value-type="float" office:value="0.0430312131169758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6.24517652132777">
            <text:p>-6.25</text:p>
          </table:table-cell>
          <table:table-cell table:formula="of:=DEGREES(ACOS(COS(RADIANS(90.833))/COS(RADIANS([.$B$2]))*COS(RADIANS([.T200]))-TAN(RADIANS([.$B$2]))*TAN(RADIANS([.T200]))))" office:value-type="float" office:value="112.064421092376">
            <text:p>112.06</text:p>
          </table:table-cell>
          <table:table-cell table:style-name="ce7" table:formula="of:=(720-4*[.$B$3]-[.V200]+[.$B$4]*60)/1440" office:value-type="float" office:value="0.515086928139811">
            <text:p>12:21:44</text:p>
          </table:table-cell>
          <table:table-cell table:style-name="ce7" table:formula="of:=([.X200]*1440-[.W200]*4)/1440" office:value-type="float" office:value="0.203796869549876">
            <text:p>4:53:28</text:p>
          </table:table-cell>
          <table:table-cell table:style-name="ce7" table:formula="of:=([.X200]*1440+[.W200]*4)/1440" office:value-type="float" office:value="0.826376986729745">
            <text:p>19:49:59</text:p>
          </table:table-cell>
          <table:table-cell table:formula="of:=8*[.W200]" office:value-type="float" office:value="896.515368739011">
            <text:p>896.52</text:p>
          </table:table-cell>
          <table:table-cell table:formula="of:=MOD([.E200]*1440+[.V200]+4*[.$B$3]-60*[.$B$4];1440)" office:value-type="float" office:value="698.274823478672">
            <text:p>698.27</text:p>
          </table:table-cell>
          <table:table-cell table:formula="of:=IF([.AB200]/4&lt;0;[.AB200]/4+180;[.AB200]/4-180)" office:value-type="float" office:value="-5.43129413033194">
            <text:p>-5.43</text:p>
          </table:table-cell>
          <table:table-cell table:formula="of:=DEGREES(ACOS(SIN(RADIANS([.$B$2]))*SIN(RADIANS([.T200]))+COS(RADIANS([.$B$2]))*COS(RADIANS([.T200]))*COS(RADIANS([.AC200]))))" office:value-type="float" office:value="22.5102437403721">
            <text:p>22.51</text:p>
          </table:table-cell>
          <table:table-cell table:formula="of:=90-[.AD200]" office:value-type="float" office:value="67.4897562596279">
            <text:p>67.49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668694371399935">
            <text:p>0.01</text:p>
          </table:table-cell>
          <table:table-cell table:formula="of:=[.AE200]+[.AF200]" office:value-type="float" office:value="67.4964432033419">
            <text:p>67.5</text:p>
          </table:table-cell>
          <table:table-cell table:formula="of:=IF([.AC200]&gt;0;MOD(DEGREES(ACOS(((SIN(RADIANS([.$B$2]))*COS(RADIANS([.AD200])))-SIN(RADIANS([.T200])))/(COS(RADIANS([.$B$2]))*SIN(RADIANS([.AD200])))))+180;360);MOD(540-DEGREES(ACOS(((SIN(RADIANS([.$B$2]))*COS(RADIANS([.AD200])))-SIN(RADIANS([.T200])))/(COS(RADIANS([.$B$2]))*SIN(RADIANS([.AD200])))));360))" office:value-type="float" office:value="166.650973002694">
            <text:p>16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0]+1" office:value-type="date" office:date-value="2010-07-19">
            <text:p>7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1]+2415018.5+[.E201]-[.$B$4]/24" office:value-type="float" office:value="2455397.20833333">
            <text:p>2455397.21</text:p>
          </table:table-cell>
          <table:table-cell table:style-name="ce9" table:formula="of:=([.F201]-2451545)/36525" office:value-type="float" office:value="0.105467716176139">
            <text:p>0.10546772</text:p>
          </table:table-cell>
          <table:table-cell/>
          <table:table-cell table:formula="of:=MOD(280.46646+[.G201]*(36000.76983+[.G201]*0.0003032);360)" office:value-type="float" office:value="117.385437925586">
            <text:p>117.39</text:p>
          </table:table-cell>
          <table:table-cell table:formula="of:=357.52911+[.G201]*(35999.05029-0.0001537*[.G201])" office:value-type="float" office:value="4154.26672688661">
            <text:p>4154.27</text:p>
          </table:table-cell>
          <table:table-cell table:formula="of:=0.016708634-[.G201]*(0.000042037+0.0001537*[.G201])" office:value-type="float" office:value="0.0167024907810169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-0.46235343401421">
            <text:p>-0.46</text:p>
          </table:table-cell>
          <table:table-cell table:formula="of:=[.I201]+[.L201]" office:value-type="float" office:value="116.923084491572">
            <text:p>116.92</text:p>
          </table:table-cell>
          <table:table-cell table:formula="of:=[.J201]+[.L201]" office:value-type="float" office:value="4153.8043734526">
            <text:p>4153.8</text:p>
          </table:table-cell>
          <table:table-cell table:formula="of:=(1.000001018*(1-[.K201]*[.K201]))/(1+[.K201]*COS(RADIANS([.N201])))" office:value-type="float" office:value="1.01620494688197">
            <text:p>1.02</text:p>
          </table:table-cell>
          <table:table-cell table:formula="of:=[.M201]-0.00569-0.00478*SIN(RADIANS(125.04-1934.136*[.G201]))" office:value-type="float" office:value="116.922085854311">
            <text:p>116.92</text:p>
          </table:table-cell>
          <table:table-cell table:formula="of:=23+(26+((21.448-[.G201]*(46.815+[.G201]*(0.00059-[.G201]*0.001813))))/60)/60" office:value-type="float" office:value="23.4379195901198">
            <text:p>23.44</text:p>
          </table:table-cell>
          <table:table-cell table:formula="of:=[.Q201]+0.00256*COS(RADIANS(125.04-1934.136*[.G201]))" office:value-type="float" office:value="23.4384103018815">
            <text:p>23.44</text:p>
          </table:table-cell>
          <table:table-cell table:formula="of:=DEGREES(ATAN2(COS(RADIANS([.R201]))*SIN(RADIANS([.P201]));COS(RADIANS([.P201]))))" office:value-type="float" office:value="-28.9637644736117">
            <text:p>-28.96</text:p>
          </table:table-cell>
          <table:table-cell table:formula="of:=DEGREES(ASIN(SIN(RADIANS([.R201]))*SIN(RADIANS([.P201]))))" office:value-type="float" office:value="20.7722838576058">
            <text:p>20.77</text:p>
          </table:table-cell>
          <table:table-cell table:formula="of:=TAN(RADIANS([.R201]/2))*TAN(RADIANS([.R201]/2))" office:value-type="float" office:value="0.0430312030042406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6.31360856019401">
            <text:p>-6.31</text:p>
          </table:table-cell>
          <table:table-cell table:formula="of:=DEGREES(ACOS(COS(RADIANS(90.833))/COS(RADIANS([.$B$2]))*COS(RADIANS([.T201]))-TAN(RADIANS([.$B$2]))*TAN(RADIANS([.T201]))))" office:value-type="float" office:value="111.857493318433">
            <text:p>111.86</text:p>
          </table:table-cell>
          <table:table-cell table:style-name="ce7" table:formula="of:=(720-4*[.$B$3]-[.V201]+[.$B$4]*60)/1440" office:value-type="float" office:value="0.515134450389024">
            <text:p>12:21:48</text:p>
          </table:table-cell>
          <table:table-cell table:style-name="ce7" table:formula="of:=([.X201]*1440-[.W201]*4)/1440" office:value-type="float" office:value="0.204419191171156">
            <text:p>4:54:22</text:p>
          </table:table-cell>
          <table:table-cell table:style-name="ce7" table:formula="of:=([.X201]*1440+[.W201]*4)/1440" office:value-type="float" office:value="0.825849709606892">
            <text:p>19:49:13</text:p>
          </table:table-cell>
          <table:table-cell table:formula="of:=8*[.W201]" office:value-type="float" office:value="894.85994654746">
            <text:p>894.86</text:p>
          </table:table-cell>
          <table:table-cell table:formula="of:=MOD([.E201]*1440+[.V201]+4*[.$B$3]-60*[.$B$4];1440)" office:value-type="float" office:value="698.206391439806">
            <text:p>698.21</text:p>
          </table:table-cell>
          <table:table-cell table:formula="of:=IF([.AB201]/4&lt;0;[.AB201]/4+180;[.AB201]/4-180)" office:value-type="float" office:value="-5.4484021400485">
            <text:p>-5.45</text:p>
          </table:table-cell>
          <table:table-cell table:formula="of:=DEGREES(ACOS(SIN(RADIANS([.$B$2]))*SIN(RADIANS([.T201]))+COS(RADIANS([.$B$2]))*COS(RADIANS([.T201]))*COS(RADIANS([.AC201]))))" office:value-type="float" office:value="22.6910581718823">
            <text:p>22.69</text:p>
          </table:table-cell>
          <table:table-cell table:formula="of:=90-[.AD201]" office:value-type="float" office:value="67.3089418281177">
            <text:p>67.31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674666312822653">
            <text:p>0.01</text:p>
          </table:table-cell>
          <table:table-cell table:formula="of:=[.AE201]+[.AF201]" office:value-type="float" office:value="67.3156884912459">
            <text:p>67.32</text:p>
          </table:table-cell>
          <table:table-cell table:formula="of:=IF([.AC201]&gt;0;MOD(DEGREES(ACOS(((SIN(RADIANS([.$B$2]))*COS(RADIANS([.AD201])))-SIN(RADIANS([.T201])))/(COS(RADIANS([.$B$2]))*SIN(RADIANS([.AD201])))))+180;360);MOD(540-DEGREES(ACOS(((SIN(RADIANS([.$B$2]))*COS(RADIANS([.AD201])))-SIN(RADIANS([.T201])))/(COS(RADIANS([.$B$2]))*SIN(RADIANS([.AD201])))));360))" office:value-type="float" office:value="166.694980416988">
            <text:p>166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1]+1" office:value-type="date" office:date-value="2010-07-20">
            <text:p>7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2]+2415018.5+[.E202]-[.$B$4]/24" office:value-type="float" office:value="2455398.20833333">
            <text:p>2455398.21</text:p>
          </table:table-cell>
          <table:table-cell table:style-name="ce9" table:formula="of:=([.F202]-2451545)/36525" office:value-type="float" office:value="0.105495094684011">
            <text:p>0.10549509</text:p>
          </table:table-cell>
          <table:table-cell/>
          <table:table-cell table:formula="of:=MOD(280.46646+[.G202]*(36000.76983+[.G202]*0.0003032);360)" office:value-type="float" office:value="118.371085287502">
            <text:p>118.37</text:p>
          </table:table-cell>
          <table:table-cell table:formula="of:=357.52911+[.G202]*(35999.05029-0.0001537*[.G202])" office:value-type="float" office:value="4155.25232716745">
            <text:p>4155.25</text:p>
          </table:table-cell>
          <table:table-cell table:formula="of:=0.016708634-[.G202]*(0.000042037+0.0001537*[.G202])" office:value-type="float" office:value="0.0167024887423589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-0.493605220551152">
            <text:p>-0.49</text:p>
          </table:table-cell>
          <table:table-cell table:formula="of:=[.I202]+[.L202]" office:value-type="float" office:value="117.87748006695">
            <text:p>117.88</text:p>
          </table:table-cell>
          <table:table-cell table:formula="of:=[.J202]+[.L202]" office:value-type="float" office:value="4154.7587219469">
            <text:p>4154.76</text:p>
          </table:table-cell>
          <table:table-cell table:formula="of:=(1.000001018*(1-[.K202]*[.K202]))/(1+[.K202]*COS(RADIANS([.N202])))" office:value-type="float" office:value="1.01613405903147">
            <text:p>1.02</text:p>
          </table:table-cell>
          <table:table-cell table:formula="of:=[.M202]-0.00569-0.00478*SIN(RADIANS(125.04-1934.136*[.G202]))" office:value-type="float" office:value="117.876482274501">
            <text:p>117.88</text:p>
          </table:table-cell>
          <table:table-cell table:formula="of:=23+(26+((21.448-[.G202]*(46.815+[.G202]*(0.00059-[.G202]*0.001813))))/60)/60" office:value-type="float" office:value="23.4379192340846">
            <text:p>23.44</text:p>
          </table:table-cell>
          <table:table-cell table:formula="of:=[.Q202]+0.00256*COS(RADIANS(125.04-1934.136*[.G202]))" office:value-type="float" office:value="23.438407623514">
            <text:p>23.44</text:p>
          </table:table-cell>
          <table:table-cell table:formula="of:=DEGREES(ATAN2(COS(RADIANS([.R202]))*SIN(RADIANS([.P202]));COS(RADIANS([.P202]))))" office:value-type="float" office:value="-29.9641699500653">
            <text:p>-29.96</text:p>
          </table:table-cell>
          <table:table-cell table:formula="of:=DEGREES(ASIN(SIN(RADIANS([.R202]))*SIN(RADIANS([.P202]))))" office:value-type="float" office:value="20.5855549312439">
            <text:p>20.59</text:p>
          </table:table-cell>
          <table:table-cell table:formula="of:=TAN(RADIANS([.R202]/2))*TAN(RADIANS([.R202]/2))" office:value-type="float" office:value="0.0430311928899239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6.37282792699205">
            <text:p>-6.37</text:p>
          </table:table-cell>
          <table:table-cell table:formula="of:=DEGREES(ACOS(COS(RADIANS(90.833))/COS(RADIANS([.$B$2]))*COS(RADIANS([.T202]))-TAN(RADIANS([.$B$2]))*TAN(RADIANS([.T202]))))" office:value-type="float" office:value="111.644719774421">
            <text:p>111.64</text:p>
          </table:table-cell>
          <table:table-cell table:style-name="ce7" table:formula="of:=(720-4*[.$B$3]-[.V202]+[.$B$4]*60)/1440" office:value-type="float" office:value="0.5151755749493">
            <text:p>12:21:51</text:p>
          </table:table-cell>
          <table:table-cell table:style-name="ce7" table:formula="of:=([.X202]*1440-[.W202]*4)/1440" office:value-type="float" office:value="0.205051353353685">
            <text:p>4:55:16</text:p>
          </table:table-cell>
          <table:table-cell table:style-name="ce7" table:formula="of:=([.X202]*1440+[.W202]*4)/1440" office:value-type="float" office:value="0.825299796544915">
            <text:p>19:48:26</text:p>
          </table:table-cell>
          <table:table-cell table:formula="of:=8*[.W202]" office:value-type="float" office:value="893.15775819537">
            <text:p>893.16</text:p>
          </table:table-cell>
          <table:table-cell table:formula="of:=MOD([.E202]*1440+[.V202]+4*[.$B$3]-60*[.$B$4];1440)" office:value-type="float" office:value="698.147172073008">
            <text:p>698.15</text:p>
          </table:table-cell>
          <table:table-cell table:formula="of:=IF([.AB202]/4&lt;0;[.AB202]/4+180;[.AB202]/4-180)" office:value-type="float" office:value="-5.46320698174802">
            <text:p>-5.46</text:p>
          </table:table-cell>
          <table:table-cell table:formula="of:=DEGREES(ACOS(SIN(RADIANS([.$B$2]))*SIN(RADIANS([.T202]))+COS(RADIANS([.$B$2]))*COS(RADIANS([.T202]))*COS(RADIANS([.AC202]))))" office:value-type="float" office:value="22.8772393125057">
            <text:p>22.88</text:p>
          </table:table-cell>
          <table:table-cell table:formula="of:=90-[.AD202]" office:value-type="float" office:value="67.1227606874943">
            <text:p>67.12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680831928403537">
            <text:p>0.01</text:p>
          </table:table-cell>
          <table:table-cell table:formula="of:=[.AE202]+[.AF202]" office:value-type="float" office:value="67.1295690067783">
            <text:p>67.13</text:p>
          </table:table-cell>
          <table:table-cell table:formula="of:=IF([.AC202]&gt;0;MOD(DEGREES(ACOS(((SIN(RADIANS([.$B$2]))*COS(RADIANS([.AD202])))-SIN(RADIANS([.T202])))/(COS(RADIANS([.$B$2]))*SIN(RADIANS([.AD202])))))+180;360);MOD(540-DEGREES(ACOS(((SIN(RADIANS([.$B$2]))*COS(RADIANS([.AD202])))-SIN(RADIANS([.T202])))/(COS(RADIANS([.$B$2]))*SIN(RADIANS([.AD202])))));360))" office:value-type="float" office:value="166.746374911752">
            <text:p>166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2]+1" office:value-type="date" office:date-value="2010-07-21">
            <text:p>7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3]+2415018.5+[.E203]-[.$B$4]/24" office:value-type="float" office:value="2455399.20833333">
            <text:p>2455399.21</text:p>
          </table:table-cell>
          <table:table-cell table:style-name="ce9" table:formula="of:=([.F203]-2451545)/36525" office:value-type="float" office:value="0.105522473191882">
            <text:p>0.10552247</text:p>
          </table:table-cell>
          <table:table-cell/>
          <table:table-cell table:formula="of:=MOD(280.46646+[.G203]*(36000.76983+[.G203]*0.0003032);360)" office:value-type="float" office:value="119.356732649418">
            <text:p>119.36</text:p>
          </table:table-cell>
          <table:table-cell table:formula="of:=357.52911+[.G203]*(35999.05029-0.0001537*[.G203])" office:value-type="float" office:value="4156.23792744829">
            <text:p>4156.24</text:p>
          </table:table-cell>
          <table:table-cell table:formula="of:=0.016708634-[.G203]*(0.000042037+0.0001537*[.G203])" office:value-type="float" office:value="0.0167024867034705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-0.524719458114973">
            <text:p>-0.52</text:p>
          </table:table-cell>
          <table:table-cell table:formula="of:=[.I203]+[.L203]" office:value-type="float" office:value="118.832013191303">
            <text:p>118.83</text:p>
          </table:table-cell>
          <table:table-cell table:formula="of:=[.J203]+[.L203]" office:value-type="float" office:value="4155.71320799017">
            <text:p>4155.71</text:p>
          </table:table-cell>
          <table:table-cell table:formula="of:=(1.000001018*(1-[.K203]*[.K203]))/(1+[.K203]*COS(RADIANS([.N203])))" office:value-type="float" office:value="1.01605854255171">
            <text:p>1.02</text:p>
          </table:table-cell>
          <table:table-cell table:formula="of:=[.M203]-0.00569-0.00478*SIN(RADIANS(125.04-1934.136*[.G203]))" office:value-type="float" office:value="118.831016239656">
            <text:p>118.83</text:p>
          </table:table-cell>
          <table:table-cell table:formula="of:=23+(26+((21.448-[.G203]*(46.815+[.G203]*(0.00059-[.G203]*0.001813))))/60)/60" office:value-type="float" office:value="23.4379188780495">
            <text:p>23.44</text:p>
          </table:table-cell>
          <table:table-cell table:formula="of:=[.Q203]+0.00256*COS(RADIANS(125.04-1934.136*[.G203]))" office:value-type="float" office:value="23.4384049447294">
            <text:p>23.44</text:p>
          </table:table-cell>
          <table:table-cell table:formula="of:=DEGREES(ATAN2(COS(RADIANS([.R203]))*SIN(RADIANS([.P203]));COS(RADIANS([.P203]))))" office:value-type="float" office:value="-30.9622355664973">
            <text:p>-30.96</text:p>
          </table:table-cell>
          <table:table-cell table:formula="of:=DEGREES(ASIN(SIN(RADIANS([.R203]))*SIN(RADIANS([.P203]))))" office:value-type="float" office:value="20.3930627109845">
            <text:p>20.39</text:p>
          </table:table-cell>
          <table:table-cell table:formula="of:=TAN(RADIANS([.R203]/2))*TAN(RADIANS([.R203]/2))" office:value-type="float" office:value="0.0430311827740331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6.42268266761829">
            <text:p>-6.42</text:p>
          </table:table-cell>
          <table:table-cell table:formula="of:=DEGREES(ACOS(COS(RADIANS(90.833))/COS(RADIANS([.$B$2]))*COS(RADIANS([.T203]))-TAN(RADIANS([.$B$2]))*TAN(RADIANS([.T203]))))" office:value-type="float" office:value="111.426240949415">
            <text:p>111.43</text:p>
          </table:table-cell>
          <table:table-cell table:style-name="ce7" table:formula="of:=(720-4*[.$B$3]-[.V203]+[.$B$4]*60)/1440" office:value-type="float" office:value="0.515210196296957">
            <text:p>12:21:54</text:p>
          </table:table-cell>
          <table:table-cell table:style-name="ce7" table:formula="of:=([.X203]*1440-[.W203]*4)/1440" office:value-type="float" office:value="0.205692860326361">
            <text:p>4:56:12</text:p>
          </table:table-cell>
          <table:table-cell table:style-name="ce7" table:formula="of:=([.X203]*1440+[.W203]*4)/1440" office:value-type="float" office:value="0.824727532267553">
            <text:p>19:47:36</text:p>
          </table:table-cell>
          <table:table-cell table:formula="of:=8*[.W203]" office:value-type="float" office:value="891.409927595317">
            <text:p>891.41</text:p>
          </table:table-cell>
          <table:table-cell table:formula="of:=MOD([.E203]*1440+[.V203]+4*[.$B$3]-60*[.$B$4];1440)" office:value-type="float" office:value="698.097317332382">
            <text:p>698.1</text:p>
          </table:table-cell>
          <table:table-cell table:formula="of:=IF([.AB203]/4&lt;0;[.AB203]/4+180;[.AB203]/4-180)" office:value-type="float" office:value="-5.47567066690456">
            <text:p>-5.48</text:p>
          </table:table-cell>
          <table:table-cell table:formula="of:=DEGREES(ACOS(SIN(RADIANS([.$B$2]))*SIN(RADIANS([.T203]))+COS(RADIANS([.$B$2]))*COS(RADIANS([.T203]))*COS(RADIANS([.AC203]))))" office:value-type="float" office:value="23.0687216536718">
            <text:p>23.07</text:p>
          </table:table-cell>
          <table:table-cell table:formula="of:=90-[.AD203]" office:value-type="float" office:value="66.9312783463282">
            <text:p>66.93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687190687114813">
            <text:p>0.01</text:p>
          </table:table-cell>
          <table:table-cell table:formula="of:=[.AE203]+[.AF203]" office:value-type="float" office:value="66.9381502531994">
            <text:p>66.94</text:p>
          </table:table-cell>
          <table:table-cell table:formula="of:=IF([.AC203]&gt;0;MOD(DEGREES(ACOS(((SIN(RADIANS([.$B$2]))*COS(RADIANS([.AD203])))-SIN(RADIANS([.T203])))/(COS(RADIANS([.$B$2]))*SIN(RADIANS([.AD203])))))+180;360);MOD(540-DEGREES(ACOS(((SIN(RADIANS([.$B$2]))*COS(RADIANS([.AD203])))-SIN(RADIANS([.T203])))/(COS(RADIANS([.$B$2]))*SIN(RADIANS([.AD203])))));360))" office:value-type="float" office:value="166.805030090581">
            <text:p>166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3]+1" office:value-type="date" office:date-value="2010-07-22">
            <text:p>7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4]+2415018.5+[.E204]-[.$B$4]/24" office:value-type="float" office:value="2455400.20833333">
            <text:p>2455400.21</text:p>
          </table:table-cell>
          <table:table-cell table:style-name="ce9" table:formula="of:=([.F204]-2451545)/36525" office:value-type="float" office:value="0.105549851699753">
            <text:p>0.10554985</text:p>
          </table:table-cell>
          <table:table-cell/>
          <table:table-cell table:formula="of:=MOD(280.46646+[.G204]*(36000.76983+[.G204]*0.0003032);360)" office:value-type="float" office:value="120.342380011334">
            <text:p>120.34</text:p>
          </table:table-cell>
          <table:table-cell table:formula="of:=357.52911+[.G204]*(35999.05029-0.0001537*[.G204])" office:value-type="float" office:value="4157.22352772912">
            <text:p>4157.22</text:p>
          </table:table-cell>
          <table:table-cell table:formula="of:=0.016708634-[.G204]*(0.000042037+0.0001537*[.G204])" office:value-type="float" office:value="0.0167024846643516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-0.55568743635834">
            <text:p>-0.56</text:p>
          </table:table-cell>
          <table:table-cell table:formula="of:=[.I204]+[.L204]" office:value-type="float" office:value="119.786692574976">
            <text:p>119.79</text:p>
          </table:table-cell>
          <table:table-cell table:formula="of:=[.J204]+[.L204]" office:value-type="float" office:value="4156.66784029277">
            <text:p>4156.67</text:p>
          </table:table-cell>
          <table:table-cell table:formula="of:=(1.000001018*(1-[.K204]*[.K204]))/(1+[.K204]*COS(RADIANS([.N204])))" office:value-type="float" office:value="1.01597841771376">
            <text:p>1.02</text:p>
          </table:table-cell>
          <table:table-cell table:formula="of:=[.M204]-0.00569-0.00478*SIN(RADIANS(125.04-1934.136*[.G204]))" office:value-type="float" office:value="119.785696460124">
            <text:p>119.79</text:p>
          </table:table-cell>
          <table:table-cell table:formula="of:=23+(26+((21.448-[.G204]*(46.815+[.G204]*(0.00059-[.G204]*0.001813))))/60)/60" office:value-type="float" office:value="23.4379185220143">
            <text:p>23.44</text:p>
          </table:table-cell>
          <table:table-cell table:formula="of:=[.Q204]+0.00256*COS(RADIANS(125.04-1934.136*[.G204]))" office:value-type="float" office:value="23.4384022655295">
            <text:p>23.44</text:p>
          </table:table-cell>
          <table:table-cell table:formula="of:=DEGREES(ATAN2(COS(RADIANS([.R204]))*SIN(RADIANS([.P204]));COS(RADIANS([.P204]))))" office:value-type="float" office:value="-31.95792706744">
            <text:p>-31.96</text:p>
          </table:table-cell>
          <table:table-cell table:formula="of:=DEGREES(ASIN(SIN(RADIANS([.R204]))*SIN(RADIANS([.P204]))))" office:value-type="float" office:value="20.1948756162065">
            <text:p>20.19</text:p>
          </table:table-cell>
          <table:table-cell table:formula="of:=TAN(RADIANS([.R204]/2))*TAN(RADIANS([.R204]/2))" office:value-type="float" office:value="0.0430311726565757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6.46303441948291">
            <text:p>-6.46</text:p>
          </table:table-cell>
          <table:table-cell table:formula="of:=DEGREES(ACOS(COS(RADIANS(90.833))/COS(RADIANS([.$B$2]))*COS(RADIANS([.T204]))-TAN(RADIANS([.$B$2]))*TAN(RADIANS([.T204]))))" office:value-type="float" office:value="111.202197828985">
            <text:p>111.2</text:p>
          </table:table-cell>
          <table:table-cell table:style-name="ce7" table:formula="of:=(720-4*[.$B$3]-[.V204]+[.$B$4]*60)/1440" office:value-type="float" office:value="0.515238218346863">
            <text:p>12:21:57</text:p>
          </table:table-cell>
          <table:table-cell table:style-name="ce7" table:formula="of:=([.X204]*1440-[.W204]*4)/1440" office:value-type="float" office:value="0.206343224377459">
            <text:p>4:57:08</text:p>
          </table:table-cell>
          <table:table-cell table:style-name="ce7" table:formula="of:=([.X204]*1440+[.W204]*4)/1440" office:value-type="float" office:value="0.824133212316267">
            <text:p>19:46:45</text:p>
          </table:table-cell>
          <table:table-cell table:formula="of:=8*[.W204]" office:value-type="float" office:value="889.617582631884">
            <text:p>889.62</text:p>
          </table:table-cell>
          <table:table-cell table:formula="of:=MOD([.E204]*1440+[.V204]+4*[.$B$3]-60*[.$B$4];1440)" office:value-type="float" office:value="698.056965580517">
            <text:p>698.06</text:p>
          </table:table-cell>
          <table:table-cell table:formula="of:=IF([.AB204]/4&lt;0;[.AB204]/4+180;[.AB204]/4-180)" office:value-type="float" office:value="-5.48575860487074">
            <text:p>-5.49</text:p>
          </table:table-cell>
          <table:table-cell table:formula="of:=DEGREES(ACOS(SIN(RADIANS([.$B$2]))*SIN(RADIANS([.T204]))+COS(RADIANS([.$B$2]))*COS(RADIANS([.T204]))*COS(RADIANS([.AC204]))))" office:value-type="float" office:value="23.2654397049184">
            <text:p>23.27</text:p>
          </table:table-cell>
          <table:table-cell table:formula="of:=90-[.AD204]" office:value-type="float" office:value="66.7345602950816">
            <text:p>66.73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693742112307801">
            <text:p>0.01</text:p>
          </table:table-cell>
          <table:table-cell table:formula="of:=[.AE204]+[.AF204]" office:value-type="float" office:value="66.7414977162047">
            <text:p>66.74</text:p>
          </table:table-cell>
          <table:table-cell table:formula="of:=IF([.AC204]&gt;0;MOD(DEGREES(ACOS(((SIN(RADIANS([.$B$2]))*COS(RADIANS([.AD204])))-SIN(RADIANS([.T204])))/(COS(RADIANS([.$B$2]))*SIN(RADIANS([.AD204])))))+180;360);MOD(540-DEGREES(ACOS(((SIN(RADIANS([.$B$2]))*COS(RADIANS([.AD204])))-SIN(RADIANS([.T204])))/(COS(RADIANS([.$B$2]))*SIN(RADIANS([.AD204])))));360))" office:value-type="float" office:value="166.870808056067">
            <text:p>166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4]+1" office:value-type="date" office:date-value="2010-07-23">
            <text:p>7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5]+2415018.5+[.E205]-[.$B$4]/24" office:value-type="float" office:value="2455401.20833333">
            <text:p>2455401.21</text:p>
          </table:table-cell>
          <table:table-cell table:style-name="ce9" table:formula="of:=([.F205]-2451545)/36525" office:value-type="float" office:value="0.105577230207625">
            <text:p>0.10557723</text:p>
          </table:table-cell>
          <table:table-cell/>
          <table:table-cell table:formula="of:=MOD(280.46646+[.G205]*(36000.76983+[.G205]*0.0003032);360)" office:value-type="float" office:value="121.328027373251">
            <text:p>121.33</text:p>
          </table:table-cell>
          <table:table-cell table:formula="of:=357.52911+[.G205]*(35999.05029-0.0001537*[.G205])" office:value-type="float" office:value="4158.20912800996">
            <text:p>4158.21</text:p>
          </table:table-cell>
          <table:table-cell table:formula="of:=0.016708634-[.G205]*(0.000042037+0.0001537*[.G205])" office:value-type="float" office:value="0.0167024826250023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-0.58650047831026">
            <text:p>-0.59</text:p>
          </table:table-cell>
          <table:table-cell table:formula="of:=[.I205]+[.L205]" office:value-type="float" office:value="120.741526894941">
            <text:p>120.74</text:p>
          </table:table-cell>
          <table:table-cell table:formula="of:=[.J205]+[.L205]" office:value-type="float" office:value="4157.62262753165">
            <text:p>4157.62</text:p>
          </table:table-cell>
          <table:table-cell table:formula="of:=(1.000001018*(1-[.K205]*[.K205]))/(1+[.K205]*COS(RADIANS([.N205])))" office:value-type="float" office:value="1.01589370603572">
            <text:p>1.02</text:p>
          </table:table-cell>
          <table:table-cell table:formula="of:=[.M205]-0.00569-0.00478*SIN(RADIANS(125.04-1934.136*[.G205]))" office:value-type="float" office:value="120.740531612874">
            <text:p>120.74</text:p>
          </table:table-cell>
          <table:table-cell table:formula="of:=23+(26+((21.448-[.G205]*(46.815+[.G205]*(0.00059-[.G205]*0.001813))))/60)/60" office:value-type="float" office:value="23.4379181659791">
            <text:p>23.44</text:p>
          </table:table-cell>
          <table:table-cell table:formula="of:=[.Q205]+0.00256*COS(RADIANS(125.04-1934.136*[.G205]))" office:value-type="float" office:value="23.4383995859165">
            <text:p>23.44</text:p>
          </table:table-cell>
          <table:table-cell table:formula="of:=DEGREES(ATAN2(COS(RADIANS([.R205]))*SIN(RADIANS([.P205]));COS(RADIANS([.P205]))))" office:value-type="float" office:value="-32.9512135515265">
            <text:p>-32.95</text:p>
          </table:table-cell>
          <table:table-cell table:formula="of:=DEGREES(ASIN(SIN(RADIANS([.R205]))*SIN(RADIANS([.P205]))))" office:value-type="float" office:value="19.9910634293252">
            <text:p>19.99</text:p>
          </table:table-cell>
          <table:table-cell table:formula="of:=TAN(RADIANS([.R205]/2))*TAN(RADIANS([.R205]/2))" office:value-type="float" office:value="0.0430311625375592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6.49375848300061">
            <text:p>-6.49</text:p>
          </table:table-cell>
          <table:table-cell table:formula="of:=DEGREES(ACOS(COS(RADIANS(90.833))/COS(RADIANS([.$B$2]))*COS(RADIANS([.T205]))-TAN(RADIANS([.$B$2]))*TAN(RADIANS([.T205]))))" office:value-type="float" office:value="110.972731626403">
            <text:p>110.97</text:p>
          </table:table-cell>
          <table:table-cell table:style-name="ce7" table:formula="of:=(720-4*[.$B$3]-[.V205]+[.$B$4]*60)/1440" office:value-type="float" office:value="0.515259554502084">
            <text:p>12:21:58</text:p>
          </table:table-cell>
          <table:table-cell table:style-name="ce7" table:formula="of:=([.X205]*1440-[.W205]*4)/1440" office:value-type="float" office:value="0.207001966650963">
            <text:p>4:58:05</text:p>
          </table:table-cell>
          <table:table-cell table:style-name="ce7" table:formula="of:=([.X205]*1440+[.W205]*4)/1440" office:value-type="float" office:value="0.823517142353204">
            <text:p>19:45:52</text:p>
          </table:table-cell>
          <table:table-cell table:formula="of:=8*[.W205]" office:value-type="float" office:value="887.781853011228">
            <text:p>887.78</text:p>
          </table:table-cell>
          <table:table-cell table:formula="of:=MOD([.E205]*1440+[.V205]+4*[.$B$3]-60*[.$B$4];1440)" office:value-type="float" office:value="698.026241516999">
            <text:p>698.03</text:p>
          </table:table-cell>
          <table:table-cell table:formula="of:=IF([.AB205]/4&lt;0;[.AB205]/4+180;[.AB205]/4-180)" office:value-type="float" office:value="-5.49343962075017">
            <text:p>-5.49</text:p>
          </table:table-cell>
          <table:table-cell table:formula="of:=DEGREES(ACOS(SIN(RADIANS([.$B$2]))*SIN(RADIANS([.T205]))+COS(RADIANS([.$B$2]))*COS(RADIANS([.T205]))*COS(RADIANS([.AC205]))))" office:value-type="float" office:value="23.4673280191613">
            <text:p>23.47</text:p>
          </table:table-cell>
          <table:table-cell table:formula="of:=90-[.AD205]" office:value-type="float" office:value="66.5326719808387">
            <text:p>66.53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700485783190146">
            <text:p>0.01</text:p>
          </table:table-cell>
          <table:table-cell table:formula="of:=[.AE205]+[.AF205]" office:value-type="float" office:value="66.5396768386706">
            <text:p>66.54</text:p>
          </table:table-cell>
          <table:table-cell table:formula="of:=IF([.AC205]&gt;0;MOD(DEGREES(ACOS(((SIN(RADIANS([.$B$2]))*COS(RADIANS([.AD205])))-SIN(RADIANS([.T205])))/(COS(RADIANS([.$B$2]))*SIN(RADIANS([.AD205])))))+180;360);MOD(540-DEGREES(ACOS(((SIN(RADIANS([.$B$2]))*COS(RADIANS([.AD205])))-SIN(RADIANS([.T205])))/(COS(RADIANS([.$B$2]))*SIN(RADIANS([.AD205])))));360))" office:value-type="float" office:value="166.94356028383">
            <text:p>166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5]+1" office:value-type="date" office:date-value="2010-07-24">
            <text:p>7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6]+2415018.5+[.E206]-[.$B$4]/24" office:value-type="float" office:value="2455402.20833333">
            <text:p>2455402.21</text:p>
          </table:table-cell>
          <table:table-cell table:style-name="ce9" table:formula="of:=([.F206]-2451545)/36525" office:value-type="float" office:value="0.105604608715496">
            <text:p>0.10560461</text:p>
          </table:table-cell>
          <table:table-cell/>
          <table:table-cell table:formula="of:=MOD(280.46646+[.G206]*(36000.76983+[.G206]*0.0003032);360)" office:value-type="float" office:value="122.313674735168">
            <text:p>122.31</text:p>
          </table:table-cell>
          <table:table-cell table:formula="of:=357.52911+[.G206]*(35999.05029-0.0001537*[.G206])" office:value-type="float" office:value="4159.1947282908">
            <text:p>4159.19</text:p>
          </table:table-cell>
          <table:table-cell table:formula="of:=0.016708634-[.G206]*(0.000042037+0.0001537*[.G206])" office:value-type="float" office:value="0.0167024805854226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-0.617149942401177">
            <text:p>-0.62</text:p>
          </table:table-cell>
          <table:table-cell table:formula="of:=[.I206]+[.L206]" office:value-type="float" office:value="121.696524792767">
            <text:p>121.7</text:p>
          </table:table-cell>
          <table:table-cell table:formula="of:=[.J206]+[.L206]" office:value-type="float" office:value="4158.5775783484">
            <text:p>4158.58</text:p>
          </table:table-cell>
          <table:table-cell table:formula="of:=(1.000001018*(1-[.K206]*[.K206]))/(1+[.K206]*COS(RADIANS([.N206])))" office:value-type="float" office:value="1.01580443027871">
            <text:p>1.02</text:p>
          </table:table-cell>
          <table:table-cell table:formula="of:=[.M206]-0.00569-0.00478*SIN(RADIANS(125.04-1934.136*[.G206]))" office:value-type="float" office:value="121.695530339475">
            <text:p>121.7</text:p>
          </table:table-cell>
          <table:table-cell table:formula="of:=23+(26+((21.448-[.G206]*(46.815+[.G206]*(0.00059-[.G206]*0.001813))))/60)/60" office:value-type="float" office:value="23.437917809944">
            <text:p>23.44</text:p>
          </table:table-cell>
          <table:table-cell table:formula="of:=[.Q206]+0.00256*COS(RADIANS(125.04-1934.136*[.G206]))" office:value-type="float" office:value="23.4383969058922">
            <text:p>23.44</text:p>
          </table:table-cell>
          <table:table-cell table:formula="of:=DEGREES(ATAN2(COS(RADIANS([.R206]))*SIN(RADIANS([.P206]));COS(RADIANS([.P206]))))" office:value-type="float" office:value="-33.9420674764536">
            <text:p>-33.94</text:p>
          </table:table-cell>
          <table:table-cell table:formula="of:=DEGREES(ASIN(SIN(RADIANS([.R206]))*SIN(RADIANS([.P206]))))" office:value-type="float" office:value="19.7816972340218">
            <text:p>19.78</text:p>
          </table:table-cell>
          <table:table-cell table:formula="of:=TAN(RADIANS([.R206]/2))*TAN(RADIANS([.R206]/2))" office:value-type="float" office:value="0.0430311524169911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6.51474386512101">
            <text:p>-6.51</text:p>
          </table:table-cell>
          <table:table-cell table:formula="of:=DEGREES(ACOS(COS(RADIANS(90.833))/COS(RADIANS([.$B$2]))*COS(RADIANS([.T206]))-TAN(RADIANS([.$B$2]))*TAN(RADIANS([.T206]))))" office:value-type="float" office:value="110.737983524685">
            <text:p>110.74</text:p>
          </table:table-cell>
          <table:table-cell table:style-name="ce7" table:formula="of:=(720-4*[.$B$3]-[.V206]+[.$B$4]*60)/1440" office:value-type="float" office:value="0.515274127684112">
            <text:p>12:22:00</text:p>
          </table:table-cell>
          <table:table-cell table:style-name="ce7" table:formula="of:=([.X206]*1440-[.W206]*4)/1440" office:value-type="float" office:value="0.207668617893321">
            <text:p>4:59:03</text:p>
          </table:table-cell>
          <table:table-cell table:style-name="ce7" table:formula="of:=([.X206]*1440+[.W206]*4)/1440" office:value-type="float" office:value="0.822879637474903">
            <text:p>19:44:57</text:p>
          </table:table-cell>
          <table:table-cell table:formula="of:=8*[.W206]" office:value-type="float" office:value="885.903868197478">
            <text:p>885.9</text:p>
          </table:table-cell>
          <table:table-cell table:formula="of:=MOD([.E206]*1440+[.V206]+4*[.$B$3]-60*[.$B$4];1440)" office:value-type="float" office:value="698.005256134879">
            <text:p>698.01</text:p>
          </table:table-cell>
          <table:table-cell table:formula="of:=IF([.AB206]/4&lt;0;[.AB206]/4+180;[.AB206]/4-180)" office:value-type="float" office:value="-5.49868596628025">
            <text:p>-5.5</text:p>
          </table:table-cell>
          <table:table-cell table:formula="of:=DEGREES(ACOS(SIN(RADIANS([.$B$2]))*SIN(RADIANS([.T206]))+COS(RADIANS([.$B$2]))*COS(RADIANS([.T206]))*COS(RADIANS([.AC206]))))" office:value-type="float" office:value="23.6743212112675">
            <text:p>23.67</text:p>
          </table:table-cell>
          <table:table-cell table:formula="of:=90-[.AD206]" office:value-type="float" office:value="66.3256787887325">
            <text:p>66.33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707421336129789">
            <text:p>0.01</text:p>
          </table:table-cell>
          <table:table-cell table:formula="of:=[.AE206]+[.AF206]" office:value-type="float" office:value="66.3327530020938">
            <text:p>66.33</text:p>
          </table:table-cell>
          <table:table-cell table:formula="of:=IF([.AC206]&gt;0;MOD(DEGREES(ACOS(((SIN(RADIANS([.$B$2]))*COS(RADIANS([.AD206])))-SIN(RADIANS([.T206])))/(COS(RADIANS([.$B$2]))*SIN(RADIANS([.AD206])))))+180;360);MOD(540-DEGREES(ACOS(((SIN(RADIANS([.$B$2]))*COS(RADIANS([.AD206])))-SIN(RADIANS([.T206])))/(COS(RADIANS([.$B$2]))*SIN(RADIANS([.AD206])))));360))" office:value-type="float" office:value="167.023128488556">
            <text:p>167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6]+1" office:value-type="date" office:date-value="2010-07-25">
            <text:p>7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7]+2415018.5+[.E207]-[.$B$4]/24" office:value-type="float" office:value="2455403.20833333">
            <text:p>2455403.21</text:p>
          </table:table-cell>
          <table:table-cell table:style-name="ce9" table:formula="of:=([.F207]-2451545)/36525" office:value-type="float" office:value="0.105631987223367">
            <text:p>0.10563199</text:p>
          </table:table-cell>
          <table:table-cell/>
          <table:table-cell table:formula="of:=MOD(280.46646+[.G207]*(36000.76983+[.G207]*0.0003032);360)" office:value-type="float" office:value="123.299322097085">
            <text:p>123.3</text:p>
          </table:table-cell>
          <table:table-cell table:formula="of:=357.52911+[.G207]*(35999.05029-0.0001537*[.G207])" office:value-type="float" office:value="4160.18032857163">
            <text:p>4160.18</text:p>
          </table:table-cell>
          <table:table-cell table:formula="of:=0.016708634-[.G207]*(0.000042037+0.0001537*[.G207])" office:value-type="float" office:value="0.0167024785456125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-0.647627224488144">
            <text:p>-0.65</text:p>
          </table:table-cell>
          <table:table-cell table:formula="of:=[.I207]+[.L207]" office:value-type="float" office:value="122.651694872597">
            <text:p>122.65</text:p>
          </table:table-cell>
          <table:table-cell table:formula="of:=[.J207]+[.L207]" office:value-type="float" office:value="4159.53270134714">
            <text:p>4159.53</text:p>
          </table:table-cell>
          <table:table-cell table:formula="of:=(1.000001018*(1-[.K207]*[.K207]))/(1+[.K207]*COS(RADIANS([.N207])))" office:value-type="float" office:value="1.01571061444269">
            <text:p>1.02</text:p>
          </table:table-cell>
          <table:table-cell table:formula="of:=[.M207]-0.00569-0.00478*SIN(RADIANS(125.04-1934.136*[.G207]))" office:value-type="float" office:value="122.65070124407">
            <text:p>122.65</text:p>
          </table:table-cell>
          <table:table-cell table:formula="of:=23+(26+((21.448-[.G207]*(46.815+[.G207]*(0.00059-[.G207]*0.001813))))/60)/60" office:value-type="float" office:value="23.4379174539088">
            <text:p>23.44</text:p>
          </table:table-cell>
          <table:table-cell table:formula="of:=[.Q207]+0.00256*COS(RADIANS(125.04-1934.136*[.G207]))" office:value-type="float" office:value="23.4383942254587">
            <text:p>23.44</text:p>
          </table:table-cell>
          <table:table-cell table:formula="of:=DEGREES(ATAN2(COS(RADIANS([.R207]))*SIN(RADIANS([.P207]));COS(RADIANS([.P207]))))" office:value-type="float" office:value="-34.9304646579032">
            <text:p>-34.93</text:p>
          </table:table-cell>
          <table:table-cell table:formula="of:=DEGREES(ASIN(SIN(RADIANS([.R207]))*SIN(RADIANS([.P207]))))" office:value-type="float" office:value="19.5668493542175">
            <text:p>19.57</text:p>
          </table:table-cell>
          <table:table-cell table:formula="of:=TAN(RADIANS([.R207]/2))*TAN(RADIANS([.R207]/2))" office:value-type="float" office:value="0.043031142294879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6.52589329544888">
            <text:p>-6.53</text:p>
          </table:table-cell>
          <table:table-cell table:formula="of:=DEGREES(ACOS(COS(RADIANS(90.833))/COS(RADIANS([.$B$2]))*COS(RADIANS([.T207]))-TAN(RADIANS([.$B$2]))*TAN(RADIANS([.T207]))))" office:value-type="float" office:value="110.498094430058">
            <text:p>110.5</text:p>
          </table:table-cell>
          <table:table-cell table:style-name="ce7" table:formula="of:=(720-4*[.$B$3]-[.V207]+[.$B$4]*60)/1440" office:value-type="float" office:value="0.515281870344062">
            <text:p>12:22:00</text:p>
          </table:table-cell>
          <table:table-cell table:style-name="ce7" table:formula="of:=([.X207]*1440-[.W207]*4)/1440" office:value-type="float" office:value="0.208342719149455">
            <text:p>5:00:01</text:p>
          </table:table-cell>
          <table:table-cell table:style-name="ce7" table:formula="of:=([.X207]*1440+[.W207]*4)/1440" office:value-type="float" office:value="0.822221021538668">
            <text:p>19:44:00</text:p>
          </table:table-cell>
          <table:table-cell table:formula="of:=8*[.W207]" office:value-type="float" office:value="883.984755440467">
            <text:p>883.98</text:p>
          </table:table-cell>
          <table:table-cell table:formula="of:=MOD([.E207]*1440+[.V207]+4*[.$B$3]-60*[.$B$4];1440)" office:value-type="float" office:value="697.994106704551">
            <text:p>697.99</text:p>
          </table:table-cell>
          <table:table-cell table:formula="of:=IF([.AB207]/4&lt;0;[.AB207]/4+180;[.AB207]/4-180)" office:value-type="float" office:value="-5.50147332386223">
            <text:p>-5.5</text:p>
          </table:table-cell>
          <table:table-cell table:formula="of:=DEGREES(ACOS(SIN(RADIANS([.$B$2]))*SIN(RADIANS([.T207]))+COS(RADIANS([.$B$2]))*COS(RADIANS([.T207]))*COS(RADIANS([.AC207]))))" office:value-type="float" office:value="23.8863539703137">
            <text:p>23.89</text:p>
          </table:table-cell>
          <table:table-cell table:formula="of:=90-[.AD207]" office:value-type="float" office:value="66.1136460296863">
            <text:p>66.11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714548465794499">
            <text:p>0.01</text:p>
          </table:table-cell>
          <table:table-cell table:formula="of:=[.AE207]+[.AF207]" office:value-type="float" office:value="66.1207915143443">
            <text:p>66.12</text:p>
          </table:table-cell>
          <table:table-cell table:formula="of:=IF([.AC207]&gt;0;MOD(DEGREES(ACOS(((SIN(RADIANS([.$B$2]))*COS(RADIANS([.AD207])))-SIN(RADIANS([.T207])))/(COS(RADIANS([.$B$2]))*SIN(RADIANS([.AD207])))))+180;360);MOD(540-DEGREES(ACOS(((SIN(RADIANS([.$B$2]))*COS(RADIANS([.AD207])))-SIN(RADIANS([.T207])))/(COS(RADIANS([.$B$2]))*SIN(RADIANS([.AD207])))));360))" office:value-type="float" office:value="167.109345477571">
            <text:p>167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7]+1" office:value-type="date" office:date-value="2010-07-26">
            <text:p>7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8]+2415018.5+[.E208]-[.$B$4]/24" office:value-type="float" office:value="2455404.20833333">
            <text:p>2455404.21</text:p>
          </table:table-cell>
          <table:table-cell table:style-name="ce9" table:formula="of:=([.F208]-2451545)/36525" office:value-type="float" office:value="0.105659365731239">
            <text:p>0.10565937</text:p>
          </table:table-cell>
          <table:table-cell/>
          <table:table-cell table:formula="of:=MOD(280.46646+[.G208]*(36000.76983+[.G208]*0.0003032);360)" office:value-type="float" office:value="124.284969459004">
            <text:p>124.28</text:p>
          </table:table-cell>
          <table:table-cell table:formula="of:=357.52911+[.G208]*(35999.05029-0.0001537*[.G208])" office:value-type="float" office:value="4161.16592885247">
            <text:p>4161.17</text:p>
          </table:table-cell>
          <table:table-cell table:formula="of:=0.016708634-[.G208]*(0.000042037+0.0001537*[.G208])" office:value-type="float" office:value="0.016702476505572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-0.677923759879436">
            <text:p>-0.68</text:p>
          </table:table-cell>
          <table:table-cell table:formula="of:=[.I208]+[.L208]" office:value-type="float" office:value="123.607045699124">
            <text:p>123.61</text:p>
          </table:table-cell>
          <table:table-cell table:formula="of:=[.J208]+[.L208]" office:value-type="float" office:value="4160.48800509259">
            <text:p>4160.49</text:p>
          </table:table-cell>
          <table:table-cell table:formula="of:=(1.000001018*(1-[.K208]*[.K208]))/(1+[.K208]*COS(RADIANS([.N208])))" office:value-type="float" office:value="1.01561228376193">
            <text:p>1.02</text:p>
          </table:table-cell>
          <table:table-cell table:formula="of:=[.M208]-0.00569-0.00478*SIN(RADIANS(125.04-1934.136*[.G208]))" office:value-type="float" office:value="123.606052891349">
            <text:p>123.61</text:p>
          </table:table-cell>
          <table:table-cell table:formula="of:=23+(26+((21.448-[.G208]*(46.815+[.G208]*(0.00059-[.G208]*0.001813))))/60)/60" office:value-type="float" office:value="23.4379170978737">
            <text:p>23.44</text:p>
          </table:table-cell>
          <table:table-cell table:formula="of:=[.Q208]+0.00256*COS(RADIANS(125.04-1934.136*[.G208]))" office:value-type="float" office:value="23.4383915446179">
            <text:p>23.44</text:p>
          </table:table-cell>
          <table:table-cell table:formula="of:=DEGREES(ATAN2(COS(RADIANS([.R208]))*SIN(RADIANS([.P208]));COS(RADIANS([.P208]))))" office:value-type="float" office:value="-35.9163842626555">
            <text:p>-35.92</text:p>
          </table:table-cell>
          <table:table-cell table:formula="of:=DEGREES(ASIN(SIN(RADIANS([.R208]))*SIN(RADIANS([.P208]))))" office:value-type="float" office:value="19.3465932939269">
            <text:p>19.35</text:p>
          </table:table-cell>
          <table:table-cell table:formula="of:=TAN(RADIANS([.R208]/2))*TAN(RADIANS([.R208]/2))" office:value-type="float" office:value="0.0430311321712302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6.52712321559741">
            <text:p>-6.53</text:p>
          </table:table-cell>
          <table:table-cell table:formula="of:=DEGREES(ACOS(COS(RADIANS(90.833))/COS(RADIANS([.$B$2]))*COS(RADIANS([.T208]))-TAN(RADIANS([.$B$2]))*TAN(RADIANS([.T208]))))" office:value-type="float" office:value="110.253204737315">
            <text:p>110.25</text:p>
          </table:table-cell>
          <table:table-cell table:style-name="ce7" table:formula="of:=(720-4*[.$B$3]-[.V208]+[.$B$4]*60)/1440" office:value-type="float" office:value="0.515282724455276">
            <text:p>12:22:00</text:p>
          </table:table-cell>
          <table:table-cell table:style-name="ce7" table:formula="of:=([.X208]*1440-[.W208]*4)/1440" office:value-type="float" office:value="0.20902382240718">
            <text:p>5:01:00</text:p>
          </table:table-cell>
          <table:table-cell table:style-name="ce7" table:formula="of:=([.X208]*1440+[.W208]*4)/1440" office:value-type="float" office:value="0.821541626503372">
            <text:p>19:43:01</text:p>
          </table:table-cell>
          <table:table-cell table:formula="of:=8*[.W208]" office:value-type="float" office:value="882.025637898517">
            <text:p>882.03</text:p>
          </table:table-cell>
          <table:table-cell table:formula="of:=MOD([.E208]*1440+[.V208]+4*[.$B$3]-60*[.$B$4];1440)" office:value-type="float" office:value="697.992876784403">
            <text:p>697.99</text:p>
          </table:table-cell>
          <table:table-cell table:formula="of:=IF([.AB208]/4&lt;0;[.AB208]/4+180;[.AB208]/4-180)" office:value-type="float" office:value="-5.50178080389935">
            <text:p>-5.5</text:p>
          </table:table-cell>
          <table:table-cell table:formula="of:=DEGREES(ACOS(SIN(RADIANS([.$B$2]))*SIN(RADIANS([.T208]))+COS(RADIANS([.$B$2]))*COS(RADIANS([.T208]))*COS(RADIANS([.AC208]))))" office:value-type="float" office:value="24.1033610659291">
            <text:p>24.1</text:p>
          </table:table-cell>
          <table:table-cell table:formula="of:=90-[.AD208]" office:value-type="float" office:value="65.8966389340709">
            <text:p>65.9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721866926136198">
            <text:p>0.01</text:p>
          </table:table-cell>
          <table:table-cell table:formula="of:=[.AE208]+[.AF208]" office:value-type="float" office:value="65.9038576033323">
            <text:p>65.9</text:p>
          </table:table-cell>
          <table:table-cell table:formula="of:=IF([.AC208]&gt;0;MOD(DEGREES(ACOS(((SIN(RADIANS([.$B$2]))*COS(RADIANS([.AD208])))-SIN(RADIANS([.T208])))/(COS(RADIANS([.$B$2]))*SIN(RADIANS([.AD208])))))+180;360);MOD(540-DEGREES(ACOS(((SIN(RADIANS([.$B$2]))*COS(RADIANS([.AD208])))-SIN(RADIANS([.T208])))/(COS(RADIANS([.$B$2]))*SIN(RADIANS([.AD208])))));360))" office:value-type="float" office:value="167.202035987999">
            <text:p>167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8]+1" office:value-type="date" office:date-value="2010-07-27">
            <text:p>7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9]+2415018.5+[.E209]-[.$B$4]/24" office:value-type="float" office:value="2455405.20833333">
            <text:p>2455405.21</text:p>
          </table:table-cell>
          <table:table-cell table:style-name="ce9" table:formula="of:=([.F209]-2451545)/36525" office:value-type="float" office:value="0.10568674423911">
            <text:p>0.10568674</text:p>
          </table:table-cell>
          <table:table-cell/>
          <table:table-cell table:formula="of:=MOD(280.46646+[.G209]*(36000.76983+[.G209]*0.0003032);360)" office:value-type="float" office:value="125.270616820922">
            <text:p>125.27</text:p>
          </table:table-cell>
          <table:table-cell table:formula="of:=357.52911+[.G209]*(35999.05029-0.0001537*[.G209])" office:value-type="float" office:value="4162.1515291333">
            <text:p>4162.15</text:p>
          </table:table-cell>
          <table:table-cell table:formula="of:=0.016708634-[.G209]*(0.000042037+0.0001537*[.G209])" office:value-type="float" office:value="0.016702474465301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-0.708031025358924">
            <text:p>-0.71</text:p>
          </table:table-cell>
          <table:table-cell table:formula="of:=[.I209]+[.L209]" office:value-type="float" office:value="124.562585795564">
            <text:p>124.56</text:p>
          </table:table-cell>
          <table:table-cell table:formula="of:=[.J209]+[.L209]" office:value-type="float" office:value="4161.44349810794">
            <text:p>4161.44</text:p>
          </table:table-cell>
          <table:table-cell table:formula="of:=(1.000001018*(1-[.K209]*[.K209]))/(1+[.K209]*COS(RADIANS([.N209])))" office:value-type="float" office:value="1.01550946470033">
            <text:p>1.02</text:p>
          </table:table-cell>
          <table:table-cell table:formula="of:=[.M209]-0.00569-0.00478*SIN(RADIANS(125.04-1934.136*[.G209]))" office:value-type="float" office:value="124.561593804529">
            <text:p>124.56</text:p>
          </table:table-cell>
          <table:table-cell table:formula="of:=23+(26+((21.448-[.G209]*(46.815+[.G209]*(0.00059-[.G209]*0.001813))))/60)/60" office:value-type="float" office:value="23.4379167418385">
            <text:p>23.44</text:p>
          </table:table-cell>
          <table:table-cell table:formula="of:=[.Q209]+0.00256*COS(RADIANS(125.04-1934.136*[.G209]))" office:value-type="float" office:value="23.4383888633719">
            <text:p>23.44</text:p>
          </table:table-cell>
          <table:table-cell table:formula="of:=DEGREES(ATAN2(COS(RADIANS([.R209]))*SIN(RADIANS([.P209]));COS(RADIANS([.P209]))))" office:value-type="float" office:value="-36.899808796159">
            <text:p>-36.9</text:p>
          </table:table-cell>
          <table:table-cell table:formula="of:=DEGREES(ASIN(SIN(RADIANS([.R209]))*SIN(RADIANS([.P209]))))" office:value-type="float" office:value="19.1210036781172">
            <text:p>19.12</text:p>
          </table:table-cell>
          <table:table-cell table:formula="of:=TAN(RADIANS([.R209]/2))*TAN(RADIANS([.R209]/2))" office:value-type="float" office:value="0.0430311220460523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6.51836374250465">
            <text:p>-6.52</text:p>
          </table:table-cell>
          <table:table-cell table:formula="of:=DEGREES(ACOS(COS(RADIANS(90.833))/COS(RADIANS([.$B$2]))*COS(RADIANS([.T209]))-TAN(RADIANS([.$B$2]))*TAN(RADIANS([.T209]))))" office:value-type="float" office:value="110.003454107405">
            <text:p>110</text:p>
          </table:table-cell>
          <table:table-cell table:style-name="ce7" table:formula="of:=(720-4*[.$B$3]-[.V209]+[.$B$4]*60)/1440" office:value-type="float" office:value="0.51527664148785">
            <text:p>12:22:00</text:p>
          </table:table-cell>
          <table:table-cell table:style-name="ce7" table:formula="of:=([.X209]*1440-[.W209]*4)/1440" office:value-type="float" office:value="0.209711491189502">
            <text:p>5:01:59</text:p>
          </table:table-cell>
          <table:table-cell table:style-name="ce7" table:formula="of:=([.X209]*1440+[.W209]*4)/1440" office:value-type="float" office:value="0.820841791786198">
            <text:p>19:42:01</text:p>
          </table:table-cell>
          <table:table-cell table:formula="of:=8*[.W209]" office:value-type="float" office:value="880.027632859242">
            <text:p>880.03</text:p>
          </table:table-cell>
          <table:table-cell table:formula="of:=MOD([.E209]*1440+[.V209]+4*[.$B$3]-60*[.$B$4];1440)" office:value-type="float" office:value="698.001636257495">
            <text:p>698</text:p>
          </table:table-cell>
          <table:table-cell table:formula="of:=IF([.AB209]/4&lt;0;[.AB209]/4+180;[.AB209]/4-180)" office:value-type="float" office:value="-5.49959093562617">
            <text:p>-5.5</text:p>
          </table:table-cell>
          <table:table-cell table:formula="of:=DEGREES(ACOS(SIN(RADIANS([.$B$2]))*SIN(RADIANS([.T209]))+COS(RADIANS([.$B$2]))*COS(RADIANS([.T209]))*COS(RADIANS([.AC209]))))" office:value-type="float" office:value="24.3252773491397">
            <text:p>24.33</text:p>
          </table:table-cell>
          <table:table-cell table:formula="of:=90-[.AD209]" office:value-type="float" office:value="65.6747226508603">
            <text:p>65.67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729376531229782">
            <text:p>0.01</text:p>
          </table:table-cell>
          <table:table-cell table:formula="of:=[.AE209]+[.AF209]" office:value-type="float" office:value="65.6820164161726">
            <text:p>65.68</text:p>
          </table:table-cell>
          <table:table-cell table:formula="of:=IF([.AC209]&gt;0;MOD(DEGREES(ACOS(((SIN(RADIANS([.$B$2]))*COS(RADIANS([.AD209])))-SIN(RADIANS([.T209])))/(COS(RADIANS([.$B$2]))*SIN(RADIANS([.AD209])))))+180;360);MOD(540-DEGREES(ACOS(((SIN(RADIANS([.$B$2]))*COS(RADIANS([.AD209])))-SIN(RADIANS([.T209])))/(COS(RADIANS([.$B$2]))*SIN(RADIANS([.AD209])))));360))" office:value-type="float" office:value="167.301017504072">
            <text:p>167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9]+1" office:value-type="date" office:date-value="2010-07-28">
            <text:p>7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0]+2415018.5+[.E210]-[.$B$4]/24" office:value-type="float" office:value="2455406.20833333">
            <text:p>2455406.21</text:p>
          </table:table-cell>
          <table:table-cell table:style-name="ce9" table:formula="of:=([.F210]-2451545)/36525" office:value-type="float" office:value="0.105714122746981">
            <text:p>0.10571412</text:p>
          </table:table-cell>
          <table:table-cell/>
          <table:table-cell table:formula="of:=MOD(280.46646+[.G210]*(36000.76983+[.G210]*0.0003032);360)" office:value-type="float" office:value="126.256264182842">
            <text:p>126.26</text:p>
          </table:table-cell>
          <table:table-cell table:formula="of:=357.52911+[.G210]*(35999.05029-0.0001537*[.G210])" office:value-type="float" office:value="4163.13712941414">
            <text:p>4163.14</text:p>
          </table:table-cell>
          <table:table-cell table:formula="of:=0.016708634-[.G210]*(0.000042037+0.0001537*[.G210])" office:value-type="float" office:value="0.0167024724247996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-0.737940541210149">
            <text:p>-0.74</text:p>
          </table:table-cell>
          <table:table-cell table:formula="of:=[.I210]+[.L210]" office:value-type="float" office:value="125.518323641632">
            <text:p>125.52</text:p>
          </table:table-cell>
          <table:table-cell table:formula="of:=[.J210]+[.L210]" office:value-type="float" office:value="4162.39918887293">
            <text:p>4162.4</text:p>
          </table:table-cell>
          <table:table-cell table:formula="of:=(1.000001018*(1-[.K210]*[.K210]))/(1+[.K210]*COS(RADIANS([.N210])))" office:value-type="float" office:value="1.01540218494644">
            <text:p>1.02</text:p>
          </table:table-cell>
          <table:table-cell table:formula="of:=[.M210]-0.00569-0.00478*SIN(RADIANS(125.04-1934.136*[.G210]))" office:value-type="float" office:value="125.517332463325">
            <text:p>125.52</text:p>
          </table:table-cell>
          <table:table-cell table:formula="of:=23+(26+((21.448-[.G210]*(46.815+[.G210]*(0.00059-[.G210]*0.001813))))/60)/60" office:value-type="float" office:value="23.4379163858033">
            <text:p>23.44</text:p>
          </table:table-cell>
          <table:table-cell table:formula="of:=[.Q210]+0.00256*COS(RADIANS(125.04-1934.136*[.G210]))" office:value-type="float" office:value="23.4383861817226">
            <text:p>23.44</text:p>
          </table:table-cell>
          <table:table-cell table:formula="of:=DEGREES(ATAN2(COS(RADIANS([.R210]))*SIN(RADIANS([.P210]));COS(RADIANS([.P210]))))" office:value-type="float" office:value="-37.8807240848193">
            <text:p>-37.88</text:p>
          </table:table-cell>
          <table:table-cell table:formula="of:=DEGREES(ASIN(SIN(RADIANS([.R210]))*SIN(RADIANS([.P210]))))" office:value-type="float" office:value="18.8901561946896">
            <text:p>18.89</text:p>
          </table:table-cell>
          <table:table-cell table:formula="of:=TAN(RADIANS([.R210]/2))*TAN(RADIANS([.R210]/2))" office:value-type="float" office:value="0.0430311119193529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6.49955860652631">
            <text:p>-6.5</text:p>
          </table:table-cell>
          <table:table-cell table:formula="of:=DEGREES(ACOS(COS(RADIANS(90.833))/COS(RADIANS([.$B$2]))*COS(RADIANS([.T210]))-TAN(RADIANS([.$B$2]))*TAN(RADIANS([.T210]))))" office:value-type="float" office:value="109.748981257578">
            <text:p>109.75</text:p>
          </table:table-cell>
          <table:table-cell table:style-name="ce7" table:formula="of:=(720-4*[.$B$3]-[.V210]+[.$B$4]*60)/1440" office:value-type="float" office:value="0.515263582365643">
            <text:p>12:21:59</text:p>
          </table:table-cell>
          <table:table-cell table:style-name="ce7" table:formula="of:=([.X210]*1440-[.W210]*4)/1440" office:value-type="float" office:value="0.210405301094592">
            <text:p>5:02:59</text:p>
          </table:table-cell>
          <table:table-cell table:style-name="ce7" table:formula="of:=([.X210]*1440+[.W210]*4)/1440" office:value-type="float" office:value="0.820121863636694">
            <text:p>19:40:59</text:p>
          </table:table-cell>
          <table:table-cell table:formula="of:=8*[.W210]" office:value-type="float" office:value="877.991850060627">
            <text:p>877.99</text:p>
          </table:table-cell>
          <table:table-cell table:formula="of:=MOD([.E210]*1440+[.V210]+4*[.$B$3]-60*[.$B$4];1440)" office:value-type="float" office:value="698.020441393474">
            <text:p>698.02</text:p>
          </table:table-cell>
          <table:table-cell table:formula="of:=IF([.AB210]/4&lt;0;[.AB210]/4+180;[.AB210]/4-180)" office:value-type="float" office:value="-5.49488965163158">
            <text:p>-5.49</text:p>
          </table:table-cell>
          <table:table-cell table:formula="of:=DEGREES(ACOS(SIN(RADIANS([.$B$2]))*SIN(RADIANS([.T210]))+COS(RADIANS([.$B$2]))*COS(RADIANS([.T210]))*COS(RADIANS([.AC210]))))" office:value-type="float" office:value="24.5520377481345">
            <text:p>24.55</text:p>
          </table:table-cell>
          <table:table-cell table:formula="of:=90-[.AD210]" office:value-type="float" office:value="65.4479622518655">
            <text:p>65.45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737077155976246">
            <text:p>0.01</text:p>
          </table:table-cell>
          <table:table-cell table:formula="of:=[.AE210]+[.AF210]" office:value-type="float" office:value="65.4553330234253">
            <text:p>65.46</text:p>
          </table:table-cell>
          <table:table-cell table:formula="of:=IF([.AC210]&gt;0;MOD(DEGREES(ACOS(((SIN(RADIANS([.$B$2]))*COS(RADIANS([.AD210])))-SIN(RADIANS([.T210])))/(COS(RADIANS([.$B$2]))*SIN(RADIANS([.AD210])))))+180;360);MOD(540-DEGREES(ACOS(((SIN(RADIANS([.$B$2]))*COS(RADIANS([.AD210])))-SIN(RADIANS([.T210])))/(COS(RADIANS([.$B$2]))*SIN(RADIANS([.AD210])))));360))" office:value-type="float" office:value="167.406101051618">
            <text:p>167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0]+1" office:value-type="date" office:date-value="2010-07-29">
            <text:p>7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1]+2415018.5+[.E211]-[.$B$4]/24" office:value-type="float" office:value="2455407.20833333">
            <text:p>2455407.21</text:p>
          </table:table-cell>
          <table:table-cell table:style-name="ce9" table:formula="of:=([.F211]-2451545)/36525" office:value-type="float" office:value="0.105741501254853">
            <text:p>0.10574150</text:p>
          </table:table-cell>
          <table:table-cell/>
          <table:table-cell table:formula="of:=MOD(280.46646+[.G211]*(36000.76983+[.G211]*0.0003032);360)" office:value-type="float" office:value="127.241911544761">
            <text:p>127.24</text:p>
          </table:table-cell>
          <table:table-cell table:formula="of:=357.52911+[.G211]*(35999.05029-0.0001537*[.G211])" office:value-type="float" office:value="4164.12272969497">
            <text:p>4164.12</text:p>
          </table:table-cell>
          <table:table-cell table:formula="of:=0.016708634-[.G211]*(0.000042037+0.0001537*[.G211])" office:value-type="float" office:value="0.0167024703840678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-0.767643873239636">
            <text:p>-0.77</text:p>
          </table:table-cell>
          <table:table-cell table:formula="of:=[.I211]+[.L211]" office:value-type="float" office:value="126.474267671522">
            <text:p>126.47</text:p>
          </table:table-cell>
          <table:table-cell table:formula="of:=[.J211]+[.L211]" office:value-type="float" office:value="4163.35508582174">
            <text:p>4163.36</text:p>
          </table:table-cell>
          <table:table-cell table:formula="of:=(1.000001018*(1-[.K211]*[.K211]))/(1+[.K211]*COS(RADIANS([.N211])))" office:value-type="float" office:value="1.01529047340823">
            <text:p>1.02</text:p>
          </table:table-cell>
          <table:table-cell table:formula="of:=[.M211]-0.00569-0.00478*SIN(RADIANS(125.04-1934.136*[.G211]))" office:value-type="float" office:value="126.473277301929">
            <text:p>126.47</text:p>
          </table:table-cell>
          <table:table-cell table:formula="of:=23+(26+((21.448-[.G211]*(46.815+[.G211]*(0.00059-[.G211]*0.001813))))/60)/60" office:value-type="float" office:value="23.4379160297682">
            <text:p>23.44</text:p>
          </table:table-cell>
          <table:table-cell table:formula="of:=[.Q211]+0.00256*COS(RADIANS(125.04-1934.136*[.G211]))" office:value-type="float" office:value="23.4383834996721">
            <text:p>23.44</text:p>
          </table:table-cell>
          <table:table-cell table:formula="of:=DEGREES(ATAN2(COS(RADIANS([.R211]))*SIN(RADIANS([.P211]));COS(RADIANS([.P211]))))" office:value-type="float" office:value="-38.8591192532788">
            <text:p>-38.86</text:p>
          </table:table-cell>
          <table:table-cell table:formula="of:=DEGREES(ASIN(SIN(RADIANS([.R211]))*SIN(RADIANS([.P211]))))" office:value-type="float" office:value="18.6541275376954">
            <text:p>18.65</text:p>
          </table:table-cell>
          <table:table-cell table:formula="of:=TAN(RADIANS([.R211]/2))*TAN(RADIANS([.R211]/2))" office:value-type="float" office:value="0.0430311017911393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6.47066506519885">
            <text:p>-6.47</text:p>
          </table:table-cell>
          <table:table-cell table:formula="of:=DEGREES(ACOS(COS(RADIANS(90.833))/COS(RADIANS([.$B$2]))*COS(RADIANS([.T211]))-TAN(RADIANS([.$B$2]))*TAN(RADIANS([.T211]))))" office:value-type="float" office:value="109.489923764245">
            <text:p>109.49</text:p>
          </table:table-cell>
          <table:table-cell table:style-name="ce7" table:formula="of:=(720-4*[.$B$3]-[.V211]+[.$B$4]*60)/1440" office:value-type="float" office:value="0.515243517406388">
            <text:p>12:21:57</text:p>
          </table:table-cell>
          <table:table-cell table:style-name="ce7" table:formula="of:=([.X211]*1440-[.W211]*4)/1440" office:value-type="float" office:value="0.211104840283486">
            <text:p>5:03:59</text:p>
          </table:table-cell>
          <table:table-cell table:style-name="ce7" table:formula="of:=([.X211]*1440+[.W211]*4)/1440" office:value-type="float" office:value="0.81938219452929">
            <text:p>19:39:55</text:p>
          </table:table-cell>
          <table:table-cell table:formula="of:=8*[.W211]" office:value-type="float" office:value="875.919390113956">
            <text:p>875.92</text:p>
          </table:table-cell>
          <table:table-cell table:formula="of:=MOD([.E211]*1440+[.V211]+4*[.$B$3]-60*[.$B$4];1440)" office:value-type="float" office:value="698.049334934801">
            <text:p>698.05</text:p>
          </table:table-cell>
          <table:table-cell table:formula="of:=IF([.AB211]/4&lt;0;[.AB211]/4+180;[.AB211]/4-180)" office:value-type="float" office:value="-5.48766626629973">
            <text:p>-5.49</text:p>
          </table:table-cell>
          <table:table-cell table:formula="of:=DEGREES(ACOS(SIN(RADIANS([.$B$2]))*SIN(RADIANS([.T211]))+COS(RADIANS([.$B$2]))*COS(RADIANS([.T211]))*COS(RADIANS([.AC211]))))" office:value-type="float" office:value="24.7835772593832">
            <text:p>24.78</text:p>
          </table:table-cell>
          <table:table-cell table:formula="of:=90-[.AD211]" office:value-type="float" office:value="65.2164227406168">
            <text:p>65.22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744968736679985">
            <text:p>0.01</text:p>
          </table:table-cell>
          <table:table-cell table:formula="of:=[.AE211]+[.AF211]" office:value-type="float" office:value="65.2238724279836">
            <text:p>65.22</text:p>
          </table:table-cell>
          <table:table-cell table:formula="of:=IF([.AC211]&gt;0;MOD(DEGREES(ACOS(((SIN(RADIANS([.$B$2]))*COS(RADIANS([.AD211])))-SIN(RADIANS([.T211])))/(COS(RADIANS([.$B$2]))*SIN(RADIANS([.AD211])))))+180;360);MOD(540-DEGREES(ACOS(((SIN(RADIANS([.$B$2]))*COS(RADIANS([.AD211])))-SIN(RADIANS([.T211])))/(COS(RADIANS([.$B$2]))*SIN(RADIANS([.AD211])))));360))" office:value-type="float" office:value="167.517091967198">
            <text:p>16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1]+1" office:value-type="date" office:date-value="2010-07-30">
            <text:p>7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2]+2415018.5+[.E212]-[.$B$4]/24" office:value-type="float" office:value="2455408.20833333">
            <text:p>2455408.21</text:p>
          </table:table-cell>
          <table:table-cell table:style-name="ce9" table:formula="of:=([.F212]-2451545)/36525" office:value-type="float" office:value="0.105768879762724">
            <text:p>0.10576888</text:p>
          </table:table-cell>
          <table:table-cell/>
          <table:table-cell table:formula="of:=MOD(280.46646+[.G212]*(36000.76983+[.G212]*0.0003032);360)" office:value-type="float" office:value="128.227558906682">
            <text:p>128.23</text:p>
          </table:table-cell>
          <table:table-cell table:formula="of:=357.52911+[.G212]*(35999.05029-0.0001537*[.G212])" office:value-type="float" office:value="4165.10832997581">
            <text:p>4165.11</text:p>
          </table:table-cell>
          <table:table-cell table:formula="of:=0.016708634-[.G212]*(0.000042037+0.0001537*[.G212])" office:value-type="float" office:value="0.0167024683431055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-0.797132634799947">
            <text:p>-0.8</text:p>
          </table:table-cell>
          <table:table-cell table:formula="of:=[.I212]+[.L212]" office:value-type="float" office:value="127.430426271882">
            <text:p>127.43</text:p>
          </table:table-cell>
          <table:table-cell table:formula="of:=[.J212]+[.L212]" office:value-type="float" office:value="4164.31119734101">
            <text:p>4164.31</text:p>
          </table:table-cell>
          <table:table-cell table:formula="of:=(1.000001018*(1-[.K212]*[.K212]))/(1+[.K212]*COS(RADIANS([.N212])))" office:value-type="float" office:value="1.01517436020767">
            <text:p>1.02</text:p>
          </table:table-cell>
          <table:table-cell table:formula="of:=[.M212]-0.00569-0.00478*SIN(RADIANS(125.04-1934.136*[.G212]))" office:value-type="float" office:value="127.429436706988">
            <text:p>127.43</text:p>
          </table:table-cell>
          <table:table-cell table:formula="of:=23+(26+((21.448-[.G212]*(46.815+[.G212]*(0.00059-[.G212]*0.001813))))/60)/60" office:value-type="float" office:value="23.437915673733">
            <text:p>23.44</text:p>
          </table:table-cell>
          <table:table-cell table:formula="of:=[.Q212]+0.00256*COS(RADIANS(125.04-1934.136*[.G212]))" office:value-type="float" office:value="23.4383808172222">
            <text:p>23.44</text:p>
          </table:table-cell>
          <table:table-cell table:formula="of:=DEGREES(ATAN2(COS(RADIANS([.R212]))*SIN(RADIANS([.P212]));COS(RADIANS([.P212]))))" office:value-type="float" office:value="-39.8349866969656">
            <text:p>-39.83</text:p>
          </table:table-cell>
          <table:table-cell table:formula="of:=DEGREES(ASIN(SIN(RADIANS([.R212]))*SIN(RADIANS([.P212]))))" office:value-type="float" office:value="18.4129953518877">
            <text:p>18.41</text:p>
          </table:table-cell>
          <table:table-cell table:formula="of:=TAN(RADIANS([.R212]/2))*TAN(RADIANS([.R212]/2))" office:value-type="float" office:value="0.0430310916614191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6.43165379363745">
            <text:p>-6.43</text:p>
          </table:table-cell>
          <table:table-cell table:formula="of:=DEGREES(ACOS(COS(RADIANS(90.833))/COS(RADIANS([.$B$2]))*COS(RADIANS([.T212]))-TAN(RADIANS([.$B$2]))*TAN(RADIANS([.T212]))))" office:value-type="float" office:value="109.226417878693">
            <text:p>109.23</text:p>
          </table:table-cell>
          <table:table-cell table:style-name="ce7" table:formula="of:=(720-4*[.$B$3]-[.V212]+[.$B$4]*60)/1440" office:value-type="float" office:value="0.515216426245582">
            <text:p>12:21:55</text:p>
          </table:table-cell>
          <table:table-cell table:style-name="ce7" table:formula="of:=([.X212]*1440-[.W212]*4)/1440" office:value-type="float" office:value="0.21180970991588">
            <text:p>5:05:00</text:p>
          </table:table-cell>
          <table:table-cell table:style-name="ce7" table:formula="of:=([.X212]*1440+[.W212]*4)/1440" office:value-type="float" office:value="0.818623142575283">
            <text:p>19:38:49</text:p>
          </table:table-cell>
          <table:table-cell table:formula="of:=8*[.W212]" office:value-type="float" office:value="873.811343029541">
            <text:p>873.81</text:p>
          </table:table-cell>
          <table:table-cell table:formula="of:=MOD([.E212]*1440+[.V212]+4*[.$B$3]-60*[.$B$4];1440)" office:value-type="float" office:value="698.088346206363">
            <text:p>698.09</text:p>
          </table:table-cell>
          <table:table-cell table:formula="of:=IF([.AB212]/4&lt;0;[.AB212]/4+180;[.AB212]/4-180)" office:value-type="float" office:value="-5.47791344840937">
            <text:p>-5.48</text:p>
          </table:table-cell>
          <table:table-cell table:formula="of:=DEGREES(ACOS(SIN(RADIANS([.$B$2]))*SIN(RADIANS([.T212]))+COS(RADIANS([.$B$2]))*COS(RADIANS([.T212]))*COS(RADIANS([.AC212]))))" office:value-type="float" office:value="25.0198309345315">
            <text:p>25.02</text:p>
          </table:table-cell>
          <table:table-cell table:formula="of:=90-[.AD212]" office:value-type="float" office:value="64.9801690654685">
            <text:p>64.98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753051271510157">
            <text:p>0.01</text:p>
          </table:table-cell>
          <table:table-cell table:formula="of:=[.AE212]+[.AF212]" office:value-type="float" office:value="64.9876995781836">
            <text:p>64.99</text:p>
          </table:table-cell>
          <table:table-cell table:formula="of:=IF([.AC212]&gt;0;MOD(DEGREES(ACOS(((SIN(RADIANS([.$B$2]))*COS(RADIANS([.AD212])))-SIN(RADIANS([.T212])))/(COS(RADIANS([.$B$2]))*SIN(RADIANS([.AD212])))))+180;360);MOD(540-DEGREES(ACOS(((SIN(RADIANS([.$B$2]))*COS(RADIANS([.AD212])))-SIN(RADIANS([.T212])))/(COS(RADIANS([.$B$2]))*SIN(RADIANS([.AD212])))));360))" office:value-type="float" office:value="167.63379063983">
            <text:p>167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2]+1" office:value-type="date" office:date-value="2010-07-31">
            <text:p>7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3]+2415018.5+[.E213]-[.$B$4]/24" office:value-type="float" office:value="2455409.20833333">
            <text:p>2455409.21</text:p>
          </table:table-cell>
          <table:table-cell table:style-name="ce9" table:formula="of:=([.F213]-2451545)/36525" office:value-type="float" office:value="0.105796258270595">
            <text:p>0.10579626</text:p>
          </table:table-cell>
          <table:table-cell/>
          <table:table-cell table:formula="of:=MOD(280.46646+[.G213]*(36000.76983+[.G213]*0.0003032);360)" office:value-type="float" office:value="129.213206268602">
            <text:p>129.21</text:p>
          </table:table-cell>
          <table:table-cell table:formula="of:=357.52911+[.G213]*(35999.05029-0.0001537*[.G213])" office:value-type="float" office:value="4166.09393025664">
            <text:p>4166.09</text:p>
          </table:table-cell>
          <table:table-cell table:formula="of:=0.016708634-[.G213]*(0.000042037+0.0001537*[.G213])" office:value-type="float" office:value="0.0167024663019129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-0.826398488812046">
            <text:p>-0.83</text:p>
          </table:table-cell>
          <table:table-cell table:formula="of:=[.I213]+[.L213]" office:value-type="float" office:value="128.38680777979">
            <text:p>128.39</text:p>
          </table:table-cell>
          <table:table-cell table:formula="of:=[.J213]+[.L213]" office:value-type="float" office:value="4165.26753176783">
            <text:p>4165.27</text:p>
          </table:table-cell>
          <table:table-cell table:formula="of:=(1.000001018*(1-[.K213]*[.K213]))/(1+[.K213]*COS(RADIANS([.N213])))" office:value-type="float" office:value="1.01505387667501">
            <text:p>1.02</text:p>
          </table:table-cell>
          <table:table-cell table:formula="of:=[.M213]-0.00569-0.00478*SIN(RADIANS(125.04-1934.136*[.G213]))" office:value-type="float" office:value="128.385819015581">
            <text:p>128.39</text:p>
          </table:table-cell>
          <table:table-cell table:formula="of:=23+(26+((21.448-[.G213]*(46.815+[.G213]*(0.00059-[.G213]*0.001813))))/60)/60" office:value-type="float" office:value="23.4379153176978">
            <text:p>23.44</text:p>
          </table:table-cell>
          <table:table-cell table:formula="of:=[.Q213]+0.00256*COS(RADIANS(125.04-1934.136*[.G213]))" office:value-type="float" office:value="23.438378134375">
            <text:p>23.44</text:p>
          </table:table-cell>
          <table:table-cell table:formula="of:=DEGREES(ATAN2(COS(RADIANS([.R213]))*SIN(RADIANS([.P213]));COS(RADIANS([.P213]))))" office:value-type="float" office:value="-40.8083220501986">
            <text:p>-40.81</text:p>
          </table:table-cell>
          <table:table-cell table:formula="of:=DEGREES(ASIN(SIN(RADIANS([.R213]))*SIN(RADIANS([.P213]))))" office:value-type="float" office:value="18.1668381787028">
            <text:p>18.17</text:p>
          </table:table-cell>
          <table:table-cell table:formula="of:=TAN(RADIANS([.R213]/2))*TAN(RADIANS([.R213]/2))" office:value-type="float" office:value="0.0430310815301999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6.38250875260544">
            <text:p>-6.38</text:p>
          </table:table-cell>
          <table:table-cell table:formula="of:=DEGREES(ACOS(COS(RADIANS(90.833))/COS(RADIANS([.$B$2]))*COS(RADIANS([.T213]))-TAN(RADIANS([.$B$2]))*TAN(RADIANS([.T213]))))" office:value-type="float" office:value="108.958598355696">
            <text:p>108.96</text:p>
          </table:table-cell>
          <table:table-cell table:style-name="ce7" table:formula="of:=(720-4*[.$B$3]-[.V213]+[.$B$4]*60)/1440" office:value-type="float" office:value="0.515182297744865">
            <text:p>12:21:52</text:p>
          </table:table-cell>
          <table:table-cell table:style-name="ce7" table:formula="of:=([.X213]*1440-[.W213]*4)/1440" office:value-type="float" office:value="0.212519524534597">
            <text:p>5:06:02</text:p>
          </table:table-cell>
          <table:table-cell table:style-name="ce7" table:formula="of:=([.X213]*1440+[.W213]*4)/1440" office:value-type="float" office:value="0.817845070955133">
            <text:p>19:37:42</text:p>
          </table:table-cell>
          <table:table-cell table:formula="of:=8*[.W213]" office:value-type="float" office:value="871.668786845572">
            <text:p>871.67</text:p>
          </table:table-cell>
          <table:table-cell table:formula="of:=MOD([.E213]*1440+[.V213]+4*[.$B$3]-60*[.$B$4];1440)" office:value-type="float" office:value="698.137491247395">
            <text:p>698.14</text:p>
          </table:table-cell>
          <table:table-cell table:formula="of:=IF([.AB213]/4&lt;0;[.AB213]/4+180;[.AB213]/4-180)" office:value-type="float" office:value="-5.46562718815136">
            <text:p>-5.47</text:p>
          </table:table-cell>
          <table:table-cell table:formula="of:=DEGREES(ACOS(SIN(RADIANS([.$B$2]))*SIN(RADIANS([.T213]))+COS(RADIANS([.$B$2]))*COS(RADIANS([.T213]))*COS(RADIANS([.AC213]))))" office:value-type="float" office:value="25.2607338634988">
            <text:p>25.26</text:p>
          </table:table-cell>
          <table:table-cell table:formula="of:=90-[.AD213]" office:value-type="float" office:value="64.7392661365012">
            <text:p>64.74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761324820855789">
            <text:p>0.01</text:p>
          </table:table-cell>
          <table:table-cell table:formula="of:=[.AE213]+[.AF213]" office:value-type="float" office:value="64.7468793847097">
            <text:p>64.75</text:p>
          </table:table-cell>
          <table:table-cell table:formula="of:=IF([.AC213]&gt;0;MOD(DEGREES(ACOS(((SIN(RADIANS([.$B$2]))*COS(RADIANS([.AD213])))-SIN(RADIANS([.T213])))/(COS(RADIANS([.$B$2]))*SIN(RADIANS([.AD213])))))+180;360);MOD(540-DEGREES(ACOS(((SIN(RADIANS([.$B$2]))*COS(RADIANS([.AD213])))-SIN(RADIANS([.T213])))/(COS(RADIANS([.$B$2]))*SIN(RADIANS([.AD213])))));360))" office:value-type="float" office:value="167.755993223575">
            <text:p>167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3]+1" office:value-type="date" office:date-value="2010-08-01">
            <text:p>8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4]+2415018.5+[.E214]-[.$B$4]/24" office:value-type="float" office:value="2455410.20833333">
            <text:p>2455410.21</text:p>
          </table:table-cell>
          <table:table-cell table:style-name="ce9" table:formula="of:=([.F214]-2451545)/36525" office:value-type="float" office:value="0.105823636778466">
            <text:p>0.10582364</text:p>
          </table:table-cell>
          <table:table-cell/>
          <table:table-cell table:formula="of:=MOD(280.46646+[.G214]*(36000.76983+[.G214]*0.0003032);360)" office:value-type="float" office:value="130.198853630523">
            <text:p>130.2</text:p>
          </table:table-cell>
          <table:table-cell table:formula="of:=357.52911+[.G214]*(35999.05029-0.0001537*[.G214])" office:value-type="float" office:value="4167.07953053748">
            <text:p>4167.08</text:p>
          </table:table-cell>
          <table:table-cell table:formula="of:=0.016708634-[.G214]*(0.000042037+0.0001537*[.G214])" office:value-type="float" office:value="0.0167024642604898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-0.855433149786531">
            <text:p>-0.86</text:p>
          </table:table-cell>
          <table:table-cell table:formula="of:=[.I214]+[.L214]" office:value-type="float" office:value="129.343420480736">
            <text:p>129.34</text:p>
          </table:table-cell>
          <table:table-cell table:formula="of:=[.J214]+[.L214]" office:value-type="float" office:value="4166.22409738769">
            <text:p>4166.22</text:p>
          </table:table-cell>
          <table:table-cell table:formula="of:=(1.000001018*(1-[.K214]*[.K214]))/(1+[.K214]*COS(RADIANS([.N214])))" office:value-type="float" office:value="1.01492905534277">
            <text:p>1.01</text:p>
          </table:table-cell>
          <table:table-cell table:formula="of:=[.M214]-0.00569-0.00478*SIN(RADIANS(125.04-1934.136*[.G214]))" office:value-type="float" office:value="129.342432513196">
            <text:p>129.34</text:p>
          </table:table-cell>
          <table:table-cell table:formula="of:=23+(26+((21.448-[.G214]*(46.815+[.G214]*(0.00059-[.G214]*0.001813))))/60)/60" office:value-type="float" office:value="23.4379149616627">
            <text:p>23.44</text:p>
          </table:table-cell>
          <table:table-cell table:formula="of:=[.Q214]+0.00256*COS(RADIANS(125.04-1934.136*[.G214]))" office:value-type="float" office:value="23.4383754511325">
            <text:p>23.44</text:p>
          </table:table-cell>
          <table:table-cell table:formula="of:=DEGREES(ATAN2(COS(RADIANS([.R214]))*SIN(RADIANS([.P214]));COS(RADIANS([.P214]))))" office:value-type="float" office:value="-41.7791241501307">
            <text:p>-41.78</text:p>
          </table:table-cell>
          <table:table-cell table:formula="of:=DEGREES(ASIN(SIN(RADIANS([.R214]))*SIN(RADIANS([.P214]))))" office:value-type="float" office:value="17.9157354037561">
            <text:p>17.92</text:p>
          </table:table-cell>
          <table:table-cell table:formula="of:=TAN(RADIANS([.R214]/2))*TAN(RADIANS([.R214]/2))" office:value-type="float" office:value="0.043031071397489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6.32322703535511">
            <text:p>-6.32</text:p>
          </table:table-cell>
          <table:table-cell table:formula="of:=DEGREES(ACOS(COS(RADIANS(90.833))/COS(RADIANS([.$B$2]))*COS(RADIANS([.T214]))-TAN(RADIANS([.$B$2]))*TAN(RADIANS([.T214]))))" office:value-type="float" office:value="108.686598294986">
            <text:p>108.69</text:p>
          </table:table-cell>
          <table:table-cell table:style-name="ce7" table:formula="of:=(720-4*[.$B$3]-[.V214]+[.$B$4]*60)/1440" office:value-type="float" office:value="0.515141129885663">
            <text:p>12:21:48</text:p>
          </table:table-cell>
          <table:table-cell table:style-name="ce7" table:formula="of:=([.X214]*1440-[.W214]*4)/1440" office:value-type="float" office:value="0.213233912399591">
            <text:p>5:07:03</text:p>
          </table:table-cell>
          <table:table-cell table:style-name="ce7" table:formula="of:=([.X214]*1440+[.W214]*4)/1440" office:value-type="float" office:value="0.817048347371736">
            <text:p>19:36:33</text:p>
          </table:table-cell>
          <table:table-cell table:formula="of:=8*[.W214]" office:value-type="float" office:value="869.492786359889">
            <text:p>869.49</text:p>
          </table:table-cell>
          <table:table-cell table:formula="of:=MOD([.E214]*1440+[.V214]+4*[.$B$3]-60*[.$B$4];1440)" office:value-type="float" office:value="698.196772964645">
            <text:p>698.2</text:p>
          </table:table-cell>
          <table:table-cell table:formula="of:=IF([.AB214]/4&lt;0;[.AB214]/4+180;[.AB214]/4-180)" office:value-type="float" office:value="-5.45080675883878">
            <text:p>-5.45</text:p>
          </table:table-cell>
          <table:table-cell table:formula="of:=DEGREES(ACOS(SIN(RADIANS([.$B$2]))*SIN(RADIANS([.T214]))+COS(RADIANS([.$B$2]))*COS(RADIANS([.T214]))*COS(RADIANS([.AC214]))))" office:value-type="float" office:value="25.5062211541947">
            <text:p>25.51</text:p>
          </table:table-cell>
          <table:table-cell table:formula="of:=90-[.AD214]" office:value-type="float" office:value="64.4937788458053">
            <text:p>64.49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769789507584121">
            <text:p>0.01</text:p>
          </table:table-cell>
          <table:table-cell table:formula="of:=[.AE214]+[.AF214]" office:value-type="float" office:value="64.5014767408811">
            <text:p>64.5</text:p>
          </table:table-cell>
          <table:table-cell table:formula="of:=IF([.AC214]&gt;0;MOD(DEGREES(ACOS(((SIN(RADIANS([.$B$2]))*COS(RADIANS([.AD214])))-SIN(RADIANS([.T214])))/(COS(RADIANS([.$B$2]))*SIN(RADIANS([.AD214])))))+180;360);MOD(540-DEGREES(ACOS(((SIN(RADIANS([.$B$2]))*COS(RADIANS([.AD214])))-SIN(RADIANS([.T214])))/(COS(RADIANS([.$B$2]))*SIN(RADIANS([.AD214])))));360))" office:value-type="float" office:value="167.883492319683">
            <text:p>167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4]+1" office:value-type="date" office:date-value="2010-08-02">
            <text:p>8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5]+2415018.5+[.E215]-[.$B$4]/24" office:value-type="float" office:value="2455411.20833333">
            <text:p>2455411.21</text:p>
          </table:table-cell>
          <table:table-cell table:style-name="ce9" table:formula="of:=([.F215]-2451545)/36525" office:value-type="float" office:value="0.105851015286338">
            <text:p>0.10585102</text:p>
          </table:table-cell>
          <table:table-cell/>
          <table:table-cell table:formula="of:=MOD(280.46646+[.G215]*(36000.76983+[.G215]*0.0003032);360)" office:value-type="float" office:value="131.184500992445">
            <text:p>131.18</text:p>
          </table:table-cell>
          <table:table-cell table:formula="of:=357.52911+[.G215]*(35999.05029-0.0001537*[.G215])" office:value-type="float" office:value="4168.06513081831">
            <text:p>4168.07</text:p>
          </table:table-cell>
          <table:table-cell table:formula="of:=0.016708634-[.G215]*(0.000042037+0.0001537*[.G215])" office:value-type="float" office:value="0.0167024622188363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-0.884228385844547">
            <text:p>-0.88</text:p>
          </table:table-cell>
          <table:table-cell table:formula="of:=[.I215]+[.L215]" office:value-type="float" office:value="130.3002726066">
            <text:p>130.3</text:p>
          </table:table-cell>
          <table:table-cell table:formula="of:=[.J215]+[.L215]" office:value-type="float" office:value="4167.18090243247">
            <text:p>4167.18</text:p>
          </table:table-cell>
          <table:table-cell table:formula="of:=(1.000001018*(1-[.K215]*[.K215]))/(1+[.K215]*COS(RADIANS([.N215])))" office:value-type="float" office:value="1.01479992993961">
            <text:p>1.01</text:p>
          </table:table-cell>
          <table:table-cell table:formula="of:=[.M215]-0.00569-0.00478*SIN(RADIANS(125.04-1934.136*[.G215]))" office:value-type="float" office:value="130.299285431713">
            <text:p>130.3</text:p>
          </table:table-cell>
          <table:table-cell table:formula="of:=23+(26+((21.448-[.G215]*(46.815+[.G215]*(0.00059-[.G215]*0.001813))))/60)/60" office:value-type="float" office:value="23.4379146056275">
            <text:p>23.44</text:p>
          </table:table-cell>
          <table:table-cell table:formula="of:=[.Q215]+0.00256*COS(RADIANS(125.04-1934.136*[.G215]))" office:value-type="float" office:value="23.4383727674966">
            <text:p>23.44</text:p>
          </table:table-cell>
          <table:table-cell table:formula="of:=DEGREES(ATAN2(COS(RADIANS([.R215]))*SIN(RADIANS([.P215]));COS(RADIANS([.P215]))))" office:value-type="float" office:value="-42.7473949968224">
            <text:p>-42.75</text:p>
          </table:table-cell>
          <table:table-cell table:formula="of:=DEGREES(ASIN(SIN(RADIANS([.R215]))*SIN(RADIANS([.P215]))))" office:value-type="float" office:value="17.6597672059316">
            <text:p>17.66</text:p>
          </table:table-cell>
          <table:table-cell table:formula="of:=TAN(RADIANS([.R215]/2))*TAN(RADIANS([.R215]/2))" office:value-type="float" office:value="0.0430310612632941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6.25381869439186">
            <text:p>-6.25</text:p>
          </table:table-cell>
          <table:table-cell table:formula="of:=DEGREES(ACOS(COS(RADIANS(90.833))/COS(RADIANS([.$B$2]))*COS(RADIANS([.T215]))-TAN(RADIANS([.$B$2]))*TAN(RADIANS([.T215]))))" office:value-type="float" office:value="108.410548995492">
            <text:p>108.41</text:p>
          </table:table-cell>
          <table:table-cell table:style-name="ce7" table:formula="of:=(720-4*[.$B$3]-[.V215]+[.$B$4]*60)/1440" office:value-type="float" office:value="0.515092929648883">
            <text:p>12:21:44</text:p>
          </table:table-cell>
          <table:table-cell table:style-name="ce7" table:formula="of:=([.X215]*1440-[.W215]*4)/1440" office:value-type="float" office:value="0.213952515772516">
            <text:p>5:08:05</text:p>
          </table:table-cell>
          <table:table-cell table:style-name="ce7" table:formula="of:=([.X215]*1440+[.W215]*4)/1440" office:value-type="float" office:value="0.816233343525251">
            <text:p>19:35:23</text:p>
          </table:table-cell>
          <table:table-cell table:formula="of:=8*[.W215]" office:value-type="float" office:value="867.284391963939">
            <text:p>867.28</text:p>
          </table:table-cell>
          <table:table-cell table:formula="of:=MOD([.E215]*1440+[.V215]+4*[.$B$3]-60*[.$B$4];1440)" office:value-type="float" office:value="698.266181305608">
            <text:p>698.27</text:p>
          </table:table-cell>
          <table:table-cell table:formula="of:=IF([.AB215]/4&lt;0;[.AB215]/4+180;[.AB215]/4-180)" office:value-type="float" office:value="-5.43345467359796">
            <text:p>-5.43</text:p>
          </table:table-cell>
          <table:table-cell table:formula="of:=DEGREES(ACOS(SIN(RADIANS([.$B$2]))*SIN(RADIANS([.T215]))+COS(RADIANS([.$B$2]))*COS(RADIANS([.T215]))*COS(RADIANS([.AC215]))))" office:value-type="float" office:value="25.7562279092625">
            <text:p>25.76</text:p>
          </table:table-cell>
          <table:table-cell table:formula="of:=90-[.AD215]" office:value-type="float" office:value="64.2437720907375">
            <text:p>64.24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7784455172113">
            <text:p>0.01</text:p>
          </table:table-cell>
          <table:table-cell table:formula="of:=[.AE215]+[.AF215]" office:value-type="float" office:value="64.2515565459096">
            <text:p>64.25</text:p>
          </table:table-cell>
          <table:table-cell table:formula="of:=IF([.AC215]&gt;0;MOD(DEGREES(ACOS(((SIN(RADIANS([.$B$2]))*COS(RADIANS([.AD215])))-SIN(RADIANS([.T215])))/(COS(RADIANS([.$B$2]))*SIN(RADIANS([.AD215])))))+180;360);MOD(540-DEGREES(ACOS(((SIN(RADIANS([.$B$2]))*COS(RADIANS([.AD215])))-SIN(RADIANS([.T215])))/(COS(RADIANS([.$B$2]))*SIN(RADIANS([.AD215])))));360))" office:value-type="float" office:value="168.016077627276">
            <text:p>168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5]+1" office:value-type="date" office:date-value="2010-08-03">
            <text:p>8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6]+2415018.5+[.E216]-[.$B$4]/24" office:value-type="float" office:value="2455412.20833333">
            <text:p>2455412.21</text:p>
          </table:table-cell>
          <table:table-cell table:style-name="ce9" table:formula="of:=([.F216]-2451545)/36525" office:value-type="float" office:value="0.105878393794209">
            <text:p>0.10587839</text:p>
          </table:table-cell>
          <table:table-cell/>
          <table:table-cell table:formula="of:=MOD(280.46646+[.G216]*(36000.76983+[.G216]*0.0003032);360)" office:value-type="float" office:value="132.170148354367">
            <text:p>132.17</text:p>
          </table:table-cell>
          <table:table-cell table:formula="of:=357.52911+[.G216]*(35999.05029-0.0001537*[.G216])" office:value-type="float" office:value="4169.05073109915">
            <text:p>4169.05</text:p>
          </table:table-cell>
          <table:table-cell table:formula="of:=0.016708634-[.G216]*(0.000042037+0.0001537*[.G216])" office:value-type="float" office:value="0.0167024601769524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-0.912776020737318">
            <text:p>-0.91</text:p>
          </table:table-cell>
          <table:table-cell table:formula="of:=[.I216]+[.L216]" office:value-type="float" office:value="131.257372333629">
            <text:p>131.26</text:p>
          </table:table-cell>
          <table:table-cell table:formula="of:=[.J216]+[.L216]" office:value-type="float" office:value="4168.13795507841">
            <text:p>4168.14</text:p>
          </table:table-cell>
          <table:table-cell table:formula="of:=(1.000001018*(1-[.K216]*[.K216]))/(1+[.K216]*COS(RADIANS([.N216])))" office:value-type="float" office:value="1.01466653538378">
            <text:p>1.01</text:p>
          </table:table-cell>
          <table:table-cell table:formula="of:=[.M216]-0.00569-0.00478*SIN(RADIANS(125.04-1934.136*[.G216]))" office:value-type="float" office:value="131.256385947377">
            <text:p>131.26</text:p>
          </table:table-cell>
          <table:table-cell table:formula="of:=23+(26+((21.448-[.G216]*(46.815+[.G216]*(0.00059-[.G216]*0.001813))))/60)/60" office:value-type="float" office:value="23.4379142495923">
            <text:p>23.44</text:p>
          </table:table-cell>
          <table:table-cell table:formula="of:=[.Q216]+0.00256*COS(RADIANS(125.04-1934.136*[.G216]))" office:value-type="float" office:value="23.4383700834694">
            <text:p>23.44</text:p>
          </table:table-cell>
          <table:table-cell table:formula="of:=DEGREES(ATAN2(COS(RADIANS([.R216]))*SIN(RADIANS([.P216]));COS(RADIANS([.P216]))))" office:value-type="float" office:value="-43.7131397097236">
            <text:p>-43.71</text:p>
          </table:table-cell>
          <table:table-cell table:formula="of:=DEGREES(ASIN(SIN(RADIANS([.R216]))*SIN(RADIANS([.P216]))))" office:value-type="float" office:value="17.3990145081323">
            <text:p>17.4</text:p>
          </table:table-cell>
          <table:table-cell table:formula="of:=TAN(RADIANS([.R216]/2))*TAN(RADIANS([.R216]/2))" office:value-type="float" office:value="0.0430310511276227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6.17430654937213">
            <text:p>-6.17</text:p>
          </table:table-cell>
          <table:table-cell table:formula="of:=DEGREES(ACOS(COS(RADIANS(90.833))/COS(RADIANS([.$B$2]))*COS(RADIANS([.T216]))-TAN(RADIANS([.$B$2]))*TAN(RADIANS([.T216]))))" office:value-type="float" office:value="108.130579822218">
            <text:p>108.13</text:p>
          </table:table-cell>
          <table:table-cell table:style-name="ce7" table:formula="of:=(720-4*[.$B$3]-[.V216]+[.$B$4]*60)/1440" office:value-type="float" office:value="0.515037712881508">
            <text:p>12:21:39</text:p>
          </table:table-cell>
          <table:table-cell table:style-name="ce7" table:formula="of:=([.X216]*1440-[.W216]*4)/1440" office:value-type="float" office:value="0.214674991153126">
            <text:p>5:09:08</text:p>
          </table:table-cell>
          <table:table-cell table:style-name="ce7" table:formula="of:=([.X216]*1440+[.W216]*4)/1440" office:value-type="float" office:value="0.815400434609891">
            <text:p>19:34:11</text:p>
          </table:table-cell>
          <table:table-cell table:formula="of:=8*[.W216]" office:value-type="float" office:value="865.044638577741">
            <text:p>865.04</text:p>
          </table:table-cell>
          <table:table-cell table:formula="of:=MOD([.E216]*1440+[.V216]+4*[.$B$3]-60*[.$B$4];1440)" office:value-type="float" office:value="698.345693450628">
            <text:p>698.35</text:p>
          </table:table-cell>
          <table:table-cell table:formula="of:=IF([.AB216]/4&lt;0;[.AB216]/4+180;[.AB216]/4-180)" office:value-type="float" office:value="-5.41357663734303">
            <text:p>-5.41</text:p>
          </table:table-cell>
          <table:table-cell table:formula="of:=DEGREES(ACOS(SIN(RADIANS([.$B$2]))*SIN(RADIANS([.T216]))+COS(RADIANS([.$B$2]))*COS(RADIANS([.T216]))*COS(RADIANS([.AC216]))))" office:value-type="float" office:value="26.0106892002423">
            <text:p>26.01</text:p>
          </table:table-cell>
          <table:table-cell table:formula="of:=90-[.AD216]" office:value-type="float" office:value="63.9893107997577">
            <text:p>63.99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787293097994168">
            <text:p>0.01</text:p>
          </table:table-cell>
          <table:table-cell table:formula="of:=[.AE216]+[.AF216]" office:value-type="float" office:value="63.9971837307376">
            <text:p>64</text:p>
          </table:table-cell>
          <table:table-cell table:formula="of:=IF([.AC216]&gt;0;MOD(DEGREES(ACOS(((SIN(RADIANS([.$B$2]))*COS(RADIANS([.AD216])))-SIN(RADIANS([.T216])))/(COS(RADIANS([.$B$2]))*SIN(RADIANS([.AD216])))))+180;360);MOD(540-DEGREES(ACOS(((SIN(RADIANS([.$B$2]))*COS(RADIANS([.AD216])))-SIN(RADIANS([.T216])))/(COS(RADIANS([.$B$2]))*SIN(RADIANS([.AD216])))));360))" office:value-type="float" office:value="168.153536561904">
            <text:p>168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6]+1" office:value-type="date" office:date-value="2010-08-04">
            <text:p>8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7]+2415018.5+[.E217]-[.$B$4]/24" office:value-type="float" office:value="2455413.20833333">
            <text:p>2455413.21</text:p>
          </table:table-cell>
          <table:table-cell table:style-name="ce9" table:formula="of:=([.F217]-2451545)/36525" office:value-type="float" office:value="0.10590577230208">
            <text:p>0.10590577</text:p>
          </table:table-cell>
          <table:table-cell/>
          <table:table-cell table:formula="of:=MOD(280.46646+[.G217]*(36000.76983+[.G217]*0.0003032);360)" office:value-type="float" office:value="133.155795716288">
            <text:p>133.16</text:p>
          </table:table-cell>
          <table:table-cell table:formula="of:=357.52911+[.G217]*(35999.05029-0.0001537*[.G217])" office:value-type="float" office:value="4170.03633137998">
            <text:p>4170.04</text:p>
          </table:table-cell>
          <table:table-cell table:formula="of:=0.016708634-[.G217]*(0.000042037+0.0001537*[.G217])" office:value-type="float" office:value="0.0167024581348381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-0.941067935864816">
            <text:p>-0.94</text:p>
          </table:table-cell>
          <table:table-cell table:formula="of:=[.I217]+[.L217]" office:value-type="float" office:value="132.214727780423">
            <text:p>132.21</text:p>
          </table:table-cell>
          <table:table-cell table:formula="of:=[.J217]+[.L217]" office:value-type="float" office:value="4169.09526344412">
            <text:p>4169.1</text:p>
          </table:table-cell>
          <table:table-cell table:formula="of:=(1.000001018*(1-[.K217]*[.K217]))/(1+[.K217]*COS(RADIANS([.N217])))" office:value-type="float" office:value="1.01452890777646">
            <text:p>1.01</text:p>
          </table:table-cell>
          <table:table-cell table:formula="of:=[.M217]-0.00569-0.00478*SIN(RADIANS(125.04-1934.136*[.G217]))" office:value-type="float" office:value="132.213742178789">
            <text:p>132.21</text:p>
          </table:table-cell>
          <table:table-cell table:formula="of:=23+(26+((21.448-[.G217]*(46.815+[.G217]*(0.00059-[.G217]*0.001813))))/60)/60" office:value-type="float" office:value="23.4379138935572">
            <text:p>23.44</text:p>
          </table:table-cell>
          <table:table-cell table:formula="of:=[.Q217]+0.00256*COS(RADIANS(125.04-1934.136*[.G217]))" office:value-type="float" office:value="23.4383673990528">
            <text:p>23.44</text:p>
          </table:table-cell>
          <table:table-cell table:formula="of:=DEGREES(ATAN2(COS(RADIANS([.R217]))*SIN(RADIANS([.P217]));COS(RADIANS([.P217]))))" office:value-type="float" office:value="-44.6763664808561">
            <text:p>-44.68</text:p>
          </table:table-cell>
          <table:table-cell table:formula="of:=DEGREES(ASIN(SIN(RADIANS([.R217]))*SIN(RADIANS([.P217]))))" office:value-type="float" office:value="17.1335589297547">
            <text:p>17.13</text:p>
          </table:table-cell>
          <table:table-cell table:formula="of:=TAN(RADIANS([.R217]/2))*TAN(RADIANS([.R217]/2))" office:value-type="float" office:value="0.0430310409904821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6.08472597738468">
            <text:p>-6.08</text:p>
          </table:table-cell>
          <table:table-cell table:formula="of:=DEGREES(ACOS(COS(RADIANS(90.833))/COS(RADIANS([.$B$2]))*COS(RADIANS([.T217]))-TAN(RADIANS([.$B$2]))*TAN(RADIANS([.T217]))))" office:value-type="float" office:value="107.84681808553">
            <text:p>107.85</text:p>
          </table:table-cell>
          <table:table-cell table:style-name="ce7" table:formula="of:=(720-4*[.$B$3]-[.V217]+[.$B$4]*60)/1440" office:value-type="float" office:value="0.514975504150962">
            <text:p>12:21:34</text:p>
          </table:table-cell>
          <table:table-cell table:style-name="ce7" table:formula="of:=([.X217]*1440-[.W217]*4)/1440" office:value-type="float" office:value="0.215401009468934">
            <text:p>5:10:11</text:p>
          </table:table-cell>
          <table:table-cell table:style-name="ce7" table:formula="of:=([.X217]*1440+[.W217]*4)/1440" office:value-type="float" office:value="0.814549998832989">
            <text:p>19:32:57</text:p>
          </table:table-cell>
          <table:table-cell table:formula="of:=8*[.W217]" office:value-type="float" office:value="862.774544684238">
            <text:p>862.77</text:p>
          </table:table-cell>
          <table:table-cell table:formula="of:=MOD([.E217]*1440+[.V217]+4*[.$B$3]-60*[.$B$4];1440)" office:value-type="float" office:value="698.435274022615">
            <text:p>698.44</text:p>
          </table:table-cell>
          <table:table-cell table:formula="of:=IF([.AB217]/4&lt;0;[.AB217]/4+180;[.AB217]/4-180)" office:value-type="float" office:value="-5.39118149434617">
            <text:p>-5.39</text:p>
          </table:table-cell>
          <table:table-cell table:formula="of:=DEGREES(ACOS(SIN(RADIANS([.$B$2]))*SIN(RADIANS([.T217]))+COS(RADIANS([.$B$2]))*COS(RADIANS([.T217]))*COS(RADIANS([.AC217]))))" office:value-type="float" office:value="26.2695400395368">
            <text:p>26.27</text:p>
          </table:table-cell>
          <table:table-cell table:formula="of:=90-[.AD217]" office:value-type="float" office:value="63.7304599604632">
            <text:p>63.73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796332560951463">
            <text:p>0.01</text:p>
          </table:table-cell>
          <table:table-cell table:formula="of:=[.AE217]+[.AF217]" office:value-type="float" office:value="63.7384232860727">
            <text:p>63.74</text:p>
          </table:table-cell>
          <table:table-cell table:formula="of:=IF([.AC217]&gt;0;MOD(DEGREES(ACOS(((SIN(RADIANS([.$B$2]))*COS(RADIANS([.AD217])))-SIN(RADIANS([.T217])))/(COS(RADIANS([.$B$2]))*SIN(RADIANS([.AD217])))))+180;360);MOD(540-DEGREES(ACOS(((SIN(RADIANS([.$B$2]))*COS(RADIANS([.AD217])))-SIN(RADIANS([.T217])))/(COS(RADIANS([.$B$2]))*SIN(RADIANS([.AD217])))));360))" office:value-type="float" office:value="168.295654841523">
            <text:p>168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7]+1" office:value-type="date" office:date-value="2010-08-05">
            <text:p>8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8]+2415018.5+[.E218]-[.$B$4]/24" office:value-type="float" office:value="2455414.20833333">
            <text:p>2455414.21</text:p>
          </table:table-cell>
          <table:table-cell table:style-name="ce9" table:formula="of:=([.F218]-2451545)/36525" office:value-type="float" office:value="0.105933150809952">
            <text:p>0.10593315</text:p>
          </table:table-cell>
          <table:table-cell/>
          <table:table-cell table:formula="of:=MOD(280.46646+[.G218]*(36000.76983+[.G218]*0.0003032);360)" office:value-type="float" office:value="134.141443078211">
            <text:p>134.14</text:p>
          </table:table-cell>
          <table:table-cell table:formula="of:=357.52911+[.G218]*(35999.05029-0.0001537*[.G218])" office:value-type="float" office:value="4171.02193166081">
            <text:p>4171.02</text:p>
          </table:table-cell>
          <table:table-cell table:formula="of:=0.016708634-[.G218]*(0.000042037+0.0001537*[.G218])" office:value-type="float" office:value="0.0167024560924933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-0.969096072292875">
            <text:p>-0.97</text:p>
          </table:table-cell>
          <table:table-cell table:formula="of:=[.I218]+[.L218]" office:value-type="float" office:value="133.172347005918">
            <text:p>133.17</text:p>
          </table:table-cell>
          <table:table-cell table:formula="of:=[.J218]+[.L218]" office:value-type="float" office:value="4170.05283558852">
            <text:p>4170.05</text:p>
          </table:table-cell>
          <table:table-cell table:formula="of:=(1.000001018*(1-[.K218]*[.K218]))/(1+[.K218]*COS(RADIANS([.N218])))" office:value-type="float" office:value="1.01438708439474">
            <text:p>1.01</text:p>
          </table:table-cell>
          <table:table-cell table:formula="of:=[.M218]-0.00569-0.00478*SIN(RADIANS(125.04-1934.136*[.G218]))" office:value-type="float" office:value="133.171362184883">
            <text:p>133.17</text:p>
          </table:table-cell>
          <table:table-cell table:formula="of:=23+(26+((21.448-[.G218]*(46.815+[.G218]*(0.00059-[.G218]*0.001813))))/60)/60" office:value-type="float" office:value="23.437913537522">
            <text:p>23.44</text:p>
          </table:table-cell>
          <table:table-cell table:formula="of:=[.Q218]+0.00256*COS(RADIANS(125.04-1934.136*[.G218]))" office:value-type="float" office:value="23.4383647142489">
            <text:p>23.44</text:p>
          </table:table-cell>
          <table:table-cell table:formula="of:=DEGREES(ATAN2(COS(RADIANS([.R218]))*SIN(RADIANS([.P218]));COS(RADIANS([.P218]))))" office:value-type="float" office:value="-45.6370865249767">
            <text:p>-45.64</text:p>
          </table:table-cell>
          <table:table-cell table:formula="of:=DEGREES(ASIN(SIN(RADIANS([.R218]))*SIN(RADIANS([.P218]))))" office:value-type="float" office:value="16.863482740938">
            <text:p>16.86</text:p>
          </table:table-cell>
          <table:table-cell table:formula="of:=TAN(RADIANS([.R218]/2))*TAN(RADIANS([.R218]/2))" office:value-type="float" office:value="0.0430310308518801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5.98512468690743">
            <text:p>-5.99</text:p>
          </table:table-cell>
          <table:table-cell table:formula="of:=DEGREES(ACOS(COS(RADIANS(90.833))/COS(RADIANS([.$B$2]))*COS(RADIANS([.T218]))-TAN(RADIANS([.$B$2]))*TAN(RADIANS([.T218]))))" office:value-type="float" office:value="107.559388932633">
            <text:p>107.56</text:p>
          </table:table-cell>
          <table:table-cell table:style-name="ce7" table:formula="of:=(720-4*[.$B$3]-[.V218]+[.$B$4]*60)/1440" office:value-type="float" office:value="0.51490633658813">
            <text:p>12:21:28</text:p>
          </table:table-cell>
          <table:table-cell table:style-name="ce7" table:formula="of:=([.X218]*1440-[.W218]*4)/1440" office:value-type="float" office:value="0.216130256219705">
            <text:p>5:11:14</text:p>
          </table:table-cell>
          <table:table-cell table:style-name="ce7" table:formula="of:=([.X218]*1440+[.W218]*4)/1440" office:value-type="float" office:value="0.813682416956556">
            <text:p>19:31:42</text:p>
          </table:table-cell>
          <table:table-cell table:formula="of:=8*[.W218]" office:value-type="float" office:value="860.475111461065">
            <text:p>860.48</text:p>
          </table:table-cell>
          <table:table-cell table:formula="of:=MOD([.E218]*1440+[.V218]+4*[.$B$3]-60*[.$B$4];1440)" office:value-type="float" office:value="698.534875313093">
            <text:p>698.53</text:p>
          </table:table-cell>
          <table:table-cell table:formula="of:=IF([.AB218]/4&lt;0;[.AB218]/4+180;[.AB218]/4-180)" office:value-type="float" office:value="-5.36628117172685">
            <text:p>-5.37</text:p>
          </table:table-cell>
          <table:table-cell table:formula="of:=DEGREES(ACOS(SIN(RADIANS([.$B$2]))*SIN(RADIANS([.T218]))+COS(RADIANS([.$B$2]))*COS(RADIANS([.T218]))*COS(RADIANS([.AC218]))))" office:value-type="float" office:value="26.5327153505424">
            <text:p>26.53</text:p>
          </table:table-cell>
          <table:table-cell table:formula="of:=90-[.AD218]" office:value-type="float" office:value="63.4672846494576">
            <text:p>63.47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805564279822219">
            <text:p>0.01</text:p>
          </table:table-cell>
          <table:table-cell table:formula="of:=[.AE218]+[.AF218]" office:value-type="float" office:value="63.4753402922558">
            <text:p>63.48</text:p>
          </table:table-cell>
          <table:table-cell table:formula="of:=IF([.AC218]&gt;0;MOD(DEGREES(ACOS(((SIN(RADIANS([.$B$2]))*COS(RADIANS([.AD218])))-SIN(RADIANS([.T218])))/(COS(RADIANS([.$B$2]))*SIN(RADIANS([.AD218])))))+180;360);MOD(540-DEGREES(ACOS(((SIN(RADIANS([.$B$2]))*COS(RADIANS([.AD218])))-SIN(RADIANS([.T218])))/(COS(RADIANS([.$B$2]))*SIN(RADIANS([.AD218])))));360))" office:value-type="float" office:value="168.442217039749">
            <text:p>168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8]+1" office:value-type="date" office:date-value="2010-08-06">
            <text:p>8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9]+2415018.5+[.E219]-[.$B$4]/24" office:value-type="float" office:value="2455415.20833333">
            <text:p>2455415.21</text:p>
          </table:table-cell>
          <table:table-cell table:style-name="ce9" table:formula="of:=([.F219]-2451545)/36525" office:value-type="float" office:value="0.105960529317823">
            <text:p>0.10596053</text:p>
          </table:table-cell>
          <table:table-cell/>
          <table:table-cell table:formula="of:=MOD(280.46646+[.G219]*(36000.76983+[.G219]*0.0003032);360)" office:value-type="float" office:value="135.127090440134">
            <text:p>135.13</text:p>
          </table:table-cell>
          <table:table-cell table:formula="of:=357.52911+[.G219]*(35999.05029-0.0001537*[.G219])" office:value-type="float" office:value="4172.00753194165">
            <text:p>4172.01</text:p>
          </table:table-cell>
          <table:table-cell table:formula="of:=0.016708634-[.G219]*(0.000042037+0.0001537*[.G219])" office:value-type="float" office:value="0.0167024540499181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-0.996852432769368">
            <text:p>-1</text:p>
          </table:table-cell>
          <table:table-cell table:formula="of:=[.I219]+[.L219]" office:value-type="float" office:value="134.130238007365">
            <text:p>134.13</text:p>
          </table:table-cell>
          <table:table-cell table:formula="of:=[.J219]+[.L219]" office:value-type="float" office:value="4171.01067950888">
            <text:p>4171.01</text:p>
          </table:table-cell>
          <table:table-cell table:formula="of:=(1.000001018*(1-[.K219]*[.K219]))/(1+[.K219]*COS(RADIANS([.N219])))" office:value-type="float" office:value="1.0142411036844">
            <text:p>1.01</text:p>
          </table:table-cell>
          <table:table-cell table:formula="of:=[.M219]-0.00569-0.00478*SIN(RADIANS(125.04-1934.136*[.G219]))" office:value-type="float" office:value="134.12925396291">
            <text:p>134.13</text:p>
          </table:table-cell>
          <table:table-cell table:formula="of:=23+(26+((21.448-[.G219]*(46.815+[.G219]*(0.00059-[.G219]*0.001813))))/60)/60" office:value-type="float" office:value="23.4379131814868">
            <text:p>23.44</text:p>
          </table:table-cell>
          <table:table-cell table:formula="of:=[.Q219]+0.00256*COS(RADIANS(125.04-1934.136*[.G219]))" office:value-type="float" office:value="23.4383620290595">
            <text:p>23.44</text:p>
          </table:table-cell>
          <table:table-cell table:formula="of:=DEGREES(ATAN2(COS(RADIANS([.R219]))*SIN(RADIANS([.P219]));COS(RADIANS([.P219]))))" office:value-type="float" office:value="-46.5953140269836">
            <text:p>-46.6</text:p>
          </table:table-cell>
          <table:table-cell table:formula="of:=DEGREES(ASIN(SIN(RADIANS([.R219]))*SIN(RADIANS([.P219]))))" office:value-type="float" office:value="16.5888688186391">
            <text:p>16.59</text:p>
          </table:table-cell>
          <table:table-cell table:formula="of:=TAN(RADIANS([.R219]/2))*TAN(RADIANS([.R219]/2))" office:value-type="float" office:value="0.043031020711824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5.8755624767585">
            <text:p>-5.88</text:p>
          </table:table-cell>
          <table:table-cell table:formula="of:=DEGREES(ACOS(COS(RADIANS(90.833))/COS(RADIANS([.$B$2]))*COS(RADIANS([.T219]))-TAN(RADIANS([.$B$2]))*TAN(RADIANS([.T219]))))" office:value-type="float" office:value="107.268415250929">
            <text:p>107.27</text:p>
          </table:table-cell>
          <table:table-cell table:style-name="ce7" table:formula="of:=(720-4*[.$B$3]-[.V219]+[.$B$4]*60)/1440" office:value-type="float" office:value="0.514830251719971">
            <text:p>12:21:21</text:p>
          </table:table-cell>
          <table:table-cell table:style-name="ce7" table:formula="of:=([.X219]*1440-[.W219]*4)/1440" office:value-type="float" office:value="0.216862431578501">
            <text:p>5:12:17</text:p>
          </table:table-cell>
          <table:table-cell table:style-name="ce7" table:formula="of:=([.X219]*1440+[.W219]*4)/1440" office:value-type="float" office:value="0.812798071861441">
            <text:p>19:30:26</text:p>
          </table:table-cell>
          <table:table-cell table:formula="of:=8*[.W219]" office:value-type="float" office:value="858.147322007432">
            <text:p>858.15</text:p>
          </table:table-cell>
          <table:table-cell table:formula="of:=MOD([.E219]*1440+[.V219]+4*[.$B$3]-60*[.$B$4];1440)" office:value-type="float" office:value="698.644437523241">
            <text:p>698.64</text:p>
          </table:table-cell>
          <table:table-cell table:formula="of:=IF([.AB219]/4&lt;0;[.AB219]/4+180;[.AB219]/4-180)" office:value-type="float" office:value="-5.33889061918964">
            <text:p>-5.34</text:p>
          </table:table-cell>
          <table:table-cell table:formula="of:=DEGREES(ACOS(SIN(RADIANS([.$B$2]))*SIN(RADIANS([.T219]))+COS(RADIANS([.$B$2]))*COS(RADIANS([.T219]))*COS(RADIANS([.AC219]))))" office:value-type="float" office:value="26.8001499362898">
            <text:p>26.8</text:p>
          </table:table-cell>
          <table:table-cell table:formula="of:=90-[.AD219]" office:value-type="float" office:value="63.1998500637102">
            <text:p>63.2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814988690968478">
            <text:p>0.01</text:p>
          </table:table-cell>
          <table:table-cell table:formula="of:=[.AE219]+[.AF219]" office:value-type="float" office:value="63.2079999506199">
            <text:p>63.21</text:p>
          </table:table-cell>
          <table:table-cell table:formula="of:=IF([.AC219]&gt;0;MOD(DEGREES(ACOS(((SIN(RADIANS([.$B$2]))*COS(RADIANS([.AD219])))-SIN(RADIANS([.T219])))/(COS(RADIANS([.$B$2]))*SIN(RADIANS([.AD219])))))+180;360);MOD(540-DEGREES(ACOS(((SIN(RADIANS([.$B$2]))*COS(RADIANS([.AD219])))-SIN(RADIANS([.T219])))/(COS(RADIANS([.$B$2]))*SIN(RADIANS([.AD219])))));360))" office:value-type="float" office:value="168.593007106402">
            <text:p>16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9]+1" office:value-type="date" office:date-value="2010-08-07">
            <text:p>8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0]+2415018.5+[.E220]-[.$B$4]/24" office:value-type="float" office:value="2455416.20833333">
            <text:p>2455416.21</text:p>
          </table:table-cell>
          <table:table-cell table:style-name="ce9" table:formula="of:=([.F220]-2451545)/36525" office:value-type="float" office:value="0.105987907825694">
            <text:p>0.10598791</text:p>
          </table:table-cell>
          <table:table-cell/>
          <table:table-cell table:formula="of:=MOD(280.46646+[.G220]*(36000.76983+[.G220]*0.0003032);360)" office:value-type="float" office:value="136.112737802058">
            <text:p>136.11</text:p>
          </table:table-cell>
          <table:table-cell table:formula="of:=357.52911+[.G220]*(35999.05029-0.0001537*[.G220])" office:value-type="float" office:value="4172.99313222248">
            <text:p>4172.99</text:p>
          </table:table-cell>
          <table:table-cell table:formula="of:=0.016708634-[.G220]*(0.000042037+0.0001537*[.G220])" office:value-type="float" office:value="0.0167024520071125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-1.02432908373818">
            <text:p>-1.02</text:p>
          </table:table-cell>
          <table:table-cell table:formula="of:=[.I220]+[.L220]" office:value-type="float" office:value="135.08840871832">
            <text:p>135.09</text:p>
          </table:table-cell>
          <table:table-cell table:formula="of:=[.J220]+[.L220]" office:value-type="float" office:value="4171.96880313874">
            <text:p>4171.97</text:p>
          </table:table-cell>
          <table:table-cell table:formula="of:=(1.000001018*(1-[.K220]*[.K220]))/(1+[.K220]*COS(RADIANS([.N220])))" office:value-type="float" office:value="1.01409100525238">
            <text:p>1.01</text:p>
          </table:table-cell>
          <table:table-cell table:formula="of:=[.M220]-0.00569-0.00478*SIN(RADIANS(125.04-1934.136*[.G220]))" office:value-type="float" office:value="135.087425446426">
            <text:p>135.09</text:p>
          </table:table-cell>
          <table:table-cell table:formula="of:=23+(26+((21.448-[.G220]*(46.815+[.G220]*(0.00059-[.G220]*0.001813))))/60)/60" office:value-type="float" office:value="23.4379128254517">
            <text:p>23.44</text:p>
          </table:table-cell>
          <table:table-cell table:formula="of:=[.Q220]+0.00256*COS(RADIANS(125.04-1934.136*[.G220]))" office:value-type="float" office:value="23.4383593434868">
            <text:p>23.44</text:p>
          </table:table-cell>
          <table:table-cell table:formula="of:=DEGREES(ATAN2(COS(RADIANS([.R220]))*SIN(RADIANS([.P220]));COS(RADIANS([.P220]))))" office:value-type="float" office:value="-47.5510660868568">
            <text:p>-47.55</text:p>
          </table:table-cell>
          <table:table-cell table:formula="of:=DEGREES(ASIN(SIN(RADIANS([.R220]))*SIN(RADIANS([.P220]))))" office:value-type="float" office:value="16.3098006045663">
            <text:p>16.31</text:p>
          </table:table-cell>
          <table:table-cell table:formula="of:=TAN(RADIANS([.R220]/2))*TAN(RADIANS([.R220]/2))" office:value-type="float" office:value="0.0430310105703213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5.75611098139333">
            <text:p>-5.76</text:p>
          </table:table-cell>
          <table:table-cell table:formula="of:=DEGREES(ACOS(COS(RADIANS(90.833))/COS(RADIANS([.$B$2]))*COS(RADIANS([.T220]))-TAN(RADIANS([.$B$2]))*TAN(RADIANS([.T220]))))" office:value-type="float" office:value="106.97401758294">
            <text:p>106.97</text:p>
          </table:table-cell>
          <table:table-cell table:style-name="ce7" table:formula="of:=(720-4*[.$B$3]-[.V220]+[.$B$4]*60)/1440" office:value-type="float" office:value="0.514747299292634">
            <text:p>12:21:14</text:p>
          </table:table-cell>
          <table:table-cell table:style-name="ce7" table:formula="of:=([.X220]*1440-[.W220]*4)/1440" office:value-type="float" office:value="0.217597250451135">
            <text:p>5:13:20</text:p>
          </table:table-cell>
          <table:table-cell table:style-name="ce7" table:formula="of:=([.X220]*1440+[.W220]*4)/1440" office:value-type="float" office:value="0.811897348134134">
            <text:p>19:29:08</text:p>
          </table:table-cell>
          <table:table-cell table:formula="of:=8*[.W220]" office:value-type="float" office:value="855.792140663519">
            <text:p>855.79</text:p>
          </table:table-cell>
          <table:table-cell table:formula="of:=MOD([.E220]*1440+[.V220]+4*[.$B$3]-60*[.$B$4];1440)" office:value-type="float" office:value="698.763889018607">
            <text:p>698.76</text:p>
          </table:table-cell>
          <table:table-cell table:formula="of:=IF([.AB220]/4&lt;0;[.AB220]/4+180;[.AB220]/4-180)" office:value-type="float" office:value="-5.30902774534835">
            <text:p>-5.31</text:p>
          </table:table-cell>
          <table:table-cell table:formula="of:=DEGREES(ACOS(SIN(RADIANS([.$B$2]))*SIN(RADIANS([.T220]))+COS(RADIANS([.$B$2]))*COS(RADIANS([.T220]))*COS(RADIANS([.AC220]))))" office:value-type="float" office:value="27.0717784469263">
            <text:p>27.07</text:p>
          </table:table-cell>
          <table:table-cell table:formula="of:=90-[.AD220]" office:value-type="float" office:value="62.9282215530737">
            <text:p>62.93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824606293229131">
            <text:p>0.01</text:p>
          </table:table-cell>
          <table:table-cell table:formula="of:=[.AE220]+[.AF220]" office:value-type="float" office:value="62.936467616006">
            <text:p>62.94</text:p>
          </table:table-cell>
          <table:table-cell table:formula="of:=IF([.AC220]&gt;0;MOD(DEGREES(ACOS(((SIN(RADIANS([.$B$2]))*COS(RADIANS([.AD220])))-SIN(RADIANS([.T220])))/(COS(RADIANS([.$B$2]))*SIN(RADIANS([.AD220])))))+180;360);MOD(540-DEGREES(ACOS(((SIN(RADIANS([.$B$2]))*COS(RADIANS([.AD220])))-SIN(RADIANS([.T220])))/(COS(RADIANS([.$B$2]))*SIN(RADIANS([.AD220])))));360))" office:value-type="float" office:value="168.747808855577">
            <text:p>168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0]+1" office:value-type="date" office:date-value="2010-08-08">
            <text:p>8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1]+2415018.5+[.E221]-[.$B$4]/24" office:value-type="float" office:value="2455417.20833333">
            <text:p>2455417.21</text:p>
          </table:table-cell>
          <table:table-cell table:style-name="ce9" table:formula="of:=([.F221]-2451545)/36525" office:value-type="float" office:value="0.106015286333566">
            <text:p>0.10601529</text:p>
          </table:table-cell>
          <table:table-cell/>
          <table:table-cell table:formula="of:=MOD(280.46646+[.G221]*(36000.76983+[.G221]*0.0003032);360)" office:value-type="float" office:value="137.098385163982">
            <text:p>137.1</text:p>
          </table:table-cell>
          <table:table-cell table:formula="of:=357.52911+[.G221]*(35999.05029-0.0001537*[.G221])" office:value-type="float" office:value="4173.97873250331">
            <text:p>4173.98</text:p>
          </table:table-cell>
          <table:table-cell table:formula="of:=0.016708634-[.G221]*(0.000042037+0.0001537*[.G221])" office:value-type="float" office:value="0.0167024499640765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-1.0515181573521">
            <text:p>-1.05</text:p>
          </table:table-cell>
          <table:table-cell table:formula="of:=[.I221]+[.L221]" office:value-type="float" office:value="136.04686700663">
            <text:p>136.05</text:p>
          </table:table-cell>
          <table:table-cell table:formula="of:=[.J221]+[.L221]" office:value-type="float" office:value="4172.92721434596">
            <text:p>4172.93</text:p>
          </table:table-cell>
          <table:table-cell table:formula="of:=(1.000001018*(1-[.K221]*[.K221]))/(1+[.K221]*COS(RADIANS([.N221])))" office:value-type="float" office:value="1.01393682985907">
            <text:p>1.01</text:p>
          </table:table-cell>
          <table:table-cell table:formula="of:=[.M221]-0.00569-0.00478*SIN(RADIANS(125.04-1934.136*[.G221]))" office:value-type="float" office:value="136.045884503276">
            <text:p>136.05</text:p>
          </table:table-cell>
          <table:table-cell table:formula="of:=23+(26+((21.448-[.G221]*(46.815+[.G221]*(0.00059-[.G221]*0.001813))))/60)/60" office:value-type="float" office:value="23.4379124694165">
            <text:p>23.44</text:p>
          </table:table-cell>
          <table:table-cell table:formula="of:=[.Q221]+0.00256*COS(RADIANS(125.04-1934.136*[.G221]))" office:value-type="float" office:value="23.4383566575327">
            <text:p>23.44</text:p>
          </table:table-cell>
          <table:table-cell table:formula="of:=DEGREES(ATAN2(COS(RADIANS([.R221]))*SIN(RADIANS([.P221]));COS(RADIANS([.P221]))))" office:value-type="float" office:value="-48.5043626623778">
            <text:p>-48.5</text:p>
          </table:table-cell>
          <table:table-cell table:formula="of:=DEGREES(ASIN(SIN(RADIANS([.R221]))*SIN(RADIANS([.P221]))))" office:value-type="float" office:value="16.026362065006">
            <text:p>16.03</text:p>
          </table:table-cell>
          <table:table-cell table:formula="of:=TAN(RADIANS([.R221]/2))*TAN(RADIANS([.R221]/2))" office:value-type="float" office:value="0.0430310004273797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5.62685340390787">
            <text:p>-5.63</text:p>
          </table:table-cell>
          <table:table-cell table:formula="of:=DEGREES(ACOS(COS(RADIANS(90.833))/COS(RADIANS([.$B$2]))*COS(RADIANS([.T221]))-TAN(RADIANS([.$B$2]))*TAN(RADIANS([.T221]))))" office:value-type="float" office:value="106.676314052443">
            <text:p>106.68</text:p>
          </table:table-cell>
          <table:table-cell table:style-name="ce7" table:formula="of:=(720-4*[.$B$3]-[.V221]+[.$B$4]*60)/1440" office:value-type="float" office:value="0.514657537086047">
            <text:p>12:21:06</text:p>
          </table:table-cell>
          <table:table-cell table:style-name="ce7" table:formula="of:=([.X221]*1440-[.W221]*4)/1440" office:value-type="float" office:value="0.218334442495928">
            <text:p>5:14:24</text:p>
          </table:table-cell>
          <table:table-cell table:style-name="ce7" table:formula="of:=([.X221]*1440+[.W221]*4)/1440" office:value-type="float" office:value="0.810980631676166">
            <text:p>19:27:49</text:p>
          </table:table-cell>
          <table:table-cell table:formula="of:=8*[.W221]" office:value-type="float" office:value="853.410512419544">
            <text:p>853.41</text:p>
          </table:table-cell>
          <table:table-cell table:formula="of:=MOD([.E221]*1440+[.V221]+4*[.$B$3]-60*[.$B$4];1440)" office:value-type="float" office:value="698.893146596092">
            <text:p>698.89</text:p>
          </table:table-cell>
          <table:table-cell table:formula="of:=IF([.AB221]/4&lt;0;[.AB221]/4+180;[.AB221]/4-180)" office:value-type="float" office:value="-5.27671335097696">
            <text:p>-5.28</text:p>
          </table:table-cell>
          <table:table-cell table:formula="of:=DEGREES(ACOS(SIN(RADIANS([.$B$2]))*SIN(RADIANS([.T221]))+COS(RADIANS([.$B$2]))*COS(RADIANS([.T221]))*COS(RADIANS([.AC221]))))" office:value-type="float" office:value="27.3475353463422">
            <text:p>27.35</text:p>
          </table:table-cell>
          <table:table-cell table:formula="of:=90-[.AD221]" office:value-type="float" office:value="62.6524646536578">
            <text:p>62.65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834417647730708">
            <text:p>0.01</text:p>
          </table:table-cell>
          <table:table-cell table:formula="of:=[.AE221]+[.AF221]" office:value-type="float" office:value="62.6608088301352">
            <text:p>62.66</text:p>
          </table:table-cell>
          <table:table-cell table:formula="of:=IF([.AC221]&gt;0;MOD(DEGREES(ACOS(((SIN(RADIANS([.$B$2]))*COS(RADIANS([.AD221])))-SIN(RADIANS([.T221])))/(COS(RADIANS([.$B$2]))*SIN(RADIANS([.AD221])))))+180;360);MOD(540-DEGREES(ACOS(((SIN(RADIANS([.$B$2]))*COS(RADIANS([.AD221])))-SIN(RADIANS([.T221])))/(COS(RADIANS([.$B$2]))*SIN(RADIANS([.AD221])))));360))" office:value-type="float" office:value="168.906406421645">
            <text:p>168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1]+1" office:value-type="date" office:date-value="2010-08-09">
            <text:p>8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2]+2415018.5+[.E222]-[.$B$4]/24" office:value-type="float" office:value="2455418.20833333">
            <text:p>2455418.21</text:p>
          </table:table-cell>
          <table:table-cell table:style-name="ce9" table:formula="of:=([.F222]-2451545)/36525" office:value-type="float" office:value="0.106042664841437">
            <text:p>0.10604266</text:p>
          </table:table-cell>
          <table:table-cell/>
          <table:table-cell table:formula="of:=MOD(280.46646+[.G222]*(36000.76983+[.G222]*0.0003032);360)" office:value-type="float" office:value="138.084032525907">
            <text:p>138.08</text:p>
          </table:table-cell>
          <table:table-cell table:formula="of:=357.52911+[.G222]*(35999.05029-0.0001537*[.G222])" office:value-type="float" office:value="4174.96433278414">
            <text:p>4174.96</text:p>
          </table:table-cell>
          <table:table-cell table:formula="of:=0.016708634-[.G222]*(0.000042037+0.0001537*[.G222])" office:value-type="float" office:value="0.01670244792081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-1.07841185348336">
            <text:p>-1.08</text:p>
          </table:table-cell>
          <table:table-cell table:formula="of:=[.I222]+[.L222]" office:value-type="float" office:value="137.005620672424">
            <text:p>137.01</text:p>
          </table:table-cell>
          <table:table-cell table:formula="of:=[.J222]+[.L222]" office:value-type="float" office:value="4173.88592093066">
            <text:p>4173.89</text:p>
          </table:table-cell>
          <table:table-cell table:formula="of:=(1.000001018*(1-[.K222]*[.K222]))/(1+[.K222]*COS(RADIANS([.N222])))" office:value-type="float" office:value="1.01377861941022">
            <text:p>1.01</text:p>
          </table:table-cell>
          <table:table-cell table:formula="of:=[.M222]-0.00569-0.00478*SIN(RADIANS(125.04-1934.136*[.G222]))" office:value-type="float" office:value="137.004638933589">
            <text:p>137</text:p>
          </table:table-cell>
          <table:table-cell table:formula="of:=23+(26+((21.448-[.G222]*(46.815+[.G222]*(0.00059-[.G222]*0.001813))))/60)/60" office:value-type="float" office:value="23.4379121133813">
            <text:p>23.44</text:p>
          </table:table-cell>
          <table:table-cell table:formula="of:=[.Q222]+0.00256*COS(RADIANS(125.04-1934.136*[.G222]))" office:value-type="float" office:value="23.4383539711991">
            <text:p>23.44</text:p>
          </table:table-cell>
          <table:table-cell table:formula="of:=DEGREES(ATAN2(COS(RADIANS([.R222]))*SIN(RADIANS([.P222]));COS(RADIANS([.P222]))))" office:value-type="float" office:value="-49.4552265098934">
            <text:p>-49.46</text:p>
          </table:table-cell>
          <table:table-cell table:formula="of:=DEGREES(ASIN(SIN(RADIANS([.R222]))*SIN(RADIANS([.P222]))))" office:value-type="float" office:value="15.7386376525673">
            <text:p>15.74</text:p>
          </table:table-cell>
          <table:table-cell table:formula="of:=TAN(RADIANS([.R222]/2))*TAN(RADIANS([.R222]/2))" office:value-type="float" office:value="0.0430309902830066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5.48788423812851">
            <text:p>-5.49</text:p>
          </table:table-cell>
          <table:table-cell table:formula="of:=DEGREES(ACOS(COS(RADIANS(90.833))/COS(RADIANS([.$B$2]))*COS(RADIANS([.T222]))-TAN(RADIANS([.$B$2]))*TAN(RADIANS([.T222]))))" office:value-type="float" office:value="106.375420301435">
            <text:p>106.38</text:p>
          </table:table-cell>
          <table:table-cell table:style-name="ce7" table:formula="of:=(720-4*[.$B$3]-[.V222]+[.$B$4]*60)/1440" office:value-type="float" office:value="0.514561030720923">
            <text:p>12:20:58</text:p>
          </table:table-cell>
          <table:table-cell table:style-name="ce7" table:formula="of:=([.X222]*1440-[.W222]*4)/1440" office:value-type="float" office:value="0.219073752105825">
            <text:p>5:15:28</text:p>
          </table:table-cell>
          <table:table-cell table:style-name="ce7" table:formula="of:=([.X222]*1440+[.W222]*4)/1440" office:value-type="float" office:value="0.810048309336021">
            <text:p>19:26:28</text:p>
          </table:table-cell>
          <table:table-cell table:formula="of:=8*[.W222]" office:value-type="float" office:value="851.003362411483">
            <text:p>851</text:p>
          </table:table-cell>
          <table:table-cell table:formula="of:=MOD([.E222]*1440+[.V222]+4*[.$B$3]-60*[.$B$4];1440)" office:value-type="float" office:value="699.032115761872">
            <text:p>699.03</text:p>
          </table:table-cell>
          <table:table-cell table:formula="of:=IF([.AB222]/4&lt;0;[.AB222]/4+180;[.AB222]/4-180)" office:value-type="float" office:value="-5.24197105953212">
            <text:p>-5.24</text:p>
          </table:table-cell>
          <table:table-cell table:formula="of:=DEGREES(ACOS(SIN(RADIANS([.$B$2]))*SIN(RADIANS([.T222]))+COS(RADIANS([.$B$2]))*COS(RADIANS([.T222]))*COS(RADIANS([.AC222]))))" office:value-type="float" office:value="27.6273548782314">
            <text:p>27.63</text:p>
          </table:table-cell>
          <table:table-cell table:formula="of:=90-[.AD222]" office:value-type="float" office:value="62.3726451217686">
            <text:p>62.37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844423377660615">
            <text:p>0.01</text:p>
          </table:table-cell>
          <table:table-cell table:formula="of:=[.AE222]+[.AF222]" office:value-type="float" office:value="62.3810893555452">
            <text:p>62.38</text:p>
          </table:table-cell>
          <table:table-cell table:formula="of:=IF([.AC222]&gt;0;MOD(DEGREES(ACOS(((SIN(RADIANS([.$B$2]))*COS(RADIANS([.AD222])))-SIN(RADIANS([.T222])))/(COS(RADIANS([.$B$2]))*SIN(RADIANS([.AD222])))))+180;360);MOD(540-DEGREES(ACOS(((SIN(RADIANS([.$B$2]))*COS(RADIANS([.AD222])))-SIN(RADIANS([.T222])))/(COS(RADIANS([.$B$2]))*SIN(RADIANS([.AD222])))));360))" office:value-type="float" office:value="169.068584683695">
            <text:p>169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2]+1" office:value-type="date" office:date-value="2010-08-10">
            <text:p>8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3]+2415018.5+[.E223]-[.$B$4]/24" office:value-type="float" office:value="2455419.20833333">
            <text:p>2455419.21</text:p>
          </table:table-cell>
          <table:table-cell table:style-name="ce9" table:formula="of:=([.F223]-2451545)/36525" office:value-type="float" office:value="0.106070043349308">
            <text:p>0.10607004</text:p>
          </table:table-cell>
          <table:table-cell/>
          <table:table-cell table:formula="of:=MOD(280.46646+[.G223]*(36000.76983+[.G223]*0.0003032);360)" office:value-type="float" office:value="139.069679887832">
            <text:p>139.07</text:p>
          </table:table-cell>
          <table:table-cell table:formula="of:=357.52911+[.G223]*(35999.05029-0.0001537*[.G223])" office:value-type="float" office:value="4175.94993306498">
            <text:p>4175.95</text:p>
          </table:table-cell>
          <table:table-cell table:formula="of:=0.016708634-[.G223]*(0.000042037+0.0001537*[.G223])" office:value-type="float" office:value="0.0167024458773132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-1.10500244173205">
            <text:p>-1.11</text:p>
          </table:table-cell>
          <table:table-cell table:formula="of:=[.I223]+[.L223]" office:value-type="float" office:value="137.9646774461">
            <text:p>137.96</text:p>
          </table:table-cell>
          <table:table-cell table:formula="of:=[.J223]+[.L223]" office:value-type="float" office:value="4174.84493062324">
            <text:p>4174.84</text:p>
          </table:table-cell>
          <table:table-cell table:formula="of:=(1.000001018*(1-[.K223]*[.K223]))/(1+[.K223]*COS(RADIANS([.N223])))" office:value-type="float" office:value="1.01361641694871">
            <text:p>1.01</text:p>
          </table:table-cell>
          <table:table-cell table:formula="of:=[.M223]-0.00569-0.00478*SIN(RADIANS(125.04-1934.136*[.G223]))" office:value-type="float" office:value="137.963696467762">
            <text:p>137.96</text:p>
          </table:table-cell>
          <table:table-cell table:formula="of:=23+(26+((21.448-[.G223]*(46.815+[.G223]*(0.00059-[.G223]*0.001813))))/60)/60" office:value-type="float" office:value="23.4379117573462">
            <text:p>23.44</text:p>
          </table:table-cell>
          <table:table-cell table:formula="of:=[.Q223]+0.00256*COS(RADIANS(125.04-1934.136*[.G223]))" office:value-type="float" office:value="23.4383512844881">
            <text:p>23.44</text:p>
          </table:table-cell>
          <table:table-cell table:formula="of:=DEGREES(ATAN2(COS(RADIANS([.R223]))*SIN(RADIANS([.P223]));COS(RADIANS([.P223]))))" office:value-type="float" office:value="-50.4036831233619">
            <text:p>-50.4</text:p>
          </table:table-cell>
          <table:table-cell table:formula="of:=DEGREES(ASIN(SIN(RADIANS([.R223]))*SIN(RADIANS([.P223]))))" office:value-type="float" office:value="15.446712269862">
            <text:p>15.45</text:p>
          </table:table-cell>
          <table:table-cell table:formula="of:=TAN(RADIANS([.R223]/2))*TAN(RADIANS([.R223]/2))" office:value-type="float" office:value="0.0430309801372095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5.33930898116881">
            <text:p>-5.34</text:p>
          </table:table-cell>
          <table:table-cell table:formula="of:=DEGREES(ACOS(COS(RADIANS(90.833))/COS(RADIANS([.$B$2]))*COS(RADIANS([.T223]))-TAN(RADIANS([.$B$2]))*TAN(RADIANS([.T223]))))" office:value-type="float" office:value="106.071449437529">
            <text:p>106.07</text:p>
          </table:table-cell>
          <table:table-cell table:style-name="ce7" table:formula="of:=(720-4*[.$B$3]-[.V223]+[.$B$4]*60)/1440" office:value-type="float" office:value="0.514457853459145">
            <text:p>12:20:49</text:p>
          </table:table-cell>
          <table:table-cell table:style-name="ce7" table:formula="of:=([.X223]*1440-[.W223]*4)/1440" office:value-type="float" office:value="0.219814938354899">
            <text:p>5:16:32</text:p>
          </table:table-cell>
          <table:table-cell table:style-name="ce7" table:formula="of:=([.X223]*1440+[.W223]*4)/1440" office:value-type="float" office:value="0.809100768563391">
            <text:p>19:25:06</text:p>
          </table:table-cell>
          <table:table-cell table:formula="of:=8*[.W223]" office:value-type="float" office:value="848.571595500228">
            <text:p>848.57</text:p>
          </table:table-cell>
          <table:table-cell table:formula="of:=MOD([.E223]*1440+[.V223]+4*[.$B$3]-60*[.$B$4];1440)" office:value-type="float" office:value="699.180691018831">
            <text:p>699.18</text:p>
          </table:table-cell>
          <table:table-cell table:formula="of:=IF([.AB223]/4&lt;0;[.AB223]/4+180;[.AB223]/4-180)" office:value-type="float" office:value="-5.20482724529219">
            <text:p>-5.2</text:p>
          </table:table-cell>
          <table:table-cell table:formula="of:=DEGREES(ACOS(SIN(RADIANS([.$B$2]))*SIN(RADIANS([.T223]))+COS(RADIANS([.$B$2]))*COS(RADIANS([.T223]))*COS(RADIANS([.AC223]))))" office:value-type="float" office:value="27.9111710318506">
            <text:p>27.91</text:p>
          </table:table-cell>
          <table:table-cell table:formula="of:=90-[.AD223]" office:value-type="float" office:value="62.0888289681494">
            <text:p>62.09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854624168007368">
            <text:p>0.01</text:p>
          </table:table-cell>
          <table:table-cell table:formula="of:=[.AE223]+[.AF223]" office:value-type="float" office:value="62.0973752098294">
            <text:p>62.1</text:p>
          </table:table-cell>
          <table:table-cell table:formula="of:=IF([.AC223]&gt;0;MOD(DEGREES(ACOS(((SIN(RADIANS([.$B$2]))*COS(RADIANS([.AD223])))-SIN(RADIANS([.T223])))/(COS(RADIANS([.$B$2]))*SIN(RADIANS([.AD223])))))+180;360);MOD(540-DEGREES(ACOS(((SIN(RADIANS([.$B$2]))*COS(RADIANS([.AD223])))-SIN(RADIANS([.T223])))/(COS(RADIANS([.$B$2]))*SIN(RADIANS([.AD223])))));360))" office:value-type="float" office:value="169.234129659101">
            <text:p>169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3]+1" office:value-type="date" office:date-value="2010-08-11">
            <text:p>8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4]+2415018.5+[.E224]-[.$B$4]/24" office:value-type="float" office:value="2455420.20833333">
            <text:p>2455420.21</text:p>
          </table:table-cell>
          <table:table-cell table:style-name="ce9" table:formula="of:=([.F224]-2451545)/36525" office:value-type="float" office:value="0.10609742185718">
            <text:p>0.10609742</text:p>
          </table:table-cell>
          <table:table-cell/>
          <table:table-cell table:formula="of:=MOD(280.46646+[.G224]*(36000.76983+[.G224]*0.0003032);360)" office:value-type="float" office:value="140.055327249757">
            <text:p>140.06</text:p>
          </table:table-cell>
          <table:table-cell table:formula="of:=357.52911+[.G224]*(35999.05029-0.0001537*[.G224])" office:value-type="float" office:value="4176.93553334581">
            <text:p>4176.94</text:p>
          </table:table-cell>
          <table:table-cell table:formula="of:=0.016708634-[.G224]*(0.000042037+0.0001537*[.G224])" office:value-type="float" office:value="0.0167024438335859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-1.13128226343241">
            <text:p>-1.13</text:p>
          </table:table-cell>
          <table:table-cell table:formula="of:=[.I224]+[.L224]" office:value-type="float" office:value="138.924044986325">
            <text:p>138.92</text:p>
          </table:table-cell>
          <table:table-cell table:formula="of:=[.J224]+[.L224]" office:value-type="float" office:value="4175.80425108238">
            <text:p>4175.8</text:p>
          </table:table-cell>
          <table:table-cell table:formula="of:=(1.000001018*(1-[.K224]*[.K224]))/(1+[.K224]*COS(RADIANS([.N224])))" office:value-type="float" office:value="1.01345026664593">
            <text:p>1.01</text:p>
          </table:table-cell>
          <table:table-cell table:formula="of:=[.M224]-0.00569-0.00478*SIN(RADIANS(125.04-1934.136*[.G224]))" office:value-type="float" office:value="138.923064764463">
            <text:p>138.92</text:p>
          </table:table-cell>
          <table:table-cell table:formula="of:=23+(26+((21.448-[.G224]*(46.815+[.G224]*(0.00059-[.G224]*0.001813))))/60)/60" office:value-type="float" office:value="23.437911401311">
            <text:p>23.44</text:p>
          </table:table-cell>
          <table:table-cell table:formula="of:=[.Q224]+0.00256*COS(RADIANS(125.04-1934.136*[.G224]))" office:value-type="float" office:value="23.4383485974017">
            <text:p>23.44</text:p>
          </table:table-cell>
          <table:table-cell table:formula="of:=DEGREES(ATAN2(COS(RADIANS([.R224]))*SIN(RADIANS([.P224]));COS(RADIANS([.P224]))))" office:value-type="float" office:value="-51.3497606719288">
            <text:p>-51.35</text:p>
          </table:table-cell>
          <table:table-cell table:formula="of:=DEGREES(ASIN(SIN(RADIANS([.R224]))*SIN(RADIANS([.P224]))))" office:value-type="float" office:value="15.1506712351307">
            <text:p>15.15</text:p>
          </table:table-cell>
          <table:table-cell table:formula="of:=TAN(RADIANS([.R224]/2))*TAN(RADIANS([.R224]/2))" office:value-type="float" office:value="0.043030969989996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5.18124383783037">
            <text:p>-5.18</text:p>
          </table:table-cell>
          <table:table-cell table:formula="of:=DEGREES(ACOS(COS(RADIANS(90.833))/COS(RADIANS([.$B$2]))*COS(RADIANS([.T224]))-TAN(RADIANS([.$B$2]))*TAN(RADIANS([.T224]))))" office:value-type="float" office:value="105.764511991356">
            <text:p>105.76</text:p>
          </table:table-cell>
          <table:table-cell table:style-name="ce7" table:formula="of:=(720-4*[.$B$3]-[.V224]+[.$B$4]*60)/1440" office:value-type="float" office:value="0.514348085998493">
            <text:p>12:20:40</text:p>
          </table:table-cell>
          <table:table-cell table:style-name="ce7" table:formula="of:=([.X224]*1440-[.W224]*4)/1440" office:value-type="float" office:value="0.220557774911394">
            <text:p>5:17:36</text:p>
          </table:table-cell>
          <table:table-cell table:style-name="ce7" table:formula="of:=([.X224]*1440+[.W224]*4)/1440" office:value-type="float" office:value="0.808138397085593">
            <text:p>19:23:43</text:p>
          </table:table-cell>
          <table:table-cell table:formula="of:=8*[.W224]" office:value-type="float" office:value="846.116095930847">
            <text:p>846.12</text:p>
          </table:table-cell>
          <table:table-cell table:formula="of:=MOD([.E224]*1440+[.V224]+4*[.$B$3]-60*[.$B$4];1440)" office:value-type="float" office:value="699.33875616217">
            <text:p>699.34</text:p>
          </table:table-cell>
          <table:table-cell table:formula="of:=IF([.AB224]/4&lt;0;[.AB224]/4+180;[.AB224]/4-180)" office:value-type="float" office:value="-5.1653109594576">
            <text:p>-5.17</text:p>
          </table:table-cell>
          <table:table-cell table:formula="of:=DEGREES(ACOS(SIN(RADIANS([.$B$2]))*SIN(RADIANS([.T224]))+COS(RADIANS([.$B$2]))*COS(RADIANS([.T224]))*COS(RADIANS([.AC224]))))" office:value-type="float" office:value="28.1989175077227">
            <text:p>28.2</text:p>
          </table:table-cell>
          <table:table-cell table:formula="of:=90-[.AD224]" office:value-type="float" office:value="61.8010824922773">
            <text:p>61.8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865020765271955">
            <text:p>0.01</text:p>
          </table:table-cell>
          <table:table-cell table:formula="of:=[.AE224]+[.AF224]" office:value-type="float" office:value="61.80973269993">
            <text:p>61.81</text:p>
          </table:table-cell>
          <table:table-cell table:formula="of:=IF([.AC224]&gt;0;MOD(DEGREES(ACOS(((SIN(RADIANS([.$B$2]))*COS(RADIANS([.AD224])))-SIN(RADIANS([.T224])))/(COS(RADIANS([.$B$2]))*SIN(RADIANS([.AD224])))))+180;360);MOD(540-DEGREES(ACOS(((SIN(RADIANS([.$B$2]))*COS(RADIANS([.AD224])))-SIN(RADIANS([.T224])))/(COS(RADIANS([.$B$2]))*SIN(RADIANS([.AD224])))));360))" office:value-type="float" office:value="169.402828866938">
            <text:p>169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4]+1" office:value-type="date" office:date-value="2010-08-12">
            <text:p>8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5]+2415018.5+[.E225]-[.$B$4]/24" office:value-type="float" office:value="2455421.20833333">
            <text:p>2455421.21</text:p>
          </table:table-cell>
          <table:table-cell table:style-name="ce9" table:formula="of:=([.F225]-2451545)/36525" office:value-type="float" office:value="0.106124800365051">
            <text:p>0.10612480</text:p>
          </table:table-cell>
          <table:table-cell/>
          <table:table-cell table:formula="of:=MOD(280.46646+[.G225]*(36000.76983+[.G225]*0.0003032);360)" office:value-type="float" office:value="141.040974611684">
            <text:p>141.04</text:p>
          </table:table-cell>
          <table:table-cell table:formula="of:=357.52911+[.G225]*(35999.05029-0.0001537*[.G225])" office:value-type="float" office:value="4177.92113362664">
            <text:p>4177.92</text:p>
          </table:table-cell>
          <table:table-cell table:formula="of:=0.016708634-[.G225]*(0.000042037+0.0001537*[.G225])" office:value-type="float" office:value="0.0167024417896281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-1.15724373365638">
            <text:p>-1.16</text:p>
          </table:table-cell>
          <table:table-cell table:formula="of:=[.I225]+[.L225]" office:value-type="float" office:value="139.883730878027">
            <text:p>139.88</text:p>
          </table:table-cell>
          <table:table-cell table:formula="of:=[.J225]+[.L225]" office:value-type="float" office:value="4176.76388989298">
            <text:p>4176.76</text:p>
          </table:table-cell>
          <table:table-cell table:formula="of:=(1.000001018*(1-[.K225]*[.K225]))/(1+[.K225]*COS(RADIANS([.N225])))" office:value-type="float" office:value="1.013280213793">
            <text:p>1.01</text:p>
          </table:table-cell>
          <table:table-cell table:formula="of:=[.M225]-0.00569-0.00478*SIN(RADIANS(125.04-1934.136*[.G225]))" office:value-type="float" office:value="139.882751408617">
            <text:p>139.88</text:p>
          </table:table-cell>
          <table:table-cell table:formula="of:=23+(26+((21.448-[.G225]*(46.815+[.G225]*(0.00059-[.G225]*0.001813))))/60)/60" office:value-type="float" office:value="23.4379110452758">
            <text:p>23.44</text:p>
          </table:table-cell>
          <table:table-cell table:formula="of:=[.Q225]+0.00256*COS(RADIANS(125.04-1934.136*[.G225]))" office:value-type="float" office:value="23.4383459099419">
            <text:p>23.44</text:p>
          </table:table-cell>
          <table:table-cell table:formula="of:=DEGREES(ATAN2(COS(RADIANS([.R225]))*SIN(RADIANS([.P225]));COS(RADIANS([.P225]))))" office:value-type="float" office:value="-52.2934899362474">
            <text:p>-52.29</text:p>
          </table:table-cell>
          <table:table-cell table:formula="of:=DEGREES(ASIN(SIN(RADIANS([.R225]))*SIN(RADIANS([.P225]))))" office:value-type="float" office:value="14.8506002498224">
            <text:p>14.85</text:p>
          </table:table-cell>
          <table:table-cell table:formula="of:=TAN(RADIANS([.R225]/2))*TAN(RADIANS([.R225]/2))" office:value-type="float" office:value="0.0430309598413735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5.01381541821993">
            <text:p>-5.01</text:p>
          </table:table-cell>
          <table:table-cell table:formula="of:=DEGREES(ACOS(COS(RADIANS(90.833))/COS(RADIANS([.$B$2]))*COS(RADIANS([.T225]))-TAN(RADIANS([.$B$2]))*TAN(RADIANS([.T225]))))" office:value-type="float" office:value="105.454715883566">
            <text:p>105.45</text:p>
          </table:table-cell>
          <table:table-cell table:style-name="ce7" table:formula="of:=(720-4*[.$B$3]-[.V225]+[.$B$4]*60)/1440" office:value-type="float" office:value="0.514231816262653">
            <text:p>12:20:30</text:p>
          </table:table-cell>
          <table:table-cell table:style-name="ce7" table:formula="of:=([.X225]*1440-[.W225]*4)/1440" office:value-type="float" office:value="0.221302049919414">
            <text:p>5:18:40</text:p>
          </table:table-cell>
          <table:table-cell table:style-name="ce7" table:formula="of:=([.X225]*1440+[.W225]*4)/1440" office:value-type="float" office:value="0.807161582605891">
            <text:p>19:22:19</text:p>
          </table:table-cell>
          <table:table-cell table:formula="of:=8*[.W225]" office:value-type="float" office:value="843.637727068527">
            <text:p>843.64</text:p>
          </table:table-cell>
          <table:table-cell table:formula="of:=MOD([.E225]*1440+[.V225]+4*[.$B$3]-60*[.$B$4];1440)" office:value-type="float" office:value="699.50618458178">
            <text:p>699.51</text:p>
          </table:table-cell>
          <table:table-cell table:formula="of:=IF([.AB225]/4&lt;0;[.AB225]/4+180;[.AB225]/4-180)" office:value-type="float" office:value="-5.12345385455498">
            <text:p>-5.12</text:p>
          </table:table-cell>
          <table:table-cell table:formula="of:=DEGREES(ACOS(SIN(RADIANS([.$B$2]))*SIN(RADIANS([.T225]))+COS(RADIANS([.$B$2]))*COS(RADIANS([.T225]))*COS(RADIANS([.AC225]))))" office:value-type="float" office:value="28.4905276835067">
            <text:p>28.49</text:p>
          </table:table-cell>
          <table:table-cell table:formula="of:=90-[.AD225]" office:value-type="float" office:value="61.5094723164933">
            <text:p>61.51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875613977153493">
            <text:p>0.01</text:p>
          </table:table-cell>
          <table:table-cell table:formula="of:=[.AE225]+[.AF225]" office:value-type="float" office:value="61.5182284562648">
            <text:p>61.52</text:p>
          </table:table-cell>
          <table:table-cell table:formula="of:=IF([.AC225]&gt;0;MOD(DEGREES(ACOS(((SIN(RADIANS([.$B$2]))*COS(RADIANS([.AD225])))-SIN(RADIANS([.T225])))/(COS(RADIANS([.$B$2]))*SIN(RADIANS([.AD225])))))+180;360);MOD(540-DEGREES(ACOS(((SIN(RADIANS([.$B$2]))*COS(RADIANS([.AD225])))-SIN(RADIANS([.T225])))/(COS(RADIANS([.$B$2]))*SIN(RADIANS([.AD225])))));360))" office:value-type="float" office:value="169.574471662125">
            <text:p>16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5]+1" office:value-type="date" office:date-value="2010-08-13">
            <text:p>8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6]+2415018.5+[.E226]-[.$B$4]/24" office:value-type="float" office:value="2455422.20833333">
            <text:p>2455422.21</text:p>
          </table:table-cell>
          <table:table-cell table:style-name="ce9" table:formula="of:=([.F226]-2451545)/36525" office:value-type="float" office:value="0.106152178872922">
            <text:p>0.10615218</text:p>
          </table:table-cell>
          <table:table-cell/>
          <table:table-cell table:formula="of:=MOD(280.46646+[.G226]*(36000.76983+[.G226]*0.0003032);360)" office:value-type="float" office:value="142.02662197361">
            <text:p>142.03</text:p>
          </table:table-cell>
          <table:table-cell table:formula="of:=357.52911+[.G226]*(35999.05029-0.0001537*[.G226])" office:value-type="float" office:value="4178.90673390747">
            <text:p>4178.91</text:p>
          </table:table-cell>
          <table:table-cell table:formula="of:=0.016708634-[.G226]*(0.000042037+0.0001537*[.G226])" office:value-type="float" office:value="0.01670243974544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-1.18287934321434">
            <text:p>-1.18</text:p>
          </table:table-cell>
          <table:table-cell table:formula="of:=[.I226]+[.L226]" office:value-type="float" office:value="140.843742630396">
            <text:p>140.84</text:p>
          </table:table-cell>
          <table:table-cell table:formula="of:=[.J226]+[.L226]" office:value-type="float" office:value="4177.72385456426">
            <text:p>4177.72</text:p>
          </table:table-cell>
          <table:table-cell table:formula="of:=(1.000001018*(1-[.K226]*[.K226]))/(1+[.K226]*COS(RADIANS([.N226])))" office:value-type="float" office:value="1.01310630479164">
            <text:p>1.01</text:p>
          </table:table-cell>
          <table:table-cell table:formula="of:=[.M226]-0.00569-0.00478*SIN(RADIANS(125.04-1934.136*[.G226]))" office:value-type="float" office:value="140.842763909414">
            <text:p>140.84</text:p>
          </table:table-cell>
          <table:table-cell table:formula="of:=23+(26+((21.448-[.G226]*(46.815+[.G226]*(0.00059-[.G226]*0.001813))))/60)/60" office:value-type="float" office:value="23.4379106892407">
            <text:p>23.44</text:p>
          </table:table-cell>
          <table:table-cell table:formula="of:=[.Q226]+0.00256*COS(RADIANS(125.04-1934.136*[.G226]))" office:value-type="float" office:value="23.4383432221106">
            <text:p>23.44</text:p>
          </table:table-cell>
          <table:table-cell table:formula="of:=DEGREES(ATAN2(COS(RADIANS([.R226]))*SIN(RADIANS([.P226]));COS(RADIANS([.P226]))))" office:value-type="float" office:value="-53.2349042437669">
            <text:p>-53.23</text:p>
          </table:table-cell>
          <table:table-cell table:formula="of:=DEGREES(ASIN(SIN(RADIANS([.R226]))*SIN(RADIANS([.P226]))))" office:value-type="float" office:value="14.5465853681274">
            <text:p>14.55</text:p>
          </table:table-cell>
          <table:table-cell table:formula="of:=TAN(RADIANS([.R226]/2))*TAN(RADIANS([.R226]/2))" office:value-type="float" office:value="0.0430309496913496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4.83716042993493">
            <text:p>-4.84</text:p>
          </table:table-cell>
          <table:table-cell table:formula="of:=DEGREES(ACOS(COS(RADIANS(90.833))/COS(RADIANS([.$B$2]))*COS(RADIANS([.T226]))-TAN(RADIANS([.$B$2]))*TAN(RADIANS([.T226]))))" office:value-type="float" office:value="105.142166400963">
            <text:p>105.14</text:p>
          </table:table-cell>
          <table:table-cell table:style-name="ce7" table:formula="of:=(720-4*[.$B$3]-[.V226]+[.$B$4]*60)/1440" office:value-type="float" office:value="0.514109139187455">
            <text:p>12:20:19</text:p>
          </table:table-cell>
          <table:table-cell table:style-name="ce7" table:formula="of:=([.X226]*1440-[.W226]*4)/1440" office:value-type="float" office:value="0.222047565851447">
            <text:p>5:19:45</text:p>
          </table:table-cell>
          <table:table-cell table:style-name="ce7" table:formula="of:=([.X226]*1440+[.W226]*4)/1440" office:value-type="float" office:value="0.806170712523463">
            <text:p>19:20:53</text:p>
          </table:table-cell>
          <table:table-cell table:formula="of:=8*[.W226]" office:value-type="float" office:value="841.137331207704">
            <text:p>841.14</text:p>
          </table:table-cell>
          <table:table-cell table:formula="of:=MOD([.E226]*1440+[.V226]+4*[.$B$3]-60*[.$B$4];1440)" office:value-type="float" office:value="699.682839570065">
            <text:p>699.68</text:p>
          </table:table-cell>
          <table:table-cell table:formula="of:=IF([.AB226]/4&lt;0;[.AB226]/4+180;[.AB226]/4-180)" office:value-type="float" office:value="-5.07929010748373">
            <text:p>-5.08</text:p>
          </table:table-cell>
          <table:table-cell table:formula="of:=DEGREES(ACOS(SIN(RADIANS([.$B$2]))*SIN(RADIANS([.T226]))+COS(RADIANS([.$B$2]))*COS(RADIANS([.T226]))*COS(RADIANS([.AC226]))))" office:value-type="float" office:value="28.7859345802382">
            <text:p>28.79</text:p>
          </table:table-cell>
          <table:table-cell table:formula="of:=90-[.AD226]" office:value-type="float" office:value="61.2140654197618">
            <text:p>61.21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886404672211857">
            <text:p>0.01</text:p>
          </table:table-cell>
          <table:table-cell table:formula="of:=[.AE226]+[.AF226]" office:value-type="float" office:value="61.2229294664839">
            <text:p>61.22</text:p>
          </table:table-cell>
          <table:table-cell table:formula="of:=IF([.AC226]&gt;0;MOD(DEGREES(ACOS(((SIN(RADIANS([.$B$2]))*COS(RADIANS([.AD226])))-SIN(RADIANS([.T226])))/(COS(RADIANS([.$B$2]))*SIN(RADIANS([.AD226])))))+180;360);MOD(540-DEGREES(ACOS(((SIN(RADIANS([.$B$2]))*COS(RADIANS([.AD226])))-SIN(RADIANS([.T226])))/(COS(RADIANS([.$B$2]))*SIN(RADIANS([.AD226])))));360))" office:value-type="float" office:value="169.748849541172">
            <text:p>169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6]+1" office:value-type="date" office:date-value="2010-08-14">
            <text:p>8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7]+2415018.5+[.E227]-[.$B$4]/24" office:value-type="float" office:value="2455423.20833333">
            <text:p>2455423.21</text:p>
          </table:table-cell>
          <table:table-cell table:style-name="ce9" table:formula="of:=([.F227]-2451545)/36525" office:value-type="float" office:value="0.106179557380794">
            <text:p>0.10617956</text:p>
          </table:table-cell>
          <table:table-cell/>
          <table:table-cell table:formula="of:=MOD(280.46646+[.G227]*(36000.76983+[.G227]*0.0003032);360)" office:value-type="float" office:value="143.012269335536">
            <text:p>143.01</text:p>
          </table:table-cell>
          <table:table-cell table:formula="of:=357.52911+[.G227]*(35999.05029-0.0001537*[.G227])" office:value-type="float" office:value="4179.8923341883">
            <text:p>4179.89</text:p>
          </table:table-cell>
          <table:table-cell table:formula="of:=0.016708634-[.G227]*(0.000042037+0.0001537*[.G227])" office:value-type="float" office:value="0.0167024377010214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-1.20818166065279">
            <text:p>-1.21</text:p>
          </table:table-cell>
          <table:table-cell table:formula="of:=[.I227]+[.L227]" office:value-type="float" office:value="141.804087674883">
            <text:p>141.8</text:p>
          </table:table-cell>
          <table:table-cell table:formula="of:=[.J227]+[.L227]" office:value-type="float" office:value="4178.68415252765">
            <text:p>4178.68</text:p>
          </table:table-cell>
          <table:table-cell table:formula="of:=(1.000001018*(1-[.K227]*[.K227]))/(1+[.K227]*COS(RADIANS([.N227])))" office:value-type="float" office:value="1.01292858714481">
            <text:p>1.01</text:p>
          </table:table-cell>
          <table:table-cell table:formula="of:=[.M227]-0.00569-0.00478*SIN(RADIANS(125.04-1934.136*[.G227]))" office:value-type="float" office:value="141.803109698306">
            <text:p>141.8</text:p>
          </table:table-cell>
          <table:table-cell table:formula="of:=23+(26+((21.448-[.G227]*(46.815+[.G227]*(0.00059-[.G227]*0.001813))))/60)/60" office:value-type="float" office:value="23.4379103332055">
            <text:p>23.44</text:p>
          </table:table-cell>
          <table:table-cell table:formula="of:=[.Q227]+0.00256*COS(RADIANS(125.04-1934.136*[.G227]))" office:value-type="float" office:value="23.4383405339098">
            <text:p>23.44</text:p>
          </table:table-cell>
          <table:table-cell table:formula="of:=DEGREES(ATAN2(COS(RADIANS([.R227]))*SIN(RADIANS([.P227]));COS(RADIANS([.P227]))))" office:value-type="float" office:value="-54.1740394031942">
            <text:p>-54.17</text:p>
          </table:table-cell>
          <table:table-cell table:formula="of:=DEGREES(ASIN(SIN(RADIANS([.R227]))*SIN(RADIANS([.P227]))))" office:value-type="float" office:value="14.238712968457">
            <text:p>14.24</text:p>
          </table:table-cell>
          <table:table-cell table:formula="of:=TAN(RADIANS([.R227]/2))*TAN(RADIANS([.R227]/2))" office:value-type="float" office:value="0.0430309395399318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4.65142536614946">
            <text:p>-4.65</text:p>
          </table:table-cell>
          <table:table-cell table:formula="of:=DEGREES(ACOS(COS(RADIANS(90.833))/COS(RADIANS([.$B$2]))*COS(RADIANS([.T227]))-TAN(RADIANS([.$B$2]))*TAN(RADIANS([.T227]))))" office:value-type="float" office:value="104.826966181355">
            <text:p>104.83</text:p>
          </table:table-cell>
          <table:table-cell table:style-name="ce7" table:formula="of:=(720-4*[.$B$3]-[.V227]+[.$B$4]*60)/1440" office:value-type="float" office:value="0.51398015650427">
            <text:p>12:20:08</text:p>
          </table:table-cell>
          <table:table-cell table:style-name="ce7" table:formula="of:=([.X227]*1440-[.W227]*4)/1440" office:value-type="float" office:value="0.222794139333839">
            <text:p>5:20:49</text:p>
          </table:table-cell>
          <table:table-cell table:style-name="ce7" table:formula="of:=([.X227]*1440+[.W227]*4)/1440" office:value-type="float" office:value="0.805166173674702">
            <text:p>19:19:26</text:p>
          </table:table-cell>
          <table:table-cell table:formula="of:=8*[.W227]" office:value-type="float" office:value="838.615729450843">
            <text:p>838.62</text:p>
          </table:table-cell>
          <table:table-cell table:formula="of:=MOD([.E227]*1440+[.V227]+4*[.$B$3]-60*[.$B$4];1440)" office:value-type="float" office:value="699.868574633851">
            <text:p>699.87</text:p>
          </table:table-cell>
          <table:table-cell table:formula="of:=IF([.AB227]/4&lt;0;[.AB227]/4+180;[.AB227]/4-180)" office:value-type="float" office:value="-5.03285634153738">
            <text:p>-5.03</text:p>
          </table:table-cell>
          <table:table-cell table:formula="of:=DEGREES(ACOS(SIN(RADIANS([.$B$2]))*SIN(RADIANS([.T227]))+COS(RADIANS([.$B$2]))*COS(RADIANS([.T227]))*COS(RADIANS([.AC227]))))" office:value-type="float" office:value="29.0850708291212">
            <text:p>29.09</text:p>
          </table:table-cell>
          <table:table-cell table:formula="of:=90-[.AD227]" office:value-type="float" office:value="60.9149291708788">
            <text:p>60.91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897393779509137">
            <text:p>0.01</text:p>
          </table:table-cell>
          <table:table-cell table:formula="of:=[.AE227]+[.AF227]" office:value-type="float" office:value="60.9239031086739">
            <text:p>60.92</text:p>
          </table:table-cell>
          <table:table-cell table:formula="of:=IF([.AC227]&gt;0;MOD(DEGREES(ACOS(((SIN(RADIANS([.$B$2]))*COS(RADIANS([.AD227])))-SIN(RADIANS([.T227])))/(COS(RADIANS([.$B$2]))*SIN(RADIANS([.AD227])))))+180;360);MOD(540-DEGREES(ACOS(((SIN(RADIANS([.$B$2]))*COS(RADIANS([.AD227])))-SIN(RADIANS([.T227])))/(COS(RADIANS([.$B$2]))*SIN(RADIANS([.AD227])))));360))" office:value-type="float" office:value="169.925756420521">
            <text:p>169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7]+1" office:value-type="date" office:date-value="2010-08-15">
            <text:p>8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8]+2415018.5+[.E228]-[.$B$4]/24" office:value-type="float" office:value="2455424.20833333">
            <text:p>2455424.21</text:p>
          </table:table-cell>
          <table:table-cell table:style-name="ce9" table:formula="of:=([.F228]-2451545)/36525" office:value-type="float" office:value="0.106206935888665">
            <text:p>0.10620694</text:p>
          </table:table-cell>
          <table:table-cell/>
          <table:table-cell table:formula="of:=MOD(280.46646+[.G228]*(36000.76983+[.G228]*0.0003032);360)" office:value-type="float" office:value="143.997916697464">
            <text:p>144</text:p>
          </table:table-cell>
          <table:table-cell table:formula="of:=357.52911+[.G228]*(35999.05029-0.0001537*[.G228])" office:value-type="float" office:value="4180.87793446914">
            <text:p>4180.88</text:p>
          </table:table-cell>
          <table:table-cell table:formula="of:=0.016708634-[.G228]*(0.000042037+0.0001537*[.G228])" office:value-type="float" office:value="0.0167024356563725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-1.23314333424879">
            <text:p>-1.23</text:p>
          </table:table-cell>
          <table:table-cell table:formula="of:=[.I228]+[.L228]" office:value-type="float" office:value="142.764773363215">
            <text:p>142.76</text:p>
          </table:table-cell>
          <table:table-cell table:formula="of:=[.J228]+[.L228]" office:value-type="float" office:value="4179.64479113489">
            <text:p>4179.64</text:p>
          </table:table-cell>
          <table:table-cell table:formula="of:=(1.000001018*(1-[.K228]*[.K228]))/(1+[.K228]*COS(RADIANS([.N228])))" office:value-type="float" office:value="1.01274710944708">
            <text:p>1.01</text:p>
          </table:table-cell>
          <table:table-cell table:formula="of:=[.M228]-0.00569-0.00478*SIN(RADIANS(125.04-1934.136*[.G228]))" office:value-type="float" office:value="142.763796127016">
            <text:p>142.76</text:p>
          </table:table-cell>
          <table:table-cell table:formula="of:=23+(26+((21.448-[.G228]*(46.815+[.G228]*(0.00059-[.G228]*0.001813))))/60)/60" office:value-type="float" office:value="23.4379099771703">
            <text:p>23.44</text:p>
          </table:table-cell>
          <table:table-cell table:formula="of:=[.Q228]+0.00256*COS(RADIANS(125.04-1934.136*[.G228]))" office:value-type="float" office:value="23.4383378453416">
            <text:p>23.44</text:p>
          </table:table-cell>
          <table:table-cell table:formula="of:=DEGREES(ATAN2(COS(RADIANS([.R228]))*SIN(RADIANS([.P228]));COS(RADIANS([.P228]))))" office:value-type="float" office:value="-55.1109336383235">
            <text:p>-55.11</text:p>
          </table:table-cell>
          <table:table-cell table:formula="of:=DEGREES(ASIN(SIN(RADIANS([.R228]))*SIN(RADIANS([.P228]))))" office:value-type="float" office:value="13.9270697268607">
            <text:p>13.93</text:p>
          </table:table-cell>
          <table:table-cell table:formula="of:=TAN(RADIANS([.R228]/2))*TAN(RADIANS([.R228]/2))" office:value-type="float" office:value="0.0430309293871277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4.4567661909022">
            <text:p>-4.46</text:p>
          </table:table-cell>
          <table:table-cell table:formula="of:=DEGREES(ACOS(COS(RADIANS(90.833))/COS(RADIANS([.$B$2]))*COS(RADIANS([.T228]))-TAN(RADIANS([.$B$2]))*TAN(RADIANS([.T228]))))" office:value-type="float" office:value="104.509215206666">
            <text:p>104.51</text:p>
          </table:table-cell>
          <table:table-cell table:style-name="ce7" table:formula="of:=(720-4*[.$B$3]-[.V228]+[.$B$4]*60)/1440" office:value-type="float" office:value="0.51384497652146">
            <text:p>12:19:56</text:p>
          </table:table-cell>
          <table:table-cell table:style-name="ce7" table:formula="of:=([.X228]*1440-[.W228]*4)/1440" office:value-type="float" office:value="0.223541600947388">
            <text:p>5:21:54</text:p>
          </table:table-cell>
          <table:table-cell table:style-name="ce7" table:formula="of:=([.X228]*1440+[.W228]*4)/1440" office:value-type="float" office:value="0.804148352095531">
            <text:p>19:17:58</text:p>
          </table:table-cell>
          <table:table-cell table:formula="of:=8*[.W228]" office:value-type="float" office:value="836.073721653326">
            <text:p>836.07</text:p>
          </table:table-cell>
          <table:table-cell table:formula="of:=MOD([.E228]*1440+[.V228]+4*[.$B$3]-60*[.$B$4];1440)" office:value-type="float" office:value="700.063233809098">
            <text:p>700.06</text:p>
          </table:table-cell>
          <table:table-cell table:formula="of:=IF([.AB228]/4&lt;0;[.AB228]/4+180;[.AB228]/4-180)" office:value-type="float" office:value="-4.98419154772554">
            <text:p>-4.98</text:p>
          </table:table-cell>
          <table:table-cell table:formula="of:=DEGREES(ACOS(SIN(RADIANS([.$B$2]))*SIN(RADIANS([.T228]))+COS(RADIANS([.$B$2]))*COS(RADIANS([.T228]))*COS(RADIANS([.AC228]))))" office:value-type="float" office:value="29.3878686390337">
            <text:p>29.39</text:p>
          </table:table-cell>
          <table:table-cell table:formula="of:=90-[.AD228]" office:value-type="float" office:value="60.6121313609663">
            <text:p>60.61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90858228823112">
            <text:p>0.01</text:p>
          </table:table-cell>
          <table:table-cell table:formula="of:=[.AE228]+[.AF228]" office:value-type="float" office:value="60.6212171838486">
            <text:p>60.62</text:p>
          </table:table-cell>
          <table:table-cell table:formula="of:=IF([.AC228]&gt;0;MOD(DEGREES(ACOS(((SIN(RADIANS([.$B$2]))*COS(RADIANS([.AD228])))-SIN(RADIANS([.T228])))/(COS(RADIANS([.$B$2]))*SIN(RADIANS([.AD228])))))+180;360);MOD(540-DEGREES(ACOS(((SIN(RADIANS([.$B$2]))*COS(RADIANS([.AD228])))-SIN(RADIANS([.T228])))/(COS(RADIANS([.$B$2]))*SIN(RADIANS([.AD228])))));360))" office:value-type="float" office:value="170.104988888479">
            <text:p>170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8]+1" office:value-type="date" office:date-value="2010-08-16">
            <text:p>8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9]+2415018.5+[.E229]-[.$B$4]/24" office:value-type="float" office:value="2455425.20833333">
            <text:p>2455425.21</text:p>
          </table:table-cell>
          <table:table-cell table:style-name="ce9" table:formula="of:=([.F229]-2451545)/36525" office:value-type="float" office:value="0.106234314396536">
            <text:p>0.10623431</text:p>
          </table:table-cell>
          <table:table-cell/>
          <table:table-cell table:formula="of:=MOD(280.46646+[.G229]*(36000.76983+[.G229]*0.0003032);360)" office:value-type="float" office:value="144.983564059391">
            <text:p>144.98</text:p>
          </table:table-cell>
          <table:table-cell table:formula="of:=357.52911+[.G229]*(35999.05029-0.0001537*[.G229])" office:value-type="float" office:value="4181.86353474997">
            <text:p>4181.86</text:p>
          </table:table-cell>
          <table:table-cell table:formula="of:=0.016708634-[.G229]*(0.000042037+0.0001537*[.G229])" office:value-type="float" office:value="0.0167024336114931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-1.25775709400048">
            <text:p>-1.26</text:p>
          </table:table-cell>
          <table:table-cell table:formula="of:=[.I229]+[.L229]" office:value-type="float" office:value="143.725806965391">
            <text:p>143.73</text:p>
          </table:table-cell>
          <table:table-cell table:formula="of:=[.J229]+[.L229]" office:value-type="float" office:value="4180.60577765596">
            <text:p>4180.61</text:p>
          </table:table-cell>
          <table:table-cell table:formula="of:=(1.000001018*(1-[.K229]*[.K229]))/(1+[.K229]*COS(RADIANS([.N229])))" office:value-type="float" office:value="1.01256192137466">
            <text:p>1.01</text:p>
          </table:table-cell>
          <table:table-cell table:formula="of:=[.M229]-0.00569-0.00478*SIN(RADIANS(125.04-1934.136*[.G229]))" office:value-type="float" office:value="143.724830465546">
            <text:p>143.72</text:p>
          </table:table-cell>
          <table:table-cell table:formula="of:=23+(26+((21.448-[.G229]*(46.815+[.G229]*(0.00059-[.G229]*0.001813))))/60)/60" office:value-type="float" office:value="23.4379096211352">
            <text:p>23.44</text:p>
          </table:table-cell>
          <table:table-cell table:formula="of:=[.Q229]+0.00256*COS(RADIANS(125.04-1934.136*[.G229]))" office:value-type="float" office:value="23.4383351564078">
            <text:p>23.44</text:p>
          </table:table-cell>
          <table:table-cell table:formula="of:=DEGREES(ATAN2(COS(RADIANS([.R229]))*SIN(RADIANS([.P229]));COS(RADIANS([.P229]))))" office:value-type="float" office:value="-56.045627521401">
            <text:p>-56.05</text:p>
          </table:table-cell>
          <table:table-cell table:formula="of:=DEGREES(ASIN(SIN(RADIANS([.R229]))*SIN(RADIANS([.P229]))))" office:value-type="float" office:value="13.6117425923692">
            <text:p>13.61</text:p>
          </table:table-cell>
          <table:table-cell table:formula="of:=TAN(RADIANS([.R229]/2))*TAN(RADIANS([.R229]/2))" office:value-type="float" office:value="0.0430309192329447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4.25334802285639">
            <text:p>-4.25</text:p>
          </table:table-cell>
          <table:table-cell table:formula="of:=DEGREES(ACOS(COS(RADIANS(90.833))/COS(RADIANS([.$B$2]))*COS(RADIANS([.T229]))-TAN(RADIANS([.$B$2]))*TAN(RADIANS([.T229]))))" office:value-type="float" office:value="104.18901080387">
            <text:p>104.19</text:p>
          </table:table-cell>
          <table:table-cell table:style-name="ce7" table:formula="of:=(720-4*[.$B$3]-[.V229]+[.$B$4]*60)/1440" office:value-type="float" office:value="0.513703713904761">
            <text:p>12:19:44</text:p>
          </table:table-cell>
          <table:table-cell table:style-name="ce7" table:formula="of:=([.X229]*1440-[.W229]*4)/1440" office:value-type="float" office:value="0.224289795005123">
            <text:p>5:22:59</text:p>
          </table:table-cell>
          <table:table-cell table:style-name="ce7" table:formula="of:=([.X229]*1440+[.W229]*4)/1440" office:value-type="float" office:value="0.8031176328044">
            <text:p>19:16:29</text:p>
          </table:table-cell>
          <table:table-cell table:formula="of:=8*[.W229]" office:value-type="float" office:value="833.512086430959">
            <text:p>833.51</text:p>
          </table:table-cell>
          <table:table-cell table:formula="of:=MOD([.E229]*1440+[.V229]+4*[.$B$3]-60*[.$B$4];1440)" office:value-type="float" office:value="700.266651977144">
            <text:p>700.27</text:p>
          </table:table-cell>
          <table:table-cell table:formula="of:=IF([.AB229]/4&lt;0;[.AB229]/4+180;[.AB229]/4-180)" office:value-type="float" office:value="-4.93333700571409">
            <text:p>-4.93</text:p>
          </table:table-cell>
          <table:table-cell table:formula="of:=DEGREES(ACOS(SIN(RADIANS([.$B$2]))*SIN(RADIANS([.T229]))+COS(RADIANS([.$B$2]))*COS(RADIANS([.T229]))*COS(RADIANS([.AC229]))))" office:value-type="float" office:value="29.6942597648845">
            <text:p>29.69</text:p>
          </table:table-cell>
          <table:table-cell table:formula="of:=90-[.AD229]" office:value-type="float" office:value="60.3057402351155">
            <text:p>60.31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919971247289057">
            <text:p>0.01</text:p>
          </table:table-cell>
          <table:table-cell table:formula="of:=[.AE229]+[.AF229]" office:value-type="float" office:value="60.3149399475884">
            <text:p>60.31</text:p>
          </table:table-cell>
          <table:table-cell table:formula="of:=IF([.AC229]&gt;0;MOD(DEGREES(ACOS(((SIN(RADIANS([.$B$2]))*COS(RADIANS([.AD229])))-SIN(RADIANS([.T229])))/(COS(RADIANS([.$B$2]))*SIN(RADIANS([.AD229])))))+180;360);MOD(540-DEGREES(ACOS(((SIN(RADIANS([.$B$2]))*COS(RADIANS([.AD229])))-SIN(RADIANS([.T229])))/(COS(RADIANS([.$B$2]))*SIN(RADIANS([.AD229])))));360))" office:value-type="float" office:value="170.286346431781">
            <text:p>170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9]+1" office:value-type="date" office:date-value="2010-08-17">
            <text:p>8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0]+2415018.5+[.E230]-[.$B$4]/24" office:value-type="float" office:value="2455426.20833333">
            <text:p>2455426.21</text:p>
          </table:table-cell>
          <table:table-cell table:style-name="ce9" table:formula="of:=([.F230]-2451545)/36525" office:value-type="float" office:value="0.106261692904408">
            <text:p>0.10626169</text:p>
          </table:table-cell>
          <table:table-cell/>
          <table:table-cell table:formula="of:=MOD(280.46646+[.G230]*(36000.76983+[.G230]*0.0003032);360)" office:value-type="float" office:value="145.969211421319">
            <text:p>145.97</text:p>
          </table:table-cell>
          <table:table-cell table:formula="of:=357.52911+[.G230]*(35999.05029-0.0001537*[.G230])" office:value-type="float" office:value="4182.8491350308">
            <text:p>4182.85</text:p>
          </table:table-cell>
          <table:table-cell table:formula="of:=0.016708634-[.G230]*(0.000042037+0.0001537*[.G230])" office:value-type="float" office:value="0.0167024315663832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-1.28201575361404">
            <text:p>-1.28</text:p>
          </table:table-cell>
          <table:table-cell table:formula="of:=[.I230]+[.L230]" office:value-type="float" office:value="144.687195667705">
            <text:p>144.69</text:p>
          </table:table-cell>
          <table:table-cell table:formula="of:=[.J230]+[.L230]" office:value-type="float" office:value="4181.56711927718">
            <text:p>4181.57</text:p>
          </table:table-cell>
          <table:table-cell table:formula="of:=(1.000001018*(1-[.K230]*[.K230]))/(1+[.K230]*COS(RADIANS([.N230])))" office:value-type="float" office:value="1.01237307367526">
            <text:p>1.01</text:p>
          </table:table-cell>
          <table:table-cell table:formula="of:=[.M230]-0.00569-0.00478*SIN(RADIANS(125.04-1934.136*[.G230]))" office:value-type="float" office:value="144.686219900188">
            <text:p>144.69</text:p>
          </table:table-cell>
          <table:table-cell table:formula="of:=23+(26+((21.448-[.G230]*(46.815+[.G230]*(0.00059-[.G230]*0.001813))))/60)/60" office:value-type="float" office:value="23.4379092651">
            <text:p>23.44</text:p>
          </table:table-cell>
          <table:table-cell table:formula="of:=[.Q230]+0.00256*COS(RADIANS(125.04-1934.136*[.G230]))" office:value-type="float" office:value="23.4383324671106">
            <text:p>23.44</text:p>
          </table:table-cell>
          <table:table-cell table:formula="of:=DEGREES(ATAN2(COS(RADIANS([.R230]))*SIN(RADIANS([.P230]));COS(RADIANS([.P230]))))" office:value-type="float" office:value="-56.9781639062243">
            <text:p>-56.98</text:p>
          </table:table-cell>
          <table:table-cell table:formula="of:=DEGREES(ASIN(SIN(RADIANS([.R230]))*SIN(RADIANS([.P230]))))" office:value-type="float" office:value="13.2928187642365">
            <text:p>13.29</text:p>
          </table:table-cell>
          <table:table-cell table:formula="of:=TAN(RADIANS([.R230]/2))*TAN(RADIANS([.R230]/2))" office:value-type="float" office:value="0.0430309090773904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4.04134481875282">
            <text:p>-4.04</text:p>
          </table:table-cell>
          <table:table-cell table:formula="of:=DEGREES(ACOS(COS(RADIANS(90.833))/COS(RADIANS([.$B$2]))*COS(RADIANS([.T230]))-TAN(RADIANS([.$B$2]))*TAN(RADIANS([.T230]))))" office:value-type="float" office:value="103.866447653317">
            <text:p>103.87</text:p>
          </table:table-cell>
          <table:table-cell table:style-name="ce7" table:formula="of:=(720-4*[.$B$3]-[.V230]+[.$B$4]*60)/1440" office:value-type="float" office:value="0.513556489457467">
            <text:p>12:19:31</text:p>
          </table:table-cell>
          <table:table-cell table:style-name="ce7" table:formula="of:=([.X230]*1440-[.W230]*4)/1440" office:value-type="float" office:value="0.225038579309364">
            <text:p>5:24:03</text:p>
          </table:table-cell>
          <table:table-cell table:style-name="ce7" table:formula="of:=([.X230]*1440+[.W230]*4)/1440" office:value-type="float" office:value="0.80207439960557">
            <text:p>19:14:59</text:p>
          </table:table-cell>
          <table:table-cell table:formula="of:=8*[.W230]" office:value-type="float" office:value="830.931581226536">
            <text:p>830.93</text:p>
          </table:table-cell>
          <table:table-cell table:formula="of:=MOD([.E230]*1440+[.V230]+4*[.$B$3]-60*[.$B$4];1440)" office:value-type="float" office:value="700.478655181247">
            <text:p>700.48</text:p>
          </table:table-cell>
          <table:table-cell table:formula="of:=IF([.AB230]/4&lt;0;[.AB230]/4+180;[.AB230]/4-180)" office:value-type="float" office:value="-4.88033620468821">
            <text:p>-4.88</text:p>
          </table:table-cell>
          <table:table-cell table:formula="of:=DEGREES(ACOS(SIN(RADIANS([.$B$2]))*SIN(RADIANS([.T230]))+COS(RADIANS([.$B$2]))*COS(RADIANS([.T230]))*COS(RADIANS([.AC230]))))" office:value-type="float" office:value="30.0041754769501">
            <text:p>30</text:p>
          </table:table-cell>
          <table:table-cell table:formula="of:=90-[.AD230]" office:value-type="float" office:value="59.9958245230499">
            <text:p>60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93156176490178">
            <text:p>0.01</text:p>
          </table:table-cell>
          <table:table-cell table:formula="of:=[.AE230]+[.AF230]" office:value-type="float" office:value="60.0051401406989">
            <text:p>60.01</text:p>
          </table:table-cell>
          <table:table-cell table:formula="of:=IF([.AC230]&gt;0;MOD(DEGREES(ACOS(((SIN(RADIANS([.$B$2]))*COS(RADIANS([.AD230])))-SIN(RADIANS([.T230])))/(COS(RADIANS([.$B$2]))*SIN(RADIANS([.AD230])))))+180;360);MOD(540-DEGREES(ACOS(((SIN(RADIANS([.$B$2]))*COS(RADIANS([.AD230])))-SIN(RADIANS([.T230])))/(COS(RADIANS([.$B$2]))*SIN(RADIANS([.AD230])))));360))" office:value-type="float" office:value="170.469631637859">
            <text:p>17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0]+1" office:value-type="date" office:date-value="2010-08-18">
            <text:p>8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1]+2415018.5+[.E231]-[.$B$4]/24" office:value-type="float" office:value="2455427.20833333">
            <text:p>2455427.21</text:p>
          </table:table-cell>
          <table:table-cell table:style-name="ce9" table:formula="of:=([.F231]-2451545)/36525" office:value-type="float" office:value="0.106289071412279">
            <text:p>0.10628907</text:p>
          </table:table-cell>
          <table:table-cell/>
          <table:table-cell table:formula="of:=MOD(280.46646+[.G231]*(36000.76983+[.G231]*0.0003032);360)" office:value-type="float" office:value="146.954858783249">
            <text:p>146.95</text:p>
          </table:table-cell>
          <table:table-cell table:formula="of:=357.52911+[.G231]*(35999.05029-0.0001537*[.G231])" office:value-type="float" office:value="4183.83473531163">
            <text:p>4183.83</text:p>
          </table:table-cell>
          <table:table-cell table:formula="of:=0.016708634-[.G231]*(0.000042037+0.0001537*[.G231])" office:value-type="float" office:value="0.016702429521043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-1.30591221248597">
            <text:p>-1.31</text:p>
          </table:table-cell>
          <table:table-cell table:formula="of:=[.I231]+[.L231]" office:value-type="float" office:value="145.648946570763">
            <text:p>145.65</text:p>
          </table:table-cell>
          <table:table-cell table:formula="of:=[.J231]+[.L231]" office:value-type="float" office:value="4182.52882309914">
            <text:p>4182.53</text:p>
          </table:table-cell>
          <table:table-cell table:formula="of:=(1.000001018*(1-[.K231]*[.K231]))/(1+[.K231]*COS(RADIANS([.N231])))" office:value-type="float" office:value="1.01218061815757">
            <text:p>1.01</text:p>
          </table:table-cell>
          <table:table-cell table:formula="of:=[.M231]-0.00569-0.00478*SIN(RADIANS(125.04-1934.136*[.G231]))" office:value-type="float" office:value="145.647971531547">
            <text:p>145.65</text:p>
          </table:table-cell>
          <table:table-cell table:formula="of:=23+(26+((21.448-[.G231]*(46.815+[.G231]*(0.00059-[.G231]*0.001813))))/60)/60" office:value-type="float" office:value="23.4379089090648">
            <text:p>23.44</text:p>
          </table:table-cell>
          <table:table-cell table:formula="of:=[.Q231]+0.00256*COS(RADIANS(125.04-1934.136*[.G231]))" office:value-type="float" office:value="23.438329777452">
            <text:p>23.44</text:p>
          </table:table-cell>
          <table:table-cell table:formula="of:=DEGREES(ATAN2(COS(RADIANS([.R231]))*SIN(RADIANS([.P231]));COS(RADIANS([.P231]))))" office:value-type="float" office:value="-57.9085878611074">
            <text:p>-57.91</text:p>
          </table:table-cell>
          <table:table-cell table:formula="of:=DEGREES(ASIN(SIN(RADIANS([.R231]))*SIN(RADIANS([.P231]))))" office:value-type="float" office:value="12.9703856710661">
            <text:p>12.97</text:p>
          </table:table-cell>
          <table:table-cell table:formula="of:=TAN(RADIANS([.R231]/2))*TAN(RADIANS([.R231]/2))" office:value-type="float" office:value="0.0430308989204723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82093905774058">
            <text:p>-3.82</text:p>
          </table:table-cell>
          <table:table-cell table:formula="of:=DEGREES(ACOS(COS(RADIANS(90.833))/COS(RADIANS([.$B$2]))*COS(RADIANS([.T231]))-TAN(RADIANS([.$B$2]))*TAN(RADIANS([.T231]))))" office:value-type="float" office:value="103.54161780401">
            <text:p>103.54</text:p>
          </table:table-cell>
          <table:table-cell table:style-name="ce7" table:formula="of:=(720-4*[.$B$3]-[.V231]+[.$B$4]*60)/1440" office:value-type="float" office:value="0.513403429901209">
            <text:p>12:19:18</text:p>
          </table:table-cell>
          <table:table-cell table:style-name="ce7" table:formula="of:=([.X231]*1440-[.W231]*4)/1440" office:value-type="float" office:value="0.225787824890069">
            <text:p>5:25:08</text:p>
          </table:table-cell>
          <table:table-cell table:style-name="ce7" table:formula="of:=([.X231]*1440+[.W231]*4)/1440" office:value-type="float" office:value="0.801019034912349">
            <text:p>19:13:28</text:p>
          </table:table-cell>
          <table:table-cell table:formula="of:=8*[.W231]" office:value-type="float" office:value="828.332942432083">
            <text:p>828.33</text:p>
          </table:table-cell>
          <table:table-cell table:formula="of:=MOD([.E231]*1440+[.V231]+4*[.$B$3]-60*[.$B$4];1440)" office:value-type="float" office:value="700.699060942259">
            <text:p>700.7</text:p>
          </table:table-cell>
          <table:table-cell table:formula="of:=IF([.AB231]/4&lt;0;[.AB231]/4+180;[.AB231]/4-180)" office:value-type="float" office:value="-4.82523476443515">
            <text:p>-4.83</text:p>
          </table:table-cell>
          <table:table-cell table:formula="of:=DEGREES(ACOS(SIN(RADIANS([.$B$2]))*SIN(RADIANS([.T231]))+COS(RADIANS([.$B$2]))*COS(RADIANS([.T231]))*COS(RADIANS([.AC231]))))" office:value-type="float" office:value="30.3175465312896">
            <text:p>30.32</text:p>
          </table:table-cell>
          <table:table-cell table:formula="of:=90-[.AD231]" office:value-type="float" office:value="59.6824534687104">
            <text:p>59.68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943355008156861">
            <text:p>0.01</text:p>
          </table:table-cell>
          <table:table-cell table:formula="of:=[.AE231]+[.AF231]" office:value-type="float" office:value="59.6918870187919">
            <text:p>59.69</text:p>
          </table:table-cell>
          <table:table-cell table:formula="of:=IF([.AC231]&gt;0;MOD(DEGREES(ACOS(((SIN(RADIANS([.$B$2]))*COS(RADIANS([.AD231])))-SIN(RADIANS([.T231])))/(COS(RADIANS([.$B$2]))*SIN(RADIANS([.AD231])))))+180;360);MOD(540-DEGREES(ACOS(((SIN(RADIANS([.$B$2]))*COS(RADIANS([.AD231])))-SIN(RADIANS([.T231])))/(COS(RADIANS([.$B$2]))*SIN(RADIANS([.AD231])))));360))" office:value-type="float" office:value="170.654650373889">
            <text:p>170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1]+1" office:value-type="date" office:date-value="2010-08-19">
            <text:p>8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2]+2415018.5+[.E232]-[.$B$4]/24" office:value-type="float" office:value="2455428.20833333">
            <text:p>2455428.21</text:p>
          </table:table-cell>
          <table:table-cell table:style-name="ce9" table:formula="of:=([.F232]-2451545)/36525" office:value-type="float" office:value="0.10631644992015">
            <text:p>0.10631645</text:p>
          </table:table-cell>
          <table:table-cell/>
          <table:table-cell table:formula="of:=MOD(280.46646+[.G232]*(36000.76983+[.G232]*0.0003032);360)" office:value-type="float" office:value="147.940506145178">
            <text:p>147.94</text:p>
          </table:table-cell>
          <table:table-cell table:formula="of:=357.52911+[.G232]*(35999.05029-0.0001537*[.G232])" office:value-type="float" office:value="4184.82033559246">
            <text:p>4184.82</text:p>
          </table:table-cell>
          <table:table-cell table:formula="of:=0.016708634-[.G232]*(0.000042037+0.0001537*[.G232])" office:value-type="float" office:value="0.0167024274754723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-1.32943945768115">
            <text:p>-1.33</text:p>
          </table:table-cell>
          <table:table-cell table:formula="of:=[.I232]+[.L232]" office:value-type="float" office:value="146.611066687497">
            <text:p>146.61</text:p>
          </table:table-cell>
          <table:table-cell table:formula="of:=[.J232]+[.L232]" office:value-type="float" office:value="4183.49089613477">
            <text:p>4183.49</text:p>
          </table:table-cell>
          <table:table-cell table:formula="of:=(1.000001018*(1-[.K232]*[.K232]))/(1+[.K232]*COS(RADIANS([.N232])))" office:value-type="float" office:value="1.01198460768054">
            <text:p>1.01</text:p>
          </table:table-cell>
          <table:table-cell table:formula="of:=[.M232]-0.00569-0.00478*SIN(RADIANS(125.04-1934.136*[.G232]))" office:value-type="float" office:value="146.610092372554">
            <text:p>146.61</text:p>
          </table:table-cell>
          <table:table-cell table:formula="of:=23+(26+((21.448-[.G232]*(46.815+[.G232]*(0.00059-[.G232]*0.001813))))/60)/60" office:value-type="float" office:value="23.4379085530297">
            <text:p>23.44</text:p>
          </table:table-cell>
          <table:table-cell table:formula="of:=[.Q232]+0.00256*COS(RADIANS(125.04-1934.136*[.G232]))" office:value-type="float" office:value="23.4383270874338">
            <text:p>23.44</text:p>
          </table:table-cell>
          <table:table-cell table:formula="of:=DEGREES(ATAN2(COS(RADIANS([.R232]))*SIN(RADIANS([.P232]));COS(RADIANS([.P232]))))" office:value-type="float" office:value="-58.836946601873">
            <text:p>-58.84</text:p>
          </table:table-cell>
          <table:table-cell table:formula="of:=DEGREES(ASIN(SIN(RADIANS([.R232]))*SIN(RADIANS([.P232]))))" office:value-type="float" office:value="12.6445309517896">
            <text:p>12.64</text:p>
          </table:table-cell>
          <table:table-cell table:formula="of:=TAN(RADIANS([.R232]/2))*TAN(RADIANS([.R232]/2))" office:value-type="float" office:value="0.0430308887621979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59232142770705">
            <text:p>-3.59</text:p>
          </table:table-cell>
          <table:table-cell table:formula="of:=DEGREES(ACOS(COS(RADIANS(90.833))/COS(RADIANS([.$B$2]))*COS(RADIANS([.T232]))-TAN(RADIANS([.$B$2]))*TAN(RADIANS([.T232]))))" office:value-type="float" office:value="103.214610695423">
            <text:p>103.21</text:p>
          </table:table-cell>
          <table:table-cell table:style-name="ce7" table:formula="of:=(720-4*[.$B$3]-[.V232]+[.$B$4]*60)/1440" office:value-type="float" office:value="0.51324466765813">
            <text:p>12:19:04</text:p>
          </table:table-cell>
          <table:table-cell table:style-name="ce7" table:formula="of:=([.X232]*1440-[.W232]*4)/1440" office:value-type="float" office:value="0.226537415726399">
            <text:p>5:26:13</text:p>
          </table:table-cell>
          <table:table-cell table:style-name="ce7" table:formula="of:=([.X232]*1440+[.W232]*4)/1440" office:value-type="float" office:value="0.799951919589861">
            <text:p>19:11:56</text:p>
          </table:table-cell>
          <table:table-cell table:formula="of:=8*[.W232]" office:value-type="float" office:value="825.716885563386">
            <text:p>825.72</text:p>
          </table:table-cell>
          <table:table-cell table:formula="of:=MOD([.E232]*1440+[.V232]+4*[.$B$3]-60*[.$B$4];1440)" office:value-type="float" office:value="700.927678572293">
            <text:p>700.93</text:p>
          </table:table-cell>
          <table:table-cell table:formula="of:=IF([.AB232]/4&lt;0;[.AB232]/4+180;[.AB232]/4-180)" office:value-type="float" office:value="-4.76808035692676">
            <text:p>-4.77</text:p>
          </table:table-cell>
          <table:table-cell table:formula="of:=DEGREES(ACOS(SIN(RADIANS([.$B$2]))*SIN(RADIANS([.T232]))+COS(RADIANS([.$B$2]))*COS(RADIANS([.T232]))*COS(RADIANS([.AC232]))))" office:value-type="float" office:value="30.6343031413277">
            <text:p>30.63</text:p>
          </table:table-cell>
          <table:table-cell table:formula="of:=90-[.AD232]" office:value-type="float" office:value="59.3656968586723">
            <text:p>59.37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955352202549316">
            <text:p>0.01</text:p>
          </table:table-cell>
          <table:table-cell table:formula="of:=[.AE232]+[.AF232]" office:value-type="float" office:value="59.3752503806978">
            <text:p>59.38</text:p>
          </table:table-cell>
          <table:table-cell table:formula="of:=IF([.AC232]&gt;0;MOD(DEGREES(ACOS(((SIN(RADIANS([.$B$2]))*COS(RADIANS([.AD232])))-SIN(RADIANS([.T232])))/(COS(RADIANS([.$B$2]))*SIN(RADIANS([.AD232])))))+180;360);MOD(540-DEGREES(ACOS(((SIN(RADIANS([.$B$2]))*COS(RADIANS([.AD232])))-SIN(RADIANS([.T232])))/(COS(RADIANS([.$B$2]))*SIN(RADIANS([.AD232])))));360))" office:value-type="float" office:value="170.841211943694">
            <text:p>170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2]+1" office:value-type="date" office:date-value="2010-08-20">
            <text:p>8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3]+2415018.5+[.E233]-[.$B$4]/24" office:value-type="float" office:value="2455429.20833333">
            <text:p>2455429.21</text:p>
          </table:table-cell>
          <table:table-cell table:style-name="ce9" table:formula="of:=([.F233]-2451545)/36525" office:value-type="float" office:value="0.106343828428022">
            <text:p>0.10634383</text:p>
          </table:table-cell>
          <table:table-cell/>
          <table:table-cell table:formula="of:=MOD(280.46646+[.G233]*(36000.76983+[.G233]*0.0003032);360)" office:value-type="float" office:value="148.926153507107">
            <text:p>148.93</text:p>
          </table:table-cell>
          <table:table-cell table:formula="of:=357.52911+[.G233]*(35999.05029-0.0001537*[.G233])" office:value-type="float" office:value="4185.80593587329">
            <text:p>4185.81</text:p>
          </table:table-cell>
          <table:table-cell table:formula="of:=0.016708634-[.G233]*(0.000042037+0.0001537*[.G233])" office:value-type="float" office:value="0.0167024254296712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-1.35259056590566">
            <text:p>-1.35</text:p>
          </table:table-cell>
          <table:table-cell table:formula="of:=[.I233]+[.L233]" office:value-type="float" office:value="147.573562941202">
            <text:p>147.57</text:p>
          </table:table-cell>
          <table:table-cell table:formula="of:=[.J233]+[.L233]" office:value-type="float" office:value="4184.45334530738">
            <text:p>4184.45</text:p>
          </table:table-cell>
          <table:table-cell table:formula="of:=(1.000001018*(1-[.K233]*[.K233]))/(1+[.K233]*COS(RADIANS([.N233])))" office:value-type="float" office:value="1.01178509614228">
            <text:p>1.01</text:p>
          </table:table-cell>
          <table:table-cell table:formula="of:=[.M233]-0.00569-0.00478*SIN(RADIANS(125.04-1934.136*[.G233]))" office:value-type="float" office:value="147.572589346504">
            <text:p>147.57</text:p>
          </table:table-cell>
          <table:table-cell table:formula="of:=23+(26+((21.448-[.G233]*(46.815+[.G233]*(0.00059-[.G233]*0.001813))))/60)/60" office:value-type="float" office:value="23.4379081969945">
            <text:p>23.44</text:p>
          </table:table-cell>
          <table:table-cell table:formula="of:=[.Q233]+0.00256*COS(RADIANS(125.04-1934.136*[.G233]))" office:value-type="float" office:value="23.4383243970581">
            <text:p>23.44</text:p>
          </table:table-cell>
          <table:table-cell table:formula="of:=DEGREES(ATAN2(COS(RADIANS([.R233]))*SIN(RADIANS([.P233]));COS(RADIANS([.P233]))))" office:value-type="float" office:value="-59.7632894250066">
            <text:p>-59.76</text:p>
          </table:table-cell>
          <table:table-cell table:formula="of:=DEGREES(ASIN(SIN(RADIANS([.R233]))*SIN(RADIANS([.P233]))))" office:value-type="float" office:value="12.3153424384671">
            <text:p>12.32</text:p>
          </table:table-cell>
          <table:table-cell table:formula="of:=TAN(RADIANS([.R233]/2))*TAN(RADIANS([.R233]/2))" office:value-type="float" office:value="0.0430308786025748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35569051467833">
            <text:p>-3.36</text:p>
          </table:table-cell>
          <table:table-cell table:formula="of:=DEGREES(ACOS(COS(RADIANS(90.833))/COS(RADIANS([.$B$2]))*COS(RADIANS([.T233]))-TAN(RADIANS([.$B$2]))*TAN(RADIANS([.T233]))))" office:value-type="float" office:value="102.885513185438">
            <text:p>102.89</text:p>
          </table:table-cell>
          <table:table-cell table:style-name="ce7" table:formula="of:=(720-4*[.$B$3]-[.V233]+[.$B$4]*60)/1440" office:value-type="float" office:value="0.513080340635193">
            <text:p>12:18:50</text:p>
          </table:table-cell>
          <table:table-cell table:style-name="ce7" table:formula="of:=([.X233]*1440-[.W233]*4)/1440" office:value-type="float" office:value="0.22728724845342">
            <text:p>5:27:18</text:p>
          </table:table-cell>
          <table:table-cell table:style-name="ce7" table:formula="of:=([.X233]*1440+[.W233]*4)/1440" office:value-type="float" office:value="0.798873432816967">
            <text:p>19:10:23</text:p>
          </table:table-cell>
          <table:table-cell table:formula="of:=8*[.W233]" office:value-type="float" office:value="823.084105483508">
            <text:p>823.08</text:p>
          </table:table-cell>
          <table:table-cell table:formula="of:=MOD([.E233]*1440+[.V233]+4*[.$B$3]-60*[.$B$4];1440)" office:value-type="float" office:value="701.164309485322">
            <text:p>701.16</text:p>
          </table:table-cell>
          <table:table-cell table:formula="of:=IF([.AB233]/4&lt;0;[.AB233]/4+180;[.AB233]/4-180)" office:value-type="float" office:value="-4.7089226286696">
            <text:p>-4.71</text:p>
          </table:table-cell>
          <table:table-cell table:formula="of:=DEGREES(ACOS(SIN(RADIANS([.$B$2]))*SIN(RADIANS([.T233]))+COS(RADIANS([.$B$2]))*COS(RADIANS([.T233]))*COS(RADIANS([.AC233]))))" office:value-type="float" office:value="30.9543749506735">
            <text:p>30.95</text:p>
          </table:table-cell>
          <table:table-cell table:formula="of:=90-[.AD233]" office:value-type="float" office:value="59.0456250493265">
            <text:p>59.05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967554631495408">
            <text:p>0.01</text:p>
          </table:table-cell>
          <table:table-cell table:formula="of:=[.AE233]+[.AF233]" office:value-type="float" office:value="59.0553005956414">
            <text:p>59.06</text:p>
          </table:table-cell>
          <table:table-cell table:formula="of:=IF([.AC233]&gt;0;MOD(DEGREES(ACOS(((SIN(RADIANS([.$B$2]))*COS(RADIANS([.AD233])))-SIN(RADIANS([.T233])))/(COS(RADIANS([.$B$2]))*SIN(RADIANS([.AD233])))))+180;360);MOD(540-DEGREES(ACOS(((SIN(RADIANS([.$B$2]))*COS(RADIANS([.AD233])))-SIN(RADIANS([.T233])))/(COS(RADIANS([.$B$2]))*SIN(RADIANS([.AD233])))));360))" office:value-type="float" office:value="171.029129223615">
            <text:p>171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3]+1" office:value-type="date" office:date-value="2010-08-21">
            <text:p>8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4]+2415018.5+[.E234]-[.$B$4]/24" office:value-type="float" office:value="2455430.20833333">
            <text:p>2455430.21</text:p>
          </table:table-cell>
          <table:table-cell table:style-name="ce9" table:formula="of:=([.F234]-2451545)/36525" office:value-type="float" office:value="0.106371206935893">
            <text:p>0.10637121</text:p>
          </table:table-cell>
          <table:table-cell/>
          <table:table-cell table:formula="of:=MOD(280.46646+[.G234]*(36000.76983+[.G234]*0.0003032);360)" office:value-type="float" office:value="149.911800869038">
            <text:p>149.91</text:p>
          </table:table-cell>
          <table:table-cell table:formula="of:=357.52911+[.G234]*(35999.05029-0.0001537*[.G234])" office:value-type="float" office:value="4186.79153615412">
            <text:p>4186.79</text:p>
          </table:table-cell>
          <table:table-cell table:formula="of:=0.016708634-[.G234]*(0.000042037+0.0001537*[.G234])" office:value-type="float" office:value="0.0167024233836397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-1.3753587054744">
            <text:p>-1.38</text:p>
          </table:table-cell>
          <table:table-cell table:formula="of:=[.I234]+[.L234]" office:value-type="float" office:value="148.536442163563">
            <text:p>148.54</text:p>
          </table:table-cell>
          <table:table-cell table:formula="of:=[.J234]+[.L234]" office:value-type="float" office:value="4185.41617744864">
            <text:p>4185.42</text:p>
          </table:table-cell>
          <table:table-cell table:formula="of:=(1.000001018*(1-[.K234]*[.K234]))/(1+[.K234]*COS(RADIANS([.N234])))" office:value-type="float" office:value="1.01158213846881">
            <text:p>1.01</text:p>
          </table:table-cell>
          <table:table-cell table:formula="of:=[.M234]-0.00569-0.00478*SIN(RADIANS(125.04-1934.136*[.G234]))" office:value-type="float" office:value="148.535469285082">
            <text:p>148.54</text:p>
          </table:table-cell>
          <table:table-cell table:formula="of:=23+(26+((21.448-[.G234]*(46.815+[.G234]*(0.00059-[.G234]*0.001813))))/60)/60" office:value-type="float" office:value="23.4379078409593">
            <text:p>23.44</text:p>
          </table:table-cell>
          <table:table-cell table:formula="of:=[.Q234]+0.00256*COS(RADIANS(125.04-1934.136*[.G234]))" office:value-type="float" office:value="23.4383217063269">
            <text:p>23.44</text:p>
          </table:table-cell>
          <table:table-cell table:formula="of:=DEGREES(ATAN2(COS(RADIANS([.R234]))*SIN(RADIANS([.P234]));COS(RADIANS([.P234]))))" office:value-type="float" office:value="-60.6876676410902">
            <text:p>-60.69</text:p>
          </table:table-cell>
          <table:table-cell table:formula="of:=DEGREES(ASIN(SIN(RADIANS([.R234]))*SIN(RADIANS([.P234]))))" office:value-type="float" office:value="11.9829081408787">
            <text:p>11.98</text:p>
          </table:table-cell>
          <table:table-cell table:formula="of:=TAN(RADIANS([.R234]/2))*TAN(RADIANS([.R234]/2))" office:value-type="float" office:value="0.0430308684416105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11125249629463">
            <text:p>-3.11</text:p>
          </table:table-cell>
          <table:table-cell table:formula="of:=DEGREES(ACOS(COS(RADIANS(90.833))/COS(RADIANS([.$B$2]))*COS(RADIANS([.T234]))-TAN(RADIANS([.$B$2]))*TAN(RADIANS([.T234]))))" office:value-type="float" office:value="102.554409584017">
            <text:p>102.55</text:p>
          </table:table-cell>
          <table:table-cell table:style-name="ce7" table:formula="of:=(720-4*[.$B$3]-[.V234]+[.$B$4]*60)/1440" office:value-type="float" office:value="0.512910592011316">
            <text:p>12:18:35</text:p>
          </table:table-cell>
          <table:table-cell table:style-name="ce7" table:formula="of:=([.X234]*1440-[.W234]*4)/1440" office:value-type="float" office:value="0.228037232055714">
            <text:p>5:28:22</text:p>
          </table:table-cell>
          <table:table-cell table:style-name="ce7" table:formula="of:=([.X234]*1440+[.W234]*4)/1440" office:value-type="float" office:value="0.797783951966917">
            <text:p>19:08:49</text:p>
          </table:table-cell>
          <table:table-cell table:formula="of:=8*[.W234]" office:value-type="float" office:value="820.435276672132">
            <text:p>820.44</text:p>
          </table:table-cell>
          <table:table-cell table:formula="of:=MOD([.E234]*1440+[.V234]+4*[.$B$3]-60*[.$B$4];1440)" office:value-type="float" office:value="701.408747503705">
            <text:p>701.41</text:p>
          </table:table-cell>
          <table:table-cell table:formula="of:=IF([.AB234]/4&lt;0;[.AB234]/4+180;[.AB234]/4-180)" office:value-type="float" office:value="-4.64781312407365">
            <text:p>-4.65</text:p>
          </table:table-cell>
          <table:table-cell table:formula="of:=DEGREES(ACOS(SIN(RADIANS([.$B$2]))*SIN(RADIANS([.T234]))+COS(RADIANS([.$B$2]))*COS(RADIANS([.T234]))*COS(RADIANS([.AC234]))))" office:value-type="float" office:value="31.2776910072304">
            <text:p>31.28</text:p>
          </table:table-cell>
          <table:table-cell table:formula="of:=90-[.AD234]" office:value-type="float" office:value="58.7223089927696">
            <text:p>58.72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979963635818434">
            <text:p>0.01</text:p>
          </table:table-cell>
          <table:table-cell table:formula="of:=[.AE234]+[.AF234]" office:value-type="float" office:value="58.7321086291278">
            <text:p>58.73</text:p>
          </table:table-cell>
          <table:table-cell table:formula="of:=IF([.AC234]&gt;0;MOD(DEGREES(ACOS(((SIN(RADIANS([.$B$2]))*COS(RADIANS([.AD234])))-SIN(RADIANS([.T234])))/(COS(RADIANS([.$B$2]))*SIN(RADIANS([.AD234])))))+180;360);MOD(540-DEGREES(ACOS(((SIN(RADIANS([.$B$2]))*COS(RADIANS([.AD234])))-SIN(RADIANS([.T234])))/(COS(RADIANS([.$B$2]))*SIN(RADIANS([.AD234])))));360))" office:value-type="float" office:value="171.218218778417">
            <text:p>171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4]+1" office:value-type="date" office:date-value="2010-08-22">
            <text:p>8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5]+2415018.5+[.E235]-[.$B$4]/24" office:value-type="float" office:value="2455431.20833333">
            <text:p>2455431.21</text:p>
          </table:table-cell>
          <table:table-cell table:style-name="ce9" table:formula="of:=([.F235]-2451545)/36525" office:value-type="float" office:value="0.106398585443764">
            <text:p>0.10639859</text:p>
          </table:table-cell>
          <table:table-cell/>
          <table:table-cell table:formula="of:=MOD(280.46646+[.G235]*(36000.76983+[.G235]*0.0003032);360)" office:value-type="float" office:value="150.897448230969">
            <text:p>150.9</text:p>
          </table:table-cell>
          <table:table-cell table:formula="of:=357.52911+[.G235]*(35999.05029-0.0001537*[.G235])" office:value-type="float" office:value="4187.77713643495">
            <text:p>4187.78</text:p>
          </table:table-cell>
          <table:table-cell table:formula="of:=0.016708634-[.G235]*(0.000042037+0.0001537*[.G235])" office:value-type="float" office:value="0.0167024213373778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-1.3977371382729">
            <text:p>-1.4</text:p>
          </table:table-cell>
          <table:table-cell table:formula="of:=[.I235]+[.L235]" office:value-type="float" office:value="149.499711092696">
            <text:p>149.5</text:p>
          </table:table-cell>
          <table:table-cell table:formula="of:=[.J235]+[.L235]" office:value-type="float" office:value="4186.37939929667">
            <text:p>4186.38</text:p>
          </table:table-cell>
          <table:table-cell table:formula="of:=(1.000001018*(1-[.K235]*[.K235]))/(1+[.K235]*COS(RADIANS([.N235])))" office:value-type="float" office:value="1.01137579060239">
            <text:p>1.01</text:p>
          </table:table-cell>
          <table:table-cell table:formula="of:=[.M235]-0.00569-0.00478*SIN(RADIANS(125.04-1934.136*[.G235]))" office:value-type="float" office:value="149.498738926402">
            <text:p>149.5</text:p>
          </table:table-cell>
          <table:table-cell table:formula="of:=23+(26+((21.448-[.G235]*(46.815+[.G235]*(0.00059-[.G235]*0.001813))))/60)/60" office:value-type="float" office:value="23.4379074849242">
            <text:p>23.44</text:p>
          </table:table-cell>
          <table:table-cell table:formula="of:=[.Q235]+0.00256*COS(RADIANS(125.04-1934.136*[.G235]))" office:value-type="float" office:value="23.4383190152422">
            <text:p>23.44</text:p>
          </table:table-cell>
          <table:table-cell table:formula="of:=DEGREES(ATAN2(COS(RADIANS([.R235]))*SIN(RADIANS([.P235]));COS(RADIANS([.P235]))))" office:value-type="float" office:value="-61.6101345086292">
            <text:p>-61.61</text:p>
          </table:table-cell>
          <table:table-cell table:formula="of:=DEGREES(ASIN(SIN(RADIANS([.R235]))*SIN(RADIANS([.P235]))))" office:value-type="float" office:value="11.6473162328691">
            <text:p>11.65</text:p>
          </table:table-cell>
          <table:table-cell table:formula="of:=TAN(RADIANS([.R235]/2))*TAN(RADIANS([.R235]/2))" office:value-type="float" office:value="0.0430308582793125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2.85922084029984">
            <text:p>-2.86</text:p>
          </table:table-cell>
          <table:table-cell table:formula="of:=DEGREES(ACOS(COS(RADIANS(90.833))/COS(RADIANS([.$B$2]))*COS(RADIANS([.T235]))-TAN(RADIANS([.$B$2]))*TAN(RADIANS([.T235]))))" office:value-type="float" office:value="102.221381692205">
            <text:p>102.22</text:p>
          </table:table-cell>
          <table:table-cell table:style-name="ce7" table:formula="of:=(720-4*[.$B$3]-[.V235]+[.$B$4]*60)/1440" office:value-type="float" office:value="0.512735570027986">
            <text:p>12:18:20</text:p>
          </table:table-cell>
          <table:table-cell table:style-name="ce7" table:formula="of:=([.X235]*1440-[.W235]*4)/1440" office:value-type="float" office:value="0.22878728754964">
            <text:p>5:29:27</text:p>
          </table:table-cell>
          <table:table-cell table:style-name="ce7" table:formula="of:=([.X235]*1440+[.W235]*4)/1440" office:value-type="float" office:value="0.796683852506333">
            <text:p>19:07:13</text:p>
          </table:table-cell>
          <table:table-cell table:formula="of:=8*[.W235]" office:value-type="float" office:value="817.771053537638">
            <text:p>817.77</text:p>
          </table:table-cell>
          <table:table-cell table:formula="of:=MOD([.E235]*1440+[.V235]+4*[.$B$3]-60*[.$B$4];1440)" office:value-type="float" office:value="701.6607791597">
            <text:p>701.66</text:p>
          </table:table-cell>
          <table:table-cell table:formula="of:=IF([.AB235]/4&lt;0;[.AB235]/4+180;[.AB235]/4-180)" office:value-type="float" office:value="-4.58480521007496">
            <text:p>-4.58</text:p>
          </table:table-cell>
          <table:table-cell table:formula="of:=DEGREES(ACOS(SIN(RADIANS([.$B$2]))*SIN(RADIANS([.T235]))+COS(RADIANS([.$B$2]))*COS(RADIANS([.T235]))*COS(RADIANS([.AC235]))))" office:value-type="float" office:value="31.6041797386337">
            <text:p>31.6</text:p>
          </table:table-cell>
          <table:table-cell table:formula="of:=90-[.AD235]" office:value-type="float" office:value="58.3958202613663">
            <text:p>58.4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99258061320267">
            <text:p>0.01</text:p>
          </table:table-cell>
          <table:table-cell table:formula="of:=[.AE235]+[.AF235]" office:value-type="float" office:value="58.4057460674983">
            <text:p>58.41</text:p>
          </table:table-cell>
          <table:table-cell table:formula="of:=IF([.AC235]&gt;0;MOD(DEGREES(ACOS(((SIN(RADIANS([.$B$2]))*COS(RADIANS([.AD235])))-SIN(RADIANS([.T235])))/(COS(RADIANS([.$B$2]))*SIN(RADIANS([.AD235])))))+180;360);MOD(540-DEGREES(ACOS(((SIN(RADIANS([.$B$2]))*COS(RADIANS([.AD235])))-SIN(RADIANS([.T235])))/(COS(RADIANS([.$B$2]))*SIN(RADIANS([.AD235])))));360))" office:value-type="float" office:value="171.408300958316">
            <text:p>171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5]+1" office:value-type="date" office:date-value="2010-08-23">
            <text:p>8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6]+2415018.5+[.E236]-[.$B$4]/24" office:value-type="float" office:value="2455432.20833333">
            <text:p>2455432.21</text:p>
          </table:table-cell>
          <table:table-cell table:style-name="ce9" table:formula="of:=([.F236]-2451545)/36525" office:value-type="float" office:value="0.106425963951636">
            <text:p>0.10642596</text:p>
          </table:table-cell>
          <table:table-cell/>
          <table:table-cell table:formula="of:=MOD(280.46646+[.G236]*(36000.76983+[.G236]*0.0003032);360)" office:value-type="float" office:value="151.883095592899">
            <text:p>151.88</text:p>
          </table:table-cell>
          <table:table-cell table:formula="of:=357.52911+[.G236]*(35999.05029-0.0001537*[.G236])" office:value-type="float" office:value="4188.76273671578">
            <text:p>4188.76</text:p>
          </table:table-cell>
          <table:table-cell table:formula="of:=0.016708634-[.G236]*(0.000042037+0.0001537*[.G236])" office:value-type="float" office:value="0.0167024192908854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-1.4197192217132">
            <text:p>-1.42</text:p>
          </table:table-cell>
          <table:table-cell table:formula="of:=[.I236]+[.L236]" office:value-type="float" office:value="150.463376371186">
            <text:p>150.46</text:p>
          </table:table-cell>
          <table:table-cell table:formula="of:=[.J236]+[.L236]" office:value-type="float" office:value="4187.34301749406">
            <text:p>4187.34</text:p>
          </table:table-cell>
          <table:table-cell table:formula="of:=(1.000001018*(1-[.K236]*[.K236]))/(1+[.K236]*COS(RADIANS([.N236])))" office:value-type="float" office:value="1.01116610948967">
            <text:p>1.01</text:p>
          </table:table-cell>
          <table:table-cell table:formula="of:=[.M236]-0.00569-0.00478*SIN(RADIANS(125.04-1934.136*[.G236]))" office:value-type="float" office:value="150.46240491305">
            <text:p>150.46</text:p>
          </table:table-cell>
          <table:table-cell table:formula="of:=23+(26+((21.448-[.G236]*(46.815+[.G236]*(0.00059-[.G236]*0.001813))))/60)/60" office:value-type="float" office:value="23.437907128889">
            <text:p>23.44</text:p>
          </table:table-cell>
          <table:table-cell table:formula="of:=[.Q236]+0.00256*COS(RADIANS(125.04-1934.136*[.G236]))" office:value-type="float" office:value="23.438316323806">
            <text:p>23.44</text:p>
          </table:table-cell>
          <table:table-cell table:formula="of:=DEGREES(ATAN2(COS(RADIANS([.R236]))*SIN(RADIANS([.P236]));COS(RADIANS([.P236]))))" office:value-type="float" office:value="-62.5307451683743">
            <text:p>-62.53</text:p>
          </table:table-cell>
          <table:table-cell table:formula="of:=DEGREES(ASIN(SIN(RADIANS([.R236]))*SIN(RADIANS([.P236]))))" office:value-type="float" office:value="11.3086550404068">
            <text:p>11.31</text:p>
          </table:table-cell>
          <table:table-cell table:formula="of:=TAN(RADIANS([.R236]/2))*TAN(RADIANS([.R236]/2))" office:value-type="float" office:value="0.0430308481156884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2.59981600891062">
            <text:p>-2.6</text:p>
          </table:table-cell>
          <table:table-cell table:formula="of:=DEGREES(ACOS(COS(RADIANS(90.833))/COS(RADIANS([.$B$2]))*COS(RADIANS([.T236]))-TAN(RADIANS([.$B$2]))*TAN(RADIANS([.T236]))))" office:value-type="float" office:value="101.886508846118">
            <text:p>101.89</text:p>
          </table:table-cell>
          <table:table-cell table:style-name="ce7" table:formula="of:=(720-4*[.$B$3]-[.V236]+[.$B$4]*60)/1440" office:value-type="float" office:value="0.512555427783966">
            <text:p>12:18:05</text:p>
          </table:table-cell>
          <table:table-cell table:style-name="ce7" table:formula="of:=([.X236]*1440-[.W236]*4)/1440" office:value-type="float" office:value="0.22953734765586">
            <text:p>5:30:32</text:p>
          </table:table-cell>
          <table:table-cell table:style-name="ce7" table:formula="of:=([.X236]*1440+[.W236]*4)/1440" office:value-type="float" office:value="0.795573507912072">
            <text:p>19:05:38</text:p>
          </table:table-cell>
          <table:table-cell table:formula="of:=8*[.W236]" office:value-type="float" office:value="815.092070768946">
            <text:p>815.09</text:p>
          </table:table-cell>
          <table:table-cell table:formula="of:=MOD([.E236]*1440+[.V236]+4*[.$B$3]-60*[.$B$4];1440)" office:value-type="float" office:value="701.920183991089">
            <text:p>701.92</text:p>
          </table:table-cell>
          <table:table-cell table:formula="of:=IF([.AB236]/4&lt;0;[.AB236]/4+180;[.AB236]/4-180)" office:value-type="float" office:value="-4.51995400222765">
            <text:p>-4.52</text:p>
          </table:table-cell>
          <table:table-cell table:formula="of:=DEGREES(ACOS(SIN(RADIANS([.$B$2]))*SIN(RADIANS([.T236]))+COS(RADIANS([.$B$2]))*COS(RADIANS([.T236]))*COS(RADIANS([.AC236]))))" office:value-type="float" office:value="31.9337689290453">
            <text:p>31.93</text:p>
          </table:table-cell>
          <table:table-cell table:formula="of:=90-[.AD236]" office:value-type="float" office:value="58.0662310709547">
            <text:p>58.07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100540701761105">
            <text:p>0.01</text:p>
          </table:table-cell>
          <table:table-cell table:formula="of:=[.AE236]+[.AF236]" office:value-type="float" office:value="58.0762851411308">
            <text:p>58.08</text:p>
          </table:table-cell>
          <table:table-cell table:formula="of:=IF([.AC236]&gt;0;MOD(DEGREES(ACOS(((SIN(RADIANS([.$B$2]))*COS(RADIANS([.AD236])))-SIN(RADIANS([.T236])))/(COS(RADIANS([.$B$2]))*SIN(RADIANS([.AD236])))))+180;360);MOD(540-DEGREES(ACOS(((SIN(RADIANS([.$B$2]))*COS(RADIANS([.AD236])))-SIN(RADIANS([.T236])))/(COS(RADIANS([.$B$2]))*SIN(RADIANS([.AD236])))));360))" office:value-type="float" office:value="171.599199978188">
            <text:p>17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6]+1" office:value-type="date" office:date-value="2010-08-24">
            <text:p>8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7]+2415018.5+[.E237]-[.$B$4]/24" office:value-type="float" office:value="2455433.20833333">
            <text:p>2455433.21</text:p>
          </table:table-cell>
          <table:table-cell table:style-name="ce9" table:formula="of:=([.F237]-2451545)/36525" office:value-type="float" office:value="0.106453342459507">
            <text:p>0.10645334</text:p>
          </table:table-cell>
          <table:table-cell/>
          <table:table-cell table:formula="of:=MOD(280.46646+[.G237]*(36000.76983+[.G237]*0.0003032);360)" office:value-type="float" office:value="152.86874295483">
            <text:p>152.87</text:p>
          </table:table-cell>
          <table:table-cell table:formula="of:=357.52911+[.G237]*(35999.05029-0.0001537*[.G237])" office:value-type="float" office:value="4189.7483369966">
            <text:p>4189.75</text:p>
          </table:table-cell>
          <table:table-cell table:formula="of:=0.016708634-[.G237]*(0.000042037+0.0001537*[.G237])" office:value-type="float" office:value="0.0167024172441627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-1.44129841068286">
            <text:p>-1.44</text:p>
          </table:table-cell>
          <table:table-cell table:formula="of:=[.I237]+[.L237]" office:value-type="float" office:value="151.427444544147">
            <text:p>151.43</text:p>
          </table:table-cell>
          <table:table-cell table:formula="of:=[.J237]+[.L237]" office:value-type="float" office:value="4188.30703858592">
            <text:p>4188.31</text:p>
          </table:table-cell>
          <table:table-cell table:formula="of:=(1.000001018*(1-[.K237]*[.K237]))/(1+[.K237]*COS(RADIANS([.N237])))" office:value-type="float" office:value="1.01095315306945">
            <text:p>1.01</text:p>
          </table:table-cell>
          <table:table-cell table:formula="of:=[.M237]-0.00569-0.00478*SIN(RADIANS(125.04-1934.136*[.G237]))" office:value-type="float" office:value="151.426473790139">
            <text:p>151.43</text:p>
          </table:table-cell>
          <table:table-cell table:formula="of:=23+(26+((21.448-[.G237]*(46.815+[.G237]*(0.00059-[.G237]*0.001813))))/60)/60" office:value-type="float" office:value="23.4379067728538">
            <text:p>23.44</text:p>
          </table:table-cell>
          <table:table-cell table:formula="of:=[.Q237]+0.00256*COS(RADIANS(125.04-1934.136*[.G237]))" office:value-type="float" office:value="23.4383136320202">
            <text:p>23.44</text:p>
          </table:table-cell>
          <table:table-cell table:formula="of:=DEGREES(ATAN2(COS(RADIANS([.R237]))*SIN(RADIANS([.P237]));COS(RADIANS([.P237]))))" office:value-type="float" office:value="-63.4495565782335">
            <text:p>-63.45</text:p>
          </table:table-cell>
          <table:table-cell table:formula="of:=DEGREES(ASIN(SIN(RADIANS([.R237]))*SIN(RADIANS([.P237]))))" office:value-type="float" office:value="10.9670130313133">
            <text:p>10.97</text:p>
          </table:table-cell>
          <table:table-cell table:formula="of:=TAN(RADIANS([.R237]/2))*TAN(RADIANS([.R237]/2))" office:value-type="float" office:value="0.0430308379507457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2.33326516985698">
            <text:p>-2.33</text:p>
          </table:table-cell>
          <table:table-cell table:formula="of:=DEGREES(ACOS(COS(RADIANS(90.833))/COS(RADIANS([.$B$2]))*COS(RADIANS([.T237]))-TAN(RADIANS([.$B$2]))*TAN(RADIANS([.T237]))))" office:value-type="float" office:value="101.549867965534">
            <text:p>101.55</text:p>
          </table:table-cell>
          <table:table-cell table:style-name="ce7" table:formula="of:=(720-4*[.$B$3]-[.V237]+[.$B$4]*60)/1440" office:value-type="float" office:value="0.512370323034623">
            <text:p>12:17:49</text:p>
          </table:table-cell>
          <table:table-cell table:style-name="ce7" table:formula="of:=([.X237]*1440-[.W237]*4)/1440" office:value-type="float" office:value="0.230287356463695">
            <text:p>5:31:37</text:p>
          </table:table-cell>
          <table:table-cell table:style-name="ce7" table:formula="of:=([.X237]*1440+[.W237]*4)/1440" office:value-type="float" office:value="0.794453289605551">
            <text:p>19:04:01</text:p>
          </table:table-cell>
          <table:table-cell table:formula="of:=8*[.W237]" office:value-type="float" office:value="812.398943724272">
            <text:p>812.4</text:p>
          </table:table-cell>
          <table:table-cell table:formula="of:=MOD([.E237]*1440+[.V237]+4*[.$B$3]-60*[.$B$4];1440)" office:value-type="float" office:value="702.186734830143">
            <text:p>702.19</text:p>
          </table:table-cell>
          <table:table-cell table:formula="of:=IF([.AB237]/4&lt;0;[.AB237]/4+180;[.AB237]/4-180)" office:value-type="float" office:value="-4.45331629246425">
            <text:p>-4.45</text:p>
          </table:table-cell>
          <table:table-cell table:formula="of:=DEGREES(ACOS(SIN(RADIANS([.$B$2]))*SIN(RADIANS([.T237]))+COS(RADIANS([.$B$2]))*COS(RADIANS([.T237]))*COS(RADIANS([.AC237]))))" office:value-type="float" office:value="32.266385697317">
            <text:p>32.27</text:p>
          </table:table-cell>
          <table:table-cell table:formula="of:=90-[.AD237]" office:value-type="float" office:value="57.733614302683">
            <text:p>57.73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101844435866144">
            <text:p>0.01</text:p>
          </table:table-cell>
          <table:table-cell table:formula="of:=[.AE237]+[.AF237]" office:value-type="float" office:value="57.7437987462697">
            <text:p>57.74</text:p>
          </table:table-cell>
          <table:table-cell table:formula="of:=IF([.AC237]&gt;0;MOD(DEGREES(ACOS(((SIN(RADIANS([.$B$2]))*COS(RADIANS([.AD237])))-SIN(RADIANS([.T237])))/(COS(RADIANS([.$B$2]))*SIN(RADIANS([.AD237])))))+180;360);MOD(540-DEGREES(ACOS(((SIN(RADIANS([.$B$2]))*COS(RADIANS([.AD237])))-SIN(RADIANS([.T237])))/(COS(RADIANS([.$B$2]))*SIN(RADIANS([.AD237])))));360))" office:value-type="float" office:value="171.790743980035">
            <text:p>171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7]+1" office:value-type="date" office:date-value="2010-08-25">
            <text:p>8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8]+2415018.5+[.E238]-[.$B$4]/24" office:value-type="float" office:value="2455434.20833333">
            <text:p>2455434.21</text:p>
          </table:table-cell>
          <table:table-cell table:style-name="ce9" table:formula="of:=([.F238]-2451545)/36525" office:value-type="float" office:value="0.106480720967378">
            <text:p>0.10648072</text:p>
          </table:table-cell>
          <table:table-cell/>
          <table:table-cell table:formula="of:=MOD(280.46646+[.G238]*(36000.76983+[.G238]*0.0003032);360)" office:value-type="float" office:value="153.854390316762">
            <text:p>153.85</text:p>
          </table:table-cell>
          <table:table-cell table:formula="of:=357.52911+[.G238]*(35999.05029-0.0001537*[.G238])" office:value-type="float" office:value="4190.73393727743">
            <text:p>4190.73</text:p>
          </table:table-cell>
          <table:table-cell table:formula="of:=0.016708634-[.G238]*(0.000042037+0.0001537*[.G238])" office:value-type="float" office:value="0.0167024151972095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-1.46246825948714">
            <text:p>-1.46</text:p>
          </table:table-cell>
          <table:table-cell table:formula="of:=[.I238]+[.L238]" office:value-type="float" office:value="152.391922057275">
            <text:p>152.39</text:p>
          </table:table-cell>
          <table:table-cell table:formula="of:=[.J238]+[.L238]" office:value-type="float" office:value="4189.27146901795">
            <text:p>4189.27</text:p>
          </table:table-cell>
          <table:table-cell table:formula="of:=(1.000001018*(1-[.K238]*[.K238]))/(1+[.K238]*COS(RADIANS([.N238])))" office:value-type="float" office:value="1.01073698026029">
            <text:p>1.01</text:p>
          </table:table-cell>
          <table:table-cell table:formula="of:=[.M238]-0.00569-0.00478*SIN(RADIANS(125.04-1934.136*[.G238]))" office:value-type="float" office:value="152.390952003362">
            <text:p>152.39</text:p>
          </table:table-cell>
          <table:table-cell table:formula="of:=23+(26+((21.448-[.G238]*(46.815+[.G238]*(0.00059-[.G238]*0.001813))))/60)/60" office:value-type="float" office:value="23.4379064168187">
            <text:p>23.44</text:p>
          </table:table-cell>
          <table:table-cell table:formula="of:=[.Q238]+0.00256*COS(RADIANS(125.04-1934.136*[.G238]))" office:value-type="float" office:value="23.4383109398869">
            <text:p>23.44</text:p>
          </table:table-cell>
          <table:table-cell table:formula="of:=DEGREES(ATAN2(COS(RADIANS([.R238]))*SIN(RADIANS([.P238]));COS(RADIANS([.P238]))))" office:value-type="float" office:value="-64.3666274488358">
            <text:p>-64.37</text:p>
          </table:table-cell>
          <table:table-cell table:formula="of:=DEGREES(ASIN(SIN(RADIANS([.R238]))*SIN(RADIANS([.P238]))))" office:value-type="float" office:value="10.6224788066261">
            <text:p>10.62</text:p>
          </table:table-cell>
          <table:table-cell table:formula="of:=TAN(RADIANS([.R238]/2))*TAN(RADIANS([.R238]/2))" office:value-type="float" office:value="0.0430308277844919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2.05980191480789">
            <text:p>-2.06</text:p>
          </table:table-cell>
          <table:table-cell table:formula="of:=DEGREES(ACOS(COS(RADIANS(90.833))/COS(RADIANS([.$B$2]))*COS(RADIANS([.T238]))-TAN(RADIANS([.$B$2]))*TAN(RADIANS([.T238]))))" office:value-type="float" office:value="101.211533606766">
            <text:p>101.21</text:p>
          </table:table-cell>
          <table:table-cell table:style-name="ce7" table:formula="of:=(720-4*[.$B$3]-[.V238]+[.$B$4]*60)/1440" office:value-type="float" office:value="0.512180417996394">
            <text:p>12:17:32</text:p>
          </table:table-cell>
          <table:table-cell table:style-name="ce7" table:formula="of:=([.X238]*1440-[.W238]*4)/1440" office:value-type="float" office:value="0.231037269088711">
            <text:p>5:32:42</text:p>
          </table:table-cell>
          <table:table-cell table:style-name="ce7" table:formula="of:=([.X238]*1440+[.W238]*4)/1440" office:value-type="float" office:value="0.793323566904078">
            <text:p>19:02:23</text:p>
          </table:table-cell>
          <table:table-cell table:formula="of:=8*[.W238]" office:value-type="float" office:value="809.692268854128">
            <text:p>809.69</text:p>
          </table:table-cell>
          <table:table-cell table:formula="of:=MOD([.E238]*1440+[.V238]+4*[.$B$3]-60*[.$B$4];1440)" office:value-type="float" office:value="702.460198085192">
            <text:p>702.46</text:p>
          </table:table-cell>
          <table:table-cell table:formula="of:=IF([.AB238]/4&lt;0;[.AB238]/4+180;[.AB238]/4-180)" office:value-type="float" office:value="-4.38495047870197">
            <text:p>-4.38</text:p>
          </table:table-cell>
          <table:table-cell table:formula="of:=DEGREES(ACOS(SIN(RADIANS([.$B$2]))*SIN(RADIANS([.T238]))+COS(RADIANS([.$B$2]))*COS(RADIANS([.T238]))*COS(RADIANS([.AC238]))))" office:value-type="float" office:value="32.6019564765218">
            <text:p>32.6</text:p>
          </table:table-cell>
          <table:table-cell table:formula="of:=90-[.AD238]" office:value-type="float" office:value="57.3980435234782">
            <text:p>57.4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103169420095544">
            <text:p>0.01</text:p>
          </table:table-cell>
          <table:table-cell table:formula="of:=[.AE238]+[.AF238]" office:value-type="float" office:value="57.4083604654877">
            <text:p>57.41</text:p>
          </table:table-cell>
          <table:table-cell table:formula="of:=IF([.AC238]&gt;0;MOD(DEGREES(ACOS(((SIN(RADIANS([.$B$2]))*COS(RADIANS([.AD238])))-SIN(RADIANS([.T238])))/(COS(RADIANS([.$B$2]))*SIN(RADIANS([.AD238])))))+180;360);MOD(540-DEGREES(ACOS(((SIN(RADIANS([.$B$2]))*COS(RADIANS([.AD238])))-SIN(RADIANS([.T238])))/(COS(RADIANS([.$B$2]))*SIN(RADIANS([.AD238])))));360))" office:value-type="float" office:value="171.982765079724">
            <text:p>171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8]+1" office:value-type="date" office:date-value="2010-08-26">
            <text:p>8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9]+2415018.5+[.E239]-[.$B$4]/24" office:value-type="float" office:value="2455435.20833333">
            <text:p>2455435.21</text:p>
          </table:table-cell>
          <table:table-cell table:style-name="ce9" table:formula="of:=([.F239]-2451545)/36525" office:value-type="float" office:value="0.10650809947525">
            <text:p>0.10650810</text:p>
          </table:table-cell>
          <table:table-cell/>
          <table:table-cell table:formula="of:=MOD(280.46646+[.G239]*(36000.76983+[.G239]*0.0003032);360)" office:value-type="float" office:value="154.840037678694">
            <text:p>154.84</text:p>
          </table:table-cell>
          <table:table-cell table:formula="of:=357.52911+[.G239]*(35999.05029-0.0001537*[.G239])" office:value-type="float" office:value="4191.71953755826">
            <text:p>4191.72</text:p>
          </table:table-cell>
          <table:table-cell table:formula="of:=0.016708634-[.G239]*(0.000042037+0.0001537*[.G239])" office:value-type="float" office:value="0.0167024131500258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-1.4832224237838">
            <text:p>-1.48</text:p>
          </table:table-cell>
          <table:table-cell table:formula="of:=[.I239]+[.L239]" office:value-type="float" office:value="153.35681525491">
            <text:p>153.36</text:p>
          </table:table-cell>
          <table:table-cell table:formula="of:=[.J239]+[.L239]" office:value-type="float" office:value="4190.23631513448">
            <text:p>4190.24</text:p>
          </table:table-cell>
          <table:table-cell table:formula="of:=(1.000001018*(1-[.K239]*[.K239]))/(1+[.K239]*COS(RADIANS([.N239])))" office:value-type="float" office:value="1.01051765094765">
            <text:p>1.01</text:p>
          </table:table-cell>
          <table:table-cell table:formula="of:=[.M239]-0.00569-0.00478*SIN(RADIANS(125.04-1934.136*[.G239]))" office:value-type="float" office:value="153.355845897062">
            <text:p>153.36</text:p>
          </table:table-cell>
          <table:table-cell table:formula="of:=23+(26+((21.448-[.G239]*(46.815+[.G239]*(0.00059-[.G239]*0.001813))))/60)/60" office:value-type="float" office:value="23.4379060607835">
            <text:p>23.44</text:p>
          </table:table-cell>
          <table:table-cell table:formula="of:=[.Q239]+0.00256*COS(RADIANS(125.04-1934.136*[.G239]))" office:value-type="float" office:value="23.4383082474081">
            <text:p>23.44</text:p>
          </table:table-cell>
          <table:table-cell table:formula="of:=DEGREES(ATAN2(COS(RADIANS([.R239]))*SIN(RADIANS([.P239]));COS(RADIANS([.P239]))))" office:value-type="float" office:value="-65.2820181798295">
            <text:p>-65.28</text:p>
          </table:table-cell>
          <table:table-cell table:formula="of:=DEGREES(ASIN(SIN(RADIANS([.R239]))*SIN(RADIANS([.P239]))))" office:value-type="float" office:value="10.2751410935437">
            <text:p>10.28</text:p>
          </table:table-cell>
          <table:table-cell table:formula="of:=TAN(RADIANS([.R239]/2))*TAN(RADIANS([.R239]/2))" office:value-type="float" office:value="0.0430308176169345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.7796659858103">
            <text:p>-1.78</text:p>
          </table:table-cell>
          <table:table-cell table:formula="of:=DEGREES(ACOS(COS(RADIANS(90.833))/COS(RADIANS([.$B$2]))*COS(RADIANS([.T239]))-TAN(RADIANS([.$B$2]))*TAN(RADIANS([.T239]))))" office:value-type="float" office:value="100.871578019493">
            <text:p>100.87</text:p>
          </table:table-cell>
          <table:table-cell table:style-name="ce7" table:formula="of:=(720-4*[.$B$3]-[.V239]+[.$B$4]*60)/1440" office:value-type="float" office:value="0.511985879156813">
            <text:p>12:17:16</text:p>
          </table:table-cell>
          <table:table-cell table:style-name="ce7" table:formula="of:=([.X239]*1440-[.W239]*4)/1440" office:value-type="float" office:value="0.231787051324888">
            <text:p>5:33:46</text:p>
          </table:table-cell>
          <table:table-cell table:style-name="ce7" table:formula="of:=([.X239]*1440+[.W239]*4)/1440" office:value-type="float" office:value="0.792184706988738">
            <text:p>19:00:45</text:p>
          </table:table-cell>
          <table:table-cell table:formula="of:=8*[.W239]" office:value-type="float" office:value="806.972624155944">
            <text:p>806.97</text:p>
          </table:table-cell>
          <table:table-cell table:formula="of:=MOD([.E239]*1440+[.V239]+4*[.$B$3]-60*[.$B$4];1440)" office:value-type="float" office:value="702.74033401419">
            <text:p>702.74</text:p>
          </table:table-cell>
          <table:table-cell table:formula="of:=IF([.AB239]/4&lt;0;[.AB239]/4+180;[.AB239]/4-180)" office:value-type="float" office:value="-4.31491649645258">
            <text:p>-4.31</text:p>
          </table:table-cell>
          <table:table-cell table:formula="of:=DEGREES(ACOS(SIN(RADIANS([.$B$2]))*SIN(RADIANS([.T239]))+COS(RADIANS([.$B$2]))*COS(RADIANS([.T239]))*COS(RADIANS([.AC239]))))" office:value-type="float" office:value="32.9404069948482">
            <text:p>32.94</text:p>
          </table:table-cell>
          <table:table-cell table:formula="of:=90-[.AD239]" office:value-type="float" office:value="57.0595930051518">
            <text:p>57.06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104515816335341">
            <text:p>0.01</text:p>
          </table:table-cell>
          <table:table-cell table:formula="of:=[.AE239]+[.AF239]" office:value-type="float" office:value="57.0700445867853">
            <text:p>57.07</text:p>
          </table:table-cell>
          <table:table-cell table:formula="of:=IF([.AC239]&gt;0;MOD(DEGREES(ACOS(((SIN(RADIANS([.$B$2]))*COS(RADIANS([.AD239])))-SIN(RADIANS([.T239])))/(COS(RADIANS([.$B$2]))*SIN(RADIANS([.AD239])))))+180;360);MOD(540-DEGREES(ACOS(((SIN(RADIANS([.$B$2]))*COS(RADIANS([.AD239])))-SIN(RADIANS([.T239])))/(COS(RADIANS([.$B$2]))*SIN(RADIANS([.AD239])))));360))" office:value-type="float" office:value="172.175099399027">
            <text:p>172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9]+1" office:value-type="date" office:date-value="2010-08-27">
            <text:p>8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0]+2415018.5+[.E240]-[.$B$4]/24" office:value-type="float" office:value="2455436.20833333">
            <text:p>2455436.21</text:p>
          </table:table-cell>
          <table:table-cell table:style-name="ce9" table:formula="of:=([.F240]-2451545)/36525" office:value-type="float" office:value="0.106535477983121">
            <text:p>0.10653548</text:p>
          </table:table-cell>
          <table:table-cell/>
          <table:table-cell table:formula="of:=MOD(280.46646+[.G240]*(36000.76983+[.G240]*0.0003032);360)" office:value-type="float" office:value="155.825685040627">
            <text:p>155.83</text:p>
          </table:table-cell>
          <table:table-cell table:formula="of:=357.52911+[.G240]*(35999.05029-0.0001537*[.G240])" office:value-type="float" office:value="4192.70513783909">
            <text:p>4192.71</text:p>
          </table:table-cell>
          <table:table-cell table:formula="of:=0.016708634-[.G240]*(0.000042037+0.0001537*[.G240])" office:value-type="float" office:value="0.0167024111026118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-1.50355466250956">
            <text:p>-1.5</text:p>
          </table:table-cell>
          <table:table-cell table:formula="of:=[.I240]+[.L240]" office:value-type="float" office:value="154.322130378117">
            <text:p>154.32</text:p>
          </table:table-cell>
          <table:table-cell table:formula="of:=[.J240]+[.L240]" office:value-type="float" office:value="4191.20158317658">
            <text:p>4191.2</text:p>
          </table:table-cell>
          <table:table-cell table:formula="of:=(1.000001018*(1-[.K240]*[.K240]))/(1+[.K240]*COS(RADIANS([.N240])))" office:value-type="float" office:value="1.01029522597092">
            <text:p>1.01</text:p>
          </table:table-cell>
          <table:table-cell table:formula="of:=[.M240]-0.00569-0.00478*SIN(RADIANS(125.04-1934.136*[.G240]))" office:value-type="float" office:value="154.321161712301">
            <text:p>154.32</text:p>
          </table:table-cell>
          <table:table-cell table:formula="of:=23+(26+((21.448-[.G240]*(46.815+[.G240]*(0.00059-[.G240]*0.001813))))/60)/60" office:value-type="float" office:value="23.4379057047483">
            <text:p>23.44</text:p>
          </table:table-cell>
          <table:table-cell table:formula="of:=[.Q240]+0.00256*COS(RADIANS(125.04-1934.136*[.G240]))" office:value-type="float" office:value="23.4383055545858">
            <text:p>23.44</text:p>
          </table:table-cell>
          <table:table-cell table:formula="of:=DEGREES(ATAN2(COS(RADIANS([.R240]))*SIN(RADIANS([.P240]));COS(RADIANS([.P240]))))" office:value-type="float" office:value="-66.1957907969699">
            <text:p>-66.2</text:p>
          </table:table-cell>
          <table:table-cell table:formula="of:=DEGREES(ASIN(SIN(RADIANS([.R240]))*SIN(RADIANS([.P240]))))" office:value-type="float" office:value="9.92508873990674">
            <text:p>9.93</text:p>
          </table:table-cell>
          <table:table-cell table:formula="of:=TAN(RADIANS([.R240]/2))*TAN(RADIANS([.R240]/2))" office:value-type="float" office:value="0.0430308074480812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.49310301029007">
            <text:p>-1.49</text:p>
          </table:table-cell>
          <table:table-cell table:formula="of:=DEGREES(ACOS(COS(RADIANS(90.833))/COS(RADIANS([.$B$2]))*COS(RADIANS([.T240]))-TAN(RADIANS([.$B$2]))*TAN(RADIANS([.T240]))))" office:value-type="float" office:value="100.530071207234">
            <text:p>100.53</text:p>
          </table:table-cell>
          <table:table-cell table:style-name="ce7" table:formula="of:=(720-4*[.$B$3]-[.V240]+[.$B$4]*60)/1440" office:value-type="float" office:value="0.511786877090479">
            <text:p>12:16:58</text:p>
          </table:table-cell>
          <table:table-cell table:style-name="ce7" table:formula="of:=([.X240]*1440-[.W240]*4)/1440" office:value-type="float" office:value="0.232536679292607">
            <text:p>5:34:51</text:p>
          </table:table-cell>
          <table:table-cell table:style-name="ce7" table:formula="of:=([.X240]*1440+[.W240]*4)/1440" office:value-type="float" office:value="0.791037074888351">
            <text:p>18:59:06</text:p>
          </table:table-cell>
          <table:table-cell table:formula="of:=8*[.W240]" office:value-type="float" office:value="804.240569657872">
            <text:p>804.24</text:p>
          </table:table-cell>
          <table:table-cell table:formula="of:=MOD([.E240]*1440+[.V240]+4*[.$B$3]-60*[.$B$4];1440)" office:value-type="float" office:value="703.02689698971">
            <text:p>703.03</text:p>
          </table:table-cell>
          <table:table-cell table:formula="of:=IF([.AB240]/4&lt;0;[.AB240]/4+180;[.AB240]/4-180)" office:value-type="float" office:value="-4.24327575257252">
            <text:p>-4.24</text:p>
          </table:table-cell>
          <table:table-cell table:formula="of:=DEGREES(ACOS(SIN(RADIANS([.$B$2]))*SIN(RADIANS([.T240]))+COS(RADIANS([.$B$2]))*COS(RADIANS([.T240]))*COS(RADIANS([.AC240]))))" office:value-type="float" office:value="33.2816622578389">
            <text:p>33.28</text:p>
          </table:table-cell>
          <table:table-cell table:formula="of:=90-[.AD240]" office:value-type="float" office:value="56.7183377421611">
            <text:p>56.72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105883791818841">
            <text:p>0.01</text:p>
          </table:table-cell>
          <table:table-cell table:formula="of:=[.AE240]+[.AF240]" office:value-type="float" office:value="56.7289261213429">
            <text:p>56.73</text:p>
          </table:table-cell>
          <table:table-cell table:formula="of:=IF([.AC240]&gt;0;MOD(DEGREES(ACOS(((SIN(RADIANS([.$B$2]))*COS(RADIANS([.AD240])))-SIN(RADIANS([.T240])))/(COS(RADIANS([.$B$2]))*SIN(RADIANS([.AD240])))))+180;360);MOD(540-DEGREES(ACOS(((SIN(RADIANS([.$B$2]))*COS(RADIANS([.AD240])))-SIN(RADIANS([.T240])))/(COS(RADIANS([.$B$2]))*SIN(RADIANS([.AD240])))));360))" office:value-type="float" office:value="172.367587083973">
            <text:p>172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0]+1" office:value-type="date" office:date-value="2010-08-28">
            <text:p>8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1]+2415018.5+[.E241]-[.$B$4]/24" office:value-type="float" office:value="2455437.20833333">
            <text:p>2455437.21</text:p>
          </table:table-cell>
          <table:table-cell table:style-name="ce9" table:formula="of:=([.F241]-2451545)/36525" office:value-type="float" office:value="0.106562856490992">
            <text:p>0.10656286</text:p>
          </table:table-cell>
          <table:table-cell/>
          <table:table-cell table:formula="of:=MOD(280.46646+[.G241]*(36000.76983+[.G241]*0.0003032);360)" office:value-type="float" office:value="156.811332402561">
            <text:p>156.81</text:p>
          </table:table-cell>
          <table:table-cell table:formula="of:=357.52911+[.G241]*(35999.05029-0.0001537*[.G241])" office:value-type="float" office:value="4193.69073811992">
            <text:p>4193.69</text:p>
          </table:table-cell>
          <table:table-cell table:formula="of:=0.016708634-[.G241]*(0.000042037+0.0001537*[.G241])" office:value-type="float" office:value="0.0167024090549673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-1.52345883979867">
            <text:p>-1.52</text:p>
          </table:table-cell>
          <table:table-cell table:formula="of:=[.I241]+[.L241]" office:value-type="float" office:value="155.287873562762">
            <text:p>155.29</text:p>
          </table:table-cell>
          <table:table-cell table:formula="of:=[.J241]+[.L241]" office:value-type="float" office:value="4192.16727928012">
            <text:p>4192.17</text:p>
          </table:table-cell>
          <table:table-cell table:formula="of:=(1.000001018*(1-[.K241]*[.K241]))/(1+[.K241]*COS(RADIANS([.N241])))" office:value-type="float" office:value="1.01006976711001">
            <text:p>1.01</text:p>
          </table:table-cell>
          <table:table-cell table:formula="of:=[.M241]-0.00569-0.00478*SIN(RADIANS(125.04-1934.136*[.G241]))" office:value-type="float" office:value="155.286905584945">
            <text:p>155.29</text:p>
          </table:table-cell>
          <table:table-cell table:formula="of:=23+(26+((21.448-[.G241]*(46.815+[.G241]*(0.00059-[.G241]*0.001813))))/60)/60" office:value-type="float" office:value="23.4379053487132">
            <text:p>23.44</text:p>
          </table:table-cell>
          <table:table-cell table:formula="of:=[.Q241]+0.00256*COS(RADIANS(125.04-1934.136*[.G241]))" office:value-type="float" office:value="23.4383028614219">
            <text:p>23.44</text:p>
          </table:table-cell>
          <table:table-cell table:formula="of:=DEGREES(ATAN2(COS(RADIANS([.R241]))*SIN(RADIANS([.P241]));COS(RADIANS([.P241]))))" office:value-type="float" office:value="-67.1080088900344">
            <text:p>-67.11</text:p>
          </table:table-cell>
          <table:table-cell table:formula="of:=DEGREES(ASIN(SIN(RADIANS([.R241]))*SIN(RADIANS([.P241]))))" office:value-type="float" office:value="9.57241071017045">
            <text:p>9.57</text:p>
          </table:table-cell>
          <table:table-cell table:formula="of:=TAN(RADIANS([.R241]/2))*TAN(RADIANS([.R241]/2))" office:value-type="float" office:value="0.0430307972779394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.20036424507264">
            <text:p>-1.2</text:p>
          </table:table-cell>
          <table:table-cell table:formula="of:=DEGREES(ACOS(COS(RADIANS(90.833))/COS(RADIANS([.$B$2]))*COS(RADIANS([.T241]))-TAN(RADIANS([.$B$2]))*TAN(RADIANS([.T241]))))" office:value-type="float" office:value="100.187080991188">
            <text:p>100.19</text:p>
          </table:table-cell>
          <table:table-cell table:style-name="ce7" table:formula="of:=(720-4*[.$B$3]-[.V241]+[.$B$4]*60)/1440" office:value-type="float" office:value="0.511583586281301">
            <text:p>12:16:41</text:p>
          </table:table-cell>
          <table:table-cell table:style-name="ce7" table:formula="of:=([.X241]*1440-[.W241]*4)/1440" office:value-type="float" office:value="0.233286139083556">
            <text:p>5:35:56</text:p>
          </table:table-cell>
          <table:table-cell table:style-name="ce7" table:formula="of:=([.X241]*1440+[.W241]*4)/1440" office:value-type="float" office:value="0.789881033479045">
            <text:p>18:57:26</text:p>
          </table:table-cell>
          <table:table-cell table:formula="of:=8*[.W241]" office:value-type="float" office:value="801.496647929503">
            <text:p>801.5</text:p>
          </table:table-cell>
          <table:table-cell table:formula="of:=MOD([.E241]*1440+[.V241]+4*[.$B$3]-60*[.$B$4];1440)" office:value-type="float" office:value="703.319635754927">
            <text:p>703.32</text:p>
          </table:table-cell>
          <table:table-cell table:formula="of:=IF([.AB241]/4&lt;0;[.AB241]/4+180;[.AB241]/4-180)" office:value-type="float" office:value="-4.17009106126815">
            <text:p>-4.17</text:p>
          </table:table-cell>
          <table:table-cell table:formula="of:=DEGREES(ACOS(SIN(RADIANS([.$B$2]))*SIN(RADIANS([.T241]))+COS(RADIANS([.$B$2]))*COS(RADIANS([.T241]))*COS(RADIANS([.AC241]))))" office:value-type="float" office:value="33.6256465319462">
            <text:p>33.63</text:p>
          </table:table-cell>
          <table:table-cell table:formula="of:=90-[.AD241]" office:value-type="float" office:value="56.3743534680538">
            <text:p>56.37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107273519041104">
            <text:p>0.01</text:p>
          </table:table-cell>
          <table:table-cell table:formula="of:=[.AE241]+[.AF241]" office:value-type="float" office:value="56.3850808199579">
            <text:p>56.39</text:p>
          </table:table-cell>
          <table:table-cell table:formula="of:=IF([.AC241]&gt;0;MOD(DEGREES(ACOS(((SIN(RADIANS([.$B$2]))*COS(RADIANS([.AD241])))-SIN(RADIANS([.T241])))/(COS(RADIANS([.$B$2]))*SIN(RADIANS([.AD241])))))+180;360);MOD(540-DEGREES(ACOS(((SIN(RADIANS([.$B$2]))*COS(RADIANS([.AD241])))-SIN(RADIANS([.T241])))/(COS(RADIANS([.$B$2]))*SIN(RADIANS([.AD241])))));360))" office:value-type="float" office:value="172.560072310477">
            <text:p>172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1]+1" office:value-type="date" office:date-value="2010-08-29">
            <text:p>8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2]+2415018.5+[.E242]-[.$B$4]/24" office:value-type="float" office:value="2455438.20833333">
            <text:p>2455438.21</text:p>
          </table:table-cell>
          <table:table-cell table:style-name="ce9" table:formula="of:=([.F242]-2451545)/36525" office:value-type="float" office:value="0.106590234998863">
            <text:p>0.10659023</text:p>
          </table:table-cell>
          <table:table-cell/>
          <table:table-cell table:formula="of:=MOD(280.46646+[.G242]*(36000.76983+[.G242]*0.0003032);360)" office:value-type="float" office:value="157.796979764495">
            <text:p>157.8</text:p>
          </table:table-cell>
          <table:table-cell table:formula="of:=357.52911+[.G242]*(35999.05029-0.0001537*[.G242])" office:value-type="float" office:value="4194.67633840075">
            <text:p>4194.68</text:p>
          </table:table-cell>
          <table:table-cell table:formula="of:=0.016708634-[.G242]*(0.000042037+0.0001537*[.G242])" office:value-type="float" office:value="0.0167024070070925">
            <text:p>0.02</text:p>
          </table:table-cell>
          <table:table-cell table:formula="of:=SIN(RADIANS([.J242]))*(1.914602-[.G242]*(0.004817+0.000014*[.G242]))+SIN(RADIANS(2*[.J242]))*(0.019993-0.000101*[.G242])+SIN(RADIANS(3*[.J242]))*0.000289" office:value-type="float" office:value="-1.54292892689183">
            <text:p>-1.54</text:p>
          </table:table-cell>
          <table:table-cell table:formula="of:=[.I242]+[.L242]" office:value-type="float" office:value="156.254050837603">
            <text:p>156.25</text:p>
          </table:table-cell>
          <table:table-cell table:formula="of:=[.J242]+[.L242]" office:value-type="float" office:value="4193.13340947385">
            <text:p>4193.13</text:p>
          </table:table-cell>
          <table:table-cell table:formula="of:=(1.000001018*(1-[.K242]*[.K242]))/(1+[.K242]*COS(RADIANS([.N242])))" office:value-type="float" office:value="1.00984133707173">
            <text:p>1.01</text:p>
          </table:table-cell>
          <table:table-cell table:formula="of:=[.M242]-0.00569-0.00478*SIN(RADIANS(125.04-1934.136*[.G242]))" office:value-type="float" office:value="156.253083543752">
            <text:p>156.25</text:p>
          </table:table-cell>
          <table:table-cell table:formula="of:=23+(26+((21.448-[.G242]*(46.815+[.G242]*(0.00059-[.G242]*0.001813))))/60)/60" office:value-type="float" office:value="23.437904992678">
            <text:p>23.44</text:p>
          </table:table-cell>
          <table:table-cell table:formula="of:=[.Q242]+0.00256*COS(RADIANS(125.04-1934.136*[.G242]))" office:value-type="float" office:value="23.4383001679184">
            <text:p>23.44</text:p>
          </table:table-cell>
          <table:table-cell table:formula="of:=DEGREES(ATAN2(COS(RADIANS([.R242]))*SIN(RADIANS([.P242]));COS(RADIANS([.P242]))))" office:value-type="float" office:value="-68.0187375516118">
            <text:p>-68.02</text:p>
          </table:table-cell>
          <table:table-cell table:formula="of:=DEGREES(ASIN(SIN(RADIANS([.R242]))*SIN(RADIANS([.P242]))))" office:value-type="float" office:value="9.21719608281484">
            <text:p>9.22</text:p>
          </table:table-cell>
          <table:table-cell table:formula="of:=TAN(RADIANS([.R242]/2))*TAN(RADIANS([.R242]/2))" office:value-type="float" office:value="0.0430307871065167">
            <text:p>0.04</text:p>
          </table:table-cell>
          <table:table-cell table:formula="of:=4*DEGREES([.U242]*SIN(2*RADIANS([.I242]))-2*[.K242]*SIN(RADIANS([.J242]))+4*[.K242]*[.U242]*SIN(RADIANS([.J242]))*COS(2*RADIANS([.I242]))-0.5*[.U242]*[.U242]*SIN(4*RADIANS([.I242]))-1.25*[.K242]*[.K242]*SIN(2*RADIANS([.J242])))" office:value-type="float" office:value="-0.901706329798087">
            <text:p>-0.9</text:p>
          </table:table-cell>
          <table:table-cell table:formula="of:=DEGREES(ACOS(COS(RADIANS(90.833))/COS(RADIANS([.$B$2]))*COS(RADIANS([.T242]))-TAN(RADIANS([.$B$2]))*TAN(RADIANS([.T242]))))" office:value-type="float" office:value="99.8426730771612">
            <text:p>99.84</text:p>
          </table:table-cell>
          <table:table-cell table:style-name="ce7" table:formula="of:=(720-4*[.$B$3]-[.V242]+[.$B$4]*60)/1440" office:value-type="float" office:value="0.511376184951249">
            <text:p>12:16:23</text:p>
          </table:table-cell>
          <table:table-cell table:style-name="ce7" table:formula="of:=([.X242]*1440-[.W242]*4)/1440" office:value-type="float" office:value="0.234035426403579">
            <text:p>5:37:01</text:p>
          </table:table-cell>
          <table:table-cell table:style-name="ce7" table:formula="of:=([.X242]*1440+[.W242]*4)/1440" office:value-type="float" office:value="0.788716943498919">
            <text:p>18:55:45</text:p>
          </table:table-cell>
          <table:table-cell table:formula="of:=8*[.W242]" office:value-type="float" office:value="798.741384617289">
            <text:p>798.74</text:p>
          </table:table-cell>
          <table:table-cell table:formula="of:=MOD([.E242]*1440+[.V242]+4*[.$B$3]-60*[.$B$4];1440)" office:value-type="float" office:value="703.618293670202">
            <text:p>703.62</text:p>
          </table:table-cell>
          <table:table-cell table:formula="of:=IF([.AB242]/4&lt;0;[.AB242]/4+180;[.AB242]/4-180)" office:value-type="float" office:value="-4.09542658244953">
            <text:p>-4.1</text:p>
          </table:table-cell>
          <table:table-cell table:formula="of:=DEGREES(ACOS(SIN(RADIANS([.$B$2]))*SIN(RADIANS([.T242]))+COS(RADIANS([.$B$2]))*COS(RADIANS([.T242]))*COS(RADIANS([.AC242]))))" office:value-type="float" office:value="33.9722833293736">
            <text:p>33.97</text:p>
          </table:table-cell>
          <table:table-cell table:formula="of:=90-[.AD242]" office:value-type="float" office:value="56.0277166706264">
            <text:p>56.03</text:p>
          </table:table-cell>
          <table:table-cell table:formula="of:=IF([.AE242]&gt;85;0;IF([.AE242]&gt;5;58.1/TAN(RADIANS([.AE242]))-0.07/POWER(TAN(RADIANS([.AE242]));3)+0.000086/POWER(TAN(RADIANS([.AE242]));5);IF([.AE242]&gt;-0.575;1735+[.AE242]*(-518.2+[.AE242]*(103.4+[.AE242]*(-12.79+[.AE242]*0.711)));-20.772/TAN(RADIANS([.AE242])))))/3600" office:value-type="float" office:value="0.010868517566568">
            <text:p>0.01</text:p>
          </table:table-cell>
          <table:table-cell table:formula="of:=[.AE242]+[.AF242]" office:value-type="float" office:value="56.0385851881929">
            <text:p>56.04</text:p>
          </table:table-cell>
          <table:table-cell table:formula="of:=IF([.AC242]&gt;0;MOD(DEGREES(ACOS(((SIN(RADIANS([.$B$2]))*COS(RADIANS([.AD242])))-SIN(RADIANS([.T242])))/(COS(RADIANS([.$B$2]))*SIN(RADIANS([.AD242])))))+180;360);MOD(540-DEGREES(ACOS(((SIN(RADIANS([.$B$2]))*COS(RADIANS([.AD242])))-SIN(RADIANS([.T242])))/(COS(RADIANS([.$B$2]))*SIN(RADIANS([.AD242])))));360))" office:value-type="float" office:value="172.752403278219">
            <text:p>172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2]+1" office:value-type="date" office:date-value="2010-08-30">
            <text:p>8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3]+2415018.5+[.E243]-[.$B$4]/24" office:value-type="float" office:value="2455439.20833333">
            <text:p>2455439.21</text:p>
          </table:table-cell>
          <table:table-cell table:style-name="ce9" table:formula="of:=([.F243]-2451545)/36525" office:value-type="float" office:value="0.106617613506735">
            <text:p>0.10661761</text:p>
          </table:table-cell>
          <table:table-cell/>
          <table:table-cell table:formula="of:=MOD(280.46646+[.G243]*(36000.76983+[.G243]*0.0003032);360)" office:value-type="float" office:value="158.782627126428">
            <text:p>158.78</text:p>
          </table:table-cell>
          <table:table-cell table:formula="of:=357.52911+[.G243]*(35999.05029-0.0001537*[.G243])" office:value-type="float" office:value="4195.66193868157">
            <text:p>4195.66</text:p>
          </table:table-cell>
          <table:table-cell table:formula="of:=0.016708634-[.G243]*(0.000042037+0.0001537*[.G243])" office:value-type="float" office:value="0.0167024049589872">
            <text:p>0.02</text:p>
          </table:table-cell>
          <table:table-cell table:formula="of:=SIN(RADIANS([.J243]))*(1.914602-[.G243]*(0.004817+0.000014*[.G243]))+SIN(RADIANS(2*[.J243]))*(0.019993-0.000101*[.G243])+SIN(RADIANS(3*[.J243]))*0.000289" office:value-type="float" office:value="-1.56195900403598">
            <text:p>-1.56</text:p>
          </table:table-cell>
          <table:table-cell table:formula="of:=[.I243]+[.L243]" office:value-type="float" office:value="157.220668122392">
            <text:p>157.22</text:p>
          </table:table-cell>
          <table:table-cell table:formula="of:=[.J243]+[.L243]" office:value-type="float" office:value="4194.09997967754">
            <text:p>4194.1</text:p>
          </table:table-cell>
          <table:table-cell table:formula="of:=(1.000001018*(1-[.K243]*[.K243]))/(1+[.K243]*COS(RADIANS([.N243])))" office:value-type="float" office:value="1.00960999947587">
            <text:p>1.01</text:p>
          </table:table-cell>
          <table:table-cell table:formula="of:=[.M243]-0.00569-0.00478*SIN(RADIANS(125.04-1934.136*[.G243]))" office:value-type="float" office:value="157.219701508473">
            <text:p>157.22</text:p>
          </table:table-cell>
          <table:table-cell table:formula="of:=23+(26+((21.448-[.G243]*(46.815+[.G243]*(0.00059-[.G243]*0.001813))))/60)/60" office:value-type="float" office:value="23.4379046366428">
            <text:p>23.44</text:p>
          </table:table-cell>
          <table:table-cell table:formula="of:=[.Q243]+0.00256*COS(RADIANS(125.04-1934.136*[.G243]))" office:value-type="float" office:value="23.4382974740774">
            <text:p>23.44</text:p>
          </table:table-cell>
          <table:table-cell table:formula="of:=DEGREES(ATAN2(COS(RADIANS([.R243]))*SIN(RADIANS([.P243]));COS(RADIANS([.P243]))))" office:value-type="float" office:value="-68.9280433167918">
            <text:p>-68.93</text:p>
          </table:table-cell>
          <table:table-cell table:formula="of:=DEGREES(ASIN(SIN(RADIANS([.R243]))*SIN(RADIANS([.P243]))))" office:value-type="float" office:value="8.85953404914278">
            <text:p>8.86</text:p>
          </table:table-cell>
          <table:table-cell table:formula="of:=TAN(RADIANS([.R243]/2))*TAN(RADIANS([.R243]/2))" office:value-type="float" office:value="0.0430307769338206">
            <text:p>0.04</text:p>
          </table:table-cell>
          <table:table-cell table:formula="of:=4*DEGREES([.U243]*SIN(2*RADIANS([.I243]))-2*[.K243]*SIN(RADIANS([.J243]))+4*[.K243]*[.U243]*SIN(RADIANS([.J243]))*COS(2*RADIANS([.I243]))-0.5*[.U243]*[.U243]*SIN(4*RADIANS([.I243]))-1.25*[.K243]*[.K243]*SIN(2*RADIANS([.J243])))" office:value-type="float" office:value="-0.597391050009288">
            <text:p>-0.6</text:p>
          </table:table-cell>
          <table:table-cell table:formula="of:=DEGREES(ACOS(COS(RADIANS(90.833))/COS(RADIANS([.$B$2]))*COS(RADIANS([.T243]))-TAN(RADIANS([.$B$2]))*TAN(RADIANS([.T243]))))" office:value-type="float" office:value="99.4969111253319">
            <text:p>99.5</text:p>
          </table:table-cell>
          <table:table-cell table:style-name="ce7" table:formula="of:=(720-4*[.$B$3]-[.V243]+[.$B$4]*60)/1440" office:value-type="float" office:value="0.51116485489584">
            <text:p>12:16:05</text:p>
          </table:table-cell>
          <table:table-cell table:style-name="ce7" table:formula="of:=([.X243]*1440-[.W243]*4)/1440" office:value-type="float" office:value="0.234784546214362">
            <text:p>5:38:05</text:p>
          </table:table-cell>
          <table:table-cell table:style-name="ce7" table:formula="of:=([.X243]*1440+[.W243]*4)/1440" office:value-type="float" office:value="0.787545163577317">
            <text:p>18:54:04</text:p>
          </table:table-cell>
          <table:table-cell table:formula="of:=8*[.W243]" office:value-type="float" office:value="795.975289002655">
            <text:p>795.98</text:p>
          </table:table-cell>
          <table:table-cell table:formula="of:=MOD([.E243]*1440+[.V243]+4*[.$B$3]-60*[.$B$4];1440)" office:value-type="float" office:value="703.922608949991">
            <text:p>703.92</text:p>
          </table:table-cell>
          <table:table-cell table:formula="of:=IF([.AB243]/4&lt;0;[.AB243]/4+180;[.AB243]/4-180)" office:value-type="float" office:value="-4.01934776250232">
            <text:p>-4.02</text:p>
          </table:table-cell>
          <table:table-cell table:formula="of:=DEGREES(ACOS(SIN(RADIANS([.$B$2]))*SIN(RADIANS([.T243]))+COS(RADIANS([.$B$2]))*COS(RADIANS([.T243]))*COS(RADIANS([.AC243]))))" office:value-type="float" office:value="34.3214953941669">
            <text:p>34.32</text:p>
          </table:table-cell>
          <table:table-cell table:formula="of:=90-[.AD243]" office:value-type="float" office:value="55.6785046058331">
            <text:p>55.68</text:p>
          </table:table-cell>
          <table:table-cell table:formula="of:=IF([.AE243]&gt;85;0;IF([.AE243]&gt;5;58.1/TAN(RADIANS([.AE243]))-0.07/POWER(TAN(RADIANS([.AE243]));3)+0.000086/POWER(TAN(RADIANS([.AE243]));5);IF([.AE243]&gt;-0.575;1735+[.AE243]*(-518.2+[.AE243]*(103.4+[.AE243]*(-12.79+[.AE243]*0.711)));-20.772/TAN(RADIANS([.AE243])))))/3600" office:value-type="float" office:value="0.011011894442266">
            <text:p>0.01</text:p>
          </table:table-cell>
          <table:table-cell table:formula="of:=[.AE243]+[.AF243]" office:value-type="float" office:value="55.6895165002754">
            <text:p>55.69</text:p>
          </table:table-cell>
          <table:table-cell table:formula="of:=IF([.AC243]&gt;0;MOD(DEGREES(ACOS(((SIN(RADIANS([.$B$2]))*COS(RADIANS([.AD243])))-SIN(RADIANS([.T243])))/(COS(RADIANS([.$B$2]))*SIN(RADIANS([.AD243])))))+180;360);MOD(540-DEGREES(ACOS(((SIN(RADIANS([.$B$2]))*COS(RADIANS([.AD243])))-SIN(RADIANS([.T243])))/(COS(RADIANS([.$B$2]))*SIN(RADIANS([.AD243])))));360))" office:value-type="float" office:value="172.944432193694">
            <text:p>172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3]+1" office:value-type="date" office:date-value="2010-08-31">
            <text:p>8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4]+2415018.5+[.E244]-[.$B$4]/24" office:value-type="float" office:value="2455440.20833333">
            <text:p>2455440.21</text:p>
          </table:table-cell>
          <table:table-cell table:style-name="ce9" table:formula="of:=([.F244]-2451545)/36525" office:value-type="float" office:value="0.106644992014606">
            <text:p>0.10664499</text:p>
          </table:table-cell>
          <table:table-cell/>
          <table:table-cell table:formula="of:=MOD(280.46646+[.G244]*(36000.76983+[.G244]*0.0003032);360)" office:value-type="float" office:value="159.768274488363">
            <text:p>159.77</text:p>
          </table:table-cell>
          <table:table-cell table:formula="of:=357.52911+[.G244]*(35999.05029-0.0001537*[.G244])" office:value-type="float" office:value="4196.6475389624">
            <text:p>4196.65</text:p>
          </table:table-cell>
          <table:table-cell table:formula="of:=0.016708634-[.G244]*(0.000042037+0.0001537*[.G244])" office:value-type="float" office:value="0.0167024029106514">
            <text:p>0.02</text:p>
          </table:table-cell>
          <table:table-cell table:formula="of:=SIN(RADIANS([.J244]))*(1.914602-[.G244]*(0.004817+0.000014*[.G244]))+SIN(RADIANS(2*[.J244]))*(0.019993-0.000101*[.G244])+SIN(RADIANS(3*[.J244]))*0.000289" office:value-type="float" office:value="-1.58054326237397">
            <text:p>-1.58</text:p>
          </table:table-cell>
          <table:table-cell table:formula="of:=[.I244]+[.L244]" office:value-type="float" office:value="158.187731225989">
            <text:p>158.19</text:p>
          </table:table-cell>
          <table:table-cell table:formula="of:=[.J244]+[.L244]" office:value-type="float" office:value="4195.06699570003">
            <text:p>4195.07</text:p>
          </table:table-cell>
          <table:table-cell table:formula="of:=(1.000001018*(1-[.K244]*[.K244]))/(1+[.K244]*COS(RADIANS([.N244])))" office:value-type="float" office:value="1.00937581884091">
            <text:p>1.01</text:p>
          </table:table-cell>
          <table:table-cell table:formula="of:=[.M244]-0.00569-0.00478*SIN(RADIANS(125.04-1934.136*[.G244]))" office:value-type="float" office:value="158.186765287967">
            <text:p>158.19</text:p>
          </table:table-cell>
          <table:table-cell table:formula="of:=23+(26+((21.448-[.G244]*(46.815+[.G244]*(0.00059-[.G244]*0.001813))))/60)/60" office:value-type="float" office:value="23.4379042806077">
            <text:p>23.44</text:p>
          </table:table-cell>
          <table:table-cell table:formula="of:=[.Q244]+0.00256*COS(RADIANS(125.04-1934.136*[.G244]))" office:value-type="float" office:value="23.4382947799009">
            <text:p>23.44</text:p>
          </table:table-cell>
          <table:table-cell table:formula="of:=DEGREES(ATAN2(COS(RADIANS([.R244]))*SIN(RADIANS([.P244]));COS(RADIANS([.P244]))))" office:value-type="float" office:value="-69.8359941037703">
            <text:p>-69.84</text:p>
          </table:table-cell>
          <table:table-cell table:formula="of:=DEGREES(ASIN(SIN(RADIANS([.R244]))*SIN(RADIANS([.P244]))))" office:value-type="float" office:value="8.49951391341502">
            <text:p>8.5</text:p>
          </table:table-cell>
          <table:table-cell table:formula="of:=TAN(RADIANS([.R244]/2))*TAN(RADIANS([.R244]/2))" office:value-type="float" office:value="0.0430307667598587">
            <text:p>0.04</text:p>
          </table:table-cell>
          <table:table-cell table:formula="of:=4*DEGREES([.U244]*SIN(2*RADIANS([.I244]))-2*[.K244]*SIN(RADIANS([.J244]))+4*[.K244]*[.U244]*SIN(RADIANS([.J244]))*COS(2*RADIANS([.I244]))-0.5*[.U244]*[.U244]*SIN(4*RADIANS([.I244]))-1.25*[.K244]*[.K244]*SIN(2*RADIANS([.J244])))" office:value-type="float" office:value="-0.28768511010835">
            <text:p>-0.29</text:p>
          </table:table-cell>
          <table:table-cell table:formula="of:=DEGREES(ACOS(COS(RADIANS(90.833))/COS(RADIANS([.$B$2]))*COS(RADIANS([.T244]))-TAN(RADIANS([.$B$2]))*TAN(RADIANS([.T244]))))" office:value-type="float" office:value="99.1498568226135">
            <text:p>99.15</text:p>
          </table:table-cell>
          <table:table-cell table:style-name="ce7" table:formula="of:=(720-4*[.$B$3]-[.V244]+[.$B$4]*60)/1440" office:value-type="float" office:value="0.510949781326464">
            <text:p>12:15:46</text:p>
          </table:table-cell>
          <table:table-cell table:style-name="ce7" table:formula="of:=([.X244]*1440-[.W244]*4)/1440" office:value-type="float" office:value="0.23553351237476">
            <text:p>5:39:10</text:p>
          </table:table-cell>
          <table:table-cell table:style-name="ce7" table:formula="of:=([.X244]*1440+[.W244]*4)/1440" office:value-type="float" office:value="0.786366050278168">
            <text:p>18:52:22</text:p>
          </table:table-cell>
          <table:table-cell table:formula="of:=8*[.W244]" office:value-type="float" office:value="793.198854580908">
            <text:p>793.2</text:p>
          </table:table-cell>
          <table:table-cell table:formula="of:=MOD([.E244]*1440+[.V244]+4*[.$B$3]-60*[.$B$4];1440)" office:value-type="float" office:value="704.232314889892">
            <text:p>704.23</text:p>
          </table:table-cell>
          <table:table-cell table:formula="of:=IF([.AB244]/4&lt;0;[.AB244]/4+180;[.AB244]/4-180)" office:value-type="float" office:value="-3.94192127752709">
            <text:p>-3.94</text:p>
          </table:table-cell>
          <table:table-cell table:formula="of:=DEGREES(ACOS(SIN(RADIANS([.$B$2]))*SIN(RADIANS([.T244]))+COS(RADIANS([.$B$2]))*COS(RADIANS([.T244]))*COS(RADIANS([.AC244]))))" office:value-type="float" office:value="34.6732046895074">
            <text:p>34.67</text:p>
          </table:table-cell>
          <table:table-cell table:formula="of:=90-[.AD244]" office:value-type="float" office:value="55.3267953104926">
            <text:p>55.33</text:p>
          </table:table-cell>
          <table:table-cell table:formula="of:=IF([.AE244]&gt;85;0;IF([.AE244]&gt;5;58.1/TAN(RADIANS([.AE244]))-0.07/POWER(TAN(RADIANS([.AE244]));3)+0.000086/POWER(TAN(RADIANS([.AE244]));5);IF([.AE244]&gt;-0.575;1735+[.AE244]*(-518.2+[.AE244]*(103.4+[.AE244]*(-12.79+[.AE244]*0.711)));-20.772/TAN(RADIANS([.AE244])))))/3600" office:value-type="float" office:value="0.0111575012997054">
            <text:p>0.01</text:p>
          </table:table-cell>
          <table:table-cell table:formula="of:=[.AE244]+[.AF244]" office:value-type="float" office:value="55.3379528117923">
            <text:p>55.34</text:p>
          </table:table-cell>
          <table:table-cell table:formula="of:=IF([.AC244]&gt;0;MOD(DEGREES(ACOS(((SIN(RADIANS([.$B$2]))*COS(RADIANS([.AD244])))-SIN(RADIANS([.T244])))/(COS(RADIANS([.$B$2]))*SIN(RADIANS([.AD244])))))+180;360);MOD(540-DEGREES(ACOS(((SIN(RADIANS([.$B$2]))*COS(RADIANS([.AD244])))-SIN(RADIANS([.T244])))/(COS(RADIANS([.$B$2]))*SIN(RADIANS([.AD244])))));360))" office:value-type="float" office:value="173.13601524336">
            <text:p>173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4]+1" office:value-type="date" office:date-value="2010-09-01">
            <text:p>9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5]+2415018.5+[.E245]-[.$B$4]/24" office:value-type="float" office:value="2455441.20833333">
            <text:p>2455441.21</text:p>
          </table:table-cell>
          <table:table-cell table:style-name="ce9" table:formula="of:=([.F245]-2451545)/36525" office:value-type="float" office:value="0.106672370522477">
            <text:p>0.10667237</text:p>
          </table:table-cell>
          <table:table-cell/>
          <table:table-cell table:formula="of:=MOD(280.46646+[.G245]*(36000.76983+[.G245]*0.0003032);360)" office:value-type="float" office:value="160.753921850298">
            <text:p>160.75</text:p>
          </table:table-cell>
          <table:table-cell table:formula="of:=357.52911+[.G245]*(35999.05029-0.0001537*[.G245])" office:value-type="float" office:value="4197.63313924323">
            <text:p>4197.63</text:p>
          </table:table-cell>
          <table:table-cell table:formula="of:=0.016708634-[.G245]*(0.000042037+0.0001537*[.G245])" office:value-type="float" office:value="0.0167024008620853">
            <text:p>0.02</text:p>
          </table:table-cell>
          <table:table-cell table:formula="of:=SIN(RADIANS([.J245]))*(1.914602-[.G245]*(0.004817+0.000014*[.G245]))+SIN(RADIANS(2*[.J245]))*(0.019993-0.000101*[.G245])+SIN(RADIANS(3*[.J245]))*0.000289" office:value-type="float" office:value="-1.59867600582324">
            <text:p>-1.6</text:p>
          </table:table-cell>
          <table:table-cell table:formula="of:=[.I245]+[.L245]" office:value-type="float" office:value="159.155245844475">
            <text:p>159.16</text:p>
          </table:table-cell>
          <table:table-cell table:formula="of:=[.J245]+[.L245]" office:value-type="float" office:value="4196.0344632374">
            <text:p>4196.03</text:p>
          </table:table-cell>
          <table:table-cell table:formula="of:=(1.000001018*(1-[.K245]*[.K245]))/(1+[.K245]*COS(RADIANS([.N245])))" office:value-type="float" office:value="1.00913886056956">
            <text:p>1.01</text:p>
          </table:table-cell>
          <table:table-cell table:formula="of:=[.M245]-0.00569-0.00478*SIN(RADIANS(125.04-1934.136*[.G245]))" office:value-type="float" office:value="159.154280578314">
            <text:p>159.15</text:p>
          </table:table-cell>
          <table:table-cell table:formula="of:=23+(26+((21.448-[.G245]*(46.815+[.G245]*(0.00059-[.G245]*0.001813))))/60)/60" office:value-type="float" office:value="23.4379039245725">
            <text:p>23.44</text:p>
          </table:table-cell>
          <table:table-cell table:formula="of:=[.Q245]+0.00256*COS(RADIANS(125.04-1934.136*[.G245]))" office:value-type="float" office:value="23.4382920853908">
            <text:p>23.44</text:p>
          </table:table-cell>
          <table:table-cell table:formula="of:=DEGREES(ATAN2(COS(RADIANS([.R245]))*SIN(RADIANS([.P245]));COS(RADIANS([.P245]))))" office:value-type="float" office:value="-70.7426591553814">
            <text:p>-70.74</text:p>
          </table:table-cell>
          <table:table-cell table:formula="of:=DEGREES(ASIN(SIN(RADIANS([.R245]))*SIN(RADIANS([.P245]))))" office:value-type="float" office:value="8.13722509427025">
            <text:p>8.14</text:p>
          </table:table-cell>
          <table:table-cell table:formula="of:=TAN(RADIANS([.R245]/2))*TAN(RADIANS([.R245]/2))" office:value-type="float" office:value="0.0430307565846385">
            <text:p>0.04</text:p>
          </table:table-cell>
          <table:table-cell table:formula="of:=4*DEGREES([.U245]*SIN(2*RADIANS([.I245]))-2*[.K245]*SIN(RADIANS([.J245]))+4*[.K245]*[.U245]*SIN(RADIANS([.J245]))*COS(2*RADIANS([.I245]))-0.5*[.U245]*[.U245]*SIN(4*RADIANS([.I245]))-1.25*[.K245]*[.K245]*SIN(2*RADIANS([.J245])))" office:value-type="float" office:value="0.0271400837152822">
            <text:p>0.03</text:p>
          </table:table-cell>
          <table:table-cell table:formula="of:=DEGREES(ACOS(COS(RADIANS(90.833))/COS(RADIANS([.$B$2]))*COS(RADIANS([.T245]))-TAN(RADIANS([.$B$2]))*TAN(RADIANS([.T245]))))" office:value-type="float" office:value="98.8015699573998">
            <text:p>98.8</text:p>
          </table:table-cell>
          <table:table-cell table:style-name="ce7" table:formula="of:=(720-4*[.$B$3]-[.V245]+[.$B$4]*60)/1440" office:value-type="float" office:value="0.510731152719642">
            <text:p>12:15:27</text:p>
          </table:table-cell>
          <table:table-cell table:style-name="ce7" table:formula="of:=([.X245]*1440-[.W245]*4)/1440" office:value-type="float" office:value="0.23628234728242">
            <text:p>5:40:15</text:p>
          </table:table-cell>
          <table:table-cell table:style-name="ce7" table:formula="of:=([.X245]*1440+[.W245]*4)/1440" office:value-type="float" office:value="0.785179958156864">
            <text:p>18:50:40</text:p>
          </table:table-cell>
          <table:table-cell table:formula="of:=8*[.W245]" office:value-type="float" office:value="790.412559659199">
            <text:p>790.41</text:p>
          </table:table-cell>
          <table:table-cell table:formula="of:=MOD([.E245]*1440+[.V245]+4*[.$B$3]-60*[.$B$4];1440)" office:value-type="float" office:value="704.547140083715">
            <text:p>704.55</text:p>
          </table:table-cell>
          <table:table-cell table:formula="of:=IF([.AB245]/4&lt;0;[.AB245]/4+180;[.AB245]/4-180)" office:value-type="float" office:value="-3.86321497907119">
            <text:p>-3.86</text:p>
          </table:table-cell>
          <table:table-cell table:formula="of:=DEGREES(ACOS(SIN(RADIANS([.$B$2]))*SIN(RADIANS([.T245]))+COS(RADIANS([.$B$2]))*COS(RADIANS([.T245]))*COS(RADIANS([.AC245]))))" office:value-type="float" office:value="35.0273323861645">
            <text:p>35.03</text:p>
          </table:table-cell>
          <table:table-cell table:formula="of:=90-[.AD245]" office:value-type="float" office:value="54.9726676138355">
            <text:p>54.97</text:p>
          </table:table-cell>
          <table:table-cell table:formula="of:=IF([.AE245]&gt;85;0;IF([.AE245]&gt;5;58.1/TAN(RADIANS([.AE245]))-0.07/POWER(TAN(RADIANS([.AE245]));3)+0.000086/POWER(TAN(RADIANS([.AE245]));5);IF([.AE245]&gt;-0.575;1735+[.AE245]*(-518.2+[.AE245]*(103.4+[.AE245]*(-12.79+[.AE245]*0.711)));-20.772/TAN(RADIANS([.AE245])))))/3600" office:value-type="float" office:value="0.0113053573906421">
            <text:p>0.01</text:p>
          </table:table-cell>
          <table:table-cell table:formula="of:=[.AE245]+[.AF245]" office:value-type="float" office:value="54.9839729712261">
            <text:p>54.98</text:p>
          </table:table-cell>
          <table:table-cell table:formula="of:=IF([.AC245]&gt;0;MOD(DEGREES(ACOS(((SIN(RADIANS([.$B$2]))*COS(RADIANS([.AD245])))-SIN(RADIANS([.T245])))/(COS(RADIANS([.$B$2]))*SIN(RADIANS([.AD245])))))+180;360);MOD(540-DEGREES(ACOS(((SIN(RADIANS([.$B$2]))*COS(RADIANS([.AD245])))-SIN(RADIANS([.T245])))/(COS(RADIANS([.$B$2]))*SIN(RADIANS([.AD245])))));360))" office:value-type="float" office:value="173.327012557757">
            <text:p>173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5]+1" office:value-type="date" office:date-value="2010-09-02">
            <text:p>9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6]+2415018.5+[.E246]-[.$B$4]/24" office:value-type="float" office:value="2455442.20833333">
            <text:p>2455442.21</text:p>
          </table:table-cell>
          <table:table-cell table:style-name="ce9" table:formula="of:=([.F246]-2451545)/36525" office:value-type="float" office:value="0.106699749030349">
            <text:p>0.10669975</text:p>
          </table:table-cell>
          <table:table-cell/>
          <table:table-cell table:formula="of:=MOD(280.46646+[.G246]*(36000.76983+[.G246]*0.0003032);360)" office:value-type="float" office:value="161.739569212234">
            <text:p>161.74</text:p>
          </table:table-cell>
          <table:table-cell table:formula="of:=357.52911+[.G246]*(35999.05029-0.0001537*[.G246])" office:value-type="float" office:value="4198.61873952405">
            <text:p>4198.62</text:p>
          </table:table-cell>
          <table:table-cell table:formula="of:=0.016708634-[.G246]*(0.000042037+0.0001537*[.G246])" office:value-type="float" office:value="0.0167023988132887">
            <text:p>0.02</text:p>
          </table:table-cell>
          <table:table-cell table:formula="of:=SIN(RADIANS([.J246]))*(1.914602-[.G246]*(0.004817+0.000014*[.G246]))+SIN(RADIANS(2*[.J246]))*(0.019993-0.000101*[.G246])+SIN(RADIANS(3*[.J246]))*0.000289" office:value-type="float" office:value="-1.61635165294345">
            <text:p>-1.62</text:p>
          </table:table-cell>
          <table:table-cell table:formula="of:=[.I246]+[.L246]" office:value-type="float" office:value="160.12321755929">
            <text:p>160.12</text:p>
          </table:table-cell>
          <table:table-cell table:formula="of:=[.J246]+[.L246]" office:value-type="float" office:value="4197.00238787111">
            <text:p>4197</text:p>
          </table:table-cell>
          <table:table-cell table:formula="of:=(1.000001018*(1-[.K246]*[.K246]))/(1+[.K246]*COS(RADIANS([.N246])))" office:value-type="float" office:value="1.00889919093388">
            <text:p>1.01</text:p>
          </table:table-cell>
          <table:table-cell table:formula="of:=[.M246]-0.00569-0.00478*SIN(RADIANS(125.04-1934.136*[.G246]))" office:value-type="float" office:value="160.122252960956">
            <text:p>160.12</text:p>
          </table:table-cell>
          <table:table-cell table:formula="of:=23+(26+((21.448-[.G246]*(46.815+[.G246]*(0.00059-[.G246]*0.001813))))/60)/60" office:value-type="float" office:value="23.4379035685373">
            <text:p>23.44</text:p>
          </table:table-cell>
          <table:table-cell table:formula="of:=[.Q246]+0.00256*COS(RADIANS(125.04-1934.136*[.G246]))" office:value-type="float" office:value="23.4382893905491">
            <text:p>23.44</text:p>
          </table:table-cell>
          <table:table-cell table:formula="of:=DEGREES(ATAN2(COS(RADIANS([.R246]))*SIN(RADIANS([.P246]));COS(RADIANS([.P246]))))" office:value-type="float" office:value="-71.6481089815636">
            <text:p>-71.65</text:p>
          </table:table-cell>
          <table:table-cell table:formula="of:=DEGREES(ASIN(SIN(RADIANS([.R246]))*SIN(RADIANS([.P246]))))" office:value-type="float" office:value="7.77275712737328">
            <text:p>7.77</text:p>
          </table:table-cell>
          <table:table-cell table:formula="of:=TAN(RADIANS([.R246]/2))*TAN(RADIANS([.R246]/2))" office:value-type="float" office:value="0.0430307464081675">
            <text:p>0.04</text:p>
          </table:table-cell>
          <table:table-cell table:formula="of:=4*DEGREES([.U246]*SIN(2*RADIANS([.I246]))-2*[.K246]*SIN(RADIANS([.J246]))+4*[.K246]*[.U246]*SIN(RADIANS([.J246]))*COS(2*RADIANS([.I246]))-0.5*[.U246]*[.U246]*SIN(4*RADIANS([.I246]))-1.25*[.K246]*[.K246]*SIN(2*RADIANS([.J246])))" office:value-type="float" office:value="0.346808630576493">
            <text:p>0.35</text:p>
          </table:table-cell>
          <table:table-cell table:formula="of:=DEGREES(ACOS(COS(RADIANS(90.833))/COS(RADIANS([.$B$2]))*COS(RADIANS([.T246]))-TAN(RADIANS([.$B$2]))*TAN(RADIANS([.T246]))))" office:value-type="float" office:value="98.452108496484">
            <text:p>98.45</text:p>
          </table:table-cell>
          <table:table-cell table:style-name="ce7" table:formula="of:=(720-4*[.$B$3]-[.V246]+[.$B$4]*60)/1440" office:value-type="float" office:value="0.510509160673211">
            <text:p>12:15:08</text:p>
          </table:table-cell>
          <table:table-cell table:style-name="ce7" table:formula="of:=([.X246]*1440-[.W246]*4)/1440" office:value-type="float" office:value="0.237031081516311">
            <text:p>5:41:19</text:p>
          </table:table-cell>
          <table:table-cell table:style-name="ce7" table:formula="of:=([.X246]*1440+[.W246]*4)/1440" office:value-type="float" office:value="0.783987239830111">
            <text:p>18:48:56</text:p>
          </table:table-cell>
          <table:table-cell table:formula="of:=8*[.W246]" office:value-type="float" office:value="787.616867971872">
            <text:p>787.62</text:p>
          </table:table-cell>
          <table:table-cell table:formula="of:=MOD([.E246]*1440+[.V246]+4*[.$B$3]-60*[.$B$4];1440)" office:value-type="float" office:value="704.866808630576">
            <text:p>704.87</text:p>
          </table:table-cell>
          <table:table-cell table:formula="of:=IF([.AB246]/4&lt;0;[.AB246]/4+180;[.AB246]/4-180)" office:value-type="float" office:value="-3.78329784235589">
            <text:p>-3.78</text:p>
          </table:table-cell>
          <table:table-cell table:formula="of:=DEGREES(ACOS(SIN(RADIANS([.$B$2]))*SIN(RADIANS([.T246]))+COS(RADIANS([.$B$2]))*COS(RADIANS([.T246]))*COS(RADIANS([.AC246]))))" office:value-type="float" office:value="35.3837988520587">
            <text:p>35.38</text:p>
          </table:table-cell>
          <table:table-cell table:formula="of:=90-[.AD246]" office:value-type="float" office:value="54.6162011479413">
            <text:p>54.62</text:p>
          </table:table-cell>
          <table:table-cell table:formula="of:=IF([.AE246]&gt;85;0;IF([.AE246]&gt;5;58.1/TAN(RADIANS([.AE246]))-0.07/POWER(TAN(RADIANS([.AE246]));3)+0.000086/POWER(TAN(RADIANS([.AE246]));5);IF([.AE246]&gt;-0.575;1735+[.AE246]*(-518.2+[.AE246]*(103.4+[.AE246]*(-12.79+[.AE246]*0.711)));-20.772/TAN(RADIANS([.AE246])))))/3600" office:value-type="float" office:value="0.0114554824366656">
            <text:p>0.01</text:p>
          </table:table-cell>
          <table:table-cell table:formula="of:=[.AE246]+[.AF246]" office:value-type="float" office:value="54.627656630378">
            <text:p>54.63</text:p>
          </table:table-cell>
          <table:table-cell table:formula="of:=IF([.AC246]&gt;0;MOD(DEGREES(ACOS(((SIN(RADIANS([.$B$2]))*COS(RADIANS([.AD246])))-SIN(RADIANS([.T246])))/(COS(RADIANS([.$B$2]))*SIN(RADIANS([.AD246])))))+180;360);MOD(540-DEGREES(ACOS(((SIN(RADIANS([.$B$2]))*COS(RADIANS([.AD246])))-SIN(RADIANS([.T246])))/(COS(RADIANS([.$B$2]))*SIN(RADIANS([.AD246])))));360))" office:value-type="float" office:value="173.51728816748">
            <text:p>17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6]+1" office:value-type="date" office:date-value="2010-09-03">
            <text:p>9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7]+2415018.5+[.E247]-[.$B$4]/24" office:value-type="float" office:value="2455443.20833333">
            <text:p>2455443.21</text:p>
          </table:table-cell>
          <table:table-cell table:style-name="ce9" table:formula="of:=([.F247]-2451545)/36525" office:value-type="float" office:value="0.10672712753822">
            <text:p>0.10672713</text:p>
          </table:table-cell>
          <table:table-cell/>
          <table:table-cell table:formula="of:=MOD(280.46646+[.G247]*(36000.76983+[.G247]*0.0003032);360)" office:value-type="float" office:value="162.72521657417">
            <text:p>162.73</text:p>
          </table:table-cell>
          <table:table-cell table:formula="of:=357.52911+[.G247]*(35999.05029-0.0001537*[.G247])" office:value-type="float" office:value="4199.60433980488">
            <text:p>4199.6</text:p>
          </table:table-cell>
          <table:table-cell table:formula="of:=0.016708634-[.G247]*(0.000042037+0.0001537*[.G247])" office:value-type="float" office:value="0.0167023967642617">
            <text:p>0.02</text:p>
          </table:table-cell>
          <table:table-cell table:formula="of:=SIN(RADIANS([.J247]))*(1.914602-[.G247]*(0.004817+0.000014*[.G247]))+SIN(RADIANS(2*[.J247]))*(0.019993-0.000101*[.G247])+SIN(RADIANS(3*[.J247]))*0.000289" office:value-type="float" office:value="-1.63356473879211">
            <text:p>-1.63</text:p>
          </table:table-cell>
          <table:table-cell table:formula="of:=[.I247]+[.L247]" office:value-type="float" office:value="161.091651835378">
            <text:p>161.09</text:p>
          </table:table-cell>
          <table:table-cell table:formula="of:=[.J247]+[.L247]" office:value-type="float" office:value="4197.97077506609">
            <text:p>4197.97</text:p>
          </table:table-cell>
          <table:table-cell table:formula="of:=(1.000001018*(1-[.K247]*[.K247]))/(1+[.K247]*COS(RADIANS([.N247])))" office:value-type="float" office:value="1.00865687706014">
            <text:p>1.01</text:p>
          </table:table-cell>
          <table:table-cell table:formula="of:=[.M247]-0.00569-0.00478*SIN(RADIANS(125.04-1934.136*[.G247]))" office:value-type="float" office:value="161.090687900834">
            <text:p>161.09</text:p>
          </table:table-cell>
          <table:table-cell table:formula="of:=23+(26+((21.448-[.G247]*(46.815+[.G247]*(0.00059-[.G247]*0.001813))))/60)/60" office:value-type="float" office:value="23.4379032125022">
            <text:p>23.44</text:p>
          </table:table-cell>
          <table:table-cell table:formula="of:=[.Q247]+0.00256*COS(RADIANS(125.04-1934.136*[.G247]))" office:value-type="float" office:value="23.4382866953779">
            <text:p>23.44</text:p>
          </table:table-cell>
          <table:table-cell table:formula="of:=DEGREES(ATAN2(COS(RADIANS([.R247]))*SIN(RADIANS([.P247]));COS(RADIANS([.P247]))))" office:value-type="float" office:value="-72.5524153027457">
            <text:p>-72.55</text:p>
          </table:table-cell>
          <table:table-cell table:formula="of:=DEGREES(ASIN(SIN(RADIANS([.R247]))*SIN(RADIANS([.P247]))))" office:value-type="float" office:value="7.40619966924206">
            <text:p>7.41</text:p>
          </table:table-cell>
          <table:table-cell table:formula="of:=TAN(RADIANS([.R247]/2))*TAN(RADIANS([.R247]/2))" office:value-type="float" office:value="0.0430307362304533">
            <text:p>0.04</text:p>
          </table:table-cell>
          <table:table-cell table:formula="of:=4*DEGREES([.U247]*SIN(2*RADIANS([.I247]))-2*[.K247]*SIN(RADIANS([.J247]))+4*[.K247]*[.U247]*SIN(RADIANS([.J247]))*COS(2*RADIANS([.I247]))-0.5*[.U247]*[.U247]*SIN(4*RADIANS([.I247]))-1.25*[.K247]*[.K247]*SIN(2*RADIANS([.J247])))" office:value-type="float" office:value="0.671040332078094">
            <text:p>0.67</text:p>
          </table:table-cell>
          <table:table-cell table:formula="of:=DEGREES(ACOS(COS(RADIANS(90.833))/COS(RADIANS([.$B$2]))*COS(RADIANS([.T247]))-TAN(RADIANS([.$B$2]))*TAN(RADIANS([.T247]))))" office:value-type="float" office:value="98.1015286639684">
            <text:p>98.1</text:p>
          </table:table-cell>
          <table:table-cell table:style-name="ce7" table:formula="of:=(720-4*[.$B$3]-[.V247]+[.$B$4]*60)/1440" office:value-type="float" office:value="0.51028399976939">
            <text:p>12:14:49</text:p>
          </table:table-cell>
          <table:table-cell table:style-name="ce7" table:formula="of:=([.X247]*1440-[.W247]*4)/1440" office:value-type="float" office:value="0.237779753480589">
            <text:p>5:42:24</text:p>
          </table:table-cell>
          <table:table-cell table:style-name="ce7" table:formula="of:=([.X247]*1440+[.W247]*4)/1440" office:value-type="float" office:value="0.782788246058191">
            <text:p>18:47:13</text:p>
          </table:table-cell>
          <table:table-cell table:formula="of:=8*[.W247]" office:value-type="float" office:value="784.812229311747">
            <text:p>784.81</text:p>
          </table:table-cell>
          <table:table-cell table:formula="of:=MOD([.E247]*1440+[.V247]+4*[.$B$3]-60*[.$B$4];1440)" office:value-type="float" office:value="705.191040332078">
            <text:p>705.19</text:p>
          </table:table-cell>
          <table:table-cell table:formula="of:=IF([.AB247]/4&lt;0;[.AB247]/4+180;[.AB247]/4-180)" office:value-type="float" office:value="-3.70223991698049">
            <text:p>-3.7</text:p>
          </table:table-cell>
          <table:table-cell table:formula="of:=DEGREES(ACOS(SIN(RADIANS([.$B$2]))*SIN(RADIANS([.T247]))+COS(RADIANS([.$B$2]))*COS(RADIANS([.T247]))*COS(RADIANS([.AC247]))))" office:value-type="float" office:value="35.7425236428814">
            <text:p>35.74</text:p>
          </table:table-cell>
          <table:table-cell table:formula="of:=90-[.AD247]" office:value-type="float" office:value="54.2574763571186">
            <text:p>54.26</text:p>
          </table:table-cell>
          <table:table-cell table:formula="of:=IF([.AE247]&gt;85;0;IF([.AE247]&gt;5;58.1/TAN(RADIANS([.AE247]))-0.07/POWER(TAN(RADIANS([.AE247]));3)+0.000086/POWER(TAN(RADIANS([.AE247]));5);IF([.AE247]&gt;-0.575;1735+[.AE247]*(-518.2+[.AE247]*(103.4+[.AE247]*(-12.79+[.AE247]*0.711)));-20.772/TAN(RADIANS([.AE247])))))/3600" office:value-type="float" office:value="0.011607896614469">
            <text:p>0.01</text:p>
          </table:table-cell>
          <table:table-cell table:formula="of:=[.AE247]+[.AF247]" office:value-type="float" office:value="54.2690842537331">
            <text:p>54.27</text:p>
          </table:table-cell>
          <table:table-cell table:formula="of:=IF([.AC247]&gt;0;MOD(DEGREES(ACOS(((SIN(RADIANS([.$B$2]))*COS(RADIANS([.AD247])))-SIN(RADIANS([.T247])))/(COS(RADIANS([.$B$2]))*SIN(RADIANS([.AD247])))))+180;360);MOD(540-DEGREES(ACOS(((SIN(RADIANS([.$B$2]))*COS(RADIANS([.AD247])))-SIN(RADIANS([.T247])))/(COS(RADIANS([.$B$2]))*SIN(RADIANS([.AD247])))));360))" office:value-type="float" office:value="173.706709951821">
            <text:p>173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7]+1" office:value-type="date" office:date-value="2010-09-04">
            <text:p>9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8]+2415018.5+[.E248]-[.$B$4]/24" office:value-type="float" office:value="2455444.20833333">
            <text:p>2455444.21</text:p>
          </table:table-cell>
          <table:table-cell table:style-name="ce9" table:formula="of:=([.F248]-2451545)/36525" office:value-type="float" office:value="0.106754506046091">
            <text:p>0.10675451</text:p>
          </table:table-cell>
          <table:table-cell/>
          <table:table-cell table:formula="of:=MOD(280.46646+[.G248]*(36000.76983+[.G248]*0.0003032);360)" office:value-type="float" office:value="163.710863936106">
            <text:p>163.71</text:p>
          </table:table-cell>
          <table:table-cell table:formula="of:=357.52911+[.G248]*(35999.05029-0.0001537*[.G248])" office:value-type="float" office:value="4200.58994008571">
            <text:p>4200.59</text:p>
          </table:table-cell>
          <table:table-cell table:formula="of:=0.016708634-[.G248]*(0.000042037+0.0001537*[.G248])" office:value-type="float" office:value="0.0167023947150043">
            <text:p>0.02</text:p>
          </table:table-cell>
          <table:table-cell table:formula="of:=SIN(RADIANS([.J248]))*(1.914602-[.G248]*(0.004817+0.000014*[.G248]))+SIN(RADIANS(2*[.J248]))*(0.019993-0.000101*[.G248])+SIN(RADIANS(3*[.J248]))*0.000289" office:value-type="float" office:value="-1.65030991676737">
            <text:p>-1.65</text:p>
          </table:table-cell>
          <table:table-cell table:formula="of:=[.I248]+[.L248]" office:value-type="float" office:value="162.060554019338">
            <text:p>162.06</text:p>
          </table:table-cell>
          <table:table-cell table:formula="of:=[.J248]+[.L248]" office:value-type="float" office:value="4198.93963016894">
            <text:p>4198.94</text:p>
          </table:table-cell>
          <table:table-cell table:formula="of:=(1.000001018*(1-[.K248]*[.K248]))/(1+[.K248]*COS(RADIANS([.N248])))" office:value-type="float" office:value="1.00841198691345">
            <text:p>1.01</text:p>
          </table:table-cell>
          <table:table-cell table:formula="of:=[.M248]-0.00569-0.00478*SIN(RADIANS(125.04-1934.136*[.G248]))" office:value-type="float" office:value="162.059590744547">
            <text:p>162.06</text:p>
          </table:table-cell>
          <table:table-cell table:formula="of:=23+(26+((21.448-[.G248]*(46.815+[.G248]*(0.00059-[.G248]*0.001813))))/60)/60" office:value-type="float" office:value="23.437902856467">
            <text:p>23.44</text:p>
          </table:table-cell>
          <table:table-cell table:formula="of:=[.Q248]+0.00256*COS(RADIANS(125.04-1934.136*[.G248]))" office:value-type="float" office:value="23.4382839998791">
            <text:p>23.44</text:p>
          </table:table-cell>
          <table:table-cell table:formula="of:=DEGREES(ATAN2(COS(RADIANS([.R248]))*SIN(RADIANS([.P248]));COS(RADIANS([.P248]))))" office:value-type="float" office:value="-73.4556509941445">
            <text:p>-73.46</text:p>
          </table:table-cell>
          <table:table-cell table:formula="of:=DEGREES(ASIN(SIN(RADIANS([.R248]))*SIN(RADIANS([.P248]))))" office:value-type="float" office:value="7.03764250219625">
            <text:p>7.04</text:p>
          </table:table-cell>
          <table:table-cell table:formula="of:=TAN(RADIANS([.R248]/2))*TAN(RADIANS([.R248]/2))" office:value-type="float" office:value="0.0430307260515034">
            <text:p>0.04</text:p>
          </table:table-cell>
          <table:table-cell table:formula="of:=4*DEGREES([.U248]*SIN(2*RADIANS([.I248]))-2*[.K248]*SIN(RADIANS([.J248]))+4*[.K248]*[.U248]*SIN(RADIANS([.J248]))*COS(2*RADIANS([.I248]))-0.5*[.U248]*[.U248]*SIN(4*RADIANS([.I248]))-1.25*[.K248]*[.K248]*SIN(2*RADIANS([.J248])))" office:value-type="float" office:value="0.999550879752356">
            <text:p>1</text:p>
          </table:table-cell>
          <table:table-cell table:formula="of:=DEGREES(ACOS(COS(RADIANS(90.833))/COS(RADIANS([.$B$2]))*COS(RADIANS([.T248]))-TAN(RADIANS([.$B$2]))*TAN(RADIANS([.T248]))))" office:value-type="float" office:value="97.7498850219918">
            <text:p>97.75</text:p>
          </table:table-cell>
          <table:table-cell table:style-name="ce7" table:formula="of:=(720-4*[.$B$3]-[.V248]+[.$B$4]*60)/1440" office:value-type="float" office:value="0.510055867444616">
            <text:p>12:14:29</text:p>
          </table:table-cell>
          <table:table-cell table:style-name="ce7" table:formula="of:=([.X248]*1440-[.W248]*4)/1440" office:value-type="float" office:value="0.238528409050195">
            <text:p>5:43:29</text:p>
          </table:table-cell>
          <table:table-cell table:style-name="ce7" table:formula="of:=([.X248]*1440+[.W248]*4)/1440" office:value-type="float" office:value="0.781583325839038">
            <text:p>18:45:29</text:p>
          </table:table-cell>
          <table:table-cell table:formula="of:=8*[.W248]" office:value-type="float" office:value="781.999080175935">
            <text:p>782</text:p>
          </table:table-cell>
          <table:table-cell table:formula="of:=MOD([.E248]*1440+[.V248]+4*[.$B$3]-60*[.$B$4];1440)" office:value-type="float" office:value="705.519550879752">
            <text:p>705.52</text:p>
          </table:table-cell>
          <table:table-cell table:formula="of:=IF([.AB248]/4&lt;0;[.AB248]/4+180;[.AB248]/4-180)" office:value-type="float" office:value="-3.6201122800619">
            <text:p>-3.62</text:p>
          </table:table-cell>
          <table:table-cell table:formula="of:=DEGREES(ACOS(SIN(RADIANS([.$B$2]))*SIN(RADIANS([.T248]))+COS(RADIANS([.$B$2]))*COS(RADIANS([.T248]))*COS(RADIANS([.AC248]))))" office:value-type="float" office:value="36.103425493724">
            <text:p>36.1</text:p>
          </table:table-cell>
          <table:table-cell table:formula="of:=90-[.AD248]" office:value-type="float" office:value="53.896574506276">
            <text:p>53.9</text:p>
          </table:table-cell>
          <table:table-cell table:formula="of:=IF([.AE248]&gt;85;0;IF([.AE248]&gt;5;58.1/TAN(RADIANS([.AE248]))-0.07/POWER(TAN(RADIANS([.AE248]));3)+0.000086/POWER(TAN(RADIANS([.AE248]));5);IF([.AE248]&gt;-0.575;1735+[.AE248]*(-518.2+[.AE248]*(103.4+[.AE248]*(-12.79+[.AE248]*0.711)));-20.772/TAN(RADIANS([.AE248])))))/3600" office:value-type="float" office:value="0.0117626205396878">
            <text:p>0.01</text:p>
          </table:table-cell>
          <table:table-cell table:formula="of:=[.AE248]+[.AF248]" office:value-type="float" office:value="53.9083371268157">
            <text:p>53.91</text:p>
          </table:table-cell>
          <table:table-cell table:formula="of:=IF([.AC248]&gt;0;MOD(DEGREES(ACOS(((SIN(RADIANS([.$B$2]))*COS(RADIANS([.AD248])))-SIN(RADIANS([.T248])))/(COS(RADIANS([.$B$2]))*SIN(RADIANS([.AD248])))))+180;360);MOD(540-DEGREES(ACOS(((SIN(RADIANS([.$B$2]))*COS(RADIANS([.AD248])))-SIN(RADIANS([.T248])))/(COS(RADIANS([.$B$2]))*SIN(RADIANS([.AD248])))));360))" office:value-type="float" office:value="173.89514958091">
            <text:p>173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8]+1" office:value-type="date" office:date-value="2010-09-05">
            <text:p>9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9]+2415018.5+[.E249]-[.$B$4]/24" office:value-type="float" office:value="2455445.20833333">
            <text:p>2455445.21</text:p>
          </table:table-cell>
          <table:table-cell table:style-name="ce9" table:formula="of:=([.F249]-2451545)/36525" office:value-type="float" office:value="0.106781884553963">
            <text:p>0.10678188</text:p>
          </table:table-cell>
          <table:table-cell/>
          <table:table-cell table:formula="of:=MOD(280.46646+[.G249]*(36000.76983+[.G249]*0.0003032);360)" office:value-type="float" office:value="164.696511298042">
            <text:p>164.7</text:p>
          </table:table-cell>
          <table:table-cell table:formula="of:=357.52911+[.G249]*(35999.05029-0.0001537*[.G249])" office:value-type="float" office:value="4201.57554036654">
            <text:p>4201.58</text:p>
          </table:table-cell>
          <table:table-cell table:formula="of:=0.016708634-[.G249]*(0.000042037+0.0001537*[.G249])" office:value-type="float" office:value="0.0167023926655165">
            <text:p>0.02</text:p>
          </table:table-cell>
          <table:table-cell table:formula="of:=SIN(RADIANS([.J249]))*(1.914602-[.G249]*(0.004817+0.000014*[.G249]))+SIN(RADIANS(2*[.J249]))*(0.019993-0.000101*[.G249])+SIN(RADIANS(3*[.J249]))*0.000289" office:value-type="float" office:value="-1.66658196043794">
            <text:p>-1.67</text:p>
          </table:table-cell>
          <table:table-cell table:formula="of:=[.I249]+[.L249]" office:value-type="float" office:value="163.029929337605">
            <text:p>163.03</text:p>
          </table:table-cell>
          <table:table-cell table:formula="of:=[.J249]+[.L249]" office:value-type="float" office:value="4199.9089584061">
            <text:p>4199.91</text:p>
          </table:table-cell>
          <table:table-cell table:formula="of:=(1.000001018*(1-[.K249]*[.K249]))/(1+[.K249]*COS(RADIANS([.N249])))" office:value-type="float" office:value="1.00816458928198">
            <text:p>1.01</text:p>
          </table:table-cell>
          <table:table-cell table:formula="of:=[.M249]-0.00569-0.00478*SIN(RADIANS(125.04-1934.136*[.G249]))" office:value-type="float" office:value="163.028966718529">
            <text:p>163.03</text:p>
          </table:table-cell>
          <table:table-cell table:formula="of:=23+(26+((21.448-[.G249]*(46.815+[.G249]*(0.00059-[.G249]*0.001813))))/60)/60" office:value-type="float" office:value="23.4379025004318">
            <text:p>23.44</text:p>
          </table:table-cell>
          <table:table-cell table:formula="of:=[.Q249]+0.00256*COS(RADIANS(125.04-1934.136*[.G249]))" office:value-type="float" office:value="23.4382813040548">
            <text:p>23.44</text:p>
          </table:table-cell>
          <table:table-cell table:formula="of:=DEGREES(ATAN2(COS(RADIANS([.R249]))*SIN(RADIANS([.P249]));COS(RADIANS([.P249]))))" office:value-type="float" office:value="-74.3578900309577">
            <text:p>-74.36</text:p>
          </table:table-cell>
          <table:table-cell table:formula="of:=DEGREES(ASIN(SIN(RADIANS([.R249]))*SIN(RADIANS([.P249]))))" office:value-type="float" office:value="6.66717554037058">
            <text:p>6.67</text:p>
          </table:table-cell>
          <table:table-cell table:formula="of:=TAN(RADIANS([.R249]/2))*TAN(RADIANS([.R249]/2))" office:value-type="float" office:value="0.0430307158713255">
            <text:p>0.04</text:p>
          </table:table-cell>
          <table:table-cell table:formula="of:=4*DEGREES([.U249]*SIN(2*RADIANS([.I249]))-2*[.K249]*SIN(RADIANS([.J249]))+4*[.K249]*[.U249]*SIN(RADIANS([.J249]))*COS(2*RADIANS([.I249]))-0.5*[.U249]*[.U249]*SIN(4*RADIANS([.I249]))-1.25*[.K249]*[.K249]*SIN(2*RADIANS([.J249])))" office:value-type="float" office:value="1.33205203301439">
            <text:p>1.33</text:p>
          </table:table-cell>
          <table:table-cell table:formula="of:=DEGREES(ACOS(COS(RADIANS(90.833))/COS(RADIANS([.$B$2]))*COS(RADIANS([.T249]))-TAN(RADIANS([.$B$2]))*TAN(RADIANS([.T249]))))" office:value-type="float" office:value="97.397230553115">
            <text:p>97.4</text:p>
          </table:table-cell>
          <table:table-cell table:style-name="ce7" table:formula="of:=(720-4*[.$B$3]-[.V249]+[.$B$4]*60)/1440" office:value-type="float" office:value="0.509824963865962">
            <text:p>12:14:09</text:p>
          </table:table-cell>
          <table:table-cell table:style-name="ce7" table:formula="of:=([.X249]*1440-[.W249]*4)/1440" office:value-type="float" office:value="0.239277101218421">
            <text:p>5:44:34</text:p>
          </table:table-cell>
          <table:table-cell table:style-name="ce7" table:formula="of:=([.X249]*1440+[.W249]*4)/1440" office:value-type="float" office:value="0.780372826513504">
            <text:p>18:43:44</text:p>
          </table:table-cell>
          <table:table-cell table:formula="of:=8*[.W249]" office:value-type="float" office:value="779.17784442492">
            <text:p>779.18</text:p>
          </table:table-cell>
          <table:table-cell table:formula="of:=MOD([.E249]*1440+[.V249]+4*[.$B$3]-60*[.$B$4];1440)" office:value-type="float" office:value="705.852052033014">
            <text:p>705.85</text:p>
          </table:table-cell>
          <table:table-cell table:formula="of:=IF([.AB249]/4&lt;0;[.AB249]/4+180;[.AB249]/4-180)" office:value-type="float" office:value="-3.5369869917464">
            <text:p>-3.54</text:p>
          </table:table-cell>
          <table:table-cell table:formula="of:=DEGREES(ACOS(SIN(RADIANS([.$B$2]))*SIN(RADIANS([.T249]))+COS(RADIANS([.$B$2]))*COS(RADIANS([.T249]))*COS(RADIANS([.AC249]))))" office:value-type="float" office:value="36.4664223116649">
            <text:p>36.47</text:p>
          </table:table-cell>
          <table:table-cell table:formula="of:=90-[.AD249]" office:value-type="float" office:value="53.5335776883351">
            <text:p>53.53</text:p>
          </table:table-cell>
          <table:table-cell table:formula="of:=IF([.AE249]&gt;85;0;IF([.AE249]&gt;5;58.1/TAN(RADIANS([.AE249]))-0.07/POWER(TAN(RADIANS([.AE249]));3)+0.000086/POWER(TAN(RADIANS([.AE249]));5);IF([.AE249]&gt;-0.575;1735+[.AE249]*(-518.2+[.AE249]*(103.4+[.AE249]*(-12.79+[.AE249]*0.711)));-20.772/TAN(RADIANS([.AE249])))))/3600" office:value-type="float" office:value="0.0119196752491714">
            <text:p>0.01</text:p>
          </table:table-cell>
          <table:table-cell table:formula="of:=[.AE249]+[.AF249]" office:value-type="float" office:value="53.5454973635842">
            <text:p>53.55</text:p>
          </table:table-cell>
          <table:table-cell table:formula="of:=IF([.AC249]&gt;0;MOD(DEGREES(ACOS(((SIN(RADIANS([.$B$2]))*COS(RADIANS([.AD249])))-SIN(RADIANS([.T249])))/(COS(RADIANS([.$B$2]))*SIN(RADIANS([.AD249])))))+180;360);MOD(540-DEGREES(ACOS(((SIN(RADIANS([.$B$2]))*COS(RADIANS([.AD249])))-SIN(RADIANS([.T249])))/(COS(RADIANS([.$B$2]))*SIN(RADIANS([.AD249])))));360))" office:value-type="float" office:value="174.082482452144">
            <text:p>174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9]+1" office:value-type="date" office:date-value="2010-09-06">
            <text:p>9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0]+2415018.5+[.E250]-[.$B$4]/24" office:value-type="float" office:value="2455446.20833333">
            <text:p>2455446.21</text:p>
          </table:table-cell>
          <table:table-cell table:style-name="ce9" table:formula="of:=([.F250]-2451545)/36525" office:value-type="float" office:value="0.106809263061834">
            <text:p>0.10680926</text:p>
          </table:table-cell>
          <table:table-cell/>
          <table:table-cell table:formula="of:=MOD(280.46646+[.G250]*(36000.76983+[.G250]*0.0003032);360)" office:value-type="float" office:value="165.68215865998">
            <text:p>165.68</text:p>
          </table:table-cell>
          <table:table-cell table:formula="of:=357.52911+[.G250]*(35999.05029-0.0001537*[.G250])" office:value-type="float" office:value="4202.56114064736">
            <text:p>4202.56</text:p>
          </table:table-cell>
          <table:table-cell table:formula="of:=0.016708634-[.G250]*(0.000042037+0.0001537*[.G250])" office:value-type="float" office:value="0.0167023906157982">
            <text:p>0.02</text:p>
          </table:table-cell>
          <table:table-cell table:formula="of:=SIN(RADIANS([.J250]))*(1.914602-[.G250]*(0.004817+0.000014*[.G250]))+SIN(RADIANS(2*[.J250]))*(0.019993-0.000101*[.G250])+SIN(RADIANS(3*[.J250]))*0.000289" office:value-type="float" office:value="-1.68237576535863">
            <text:p>-1.68</text:p>
          </table:table-cell>
          <table:table-cell table:formula="of:=[.I250]+[.L250]" office:value-type="float" office:value="163.999782894621">
            <text:p>164</text:p>
          </table:table-cell>
          <table:table-cell table:formula="of:=[.J250]+[.L250]" office:value-type="float" office:value="4200.878764882">
            <text:p>4200.88</text:p>
          </table:table-cell>
          <table:table-cell table:formula="of:=(1.000001018*(1-[.K250]*[.K250]))/(1+[.K250]*COS(RADIANS([.N250])))" office:value-type="float" office:value="1.00791475376094">
            <text:p>1.01</text:p>
          </table:table-cell>
          <table:table-cell table:formula="of:=[.M250]-0.00569-0.00478*SIN(RADIANS(125.04-1934.136*[.G250]))" office:value-type="float" office:value="163.998820927223">
            <text:p>164</text:p>
          </table:table-cell>
          <table:table-cell table:formula="of:=23+(26+((21.448-[.G250]*(46.815+[.G250]*(0.00059-[.G250]*0.001813))))/60)/60" office:value-type="float" office:value="23.4379021443967">
            <text:p>23.44</text:p>
          </table:table-cell>
          <table:table-cell table:formula="of:=[.Q250]+0.00256*COS(RADIANS(125.04-1934.136*[.G250]))" office:value-type="float" office:value="23.4382786079068">
            <text:p>23.44</text:p>
          </table:table-cell>
          <table:table-cell table:formula="of:=DEGREES(ATAN2(COS(RADIANS([.R250]))*SIN(RADIANS([.P250]));COS(RADIANS([.P250]))))" office:value-type="float" office:value="-75.2592074344099">
            <text:p>-75.26</text:p>
          </table:table-cell>
          <table:table-cell table:formula="of:=DEGREES(ASIN(SIN(RADIANS([.R250]))*SIN(RADIANS([.P250]))))" office:value-type="float" office:value="6.29488883674436">
            <text:p>6.29</text:p>
          </table:table-cell>
          <table:table-cell table:formula="of:=TAN(RADIANS([.R250]/2))*TAN(RADIANS([.R250]/2))" office:value-type="float" office:value="0.0430307056899269">
            <text:p>0.04</text:p>
          </table:table-cell>
          <table:table-cell table:formula="of:=4*DEGREES([.U250]*SIN(2*RADIANS([.I250]))-2*[.K250]*SIN(RADIANS([.J250]))+4*[.K250]*[.U250]*SIN(RADIANS([.J250]))*COS(2*RADIANS([.I250]))-0.5*[.U250]*[.U250]*SIN(4*RADIANS([.I250]))-1.25*[.K250]*[.K250]*SIN(2*RADIANS([.J250])))" office:value-type="float" office:value="1.66825178795462">
            <text:p>1.67</text:p>
          </table:table-cell>
          <table:table-cell table:formula="of:=DEGREES(ACOS(COS(RADIANS(90.833))/COS(RADIANS([.$B$2]))*COS(RADIANS([.T250]))-TAN(RADIANS([.$B$2]))*TAN(RADIANS([.T250]))))" office:value-type="float" office:value="97.0436167442283">
            <text:p>97.04</text:p>
          </table:table-cell>
          <table:table-cell table:style-name="ce7" table:formula="of:=(720-4*[.$B$3]-[.V250]+[.$B$4]*60)/1440" office:value-type="float" office:value="0.50959149181392">
            <text:p>12:13:49</text:p>
          </table:table-cell>
          <table:table-cell table:style-name="ce7" table:formula="of:=([.X250]*1440-[.W250]*4)/1440" office:value-type="float" office:value="0.24002588974662">
            <text:p>5:45:38</text:p>
          </table:table-cell>
          <table:table-cell table:style-name="ce7" table:formula="of:=([.X250]*1440+[.W250]*4)/1440" office:value-type="float" office:value="0.779157093881221">
            <text:p>18:41:59</text:p>
          </table:table-cell>
          <table:table-cell table:formula="of:=8*[.W250]" office:value-type="float" office:value="776.348933953826">
            <text:p>776.35</text:p>
          </table:table-cell>
          <table:table-cell table:formula="of:=MOD([.E250]*1440+[.V250]+4*[.$B$3]-60*[.$B$4];1440)" office:value-type="float" office:value="706.188251787955">
            <text:p>706.19</text:p>
          </table:table-cell>
          <table:table-cell table:formula="of:=IF([.AB250]/4&lt;0;[.AB250]/4+180;[.AB250]/4-180)" office:value-type="float" office:value="-3.45293705301134">
            <text:p>-3.45</text:p>
          </table:table-cell>
          <table:table-cell table:formula="of:=DEGREES(ACOS(SIN(RADIANS([.$B$2]))*SIN(RADIANS([.T250]))+COS(RADIANS([.$B$2]))*COS(RADIANS([.T250]))*COS(RADIANS([.AC250]))))" office:value-type="float" office:value="36.8314311692612">
            <text:p>36.83</text:p>
          </table:table-cell>
          <table:table-cell table:formula="of:=90-[.AD250]" office:value-type="float" office:value="53.1685688307388">
            <text:p>53.17</text:p>
          </table:table-cell>
          <table:table-cell table:formula="of:=IF([.AE250]&gt;85;0;IF([.AE250]&gt;5;58.1/TAN(RADIANS([.AE250]))-0.07/POWER(TAN(RADIANS([.AE250]));3)+0.000086/POWER(TAN(RADIANS([.AE250]));5);IF([.AE250]&gt;-0.575;1735+[.AE250]*(-518.2+[.AE250]*(103.4+[.AE250]*(-12.79+[.AE250]*0.711)));-20.772/TAN(RADIANS([.AE250])))))/3600" office:value-type="float" office:value="0.0120790821815473">
            <text:p>0.01</text:p>
          </table:table-cell>
          <table:table-cell table:formula="of:=[.AE250]+[.AF250]" office:value-type="float" office:value="53.1806479129203">
            <text:p>53.18</text:p>
          </table:table-cell>
          <table:table-cell table:formula="of:=IF([.AC250]&gt;0;MOD(DEGREES(ACOS(((SIN(RADIANS([.$B$2]))*COS(RADIANS([.AD250])))-SIN(RADIANS([.T250])))/(COS(RADIANS([.$B$2]))*SIN(RADIANS([.AD250])))))+180;360);MOD(540-DEGREES(ACOS(((SIN(RADIANS([.$B$2]))*COS(RADIANS([.AD250])))-SIN(RADIANS([.T250])))/(COS(RADIANS([.$B$2]))*SIN(RADIANS([.AD250])))));360))" office:value-type="float" office:value="174.268587621651">
            <text:p>17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0]+1" office:value-type="date" office:date-value="2010-09-07">
            <text:p>9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1]+2415018.5+[.E251]-[.$B$4]/24" office:value-type="float" office:value="2455447.20833333">
            <text:p>2455447.21</text:p>
          </table:table-cell>
          <table:table-cell table:style-name="ce9" table:formula="of:=([.F251]-2451545)/36525" office:value-type="float" office:value="0.106836641569705">
            <text:p>0.10683664</text:p>
          </table:table-cell>
          <table:table-cell/>
          <table:table-cell table:formula="of:=MOD(280.46646+[.G251]*(36000.76983+[.G251]*0.0003032);360)" office:value-type="float" office:value="166.667806021917">
            <text:p>166.67</text:p>
          </table:table-cell>
          <table:table-cell table:formula="of:=357.52911+[.G251]*(35999.05029-0.0001537*[.G251])" office:value-type="float" office:value="4203.54674092819">
            <text:p>4203.55</text:p>
          </table:table-cell>
          <table:table-cell table:formula="of:=0.016708634-[.G251]*(0.000042037+0.0001537*[.G251])" office:value-type="float" office:value="0.0167023885658495">
            <text:p>0.02</text:p>
          </table:table-cell>
          <table:table-cell table:formula="of:=SIN(RADIANS([.J251]))*(1.914602-[.G251]*(0.004817+0.000014*[.G251]))+SIN(RADIANS(2*[.J251]))*(0.019993-0.000101*[.G251])+SIN(RADIANS(3*[.J251]))*0.000289" office:value-type="float" office:value="-1.6976863508715">
            <text:p>-1.7</text:p>
          </table:table-cell>
          <table:table-cell table:formula="of:=[.I251]+[.L251]" office:value-type="float" office:value="164.970119671046">
            <text:p>164.97</text:p>
          </table:table-cell>
          <table:table-cell table:formula="of:=[.J251]+[.L251]" office:value-type="float" office:value="4201.84905457731">
            <text:p>4201.85</text:p>
          </table:table-cell>
          <table:table-cell table:formula="of:=(1.000001018*(1-[.K251]*[.K251]))/(1+[.K251]*COS(RADIANS([.N251])))" office:value-type="float" office:value="1.00766255073629">
            <text:p>1.01</text:p>
          </table:table-cell>
          <table:table-cell table:formula="of:=[.M251]-0.00569-0.00478*SIN(RADIANS(125.04-1934.136*[.G251]))" office:value-type="float" office:value="164.969158351286">
            <text:p>164.97</text:p>
          </table:table-cell>
          <table:table-cell table:formula="of:=23+(26+((21.448-[.G251]*(46.815+[.G251]*(0.00059-[.G251]*0.001813))))/60)/60" office:value-type="float" office:value="23.4379017883615">
            <text:p>23.44</text:p>
          </table:table-cell>
          <table:table-cell table:formula="of:=[.Q251]+0.00256*COS(RADIANS(125.04-1934.136*[.G251]))" office:value-type="float" office:value="23.4382759114374">
            <text:p>23.44</text:p>
          </table:table-cell>
          <table:table-cell table:formula="of:=DEGREES(ATAN2(COS(RADIANS([.R251]))*SIN(RADIANS([.P251]));COS(RADIANS([.P251]))))" office:value-type="float" office:value="-76.1596792186322">
            <text:p>-76.16</text:p>
          </table:table-cell>
          <table:table-cell table:formula="of:=DEGREES(ASIN(SIN(RADIANS([.R251]))*SIN(RADIANS([.P251]))))" office:value-type="float" office:value="5.92087259112483">
            <text:p>5.92</text:p>
          </table:table-cell>
          <table:table-cell table:formula="of:=TAN(RADIANS([.R251]/2))*TAN(RADIANS([.R251]/2))" office:value-type="float" office:value="0.0430306955073154">
            <text:p>0.04</text:p>
          </table:table-cell>
          <table:table-cell table:formula="of:=4*DEGREES([.U251]*SIN(2*RADIANS([.I251]))-2*[.K251]*SIN(RADIANS([.J251]))+4*[.K251]*[.U251]*SIN(RADIANS([.J251]))*COS(2*RADIANS([.I251]))-0.5*[.U251]*[.U251]*SIN(4*RADIANS([.I251]))-1.25*[.K251]*[.K251]*SIN(2*RADIANS([.J251])))" office:value-type="float" office:value="2.00785453739324">
            <text:p>2.01</text:p>
          </table:table-cell>
          <table:table-cell table:formula="of:=DEGREES(ACOS(COS(RADIANS(90.833))/COS(RADIANS([.$B$2]))*COS(RADIANS([.T251]))-TAN(RADIANS([.$B$2]))*TAN(RADIANS([.T251]))))" office:value-type="float" office:value="96.6890936718484">
            <text:p>96.69</text:p>
          </table:table-cell>
          <table:table-cell table:style-name="ce7" table:formula="of:=(720-4*[.$B$3]-[.V251]+[.$B$4]*60)/1440" office:value-type="float" office:value="0.509355656571255">
            <text:p>12:13:28</text:p>
          </table:table-cell>
          <table:table-cell table:style-name="ce7" table:formula="of:=([.X251]*1440-[.W251]*4)/1440" office:value-type="float" office:value="0.24077484081612">
            <text:p>5:46:43</text:p>
          </table:table-cell>
          <table:table-cell table:style-name="ce7" table:formula="of:=([.X251]*1440+[.W251]*4)/1440" office:value-type="float" office:value="0.777936472326389">
            <text:p>18:40:14</text:p>
          </table:table-cell>
          <table:table-cell table:formula="of:=8*[.W251]" office:value-type="float" office:value="773.512749374787">
            <text:p>773.51</text:p>
          </table:table-cell>
          <table:table-cell table:formula="of:=MOD([.E251]*1440+[.V251]+4*[.$B$3]-60*[.$B$4];1440)" office:value-type="float" office:value="706.527854537393">
            <text:p>706.53</text:p>
          </table:table-cell>
          <table:table-cell table:formula="of:=IF([.AB251]/4&lt;0;[.AB251]/4+180;[.AB251]/4-180)" office:value-type="float" office:value="-3.3680363656517">
            <text:p>-3.37</text:p>
          </table:table-cell>
          <table:table-cell table:formula="of:=DEGREES(ACOS(SIN(RADIANS([.$B$2]))*SIN(RADIANS([.T251]))+COS(RADIANS([.$B$2]))*COS(RADIANS([.T251]))*COS(RADIANS([.AC251]))))" office:value-type="float" office:value="37.1983682989008">
            <text:p>37.2</text:p>
          </table:table-cell>
          <table:table-cell table:formula="of:=90-[.AD251]" office:value-type="float" office:value="52.8016317010992">
            <text:p>52.8</text:p>
          </table:table-cell>
          <table:table-cell table:formula="of:=IF([.AE251]&gt;85;0;IF([.AE251]&gt;5;58.1/TAN(RADIANS([.AE251]))-0.07/POWER(TAN(RADIANS([.AE251]));3)+0.000086/POWER(TAN(RADIANS([.AE251]));5);IF([.AE251]&gt;-0.575;1735+[.AE251]*(-518.2+[.AE251]*(103.4+[.AE251]*(-12.79+[.AE251]*0.711)));-20.772/TAN(RADIANS([.AE251])))))/3600" office:value-type="float" office:value="0.0122408631559294">
            <text:p>0.01</text:p>
          </table:table-cell>
          <table:table-cell table:formula="of:=[.AE251]+[.AF251]" office:value-type="float" office:value="52.8138725642551">
            <text:p>52.81</text:p>
          </table:table-cell>
          <table:table-cell table:formula="of:=IF([.AC251]&gt;0;MOD(DEGREES(ACOS(((SIN(RADIANS([.$B$2]))*COS(RADIANS([.AD251])))-SIN(RADIANS([.T251])))/(COS(RADIANS([.$B$2]))*SIN(RADIANS([.AD251])))))+180;360);MOD(540-DEGREES(ACOS(((SIN(RADIANS([.$B$2]))*COS(RADIANS([.AD251])))-SIN(RADIANS([.T251])))/(COS(RADIANS([.$B$2]))*SIN(RADIANS([.AD251])))));360))" office:value-type="float" office:value="174.45334773154">
            <text:p>174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1]+1" office:value-type="date" office:date-value="2010-09-08">
            <text:p>9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2]+2415018.5+[.E252]-[.$B$4]/24" office:value-type="float" office:value="2455448.20833333">
            <text:p>2455448.21</text:p>
          </table:table-cell>
          <table:table-cell table:style-name="ce9" table:formula="of:=([.F252]-2451545)/36525" office:value-type="float" office:value="0.106864020077577">
            <text:p>0.10686402</text:p>
          </table:table-cell>
          <table:table-cell/>
          <table:table-cell table:formula="of:=MOD(280.46646+[.G252]*(36000.76983+[.G252]*0.0003032);360)" office:value-type="float" office:value="167.653453383856">
            <text:p>167.65</text:p>
          </table:table-cell>
          <table:table-cell table:formula="of:=357.52911+[.G252]*(35999.05029-0.0001537*[.G252])" office:value-type="float" office:value="4204.53234120901">
            <text:p>4204.53</text:p>
          </table:table-cell>
          <table:table-cell table:formula="of:=0.016708634-[.G252]*(0.000042037+0.0001537*[.G252])" office:value-type="float" office:value="0.0167023865156704">
            <text:p>0.02</text:p>
          </table:table-cell>
          <table:table-cell table:formula="of:=SIN(RADIANS([.J252]))*(1.914602-[.G252]*(0.004817+0.000014*[.G252]))+SIN(RADIANS(2*[.J252]))*(0.019993-0.000101*[.G252])+SIN(RADIANS(3*[.J252]))*0.000289" office:value-type="float" office:value="-1.71250886189142">
            <text:p>-1.71</text:p>
          </table:table-cell>
          <table:table-cell table:formula="of:=[.I252]+[.L252]" office:value-type="float" office:value="165.940944521964">
            <text:p>165.94</text:p>
          </table:table-cell>
          <table:table-cell table:formula="of:=[.J252]+[.L252]" office:value-type="float" office:value="4202.81983234712">
            <text:p>4202.82</text:p>
          </table:table-cell>
          <table:table-cell table:formula="of:=(1.000001018*(1-[.K252]*[.K252]))/(1+[.K252]*COS(RADIANS([.N252])))" office:value-type="float" office:value="1.00740805136805">
            <text:p>1.01</text:p>
          </table:table-cell>
          <table:table-cell table:formula="of:=[.M252]-0.00569-0.00478*SIN(RADIANS(125.04-1934.136*[.G252]))" office:value-type="float" office:value="165.939983845805">
            <text:p>165.94</text:p>
          </table:table-cell>
          <table:table-cell table:formula="of:=23+(26+((21.448-[.G252]*(46.815+[.G252]*(0.00059-[.G252]*0.001813))))/60)/60" office:value-type="float" office:value="23.4379014323263">
            <text:p>23.44</text:p>
          </table:table-cell>
          <table:table-cell table:formula="of:=[.Q252]+0.00256*COS(RADIANS(125.04-1934.136*[.G252]))" office:value-type="float" office:value="23.4382732146483">
            <text:p>23.44</text:p>
          </table:table-cell>
          <table:table-cell table:formula="of:=DEGREES(ATAN2(COS(RADIANS([.R252]))*SIN(RADIANS([.P252]));COS(RADIANS([.P252]))))" office:value-type="float" office:value="-77.059382338332">
            <text:p>-77.06</text:p>
          </table:table-cell>
          <table:table-cell table:formula="of:=DEGREES(ASIN(SIN(RADIANS([.R252]))*SIN(RADIANS([.P252]))))" office:value-type="float" office:value="5.54521715903051">
            <text:p>5.55</text:p>
          </table:table-cell>
          <table:table-cell table:formula="of:=TAN(RADIANS([.R252]/2))*TAN(RADIANS([.R252]/2))" office:value-type="float" office:value="0.0430306853234983">
            <text:p>0.04</text:p>
          </table:table-cell>
          <table:table-cell table:formula="of:=4*DEGREES([.U252]*SIN(2*RADIANS([.I252]))-2*[.K252]*SIN(RADIANS([.J252]))+4*[.K252]*[.U252]*SIN(RADIANS([.J252]))*COS(2*RADIANS([.I252]))-0.5*[.U252]*[.U252]*SIN(4*RADIANS([.I252]))-1.25*[.K252]*[.K252]*SIN(2*RADIANS([.J252])))" office:value-type="float" office:value="2.35056122268847">
            <text:p>2.35</text:p>
          </table:table-cell>
          <table:table-cell table:formula="of:=DEGREES(ACOS(COS(RADIANS(90.833))/COS(RADIANS([.$B$2]))*COS(RADIANS([.T252]))-TAN(RADIANS([.$B$2]))*TAN(RADIANS([.T252]))))" office:value-type="float" office:value="96.3337100886892">
            <text:p>96.33</text:p>
          </table:table-cell>
          <table:table-cell table:style-name="ce7" table:formula="of:=(720-4*[.$B$3]-[.V252]+[.$B$4]*60)/1440" office:value-type="float" office:value="0.509117665817578">
            <text:p>12:13:08</text:p>
          </table:table-cell>
          <table:table-cell table:style-name="ce7" table:formula="of:=([.X252]*1440-[.W252]*4)/1440" office:value-type="float" office:value="0.24152402668233">
            <text:p>5:47:48</text:p>
          </table:table-cell>
          <table:table-cell table:style-name="ce7" table:formula="of:=([.X252]*1440+[.W252]*4)/1440" office:value-type="float" office:value="0.776711304952825">
            <text:p>18:38:28</text:p>
          </table:table-cell>
          <table:table-cell table:formula="of:=8*[.W252]" office:value-type="float" office:value="770.669680709514">
            <text:p>770.67</text:p>
          </table:table-cell>
          <table:table-cell table:formula="of:=MOD([.E252]*1440+[.V252]+4*[.$B$3]-60*[.$B$4];1440)" office:value-type="float" office:value="706.870561222689">
            <text:p>706.87</text:p>
          </table:table-cell>
          <table:table-cell table:formula="of:=IF([.AB252]/4&lt;0;[.AB252]/4+180;[.AB252]/4-180)" office:value-type="float" office:value="-3.28235969432788">
            <text:p>-3.28</text:p>
          </table:table-cell>
          <table:table-cell table:formula="of:=DEGREES(ACOS(SIN(RADIANS([.$B$2]))*SIN(RADIANS([.T252]))+COS(RADIANS([.$B$2]))*COS(RADIANS([.T252]))*COS(RADIANS([.AC252]))))" office:value-type="float" office:value="37.5671490879699">
            <text:p>37.57</text:p>
          </table:table-cell>
          <table:table-cell table:formula="of:=90-[.AD252]" office:value-type="float" office:value="52.4328509120301">
            <text:p>52.43</text:p>
          </table:table-cell>
          <table:table-cell table:formula="of:=IF([.AE252]&gt;85;0;IF([.AE252]&gt;5;58.1/TAN(RADIANS([.AE252]))-0.07/POWER(TAN(RADIANS([.AE252]));3)+0.000086/POWER(TAN(RADIANS([.AE252]));5);IF([.AE252]&gt;-0.575;1735+[.AE252]*(-518.2+[.AE252]*(103.4+[.AE252]*(-12.79+[.AE252]*0.711)));-20.772/TAN(RADIANS([.AE252])))))/3600" office:value-type="float" office:value="0.0124050403486167">
            <text:p>0.01</text:p>
          </table:table-cell>
          <table:table-cell table:formula="of:=[.AE252]+[.AF252]" office:value-type="float" office:value="52.4452559523787">
            <text:p>52.45</text:p>
          </table:table-cell>
          <table:table-cell table:formula="of:=IF([.AC252]&gt;0;MOD(DEGREES(ACOS(((SIN(RADIANS([.$B$2]))*COS(RADIANS([.AD252])))-SIN(RADIANS([.T252])))/(COS(RADIANS([.$B$2]))*SIN(RADIANS([.AD252])))))+180;360);MOD(540-DEGREES(ACOS(((SIN(RADIANS([.$B$2]))*COS(RADIANS([.AD252])))-SIN(RADIANS([.T252])))/(COS(RADIANS([.$B$2]))*SIN(RADIANS([.AD252])))));360))" office:value-type="float" office:value="174.636648933628">
            <text:p>174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2]+1" office:value-type="date" office:date-value="2010-09-09">
            <text:p>9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3]+2415018.5+[.E253]-[.$B$4]/24" office:value-type="float" office:value="2455449.20833333">
            <text:p>2455449.21</text:p>
          </table:table-cell>
          <table:table-cell table:style-name="ce9" table:formula="of:=([.F253]-2451545)/36525" office:value-type="float" office:value="0.106891398585448">
            <text:p>0.10689140</text:p>
          </table:table-cell>
          <table:table-cell/>
          <table:table-cell table:formula="of:=MOD(280.46646+[.G253]*(36000.76983+[.G253]*0.0003032);360)" office:value-type="float" office:value="168.639100745795">
            <text:p>168.64</text:p>
          </table:table-cell>
          <table:table-cell table:formula="of:=357.52911+[.G253]*(35999.05029-0.0001537*[.G253])" office:value-type="float" office:value="4205.51794148984">
            <text:p>4205.52</text:p>
          </table:table-cell>
          <table:table-cell table:formula="of:=0.016708634-[.G253]*(0.000042037+0.0001537*[.G253])" office:value-type="float" office:value="0.0167023844652609">
            <text:p>0.02</text:p>
          </table:table-cell>
          <table:table-cell table:formula="of:=SIN(RADIANS([.J253]))*(1.914602-[.G253]*(0.004817+0.000014*[.G253]))+SIN(RADIANS(2*[.J253]))*(0.019993-0.000101*[.G253])+SIN(RADIANS(3*[.J253]))*0.000289" office:value-type="float" office:value="-1.72683857067553">
            <text:p>-1.73</text:p>
          </table:table-cell>
          <table:table-cell table:formula="of:=[.I253]+[.L253]" office:value-type="float" office:value="166.91226217512">
            <text:p>166.91</text:p>
          </table:table-cell>
          <table:table-cell table:formula="of:=[.J253]+[.L253]" office:value-type="float" office:value="4203.79110291916">
            <text:p>4203.79</text:p>
          </table:table-cell>
          <table:table-cell table:formula="of:=(1.000001018*(1-[.K253]*[.K253]))/(1+[.K253]*COS(RADIANS([.N253])))" office:value-type="float" office:value="1.00715132757341">
            <text:p>1.01</text:p>
          </table:table-cell>
          <table:table-cell table:formula="of:=[.M253]-0.00569-0.00478*SIN(RADIANS(125.04-1934.136*[.G253]))" office:value-type="float" office:value="166.91130213852">
            <text:p>166.91</text:p>
          </table:table-cell>
          <table:table-cell table:formula="of:=23+(26+((21.448-[.G253]*(46.815+[.G253]*(0.00059-[.G253]*0.001813))))/60)/60" office:value-type="float" office:value="23.4379010762912">
            <text:p>23.44</text:p>
          </table:table-cell>
          <table:table-cell table:formula="of:=[.Q253]+0.00256*COS(RADIANS(125.04-1934.136*[.G253]))" office:value-type="float" office:value="23.4382705175417">
            <text:p>23.44</text:p>
          </table:table-cell>
          <table:table-cell table:formula="of:=DEGREES(ATAN2(COS(RADIANS([.R253]))*SIN(RADIANS([.P253]));COS(RADIANS([.P253]))))" office:value-type="float" office:value="-77.9583946371993">
            <text:p>-77.96</text:p>
          </table:table-cell>
          <table:table-cell table:formula="of:=DEGREES(ASIN(SIN(RADIANS([.R253]))*SIN(RADIANS([.P253]))))" office:value-type="float" office:value="5.168013061421">
            <text:p>5.17</text:p>
          </table:table-cell>
          <table:table-cell table:formula="of:=TAN(RADIANS([.R253]/2))*TAN(RADIANS([.R253]/2))" office:value-type="float" office:value="0.0430306751384834">
            <text:p>0.04</text:p>
          </table:table-cell>
          <table:table-cell table:formula="of:=4*DEGREES([.U253]*SIN(2*RADIANS([.I253]))-2*[.K253]*SIN(RADIANS([.J253]))+4*[.K253]*[.U253]*SIN(RADIANS([.J253]))*COS(2*RADIANS([.I253]))-0.5*[.U253]*[.U253]*SIN(4*RADIANS([.I253]))-1.25*[.K253]*[.K253]*SIN(2*RADIANS([.J253])))" office:value-type="float" office:value="2.69606947786647">
            <text:p>2.7</text:p>
          </table:table-cell>
          <table:table-cell table:formula="of:=DEGREES(ACOS(COS(RADIANS(90.833))/COS(RADIANS([.$B$2]))*COS(RADIANS([.T253]))-TAN(RADIANS([.$B$2]))*TAN(RADIANS([.T253]))))" office:value-type="float" office:value="95.9775135114081">
            <text:p>95.98</text:p>
          </table:table-cell>
          <table:table-cell table:style-name="ce7" table:formula="of:=(720-4*[.$B$3]-[.V253]+[.$B$4]*60)/1440" office:value-type="float" office:value="0.508877729529259">
            <text:p>12:12:47</text:p>
          </table:table-cell>
          <table:table-cell table:style-name="ce7" table:formula="of:=([.X253]*1440-[.W253]*4)/1440" office:value-type="float" office:value="0.242273525330904">
            <text:p>5:48:52</text:p>
          </table:table-cell>
          <table:table-cell table:style-name="ce7" table:formula="of:=([.X253]*1440+[.W253]*4)/1440" office:value-type="float" office:value="0.775481933727615">
            <text:p>18:36:42</text:p>
          </table:table-cell>
          <table:table-cell table:formula="of:=8*[.W253]" office:value-type="float" office:value="767.820108091265">
            <text:p>767.82</text:p>
          </table:table-cell>
          <table:table-cell table:formula="of:=MOD([.E253]*1440+[.V253]+4*[.$B$3]-60*[.$B$4];1440)" office:value-type="float" office:value="707.216069477866">
            <text:p>707.22</text:p>
          </table:table-cell>
          <table:table-cell table:formula="of:=IF([.AB253]/4&lt;0;[.AB253]/4+180;[.AB253]/4-180)" office:value-type="float" office:value="-3.19598263053339">
            <text:p>-3.2</text:p>
          </table:table-cell>
          <table:table-cell table:formula="of:=DEGREES(ACOS(SIN(RADIANS([.$B$2]))*SIN(RADIANS([.T253]))+COS(RADIANS([.$B$2]))*COS(RADIANS([.T253]))*COS(RADIANS([.AC253]))))" office:value-type="float" office:value="37.9376880747904">
            <text:p>37.94</text:p>
          </table:table-cell>
          <table:table-cell table:formula="of:=90-[.AD253]" office:value-type="float" office:value="52.0623119252096">
            <text:p>52.06</text:p>
          </table:table-cell>
          <table:table-cell table:formula="of:=IF([.AE253]&gt;85;0;IF([.AE253]&gt;5;58.1/TAN(RADIANS([.AE253]))-0.07/POWER(TAN(RADIANS([.AE253]));3)+0.000086/POWER(TAN(RADIANS([.AE253]));5);IF([.AE253]&gt;-0.575;1735+[.AE253]*(-518.2+[.AE253]*(103.4+[.AE253]*(-12.79+[.AE253]*0.711)));-20.772/TAN(RADIANS([.AE253])))))/3600" office:value-type="float" office:value="0.0125716362676189">
            <text:p>0.01</text:p>
          </table:table-cell>
          <table:table-cell table:formula="of:=[.AE253]+[.AF253]" office:value-type="float" office:value="52.0748835614772">
            <text:p>52.07</text:p>
          </table:table-cell>
          <table:table-cell table:formula="of:=IF([.AC253]&gt;0;MOD(DEGREES(ACOS(((SIN(RADIANS([.$B$2]))*COS(RADIANS([.AD253])))-SIN(RADIANS([.T253])))/(COS(RADIANS([.$B$2]))*SIN(RADIANS([.AD253])))))+180;360);MOD(540-DEGREES(ACOS(((SIN(RADIANS([.$B$2]))*COS(RADIANS([.AD253])))-SIN(RADIANS([.T253])))/(COS(RADIANS([.$B$2]))*SIN(RADIANS([.AD253])))));360))" office:value-type="float" office:value="174.818380810354">
            <text:p>174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3]+1" office:value-type="date" office:date-value="2010-09-10">
            <text:p>9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4]+2415018.5+[.E254]-[.$B$4]/24" office:value-type="float" office:value="2455450.20833333">
            <text:p>2455450.21</text:p>
          </table:table-cell>
          <table:table-cell table:style-name="ce9" table:formula="of:=([.F254]-2451545)/36525" office:value-type="float" office:value="0.106918777093319">
            <text:p>0.10691878</text:p>
          </table:table-cell>
          <table:table-cell/>
          <table:table-cell table:formula="of:=MOD(280.46646+[.G254]*(36000.76983+[.G254]*0.0003032);360)" office:value-type="float" office:value="169.624748107734">
            <text:p>169.62</text:p>
          </table:table-cell>
          <table:table-cell table:formula="of:=357.52911+[.G254]*(35999.05029-0.0001537*[.G254])" office:value-type="float" office:value="4206.50354177066">
            <text:p>4206.5</text:p>
          </table:table-cell>
          <table:table-cell table:formula="of:=0.016708634-[.G254]*(0.000042037+0.0001537*[.G254])" office:value-type="float" office:value="0.0167023824146209">
            <text:p>0.02</text:p>
          </table:table-cell>
          <table:table-cell table:formula="of:=SIN(RADIANS([.J254]))*(1.914602-[.G254]*(0.004817+0.000014*[.G254]))+SIN(RADIANS(2*[.J254]))*(0.019993-0.000101*[.G254])+SIN(RADIANS(3*[.J254]))*0.000289" office:value-type="float" office:value="-1.74067087857552">
            <text:p>-1.74</text:p>
          </table:table-cell>
          <table:table-cell table:formula="of:=[.I254]+[.L254]" office:value-type="float" office:value="167.884077229159">
            <text:p>167.88</text:p>
          </table:table-cell>
          <table:table-cell table:formula="of:=[.J254]+[.L254]" office:value-type="float" office:value="4204.76287089209">
            <text:p>4204.76</text:p>
          </table:table-cell>
          <table:table-cell table:formula="of:=(1.000001018*(1-[.K254]*[.K254]))/(1+[.K254]*COS(RADIANS([.N254])))" office:value-type="float" office:value="1.00689245200949">
            <text:p>1.01</text:p>
          </table:table-cell>
          <table:table-cell table:formula="of:=[.M254]-0.00569-0.00478*SIN(RADIANS(125.04-1934.136*[.G254]))" office:value-type="float" office:value="167.883117828079">
            <text:p>167.88</text:p>
          </table:table-cell>
          <table:table-cell table:formula="of:=23+(26+((21.448-[.G254]*(46.815+[.G254]*(0.00059-[.G254]*0.001813))))/60)/60" office:value-type="float" office:value="23.437900720256">
            <text:p>23.44</text:p>
          </table:table-cell>
          <table:table-cell table:formula="of:=[.Q254]+0.00256*COS(RADIANS(125.04-1934.136*[.G254]))" office:value-type="float" office:value="23.4382678201195">
            <text:p>23.44</text:p>
          </table:table-cell>
          <table:table-cell table:formula="of:=DEGREES(ATAN2(COS(RADIANS([.R254]))*SIN(RADIANS([.P254]));COS(RADIANS([.P254]))))" office:value-type="float" office:value="-78.856794797007">
            <text:p>-78.86</text:p>
          </table:table-cell>
          <table:table-cell table:formula="of:=DEGREES(ASIN(SIN(RADIANS([.R254]))*SIN(RADIANS([.P254]))))" office:value-type="float" office:value="4.78935099521389">
            <text:p>4.79</text:p>
          </table:table-cell>
          <table:table-cell table:formula="of:=TAN(RADIANS([.R254]/2))*TAN(RADIANS([.R254]/2))" office:value-type="float" office:value="0.043030664952278">
            <text:p>0.04</text:p>
          </table:table-cell>
          <table:table-cell table:formula="of:=4*DEGREES([.U254]*SIN(2*RADIANS([.I254]))-2*[.K254]*SIN(RADIANS([.J254]))+4*[.K254]*[.U254]*SIN(RADIANS([.J254]))*COS(2*RADIANS([.I254]))-0.5*[.U254]*[.U254]*SIN(4*RADIANS([.I254]))-1.25*[.K254]*[.K254]*SIN(2*RADIANS([.J254])))" office:value-type="float" office:value="3.04407376671434">
            <text:p>3.04</text:p>
          </table:table-cell>
          <table:table-cell table:formula="of:=DEGREES(ACOS(COS(RADIANS(90.833))/COS(RADIANS([.$B$2]))*COS(RADIANS([.T254]))-TAN(RADIANS([.$B$2]))*TAN(RADIANS([.T254]))))" office:value-type="float" office:value="95.6205503094346">
            <text:p>95.62</text:p>
          </table:table-cell>
          <table:table-cell table:style-name="ce7" table:formula="of:=(720-4*[.$B$3]-[.V254]+[.$B$4]*60)/1440" office:value-type="float" office:value="0.508636059884226">
            <text:p>12:12:26</text:p>
          </table:table-cell>
          <table:table-cell table:style-name="ce7" table:formula="of:=([.X254]*1440-[.W254]*4)/1440" office:value-type="float" office:value="0.243023420135797">
            <text:p>5:49:57</text:p>
          </table:table-cell>
          <table:table-cell table:style-name="ce7" table:formula="of:=([.X254]*1440+[.W254]*4)/1440" office:value-type="float" office:value="0.774248699632656">
            <text:p>18:34:55</text:p>
          </table:table-cell>
          <table:table-cell table:formula="of:=8*[.W254]" office:value-type="float" office:value="764.964402475477">
            <text:p>764.96</text:p>
          </table:table-cell>
          <table:table-cell table:formula="of:=MOD([.E254]*1440+[.V254]+4*[.$B$3]-60*[.$B$4];1440)" office:value-type="float" office:value="707.564073766714">
            <text:p>707.56</text:p>
          </table:table-cell>
          <table:table-cell table:formula="of:=IF([.AB254]/4&lt;0;[.AB254]/4+180;[.AB254]/4-180)" office:value-type="float" office:value="-3.10898155832143">
            <text:p>-3.11</text:p>
          </table:table-cell>
          <table:table-cell table:formula="of:=DEGREES(ACOS(SIN(RADIANS([.$B$2]))*SIN(RADIANS([.T254]))+COS(RADIANS([.$B$2]))*COS(RADIANS([.T254]))*COS(RADIANS([.AC254]))))" office:value-type="float" office:value="38.3098989452914">
            <text:p>38.31</text:p>
          </table:table-cell>
          <table:table-cell table:formula="of:=90-[.AD254]" office:value-type="float" office:value="51.6901010547086">
            <text:p>51.69</text:p>
          </table:table-cell>
          <table:table-cell table:formula="of:=IF([.AE254]&gt;85;0;IF([.AE254]&gt;5;58.1/TAN(RADIANS([.AE254]))-0.07/POWER(TAN(RADIANS([.AE254]));3)+0.000086/POWER(TAN(RADIANS([.AE254]));5);IF([.AE254]&gt;-0.575;1735+[.AE254]*(-518.2+[.AE254]*(103.4+[.AE254]*(-12.79+[.AE254]*0.711)));-20.772/TAN(RADIANS([.AE254])))))/3600" office:value-type="float" office:value="0.0127406737248384">
            <text:p>0.01</text:p>
          </table:table-cell>
          <table:table-cell table:formula="of:=[.AE254]+[.AF254]" office:value-type="float" office:value="51.7028417284334">
            <text:p>51.7</text:p>
          </table:table-cell>
          <table:table-cell table:formula="of:=IF([.AC254]&gt;0;MOD(DEGREES(ACOS(((SIN(RADIANS([.$B$2]))*COS(RADIANS([.AD254])))-SIN(RADIANS([.T254])))/(COS(RADIANS([.$B$2]))*SIN(RADIANS([.AD254])))))+180;360);MOD(540-DEGREES(ACOS(((SIN(RADIANS([.$B$2]))*COS(RADIANS([.AD254])))-SIN(RADIANS([.T254])))/(COS(RADIANS([.$B$2]))*SIN(RADIANS([.AD254])))));360))" office:value-type="float" office:value="174.998436293494">
            <text:p>1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4]+1" office:value-type="date" office:date-value="2010-09-11">
            <text:p>9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5]+2415018.5+[.E255]-[.$B$4]/24" office:value-type="float" office:value="2455451.20833333">
            <text:p>2455451.21</text:p>
          </table:table-cell>
          <table:table-cell table:style-name="ce9" table:formula="of:=([.F255]-2451545)/36525" office:value-type="float" office:value="0.106946155601191">
            <text:p>0.10694616</text:p>
          </table:table-cell>
          <table:table-cell/>
          <table:table-cell table:formula="of:=MOD(280.46646+[.G255]*(36000.76983+[.G255]*0.0003032);360)" office:value-type="float" office:value="170.610395469674">
            <text:p>170.61</text:p>
          </table:table-cell>
          <table:table-cell table:formula="of:=357.52911+[.G255]*(35999.05029-0.0001537*[.G255])" office:value-type="float" office:value="4207.48914205149">
            <text:p>4207.49</text:p>
          </table:table-cell>
          <table:table-cell table:formula="of:=0.016708634-[.G255]*(0.000042037+0.0001537*[.G255])" office:value-type="float" office:value="0.0167023803637506">
            <text:p>0.02</text:p>
          </table:table-cell>
          <table:table-cell table:formula="of:=SIN(RADIANS([.J255]))*(1.914602-[.G255]*(0.004817+0.000014*[.G255]))+SIN(RADIANS(2*[.J255]))*(0.019993-0.000101*[.G255])+SIN(RADIANS(3*[.J255]))*0.000289" office:value-type="float" office:value="-1.75400131777253">
            <text:p>-1.75</text:p>
          </table:table-cell>
          <table:table-cell table:formula="of:=[.I255]+[.L255]" office:value-type="float" office:value="168.856394151901">
            <text:p>168.86</text:p>
          </table:table-cell>
          <table:table-cell table:formula="of:=[.J255]+[.L255]" office:value-type="float" office:value="4205.73514073371">
            <text:p>4205.74</text:p>
          </table:table-cell>
          <table:table-cell table:formula="of:=(1.000001018*(1-[.K255]*[.K255]))/(1+[.K255]*COS(RADIANS([.N255])))" office:value-type="float" office:value="1.00663149805582">
            <text:p>1.01</text:p>
          </table:table-cell>
          <table:table-cell table:formula="of:=[.M255]-0.00569-0.00478*SIN(RADIANS(125.04-1934.136*[.G255]))" office:value-type="float" office:value="168.8554353823">
            <text:p>168.86</text:p>
          </table:table-cell>
          <table:table-cell table:formula="of:=23+(26+((21.448-[.G255]*(46.815+[.G255]*(0.00059-[.G255]*0.001813))))/60)/60" office:value-type="float" office:value="23.4379003642209">
            <text:p>23.44</text:p>
          </table:table-cell>
          <table:table-cell table:formula="of:=[.Q255]+0.00256*COS(RADIANS(125.04-1934.136*[.G255]))" office:value-type="float" office:value="23.4382651223838">
            <text:p>23.44</text:p>
          </table:table-cell>
          <table:table-cell table:formula="of:=DEGREES(ATAN2(COS(RADIANS([.R255]))*SIN(RADIANS([.P255]));COS(RADIANS([.P255]))))" office:value-type="float" office:value="-79.7546622873455">
            <text:p>-79.75</text:p>
          </table:table-cell>
          <table:table-cell table:formula="of:=DEGREES(ASIN(SIN(RADIANS([.R255]))*SIN(RADIANS([.P255]))))" office:value-type="float" office:value="4.40932184453253">
            <text:p>4.41</text:p>
          </table:table-cell>
          <table:table-cell table:formula="of:=TAN(RADIANS([.R255]/2))*TAN(RADIANS([.R255]/2))" office:value-type="float" office:value="0.0430306547648899">
            <text:p>0.04</text:p>
          </table:table-cell>
          <table:table-cell table:formula="of:=4*DEGREES([.U255]*SIN(2*RADIANS([.I255]))-2*[.K255]*SIN(RADIANS([.J255]))+4*[.K255]*[.U255]*SIN(RADIANS([.J255]))*COS(2*RADIANS([.I255]))-0.5*[.U255]*[.U255]*SIN(4*RADIANS([.I255]))-1.25*[.K255]*[.K255]*SIN(2*RADIANS([.J255])))" office:value-type="float" office:value="3.39426551354497">
            <text:p>3.39</text:p>
          </table:table-cell>
          <table:table-cell table:formula="of:=DEGREES(ACOS(COS(RADIANS(90.833))/COS(RADIANS([.$B$2]))*COS(RADIANS([.T255]))-TAN(RADIANS([.$B$2]))*TAN(RADIANS([.T255]))))" office:value-type="float" office:value="95.2628657948016">
            <text:p>95.26</text:p>
          </table:table-cell>
          <table:table-cell table:style-name="ce7" table:formula="of:=(720-4*[.$B$3]-[.V255]+[.$B$4]*60)/1440" office:value-type="float" office:value="0.508392871171149">
            <text:p>12:12:05</text:p>
          </table:table-cell>
          <table:table-cell table:style-name="ce7" table:formula="of:=([.X255]*1440-[.W255]*4)/1440" office:value-type="float" office:value="0.243773799518923">
            <text:p>5:51:02</text:p>
          </table:table-cell>
          <table:table-cell table:style-name="ce7" table:formula="of:=([.X255]*1440+[.W255]*4)/1440" office:value-type="float" office:value="0.773011942823376">
            <text:p>18:33:08</text:p>
          </table:table-cell>
          <table:table-cell table:formula="of:=8*[.W255]" office:value-type="float" office:value="762.102926358413">
            <text:p>762.1</text:p>
          </table:table-cell>
          <table:table-cell table:formula="of:=MOD([.E255]*1440+[.V255]+4*[.$B$3]-60*[.$B$4];1440)" office:value-type="float" office:value="707.914265513545">
            <text:p>707.91</text:p>
          </table:table-cell>
          <table:table-cell table:formula="of:=IF([.AB255]/4&lt;0;[.AB255]/4+180;[.AB255]/4-180)" office:value-type="float" office:value="-3.02143362161377">
            <text:p>-3.02</text:p>
          </table:table-cell>
          <table:table-cell table:formula="of:=DEGREES(ACOS(SIN(RADIANS([.$B$2]))*SIN(RADIANS([.T255]))+COS(RADIANS([.$B$2]))*COS(RADIANS([.T255]))*COS(RADIANS([.AC255]))))" office:value-type="float" office:value="38.6836945303816">
            <text:p>38.68</text:p>
          </table:table-cell>
          <table:table-cell table:formula="of:=90-[.AD255]" office:value-type="float" office:value="51.3163054696184">
            <text:p>51.32</text:p>
          </table:table-cell>
          <table:table-cell table:formula="of:=IF([.AE255]&gt;85;0;IF([.AE255]&gt;5;58.1/TAN(RADIANS([.AE255]))-0.07/POWER(TAN(RADIANS([.AE255]));3)+0.000086/POWER(TAN(RADIANS([.AE255]));5);IF([.AE255]&gt;-0.575;1735+[.AE255]*(-518.2+[.AE255]*(103.4+[.AE255]*(-12.79+[.AE255]*0.711)));-20.772/TAN(RADIANS([.AE255])))))/3600" office:value-type="float" office:value="0.012912175805733">
            <text:p>0.01</text:p>
          </table:table-cell>
          <table:table-cell table:formula="of:=[.AE255]+[.AF255]" office:value-type="float" office:value="51.3292176454242">
            <text:p>51.33</text:p>
          </table:table-cell>
          <table:table-cell table:formula="of:=IF([.AC255]&gt;0;MOD(DEGREES(ACOS(((SIN(RADIANS([.$B$2]))*COS(RADIANS([.AD255])))-SIN(RADIANS([.T255])))/(COS(RADIANS([.$B$2]))*SIN(RADIANS([.AD255])))))+180;360);MOD(540-DEGREES(ACOS(((SIN(RADIANS([.$B$2]))*COS(RADIANS([.AD255])))-SIN(RADIANS([.T255])))/(COS(RADIANS([.$B$2]))*SIN(RADIANS([.AD255])))));360))" office:value-type="float" office:value="175.176711581342">
            <text:p>175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5]+1" office:value-type="date" office:date-value="2010-09-12">
            <text:p>9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6]+2415018.5+[.E256]-[.$B$4]/24" office:value-type="float" office:value="2455452.20833333">
            <text:p>2455452.21</text:p>
          </table:table-cell>
          <table:table-cell table:style-name="ce9" table:formula="of:=([.F256]-2451545)/36525" office:value-type="float" office:value="0.106973534109062">
            <text:p>0.10697353</text:p>
          </table:table-cell>
          <table:table-cell/>
          <table:table-cell table:formula="of:=MOD(280.46646+[.G256]*(36000.76983+[.G256]*0.0003032);360)" office:value-type="float" office:value="171.596042831614">
            <text:p>171.6</text:p>
          </table:table-cell>
          <table:table-cell table:formula="of:=357.52911+[.G256]*(35999.05029-0.0001537*[.G256])" office:value-type="float" office:value="4208.47474233231">
            <text:p>4208.47</text:p>
          </table:table-cell>
          <table:table-cell table:formula="of:=0.016708634-[.G256]*(0.000042037+0.0001537*[.G256])" office:value-type="float" office:value="0.0167023783126498">
            <text:p>0.02</text:p>
          </table:table-cell>
          <table:table-cell table:formula="of:=SIN(RADIANS([.J256]))*(1.914602-[.G256]*(0.004817+0.000014*[.G256]))+SIN(RADIANS(2*[.J256]))*(0.019993-0.000101*[.G256])+SIN(RADIANS(3*[.J256]))*0.000289" office:value-type="float" office:value="-1.76682555299305">
            <text:p>-1.77</text:p>
          </table:table-cell>
          <table:table-cell table:formula="of:=[.I256]+[.L256]" office:value-type="float" office:value="169.829217278621">
            <text:p>169.83</text:p>
          </table:table-cell>
          <table:table-cell table:formula="of:=[.J256]+[.L256]" office:value-type="float" office:value="4206.70791677932">
            <text:p>4206.71</text:p>
          </table:table-cell>
          <table:table-cell table:formula="of:=(1.000001018*(1-[.K256]*[.K256]))/(1+[.K256]*COS(RADIANS([.N256])))" office:value-type="float" office:value="1.0063685397965">
            <text:p>1.01</text:p>
          </table:table-cell>
          <table:table-cell table:formula="of:=[.M256]-0.00569-0.00478*SIN(RADIANS(125.04-1934.136*[.G256]))" office:value-type="float" office:value="169.828259136458">
            <text:p>169.83</text:p>
          </table:table-cell>
          <table:table-cell table:formula="of:=23+(26+((21.448-[.G256]*(46.815+[.G256]*(0.00059-[.G256]*0.001813))))/60)/60" office:value-type="float" office:value="23.4379000081857">
            <text:p>23.44</text:p>
          </table:table-cell>
          <table:table-cell table:formula="of:=[.Q256]+0.00256*COS(RADIANS(125.04-1934.136*[.G256]))" office:value-type="float" office:value="23.4382624243364">
            <text:p>23.44</text:p>
          </table:table-cell>
          <table:table-cell table:formula="of:=DEGREES(ATAN2(COS(RADIANS([.R256]))*SIN(RADIANS([.P256]));COS(RADIANS([.P256]))))" office:value-type="float" office:value="-80.6520773159294">
            <text:p>-80.65</text:p>
          </table:table-cell>
          <table:table-cell table:formula="of:=DEGREES(ASIN(SIN(RADIANS([.R256]))*SIN(RADIANS([.P256]))))" office:value-type="float" office:value="4.02801669262931">
            <text:p>4.03</text:p>
          </table:table-cell>
          <table:table-cell table:formula="of:=TAN(RADIANS([.R256]/2))*TAN(RADIANS([.R256]/2))" office:value-type="float" office:value="0.0430306445763265">
            <text:p>0.04</text:p>
          </table:table-cell>
          <table:table-cell table:formula="of:=4*DEGREES([.U256]*SIN(2*RADIANS([.I256]))-2*[.K256]*SIN(RADIANS([.J256]))+4*[.K256]*[.U256]*SIN(RADIANS([.J256]))*COS(2*RADIANS([.I256]))-0.5*[.U256]*[.U256]*SIN(4*RADIANS([.I256]))-1.25*[.K256]*[.K256]*SIN(2*RADIANS([.J256])))" office:value-type="float" office:value="3.74633322839891">
            <text:p>3.75</text:p>
          </table:table-cell>
          <table:table-cell table:formula="of:=DEGREES(ACOS(COS(RADIANS(90.833))/COS(RADIANS([.$B$2]))*COS(RADIANS([.T256]))-TAN(RADIANS([.$B$2]))*TAN(RADIANS([.T256]))))" office:value-type="float" office:value="94.9045043129121">
            <text:p>94.9</text:p>
          </table:table-cell>
          <table:table-cell table:style-name="ce7" table:formula="of:=(720-4*[.$B$3]-[.V256]+[.$B$4]*60)/1440" office:value-type="float" office:value="0.508148379702501">
            <text:p>12:11:44</text:p>
          </table:table-cell>
          <table:table-cell table:style-name="ce7" table:formula="of:=([.X256]*1440-[.W256]*4)/1440" office:value-type="float" office:value="0.244524756611078">
            <text:p>5:52:07</text:p>
          </table:table-cell>
          <table:table-cell table:style-name="ce7" table:formula="of:=([.X256]*1440+[.W256]*4)/1440" office:value-type="float" office:value="0.771772002793923">
            <text:p>18:31:21</text:p>
          </table:table-cell>
          <table:table-cell table:formula="of:=8*[.W256]" office:value-type="float" office:value="759.236034503297">
            <text:p>759.24</text:p>
          </table:table-cell>
          <table:table-cell table:formula="of:=MOD([.E256]*1440+[.V256]+4*[.$B$3]-60*[.$B$4];1440)" office:value-type="float" office:value="708.266333228399">
            <text:p>708.27</text:p>
          </table:table-cell>
          <table:table-cell table:formula="of:=IF([.AB256]/4&lt;0;[.AB256]/4+180;[.AB256]/4-180)" office:value-type="float" office:value="-2.93341669290027">
            <text:p>-2.93</text:p>
          </table:table-cell>
          <table:table-cell table:formula="of:=DEGREES(ACOS(SIN(RADIANS([.$B$2]))*SIN(RADIANS([.T256]))+COS(RADIANS([.$B$2]))*COS(RADIANS([.T256]))*COS(RADIANS([.AC256]))))" office:value-type="float" office:value="39.0589868039902">
            <text:p>39.06</text:p>
          </table:table-cell>
          <table:table-cell table:formula="of:=90-[.AD256]" office:value-type="float" office:value="50.9410131960098">
            <text:p>50.94</text:p>
          </table:table-cell>
          <table:table-cell table:formula="of:=IF([.AE256]&gt;85;0;IF([.AE256]&gt;5;58.1/TAN(RADIANS([.AE256]))-0.07/POWER(TAN(RADIANS([.AE256]));3)+0.000086/POWER(TAN(RADIANS([.AE256]));5);IF([.AE256]&gt;-0.575;1735+[.AE256]*(-518.2+[.AE256]*(103.4+[.AE256]*(-12.79+[.AE256]*0.711)));-20.772/TAN(RADIANS([.AE256])))))/3600" office:value-type="float" office:value="0.0130861658362727">
            <text:p>0.01</text:p>
          </table:table-cell>
          <table:table-cell table:formula="of:=[.AE256]+[.AF256]" office:value-type="float" office:value="50.9540993618461">
            <text:p>50.95</text:p>
          </table:table-cell>
          <table:table-cell table:formula="of:=IF([.AC256]&gt;0;MOD(DEGREES(ACOS(((SIN(RADIANS([.$B$2]))*COS(RADIANS([.AD256])))-SIN(RADIANS([.T256])))/(COS(RADIANS([.$B$2]))*SIN(RADIANS([.AD256])))))+180;360);MOD(540-DEGREES(ACOS(((SIN(RADIANS([.$B$2]))*COS(RADIANS([.AD256])))-SIN(RADIANS([.T256])))/(COS(RADIANS([.$B$2]))*SIN(RADIANS([.AD256])))));360))" office:value-type="float" office:value="175.353106054932">
            <text:p>175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6]+1" office:value-type="date" office:date-value="2010-09-13">
            <text:p>9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7]+2415018.5+[.E257]-[.$B$4]/24" office:value-type="float" office:value="2455453.20833333">
            <text:p>2455453.21</text:p>
          </table:table-cell>
          <table:table-cell table:style-name="ce9" table:formula="of:=([.F257]-2451545)/36525" office:value-type="float" office:value="0.107000912616933">
            <text:p>0.10700091</text:p>
          </table:table-cell>
          <table:table-cell/>
          <table:table-cell table:formula="of:=MOD(280.46646+[.G257]*(36000.76983+[.G257]*0.0003032);360)" office:value-type="float" office:value="172.581690193555">
            <text:p>172.58</text:p>
          </table:table-cell>
          <table:table-cell table:formula="of:=357.52911+[.G257]*(35999.05029-0.0001537*[.G257])" office:value-type="float" office:value="4209.46034261314">
            <text:p>4209.46</text:p>
          </table:table-cell>
          <table:table-cell table:formula="of:=0.016708634-[.G257]*(0.000042037+0.0001537*[.G257])" office:value-type="float" office:value="0.0167023762613186">
            <text:p>0.02</text:p>
          </table:table-cell>
          <table:table-cell table:formula="of:=SIN(RADIANS([.J257]))*(1.914602-[.G257]*(0.004817+0.000014*[.G257]))+SIN(RADIANS(2*[.J257]))*(0.019993-0.000101*[.G257])+SIN(RADIANS(3*[.J257]))*0.000289" office:value-type="float" office:value="-1.77913938320567">
            <text:p>-1.78</text:p>
          </table:table-cell>
          <table:table-cell table:formula="of:=[.I257]+[.L257]" office:value-type="float" office:value="170.802550810349">
            <text:p>170.8</text:p>
          </table:table-cell>
          <table:table-cell table:formula="of:=[.J257]+[.L257]" office:value-type="float" office:value="4207.68120322993">
            <text:p>4207.68</text:p>
          </table:table-cell>
          <table:table-cell table:formula="of:=(1.000001018*(1-[.K257]*[.K257]))/(1+[.K257]*COS(RADIANS([.N257])))" office:value-type="float" office:value="1.00610365200205">
            <text:p>1.01</text:p>
          </table:table-cell>
          <table:table-cell table:formula="of:=[.M257]-0.00569-0.00478*SIN(RADIANS(125.04-1934.136*[.G257]))" office:value-type="float" office:value="170.801593291582">
            <text:p>170.8</text:p>
          </table:table-cell>
          <table:table-cell table:formula="of:=23+(26+((21.448-[.G257]*(46.815+[.G257]*(0.00059-[.G257]*0.001813))))/60)/60" office:value-type="float" office:value="23.4378996521505">
            <text:p>23.44</text:p>
          </table:table-cell>
          <table:table-cell table:formula="of:=[.Q257]+0.00256*COS(RADIANS(125.04-1934.136*[.G257]))" office:value-type="float" office:value="23.4382597259795">
            <text:p>23.44</text:p>
          </table:table-cell>
          <table:table-cell table:formula="of:=DEGREES(ATAN2(COS(RADIANS([.R257]))*SIN(RADIANS([.P257]));COS(RADIANS([.P257]))))" office:value-type="float" office:value="-81.549120779408">
            <text:p>-81.55</text:p>
          </table:table-cell>
          <table:table-cell table:formula="of:=DEGREES(ASIN(SIN(RADIANS([.R257]))*SIN(RADIANS([.P257]))))" office:value-type="float" office:value="3.6455268344274">
            <text:p>3.65</text:p>
          </table:table-cell>
          <table:table-cell table:formula="of:=TAN(RADIANS([.R257]/2))*TAN(RADIANS([.R257]/2))" office:value-type="float" office:value="0.0430306343865954">
            <text:p>0.04</text:p>
          </table:table-cell>
          <table:table-cell table:formula="of:=4*DEGREES([.U257]*SIN(2*RADIANS([.I257]))-2*[.K257]*SIN(RADIANS([.J257]))+4*[.K257]*[.U257]*SIN(RADIANS([.J257]))*COS(2*RADIANS([.I257]))-0.5*[.U257]*[.U257]*SIN(4*RADIANS([.I257]))-1.25*[.K257]*[.K257]*SIN(2*RADIANS([.J257])))" office:value-type="float" office:value="4.09996262751167">
            <text:p>4.1</text:p>
          </table:table-cell>
          <table:table-cell table:formula="of:=DEGREES(ACOS(COS(RADIANS(90.833))/COS(RADIANS([.$B$2]))*COS(RADIANS([.T257]))-TAN(RADIANS([.$B$2]))*TAN(RADIANS([.T257]))))" office:value-type="float" office:value="94.545509334183">
            <text:p>94.55</text:p>
          </table:table-cell>
          <table:table-cell table:style-name="ce7" table:formula="of:=(720-4*[.$B$3]-[.V257]+[.$B$4]*60)/1440" office:value-type="float" office:value="0.507902803730895">
            <text:p>12:11:23</text:p>
          </table:table-cell>
          <table:table-cell table:style-name="ce7" table:formula="of:=([.X257]*1440-[.W257]*4)/1440" office:value-type="float" office:value="0.24527638891372">
            <text:p>5:53:12</text:p>
          </table:table-cell>
          <table:table-cell table:style-name="ce7" table:formula="of:=([.X257]*1440+[.W257]*4)/1440" office:value-type="float" office:value="0.77052921854807">
            <text:p>18:29:34</text:p>
          </table:table-cell>
          <table:table-cell table:formula="of:=8*[.W257]" office:value-type="float" office:value="756.364074673464">
            <text:p>756.36</text:p>
          </table:table-cell>
          <table:table-cell table:formula="of:=MOD([.E257]*1440+[.V257]+4*[.$B$3]-60*[.$B$4];1440)" office:value-type="float" office:value="708.619962627512">
            <text:p>708.62</text:p>
          </table:table-cell>
          <table:table-cell table:formula="of:=IF([.AB257]/4&lt;0;[.AB257]/4+180;[.AB257]/4-180)" office:value-type="float" office:value="-2.84500934312209">
            <text:p>-2.85</text:p>
          </table:table-cell>
          <table:table-cell table:formula="of:=DEGREES(ACOS(SIN(RADIANS([.$B$2]))*SIN(RADIANS([.T257]))+COS(RADIANS([.$B$2]))*COS(RADIANS([.T257]))*COS(RADIANS([.AC257]))))" office:value-type="float" office:value="39.4356868817539">
            <text:p>39.44</text:p>
          </table:table-cell>
          <table:table-cell table:formula="of:=90-[.AD257]" office:value-type="float" office:value="50.5643131182461">
            <text:p>50.56</text:p>
          </table:table-cell>
          <table:table-cell table:formula="of:=IF([.AE257]&gt;85;0;IF([.AE257]&gt;5;58.1/TAN(RADIANS([.AE257]))-0.07/POWER(TAN(RADIANS([.AE257]));3)+0.000086/POWER(TAN(RADIANS([.AE257]));5);IF([.AE257]&gt;-0.575;1735+[.AE257]*(-518.2+[.AE257]*(103.4+[.AE257]*(-12.79+[.AE257]*0.711)));-20.772/TAN(RADIANS([.AE257])))))/3600" office:value-type="float" office:value="0.0132626673469984">
            <text:p>0.01</text:p>
          </table:table-cell>
          <table:table-cell table:formula="of:=[.AE257]+[.AF257]" office:value-type="float" office:value="50.5775757855931">
            <text:p>50.58</text:p>
          </table:table-cell>
          <table:table-cell table:formula="of:=IF([.AC257]&gt;0;MOD(DEGREES(ACOS(((SIN(RADIANS([.$B$2]))*COS(RADIANS([.AD257])))-SIN(RADIANS([.T257])))/(COS(RADIANS([.$B$2]))*SIN(RADIANS([.AD257])))))+180;360);MOD(540-DEGREES(ACOS(((SIN(RADIANS([.$B$2]))*COS(RADIANS([.AD257])))-SIN(RADIANS([.T257])))/(COS(RADIANS([.$B$2]))*SIN(RADIANS([.AD257])))));360))" office:value-type="float" office:value="175.527522193873">
            <text:p>175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7]+1" office:value-type="date" office:date-value="2010-09-14">
            <text:p>9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8]+2415018.5+[.E258]-[.$B$4]/24" office:value-type="float" office:value="2455454.20833333">
            <text:p>2455454.21</text:p>
          </table:table-cell>
          <table:table-cell table:style-name="ce9" table:formula="of:=([.F258]-2451545)/36525" office:value-type="float" office:value="0.107028291124805">
            <text:p>0.10702829</text:p>
          </table:table-cell>
          <table:table-cell/>
          <table:table-cell table:formula="of:=MOD(280.46646+[.G258]*(36000.76983+[.G258]*0.0003032);360)" office:value-type="float" office:value="173.567337555494">
            <text:p>173.57</text:p>
          </table:table-cell>
          <table:table-cell table:formula="of:=357.52911+[.G258]*(35999.05029-0.0001537*[.G258])" office:value-type="float" office:value="4210.44594289396">
            <text:p>4210.45</text:p>
          </table:table-cell>
          <table:table-cell table:formula="of:=0.016708634-[.G258]*(0.000042037+0.0001537*[.G258])" office:value-type="float" office:value="0.0167023742097569">
            <text:p>0.02</text:p>
          </table:table-cell>
          <table:table-cell table:formula="of:=SIN(RADIANS([.J258]))*(1.914602-[.G258]*(0.004817+0.000014*[.G258]))+SIN(RADIANS(2*[.J258]))*(0.019993-0.000101*[.G258])+SIN(RADIANS(3*[.J258]))*0.000289" office:value-type="float" office:value="-1.79093874329737">
            <text:p>-1.79</text:p>
          </table:table-cell>
          <table:table-cell table:formula="of:=[.I258]+[.L258]" office:value-type="float" office:value="171.776398812197">
            <text:p>171.78</text:p>
          </table:table-cell>
          <table:table-cell table:formula="of:=[.J258]+[.L258]" office:value-type="float" office:value="4208.65500415066">
            <text:p>4208.66</text:p>
          </table:table-cell>
          <table:table-cell table:formula="of:=(1.000001018*(1-[.K258]*[.K258]))/(1+[.K258]*COS(RADIANS([.N258])))" office:value-type="float" office:value="1.00583691011101">
            <text:p>1.01</text:p>
          </table:table-cell>
          <table:table-cell table:formula="of:=[.M258]-0.00569-0.00478*SIN(RADIANS(125.04-1934.136*[.G258]))" office:value-type="float" office:value="171.775441912783">
            <text:p>171.78</text:p>
          </table:table-cell>
          <table:table-cell table:formula="of:=23+(26+((21.448-[.G258]*(46.815+[.G258]*(0.00059-[.G258]*0.001813))))/60)/60" office:value-type="float" office:value="23.4378992961154">
            <text:p>23.44</text:p>
          </table:table-cell>
          <table:table-cell table:formula="of:=[.Q258]+0.00256*COS(RADIANS(125.04-1934.136*[.G258]))" office:value-type="float" office:value="23.4382570273151">
            <text:p>23.44</text:p>
          </table:table-cell>
          <table:table-cell table:formula="of:=DEGREES(ATAN2(COS(RADIANS([.R258]))*SIN(RADIANS([.P258]));COS(RADIANS([.P258]))))" office:value-type="float" office:value="-82.4458742146123">
            <text:p>-82.45</text:p>
          </table:table-cell>
          <table:table-cell table:formula="of:=DEGREES(ASIN(SIN(RADIANS([.R258]))*SIN(RADIANS([.P258]))))" office:value-type="float" office:value="3.26194378962302">
            <text:p>3.26</text:p>
          </table:table-cell>
          <table:table-cell table:formula="of:=TAN(RADIANS([.R258]/2))*TAN(RADIANS([.R258]/2))" office:value-type="float" office:value="0.0430306241957041">
            <text:p>0.04</text:p>
          </table:table-cell>
          <table:table-cell table:formula="of:=4*DEGREES([.U258]*SIN(2*RADIANS([.I258]))-2*[.K258]*SIN(RADIANS([.J258]))+4*[.K258]*[.U258]*SIN(RADIANS([.J258]))*COS(2*RADIANS([.I258]))-0.5*[.U258]*[.U258]*SIN(4*RADIANS([.I258]))-1.25*[.K258]*[.K258]*SIN(2*RADIANS([.J258])))" office:value-type="float" office:value="4.45483674992305">
            <text:p>4.45</text:p>
          </table:table-cell>
          <table:table-cell table:formula="of:=DEGREES(ACOS(COS(RADIANS(90.833))/COS(RADIANS([.$B$2]))*COS(RADIANS([.T258]))-TAN(RADIANS([.$B$2]))*TAN(RADIANS([.T258]))))" office:value-type="float" office:value="94.1859235465144">
            <text:p>94.19</text:p>
          </table:table-cell>
          <table:table-cell table:style-name="ce7" table:formula="of:=(720-4*[.$B$3]-[.V258]+[.$B$4]*60)/1440" office:value-type="float" office:value="0.507656363368109">
            <text:p>12:11:02</text:p>
          </table:table-cell>
          <table:table-cell table:style-name="ce7" table:formula="of:=([.X258]*1440-[.W258]*4)/1440" office:value-type="float" office:value="0.246028797961125">
            <text:p>5:54:17</text:p>
          </table:table-cell>
          <table:table-cell table:style-name="ce7" table:formula="of:=([.X258]*1440+[.W258]*4)/1440" office:value-type="float" office:value="0.769283928775094">
            <text:p>18:27:46</text:p>
          </table:table-cell>
          <table:table-cell table:formula="of:=8*[.W258]" office:value-type="float" office:value="753.487388372116">
            <text:p>753.49</text:p>
          </table:table-cell>
          <table:table-cell table:formula="of:=MOD([.E258]*1440+[.V258]+4*[.$B$3]-60*[.$B$4];1440)" office:value-type="float" office:value="708.974836749923">
            <text:p>708.97</text:p>
          </table:table-cell>
          <table:table-cell table:formula="of:=IF([.AB258]/4&lt;0;[.AB258]/4+180;[.AB258]/4-180)" office:value-type="float" office:value="-2.75629081251924">
            <text:p>-2.76</text:p>
          </table:table-cell>
          <table:table-cell table:formula="of:=DEGREES(ACOS(SIN(RADIANS([.$B$2]))*SIN(RADIANS([.T258]))+COS(RADIANS([.$B$2]))*COS(RADIANS([.T258]))*COS(RADIANS([.AC258]))))" office:value-type="float" office:value="39.8137050203295">
            <text:p>39.81</text:p>
          </table:table-cell>
          <table:table-cell table:formula="of:=90-[.AD258]" office:value-type="float" office:value="50.1862949796705">
            <text:p>50.19</text:p>
          </table:table-cell>
          <table:table-cell table:formula="of:=IF([.AE258]&gt;85;0;IF([.AE258]&gt;5;58.1/TAN(RADIANS([.AE258]))-0.07/POWER(TAN(RADIANS([.AE258]));3)+0.000086/POWER(TAN(RADIANS([.AE258]));5);IF([.AE258]&gt;-0.575;1735+[.AE258]*(-518.2+[.AE258]*(103.4+[.AE258]*(-12.79+[.AE258]*0.711)));-20.772/TAN(RADIANS([.AE258])))))/3600" office:value-type="float" office:value="0.0134417040339812">
            <text:p>0.01</text:p>
          </table:table-cell>
          <table:table-cell table:formula="of:=[.AE258]+[.AF258]" office:value-type="float" office:value="50.1997366837045">
            <text:p>50.2</text:p>
          </table:table-cell>
          <table:table-cell table:formula="of:=IF([.AC258]&gt;0;MOD(DEGREES(ACOS(((SIN(RADIANS([.$B$2]))*COS(RADIANS([.AD258])))-SIN(RADIANS([.T258])))/(COS(RADIANS([.$B$2]))*SIN(RADIANS([.AD258])))))+180;360);MOD(540-DEGREES(ACOS(((SIN(RADIANS([.$B$2]))*COS(RADIANS([.AD258])))-SIN(RADIANS([.T258])))/(COS(RADIANS([.$B$2]))*SIN(RADIANS([.AD258])))));360))" office:value-type="float" office:value="175.69986549235">
            <text:p>175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8]+1" office:value-type="date" office:date-value="2010-09-15">
            <text:p>9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9]+2415018.5+[.E259]-[.$B$4]/24" office:value-type="float" office:value="2455455.20833333">
            <text:p>2455455.21</text:p>
          </table:table-cell>
          <table:table-cell table:style-name="ce9" table:formula="of:=([.F259]-2451545)/36525" office:value-type="float" office:value="0.107055669632676">
            <text:p>0.10705567</text:p>
          </table:table-cell>
          <table:table-cell/>
          <table:table-cell table:formula="of:=MOD(280.46646+[.G259]*(36000.76983+[.G259]*0.0003032);360)" office:value-type="float" office:value="174.552984917436">
            <text:p>174.55</text:p>
          </table:table-cell>
          <table:table-cell table:formula="of:=357.52911+[.G259]*(35999.05029-0.0001537*[.G259])" office:value-type="float" office:value="4211.43154317478">
            <text:p>4211.43</text:p>
          </table:table-cell>
          <table:table-cell table:formula="of:=0.016708634-[.G259]*(0.000042037+0.0001537*[.G259])" office:value-type="float" office:value="0.0167023721579649">
            <text:p>0.02</text:p>
          </table:table-cell>
          <table:table-cell table:formula="of:=SIN(RADIANS([.J259]))*(1.914602-[.G259]*(0.004817+0.000014*[.G259]))+SIN(RADIANS(2*[.J259]))*(0.019993-0.000101*[.G259])+SIN(RADIANS(3*[.J259]))*0.000289" office:value-type="float" office:value="-1.80221970572876">
            <text:p>-1.8</text:p>
          </table:table-cell>
          <table:table-cell table:formula="of:=[.I259]+[.L259]" office:value-type="float" office:value="172.750765211708">
            <text:p>172.75</text:p>
          </table:table-cell>
          <table:table-cell table:formula="of:=[.J259]+[.L259]" office:value-type="float" office:value="4209.62932346906">
            <text:p>4209.63</text:p>
          </table:table-cell>
          <table:table-cell table:formula="of:=(1.000001018*(1-[.K259]*[.K259]))/(1+[.K259]*COS(RADIANS([.N259])))" office:value-type="float" office:value="1.00556839021124">
            <text:p>1.01</text:p>
          </table:table-cell>
          <table:table-cell table:formula="of:=[.M259]-0.00569-0.00478*SIN(RADIANS(125.04-1934.136*[.G259]))" office:value-type="float" office:value="172.749808927605">
            <text:p>172.75</text:p>
          </table:table-cell>
          <table:table-cell table:formula="of:=23+(26+((21.448-[.G259]*(46.815+[.G259]*(0.00059-[.G259]*0.001813))))/60)/60" office:value-type="float" office:value="23.4378989400802">
            <text:p>23.44</text:p>
          </table:table-cell>
          <table:table-cell table:formula="of:=[.Q259]+0.00256*COS(RADIANS(125.04-1934.136*[.G259]))" office:value-type="float" office:value="23.4382543283451">
            <text:p>23.44</text:p>
          </table:table-cell>
          <table:table-cell table:formula="of:=DEGREES(ATAN2(COS(RADIANS([.R259]))*SIN(RADIANS([.P259]));COS(RADIANS([.P259]))))" office:value-type="float" office:value="-83.342419750174">
            <text:p>-83.34</text:p>
          </table:table-cell>
          <table:table-cell table:formula="of:=DEGREES(ASIN(SIN(RADIANS([.R259]))*SIN(RADIANS([.P259]))))" office:value-type="float" office:value="2.877359316286">
            <text:p>2.88</text:p>
          </table:table-cell>
          <table:table-cell table:formula="of:=TAN(RADIANS([.R259]/2))*TAN(RADIANS([.R259]/2))" office:value-type="float" office:value="0.0430306140036603">
            <text:p>0.04</text:p>
          </table:table-cell>
          <table:table-cell table:formula="of:=4*DEGREES([.U259]*SIN(2*RADIANS([.I259]))-2*[.K259]*SIN(RADIANS([.J259]))+4*[.K259]*[.U259]*SIN(RADIANS([.J259]))*COS(2*RADIANS([.I259]))-0.5*[.U259]*[.U259]*SIN(4*RADIANS([.I259]))-1.25*[.K259]*[.K259]*SIN(2*RADIANS([.J259])))" office:value-type="float" office:value="4.81063607115753">
            <text:p>4.81</text:p>
          </table:table-cell>
          <table:table-cell table:formula="of:=DEGREES(ACOS(COS(RADIANS(90.833))/COS(RADIANS([.$B$2]))*COS(RADIANS([.T259]))-TAN(RADIANS([.$B$2]))*TAN(RADIANS([.T259]))))" office:value-type="float" office:value="93.8257889485389">
            <text:p>93.83</text:p>
          </table:table-cell>
          <table:table-cell table:style-name="ce7" table:formula="of:=(720-4*[.$B$3]-[.V259]+[.$B$4]*60)/1440" office:value-type="float" office:value="0.507409280506141">
            <text:p>12:10:40</text:p>
          </table:table-cell>
          <table:table-cell table:style-name="ce7" table:formula="of:=([.X259]*1440-[.W259]*4)/1440" office:value-type="float" office:value="0.246782088982422">
            <text:p>5:55:22</text:p>
          </table:table-cell>
          <table:table-cell table:style-name="ce7" table:formula="of:=([.X259]*1440+[.W259]*4)/1440" office:value-type="float" office:value="0.76803647202986">
            <text:p>18:25:58</text:p>
          </table:table-cell>
          <table:table-cell table:formula="of:=8*[.W259]" office:value-type="float" office:value="750.606311588311">
            <text:p>750.61</text:p>
          </table:table-cell>
          <table:table-cell table:formula="of:=MOD([.E259]*1440+[.V259]+4*[.$B$3]-60*[.$B$4];1440)" office:value-type="float" office:value="709.330636071158">
            <text:p>709.33</text:p>
          </table:table-cell>
          <table:table-cell table:formula="of:=IF([.AB259]/4&lt;0;[.AB259]/4+180;[.AB259]/4-180)" office:value-type="float" office:value="-2.66734098221062">
            <text:p>-2.67</text:p>
          </table:table-cell>
          <table:table-cell table:formula="of:=DEGREES(ACOS(SIN(RADIANS([.$B$2]))*SIN(RADIANS([.T259]))+COS(RADIANS([.$B$2]))*COS(RADIANS([.T259]))*COS(RADIANS([.AC259]))))" office:value-type="float" office:value="40.1929506173252">
            <text:p>40.19</text:p>
          </table:table-cell>
          <table:table-cell table:formula="of:=90-[.AD259]" office:value-type="float" office:value="49.8070493826748">
            <text:p>49.81</text:p>
          </table:table-cell>
          <table:table-cell table:formula="of:=IF([.AE259]&gt;85;0;IF([.AE259]&gt;5;58.1/TAN(RADIANS([.AE259]))-0.07/POWER(TAN(RADIANS([.AE259]));3)+0.000086/POWER(TAN(RADIANS([.AE259]));5);IF([.AE259]&gt;-0.575;1735+[.AE259]*(-518.2+[.AE259]*(103.4+[.AE259]*(-12.79+[.AE259]*0.711)));-20.772/TAN(RADIANS([.AE259])))))/3600" office:value-type="float" office:value="0.0136232997164772">
            <text:p>0.01</text:p>
          </table:table-cell>
          <table:table-cell table:formula="of:=[.AE259]+[.AF259]" office:value-type="float" office:value="49.8206726823912">
            <text:p>49.82</text:p>
          </table:table-cell>
          <table:table-cell table:formula="of:=IF([.AC259]&gt;0;MOD(DEGREES(ACOS(((SIN(RADIANS([.$B$2]))*COS(RADIANS([.AD259])))-SIN(RADIANS([.T259])))/(COS(RADIANS([.$B$2]))*SIN(RADIANS([.AD259])))))+180;360);MOD(540-DEGREES(ACOS(((SIN(RADIANS([.$B$2]))*COS(RADIANS([.AD259])))-SIN(RADIANS([.T259])))/(COS(RADIANS([.$B$2]))*SIN(RADIANS([.AD259])))));360))" office:value-type="float" office:value="175.870044375783">
            <text:p>175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9]+1" office:value-type="date" office:date-value="2010-09-16">
            <text:p>9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0]+2415018.5+[.E260]-[.$B$4]/24" office:value-type="float" office:value="2455456.20833333">
            <text:p>2455456.21</text:p>
          </table:table-cell>
          <table:table-cell table:style-name="ce9" table:formula="of:=([.F260]-2451545)/36525" office:value-type="float" office:value="0.107083048140547">
            <text:p>0.10708305</text:p>
          </table:table-cell>
          <table:table-cell/>
          <table:table-cell table:formula="of:=MOD(280.46646+[.G260]*(36000.76983+[.G260]*0.0003032);360)" office:value-type="float" office:value="175.538632279378">
            <text:p>175.54</text:p>
          </table:table-cell>
          <table:table-cell table:formula="of:=357.52911+[.G260]*(35999.05029-0.0001537*[.G260])" office:value-type="float" office:value="4212.41714345561">
            <text:p>4212.42</text:p>
          </table:table-cell>
          <table:table-cell table:formula="of:=0.016708634-[.G260]*(0.000042037+0.0001537*[.G260])" office:value-type="float" office:value="0.0167023701059424">
            <text:p>0.02</text:p>
          </table:table-cell>
          <table:table-cell table:formula="of:=SIN(RADIANS([.J260]))*(1.914602-[.G260]*(0.004817+0.000014*[.G260]))+SIN(RADIANS(2*[.J260]))*(0.019993-0.000101*[.G260])+SIN(RADIANS(3*[.J260]))*0.000289" office:value-type="float" office:value="-1.81297848216707">
            <text:p>-1.81</text:p>
          </table:table-cell>
          <table:table-cell table:formula="of:=[.I260]+[.L260]" office:value-type="float" office:value="173.725653797211">
            <text:p>173.73</text:p>
          </table:table-cell>
          <table:table-cell table:formula="of:=[.J260]+[.L260]" office:value-type="float" office:value="4210.60416497344">
            <text:p>4210.6</text:p>
          </table:table-cell>
          <table:table-cell table:formula="of:=(1.000001018*(1-[.K260]*[.K260]))/(1+[.K260]*COS(RADIANS([.N260])))" office:value-type="float" office:value="1.00529816902081">
            <text:p>1.01</text:p>
          </table:table-cell>
          <table:table-cell table:formula="of:=[.M260]-0.00569-0.00478*SIN(RADIANS(125.04-1934.136*[.G260]))" office:value-type="float" office:value="173.724698124376">
            <text:p>173.72</text:p>
          </table:table-cell>
          <table:table-cell table:formula="of:=23+(26+((21.448-[.G260]*(46.815+[.G260]*(0.00059-[.G260]*0.001813))))/60)/60" office:value-type="float" office:value="23.437898584045">
            <text:p>23.44</text:p>
          </table:table-cell>
          <table:table-cell table:formula="of:=[.Q260]+0.00256*COS(RADIANS(125.04-1934.136*[.G260]))" office:value-type="float" office:value="23.4382516290715">
            <text:p>23.44</text:p>
          </table:table-cell>
          <table:table-cell table:formula="of:=DEGREES(ATAN2(COS(RADIANS([.R260]))*SIN(RADIANS([.P260]));COS(RADIANS([.P260]))))" office:value-type="float" office:value="-84.2388400584066">
            <text:p>-84.24</text:p>
          </table:table-cell>
          <table:table-cell table:formula="of:=DEGREES(ASIN(SIN(RADIANS([.R260]))*SIN(RADIANS([.P260]))))" office:value-type="float" office:value="2.49186542491494">
            <text:p>2.49</text:p>
          </table:table-cell>
          <table:table-cell table:formula="of:=TAN(RADIANS([.R260]/2))*TAN(RADIANS([.R260]/2))" office:value-type="float" office:value="0.0430306038104714">
            <text:p>0.04</text:p>
          </table:table-cell>
          <table:table-cell table:formula="of:=4*DEGREES([.U260]*SIN(2*RADIANS([.I260]))-2*[.K260]*SIN(RADIANS([.J260]))+4*[.K260]*[.U260]*SIN(RADIANS([.J260]))*COS(2*RADIANS([.I260]))-0.5*[.U260]*[.U260]*SIN(4*RADIANS([.I260]))-1.25*[.K260]*[.K260]*SIN(2*RADIANS([.J260])))" office:value-type="float" office:value="5.16703861492724">
            <text:p>5.17</text:p>
          </table:table-cell>
          <table:table-cell table:formula="of:=DEGREES(ACOS(COS(RADIANS(90.833))/COS(RADIANS([.$B$2]))*COS(RADIANS([.T260]))-TAN(RADIANS([.$B$2]))*TAN(RADIANS([.T260]))))" office:value-type="float" office:value="93.4651469436287">
            <text:p>93.47</text:p>
          </table:table-cell>
          <table:table-cell table:style-name="ce7" table:formula="of:=(720-4*[.$B$3]-[.V260]+[.$B$4]*60)/1440" office:value-type="float" office:value="0.507161778739634">
            <text:p>12:10:19</text:p>
          </table:table-cell>
          <table:table-cell table:style-name="ce7" table:formula="of:=([.X260]*1440-[.W260]*4)/1440" office:value-type="float" office:value="0.247536370562888">
            <text:p>5:56:27</text:p>
          </table:table-cell>
          <table:table-cell table:style-name="ce7" table:formula="of:=([.X260]*1440+[.W260]*4)/1440" office:value-type="float" office:value="0.76678718691638">
            <text:p>18:24:10</text:p>
          </table:table-cell>
          <table:table-cell table:formula="of:=8*[.W260]" office:value-type="float" office:value="747.721175549029">
            <text:p>747.72</text:p>
          </table:table-cell>
          <table:table-cell table:formula="of:=MOD([.E260]*1440+[.V260]+4*[.$B$3]-60*[.$B$4];1440)" office:value-type="float" office:value="709.687038614927">
            <text:p>709.69</text:p>
          </table:table-cell>
          <table:table-cell table:formula="of:=IF([.AB260]/4&lt;0;[.AB260]/4+180;[.AB260]/4-180)" office:value-type="float" office:value="-2.57824034626819">
            <text:p>-2.58</text:p>
          </table:table-cell>
          <table:table-cell table:formula="of:=DEGREES(ACOS(SIN(RADIANS([.$B$2]))*SIN(RADIANS([.T260]))+COS(RADIANS([.$B$2]))*COS(RADIANS([.T260]))*COS(RADIANS([.AC260]))))" office:value-type="float" office:value="40.573332211827">
            <text:p>40.57</text:p>
          </table:table-cell>
          <table:table-cell table:formula="of:=90-[.AD260]" office:value-type="float" office:value="49.426667788173">
            <text:p>49.43</text:p>
          </table:table-cell>
          <table:table-cell table:formula="of:=IF([.AE260]&gt;85;0;IF([.AE260]&gt;5;58.1/TAN(RADIANS([.AE260]))-0.07/POWER(TAN(RADIANS([.AE260]));3)+0.000086/POWER(TAN(RADIANS([.AE260]));5);IF([.AE260]&gt;-0.575;1735+[.AE260]*(-518.2+[.AE260]*(103.4+[.AE260]*(-12.79+[.AE260]*0.711)));-20.772/TAN(RADIANS([.AE260])))))/3600" office:value-type="float" office:value="0.0138074782910536">
            <text:p>0.01</text:p>
          </table:table-cell>
          <table:table-cell table:formula="of:=[.AE260]+[.AF260]" office:value-type="float" office:value="49.4404752664641">
            <text:p>49.44</text:p>
          </table:table-cell>
          <table:table-cell table:formula="of:=IF([.AC260]&gt;0;MOD(DEGREES(ACOS(((SIN(RADIANS([.$B$2]))*COS(RADIANS([.AD260])))-SIN(RADIANS([.T260])))/(COS(RADIANS([.$B$2]))*SIN(RADIANS([.AD260])))))+180;360);MOD(540-DEGREES(ACOS(((SIN(RADIANS([.$B$2]))*COS(RADIANS([.AD260])))-SIN(RADIANS([.T260])))/(COS(RADIANS([.$B$2]))*SIN(RADIANS([.AD260])))));360))" office:value-type="float" office:value="176.037970118649">
            <text:p>176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0]+1" office:value-type="date" office:date-value="2010-09-17">
            <text:p>9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1]+2415018.5+[.E261]-[.$B$4]/24" office:value-type="float" office:value="2455457.20833333">
            <text:p>2455457.21</text:p>
          </table:table-cell>
          <table:table-cell table:style-name="ce9" table:formula="of:=([.F261]-2451545)/36525" office:value-type="float" office:value="0.107110426648419">
            <text:p>0.10711043</text:p>
          </table:table-cell>
          <table:table-cell/>
          <table:table-cell table:formula="of:=MOD(280.46646+[.G261]*(36000.76983+[.G261]*0.0003032);360)" office:value-type="float" office:value="176.52427964132">
            <text:p>176.52</text:p>
          </table:table-cell>
          <table:table-cell table:formula="of:=357.52911+[.G261]*(35999.05029-0.0001537*[.G261])" office:value-type="float" office:value="4213.40274373643">
            <text:p>4213.4</text:p>
          </table:table-cell>
          <table:table-cell table:formula="of:=0.016708634-[.G261]*(0.000042037+0.0001537*[.G261])" office:value-type="float" office:value="0.0167023680536895">
            <text:p>0.02</text:p>
          </table:table-cell>
          <table:table-cell table:formula="of:=SIN(RADIANS([.J261]))*(1.914602-[.G261]*(0.004817+0.000014*[.G261]))+SIN(RADIANS(2*[.J261]))*(0.019993-0.000101*[.G261])+SIN(RADIANS(3*[.J261]))*0.000289" office:value-type="float" office:value="-1.82321142509635">
            <text:p>-1.82</text:p>
          </table:table-cell>
          <table:table-cell table:formula="of:=[.I261]+[.L261]" office:value-type="float" office:value="174.701068216224">
            <text:p>174.7</text:p>
          </table:table-cell>
          <table:table-cell table:formula="of:=[.J261]+[.L261]" office:value-type="float" office:value="4211.57953231134">
            <text:p>4211.58</text:p>
          </table:table-cell>
          <table:table-cell table:formula="of:=(1.000001018*(1-[.K261]*[.K261]))/(1+[.K261]*COS(RADIANS([.N261])))" office:value-type="float" office:value="1.00502632386879">
            <text:p>1.01</text:p>
          </table:table-cell>
          <table:table-cell table:formula="of:=[.M261]-0.00569-0.00478*SIN(RADIANS(125.04-1934.136*[.G261]))" office:value-type="float" office:value="174.700113150612">
            <text:p>174.7</text:p>
          </table:table-cell>
          <table:table-cell table:formula="of:=23+(26+((21.448-[.G261]*(46.815+[.G261]*(0.00059-[.G261]*0.001813))))/60)/60" office:value-type="float" office:value="23.4378982280099">
            <text:p>23.44</text:p>
          </table:table-cell>
          <table:table-cell table:formula="of:=[.Q261]+0.00256*COS(RADIANS(125.04-1934.136*[.G261]))" office:value-type="float" office:value="23.4382489294963">
            <text:p>23.44</text:p>
          </table:table-cell>
          <table:table-cell table:formula="of:=DEGREES(ATAN2(COS(RADIANS([.R261]))*SIN(RADIANS([.P261]));COS(RADIANS([.P261]))))" office:value-type="float" office:value="-85.1352183074105">
            <text:p>-85.14</text:p>
          </table:table-cell>
          <table:table-cell table:formula="of:=DEGREES(ASIN(SIN(RADIANS([.R261]))*SIN(RADIANS([.P261]))))" office:value-type="float" office:value="2.10555439286948">
            <text:p>2.11</text:p>
          </table:table-cell>
          <table:table-cell table:formula="of:=TAN(RADIANS([.R261]/2))*TAN(RADIANS([.R261]/2))" office:value-type="float" office:value="0.043030593616145">
            <text:p>0.04</text:p>
          </table:table-cell>
          <table:table-cell table:formula="of:=4*DEGREES([.U261]*SIN(2*RADIANS([.I261]))-2*[.K261]*SIN(RADIANS([.J261]))+4*[.K261]*[.U261]*SIN(RADIANS([.J261]))*COS(2*RADIANS([.I261]))-0.5*[.U261]*[.U261]*SIN(4*RADIANS([.I261]))-1.25*[.K261]*[.K261]*SIN(2*RADIANS([.J261])))" office:value-type="float" office:value="5.5237200638731">
            <text:p>5.52</text:p>
          </table:table-cell>
          <table:table-cell table:formula="of:=DEGREES(ACOS(COS(RADIANS(90.833))/COS(RADIANS([.$B$2]))*COS(RADIANS([.T261]))-TAN(RADIANS([.$B$2]))*TAN(RADIANS([.T261]))))" office:value-type="float" office:value="93.1040384346168">
            <text:p>93.1</text:p>
          </table:table-cell>
          <table:table-cell table:style-name="ce7" table:formula="of:=(720-4*[.$B$3]-[.V261]+[.$B$4]*60)/1440" office:value-type="float" office:value="0.506914083288977">
            <text:p>12:09:57</text:p>
          </table:table-cell>
          <table:table-cell table:style-name="ce7" table:formula="of:=([.X261]*1440-[.W261]*4)/1440" office:value-type="float" office:value="0.24829175430393">
            <text:p>5:57:32</text:p>
          </table:table-cell>
          <table:table-cell table:style-name="ce7" table:formula="of:=([.X261]*1440+[.W261]*4)/1440" office:value-type="float" office:value="0.765536412274024">
            <text:p>18:22:22</text:p>
          </table:table-cell>
          <table:table-cell table:formula="of:=8*[.W261]" office:value-type="float" office:value="744.832307476934">
            <text:p>744.83</text:p>
          </table:table-cell>
          <table:table-cell table:formula="of:=MOD([.E261]*1440+[.V261]+4*[.$B$3]-60*[.$B$4];1440)" office:value-type="float" office:value="710.043720063873">
            <text:p>710.04</text:p>
          </table:table-cell>
          <table:table-cell table:formula="of:=IF([.AB261]/4&lt;0;[.AB261]/4+180;[.AB261]/4-180)" office:value-type="float" office:value="-2.48906998403172">
            <text:p>-2.49</text:p>
          </table:table-cell>
          <table:table-cell table:formula="of:=DEGREES(ACOS(SIN(RADIANS([.$B$2]))*SIN(RADIANS([.T261]))+COS(RADIANS([.$B$2]))*COS(RADIANS([.T261]))*COS(RADIANS([.AC261]))))" office:value-type="float" office:value="40.9547574855375">
            <text:p>40.95</text:p>
          </table:table-cell>
          <table:table-cell table:formula="of:=90-[.AD261]" office:value-type="float" office:value="49.0452425144625">
            <text:p>49.05</text:p>
          </table:table-cell>
          <table:table-cell table:formula="of:=IF([.AE261]&gt;85;0;IF([.AE261]&gt;5;58.1/TAN(RADIANS([.AE261]))-0.07/POWER(TAN(RADIANS([.AE261]));3)+0.000086/POWER(TAN(RADIANS([.AE261]));5);IF([.AE261]&gt;-0.575;1735+[.AE261]*(-518.2+[.AE261]*(103.4+[.AE261]*(-12.79+[.AE261]*0.711)));-20.772/TAN(RADIANS([.AE261])))))/3600" office:value-type="float" office:value="0.013994263681972">
            <text:p>0.01</text:p>
          </table:table-cell>
          <table:table-cell table:formula="of:=[.AE261]+[.AF261]" office:value-type="float" office:value="49.0592367781444">
            <text:p>49.06</text:p>
          </table:table-cell>
          <table:table-cell table:formula="of:=IF([.AC261]&gt;0;MOD(DEGREES(ACOS(((SIN(RADIANS([.$B$2]))*COS(RADIANS([.AD261])))-SIN(RADIANS([.T261])))/(COS(RADIANS([.$B$2]))*SIN(RADIANS([.AD261])))))+180;360);MOD(540-DEGREES(ACOS(((SIN(RADIANS([.$B$2]))*COS(RADIANS([.AD261])))-SIN(RADIANS([.T261])))/(COS(RADIANS([.$B$2]))*SIN(RADIANS([.AD261])))));360))" office:value-type="float" office:value="176.203556763896">
            <text:p>176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1]+1" office:value-type="date" office:date-value="2010-09-18">
            <text:p>9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2]+2415018.5+[.E262]-[.$B$4]/24" office:value-type="float" office:value="2455458.20833333">
            <text:p>2455458.21</text:p>
          </table:table-cell>
          <table:table-cell table:style-name="ce9" table:formula="of:=([.F262]-2451545)/36525" office:value-type="float" office:value="0.10713780515629">
            <text:p>0.10713781</text:p>
          </table:table-cell>
          <table:table-cell/>
          <table:table-cell table:formula="of:=MOD(280.46646+[.G262]*(36000.76983+[.G262]*0.0003032);360)" office:value-type="float" office:value="177.509927003263">
            <text:p>177.51</text:p>
          </table:table-cell>
          <table:table-cell table:formula="of:=357.52911+[.G262]*(35999.05029-0.0001537*[.G262])" office:value-type="float" office:value="4214.38834401726">
            <text:p>4214.39</text:p>
          </table:table-cell>
          <table:table-cell table:formula="of:=0.016708634-[.G262]*(0.000042037+0.0001537*[.G262])" office:value-type="float" office:value="0.0167023660012062">
            <text:p>0.02</text:p>
          </table:table-cell>
          <table:table-cell table:formula="of:=SIN(RADIANS([.J262]))*(1.914602-[.G262]*(0.004817+0.000014*[.G262]))+SIN(RADIANS(2*[.J262]))*(0.019993-0.000101*[.G262])+SIN(RADIANS(3*[.J262]))*0.000289" office:value-type="float" office:value="-1.83291502940357">
            <text:p>-1.83</text:p>
          </table:table-cell>
          <table:table-cell table:formula="of:=[.I262]+[.L262]" office:value-type="float" office:value="175.67701197386">
            <text:p>175.68</text:p>
          </table:table-cell>
          <table:table-cell table:formula="of:=[.J262]+[.L262]" office:value-type="float" office:value="4212.55542898785">
            <text:p>4212.56</text:p>
          </table:table-cell>
          <table:table-cell table:formula="of:=(1.000001018*(1-[.K262]*[.K262]))/(1+[.K262]*COS(RADIANS([.N262])))" office:value-type="float" office:value="1.00475293267554">
            <text:p>1</text:p>
          </table:table-cell>
          <table:table-cell table:formula="of:=[.M262]-0.00569-0.00478*SIN(RADIANS(125.04-1934.136*[.G262]))" office:value-type="float" office:value="175.676057511426">
            <text:p>175.68</text:p>
          </table:table-cell>
          <table:table-cell table:formula="of:=23+(26+((21.448-[.G262]*(46.815+[.G262]*(0.00059-[.G262]*0.001813))))/60)/60" office:value-type="float" office:value="23.4378978719747">
            <text:p>23.44</text:p>
          </table:table-cell>
          <table:table-cell table:formula="of:=[.Q262]+0.00256*COS(RADIANS(125.04-1934.136*[.G262]))" office:value-type="float" office:value="23.4382462296216">
            <text:p>23.44</text:p>
          </table:table-cell>
          <table:table-cell table:formula="of:=DEGREES(ATAN2(COS(RADIANS([.R262]))*SIN(RADIANS([.P262]));COS(RADIANS([.P262]))))" office:value-type="float" office:value="-86.0316381132858">
            <text:p>-86.03</text:p>
          </table:table-cell>
          <table:table-cell table:formula="of:=DEGREES(ASIN(SIN(RADIANS([.R262]))*SIN(RADIANS([.P262]))))" office:value-type="float" office:value="1.71851877913524">
            <text:p>1.72</text:p>
          </table:table-cell>
          <table:table-cell table:formula="of:=TAN(RADIANS([.R262]/2))*TAN(RADIANS([.R262]/2))" office:value-type="float" office:value="0.0430305834206887">
            <text:p>0.04</text:p>
          </table:table-cell>
          <table:table-cell table:formula="of:=4*DEGREES([.U262]*SIN(2*RADIANS([.I262]))-2*[.K262]*SIN(RADIANS([.J262]))+4*[.K262]*[.U262]*SIN(RADIANS([.J262]))*COS(2*RADIANS([.I262]))-0.5*[.U262]*[.U262]*SIN(4*RADIANS([.I262]))-1.25*[.K262]*[.K262]*SIN(2*RADIANS([.J262])))" office:value-type="float" office:value="5.88035387035722">
            <text:p>5.88</text:p>
          </table:table-cell>
          <table:table-cell table:formula="of:=DEGREES(ACOS(COS(RADIANS(90.833))/COS(RADIANS([.$B$2]))*COS(RADIANS([.T262]))-TAN(RADIANS([.$B$2]))*TAN(RADIANS([.T262]))))" office:value-type="float" office:value="92.7425039192214">
            <text:p>92.74</text:p>
          </table:table-cell>
          <table:table-cell table:style-name="ce7" table:formula="of:=(720-4*[.$B$3]-[.V262]+[.$B$4]*60)/1440" office:value-type="float" office:value="0.506666420923363">
            <text:p>12:09:36</text:p>
          </table:table-cell>
          <table:table-cell table:style-name="ce7" table:formula="of:=([.X262]*1440-[.W262]*4)/1440" office:value-type="float" office:value="0.249048354481081">
            <text:p>5:58:38</text:p>
          </table:table-cell>
          <table:table-cell table:style-name="ce7" table:formula="of:=([.X262]*1440+[.W262]*4)/1440" office:value-type="float" office:value="0.764284487365645">
            <text:p>18:20:34</text:p>
          </table:table-cell>
          <table:table-cell table:formula="of:=8*[.W262]" office:value-type="float" office:value="741.940031353771">
            <text:p>741.94</text:p>
          </table:table-cell>
          <table:table-cell table:formula="of:=MOD([.E262]*1440+[.V262]+4*[.$B$3]-60*[.$B$4];1440)" office:value-type="float" office:value="710.400353870357">
            <text:p>710.4</text:p>
          </table:table-cell>
          <table:table-cell table:formula="of:=IF([.AB262]/4&lt;0;[.AB262]/4+180;[.AB262]/4-180)" office:value-type="float" office:value="-2.3999115324107">
            <text:p>-2.4</text:p>
          </table:table-cell>
          <table:table-cell table:formula="of:=DEGREES(ACOS(SIN(RADIANS([.$B$2]))*SIN(RADIANS([.T262]))+COS(RADIANS([.$B$2]))*COS(RADIANS([.T262]))*COS(RADIANS([.AC262]))))" office:value-type="float" office:value="41.3371332645174">
            <text:p>41.34</text:p>
          </table:table-cell>
          <table:table-cell table:formula="of:=90-[.AD262]" office:value-type="float" office:value="48.6628667354826">
            <text:p>48.66</text:p>
          </table:table-cell>
          <table:table-cell table:formula="of:=IF([.AE262]&gt;85;0;IF([.AE262]&gt;5;58.1/TAN(RADIANS([.AE262]))-0.07/POWER(TAN(RADIANS([.AE262]));3)+0.000086/POWER(TAN(RADIANS([.AE262]));5);IF([.AE262]&gt;-0.575;1735+[.AE262]*(-518.2+[.AE262]*(103.4+[.AE262]*(-12.79+[.AE262]*0.711)));-20.772/TAN(RADIANS([.AE262])))))/3600" office:value-type="float" office:value="0.0141836797875892">
            <text:p>0.01</text:p>
          </table:table-cell>
          <table:table-cell table:formula="of:=[.AE262]+[.AF262]" office:value-type="float" office:value="48.6770504152702">
            <text:p>48.68</text:p>
          </table:table-cell>
          <table:table-cell table:formula="of:=IF([.AC262]&gt;0;MOD(DEGREES(ACOS(((SIN(RADIANS([.$B$2]))*COS(RADIANS([.AD262])))-SIN(RADIANS([.T262])))/(COS(RADIANS([.$B$2]))*SIN(RADIANS([.AD262])))))+180;360);MOD(540-DEGREES(ACOS(((SIN(RADIANS([.$B$2]))*COS(RADIANS([.AD262])))-SIN(RADIANS([.T262])))/(COS(RADIANS([.$B$2]))*SIN(RADIANS([.AD262])))));360))" office:value-type="float" office:value="176.366721044388">
            <text:p>176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2]+1" office:value-type="date" office:date-value="2010-09-19">
            <text:p>9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3]+2415018.5+[.E263]-[.$B$4]/24" office:value-type="float" office:value="2455459.20833333">
            <text:p>2455459.21</text:p>
          </table:table-cell>
          <table:table-cell table:style-name="ce9" table:formula="of:=([.F263]-2451545)/36525" office:value-type="float" office:value="0.107165183664161">
            <text:p>0.10716518</text:p>
          </table:table-cell>
          <table:table-cell/>
          <table:table-cell table:formula="of:=MOD(280.46646+[.G263]*(36000.76983+[.G263]*0.0003032);360)" office:value-type="float" office:value="178.495574365207">
            <text:p>178.5</text:p>
          </table:table-cell>
          <table:table-cell table:formula="of:=357.52911+[.G263]*(35999.05029-0.0001537*[.G263])" office:value-type="float" office:value="4215.37394429808">
            <text:p>4215.37</text:p>
          </table:table-cell>
          <table:table-cell table:formula="of:=0.016708634-[.G263]*(0.000042037+0.0001537*[.G263])" office:value-type="float" office:value="0.0167023639484925">
            <text:p>0.02</text:p>
          </table:table-cell>
          <table:table-cell table:formula="of:=SIN(RADIANS([.J263]))*(1.914602-[.G263]*(0.004817+0.000014*[.G263]))+SIN(RADIANS(2*[.J263]))*(0.019993-0.000101*[.G263])+SIN(RADIANS(3*[.J263]))*0.000289" office:value-type="float" office:value="-1.84208593393988">
            <text:p>-1.84</text:p>
          </table:table-cell>
          <table:table-cell table:formula="of:=[.I263]+[.L263]" office:value-type="float" office:value="176.653488431267">
            <text:p>176.65</text:p>
          </table:table-cell>
          <table:table-cell table:formula="of:=[.J263]+[.L263]" office:value-type="float" office:value="4213.53185836414">
            <text:p>4213.53</text:p>
          </table:table-cell>
          <table:table-cell table:formula="of:=(1.000001018*(1-[.K263]*[.K263]))/(1+[.K263]*COS(RADIANS([.N263])))" office:value-type="float" office:value="1.00447807393288">
            <text:p>1</text:p>
          </table:table-cell>
          <table:table-cell table:formula="of:=[.M263]-0.00569-0.00478*SIN(RADIANS(125.04-1934.136*[.G263]))" office:value-type="float" office:value="176.652534567967">
            <text:p>176.65</text:p>
          </table:table-cell>
          <table:table-cell table:formula="of:=23+(26+((21.448-[.G263]*(46.815+[.G263]*(0.00059-[.G263]*0.001813))))/60)/60" office:value-type="float" office:value="23.4378975159395">
            <text:p>23.44</text:p>
          </table:table-cell>
          <table:table-cell table:formula="of:=[.Q263]+0.00256*COS(RADIANS(125.04-1934.136*[.G263]))" office:value-type="float" office:value="23.4382435294493">
            <text:p>23.44</text:p>
          </table:table-cell>
          <table:table-cell table:formula="of:=DEGREES(ATAN2(COS(RADIANS([.R263]))*SIN(RADIANS([.P263]));COS(RADIANS([.P263]))))" office:value-type="float" office:value="-86.9281834923748">
            <text:p>-86.93</text:p>
          </table:table-cell>
          <table:table-cell table:formula="of:=DEGREES(ASIN(SIN(RADIANS([.R263]))*SIN(RADIANS([.P263]))))" office:value-type="float" office:value="1.33085143935746">
            <text:p>1.33</text:p>
          </table:table-cell>
          <table:table-cell table:formula="of:=TAN(RADIANS([.R263]/2))*TAN(RADIANS([.R263]/2))" office:value-type="float" office:value="0.0430305732241101">
            <text:p>0.04</text:p>
          </table:table-cell>
          <table:table-cell table:formula="of:=4*DEGREES([.U263]*SIN(2*RADIANS([.I263]))-2*[.K263]*SIN(RADIANS([.J263]))+4*[.K263]*[.U263]*SIN(RADIANS([.J263]))*COS(2*RADIANS([.I263]))-0.5*[.U263]*[.U263]*SIN(4*RADIANS([.I263]))-1.25*[.K263]*[.K263]*SIN(2*RADIANS([.J263])))" office:value-type="float" office:value="6.23661136835946">
            <text:p>6.24</text:p>
          </table:table-cell>
          <table:table-cell table:formula="of:=DEGREES(ACOS(COS(RADIANS(90.833))/COS(RADIANS([.$B$2]))*COS(RADIANS([.T263]))-TAN(RADIANS([.$B$2]))*TAN(RADIANS([.T263]))))" office:value-type="float" office:value="92.3805835861538">
            <text:p>92.38</text:p>
          </table:table-cell>
          <table:table-cell table:style-name="ce7" table:formula="of:=(720-4*[.$B$3]-[.V263]+[.$B$4]*60)/1440" office:value-type="float" office:value="0.506419019883084">
            <text:p>12:09:15</text:p>
          </table:table-cell>
          <table:table-cell table:style-name="ce7" table:formula="of:=([.X263]*1440-[.W263]*4)/1440" office:value-type="float" office:value="0.249806287699323">
            <text:p>5:59:43</text:p>
          </table:table-cell>
          <table:table-cell table:style-name="ce7" table:formula="of:=([.X263]*1440+[.W263]*4)/1440" office:value-type="float" office:value="0.763031752066844">
            <text:p>18:18:46</text:p>
          </table:table-cell>
          <table:table-cell table:formula="of:=8*[.W263]" office:value-type="float" office:value="739.04466868923">
            <text:p>739.04</text:p>
          </table:table-cell>
          <table:table-cell table:formula="of:=MOD([.E263]*1440+[.V263]+4*[.$B$3]-60*[.$B$4];1440)" office:value-type="float" office:value="710.756611368359">
            <text:p>710.76</text:p>
          </table:table-cell>
          <table:table-cell table:formula="of:=IF([.AB263]/4&lt;0;[.AB263]/4+180;[.AB263]/4-180)" office:value-type="float" office:value="-2.31084715791013">
            <text:p>-2.31</text:p>
          </table:table-cell>
          <table:table-cell table:formula="of:=DEGREES(ACOS(SIN(RADIANS([.$B$2]))*SIN(RADIANS([.T263]))+COS(RADIANS([.$B$2]))*COS(RADIANS([.T263]))*COS(RADIANS([.AC263]))))" office:value-type="float" office:value="41.7203655215413">
            <text:p>41.72</text:p>
          </table:table-cell>
          <table:table-cell table:formula="of:=90-[.AD263]" office:value-type="float" office:value="48.2796344784587">
            <text:p>48.28</text:p>
          </table:table-cell>
          <table:table-cell table:formula="of:=IF([.AE263]&gt;85;0;IF([.AE263]&gt;5;58.1/TAN(RADIANS([.AE263]))-0.07/POWER(TAN(RADIANS([.AE263]));3)+0.000086/POWER(TAN(RADIANS([.AE263]));5);IF([.AE263]&gt;-0.575;1735+[.AE263]*(-518.2+[.AE263]*(103.4+[.AE263]*(-12.79+[.AE263]*0.711)));-20.772/TAN(RADIANS([.AE263])))))/3600" office:value-type="float" office:value="0.0143757504225371">
            <text:p>0.01</text:p>
          </table:table-cell>
          <table:table-cell table:formula="of:=[.AE263]+[.AF263]" office:value-type="float" office:value="48.2940102288812">
            <text:p>48.29</text:p>
          </table:table-cell>
          <table:table-cell table:formula="of:=IF([.AC263]&gt;0;MOD(DEGREES(ACOS(((SIN(RADIANS([.$B$2]))*COS(RADIANS([.AD263])))-SIN(RADIANS([.T263])))/(COS(RADIANS([.$B$2]))*SIN(RADIANS([.AD263])))))+180;360);MOD(540-DEGREES(ACOS(((SIN(RADIANS([.$B$2]))*COS(RADIANS([.AD263])))-SIN(RADIANS([.T263])))/(COS(RADIANS([.$B$2]))*SIN(RADIANS([.AD263])))));360))" office:value-type="float" office:value="176.52738230676">
            <text:p>176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3]+1" office:value-type="date" office:date-value="2010-09-20">
            <text:p>9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4]+2415018.5+[.E264]-[.$B$4]/24" office:value-type="float" office:value="2455460.20833333">
            <text:p>2455460.21</text:p>
          </table:table-cell>
          <table:table-cell table:style-name="ce9" table:formula="of:=([.F264]-2451545)/36525" office:value-type="float" office:value="0.107192562172033">
            <text:p>0.10719256</text:p>
          </table:table-cell>
          <table:table-cell/>
          <table:table-cell table:formula="of:=MOD(280.46646+[.G264]*(36000.76983+[.G264]*0.0003032);360)" office:value-type="float" office:value="179.481221727151">
            <text:p>179.48</text:p>
          </table:table-cell>
          <table:table-cell table:formula="of:=357.52911+[.G264]*(35999.05029-0.0001537*[.G264])" office:value-type="float" office:value="4216.3595445789">
            <text:p>4216.36</text:p>
          </table:table-cell>
          <table:table-cell table:formula="of:=0.016708634-[.G264]*(0.000042037+0.0001537*[.G264])" office:value-type="float" office:value="0.0167023618955483">
            <text:p>0.02</text:p>
          </table:table-cell>
          <table:table-cell table:formula="of:=SIN(RADIANS([.J264]))*(1.914602-[.G264]*(0.004817+0.000014*[.G264]))+SIN(RADIANS(2*[.J264]))*(0.019993-0.000101*[.G264])+SIN(RADIANS(3*[.J264]))*0.000289" office:value-type="float" office:value="-1.85072092305602">
            <text:p>-1.85</text:p>
          </table:table-cell>
          <table:table-cell table:formula="of:=[.I264]+[.L264]" office:value-type="float" office:value="177.630500804095">
            <text:p>177.63</text:p>
          </table:table-cell>
          <table:table-cell table:formula="of:=[.J264]+[.L264]" office:value-type="float" office:value="4214.50882365585">
            <text:p>4214.51</text:p>
          </table:table-cell>
          <table:table-cell table:formula="of:=(1.000001018*(1-[.K264]*[.K264]))/(1+[.K264]*COS(RADIANS([.N264])))" office:value-type="float" office:value="1.00420182668387">
            <text:p>1</text:p>
          </table:table-cell>
          <table:table-cell table:formula="of:=[.M264]-0.00569-0.00478*SIN(RADIANS(125.04-1934.136*[.G264]))" office:value-type="float" office:value="177.629547535883">
            <text:p>177.63</text:p>
          </table:table-cell>
          <table:table-cell table:formula="of:=23+(26+((21.448-[.G264]*(46.815+[.G264]*(0.00059-[.G264]*0.001813))))/60)/60" office:value-type="float" office:value="23.4378971599044">
            <text:p>23.44</text:p>
          </table:table-cell>
          <table:table-cell table:formula="of:=[.Q264]+0.00256*COS(RADIANS(125.04-1934.136*[.G264]))" office:value-type="float" office:value="23.4382408289815">
            <text:p>23.44</text:p>
          </table:table-cell>
          <table:table-cell table:formula="of:=DEGREES(ATAN2(COS(RADIANS([.R264]))*SIN(RADIANS([.P264]));COS(RADIANS([.P264]))))" office:value-type="float" office:value="-87.8249388134469">
            <text:p>-87.82</text:p>
          </table:table-cell>
          <table:table-cell table:formula="of:=DEGREES(ASIN(SIN(RADIANS([.R264]))*SIN(RADIANS([.P264]))))" office:value-type="float" office:value="0.942645541083217">
            <text:p>0.94</text:p>
          </table:table-cell>
          <table:table-cell table:formula="of:=TAN(RADIANS([.R264]/2))*TAN(RADIANS([.R264]/2))" office:value-type="float" office:value="0.0430305630264166">
            <text:p>0.04</text:p>
          </table:table-cell>
          <table:table-cell table:formula="of:=4*DEGREES([.U264]*SIN(2*RADIANS([.I264]))-2*[.K264]*SIN(RADIANS([.J264]))+4*[.K264]*[.U264]*SIN(RADIANS([.J264]))*COS(2*RADIANS([.I264]))-0.5*[.U264]*[.U264]*SIN(4*RADIANS([.I264]))-1.25*[.K264]*[.K264]*SIN(2*RADIANS([.J264])))" office:value-type="float" office:value="6.59216188754075">
            <text:p>6.59</text:p>
          </table:table-cell>
          <table:table-cell table:formula="of:=DEGREES(ACOS(COS(RADIANS(90.833))/COS(RADIANS([.$B$2]))*COS(RADIANS([.T264]))-TAN(RADIANS([.$B$2]))*TAN(RADIANS([.T264]))))" office:value-type="float" office:value="92.0183174118955">
            <text:p>92.02</text:p>
          </table:table-cell>
          <table:table-cell table:style-name="ce7" table:formula="of:=(720-4*[.$B$3]-[.V264]+[.$B$4]*60)/1440" office:value-type="float" office:value="0.506172109800319">
            <text:p>12:08:53</text:p>
          </table:table-cell>
          <table:table-cell table:style-name="ce7" table:formula="of:=([.X264]*1440-[.W264]*4)/1440" office:value-type="float" office:value="0.250565672545054">
            <text:p>6:00:49</text:p>
          </table:table-cell>
          <table:table-cell table:style-name="ce7" table:formula="of:=([.X264]*1440+[.W264]*4)/1440" office:value-type="float" office:value="0.761778547055584">
            <text:p>18:16:58</text:p>
          </table:table-cell>
          <table:table-cell table:formula="of:=8*[.W264]" office:value-type="float" office:value="736.146539295164">
            <text:p>736.15</text:p>
          </table:table-cell>
          <table:table-cell table:formula="of:=MOD([.E264]*1440+[.V264]+4*[.$B$3]-60*[.$B$4];1440)" office:value-type="float" office:value="711.112161887541">
            <text:p>711.11</text:p>
          </table:table-cell>
          <table:table-cell table:formula="of:=IF([.AB264]/4&lt;0;[.AB264]/4+180;[.AB264]/4-180)" office:value-type="float" office:value="-2.22195952811481">
            <text:p>-2.22</text:p>
          </table:table-cell>
          <table:table-cell table:formula="of:=DEGREES(ACOS(SIN(RADIANS([.$B$2]))*SIN(RADIANS([.T264]))+COS(RADIANS([.$B$2]))*COS(RADIANS([.T264]))*COS(RADIANS([.AC264]))))" office:value-type="float" office:value="42.1043593790853">
            <text:p>42.1</text:p>
          </table:table-cell>
          <table:table-cell table:formula="of:=90-[.AD264]" office:value-type="float" office:value="47.8956406209147">
            <text:p>47.9</text:p>
          </table:table-cell>
          <table:table-cell table:formula="of:=IF([.AE264]&gt;85;0;IF([.AE264]&gt;5;58.1/TAN(RADIANS([.AE264]))-0.07/POWER(TAN(RADIANS([.AE264]));3)+0.000086/POWER(TAN(RADIANS([.AE264]));5);IF([.AE264]&gt;-0.575;1735+[.AE264]*(-518.2+[.AE264]*(103.4+[.AE264]*(-12.79+[.AE264]*0.711)));-20.772/TAN(RADIANS([.AE264])))))/3600" office:value-type="float" office:value="0.0145704992554354">
            <text:p>0.01</text:p>
          </table:table-cell>
          <table:table-cell table:formula="of:=[.AE264]+[.AF264]" office:value-type="float" office:value="47.9102111201701">
            <text:p>47.91</text:p>
          </table:table-cell>
          <table:table-cell table:formula="of:=IF([.AC264]&gt;0;MOD(DEGREES(ACOS(((SIN(RADIANS([.$B$2]))*COS(RADIANS([.AD264])))-SIN(RADIANS([.T264])))/(COS(RADIANS([.$B$2]))*SIN(RADIANS([.AD264])))))+180;360);MOD(540-DEGREES(ACOS(((SIN(RADIANS([.$B$2]))*COS(RADIANS([.AD264])))-SIN(RADIANS([.T264])))/(COS(RADIANS([.$B$2]))*SIN(RADIANS([.AD264])))));360))" office:value-type="float" office:value="176.685462438056">
            <text:p>176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4]+1" office:value-type="date" office:date-value="2010-09-21">
            <text:p>9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5]+2415018.5+[.E265]-[.$B$4]/24" office:value-type="float" office:value="2455461.20833333">
            <text:p>2455461.21</text:p>
          </table:table-cell>
          <table:table-cell table:style-name="ce9" table:formula="of:=([.F265]-2451545)/36525" office:value-type="float" office:value="0.107219940679904">
            <text:p>0.10721994</text:p>
          </table:table-cell>
          <table:table-cell/>
          <table:table-cell table:formula="of:=MOD(280.46646+[.G265]*(36000.76983+[.G265]*0.0003032);360)" office:value-type="float" office:value="180.466869089095">
            <text:p>180.47</text:p>
          </table:table-cell>
          <table:table-cell table:formula="of:=357.52911+[.G265]*(35999.05029-0.0001537*[.G265])" office:value-type="float" office:value="4217.34514485972">
            <text:p>4217.35</text:p>
          </table:table-cell>
          <table:table-cell table:formula="of:=0.016708634-[.G265]*(0.000042037+0.0001537*[.G265])" office:value-type="float" office:value="0.0167023598423737">
            <text:p>0.02</text:p>
          </table:table-cell>
          <table:table-cell table:formula="of:=SIN(RADIANS([.J265]))*(1.914602-[.G265]*(0.004817+0.000014*[.G265]))+SIN(RADIANS(2*[.J265]))*(0.019993-0.000101*[.G265])+SIN(RADIANS(3*[.J265]))*0.000289" office:value-type="float" office:value="-1.85881692811086">
            <text:p>-1.86</text:p>
          </table:table-cell>
          <table:table-cell table:formula="of:=[.I265]+[.L265]" office:value-type="float" office:value="178.608052160984">
            <text:p>178.61</text:p>
          </table:table-cell>
          <table:table-cell table:formula="of:=[.J265]+[.L265]" office:value-type="float" office:value="4215.48632793161">
            <text:p>4215.49</text:p>
          </table:table-cell>
          <table:table-cell table:formula="of:=(1.000001018*(1-[.K265]*[.K265]))/(1+[.K265]*COS(RADIANS([.N265])))" office:value-type="float" office:value="1.00392427050231">
            <text:p>1</text:p>
          </table:table-cell>
          <table:table-cell table:formula="of:=[.M265]-0.00569-0.00478*SIN(RADIANS(125.04-1934.136*[.G265]))" office:value-type="float" office:value="178.607099483815">
            <text:p>178.61</text:p>
          </table:table-cell>
          <table:table-cell table:formula="of:=23+(26+((21.448-[.G265]*(46.815+[.G265]*(0.00059-[.G265]*0.001813))))/60)/60" office:value-type="float" office:value="23.4378968038692">
            <text:p>23.44</text:p>
          </table:table-cell>
          <table:table-cell table:formula="of:=[.Q265]+0.00256*COS(RADIANS(125.04-1934.136*[.G265]))" office:value-type="float" office:value="23.4382381282201">
            <text:p>23.44</text:p>
          </table:table-cell>
          <table:table-cell table:formula="of:=DEGREES(ATAN2(COS(RADIANS([.R265]))*SIN(RADIANS([.P265]));COS(RADIANS([.P265]))))" office:value-type="float" office:value="-88.7219887497337">
            <text:p>-88.72</text:p>
          </table:table-cell>
          <table:table-cell table:formula="of:=DEGREES(ASIN(SIN(RADIANS([.R265]))*SIN(RADIANS([.P265]))))" office:value-type="float" office:value="0.553994579151157">
            <text:p>0.55</text:p>
          </table:table-cell>
          <table:table-cell table:formula="of:=TAN(RADIANS([.R265]/2))*TAN(RADIANS([.R265]/2))" office:value-type="float" office:value="0.043030552827616">
            <text:p>0.04</text:p>
          </table:table-cell>
          <table:table-cell table:formula="of:=4*DEGREES([.U265]*SIN(2*RADIANS([.I265]))-2*[.K265]*SIN(RADIANS([.J265]))+4*[.K265]*[.U265]*SIN(RADIANS([.J265]))*COS(2*RADIANS([.I265]))-0.5*[.U265]*[.U265]*SIN(4*RADIANS([.I265]))-1.25*[.K265]*[.K265]*SIN(2*RADIANS([.J265])))" office:value-type="float" office:value="6.94667287054358">
            <text:p>6.95</text:p>
          </table:table-cell>
          <table:table-cell table:formula="of:=DEGREES(ACOS(COS(RADIANS(90.833))/COS(RADIANS([.$B$2]))*COS(RADIANS([.T265]))-TAN(RADIANS([.$B$2]))*TAN(RADIANS([.T265]))))" office:value-type="float" office:value="91.6557452581366">
            <text:p>91.66</text:p>
          </table:table-cell>
          <table:table-cell table:style-name="ce7" table:formula="of:=(720-4*[.$B$3]-[.V265]+[.$B$4]*60)/1440" office:value-type="float" office:value="0.505925921617678">
            <text:p>12:08:32</text:p>
          </table:table-cell>
          <table:table-cell table:style-name="ce7" table:formula="of:=([.X265]*1440-[.W265]*4)/1440" office:value-type="float" office:value="0.251326629233965">
            <text:p>6:01:55</text:p>
          </table:table-cell>
          <table:table-cell table:style-name="ce7" table:formula="of:=([.X265]*1440+[.W265]*4)/1440" office:value-type="float" office:value="0.760525214001391">
            <text:p>18:15:09</text:p>
          </table:table-cell>
          <table:table-cell table:formula="of:=8*[.W265]" office:value-type="float" office:value="733.245962065093">
            <text:p>733.25</text:p>
          </table:table-cell>
          <table:table-cell table:formula="of:=MOD([.E265]*1440+[.V265]+4*[.$B$3]-60*[.$B$4];1440)" office:value-type="float" office:value="711.466672870544">
            <text:p>711.47</text:p>
          </table:table-cell>
          <table:table-cell table:formula="of:=IF([.AB265]/4&lt;0;[.AB265]/4+180;[.AB265]/4-180)" office:value-type="float" office:value="-2.13333178236411">
            <text:p>-2.13</text:p>
          </table:table-cell>
          <table:table-cell table:formula="of:=DEGREES(ACOS(SIN(RADIANS([.$B$2]))*SIN(RADIANS([.T265]))+COS(RADIANS([.$B$2]))*COS(RADIANS([.T265]))*COS(RADIANS([.AC265]))))" office:value-type="float" office:value="42.4890191129644">
            <text:p>42.49</text:p>
          </table:table-cell>
          <table:table-cell table:formula="of:=90-[.AD265]" office:value-type="float" office:value="47.5109808870357">
            <text:p>47.51</text:p>
          </table:table-cell>
          <table:table-cell table:formula="of:=IF([.AE265]&gt;85;0;IF([.AE265]&gt;5;58.1/TAN(RADIANS([.AE265]))-0.07/POWER(TAN(RADIANS([.AE265]));3)+0.000086/POWER(TAN(RADIANS([.AE265]));5);IF([.AE265]&gt;-0.575;1735+[.AE265]*(-518.2+[.AE265]*(103.4+[.AE265]*(-12.79+[.AE265]*0.711)));-20.772/TAN(RADIANS([.AE265])))))/3600" office:value-type="float" office:value="0.0147679497418806">
            <text:p>0.01</text:p>
          </table:table-cell>
          <table:table-cell table:formula="of:=[.AE265]+[.AF265]" office:value-type="float" office:value="47.5257488367775">
            <text:p>47.53</text:p>
          </table:table-cell>
          <table:table-cell table:formula="of:=IF([.AC265]&gt;0;MOD(DEGREES(ACOS(((SIN(RADIANS([.$B$2]))*COS(RADIANS([.AD265])))-SIN(RADIANS([.T265])))/(COS(RADIANS([.$B$2]))*SIN(RADIANS([.AD265])))))+180;360);MOD(540-DEGREES(ACOS(((SIN(RADIANS([.$B$2]))*COS(RADIANS([.AD265])))-SIN(RADIANS([.T265])))/(COS(RADIANS([.$B$2]))*SIN(RADIANS([.AD265])))));360))" office:value-type="float" office:value="176.840885795471">
            <text:p>176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5]+1" office:value-type="date" office:date-value="2010-09-22">
            <text:p>9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6]+2415018.5+[.E266]-[.$B$4]/24" office:value-type="float" office:value="2455462.20833333">
            <text:p>2455462.21</text:p>
          </table:table-cell>
          <table:table-cell table:style-name="ce9" table:formula="of:=([.F266]-2451545)/36525" office:value-type="float" office:value="0.107247319187775">
            <text:p>0.10724732</text:p>
          </table:table-cell>
          <table:table-cell/>
          <table:table-cell table:formula="of:=MOD(280.46646+[.G266]*(36000.76983+[.G266]*0.0003032);360)" office:value-type="float" office:value="181.45251645104">
            <text:p>181.45</text:p>
          </table:table-cell>
          <table:table-cell table:formula="of:=357.52911+[.G266]*(35999.05029-0.0001537*[.G266])" office:value-type="float" office:value="4218.33074514055">
            <text:p>4218.33</text:p>
          </table:table-cell>
          <table:table-cell table:formula="of:=0.016708634-[.G266]*(0.000042037+0.0001537*[.G266])" office:value-type="float" office:value="0.0167023577889687">
            <text:p>0.02</text:p>
          </table:table-cell>
          <table:table-cell table:formula="of:=SIN(RADIANS([.J266]))*(1.914602-[.G266]*(0.004817+0.000014*[.G266]))+SIN(RADIANS(2*[.J266]))*(0.019993-0.000101*[.G266])+SIN(RADIANS(3*[.J266]))*0.000289" office:value-type="float" office:value="-1.86637102895206">
            <text:p>-1.87</text:p>
          </table:table-cell>
          <table:table-cell table:formula="of:=[.I266]+[.L266]" office:value-type="float" office:value="179.586145422088">
            <text:p>179.59</text:p>
          </table:table-cell>
          <table:table-cell table:formula="of:=[.J266]+[.L266]" office:value-type="float" office:value="4216.46437411159">
            <text:p>4216.46</text:p>
          </table:table-cell>
          <table:table-cell table:formula="of:=(1.000001018*(1-[.K266]*[.K266]))/(1+[.K266]*COS(RADIANS([.N266])))" office:value-type="float" office:value="1.00364548547199">
            <text:p>1</text:p>
          </table:table-cell>
          <table:table-cell table:formula="of:=[.M266]-0.00569-0.00478*SIN(RADIANS(125.04-1934.136*[.G266]))" office:value-type="float" office:value="179.585193331914">
            <text:p>179.59</text:p>
          </table:table-cell>
          <table:table-cell table:formula="of:=23+(26+((21.448-[.G266]*(46.815+[.G266]*(0.00059-[.G266]*0.001813))))/60)/60" office:value-type="float" office:value="23.437896447834">
            <text:p>23.44</text:p>
          </table:table-cell>
          <table:table-cell table:formula="of:=[.Q266]+0.00256*COS(RADIANS(125.04-1934.136*[.G266]))" office:value-type="float" office:value="23.4382354271672">
            <text:p>23.44</text:p>
          </table:table-cell>
          <table:table-cell table:formula="of:=DEGREES(ATAN2(COS(RADIANS([.R266]))*SIN(RADIANS([.P266]));COS(RADIANS([.P266]))))" office:value-type="float" office:value="-89.6194182307148">
            <text:p>-89.62</text:p>
          </table:table-cell>
          <table:table-cell table:formula="of:=DEGREES(ASIN(SIN(RADIANS([.R266]))*SIN(RADIANS([.P266]))))" office:value-type="float" office:value="0.164992391169984">
            <text:p>0.16</text:p>
          </table:table-cell>
          <table:table-cell table:formula="of:=TAN(RADIANS([.R266]/2))*TAN(RADIANS([.R266]/2))" office:value-type="float" office:value="0.0430305426277156">
            <text:p>0.04</text:p>
          </table:table-cell>
          <table:table-cell table:formula="of:=4*DEGREES([.U266]*SIN(2*RADIANS([.I266]))-2*[.K266]*SIN(RADIANS([.J266]))+4*[.K266]*[.U266]*SIN(RADIANS([.J266]))*COS(2*RADIANS([.I266]))-0.5*[.U266]*[.U266]*SIN(4*RADIANS([.I266]))-1.25*[.K266]*[.K266]*SIN(2*RADIANS([.J266])))" office:value-type="float" office:value="7.29980999460058">
            <text:p>7.3</text:p>
          </table:table-cell>
          <table:table-cell table:formula="of:=DEGREES(ACOS(COS(RADIANS(90.833))/COS(RADIANS([.$B$2]))*COS(RADIANS([.T266]))-TAN(RADIANS([.$B$2]))*TAN(RADIANS([.T266]))))" office:value-type="float" office:value="91.2929069698688">
            <text:p>91.29</text:p>
          </table:table-cell>
          <table:table-cell table:style-name="ce7" table:formula="of:=(720-4*[.$B$3]-[.V266]+[.$B$4]*60)/1440" office:value-type="float" office:value="0.50568068750375">
            <text:p>12:08:11</text:p>
          </table:table-cell>
          <table:table-cell table:style-name="ce7" table:formula="of:=([.X266]*1440-[.W266]*4)/1440" office:value-type="float" office:value="0.252089279254114">
            <text:p>6:03:01</text:p>
          </table:table-cell>
          <table:table-cell table:style-name="ce7" table:formula="of:=([.X266]*1440+[.W266]*4)/1440" office:value-type="float" office:value="0.759272095753385">
            <text:p>18:13:21</text:p>
          </table:table-cell>
          <table:table-cell table:formula="of:=8*[.W266]" office:value-type="float" office:value="730.343255758951">
            <text:p>730.34</text:p>
          </table:table-cell>
          <table:table-cell table:formula="of:=MOD([.E266]*1440+[.V266]+4*[.$B$3]-60*[.$B$4];1440)" office:value-type="float" office:value="711.819809994601">
            <text:p>711.82</text:p>
          </table:table-cell>
          <table:table-cell table:formula="of:=IF([.AB266]/4&lt;0;[.AB266]/4+180;[.AB266]/4-180)" office:value-type="float" office:value="-2.04504750134987">
            <text:p>-2.05</text:p>
          </table:table-cell>
          <table:table-cell table:formula="of:=DEGREES(ACOS(SIN(RADIANS([.$B$2]))*SIN(RADIANS([.T266]))+COS(RADIANS([.$B$2]))*COS(RADIANS([.T266]))*COS(RADIANS([.AC266]))))" office:value-type="float" office:value="42.8742481566436">
            <text:p>42.87</text:p>
          </table:table-cell>
          <table:table-cell table:formula="of:=90-[.AD266]" office:value-type="float" office:value="47.1257518433564">
            <text:p>47.13</text:p>
          </table:table-cell>
          <table:table-cell table:formula="of:=IF([.AE266]&gt;85;0;IF([.AE266]&gt;5;58.1/TAN(RADIANS([.AE266]))-0.07/POWER(TAN(RADIANS([.AE266]));3)+0.000086/POWER(TAN(RADIANS([.AE266]));5);IF([.AE266]&gt;-0.575;1735+[.AE266]*(-518.2+[.AE266]*(103.4+[.AE266]*(-12.79+[.AE266]*0.711)));-20.772/TAN(RADIANS([.AE266])))))/3600" office:value-type="float" office:value="0.0149681250524478">
            <text:p>0.01</text:p>
          </table:table-cell>
          <table:table-cell table:formula="of:=[.AE266]+[.AF266]" office:value-type="float" office:value="47.1407199684088">
            <text:p>47.14</text:p>
          </table:table-cell>
          <table:table-cell table:formula="of:=IF([.AC266]&gt;0;MOD(DEGREES(ACOS(((SIN(RADIANS([.$B$2]))*COS(RADIANS([.AD266])))-SIN(RADIANS([.T266])))/(COS(RADIANS([.$B$2]))*SIN(RADIANS([.AD266])))))+180;360);MOD(540-DEGREES(ACOS(((SIN(RADIANS([.$B$2]))*COS(RADIANS([.AD266])))-SIN(RADIANS([.T266])))/(COS(RADIANS([.$B$2]))*SIN(RADIANS([.AD266])))));360))" office:value-type="float" office:value="176.99357913949">
            <text:p>176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6]+1" office:value-type="date" office:date-value="2010-09-23">
            <text:p>9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7]+2415018.5+[.E267]-[.$B$4]/24" office:value-type="float" office:value="2455463.20833333">
            <text:p>2455463.21</text:p>
          </table:table-cell>
          <table:table-cell table:style-name="ce9" table:formula="of:=([.F267]-2451545)/36525" office:value-type="float" office:value="0.107274697695647">
            <text:p>0.10727470</text:p>
          </table:table-cell>
          <table:table-cell/>
          <table:table-cell table:formula="of:=MOD(280.46646+[.G267]*(36000.76983+[.G267]*0.0003032);360)" office:value-type="float" office:value="182.438163812984">
            <text:p>182.44</text:p>
          </table:table-cell>
          <table:table-cell table:formula="of:=357.52911+[.G267]*(35999.05029-0.0001537*[.G267])" office:value-type="float" office:value="4219.31634542137">
            <text:p>4219.32</text:p>
          </table:table-cell>
          <table:table-cell table:formula="of:=0.016708634-[.G267]*(0.000042037+0.0001537*[.G267])" office:value-type="float" office:value="0.0167023557353333">
            <text:p>0.02</text:p>
          </table:table-cell>
          <table:table-cell table:formula="of:=SIN(RADIANS([.J267]))*(1.914602-[.G267]*(0.004817+0.000014*[.G267]))+SIN(RADIANS(2*[.J267]))*(0.019993-0.000101*[.G267])+SIN(RADIANS(3*[.J267]))*0.000289" office:value-type="float" office:value="-1.87338045536784">
            <text:p>-1.87</text:p>
          </table:table-cell>
          <table:table-cell table:formula="of:=[.I267]+[.L267]" office:value-type="float" office:value="180.564783357617">
            <text:p>180.56</text:p>
          </table:table-cell>
          <table:table-cell table:formula="of:=[.J267]+[.L267]" office:value-type="float" office:value="4217.442964966">
            <text:p>4217.44</text:p>
          </table:table-cell>
          <table:table-cell table:formula="of:=(1.000001018*(1-[.K267]*[.K267]))/(1+[.K267]*COS(RADIANS([.N267])))" office:value-type="float" office:value="1.00336555216562">
            <text:p>1</text:p>
          </table:table-cell>
          <table:table-cell table:formula="of:=[.M267]-0.00569-0.00478*SIN(RADIANS(125.04-1934.136*[.G267]))" office:value-type="float" office:value="180.563831850392">
            <text:p>180.56</text:p>
          </table:table-cell>
          <table:table-cell table:formula="of:=23+(26+((21.448-[.G267]*(46.815+[.G267]*(0.00059-[.G267]*0.001813))))/60)/60" office:value-type="float" office:value="23.4378960917989">
            <text:p>23.44</text:p>
          </table:table-cell>
          <table:table-cell table:formula="of:=[.Q267]+0.00256*COS(RADIANS(125.04-1934.136*[.G267]))" office:value-type="float" office:value="23.4382327258247">
            <text:p>23.44</text:p>
          </table:table-cell>
          <table:table-cell table:formula="of:=DEGREES(ATAN2(COS(RADIANS([.R267]))*SIN(RADIANS([.P267]));COS(RADIANS([.P267]))))" office:value-type="float" office:value="-90.5173123935597">
            <text:p>-90.52</text:p>
          </table:table-cell>
          <table:table-cell table:formula="of:=DEGREES(ASIN(SIN(RADIANS([.R267]))*SIN(RADIANS([.P267]))))" office:value-type="float" office:value="-0.224266826976346">
            <text:p>-0.22</text:p>
          </table:table-cell>
          <table:table-cell table:formula="of:=TAN(RADIANS([.R267]/2))*TAN(RADIANS([.R267]/2))" office:value-type="float" office:value="0.0430305324267232">
            <text:p>0.04</text:p>
          </table:table-cell>
          <table:table-cell table:formula="of:=4*DEGREES([.U267]*SIN(2*RADIANS([.I267]))-2*[.K267]*SIN(RADIANS([.J267]))+4*[.K267]*[.U267]*SIN(RADIANS([.J267]))*COS(2*RADIANS([.I267]))-0.5*[.U267]*[.U267]*SIN(4*RADIANS([.I267]))-1.25*[.K267]*[.K267]*SIN(2*RADIANS([.J267])))" office:value-type="float" office:value="7.65123729851685">
            <text:p>7.65</text:p>
          </table:table-cell>
          <table:table-cell table:formula="of:=DEGREES(ACOS(COS(RADIANS(90.833))/COS(RADIANS([.$B$2]))*COS(RADIANS([.T267]))-TAN(RADIANS([.$B$2]))*TAN(RADIANS([.T267]))))" office:value-type="float" office:value="90.9298424741293">
            <text:p>90.93</text:p>
          </table:table-cell>
          <table:table-cell table:style-name="ce7" table:formula="of:=(720-4*[.$B$3]-[.V267]+[.$B$4]*60)/1440" office:value-type="float" office:value="0.505436640764919">
            <text:p>12:07:50</text:p>
          </table:table-cell>
          <table:table-cell table:style-name="ce7" table:formula="of:=([.X267]*1440-[.W267]*4)/1440" office:value-type="float" office:value="0.252853745003449">
            <text:p>6:04:07</text:p>
          </table:table-cell>
          <table:table-cell table:style-name="ce7" table:formula="of:=([.X267]*1440+[.W267]*4)/1440" office:value-type="float" office:value="0.758019536526389">
            <text:p>18:11:33</text:p>
          </table:table-cell>
          <table:table-cell table:formula="of:=8*[.W267]" office:value-type="float" office:value="727.438739793034">
            <text:p>727.44</text:p>
          </table:table-cell>
          <table:table-cell table:formula="of:=MOD([.E267]*1440+[.V267]+4*[.$B$3]-60*[.$B$4];1440)" office:value-type="float" office:value="712.171237298517">
            <text:p>712.17</text:p>
          </table:table-cell>
          <table:table-cell table:formula="of:=IF([.AB267]/4&lt;0;[.AB267]/4+180;[.AB267]/4-180)" office:value-type="float" office:value="-1.95719067537078">
            <text:p>-1.96</text:p>
          </table:table-cell>
          <table:table-cell table:formula="of:=DEGREES(ACOS(SIN(RADIANS([.$B$2]))*SIN(RADIANS([.T267]))+COS(RADIANS([.$B$2]))*COS(RADIANS([.T267]))*COS(RADIANS([.AC267]))))" office:value-type="float" office:value="43.2599491062527">
            <text:p>43.26</text:p>
          </table:table-cell>
          <table:table-cell table:formula="of:=90-[.AD267]" office:value-type="float" office:value="46.7400508937473">
            <text:p>46.74</text:p>
          </table:table-cell>
          <table:table-cell table:formula="of:=IF([.AE267]&gt;85;0;IF([.AE267]&gt;5;58.1/TAN(RADIANS([.AE267]))-0.07/POWER(TAN(RADIANS([.AE267]));3)+0.000086/POWER(TAN(RADIANS([.AE267]));5);IF([.AE267]&gt;-0.575;1735+[.AE267]*(-518.2+[.AE267]*(103.4+[.AE267]*(-12.79+[.AE267]*0.711)));-20.772/TAN(RADIANS([.AE267])))))/3600" office:value-type="float" office:value="0.0151710479954347">
            <text:p>0.02</text:p>
          </table:table-cell>
          <table:table-cell table:formula="of:=[.AE267]+[.AF267]" office:value-type="float" office:value="46.7552219417428">
            <text:p>46.76</text:p>
          </table:table-cell>
          <table:table-cell table:formula="of:=IF([.AC267]&gt;0;MOD(DEGREES(ACOS(((SIN(RADIANS([.$B$2]))*COS(RADIANS([.AD267])))-SIN(RADIANS([.T267])))/(COS(RADIANS([.$B$2]))*SIN(RADIANS([.AD267])))))+180;360);MOD(540-DEGREES(ACOS(((SIN(RADIANS([.$B$2]))*COS(RADIANS([.AD267])))-SIN(RADIANS([.T267])))/(COS(RADIANS([.$B$2]))*SIN(RADIANS([.AD267])))));360))" office:value-type="float" office:value="177.14347157071">
            <text:p>177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7]+1" office:value-type="date" office:date-value="2010-09-24">
            <text:p>9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8]+2415018.5+[.E268]-[.$B$4]/24" office:value-type="float" office:value="2455464.20833333">
            <text:p>2455464.21</text:p>
          </table:table-cell>
          <table:table-cell table:style-name="ce9" table:formula="of:=([.F268]-2451545)/36525" office:value-type="float" office:value="0.107302076203518">
            <text:p>0.10730208</text:p>
          </table:table-cell>
          <table:table-cell/>
          <table:table-cell table:formula="of:=MOD(280.46646+[.G268]*(36000.76983+[.G268]*0.0003032);360)" office:value-type="float" office:value="183.423811174929">
            <text:p>183.42</text:p>
          </table:table-cell>
          <table:table-cell table:formula="of:=357.52911+[.G268]*(35999.05029-0.0001537*[.G268])" office:value-type="float" office:value="4220.30194570219">
            <text:p>4220.3</text:p>
          </table:table-cell>
          <table:table-cell table:formula="of:=0.016708634-[.G268]*(0.000042037+0.0001537*[.G268])" office:value-type="float" office:value="0.0167023536814674">
            <text:p>0.02</text:p>
          </table:table-cell>
          <table:table-cell table:formula="of:=SIN(RADIANS([.J268]))*(1.914602-[.G268]*(0.004817+0.000014*[.G268]))+SIN(RADIANS(2*[.J268]))*(0.019993-0.000101*[.G268])+SIN(RADIANS(3*[.J268]))*0.000289" office:value-type="float" office:value="-1.87984258850887">
            <text:p>-1.88</text:p>
          </table:table-cell>
          <table:table-cell table:formula="of:=[.I268]+[.L268]" office:value-type="float" office:value="181.54396858642">
            <text:p>181.54</text:p>
          </table:table-cell>
          <table:table-cell table:formula="of:=[.J268]+[.L268]" office:value-type="float" office:value="4218.42210311368">
            <text:p>4218.42</text:p>
          </table:table-cell>
          <table:table-cell table:formula="of:=(1.000001018*(1-[.K268]*[.K268]))/(1+[.K268]*COS(RADIANS([.N268])))" office:value-type="float" office:value="1.00308455162353">
            <text:p>1</text:p>
          </table:table-cell>
          <table:table-cell table:formula="of:=[.M268]-0.00569-0.00478*SIN(RADIANS(125.04-1934.136*[.G268]))" office:value-type="float" office:value="181.543017658096">
            <text:p>181.54</text:p>
          </table:table-cell>
          <table:table-cell table:formula="of:=23+(26+((21.448-[.G268]*(46.815+[.G268]*(0.00059-[.G268]*0.001813))))/60)/60" office:value-type="float" office:value="23.4378957357637">
            <text:p>23.44</text:p>
          </table:table-cell>
          <table:table-cell table:formula="of:=[.Q268]+0.00256*COS(RADIANS(125.04-1934.136*[.G268]))" office:value-type="float" office:value="23.4382300241947">
            <text:p>23.44</text:p>
          </table:table-cell>
          <table:table-cell table:formula="of:=DEGREES(ATAN2(COS(RADIANS([.R268]))*SIN(RADIANS([.P268]));COS(RADIANS([.P268]))))" office:value-type="float" office:value="-91.4157565341334">
            <text:p>-91.42</text:p>
          </table:table-cell>
          <table:table-cell table:formula="of:=DEGREES(ASIN(SIN(RADIANS([.R268]))*SIN(RADIANS([.P268]))))" office:value-type="float" office:value="-0.613688505662711">
            <text:p>-0.61</text:p>
          </table:table-cell>
          <table:table-cell table:formula="of:=TAN(RADIANS([.R268]/2))*TAN(RADIANS([.R268]/2))" office:value-type="float" office:value="0.0430305222246462">
            <text:p>0.04</text:p>
          </table:table-cell>
          <table:table-cell table:formula="of:=4*DEGREES([.U268]*SIN(2*RADIANS([.I268]))-2*[.K268]*SIN(RADIANS([.J268]))+4*[.K268]*[.U268]*SIN(RADIANS([.J268]))*COS(2*RADIANS([.I268]))-0.5*[.U268]*[.U268]*SIN(4*RADIANS([.I268]))-1.25*[.K268]*[.K268]*SIN(2*RADIANS([.J268])))" office:value-type="float" office:value="8.00061731608225">
            <text:p>8</text:p>
          </table:table-cell>
          <table:table-cell table:formula="of:=DEGREES(ACOS(COS(RADIANS(90.833))/COS(RADIANS([.$B$2]))*COS(RADIANS([.T268]))-TAN(RADIANS([.$B$2]))*TAN(RADIANS([.T268]))))" office:value-type="float" office:value="90.5665918793882">
            <text:p>90.57</text:p>
          </table:table-cell>
          <table:table-cell table:style-name="ce7" table:formula="of:=(720-4*[.$B$3]-[.V268]+[.$B$4]*60)/1440" office:value-type="float" office:value="0.505194015752721">
            <text:p>12:07:29</text:p>
          </table:table-cell>
          <table:table-cell table:style-name="ce7" table:formula="of:=([.X268]*1440-[.W268]*4)/1440" office:value-type="float" office:value="0.253620149421087">
            <text:p>6:05:13</text:p>
          </table:table-cell>
          <table:table-cell table:style-name="ce7" table:formula="of:=([.X268]*1440+[.W268]*4)/1440" office:value-type="float" office:value="0.756767882084354">
            <text:p>18:09:45</text:p>
          </table:table-cell>
          <table:table-cell table:formula="of:=8*[.W268]" office:value-type="float" office:value="724.532735035105">
            <text:p>724.53</text:p>
          </table:table-cell>
          <table:table-cell table:formula="of:=MOD([.E268]*1440+[.V268]+4*[.$B$3]-60*[.$B$4];1440)" office:value-type="float" office:value="712.520617316082">
            <text:p>712.52</text:p>
          </table:table-cell>
          <table:table-cell table:formula="of:=IF([.AB268]/4&lt;0;[.AB268]/4+180;[.AB268]/4-180)" office:value-type="float" office:value="-1.86984567097943">
            <text:p>-1.87</text:p>
          </table:table-cell>
          <table:table-cell table:formula="of:=DEGREES(ACOS(SIN(RADIANS([.$B$2]))*SIN(RADIANS([.T268]))+COS(RADIANS([.$B$2]))*COS(RADIANS([.T268]))*COS(RADIANS([.AC268]))))" office:value-type="float" office:value="43.6460237263397">
            <text:p>43.65</text:p>
          </table:table-cell>
          <table:table-cell table:formula="of:=90-[.AD268]" office:value-type="float" office:value="46.3539762736603">
            <text:p>46.35</text:p>
          </table:table-cell>
          <table:table-cell table:formula="of:=IF([.AE268]&gt;85;0;IF([.AE268]&gt;5;58.1/TAN(RADIANS([.AE268]))-0.07/POWER(TAN(RADIANS([.AE268]));3)+0.000086/POWER(TAN(RADIANS([.AE268]));5);IF([.AE268]&gt;-0.575;1735+[.AE268]*(-518.2+[.AE268]*(103.4+[.AE268]*(-12.79+[.AE268]*0.711)));-20.772/TAN(RADIANS([.AE268])))))/3600" office:value-type="float" office:value="0.0153767409340736">
            <text:p>0.02</text:p>
          </table:table-cell>
          <table:table-cell table:formula="of:=[.AE268]+[.AF268]" office:value-type="float" office:value="46.3693530145943">
            <text:p>46.37</text:p>
          </table:table-cell>
          <table:table-cell table:formula="of:=IF([.AC268]&gt;0;MOD(DEGREES(ACOS(((SIN(RADIANS([.$B$2]))*COS(RADIANS([.AD268])))-SIN(RADIANS([.T268])))/(COS(RADIANS([.$B$2]))*SIN(RADIANS([.AD268])))))+180;360);MOD(540-DEGREES(ACOS(((SIN(RADIANS([.$B$2]))*COS(RADIANS([.AD268])))-SIN(RADIANS([.T268])))/(COS(RADIANS([.$B$2]))*SIN(RADIANS([.AD268])))));360))" office:value-type="float" office:value="177.290494470558">
            <text:p>177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8]+1" office:value-type="date" office:date-value="2010-09-25">
            <text:p>9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9]+2415018.5+[.E269]-[.$B$4]/24" office:value-type="float" office:value="2455465.20833333">
            <text:p>2455465.21</text:p>
          </table:table-cell>
          <table:table-cell table:style-name="ce9" table:formula="of:=([.F269]-2451545)/36525" office:value-type="float" office:value="0.107329454711389">
            <text:p>0.10732945</text:p>
          </table:table-cell>
          <table:table-cell/>
          <table:table-cell table:formula="of:=MOD(280.46646+[.G269]*(36000.76983+[.G269]*0.0003032);360)" office:value-type="float" office:value="184.409458536876">
            <text:p>184.41</text:p>
          </table:table-cell>
          <table:table-cell table:formula="of:=357.52911+[.G269]*(35999.05029-0.0001537*[.G269])" office:value-type="float" office:value="4221.28754598301">
            <text:p>4221.29</text:p>
          </table:table-cell>
          <table:table-cell table:formula="of:=0.016708634-[.G269]*(0.000042037+0.0001537*[.G269])" office:value-type="float" office:value="0.0167023516273712">
            <text:p>0.02</text:p>
          </table:table-cell>
          <table:table-cell table:formula="of:=SIN(RADIANS([.J269]))*(1.914602-[.G269]*(0.004817+0.000014*[.G269]))+SIN(RADIANS(2*[.J269]))*(0.019993-0.000101*[.G269])+SIN(RADIANS(3*[.J269]))*0.000289" office:value-type="float" office:value="-1.88575496227912">
            <text:p>-1.89</text:p>
          </table:table-cell>
          <table:table-cell table:formula="of:=[.I269]+[.L269]" office:value-type="float" office:value="182.523703574597">
            <text:p>182.52</text:p>
          </table:table-cell>
          <table:table-cell table:formula="of:=[.J269]+[.L269]" office:value-type="float" office:value="4219.40179102073">
            <text:p>4219.4</text:p>
          </table:table-cell>
          <table:table-cell table:formula="of:=(1.000001018*(1-[.K269]*[.K269]))/(1+[.K269]*COS(RADIANS([.N269])))" office:value-type="float" office:value="1.002802565332">
            <text:p>1</text:p>
          </table:table-cell>
          <table:table-cell table:formula="of:=[.M269]-0.00569-0.00478*SIN(RADIANS(125.04-1934.136*[.G269]))" office:value-type="float" office:value="182.522753221126">
            <text:p>182.52</text:p>
          </table:table-cell>
          <table:table-cell table:formula="of:=23+(26+((21.448-[.G269]*(46.815+[.G269]*(0.00059-[.G269]*0.001813))))/60)/60" office:value-type="float" office:value="23.4378953797285">
            <text:p>23.44</text:p>
          </table:table-cell>
          <table:table-cell table:formula="of:=[.Q269]+0.00256*COS(RADIANS(125.04-1934.136*[.G269]))" office:value-type="float" office:value="23.4382273222791">
            <text:p>23.44</text:p>
          </table:table-cell>
          <table:table-cell table:formula="of:=DEGREES(ATAN2(COS(RADIANS([.R269]))*SIN(RADIANS([.P269]));COS(RADIANS([.P269]))))" office:value-type="float" office:value="-92.3148360574609">
            <text:p>-92.31</text:p>
          </table:table-cell>
          <table:table-cell table:formula="of:=DEGREES(ASIN(SIN(RADIANS([.R269]))*SIN(RADIANS([.P269]))))" office:value-type="float" office:value="-1.00317768615621">
            <text:p>-1</text:p>
          </table:table-cell>
          <table:table-cell table:formula="of:=TAN(RADIANS([.R269]/2))*TAN(RADIANS([.R269]/2))" office:value-type="float" office:value="0.0430305120214923">
            <text:p>0.04</text:p>
          </table:table-cell>
          <table:table-cell table:formula="of:=4*DEGREES([.U269]*SIN(2*RADIANS([.I269]))-2*[.K269]*SIN(RADIANS([.J269]))+4*[.K269]*[.U269]*SIN(RADIANS([.J269]))*COS(2*RADIANS([.I269]))-0.5*[.U269]*[.U269]*SIN(4*RADIANS([.I269]))-1.25*[.K269]*[.K269]*SIN(2*RADIANS([.J269])))" office:value-type="float" office:value="8.34761121694553">
            <text:p>8.35</text:p>
          </table:table-cell>
          <table:table-cell table:formula="of:=DEGREES(ACOS(COS(RADIANS(90.833))/COS(RADIANS([.$B$2]))*COS(RADIANS([.T269]))-TAN(RADIANS([.$B$2]))*TAN(RADIANS([.T269]))))" office:value-type="float" office:value="90.2031955755787">
            <text:p>90.2</text:p>
          </table:table-cell>
          <table:table-cell table:style-name="ce7" table:formula="of:=(720-4*[.$B$3]-[.V269]+[.$B$4]*60)/1440" office:value-type="float" office:value="0.50495304776601">
            <text:p>12:07:08</text:p>
          </table:table-cell>
          <table:table-cell table:style-name="ce7" table:formula="of:=([.X269]*1440-[.W269]*4)/1440" office:value-type="float" office:value="0.254388615611625">
            <text:p>6:06:19</text:p>
          </table:table-cell>
          <table:table-cell table:style-name="ce7" table:formula="of:=([.X269]*1440+[.W269]*4)/1440" office:value-type="float" office:value="0.755517479920395">
            <text:p>18:07:57</text:p>
          </table:table-cell>
          <table:table-cell table:formula="of:=8*[.W269]" office:value-type="float" office:value="721.62556460463">
            <text:p>721.63</text:p>
          </table:table-cell>
          <table:table-cell table:formula="of:=MOD([.E269]*1440+[.V269]+4*[.$B$3]-60*[.$B$4];1440)" office:value-type="float" office:value="712.867611216946">
            <text:p>712.87</text:p>
          </table:table-cell>
          <table:table-cell table:formula="of:=IF([.AB269]/4&lt;0;[.AB269]/4+180;[.AB269]/4-180)" office:value-type="float" office:value="-1.78309719576362">
            <text:p>-1.78</text:p>
          </table:table-cell>
          <table:table-cell table:formula="of:=DEGREES(ACOS(SIN(RADIANS([.$B$2]))*SIN(RADIANS([.T269]))+COS(RADIANS([.$B$2]))*COS(RADIANS([.T269]))*COS(RADIANS([.AC269]))))" office:value-type="float" office:value="44.0323729563998">
            <text:p>44.03</text:p>
          </table:table-cell>
          <table:table-cell table:formula="of:=90-[.AD269]" office:value-type="float" office:value="45.9676270436002">
            <text:p>45.97</text:p>
          </table:table-cell>
          <table:table-cell table:formula="of:=IF([.AE269]&gt;85;0;IF([.AE269]&gt;5;58.1/TAN(RADIANS([.AE269]))-0.07/POWER(TAN(RADIANS([.AE269]));3)+0.000086/POWER(TAN(RADIANS([.AE269]));5);IF([.AE269]&gt;-0.575;1735+[.AE269]*(-518.2+[.AE269]*(103.4+[.AE269]*(-12.79+[.AE269]*0.711)));-20.772/TAN(RADIANS([.AE269])))))/3600" office:value-type="float" office:value="0.0155852256979252">
            <text:p>0.02</text:p>
          </table:table-cell>
          <table:table-cell table:formula="of:=[.AE269]+[.AF269]" office:value-type="float" office:value="45.9832122692981">
            <text:p>45.98</text:p>
          </table:table-cell>
          <table:table-cell table:formula="of:=IF([.AC269]&gt;0;MOD(DEGREES(ACOS(((SIN(RADIANS([.$B$2]))*COS(RADIANS([.AD269])))-SIN(RADIANS([.T269])))/(COS(RADIANS([.$B$2]))*SIN(RADIANS([.AD269])))))+180;360);MOD(540-DEGREES(ACOS(((SIN(RADIANS([.$B$2]))*COS(RADIANS([.AD269])))-SIN(RADIANS([.T269])))/(COS(RADIANS([.$B$2]))*SIN(RADIANS([.AD269])))));360))" office:value-type="float" office:value="177.434581446135">
            <text:p>177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9]+1" office:value-type="date" office:date-value="2010-09-26">
            <text:p>9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0]+2415018.5+[.E270]-[.$B$4]/24" office:value-type="float" office:value="2455466.20833333">
            <text:p>2455466.21</text:p>
          </table:table-cell>
          <table:table-cell table:style-name="ce9" table:formula="of:=([.F270]-2451545)/36525" office:value-type="float" office:value="0.10735683321926">
            <text:p>0.10735683</text:p>
          </table:table-cell>
          <table:table-cell/>
          <table:table-cell table:formula="of:=MOD(280.46646+[.G270]*(36000.76983+[.G270]*0.0003032);360)" office:value-type="float" office:value="185.395105898822">
            <text:p>185.4</text:p>
          </table:table-cell>
          <table:table-cell table:formula="of:=357.52911+[.G270]*(35999.05029-0.0001537*[.G270])" office:value-type="float" office:value="4222.27314626383">
            <text:p>4222.27</text:p>
          </table:table-cell>
          <table:table-cell table:formula="of:=0.016708634-[.G270]*(0.000042037+0.0001537*[.G270])" office:value-type="float" office:value="0.0167023495730445">
            <text:p>0.02</text:p>
          </table:table-cell>
          <table:table-cell table:formula="of:=SIN(RADIANS([.J270]))*(1.914602-[.G270]*(0.004817+0.000014*[.G270]))+SIN(RADIANS(2*[.J270]))*(0.019993-0.000101*[.G270])+SIN(RADIANS(3*[.J270]))*0.000289" office:value-type="float" office:value="-1.89111526469473">
            <text:p>-1.89</text:p>
          </table:table-cell>
          <table:table-cell table:formula="of:=[.I270]+[.L270]" office:value-type="float" office:value="183.503990634128">
            <text:p>183.5</text:p>
          </table:table-cell>
          <table:table-cell table:formula="of:=[.J270]+[.L270]" office:value-type="float" office:value="4220.38203099914">
            <text:p>4220.38</text:p>
          </table:table-cell>
          <table:table-cell table:formula="of:=(1.000001018*(1-[.K270]*[.K270]))/(1+[.K270]*COS(RADIANS([.N270])))" office:value-type="float" office:value="1.00251967520141">
            <text:p>1</text:p>
          </table:table-cell>
          <table:table-cell table:formula="of:=[.M270]-0.00569-0.00478*SIN(RADIANS(125.04-1934.136*[.G270]))" office:value-type="float" office:value="183.503040851462">
            <text:p>183.5</text:p>
          </table:table-cell>
          <table:table-cell table:formula="of:=23+(26+((21.448-[.G270]*(46.815+[.G270]*(0.00059-[.G270]*0.001813))))/60)/60" office:value-type="float" office:value="23.4378950236934">
            <text:p>23.44</text:p>
          </table:table-cell>
          <table:table-cell table:formula="of:=[.Q270]+0.00256*COS(RADIANS(125.04-1934.136*[.G270]))" office:value-type="float" office:value="23.43822462008">
            <text:p>23.44</text:p>
          </table:table-cell>
          <table:table-cell table:formula="of:=DEGREES(ATAN2(COS(RADIANS([.R270]))*SIN(RADIANS([.P270]));COS(RADIANS([.P270]))))" office:value-type="float" office:value="-93.2146364275469">
            <text:p>-93.21</text:p>
          </table:table-cell>
          <table:table-cell table:formula="of:=DEGREES(ASIN(SIN(RADIANS([.R270]))*SIN(RADIANS([.P270]))))" office:value-type="float" office:value="-1.39263900541251">
            <text:p>-1.39</text:p>
          </table:table-cell>
          <table:table-cell table:formula="of:=TAN(RADIANS([.R270]/2))*TAN(RADIANS([.R270]/2))" office:value-type="float" office:value="0.0430305018172689">
            <text:p>0.04</text:p>
          </table:table-cell>
          <table:table-cell table:formula="of:=4*DEGREES([.U270]*SIN(2*RADIANS([.I270]))-2*[.K270]*SIN(RADIANS([.J270]))+4*[.K270]*[.U270]*SIN(RADIANS([.J270]))*COS(2*RADIANS([.I270]))-0.5*[.U270]*[.U270]*SIN(4*RADIANS([.I270]))-1.25*[.K270]*[.K270]*SIN(2*RADIANS([.J270])))" office:value-type="float" office:value="8.69187895595684">
            <text:p>8.69</text:p>
          </table:table-cell>
          <table:table-cell table:formula="of:=DEGREES(ACOS(COS(RADIANS(90.833))/COS(RADIANS([.$B$2]))*COS(RADIANS([.T270]))-TAN(RADIANS([.$B$2]))*TAN(RADIANS([.T270]))))" office:value-type="float" office:value="89.8396943347666">
            <text:p>89.84</text:p>
          </table:table-cell>
          <table:table-cell table:style-name="ce7" table:formula="of:=(720-4*[.$B$3]-[.V270]+[.$B$4]*60)/1440" office:value-type="float" office:value="0.504713972947252">
            <text:p>12:06:47</text:p>
          </table:table-cell>
          <table:table-cell table:style-name="ce7" table:formula="of:=([.X270]*1440-[.W270]*4)/1440" office:value-type="float" office:value="0.255159266461789">
            <text:p>6:07:26</text:p>
          </table:table-cell>
          <table:table-cell table:style-name="ce7" table:formula="of:=([.X270]*1440+[.W270]*4)/1440" office:value-type="float" office:value="0.754268679432715">
            <text:p>18:06:09</text:p>
          </table:table-cell>
          <table:table-cell table:formula="of:=8*[.W270]" office:value-type="float" office:value="718.717554678133">
            <text:p>718.72</text:p>
          </table:table-cell>
          <table:table-cell table:formula="of:=MOD([.E270]*1440+[.V270]+4*[.$B$3]-60*[.$B$4];1440)" office:value-type="float" office:value="713.211878955957">
            <text:p>713.21</text:p>
          </table:table-cell>
          <table:table-cell table:formula="of:=IF([.AB270]/4&lt;0;[.AB270]/4+180;[.AB270]/4-180)" office:value-type="float" office:value="-1.69703026101078">
            <text:p>-1.7</text:p>
          </table:table-cell>
          <table:table-cell table:formula="of:=DEGREES(ACOS(SIN(RADIANS([.$B$2]))*SIN(RADIANS([.T270]))+COS(RADIANS([.$B$2]))*COS(RADIANS([.T270]))*COS(RADIANS([.AC270]))))" office:value-type="float" office:value="44.4188969182176">
            <text:p>44.42</text:p>
          </table:table-cell>
          <table:table-cell table:formula="of:=90-[.AD270]" office:value-type="float" office:value="45.5811030817824">
            <text:p>45.58</text:p>
          </table:table-cell>
          <table:table-cell table:formula="of:=IF([.AE270]&gt;85;0;IF([.AE270]&gt;5;58.1/TAN(RADIANS([.AE270]))-0.07/POWER(TAN(RADIANS([.AE270]));3)+0.000086/POWER(TAN(RADIANS([.AE270]));5);IF([.AE270]&gt;-0.575;1735+[.AE270]*(-518.2+[.AE270]*(103.4+[.AE270]*(-12.79+[.AE270]*0.711)));-20.772/TAN(RADIANS([.AE270])))))/3600" office:value-type="float" office:value="0.015796523488165">
            <text:p>0.02</text:p>
          </table:table-cell>
          <table:table-cell table:formula="of:=[.AE270]+[.AF270]" office:value-type="float" office:value="45.5968996052706">
            <text:p>45.6</text:p>
          </table:table-cell>
          <table:table-cell table:formula="of:=IF([.AC270]&gt;0;MOD(DEGREES(ACOS(((SIN(RADIANS([.$B$2]))*COS(RADIANS([.AD270])))-SIN(RADIANS([.T270])))/(COS(RADIANS([.$B$2]))*SIN(RADIANS([.AD270])))))+180;360);MOD(540-DEGREES(ACOS(((SIN(RADIANS([.$B$2]))*COS(RADIANS([.AD270])))-SIN(RADIANS([.T270])))/(COS(RADIANS([.$B$2]))*SIN(RADIANS([.AD270])))));360))" office:value-type="float" office:value="177.575668279331">
            <text:p>177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0]+1" office:value-type="date" office:date-value="2010-09-27">
            <text:p>9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1]+2415018.5+[.E271]-[.$B$4]/24" office:value-type="float" office:value="2455467.20833333">
            <text:p>2455467.21</text:p>
          </table:table-cell>
          <table:table-cell table:style-name="ce9" table:formula="of:=([.F271]-2451545)/36525" office:value-type="float" office:value="0.107384211727132">
            <text:p>0.10738421</text:p>
          </table:table-cell>
          <table:table-cell/>
          <table:table-cell table:formula="of:=MOD(280.46646+[.G271]*(36000.76983+[.G271]*0.0003032);360)" office:value-type="float" office:value="186.380753260769">
            <text:p>186.38</text:p>
          </table:table-cell>
          <table:table-cell table:formula="of:=357.52911+[.G271]*(35999.05029-0.0001537*[.G271])" office:value-type="float" office:value="4223.25874654465">
            <text:p>4223.26</text:p>
          </table:table-cell>
          <table:table-cell table:formula="of:=0.016708634-[.G271]*(0.000042037+0.0001537*[.G271])" office:value-type="float" office:value="0.0167023475184874">
            <text:p>0.02</text:p>
          </table:table-cell>
          <table:table-cell table:formula="of:=SIN(RADIANS([.J271]))*(1.914602-[.G271]*(0.004817+0.000014*[.G271]))+SIN(RADIANS(2*[.J271]))*(0.019993-0.000101*[.G271])+SIN(RADIANS(3*[.J271]))*0.000289" office:value-type="float" office:value="-1.89592133920971">
            <text:p>-1.9</text:p>
          </table:table-cell>
          <table:table-cell table:formula="of:=[.I271]+[.L271]" office:value-type="float" office:value="184.484831921559">
            <text:p>184.48</text:p>
          </table:table-cell>
          <table:table-cell table:formula="of:=[.J271]+[.L271]" office:value-type="float" office:value="4221.36282520544">
            <text:p>4221.36</text:p>
          </table:table-cell>
          <table:table-cell table:formula="of:=(1.000001018*(1-[.K271]*[.K271]))/(1+[.K271]*COS(RADIANS([.N271])))" office:value-type="float" office:value="1.00223596354407">
            <text:p>1</text:p>
          </table:table-cell>
          <table:table-cell table:formula="of:=[.M271]-0.00569-0.00478*SIN(RADIANS(125.04-1934.136*[.G271]))" office:value-type="float" office:value="184.483882705649">
            <text:p>184.48</text:p>
          </table:table-cell>
          <table:table-cell table:formula="of:=23+(26+((21.448-[.G271]*(46.815+[.G271]*(0.00059-[.G271]*0.001813))))/60)/60" office:value-type="float" office:value="23.4378946676582">
            <text:p>23.44</text:p>
          </table:table-cell>
          <table:table-cell table:formula="of:=[.Q271]+0.00256*COS(RADIANS(125.04-1934.136*[.G271]))" office:value-type="float" office:value="23.4382219175994">
            <text:p>23.44</text:p>
          </table:table-cell>
          <table:table-cell table:formula="of:=DEGREES(ATAN2(COS(RADIANS([.R271]))*SIN(RADIANS([.P271]));COS(RADIANS([.P271]))))" office:value-type="float" office:value="-94.1152431164644">
            <text:p>-94.12</text:p>
          </table:table-cell>
          <table:table-cell table:formula="of:=DEGREES(ASIN(SIN(RADIANS([.R271]))*SIN(RADIANS([.P271]))))" office:value-type="float" office:value="-1.78197668110682">
            <text:p>-1.78</text:p>
          </table:table-cell>
          <table:table-cell table:formula="of:=TAN(RADIANS([.R271]/2))*TAN(RADIANS([.R271]/2))" office:value-type="float" office:value="0.0430304916119837">
            <text:p>0.04</text:p>
          </table:table-cell>
          <table:table-cell table:formula="of:=4*DEGREES([.U271]*SIN(2*RADIANS([.I271]))-2*[.K271]*SIN(RADIANS([.J271]))+4*[.K271]*[.U271]*SIN(RADIANS([.J271]))*COS(2*RADIANS([.I271]))-0.5*[.U271]*[.U271]*SIN(4*RADIANS([.I271]))-1.25*[.K271]*[.K271]*SIN(2*RADIANS([.J271])))" office:value-type="float" office:value="9.03307943195919">
            <text:p>9.03</text:p>
          </table:table-cell>
          <table:table-cell table:formula="of:=DEGREES(ACOS(COS(RADIANS(90.833))/COS(RADIANS([.$B$2]))*COS(RADIANS([.T271]))-TAN(RADIANS([.$B$2]))*TAN(RADIANS([.T271]))))" office:value-type="float" office:value="89.4761294124455">
            <text:p>89.48</text:p>
          </table:table-cell>
          <table:table-cell table:style-name="ce7" table:formula="of:=(720-4*[.$B$3]-[.V271]+[.$B$4]*60)/1440" office:value-type="float" office:value="0.504477028172251">
            <text:p>12:06:27</text:p>
          </table:table-cell>
          <table:table-cell table:style-name="ce7" table:formula="of:=([.X271]*1440-[.W271]*4)/1440" office:value-type="float" office:value="0.255932224248791">
            <text:p>6:08:33</text:p>
          </table:table-cell>
          <table:table-cell table:style-name="ce7" table:formula="of:=([.X271]*1440+[.W271]*4)/1440" office:value-type="float" office:value="0.75302183209571">
            <text:p>18:04:21</text:p>
          </table:table-cell>
          <table:table-cell table:formula="of:=8*[.W271]" office:value-type="float" office:value="715.809035299564">
            <text:p>715.81</text:p>
          </table:table-cell>
          <table:table-cell table:formula="of:=MOD([.E271]*1440+[.V271]+4*[.$B$3]-60*[.$B$4];1440)" office:value-type="float" office:value="713.553079431959">
            <text:p>713.55</text:p>
          </table:table-cell>
          <table:table-cell table:formula="of:=IF([.AB271]/4&lt;0;[.AB271]/4+180;[.AB271]/4-180)" office:value-type="float" office:value="-1.6117301420102">
            <text:p>-1.61</text:p>
          </table:table-cell>
          <table:table-cell table:formula="of:=DEGREES(ACOS(SIN(RADIANS([.$B$2]))*SIN(RADIANS([.T271]))+COS(RADIANS([.$B$2]))*COS(RADIANS([.T271]))*COS(RADIANS([.AC271]))))" office:value-type="float" office:value="44.8054949240747">
            <text:p>44.81</text:p>
          </table:table-cell>
          <table:table-cell table:formula="of:=90-[.AD271]" office:value-type="float" office:value="45.1945050759253">
            <text:p>45.19</text:p>
          </table:table-cell>
          <table:table-cell table:formula="of:=IF([.AE271]&gt;85;0;IF([.AE271]&gt;5;58.1/TAN(RADIANS([.AE271]))-0.07/POWER(TAN(RADIANS([.AE271]));3)+0.000086/POWER(TAN(RADIANS([.AE271]));5);IF([.AE271]&gt;-0.575;1735+[.AE271]*(-518.2+[.AE271]*(103.4+[.AE271]*(-12.79+[.AE271]*0.711)));-20.772/TAN(RADIANS([.AE271])))))/3600" office:value-type="float" office:value="0.0160106547764725">
            <text:p>0.02</text:p>
          </table:table-cell>
          <table:table-cell table:formula="of:=[.AE271]+[.AF271]" office:value-type="float" office:value="45.2105157307018">
            <text:p>45.21</text:p>
          </table:table-cell>
          <table:table-cell table:formula="of:=IF([.AC271]&gt;0;MOD(DEGREES(ACOS(((SIN(RADIANS([.$B$2]))*COS(RADIANS([.AD271])))-SIN(RADIANS([.T271])))/(COS(RADIANS([.$B$2]))*SIN(RADIANS([.AD271])))))+180;360);MOD(540-DEGREES(ACOS(((SIN(RADIANS([.$B$2]))*COS(RADIANS([.AD271])))-SIN(RADIANS([.T271])))/(COS(RADIANS([.$B$2]))*SIN(RADIANS([.AD271])))));360))" office:value-type="float" office:value="177.713692880386">
            <text:p>177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1]+1" office:value-type="date" office:date-value="2010-09-28">
            <text:p>9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2]+2415018.5+[.E272]-[.$B$4]/24" office:value-type="float" office:value="2455468.20833333">
            <text:p>2455468.21</text:p>
          </table:table-cell>
          <table:table-cell table:style-name="ce9" table:formula="of:=([.F272]-2451545)/36525" office:value-type="float" office:value="0.107411590235003">
            <text:p>0.10741159</text:p>
          </table:table-cell>
          <table:table-cell/>
          <table:table-cell table:formula="of:=MOD(280.46646+[.G272]*(36000.76983+[.G272]*0.0003032);360)" office:value-type="float" office:value="187.366400622716">
            <text:p>187.37</text:p>
          </table:table-cell>
          <table:table-cell table:formula="of:=357.52911+[.G272]*(35999.05029-0.0001537*[.G272])" office:value-type="float" office:value="4224.24434682548">
            <text:p>4224.24</text:p>
          </table:table-cell>
          <table:table-cell table:formula="of:=0.016708634-[.G272]*(0.000042037+0.0001537*[.G272])" office:value-type="float" office:value="0.0167023454636998">
            <text:p>0.02</text:p>
          </table:table-cell>
          <table:table-cell table:formula="of:=SIN(RADIANS([.J272]))*(1.914602-[.G272]*(0.004817+0.000014*[.G272]))+SIN(RADIANS(2*[.J272]))*(0.019993-0.000101*[.G272])+SIN(RADIANS(3*[.J272]))*0.000289" office:value-type="float" office:value="-1.9001711860075">
            <text:p>-1.9</text:p>
          </table:table-cell>
          <table:table-cell table:formula="of:=[.I272]+[.L272]" office:value-type="float" office:value="185.466229436709">
            <text:p>185.47</text:p>
          </table:table-cell>
          <table:table-cell table:formula="of:=[.J272]+[.L272]" office:value-type="float" office:value="4222.34417563947">
            <text:p>4222.34</text:p>
          </table:table-cell>
          <table:table-cell table:formula="of:=(1.000001018*(1-[.K272]*[.K272]))/(1+[.K272]*COS(RADIANS([.N272])))" office:value-type="float" office:value="1.00195151305178">
            <text:p>1</text:p>
          </table:table-cell>
          <table:table-cell table:formula="of:=[.M272]-0.00569-0.00478*SIN(RADIANS(125.04-1934.136*[.G272]))" office:value-type="float" office:value="185.465280783505">
            <text:p>185.47</text:p>
          </table:table-cell>
          <table:table-cell table:formula="of:=23+(26+((21.448-[.G272]*(46.815+[.G272]*(0.00059-[.G272]*0.001813))))/60)/60" office:value-type="float" office:value="23.437894311623">
            <text:p>23.44</text:p>
          </table:table-cell>
          <table:table-cell table:formula="of:=[.Q272]+0.00256*COS(RADIANS(125.04-1934.136*[.G272]))" office:value-type="float" office:value="23.4382192148392">
            <text:p>23.44</text:p>
          </table:table-cell>
          <table:table-cell table:formula="of:=DEGREES(ATAN2(COS(RADIANS([.R272]))*SIN(RADIANS([.P272]));COS(RADIANS([.P272]))))" office:value-type="float" office:value="-95.0167415525969">
            <text:p>-95.02</text:p>
          </table:table-cell>
          <table:table-cell table:formula="of:=DEGREES(ASIN(SIN(RADIANS([.R272]))*SIN(RADIANS([.P272]))))" office:value-type="float" office:value="-2.17109449696018">
            <text:p>-2.17</text:p>
          </table:table-cell>
          <table:table-cell table:formula="of:=TAN(RADIANS([.R272]/2))*TAN(RADIANS([.R272]/2))" office:value-type="float" office:value="0.0430304814056443">
            <text:p>0.04</text:p>
          </table:table-cell>
          <table:table-cell table:formula="of:=4*DEGREES([.U272]*SIN(2*RADIANS([.I272]))-2*[.K272]*SIN(RADIANS([.J272]))+4*[.K272]*[.U272]*SIN(RADIANS([.J272]))*COS(2*RADIANS([.I272]))-0.5*[.U272]*[.U272]*SIN(4*RADIANS([.I272]))-1.25*[.K272]*[.K272]*SIN(2*RADIANS([.J272])))" office:value-type="float" office:value="9.37087065695936">
            <text:p>9.37</text:p>
          </table:table-cell>
          <table:table-cell table:formula="of:=DEGREES(ACOS(COS(RADIANS(90.833))/COS(RADIANS([.$B$2]))*COS(RADIANS([.T272]))-TAN(RADIANS([.$B$2]))*TAN(RADIANS([.T272]))))" office:value-type="float" office:value="89.1125426494559">
            <text:p>89.11</text:p>
          </table:table-cell>
          <table:table-cell table:style-name="ce7" table:formula="of:=(720-4*[.$B$3]-[.V272]+[.$B$4]*60)/1440" office:value-type="float" office:value="0.504242450932667">
            <text:p>12:06:07</text:p>
          </table:table-cell>
          <table:table-cell table:style-name="ce7" table:formula="of:=([.X272]*1440-[.W272]*4)/1440" office:value-type="float" office:value="0.256707610239734">
            <text:p>6:09:40</text:p>
          </table:table-cell>
          <table:table-cell table:style-name="ce7" table:formula="of:=([.X272]*1440+[.W272]*4)/1440" office:value-type="float" office:value="0.7517772916256">
            <text:p>18:02:34</text:p>
          </table:table-cell>
          <table:table-cell table:formula="of:=8*[.W272]" office:value-type="float" office:value="712.900341195647">
            <text:p>712.9</text:p>
          </table:table-cell>
          <table:table-cell table:formula="of:=MOD([.E272]*1440+[.V272]+4*[.$B$3]-60*[.$B$4];1440)" office:value-type="float" office:value="713.890870656959">
            <text:p>713.89</text:p>
          </table:table-cell>
          <table:table-cell table:formula="of:=IF([.AB272]/4&lt;0;[.AB272]/4+180;[.AB272]/4-180)" office:value-type="float" office:value="-1.52728233576016">
            <text:p>-1.53</text:p>
          </table:table-cell>
          <table:table-cell table:formula="of:=DEGREES(ACOS(SIN(RADIANS([.$B$2]))*SIN(RADIANS([.T272]))+COS(RADIANS([.$B$2]))*COS(RADIANS([.T272]))*COS(RADIANS([.AC272]))))" office:value-type="float" office:value="45.1920654858618">
            <text:p>45.19</text:p>
          </table:table-cell>
          <table:table-cell table:formula="of:=90-[.AD272]" office:value-type="float" office:value="44.8079345141382">
            <text:p>44.81</text:p>
          </table:table-cell>
          <table:table-cell table:formula="of:=IF([.AE272]&gt;85;0;IF([.AE272]&gt;5;58.1/TAN(RADIANS([.AE272]))-0.07/POWER(TAN(RADIANS([.AE272]));3)+0.000086/POWER(TAN(RADIANS([.AE272]));5);IF([.AE272]&gt;-0.575;1735+[.AE272]*(-518.2+[.AE272]*(103.4+[.AE272]*(-12.79+[.AE272]*0.711)));-20.772/TAN(RADIANS([.AE272])))))/3600" office:value-type="float" office:value="0.0162276391972206">
            <text:p>0.02</text:p>
          </table:table-cell>
          <table:table-cell table:formula="of:=[.AE272]+[.AF272]" office:value-type="float" office:value="44.8241621533354">
            <text:p>44.82</text:p>
          </table:table-cell>
          <table:table-cell table:formula="of:=IF([.AC272]&gt;0;MOD(DEGREES(ACOS(((SIN(RADIANS([.$B$2]))*COS(RADIANS([.AD272])))-SIN(RADIANS([.T272])))/(COS(RADIANS([.$B$2]))*SIN(RADIANS([.AD272])))))+180;360);MOD(540-DEGREES(ACOS(((SIN(RADIANS([.$B$2]))*COS(RADIANS([.AD272])))-SIN(RADIANS([.T272])))/(COS(RADIANS([.$B$2]))*SIN(RADIANS([.AD272])))));360))" office:value-type="float" office:value="177.848595245975">
            <text:p>177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2]+1" office:value-type="date" office:date-value="2010-09-29">
            <text:p>9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3]+2415018.5+[.E273]-[.$B$4]/24" office:value-type="float" office:value="2455469.20833333">
            <text:p>2455469.21</text:p>
          </table:table-cell>
          <table:table-cell table:style-name="ce9" table:formula="of:=([.F273]-2451545)/36525" office:value-type="float" office:value="0.107438968742874">
            <text:p>0.10743897</text:p>
          </table:table-cell>
          <table:table-cell/>
          <table:table-cell table:formula="of:=MOD(280.46646+[.G273]*(36000.76983+[.G273]*0.0003032);360)" office:value-type="float" office:value="188.352047984664">
            <text:p>188.35</text:p>
          </table:table-cell>
          <table:table-cell table:formula="of:=357.52911+[.G273]*(35999.05029-0.0001537*[.G273])" office:value-type="float" office:value="4225.2299471063">
            <text:p>4225.23</text:p>
          </table:table-cell>
          <table:table-cell table:formula="of:=0.016708634-[.G273]*(0.000042037+0.0001537*[.G273])" office:value-type="float" office:value="0.0167023434086819">
            <text:p>0.02</text:p>
          </table:table-cell>
          <table:table-cell table:formula="of:=SIN(RADIANS([.J273]))*(1.914602-[.G273]*(0.004817+0.000014*[.G273]))+SIN(RADIANS(2*[.J273]))*(0.019993-0.000101*[.G273])+SIN(RADIANS(3*[.J273]))*0.000289" office:value-type="float" office:value="-1.90386296325717">
            <text:p>-1.9</text:p>
          </table:table-cell>
          <table:table-cell table:formula="of:=[.I273]+[.L273]" office:value-type="float" office:value="186.448185021407">
            <text:p>186.45</text:p>
          </table:table-cell>
          <table:table-cell table:formula="of:=[.J273]+[.L273]" office:value-type="float" office:value="4223.32608414304">
            <text:p>4223.33</text:p>
          </table:table-cell>
          <table:table-cell table:formula="of:=(1.000001018*(1-[.K273]*[.K273]))/(1+[.K273]*COS(RADIANS([.N273])))" office:value-type="float" office:value="1.00166640677314">
            <text:p>1</text:p>
          </table:table-cell>
          <table:table-cell table:formula="of:=[.M273]-0.00569-0.00478*SIN(RADIANS(125.04-1934.136*[.G273]))" office:value-type="float" office:value="186.447236926859">
            <text:p>186.45</text:p>
          </table:table-cell>
          <table:table-cell table:formula="of:=23+(26+((21.448-[.G273]*(46.815+[.G273]*(0.00059-[.G273]*0.001813))))/60)/60" office:value-type="float" office:value="23.4378939555879">
            <text:p>23.44</text:p>
          </table:table-cell>
          <table:table-cell table:formula="of:=[.Q273]+0.00256*COS(RADIANS(125.04-1934.136*[.G273]))" office:value-type="float" office:value="23.4382165118015">
            <text:p>23.44</text:p>
          </table:table-cell>
          <table:table-cell table:formula="of:=DEGREES(ATAN2(COS(RADIANS([.R273]))*SIN(RADIANS([.P273]));COS(RADIANS([.P273]))))" office:value-type="float" office:value="-95.9192170679361">
            <text:p>-95.92</text:p>
          </table:table-cell>
          <table:table-cell table:formula="of:=DEGREES(ASIN(SIN(RADIANS([.R273]))*SIN(RADIANS([.P273]))))" office:value-type="float" office:value="-2.5598957884303">
            <text:p>-2.56</text:p>
          </table:table-cell>
          <table:table-cell table:formula="of:=TAN(RADIANS([.R273]/2))*TAN(RADIANS([.R273]/2))" office:value-type="float" office:value="0.0430304711982581">
            <text:p>0.04</text:p>
          </table:table-cell>
          <table:table-cell table:formula="of:=4*DEGREES([.U273]*SIN(2*RADIANS([.I273]))-2*[.K273]*SIN(RADIANS([.J273]))+4*[.K273]*[.U273]*SIN(RADIANS([.J273]))*COS(2*RADIANS([.I273]))-0.5*[.U273]*[.U273]*SIN(4*RADIANS([.I273]))-1.25*[.K273]*[.K273]*SIN(2*RADIANS([.J273])))" office:value-type="float" office:value="9.70490993656883">
            <text:p>9.7</text:p>
          </table:table-cell>
          <table:table-cell table:formula="of:=DEGREES(ACOS(COS(RADIANS(90.833))/COS(RADIANS([.$B$2]))*COS(RADIANS([.T273]))-TAN(RADIANS([.$B$2]))*TAN(RADIANS([.T273]))))" office:value-type="float" office:value="88.7489765745129">
            <text:p>88.75</text:p>
          </table:table-cell>
          <table:table-cell table:style-name="ce7" table:formula="of:=(720-4*[.$B$3]-[.V273]+[.$B$4]*60)/1440" office:value-type="float" office:value="0.504010479210716">
            <text:p>12:05:47</text:p>
          </table:table-cell>
          <table:table-cell table:style-name="ce7" table:formula="of:=([.X273]*1440-[.W273]*4)/1440" office:value-type="float" office:value="0.257485544281513">
            <text:p>6:10:47</text:p>
          </table:table-cell>
          <table:table-cell table:style-name="ce7" table:formula="of:=([.X273]*1440+[.W273]*4)/1440" office:value-type="float" office:value="0.750535414139919">
            <text:p>18:00:46</text:p>
          </table:table-cell>
          <table:table-cell table:formula="of:=8*[.W273]" office:value-type="float" office:value="709.991812596104">
            <text:p>709.99</text:p>
          </table:table-cell>
          <table:table-cell table:formula="of:=MOD([.E273]*1440+[.V273]+4*[.$B$3]-60*[.$B$4];1440)" office:value-type="float" office:value="714.224909936569">
            <text:p>714.22</text:p>
          </table:table-cell>
          <table:table-cell table:formula="of:=IF([.AB273]/4&lt;0;[.AB273]/4+180;[.AB273]/4-180)" office:value-type="float" office:value="-1.4437725158578">
            <text:p>-1.44</text:p>
          </table:table-cell>
          <table:table-cell table:formula="of:=DEGREES(ACOS(SIN(RADIANS([.$B$2]))*SIN(RADIANS([.T273]))+COS(RADIANS([.$B$2]))*COS(RADIANS([.T273]))*COS(RADIANS([.AC273]))))" office:value-type="float" office:value="45.5785063251458">
            <text:p>45.58</text:p>
          </table:table-cell>
          <table:table-cell table:formula="of:=90-[.AD273]" office:value-type="float" office:value="44.4214936748542">
            <text:p>44.42</text:p>
          </table:table-cell>
          <table:table-cell table:formula="of:=IF([.AE273]&gt;85;0;IF([.AE273]&gt;5;58.1/TAN(RADIANS([.AE273]))-0.07/POWER(TAN(RADIANS([.AE273]));3)+0.000086/POWER(TAN(RADIANS([.AE273]));5);IF([.AE273]&gt;-0.575;1735+[.AE273]*(-518.2+[.AE273]*(103.4+[.AE273]*(-12.79+[.AE273]*0.711)));-20.772/TAN(RADIANS([.AE273])))))/3600" office:value-type="float" office:value="0.0164474954326645">
            <text:p>0.02</text:p>
          </table:table-cell>
          <table:table-cell table:formula="of:=[.AE273]+[.AF273]" office:value-type="float" office:value="44.4379411702869">
            <text:p>44.44</text:p>
          </table:table-cell>
          <table:table-cell table:formula="of:=IF([.AC273]&gt;0;MOD(DEGREES(ACOS(((SIN(RADIANS([.$B$2]))*COS(RADIANS([.AD273])))-SIN(RADIANS([.T273])))/(COS(RADIANS([.$B$2]))*SIN(RADIANS([.AD273])))))+180;360);MOD(540-DEGREES(ACOS(((SIN(RADIANS([.$B$2]))*COS(RADIANS([.AD273])))-SIN(RADIANS([.T273])))/(COS(RADIANS([.$B$2]))*SIN(RADIANS([.AD273])))));360))" office:value-type="float" office:value="177.98031742193">
            <text:p>177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3]+1" office:value-type="date" office:date-value="2010-09-30">
            <text:p>9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4]+2415018.5+[.E274]-[.$B$4]/24" office:value-type="float" office:value="2455470.20833333">
            <text:p>2455470.21</text:p>
          </table:table-cell>
          <table:table-cell table:style-name="ce9" table:formula="of:=([.F274]-2451545)/36525" office:value-type="float" office:value="0.107466347250746">
            <text:p>0.10746635</text:p>
          </table:table-cell>
          <table:table-cell/>
          <table:table-cell table:formula="of:=MOD(280.46646+[.G274]*(36000.76983+[.G274]*0.0003032);360)" office:value-type="float" office:value="189.337695346612">
            <text:p>189.34</text:p>
          </table:table-cell>
          <table:table-cell table:formula="of:=357.52911+[.G274]*(35999.05029-0.0001537*[.G274])" office:value-type="float" office:value="4226.21554738712">
            <text:p>4226.22</text:p>
          </table:table-cell>
          <table:table-cell table:formula="of:=0.016708634-[.G274]*(0.000042037+0.0001537*[.G274])" office:value-type="float" office:value="0.0167023413534335">
            <text:p>0.02</text:p>
          </table:table-cell>
          <table:table-cell table:formula="of:=SIN(RADIANS([.J274]))*(1.914602-[.G274]*(0.004817+0.000014*[.G274]))+SIN(RADIANS(2*[.J274]))*(0.019993-0.000101*[.G274])+SIN(RADIANS(3*[.J274]))*0.000289" office:value-type="float" office:value="-1.90699498833325">
            <text:p>-1.91</text:p>
          </table:table-cell>
          <table:table-cell table:formula="of:=[.I274]+[.L274]" office:value-type="float" office:value="187.430700358279">
            <text:p>187.43</text:p>
          </table:table-cell>
          <table:table-cell table:formula="of:=[.J274]+[.L274]" office:value-type="float" office:value="4224.30855239878">
            <text:p>4224.31</text:p>
          </table:table-cell>
          <table:table-cell table:formula="of:=(1.000001018*(1-[.K274]*[.K274]))/(1+[.K274]*COS(RADIANS([.N274])))" office:value-type="float" office:value="1.00138072809057">
            <text:p>1</text:p>
          </table:table-cell>
          <table:table-cell table:formula="of:=[.M274]-0.00569-0.00478*SIN(RADIANS(125.04-1934.136*[.G274]))" office:value-type="float" office:value="187.429752818337">
            <text:p>187.43</text:p>
          </table:table-cell>
          <table:table-cell table:formula="of:=23+(26+((21.448-[.G274]*(46.815+[.G274]*(0.00059-[.G274]*0.001813))))/60)/60" office:value-type="float" office:value="23.4378935995527">
            <text:p>23.44</text:p>
          </table:table-cell>
          <table:table-cell table:formula="of:=[.Q274]+0.00256*COS(RADIANS(125.04-1934.136*[.G274]))" office:value-type="float" office:value="23.4382138084883">
            <text:p>23.44</text:p>
          </table:table-cell>
          <table:table-cell table:formula="of:=DEGREES(ATAN2(COS(RADIANS([.R274]))*SIN(RADIANS([.P274]));COS(RADIANS([.P274]))))" office:value-type="float" office:value="-96.8227548443415">
            <text:p>-96.82</text:p>
          </table:table-cell>
          <table:table-cell table:formula="of:=DEGREES(ASIN(SIN(RADIANS([.R274]))*SIN(RADIANS([.P274]))))" office:value-type="float" office:value="-2.94828342883986">
            <text:p>-2.95</text:p>
          </table:table-cell>
          <table:table-cell table:formula="of:=TAN(RADIANS([.R274]/2))*TAN(RADIANS([.R274]/2))" office:value-type="float" office:value="0.0430304609898328">
            <text:p>0.04</text:p>
          </table:table-cell>
          <table:table-cell table:formula="of:=4*DEGREES([.U274]*SIN(2*RADIANS([.I274]))-2*[.K274]*SIN(RADIANS([.J274]))+4*[.K274]*[.U274]*SIN(RADIANS([.J274]))*COS(2*RADIANS([.I274]))-0.5*[.U274]*[.U274]*SIN(4*RADIANS([.I274]))-1.25*[.K274]*[.K274]*SIN(2*RADIANS([.J274])))" office:value-type="float" office:value="10.0348540625561">
            <text:p>10.03</text:p>
          </table:table-cell>
          <table:table-cell table:formula="of:=DEGREES(ACOS(COS(RADIANS(90.833))/COS(RADIANS([.$B$2]))*COS(RADIANS([.T274]))-TAN(RADIANS([.$B$2]))*TAN(RADIANS([.T274]))))" office:value-type="float" office:value="88.385474507322">
            <text:p>88.39</text:p>
          </table:table-cell>
          <table:table-cell table:style-name="ce7" table:formula="of:=(720-4*[.$B$3]-[.V274]+[.$B$4]*60)/1440" office:value-type="float" office:value="0.503781351345447">
            <text:p>12:05:27</text:p>
          </table:table-cell>
          <table:table-cell table:style-name="ce7" table:formula="of:=([.X274]*1440-[.W274]*4)/1440" office:value-type="float" office:value="0.258266144380664">
            <text:p>6:11:54</text:p>
          </table:table-cell>
          <table:table-cell table:style-name="ce7" table:formula="of:=([.X274]*1440+[.W274]*4)/1440" office:value-type="float" office:value="0.749296558310231">
            <text:p>17:58:59</text:p>
          </table:table-cell>
          <table:table-cell table:formula="of:=8*[.W274]" office:value-type="float" office:value="707.083796058576">
            <text:p>707.08</text:p>
          </table:table-cell>
          <table:table-cell table:formula="of:=MOD([.E274]*1440+[.V274]+4*[.$B$3]-60*[.$B$4];1440)" office:value-type="float" office:value="714.554854062556">
            <text:p>714.55</text:p>
          </table:table-cell>
          <table:table-cell table:formula="of:=IF([.AB274]/4&lt;0;[.AB274]/4+180;[.AB274]/4-180)" office:value-type="float" office:value="-1.36128648436099">
            <text:p>-1.36</text:p>
          </table:table-cell>
          <table:table-cell table:formula="of:=DEGREES(ACOS(SIN(RADIANS([.$B$2]))*SIN(RADIANS([.T274]))+COS(RADIANS([.$B$2]))*COS(RADIANS([.T274]))*COS(RADIANS([.AC274]))))" office:value-type="float" office:value="45.9647143842454">
            <text:p>45.96</text:p>
          </table:table-cell>
          <table:table-cell table:formula="of:=90-[.AD274]" office:value-type="float" office:value="44.0352856157546">
            <text:p>44.04</text:p>
          </table:table-cell>
          <table:table-cell table:formula="of:=IF([.AE274]&gt;85;0;IF([.AE274]&gt;5;58.1/TAN(RADIANS([.AE274]))-0.07/POWER(TAN(RADIANS([.AE274]));3)+0.000086/POWER(TAN(RADIANS([.AE274]));5);IF([.AE274]&gt;-0.575;1735+[.AE274]*(-518.2+[.AE274]*(103.4+[.AE274]*(-12.79+[.AE274]*0.711)));-20.772/TAN(RADIANS([.AE274])))))/3600" office:value-type="float" office:value="0.0166702410908303">
            <text:p>0.02</text:p>
          </table:table-cell>
          <table:table-cell table:formula="of:=[.AE274]+[.AF274]" office:value-type="float" office:value="44.0519558568454">
            <text:p>44.05</text:p>
          </table:table-cell>
          <table:table-cell table:formula="of:=IF([.AC274]&gt;0;MOD(DEGREES(ACOS(((SIN(RADIANS([.$B$2]))*COS(RADIANS([.AD274])))-SIN(RADIANS([.T274])))/(COS(RADIANS([.$B$2]))*SIN(RADIANS([.AD274])))))+180;360);MOD(540-DEGREES(ACOS(((SIN(RADIANS([.$B$2]))*COS(RADIANS([.AD274])))-SIN(RADIANS([.T274])))/(COS(RADIANS([.$B$2]))*SIN(RADIANS([.AD274])))));360))" office:value-type="float" office:value="178.108803470637">
            <text:p>178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4]+1" office:value-type="date" office:date-value="2010-10-01">
            <text:p>10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5]+2415018.5+[.E275]-[.$B$4]/24" office:value-type="float" office:value="2455471.20833333">
            <text:p>2455471.21</text:p>
          </table:table-cell>
          <table:table-cell table:style-name="ce9" table:formula="of:=([.F275]-2451545)/36525" office:value-type="float" office:value="0.107493725758617">
            <text:p>0.10749373</text:p>
          </table:table-cell>
          <table:table-cell/>
          <table:table-cell table:formula="of:=MOD(280.46646+[.G275]*(36000.76983+[.G275]*0.0003032);360)" office:value-type="float" office:value="190.323342708561">
            <text:p>190.32</text:p>
          </table:table-cell>
          <table:table-cell table:formula="of:=357.52911+[.G275]*(35999.05029-0.0001537*[.G275])" office:value-type="float" office:value="4227.20114766794">
            <text:p>4227.2</text:p>
          </table:table-cell>
          <table:table-cell table:formula="of:=0.016708634-[.G275]*(0.000042037+0.0001537*[.G275])" office:value-type="float" office:value="0.0167023392979547">
            <text:p>0.02</text:p>
          </table:table-cell>
          <table:table-cell table:formula="of:=SIN(RADIANS([.J275]))*(1.914602-[.G275]*(0.004817+0.000014*[.G275]))+SIN(RADIANS(2*[.J275]))*(0.019993-0.000101*[.G275])+SIN(RADIANS(3*[.J275]))*0.000289" office:value-type="float" office:value="-1.90956573899803">
            <text:p>-1.91</text:p>
          </table:table-cell>
          <table:table-cell table:formula="of:=[.I275]+[.L275]" office:value-type="float" office:value="188.413776969563">
            <text:p>188.41</text:p>
          </table:table-cell>
          <table:table-cell table:formula="of:=[.J275]+[.L275]" office:value-type="float" office:value="4225.29158192894">
            <text:p>4225.29</text:p>
          </table:table-cell>
          <table:table-cell table:formula="of:=(1.000001018*(1-[.K275]*[.K275]))/(1+[.K275]*COS(RADIANS([.N275])))" office:value-type="float" office:value="1.00109456069711">
            <text:p>1</text:p>
          </table:table-cell>
          <table:table-cell table:formula="of:=[.M275]-0.00569-0.00478*SIN(RADIANS(125.04-1934.136*[.G275]))" office:value-type="float" office:value="188.412829980176">
            <text:p>188.41</text:p>
          </table:table-cell>
          <table:table-cell table:formula="of:=23+(26+((21.448-[.G275]*(46.815+[.G275]*(0.00059-[.G275]*0.001813))))/60)/60" office:value-type="float" office:value="23.4378932435175">
            <text:p>23.44</text:p>
          </table:table-cell>
          <table:table-cell table:formula="of:=[.Q275]+0.00256*COS(RADIANS(125.04-1934.136*[.G275]))" office:value-type="float" office:value="23.4382111049015">
            <text:p>23.44</text:p>
          </table:table-cell>
          <table:table-cell table:formula="of:=DEGREES(ATAN2(COS(RADIANS([.R275]))*SIN(RADIANS([.P275]));COS(RADIANS([.P275]))))" office:value-type="float" office:value="-97.727439858651">
            <text:p>-97.73</text:p>
          </table:table-cell>
          <table:table-cell table:formula="of:=DEGREES(ASIN(SIN(RADIANS([.R275]))*SIN(RADIANS([.P275]))))" office:value-type="float" office:value="-3.33615981600734">
            <text:p>-3.34</text:p>
          </table:table-cell>
          <table:table-cell table:formula="of:=TAN(RADIANS([.R275]/2))*TAN(RADIANS([.R275]/2))" office:value-type="float" office:value="0.043030450780376">
            <text:p>0.04</text:p>
          </table:table-cell>
          <table:table-cell table:formula="of:=4*DEGREES([.U275]*SIN(2*RADIANS([.I275]))-2*[.K275]*SIN(RADIANS([.J275]))+4*[.K275]*[.U275]*SIN(RADIANS([.J275]))*COS(2*RADIANS([.I275]))-0.5*[.U275]*[.U275]*SIN(4*RADIANS([.I275]))-1.25*[.K275]*[.K275]*SIN(2*RADIANS([.J275])))" office:value-type="float" office:value="10.3603595182847">
            <text:p>10.36</text:p>
          </table:table-cell>
          <table:table-cell table:formula="of:=DEGREES(ACOS(COS(RADIANS(90.833))/COS(RADIANS([.$B$2]))*COS(RADIANS([.T275]))-TAN(RADIANS([.$B$2]))*TAN(RADIANS([.T275]))))" office:value-type="float" office:value="88.0220806622646">
            <text:p>88.02</text:p>
          </table:table-cell>
          <table:table-cell table:style-name="ce7" table:formula="of:=(720-4*[.$B$3]-[.V275]+[.$B$4]*60)/1440" office:value-type="float" office:value="0.50355530589008">
            <text:p>12:05:07</text:p>
          </table:table-cell>
          <table:table-cell table:style-name="ce7" table:formula="of:=([.X275]*1440-[.W275]*4)/1440" office:value-type="float" office:value="0.259049526272678">
            <text:p>6:13:02</text:p>
          </table:table-cell>
          <table:table-cell table:style-name="ce7" table:formula="of:=([.X275]*1440+[.W275]*4)/1440" office:value-type="float" office:value="0.748061085507482">
            <text:p>17:57:12</text:p>
          </table:table-cell>
          <table:table-cell table:formula="of:=8*[.W275]" office:value-type="float" office:value="704.176645298117">
            <text:p>704.18</text:p>
          </table:table-cell>
          <table:table-cell table:formula="of:=MOD([.E275]*1440+[.V275]+4*[.$B$3]-60*[.$B$4];1440)" office:value-type="float" office:value="714.880359518285">
            <text:p>714.88</text:p>
          </table:table-cell>
          <table:table-cell table:formula="of:=IF([.AB275]/4&lt;0;[.AB275]/4+180;[.AB275]/4-180)" office:value-type="float" office:value="-1.27991012042884">
            <text:p>-1.28</text:p>
          </table:table-cell>
          <table:table-cell table:formula="of:=DEGREES(ACOS(SIN(RADIANS([.$B$2]))*SIN(RADIANS([.T275]))+COS(RADIANS([.$B$2]))*COS(RADIANS([.T275]))*COS(RADIANS([.AC275]))))" office:value-type="float" office:value="46.3505858383606">
            <text:p>46.35</text:p>
          </table:table-cell>
          <table:table-cell table:formula="of:=90-[.AD275]" office:value-type="float" office:value="43.6494141616394">
            <text:p>43.65</text:p>
          </table:table-cell>
          <table:table-cell table:formula="of:=IF([.AE275]&gt;85;0;IF([.AE275]&gt;5;58.1/TAN(RADIANS([.AE275]))-0.07/POWER(TAN(RADIANS([.AE275]));3)+0.000086/POWER(TAN(RADIANS([.AE275]));5);IF([.AE275]&gt;-0.575;1735+[.AE275]*(-518.2+[.AE275]*(103.4+[.AE275]*(-12.79+[.AE275]*0.711)));-20.772/TAN(RADIANS([.AE275])))))/3600" office:value-type="float" office:value="0.016895892575794">
            <text:p>0.02</text:p>
          </table:table-cell>
          <table:table-cell table:formula="of:=[.AE275]+[.AF275]" office:value-type="float" office:value="43.6663100542152">
            <text:p>43.67</text:p>
          </table:table-cell>
          <table:table-cell table:formula="of:=IF([.AC275]&gt;0;MOD(DEGREES(ACOS(((SIN(RADIANS([.$B$2]))*COS(RADIANS([.AD275])))-SIN(RADIANS([.T275])))/(COS(RADIANS([.$B$2]))*SIN(RADIANS([.AD275])))))+180;360);MOD(540-DEGREES(ACOS(((SIN(RADIANS([.$B$2]))*COS(RADIANS([.AD275])))-SIN(RADIANS([.T275])))/(COS(RADIANS([.$B$2]))*SIN(RADIANS([.AD275])))));360))" office:value-type="float" office:value="178.233999443112">
            <text:p>178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5]+1" office:value-type="date" office:date-value="2010-10-02">
            <text:p>10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6]+2415018.5+[.E276]-[.$B$4]/24" office:value-type="float" office:value="2455472.20833333">
            <text:p>2455472.21</text:p>
          </table:table-cell>
          <table:table-cell table:style-name="ce9" table:formula="of:=([.F276]-2451545)/36525" office:value-type="float" office:value="0.107521104266488">
            <text:p>0.10752110</text:p>
          </table:table-cell>
          <table:table-cell/>
          <table:table-cell table:formula="of:=MOD(280.46646+[.G276]*(36000.76983+[.G276]*0.0003032);360)" office:value-type="float" office:value="191.30899007051">
            <text:p>191.31</text:p>
          </table:table-cell>
          <table:table-cell table:formula="of:=357.52911+[.G276]*(35999.05029-0.0001537*[.G276])" office:value-type="float" office:value="4228.18674794876">
            <text:p>4228.19</text:p>
          </table:table-cell>
          <table:table-cell table:formula="of:=0.016708634-[.G276]*(0.000042037+0.0001537*[.G276])" office:value-type="float" office:value="0.0167023372422455">
            <text:p>0.02</text:p>
          </table:table-cell>
          <table:table-cell table:formula="of:=SIN(RADIANS([.J276]))*(1.914602-[.G276]*(0.004817+0.000014*[.G276]))+SIN(RADIANS(2*[.J276]))*(0.019993-0.000101*[.G276])+SIN(RADIANS(3*[.J276]))*0.000289" office:value-type="float" office:value="-1.9115738545452">
            <text:p>-1.91</text:p>
          </table:table-cell>
          <table:table-cell table:formula="of:=[.I276]+[.L276]" office:value-type="float" office:value="189.397416215965">
            <text:p>189.4</text:p>
          </table:table-cell>
          <table:table-cell table:formula="of:=[.J276]+[.L276]" office:value-type="float" office:value="4226.27517409421">
            <text:p>4226.28</text:p>
          </table:table-cell>
          <table:table-cell table:formula="of:=(1.000001018*(1-[.K276]*[.K276]))/(1+[.K276]*COS(RADIANS([.N276])))" office:value-type="float" office:value="1.00080798857297">
            <text:p>1</text:p>
          </table:table-cell>
          <table:table-cell table:formula="of:=[.M276]-0.00569-0.00478*SIN(RADIANS(125.04-1934.136*[.G276]))" office:value-type="float" office:value="189.396469773081">
            <text:p>189.4</text:p>
          </table:table-cell>
          <table:table-cell table:formula="of:=23+(26+((21.448-[.G276]*(46.815+[.G276]*(0.00059-[.G276]*0.001813))))/60)/60" office:value-type="float" office:value="23.4378928874824">
            <text:p>23.44</text:p>
          </table:table-cell>
          <table:table-cell table:formula="of:=[.Q276]+0.00256*COS(RADIANS(125.04-1934.136*[.G276]))" office:value-type="float" office:value="23.4382084010433">
            <text:p>23.44</text:p>
          </table:table-cell>
          <table:table-cell table:formula="of:=DEGREES(ATAN2(COS(RADIANS([.R276]))*SIN(RADIANS([.P276]));COS(RADIANS([.P276]))))" office:value-type="float" office:value="-98.6333568265542">
            <text:p>-98.63</text:p>
          </table:table-cell>
          <table:table-cell table:formula="of:=DEGREES(ASIN(SIN(RADIANS([.R276]))*SIN(RADIANS([.P276]))))" office:value-type="float" office:value="-3.72342685945861">
            <text:p>-3.72</text:p>
          </table:table-cell>
          <table:table-cell table:formula="of:=TAN(RADIANS([.R276]/2))*TAN(RADIANS([.R276]/2))" office:value-type="float" office:value="0.0430304405698951">
            <text:p>0.04</text:p>
          </table:table-cell>
          <table:table-cell table:formula="of:=4*DEGREES([.U276]*SIN(2*RADIANS([.I276]))-2*[.K276]*SIN(RADIANS([.J276]))+4*[.K276]*[.U276]*SIN(RADIANS([.J276]))*COS(2*RADIANS([.I276]))-0.5*[.U276]*[.U276]*SIN(4*RADIANS([.I276]))-1.25*[.K276]*[.K276]*SIN(2*RADIANS([.J276])))" office:value-type="float" office:value="10.6810826977583">
            <text:p>10.68</text:p>
          </table:table-cell>
          <table:table-cell table:formula="of:=DEGREES(ACOS(COS(RADIANS(90.833))/COS(RADIANS([.$B$2]))*COS(RADIANS([.T276]))-TAN(RADIANS([.$B$2]))*TAN(RADIANS([.T276]))))" office:value-type="float" office:value="87.6588402526179">
            <text:p>87.66</text:p>
          </table:table-cell>
          <table:table-cell table:style-name="ce7" table:formula="of:=(720-4*[.$B$3]-[.V276]+[.$B$4]*60)/1440" office:value-type="float" office:value="0.50333258145989">
            <text:p>12:04:48</text:p>
          </table:table-cell>
          <table:table-cell table:style-name="ce7" table:formula="of:=([.X276]*1440-[.W276]*4)/1440" office:value-type="float" office:value="0.259835802980396">
            <text:p>6:14:10</text:p>
          </table:table-cell>
          <table:table-cell table:style-name="ce7" table:formula="of:=([.X276]*1440+[.W276]*4)/1440" office:value-type="float" office:value="0.746829359939384">
            <text:p>17:55:26</text:p>
          </table:table-cell>
          <table:table-cell table:formula="of:=8*[.W276]" office:value-type="float" office:value="701.270722020943">
            <text:p>701.27</text:p>
          </table:table-cell>
          <table:table-cell table:formula="of:=MOD([.E276]*1440+[.V276]+4*[.$B$3]-60*[.$B$4];1440)" office:value-type="float" office:value="715.201082697758">
            <text:p>715.2</text:p>
          </table:table-cell>
          <table:table-cell table:formula="of:=IF([.AB276]/4&lt;0;[.AB276]/4+180;[.AB276]/4-180)" office:value-type="float" office:value="-1.19972932556041">
            <text:p>-1.2</text:p>
          </table:table-cell>
          <table:table-cell table:formula="of:=DEGREES(ACOS(SIN(RADIANS([.$B$2]))*SIN(RADIANS([.T276]))+COS(RADIANS([.$B$2]))*COS(RADIANS([.T276]))*COS(RADIANS([.AC276]))))" office:value-type="float" office:value="46.7360161088135">
            <text:p>46.74</text:p>
          </table:table-cell>
          <table:table-cell table:formula="of:=90-[.AD276]" office:value-type="float" office:value="43.2639838911865">
            <text:p>43.26</text:p>
          </table:table-cell>
          <table:table-cell table:formula="of:=IF([.AE276]&gt;85;0;IF([.AE276]&gt;5;58.1/TAN(RADIANS([.AE276]))-0.07/POWER(TAN(RADIANS([.AE276]));3)+0.000086/POWER(TAN(RADIANS([.AE276]));5);IF([.AE276]&gt;-0.575;1735+[.AE276]*(-518.2+[.AE276]*(103.4+[.AE276]*(-12.79+[.AE276]*0.711)));-20.772/TAN(RADIANS([.AE276])))))/3600" office:value-type="float" office:value="0.0171244649500533">
            <text:p>0.02</text:p>
          </table:table-cell>
          <table:table-cell table:formula="of:=[.AE276]+[.AF276]" office:value-type="float" office:value="43.2811083561366">
            <text:p>43.28</text:p>
          </table:table-cell>
          <table:table-cell table:formula="of:=IF([.AC276]&gt;0;MOD(DEGREES(ACOS(((SIN(RADIANS([.$B$2]))*COS(RADIANS([.AD276])))-SIN(RADIANS([.T276])))/(COS(RADIANS([.$B$2]))*SIN(RADIANS([.AD276])))))+180;360);MOD(540-DEGREES(ACOS(((SIN(RADIANS([.$B$2]))*COS(RADIANS([.AD276])))-SIN(RADIANS([.T276])))/(COS(RADIANS([.$B$2]))*SIN(RADIANS([.AD276])))));360))" office:value-type="float" office:value="178.3558533558">
            <text:p>178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6]+1" office:value-type="date" office:date-value="2010-10-03">
            <text:p>10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7]+2415018.5+[.E277]-[.$B$4]/24" office:value-type="float" office:value="2455473.20833333">
            <text:p>2455473.21</text:p>
          </table:table-cell>
          <table:table-cell table:style-name="ce9" table:formula="of:=([.F277]-2451545)/36525" office:value-type="float" office:value="0.10754848277436">
            <text:p>0.10754848</text:p>
          </table:table-cell>
          <table:table-cell/>
          <table:table-cell table:formula="of:=MOD(280.46646+[.G277]*(36000.76983+[.G277]*0.0003032);360)" office:value-type="float" office:value="192.29463743246">
            <text:p>192.29</text:p>
          </table:table-cell>
          <table:table-cell table:formula="of:=357.52911+[.G277]*(35999.05029-0.0001537*[.G277])" office:value-type="float" office:value="4229.17234822958">
            <text:p>4229.17</text:p>
          </table:table-cell>
          <table:table-cell table:formula="of:=0.016708634-[.G277]*(0.000042037+0.0001537*[.G277])" office:value-type="float" office:value="0.0167023351863058">
            <text:p>0.02</text:p>
          </table:table-cell>
          <table:table-cell table:formula="of:=SIN(RADIANS([.J277]))*(1.914602-[.G277]*(0.004817+0.000014*[.G277]))+SIN(RADIANS(2*[.J277]))*(0.019993-0.000101*[.G277])+SIN(RADIANS(3*[.J277]))*0.000289" office:value-type="float" office:value="-1.91301813690377">
            <text:p>-1.91</text:p>
          </table:table-cell>
          <table:table-cell table:formula="of:=[.I277]+[.L277]" office:value-type="float" office:value="190.381619295556">
            <text:p>190.38</text:p>
          </table:table-cell>
          <table:table-cell table:formula="of:=[.J277]+[.L277]" office:value-type="float" office:value="4227.25933009267">
            <text:p>4227.26</text:p>
          </table:table-cell>
          <table:table-cell table:formula="of:=(1.000001018*(1-[.K277]*[.K277]))/(1+[.K277]*COS(RADIANS([.N277])))" office:value-type="float" office:value="1.00052109596176">
            <text:p>1</text:p>
          </table:table-cell>
          <table:table-cell table:formula="of:=[.M277]-0.00569-0.00478*SIN(RADIANS(125.04-1934.136*[.G277]))" office:value-type="float" office:value="190.380673395125">
            <text:p>190.38</text:p>
          </table:table-cell>
          <table:table-cell table:formula="of:=23+(26+((21.448-[.G277]*(46.815+[.G277]*(0.00059-[.G277]*0.001813))))/60)/60" office:value-type="float" office:value="23.4378925314472">
            <text:p>23.44</text:p>
          </table:table-cell>
          <table:table-cell table:formula="of:=[.Q277]+0.00256*COS(RADIANS(125.04-1934.136*[.G277]))" office:value-type="float" office:value="23.4382056969155">
            <text:p>23.44</text:p>
          </table:table-cell>
          <table:table-cell table:formula="of:=DEGREES(ATAN2(COS(RADIANS([.R277]))*SIN(RADIANS([.P277]));COS(RADIANS([.P277]))))" office:value-type="float" office:value="-99.5405901451196">
            <text:p>-99.54</text:p>
          </table:table-cell>
          <table:table-cell table:formula="of:=DEGREES(ASIN(SIN(RADIANS([.R277]))*SIN(RADIANS([.P277]))))" office:value-type="float" office:value="-4.10998596828692">
            <text:p>-4.11</text:p>
          </table:table-cell>
          <table:table-cell table:formula="of:=TAN(RADIANS([.R277]/2))*TAN(RADIANS([.R277]/2))" office:value-type="float" office:value="0.0430304303583979">
            <text:p>0.04</text:p>
          </table:table-cell>
          <table:table-cell table:formula="of:=4*DEGREES([.U277]*SIN(2*RADIANS([.I277]))-2*[.K277]*SIN(RADIANS([.J277]))+4*[.K277]*[.U277]*SIN(RADIANS([.J277]))*COS(2*RADIANS([.I277]))-0.5*[.U277]*[.U277]*SIN(4*RADIANS([.I277]))-1.25*[.K277]*[.K277]*SIN(2*RADIANS([.J277])))" office:value-type="float" office:value="10.9966801389149">
            <text:p>11</text:p>
          </table:table-cell>
          <table:table-cell table:formula="of:=DEGREES(ACOS(COS(RADIANS(90.833))/COS(RADIANS([.$B$2]))*COS(RADIANS([.T277]))-TAN(RADIANS([.$B$2]))*TAN(RADIANS([.T277]))))" office:value-type="float" office:value="87.2957995952771">
            <text:p>87.3</text:p>
          </table:table-cell>
          <table:table-cell table:style-name="ce7" table:formula="of:=(720-4*[.$B$3]-[.V277]+[.$B$4]*60)/1440" office:value-type="float" office:value="0.503113416570198">
            <text:p>12:04:29</text:p>
          </table:table-cell>
          <table:table-cell table:style-name="ce7" table:formula="of:=([.X277]*1440-[.W277]*4)/1440" office:value-type="float" office:value="0.260625084361095">
            <text:p>6:15:18</text:p>
          </table:table-cell>
          <table:table-cell table:style-name="ce7" table:formula="of:=([.X277]*1440+[.W277]*4)/1440" office:value-type="float" office:value="0.745601748779301">
            <text:p>17:53:40</text:p>
          </table:table-cell>
          <table:table-cell table:formula="of:=8*[.W277]" office:value-type="float" office:value="698.366396762217">
            <text:p>698.37</text:p>
          </table:table-cell>
          <table:table-cell table:formula="of:=MOD([.E277]*1440+[.V277]+4*[.$B$3]-60*[.$B$4];1440)" office:value-type="float" office:value="715.516680138915">
            <text:p>715.52</text:p>
          </table:table-cell>
          <table:table-cell table:formula="of:=IF([.AB277]/4&lt;0;[.AB277]/4+180;[.AB277]/4-180)" office:value-type="float" office:value="-1.12082996527127">
            <text:p>-1.12</text:p>
          </table:table-cell>
          <table:table-cell table:formula="of:=DEGREES(ACOS(SIN(RADIANS([.$B$2]))*SIN(RADIANS([.T277]))+COS(RADIANS([.$B$2]))*COS(RADIANS([.T277]))*COS(RADIANS([.AC277]))))" office:value-type="float" office:value="47.1208998774453">
            <text:p>47.12</text:p>
          </table:table-cell>
          <table:table-cell table:formula="of:=90-[.AD277]" office:value-type="float" office:value="42.8791001225547">
            <text:p>42.88</text:p>
          </table:table-cell>
          <table:table-cell table:formula="of:=IF([.AE277]&gt;85;0;IF([.AE277]&gt;5;58.1/TAN(RADIANS([.AE277]))-0.07/POWER(TAN(RADIANS([.AE277]));3)+0.000086/POWER(TAN(RADIANS([.AE277]));5);IF([.AE277]&gt;-0.575;1735+[.AE277]*(-518.2+[.AE277]*(103.4+[.AE277]*(-12.79+[.AE277]*0.711)));-20.772/TAN(RADIANS([.AE277])))))/3600" office:value-type="float" office:value="0.0173559717886873">
            <text:p>0.02</text:p>
          </table:table-cell>
          <table:table-cell table:formula="of:=[.AE277]+[.AF277]" office:value-type="float" office:value="42.8964560943434">
            <text:p>42.9</text:p>
          </table:table-cell>
          <table:table-cell table:formula="of:=IF([.AC277]&gt;0;MOD(DEGREES(ACOS(((SIN(RADIANS([.$B$2]))*COS(RADIANS([.AD277])))-SIN(RADIANS([.T277])))/(COS(RADIANS([.$B$2]))*SIN(RADIANS([.AD277])))))+180;360);MOD(540-DEGREES(ACOS(((SIN(RADIANS([.$B$2]))*COS(RADIANS([.AD277])))-SIN(RADIANS([.T277])))/(COS(RADIANS([.$B$2]))*SIN(RADIANS([.AD277])))));360))" office:value-type="float" office:value="178.474315171998">
            <text:p>178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7]+1" office:value-type="date" office:date-value="2010-10-04">
            <text:p>10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8]+2415018.5+[.E278]-[.$B$4]/24" office:value-type="float" office:value="2455474.20833333">
            <text:p>2455474.21</text:p>
          </table:table-cell>
          <table:table-cell table:style-name="ce9" table:formula="of:=([.F278]-2451545)/36525" office:value-type="float" office:value="0.107575861282231">
            <text:p>0.10757586</text:p>
          </table:table-cell>
          <table:table-cell/>
          <table:table-cell table:formula="of:=MOD(280.46646+[.G278]*(36000.76983+[.G278]*0.0003032);360)" office:value-type="float" office:value="193.28028479441">
            <text:p>193.28</text:p>
          </table:table-cell>
          <table:table-cell table:formula="of:=357.52911+[.G278]*(35999.05029-0.0001537*[.G278])" office:value-type="float" office:value="4230.1579485104">
            <text:p>4230.16</text:p>
          </table:table-cell>
          <table:table-cell table:formula="of:=0.016708634-[.G278]*(0.000042037+0.0001537*[.G278])" office:value-type="float" office:value="0.0167023331301357">
            <text:p>0.02</text:p>
          </table:table-cell>
          <table:table-cell table:formula="of:=SIN(RADIANS([.J278]))*(1.914602-[.G278]*(0.004817+0.000014*[.G278]))+SIN(RADIANS(2*[.J278]))*(0.019993-0.000101*[.G278])+SIN(RADIANS(3*[.J278]))*0.000289" office:value-type="float" office:value="-1.91389755170101">
            <text:p>-1.91</text:p>
          </table:table-cell>
          <table:table-cell table:formula="of:=[.I278]+[.L278]" office:value-type="float" office:value="191.366387242709">
            <text:p>191.37</text:p>
          </table:table-cell>
          <table:table-cell table:formula="of:=[.J278]+[.L278]" office:value-type="float" office:value="4228.2440509587">
            <text:p>4228.24</text:p>
          </table:table-cell>
          <table:table-cell table:formula="of:=(1.000001018*(1-[.K278]*[.K278]))/(1+[.K278]*COS(RADIANS([.N278])))" office:value-type="float" office:value="1.00023396734655">
            <text:p>1</text:p>
          </table:table-cell>
          <table:table-cell table:formula="of:=[.M278]-0.00569-0.00478*SIN(RADIANS(125.04-1934.136*[.G278]))" office:value-type="float" office:value="191.365441880677">
            <text:p>191.37</text:p>
          </table:table-cell>
          <table:table-cell table:formula="of:=23+(26+((21.448-[.G278]*(46.815+[.G278]*(0.00059-[.G278]*0.001813))))/60)/60" office:value-type="float" office:value="23.437892175412">
            <text:p>23.44</text:p>
          </table:table-cell>
          <table:table-cell table:formula="of:=[.Q278]+0.00256*COS(RADIANS(125.04-1934.136*[.G278]))" office:value-type="float" office:value="23.4382029925203">
            <text:p>23.44</text:p>
          </table:table-cell>
          <table:table-cell table:formula="of:=DEGREES(ATAN2(COS(RADIANS([.R278]))*SIN(RADIANS([.P278]));COS(RADIANS([.P278]))))" office:value-type="float" office:value="-100.449223833888">
            <text:p>-100.45</text:p>
          </table:table-cell>
          <table:table-cell table:formula="of:=DEGREES(ASIN(SIN(RADIANS([.R278]))*SIN(RADIANS([.P278]))))" office:value-type="float" office:value="-4.49573803974072">
            <text:p>-4.5</text:p>
          </table:table-cell>
          <table:table-cell table:formula="of:=TAN(RADIANS([.R278]/2))*TAN(RADIANS([.R278]/2))" office:value-type="float" office:value="0.0430304201458918">
            <text:p>0.04</text:p>
          </table:table-cell>
          <table:table-cell table:formula="of:=4*DEGREES([.U278]*SIN(2*RADIANS([.I278]))-2*[.K278]*SIN(RADIANS([.J278]))+4*[.K278]*[.U278]*SIN(RADIANS([.J278]))*COS(2*RADIANS([.I278]))-0.5*[.U278]*[.U278]*SIN(4*RADIANS([.I278]))-1.25*[.K278]*[.K278]*SIN(2*RADIANS([.J278])))" office:value-type="float" office:value="11.3068087717446">
            <text:p>11.31</text:p>
          </table:table-cell>
          <table:table-cell table:formula="of:=DEGREES(ACOS(COS(RADIANS(90.833))/COS(RADIANS([.$B$2]))*COS(RADIANS([.T278]))-TAN(RADIANS([.$B$2]))*TAN(RADIANS([.T278]))))" office:value-type="float" office:value="86.9330062159292">
            <text:p>86.93</text:p>
          </table:table-cell>
          <table:table-cell table:style-name="ce7" table:formula="of:=(720-4*[.$B$3]-[.V278]+[.$B$4]*60)/1440" office:value-type="float" office:value="0.502898049464066">
            <text:p>12:04:10</text:p>
          </table:table-cell>
          <table:table-cell table:style-name="ce7" table:formula="of:=([.X278]*1440-[.W278]*4)/1440" office:value-type="float" office:value="0.261417476642041">
            <text:p>6:16:26</text:p>
          </table:table-cell>
          <table:table-cell table:style-name="ce7" table:formula="of:=([.X278]*1440+[.W278]*4)/1440" office:value-type="float" office:value="0.744378622286092">
            <text:p>17:51:54</text:p>
          </table:table-cell>
          <table:table-cell table:formula="of:=8*[.W278]" office:value-type="float" office:value="695.464049727434">
            <text:p>695.46</text:p>
          </table:table-cell>
          <table:table-cell table:formula="of:=MOD([.E278]*1440+[.V278]+4*[.$B$3]-60*[.$B$4];1440)" office:value-type="float" office:value="715.826808771745">
            <text:p>715.83</text:p>
          </table:table-cell>
          <table:table-cell table:formula="of:=IF([.AB278]/4&lt;0;[.AB278]/4+180;[.AB278]/4-180)" office:value-type="float" office:value="-1.04329780706385">
            <text:p>-1.04</text:p>
          </table:table-cell>
          <table:table-cell table:formula="of:=DEGREES(ACOS(SIN(RADIANS([.$B$2]))*SIN(RADIANS([.T278]))+COS(RADIANS([.$B$2]))*COS(RADIANS([.T278]))*COS(RADIANS([.AC278]))))" office:value-type="float" office:value="47.5051311022246">
            <text:p>47.51</text:p>
          </table:table-cell>
          <table:table-cell table:formula="of:=90-[.AD278]" office:value-type="float" office:value="42.4948688977755">
            <text:p>42.49</text:p>
          </table:table-cell>
          <table:table-cell table:formula="of:=IF([.AE278]&gt;85;0;IF([.AE278]&gt;5;58.1/TAN(RADIANS([.AE278]))-0.07/POWER(TAN(RADIANS([.AE278]));3)+0.000086/POWER(TAN(RADIANS([.AE278]));5);IF([.AE278]&gt;-0.575;1735+[.AE278]*(-518.2+[.AE278]*(103.4+[.AE278]*(-12.79+[.AE278]*0.711)));-20.772/TAN(RADIANS([.AE278])))))/3600" office:value-type="float" office:value="0.0175904250250128">
            <text:p>0.02</text:p>
          </table:table-cell>
          <table:table-cell table:formula="of:=[.AE278]+[.AF278]" office:value-type="float" office:value="42.5124593228005">
            <text:p>42.51</text:p>
          </table:table-cell>
          <table:table-cell table:formula="of:=IF([.AC278]&gt;0;MOD(DEGREES(ACOS(((SIN(RADIANS([.$B$2]))*COS(RADIANS([.AD278])))-SIN(RADIANS([.T278])))/(COS(RADIANS([.$B$2]))*SIN(RADIANS([.AD278])))))+180;360);MOD(540-DEGREES(ACOS(((SIN(RADIANS([.$B$2]))*COS(RADIANS([.AD278])))-SIN(RADIANS([.T278])))/(COS(RADIANS([.$B$2]))*SIN(RADIANS([.AD278])))));360))" office:value-type="float" office:value="178.589336787895">
            <text:p>17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8]+1" office:value-type="date" office:date-value="2010-10-05">
            <text:p>10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9]+2415018.5+[.E279]-[.$B$4]/24" office:value-type="float" office:value="2455475.20833333">
            <text:p>2455475.21</text:p>
          </table:table-cell>
          <table:table-cell table:style-name="ce9" table:formula="of:=([.F279]-2451545)/36525" office:value-type="float" office:value="0.107603239790102">
            <text:p>0.10760324</text:p>
          </table:table-cell>
          <table:table-cell/>
          <table:table-cell table:formula="of:=MOD(280.46646+[.G279]*(36000.76983+[.G279]*0.0003032);360)" office:value-type="float" office:value="194.265932156361">
            <text:p>194.27</text:p>
          </table:table-cell>
          <table:table-cell table:formula="of:=357.52911+[.G279]*(35999.05029-0.0001537*[.G279])" office:value-type="float" office:value="4231.14354879122">
            <text:p>4231.14</text:p>
          </table:table-cell>
          <table:table-cell table:formula="of:=0.016708634-[.G279]*(0.000042037+0.0001537*[.G279])" office:value-type="float" office:value="0.0167023310737353">
            <text:p>0.02</text:p>
          </table:table-cell>
          <table:table-cell table:formula="of:=SIN(RADIANS([.J279]))*(1.914602-[.G279]*(0.004817+0.000014*[.G279]))+SIN(RADIANS(2*[.J279]))*(0.019993-0.000101*[.G279])+SIN(RADIANS(3*[.J279]))*0.000289" office:value-type="float" office:value="-1.9142112292834">
            <text:p>-1.91</text:p>
          </table:table-cell>
          <table:table-cell table:formula="of:=[.I279]+[.L279]" office:value-type="float" office:value="192.351720927077">
            <text:p>192.35</text:p>
          </table:table-cell>
          <table:table-cell table:formula="of:=[.J279]+[.L279]" office:value-type="float" office:value="4229.22933756193">
            <text:p>4229.23</text:p>
          </table:table-cell>
          <table:table-cell table:formula="of:=(1.000001018*(1-[.K279]*[.K279]))/(1+[.K279]*COS(RADIANS([.N279])))" office:value-type="float" office:value="0.999946687425707">
            <text:p>1</text:p>
          </table:table-cell>
          <table:table-cell table:formula="of:=[.M279]-0.00569-0.00478*SIN(RADIANS(125.04-1934.136*[.G279]))" office:value-type="float" office:value="192.350776099392">
            <text:p>192.35</text:p>
          </table:table-cell>
          <table:table-cell table:formula="of:=23+(26+((21.448-[.G279]*(46.815+[.G279]*(0.00059-[.G279]*0.001813))))/60)/60" office:value-type="float" office:value="23.4378918193769">
            <text:p>23.44</text:p>
          </table:table-cell>
          <table:table-cell table:formula="of:=[.Q279]+0.00256*COS(RADIANS(125.04-1934.136*[.G279]))" office:value-type="float" office:value="23.4382002878595">
            <text:p>23.44</text:p>
          </table:table-cell>
          <table:table-cell table:formula="of:=DEGREES(ATAN2(COS(RADIANS([.R279]))*SIN(RADIANS([.P279]));COS(RADIANS([.P279]))))" office:value-type="float" office:value="-101.359341474435">
            <text:p>-101.36</text:p>
          </table:table-cell>
          <table:table-cell table:formula="of:=DEGREES(ASIN(SIN(RADIANS([.R279]))*SIN(RADIANS([.P279]))))" office:value-type="float" office:value="-4.88058344861502">
            <text:p>-4.88</text:p>
          </table:table-cell>
          <table:table-cell table:formula="of:=TAN(RADIANS([.R279]/2))*TAN(RADIANS([.R279]/2))" office:value-type="float" office:value="0.0430304099323845">
            <text:p>0.04</text:p>
          </table:table-cell>
          <table:table-cell table:formula="of:=4*DEGREES([.U279]*SIN(2*RADIANS([.I279]))-2*[.K279]*SIN(RADIANS([.J279]))+4*[.K279]*[.U279]*SIN(RADIANS([.J279]))*COS(2*RADIANS([.I279]))-0.5*[.U279]*[.U279]*SIN(4*RADIANS([.I279]))-1.25*[.K279]*[.K279]*SIN(2*RADIANS([.J279])))" office:value-type="float" office:value="11.6111261817254">
            <text:p>11.61</text:p>
          </table:table-cell>
          <table:table-cell table:formula="of:=DEGREES(ACOS(COS(RADIANS(90.833))/COS(RADIANS([.$B$2]))*COS(RADIANS([.T279]))-TAN(RADIANS([.$B$2]))*TAN(RADIANS([.T279]))))" office:value-type="float" office:value="86.5705089546231">
            <text:p>86.57</text:p>
          </table:table-cell>
          <table:table-cell table:style-name="ce7" table:formula="of:=(720-4*[.$B$3]-[.V279]+[.$B$4]*60)/1440" office:value-type="float" office:value="0.502686717929357">
            <text:p>12:03:52</text:p>
          </table:table-cell>
          <table:table-cell table:style-name="ce7" table:formula="of:=([.X279]*1440-[.W279]*4)/1440" office:value-type="float" office:value="0.262213081944293">
            <text:p>6:17:35</text:p>
          </table:table-cell>
          <table:table-cell table:style-name="ce7" table:formula="of:=([.X279]*1440+[.W279]*4)/1440" office:value-type="float" office:value="0.743160353914421">
            <text:p>17:50:09</text:p>
          </table:table-cell>
          <table:table-cell table:formula="of:=8*[.W279]" office:value-type="float" office:value="692.564071636985">
            <text:p>692.56</text:p>
          </table:table-cell>
          <table:table-cell table:formula="of:=MOD([.E279]*1440+[.V279]+4*[.$B$3]-60*[.$B$4];1440)" office:value-type="float" office:value="716.131126181725">
            <text:p>716.13</text:p>
          </table:table-cell>
          <table:table-cell table:formula="of:=IF([.AB279]/4&lt;0;[.AB279]/4+180;[.AB279]/4-180)" office:value-type="float" office:value="-0.967218454568666">
            <text:p>-0.97</text:p>
          </table:table-cell>
          <table:table-cell table:formula="of:=DEGREES(ACOS(SIN(RADIANS([.$B$2]))*SIN(RADIANS([.T279]))+COS(RADIANS([.$B$2]))*COS(RADIANS([.T279]))*COS(RADIANS([.AC279]))))" office:value-type="float" office:value="47.8886030341147">
            <text:p>47.89</text:p>
          </table:table-cell>
          <table:table-cell table:formula="of:=90-[.AD279]" office:value-type="float" office:value="42.1113969658853">
            <text:p>42.11</text:p>
          </table:table-cell>
          <table:table-cell table:formula="of:=IF([.AE279]&gt;85;0;IF([.AE279]&gt;5;58.1/TAN(RADIANS([.AE279]))-0.07/POWER(TAN(RADIANS([.AE279]));3)+0.000086/POWER(TAN(RADIANS([.AE279]));5);IF([.AE279]&gt;-0.575;1735+[.AE279]*(-518.2+[.AE279]*(103.4+[.AE279]*(-12.79+[.AE279]*0.711)));-20.772/TAN(RADIANS([.AE279])))))/3600" office:value-type="float" office:value="0.0178278347874459">
            <text:p>0.02</text:p>
          </table:table-cell>
          <table:table-cell table:formula="of:=[.AE279]+[.AF279]" office:value-type="float" office:value="42.1292248006728">
            <text:p>42.13</text:p>
          </table:table-cell>
          <table:table-cell table:formula="of:=IF([.AC279]&gt;0;MOD(DEGREES(ACOS(((SIN(RADIANS([.$B$2]))*COS(RADIANS([.AD279])))-SIN(RADIANS([.T279])))/(COS(RADIANS([.$B$2]))*SIN(RADIANS([.AD279])))))+180;360);MOD(540-DEGREES(ACOS(((SIN(RADIANS([.$B$2]))*COS(RADIANS([.AD279])))-SIN(RADIANS([.T279])))/(COS(RADIANS([.$B$2]))*SIN(RADIANS([.AD279])))));360))" office:value-type="float" office:value="178.700872023111">
            <text:p>178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9]+1" office:value-type="date" office:date-value="2010-10-06">
            <text:p>10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0]+2415018.5+[.E280]-[.$B$4]/24" office:value-type="float" office:value="2455476.20833333">
            <text:p>2455476.21</text:p>
          </table:table-cell>
          <table:table-cell table:style-name="ce9" table:formula="of:=([.F280]-2451545)/36525" office:value-type="float" office:value="0.107630618297974">
            <text:p>0.10763062</text:p>
          </table:table-cell>
          <table:table-cell/>
          <table:table-cell table:formula="of:=MOD(280.46646+[.G280]*(36000.76983+[.G280]*0.0003032);360)" office:value-type="float" office:value="195.251579518311">
            <text:p>195.25</text:p>
          </table:table-cell>
          <table:table-cell table:formula="of:=357.52911+[.G280]*(35999.05029-0.0001537*[.G280])" office:value-type="float" office:value="4232.12914907203">
            <text:p>4232.13</text:p>
          </table:table-cell>
          <table:table-cell table:formula="of:=0.016708634-[.G280]*(0.000042037+0.0001537*[.G280])" office:value-type="float" office:value="0.0167023290171043">
            <text:p>0.02</text:p>
          </table:table-cell>
          <table:table-cell table:formula="of:=SIN(RADIANS([.J280]))*(1.914602-[.G280]*(0.004817+0.000014*[.G280]))+SIN(RADIANS(2*[.J280]))*(0.019993-0.000101*[.G280])+SIN(RADIANS(3*[.J280]))*0.000289" office:value-type="float" office:value="-1.91395846569441">
            <text:p>-1.91</text:p>
          </table:table-cell>
          <table:table-cell table:formula="of:=[.I280]+[.L280]" office:value-type="float" office:value="193.337621052616">
            <text:p>193.34</text:p>
          </table:table-cell>
          <table:table-cell table:formula="of:=[.J280]+[.L280]" office:value-type="float" office:value="4230.21519060634">
            <text:p>4230.22</text:p>
          </table:table-cell>
          <table:table-cell table:formula="of:=(1.000001018*(1-[.K280]*[.K280]))/(1+[.K280]*COS(RADIANS([.N280])))" office:value-type="float" office:value="0.99965934108839">
            <text:p>1</text:p>
          </table:table-cell>
          <table:table-cell table:formula="of:=[.M280]-0.00569-0.00478*SIN(RADIANS(125.04-1934.136*[.G280]))" office:value-type="float" office:value="193.336676755224">
            <text:p>193.34</text:p>
          </table:table-cell>
          <table:table-cell table:formula="of:=23+(26+((21.448-[.G280]*(46.815+[.G280]*(0.00059-[.G280]*0.001813))))/60)/60" office:value-type="float" office:value="23.4378914633417">
            <text:p>23.44</text:p>
          </table:table-cell>
          <table:table-cell table:formula="of:=[.Q280]+0.00256*COS(RADIANS(125.04-1934.136*[.G280]))" office:value-type="float" office:value="23.4381975829353">
            <text:p>23.44</text:p>
          </table:table-cell>
          <table:table-cell table:formula="of:=DEGREES(ATAN2(COS(RADIANS([.R280]))*SIN(RADIANS([.P280]));COS(RADIANS([.P280]))))" office:value-type="float" office:value="-102.271026148314">
            <text:p>-102.27</text:p>
          </table:table-cell>
          <table:table-cell table:formula="of:=DEGREES(ASIN(SIN(RADIANS([.R280]))*SIN(RADIANS([.P280]))))" office:value-type="float" office:value="-5.2644220375235">
            <text:p>-5.26</text:p>
          </table:table-cell>
          <table:table-cell table:formula="of:=TAN(RADIANS([.R280]/2))*TAN(RADIANS([.R280]/2))" office:value-type="float" office:value="0.0430303997178835">
            <text:p>0.04</text:p>
          </table:table-cell>
          <table:table-cell table:formula="of:=4*DEGREES([.U280]*SIN(2*RADIANS([.I280]))-2*[.K280]*SIN(RADIANS([.J280]))+4*[.K280]*[.U280]*SIN(RADIANS([.J280]))*COS(2*RADIANS([.I280]))-0.5*[.U280]*[.U280]*SIN(4*RADIANS([.I280]))-1.25*[.K280]*[.K280]*SIN(2*RADIANS([.J280])))" office:value-type="float" office:value="11.9092908889833">
            <text:p>11.91</text:p>
          </table:table-cell>
          <table:table-cell table:formula="of:=DEGREES(ACOS(COS(RADIANS(90.833))/COS(RADIANS([.$B$2]))*COS(RADIANS([.T280]))-TAN(RADIANS([.$B$2]))*TAN(RADIANS([.T280]))))" office:value-type="float" office:value="86.2083580716691">
            <text:p>86.21</text:p>
          </table:table-cell>
          <table:table-cell table:style-name="ce7" table:formula="of:=(720-4*[.$B$3]-[.V280]+[.$B$4]*60)/1440" office:value-type="float" office:value="0.502479659104873">
            <text:p>12:03:34</text:p>
          </table:table-cell>
          <table:table-cell table:style-name="ce7" table:formula="of:=([.X280]*1440-[.W280]*4)/1440" office:value-type="float" office:value="0.263011997794681">
            <text:p>6:18:44</text:p>
          </table:table-cell>
          <table:table-cell table:style-name="ce7" table:formula="of:=([.X280]*1440+[.W280]*4)/1440" office:value-type="float" office:value="0.741947320415065">
            <text:p>17:48:24</text:p>
          </table:table-cell>
          <table:table-cell table:formula="of:=8*[.W280]" office:value-type="float" office:value="689.666864573353">
            <text:p>689.67</text:p>
          </table:table-cell>
          <table:table-cell table:formula="of:=MOD([.E280]*1440+[.V280]+4*[.$B$3]-60*[.$B$4];1440)" office:value-type="float" office:value="716.429290888983">
            <text:p>716.43</text:p>
          </table:table-cell>
          <table:table-cell table:formula="of:=IF([.AB280]/4&lt;0;[.AB280]/4+180;[.AB280]/4-180)" office:value-type="float" office:value="-0.892677277754189">
            <text:p>-0.89</text:p>
          </table:table-cell>
          <table:table-cell table:formula="of:=DEGREES(ACOS(SIN(RADIANS([.$B$2]))*SIN(RADIANS([.T280]))+COS(RADIANS([.$B$2]))*COS(RADIANS([.T280]))*COS(RADIANS([.AC280]))))" office:value-type="float" office:value="48.2712082352466">
            <text:p>48.27</text:p>
          </table:table-cell>
          <table:table-cell table:formula="of:=90-[.AD280]" office:value-type="float" office:value="41.7287917647534">
            <text:p>41.73</text:p>
          </table:table-cell>
          <table:table-cell table:formula="of:=IF([.AE280]&gt;85;0;IF([.AE280]&gt;5;58.1/TAN(RADIANS([.AE280]))-0.07/POWER(TAN(RADIANS([.AE280]));3)+0.000086/POWER(TAN(RADIANS([.AE280]));5);IF([.AE280]&gt;-0.575;1735+[.AE280]*(-518.2+[.AE280]*(103.4+[.AE280]*(-12.79+[.AE280]*0.711)));-20.772/TAN(RADIANS([.AE280])))))/3600" office:value-type="float" office:value="0.0180682092272938">
            <text:p>0.02</text:p>
          </table:table-cell>
          <table:table-cell table:formula="of:=[.AE280]+[.AF280]" office:value-type="float" office:value="41.7468599739807">
            <text:p>41.75</text:p>
          </table:table-cell>
          <table:table-cell table:formula="of:=IF([.AC280]&gt;0;MOD(DEGREES(ACOS(((SIN(RADIANS([.$B$2]))*COS(RADIANS([.AD280])))-SIN(RADIANS([.T280])))/(COS(RADIANS([.$B$2]))*SIN(RADIANS([.AD280])))))+180;360);MOD(540-DEGREES(ACOS(((SIN(RADIANS([.$B$2]))*COS(RADIANS([.AD280])))-SIN(RADIANS([.T280])))/(COS(RADIANS([.$B$2]))*SIN(RADIANS([.AD280])))));360))" office:value-type="float" office:value="178.808876615628">
            <text:p>178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0]+1" office:value-type="date" office:date-value="2010-10-07">
            <text:p>10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1]+2415018.5+[.E281]-[.$B$4]/24" office:value-type="float" office:value="2455477.20833333">
            <text:p>2455477.21</text:p>
          </table:table-cell>
          <table:table-cell table:style-name="ce9" table:formula="of:=([.F281]-2451545)/36525" office:value-type="float" office:value="0.107657996805845">
            <text:p>0.10765800</text:p>
          </table:table-cell>
          <table:table-cell/>
          <table:table-cell table:formula="of:=MOD(280.46646+[.G281]*(36000.76983+[.G281]*0.0003032);360)" office:value-type="float" office:value="196.237226880262">
            <text:p>196.24</text:p>
          </table:table-cell>
          <table:table-cell table:formula="of:=357.52911+[.G281]*(35999.05029-0.0001537*[.G281])" office:value-type="float" office:value="4233.11474935285">
            <text:p>4233.11</text:p>
          </table:table-cell>
          <table:table-cell table:formula="of:=0.016708634-[.G281]*(0.000042037+0.0001537*[.G281])" office:value-type="float" office:value="0.016702326960243">
            <text:p>0.02</text:p>
          </table:table-cell>
          <table:table-cell table:formula="of:=SIN(RADIANS([.J281]))*(1.914602-[.G281]*(0.004817+0.000014*[.G281]))+SIN(RADIANS(2*[.J281]))*(0.019993-0.000101*[.G281])+SIN(RADIANS(3*[.J281]))*0.000289" office:value-type="float" office:value="-1.91313872360789">
            <text:p>-1.91</text:p>
          </table:table-cell>
          <table:table-cell table:formula="of:=[.I281]+[.L281]" office:value-type="float" office:value="194.324088156654">
            <text:p>194.32</text:p>
          </table:table-cell>
          <table:table-cell table:formula="of:=[.J281]+[.L281]" office:value-type="float" office:value="4231.20161062925">
            <text:p>4231.2</text:p>
          </table:table-cell>
          <table:table-cell table:formula="of:=(1.000001018*(1-[.K281]*[.K281]))/(1+[.K281]*COS(RADIANS([.N281])))" office:value-type="float" office:value="0.999372013389937">
            <text:p>1</text:p>
          </table:table-cell>
          <table:table-cell table:formula="of:=[.M281]-0.00569-0.00478*SIN(RADIANS(125.04-1934.136*[.G281]))" office:value-type="float" office:value="194.323144385502">
            <text:p>194.32</text:p>
          </table:table-cell>
          <table:table-cell table:formula="of:=23+(26+((21.448-[.G281]*(46.815+[.G281]*(0.00059-[.G281]*0.001813))))/60)/60" office:value-type="float" office:value="23.4378911073065">
            <text:p>23.44</text:p>
          </table:table-cell>
          <table:table-cell table:formula="of:=[.Q281]+0.00256*COS(RADIANS(125.04-1934.136*[.G281]))" office:value-type="float" office:value="23.4381948777496">
            <text:p>23.44</text:p>
          </table:table-cell>
          <table:table-cell table:formula="of:=DEGREES(ATAN2(COS(RADIANS([.R281]))*SIN(RADIANS([.P281]));COS(RADIANS([.P281]))))" office:value-type="float" office:value="-103.184360373284">
            <text:p>-103.18</text:p>
          </table:table-cell>
          <table:table-cell table:formula="of:=DEGREES(ASIN(SIN(RADIANS([.R281]))*SIN(RADIANS([.P281]))))" office:value-type="float" office:value="-5.64715310813252">
            <text:p>-5.65</text:p>
          </table:table-cell>
          <table:table-cell table:formula="of:=TAN(RADIANS([.R281]/2))*TAN(RADIANS([.R281]/2))" office:value-type="float" office:value="0.0430303895023964">
            <text:p>0.04</text:p>
          </table:table-cell>
          <table:table-cell table:formula="of:=4*DEGREES([.U281]*SIN(2*RADIANS([.I281]))-2*[.K281]*SIN(RADIANS([.J281]))+4*[.K281]*[.U281]*SIN(RADIANS([.J281]))*COS(2*RADIANS([.I281]))-0.5*[.U281]*[.U281]*SIN(4*RADIANS([.I281]))-1.25*[.K281]*[.K281]*SIN(2*RADIANS([.J281])))" office:value-type="float" office:value="12.2009626435013">
            <text:p>12.2</text:p>
          </table:table-cell>
          <table:table-cell table:formula="of:=DEGREES(ACOS(COS(RADIANS(90.833))/COS(RADIANS([.$B$2]))*COS(RADIANS([.T281]))-TAN(RADIANS([.$B$2]))*TAN(RADIANS([.T281]))))" office:value-type="float" office:value="85.8466053537881">
            <text:p>85.85</text:p>
          </table:table-cell>
          <table:table-cell table:style-name="ce7" table:formula="of:=(720-4*[.$B$3]-[.V281]+[.$B$4]*60)/1440" office:value-type="float" office:value="0.502277109275346">
            <text:p>12:03:17</text:p>
          </table:table-cell>
          <table:table-cell table:style-name="ce7" table:formula="of:=([.X281]*1440-[.W281]*4)/1440" office:value-type="float" office:value="0.263814316625935">
            <text:p>6:19:54</text:p>
          </table:table-cell>
          <table:table-cell table:style-name="ce7" table:formula="of:=([.X281]*1440+[.W281]*4)/1440" office:value-type="float" office:value="0.740739901924758">
            <text:p>17:46:40</text:p>
          </table:table-cell>
          <table:table-cell table:formula="of:=8*[.W281]" office:value-type="float" office:value="686.772842830305">
            <text:p>686.77</text:p>
          </table:table-cell>
          <table:table-cell table:formula="of:=MOD([.E281]*1440+[.V281]+4*[.$B$3]-60*[.$B$4];1440)" office:value-type="float" office:value="716.720962643501">
            <text:p>716.72</text:p>
          </table:table-cell>
          <table:table-cell table:formula="of:=IF([.AB281]/4&lt;0;[.AB281]/4+180;[.AB281]/4-180)" office:value-type="float" office:value="-0.819759339124659">
            <text:p>-0.82</text:p>
          </table:table-cell>
          <table:table-cell table:formula="of:=DEGREES(ACOS(SIN(RADIANS([.$B$2]))*SIN(RADIANS([.T281]))+COS(RADIANS([.$B$2]))*COS(RADIANS([.T281]))*COS(RADIANS([.AC281]))))" office:value-type="float" office:value="48.6528385984435">
            <text:p>48.65</text:p>
          </table:table-cell>
          <table:table-cell table:formula="of:=90-[.AD281]" office:value-type="float" office:value="41.3471614015565">
            <text:p>41.35</text:p>
          </table:table-cell>
          <table:table-cell table:formula="of:=IF([.AE281]&gt;85;0;IF([.AE281]&gt;5;58.1/TAN(RADIANS([.AE281]))-0.07/POWER(TAN(RADIANS([.AE281]));3)+0.000086/POWER(TAN(RADIANS([.AE281]));5);IF([.AE281]&gt;-0.575;1735+[.AE281]*(-518.2+[.AE281]*(103.4+[.AE281]*(-12.79+[.AE281]*0.711)));-20.772/TAN(RADIANS([.AE281])))))/3600" office:value-type="float" office:value="0.0183115543372085">
            <text:p>0.02</text:p>
          </table:table-cell>
          <table:table-cell table:formula="of:=[.AE281]+[.AF281]" office:value-type="float" office:value="41.3654729558937">
            <text:p>41.37</text:p>
          </table:table-cell>
          <table:table-cell table:formula="of:=IF([.AC281]&gt;0;MOD(DEGREES(ACOS(((SIN(RADIANS([.$B$2]))*COS(RADIANS([.AD281])))-SIN(RADIANS([.T281])))/(COS(RADIANS([.$B$2]))*SIN(RADIANS([.AD281])))))+180;360);MOD(540-DEGREES(ACOS(((SIN(RADIANS([.$B$2]))*COS(RADIANS([.AD281])))-SIN(RADIANS([.T281])))/(COS(RADIANS([.$B$2]))*SIN(RADIANS([.AD281])))));360))" office:value-type="float" office:value="178.913308220962">
            <text:p>178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1]+1" office:value-type="date" office:date-value="2010-10-08">
            <text:p>10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2]+2415018.5+[.E282]-[.$B$4]/24" office:value-type="float" office:value="2455478.20833333">
            <text:p>2455478.21</text:p>
          </table:table-cell>
          <table:table-cell table:style-name="ce9" table:formula="of:=([.F282]-2451545)/36525" office:value-type="float" office:value="0.107685375313716">
            <text:p>0.10768538</text:p>
          </table:table-cell>
          <table:table-cell/>
          <table:table-cell table:formula="of:=MOD(280.46646+[.G282]*(36000.76983+[.G282]*0.0003032);360)" office:value-type="float" office:value="197.222874242214">
            <text:p>197.22</text:p>
          </table:table-cell>
          <table:table-cell table:formula="of:=357.52911+[.G282]*(35999.05029-0.0001537*[.G282])" office:value-type="float" office:value="4234.10034963367">
            <text:p>4234.1</text:p>
          </table:table-cell>
          <table:table-cell table:formula="of:=0.016708634-[.G282]*(0.000042037+0.0001537*[.G282])" office:value-type="float" office:value="0.0167023249031513">
            <text:p>0.02</text:p>
          </table:table-cell>
          <table:table-cell table:formula="of:=SIN(RADIANS([.J282]))*(1.914602-[.G282]*(0.004817+0.000014*[.G282]))+SIN(RADIANS(2*[.J282]))*(0.019993-0.000101*[.G282])+SIN(RADIANS(3*[.J282]))*0.000289" office:value-type="float" office:value="-1.91175163321613">
            <text:p>-1.91</text:p>
          </table:table-cell>
          <table:table-cell table:formula="of:=[.I282]+[.L282]" office:value-type="float" office:value="195.311122608998">
            <text:p>195.31</text:p>
          </table:table-cell>
          <table:table-cell table:formula="of:=[.J282]+[.L282]" office:value-type="float" office:value="4232.18859800046">
            <text:p>4232.19</text:p>
          </table:table-cell>
          <table:table-cell table:formula="of:=(1.000001018*(1-[.K282]*[.K282]))/(1+[.K282]*COS(RADIANS([.N282])))" office:value-type="float" office:value="0.99908478952697">
            <text:p>1</text:p>
          </table:table-cell>
          <table:table-cell table:formula="of:=[.M282]-0.00569-0.00478*SIN(RADIANS(125.04-1934.136*[.G282]))" office:value-type="float" office:value="195.310179360031">
            <text:p>195.31</text:p>
          </table:table-cell>
          <table:table-cell table:formula="of:=23+(26+((21.448-[.G282]*(46.815+[.G282]*(0.00059-[.G282]*0.001813))))/60)/60" office:value-type="float" office:value="23.4378907512714">
            <text:p>23.44</text:p>
          </table:table-cell>
          <table:table-cell table:formula="of:=[.Q282]+0.00256*COS(RADIANS(125.04-1934.136*[.G282]))" office:value-type="float" office:value="23.4381921723044">
            <text:p>23.44</text:p>
          </table:table-cell>
          <table:table-cell table:formula="of:=DEGREES(ATAN2(COS(RADIANS([.R282]))*SIN(RADIANS([.P282]));COS(RADIANS([.P282]))))" office:value-type="float" office:value="-104.099426037749">
            <text:p>-104.1</text:p>
          </table:table-cell>
          <table:table-cell table:formula="of:=DEGREES(ASIN(SIN(RADIANS([.R282]))*SIN(RADIANS([.P282]))))" office:value-type="float" office:value="-6.02867541343752">
            <text:p>-6.03</text:p>
          </table:table-cell>
          <table:table-cell table:formula="of:=TAN(RADIANS([.R282]/2))*TAN(RADIANS([.R282]/2))" office:value-type="float" office:value="0.0430303792859307">
            <text:p>0.04</text:p>
          </table:table-cell>
          <table:table-cell table:formula="of:=4*DEGREES([.U282]*SIN(2*RADIANS([.I282]))-2*[.K282]*SIN(RADIANS([.J282]))+4*[.K282]*[.U282]*SIN(RADIANS([.J282]))*COS(2*RADIANS([.I282]))-0.5*[.U282]*[.U282]*SIN(4*RADIANS([.I282]))-1.25*[.K282]*[.K282]*SIN(2*RADIANS([.J282])))" office:value-type="float" office:value="12.4858027366059">
            <text:p>12.49</text:p>
          </table:table-cell>
          <table:table-cell table:formula="of:=DEGREES(ACOS(COS(RADIANS(90.833))/COS(RADIANS([.$B$2]))*COS(RADIANS([.T282]))-TAN(RADIANS([.$B$2]))*TAN(RADIANS([.T282]))))" office:value-type="float" office:value="85.4853042204167">
            <text:p>85.49</text:p>
          </table:table-cell>
          <table:table-cell table:style-name="ce7" table:formula="of:=(720-4*[.$B$3]-[.V282]+[.$B$4]*60)/1440" office:value-type="float" office:value="0.502079303655135">
            <text:p>12:03:00</text:p>
          </table:table-cell>
          <table:table-cell table:style-name="ce7" table:formula="of:=([.X282]*1440-[.W282]*4)/1440" office:value-type="float" office:value="0.264620125265088">
            <text:p>6:21:03</text:p>
          </table:table-cell>
          <table:table-cell table:style-name="ce7" table:formula="of:=([.X282]*1440+[.W282]*4)/1440" office:value-type="float" office:value="0.739538482045181">
            <text:p>17:44:56</text:p>
          </table:table-cell>
          <table:table-cell table:formula="of:=8*[.W282]" office:value-type="float" office:value="683.882433763334">
            <text:p>683.88</text:p>
          </table:table-cell>
          <table:table-cell table:formula="of:=MOD([.E282]*1440+[.V282]+4*[.$B$3]-60*[.$B$4];1440)" office:value-type="float" office:value="717.005802736606">
            <text:p>717.01</text:p>
          </table:table-cell>
          <table:table-cell table:formula="of:=IF([.AB282]/4&lt;0;[.AB282]/4+180;[.AB282]/4-180)" office:value-type="float" office:value="-0.748549315848521">
            <text:p>-0.75</text:p>
          </table:table-cell>
          <table:table-cell table:formula="of:=DEGREES(ACOS(SIN(RADIANS([.$B$2]))*SIN(RADIANS([.T282]))+COS(RADIANS([.$B$2]))*COS(RADIANS([.T282]))*COS(RADIANS([.AC282]))))" office:value-type="float" office:value="49.0333853681386">
            <text:p>49.03</text:p>
          </table:table-cell>
          <table:table-cell table:formula="of:=90-[.AD282]" office:value-type="float" office:value="40.9666146318614">
            <text:p>40.97</text:p>
          </table:table-cell>
          <table:table-cell table:formula="of:=IF([.AE282]&gt;85;0;IF([.AE282]&gt;5;58.1/TAN(RADIANS([.AE282]))-0.07/POWER(TAN(RADIANS([.AE282]));3)+0.000086/POWER(TAN(RADIANS([.AE282]));5);IF([.AE282]&gt;-0.575;1735+[.AE282]*(-518.2+[.AE282]*(103.4+[.AE282]*(-12.79+[.AE282]*0.711)));-20.772/TAN(RADIANS([.AE282])))))/3600" office:value-type="float" office:value="0.0185578737600557">
            <text:p>0.02</text:p>
          </table:table-cell>
          <table:table-cell table:formula="of:=[.AE282]+[.AF282]" office:value-type="float" office:value="40.9851725056215">
            <text:p>40.99</text:p>
          </table:table-cell>
          <table:table-cell table:formula="of:=IF([.AC282]&gt;0;MOD(DEGREES(ACOS(((SIN(RADIANS([.$B$2]))*COS(RADIANS([.AD282])))-SIN(RADIANS([.T282])))/(COS(RADIANS([.$B$2]))*SIN(RADIANS([.AD282])))))+180;360);MOD(540-DEGREES(ACOS(((SIN(RADIANS([.$B$2]))*COS(RADIANS([.AD282])))-SIN(RADIANS([.T282])))/(COS(RADIANS([.$B$2]))*SIN(RADIANS([.AD282])))));360))" office:value-type="float" office:value="179.014126415448">
            <text:p>17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2]+1" office:value-type="date" office:date-value="2010-10-09">
            <text:p>10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3]+2415018.5+[.E283]-[.$B$4]/24" office:value-type="float" office:value="2455479.20833333">
            <text:p>2455479.21</text:p>
          </table:table-cell>
          <table:table-cell table:style-name="ce9" table:formula="of:=([.F283]-2451545)/36525" office:value-type="float" office:value="0.107712753821588">
            <text:p>0.10771275</text:p>
          </table:table-cell>
          <table:table-cell/>
          <table:table-cell table:formula="of:=MOD(280.46646+[.G283]*(36000.76983+[.G283]*0.0003032);360)" office:value-type="float" office:value="198.208521604167">
            <text:p>198.21</text:p>
          </table:table-cell>
          <table:table-cell table:formula="of:=357.52911+[.G283]*(35999.05029-0.0001537*[.G283])" office:value-type="float" office:value="4235.08594991449">
            <text:p>4235.09</text:p>
          </table:table-cell>
          <table:table-cell table:formula="of:=0.016708634-[.G283]*(0.000042037+0.0001537*[.G283])" office:value-type="float" office:value="0.0167023228458291">
            <text:p>0.02</text:p>
          </table:table-cell>
          <table:table-cell table:formula="of:=SIN(RADIANS([.J283]))*(1.914602-[.G283]*(0.004817+0.000014*[.G283]))+SIN(RADIANS(2*[.J283]))*(0.019993-0.000101*[.G283])+SIN(RADIANS(3*[.J283]))*0.000289" office:value-type="float" office:value="-1.90979699307117">
            <text:p>-1.91</text:p>
          </table:table-cell>
          <table:table-cell table:formula="of:=[.I283]+[.L283]" office:value-type="float" office:value="196.298724611096">
            <text:p>196.3</text:p>
          </table:table-cell>
          <table:table-cell table:formula="of:=[.J283]+[.L283]" office:value-type="float" office:value="4233.17615292142">
            <text:p>4233.18</text:p>
          </table:table-cell>
          <table:table-cell table:formula="of:=(1.000001018*(1-[.K283]*[.K283]))/(1+[.K283]*COS(RADIANS([.N283])))" office:value-type="float" office:value="0.998797754812288">
            <text:p>1</text:p>
          </table:table-cell>
          <table:table-cell table:formula="of:=[.M283]-0.00569-0.00478*SIN(RADIANS(125.04-1934.136*[.G283]))" office:value-type="float" office:value="196.29778188026">
            <text:p>196.3</text:p>
          </table:table-cell>
          <table:table-cell table:formula="of:=23+(26+((21.448-[.G283]*(46.815+[.G283]*(0.00059-[.G283]*0.001813))))/60)/60" office:value-type="float" office:value="23.4378903952362">
            <text:p>23.44</text:p>
          </table:table-cell>
          <table:table-cell table:formula="of:=[.Q283]+0.00256*COS(RADIANS(125.04-1934.136*[.G283]))" office:value-type="float" office:value="23.4381894666018">
            <text:p>23.44</text:p>
          </table:table-cell>
          <table:table-cell table:formula="of:=DEGREES(ATAN2(COS(RADIANS([.R283]))*SIN(RADIANS([.P283]));COS(RADIANS([.P283]))))" office:value-type="float" office:value="-105.016304333323">
            <text:p>-105.02</text:p>
          </table:table-cell>
          <table:table-cell table:formula="of:=DEGREES(ASIN(SIN(RADIANS([.R283]))*SIN(RADIANS([.P283]))))" office:value-type="float" office:value="-6.40888715116682">
            <text:p>-6.41</text:p>
          </table:table-cell>
          <table:table-cell table:formula="of:=TAN(RADIANS([.R283]/2))*TAN(RADIANS([.R283]/2))" office:value-type="float" office:value="0.0430303690684941">
            <text:p>0.04</text:p>
          </table:table-cell>
          <table:table-cell table:formula="of:=4*DEGREES([.U283]*SIN(2*RADIANS([.I283]))-2*[.K283]*SIN(RADIANS([.J283]))+4*[.K283]*[.U283]*SIN(RADIANS([.J283]))*COS(2*RADIANS([.I283]))-0.5*[.U283]*[.U283]*SIN(4*RADIANS([.I283]))-1.25*[.K283]*[.K283]*SIN(2*RADIANS([.J283])))" office:value-type="float" office:value="12.7634743288687">
            <text:p>12.76</text:p>
          </table:table-cell>
          <table:table-cell table:formula="of:=DEGREES(ACOS(COS(RADIANS(90.833))/COS(RADIANS([.$B$2]))*COS(RADIANS([.T283]))-TAN(RADIANS([.$B$2]))*TAN(RADIANS([.T283]))))" office:value-type="float" office:value="85.1245098300605">
            <text:p>85.12</text:p>
          </table:table-cell>
          <table:table-cell table:style-name="ce7" table:formula="of:=(720-4*[.$B$3]-[.V283]+[.$B$4]*60)/1440" office:value-type="float" office:value="0.501886476160508">
            <text:p>12:02:43</text:p>
          </table:table-cell>
          <table:table-cell table:style-name="ce7" table:formula="of:=([.X283]*1440-[.W283]*4)/1440" office:value-type="float" office:value="0.26542950441034">
            <text:p>6:22:13</text:p>
          </table:table-cell>
          <table:table-cell table:style-name="ce7" table:formula="of:=([.X283]*1440+[.W283]*4)/1440" office:value-type="float" office:value="0.738343447910676">
            <text:p>17:43:13</text:p>
          </table:table-cell>
          <table:table-cell table:formula="of:=8*[.W283]" office:value-type="float" office:value="680.996078640484">
            <text:p>681</text:p>
          </table:table-cell>
          <table:table-cell table:formula="of:=MOD([.E283]*1440+[.V283]+4*[.$B$3]-60*[.$B$4];1440)" office:value-type="float" office:value="717.283474328869">
            <text:p>717.28</text:p>
          </table:table-cell>
          <table:table-cell table:formula="of:=IF([.AB283]/4&lt;0;[.AB283]/4+180;[.AB283]/4-180)" office:value-type="float" office:value="-0.679131417782827">
            <text:p>-0.68</text:p>
          </table:table-cell>
          <table:table-cell table:formula="of:=DEGREES(ACOS(SIN(RADIANS([.$B$2]))*SIN(RADIANS([.T283]))+COS(RADIANS([.$B$2]))*COS(RADIANS([.T283]))*COS(RADIANS([.AC283]))))" office:value-type="float" office:value="49.4127391627264">
            <text:p>49.41</text:p>
          </table:table-cell>
          <table:table-cell table:formula="of:=90-[.AD283]" office:value-type="float" office:value="40.5872608372736">
            <text:p>40.59</text:p>
          </table:table-cell>
          <table:table-cell table:formula="of:=IF([.AE283]&gt;85;0;IF([.AE283]&gt;5;58.1/TAN(RADIANS([.AE283]))-0.07/POWER(TAN(RADIANS([.AE283]));3)+0.000086/POWER(TAN(RADIANS([.AE283]));5);IF([.AE283]&gt;-0.575;1735+[.AE283]*(-518.2+[.AE283]*(103.4+[.AE283]*(-12.79+[.AE283]*0.711)));-20.772/TAN(RADIANS([.AE283])))))/3600" office:value-type="float" office:value="0.0188071685879689">
            <text:p>0.02</text:p>
          </table:table-cell>
          <table:table-cell table:formula="of:=[.AE283]+[.AF283]" office:value-type="float" office:value="40.6060680058615">
            <text:p>40.61</text:p>
          </table:table-cell>
          <table:table-cell table:formula="of:=IF([.AC283]&gt;0;MOD(DEGREES(ACOS(((SIN(RADIANS([.$B$2]))*COS(RADIANS([.AD283])))-SIN(RADIANS([.T283])))/(COS(RADIANS([.$B$2]))*SIN(RADIANS([.AD283])))))+180;360);MOD(540-DEGREES(ACOS(((SIN(RADIANS([.$B$2]))*COS(RADIANS([.AD283])))-SIN(RADIANS([.T283])))/(COS(RADIANS([.$B$2]))*SIN(RADIANS([.AD283])))));360))" office:value-type="float" office:value="179.11129270342">
            <text:p>179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3]+1" office:value-type="date" office:date-value="2010-10-10">
            <text:p>10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4]+2415018.5+[.E284]-[.$B$4]/24" office:value-type="float" office:value="2455480.20833333">
            <text:p>2455480.21</text:p>
          </table:table-cell>
          <table:table-cell table:style-name="ce9" table:formula="of:=([.F284]-2451545)/36525" office:value-type="float" office:value="0.107740132329459">
            <text:p>0.10774013</text:p>
          </table:table-cell>
          <table:table-cell/>
          <table:table-cell table:formula="of:=MOD(280.46646+[.G284]*(36000.76983+[.G284]*0.0003032);360)" office:value-type="float" office:value="199.19416896612">
            <text:p>199.19</text:p>
          </table:table-cell>
          <table:table-cell table:formula="of:=357.52911+[.G284]*(35999.05029-0.0001537*[.G284])" office:value-type="float" office:value="4236.07155019531">
            <text:p>4236.07</text:p>
          </table:table-cell>
          <table:table-cell table:formula="of:=0.016708634-[.G284]*(0.000042037+0.0001537*[.G284])" office:value-type="float" office:value="0.0167023207882765">
            <text:p>0.02</text:p>
          </table:table-cell>
          <table:table-cell table:formula="of:=SIN(RADIANS([.J284]))*(1.914602-[.G284]*(0.004817+0.000014*[.G284]))+SIN(RADIANS(2*[.J284]))*(0.019993-0.000101*[.G284])+SIN(RADIANS(3*[.J284]))*0.000289" office:value-type="float" office:value="-1.9072747708785">
            <text:p>-1.91</text:p>
          </table:table-cell>
          <table:table-cell table:formula="of:=[.I284]+[.L284]" office:value-type="float" office:value="197.286894195241">
            <text:p>197.29</text:p>
          </table:table-cell>
          <table:table-cell table:formula="of:=[.J284]+[.L284]" office:value-type="float" office:value="4234.16427542443">
            <text:p>4234.16</text:p>
          </table:table-cell>
          <table:table-cell table:formula="of:=(1.000001018*(1-[.K284]*[.K284]))/(1+[.K284]*COS(RADIANS([.N284])))" office:value-type="float" office:value="0.998510994649565">
            <text:p>1</text:p>
          </table:table-cell>
          <table:table-cell table:formula="of:=[.M284]-0.00569-0.00478*SIN(RADIANS(125.04-1934.136*[.G284]))" office:value-type="float" office:value="197.285951978482">
            <text:p>197.29</text:p>
          </table:table-cell>
          <table:table-cell table:formula="of:=23+(26+((21.448-[.G284]*(46.815+[.G284]*(0.00059-[.G284]*0.001813))))/60)/60" office:value-type="float" office:value="23.437890039201">
            <text:p>23.44</text:p>
          </table:table-cell>
          <table:table-cell table:formula="of:=[.Q284]+0.00256*COS(RADIANS(125.04-1934.136*[.G284]))" office:value-type="float" office:value="23.4381867606437">
            <text:p>23.44</text:p>
          </table:table-cell>
          <table:table-cell table:formula="of:=DEGREES(ATAN2(COS(RADIANS([.R284]))*SIN(RADIANS([.P284]));COS(RADIANS([.P284]))))" office:value-type="float" office:value="-105.93507568544">
            <text:p>-105.94</text:p>
          </table:table-cell>
          <table:table-cell table:formula="of:=DEGREES(ASIN(SIN(RADIANS([.R284]))*SIN(RADIANS([.P284]))))" office:value-type="float" office:value="-6.78768595839617">
            <text:p>-6.79</text:p>
          </table:table-cell>
          <table:table-cell table:formula="of:=TAN(RADIANS([.R284]/2))*TAN(RADIANS([.R284]/2))" office:value-type="float" office:value="0.0430303588500942">
            <text:p>0.04</text:p>
          </table:table-cell>
          <table:table-cell table:formula="of:=4*DEGREES([.U284]*SIN(2*RADIANS([.I284]))-2*[.K284]*SIN(RADIANS([.J284]))+4*[.K284]*[.U284]*SIN(RADIANS([.J284]))*COS(2*RADIANS([.I284]))-0.5*[.U284]*[.U284]*SIN(4*RADIANS([.I284]))-1.25*[.K284]*[.K284]*SIN(2*RADIANS([.J284])))" office:value-type="float" office:value="13.0336427944615">
            <text:p>13.03</text:p>
          </table:table-cell>
          <table:table-cell table:formula="of:=DEGREES(ACOS(COS(RADIANS(90.833))/COS(RADIANS([.$B$2]))*COS(RADIANS([.T284]))-TAN(RADIANS([.$B$2]))*TAN(RADIANS([.T284]))))" office:value-type="float" office:value="84.7642791865718">
            <text:p>84.76</text:p>
          </table:table-cell>
          <table:table-cell table:style-name="ce7" table:formula="of:=(720-4*[.$B$3]-[.V284]+[.$B$4]*60)/1440" office:value-type="float" office:value="0.501698859170513">
            <text:p>12:02:27</text:p>
          </table:table-cell>
          <table:table-cell table:style-name="ce7" table:formula="of:=([.X284]*1440-[.W284]*4)/1440" office:value-type="float" office:value="0.266242528096702">
            <text:p>6:23:23</text:p>
          </table:table-cell>
          <table:table-cell table:style-name="ce7" table:formula="of:=([.X284]*1440+[.W284]*4)/1440" office:value-type="float" office:value="0.737155190244324">
            <text:p>17:41:30</text:p>
          </table:table-cell>
          <table:table-cell table:formula="of:=8*[.W284]" office:value-type="float" office:value="678.114233492575">
            <text:p>678.11</text:p>
          </table:table-cell>
          <table:table-cell table:formula="of:=MOD([.E284]*1440+[.V284]+4*[.$B$3]-60*[.$B$4];1440)" office:value-type="float" office:value="717.553642794461">
            <text:p>717.55</text:p>
          </table:table-cell>
          <table:table-cell table:formula="of:=IF([.AB284]/4&lt;0;[.AB284]/4+180;[.AB284]/4-180)" office:value-type="float" office:value="-0.61158930138464">
            <text:p>-0.61</text:p>
          </table:table-cell>
          <table:table-cell table:formula="of:=DEGREES(ACOS(SIN(RADIANS([.$B$2]))*SIN(RADIANS([.T284]))+COS(RADIANS([.$B$2]))*COS(RADIANS([.T284]))*COS(RADIANS([.AC284]))))" office:value-type="float" office:value="49.7907899983843">
            <text:p>49.79</text:p>
          </table:table-cell>
          <table:table-cell table:formula="of:=90-[.AD284]" office:value-type="float" office:value="40.2092100016157">
            <text:p>40.21</text:p>
          </table:table-cell>
          <table:table-cell table:formula="of:=IF([.AE284]&gt;85;0;IF([.AE284]&gt;5;58.1/TAN(RADIANS([.AE284]))-0.07/POWER(TAN(RADIANS([.AE284]));3)+0.000086/POWER(TAN(RADIANS([.AE284]));5);IF([.AE284]&gt;-0.575;1735+[.AE284]*(-518.2+[.AE284]*(103.4+[.AE284]*(-12.79+[.AE284]*0.711)));-20.772/TAN(RADIANS([.AE284])))))/3600" office:value-type="float" office:value="0.0190594371513845">
            <text:p>0.02</text:p>
          </table:table-cell>
          <table:table-cell table:formula="of:=[.AE284]+[.AF284]" office:value-type="float" office:value="40.2282694387671">
            <text:p>40.23</text:p>
          </table:table-cell>
          <table:table-cell table:formula="of:=IF([.AC284]&gt;0;MOD(DEGREES(ACOS(((SIN(RADIANS([.$B$2]))*COS(RADIANS([.AD284])))-SIN(RADIANS([.T284])))/(COS(RADIANS([.$B$2]))*SIN(RADIANS([.AD284])))))+180;360);MOD(540-DEGREES(ACOS(((SIN(RADIANS([.$B$2]))*COS(RADIANS([.AD284])))-SIN(RADIANS([.T284])))/(COS(RADIANS([.$B$2]))*SIN(RADIANS([.AD284])))));360))" office:value-type="float" office:value="179.204770528074">
            <text:p>179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4]+1" office:value-type="date" office:date-value="2010-10-11">
            <text:p>10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5]+2415018.5+[.E285]-[.$B$4]/24" office:value-type="float" office:value="2455481.20833333">
            <text:p>2455481.21</text:p>
          </table:table-cell>
          <table:table-cell table:style-name="ce9" table:formula="of:=([.F285]-2451545)/36525" office:value-type="float" office:value="0.10776751083733">
            <text:p>0.10776751</text:p>
          </table:table-cell>
          <table:table-cell/>
          <table:table-cell table:formula="of:=MOD(280.46646+[.G285]*(36000.76983+[.G285]*0.0003032);360)" office:value-type="float" office:value="200.179816328073">
            <text:p>200.18</text:p>
          </table:table-cell>
          <table:table-cell table:formula="of:=357.52911+[.G285]*(35999.05029-0.0001537*[.G285])" office:value-type="float" office:value="4237.05715047613">
            <text:p>4237.06</text:p>
          </table:table-cell>
          <table:table-cell table:formula="of:=0.016708634-[.G285]*(0.000042037+0.0001537*[.G285])" office:value-type="float" office:value="0.0167023187304935">
            <text:p>0.02</text:p>
          </table:table-cell>
          <table:table-cell table:formula="of:=SIN(RADIANS([.J285]))*(1.914602-[.G285]*(0.004817+0.000014*[.G285]))+SIN(RADIANS(2*[.J285]))*(0.019993-0.000101*[.G285])+SIN(RADIANS(3*[.J285]))*0.000289" office:value-type="float" office:value="-1.90418510424186">
            <text:p>-1.9</text:p>
          </table:table-cell>
          <table:table-cell table:formula="of:=[.I285]+[.L285]" office:value-type="float" office:value="198.275631223831">
            <text:p>198.28</text:p>
          </table:table-cell>
          <table:table-cell table:formula="of:=[.J285]+[.L285]" office:value-type="float" office:value="4235.15296537188">
            <text:p>4235.15</text:p>
          </table:table-cell>
          <table:table-cell table:formula="of:=(1.000001018*(1-[.K285]*[.K285]))/(1+[.K285]*COS(RADIANS([.N285])))" office:value-type="float" office:value="0.998224594507839">
            <text:p>1</text:p>
          </table:table-cell>
          <table:table-cell table:formula="of:=[.M285]-0.00569-0.00478*SIN(RADIANS(125.04-1934.136*[.G285]))" office:value-type="float" office:value="198.274689517092">
            <text:p>198.27</text:p>
          </table:table-cell>
          <table:table-cell table:formula="of:=23+(26+((21.448-[.G285]*(46.815+[.G285]*(0.00059-[.G285]*0.001813))))/60)/60" office:value-type="float" office:value="23.4378896831659">
            <text:p>23.44</text:p>
          </table:table-cell>
          <table:table-cell table:formula="of:=[.Q285]+0.00256*COS(RADIANS(125.04-1934.136*[.G285]))" office:value-type="float" office:value="23.4381840544321">
            <text:p>23.44</text:p>
          </table:table-cell>
          <table:table-cell table:formula="of:=DEGREES(ATAN2(COS(RADIANS([.R285]))*SIN(RADIANS([.P285]));COS(RADIANS([.P285]))))" office:value-type="float" office:value="-106.855819681957">
            <text:p>-106.86</text:p>
          </table:table-cell>
          <table:table-cell table:formula="of:=DEGREES(ASIN(SIN(RADIANS([.R285]))*SIN(RADIANS([.P285]))))" office:value-type="float" office:value="-7.16496890746256">
            <text:p>-7.16</text:p>
          </table:table-cell>
          <table:table-cell table:formula="of:=TAN(RADIANS([.R285]/2))*TAN(RADIANS([.R285]/2))" office:value-type="float" office:value="0.0430303486307384">
            <text:p>0.04</text:p>
          </table:table-cell>
          <table:table-cell table:formula="of:=4*DEGREES([.U285]*SIN(2*RADIANS([.I285]))-2*[.K285]*SIN(RADIANS([.J285]))+4*[.K285]*[.U285]*SIN(RADIANS([.J285]))*COS(2*RADIANS([.I285]))-0.5*[.U285]*[.U285]*SIN(4*RADIANS([.I285]))-1.25*[.K285]*[.K285]*SIN(2*RADIANS([.J285])))" office:value-type="float" office:value="13.2959760819053">
            <text:p>13.3</text:p>
          </table:table-cell>
          <table:table-cell table:formula="of:=DEGREES(ACOS(COS(RADIANS(90.833))/COS(RADIANS([.$B$2]))*COS(RADIANS([.T285]))-TAN(RADIANS([.$B$2]))*TAN(RADIANS([.T285]))))" office:value-type="float" office:value="84.4046712452098">
            <text:p>84.4</text:p>
          </table:table-cell>
          <table:table-cell table:style-name="ce7" table:formula="of:=(720-4*[.$B$3]-[.V285]+[.$B$4]*60)/1440" office:value-type="float" office:value="0.501516683276455">
            <text:p>12:02:11</text:p>
          </table:table-cell>
          <table:table-cell table:style-name="ce7" table:formula="of:=([.X285]*1440-[.W285]*4)/1440" office:value-type="float" office:value="0.267059263150872">
            <text:p>6:24:34</text:p>
          </table:table-cell>
          <table:table-cell table:style-name="ce7" table:formula="of:=([.X285]*1440+[.W285]*4)/1440" office:value-type="float" office:value="0.735974103402037">
            <text:p>17:39:48</text:p>
          </table:table-cell>
          <table:table-cell table:formula="of:=8*[.W285]" office:value-type="float" office:value="675.237369961678">
            <text:p>675.24</text:p>
          </table:table-cell>
          <table:table-cell table:formula="of:=MOD([.E285]*1440+[.V285]+4*[.$B$3]-60*[.$B$4];1440)" office:value-type="float" office:value="717.815976081905">
            <text:p>717.82</text:p>
          </table:table-cell>
          <table:table-cell table:formula="of:=IF([.AB285]/4&lt;0;[.AB285]/4+180;[.AB285]/4-180)" office:value-type="float" office:value="-0.54600597952367">
            <text:p>-0.55</text:p>
          </table:table-cell>
          <table:table-cell table:formula="of:=DEGREES(ACOS(SIN(RADIANS([.$B$2]))*SIN(RADIANS([.T285]))+COS(RADIANS([.$B$2]))*COS(RADIANS([.T285]))*COS(RADIANS([.AC285]))))" office:value-type="float" office:value="50.1674273143945">
            <text:p>50.17</text:p>
          </table:table-cell>
          <table:table-cell table:formula="of:=90-[.AD285]" office:value-type="float" office:value="39.8325726856055">
            <text:p>39.83</text:p>
          </table:table-cell>
          <table:table-cell table:formula="of:=IF([.AE285]&gt;85;0;IF([.AE285]&gt;5;58.1/TAN(RADIANS([.AE285]))-0.07/POWER(TAN(RADIANS([.AE285]));3)+0.000086/POWER(TAN(RADIANS([.AE285]));5);IF([.AE285]&gt;-0.575;1735+[.AE285]*(-518.2+[.AE285]*(103.4+[.AE285]*(-12.79+[.AE285]*0.711)));-20.772/TAN(RADIANS([.AE285])))))/3600" office:value-type="float" office:value="0.0193146747978814">
            <text:p>0.02</text:p>
          </table:table-cell>
          <table:table-cell table:formula="of:=[.AE285]+[.AF285]" office:value-type="float" office:value="39.8518873604034">
            <text:p>39.85</text:p>
          </table:table-cell>
          <table:table-cell table:formula="of:=IF([.AC285]&gt;0;MOD(DEGREES(ACOS(((SIN(RADIANS([.$B$2]))*COS(RADIANS([.AD285])))-SIN(RADIANS([.T285])))/(COS(RADIANS([.$B$2]))*SIN(RADIANS([.AD285])))))+180;360);MOD(540-DEGREES(ACOS(((SIN(RADIANS([.$B$2]))*COS(RADIANS([.AD285])))-SIN(RADIANS([.T285])))/(COS(RADIANS([.$B$2]))*SIN(RADIANS([.AD285])))));360))" office:value-type="float" office:value="179.29452528584">
            <text:p>179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5]+1" office:value-type="date" office:date-value="2010-10-12">
            <text:p>10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6]+2415018.5+[.E286]-[.$B$4]/24" office:value-type="float" office:value="2455482.20833333">
            <text:p>2455482.21</text:p>
          </table:table-cell>
          <table:table-cell table:style-name="ce9" table:formula="of:=([.F286]-2451545)/36525" office:value-type="float" office:value="0.107794889345202">
            <text:p>0.10779489</text:p>
          </table:table-cell>
          <table:table-cell/>
          <table:table-cell table:formula="of:=MOD(280.46646+[.G286]*(36000.76983+[.G286]*0.0003032);360)" office:value-type="float" office:value="201.165463690027">
            <text:p>201.17</text:p>
          </table:table-cell>
          <table:table-cell table:formula="of:=357.52911+[.G286]*(35999.05029-0.0001537*[.G286])" office:value-type="float" office:value="4238.04275075694">
            <text:p>4238.04</text:p>
          </table:table-cell>
          <table:table-cell table:formula="of:=0.016708634-[.G286]*(0.000042037+0.0001537*[.G286])" office:value-type="float" office:value="0.01670231667248">
            <text:p>0.02</text:p>
          </table:table-cell>
          <table:table-cell table:formula="of:=SIN(RADIANS([.J286]))*(1.914602-[.G286]*(0.004817+0.000014*[.G286]))+SIN(RADIANS(2*[.J286]))*(0.019993-0.000101*[.G286])+SIN(RADIANS(3*[.J286]))*0.000289" office:value-type="float" office:value="-1.90052830135804">
            <text:p>-1.9</text:p>
          </table:table-cell>
          <table:table-cell table:formula="of:=[.I286]+[.L286]" office:value-type="float" office:value="199.264935388669">
            <text:p>199.26</text:p>
          </table:table-cell>
          <table:table-cell table:formula="of:=[.J286]+[.L286]" office:value-type="float" office:value="4236.14222245559">
            <text:p>4236.14</text:p>
          </table:table-cell>
          <table:table-cell table:formula="of:=(1.000001018*(1-[.K286]*[.K286]))/(1+[.K286]*COS(RADIANS([.N286])))" office:value-type="float" office:value="0.9979386398958">
            <text:p>1</text:p>
          </table:table-cell>
          <table:table-cell table:formula="of:=[.M286]-0.00569-0.00478*SIN(RADIANS(125.04-1934.136*[.G286]))" office:value-type="float" office:value="199.263994187894">
            <text:p>199.26</text:p>
          </table:table-cell>
          <table:table-cell table:formula="of:=23+(26+((21.448-[.G286]*(46.815+[.G286]*(0.00059-[.G286]*0.001813))))/60)/60" office:value-type="float" office:value="23.4378893271307">
            <text:p>23.44</text:p>
          </table:table-cell>
          <table:table-cell table:formula="of:=[.Q286]+0.00256*COS(RADIANS(125.04-1934.136*[.G286]))" office:value-type="float" office:value="23.4381813479691">
            <text:p>23.44</text:p>
          </table:table-cell>
          <table:table-cell table:formula="of:=DEGREES(ATAN2(COS(RADIANS([.R286]))*SIN(RADIANS([.P286]));COS(RADIANS([.P286]))))" office:value-type="float" office:value="-107.778614999671">
            <text:p>-107.78</text:p>
          </table:table-cell>
          <table:table-cell table:formula="of:=DEGREES(ASIN(SIN(RADIANS([.R286]))*SIN(RADIANS([.P286]))))" office:value-type="float" office:value="-7.54063250326316">
            <text:p>-7.54</text:p>
          </table:table-cell>
          <table:table-cell table:formula="of:=TAN(RADIANS([.R286]/2))*TAN(RADIANS([.R286]/2))" office:value-type="float" office:value="0.0430303384104344">
            <text:p>0.04</text:p>
          </table:table-cell>
          <table:table-cell table:formula="of:=4*DEGREES([.U286]*SIN(2*RADIANS([.I286]))-2*[.K286]*SIN(RADIANS([.J286]))+4*[.K286]*[.U286]*SIN(RADIANS([.J286]))*COS(2*RADIANS([.I286]))-0.5*[.U286]*[.U286]*SIN(4*RADIANS([.I286]))-1.25*[.K286]*[.K286]*SIN(2*RADIANS([.J286])))" office:value-type="float" office:value="13.5501450910498">
            <text:p>13.55</text:p>
          </table:table-cell>
          <table:table-cell table:formula="of:=DEGREES(ACOS(COS(RADIANS(90.833))/COS(RADIANS([.$B$2]))*COS(RADIANS([.T286]))-TAN(RADIANS([.$B$2]))*TAN(RADIANS([.T286]))))" office:value-type="float" office:value="84.0457470183253">
            <text:p>84.05</text:p>
          </table:table-cell>
          <table:table-cell table:style-name="ce7" table:formula="of:=(720-4*[.$B$3]-[.V286]+[.$B$4]*60)/1440" office:value-type="float" office:value="0.501340177020104">
            <text:p>12:01:56</text:p>
          </table:table-cell>
          <table:table-cell table:style-name="ce7" table:formula="of:=([.X286]*1440-[.W286]*4)/1440" office:value-type="float" office:value="0.267879768635867">
            <text:p>6:25:45</text:p>
          </table:table-cell>
          <table:table-cell table:style-name="ce7" table:formula="of:=([.X286]*1440+[.W286]*4)/1440" office:value-type="float" office:value="0.734800585404341">
            <text:p>17:38:07</text:p>
          </table:table-cell>
          <table:table-cell table:formula="of:=8*[.W286]" office:value-type="float" office:value="672.365976146602">
            <text:p>672.37</text:p>
          </table:table-cell>
          <table:table-cell table:formula="of:=MOD([.E286]*1440+[.V286]+4*[.$B$3]-60*[.$B$4];1440)" office:value-type="float" office:value="718.07014509105">
            <text:p>718.07</text:p>
          </table:table-cell>
          <table:table-cell table:formula="of:=IF([.AB286]/4&lt;0;[.AB286]/4+180;[.AB286]/4-180)" office:value-type="float" office:value="-0.482463727237558">
            <text:p>-0.48</text:p>
          </table:table-cell>
          <table:table-cell table:formula="of:=DEGREES(ACOS(SIN(RADIANS([.$B$2]))*SIN(RADIANS([.T286]))+COS(RADIANS([.$B$2]))*COS(RADIANS([.T286]))*COS(RADIANS([.AC286]))))" office:value-type="float" office:value="50.5425399999971">
            <text:p>50.54</text:p>
          </table:table-cell>
          <table:table-cell table:formula="of:=90-[.AD286]" office:value-type="float" office:value="39.4574600000029">
            <text:p>39.46</text:p>
          </table:table-cell>
          <table:table-cell table:formula="of:=IF([.AE286]&gt;85;0;IF([.AE286]&gt;5;58.1/TAN(RADIANS([.AE286]))-0.07/POWER(TAN(RADIANS([.AE286]));3)+0.000086/POWER(TAN(RADIANS([.AE286]));5);IF([.AE286]&gt;-0.575;1735+[.AE286]*(-518.2+[.AE286]*(103.4+[.AE286]*(-12.79+[.AE286]*0.711)));-20.772/TAN(RADIANS([.AE286])))))/3600" office:value-type="float" office:value="0.019572873660683">
            <text:p>0.02</text:p>
          </table:table-cell>
          <table:table-cell table:formula="of:=[.AE286]+[.AF286]" office:value-type="float" office:value="39.4770328736636">
            <text:p>39.48</text:p>
          </table:table-cell>
          <table:table-cell table:formula="of:=IF([.AC286]&gt;0;MOD(DEGREES(ACOS(((SIN(RADIANS([.$B$2]))*COS(RADIANS([.AD286])))-SIN(RADIANS([.T286])))/(COS(RADIANS([.$B$2]))*SIN(RADIANS([.AD286])))))+180;360);MOD(540-DEGREES(ACOS(((SIN(RADIANS([.$B$2]))*COS(RADIANS([.AD286])))-SIN(RADIANS([.T286])))/(COS(RADIANS([.$B$2]))*SIN(RADIANS([.AD286])))));360))" office:value-type="float" office:value="179.380524343955">
            <text:p>179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6]+1" office:value-type="date" office:date-value="2010-10-13">
            <text:p>10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7]+2415018.5+[.E287]-[.$B$4]/24" office:value-type="float" office:value="2455483.20833333">
            <text:p>2455483.21</text:p>
          </table:table-cell>
          <table:table-cell table:style-name="ce9" table:formula="of:=([.F287]-2451545)/36525" office:value-type="float" office:value="0.107822267853073">
            <text:p>0.10782227</text:p>
          </table:table-cell>
          <table:table-cell/>
          <table:table-cell table:formula="of:=MOD(280.46646+[.G287]*(36000.76983+[.G287]*0.0003032);360)" office:value-type="float" office:value="202.15111105198">
            <text:p>202.15</text:p>
          </table:table-cell>
          <table:table-cell table:formula="of:=357.52911+[.G287]*(35999.05029-0.0001537*[.G287])" office:value-type="float" office:value="4239.02835103776">
            <text:p>4239.03</text:p>
          </table:table-cell>
          <table:table-cell table:formula="of:=0.016708634-[.G287]*(0.000042037+0.0001537*[.G287])" office:value-type="float" office:value="0.0167023146142362">
            <text:p>0.02</text:p>
          </table:table-cell>
          <table:table-cell table:formula="of:=SIN(RADIANS([.J287]))*(1.914602-[.G287]*(0.004817+0.000014*[.G287]))+SIN(RADIANS(2*[.J287]))*(0.019993-0.000101*[.G287])+SIN(RADIANS(3*[.J287]))*0.000289" office:value-type="float" office:value="-1.89630484166059">
            <text:p>-1.9</text:p>
          </table:table-cell>
          <table:table-cell table:formula="of:=[.I287]+[.L287]" office:value-type="float" office:value="200.25480621032">
            <text:p>200.25</text:p>
          </table:table-cell>
          <table:table-cell table:formula="of:=[.J287]+[.L287]" office:value-type="float" office:value="4237.1320461961">
            <text:p>4237.13</text:p>
          </table:table-cell>
          <table:table-cell table:formula="of:=(1.000001018*(1-[.K287]*[.K287]))/(1+[.K287]*COS(RADIANS([.N287])))" office:value-type="float" office:value="0.997653216335906">
            <text:p>1</text:p>
          </table:table-cell>
          <table:table-cell table:formula="of:=[.M287]-0.00569-0.00478*SIN(RADIANS(125.04-1934.136*[.G287]))" office:value-type="float" office:value="200.253865511454">
            <text:p>200.25</text:p>
          </table:table-cell>
          <table:table-cell table:formula="of:=23+(26+((21.448-[.G287]*(46.815+[.G287]*(0.00059-[.G287]*0.001813))))/60)/60" office:value-type="float" office:value="23.4378889710955">
            <text:p>23.44</text:p>
          </table:table-cell>
          <table:table-cell table:formula="of:=[.Q287]+0.00256*COS(RADIANS(125.04-1934.136*[.G287]))" office:value-type="float" office:value="23.4381786412567">
            <text:p>23.44</text:p>
          </table:table-cell>
          <table:table-cell table:formula="of:=DEGREES(ATAN2(COS(RADIANS([.R287]))*SIN(RADIANS([.P287]));COS(RADIANS([.P287]))))" office:value-type="float" office:value="-108.703539328691">
            <text:p>-108.7</text:p>
          </table:table-cell>
          <table:table-cell table:formula="of:=DEGREES(ASIN(SIN(RADIANS([.R287]))*SIN(RADIANS([.P287]))))" office:value-type="float" office:value="-7.9145726820294">
            <text:p>-7.91</text:p>
          </table:table-cell>
          <table:table-cell table:formula="of:=TAN(RADIANS([.R287]/2))*TAN(RADIANS([.R287]/2))" office:value-type="float" office:value="0.0430303281891898">
            <text:p>0.04</text:p>
          </table:table-cell>
          <table:table-cell table:formula="of:=4*DEGREES([.U287]*SIN(2*RADIANS([.I287]))-2*[.K287]*SIN(RADIANS([.J287]))+4*[.K287]*[.U287]*SIN(RADIANS([.J287]))*COS(2*RADIANS([.I287]))-0.5*[.U287]*[.U287]*SIN(4*RADIANS([.I287]))-1.25*[.K287]*[.K287]*SIN(2*RADIANS([.J287])))" office:value-type="float" office:value="13.7958240660188">
            <text:p>13.8</text:p>
          </table:table-cell>
          <table:table-cell table:formula="of:=DEGREES(ACOS(COS(RADIANS(90.833))/COS(RADIANS([.$B$2]))*COS(RADIANS([.T287]))-TAN(RADIANS([.$B$2]))*TAN(RADIANS([.T287]))))" office:value-type="float" office:value="83.6875696804917">
            <text:p>83.69</text:p>
          </table:table-cell>
          <table:table-cell table:style-name="ce7" table:formula="of:=(720-4*[.$B$3]-[.V287]+[.$B$4]*60)/1440" office:value-type="float" office:value="0.50116956662082">
            <text:p>12:01:41</text:p>
          </table:table-cell>
          <table:table-cell table:style-name="ce7" table:formula="of:=([.X287]*1440-[.W287]*4)/1440" office:value-type="float" office:value="0.268704095286121">
            <text:p>6:26:56</text:p>
          </table:table-cell>
          <table:table-cell table:style-name="ce7" table:formula="of:=([.X287]*1440+[.W287]*4)/1440" office:value-type="float" office:value="0.733635037955519">
            <text:p>17:36:26</text:p>
          </table:table-cell>
          <table:table-cell table:formula="of:=8*[.W287]" office:value-type="float" office:value="669.500557443934">
            <text:p>669.5</text:p>
          </table:table-cell>
          <table:table-cell table:formula="of:=MOD([.E287]*1440+[.V287]+4*[.$B$3]-60*[.$B$4];1440)" office:value-type="float" office:value="718.315824066019">
            <text:p>718.32</text:p>
          </table:table-cell>
          <table:table-cell table:formula="of:=IF([.AB287]/4&lt;0;[.AB287]/4+180;[.AB287]/4-180)" office:value-type="float" office:value="-0.421043983495281">
            <text:p>-0.42</text:p>
          </table:table-cell>
          <table:table-cell table:formula="of:=DEGREES(ACOS(SIN(RADIANS([.$B$2]))*SIN(RADIANS([.T287]))+COS(RADIANS([.$B$2]))*COS(RADIANS([.T287]))*COS(RADIANS([.AC287]))))" office:value-type="float" office:value="50.9160164227946">
            <text:p>50.92</text:p>
          </table:table-cell>
          <table:table-cell table:formula="of:=90-[.AD287]" office:value-type="float" office:value="39.0839835772055">
            <text:p>39.08</text:p>
          </table:table-cell>
          <table:table-cell table:formula="of:=IF([.AE287]&gt;85;0;IF([.AE287]&gt;5;58.1/TAN(RADIANS([.AE287]))-0.07/POWER(TAN(RADIANS([.AE287]));3)+0.000086/POWER(TAN(RADIANS([.AE287]));5);IF([.AE287]&gt;-0.575;1735+[.AE287]*(-518.2+[.AE287]*(103.4+[.AE287]*(-12.79+[.AE287]*0.711)));-20.772/TAN(RADIANS([.AE287])))))/3600" office:value-type="float" office:value="0.0198340224167171">
            <text:p>0.02</text:p>
          </table:table-cell>
          <table:table-cell table:formula="of:=[.AE287]+[.AF287]" office:value-type="float" office:value="39.1038175996222">
            <text:p>39.1</text:p>
          </table:table-cell>
          <table:table-cell table:formula="of:=IF([.AC287]&gt;0;MOD(DEGREES(ACOS(((SIN(RADIANS([.$B$2]))*COS(RADIANS([.AD287])))-SIN(RADIANS([.T287])))/(COS(RADIANS([.$B$2]))*SIN(RADIANS([.AD287])))))+180;360);MOD(540-DEGREES(ACOS(((SIN(RADIANS([.$B$2]))*COS(RADIANS([.AD287])))-SIN(RADIANS([.T287])))/(COS(RADIANS([.$B$2]))*SIN(RADIANS([.AD287])))));360))" office:value-type="float" office:value="179.462737061015">
            <text:p>179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7]+1" office:value-type="date" office:date-value="2010-10-14">
            <text:p>10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8]+2415018.5+[.E288]-[.$B$4]/24" office:value-type="float" office:value="2455484.20833333">
            <text:p>2455484.21</text:p>
          </table:table-cell>
          <table:table-cell table:style-name="ce9" table:formula="of:=([.F288]-2451545)/36525" office:value-type="float" office:value="0.107849646360944">
            <text:p>0.10784965</text:p>
          </table:table-cell>
          <table:table-cell/>
          <table:table-cell table:formula="of:=MOD(280.46646+[.G288]*(36000.76983+[.G288]*0.0003032);360)" office:value-type="float" office:value="203.136758413935">
            <text:p>203.14</text:p>
          </table:table-cell>
          <table:table-cell table:formula="of:=357.52911+[.G288]*(35999.05029-0.0001537*[.G288])" office:value-type="float" office:value="4240.01395131858">
            <text:p>4240.01</text:p>
          </table:table-cell>
          <table:table-cell table:formula="of:=0.016708634-[.G288]*(0.000042037+0.0001537*[.G288])" office:value-type="float" office:value="0.0167023125557619">
            <text:p>0.02</text:p>
          </table:table-cell>
          <table:table-cell table:formula="of:=SIN(RADIANS([.J288]))*(1.914602-[.G288]*(0.004817+0.000014*[.G288]))+SIN(RADIANS(2*[.J288]))*(0.019993-0.000101*[.G288])+SIN(RADIANS(3*[.J288]))*0.000289" office:value-type="float" office:value="-1.89151537641136">
            <text:p>-1.89</text:p>
          </table:table-cell>
          <table:table-cell table:formula="of:=[.I288]+[.L288]" office:value-type="float" office:value="201.245243037524">
            <text:p>201.25</text:p>
          </table:table-cell>
          <table:table-cell table:formula="of:=[.J288]+[.L288]" office:value-type="float" office:value="4238.12243594217">
            <text:p>4238.12</text:p>
          </table:table-cell>
          <table:table-cell table:formula="of:=(1.000001018*(1-[.K288]*[.K288]))/(1+[.K288]*COS(RADIANS([.N288])))" office:value-type="float" office:value="0.997368409338296">
            <text:p>1</text:p>
          </table:table-cell>
          <table:table-cell table:formula="of:=[.M288]-0.00569-0.00478*SIN(RADIANS(125.04-1934.136*[.G288]))" office:value-type="float" office:value="201.24430283651">
            <text:p>201.24</text:p>
          </table:table-cell>
          <table:table-cell table:formula="of:=23+(26+((21.448-[.G288]*(46.815+[.G288]*(0.00059-[.G288]*0.001813))))/60)/60" office:value-type="float" office:value="23.4378886150604">
            <text:p>23.44</text:p>
          </table:table-cell>
          <table:table-cell table:formula="of:=[.Q288]+0.00256*COS(RADIANS(125.04-1934.136*[.G288]))" office:value-type="float" office:value="23.4381759342968">
            <text:p>23.44</text:p>
          </table:table-cell>
          <table:table-cell table:formula="of:=DEGREES(ATAN2(COS(RADIANS([.R288]))*SIN(RADIANS([.P288]));COS(RADIANS([.P288]))))" office:value-type="float" office:value="-109.630669294631">
            <text:p>-109.63</text:p>
          </table:table-cell>
          <table:table-cell table:formula="of:=DEGREES(ASIN(SIN(RADIANS([.R288]))*SIN(RADIANS([.P288]))))" office:value-type="float" office:value="-8.28668481166997">
            <text:p>-8.29</text:p>
          </table:table-cell>
          <table:table-cell table:formula="of:=TAN(RADIANS([.R288]/2))*TAN(RADIANS([.R288]/2))" office:value-type="float" office:value="0.0430303179670122">
            <text:p>0.04</text:p>
          </table:table-cell>
          <table:table-cell table:formula="of:=4*DEGREES([.U288]*SIN(2*RADIANS([.I288]))-2*[.K288]*SIN(RADIANS([.J288]))+4*[.K288]*[.U288]*SIN(RADIANS([.J288]))*COS(2*RADIANS([.I288]))-0.5*[.U288]*[.U288]*SIN(4*RADIANS([.I288]))-1.25*[.K288]*[.K288]*SIN(2*RADIANS([.J288])))" office:value-type="float" office:value="14.0326910037576">
            <text:p>14.03</text:p>
          </table:table-cell>
          <table:table-cell table:formula="of:=DEGREES(ACOS(COS(RADIANS(90.833))/COS(RADIANS([.$B$2]))*COS(RADIANS([.T288]))-TAN(RADIANS([.$B$2]))*TAN(RADIANS([.T288]))))" office:value-type="float" office:value="83.3302046728771">
            <text:p>83.33</text:p>
          </table:table-cell>
          <table:table-cell table:style-name="ce7" table:formula="of:=(720-4*[.$B$3]-[.V288]+[.$B$4]*60)/1440" office:value-type="float" office:value="0.501005075691835">
            <text:p>12:01:27</text:p>
          </table:table-cell>
          <table:table-cell table:style-name="ce7" table:formula="of:=([.X288]*1440-[.W288]*4)/1440" office:value-type="float" office:value="0.269532284933843">
            <text:p>6:28:08</text:p>
          </table:table-cell>
          <table:table-cell table:style-name="ce7" table:formula="of:=([.X288]*1440+[.W288]*4)/1440" office:value-type="float" office:value="0.732477866449827">
            <text:p>17:34:46</text:p>
          </table:table-cell>
          <table:table-cell table:formula="of:=8*[.W288]" office:value-type="float" office:value="666.641637383017">
            <text:p>666.64</text:p>
          </table:table-cell>
          <table:table-cell table:formula="of:=MOD([.E288]*1440+[.V288]+4*[.$B$3]-60*[.$B$4];1440)" office:value-type="float" office:value="718.552691003758">
            <text:p>718.55</text:p>
          </table:table-cell>
          <table:table-cell table:formula="of:=IF([.AB288]/4&lt;0;[.AB288]/4+180;[.AB288]/4-180)" office:value-type="float" office:value="-0.36182724906061">
            <text:p>-0.36</text:p>
          </table:table-cell>
          <table:table-cell table:formula="of:=DEGREES(ACOS(SIN(RADIANS([.$B$2]))*SIN(RADIANS([.T288]))+COS(RADIANS([.$B$2]))*COS(RADIANS([.T288]))*COS(RADIANS([.AC288]))))" office:value-type="float" office:value="51.287744458732">
            <text:p>51.29</text:p>
          </table:table-cell>
          <table:table-cell table:formula="of:=90-[.AD288]" office:value-type="float" office:value="38.712255541268">
            <text:p>38.71</text:p>
          </table:table-cell>
          <table:table-cell table:formula="of:=IF([.AE288]&gt;85;0;IF([.AE288]&gt;5;58.1/TAN(RADIANS([.AE288]))-0.07/POWER(TAN(RADIANS([.AE288]));3)+0.000086/POWER(TAN(RADIANS([.AE288]));5);IF([.AE288]&gt;-0.575;1735+[.AE288]*(-518.2+[.AE288]*(103.4+[.AE288]*(-12.79+[.AE288]*0.711)));-20.772/TAN(RADIANS([.AE288])))))/3600" office:value-type="float" office:value="0.0200981060341789">
            <text:p>0.02</text:p>
          </table:table-cell>
          <table:table-cell table:formula="of:=[.AE288]+[.AF288]" office:value-type="float" office:value="38.7323536473022">
            <text:p>38.73</text:p>
          </table:table-cell>
          <table:table-cell table:formula="of:=IF([.AC288]&gt;0;MOD(DEGREES(ACOS(((SIN(RADIANS([.$B$2]))*COS(RADIANS([.AD288])))-SIN(RADIANS([.T288])))/(COS(RADIANS([.$B$2]))*SIN(RADIANS([.AD288])))))+180;360);MOD(540-DEGREES(ACOS(((SIN(RADIANS([.$B$2]))*COS(RADIANS([.AD288])))-SIN(RADIANS([.T288])))/(COS(RADIANS([.$B$2]))*SIN(RADIANS([.AD288])))));360))" office:value-type="float" office:value="179.541134810239">
            <text:p>179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8]+1" office:value-type="date" office:date-value="2010-10-15">
            <text:p>10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9]+2415018.5+[.E289]-[.$B$4]/24" office:value-type="float" office:value="2455485.20833333">
            <text:p>2455485.21</text:p>
          </table:table-cell>
          <table:table-cell table:style-name="ce9" table:formula="of:=([.F289]-2451545)/36525" office:value-type="float" office:value="0.107877024868816">
            <text:p>0.10787702</text:p>
          </table:table-cell>
          <table:table-cell/>
          <table:table-cell table:formula="of:=MOD(280.46646+[.G289]*(36000.76983+[.G289]*0.0003032);360)" office:value-type="float" office:value="204.12240577589">
            <text:p>204.12</text:p>
          </table:table-cell>
          <table:table-cell table:formula="of:=357.52911+[.G289]*(35999.05029-0.0001537*[.G289])" office:value-type="float" office:value="4240.9995515994">
            <text:p>4241</text:p>
          </table:table-cell>
          <table:table-cell table:formula="of:=0.016708634-[.G289]*(0.000042037+0.0001537*[.G289])" office:value-type="float" office:value="0.0167023104970572">
            <text:p>0.02</text:p>
          </table:table-cell>
          <table:table-cell table:formula="of:=SIN(RADIANS([.J289]))*(1.914602-[.G289]*(0.004817+0.000014*[.G289]))+SIN(RADIANS(2*[.J289]))*(0.019993-0.000101*[.G289])+SIN(RADIANS(3*[.J289]))*0.000289" office:value-type="float" office:value="-1.88616072923865">
            <text:p>-1.89</text:p>
          </table:table-cell>
          <table:table-cell table:formula="of:=[.I289]+[.L289]" office:value-type="float" office:value="202.236245046651">
            <text:p>202.24</text:p>
          </table:table-cell>
          <table:table-cell table:formula="of:=[.J289]+[.L289]" office:value-type="float" office:value="4239.11339087016">
            <text:p>4239.11</text:p>
          </table:table-cell>
          <table:table-cell table:formula="of:=(1.000001018*(1-[.K289]*[.K289]))/(1+[.K289]*COS(RADIANS([.N289])))" office:value-type="float" office:value="0.997084304374552">
            <text:p>1</text:p>
          </table:table-cell>
          <table:table-cell table:formula="of:=[.M289]-0.00569-0.00478*SIN(RADIANS(125.04-1934.136*[.G289]))" office:value-type="float" office:value="202.235305339431">
            <text:p>202.24</text:p>
          </table:table-cell>
          <table:table-cell table:formula="of:=23+(26+((21.448-[.G289]*(46.815+[.G289]*(0.00059-[.G289]*0.001813))))/60)/60" office:value-type="float" office:value="23.4378882590252">
            <text:p>23.44</text:p>
          </table:table-cell>
          <table:table-cell table:formula="of:=[.Q289]+0.00256*COS(RADIANS(125.04-1934.136*[.G289]))" office:value-type="float" office:value="23.4381732270915">
            <text:p>23.44</text:p>
          </table:table-cell>
          <table:table-cell table:formula="of:=DEGREES(ATAN2(COS(RADIANS([.R289]))*SIN(RADIANS([.P289]));COS(RADIANS([.P289]))))" office:value-type="float" office:value="-110.560080378576">
            <text:p>-110.56</text:p>
          </table:table-cell>
          <table:table-cell table:formula="of:=DEGREES(ASIN(SIN(RADIANS([.R289]))*SIN(RADIANS([.P289]))))" office:value-type="float" office:value="-8.65686369377053">
            <text:p>-8.66</text:p>
          </table:table-cell>
          <table:table-cell table:formula="of:=TAN(RADIANS([.R289]/2))*TAN(RADIANS([.R289]/2))" office:value-type="float" office:value="0.0430303077439091">
            <text:p>0.04</text:p>
          </table:table-cell>
          <table:table-cell table:formula="of:=4*DEGREES([.U289]*SIN(2*RADIANS([.I289]))-2*[.K289]*SIN(RADIANS([.J289]))+4*[.K289]*[.U289]*SIN(RADIANS([.J289]))*COS(2*RADIANS([.I289]))-0.5*[.U289]*[.U289]*SIN(4*RADIANS([.I289]))-1.25*[.K289]*[.K289]*SIN(2*RADIANS([.J289])))" office:value-type="float" office:value="14.2604280777051">
            <text:p>14.26</text:p>
          </table:table-cell>
          <table:table-cell table:formula="of:=DEGREES(ACOS(COS(RADIANS(90.833))/COS(RADIANS([.$B$2]))*COS(RADIANS([.T289]))-TAN(RADIANS([.$B$2]))*TAN(RADIANS([.T289]))))" office:value-type="float" office:value="82.9737198066422">
            <text:p>82.97</text:p>
          </table:table-cell>
          <table:table-cell table:style-name="ce7" table:formula="of:=(720-4*[.$B$3]-[.V289]+[.$B$4]*60)/1440" office:value-type="float" office:value="0.500846924946038">
            <text:p>12:01:13</text:p>
          </table:table-cell>
          <table:table-cell table:style-name="ce7" table:formula="of:=([.X289]*1440-[.W289]*4)/1440" office:value-type="float" office:value="0.270364369927588">
            <text:p>6:29:19</text:p>
          </table:table-cell>
          <table:table-cell table:style-name="ce7" table:formula="of:=([.X289]*1440+[.W289]*4)/1440" office:value-type="float" office:value="0.731329479964489">
            <text:p>17:33:07</text:p>
          </table:table-cell>
          <table:table-cell table:formula="of:=8*[.W289]" office:value-type="float" office:value="663.789758453138">
            <text:p>663.79</text:p>
          </table:table-cell>
          <table:table-cell table:formula="of:=MOD([.E289]*1440+[.V289]+4*[.$B$3]-60*[.$B$4];1440)" office:value-type="float" office:value="718.780428077705">
            <text:p>718.78</text:p>
          </table:table-cell>
          <table:table-cell table:formula="of:=IF([.AB289]/4&lt;0;[.AB289]/4+180;[.AB289]/4-180)" office:value-type="float" office:value="-0.304892980573726">
            <text:p>-0.3</text:p>
          </table:table-cell>
          <table:table-cell table:formula="of:=DEGREES(ACOS(SIN(RADIANS([.$B$2]))*SIN(RADIANS([.T289]))+COS(RADIANS([.$B$2]))*COS(RADIANS([.T289]))*COS(RADIANS([.AC289]))))" office:value-type="float" office:value="51.6576115236634">
            <text:p>51.66</text:p>
          </table:table-cell>
          <table:table-cell table:formula="of:=90-[.AD289]" office:value-type="float" office:value="38.3423884763366">
            <text:p>38.34</text:p>
          </table:table-cell>
          <table:table-cell table:formula="of:=IF([.AE289]&gt;85;0;IF([.AE289]&gt;5;58.1/TAN(RADIANS([.AE289]))-0.07/POWER(TAN(RADIANS([.AE289]));3)+0.000086/POWER(TAN(RADIANS([.AE289]));5);IF([.AE289]&gt;-0.575;1735+[.AE289]*(-518.2+[.AE289]*(103.4+[.AE289]*(-12.79+[.AE289]*0.711)));-20.772/TAN(RADIANS([.AE289])))))/3600" office:value-type="float" office:value="0.0203651055095863">
            <text:p>0.02</text:p>
          </table:table-cell>
          <table:table-cell table:formula="of:=[.AE289]+[.AF289]" office:value-type="float" office:value="38.3627535818461">
            <text:p>38.36</text:p>
          </table:table-cell>
          <table:table-cell table:formula="of:=IF([.AC289]&gt;0;MOD(DEGREES(ACOS(((SIN(RADIANS([.$B$2]))*COS(RADIANS([.AD289])))-SIN(RADIANS([.T289])))/(COS(RADIANS([.$B$2]))*SIN(RADIANS([.AD289])))))+180;360);MOD(540-DEGREES(ACOS(((SIN(RADIANS([.$B$2]))*COS(RADIANS([.AD289])))-SIN(RADIANS([.T289])))/(COS(RADIANS([.$B$2]))*SIN(RADIANS([.AD289])))));360))" office:value-type="float" office:value="179.615691005118">
            <text:p>179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9]+1" office:value-type="date" office:date-value="2010-10-16">
            <text:p>10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0]+2415018.5+[.E290]-[.$B$4]/24" office:value-type="float" office:value="2455486.20833333">
            <text:p>2455486.21</text:p>
          </table:table-cell>
          <table:table-cell table:style-name="ce9" table:formula="of:=([.F290]-2451545)/36525" office:value-type="float" office:value="0.107904403376687">
            <text:p>0.10790440</text:p>
          </table:table-cell>
          <table:table-cell/>
          <table:table-cell table:formula="of:=MOD(280.46646+[.G290]*(36000.76983+[.G290]*0.0003032);360)" office:value-type="float" office:value="205.108053137846">
            <text:p>205.11</text:p>
          </table:table-cell>
          <table:table-cell table:formula="of:=357.52911+[.G290]*(35999.05029-0.0001537*[.G290])" office:value-type="float" office:value="4241.98515188021">
            <text:p>4241.99</text:p>
          </table:table-cell>
          <table:table-cell table:formula="of:=0.016708634-[.G290]*(0.000042037+0.0001537*[.G290])" office:value-type="float" office:value="0.0167023084381221">
            <text:p>0.02</text:p>
          </table:table-cell>
          <table:table-cell table:formula="of:=SIN(RADIANS([.J290]))*(1.914602-[.G290]*(0.004817+0.000014*[.G290]))+SIN(RADIANS(2*[.J290]))*(0.019993-0.000101*[.G290])+SIN(RADIANS(3*[.J290]))*0.000289" office:value-type="float" office:value="-1.88024189662112">
            <text:p>-1.88</text:p>
          </table:table-cell>
          <table:table-cell table:formula="of:=[.I290]+[.L290]" office:value-type="float" office:value="203.227811241225">
            <text:p>203.23</text:p>
          </table:table-cell>
          <table:table-cell table:formula="of:=[.J290]+[.L290]" office:value-type="float" office:value="4240.10490998359">
            <text:p>4240.1</text:p>
          </table:table-cell>
          <table:table-cell table:formula="of:=(1.000001018*(1-[.K290]*[.K290]))/(1+[.K290]*COS(RADIANS([.N290])))" office:value-type="float" office:value="0.996800986851283">
            <text:p>1</text:p>
          </table:table-cell>
          <table:table-cell table:formula="of:=[.M290]-0.00569-0.00478*SIN(RADIANS(125.04-1934.136*[.G290]))" office:value-type="float" office:value="203.226872023742">
            <text:p>203.23</text:p>
          </table:table-cell>
          <table:table-cell table:formula="of:=23+(26+((21.448-[.G290]*(46.815+[.G290]*(0.00059-[.G290]*0.001813))))/60)/60" office:value-type="float" office:value="23.43788790299">
            <text:p>23.44</text:p>
          </table:table-cell>
          <table:table-cell table:formula="of:=[.Q290]+0.00256*COS(RADIANS(125.04-1934.136*[.G290]))" office:value-type="float" office:value="23.4381705196428">
            <text:p>23.44</text:p>
          </table:table-cell>
          <table:table-cell table:formula="of:=DEGREES(ATAN2(COS(RADIANS([.R290]))*SIN(RADIANS([.P290]));COS(RADIANS([.P290]))))" office:value-type="float" office:value="-111.491846834782">
            <text:p>-111.49</text:p>
          </table:table-cell>
          <table:table-cell table:formula="of:=DEGREES(ASIN(SIN(RADIANS([.R290]))*SIN(RADIANS([.P290]))))" office:value-type="float" office:value="-9.0250035673485">
            <text:p>-9.03</text:p>
          </table:table-cell>
          <table:table-cell table:formula="of:=TAN(RADIANS([.R290]/2))*TAN(RADIANS([.R290]/2))" office:value-type="float" office:value="0.0430302975198881">
            <text:p>0.04</text:p>
          </table:table-cell>
          <table:table-cell table:formula="of:=4*DEGREES([.U290]*SIN(2*RADIANS([.I290]))-2*[.K290]*SIN(RADIANS([.J290]))+4*[.K290]*[.U290]*SIN(RADIANS([.J290]))*COS(2*RADIANS([.I290]))-0.5*[.U290]*[.U290]*SIN(4*RADIANS([.I290]))-1.25*[.K290]*[.K290]*SIN(2*RADIANS([.J290])))" office:value-type="float" office:value="14.4787220760219">
            <text:p>14.48</text:p>
          </table:table-cell>
          <table:table-cell table:formula="of:=DEGREES(ACOS(COS(RADIANS(90.833))/COS(RADIANS([.$B$2]))*COS(RADIANS([.T290]))-TAN(RADIANS([.$B$2]))*TAN(RADIANS([.T290]))))" office:value-type="float" office:value="82.6181853651105">
            <text:p>82.62</text:p>
          </table:table-cell>
          <table:table-cell table:style-name="ce7" table:formula="of:=(720-4*[.$B$3]-[.V290]+[.$B$4]*60)/1440" office:value-type="float" office:value="0.500695331891652">
            <text:p>12:01:00</text:p>
          </table:table-cell>
          <table:table-cell table:style-name="ce7" table:formula="of:=([.X290]*1440-[.W290]*4)/1440" office:value-type="float" office:value="0.271200372544122">
            <text:p>6:30:32</text:p>
          </table:table-cell>
          <table:table-cell table:style-name="ce7" table:formula="of:=([.X290]*1440+[.W290]*4)/1440" office:value-type="float" office:value="0.730190291239181">
            <text:p>17:31:28</text:p>
          </table:table-cell>
          <table:table-cell table:formula="of:=8*[.W290]" office:value-type="float" office:value="660.945482920884">
            <text:p>660.95</text:p>
          </table:table-cell>
          <table:table-cell table:formula="of:=MOD([.E290]*1440+[.V290]+4*[.$B$3]-60*[.$B$4];1440)" office:value-type="float" office:value="718.998722076022">
            <text:p>719</text:p>
          </table:table-cell>
          <table:table-cell table:formula="of:=IF([.AB290]/4&lt;0;[.AB290]/4+180;[.AB290]/4-180)" office:value-type="float" office:value="-0.250319480994534">
            <text:p>-0.25</text:p>
          </table:table-cell>
          <table:table-cell table:formula="of:=DEGREES(ACOS(SIN(RADIANS([.$B$2]))*SIN(RADIANS([.T290]))+COS(RADIANS([.$B$2]))*COS(RADIANS([.T290]))*COS(RADIANS([.AC290]))))" office:value-type="float" office:value="52.0255046065187">
            <text:p>52.03</text:p>
          </table:table-cell>
          <table:table-cell table:formula="of:=90-[.AD290]" office:value-type="float" office:value="37.9744953934813">
            <text:p>37.97</text:p>
          </table:table-cell>
          <table:table-cell table:formula="of:=IF([.AE290]&gt;85;0;IF([.AE290]&gt;5;58.1/TAN(RADIANS([.AE290]))-0.07/POWER(TAN(RADIANS([.AE290]));3)+0.000086/POWER(TAN(RADIANS([.AE290]));5);IF([.AE290]&gt;-0.575;1735+[.AE290]*(-518.2+[.AE290]*(103.4+[.AE290]*(-12.79+[.AE290]*0.711)));-20.772/TAN(RADIANS([.AE290])))))/3600" office:value-type="float" office:value="0.0206349975943854">
            <text:p>0.02</text:p>
          </table:table-cell>
          <table:table-cell table:formula="of:=[.AE290]+[.AF290]" office:value-type="float" office:value="37.9951303910757">
            <text:p>38</text:p>
          </table:table-cell>
          <table:table-cell table:formula="of:=IF([.AC290]&gt;0;MOD(DEGREES(ACOS(((SIN(RADIANS([.$B$2]))*COS(RADIANS([.AD290])))-SIN(RADIANS([.T290])))/(COS(RADIANS([.$B$2]))*SIN(RADIANS([.AD290])))))+180;360);MOD(540-DEGREES(ACOS(((SIN(RADIANS([.$B$2]))*COS(RADIANS([.AD290])))-SIN(RADIANS([.T290])))/(COS(RADIANS([.$B$2]))*SIN(RADIANS([.AD290])))));360))" office:value-type="float" office:value="179.686381127166">
            <text:p>179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0]+1" office:value-type="date" office:date-value="2010-10-17">
            <text:p>10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1]+2415018.5+[.E291]-[.$B$4]/24" office:value-type="float" office:value="2455487.20833333">
            <text:p>2455487.21</text:p>
          </table:table-cell>
          <table:table-cell table:style-name="ce9" table:formula="of:=([.F291]-2451545)/36525" office:value-type="float" office:value="0.107931781884558">
            <text:p>0.10793178</text:p>
          </table:table-cell>
          <table:table-cell/>
          <table:table-cell table:formula="of:=MOD(280.46646+[.G291]*(36000.76983+[.G291]*0.0003032);360)" office:value-type="float" office:value="206.093700499801">
            <text:p>206.09</text:p>
          </table:table-cell>
          <table:table-cell table:formula="of:=357.52911+[.G291]*(35999.05029-0.0001537*[.G291])" office:value-type="float" office:value="4242.97075216103">
            <text:p>4242.97</text:p>
          </table:table-cell>
          <table:table-cell table:formula="of:=0.016708634-[.G291]*(0.000042037+0.0001537*[.G291])" office:value-type="float" office:value="0.0167023063789565">
            <text:p>0.02</text:p>
          </table:table-cell>
          <table:table-cell table:formula="of:=SIN(RADIANS([.J291]))*(1.914602-[.G291]*(0.004817+0.000014*[.G291]))+SIN(RADIANS(2*[.J291]))*(0.019993-0.000101*[.G291])+SIN(RADIANS(3*[.J291]))*0.000289" office:value-type="float" office:value="-1.87376004831606">
            <text:p>-1.87</text:p>
          </table:table-cell>
          <table:table-cell table:formula="of:=[.I291]+[.L291]" office:value-type="float" office:value="204.219940451485">
            <text:p>204.22</text:p>
          </table:table-cell>
          <table:table-cell table:formula="of:=[.J291]+[.L291]" office:value-type="float" office:value="4241.09699211271">
            <text:p>4241.1</text:p>
          </table:table-cell>
          <table:table-cell table:formula="of:=(1.000001018*(1-[.K291]*[.K291]))/(1+[.K291]*COS(RADIANS([.N291])))" office:value-type="float" office:value="0.996518542083551">
            <text:p>1</text:p>
          </table:table-cell>
          <table:table-cell table:formula="of:=[.M291]-0.00569-0.00478*SIN(RADIANS(125.04-1934.136*[.G291]))" office:value-type="float" office:value="204.219001719681">
            <text:p>204.22</text:p>
          </table:table-cell>
          <table:table-cell table:formula="of:=23+(26+((21.448-[.G291]*(46.815+[.G291]*(0.00059-[.G291]*0.001813))))/60)/60" office:value-type="float" office:value="23.4378875469549">
            <text:p>23.44</text:p>
          </table:table-cell>
          <table:table-cell table:formula="of:=[.Q291]+0.00256*COS(RADIANS(125.04-1934.136*[.G291]))" office:value-type="float" office:value="23.4381678119527">
            <text:p>23.44</text:p>
          </table:table-cell>
          <table:table-cell table:formula="of:=DEGREES(ATAN2(COS(RADIANS([.R291]))*SIN(RADIANS([.P291]));COS(RADIANS([.P291]))))" office:value-type="float" office:value="-112.426041606101">
            <text:p>-112.43</text:p>
          </table:table-cell>
          <table:table-cell table:formula="of:=DEGREES(ASIN(SIN(RADIANS([.R291]))*SIN(RADIANS([.P291]))))" office:value-type="float" office:value="-9.39099811445269">
            <text:p>-9.39</text:p>
          </table:table-cell>
          <table:table-cell table:formula="of:=TAN(RADIANS([.R291]/2))*TAN(RADIANS([.R291]/2))" office:value-type="float" office:value="0.0430302872949568">
            <text:p>0.04</text:p>
          </table:table-cell>
          <table:table-cell table:formula="of:=4*DEGREES([.U291]*SIN(2*RADIANS([.I291]))-2*[.K291]*SIN(RADIANS([.J291]))+4*[.K291]*[.U291]*SIN(RADIANS([.J291]))*COS(2*RADIANS([.I291]))-0.5*[.U291]*[.U291]*SIN(4*RADIANS([.I291]))-1.25*[.K291]*[.K291]*SIN(2*RADIANS([.J291])))" office:value-type="float" office:value="14.6872648536911">
            <text:p>14.69</text:p>
          </table:table-cell>
          <table:table-cell table:formula="of:=DEGREES(ACOS(COS(RADIANS(90.833))/COS(RADIANS([.$B$2]))*COS(RADIANS([.T291]))-TAN(RADIANS([.$B$2]))*TAN(RADIANS([.T291]))))" office:value-type="float" office:value="82.2636742044475">
            <text:p>82.26</text:p>
          </table:table-cell>
          <table:table-cell table:style-name="ce7" table:formula="of:=(720-4*[.$B$3]-[.V291]+[.$B$4]*60)/1440" office:value-type="float" office:value="0.50055051051827">
            <text:p>12:00:48</text:p>
          </table:table-cell>
          <table:table-cell table:style-name="ce7" table:formula="of:=([.X291]*1440-[.W291]*4)/1440" office:value-type="float" office:value="0.272040304394805">
            <text:p>6:31:44</text:p>
          </table:table-cell>
          <table:table-cell table:style-name="ce7" table:formula="of:=([.X291]*1440+[.W291]*4)/1440" office:value-type="float" office:value="0.729060716641735">
            <text:p>17:29:51</text:p>
          </table:table-cell>
          <table:table-cell table:formula="of:=8*[.W291]" office:value-type="float" office:value="658.10939363558">
            <text:p>658.11</text:p>
          </table:table-cell>
          <table:table-cell table:formula="of:=MOD([.E291]*1440+[.V291]+4*[.$B$3]-60*[.$B$4];1440)" office:value-type="float" office:value="719.207264853691">
            <text:p>719.21</text:p>
          </table:table-cell>
          <table:table-cell table:formula="of:=IF([.AB291]/4&lt;0;[.AB291]/4+180;[.AB291]/4-180)" office:value-type="float" office:value="-0.198183786577232">
            <text:p>-0.2</text:p>
          </table:table-cell>
          <table:table-cell table:formula="of:=DEGREES(ACOS(SIN(RADIANS([.$B$2]))*SIN(RADIANS([.T291]))+COS(RADIANS([.$B$2]))*COS(RADIANS([.T291]))*COS(RADIANS([.AC291]))))" office:value-type="float" office:value="52.3913103040722">
            <text:p>52.39</text:p>
          </table:table-cell>
          <table:table-cell table:formula="of:=90-[.AD291]" office:value-type="float" office:value="37.6086896959278">
            <text:p>37.61</text:p>
          </table:table-cell>
          <table:table-cell table:formula="of:=IF([.AE291]&gt;85;0;IF([.AE291]&gt;5;58.1/TAN(RADIANS([.AE291]))-0.07/POWER(TAN(RADIANS([.AE291]));3)+0.000086/POWER(TAN(RADIANS([.AE291]));5);IF([.AE291]&gt;-0.575;1735+[.AE291]*(-518.2+[.AE291]*(103.4+[.AE291]*(-12.79+[.AE291]*0.711)));-20.772/TAN(RADIANS([.AE291])))))/3600" office:value-type="float" office:value="0.0209077545112191">
            <text:p>0.02</text:p>
          </table:table-cell>
          <table:table-cell table:formula="of:=[.AE291]+[.AF291]" office:value-type="float" office:value="37.629597450439">
            <text:p>37.63</text:p>
          </table:table-cell>
          <table:table-cell table:formula="of:=IF([.AC291]&gt;0;MOD(DEGREES(ACOS(((SIN(RADIANS([.$B$2]))*COS(RADIANS([.AD291])))-SIN(RADIANS([.T291])))/(COS(RADIANS([.$B$2]))*SIN(RADIANS([.AD291])))))+180;360);MOD(540-DEGREES(ACOS(((SIN(RADIANS([.$B$2]))*COS(RADIANS([.AD291])))-SIN(RADIANS([.T291])))/(COS(RADIANS([.$B$2]))*SIN(RADIANS([.AD291])))));360))" office:value-type="float" office:value="179.753182755508">
            <text:p>179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1]+1" office:value-type="date" office:date-value="2010-10-18">
            <text:p>10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2]+2415018.5+[.E292]-[.$B$4]/24" office:value-type="float" office:value="2455488.20833333">
            <text:p>2455488.21</text:p>
          </table:table-cell>
          <table:table-cell table:style-name="ce9" table:formula="of:=([.F292]-2451545)/36525" office:value-type="float" office:value="0.10795916039243">
            <text:p>0.10795916</text:p>
          </table:table-cell>
          <table:table-cell/>
          <table:table-cell table:formula="of:=MOD(280.46646+[.G292]*(36000.76983+[.G292]*0.0003032);360)" office:value-type="float" office:value="207.079347861758">
            <text:p>207.08</text:p>
          </table:table-cell>
          <table:table-cell table:formula="of:=357.52911+[.G292]*(35999.05029-0.0001537*[.G292])" office:value-type="float" office:value="4243.95635244185">
            <text:p>4243.96</text:p>
          </table:table-cell>
          <table:table-cell table:formula="of:=0.016708634-[.G292]*(0.000042037+0.0001537*[.G292])" office:value-type="float" office:value="0.0167023043195605">
            <text:p>0.02</text:p>
          </table:table-cell>
          <table:table-cell table:formula="of:=SIN(RADIANS([.J292]))*(1.914602-[.G292]*(0.004817+0.000014*[.G292]))+SIN(RADIANS(2*[.J292]))*(0.019993-0.000101*[.G292])+SIN(RADIANS(3*[.J292]))*0.000289" office:value-type="float" office:value="-1.86671652773129">
            <text:p>-1.87</text:p>
          </table:table-cell>
          <table:table-cell table:formula="of:=[.I292]+[.L292]" office:value-type="float" office:value="205.212631334027">
            <text:p>205.21</text:p>
          </table:table-cell>
          <table:table-cell table:formula="of:=[.J292]+[.L292]" office:value-type="float" office:value="4242.08963591411">
            <text:p>4242.09</text:p>
          </table:table-cell>
          <table:table-cell table:formula="of:=(1.000001018*(1-[.K292]*[.K292]))/(1+[.K292]*COS(RADIANS([.N292])))" office:value-type="float" office:value="0.996237055268162">
            <text:p>1</text:p>
          </table:table-cell>
          <table:table-cell table:formula="of:=[.M292]-0.00569-0.00478*SIN(RADIANS(125.04-1934.136*[.G292]))" office:value-type="float" office:value="205.211693083843">
            <text:p>205.21</text:p>
          </table:table-cell>
          <table:table-cell table:formula="of:=23+(26+((21.448-[.G292]*(46.815+[.G292]*(0.00059-[.G292]*0.001813))))/60)/60" office:value-type="float" office:value="23.4378871909197">
            <text:p>23.44</text:p>
          </table:table-cell>
          <table:table-cell table:formula="of:=[.Q292]+0.00256*COS(RADIANS(125.04-1934.136*[.G292]))" office:value-type="float" office:value="23.4381651040232">
            <text:p>23.44</text:p>
          </table:table-cell>
          <table:table-cell table:formula="of:=DEGREES(ATAN2(COS(RADIANS([.R292]))*SIN(RADIANS([.P292]));COS(RADIANS([.P292]))))" office:value-type="float" office:value="-113.362736237112">
            <text:p>-113.36</text:p>
          </table:table-cell>
          <table:table-cell table:formula="of:=DEGREES(ASIN(SIN(RADIANS([.R292]))*SIN(RADIANS([.P292]))))" office:value-type="float" office:value="-9.75474046770773">
            <text:p>-9.75</text:p>
          </table:table-cell>
          <table:table-cell table:formula="of:=TAN(RADIANS([.R292]/2))*TAN(RADIANS([.R292]/2))" office:value-type="float" office:value="0.0430302770691229">
            <text:p>0.04</text:p>
          </table:table-cell>
          <table:table-cell table:formula="of:=4*DEGREES([.U292]*SIN(2*RADIANS([.I292]))-2*[.K292]*SIN(RADIANS([.J292]))+4*[.K292]*[.U292]*SIN(RADIANS([.J292]))*COS(2*RADIANS([.I292]))-0.5*[.U292]*[.U292]*SIN(4*RADIANS([.I292]))-1.25*[.K292]*[.K292]*SIN(2*RADIANS([.J292])))" office:value-type="float" office:value="14.8857537977182">
            <text:p>14.89</text:p>
          </table:table-cell>
          <table:table-cell table:formula="of:=DEGREES(ACOS(COS(RADIANS(90.833))/COS(RADIANS([.$B$2]))*COS(RADIANS([.T292]))-TAN(RADIANS([.$B$2]))*TAN(RADIANS([.T292]))))" office:value-type="float" office:value="81.9102618525447">
            <text:p>81.91</text:p>
          </table:table-cell>
          <table:table-cell table:style-name="ce7" table:formula="of:=(720-4*[.$B$3]-[.V292]+[.$B$4]*60)/1440" office:value-type="float" office:value="0.500412670973807">
            <text:p>12:00:36</text:p>
          </table:table-cell>
          <table:table-cell table:style-name="ce7" table:formula="of:=([.X292]*1440-[.W292]*4)/1440" office:value-type="float" office:value="0.272884165827849">
            <text:p>6:32:57</text:p>
          </table:table-cell>
          <table:table-cell table:style-name="ce7" table:formula="of:=([.X292]*1440+[.W292]*4)/1440" office:value-type="float" office:value="0.727941176119764">
            <text:p>17:28:14</text:p>
          </table:table-cell>
          <table:table-cell table:formula="of:=8*[.W292]" office:value-type="float" office:value="655.282094820357">
            <text:p>655.28</text:p>
          </table:table-cell>
          <table:table-cell table:formula="of:=MOD([.E292]*1440+[.V292]+4*[.$B$3]-60*[.$B$4];1440)" office:value-type="float" office:value="719.405753797718">
            <text:p>719.41</text:p>
          </table:table-cell>
          <table:table-cell table:formula="of:=IF([.AB292]/4&lt;0;[.AB292]/4+180;[.AB292]/4-180)" office:value-type="float" office:value="-0.148561550570463">
            <text:p>-0.15</text:p>
          </table:table-cell>
          <table:table-cell table:formula="of:=DEGREES(ACOS(SIN(RADIANS([.$B$2]))*SIN(RADIANS([.T292]))+COS(RADIANS([.$B$2]))*COS(RADIANS([.T292]))*COS(RADIANS([.AC292]))))" office:value-type="float" office:value="52.75491485732">
            <text:p>52.75</text:p>
          </table:table-cell>
          <table:table-cell table:formula="of:=90-[.AD292]" office:value-type="float" office:value="37.24508514268">
            <text:p>37.25</text:p>
          </table:table-cell>
          <table:table-cell table:formula="of:=IF([.AE292]&gt;85;0;IF([.AE292]&gt;5;58.1/TAN(RADIANS([.AE292]))-0.07/POWER(TAN(RADIANS([.AE292]));3)+0.000086/POWER(TAN(RADIANS([.AE292]));5);IF([.AE292]&gt;-0.575;1735+[.AE292]*(-518.2+[.AE292]*(103.4+[.AE292]*(-12.79+[.AE292]*0.711)));-20.772/TAN(RADIANS([.AE292])))))/3600" office:value-type="float" office:value="0.0211833436600571">
            <text:p>0.02</text:p>
          </table:table-cell>
          <table:table-cell table:formula="of:=[.AE292]+[.AF292]" office:value-type="float" office:value="37.26626848634">
            <text:p>37.27</text:p>
          </table:table-cell>
          <table:table-cell table:formula="of:=IF([.AC292]&gt;0;MOD(DEGREES(ACOS(((SIN(RADIANS([.$B$2]))*COS(RADIANS([.AD292])))-SIN(RADIANS([.T292])))/(COS(RADIANS([.$B$2]))*SIN(RADIANS([.AD292])))))+180;360);MOD(540-DEGREES(ACOS(((SIN(RADIANS([.$B$2]))*COS(RADIANS([.AD292])))-SIN(RADIANS([.T292])))/(COS(RADIANS([.$B$2]))*SIN(RADIANS([.AD292])))));360))" office:value-type="float" office:value="179.816075597893">
            <text:p>179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2]+1" office:value-type="date" office:date-value="2010-10-19">
            <text:p>10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3]+2415018.5+[.E293]-[.$B$4]/24" office:value-type="float" office:value="2455489.20833333">
            <text:p>2455489.21</text:p>
          </table:table-cell>
          <table:table-cell table:style-name="ce9" table:formula="of:=([.F293]-2451545)/36525" office:value-type="float" office:value="0.107986538900301">
            <text:p>0.10798654</text:p>
          </table:table-cell>
          <table:table-cell/>
          <table:table-cell table:formula="of:=MOD(280.46646+[.G293]*(36000.76983+[.G293]*0.0003032);360)" office:value-type="float" office:value="208.064995223715">
            <text:p>208.06</text:p>
          </table:table-cell>
          <table:table-cell table:formula="of:=357.52911+[.G293]*(35999.05029-0.0001537*[.G293])" office:value-type="float" office:value="4244.94195272266">
            <text:p>4244.94</text:p>
          </table:table-cell>
          <table:table-cell table:formula="of:=0.016708634-[.G293]*(0.000042037+0.0001537*[.G293])" office:value-type="float" office:value="0.0167023022599341">
            <text:p>0.02</text:p>
          </table:table-cell>
          <table:table-cell table:formula="of:=SIN(RADIANS([.J293]))*(1.914602-[.G293]*(0.004817+0.000014*[.G293]))+SIN(RADIANS(2*[.J293]))*(0.019993-0.000101*[.G293])+SIN(RADIANS(3*[.J293]))*0.000289" office:value-type="float" office:value="-1.85911285223945">
            <text:p>-1.86</text:p>
          </table:table-cell>
          <table:table-cell table:formula="of:=[.I293]+[.L293]" office:value-type="float" office:value="206.205882371476">
            <text:p>206.21</text:p>
          </table:table-cell>
          <table:table-cell table:formula="of:=[.J293]+[.L293]" office:value-type="float" office:value="4243.08283987042">
            <text:p>4243.08</text:p>
          </table:table-cell>
          <table:table-cell table:formula="of:=(1.000001018*(1-[.K293]*[.K293]))/(1+[.K293]*COS(RADIANS([.N293])))" office:value-type="float" office:value="0.995956611456807">
            <text:p>1</text:p>
          </table:table-cell>
          <table:table-cell table:formula="of:=[.M293]-0.00569-0.00478*SIN(RADIANS(125.04-1934.136*[.G293]))" office:value-type="float" office:value="206.204944598854">
            <text:p>206.2</text:p>
          </table:table-cell>
          <table:table-cell table:formula="of:=23+(26+((21.448-[.G293]*(46.815+[.G293]*(0.00059-[.G293]*0.001813))))/60)/60" office:value-type="float" office:value="23.4378868348845">
            <text:p>23.44</text:p>
          </table:table-cell>
          <table:table-cell table:formula="of:=[.Q293]+0.00256*COS(RADIANS(125.04-1934.136*[.G293]))" office:value-type="float" office:value="23.4381623958563">
            <text:p>23.44</text:p>
          </table:table-cell>
          <table:table-cell table:formula="of:=DEGREES(ATAN2(COS(RADIANS([.R293]))*SIN(RADIANS([.P293]));COS(RADIANS([.P293]))))" office:value-type="float" office:value="-114.302000784956">
            <text:p>-114.3</text:p>
          </table:table-cell>
          <table:table-cell table:formula="of:=DEGREES(ASIN(SIN(RADIANS([.R293]))*SIN(RADIANS([.P293]))))" office:value-type="float" office:value="-10.1161232198948">
            <text:p>-10.12</text:p>
          </table:table-cell>
          <table:table-cell table:formula="of:=TAN(RADIANS([.R293]/2))*TAN(RADIANS([.R293]/2))" office:value-type="float" office:value="0.0430302668423938">
            <text:p>0.04</text:p>
          </table:table-cell>
          <table:table-cell table:formula="of:=4*DEGREES([.U293]*SIN(2*RADIANS([.I293]))-2*[.K293]*SIN(RADIANS([.J293]))+4*[.K293]*[.U293]*SIN(RADIANS([.J293]))*COS(2*RADIANS([.I293]))-0.5*[.U293]*[.U293]*SIN(4*RADIANS([.I293]))-1.25*[.K293]*[.K293]*SIN(2*RADIANS([.J293])))" office:value-type="float" office:value="15.0738923045464">
            <text:p>15.07</text:p>
          </table:table-cell>
          <table:table-cell table:formula="of:=DEGREES(ACOS(COS(RADIANS(90.833))/COS(RADIANS([.$B$2]))*COS(RADIANS([.T293]))-TAN(RADIANS([.$B$2]))*TAN(RADIANS([.T293]))))" office:value-type="float" office:value="81.5580266057918">
            <text:p>81.56</text:p>
          </table:table-cell>
          <table:table-cell table:style-name="ce7" table:formula="of:=(720-4*[.$B$3]-[.V293]+[.$B$4]*60)/1440" office:value-type="float" office:value="0.500282019232954">
            <text:p>12:00:24</text:p>
          </table:table-cell>
          <table:table-cell table:style-name="ce7" table:formula="of:=([.X293]*1440-[.W293]*4)/1440" office:value-type="float" office:value="0.273731945327977">
            <text:p>6:34:10</text:p>
          </table:table-cell>
          <table:table-cell table:style-name="ce7" table:formula="of:=([.X293]*1440+[.W293]*4)/1440" office:value-type="float" office:value="0.726832093137931">
            <text:p>17:26:38</text:p>
          </table:table-cell>
          <table:table-cell table:formula="of:=8*[.W293]" office:value-type="float" office:value="652.464212846334">
            <text:p>652.46</text:p>
          </table:table-cell>
          <table:table-cell table:formula="of:=MOD([.E293]*1440+[.V293]+4*[.$B$3]-60*[.$B$4];1440)" office:value-type="float" office:value="719.593892304546">
            <text:p>719.59</text:p>
          </table:table-cell>
          <table:table-cell table:formula="of:=IF([.AB293]/4&lt;0;[.AB293]/4+180;[.AB293]/4-180)" office:value-type="float" office:value="-0.101526923863389">
            <text:p>-0.1</text:p>
          </table:table-cell>
          <table:table-cell table:formula="of:=DEGREES(ACOS(SIN(RADIANS([.$B$2]))*SIN(RADIANS([.T293]))+COS(RADIANS([.$B$2]))*COS(RADIANS([.T293]))*COS(RADIANS([.AC293]))))" office:value-type="float" office:value="53.1162041894562">
            <text:p>53.12</text:p>
          </table:table-cell>
          <table:table-cell table:formula="of:=90-[.AD293]" office:value-type="float" office:value="36.8837958105438">
            <text:p>36.88</text:p>
          </table:table-cell>
          <table:table-cell table:formula="of:=IF([.AE293]&gt;85;0;IF([.AE293]&gt;5;58.1/TAN(RADIANS([.AE293]))-0.07/POWER(TAN(RADIANS([.AE293]));3)+0.000086/POWER(TAN(RADIANS([.AE293]));5);IF([.AE293]&gt;-0.575;1735+[.AE293]*(-518.2+[.AE293]*(103.4+[.AE293]*(-12.79+[.AE293]*0.711)));-20.772/TAN(RADIANS([.AE293])))))/3600" office:value-type="float" office:value="0.0214617273144588">
            <text:p>0.02</text:p>
          </table:table-cell>
          <table:table-cell table:formula="of:=[.AE293]+[.AF293]" office:value-type="float" office:value="36.9052575378582">
            <text:p>36.91</text:p>
          </table:table-cell>
          <table:table-cell table:formula="of:=IF([.AC293]&gt;0;MOD(DEGREES(ACOS(((SIN(RADIANS([.$B$2]))*COS(RADIANS([.AD293])))-SIN(RADIANS([.T293])))/(COS(RADIANS([.$B$2]))*SIN(RADIANS([.AD293])))))+180;360);MOD(540-DEGREES(ACOS(((SIN(RADIANS([.$B$2]))*COS(RADIANS([.AD293])))-SIN(RADIANS([.T293])))/(COS(RADIANS([.$B$2]))*SIN(RADIANS([.AD293])))));360))" office:value-type="float" office:value="179.875041522884">
            <text:p>179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3]+1" office:value-type="date" office:date-value="2010-10-20">
            <text:p>10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4]+2415018.5+[.E294]-[.$B$4]/24" office:value-type="float" office:value="2455490.20833333">
            <text:p>2455490.21</text:p>
          </table:table-cell>
          <table:table-cell table:style-name="ce9" table:formula="of:=([.F294]-2451545)/36525" office:value-type="float" office:value="0.108013917408172">
            <text:p>0.10801392</text:p>
          </table:table-cell>
          <table:table-cell/>
          <table:table-cell table:formula="of:=MOD(280.46646+[.G294]*(36000.76983+[.G294]*0.0003032);360)" office:value-type="float" office:value="209.050642585673">
            <text:p>209.05</text:p>
          </table:table-cell>
          <table:table-cell table:formula="of:=357.52911+[.G294]*(35999.05029-0.0001537*[.G294])" office:value-type="float" office:value="4245.92755300348">
            <text:p>4245.93</text:p>
          </table:table-cell>
          <table:table-cell table:formula="of:=0.016708634-[.G294]*(0.000042037+0.0001537*[.G294])" office:value-type="float" office:value="0.0167023002000773">
            <text:p>0.02</text:p>
          </table:table-cell>
          <table:table-cell table:formula="of:=SIN(RADIANS([.J294]))*(1.914602-[.G294]*(0.004817+0.000014*[.G294]))+SIN(RADIANS(2*[.J294]))*(0.019993-0.000101*[.G294])+SIN(RADIANS(3*[.J294]))*0.000289" office:value-type="float" office:value="-1.85095071343371">
            <text:p>-1.85</text:p>
          </table:table-cell>
          <table:table-cell table:formula="of:=[.I294]+[.L294]" office:value-type="float" office:value="207.199691872239">
            <text:p>207.2</text:p>
          </table:table-cell>
          <table:table-cell table:formula="of:=[.J294]+[.L294]" office:value-type="float" office:value="4244.07660229004">
            <text:p>4244.08</text:p>
          </table:table-cell>
          <table:table-cell table:formula="of:=(1.000001018*(1-[.K294]*[.K294]))/(1+[.K294]*COS(RADIANS([.N294])))" office:value-type="float" office:value="0.995677295529072">
            <text:p>1</text:p>
          </table:table-cell>
          <table:table-cell table:formula="of:=[.M294]-0.00569-0.00478*SIN(RADIANS(125.04-1934.136*[.G294]))" office:value-type="float" office:value="207.198754573119">
            <text:p>207.2</text:p>
          </table:table-cell>
          <table:table-cell table:formula="of:=23+(26+((21.448-[.G294]*(46.815+[.G294]*(0.00059-[.G294]*0.001813))))/60)/60" office:value-type="float" office:value="23.4378864788494">
            <text:p>23.44</text:p>
          </table:table-cell>
          <table:table-cell table:formula="of:=[.Q294]+0.00256*COS(RADIANS(125.04-1934.136*[.G294]))" office:value-type="float" office:value="23.438159687454">
            <text:p>23.44</text:p>
          </table:table-cell>
          <table:table-cell table:formula="of:=DEGREES(ATAN2(COS(RADIANS([.R294]))*SIN(RADIANS([.P294]));COS(RADIANS([.P294]))))" office:value-type="float" office:value="-115.243903727905">
            <text:p>-115.24</text:p>
          </table:table-cell>
          <table:table-cell table:formula="of:=DEGREES(ASIN(SIN(RADIANS([.R294]))*SIN(RADIANS([.P294]))))" office:value-type="float" office:value="-10.475038435668">
            <text:p>-10.48</text:p>
          </table:table-cell>
          <table:table-cell table:formula="of:=TAN(RADIANS([.R294]/2))*TAN(RADIANS([.R294]/2))" office:value-type="float" office:value="0.0430302566147771">
            <text:p>0.04</text:p>
          </table:table-cell>
          <table:table-cell table:formula="of:=4*DEGREES([.U294]*SIN(2*RADIANS([.I294]))-2*[.K294]*SIN(RADIANS([.J294]))+4*[.K294]*[.U294]*SIN(RADIANS([.J294]))*COS(2*RADIANS([.I294]))-0.5*[.U294]*[.U294]*SIN(4*RADIANS([.I294]))-1.25*[.K294]*[.K294]*SIN(2*RADIANS([.J294])))" office:value-type="float" office:value="15.2513902687148">
            <text:p>15.25</text:p>
          </table:table-cell>
          <table:table-cell table:formula="of:=DEGREES(ACOS(COS(RADIANS(90.833))/COS(RADIANS([.$B$2]))*COS(RADIANS([.T294]))-TAN(RADIANS([.$B$2]))*TAN(RADIANS([.T294]))))" office:value-type="float" office:value="81.2070496233804">
            <text:p>81.21</text:p>
          </table:table-cell>
          <table:table-cell table:style-name="ce7" table:formula="of:=(720-4*[.$B$3]-[.V294]+[.$B$4]*60)/1440" office:value-type="float" office:value="0.500158756757837">
            <text:p>12:00:14</text:p>
          </table:table-cell>
          <table:table-cell table:style-name="ce7" table:formula="of:=([.X294]*1440-[.W294]*4)/1440" office:value-type="float" office:value="0.274583618915114">
            <text:p>6:35:24</text:p>
          </table:table-cell>
          <table:table-cell table:style-name="ce7" table:formula="of:=([.X294]*1440+[.W294]*4)/1440" office:value-type="float" office:value="0.72573389460056">
            <text:p>17:25:03</text:p>
          </table:table-cell>
          <table:table-cell table:formula="of:=8*[.W294]" office:value-type="float" office:value="649.656396987043">
            <text:p>649.66</text:p>
          </table:table-cell>
          <table:table-cell table:formula="of:=MOD([.E294]*1440+[.V294]+4*[.$B$3]-60*[.$B$4];1440)" office:value-type="float" office:value="719.771390268715">
            <text:p>719.77</text:p>
          </table:table-cell>
          <table:table-cell table:formula="of:=IF([.AB294]/4&lt;0;[.AB294]/4+180;[.AB294]/4-180)" office:value-type="float" office:value="-0.0571524328213116">
            <text:p>-0.06</text:p>
          </table:table-cell>
          <table:table-cell table:formula="of:=DEGREES(ACOS(SIN(RADIANS([.$B$2]))*SIN(RADIANS([.T294]))+COS(RADIANS([.$B$2]))*COS(RADIANS([.T294]))*COS(RADIANS([.AC294]))))" office:value-type="float" office:value="53.4750639454452">
            <text:p>53.48</text:p>
          </table:table-cell>
          <table:table-cell table:formula="of:=90-[.AD294]" office:value-type="float" office:value="36.5249360545548">
            <text:p>36.52</text:p>
          </table:table-cell>
          <table:table-cell table:formula="of:=IF([.AE294]&gt;85;0;IF([.AE294]&gt;5;58.1/TAN(RADIANS([.AE294]))-0.07/POWER(TAN(RADIANS([.AE294]));3)+0.000086/POWER(TAN(RADIANS([.AE294]));5);IF([.AE294]&gt;-0.575;1735+[.AE294]*(-518.2+[.AE294]*(103.4+[.AE294]*(-12.79+[.AE294]*0.711)));-20.772/TAN(RADIANS([.AE294])))))/3600" office:value-type="float" office:value="0.02174286230834">
            <text:p>0.02</text:p>
          </table:table-cell>
          <table:table-cell table:formula="of:=[.AE294]+[.AF294]" office:value-type="float" office:value="36.5466789168631">
            <text:p>36.55</text:p>
          </table:table-cell>
          <table:table-cell table:formula="of:=IF([.AC294]&gt;0;MOD(DEGREES(ACOS(((SIN(RADIANS([.$B$2]))*COS(RADIANS([.AD294])))-SIN(RADIANS([.T294])))/(COS(RADIANS([.$B$2]))*SIN(RADIANS([.AD294])))))+180;360);MOD(540-DEGREES(ACOS(((SIN(RADIANS([.$B$2]))*COS(RADIANS([.AD294])))-SIN(RADIANS([.T294])))/(COS(RADIANS([.$B$2]))*SIN(RADIANS([.AD294])))));360))" office:value-type="float" office:value="179.930064592864">
            <text:p>179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4]+1" office:value-type="date" office:date-value="2010-10-21">
            <text:p>10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5]+2415018.5+[.E295]-[.$B$4]/24" office:value-type="float" office:value="2455491.20833333">
            <text:p>2455491.21</text:p>
          </table:table-cell>
          <table:table-cell table:style-name="ce9" table:formula="of:=([.F295]-2451545)/36525" office:value-type="float" office:value="0.108041295916043">
            <text:p>0.10804130</text:p>
          </table:table-cell>
          <table:table-cell/>
          <table:table-cell table:formula="of:=MOD(280.46646+[.G295]*(36000.76983+[.G295]*0.0003032);360)" office:value-type="float" office:value="210.03628994763">
            <text:p>210.04</text:p>
          </table:table-cell>
          <table:table-cell table:formula="of:=357.52911+[.G295]*(35999.05029-0.0001537*[.G295])" office:value-type="float" office:value="4246.91315328429">
            <text:p>4246.91</text:p>
          </table:table-cell>
          <table:table-cell table:formula="of:=0.016708634-[.G295]*(0.000042037+0.0001537*[.G295])" office:value-type="float" office:value="0.0167022981399901">
            <text:p>0.02</text:p>
          </table:table-cell>
          <table:table-cell table:formula="of:=SIN(RADIANS([.J295]))*(1.914602-[.G295]*(0.004817+0.000014*[.G295]))+SIN(RADIANS(2*[.J295]))*(0.019993-0.000101*[.G295])+SIN(RADIANS(3*[.J295]))*0.000289" office:value-type="float" office:value="-1.84223197732395">
            <text:p>-1.84</text:p>
          </table:table-cell>
          <table:table-cell table:formula="of:=[.I295]+[.L295]" office:value-type="float" office:value="208.194057970306">
            <text:p>208.19</text:p>
          </table:table-cell>
          <table:table-cell table:formula="of:=[.J295]+[.L295]" office:value-type="float" office:value="4245.07092130697">
            <text:p>4245.07</text:p>
          </table:table-cell>
          <table:table-cell table:formula="of:=(1.000001018*(1-[.K295]*[.K295]))/(1+[.K295]*COS(RADIANS([.N295])))" office:value-type="float" office:value="0.995399192165337">
            <text:p>1</text:p>
          </table:table-cell>
          <table:table-cell table:formula="of:=[.M295]-0.00569-0.00478*SIN(RADIANS(125.04-1934.136*[.G295]))" office:value-type="float" office:value="208.193121140629">
            <text:p>208.19</text:p>
          </table:table-cell>
          <table:table-cell table:formula="of:=23+(26+((21.448-[.G295]*(46.815+[.G295]*(0.00059-[.G295]*0.001813))))/60)/60" office:value-type="float" office:value="23.4378861228142">
            <text:p>23.44</text:p>
          </table:table-cell>
          <table:table-cell table:formula="of:=[.Q295]+0.00256*COS(RADIANS(125.04-1934.136*[.G295]))" office:value-type="float" office:value="23.4381569788183">
            <text:p>23.44</text:p>
          </table:table-cell>
          <table:table-cell table:formula="of:=DEGREES(ATAN2(COS(RADIANS([.R295]))*SIN(RADIANS([.P295]));COS(RADIANS([.P295]))))" office:value-type="float" office:value="-116.188511871662">
            <text:p>-116.19</text:p>
          </table:table-cell>
          <table:table-cell table:formula="of:=DEGREES(ASIN(SIN(RADIANS([.R295]))*SIN(RADIANS([.P295]))))" office:value-type="float" office:value="-10.8313776655025">
            <text:p>-10.83</text:p>
          </table:table-cell>
          <table:table-cell table:formula="of:=TAN(RADIANS([.R295]/2))*TAN(RADIANS([.R295]/2))" office:value-type="float" office:value="0.0430302463862806">
            <text:p>0.04</text:p>
          </table:table-cell>
          <table:table-cell table:formula="of:=4*DEGREES([.U295]*SIN(2*RADIANS([.I295]))-2*[.K295]*SIN(RADIANS([.J295]))+4*[.K295]*[.U295]*SIN(RADIANS([.J295]))*COS(2*RADIANS([.I295]))-0.5*[.U295]*[.U295]*SIN(4*RADIANS([.I295]))-1.25*[.K295]*[.K295]*SIN(2*RADIANS([.J295])))" office:value-type="float" office:value="15.4179645816869">
            <text:p>15.42</text:p>
          </table:table-cell>
          <table:table-cell table:formula="of:=DEGREES(ACOS(COS(RADIANS(90.833))/COS(RADIANS([.$B$2]))*COS(RADIANS([.T295]))-TAN(RADIANS([.$B$2]))*TAN(RADIANS([.T295]))))" office:value-type="float" office:value="80.8574150187599">
            <text:p>80.86</text:p>
          </table:table-cell>
          <table:table-cell table:style-name="ce7" table:formula="of:=(720-4*[.$B$3]-[.V295]+[.$B$4]*60)/1440" office:value-type="float" office:value="0.500043080151606">
            <text:p>12:00:04</text:p>
          </table:table-cell>
          <table:table-cell table:style-name="ce7" table:formula="of:=([.X295]*1440-[.W295]*4)/1440" office:value-type="float" office:value="0.27543914954394">
            <text:p>6:36:38</text:p>
          </table:table-cell>
          <table:table-cell table:style-name="ce7" table:formula="of:=([.X295]*1440+[.W295]*4)/1440" office:value-type="float" office:value="0.724647010759273">
            <text:p>17:23:30</text:p>
          </table:table-cell>
          <table:table-cell table:formula="of:=8*[.W295]" office:value-type="float" office:value="646.859320150079">
            <text:p>646.86</text:p>
          </table:table-cell>
          <table:table-cell table:formula="of:=MOD([.E295]*1440+[.V295]+4*[.$B$3]-60*[.$B$4];1440)" office:value-type="float" office:value="719.937964581687">
            <text:p>719.94</text:p>
          </table:table-cell>
          <table:table-cell table:formula="of:=IF([.AB295]/4&lt;0;[.AB295]/4+180;[.AB295]/4-180)" office:value-type="float" office:value="-0.015508854578286">
            <text:p>-0.02</text:p>
          </table:table-cell>
          <table:table-cell table:formula="of:=DEGREES(ACOS(SIN(RADIANS([.$B$2]))*SIN(RADIANS([.T295]))+COS(RADIANS([.$B$2]))*COS(RADIANS([.T295]))*COS(RADIANS([.AC295]))))" office:value-type="float" office:value="53.831379533177">
            <text:p>53.83</text:p>
          </table:table-cell>
          <table:table-cell table:formula="of:=90-[.AD295]" office:value-type="float" office:value="36.168620466823">
            <text:p>36.17</text:p>
          </table:table-cell>
          <table:table-cell table:formula="of:=IF([.AE295]&gt;85;0;IF([.AE295]&gt;5;58.1/TAN(RADIANS([.AE295]))-0.07/POWER(TAN(RADIANS([.AE295]));3)+0.000086/POWER(TAN(RADIANS([.AE295]));5);IF([.AE295]&gt;-0.575;1735+[.AE295]*(-518.2+[.AE295]*(103.4+[.AE295]*(-12.79+[.AE295]*0.711)));-20.772/TAN(RADIANS([.AE295])))))/3600" office:value-type="float" office:value="0.0220266997137114">
            <text:p>0.02</text:p>
          </table:table-cell>
          <table:table-cell table:formula="of:=[.AE295]+[.AF295]" office:value-type="float" office:value="36.1906471665367">
            <text:p>36.19</text:p>
          </table:table-cell>
          <table:table-cell table:formula="of:=IF([.AC295]&gt;0;MOD(DEGREES(ACOS(((SIN(RADIANS([.$B$2]))*COS(RADIANS([.AD295])))-SIN(RADIANS([.T295])))/(COS(RADIANS([.$B$2]))*SIN(RADIANS([.AD295])))))+180;360);MOD(540-DEGREES(ACOS(((SIN(RADIANS([.$B$2]))*COS(RADIANS([.AD295])))-SIN(RADIANS([.T295])))/(COS(RADIANS([.$B$2]))*SIN(RADIANS([.AD295])))));360))" office:value-type="float" office:value="179.981131097589">
            <text:p>179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5]+1" office:value-type="date" office:date-value="2010-10-22">
            <text:p>10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6]+2415018.5+[.E296]-[.$B$4]/24" office:value-type="float" office:value="2455492.20833333">
            <text:p>2455492.21</text:p>
          </table:table-cell>
          <table:table-cell table:style-name="ce9" table:formula="of:=([.F296]-2451545)/36525" office:value-type="float" office:value="0.108068674423915">
            <text:p>0.10806867</text:p>
          </table:table-cell>
          <table:table-cell/>
          <table:table-cell table:formula="of:=MOD(280.46646+[.G296]*(36000.76983+[.G296]*0.0003032);360)" office:value-type="float" office:value="211.021937309589">
            <text:p>211.02</text:p>
          </table:table-cell>
          <table:table-cell table:formula="of:=357.52911+[.G296]*(35999.05029-0.0001537*[.G296])" office:value-type="float" office:value="4247.89875356511">
            <text:p>4247.9</text:p>
          </table:table-cell>
          <table:table-cell table:formula="of:=0.016708634-[.G296]*(0.000042037+0.0001537*[.G296])" office:value-type="float" office:value="0.0167022960796724">
            <text:p>0.02</text:p>
          </table:table-cell>
          <table:table-cell table:formula="of:=SIN(RADIANS([.J296]))*(1.914602-[.G296]*(0.004817+0.000014*[.G296]))+SIN(RADIANS(2*[.J296]))*(0.019993-0.000101*[.G296])+SIN(RADIANS(3*[.J296]))*0.000289" office:value-type="float" office:value="-1.83295868447233">
            <text:p>-1.83</text:p>
          </table:table-cell>
          <table:table-cell table:formula="of:=[.I296]+[.L296]" office:value-type="float" office:value="209.188978625116">
            <text:p>209.19</text:p>
          </table:table-cell>
          <table:table-cell table:formula="of:=[.J296]+[.L296]" office:value-type="float" office:value="4246.06579488064">
            <text:p>4246.07</text:p>
          </table:table-cell>
          <table:table-cell table:formula="of:=(1.000001018*(1-[.K296]*[.K296]))/(1+[.K296]*COS(RADIANS([.N296])))" office:value-type="float" office:value="0.995122385819557">
            <text:p>1</text:p>
          </table:table-cell>
          <table:table-cell table:formula="of:=[.M296]-0.00569-0.00478*SIN(RADIANS(125.04-1934.136*[.G296]))" office:value-type="float" office:value="209.188042260822">
            <text:p>209.19</text:p>
          </table:table-cell>
          <table:table-cell table:formula="of:=23+(26+((21.448-[.G296]*(46.815+[.G296]*(0.00059-[.G296]*0.001813))))/60)/60" office:value-type="float" office:value="23.437885766779">
            <text:p>23.44</text:p>
          </table:table-cell>
          <table:table-cell table:formula="of:=[.Q296]+0.00256*COS(RADIANS(125.04-1934.136*[.G296]))" office:value-type="float" office:value="23.4381542699513">
            <text:p>23.44</text:p>
          </table:table-cell>
          <table:table-cell table:formula="of:=DEGREES(ATAN2(COS(RADIANS([.R296]))*SIN(RADIANS([.P296]));COS(RADIANS([.P296]))))" office:value-type="float" office:value="-117.135890253471">
            <text:p>-117.14</text:p>
          </table:table-cell>
          <table:table-cell table:formula="of:=DEGREES(ASIN(SIN(RADIANS([.R296]))*SIN(RADIANS([.P296]))))" office:value-type="float" office:value="-11.1850319619689">
            <text:p>-11.19</text:p>
          </table:table-cell>
          <table:table-cell table:formula="of:=TAN(RADIANS([.R296]/2))*TAN(RADIANS([.R296]/2))" office:value-type="float" office:value="0.0430302361569116">
            <text:p>0.04</text:p>
          </table:table-cell>
          <table:table-cell table:formula="of:=4*DEGREES([.U296]*SIN(2*RADIANS([.I296]))-2*[.K296]*SIN(RADIANS([.J296]))+4*[.K296]*[.U296]*SIN(RADIANS([.J296]))*COS(2*RADIANS([.I296]))-0.5*[.U296]*[.U296]*SIN(4*RADIANS([.I296]))-1.25*[.K296]*[.K296]*SIN(2*RADIANS([.J296])))" office:value-type="float" office:value="15.5733396396876">
            <text:p>15.57</text:p>
          </table:table-cell>
          <table:table-cell table:formula="of:=DEGREES(ACOS(COS(RADIANS(90.833))/COS(RADIANS([.$B$2]))*COS(RADIANS([.T296]))-TAN(RADIANS([.$B$2]))*TAN(RADIANS([.T296]))))" office:value-type="float" office:value="80.5092099478356">
            <text:p>80.51</text:p>
          </table:table-cell>
          <table:table-cell table:style-name="ce7" table:formula="of:=(720-4*[.$B$3]-[.V296]+[.$B$4]*60)/1440" office:value-type="float" office:value="0.499935180805772">
            <text:p>11:59:54</text:p>
          </table:table-cell>
          <table:table-cell table:style-name="ce7" table:formula="of:=([.X296]*1440-[.W296]*4)/1440" office:value-type="float" office:value="0.276298486506229">
            <text:p>6:37:52</text:p>
          </table:table-cell>
          <table:table-cell table:style-name="ce7" table:formula="of:=([.X296]*1440+[.W296]*4)/1440" office:value-type="float" office:value="0.723571875105316">
            <text:p>17:21:57</text:p>
          </table:table-cell>
          <table:table-cell table:formula="of:=8*[.W296]" office:value-type="float" office:value="644.073679582685">
            <text:p>644.07</text:p>
          </table:table-cell>
          <table:table-cell table:formula="of:=MOD([.E296]*1440+[.V296]+4*[.$B$3]-60*[.$B$4];1440)" office:value-type="float" office:value="720.093339639688">
            <text:p>720.09</text:p>
          </table:table-cell>
          <table:table-cell table:formula="of:=IF([.AB296]/4&lt;0;[.AB296]/4+180;[.AB296]/4-180)" office:value-type="float" office:value="0.023334909921914">
            <text:p>0.02</text:p>
          </table:table-cell>
          <table:table-cell table:formula="of:=DEGREES(ACOS(SIN(RADIANS([.$B$2]))*SIN(RADIANS([.T296]))+COS(RADIANS([.$B$2]))*COS(RADIANS([.T296]))*COS(RADIANS([.AC296]))))" office:value-type="float" office:value="54.1850361661895">
            <text:p>54.19</text:p>
          </table:table-cell>
          <table:table-cell table:formula="of:=90-[.AD296]" office:value-type="float" office:value="35.8149638338105">
            <text:p>35.81</text:p>
          </table:table-cell>
          <table:table-cell table:formula="of:=IF([.AE296]&gt;85;0;IF([.AE296]&gt;5;58.1/TAN(RADIANS([.AE296]))-0.07/POWER(TAN(RADIANS([.AE296]));3)+0.000086/POWER(TAN(RADIANS([.AE296]));5);IF([.AE296]&gt;-0.575;1735+[.AE296]*(-518.2+[.AE296]*(103.4+[.AE296]*(-12.79+[.AE296]*0.711)));-20.772/TAN(RADIANS([.AE296])))))/3600" office:value-type="float" office:value="0.0223131845099696">
            <text:p>0.02</text:p>
          </table:table-cell>
          <table:table-cell table:formula="of:=[.AE296]+[.AF296]" office:value-type="float" office:value="35.8372770183205">
            <text:p>35.84</text:p>
          </table:table-cell>
          <table:table-cell table:formula="of:=IF([.AC296]&gt;0;MOD(DEGREES(ACOS(((SIN(RADIANS([.$B$2]))*COS(RADIANS([.AD296])))-SIN(RADIANS([.T296])))/(COS(RADIANS([.$B$2]))*SIN(RADIANS([.AD296])))))+180;360);MOD(540-DEGREES(ACOS(((SIN(RADIANS([.$B$2]))*COS(RADIANS([.AD296])))-SIN(RADIANS([.T296])))/(COS(RADIANS([.$B$2]))*SIN(RADIANS([.AD296])))));360))" office:value-type="float" office:value="180.028229587738">
            <text:p>180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6]+1" office:value-type="date" office:date-value="2010-10-23">
            <text:p>10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7]+2415018.5+[.E297]-[.$B$4]/24" office:value-type="float" office:value="2455493.20833333">
            <text:p>2455493.21</text:p>
          </table:table-cell>
          <table:table-cell table:style-name="ce9" table:formula="of:=([.F297]-2451545)/36525" office:value-type="float" office:value="0.108096052931786">
            <text:p>0.10809605</text:p>
          </table:table-cell>
          <table:table-cell/>
          <table:table-cell table:formula="of:=MOD(280.46646+[.G297]*(36000.76983+[.G297]*0.0003032);360)" office:value-type="float" office:value="212.007584671547">
            <text:p>212.01</text:p>
          </table:table-cell>
          <table:table-cell table:formula="of:=357.52911+[.G297]*(35999.05029-0.0001537*[.G297])" office:value-type="float" office:value="4248.88435384592">
            <text:p>4248.88</text:p>
          </table:table-cell>
          <table:table-cell table:formula="of:=0.016708634-[.G297]*(0.000042037+0.0001537*[.G297])" office:value-type="float" office:value="0.0167022940191244">
            <text:p>0.02</text:p>
          </table:table-cell>
          <table:table-cell table:formula="of:=SIN(RADIANS([.J297]))*(1.914602-[.G297]*(0.004817+0.000014*[.G297]))+SIN(RADIANS(2*[.J297]))*(0.019993-0.000101*[.G297])+SIN(RADIANS(3*[.J297]))*0.000289" office:value-type="float" office:value="-1.82313305006741">
            <text:p>-1.82</text:p>
          </table:table-cell>
          <table:table-cell table:formula="of:=[.I297]+[.L297]" office:value-type="float" office:value="210.18445162148">
            <text:p>210.18</text:p>
          </table:table-cell>
          <table:table-cell table:formula="of:=[.J297]+[.L297]" office:value-type="float" office:value="4247.06122079586">
            <text:p>4247.06</text:p>
          </table:table-cell>
          <table:table-cell table:formula="of:=(1.000001018*(1-[.K297]*[.K297]))/(1+[.K297]*COS(RADIANS([.N297])))" office:value-type="float" office:value="0.994846960691939">
            <text:p>0.99</text:p>
          </table:table-cell>
          <table:table-cell table:formula="of:=[.M297]-0.00569-0.00478*SIN(RADIANS(125.04-1934.136*[.G297]))" office:value-type="float" office:value="210.183515718508">
            <text:p>210.18</text:p>
          </table:table-cell>
          <table:table-cell table:formula="of:=23+(26+((21.448-[.G297]*(46.815+[.G297]*(0.00059-[.G297]*0.001813))))/60)/60" office:value-type="float" office:value="23.4378854107439">
            <text:p>23.44</text:p>
          </table:table-cell>
          <table:table-cell table:formula="of:=[.Q297]+0.00256*COS(RADIANS(125.04-1934.136*[.G297]))" office:value-type="float" office:value="23.438151560855">
            <text:p>23.44</text:p>
          </table:table-cell>
          <table:table-cell table:formula="of:=DEGREES(ATAN2(COS(RADIANS([.R297]))*SIN(RADIANS([.P297]));COS(RADIANS([.P297]))))" office:value-type="float" office:value="-118.086102044052">
            <text:p>-118.09</text:p>
          </table:table-cell>
          <table:table-cell table:formula="of:=DEGREES(ASIN(SIN(RADIANS([.R297]))*SIN(RADIANS([.P297]))))" office:value-type="float" office:value="-11.5358918984296">
            <text:p>-11.54</text:p>
          </table:table-cell>
          <table:table-cell table:formula="of:=TAN(RADIANS([.R297]/2))*TAN(RADIANS([.R297]/2))" office:value-type="float" office:value="0.043030225926678">
            <text:p>0.04</text:p>
          </table:table-cell>
          <table:table-cell table:formula="of:=4*DEGREES([.U297]*SIN(2*RADIANS([.I297]))-2*[.K297]*SIN(RADIANS([.J297]))+4*[.K297]*[.U297]*SIN(RADIANS([.J297]))*COS(2*RADIANS([.I297]))-0.5*[.U297]*[.U297]*SIN(4*RADIANS([.I297]))-1.25*[.K297]*[.K297]*SIN(2*RADIANS([.J297])))" office:value-type="float" office:value="15.7172478592978">
            <text:p>15.72</text:p>
          </table:table-cell>
          <table:table-cell table:formula="of:=DEGREES(ACOS(COS(RADIANS(90.833))/COS(RADIANS([.$B$2]))*COS(RADIANS([.T297]))-TAN(RADIANS([.$B$2]))*TAN(RADIANS([.T297]))))" office:value-type="float" office:value="80.1625246934693">
            <text:p>80.16</text:p>
          </table:table-cell>
          <table:table-cell table:style-name="ce7" table:formula="of:=(720-4*[.$B$3]-[.V297]+[.$B$4]*60)/1440" office:value-type="float" office:value="0.499835244542154">
            <text:p>11:59:46</text:p>
          </table:table-cell>
          <table:table-cell table:style-name="ce7" table:formula="of:=([.X297]*1440-[.W297]*4)/1440" office:value-type="float" office:value="0.277161564838073">
            <text:p>6:39:07</text:p>
          </table:table-cell>
          <table:table-cell table:style-name="ce7" table:formula="of:=([.X297]*1440+[.W297]*4)/1440" office:value-type="float" office:value="0.722508924246236">
            <text:p>17:20:25</text:p>
          </table:table-cell>
          <table:table-cell table:formula="of:=8*[.W297]" office:value-type="float" office:value="641.300197547755">
            <text:p>641.3</text:p>
          </table:table-cell>
          <table:table-cell table:formula="of:=MOD([.E297]*1440+[.V297]+4*[.$B$3]-60*[.$B$4];1440)" office:value-type="float" office:value="720.237247859298">
            <text:p>720.24</text:p>
          </table:table-cell>
          <table:table-cell table:formula="of:=IF([.AB297]/4&lt;0;[.AB297]/4+180;[.AB297]/4-180)" office:value-type="float" office:value="0.0593119648244453">
            <text:p>0.06</text:p>
          </table:table-cell>
          <table:table-cell table:formula="of:=DEGREES(ACOS(SIN(RADIANS([.$B$2]))*SIN(RADIANS([.T297]))+COS(RADIANS([.$B$2]))*COS(RADIANS([.T297]))*COS(RADIANS([.AC297]))))" office:value-type="float" office:value="54.5359189079364">
            <text:p>54.54</text:p>
          </table:table-cell>
          <table:table-cell table:formula="of:=90-[.AD297]" office:value-type="float" office:value="35.4640810920636">
            <text:p>35.46</text:p>
          </table:table-cell>
          <table:table-cell table:formula="of:=IF([.AE297]&gt;85;0;IF([.AE297]&gt;5;58.1/TAN(RADIANS([.AE297]))-0.07/POWER(TAN(RADIANS([.AE297]));3)+0.000086/POWER(TAN(RADIANS([.AE297]));5);IF([.AE297]&gt;-0.575;1735+[.AE297]*(-518.2+[.AE297]*(103.4+[.AE297]*(-12.79+[.AE297]*0.711)));-20.772/TAN(RADIANS([.AE297])))))/3600" office:value-type="float" office:value="0.0226022552454427">
            <text:p>0.02</text:p>
          </table:table-cell>
          <table:table-cell table:formula="of:=[.AE297]+[.AF297]" office:value-type="float" office:value="35.486683347309">
            <text:p>35.49</text:p>
          </table:table-cell>
          <table:table-cell table:formula="of:=IF([.AC297]&gt;0;MOD(DEGREES(ACOS(((SIN(RADIANS([.$B$2]))*COS(RADIANS([.AD297])))-SIN(RADIANS([.T297])))/(COS(RADIANS([.$B$2]))*SIN(RADIANS([.AD297])))))+180;360);MOD(540-DEGREES(ACOS(((SIN(RADIANS([.$B$2]))*COS(RADIANS([.AD297])))-SIN(RADIANS([.T297])))/(COS(RADIANS([.$B$2]))*SIN(RADIANS([.AD297])))));360))" office:value-type="float" office:value="180.071350908497">
            <text:p>180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7]+1" office:value-type="date" office:date-value="2010-10-24">
            <text:p>10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8]+2415018.5+[.E298]-[.$B$4]/24" office:value-type="float" office:value="2455494.20833333">
            <text:p>2455494.21</text:p>
          </table:table-cell>
          <table:table-cell table:style-name="ce9" table:formula="of:=([.F298]-2451545)/36525" office:value-type="float" office:value="0.108123431439657">
            <text:p>0.10812343</text:p>
          </table:table-cell>
          <table:table-cell/>
          <table:table-cell table:formula="of:=MOD(280.46646+[.G298]*(36000.76983+[.G298]*0.0003032);360)" office:value-type="float" office:value="212.993232033506">
            <text:p>212.99</text:p>
          </table:table-cell>
          <table:table-cell table:formula="of:=357.52911+[.G298]*(35999.05029-0.0001537*[.G298])" office:value-type="float" office:value="4249.86995412674">
            <text:p>4249.87</text:p>
          </table:table-cell>
          <table:table-cell table:formula="of:=0.016708634-[.G298]*(0.000042037+0.0001537*[.G298])" office:value-type="float" office:value="0.0167022919583459">
            <text:p>0.02</text:p>
          </table:table-cell>
          <table:table-cell table:formula="of:=SIN(RADIANS([.J298]))*(1.914602-[.G298]*(0.004817+0.000014*[.G298]))+SIN(RADIANS(2*[.J298]))*(0.019993-0.000101*[.G298])+SIN(RADIANS(3*[.J298]))*0.000289" office:value-type="float" office:value="-1.81275746393583">
            <text:p>-1.81</text:p>
          </table:table-cell>
          <table:table-cell table:formula="of:=[.I298]+[.L298]" office:value-type="float" office:value="211.180474569571">
            <text:p>211.18</text:p>
          </table:table-cell>
          <table:table-cell table:formula="of:=[.J298]+[.L298]" office:value-type="float" office:value="4248.0571966628">
            <text:p>4248.06</text:p>
          </table:table-cell>
          <table:table-cell table:formula="of:=(1.000001018*(1-[.K298]*[.K298]))/(1+[.K298]*COS(RADIANS([.N298])))" office:value-type="float" office:value="0.99457300070154">
            <text:p>0.99</text:p>
          </table:table-cell>
          <table:table-cell table:formula="of:=[.M298]-0.00569-0.00478*SIN(RADIANS(125.04-1934.136*[.G298]))" office:value-type="float" office:value="211.17953912386">
            <text:p>211.18</text:p>
          </table:table-cell>
          <table:table-cell table:formula="of:=23+(26+((21.448-[.G298]*(46.815+[.G298]*(0.00059-[.G298]*0.001813))))/60)/60" office:value-type="float" office:value="23.4378850547087">
            <text:p>23.44</text:p>
          </table:table-cell>
          <table:table-cell table:formula="of:=[.Q298]+0.00256*COS(RADIANS(125.04-1934.136*[.G298]))" office:value-type="float" office:value="23.4381488515313">
            <text:p>23.44</text:p>
          </table:table-cell>
          <table:table-cell table:formula="of:=DEGREES(ATAN2(COS(RADIANS([.R298]))*SIN(RADIANS([.P298]));COS(RADIANS([.P298]))))" office:value-type="float" office:value="-119.039208447469">
            <text:p>-119.04</text:p>
          </table:table-cell>
          <table:table-cell table:formula="of:=DEGREES(ASIN(SIN(RADIANS([.R298]))*SIN(RADIANS([.P298]))))" office:value-type="float" office:value="-11.8838475902553">
            <text:p>-11.88</text:p>
          </table:table-cell>
          <table:table-cell table:formula="of:=TAN(RADIANS([.R298]/2))*TAN(RADIANS([.R298]/2))" office:value-type="float" office:value="0.0430302156955871">
            <text:p>0.04</text:p>
          </table:table-cell>
          <table:table-cell table:formula="of:=4*DEGREES([.U298]*SIN(2*RADIANS([.I298]))-2*[.K298]*SIN(RADIANS([.J298]))+4*[.K298]*[.U298]*SIN(RADIANS([.J298]))*COS(2*RADIANS([.I298]))-0.5*[.U298]*[.U298]*SIN(4*RADIANS([.I298]))-1.25*[.K298]*[.K298]*SIN(2*RADIANS([.J298])))" office:value-type="float" office:value="15.8494301994745">
            <text:p>15.85</text:p>
          </table:table-cell>
          <table:table-cell table:formula="of:=DEGREES(ACOS(COS(RADIANS(90.833))/COS(RADIANS([.$B$2]))*COS(RADIANS([.T298]))-TAN(RADIANS([.$B$2]))*TAN(RADIANS([.T298]))))" office:value-type="float" office:value="79.8174527458064">
            <text:p>79.82</text:p>
          </table:table-cell>
          <table:table-cell table:style-name="ce7" table:formula="of:=(720-4*[.$B$3]-[.V298]+[.$B$4]*60)/1440" office:value-type="float" office:value="0.499743451250365">
            <text:p>11:59:38</text:p>
          </table:table-cell>
          <table:table-cell table:style-name="ce7" table:formula="of:=([.X298]*1440-[.W298]*4)/1440" office:value-type="float" office:value="0.278028304734236">
            <text:p>6:40:22</text:p>
          </table:table-cell>
          <table:table-cell table:style-name="ce7" table:formula="of:=([.X298]*1440+[.W298]*4)/1440" office:value-type="float" office:value="0.721458597766494">
            <text:p>17:18:54</text:p>
          </table:table-cell>
          <table:table-cell table:formula="of:=8*[.W298]" office:value-type="float" office:value="638.539621966451">
            <text:p>638.54</text:p>
          </table:table-cell>
          <table:table-cell table:formula="of:=MOD([.E298]*1440+[.V298]+4*[.$B$3]-60*[.$B$4];1440)" office:value-type="float" office:value="720.369430199475">
            <text:p>720.37</text:p>
          </table:table-cell>
          <table:table-cell table:formula="of:=IF([.AB298]/4&lt;0;[.AB298]/4+180;[.AB298]/4-180)" office:value-type="float" office:value="0.0923575498686375">
            <text:p>0.09</text:p>
          </table:table-cell>
          <table:table-cell table:formula="of:=DEGREES(ACOS(SIN(RADIANS([.$B$2]))*SIN(RADIANS([.T298]))+COS(RADIANS([.$B$2]))*COS(RADIANS([.T298]))*COS(RADIANS([.AC298]))))" office:value-type="float" office:value="54.8839127175837">
            <text:p>54.88</text:p>
          </table:table-cell>
          <table:table-cell table:formula="of:=90-[.AD298]" office:value-type="float" office:value="35.1160872824163">
            <text:p>35.12</text:p>
          </table:table-cell>
          <table:table-cell table:formula="of:=IF([.AE298]&gt;85;0;IF([.AE298]&gt;5;58.1/TAN(RADIANS([.AE298]))-0.07/POWER(TAN(RADIANS([.AE298]));3)+0.000086/POWER(TAN(RADIANS([.AE298]));5);IF([.AE298]&gt;-0.575;1735+[.AE298]*(-518.2+[.AE298]*(103.4+[.AE298]*(-12.79+[.AE298]*0.711)));-20.772/TAN(RADIANS([.AE298])))))/3600" office:value-type="float" office:value="0.0228938436920267">
            <text:p>0.02</text:p>
          </table:table-cell>
          <table:table-cell table:formula="of:=[.AE298]+[.AF298]" office:value-type="float" office:value="35.1389811261083">
            <text:p>35.14</text:p>
          </table:table-cell>
          <table:table-cell table:formula="of:=IF([.AC298]&gt;0;MOD(DEGREES(ACOS(((SIN(RADIANS([.$B$2]))*COS(RADIANS([.AD298])))-SIN(RADIANS([.T298])))/(COS(RADIANS([.$B$2]))*SIN(RADIANS([.AD298])))))+180;360);MOD(540-DEGREES(ACOS(((SIN(RADIANS([.$B$2]))*COS(RADIANS([.AD298])))-SIN(RADIANS([.T298])))/(COS(RADIANS([.$B$2]))*SIN(RADIANS([.AD298])))));360))" office:value-type="float" office:value="180.110488232492">
            <text:p>180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8]+1" office:value-type="date" office:date-value="2010-10-25">
            <text:p>10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9]+2415018.5+[.E299]-[.$B$4]/24" office:value-type="float" office:value="2455495.20833333">
            <text:p>2455495.21</text:p>
          </table:table-cell>
          <table:table-cell table:style-name="ce9" table:formula="of:=([.F299]-2451545)/36525" office:value-type="float" office:value="0.108150809947529">
            <text:p>0.10815081</text:p>
          </table:table-cell>
          <table:table-cell/>
          <table:table-cell table:formula="of:=MOD(280.46646+[.G299]*(36000.76983+[.G299]*0.0003032);360)" office:value-type="float" office:value="213.978879395466">
            <text:p>213.98</text:p>
          </table:table-cell>
          <table:table-cell table:formula="of:=357.52911+[.G299]*(35999.05029-0.0001537*[.G299])" office:value-type="float" office:value="4250.85555440755">
            <text:p>4250.86</text:p>
          </table:table-cell>
          <table:table-cell table:formula="of:=0.016708634-[.G299]*(0.000042037+0.0001537*[.G299])" office:value-type="float" office:value="0.0167022898973369">
            <text:p>0.02</text:p>
          </table:table-cell>
          <table:table-cell table:formula="of:=SIN(RADIANS([.J299]))*(1.914602-[.G299]*(0.004817+0.000014*[.G299]))+SIN(RADIANS(2*[.J299]))*(0.019993-0.000101*[.G299])+SIN(RADIANS(3*[.J299]))*0.000289" office:value-type="float" office:value="-1.8018344904906">
            <text:p>-1.8</text:p>
          </table:table-cell>
          <table:table-cell table:formula="of:=[.I299]+[.L299]" office:value-type="float" office:value="212.177044904975">
            <text:p>212.18</text:p>
          </table:table-cell>
          <table:table-cell table:formula="of:=[.J299]+[.L299]" office:value-type="float" office:value="4249.05371991706">
            <text:p>4249.05</text:p>
          </table:table-cell>
          <table:table-cell table:formula="of:=(1.000001018*(1-[.K299]*[.K299]))/(1+[.K299]*COS(RADIANS([.N299])))" office:value-type="float" office:value="0.994300589458774">
            <text:p>0.99</text:p>
          </table:table-cell>
          <table:table-cell table:formula="of:=[.M299]-0.00569-0.00478*SIN(RADIANS(125.04-1934.136*[.G299]))" office:value-type="float" office:value="212.176109912465">
            <text:p>212.18</text:p>
          </table:table-cell>
          <table:table-cell table:formula="of:=23+(26+((21.448-[.G299]*(46.815+[.G299]*(0.00059-[.G299]*0.001813))))/60)/60" office:value-type="float" office:value="23.4378846986735">
            <text:p>23.44</text:p>
          </table:table-cell>
          <table:table-cell table:formula="of:=[.Q299]+0.00256*COS(RADIANS(125.04-1934.136*[.G299]))" office:value-type="float" office:value="23.4381461419823">
            <text:p>23.44</text:p>
          </table:table-cell>
          <table:table-cell table:formula="of:=DEGREES(ATAN2(COS(RADIANS([.R299]))*SIN(RADIANS([.P299]));COS(RADIANS([.P299]))))" office:value-type="float" office:value="-119.995268598997">
            <text:p>-120</text:p>
          </table:table-cell>
          <table:table-cell table:formula="of:=DEGREES(ASIN(SIN(RADIANS([.R299]))*SIN(RADIANS([.P299]))))" office:value-type="float" office:value="-12.2287887186481">
            <text:p>-12.23</text:p>
          </table:table-cell>
          <table:table-cell table:formula="of:=TAN(RADIANS([.R299]/2))*TAN(RADIANS([.R299]/2))" office:value-type="float" office:value="0.0430302054636466">
            <text:p>0.04</text:p>
          </table:table-cell>
          <table:table-cell table:formula="of:=4*DEGREES([.U299]*SIN(2*RADIANS([.I299]))-2*[.K299]*SIN(RADIANS([.J299]))+4*[.K299]*[.U299]*SIN(RADIANS([.J299]))*COS(2*RADIANS([.I299]))-0.5*[.U299]*[.U299]*SIN(4*RADIANS([.I299]))-1.25*[.K299]*[.K299]*SIN(2*RADIANS([.J299])))" office:value-type="float" office:value="15.9696366885828">
            <text:p>15.97</text:p>
          </table:table-cell>
          <table:table-cell table:formula="of:=DEGREES(ACOS(COS(RADIANS(90.833))/COS(RADIANS([.$B$2]))*COS(RADIANS([.T299]))-TAN(RADIANS([.$B$2]))*TAN(RADIANS([.T299]))))" office:value-type="float" office:value="79.4740908779315">
            <text:p>79.47</text:p>
          </table:table-cell>
          <table:table-cell table:style-name="ce7" table:formula="of:=(720-4*[.$B$3]-[.V299]+[.$B$4]*60)/1440" office:value-type="float" office:value="0.499659974521818">
            <text:p>11:59:31</text:p>
          </table:table-cell>
          <table:table-cell table:style-name="ce7" table:formula="of:=([.X299]*1440-[.W299]*4)/1440" office:value-type="float" office:value="0.278898610972008">
            <text:p>6:41:37</text:p>
          </table:table-cell>
          <table:table-cell table:style-name="ce7" table:formula="of:=([.X299]*1440+[.W299]*4)/1440" office:value-type="float" office:value="0.720421338071627">
            <text:p>17:17:24</text:p>
          </table:table-cell>
          <table:table-cell table:formula="of:=8*[.W299]" office:value-type="float" office:value="635.792727023452">
            <text:p>635.79</text:p>
          </table:table-cell>
          <table:table-cell table:formula="of:=MOD([.E299]*1440+[.V299]+4*[.$B$3]-60*[.$B$4];1440)" office:value-type="float" office:value="720.489636688583">
            <text:p>720.49</text:p>
          </table:table-cell>
          <table:table-cell table:formula="of:=IF([.AB299]/4&lt;0;[.AB299]/4+180;[.AB299]/4-180)" office:value-type="float" office:value="0.122409172145694">
            <text:p>0.12</text:p>
          </table:table-cell>
          <table:table-cell table:formula="of:=DEGREES(ACOS(SIN(RADIANS([.$B$2]))*SIN(RADIANS([.T299]))+COS(RADIANS([.$B$2]))*COS(RADIANS([.T299]))*COS(RADIANS([.AC299]))))" office:value-type="float" office:value="55.2289024973022">
            <text:p>55.23</text:p>
          </table:table-cell>
          <table:table-cell table:formula="of:=90-[.AD299]" office:value-type="float" office:value="34.7710975026978">
            <text:p>34.77</text:p>
          </table:table-cell>
          <table:table-cell table:formula="of:=IF([.AE299]&gt;85;0;IF([.AE299]&gt;5;58.1/TAN(RADIANS([.AE299]))-0.07/POWER(TAN(RADIANS([.AE299]));3)+0.000086/POWER(TAN(RADIANS([.AE299]));5);IF([.AE299]&gt;-0.575;1735+[.AE299]*(-518.2+[.AE299]*(103.4+[.AE299]*(-12.79+[.AE299]*0.711)));-20.772/TAN(RADIANS([.AE299])))))/3600" office:value-type="float" office:value="0.0231878744938891">
            <text:p>0.02</text:p>
          </table:table-cell>
          <table:table-cell table:formula="of:=[.AE299]+[.AF299]" office:value-type="float" office:value="34.7942853771917">
            <text:p>34.79</text:p>
          </table:table-cell>
          <table:table-cell table:formula="of:=IF([.AC299]&gt;0;MOD(DEGREES(ACOS(((SIN(RADIANS([.$B$2]))*COS(RADIANS([.AD299])))-SIN(RADIANS([.T299])))/(COS(RADIANS([.$B$2]))*SIN(RADIANS([.AD299])))))+180;360);MOD(540-DEGREES(ACOS(((SIN(RADIANS([.$B$2]))*COS(RADIANS([.AD299])))-SIN(RADIANS([.T299])))/(COS(RADIANS([.$B$2]))*SIN(RADIANS([.AD299])))));360))" office:value-type="float" office:value="180.145637091954">
            <text:p>180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9]+1" office:value-type="date" office:date-value="2010-10-26">
            <text:p>10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0]+2415018.5+[.E300]-[.$B$4]/24" office:value-type="float" office:value="2455496.20833333">
            <text:p>2455496.21</text:p>
          </table:table-cell>
          <table:table-cell table:style-name="ce9" table:formula="of:=([.F300]-2451545)/36525" office:value-type="float" office:value="0.1081781884554">
            <text:p>0.10817819</text:p>
          </table:table-cell>
          <table:table-cell/>
          <table:table-cell table:formula="of:=MOD(280.46646+[.G300]*(36000.76983+[.G300]*0.0003032);360)" office:value-type="float" office:value="214.964526757426">
            <text:p>214.96</text:p>
          </table:table-cell>
          <table:table-cell table:formula="of:=357.52911+[.G300]*(35999.05029-0.0001537*[.G300])" office:value-type="float" office:value="4251.84115468837">
            <text:p>4251.84</text:p>
          </table:table-cell>
          <table:table-cell table:formula="of:=0.016708634-[.G300]*(0.000042037+0.0001537*[.G300])" office:value-type="float" office:value="0.0167022878360976">
            <text:p>0.02</text:p>
          </table:table-cell>
          <table:table-cell table:formula="of:=SIN(RADIANS([.J300]))*(1.914602-[.G300]*(0.004817+0.000014*[.G300]))+SIN(RADIANS(2*[.J300]))*(0.019993-0.000101*[.G300])+SIN(RADIANS(3*[.J300]))*0.000289" office:value-type="float" office:value="-1.79036686861529">
            <text:p>-1.79</text:p>
          </table:table-cell>
          <table:table-cell table:formula="of:=[.I300]+[.L300]" office:value-type="float" office:value="213.174159888811">
            <text:p>213.17</text:p>
          </table:table-cell>
          <table:table-cell table:formula="of:=[.J300]+[.L300]" office:value-type="float" office:value="4250.05078781975">
            <text:p>4250.05</text:p>
          </table:table-cell>
          <table:table-cell table:formula="of:=(1.000001018*(1-[.K300]*[.K300]))/(1+[.K300]*COS(RADIANS([.N300])))" office:value-type="float" office:value="0.994029810237849">
            <text:p>0.99</text:p>
          </table:table-cell>
          <table:table-cell table:formula="of:=[.M300]-0.00569-0.00478*SIN(RADIANS(125.04-1934.136*[.G300]))" office:value-type="float" office:value="213.173225345439">
            <text:p>213.17</text:p>
          </table:table-cell>
          <table:table-cell table:formula="of:=23+(26+((21.448-[.G300]*(46.815+[.G300]*(0.00059-[.G300]*0.001813))))/60)/60" office:value-type="float" office:value="23.4378843426384">
            <text:p>23.44</text:p>
          </table:table-cell>
          <table:table-cell table:formula="of:=[.Q300]+0.00256*COS(RADIANS(125.04-1934.136*[.G300]))" office:value-type="float" office:value="23.4381434322099">
            <text:p>23.44</text:p>
          </table:table-cell>
          <table:table-cell table:formula="of:=DEGREES(ATAN2(COS(RADIANS([.R300]))*SIN(RADIANS([.P300]));COS(RADIANS([.P300]))))" office:value-type="float" office:value="-120.954339461111">
            <text:p>-120.95</text:p>
          </table:table-cell>
          <table:table-cell table:formula="of:=DEGREES(ASIN(SIN(RADIANS([.R300]))*SIN(RADIANS([.P300]))))" office:value-type="float" office:value="-12.5706045571709">
            <text:p>-12.57</text:p>
          </table:table-cell>
          <table:table-cell table:formula="of:=TAN(RADIANS([.R300]/2))*TAN(RADIANS([.R300]/2))" office:value-type="float" office:value="0.0430301952308642">
            <text:p>0.04</text:p>
          </table:table-cell>
          <table:table-cell table:formula="of:=4*DEGREES([.U300]*SIN(2*RADIANS([.I300]))-2*[.K300]*SIN(RADIANS([.J300]))+4*[.K300]*[.U300]*SIN(RADIANS([.J300]))*COS(2*RADIANS([.I300]))-0.5*[.U300]*[.U300]*SIN(4*RADIANS([.I300]))-1.25*[.K300]*[.K300]*SIN(2*RADIANS([.J300])))" office:value-type="float" office:value="16.0776269549542">
            <text:p>16.08</text:p>
          </table:table-cell>
          <table:table-cell table:formula="of:=DEGREES(ACOS(COS(RADIANS(90.833))/COS(RADIANS([.$B$2]))*COS(RADIANS([.T300]))-TAN(RADIANS([.$B$2]))*TAN(RADIANS([.T300]))))" office:value-type="float" office:value="79.1325392163134">
            <text:p>79.13</text:p>
          </table:table-cell>
          <table:table-cell table:style-name="ce7" table:formula="of:=(720-4*[.$B$3]-[.V300]+[.$B$4]*60)/1440" office:value-type="float" office:value="0.499584981281282">
            <text:p>11:59:24</text:p>
          </table:table-cell>
          <table:table-cell table:style-name="ce7" table:formula="of:=([.X300]*1440-[.W300]*4)/1440" office:value-type="float" office:value="0.279772372347078">
            <text:p>6:42:52</text:p>
          </table:table-cell>
          <table:table-cell table:style-name="ce7" table:formula="of:=([.X300]*1440+[.W300]*4)/1440" office:value-type="float" office:value="0.719397590215486">
            <text:p>17:15:56</text:p>
          </table:table-cell>
          <table:table-cell table:formula="of:=8*[.W300]" office:value-type="float" office:value="633.060313730507">
            <text:p>633.06</text:p>
          </table:table-cell>
          <table:table-cell table:formula="of:=MOD([.E300]*1440+[.V300]+4*[.$B$3]-60*[.$B$4];1440)" office:value-type="float" office:value="720.597626954954">
            <text:p>720.6</text:p>
          </table:table-cell>
          <table:table-cell table:formula="of:=IF([.AB300]/4&lt;0;[.AB300]/4+180;[.AB300]/4-180)" office:value-type="float" office:value="0.149406738738548">
            <text:p>0.15</text:p>
          </table:table-cell>
          <table:table-cell table:formula="of:=DEGREES(ACOS(SIN(RADIANS([.$B$2]))*SIN(RADIANS([.T300]))+COS(RADIANS([.$B$2]))*COS(RADIANS([.T300]))*COS(RADIANS([.AC300]))))" office:value-type="float" office:value="55.570773141034">
            <text:p>55.57</text:p>
          </table:table-cell>
          <table:table-cell table:formula="of:=90-[.AD300]" office:value-type="float" office:value="34.429226858966">
            <text:p>34.43</text:p>
          </table:table-cell>
          <table:table-cell table:formula="of:=IF([.AE300]&gt;85;0;IF([.AE300]&gt;5;58.1/TAN(RADIANS([.AE300]))-0.07/POWER(TAN(RADIANS([.AE300]));3)+0.000086/POWER(TAN(RADIANS([.AE300]));5);IF([.AE300]&gt;-0.575;1735+[.AE300]*(-518.2+[.AE300]*(103.4+[.AE300]*(-12.79+[.AE300]*0.711)));-20.772/TAN(RADIANS([.AE300])))))/3600" office:value-type="float" office:value="0.0234842648113738">
            <text:p>0.02</text:p>
          </table:table-cell>
          <table:table-cell table:formula="of:=[.AE300]+[.AF300]" office:value-type="float" office:value="34.4527111237774">
            <text:p>34.45</text:p>
          </table:table-cell>
          <table:table-cell table:formula="of:=IF([.AC300]&gt;0;MOD(DEGREES(ACOS(((SIN(RADIANS([.$B$2]))*COS(RADIANS([.AD300])))-SIN(RADIANS([.T300])))/(COS(RADIANS([.$B$2]))*SIN(RADIANS([.AD300])))))+180;360);MOD(540-DEGREES(ACOS(((SIN(RADIANS([.$B$2]))*COS(RADIANS([.AD300])))-SIN(RADIANS([.T300])))/(COS(RADIANS([.$B$2]))*SIN(RADIANS([.AD300])))));360))" office:value-type="float" office:value="180.176795409711">
            <text:p>180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0]+1" office:value-type="date" office:date-value="2010-10-27">
            <text:p>10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1]+2415018.5+[.E301]-[.$B$4]/24" office:value-type="float" office:value="2455497.20833333">
            <text:p>2455497.21</text:p>
          </table:table-cell>
          <table:table-cell table:style-name="ce9" table:formula="of:=([.F301]-2451545)/36525" office:value-type="float" office:value="0.108205566963271">
            <text:p>0.10820557</text:p>
          </table:table-cell>
          <table:table-cell/>
          <table:table-cell table:formula="of:=MOD(280.46646+[.G301]*(36000.76983+[.G301]*0.0003032);360)" office:value-type="float" office:value="215.950174119386">
            <text:p>215.95</text:p>
          </table:table-cell>
          <table:table-cell table:formula="of:=357.52911+[.G301]*(35999.05029-0.0001537*[.G301])" office:value-type="float" office:value="4252.82675496918">
            <text:p>4252.83</text:p>
          </table:table-cell>
          <table:table-cell table:formula="of:=0.016708634-[.G301]*(0.000042037+0.0001537*[.G301])" office:value-type="float" office:value="0.0167022857746278">
            <text:p>0.02</text:p>
          </table:table-cell>
          <table:table-cell table:formula="of:=SIN(RADIANS([.J301]))*(1.914602-[.G301]*(0.004817+0.000014*[.G301]))+SIN(RADIANS(2*[.J301]))*(0.019993-0.000101*[.G301])+SIN(RADIANS(3*[.J301]))*0.000289" office:value-type="float" office:value="-1.77835751148297">
            <text:p>-1.78</text:p>
          </table:table-cell>
          <table:table-cell table:formula="of:=[.I301]+[.L301]" office:value-type="float" office:value="214.171816607903">
            <text:p>214.17</text:p>
          </table:table-cell>
          <table:table-cell table:formula="of:=[.J301]+[.L301]" office:value-type="float" office:value="4251.0483974577">
            <text:p>4251.05</text:p>
          </table:table-cell>
          <table:table-cell table:formula="of:=(1.000001018*(1-[.K301]*[.K301]))/(1+[.K301]*COS(RADIANS([.N301])))" office:value-type="float" office:value="0.993760745949156">
            <text:p>0.99</text:p>
          </table:table-cell>
          <table:table-cell table:formula="of:=[.M301]-0.00569-0.00478*SIN(RADIANS(125.04-1934.136*[.G301]))" office:value-type="float" office:value="214.170882509608">
            <text:p>214.17</text:p>
          </table:table-cell>
          <table:table-cell table:formula="of:=23+(26+((21.448-[.G301]*(46.815+[.G301]*(0.00059-[.G301]*0.001813))))/60)/60" office:value-type="float" office:value="23.4378839866032">
            <text:p>23.44</text:p>
          </table:table-cell>
          <table:table-cell table:formula="of:=[.Q301]+0.00256*COS(RADIANS(125.04-1934.136*[.G301]))" office:value-type="float" office:value="23.4381407222163">
            <text:p>23.44</text:p>
          </table:table-cell>
          <table:table-cell table:formula="of:=DEGREES(ATAN2(COS(RADIANS([.R301]))*SIN(RADIANS([.P301]));COS(RADIANS([.P301]))))" office:value-type="float" office:value="-121.91647571771">
            <text:p>-121.92</text:p>
          </table:table-cell>
          <table:table-cell table:formula="of:=DEGREES(ASIN(SIN(RADIANS([.R301]))*SIN(RADIANS([.P301]))))" office:value-type="float" office:value="-12.9091840010641">
            <text:p>-12.91</text:p>
          </table:table-cell>
          <table:table-cell table:formula="of:=TAN(RADIANS([.R301]/2))*TAN(RADIANS([.R301]/2))" office:value-type="float" office:value="0.0430301849972474">
            <text:p>0.04</text:p>
          </table:table-cell>
          <table:table-cell table:formula="of:=4*DEGREES([.U301]*SIN(2*RADIANS([.I301]))-2*[.K301]*SIN(RADIANS([.J301]))+4*[.K301]*[.U301]*SIN(RADIANS([.J301]))*COS(2*RADIANS([.I301]))-0.5*[.U301]*[.U301]*SIN(4*RADIANS([.I301]))-1.25*[.K301]*[.K301]*SIN(2*RADIANS([.J301])))" office:value-type="float" office:value="16.1731707594153">
            <text:p>16.17</text:p>
          </table:table-cell>
          <table:table-cell table:formula="of:=DEGREES(ACOS(COS(RADIANS(90.833))/COS(RADIANS([.$B$2]))*COS(RADIANS([.T301]))-TAN(RADIANS([.$B$2]))*TAN(RADIANS([.T301]))))" office:value-type="float" office:value="78.7929013054781">
            <text:p>78.79</text:p>
          </table:table-cell>
          <table:table-cell table:style-name="ce7" table:formula="of:=(720-4*[.$B$3]-[.V301]+[.$B$4]*60)/1440" office:value-type="float" office:value="0.499518631417073">
            <text:p>11:59:18</text:p>
          </table:table-cell>
          <table:table-cell table:style-name="ce7" table:formula="of:=([.X301]*1440-[.W301]*4)/1440" office:value-type="float" office:value="0.280649461124078">
            <text:p>6:44:08</text:p>
          </table:table-cell>
          <table:table-cell table:style-name="ce7" table:formula="of:=([.X301]*1440+[.W301]*4)/1440" office:value-type="float" office:value="0.718387801710068">
            <text:p>17:14:29</text:p>
          </table:table-cell>
          <table:table-cell table:formula="of:=8*[.W301]" office:value-type="float" office:value="630.343210443825">
            <text:p>630.34</text:p>
          </table:table-cell>
          <table:table-cell table:formula="of:=MOD([.E301]*1440+[.V301]+4*[.$B$3]-60*[.$B$4];1440)" office:value-type="float" office:value="720.693170759415">
            <text:p>720.69</text:p>
          </table:table-cell>
          <table:table-cell table:formula="of:=IF([.AB301]/4&lt;0;[.AB301]/4+180;[.AB301]/4-180)" office:value-type="float" office:value="0.17329268985381">
            <text:p>0.17</text:p>
          </table:table-cell>
          <table:table-cell table:formula="of:=DEGREES(ACOS(SIN(RADIANS([.$B$2]))*SIN(RADIANS([.T301]))+COS(RADIANS([.$B$2]))*COS(RADIANS([.T301]))*COS(RADIANS([.AC301]))))" office:value-type="float" office:value="55.9094095846979">
            <text:p>55.91</text:p>
          </table:table-cell>
          <table:table-cell table:formula="of:=90-[.AD301]" office:value-type="float" office:value="34.0905904153021">
            <text:p>34.09</text:p>
          </table:table-cell>
          <table:table-cell table:formula="of:=IF([.AE301]&gt;85;0;IF([.AE301]&gt;5;58.1/TAN(RADIANS([.AE301]))-0.07/POWER(TAN(RADIANS([.AE301]));3)+0.000086/POWER(TAN(RADIANS([.AE301]));5);IF([.AE301]&gt;-0.575;1735+[.AE301]*(-518.2+[.AE301]*(103.4+[.AE301]*(-12.79+[.AE301]*0.711)));-20.772/TAN(RADIANS([.AE301])))))/3600" office:value-type="float" office:value="0.023782923961403">
            <text:p>0.02</text:p>
          </table:table-cell>
          <table:table-cell table:formula="of:=[.AE301]+[.AF301]" office:value-type="float" office:value="34.1143733392635">
            <text:p>34.11</text:p>
          </table:table-cell>
          <table:table-cell table:formula="of:=IF([.AC301]&gt;0;MOD(DEGREES(ACOS(((SIN(RADIANS([.$B$2]))*COS(RADIANS([.AD301])))-SIN(RADIANS([.T301])))/(COS(RADIANS([.$B$2]))*SIN(RADIANS([.AD301])))))+180;360);MOD(540-DEGREES(ACOS(((SIN(RADIANS([.$B$2]))*COS(RADIANS([.AD301])))-SIN(RADIANS([.T301])))/(COS(RADIANS([.$B$2]))*SIN(RADIANS([.AD301])))));360))" office:value-type="float" office:value="180.203963528758">
            <text:p>180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1]+1" office:value-type="date" office:date-value="2010-10-28">
            <text:p>10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2]+2415018.5+[.E302]-[.$B$4]/24" office:value-type="float" office:value="2455498.20833333">
            <text:p>2455498.21</text:p>
          </table:table-cell>
          <table:table-cell table:style-name="ce9" table:formula="of:=([.F302]-2451545)/36525" office:value-type="float" office:value="0.108232945471143">
            <text:p>0.10823295</text:p>
          </table:table-cell>
          <table:table-cell/>
          <table:table-cell table:formula="of:=MOD(280.46646+[.G302]*(36000.76983+[.G302]*0.0003032);360)" office:value-type="float" office:value="216.935821481347">
            <text:p>216.94</text:p>
          </table:table-cell>
          <table:table-cell table:formula="of:=357.52911+[.G302]*(35999.05029-0.0001537*[.G302])" office:value-type="float" office:value="4253.81235525">
            <text:p>4253.81</text:p>
          </table:table-cell>
          <table:table-cell table:formula="of:=0.016708634-[.G302]*(0.000042037+0.0001537*[.G302])" office:value-type="float" office:value="0.0167022837129276">
            <text:p>0.02</text:p>
          </table:table-cell>
          <table:table-cell table:formula="of:=SIN(RADIANS([.J302]))*(1.914602-[.G302]*(0.004817+0.000014*[.G302]))+SIN(RADIANS(2*[.J302]))*(0.019993-0.000101*[.G302])+SIN(RADIANS(3*[.J302]))*0.000289" office:value-type="float" office:value="-1.76580950630956">
            <text:p>-1.77</text:p>
          </table:table-cell>
          <table:table-cell table:formula="of:=[.I302]+[.L302]" office:value-type="float" office:value="215.170011975038">
            <text:p>215.17</text:p>
          </table:table-cell>
          <table:table-cell table:formula="of:=[.J302]+[.L302]" office:value-type="float" office:value="4252.04654574369">
            <text:p>4252.05</text:p>
          </table:table-cell>
          <table:table-cell table:formula="of:=(1.000001018*(1-[.K302]*[.K302]))/(1+[.K302]*COS(RADIANS([.N302])))" office:value-type="float" office:value="0.993493479111599">
            <text:p>0.99</text:p>
          </table:table-cell>
          <table:table-cell table:formula="of:=[.M302]-0.00569-0.00478*SIN(RADIANS(125.04-1934.136*[.G302]))" office:value-type="float" office:value="215.169078317756">
            <text:p>215.17</text:p>
          </table:table-cell>
          <table:table-cell table:formula="of:=23+(26+((21.448-[.G302]*(46.815+[.G302]*(0.00059-[.G302]*0.001813))))/60)/60" office:value-type="float" office:value="23.437883630568">
            <text:p>23.44</text:p>
          </table:table-cell>
          <table:table-cell table:formula="of:=[.Q302]+0.00256*COS(RADIANS(125.04-1934.136*[.G302]))" office:value-type="float" office:value="23.4381380120033">
            <text:p>23.44</text:p>
          </table:table-cell>
          <table:table-cell table:formula="of:=DEGREES(ATAN2(COS(RADIANS([.R302]))*SIN(RADIANS([.P302]));COS(RADIANS([.P302]))))" office:value-type="float" office:value="-122.881729666737">
            <text:p>-122.88</text:p>
          </table:table-cell>
          <table:table-cell table:formula="of:=DEGREES(ASIN(SIN(RADIANS([.R302]))*SIN(RADIANS([.P302]))))" office:value-type="float" office:value="-13.2444155994432">
            <text:p>-13.24</text:p>
          </table:table-cell>
          <table:table-cell table:formula="of:=TAN(RADIANS([.R302]/2))*TAN(RADIANS([.R302]/2))" office:value-type="float" office:value="0.0430301747628037">
            <text:p>0.04</text:p>
          </table:table-cell>
          <table:table-cell table:formula="of:=4*DEGREES([.U302]*SIN(2*RADIANS([.I302]))-2*[.K302]*SIN(RADIANS([.J302]))+4*[.K302]*[.U302]*SIN(RADIANS([.J302]))*COS(2*RADIANS([.I302]))-0.5*[.U302]*[.U302]*SIN(4*RADIANS([.I302]))-1.25*[.K302]*[.K302]*SIN(2*RADIANS([.J302])))" office:value-type="float" office:value="16.2560485281724">
            <text:p>16.26</text:p>
          </table:table-cell>
          <table:table-cell table:formula="of:=DEGREES(ACOS(COS(RADIANS(90.833))/COS(RADIANS([.$B$2]))*COS(RADIANS([.T302]))-TAN(RADIANS([.$B$2]))*TAN(RADIANS([.T302]))))" office:value-type="float" office:value="78.4552841663097">
            <text:p>78.46</text:p>
          </table:table-cell>
          <table:table-cell table:style-name="ce7" table:formula="of:=(720-4*[.$B$3]-[.V302]+[.$B$4]*60)/1440" office:value-type="float" office:value="0.499461077410991">
            <text:p>11:59:13</text:p>
          </table:table-cell>
          <table:table-cell table:style-name="ce7" table:formula="of:=([.X302]*1440-[.W302]*4)/1440" office:value-type="float" office:value="0.281529732504575">
            <text:p>6:45:24</text:p>
          </table:table-cell>
          <table:table-cell table:style-name="ce7" table:formula="of:=([.X302]*1440+[.W302]*4)/1440" office:value-type="float" office:value="0.717392422317407">
            <text:p>17:13:03</text:p>
          </table:table-cell>
          <table:table-cell table:formula="of:=8*[.W302]" office:value-type="float" office:value="627.642273330478">
            <text:p>627.64</text:p>
          </table:table-cell>
          <table:table-cell table:formula="of:=MOD([.E302]*1440+[.V302]+4*[.$B$3]-60*[.$B$4];1440)" office:value-type="float" office:value="720.776048528172">
            <text:p>720.78</text:p>
          </table:table-cell>
          <table:table-cell table:formula="of:=IF([.AB302]/4&lt;0;[.AB302]/4+180;[.AB302]/4-180)" office:value-type="float" office:value="0.194012132043099">
            <text:p>0.19</text:p>
          </table:table-cell>
          <table:table-cell table:formula="of:=DEGREES(ACOS(SIN(RADIANS([.$B$2]))*SIN(RADIANS([.T302]))+COS(RADIANS([.$B$2]))*COS(RADIANS([.T302]))*COS(RADIANS([.AC302]))))" office:value-type="float" office:value="56.2446968578046">
            <text:p>56.24</text:p>
          </table:table-cell>
          <table:table-cell table:formula="of:=90-[.AD302]" office:value-type="float" office:value="33.7553031421954">
            <text:p>33.76</text:p>
          </table:table-cell>
          <table:table-cell table:formula="of:=IF([.AE302]&gt;85;0;IF([.AE302]&gt;5;58.1/TAN(RADIANS([.AE302]))-0.07/POWER(TAN(RADIANS([.AE302]));3)+0.000086/POWER(TAN(RADIANS([.AE302]));5);IF([.AE302]&gt;-0.575;1735+[.AE302]*(-518.2+[.AE302]*(103.4+[.AE302]*(-12.79+[.AE302]*0.711)));-20.772/TAN(RADIANS([.AE302])))))/3600" office:value-type="float" office:value="0.0240837530558512">
            <text:p>0.02</text:p>
          </table:table-cell>
          <table:table-cell table:formula="of:=[.AE302]+[.AF302]" office:value-type="float" office:value="33.7793868952513">
            <text:p>33.78</text:p>
          </table:table-cell>
          <table:table-cell table:formula="of:=IF([.AC302]&gt;0;MOD(DEGREES(ACOS(((SIN(RADIANS([.$B$2]))*COS(RADIANS([.AD302])))-SIN(RADIANS([.T302])))/(COS(RADIANS([.$B$2]))*SIN(RADIANS([.AD302])))))+180;360);MOD(540-DEGREES(ACOS(((SIN(RADIANS([.$B$2]))*COS(RADIANS([.AD302])))-SIN(RADIANS([.T302])))/(COS(RADIANS([.$B$2]))*SIN(RADIANS([.AD302])))));360))" office:value-type="float" office:value="180.227144240088">
            <text:p>180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2]+1" office:value-type="date" office:date-value="2010-10-29">
            <text:p>10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3]+2415018.5+[.E303]-[.$B$4]/24" office:value-type="float" office:value="2455499.20833333">
            <text:p>2455499.21</text:p>
          </table:table-cell>
          <table:table-cell table:style-name="ce9" table:formula="of:=([.F303]-2451545)/36525" office:value-type="float" office:value="0.108260323979014">
            <text:p>0.10826032</text:p>
          </table:table-cell>
          <table:table-cell/>
          <table:table-cell table:formula="of:=MOD(280.46646+[.G303]*(36000.76983+[.G303]*0.0003032);360)" office:value-type="float" office:value="217.921468843309">
            <text:p>217.92</text:p>
          </table:table-cell>
          <table:table-cell table:formula="of:=357.52911+[.G303]*(35999.05029-0.0001537*[.G303])" office:value-type="float" office:value="4254.79795553081">
            <text:p>4254.8</text:p>
          </table:table-cell>
          <table:table-cell table:formula="of:=0.016708634-[.G303]*(0.000042037+0.0001537*[.G303])" office:value-type="float" office:value="0.016702281650997">
            <text:p>0.02</text:p>
          </table:table-cell>
          <table:table-cell table:formula="of:=SIN(RADIANS([.J303]))*(1.914602-[.G303]*(0.004817+0.000014*[.G303]))+SIN(RADIANS(2*[.J303]))*(0.019993-0.000101*[.G303])+SIN(RADIANS(3*[.J303]))*0.000289" office:value-type="float" office:value="-1.75272611404025">
            <text:p>-1.75</text:p>
          </table:table-cell>
          <table:table-cell table:formula="of:=[.I303]+[.L303]" office:value-type="float" office:value="216.168742729268">
            <text:p>216.17</text:p>
          </table:table-cell>
          <table:table-cell table:formula="of:=[.J303]+[.L303]" office:value-type="float" office:value="4253.04522941677">
            <text:p>4253.05</text:p>
          </table:table-cell>
          <table:table-cell table:formula="of:=(1.000001018*(1-[.K303]*[.K303]))/(1+[.K303]*COS(RADIANS([.N303])))" office:value-type="float" office:value="0.993228091824891">
            <text:p>0.99</text:p>
          </table:table-cell>
          <table:table-cell table:formula="of:=[.M303]-0.00569-0.00478*SIN(RADIANS(125.04-1934.136*[.G303]))" office:value-type="float" office:value="216.167809508938">
            <text:p>216.17</text:p>
          </table:table-cell>
          <table:table-cell table:formula="of:=23+(26+((21.448-[.G303]*(46.815+[.G303]*(0.00059-[.G303]*0.001813))))/60)/60" office:value-type="float" office:value="23.4378832745329">
            <text:p>23.44</text:p>
          </table:table-cell>
          <table:table-cell table:formula="of:=[.Q303]+0.00256*COS(RADIANS(125.04-1934.136*[.G303]))" office:value-type="float" office:value="23.4381353015731">
            <text:p>23.44</text:p>
          </table:table-cell>
          <table:table-cell table:formula="of:=DEGREES(ATAN2(COS(RADIANS([.R303]))*SIN(RADIANS([.P303]));COS(RADIANS([.P303]))))" office:value-type="float" office:value="-123.850151111345">
            <text:p>-123.85</text:p>
          </table:table-cell>
          <table:table-cell table:formula="of:=DEGREES(ASIN(SIN(RADIANS([.R303]))*SIN(RADIANS([.P303]))))" office:value-type="float" office:value="-13.5761875904534">
            <text:p>-13.58</text:p>
          </table:table-cell>
          <table:table-cell table:formula="of:=TAN(RADIANS([.R303]/2))*TAN(RADIANS([.R303]/2))" office:value-type="float" office:value="0.0430301645275409">
            <text:p>0.04</text:p>
          </table:table-cell>
          <table:table-cell table:formula="of:=4*DEGREES([.U303]*SIN(2*RADIANS([.I303]))-2*[.K303]*SIN(RADIANS([.J303]))+4*[.K303]*[.U303]*SIN(RADIANS([.J303]))*COS(2*RADIANS([.I303]))-0.5*[.U303]*[.U303]*SIN(4*RADIANS([.I303]))-1.25*[.K303]*[.K303]*SIN(2*RADIANS([.J303])))" office:value-type="float" office:value="16.3260518843748">
            <text:p>16.33</text:p>
          </table:table-cell>
          <table:table-cell table:formula="of:=DEGREES(ACOS(COS(RADIANS(90.833))/COS(RADIANS([.$B$2]))*COS(RADIANS([.T303]))-TAN(RADIANS([.$B$2]))*TAN(RADIANS([.T303]))))" office:value-type="float" office:value="78.1197983473568">
            <text:p>78.12</text:p>
          </table:table-cell>
          <table:table-cell table:style-name="ce7" table:formula="of:=(720-4*[.$B$3]-[.V303]+[.$B$4]*60)/1440" office:value-type="float" office:value="0.499412463969184">
            <text:p>11:59:09</text:p>
          </table:table-cell>
          <table:table-cell table:style-name="ce7" table:formula="of:=([.X303]*1440-[.W303]*4)/1440" office:value-type="float" office:value="0.282413024115415">
            <text:p>6:46:40</text:p>
          </table:table-cell>
          <table:table-cell table:style-name="ce7" table:formula="of:=([.X303]*1440+[.W303]*4)/1440" office:value-type="float" office:value="0.716411903822953">
            <text:p>17:11:38</text:p>
          </table:table-cell>
          <table:table-cell table:formula="of:=8*[.W303]" office:value-type="float" office:value="624.958386778854">
            <text:p>624.96</text:p>
          </table:table-cell>
          <table:table-cell table:formula="of:=MOD([.E303]*1440+[.V303]+4*[.$B$3]-60*[.$B$4];1440)" office:value-type="float" office:value="720.846051884375">
            <text:p>720.85</text:p>
          </table:table-cell>
          <table:table-cell table:formula="of:=IF([.AB303]/4&lt;0;[.AB303]/4+180;[.AB303]/4-180)" office:value-type="float" office:value="0.211512971093697">
            <text:p>0.21</text:p>
          </table:table-cell>
          <table:table-cell table:formula="of:=DEGREES(ACOS(SIN(RADIANS([.$B$2]))*SIN(RADIANS([.T303]))+COS(RADIANS([.$B$2]))*COS(RADIANS([.T303]))*COS(RADIANS([.AC303]))))" office:value-type="float" office:value="56.5765201364445">
            <text:p>56.58</text:p>
          </table:table-cell>
          <table:table-cell table:formula="of:=90-[.AD303]" office:value-type="float" office:value="33.4234798635555">
            <text:p>33.42</text:p>
          </table:table-cell>
          <table:table-cell table:formula="of:=IF([.AE303]&gt;85;0;IF([.AE303]&gt;5;58.1/TAN(RADIANS([.AE303]))-0.07/POWER(TAN(RADIANS([.AE303]));3)+0.000086/POWER(TAN(RADIANS([.AE303]));5);IF([.AE303]&gt;-0.575;1735+[.AE303]*(-518.2+[.AE303]*(103.4+[.AE303]*(-12.79+[.AE303]*0.711)));-20.772/TAN(RADIANS([.AE303])))))/3600" office:value-type="float" office:value="0.0243866446395478">
            <text:p>0.02</text:p>
          </table:table-cell>
          <table:table-cell table:formula="of:=[.AE303]+[.AF303]" office:value-type="float" office:value="33.4478665081951">
            <text:p>33.45</text:p>
          </table:table-cell>
          <table:table-cell table:formula="of:=IF([.AC303]&gt;0;MOD(DEGREES(ACOS(((SIN(RADIANS([.$B$2]))*COS(RADIANS([.AD303])))-SIN(RADIANS([.T303])))/(COS(RADIANS([.$B$2]))*SIN(RADIANS([.AD303])))))+180;360);MOD(540-DEGREES(ACOS(((SIN(RADIANS([.$B$2]))*COS(RADIANS([.AD303])))-SIN(RADIANS([.T303])))/(COS(RADIANS([.$B$2]))*SIN(RADIANS([.AD303])))));360))" office:value-type="float" office:value="180.246342808397">
            <text:p>180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3]+1" office:value-type="date" office:date-value="2010-10-30">
            <text:p>10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4]+2415018.5+[.E304]-[.$B$4]/24" office:value-type="float" office:value="2455500.20833333">
            <text:p>2455500.21</text:p>
          </table:table-cell>
          <table:table-cell table:style-name="ce9" table:formula="of:=([.F304]-2451545)/36525" office:value-type="float" office:value="0.108287702486885">
            <text:p>0.10828770</text:p>
          </table:table-cell>
          <table:table-cell/>
          <table:table-cell table:formula="of:=MOD(280.46646+[.G304]*(36000.76983+[.G304]*0.0003032);360)" office:value-type="float" office:value="218.907116205271">
            <text:p>218.91</text:p>
          </table:table-cell>
          <table:table-cell table:formula="of:=357.52911+[.G304]*(35999.05029-0.0001537*[.G304])" office:value-type="float" office:value="4255.78355581162">
            <text:p>4255.78</text:p>
          </table:table-cell>
          <table:table-cell table:formula="of:=0.016708634-[.G304]*(0.000042037+0.0001537*[.G304])" office:value-type="float" office:value="0.016702279588836">
            <text:p>0.02</text:p>
          </table:table-cell>
          <table:table-cell table:formula="of:=SIN(RADIANS([.J304]))*(1.914602-[.G304]*(0.004817+0.000014*[.G304]))+SIN(RADIANS(2*[.J304]))*(0.019993-0.000101*[.G304])+SIN(RADIANS(3*[.J304]))*0.000289" office:value-type="float" office:value="-1.73911076896871">
            <text:p>-1.74</text:p>
          </table:table-cell>
          <table:table-cell table:formula="of:=[.I304]+[.L304]" office:value-type="float" office:value="217.168005436302">
            <text:p>217.17</text:p>
          </table:table-cell>
          <table:table-cell table:formula="of:=[.J304]+[.L304]" office:value-type="float" office:value="4254.04444504265">
            <text:p>4254.04</text:p>
          </table:table-cell>
          <table:table-cell table:formula="of:=(1.000001018*(1-[.K304]*[.K304]))/(1+[.K304]*COS(RADIANS([.N304])))" office:value-type="float" office:value="0.992964665741832">
            <text:p>0.99</text:p>
          </table:table-cell>
          <table:table-cell table:formula="of:=[.M304]-0.00569-0.00478*SIN(RADIANS(125.04-1934.136*[.G304]))" office:value-type="float" office:value="217.16707264886">
            <text:p>217.17</text:p>
          </table:table-cell>
          <table:table-cell table:formula="of:=23+(26+((21.448-[.G304]*(46.815+[.G304]*(0.00059-[.G304]*0.001813))))/60)/60" office:value-type="float" office:value="23.4378829184977">
            <text:p>23.44</text:p>
          </table:table-cell>
          <table:table-cell table:formula="of:=[.Q304]+0.00256*COS(RADIANS(125.04-1934.136*[.G304]))" office:value-type="float" office:value="23.4381325909276">
            <text:p>23.44</text:p>
          </table:table-cell>
          <table:table-cell table:formula="of:=DEGREES(ATAN2(COS(RADIANS([.R304]))*SIN(RADIANS([.P304]));COS(RADIANS([.P304]))))" office:value-type="float" office:value="-124.821787249818">
            <text:p>-124.82</text:p>
          </table:table-cell>
          <table:table-cell table:formula="of:=DEGREES(ASIN(SIN(RADIANS([.R304]))*SIN(RADIANS([.P304]))))" office:value-type="float" office:value="-13.9043879394671">
            <text:p>-13.9</text:p>
          </table:table-cell>
          <table:table-cell table:formula="of:=TAN(RADIANS([.R304]/2))*TAN(RADIANS([.R304]/2))" office:value-type="float" office:value="0.0430301542914664">
            <text:p>0.04</text:p>
          </table:table-cell>
          <table:table-cell table:formula="of:=4*DEGREES([.U304]*SIN(2*RADIANS([.I304]))-2*[.K304]*SIN(RADIANS([.J304]))+4*[.K304]*[.U304]*SIN(RADIANS([.J304]))*COS(2*RADIANS([.I304]))-0.5*[.U304]*[.U304]*SIN(4*RADIANS([.I304]))-1.25*[.K304]*[.K304]*SIN(2*RADIANS([.J304])))" office:value-type="float" office:value="16.3829841766374">
            <text:p>16.38</text:p>
          </table:table-cell>
          <table:table-cell table:formula="of:=DEGREES(ACOS(COS(RADIANS(90.833))/COS(RADIANS([.$B$2]))*COS(RADIANS([.T304]))-TAN(RADIANS([.$B$2]))*TAN(RADIANS([.T304]))))" office:value-type="float" office:value="77.7865579684857">
            <text:p>77.79</text:p>
          </table:table-cell>
          <table:table-cell table:style-name="ce7" table:formula="of:=(720-4*[.$B$3]-[.V304]+[.$B$4]*60)/1440" office:value-type="float" office:value="0.499372927655113">
            <text:p>11:59:06</text:p>
          </table:table-cell>
          <table:table-cell table:style-name="ce7" table:formula="of:=([.X304]*1440-[.W304]*4)/1440" office:value-type="float" office:value="0.28329915552043">
            <text:p>6:47:57</text:p>
          </table:table-cell>
          <table:table-cell table:style-name="ce7" table:formula="of:=([.X304]*1440+[.W304]*4)/1440" office:value-type="float" office:value="0.715446699789795">
            <text:p>17:10:15</text:p>
          </table:table-cell>
          <table:table-cell table:formula="of:=8*[.W304]" office:value-type="float" office:value="622.292463747886">
            <text:p>622.29</text:p>
          </table:table-cell>
          <table:table-cell table:formula="of:=MOD([.E304]*1440+[.V304]+4*[.$B$3]-60*[.$B$4];1440)" office:value-type="float" office:value="720.902984176637">
            <text:p>720.9</text:p>
          </table:table-cell>
          <table:table-cell table:formula="of:=IF([.AB304]/4&lt;0;[.AB304]/4+180;[.AB304]/4-180)" office:value-type="float" office:value="0.225746044159337">
            <text:p>0.23</text:p>
          </table:table-cell>
          <table:table-cell table:formula="of:=DEGREES(ACOS(SIN(RADIANS([.$B$2]))*SIN(RADIANS([.T304]))+COS(RADIANS([.$B$2]))*COS(RADIANS([.T304]))*COS(RADIANS([.AC304]))))" office:value-type="float" office:value="56.9047647976179">
            <text:p>56.9</text:p>
          </table:table-cell>
          <table:table-cell table:formula="of:=90-[.AD304]" office:value-type="float" office:value="33.0952352023821">
            <text:p>33.1</text:p>
          </table:table-cell>
          <table:table-cell table:formula="of:=IF([.AE304]&gt;85;0;IF([.AE304]&gt;5;58.1/TAN(RADIANS([.AE304]))-0.07/POWER(TAN(RADIANS([.AE304]));3)+0.000086/POWER(TAN(RADIANS([.AE304]));5);IF([.AE304]&gt;-0.575;1735+[.AE304]*(-518.2+[.AE304]*(103.4+[.AE304]*(-12.79+[.AE304]*0.711)));-20.772/TAN(RADIANS([.AE304])))))/3600" office:value-type="float" office:value="0.0246914823297686">
            <text:p>0.02</text:p>
          </table:table-cell>
          <table:table-cell table:formula="of:=[.AE304]+[.AF304]" office:value-type="float" office:value="33.1199266847119">
            <text:p>33.12</text:p>
          </table:table-cell>
          <table:table-cell table:formula="of:=IF([.AC304]&gt;0;MOD(DEGREES(ACOS(((SIN(RADIANS([.$B$2]))*COS(RADIANS([.AD304])))-SIN(RADIANS([.T304])))/(COS(RADIANS([.$B$2]))*SIN(RADIANS([.AD304])))))+180;360);MOD(540-DEGREES(ACOS(((SIN(RADIANS([.$B$2]))*COS(RADIANS([.AD304])))-SIN(RADIANS([.T304])))/(COS(RADIANS([.$B$2]))*SIN(RADIANS([.AD304])))));360))" office:value-type="float" office:value="180.261566995616">
            <text:p>18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4]+1" office:value-type="date" office:date-value="2010-10-31">
            <text:p>10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5]+2415018.5+[.E305]-[.$B$4]/24" office:value-type="float" office:value="2455501.20833333">
            <text:p>2455501.21</text:p>
          </table:table-cell>
          <table:table-cell table:style-name="ce9" table:formula="of:=([.F305]-2451545)/36525" office:value-type="float" office:value="0.108315080994757">
            <text:p>0.10831508</text:p>
          </table:table-cell>
          <table:table-cell/>
          <table:table-cell table:formula="of:=MOD(280.46646+[.G305]*(36000.76983+[.G305]*0.0003032);360)" office:value-type="float" office:value="219.892763567233">
            <text:p>219.89</text:p>
          </table:table-cell>
          <table:table-cell table:formula="of:=357.52911+[.G305]*(35999.05029-0.0001537*[.G305])" office:value-type="float" office:value="4256.76915609244">
            <text:p>4256.77</text:p>
          </table:table-cell>
          <table:table-cell table:formula="of:=0.016708634-[.G305]*(0.000042037+0.0001537*[.G305])" office:value-type="float" office:value="0.0167022775264445">
            <text:p>0.02</text:p>
          </table:table-cell>
          <table:table-cell table:formula="of:=SIN(RADIANS([.J305]))*(1.914602-[.G305]*(0.004817+0.000014*[.G305]))+SIN(RADIANS(2*[.J305]))*(0.019993-0.000101*[.G305])+SIN(RADIANS(3*[.J305]))*0.000289" office:value-type="float" office:value="-1.72496707828811">
            <text:p>-1.72</text:p>
          </table:table-cell>
          <table:table-cell table:formula="of:=[.I305]+[.L305]" office:value-type="float" office:value="218.167796488945">
            <text:p>218.17</text:p>
          </table:table-cell>
          <table:table-cell table:formula="of:=[.J305]+[.L305]" office:value-type="float" office:value="4255.04418901415">
            <text:p>4255.04</text:p>
          </table:table-cell>
          <table:table-cell table:formula="of:=(1.000001018*(1-[.K305]*[.K305]))/(1+[.K305]*COS(RADIANS([.N305])))" office:value-type="float" office:value="0.992703282040567">
            <text:p>0.99</text:p>
          </table:table-cell>
          <table:table-cell table:formula="of:=[.M305]-0.00569-0.00478*SIN(RADIANS(125.04-1934.136*[.G305]))" office:value-type="float" office:value="218.166864130328">
            <text:p>218.17</text:p>
          </table:table-cell>
          <table:table-cell table:formula="of:=23+(26+((21.448-[.G305]*(46.815+[.G305]*(0.00059-[.G305]*0.001813))))/60)/60" office:value-type="float" office:value="23.4378825624625">
            <text:p>23.44</text:p>
          </table:table-cell>
          <table:table-cell table:formula="of:=[.Q305]+0.00256*COS(RADIANS(125.04-1934.136*[.G305]))" office:value-type="float" office:value="23.4381298800688">
            <text:p>23.44</text:p>
          </table:table-cell>
          <table:table-cell table:formula="of:=DEGREES(ATAN2(COS(RADIANS([.R305]))*SIN(RADIANS([.P305]));COS(RADIANS([.P305]))))" office:value-type="float" office:value="-125.796682564442">
            <text:p>-125.8</text:p>
          </table:table-cell>
          <table:table-cell table:formula="of:=DEGREES(ASIN(SIN(RADIANS([.R305]))*SIN(RADIANS([.P305]))))" office:value-type="float" office:value="-14.2289043803916">
            <text:p>-14.23</text:p>
          </table:table-cell>
          <table:table-cell table:formula="of:=TAN(RADIANS([.R305]/2))*TAN(RADIANS([.R305]/2))" office:value-type="float" office:value="0.0430301440545879">
            <text:p>0.04</text:p>
          </table:table-cell>
          <table:table-cell table:formula="of:=4*DEGREES([.U305]*SIN(2*RADIANS([.I305]))-2*[.K305]*SIN(RADIANS([.J305]))+4*[.K305]*[.U305]*SIN(RADIANS([.J305]))*COS(2*RADIANS([.I305]))-0.5*[.U305]*[.U305]*SIN(4*RADIANS([.I305]))-1.25*[.K305]*[.K305]*SIN(2*RADIANS([.J305])))" office:value-type="float" office:value="16.4266610027525">
            <text:p>16.43</text:p>
          </table:table-cell>
          <table:table-cell table:formula="of:=DEGREES(ACOS(COS(RADIANS(90.833))/COS(RADIANS([.$B$2]))*COS(RADIANS([.T305]))-TAN(RADIANS([.$B$2]))*TAN(RADIANS([.T305]))))" office:value-type="float" office:value="77.4556807562032">
            <text:p>77.46</text:p>
          </table:table-cell>
          <table:table-cell table:style-name="ce7" table:formula="of:=(720-4*[.$B$3]-[.V305]+[.$B$4]*60)/1440" office:value-type="float" office:value="0.499342596525866">
            <text:p>11:59:03</text:p>
          </table:table-cell>
          <table:table-cell table:style-name="ce7" table:formula="of:=([.X305]*1440-[.W305]*4)/1440" office:value-type="float" office:value="0.284187927758635">
            <text:p>6:49:14</text:p>
          </table:table-cell>
          <table:table-cell table:style-name="ce7" table:formula="of:=([.X305]*1440+[.W305]*4)/1440" office:value-type="float" office:value="0.714497265293097">
            <text:p>17:08:53</text:p>
          </table:table-cell>
          <table:table-cell table:formula="of:=8*[.W305]" office:value-type="float" office:value="619.645446049626">
            <text:p>619.65</text:p>
          </table:table-cell>
          <table:table-cell table:formula="of:=MOD([.E305]*1440+[.V305]+4*[.$B$3]-60*[.$B$4];1440)" office:value-type="float" office:value="720.946661002753">
            <text:p>720.95</text:p>
          </table:table-cell>
          <table:table-cell table:formula="of:=IF([.AB305]/4&lt;0;[.AB305]/4+180;[.AB305]/4-180)" office:value-type="float" office:value="0.236665250688134">
            <text:p>0.24</text:p>
          </table:table-cell>
          <table:table-cell table:formula="of:=DEGREES(ACOS(SIN(RADIANS([.$B$2]))*SIN(RADIANS([.T305]))+COS(RADIANS([.$B$2]))*COS(RADIANS([.T305]))*COS(RADIANS([.AC305]))))" office:value-type="float" office:value="57.2293164748655">
            <text:p>57.23</text:p>
          </table:table-cell>
          <table:table-cell table:formula="of:=90-[.AD305]" office:value-type="float" office:value="32.7706835251345">
            <text:p>32.77</text:p>
          </table:table-cell>
          <table:table-cell table:formula="of:=IF([.AE305]&gt;85;0;IF([.AE305]&gt;5;58.1/TAN(RADIANS([.AE305]))-0.07/POWER(TAN(RADIANS([.AE305]));3)+0.000086/POWER(TAN(RADIANS([.AE305]));5);IF([.AE305]&gt;-0.575;1735+[.AE305]*(-518.2+[.AE305]*(103.4+[.AE305]*(-12.79+[.AE305]*0.711)));-20.772/TAN(RADIANS([.AE305])))))/3600" office:value-type="float" office:value="0.0249981404592705">
            <text:p>0.02</text:p>
          </table:table-cell>
          <table:table-cell table:formula="of:=[.AE305]+[.AF305]" office:value-type="float" office:value="32.7956816655937">
            <text:p>32.8</text:p>
          </table:table-cell>
          <table:table-cell table:formula="of:=IF([.AC305]&gt;0;MOD(DEGREES(ACOS(((SIN(RADIANS([.$B$2]))*COS(RADIANS([.AD305])))-SIN(RADIANS([.T305])))/(COS(RADIANS([.$B$2]))*SIN(RADIANS([.AD305])))))+180;360);MOD(540-DEGREES(ACOS(((SIN(RADIANS([.$B$2]))*COS(RADIANS([.AD305])))-SIN(RADIANS([.T305])))/(COS(RADIANS([.$B$2]))*SIN(RADIANS([.AD305])))));360))" office:value-type="float" office:value="180.272827081796">
            <text:p>180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5]+1" office:value-type="date" office:date-value="2010-11-01">
            <text:p>11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6]+2415018.5+[.E306]-[.$B$4]/24" office:value-type="float" office:value="2455502.20833333">
            <text:p>2455502.21</text:p>
          </table:table-cell>
          <table:table-cell table:style-name="ce9" table:formula="of:=([.F306]-2451545)/36525" office:value-type="float" office:value="0.108342459502628">
            <text:p>0.10834246</text:p>
          </table:table-cell>
          <table:table-cell/>
          <table:table-cell table:formula="of:=MOD(280.46646+[.G306]*(36000.76983+[.G306]*0.0003032);360)" office:value-type="float" office:value="220.878410929196">
            <text:p>220.88</text:p>
          </table:table-cell>
          <table:table-cell table:formula="of:=357.52911+[.G306]*(35999.05029-0.0001537*[.G306])" office:value-type="float" office:value="4257.75475637325">
            <text:p>4257.75</text:p>
          </table:table-cell>
          <table:table-cell table:formula="of:=0.016708634-[.G306]*(0.000042037+0.0001537*[.G306])" office:value-type="float" office:value="0.0167022754638227">
            <text:p>0.02</text:p>
          </table:table-cell>
          <table:table-cell table:formula="of:=SIN(RADIANS([.J306]))*(1.914602-[.G306]*(0.004817+0.000014*[.G306]))+SIN(RADIANS(2*[.J306]))*(0.019993-0.000101*[.G306])+SIN(RADIANS(3*[.J306]))*0.000289" office:value-type="float" office:value="-1.71029882157342">
            <text:p>-1.71</text:p>
          </table:table-cell>
          <table:table-cell table:formula="of:=[.I306]+[.L306]" office:value-type="float" office:value="219.168112107623">
            <text:p>219.17</text:p>
          </table:table-cell>
          <table:table-cell table:formula="of:=[.J306]+[.L306]" office:value-type="float" office:value="4256.04445755168">
            <text:p>4256.04</text:p>
          </table:table-cell>
          <table:table-cell table:formula="of:=(1.000001018*(1-[.K306]*[.K306]))/(1+[.K306]*COS(RADIANS([.N306])))" office:value-type="float" office:value="0.992444021396845">
            <text:p>0.99</text:p>
          </table:table-cell>
          <table:table-cell table:formula="of:=[.M306]-0.00569-0.00478*SIN(RADIANS(125.04-1934.136*[.G306]))" office:value-type="float" office:value="219.167180173767">
            <text:p>219.17</text:p>
          </table:table-cell>
          <table:table-cell table:formula="of:=23+(26+((21.448-[.G306]*(46.815+[.G306]*(0.00059-[.G306]*0.001813))))/60)/60" office:value-type="float" office:value="23.4378822064274">
            <text:p>23.44</text:p>
          </table:table-cell>
          <table:table-cell table:formula="of:=[.Q306]+0.00256*COS(RADIANS(125.04-1934.136*[.G306]))" office:value-type="float" office:value="23.4381271689988">
            <text:p>23.44</text:p>
          </table:table-cell>
          <table:table-cell table:formula="of:=DEGREES(ATAN2(COS(RADIANS([.R306]))*SIN(RADIANS([.P306]));COS(RADIANS([.P306]))))" office:value-type="float" office:value="-126.774878709555">
            <text:p>-126.77</text:p>
          </table:table-cell>
          <table:table-cell table:formula="of:=DEGREES(ASIN(SIN(RADIANS([.R306]))*SIN(RADIANS([.P306]))))" office:value-type="float" office:value="-14.5496244601613">
            <text:p>-14.55</text:p>
          </table:table-cell>
          <table:table-cell table:formula="of:=TAN(RADIANS([.R306]/2))*TAN(RADIANS([.R306]/2))" office:value-type="float" office:value="0.0430301338169129">
            <text:p>0.04</text:p>
          </table:table-cell>
          <table:table-cell table:formula="of:=4*DEGREES([.U306]*SIN(2*RADIANS([.I306]))-2*[.K306]*SIN(RADIANS([.J306]))+4*[.K306]*[.U306]*SIN(RADIANS([.J306]))*COS(2*RADIANS([.I306]))-0.5*[.U306]*[.U306]*SIN(4*RADIANS([.I306]))-1.25*[.K306]*[.K306]*SIN(2*RADIANS([.J306])))" office:value-type="float" office:value="16.4569107267922">
            <text:p>16.46</text:p>
          </table:table-cell>
          <table:table-cell table:formula="of:=DEGREES(ACOS(COS(RADIANS(90.833))/COS(RADIANS([.$B$2]))*COS(RADIANS([.T306]))-TAN(RADIANS([.$B$2]))*TAN(RADIANS([.T306]))))" office:value-type="float" office:value="77.1272880699385">
            <text:p>77.13</text:p>
          </table:table-cell>
          <table:table-cell table:style-name="ce7" table:formula="of:=(720-4*[.$B$3]-[.V306]+[.$B$4]*60)/1440" office:value-type="float" office:value="0.499321589773061">
            <text:p>11:59:01</text:p>
          </table:table-cell>
          <table:table-cell table:style-name="ce7" table:formula="of:=([.X306]*1440-[.W306]*4)/1440" office:value-type="float" office:value="0.285079122912121">
            <text:p>6:50:31</text:p>
          </table:table-cell>
          <table:table-cell table:style-name="ce7" table:formula="of:=([.X306]*1440+[.W306]*4)/1440" office:value-type="float" office:value="0.713564056634001">
            <text:p>17:07:32</text:p>
          </table:table-cell>
          <table:table-cell table:formula="of:=8*[.W306]" office:value-type="float" office:value="617.018304559508">
            <text:p>617.02</text:p>
          </table:table-cell>
          <table:table-cell table:formula="of:=MOD([.E306]*1440+[.V306]+4*[.$B$3]-60*[.$B$4];1440)" office:value-type="float" office:value="720.976910726792">
            <text:p>720.98</text:p>
          </table:table-cell>
          <table:table-cell table:formula="of:=IF([.AB306]/4&lt;0;[.AB306]/4+180;[.AB306]/4-180)" office:value-type="float" office:value="0.24422768169805">
            <text:p>0.24</text:p>
          </table:table-cell>
          <table:table-cell table:formula="of:=DEGREES(ACOS(SIN(RADIANS([.$B$2]))*SIN(RADIANS([.T306]))+COS(RADIANS([.$B$2]))*COS(RADIANS([.T306]))*COS(RADIANS([.AC306]))))" office:value-type="float" office:value="57.5500611151682">
            <text:p>57.55</text:p>
          </table:table-cell>
          <table:table-cell table:formula="of:=90-[.AD306]" office:value-type="float" office:value="32.4499388848319">
            <text:p>32.45</text:p>
          </table:table-cell>
          <table:table-cell table:formula="of:=IF([.AE306]&gt;85;0;IF([.AE306]&gt;5;58.1/TAN(RADIANS([.AE306]))-0.07/POWER(TAN(RADIANS([.AE306]));3)+0.000086/POWER(TAN(RADIANS([.AE306]));5);IF([.AE306]&gt;-0.575;1735+[.AE306]*(-518.2+[.AE306]*(103.4+[.AE306]*(-12.79+[.AE306]*0.711)));-20.772/TAN(RADIANS([.AE306])))))/3600" office:value-type="float" office:value="0.0253064837251478">
            <text:p>0.03</text:p>
          </table:table-cell>
          <table:table-cell table:formula="of:=[.AE306]+[.AF306]" office:value-type="float" office:value="32.475245368557">
            <text:p>32.48</text:p>
          </table:table-cell>
          <table:table-cell table:formula="of:=IF([.AC306]&gt;0;MOD(DEGREES(ACOS(((SIN(RADIANS([.$B$2]))*COS(RADIANS([.AD306])))-SIN(RADIANS([.T306])))/(COS(RADIANS([.$B$2]))*SIN(RADIANS([.AD306])))))+180;360);MOD(540-DEGREES(ACOS(((SIN(RADIANS([.$B$2]))*COS(RADIANS([.AD306])))-SIN(RADIANS([.T306])))/(COS(RADIANS([.$B$2]))*SIN(RADIANS([.AD306])))));360))" office:value-type="float" office:value="180.280135883162">
            <text:p>180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6]+1" office:value-type="date" office:date-value="2010-11-02">
            <text:p>11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7]+2415018.5+[.E307]-[.$B$4]/24" office:value-type="float" office:value="2455503.20833333">
            <text:p>2455503.21</text:p>
          </table:table-cell>
          <table:table-cell table:style-name="ce9" table:formula="of:=([.F307]-2451545)/36525" office:value-type="float" office:value="0.108369838010499">
            <text:p>0.10836984</text:p>
          </table:table-cell>
          <table:table-cell/>
          <table:table-cell table:formula="of:=MOD(280.46646+[.G307]*(36000.76983+[.G307]*0.0003032);360)" office:value-type="float" office:value="221.864058291159">
            <text:p>221.86</text:p>
          </table:table-cell>
          <table:table-cell table:formula="of:=357.52911+[.G307]*(35999.05029-0.0001537*[.G307])" office:value-type="float" office:value="4258.74035665406">
            <text:p>4258.74</text:p>
          </table:table-cell>
          <table:table-cell table:formula="of:=0.016708634-[.G307]*(0.000042037+0.0001537*[.G307])" office:value-type="float" office:value="0.0167022734009704">
            <text:p>0.02</text:p>
          </table:table-cell>
          <table:table-cell table:formula="of:=SIN(RADIANS([.J307]))*(1.914602-[.G307]*(0.004817+0.000014*[.G307]))+SIN(RADIANS(2*[.J307]))*(0.019993-0.000101*[.G307])+SIN(RADIANS(3*[.J307]))*0.000289" office:value-type="float" office:value="-1.69510995019427">
            <text:p>-1.7</text:p>
          </table:table-cell>
          <table:table-cell table:formula="of:=[.I307]+[.L307]" office:value-type="float" office:value="220.168948340965">
            <text:p>220.17</text:p>
          </table:table-cell>
          <table:table-cell table:formula="of:=[.J307]+[.L307]" office:value-type="float" office:value="4257.04524670387">
            <text:p>4257.05</text:p>
          </table:table-cell>
          <table:table-cell table:formula="of:=(1.000001018*(1-[.K307]*[.K307]))/(1+[.K307]*COS(RADIANS([.N307])))" office:value-type="float" office:value="0.992186963956294">
            <text:p>0.99</text:p>
          </table:table-cell>
          <table:table-cell table:formula="of:=[.M307]-0.00569-0.00478*SIN(RADIANS(125.04-1934.136*[.G307]))" office:value-type="float" office:value="220.168016827805">
            <text:p>220.17</text:p>
          </table:table-cell>
          <table:table-cell table:formula="of:=23+(26+((21.448-[.G307]*(46.815+[.G307]*(0.00059-[.G307]*0.001813))))/60)/60" office:value-type="float" office:value="23.4378818503922">
            <text:p>23.44</text:p>
          </table:table-cell>
          <table:table-cell table:formula="of:=[.Q307]+0.00256*COS(RADIANS(125.04-1934.136*[.G307]))" office:value-type="float" office:value="23.4381244577195">
            <text:p>23.44</text:p>
          </table:table-cell>
          <table:table-cell table:formula="of:=DEGREES(ATAN2(COS(RADIANS([.R307]))*SIN(RADIANS([.P307]));COS(RADIANS([.P307]))))" office:value-type="float" office:value="-127.756414399065">
            <text:p>-127.76</text:p>
          </table:table-cell>
          <table:table-cell table:formula="of:=DEGREES(ASIN(SIN(RADIANS([.R307]))*SIN(RADIANS([.P307]))))" office:value-type="float" office:value="-14.8664355864756">
            <text:p>-14.87</text:p>
          </table:table-cell>
          <table:table-cell table:formula="of:=TAN(RADIANS([.R307]/2))*TAN(RADIANS([.R307]/2))" office:value-type="float" office:value="0.0430301235784492">
            <text:p>0.04</text:p>
          </table:table-cell>
          <table:table-cell table:formula="of:=4*DEGREES([.U307]*SIN(2*RADIANS([.I307]))-2*[.K307]*SIN(RADIANS([.J307]))+4*[.K307]*[.U307]*SIN(RADIANS([.J307]))*COS(2*RADIANS([.I307]))-0.5*[.U307]*[.U307]*SIN(4*RADIANS([.I307]))-1.25*[.K307]*[.K307]*SIN(2*RADIANS([.J307])))" office:value-type="float" office:value="16.4735749877688">
            <text:p>16.47</text:p>
          </table:table-cell>
          <table:table-cell table:formula="of:=DEGREES(ACOS(COS(RADIANS(90.833))/COS(RADIANS([.$B$2]))*COS(RADIANS([.T307]))-TAN(RADIANS([.$B$2]))*TAN(RADIANS([.T307]))))" office:value-type="float" office:value="76.8015049185551">
            <text:p>76.8</text:p>
          </table:table-cell>
          <table:table-cell table:style-name="ce7" table:formula="of:=(720-4*[.$B$3]-[.V307]+[.$B$4]*60)/1440" office:value-type="float" office:value="0.499310017369605">
            <text:p>11:59:00</text:p>
          </table:table-cell>
          <table:table-cell table:style-name="ce7" table:formula="of:=([.X307]*1440-[.W307]*4)/1440" office:value-type="float" office:value="0.285972503706952">
            <text:p>6:51:48</text:p>
          </table:table-cell>
          <table:table-cell table:style-name="ce7" table:formula="of:=([.X307]*1440+[.W307]*4)/1440" office:value-type="float" office:value="0.712647531032258">
            <text:p>17:06:13</text:p>
          </table:table-cell>
          <table:table-cell table:formula="of:=8*[.W307]" office:value-type="float" office:value="614.412039348441">
            <text:p>614.41</text:p>
          </table:table-cell>
          <table:table-cell table:formula="of:=MOD([.E307]*1440+[.V307]+4*[.$B$3]-60*[.$B$4];1440)" office:value-type="float" office:value="720.993574987769">
            <text:p>720.99</text:p>
          </table:table-cell>
          <table:table-cell table:formula="of:=IF([.AB307]/4&lt;0;[.AB307]/4+180;[.AB307]/4-180)" office:value-type="float" office:value="0.248393746942213">
            <text:p>0.25</text:p>
          </table:table-cell>
          <table:table-cell table:formula="of:=DEGREES(ACOS(SIN(RADIANS([.$B$2]))*SIN(RADIANS([.T307]))+COS(RADIANS([.$B$2]))*COS(RADIANS([.T307]))*COS(RADIANS([.AC307]))))" office:value-type="float" office:value="57.866885037077">
            <text:p>57.87</text:p>
          </table:table-cell>
          <table:table-cell table:formula="of:=90-[.AD307]" office:value-type="float" office:value="32.133114962923">
            <text:p>32.13</text:p>
          </table:table-cell>
          <table:table-cell table:formula="of:=IF([.AE307]&gt;85;0;IF([.AE307]&gt;5;58.1/TAN(RADIANS([.AE307]))-0.07/POWER(TAN(RADIANS([.AE307]));3)+0.000086/POWER(TAN(RADIANS([.AE307]));5);IF([.AE307]&gt;-0.575;1735+[.AE307]*(-518.2+[.AE307]*(103.4+[.AE307]*(-12.79+[.AE307]*0.711)));-20.772/TAN(RADIANS([.AE307])))))/3600" office:value-type="float" office:value="0.0256163668460009">
            <text:p>0.03</text:p>
          </table:table-cell>
          <table:table-cell table:formula="of:=[.AE307]+[.AF307]" office:value-type="float" office:value="32.158731329769">
            <text:p>32.16</text:p>
          </table:table-cell>
          <table:table-cell table:formula="of:=IF([.AC307]&gt;0;MOD(DEGREES(ACOS(((SIN(RADIANS([.$B$2]))*COS(RADIANS([.AD307])))-SIN(RADIANS([.T307])))/(COS(RADIANS([.$B$2]))*SIN(RADIANS([.AD307])))))+180;360);MOD(540-DEGREES(ACOS(((SIN(RADIANS([.$B$2]))*COS(RADIANS([.AD307])))-SIN(RADIANS([.T307])))/(COS(RADIANS([.$B$2]))*SIN(RADIANS([.AD307])))));360))" office:value-type="float" office:value="180.283508767249">
            <text:p>180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7]+1" office:value-type="date" office:date-value="2010-11-03">
            <text:p>11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8]+2415018.5+[.E308]-[.$B$4]/24" office:value-type="float" office:value="2455504.20833333">
            <text:p>2455504.21</text:p>
          </table:table-cell>
          <table:table-cell table:style-name="ce9" table:formula="of:=([.F308]-2451545)/36525" office:value-type="float" office:value="0.108397216518371">
            <text:p>0.10839722</text:p>
          </table:table-cell>
          <table:table-cell/>
          <table:table-cell table:formula="of:=MOD(280.46646+[.G308]*(36000.76983+[.G308]*0.0003032);360)" office:value-type="float" office:value="222.849705653123">
            <text:p>222.85</text:p>
          </table:table-cell>
          <table:table-cell table:formula="of:=357.52911+[.G308]*(35999.05029-0.0001537*[.G308])" office:value-type="float" office:value="4259.72595693488">
            <text:p>4259.73</text:p>
          </table:table-cell>
          <table:table-cell table:formula="of:=0.016708634-[.G308]*(0.000042037+0.0001537*[.G308])" office:value-type="float" office:value="0.0167022713378876">
            <text:p>0.02</text:p>
          </table:table-cell>
          <table:table-cell table:formula="of:=SIN(RADIANS([.J308]))*(1.914602-[.G308]*(0.004817+0.000014*[.G308]))+SIN(RADIANS(2*[.J308]))*(0.019993-0.000101*[.G308])+SIN(RADIANS(3*[.J308]))*0.000289" office:value-type="float" office:value="-1.67940458665778">
            <text:p>-1.68</text:p>
          </table:table-cell>
          <table:table-cell table:formula="of:=[.I308]+[.L308]" office:value-type="float" office:value="221.170301066465">
            <text:p>221.17</text:p>
          </table:table-cell>
          <table:table-cell table:formula="of:=[.J308]+[.L308]" office:value-type="float" office:value="4258.04655234822">
            <text:p>4258.05</text:p>
          </table:table-cell>
          <table:table-cell table:formula="of:=(1.000001018*(1-[.K308]*[.K308]))/(1+[.K308]*COS(RADIANS([.N308])))" office:value-type="float" office:value="0.991932189306712">
            <text:p>0.99</text:p>
          </table:table-cell>
          <table:table-cell table:formula="of:=[.M308]-0.00569-0.00478*SIN(RADIANS(125.04-1934.136*[.G308]))" office:value-type="float" office:value="221.169369969938">
            <text:p>221.17</text:p>
          </table:table-cell>
          <table:table-cell table:formula="of:=23+(26+((21.448-[.G308]*(46.815+[.G308]*(0.00059-[.G308]*0.001813))))/60)/60" office:value-type="float" office:value="23.437881494357">
            <text:p>23.44</text:p>
          </table:table-cell>
          <table:table-cell table:formula="of:=[.Q308]+0.00256*COS(RADIANS(125.04-1934.136*[.G308]))" office:value-type="float" office:value="23.438121746233">
            <text:p>23.44</text:p>
          </table:table-cell>
          <table:table-cell table:formula="of:=DEGREES(ATAN2(COS(RADIANS([.R308]))*SIN(RADIANS([.P308]));COS(RADIANS([.P308]))))" office:value-type="float" office:value="-128.741325293669">
            <text:p>-128.74</text:p>
          </table:table-cell>
          <table:table-cell table:formula="of:=DEGREES(ASIN(SIN(RADIANS([.R308]))*SIN(RADIANS([.P308]))))" office:value-type="float" office:value="-15.179225078838">
            <text:p>-15.18</text:p>
          </table:table-cell>
          <table:table-cell table:formula="of:=TAN(RADIANS([.R308]/2))*TAN(RADIANS([.R308]/2))" office:value-type="float" office:value="0.0430301133392042">
            <text:p>0.04</text:p>
          </table:table-cell>
          <table:table-cell table:formula="of:=4*DEGREES([.U308]*SIN(2*RADIANS([.I308]))-2*[.K308]*SIN(RADIANS([.J308]))+4*[.K308]*[.U308]*SIN(RADIANS([.J308]))*COS(2*RADIANS([.I308]))-0.5*[.U308]*[.U308]*SIN(4*RADIANS([.I308]))-1.25*[.K308]*[.K308]*SIN(2*RADIANS([.J308])))" office:value-type="float" office:value="16.4765091980017">
            <text:p>16.48</text:p>
          </table:table-cell>
          <table:table-cell table:formula="of:=DEGREES(ACOS(COS(RADIANS(90.833))/COS(RADIANS([.$B$2]))*COS(RADIANS([.T308]))-TAN(RADIANS([.$B$2]))*TAN(RADIANS([.T308]))))" office:value-type="float" office:value="76.4784599663463">
            <text:p>76.48</text:p>
          </table:table-cell>
          <table:table-cell table:style-name="ce7" table:formula="of:=(720-4*[.$B$3]-[.V308]+[.$B$4]*60)/1440" office:value-type="float" office:value="0.49930797972361">
            <text:p>11:59:00</text:p>
          </table:table-cell>
          <table:table-cell table:style-name="ce7" table:formula="of:=([.X308]*1440-[.W308]*4)/1440" office:value-type="float" office:value="0.286867813150426">
            <text:p>6:53:05</text:p>
          </table:table-cell>
          <table:table-cell table:style-name="ce7" table:formula="of:=([.X308]*1440+[.W308]*4)/1440" office:value-type="float" office:value="0.711748146296794">
            <text:p>17:04:55</text:p>
          </table:table-cell>
          <table:table-cell table:formula="of:=8*[.W308]" office:value-type="float" office:value="611.82767973077">
            <text:p>611.83</text:p>
          </table:table-cell>
          <table:table-cell table:formula="of:=MOD([.E308]*1440+[.V308]+4*[.$B$3]-60*[.$B$4];1440)" office:value-type="float" office:value="720.996509198002">
            <text:p>721</text:p>
          </table:table-cell>
          <table:table-cell table:formula="of:=IF([.AB308]/4&lt;0;[.AB308]/4+180;[.AB308]/4-180)" office:value-type="float" office:value="0.249127299500429">
            <text:p>0.25</text:p>
          </table:table-cell>
          <table:table-cell table:formula="of:=DEGREES(ACOS(SIN(RADIANS([.$B$2]))*SIN(RADIANS([.T308]))+COS(RADIANS([.$B$2]))*COS(RADIANS([.T308]))*COS(RADIANS([.AC308]))))" office:value-type="float" office:value="58.1796749900379">
            <text:p>58.18</text:p>
          </table:table-cell>
          <table:table-cell table:formula="of:=90-[.AD308]" office:value-type="float" office:value="31.8203250099621">
            <text:p>31.82</text:p>
          </table:table-cell>
          <table:table-cell table:formula="of:=IF([.AE308]&gt;85;0;IF([.AE308]&gt;5;58.1/TAN(RADIANS([.AE308]))-0.07/POWER(TAN(RADIANS([.AE308]));3)+0.000086/POWER(TAN(RADIANS([.AE308]));5);IF([.AE308]&gt;-0.575;1735+[.AE308]*(-518.2+[.AE308]*(103.4+[.AE308]*(-12.79+[.AE308]*0.711)));-20.772/TAN(RADIANS([.AE308])))))/3600" office:value-type="float" office:value="0.0259276342301339">
            <text:p>0.03</text:p>
          </table:table-cell>
          <table:table-cell table:formula="of:=[.AE308]+[.AF308]" office:value-type="float" office:value="31.8462526441922">
            <text:p>31.85</text:p>
          </table:table-cell>
          <table:table-cell table:formula="of:=IF([.AC308]&gt;0;MOD(DEGREES(ACOS(((SIN(RADIANS([.$B$2]))*COS(RADIANS([.AD308])))-SIN(RADIANS([.T308])))/(COS(RADIANS([.$B$2]))*SIN(RADIANS([.AD308])))))+180;360);MOD(540-DEGREES(ACOS(((SIN(RADIANS([.$B$2]))*COS(RADIANS([.AD308])))-SIN(RADIANS([.T308])))/(COS(RADIANS([.$B$2]))*SIN(RADIANS([.AD308])))));360))" office:value-type="float" office:value="180.282963664716">
            <text:p>180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8]+1" office:value-type="date" office:date-value="2010-11-04">
            <text:p>11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9]+2415018.5+[.E309]-[.$B$4]/24" office:value-type="float" office:value="2455505.20833333">
            <text:p>2455505.21</text:p>
          </table:table-cell>
          <table:table-cell table:style-name="ce9" table:formula="of:=([.F309]-2451545)/36525" office:value-type="float" office:value="0.108424595026242">
            <text:p>0.10842460</text:p>
          </table:table-cell>
          <table:table-cell/>
          <table:table-cell table:formula="of:=MOD(280.46646+[.G309]*(36000.76983+[.G309]*0.0003032);360)" office:value-type="float" office:value="223.835353015087">
            <text:p>223.84</text:p>
          </table:table-cell>
          <table:table-cell table:formula="of:=357.52911+[.G309]*(35999.05029-0.0001537*[.G309])" office:value-type="float" office:value="4260.71155721569">
            <text:p>4260.71</text:p>
          </table:table-cell>
          <table:table-cell table:formula="of:=0.016708634-[.G309]*(0.000042037+0.0001537*[.G309])" office:value-type="float" office:value="0.0167022692745745">
            <text:p>0.02</text:p>
          </table:table-cell>
          <table:table-cell table:formula="of:=SIN(RADIANS([.J309]))*(1.914602-[.G309]*(0.004817+0.000014*[.G309]))+SIN(RADIANS(2*[.J309]))*(0.019993-0.000101*[.G309])+SIN(RADIANS(3*[.J309]))*0.000289" office:value-type="float" office:value="-1.66318702388092">
            <text:p>-1.66</text:p>
          </table:table-cell>
          <table:table-cell table:formula="of:=[.I309]+[.L309]" office:value-type="float" office:value="222.172165991206">
            <text:p>222.17</text:p>
          </table:table-cell>
          <table:table-cell table:formula="of:=[.J309]+[.L309]" office:value-type="float" office:value="4259.04837019181">
            <text:p>4259.05</text:p>
          </table:table-cell>
          <table:table-cell table:formula="of:=(1.000001018*(1-[.K309]*[.K309]))/(1+[.K309]*COS(RADIANS([.N309])))" office:value-type="float" office:value="0.991679776450401">
            <text:p>0.99</text:p>
          </table:table-cell>
          <table:table-cell table:formula="of:=[.M309]-0.00569-0.00478*SIN(RADIANS(125.04-1934.136*[.G309]))" office:value-type="float" office:value="222.171235307245">
            <text:p>222.17</text:p>
          </table:table-cell>
          <table:table-cell table:formula="of:=23+(26+((21.448-[.G309]*(46.815+[.G309]*(0.00059-[.G309]*0.001813))))/60)/60" office:value-type="float" office:value="23.4378811383219">
            <text:p>23.44</text:p>
          </table:table-cell>
          <table:table-cell table:formula="of:=[.Q309]+0.00256*COS(RADIANS(125.04-1934.136*[.G309]))" office:value-type="float" office:value="23.4381190345413">
            <text:p>23.44</text:p>
          </table:table-cell>
          <table:table-cell table:formula="of:=DEGREES(ATAN2(COS(RADIANS([.R309]))*SIN(RADIANS([.P309]));COS(RADIANS([.P309]))))" office:value-type="float" office:value="-129.729643888116">
            <text:p>-129.73</text:p>
          </table:table-cell>
          <table:table-cell table:formula="of:=DEGREES(ASIN(SIN(RADIANS([.R309]))*SIN(RADIANS([.P309]))))" office:value-type="float" office:value="-15.4878802229454">
            <text:p>-15.49</text:p>
          </table:table-cell>
          <table:table-cell table:formula="of:=TAN(RADIANS([.R309]/2))*TAN(RADIANS([.R309]/2))" office:value-type="float" office:value="0.0430301030991856">
            <text:p>0.04</text:p>
          </table:table-cell>
          <table:table-cell table:formula="of:=4*DEGREES([.U309]*SIN(2*RADIANS([.I309]))-2*[.K309]*SIN(RADIANS([.J309]))+4*[.K309]*[.U309]*SIN(RADIANS([.J309]))*COS(2*RADIANS([.I309]))-0.5*[.U309]*[.U309]*SIN(4*RADIANS([.I309]))-1.25*[.K309]*[.K309]*SIN(2*RADIANS([.J309])))" office:value-type="float" office:value="16.465583029327">
            <text:p>16.47</text:p>
          </table:table-cell>
          <table:table-cell table:formula="of:=DEGREES(ACOS(COS(RADIANS(90.833))/COS(RADIANS([.$B$2]))*COS(RADIANS([.T309]))-TAN(RADIANS([.$B$2]))*TAN(RADIANS([.T309]))))" office:value-type="float" office:value="76.1582855277466">
            <text:p>76.16</text:p>
          </table:table-cell>
          <table:table-cell table:style-name="ce7" table:formula="of:=(720-4*[.$B$3]-[.V309]+[.$B$4]*60)/1440" office:value-type="float" office:value="0.499315567340745">
            <text:p>11:59:01</text:p>
          </table:table-cell>
          <table:table-cell table:style-name="ce7" table:formula="of:=([.X309]*1440-[.W309]*4)/1440" office:value-type="float" office:value="0.287764774208116">
            <text:p>6:54:23</text:p>
          </table:table-cell>
          <table:table-cell table:style-name="ce7" table:formula="of:=([.X309]*1440+[.W309]*4)/1440" office:value-type="float" office:value="0.710866360473375">
            <text:p>17:03:39</text:p>
          </table:table-cell>
          <table:table-cell table:formula="of:=8*[.W309]" office:value-type="float" office:value="609.266284221973">
            <text:p>609.27</text:p>
          </table:table-cell>
          <table:table-cell table:formula="of:=MOD([.E309]*1440+[.V309]+4*[.$B$3]-60*[.$B$4];1440)" office:value-type="float" office:value="720.985583029327">
            <text:p>720.99</text:p>
          </table:table-cell>
          <table:table-cell table:formula="of:=IF([.AB309]/4&lt;0;[.AB309]/4+180;[.AB309]/4-180)" office:value-type="float" office:value="0.246395757331754">
            <text:p>0.25</text:p>
          </table:table-cell>
          <table:table-cell table:formula="of:=DEGREES(ACOS(SIN(RADIANS([.$B$2]))*SIN(RADIANS([.T309]))+COS(RADIANS([.$B$2]))*COS(RADIANS([.T309]))*COS(RADIANS([.AC309]))))" office:value-type="float" office:value="58.4883182148716">
            <text:p>58.49</text:p>
          </table:table-cell>
          <table:table-cell table:formula="of:=90-[.AD309]" office:value-type="float" office:value="31.5116817851284">
            <text:p>31.51</text:p>
          </table:table-cell>
          <table:table-cell table:formula="of:=IF([.AE309]&gt;85;0;IF([.AE309]&gt;5;58.1/TAN(RADIANS([.AE309]))-0.07/POWER(TAN(RADIANS([.AE309]));3)+0.000086/POWER(TAN(RADIANS([.AE309]));5);IF([.AE309]&gt;-0.575;1735+[.AE309]*(-518.2+[.AE309]*(103.4+[.AE309]*(-12.79+[.AE309]*0.711)));-20.772/TAN(RADIANS([.AE309])))))/3600" office:value-type="float" office:value="0.0262401196577242">
            <text:p>0.03</text:p>
          </table:table-cell>
          <table:table-cell table:formula="of:=[.AE309]+[.AF309]" office:value-type="float" office:value="31.5379219047861">
            <text:p>31.54</text:p>
          </table:table-cell>
          <table:table-cell table:formula="of:=IF([.AC309]&gt;0;MOD(DEGREES(ACOS(((SIN(RADIANS([.$B$2]))*COS(RADIANS([.AD309])))-SIN(RADIANS([.T309])))/(COS(RADIANS([.$B$2]))*SIN(RADIANS([.AD309])))))+180;360);MOD(540-DEGREES(ACOS(((SIN(RADIANS([.$B$2]))*COS(RADIANS([.AD309])))-SIN(RADIANS([.T309])))/(COS(RADIANS([.$B$2]))*SIN(RADIANS([.AD309])))));360))" office:value-type="float" office:value="180.278521077789">
            <text:p>180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9]+1" office:value-type="date" office:date-value="2010-11-05">
            <text:p>11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0]+2415018.5+[.E310]-[.$B$4]/24" office:value-type="float" office:value="2455506.20833333">
            <text:p>2455506.21</text:p>
          </table:table-cell>
          <table:table-cell table:style-name="ce9" table:formula="of:=([.F310]-2451545)/36525" office:value-type="float" office:value="0.108451973534113">
            <text:p>0.10845197</text:p>
          </table:table-cell>
          <table:table-cell/>
          <table:table-cell table:formula="of:=MOD(280.46646+[.G310]*(36000.76983+[.G310]*0.0003032);360)" office:value-type="float" office:value="224.821000377051">
            <text:p>224.82</text:p>
          </table:table-cell>
          <table:table-cell table:formula="of:=357.52911+[.G310]*(35999.05029-0.0001537*[.G310])" office:value-type="float" office:value="4261.6971574965">
            <text:p>4261.7</text:p>
          </table:table-cell>
          <table:table-cell table:formula="of:=0.016708634-[.G310]*(0.000042037+0.0001537*[.G310])" office:value-type="float" office:value="0.0167022672110309">
            <text:p>0.02</text:p>
          </table:table-cell>
          <table:table-cell table:formula="of:=SIN(RADIANS([.J310]))*(1.914602-[.G310]*(0.004817+0.000014*[.G310]))+SIN(RADIANS(2*[.J310]))*(0.019993-0.000101*[.G310])+SIN(RADIANS(3*[.J310]))*0.000289" office:value-type="float" office:value="-1.64646172439178">
            <text:p>-1.65</text:p>
          </table:table-cell>
          <table:table-cell table:formula="of:=[.I310]+[.L310]" office:value-type="float" office:value="223.174538652659">
            <text:p>223.17</text:p>
          </table:table-cell>
          <table:table-cell table:formula="of:=[.J310]+[.L310]" office:value-type="float" office:value="4260.05069577211">
            <text:p>4260.05</text:p>
          </table:table-cell>
          <table:table-cell table:formula="of:=(1.000001018*(1-[.K310]*[.K310]))/(1+[.K310]*COS(RADIANS([.N310])))" office:value-type="float" office:value="0.991429803776551">
            <text:p>0.99</text:p>
          </table:table-cell>
          <table:table-cell table:formula="of:=[.M310]-0.00569-0.00478*SIN(RADIANS(125.04-1934.136*[.G310]))" office:value-type="float" office:value="223.1736083772">
            <text:p>223.17</text:p>
          </table:table-cell>
          <table:table-cell table:formula="of:=23+(26+((21.448-[.G310]*(46.815+[.G310]*(0.00059-[.G310]*0.001813))))/60)/60" office:value-type="float" office:value="23.4378807822867">
            <text:p>23.44</text:p>
          </table:table-cell>
          <table:table-cell table:formula="of:=[.Q310]+0.00256*COS(RADIANS(125.04-1934.136*[.G310]))" office:value-type="float" office:value="23.4381163226464">
            <text:p>23.44</text:p>
          </table:table-cell>
          <table:table-cell table:formula="of:=DEGREES(ATAN2(COS(RADIANS([.R310]))*SIN(RADIANS([.P310]));COS(RADIANS([.P310]))))" office:value-type="float" office:value="-130.721399398827">
            <text:p>-130.72</text:p>
          </table:table-cell>
          <table:table-cell table:formula="of:=DEGREES(ASIN(SIN(RADIANS([.R310]))*SIN(RADIANS([.P310]))))" office:value-type="float" office:value="-15.79228832847">
            <text:p>-15.79</text:p>
          </table:table-cell>
          <table:table-cell table:formula="of:=TAN(RADIANS([.R310]/2))*TAN(RADIANS([.R310]/2))" office:value-type="float" office:value="0.0430300928584009">
            <text:p>0.04</text:p>
          </table:table-cell>
          <table:table-cell table:formula="of:=4*DEGREES([.U310]*SIN(2*RADIANS([.I310]))-2*[.K310]*SIN(RADIANS([.J310]))+4*[.K310]*[.U310]*SIN(RADIANS([.J310]))*COS(2*RADIANS([.I310]))-0.5*[.U310]*[.U310]*SIN(4*RADIANS([.I310]))-1.25*[.K310]*[.K310]*SIN(2*RADIANS([.J310])))" office:value-type="float" office:value="16.4406808852787">
            <text:p>16.44</text:p>
          </table:table-cell>
          <table:table-cell table:formula="of:=DEGREES(ACOS(COS(RADIANS(90.833))/COS(RADIANS([.$B$2]))*COS(RADIANS([.T310]))-TAN(RADIANS([.$B$2]))*TAN(RADIANS([.T310]))))" office:value-type="float" office:value="75.841117549983">
            <text:p>75.84</text:p>
          </table:table-cell>
          <table:table-cell table:style-name="ce7" table:formula="of:=(720-4*[.$B$3]-[.V310]+[.$B$4]*60)/1440" office:value-type="float" office:value="0.499332860496334">
            <text:p>11:59:02</text:p>
          </table:table-cell>
          <table:table-cell table:style-name="ce7" table:formula="of:=([.X310]*1440-[.W310]*4)/1440" office:value-type="float" office:value="0.288663089524159">
            <text:p>6:55:40</text:p>
          </table:table-cell>
          <table:table-cell table:style-name="ce7" table:formula="of:=([.X310]*1440+[.W310]*4)/1440" office:value-type="float" office:value="0.710002631468509">
            <text:p>17:02:24</text:p>
          </table:table-cell>
          <table:table-cell table:formula="of:=8*[.W310]" office:value-type="float" office:value="606.728940399864">
            <text:p>606.73</text:p>
          </table:table-cell>
          <table:table-cell table:formula="of:=MOD([.E310]*1440+[.V310]+4*[.$B$3]-60*[.$B$4];1440)" office:value-type="float" office:value="720.960680885279">
            <text:p>720.96</text:p>
          </table:table-cell>
          <table:table-cell table:formula="of:=IF([.AB310]/4&lt;0;[.AB310]/4+180;[.AB310]/4-180)" office:value-type="float" office:value="0.240170221319687">
            <text:p>0.24</text:p>
          </table:table-cell>
          <table:table-cell table:formula="of:=DEGREES(ACOS(SIN(RADIANS([.$B$2]))*SIN(RADIANS([.T310]))+COS(RADIANS([.$B$2]))*COS(RADIANS([.T310]))*COS(RADIANS([.AC310]))))" office:value-type="float" office:value="58.7927025053782">
            <text:p>58.79</text:p>
          </table:table-cell>
          <table:table-cell table:formula="of:=90-[.AD310]" office:value-type="float" office:value="31.2072974946218">
            <text:p>31.21</text:p>
          </table:table-cell>
          <table:table-cell table:formula="of:=IF([.AE310]&gt;85;0;IF([.AE310]&gt;5;58.1/TAN(RADIANS([.AE310]))-0.07/POWER(TAN(RADIANS([.AE310]));3)+0.000086/POWER(TAN(RADIANS([.AE310]));5);IF([.AE310]&gt;-0.575;1735+[.AE310]*(-518.2+[.AE310]*(103.4+[.AE310]*(-12.79+[.AE310]*0.711)));-20.772/TAN(RADIANS([.AE310])))))/3600" office:value-type="float" office:value="0.0265536459801397">
            <text:p>0.03</text:p>
          </table:table-cell>
          <table:table-cell table:formula="of:=[.AE310]+[.AF310]" office:value-type="float" office:value="31.2338511406019">
            <text:p>31.23</text:p>
          </table:table-cell>
          <table:table-cell table:formula="of:=IF([.AC310]&gt;0;MOD(DEGREES(ACOS(((SIN(RADIANS([.$B$2]))*COS(RADIANS([.AD310])))-SIN(RADIANS([.T310])))/(COS(RADIANS([.$B$2]))*SIN(RADIANS([.AD310])))))+180;360);MOD(540-DEGREES(ACOS(((SIN(RADIANS([.$B$2]))*COS(RADIANS([.AD310])))-SIN(RADIANS([.T310])))/(COS(RADIANS([.$B$2]))*SIN(RADIANS([.AD310])))));360))" office:value-type="float" office:value="180.270204085155">
            <text:p>180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0]+1" office:value-type="date" office:date-value="2010-11-06">
            <text:p>11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1]+2415018.5+[.E311]-[.$B$4]/24" office:value-type="float" office:value="2455507.20833333">
            <text:p>2455507.21</text:p>
          </table:table-cell>
          <table:table-cell table:style-name="ce9" table:formula="of:=([.F311]-2451545)/36525" office:value-type="float" office:value="0.108479352041985">
            <text:p>0.10847935</text:p>
          </table:table-cell>
          <table:table-cell/>
          <table:table-cell table:formula="of:=MOD(280.46646+[.G311]*(36000.76983+[.G311]*0.0003032);360)" office:value-type="float" office:value="225.806647739016">
            <text:p>225.81</text:p>
          </table:table-cell>
          <table:table-cell table:formula="of:=357.52911+[.G311]*(35999.05029-0.0001537*[.G311])" office:value-type="float" office:value="4262.68275777731">
            <text:p>4262.68</text:p>
          </table:table-cell>
          <table:table-cell table:formula="of:=0.016708634-[.G311]*(0.000042037+0.0001537*[.G311])" office:value-type="float" office:value="0.016702265147257">
            <text:p>0.02</text:p>
          </table:table-cell>
          <table:table-cell table:formula="of:=SIN(RADIANS([.J311]))*(1.914602-[.G311]*(0.004817+0.000014*[.G311]))+SIN(RADIANS(2*[.J311]))*(0.019993-0.000101*[.G311])+SIN(RADIANS(3*[.J311]))*0.000289" office:value-type="float" office:value="-1.6292333194593">
            <text:p>-1.63</text:p>
          </table:table-cell>
          <table:table-cell table:formula="of:=[.I311]+[.L311]" office:value-type="float" office:value="224.177414419556">
            <text:p>224.18</text:p>
          </table:table-cell>
          <table:table-cell table:formula="of:=[.J311]+[.L311]" office:value-type="float" office:value="4261.05352445785">
            <text:p>4261.05</text:p>
          </table:table-cell>
          <table:table-cell table:formula="of:=(1.000001018*(1-[.K311]*[.K311]))/(1+[.K311]*COS(RADIANS([.N311])))" office:value-type="float" office:value="0.991182349033681">
            <text:p>0.99</text:p>
          </table:table-cell>
          <table:table-cell table:formula="of:=[.M311]-0.00569-0.00478*SIN(RADIANS(125.04-1934.136*[.G311]))" office:value-type="float" office:value="224.176484548533">
            <text:p>224.18</text:p>
          </table:table-cell>
          <table:table-cell table:formula="of:=23+(26+((21.448-[.G311]*(46.815+[.G311]*(0.00059-[.G311]*0.001813))))/60)/60" office:value-type="float" office:value="23.4378804262515">
            <text:p>23.44</text:p>
          </table:table-cell>
          <table:table-cell table:formula="of:=[.Q311]+0.00256*COS(RADIANS(125.04-1934.136*[.G311]))" office:value-type="float" office:value="23.4381136105502">
            <text:p>23.44</text:p>
          </table:table-cell>
          <table:table-cell table:formula="of:=DEGREES(ATAN2(COS(RADIANS([.R311]))*SIN(RADIANS([.P311]));COS(RADIANS([.P311]))))" office:value-type="float" office:value="-131.716617652222">
            <text:p>-131.72</text:p>
          </table:table-cell>
          <table:table-cell table:formula="of:=DEGREES(ASIN(SIN(RADIANS([.R311]))*SIN(RADIANS([.P311]))))" office:value-type="float" office:value="-16.0923367902627">
            <text:p>-16.09</text:p>
          </table:table-cell>
          <table:table-cell table:formula="of:=TAN(RADIANS([.R311]/2))*TAN(RADIANS([.R311]/2))" office:value-type="float" office:value="0.0430300826168578">
            <text:p>0.04</text:p>
          </table:table-cell>
          <table:table-cell table:formula="of:=4*DEGREES([.U311]*SIN(2*RADIANS([.I311]))-2*[.K311]*SIN(RADIANS([.J311]))+4*[.K311]*[.U311]*SIN(RADIANS([.J311]))*COS(2*RADIANS([.I311]))-0.5*[.U311]*[.U311]*SIN(4*RADIANS([.I311]))-1.25*[.K311]*[.K311]*SIN(2*RADIANS([.J311])))" office:value-type="float" office:value="16.4017023573754">
            <text:p>16.4</text:p>
          </table:table-cell>
          <table:table-cell table:formula="of:=DEGREES(ACOS(COS(RADIANS(90.833))/COS(RADIANS([.$B$2]))*COS(RADIANS([.T311]))-TAN(RADIANS([.$B$2]))*TAN(RADIANS([.T311]))))" office:value-type="float" office:value="75.5270955828821">
            <text:p>75.53</text:p>
          </table:table-cell>
          <table:table-cell table:style-name="ce7" table:formula="of:=(720-4*[.$B$3]-[.V311]+[.$B$4]*60)/1440" office:value-type="float" office:value="0.499359928918489">
            <text:p>11:59:05</text:p>
          </table:table-cell>
          <table:table-cell table:style-name="ce7" table:formula="of:=([.X311]*1440-[.W311]*4)/1440" office:value-type="float" office:value="0.289562441188261">
            <text:p>6:56:58</text:p>
          </table:table-cell>
          <table:table-cell table:style-name="ce7" table:formula="of:=([.X311]*1440+[.W311]*4)/1440" office:value-type="float" office:value="0.709157416648717">
            <text:p>17:01:11</text:p>
          </table:table-cell>
          <table:table-cell table:formula="of:=8*[.W311]" office:value-type="float" office:value="604.216764663057">
            <text:p>604.22</text:p>
          </table:table-cell>
          <table:table-cell table:formula="of:=MOD([.E311]*1440+[.V311]+4*[.$B$3]-60*[.$B$4];1440)" office:value-type="float" office:value="720.921702357375">
            <text:p>720.92</text:p>
          </table:table-cell>
          <table:table-cell table:formula="of:=IF([.AB311]/4&lt;0;[.AB311]/4+180;[.AB311]/4-180)" office:value-type="float" office:value="0.230425589343838">
            <text:p>0.23</text:p>
          </table:table-cell>
          <table:table-cell table:formula="of:=DEGREES(ACOS(SIN(RADIANS([.$B$2]))*SIN(RADIANS([.T311]))+COS(RADIANS([.$B$2]))*COS(RADIANS([.T311]))*COS(RADIANS([.AC311]))))" office:value-type="float" office:value="59.0927162710261">
            <text:p>59.09</text:p>
          </table:table-cell>
          <table:table-cell table:formula="of:=90-[.AD311]" office:value-type="float" office:value="30.9072837289739">
            <text:p>30.91</text:p>
          </table:table-cell>
          <table:table-cell table:formula="of:=IF([.AE311]&gt;85;0;IF([.AE311]&gt;5;58.1/TAN(RADIANS([.AE311]))-0.07/POWER(TAN(RADIANS([.AE311]));3)+0.000086/POWER(TAN(RADIANS([.AE311]));5);IF([.AE311]&gt;-0.575;1735+[.AE311]*(-518.2+[.AE311]*(103.4+[.AE311]*(-12.79+[.AE311]*0.711)));-20.772/TAN(RADIANS([.AE311])))))/3600" office:value-type="float" office:value="0.0268680248397958">
            <text:p>0.03</text:p>
          </table:table-cell>
          <table:table-cell table:formula="of:=[.AE311]+[.AF311]" office:value-type="float" office:value="30.9341517538137">
            <text:p>30.93</text:p>
          </table:table-cell>
          <table:table-cell table:formula="of:=IF([.AC311]&gt;0;MOD(DEGREES(ACOS(((SIN(RADIANS([.$B$2]))*COS(RADIANS([.AD311])))-SIN(RADIANS([.T311])))/(COS(RADIANS([.$B$2]))*SIN(RADIANS([.AD311])))))+180;360);MOD(540-DEGREES(ACOS(((SIN(RADIANS([.$B$2]))*COS(RADIANS([.AD311])))-SIN(RADIANS([.T311])))/(COS(RADIANS([.$B$2]))*SIN(RADIANS([.AD311])))));360))" office:value-type="float" office:value="180.25803834313">
            <text:p>18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1]+1" office:value-type="date" office:date-value="2010-11-07">
            <text:p>11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2]+2415018.5+[.E312]-[.$B$4]/24" office:value-type="float" office:value="2455508.20833333">
            <text:p>2455508.21</text:p>
          </table:table-cell>
          <table:table-cell table:style-name="ce9" table:formula="of:=([.F312]-2451545)/36525" office:value-type="float" office:value="0.108506730549856">
            <text:p>0.10850673</text:p>
          </table:table-cell>
          <table:table-cell/>
          <table:table-cell table:formula="of:=MOD(280.46646+[.G312]*(36000.76983+[.G312]*0.0003032);360)" office:value-type="float" office:value="226.792295100981">
            <text:p>226.79</text:p>
          </table:table-cell>
          <table:table-cell table:formula="of:=357.52911+[.G312]*(35999.05029-0.0001537*[.G312])" office:value-type="float" office:value="4263.66835805812">
            <text:p>4263.67</text:p>
          </table:table-cell>
          <table:table-cell table:formula="of:=0.016708634-[.G312]*(0.000042037+0.0001537*[.G312])" office:value-type="float" office:value="0.0167022630832526">
            <text:p>0.02</text:p>
          </table:table-cell>
          <table:table-cell table:formula="of:=SIN(RADIANS([.J312]))*(1.914602-[.G312]*(0.004817+0.000014*[.G312]))+SIN(RADIANS(2*[.J312]))*(0.019993-0.000101*[.G312])+SIN(RADIANS(3*[.J312]))*0.000289" office:value-type="float" office:value="-1.61150660815102">
            <text:p>-1.61</text:p>
          </table:table-cell>
          <table:table-cell table:formula="of:=[.I312]+[.L312]" office:value-type="float" office:value="225.18078849283">
            <text:p>225.18</text:p>
          </table:table-cell>
          <table:table-cell table:formula="of:=[.J312]+[.L312]" office:value-type="float" office:value="4262.05685144997">
            <text:p>4262.06</text:p>
          </table:table-cell>
          <table:table-cell table:formula="of:=(1.000001018*(1-[.K312]*[.K312]))/(1+[.K312]*COS(RADIANS([.N312])))" office:value-type="float" office:value="0.990937489302161">
            <text:p>0.99</text:p>
          </table:table-cell>
          <table:table-cell table:formula="of:=[.M312]-0.00569-0.00478*SIN(RADIANS(125.04-1934.136*[.G312]))" office:value-type="float" office:value="225.179859022178">
            <text:p>225.18</text:p>
          </table:table-cell>
          <table:table-cell table:formula="of:=23+(26+((21.448-[.G312]*(46.815+[.G312]*(0.00059-[.G312]*0.001813))))/60)/60" office:value-type="float" office:value="23.4378800702164">
            <text:p>23.44</text:p>
          </table:table-cell>
          <table:table-cell table:formula="of:=[.Q312]+0.00256*COS(RADIANS(125.04-1934.136*[.G312]))" office:value-type="float" office:value="23.4381108982549">
            <text:p>23.44</text:p>
          </table:table-cell>
          <table:table-cell table:formula="of:=DEGREES(ATAN2(COS(RADIANS([.R312]))*SIN(RADIANS([.P312]));COS(RADIANS([.P312]))))" office:value-type="float" office:value="-132.715320974134">
            <text:p>-132.72</text:p>
          </table:table-cell>
          <table:table-cell table:formula="of:=DEGREES(ASIN(SIN(RADIANS([.R312]))*SIN(RADIANS([.P312]))))" office:value-type="float" office:value="-16.3879131530009">
            <text:p>-16.39</text:p>
          </table:table-cell>
          <table:table-cell table:formula="of:=TAN(RADIANS([.R312]/2))*TAN(RADIANS([.R312]/2))" office:value-type="float" office:value="0.0430300723745639">
            <text:p>0.04</text:p>
          </table:table-cell>
          <table:table-cell table:formula="of:=4*DEGREES([.U312]*SIN(2*RADIANS([.I312]))-2*[.K312]*SIN(RADIANS([.J312]))+4*[.K312]*[.U312]*SIN(RADIANS([.J312]))*COS(2*RADIANS([.I312]))-0.5*[.U312]*[.U312]*SIN(4*RADIANS([.I312]))-1.25*[.K312]*[.K312]*SIN(2*RADIANS([.J312])))" office:value-type="float" office:value="16.3485626636529">
            <text:p>16.35</text:p>
          </table:table-cell>
          <table:table-cell table:formula="of:=DEGREES(ACOS(COS(RADIANS(90.833))/COS(RADIANS([.$B$2]))*COS(RADIANS([.T312]))-TAN(RADIANS([.$B$2]))*TAN(RADIANS([.T312]))))" office:value-type="float" office:value="75.216362735048">
            <text:p>75.22</text:p>
          </table:table-cell>
          <table:table-cell table:style-name="ce7" table:formula="of:=(720-4*[.$B$3]-[.V312]+[.$B$4]*60)/1440" office:value-type="float" office:value="0.499396831483574">
            <text:p>11:59:08</text:p>
          </table:table-cell>
          <table:table-cell table:style-name="ce7" table:formula="of:=([.X312]*1440-[.W312]*4)/1440" office:value-type="float" office:value="0.290462490552886">
            <text:p>6:58:16</text:p>
          </table:table-cell>
          <table:table-cell table:style-name="ce7" table:formula="of:=([.X312]*1440+[.W312]*4)/1440" office:value-type="float" office:value="0.708331172414263">
            <text:p>17:00:00</text:p>
          </table:table-cell>
          <table:table-cell table:formula="of:=8*[.W312]" office:value-type="float" office:value="601.730901880384">
            <text:p>601.73</text:p>
          </table:table-cell>
          <table:table-cell table:formula="of:=MOD([.E312]*1440+[.V312]+4*[.$B$3]-60*[.$B$4];1440)" office:value-type="float" office:value="720.868562663653">
            <text:p>720.87</text:p>
          </table:table-cell>
          <table:table-cell table:formula="of:=IF([.AB312]/4&lt;0;[.AB312]/4+180;[.AB312]/4-180)" office:value-type="float" office:value="0.217140665913206">
            <text:p>0.22</text:p>
          </table:table-cell>
          <table:table-cell table:formula="of:=DEGREES(ACOS(SIN(RADIANS([.$B$2]))*SIN(RADIANS([.T312]))+COS(RADIANS([.$B$2]))*COS(RADIANS([.T312]))*COS(RADIANS([.AC312]))))" office:value-type="float" office:value="59.388248600691">
            <text:p>59.39</text:p>
          </table:table-cell>
          <table:table-cell table:formula="of:=90-[.AD312]" office:value-type="float" office:value="30.611751399309">
            <text:p>30.61</text:p>
          </table:table-cell>
          <table:table-cell table:formula="of:=IF([.AE312]&gt;85;0;IF([.AE312]&gt;5;58.1/TAN(RADIANS([.AE312]))-0.07/POWER(TAN(RADIANS([.AE312]));3)+0.000086/POWER(TAN(RADIANS([.AE312]));5);IF([.AE312]&gt;-0.575;1735+[.AE312]*(-518.2+[.AE312]*(103.4+[.AE312]*(-12.79+[.AE312]*0.711)));-20.772/TAN(RADIANS([.AE312])))))/3600" office:value-type="float" office:value="0.0271830564141697">
            <text:p>0.03</text:p>
          </table:table-cell>
          <table:table-cell table:formula="of:=[.AE312]+[.AF312]" office:value-type="float" office:value="30.6389344557231">
            <text:p>30.64</text:p>
          </table:table-cell>
          <table:table-cell table:formula="of:=IF([.AC312]&gt;0;MOD(DEGREES(ACOS(((SIN(RADIANS([.$B$2]))*COS(RADIANS([.AD312])))-SIN(RADIANS([.T312])))/(COS(RADIANS([.$B$2]))*SIN(RADIANS([.AD312])))))+180;360);MOD(540-DEGREES(ACOS(((SIN(RADIANS([.$B$2]))*COS(RADIANS([.AD312])))-SIN(RADIANS([.T312])))/(COS(RADIANS([.$B$2]))*SIN(RADIANS([.AD312])))));360))" office:value-type="float" office:value="180.242052083003">
            <text:p>180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2]+1" office:value-type="date" office:date-value="2010-11-08">
            <text:p>11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3]+2415018.5+[.E313]-[.$B$4]/24" office:value-type="float" office:value="2455509.20833333">
            <text:p>2455509.21</text:p>
          </table:table-cell>
          <table:table-cell table:style-name="ce9" table:formula="of:=([.F313]-2451545)/36525" office:value-type="float" office:value="0.108534109057727">
            <text:p>0.10853411</text:p>
          </table:table-cell>
          <table:table-cell/>
          <table:table-cell table:formula="of:=MOD(280.46646+[.G313]*(36000.76983+[.G313]*0.0003032);360)" office:value-type="float" office:value="227.777942462948">
            <text:p>227.78</text:p>
          </table:table-cell>
          <table:table-cell table:formula="of:=357.52911+[.G313]*(35999.05029-0.0001537*[.G313])" office:value-type="float" office:value="4264.65395833894">
            <text:p>4264.65</text:p>
          </table:table-cell>
          <table:table-cell table:formula="of:=0.016708634-[.G313]*(0.000042037+0.0001537*[.G313])" office:value-type="float" office:value="0.0167022610190177">
            <text:p>0.02</text:p>
          </table:table-cell>
          <table:table-cell table:formula="of:=SIN(RADIANS([.J313]))*(1.914602-[.G313]*(0.004817+0.000014*[.G313]))+SIN(RADIANS(2*[.J313]))*(0.019993-0.000101*[.G313])+SIN(RADIANS(3*[.J313]))*0.000289" office:value-type="float" office:value="-1.59328655631882">
            <text:p>-1.59</text:p>
          </table:table-cell>
          <table:table-cell table:formula="of:=[.I313]+[.L313]" office:value-type="float" office:value="226.184655906629">
            <text:p>226.18</text:p>
          </table:table-cell>
          <table:table-cell table:formula="of:=[.J313]+[.L313]" office:value-type="float" office:value="4263.06067178262">
            <text:p>4263.06</text:p>
          </table:table-cell>
          <table:table-cell table:formula="of:=(1.000001018*(1-[.K313]*[.K313]))/(1+[.K313]*COS(RADIANS([.N313])))" office:value-type="float" office:value="0.990695300966823">
            <text:p>0.99</text:p>
          </table:table-cell>
          <table:table-cell table:formula="of:=[.M313]-0.00569-0.00478*SIN(RADIANS(125.04-1934.136*[.G313]))" office:value-type="float" office:value="226.18372683228">
            <text:p>226.18</text:p>
          </table:table-cell>
          <table:table-cell table:formula="of:=23+(26+((21.448-[.G313]*(46.815+[.G313]*(0.00059-[.G313]*0.001813))))/60)/60" office:value-type="float" office:value="23.4378797141812">
            <text:p>23.44</text:p>
          </table:table-cell>
          <table:table-cell table:formula="of:=[.Q313]+0.00256*COS(RADIANS(125.04-1934.136*[.G313]))" office:value-type="float" office:value="23.4381081857625">
            <text:p>23.44</text:p>
          </table:table-cell>
          <table:table-cell table:formula="of:=DEGREES(ATAN2(COS(RADIANS([.R313]))*SIN(RADIANS([.P313]));COS(RADIANS([.P313]))))" office:value-type="float" office:value="-133.717528080718">
            <text:p>-133.72</text:p>
          </table:table-cell>
          <table:table-cell table:formula="of:=DEGREES(ASIN(SIN(RADIANS([.R313]))*SIN(RADIANS([.P313]))))" office:value-type="float" office:value="-16.6789051792911">
            <text:p>-16.68</text:p>
          </table:table-cell>
          <table:table-cell table:formula="of:=TAN(RADIANS([.R313]/2))*TAN(RADIANS([.R313]/2))" office:value-type="float" office:value="0.0430300621315267">
            <text:p>0.04</text:p>
          </table:table-cell>
          <table:table-cell table:formula="of:=4*DEGREES([.U313]*SIN(2*RADIANS([.I313]))-2*[.K313]*SIN(RADIANS([.J313]))+4*[.K313]*[.U313]*SIN(RADIANS([.J313]))*COS(2*RADIANS([.I313]))-0.5*[.U313]*[.U313]*SIN(4*RADIANS([.I313]))-1.25*[.K313]*[.K313]*SIN(2*RADIANS([.J313])))" office:value-type="float" office:value="16.2811930676092">
            <text:p>16.28</text:p>
          </table:table-cell>
          <table:table-cell table:formula="of:=DEGREES(ACOS(COS(RADIANS(90.833))/COS(RADIANS([.$B$2]))*COS(RADIANS([.T313]))-TAN(RADIANS([.$B$2]))*TAN(RADIANS([.T313]))))" office:value-type="float" office:value="74.9090656156282">
            <text:p>74.91</text:p>
          </table:table-cell>
          <table:table-cell table:style-name="ce7" table:formula="of:=(720-4*[.$B$3]-[.V313]+[.$B$4]*60)/1440" office:value-type="float" office:value="0.499443615925271">
            <text:p>11:59:12</text:p>
          </table:table-cell>
          <table:table-cell table:style-name="ce7" table:formula="of:=([.X313]*1440-[.W313]*4)/1440" office:value-type="float" office:value="0.291362878104082">
            <text:p>6:59:34</text:p>
          </table:table-cell>
          <table:table-cell table:style-name="ce7" table:formula="of:=([.X313]*1440+[.W313]*4)/1440" office:value-type="float" office:value="0.707524353746461">
            <text:p>16:58:50</text:p>
          </table:table-cell>
          <table:table-cell table:formula="of:=8*[.W313]" office:value-type="float" office:value="599.272524925026">
            <text:p>599.27</text:p>
          </table:table-cell>
          <table:table-cell table:formula="of:=MOD([.E313]*1440+[.V313]+4*[.$B$3]-60*[.$B$4];1440)" office:value-type="float" office:value="720.801193067609">
            <text:p>720.8</text:p>
          </table:table-cell>
          <table:table-cell table:formula="of:=IF([.AB313]/4&lt;0;[.AB313]/4+180;[.AB313]/4-180)" office:value-type="float" office:value="0.200298266902308">
            <text:p>0.2</text:p>
          </table:table-cell>
          <table:table-cell table:formula="of:=DEGREES(ACOS(SIN(RADIANS([.$B$2]))*SIN(RADIANS([.T313]))+COS(RADIANS([.$B$2]))*COS(RADIANS([.T313]))*COS(RADIANS([.AC313]))))" office:value-type="float" office:value="59.6791893274112">
            <text:p>59.68</text:p>
          </table:table-cell>
          <table:table-cell table:formula="of:=90-[.AD313]" office:value-type="float" office:value="30.3208106725888">
            <text:p>30.32</text:p>
          </table:table-cell>
          <table:table-cell table:formula="of:=IF([.AE313]&gt;85;0;IF([.AE313]&gt;5;58.1/TAN(RADIANS([.AE313]))-0.07/POWER(TAN(RADIANS([.AE313]));3)+0.000086/POWER(TAN(RADIANS([.AE313]));5);IF([.AE313]&gt;-0.575;1735+[.AE313]*(-518.2+[.AE313]*(103.4+[.AE313]*(-12.79+[.AE313]*0.711)));-20.772/TAN(RADIANS([.AE313])))))/3600" office:value-type="float" office:value="0.0274985291877991">
            <text:p>0.03</text:p>
          </table:table-cell>
          <table:table-cell table:formula="of:=[.AE313]+[.AF313]" office:value-type="float" office:value="30.3483092017766">
            <text:p>30.35</text:p>
          </table:table-cell>
          <table:table-cell table:formula="of:=IF([.AC313]&gt;0;MOD(DEGREES(ACOS(((SIN(RADIANS([.$B$2]))*COS(RADIANS([.AD313])))-SIN(RADIANS([.T313])))/(COS(RADIANS([.$B$2]))*SIN(RADIANS([.AD313])))))+180;360);MOD(540-DEGREES(ACOS(((SIN(RADIANS([.$B$2]))*COS(RADIANS([.AD313])))-SIN(RADIANS([.T313])))/(COS(RADIANS([.$B$2]))*SIN(RADIANS([.AD313])))));360))" office:value-type="float" office:value="180.222276104526">
            <text:p>180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3]+1" office:value-type="date" office:date-value="2010-11-09">
            <text:p>11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4]+2415018.5+[.E314]-[.$B$4]/24" office:value-type="float" office:value="2455510.20833333">
            <text:p>2455510.21</text:p>
          </table:table-cell>
          <table:table-cell table:style-name="ce9" table:formula="of:=([.F314]-2451545)/36525" office:value-type="float" office:value="0.108561487565599">
            <text:p>0.10856149</text:p>
          </table:table-cell>
          <table:table-cell/>
          <table:table-cell table:formula="of:=MOD(280.46646+[.G314]*(36000.76983+[.G314]*0.0003032);360)" office:value-type="float" office:value="228.763589824915">
            <text:p>228.76</text:p>
          </table:table-cell>
          <table:table-cell table:formula="of:=357.52911+[.G314]*(35999.05029-0.0001537*[.G314])" office:value-type="float" office:value="4265.63955861975">
            <text:p>4265.64</text:p>
          </table:table-cell>
          <table:table-cell table:formula="of:=0.016708634-[.G314]*(0.000042037+0.0001537*[.G314])" office:value-type="float" office:value="0.0167022589545525">
            <text:p>0.02</text:p>
          </table:table-cell>
          <table:table-cell table:formula="of:=SIN(RADIANS([.J314]))*(1.914602-[.G314]*(0.004817+0.000014*[.G314]))+SIN(RADIANS(2*[.J314]))*(0.019993-0.000101*[.G314])+SIN(RADIANS(3*[.J314]))*0.000289" office:value-type="float" office:value="-1.57457829551164">
            <text:p>-1.57</text:p>
          </table:table-cell>
          <table:table-cell table:formula="of:=[.I314]+[.L314]" office:value-type="float" office:value="227.189011529403">
            <text:p>227.19</text:p>
          </table:table-cell>
          <table:table-cell table:formula="of:=[.J314]+[.L314]" office:value-type="float" office:value="4264.06498032423">
            <text:p>4264.06</text:p>
          </table:table-cell>
          <table:table-cell table:formula="of:=(1.000001018*(1-[.K314]*[.K314]))/(1+[.K314]*COS(RADIANS([.N314])))" office:value-type="float" office:value="0.990455859689671">
            <text:p>0.99</text:p>
          </table:table-cell>
          <table:table-cell table:formula="of:=[.M314]-0.00569-0.00478*SIN(RADIANS(125.04-1934.136*[.G314]))" office:value-type="float" office:value="227.188082847291">
            <text:p>227.19</text:p>
          </table:table-cell>
          <table:table-cell table:formula="of:=23+(26+((21.448-[.G314]*(46.815+[.G314]*(0.00059-[.G314]*0.001813))))/60)/60" office:value-type="float" office:value="23.437879358146">
            <text:p>23.44</text:p>
          </table:table-cell>
          <table:table-cell table:formula="of:=[.Q314]+0.00256*COS(RADIANS(125.04-1934.136*[.G314]))" office:value-type="float" office:value="23.4381054730748">
            <text:p>23.44</text:p>
          </table:table-cell>
          <table:table-cell table:formula="of:=DEGREES(ATAN2(COS(RADIANS([.R314]))*SIN(RADIANS([.P314]));COS(RADIANS([.P314]))))" office:value-type="float" office:value="-134.723253971261">
            <text:p>-134.72</text:p>
          </table:table-cell>
          <table:table-cell table:formula="of:=DEGREES(ASIN(SIN(RADIANS([.R314]))*SIN(RADIANS([.P314]))))" office:value-type="float" office:value="-16.9652009212262">
            <text:p>-16.97</text:p>
          </table:table-cell>
          <table:table-cell table:formula="of:=TAN(RADIANS([.R314]/2))*TAN(RADIANS([.R314]/2))" office:value-type="float" office:value="0.0430300518877539">
            <text:p>0.04</text:p>
          </table:table-cell>
          <table:table-cell table:formula="of:=4*DEGREES([.U314]*SIN(2*RADIANS([.I314]))-2*[.K314]*SIN(RADIANS([.J314]))+4*[.K314]*[.U314]*SIN(RADIANS([.J314]))*COS(2*RADIANS([.I314]))-0.5*[.U314]*[.U314]*SIN(4*RADIANS([.I314]))-1.25*[.K314]*[.K314]*SIN(2*RADIANS([.J314])))" office:value-type="float" office:value="16.199541275746">
            <text:p>16.2</text:p>
          </table:table-cell>
          <table:table-cell table:formula="of:=DEGREES(ACOS(COS(RADIANS(90.833))/COS(RADIANS([.$B$2]))*COS(RADIANS([.T314]))-TAN(RADIANS([.$B$2]))*TAN(RADIANS([.T314]))))" office:value-type="float" office:value="74.6053542608985">
            <text:p>74.61</text:p>
          </table:table-cell>
          <table:table-cell table:style-name="ce7" table:formula="of:=(720-4*[.$B$3]-[.V314]+[.$B$4]*60)/1440" office:value-type="float" office:value="0.49950031855851">
            <text:p>11:59:17</text:p>
          </table:table-cell>
          <table:table-cell table:style-name="ce7" table:formula="of:=([.X314]*1440-[.W314]*4)/1440" office:value-type="float" office:value="0.292263223389347">
            <text:p>7:00:52</text:p>
          </table:table-cell>
          <table:table-cell table:style-name="ce7" table:formula="of:=([.X314]*1440+[.W314]*4)/1440" office:value-type="float" office:value="0.706737413727672">
            <text:p>16:57:42</text:p>
          </table:table-cell>
          <table:table-cell table:formula="of:=8*[.W314]" office:value-type="float" office:value="596.842834087188">
            <text:p>596.84</text:p>
          </table:table-cell>
          <table:table-cell table:formula="of:=MOD([.E314]*1440+[.V314]+4*[.$B$3]-60*[.$B$4];1440)" office:value-type="float" office:value="720.719541275746">
            <text:p>720.72</text:p>
          </table:table-cell>
          <table:table-cell table:formula="of:=IF([.AB314]/4&lt;0;[.AB314]/4+180;[.AB314]/4-180)" office:value-type="float" office:value="0.179885318936499">
            <text:p>0.18</text:p>
          </table:table-cell>
          <table:table-cell table:formula="of:=DEGREES(ACOS(SIN(RADIANS([.$B$2]))*SIN(RADIANS([.T314]))+COS(RADIANS([.$B$2]))*COS(RADIANS([.T314]))*COS(RADIANS([.AC314]))))" office:value-type="float" office:value="59.9654290941228">
            <text:p>59.97</text:p>
          </table:table-cell>
          <table:table-cell table:formula="of:=90-[.AD314]" office:value-type="float" office:value="30.0345709058772">
            <text:p>30.03</text:p>
          </table:table-cell>
          <table:table-cell table:formula="of:=IF([.AE314]&gt;85;0;IF([.AE314]&gt;5;58.1/TAN(RADIANS([.AE314]))-0.07/POWER(TAN(RADIANS([.AE314]));3)+0.000086/POWER(TAN(RADIANS([.AE314]));5);IF([.AE314]&gt;-0.575;1735+[.AE314]*(-518.2+[.AE314]*(103.4+[.AE314]*(-12.79+[.AE314]*0.711)));-20.772/TAN(RADIANS([.AE314])))))/3600" office:value-type="float" office:value="0.0278142197562878">
            <text:p>0.03</text:p>
          </table:table-cell>
          <table:table-cell table:formula="of:=[.AE314]+[.AF314]" office:value-type="float" office:value="30.0623851256335">
            <text:p>30.06</text:p>
          </table:table-cell>
          <table:table-cell table:formula="of:=IF([.AC314]&gt;0;MOD(DEGREES(ACOS(((SIN(RADIANS([.$B$2]))*COS(RADIANS([.AD314])))-SIN(RADIANS([.T314])))/(COS(RADIANS([.$B$2]))*SIN(RADIANS([.AD314])))))+180;360);MOD(540-DEGREES(ACOS(((SIN(RADIANS([.$B$2]))*COS(RADIANS([.AD314])))-SIN(RADIANS([.T314])))/(COS(RADIANS([.$B$2]))*SIN(RADIANS([.AD314])))));360))" office:value-type="float" office:value="180.198743765369">
            <text:p>180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4]+1" office:value-type="date" office:date-value="2010-11-10">
            <text:p>11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5]+2415018.5+[.E315]-[.$B$4]/24" office:value-type="float" office:value="2455511.20833333">
            <text:p>2455511.21</text:p>
          </table:table-cell>
          <table:table-cell table:style-name="ce9" table:formula="of:=([.F315]-2451545)/36525" office:value-type="float" office:value="0.10858886607347">
            <text:p>0.10858887</text:p>
          </table:table-cell>
          <table:table-cell/>
          <table:table-cell table:formula="of:=MOD(280.46646+[.G315]*(36000.76983+[.G315]*0.0003032);360)" office:value-type="float" office:value="229.749237186881">
            <text:p>229.75</text:p>
          </table:table-cell>
          <table:table-cell table:formula="of:=357.52911+[.G315]*(35999.05029-0.0001537*[.G315])" office:value-type="float" office:value="4266.62515890056">
            <text:p>4266.63</text:p>
          </table:table-cell>
          <table:table-cell table:formula="of:=0.016708634-[.G315]*(0.000042037+0.0001537*[.G315])" office:value-type="float" office:value="0.0167022568898568">
            <text:p>0.02</text:p>
          </table:table-cell>
          <table:table-cell table:formula="of:=SIN(RADIANS([.J315]))*(1.914602-[.G315]*(0.004817+0.000014*[.G315]))+SIN(RADIANS(2*[.J315]))*(0.019993-0.000101*[.G315])+SIN(RADIANS(3*[.J315]))*0.000289" office:value-type="float" office:value="-1.55538712181554">
            <text:p>-1.56</text:p>
          </table:table-cell>
          <table:table-cell table:formula="of:=[.I315]+[.L315]" office:value-type="float" office:value="228.193850065066">
            <text:p>228.19</text:p>
          </table:table-cell>
          <table:table-cell table:formula="of:=[.J315]+[.L315]" office:value-type="float" office:value="4265.06977177874">
            <text:p>4265.07</text:p>
          </table:table-cell>
          <table:table-cell table:formula="of:=(1.000001018*(1-[.K315]*[.K315]))/(1+[.K315]*COS(RADIANS([.N315])))" office:value-type="float" office:value="0.990219240382709">
            <text:p>0.99</text:p>
          </table:table-cell>
          <table:table-cell table:formula="of:=[.M315]-0.00569-0.00478*SIN(RADIANS(125.04-1934.136*[.G315]))" office:value-type="float" office:value="228.192921771124">
            <text:p>228.19</text:p>
          </table:table-cell>
          <table:table-cell table:formula="of:=23+(26+((21.448-[.G315]*(46.815+[.G315]*(0.00059-[.G315]*0.001813))))/60)/60" office:value-type="float" office:value="23.4378790021109">
            <text:p>23.44</text:p>
          </table:table-cell>
          <table:table-cell table:formula="of:=[.Q315]+0.00256*COS(RADIANS(125.04-1934.136*[.G315]))" office:value-type="float" office:value="23.4381027601941">
            <text:p>23.44</text:p>
          </table:table-cell>
          <table:table-cell table:formula="of:=DEGREES(ATAN2(COS(RADIANS([.R315]))*SIN(RADIANS([.P315]));COS(RADIANS([.P315]))))" office:value-type="float" office:value="-135.732509823355">
            <text:p>-135.73</text:p>
          </table:table-cell>
          <table:table-cell table:formula="of:=DEGREES(ASIN(SIN(RADIANS([.R315]))*SIN(RADIANS([.P315]))))" office:value-type="float" office:value="-17.2466887953843">
            <text:p>-17.25</text:p>
          </table:table-cell>
          <table:table-cell table:formula="of:=TAN(RADIANS([.R315]/2))*TAN(RADIANS([.R315]/2))" office:value-type="float" office:value="0.0430300416432531">
            <text:p>0.04</text:p>
          </table:table-cell>
          <table:table-cell table:formula="of:=4*DEGREES([.U315]*SIN(2*RADIANS([.I315]))-2*[.K315]*SIN(RADIANS([.J315]))+4*[.K315]*[.U315]*SIN(RADIANS([.J315]))*COS(2*RADIANS([.I315]))-0.5*[.U315]*[.U315]*SIN(4*RADIANS([.I315]))-1.25*[.K315]*[.K315]*SIN(2*RADIANS([.J315])))" office:value-type="float" office:value="16.1035718119328">
            <text:p>16.1</text:p>
          </table:table-cell>
          <table:table-cell table:formula="of:=DEGREES(ACOS(COS(RADIANS(90.833))/COS(RADIANS([.$B$2]))*COS(RADIANS([.T315]))-TAN(RADIANS([.$B$2]))*TAN(RADIANS([.T315]))))" office:value-type="float" office:value="74.3053820449124">
            <text:p>74.31</text:p>
          </table:table-cell>
          <table:table-cell table:style-name="ce7" table:formula="of:=(720-4*[.$B$3]-[.V315]+[.$B$4]*60)/1440" office:value-type="float" office:value="0.499566964019491">
            <text:p>11:59:23</text:p>
          </table:table-cell>
          <table:table-cell table:style-name="ce7" table:formula="of:=([.X315]*1440-[.W315]*4)/1440" office:value-type="float" office:value="0.293163125005846">
            <text:p>7:02:09</text:p>
          </table:table-cell>
          <table:table-cell table:style-name="ce7" table:formula="of:=([.X315]*1440+[.W315]*4)/1440" office:value-type="float" office:value="0.705970803033137">
            <text:p>16:56:36</text:p>
          </table:table-cell>
          <table:table-cell table:formula="of:=8*[.W315]" office:value-type="float" office:value="594.443056359299">
            <text:p>594.44</text:p>
          </table:table-cell>
          <table:table-cell table:formula="of:=MOD([.E315]*1440+[.V315]+4*[.$B$3]-60*[.$B$4];1440)" office:value-type="float" office:value="720.623571811933">
            <text:p>720.62</text:p>
          </table:table-cell>
          <table:table-cell table:formula="of:=IF([.AB315]/4&lt;0;[.AB315]/4+180;[.AB315]/4-180)" office:value-type="float" office:value="0.15589295298318">
            <text:p>0.16</text:p>
          </table:table-cell>
          <table:table-cell table:formula="of:=DEGREES(ACOS(SIN(RADIANS([.$B$2]))*SIN(RADIANS([.T315]))+COS(RADIANS([.$B$2]))*COS(RADIANS([.T315]))*COS(RADIANS([.AC315]))))" office:value-type="float" office:value="60.2468594203421">
            <text:p>60.25</text:p>
          </table:table-cell>
          <table:table-cell table:formula="of:=90-[.AD315]" office:value-type="float" office:value="29.7531405796579">
            <text:p>29.75</text:p>
          </table:table-cell>
          <table:table-cell table:formula="of:=IF([.AE315]&gt;85;0;IF([.AE315]&gt;5;58.1/TAN(RADIANS([.AE315]))-0.07/POWER(TAN(RADIANS([.AE315]));3)+0.000086/POWER(TAN(RADIANS([.AE315]));5);IF([.AE315]&gt;-0.575;1735+[.AE315]*(-518.2+[.AE315]*(103.4+[.AE315]*(-12.79+[.AE315]*0.711)));-20.772/TAN(RADIANS([.AE315])))))/3600" office:value-type="float" office:value="0.0281298926665211">
            <text:p>0.03</text:p>
          </table:table-cell>
          <table:table-cell table:formula="of:=[.AE315]+[.AF315]" office:value-type="float" office:value="29.7812704723245">
            <text:p>29.78</text:p>
          </table:table-cell>
          <table:table-cell table:formula="of:=IF([.AC315]&gt;0;MOD(DEGREES(ACOS(((SIN(RADIANS([.$B$2]))*COS(RADIANS([.AD315])))-SIN(RADIANS([.T315])))/(COS(RADIANS([.$B$2]))*SIN(RADIANS([.AD315])))))+180;360);MOD(540-DEGREES(ACOS(((SIN(RADIANS([.$B$2]))*COS(RADIANS([.AD315])))-SIN(RADIANS([.T315])))/(COS(RADIANS([.$B$2]))*SIN(RADIANS([.AD315])))));360))" office:value-type="float" office:value="180.171490966645">
            <text:p>180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5]+1" office:value-type="date" office:date-value="2010-11-11">
            <text:p>11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6]+2415018.5+[.E316]-[.$B$4]/24" office:value-type="float" office:value="2455512.20833333">
            <text:p>2455512.21</text:p>
          </table:table-cell>
          <table:table-cell table:style-name="ce9" table:formula="of:=([.F316]-2451545)/36525" office:value-type="float" office:value="0.108616244581341">
            <text:p>0.10861624</text:p>
          </table:table-cell>
          <table:table-cell/>
          <table:table-cell table:formula="of:=MOD(280.46646+[.G316]*(36000.76983+[.G316]*0.0003032);360)" office:value-type="float" office:value="230.734884548849">
            <text:p>230.73</text:p>
          </table:table-cell>
          <table:table-cell table:formula="of:=357.52911+[.G316]*(35999.05029-0.0001537*[.G316])" office:value-type="float" office:value="4267.61075918137">
            <text:p>4267.61</text:p>
          </table:table-cell>
          <table:table-cell table:formula="of:=0.016708634-[.G316]*(0.000042037+0.0001537*[.G316])" office:value-type="float" office:value="0.0167022548249307">
            <text:p>0.02</text:p>
          </table:table-cell>
          <table:table-cell table:formula="of:=SIN(RADIANS([.J316]))*(1.914602-[.G316]*(0.004817+0.000014*[.G316]))+SIN(RADIANS(2*[.J316]))*(0.019993-0.000101*[.G316])+SIN(RADIANS(3*[.J316]))*0.000289" office:value-type="float" office:value="-1.53571849462074">
            <text:p>-1.54</text:p>
          </table:table-cell>
          <table:table-cell table:formula="of:=[.I316]+[.L316]" office:value-type="float" office:value="229.199166054228">
            <text:p>229.2</text:p>
          </table:table-cell>
          <table:table-cell table:formula="of:=[.J316]+[.L316]" office:value-type="float" office:value="4266.07504068675">
            <text:p>4266.08</text:p>
          </table:table-cell>
          <table:table-cell table:formula="of:=(1.000001018*(1-[.K316]*[.K316]))/(1+[.K316]*COS(RADIANS([.N316])))" office:value-type="float" office:value="0.989985517180904">
            <text:p>0.99</text:p>
          </table:table-cell>
          <table:table-cell table:formula="of:=[.M316]-0.00569-0.00478*SIN(RADIANS(125.04-1934.136*[.G316]))" office:value-type="float" office:value="229.198238144389">
            <text:p>229.2</text:p>
          </table:table-cell>
          <table:table-cell table:formula="of:=23+(26+((21.448-[.G316]*(46.815+[.G316]*(0.00059-[.G316]*0.001813))))/60)/60" office:value-type="float" office:value="23.4378786460757">
            <text:p>23.44</text:p>
          </table:table-cell>
          <table:table-cell table:formula="of:=[.Q316]+0.00256*COS(RADIANS(125.04-1934.136*[.G316]))" office:value-type="float" office:value="23.4381000471222">
            <text:p>23.44</text:p>
          </table:table-cell>
          <table:table-cell table:formula="of:=DEGREES(ATAN2(COS(RADIANS([.R316]))*SIN(RADIANS([.P316]));COS(RADIANS([.P316]))))" office:value-type="float" office:value="-136.745302890888">
            <text:p>-136.75</text:p>
          </table:table-cell>
          <table:table-cell table:formula="of:=DEGREES(ASIN(SIN(RADIANS([.R316]))*SIN(RADIANS([.P316]))))" office:value-type="float" office:value="-17.5232576612419">
            <text:p>-17.52</text:p>
          </table:table-cell>
          <table:table-cell table:formula="of:=TAN(RADIANS([.R316]/2))*TAN(RADIANS([.R316]/2))" office:value-type="float" office:value="0.0430300313980318">
            <text:p>0.04</text:p>
          </table:table-cell>
          <table:table-cell table:formula="of:=4*DEGREES([.U316]*SIN(2*RADIANS([.I316]))-2*[.K316]*SIN(RADIANS([.J316]))+4*[.K316]*[.U316]*SIN(RADIANS([.J316]))*COS(2*RADIANS([.I316]))-0.5*[.U316]*[.U316]*SIN(4*RADIANS([.I316]))-1.25*[.K316]*[.K316]*SIN(2*RADIANS([.J316])))" office:value-type="float" office:value="15.9932663668606">
            <text:p>15.99</text:p>
          </table:table-cell>
          <table:table-cell table:formula="of:=DEGREES(ACOS(COS(RADIANS(90.833))/COS(RADIANS([.$B$2]))*COS(RADIANS([.T316]))-TAN(RADIANS([.$B$2]))*TAN(RADIANS([.T316]))))" office:value-type="float" office:value="74.0093055734927">
            <text:p>74.01</text:p>
          </table:table-cell>
          <table:table-cell table:style-name="ce7" table:formula="of:=(720-4*[.$B$3]-[.V316]+[.$B$4]*60)/1440" office:value-type="float" office:value="0.499643565023013">
            <text:p>11:59:29</text:p>
          </table:table-cell>
          <table:table-cell table:style-name="ce7" table:formula="of:=([.X316]*1440-[.W316]*4)/1440" office:value-type="float" office:value="0.2940621606522">
            <text:p>7:03:27</text:p>
          </table:table-cell>
          <table:table-cell table:style-name="ce7" table:formula="of:=([.X316]*1440+[.W316]*4)/1440" office:value-type="float" office:value="0.705224969393827">
            <text:p>16:55:31</text:p>
          </table:table-cell>
          <table:table-cell table:formula="of:=8*[.W316]" office:value-type="float" office:value="592.074444587942">
            <text:p>592.07</text:p>
          </table:table-cell>
          <table:table-cell table:formula="of:=MOD([.E316]*1440+[.V316]+4*[.$B$3]-60*[.$B$4];1440)" office:value-type="float" office:value="720.513266366861">
            <text:p>720.51</text:p>
          </table:table-cell>
          <table:table-cell table:formula="of:=IF([.AB316]/4&lt;0;[.AB316]/4+180;[.AB316]/4-180)" office:value-type="float" office:value="0.128316591715134">
            <text:p>0.13</text:p>
          </table:table-cell>
          <table:table-cell table:formula="of:=DEGREES(ACOS(SIN(RADIANS([.$B$2]))*SIN(RADIANS([.T316]))+COS(RADIANS([.$B$2]))*COS(RADIANS([.T316]))*COS(RADIANS([.AC316]))))" office:value-type="float" office:value="60.5233727697562">
            <text:p>60.52</text:p>
          </table:table-cell>
          <table:table-cell table:formula="of:=90-[.AD316]" office:value-type="float" office:value="29.4766272302438">
            <text:p>29.48</text:p>
          </table:table-cell>
          <table:table-cell table:formula="of:=IF([.AE316]&gt;85;0;IF([.AE316]&gt;5;58.1/TAN(RADIANS([.AE316]))-0.07/POWER(TAN(RADIANS([.AE316]));3)+0.000086/POWER(TAN(RADIANS([.AE316]));5);IF([.AE316]&gt;-0.575;1735+[.AE316]*(-518.2+[.AE316]*(103.4+[.AE316]*(-12.79+[.AE316]*0.711)));-20.772/TAN(RADIANS([.AE316])))))/3600" office:value-type="float" office:value="0.0284453002974486">
            <text:p>0.03</text:p>
          </table:table-cell>
          <table:table-cell table:formula="of:=[.AE316]+[.AF316]" office:value-type="float" office:value="29.5050725305413">
            <text:p>29.51</text:p>
          </table:table-cell>
          <table:table-cell table:formula="of:=IF([.AC316]&gt;0;MOD(DEGREES(ACOS(((SIN(RADIANS([.$B$2]))*COS(RADIANS([.AD316])))-SIN(RADIANS([.T316])))/(COS(RADIANS([.$B$2]))*SIN(RADIANS([.AD316])))))+180;360);MOD(540-DEGREES(ACOS(((SIN(RADIANS([.$B$2]))*COS(RADIANS([.AD316])))-SIN(RADIANS([.T316])))/(COS(RADIANS([.$B$2]))*SIN(RADIANS([.AD316])))));360))" office:value-type="float" office:value="180.140556134348">
            <text:p>180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6]+1" office:value-type="date" office:date-value="2010-11-12">
            <text:p>11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7]+2415018.5+[.E317]-[.$B$4]/24" office:value-type="float" office:value="2455513.20833333">
            <text:p>2455513.21</text:p>
          </table:table-cell>
          <table:table-cell table:style-name="ce9" table:formula="of:=([.F317]-2451545)/36525" office:value-type="float" office:value="0.108643623089213">
            <text:p>0.10864362</text:p>
          </table:table-cell>
          <table:table-cell/>
          <table:table-cell table:formula="of:=MOD(280.46646+[.G317]*(36000.76983+[.G317]*0.0003032);360)" office:value-type="float" office:value="231.720531910816">
            <text:p>231.72</text:p>
          </table:table-cell>
          <table:table-cell table:formula="of:=357.52911+[.G317]*(35999.05029-0.0001537*[.G317])" office:value-type="float" office:value="4268.59635946218">
            <text:p>4268.6</text:p>
          </table:table-cell>
          <table:table-cell table:formula="of:=0.016708634-[.G317]*(0.000042037+0.0001537*[.G317])" office:value-type="float" office:value="0.0167022527597742">
            <text:p>0.02</text:p>
          </table:table-cell>
          <table:table-cell table:formula="of:=SIN(RADIANS([.J317]))*(1.914602-[.G317]*(0.004817+0.000014*[.G317]))+SIN(RADIANS(2*[.J317]))*(0.019993-0.000101*[.G317])+SIN(RADIANS(3*[.J317]))*0.000289" office:value-type="float" office:value="-1.51557803531526">
            <text:p>-1.52</text:p>
          </table:table-cell>
          <table:table-cell table:formula="of:=[.I317]+[.L317]" office:value-type="float" office:value="230.204953875501">
            <text:p>230.2</text:p>
          </table:table-cell>
          <table:table-cell table:formula="of:=[.J317]+[.L317]" office:value-type="float" office:value="4267.08078142686">
            <text:p>4267.08</text:p>
          </table:table-cell>
          <table:table-cell table:formula="of:=(1.000001018*(1-[.K317]*[.K317]))/(1+[.K317]*COS(RADIANS([.N317])))" office:value-type="float" office:value="0.989754763415288">
            <text:p>0.99</text:p>
          </table:table-cell>
          <table:table-cell table:formula="of:=[.M317]-0.00569-0.00478*SIN(RADIANS(125.04-1934.136*[.G317]))" office:value-type="float" office:value="230.204026345697">
            <text:p>230.2</text:p>
          </table:table-cell>
          <table:table-cell table:formula="of:=23+(26+((21.448-[.G317]*(46.815+[.G317]*(0.00059-[.G317]*0.001813))))/60)/60" office:value-type="float" office:value="23.4378782900405">
            <text:p>23.44</text:p>
          </table:table-cell>
          <table:table-cell table:formula="of:=[.Q317]+0.00256*COS(RADIANS(125.04-1934.136*[.G317]))" office:value-type="float" office:value="23.4380973338612">
            <text:p>23.44</text:p>
          </table:table-cell>
          <table:table-cell table:formula="of:=DEGREES(ATAN2(COS(RADIANS([.R317]))*SIN(RADIANS([.P317]));COS(RADIANS([.P317]))))" office:value-type="float" office:value="-137.761636405341">
            <text:p>-137.76</text:p>
          </table:table-cell>
          <table:table-cell table:formula="of:=DEGREES(ASIN(SIN(RADIANS([.R317]))*SIN(RADIANS([.P317]))))" office:value-type="float" office:value="-17.7947969029618">
            <text:p>-17.79</text:p>
          </table:table-cell>
          <table:table-cell table:formula="of:=TAN(RADIANS([.R317]/2))*TAN(RADIANS([.R317]/2))" office:value-type="float" office:value="0.0430300211520977">
            <text:p>0.04</text:p>
          </table:table-cell>
          <table:table-cell table:formula="of:=4*DEGREES([.U317]*SIN(2*RADIANS([.I317]))-2*[.K317]*SIN(RADIANS([.J317]))+4*[.K317]*[.U317]*SIN(RADIANS([.J317]))*COS(2*RADIANS([.I317]))-0.5*[.U317]*[.U317]*SIN(4*RADIANS([.I317]))-1.25*[.K317]*[.K317]*SIN(2*RADIANS([.J317])))" office:value-type="float" office:value="15.8686241209011">
            <text:p>15.87</text:p>
          </table:table-cell>
          <table:table-cell table:formula="of:=DEGREES(ACOS(COS(RADIANS(90.833))/COS(RADIANS([.$B$2]))*COS(RADIANS([.T317]))-TAN(RADIANS([.$B$2]))*TAN(RADIANS([.T317]))))" office:value-type="float" office:value="73.7172845608736">
            <text:p>73.72</text:p>
          </table:table-cell>
          <table:table-cell table:style-name="ce7" table:formula="of:=(720-4*[.$B$3]-[.V317]+[.$B$4]*60)/1440" office:value-type="float" office:value="0.499730122138263">
            <text:p>11:59:37</text:p>
          </table:table-cell>
          <table:table-cell table:style-name="ce7" table:formula="of:=([.X317]*1440-[.W317]*4)/1440" office:value-type="float" office:value="0.294959887246948">
            <text:p>7:04:45</text:p>
          </table:table-cell>
          <table:table-cell table:style-name="ce7" table:formula="of:=([.X317]*1440+[.W317]*4)/1440" office:value-type="float" office:value="0.704500357029579">
            <text:p>16:54:29</text:p>
          </table:table-cell>
          <table:table-cell table:formula="of:=8*[.W317]" office:value-type="float" office:value="589.738276486989">
            <text:p>589.74</text:p>
          </table:table-cell>
          <table:table-cell table:formula="of:=MOD([.E317]*1440+[.V317]+4*[.$B$3]-60*[.$B$4];1440)" office:value-type="float" office:value="720.388624120901">
            <text:p>720.39</text:p>
          </table:table-cell>
          <table:table-cell table:formula="of:=IF([.AB317]/4&lt;0;[.AB317]/4+180;[.AB317]/4-180)" office:value-type="float" office:value="0.0971560302252783">
            <text:p>0.1</text:p>
          </table:table-cell>
          <table:table-cell table:formula="of:=DEGREES(ACOS(SIN(RADIANS([.$B$2]))*SIN(RADIANS([.T317]))+COS(RADIANS([.$B$2]))*COS(RADIANS([.T317]))*COS(RADIANS([.AC317]))))" office:value-type="float" office:value="60.7948626186885">
            <text:p>60.79</text:p>
          </table:table-cell>
          <table:table-cell table:formula="of:=90-[.AD317]" office:value-type="float" office:value="29.2051373813115">
            <text:p>29.21</text:p>
          </table:table-cell>
          <table:table-cell table:formula="of:=IF([.AE317]&gt;85;0;IF([.AE317]&gt;5;58.1/TAN(RADIANS([.AE317]))-0.07/POWER(TAN(RADIANS([.AE317]));3)+0.000086/POWER(TAN(RADIANS([.AE317]));5);IF([.AE317]&gt;-0.575;1735+[.AE317]*(-518.2+[.AE317]*(103.4+[.AE317]*(-12.79+[.AE317]*0.711)));-20.772/TAN(RADIANS([.AE317])))))/3600" office:value-type="float" office:value="0.0287601827859222">
            <text:p>0.03</text:p>
          </table:table-cell>
          <table:table-cell table:formula="of:=[.AE317]+[.AF317]" office:value-type="float" office:value="29.2338975640975">
            <text:p>29.23</text:p>
          </table:table-cell>
          <table:table-cell table:formula="of:=IF([.AC317]&gt;0;MOD(DEGREES(ACOS(((SIN(RADIANS([.$B$2]))*COS(RADIANS([.AD317])))-SIN(RADIANS([.T317])))/(COS(RADIANS([.$B$2]))*SIN(RADIANS([.AD317])))))+180;360);MOD(540-DEGREES(ACOS(((SIN(RADIANS([.$B$2]))*COS(RADIANS([.AD317])))-SIN(RADIANS([.T317])))/(COS(RADIANS([.$B$2]))*SIN(RADIANS([.AD317])))));360))" office:value-type="float" office:value="180.105980196784">
            <text:p>180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7]+1" office:value-type="date" office:date-value="2010-11-13">
            <text:p>11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8]+2415018.5+[.E318]-[.$B$4]/24" office:value-type="float" office:value="2455514.20833333">
            <text:p>2455514.21</text:p>
          </table:table-cell>
          <table:table-cell table:style-name="ce9" table:formula="of:=([.F318]-2451545)/36525" office:value-type="float" office:value="0.108671001597084">
            <text:p>0.10867100</text:p>
          </table:table-cell>
          <table:table-cell/>
          <table:table-cell table:formula="of:=MOD(280.46646+[.G318]*(36000.76983+[.G318]*0.0003032);360)" office:value-type="float" office:value="232.706179272785">
            <text:p>232.71</text:p>
          </table:table-cell>
          <table:table-cell table:formula="of:=357.52911+[.G318]*(35999.05029-0.0001537*[.G318])" office:value-type="float" office:value="4269.58195974299">
            <text:p>4269.58</text:p>
          </table:table-cell>
          <table:table-cell table:formula="of:=0.016708634-[.G318]*(0.000042037+0.0001537*[.G318])" office:value-type="float" office:value="0.0167022506943873">
            <text:p>0.02</text:p>
          </table:table-cell>
          <table:table-cell table:formula="of:=SIN(RADIANS([.J318]))*(1.914602-[.G318]*(0.004817+0.000014*[.G318]))+SIN(RADIANS(2*[.J318]))*(0.019993-0.000101*[.G318])+SIN(RADIANS(3*[.J318]))*0.000289" office:value-type="float" office:value="-1.49497152590507">
            <text:p>-1.49</text:p>
          </table:table-cell>
          <table:table-cell table:formula="of:=[.I318]+[.L318]" office:value-type="float" office:value="231.211207746879">
            <text:p>231.21</text:p>
          </table:table-cell>
          <table:table-cell table:formula="of:=[.J318]+[.L318]" office:value-type="float" office:value="4268.08698821708">
            <text:p>4268.09</text:p>
          </table:table-cell>
          <table:table-cell table:formula="of:=(1.000001018*(1-[.K318]*[.K318]))/(1+[.K318]*COS(RADIANS([.N318])))" office:value-type="float" office:value="0.989527051586213">
            <text:p>0.99</text:p>
          </table:table-cell>
          <table:table-cell table:formula="of:=[.M318]-0.00569-0.00478*SIN(RADIANS(125.04-1934.136*[.G318]))" office:value-type="float" office:value="231.210280593042">
            <text:p>231.21</text:p>
          </table:table-cell>
          <table:table-cell table:formula="of:=23+(26+((21.448-[.G318]*(46.815+[.G318]*(0.00059-[.G318]*0.001813))))/60)/60" office:value-type="float" office:value="23.4378779340054">
            <text:p>23.44</text:p>
          </table:table-cell>
          <table:table-cell table:formula="of:=[.Q318]+0.00256*COS(RADIANS(125.04-1934.136*[.G318]))" office:value-type="float" office:value="23.4380946204131">
            <text:p>23.44</text:p>
          </table:table-cell>
          <table:table-cell table:formula="of:=DEGREES(ATAN2(COS(RADIANS([.R318]))*SIN(RADIANS([.P318]));COS(RADIANS([.P318]))))" office:value-type="float" office:value="-138.781509480902">
            <text:p>-138.78</text:p>
          </table:table-cell>
          <table:table-cell table:formula="of:=DEGREES(ASIN(SIN(RADIANS([.R318]))*SIN(RADIANS([.P318]))))" office:value-type="float" office:value="-18.0611965145017">
            <text:p>-18.06</text:p>
          </table:table-cell>
          <table:table-cell table:formula="of:=TAN(RADIANS([.R318]/2))*TAN(RADIANS([.R318]/2))" office:value-type="float" office:value="0.0430300109054584">
            <text:p>0.04</text:p>
          </table:table-cell>
          <table:table-cell table:formula="of:=4*DEGREES([.U318]*SIN(2*RADIANS([.I318]))-2*[.K318]*SIN(RADIANS([.J318]))+4*[.K318]*[.U318]*SIN(RADIANS([.J318]))*COS(2*RADIANS([.I318]))-0.5*[.U318]*[.U318]*SIN(4*RADIANS([.I318]))-1.25*[.K318]*[.K318]*SIN(2*RADIANS([.J318])))" office:value-type="float" office:value="15.7296620387461">
            <text:p>15.73</text:p>
          </table:table-cell>
          <table:table-cell table:formula="of:=DEGREES(ACOS(COS(RADIANS(90.833))/COS(RADIANS([.$B$2]))*COS(RADIANS([.T318]))-TAN(RADIANS([.$B$2]))*TAN(RADIANS([.T318]))))" office:value-type="float" office:value="73.4294816883448">
            <text:p>73.43</text:p>
          </table:table-cell>
          <table:table-cell table:style-name="ce7" table:formula="of:=(720-4*[.$B$3]-[.V318]+[.$B$4]*60)/1440" office:value-type="float" office:value="0.499826623584204">
            <text:p>11:59:45</text:p>
          </table:table-cell>
          <table:table-cell table:style-name="ce7" table:formula="of:=([.X318]*1440-[.W318]*4)/1440" office:value-type="float" office:value="0.29585584111658">
            <text:p>7:06:02</text:p>
          </table:table-cell>
          <table:table-cell table:style-name="ce7" table:formula="of:=([.X318]*1440+[.W318]*4)/1440" office:value-type="float" office:value="0.703797406051829">
            <text:p>16:53:28</text:p>
          </table:table-cell>
          <table:table-cell table:formula="of:=8*[.W318]" office:value-type="float" office:value="587.435853506759">
            <text:p>587.44</text:p>
          </table:table-cell>
          <table:table-cell table:formula="of:=MOD([.E318]*1440+[.V318]+4*[.$B$3]-60*[.$B$4];1440)" office:value-type="float" office:value="720.249662038746">
            <text:p>720.25</text:p>
          </table:table-cell>
          <table:table-cell table:formula="of:=IF([.AB318]/4&lt;0;[.AB318]/4+180;[.AB318]/4-180)" office:value-type="float" office:value="0.0624155096865309">
            <text:p>0.06</text:p>
          </table:table-cell>
          <table:table-cell table:formula="of:=DEGREES(ACOS(SIN(RADIANS([.$B$2]))*SIN(RADIANS([.T318]))+COS(RADIANS([.$B$2]))*COS(RADIANS([.T318]))*COS(RADIANS([.AC318]))))" office:value-type="float" office:value="61.0612235254017">
            <text:p>61.06</text:p>
          </table:table-cell>
          <table:table-cell table:formula="of:=90-[.AD318]" office:value-type="float" office:value="28.9387764745983">
            <text:p>28.94</text:p>
          </table:table-cell>
          <table:table-cell table:formula="of:=IF([.AE318]&gt;85;0;IF([.AE318]&gt;5;58.1/TAN(RADIANS([.AE318]))-0.07/POWER(TAN(RADIANS([.AE318]));3)+0.000086/POWER(TAN(RADIANS([.AE318]));5);IF([.AE318]&gt;-0.575;1735+[.AE318]*(-518.2+[.AE318]*(103.4+[.AE318]*(-12.79+[.AE318]*0.711)));-20.772/TAN(RADIANS([.AE318])))))/3600" office:value-type="float" office:value="0.0290742680021728">
            <text:p>0.03</text:p>
          </table:table-cell>
          <table:table-cell table:formula="of:=[.AE318]+[.AF318]" office:value-type="float" office:value="28.9678507426005">
            <text:p>28.97</text:p>
          </table:table-cell>
          <table:table-cell table:formula="of:=IF([.AC318]&gt;0;MOD(DEGREES(ACOS(((SIN(RADIANS([.$B$2]))*COS(RADIANS([.AD318])))-SIN(RADIANS([.T318])))/(COS(RADIANS([.$B$2]))*SIN(RADIANS([.AD318])))))+180;360);MOD(540-DEGREES(ACOS(((SIN(RADIANS([.$B$2]))*COS(RADIANS([.AD318])))-SIN(RADIANS([.T318])))/(COS(RADIANS([.$B$2]))*SIN(RADIANS([.AD318])))));360))" office:value-type="float" office:value="180.067806558091">
            <text:p>180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8]+1" office:value-type="date" office:date-value="2010-11-14">
            <text:p>11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9]+2415018.5+[.E319]-[.$B$4]/24" office:value-type="float" office:value="2455515.20833333">
            <text:p>2455515.21</text:p>
          </table:table-cell>
          <table:table-cell table:style-name="ce9" table:formula="of:=([.F319]-2451545)/36525" office:value-type="float" office:value="0.108698380104955">
            <text:p>0.10869838</text:p>
          </table:table-cell>
          <table:table-cell/>
          <table:table-cell table:formula="of:=MOD(280.46646+[.G319]*(36000.76983+[.G319]*0.0003032);360)" office:value-type="float" office:value="233.691826634754">
            <text:p>233.69</text:p>
          </table:table-cell>
          <table:table-cell table:formula="of:=357.52911+[.G319]*(35999.05029-0.0001537*[.G319])" office:value-type="float" office:value="4270.5675600238">
            <text:p>4270.57</text:p>
          </table:table-cell>
          <table:table-cell table:formula="of:=0.016708634-[.G319]*(0.000042037+0.0001537*[.G319])" office:value-type="float" office:value="0.0167022486287699">
            <text:p>0.02</text:p>
          </table:table-cell>
          <table:table-cell table:formula="of:=SIN(RADIANS([.J319]))*(1.914602-[.G319]*(0.004817+0.000014*[.G319]))+SIN(RADIANS(2*[.J319]))*(0.019993-0.000101*[.G319])+SIN(RADIANS(3*[.J319]))*0.000289" office:value-type="float" office:value="-1.47390490756122">
            <text:p>-1.47</text:p>
          </table:table-cell>
          <table:table-cell table:formula="of:=[.I319]+[.L319]" office:value-type="float" office:value="232.217921727193">
            <text:p>232.22</text:p>
          </table:table-cell>
          <table:table-cell table:formula="of:=[.J319]+[.L319]" office:value-type="float" office:value="4269.09365511624">
            <text:p>4269.09</text:p>
          </table:table-cell>
          <table:table-cell table:formula="of:=(1.000001018*(1-[.K319]*[.K319]))/(1+[.K319]*COS(RADIANS([.N319])))" office:value-type="float" office:value="0.989302453336796">
            <text:p>0.99</text:p>
          </table:table-cell>
          <table:table-cell table:formula="of:=[.M319]-0.00569-0.00478*SIN(RADIANS(125.04-1934.136*[.G319]))" office:value-type="float" office:value="232.216994945254">
            <text:p>232.22</text:p>
          </table:table-cell>
          <table:table-cell table:formula="of:=23+(26+((21.448-[.G319]*(46.815+[.G319]*(0.00059-[.G319]*0.001813))))/60)/60" office:value-type="float" office:value="23.4378775779702">
            <text:p>23.44</text:p>
          </table:table-cell>
          <table:table-cell table:formula="of:=[.Q319]+0.00256*COS(RADIANS(125.04-1934.136*[.G319]))" office:value-type="float" office:value="23.4380919067799">
            <text:p>23.44</text:p>
          </table:table-cell>
          <table:table-cell table:formula="of:=DEGREES(ATAN2(COS(RADIANS([.R319]))*SIN(RADIANS([.P319]));COS(RADIANS([.P319]))))" office:value-type="float" office:value="-139.804917023907">
            <text:p>-139.8</text:p>
          </table:table-cell>
          <table:table-cell table:formula="of:=DEGREES(ASIN(SIN(RADIANS([.R319]))*SIN(RADIANS([.P319]))))" office:value-type="float" office:value="-18.3223471879711">
            <text:p>-18.32</text:p>
          </table:table-cell>
          <table:table-cell table:formula="of:=TAN(RADIANS([.R319]/2))*TAN(RADIANS([.R319]/2))" office:value-type="float" office:value="0.0430300006581215">
            <text:p>0.04</text:p>
          </table:table-cell>
          <table:table-cell table:formula="of:=4*DEGREES([.U319]*SIN(2*RADIANS([.I319]))-2*[.K319]*SIN(RADIANS([.J319]))+4*[.K319]*[.U319]*SIN(RADIANS([.J319]))*COS(2*RADIANS([.I319]))-0.5*[.U319]*[.U319]*SIN(4*RADIANS([.I319]))-1.25*[.K319]*[.K319]*SIN(2*RADIANS([.J319])))" office:value-type="float" office:value="15.5764151342724">
            <text:p>15.58</text:p>
          </table:table-cell>
          <table:table-cell table:formula="of:=DEGREES(ACOS(COS(RADIANS(90.833))/COS(RADIANS([.$B$2]))*COS(RADIANS([.T319]))-TAN(RADIANS([.$B$2]))*TAN(RADIANS([.T319]))))" office:value-type="float" office:value="73.1460624443111">
            <text:p>73.15</text:p>
          </table:table-cell>
          <table:table-cell table:style-name="ce7" table:formula="of:=(720-4*[.$B$3]-[.V319]+[.$B$4]*60)/1440" office:value-type="float" office:value="0.499933045045644">
            <text:p>11:59:54</text:p>
          </table:table-cell>
          <table:table-cell table:style-name="ce7" table:formula="of:=([.X319]*1440-[.W319]*4)/1440" office:value-type="float" office:value="0.296749538255891">
            <text:p>7:07:19</text:p>
          </table:table-cell>
          <table:table-cell table:style-name="ce7" table:formula="of:=([.X319]*1440+[.W319]*4)/1440" office:value-type="float" office:value="0.703116551835397">
            <text:p>16:52:29</text:p>
          </table:table-cell>
          <table:table-cell table:formula="of:=8*[.W319]" office:value-type="float" office:value="585.168499554489">
            <text:p>585.17</text:p>
          </table:table-cell>
          <table:table-cell table:formula="of:=MOD([.E319]*1440+[.V319]+4*[.$B$3]-60*[.$B$4];1440)" office:value-type="float" office:value="720.096415134272">
            <text:p>720.1</text:p>
          </table:table-cell>
          <table:table-cell table:formula="of:=IF([.AB319]/4&lt;0;[.AB319]/4+180;[.AB319]/4-180)" office:value-type="float" office:value="0.0241037835681084">
            <text:p>0.02</text:p>
          </table:table-cell>
          <table:table-cell table:formula="of:=DEGREES(ACOS(SIN(RADIANS([.$B$2]))*SIN(RADIANS([.T319]))+COS(RADIANS([.$B$2]))*COS(RADIANS([.T319]))*COS(RADIANS([.AC319]))))" office:value-type="float" office:value="61.3223512001974">
            <text:p>61.32</text:p>
          </table:table-cell>
          <table:table-cell table:formula="of:=90-[.AD319]" office:value-type="float" office:value="28.6776487998026">
            <text:p>28.68</text:p>
          </table:table-cell>
          <table:table-cell table:formula="of:=IF([.AE319]&gt;85;0;IF([.AE319]&gt;5;58.1/TAN(RADIANS([.AE319]))-0.07/POWER(TAN(RADIANS([.AE319]));3)+0.000086/POWER(TAN(RADIANS([.AE319]));5);IF([.AE319]&gt;-0.575;1735+[.AE319]*(-518.2+[.AE319]*(103.4+[.AE319]*(-12.79+[.AE319]*0.711)));-20.772/TAN(RADIANS([.AE319])))))/3600" office:value-type="float" office:value="0.0293872715795622">
            <text:p>0.03</text:p>
          </table:table-cell>
          <table:table-cell table:formula="of:=[.AE319]+[.AF319]" office:value-type="float" office:value="28.7070360713822">
            <text:p>28.71</text:p>
          </table:table-cell>
          <table:table-cell table:formula="of:=IF([.AC319]&gt;0;MOD(DEGREES(ACOS(((SIN(RADIANS([.$B$2]))*COS(RADIANS([.AD319])))-SIN(RADIANS([.T319])))/(COS(RADIANS([.$B$2]))*SIN(RADIANS([.AD319])))))+180;360);MOD(540-DEGREES(ACOS(((SIN(RADIANS([.$B$2]))*COS(RADIANS([.AD319])))-SIN(RADIANS([.T319])))/(COS(RADIANS([.$B$2]))*SIN(RADIANS([.AD319])))));360))" office:value-type="float" office:value="180.026081067705">
            <text:p>180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9]+1" office:value-type="date" office:date-value="2010-11-15">
            <text:p>11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0]+2415018.5+[.E320]-[.$B$4]/24" office:value-type="float" office:value="2455516.20833333">
            <text:p>2455516.21</text:p>
          </table:table-cell>
          <table:table-cell table:style-name="ce9" table:formula="of:=([.F320]-2451545)/36525" office:value-type="float" office:value="0.108725758612827">
            <text:p>0.10872576</text:p>
          </table:table-cell>
          <table:table-cell/>
          <table:table-cell table:formula="of:=MOD(280.46646+[.G320]*(36000.76983+[.G320]*0.0003032);360)" office:value-type="float" office:value="234.677473996722">
            <text:p>234.68</text:p>
          </table:table-cell>
          <table:table-cell table:formula="of:=357.52911+[.G320]*(35999.05029-0.0001537*[.G320])" office:value-type="float" office:value="4271.55316030461">
            <text:p>4271.55</text:p>
          </table:table-cell>
          <table:table-cell table:formula="of:=0.016708634-[.G320]*(0.000042037+0.0001537*[.G320])" office:value-type="float" office:value="0.0167022465629221">
            <text:p>0.02</text:p>
          </table:table-cell>
          <table:table-cell table:formula="of:=SIN(RADIANS([.J320]))*(1.914602-[.G320]*(0.004817+0.000014*[.G320]))+SIN(RADIANS(2*[.J320]))*(0.019993-0.000101*[.G320])+SIN(RADIANS(3*[.J320]))*0.000289" office:value-type="float" office:value="-1.45238427909311">
            <text:p>-1.45</text:p>
          </table:table-cell>
          <table:table-cell table:formula="of:=[.I320]+[.L320]" office:value-type="float" office:value="233.225089717629">
            <text:p>233.23</text:p>
          </table:table-cell>
          <table:table-cell table:formula="of:=[.J320]+[.L320]" office:value-type="float" office:value="4270.10077602552">
            <text:p>4270.1</text:p>
          </table:table-cell>
          <table:table-cell table:formula="of:=(1.000001018*(1-[.K320]*[.K320]))/(1+[.K320]*COS(RADIANS([.N320])))" office:value-type="float" office:value="0.989081039426529">
            <text:p>0.99</text:p>
          </table:table-cell>
          <table:table-cell table:formula="of:=[.M320]-0.00569-0.00478*SIN(RADIANS(125.04-1934.136*[.G320]))" office:value-type="float" office:value="233.224163303521">
            <text:p>233.22</text:p>
          </table:table-cell>
          <table:table-cell table:formula="of:=23+(26+((21.448-[.G320]*(46.815+[.G320]*(0.00059-[.G320]*0.001813))))/60)/60" office:value-type="float" office:value="23.4378772219351">
            <text:p>23.44</text:p>
          </table:table-cell>
          <table:table-cell table:formula="of:=[.Q320]+0.00256*COS(RADIANS(125.04-1934.136*[.G320]))" office:value-type="float" office:value="23.4380891929636">
            <text:p>23.44</text:p>
          </table:table-cell>
          <table:table-cell table:formula="of:=DEGREES(ATAN2(COS(RADIANS([.R320]))*SIN(RADIANS([.P320]));COS(RADIANS([.P320]))))" office:value-type="float" office:value="-140.831849647151">
            <text:p>-140.83</text:p>
          </table:table-cell>
          <table:table-cell table:formula="of:=DEGREES(ASIN(SIN(RADIANS([.R320]))*SIN(RADIANS([.P320]))))" office:value-type="float" office:value="-18.578140405151">
            <text:p>-18.58</text:p>
          </table:table-cell>
          <table:table-cell table:formula="of:=TAN(RADIANS([.R320]/2))*TAN(RADIANS([.R320]/2))" office:value-type="float" office:value="0.0430299904100945">
            <text:p>0.04</text:p>
          </table:table-cell>
          <table:table-cell table:formula="of:=4*DEGREES([.U320]*SIN(2*RADIANS([.I320]))-2*[.K320]*SIN(RADIANS([.J320]))+4*[.K320]*[.U320]*SIN(RADIANS([.J320]))*COS(2*RADIANS([.I320]))-0.5*[.U320]*[.U320]*SIN(4*RADIANS([.I320]))-1.25*[.K320]*[.K320]*SIN(2*RADIANS([.J320])))" office:value-type="float" office:value="15.408936704142">
            <text:p>15.41</text:p>
          </table:table-cell>
          <table:table-cell table:formula="of:=DEGREES(ACOS(COS(RADIANS(90.833))/COS(RADIANS([.$B$2]))*COS(RADIANS([.T320]))-TAN(RADIANS([.$B$2]))*TAN(RADIANS([.T320]))))" office:value-type="float" office:value="72.867194945236">
            <text:p>72.87</text:p>
          </table:table-cell>
          <table:table-cell table:style-name="ce7" table:formula="of:=(720-4*[.$B$3]-[.V320]+[.$B$4]*60)/1440" office:value-type="float" office:value="0.500049349511013">
            <text:p>12:00:04</text:p>
          </table:table-cell>
          <table:table-cell table:style-name="ce7" table:formula="of:=([.X320]*1440-[.W320]*4)/1440" office:value-type="float" office:value="0.297640474663135">
            <text:p>7:08:36</text:p>
          </table:table-cell>
          <table:table-cell table:style-name="ce7" table:formula="of:=([.X320]*1440+[.W320]*4)/1440" office:value-type="float" office:value="0.70245822435889">
            <text:p>16:51:32</text:p>
          </table:table-cell>
          <table:table-cell table:formula="of:=8*[.W320]" office:value-type="float" office:value="582.937559561888">
            <text:p>582.94</text:p>
          </table:table-cell>
          <table:table-cell table:formula="of:=MOD([.E320]*1440+[.V320]+4*[.$B$3]-60*[.$B$4];1440)" office:value-type="float" office:value="719.928936704142">
            <text:p>719.93</text:p>
          </table:table-cell>
          <table:table-cell table:formula="of:=IF([.AB320]/4&lt;0;[.AB320]/4+180;[.AB320]/4-180)" office:value-type="float" office:value="-0.0177658239645098">
            <text:p>-0.02</text:p>
          </table:table-cell>
          <table:table-cell table:formula="of:=DEGREES(ACOS(SIN(RADIANS([.$B$2]))*SIN(RADIANS([.T320]))+COS(RADIANS([.$B$2]))*COS(RADIANS([.T320]))*COS(RADIANS([.AC320]))))" office:value-type="float" office:value="61.5781425762715">
            <text:p>61.58</text:p>
          </table:table-cell>
          <table:table-cell table:formula="of:=90-[.AD320]" office:value-type="float" office:value="28.4218574237285">
            <text:p>28.42</text:p>
          </table:table-cell>
          <table:table-cell table:formula="of:=IF([.AE320]&gt;85;0;IF([.AE320]&gt;5;58.1/TAN(RADIANS([.AE320]))-0.07/POWER(TAN(RADIANS([.AE320]));3)+0.000086/POWER(TAN(RADIANS([.AE320]));5);IF([.AE320]&gt;-0.575;1735+[.AE320]*(-518.2+[.AE320]*(103.4+[.AE320]*(-12.79+[.AE320]*0.711)));-20.772/TAN(RADIANS([.AE320])))))/3600" office:value-type="float" office:value="0.0296988970032596">
            <text:p>0.03</text:p>
          </table:table-cell>
          <table:table-cell table:formula="of:=[.AE320]+[.AF320]" office:value-type="float" office:value="28.4515563207318">
            <text:p>28.45</text:p>
          </table:table-cell>
          <table:table-cell table:formula="of:=IF([.AC320]&gt;0;MOD(DEGREES(ACOS(((SIN(RADIANS([.$B$2]))*COS(RADIANS([.AD320])))-SIN(RADIANS([.T320])))/(COS(RADIANS([.$B$2]))*SIN(RADIANS([.AD320])))))+180;360);MOD(540-DEGREES(ACOS(((SIN(RADIANS([.$B$2]))*COS(RADIANS([.AD320])))-SIN(RADIANS([.T320])))/(COS(RADIANS([.$B$2]))*SIN(RADIANS([.AD320])))));360))" office:value-type="float" office:value="179.980851986268">
            <text:p>179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0]+1" office:value-type="date" office:date-value="2010-11-16">
            <text:p>11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1]+2415018.5+[.E321]-[.$B$4]/24" office:value-type="float" office:value="2455517.20833333">
            <text:p>2455517.21</text:p>
          </table:table-cell>
          <table:table-cell table:style-name="ce9" table:formula="of:=([.F321]-2451545)/36525" office:value-type="float" office:value="0.108753137120698">
            <text:p>0.10875314</text:p>
          </table:table-cell>
          <table:table-cell/>
          <table:table-cell table:formula="of:=MOD(280.46646+[.G321]*(36000.76983+[.G321]*0.0003032);360)" office:value-type="float" office:value="235.663121358692">
            <text:p>235.66</text:p>
          </table:table-cell>
          <table:table-cell table:formula="of:=357.52911+[.G321]*(35999.05029-0.0001537*[.G321])" office:value-type="float" office:value="4272.53876058542">
            <text:p>4272.54</text:p>
          </table:table-cell>
          <table:table-cell table:formula="of:=0.016708634-[.G321]*(0.000042037+0.0001537*[.G321])" office:value-type="float" office:value="0.0167022444968439">
            <text:p>0.02</text:p>
          </table:table-cell>
          <table:table-cell table:formula="of:=SIN(RADIANS([.J321]))*(1.914602-[.G321]*(0.004817+0.000014*[.G321]))+SIN(RADIANS(2*[.J321]))*(0.019993-0.000101*[.G321])+SIN(RADIANS(3*[.J321]))*0.000289" office:value-type="float" office:value="-1.4304158953486">
            <text:p>-1.43</text:p>
          </table:table-cell>
          <table:table-cell table:formula="of:=[.I321]+[.L321]" office:value-type="float" office:value="234.232705463343">
            <text:p>234.23</text:p>
          </table:table-cell>
          <table:table-cell table:formula="of:=[.J321]+[.L321]" office:value-type="float" office:value="4271.10834469007">
            <text:p>4271.11</text:p>
          </table:table-cell>
          <table:table-cell table:formula="of:=(1.000001018*(1-[.K321]*[.K321]))/(1+[.K321]*COS(RADIANS([.N321])))" office:value-type="float" office:value="0.988862879705107">
            <text:p>0.99</text:p>
          </table:table-cell>
          <table:table-cell table:formula="of:=[.M321]-0.00569-0.00478*SIN(RADIANS(125.04-1934.136*[.G321]))" office:value-type="float" office:value="234.231779412996">
            <text:p>234.23</text:p>
          </table:table-cell>
          <table:table-cell table:formula="of:=23+(26+((21.448-[.G321]*(46.815+[.G321]*(0.00059-[.G321]*0.001813))))/60)/60" office:value-type="float" office:value="23.4378768658999">
            <text:p>23.44</text:p>
          </table:table-cell>
          <table:table-cell table:formula="of:=[.Q321]+0.00256*COS(RADIANS(125.04-1934.136*[.G321]))" office:value-type="float" office:value="23.4380864789663">
            <text:p>23.44</text:p>
          </table:table-cell>
          <table:table-cell table:formula="of:=DEGREES(ATAN2(COS(RADIANS([.R321]))*SIN(RADIANS([.P321]));COS(RADIANS([.P321]))))" office:value-type="float" office:value="-141.86229358961">
            <text:p>-141.86</text:p>
          </table:table-cell>
          <table:table-cell table:formula="of:=DEGREES(ASIN(SIN(RADIANS([.R321]))*SIN(RADIANS([.P321]))))" office:value-type="float" office:value="-18.8284685320761">
            <text:p>-18.83</text:p>
          </table:table-cell>
          <table:table-cell table:formula="of:=TAN(RADIANS([.R321]/2))*TAN(RADIANS([.R321]/2))" office:value-type="float" office:value="0.0430299801613852">
            <text:p>0.04</text:p>
          </table:table-cell>
          <table:table-cell table:formula="of:=4*DEGREES([.U321]*SIN(2*RADIANS([.I321]))-2*[.K321]*SIN(RADIANS([.J321]))+4*[.K321]*[.U321]*SIN(RADIANS([.J321]))*COS(2*RADIANS([.I321]))-0.5*[.U321]*[.U321]*SIN(4*RADIANS([.I321]))-1.25*[.K321]*[.K321]*SIN(2*RADIANS([.J321])))" office:value-type="float" office:value="15.2272985287354">
            <text:p>15.23</text:p>
          </table:table-cell>
          <table:table-cell table:formula="of:=DEGREES(ACOS(COS(RADIANS(90.833))/COS(RADIANS([.$B$2]))*COS(RADIANS([.T321]))-TAN(RADIANS([.$B$2]))*TAN(RADIANS([.T321]))))" office:value-type="float" office:value="72.5930497370185">
            <text:p>72.59</text:p>
          </table:table-cell>
          <table:table-cell table:style-name="ce7" table:formula="of:=(720-4*[.$B$3]-[.V321]+[.$B$4]*60)/1440" office:value-type="float" office:value="0.500175487132823">
            <text:p>12:00:15</text:p>
          </table:table-cell>
          <table:table-cell table:style-name="ce7" table:formula="of:=([.X321]*1440-[.W321]*4)/1440" office:value-type="float" office:value="0.298528126752216">
            <text:p>7:09:53</text:p>
          </table:table-cell>
          <table:table-cell table:style-name="ce7" table:formula="of:=([.X321]*1440+[.W321]*4)/1440" office:value-type="float" office:value="0.70182284751343">
            <text:p>16:50:37</text:p>
          </table:table-cell>
          <table:table-cell table:formula="of:=8*[.W321]" office:value-type="float" office:value="580.744397896148">
            <text:p>580.74</text:p>
          </table:table-cell>
          <table:table-cell table:formula="of:=MOD([.E321]*1440+[.V321]+4*[.$B$3]-60*[.$B$4];1440)" office:value-type="float" office:value="719.747298528735">
            <text:p>719.75</text:p>
          </table:table-cell>
          <table:table-cell table:formula="of:=IF([.AB321]/4&lt;0;[.AB321]/4+180;[.AB321]/4-180)" office:value-type="float" office:value="-0.0631753678161431">
            <text:p>-0.06</text:p>
          </table:table-cell>
          <table:table-cell table:formula="of:=DEGREES(ACOS(SIN(RADIANS([.$B$2]))*SIN(RADIANS([.T321]))+COS(RADIANS([.$B$2]))*COS(RADIANS([.T321]))*COS(RADIANS([.AC321]))))" office:value-type="float" office:value="61.828495881285">
            <text:p>61.83</text:p>
          </table:table-cell>
          <table:table-cell table:formula="of:=90-[.AD321]" office:value-type="float" office:value="28.171504118715">
            <text:p>28.17</text:p>
          </table:table-cell>
          <table:table-cell table:formula="of:=IF([.AE321]&gt;85;0;IF([.AE321]&gt;5;58.1/TAN(RADIANS([.AE321]))-0.07/POWER(TAN(RADIANS([.AE321]));3)+0.000086/POWER(TAN(RADIANS([.AE321]));5);IF([.AE321]&gt;-0.575;1735+[.AE321]*(-518.2+[.AE321]*(103.4+[.AE321]*(-12.79+[.AE321]*0.711)));-20.772/TAN(RADIANS([.AE321])))))/3600" office:value-type="float" office:value="0.0300088357624533">
            <text:p>0.03</text:p>
          </table:table-cell>
          <table:table-cell table:formula="of:=[.AE321]+[.AF321]" office:value-type="float" office:value="28.2015129544775">
            <text:p>28.2</text:p>
          </table:table-cell>
          <table:table-cell table:formula="of:=IF([.AC321]&gt;0;MOD(DEGREES(ACOS(((SIN(RADIANS([.$B$2]))*COS(RADIANS([.AD321])))-SIN(RADIANS([.T321])))/(COS(RADIANS([.$B$2]))*SIN(RADIANS([.AD321])))))+180;360);MOD(540-DEGREES(ACOS(((SIN(RADIANS([.$B$2]))*COS(RADIANS([.AD321])))-SIN(RADIANS([.T321])))/(COS(RADIANS([.$B$2]))*SIN(RADIANS([.AD321])))));360))" office:value-type="float" office:value="179.93216994725">
            <text:p>179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1]+1" office:value-type="date" office:date-value="2010-11-17">
            <text:p>11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2]+2415018.5+[.E322]-[.$B$4]/24" office:value-type="float" office:value="2455518.20833333">
            <text:p>2455518.21</text:p>
          </table:table-cell>
          <table:table-cell table:style-name="ce9" table:formula="of:=([.F322]-2451545)/36525" office:value-type="float" office:value="0.108780515628569">
            <text:p>0.10878052</text:p>
          </table:table-cell>
          <table:table-cell/>
          <table:table-cell table:formula="of:=MOD(280.46646+[.G322]*(36000.76983+[.G322]*0.0003032);360)" office:value-type="float" office:value="236.648768720662">
            <text:p>236.65</text:p>
          </table:table-cell>
          <table:table-cell table:formula="of:=357.52911+[.G322]*(35999.05029-0.0001537*[.G322])" office:value-type="float" office:value="4273.52436086623">
            <text:p>4273.52</text:p>
          </table:table-cell>
          <table:table-cell table:formula="of:=0.016708634-[.G322]*(0.000042037+0.0001537*[.G322])" office:value-type="float" office:value="0.0167022424305353">
            <text:p>0.02</text:p>
          </table:table-cell>
          <table:table-cell table:formula="of:=SIN(RADIANS([.J322]))*(1.914602-[.G322]*(0.004817+0.000014*[.G322]))+SIN(RADIANS(2*[.J322]))*(0.019993-0.000101*[.G322])+SIN(RADIANS(3*[.J322]))*0.000289" office:value-type="float" office:value="-1.40800616554082">
            <text:p>-1.41</text:p>
          </table:table-cell>
          <table:table-cell table:formula="of:=[.I322]+[.L322]" office:value-type="float" office:value="235.240762555121">
            <text:p>235.24</text:p>
          </table:table-cell>
          <table:table-cell table:formula="of:=[.J322]+[.L322]" office:value-type="float" office:value="4272.11635470069">
            <text:p>4272.12</text:p>
          </table:table-cell>
          <table:table-cell table:formula="of:=(1.000001018*(1-[.K322]*[.K322]))/(1+[.K322]*COS(RADIANS([.N322])))" office:value-type="float" office:value="0.988648043086461">
            <text:p>0.99</text:p>
          </table:table-cell>
          <table:table-cell table:formula="of:=[.M322]-0.00569-0.00478*SIN(RADIANS(125.04-1934.136*[.G322]))" office:value-type="float" office:value="235.239836864466">
            <text:p>235.24</text:p>
          </table:table-cell>
          <table:table-cell table:formula="of:=23+(26+((21.448-[.G322]*(46.815+[.G322]*(0.00059-[.G322]*0.001813))))/60)/60" office:value-type="float" office:value="23.4378765098647">
            <text:p>23.44</text:p>
          </table:table-cell>
          <table:table-cell table:formula="of:=[.Q322]+0.00256*COS(RADIANS(125.04-1934.136*[.G322]))" office:value-type="float" office:value="23.4380837647899">
            <text:p>23.44</text:p>
          </table:table-cell>
          <table:table-cell table:formula="of:=DEGREES(ATAN2(COS(RADIANS([.R322]))*SIN(RADIANS([.P322]));COS(RADIANS([.P322]))))" office:value-type="float" office:value="-142.896230642134">
            <text:p>-142.9</text:p>
          </table:table-cell>
          <table:table-cell table:formula="of:=DEGREES(ASIN(SIN(RADIANS([.R322]))*SIN(RADIANS([.P322]))))" office:value-type="float" office:value="-19.073224916551">
            <text:p>-19.07</text:p>
          </table:table-cell>
          <table:table-cell table:formula="of:=TAN(RADIANS([.R322]/2))*TAN(RADIANS([.R322]/2))" office:value-type="float" office:value="0.043029969912001">
            <text:p>0.04</text:p>
          </table:table-cell>
          <table:table-cell table:formula="of:=4*DEGREES([.U322]*SIN(2*RADIANS([.I322]))-2*[.K322]*SIN(RADIANS([.J322]))+4*[.K322]*[.U322]*SIN(RADIANS([.J322]))*COS(2*RADIANS([.I322]))-0.5*[.U322]*[.U322]*SIN(4*RADIANS([.I322]))-1.25*[.K322]*[.K322]*SIN(2*RADIANS([.J322])))" office:value-type="float" office:value="15.0315910390997">
            <text:p>15.03</text:p>
          </table:table-cell>
          <table:table-cell table:formula="of:=DEGREES(ACOS(COS(RADIANS(90.833))/COS(RADIANS([.$B$2]))*COS(RADIANS([.T322]))-TAN(RADIANS([.$B$2]))*TAN(RADIANS([.T322]))))" office:value-type="float" office:value="72.3237995764436">
            <text:p>72.32</text:p>
          </table:table-cell>
          <table:table-cell table:style-name="ce7" table:formula="of:=(720-4*[.$B$3]-[.V322]+[.$B$4]*60)/1440" office:value-type="float" office:value="0.500311395111736">
            <text:p>12:00:27</text:p>
          </table:table-cell>
          <table:table-cell table:style-name="ce7" table:formula="of:=([.X322]*1440-[.W322]*4)/1440" office:value-type="float" office:value="0.299411951843837">
            <text:p>7:11:09</text:p>
          </table:table-cell>
          <table:table-cell table:style-name="ce7" table:formula="of:=([.X322]*1440+[.W322]*4)/1440" office:value-type="float" office:value="0.701210838379635">
            <text:p>16:49:45</text:p>
          </table:table-cell>
          <table:table-cell table:formula="of:=8*[.W322]" office:value-type="float" office:value="578.590396611549">
            <text:p>578.59</text:p>
          </table:table-cell>
          <table:table-cell table:formula="of:=MOD([.E322]*1440+[.V322]+4*[.$B$3]-60*[.$B$4];1440)" office:value-type="float" office:value="719.5515910391">
            <text:p>719.55</text:p>
          </table:table-cell>
          <table:table-cell table:formula="of:=IF([.AB322]/4&lt;0;[.AB322]/4+180;[.AB322]/4-180)" office:value-type="float" office:value="-0.112102240225084">
            <text:p>-0.11</text:p>
          </table:table-cell>
          <table:table-cell table:formula="of:=DEGREES(ACOS(SIN(RADIANS([.$B$2]))*SIN(RADIANS([.T322]))+COS(RADIANS([.$B$2]))*COS(RADIANS([.T322]))*COS(RADIANS([.AC322]))))" office:value-type="float" office:value="62.0733107095941">
            <text:p>62.07</text:p>
          </table:table-cell>
          <table:table-cell table:formula="of:=90-[.AD322]" office:value-type="float" office:value="27.9266892904059">
            <text:p>27.93</text:p>
          </table:table-cell>
          <table:table-cell table:formula="of:=IF([.AE322]&gt;85;0;IF([.AE322]&gt;5;58.1/TAN(RADIANS([.AE322]))-0.07/POWER(TAN(RADIANS([.AE322]));3)+0.000086/POWER(TAN(RADIANS([.AE322]));5);IF([.AE322]&gt;-0.575;1735+[.AE322]*(-518.2+[.AE322]*(103.4+[.AE322]*(-12.79+[.AE322]*0.711)));-20.772/TAN(RADIANS([.AE322])))))/3600" office:value-type="float" office:value="0.0303167675706006">
            <text:p>0.03</text:p>
          </table:table-cell>
          <table:table-cell table:formula="of:=[.AE322]+[.AF322]" office:value-type="float" office:value="27.9570060579765">
            <text:p>27.96</text:p>
          </table:table-cell>
          <table:table-cell table:formula="of:=IF([.AC322]&gt;0;MOD(DEGREES(ACOS(((SIN(RADIANS([.$B$2]))*COS(RADIANS([.AD322])))-SIN(RADIANS([.T322])))/(COS(RADIANS([.$B$2]))*SIN(RADIANS([.AD322])))))+180;360);MOD(540-DEGREES(ACOS(((SIN(RADIANS([.$B$2]))*COS(RADIANS([.AD322])))-SIN(RADIANS([.T322])))/(COS(RADIANS([.$B$2]))*SIN(RADIANS([.AD322])))));360))" office:value-type="float" office:value="179.880087915758">
            <text:p>179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2]+1" office:value-type="date" office:date-value="2010-11-18">
            <text:p>11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3]+2415018.5+[.E323]-[.$B$4]/24" office:value-type="float" office:value="2455519.20833333">
            <text:p>2455519.21</text:p>
          </table:table-cell>
          <table:table-cell table:style-name="ce9" table:formula="of:=([.F323]-2451545)/36525" office:value-type="float" office:value="0.10880789413644">
            <text:p>0.10880789</text:p>
          </table:table-cell>
          <table:table-cell/>
          <table:table-cell table:formula="of:=MOD(280.46646+[.G323]*(36000.76983+[.G323]*0.0003032);360)" office:value-type="float" office:value="237.634416082633">
            <text:p>237.63</text:p>
          </table:table-cell>
          <table:table-cell table:formula="of:=357.52911+[.G323]*(35999.05029-0.0001537*[.G323])" office:value-type="float" office:value="4274.50996114704">
            <text:p>4274.51</text:p>
          </table:table-cell>
          <table:table-cell table:formula="of:=0.016708634-[.G323]*(0.000042037+0.0001537*[.G323])" office:value-type="float" office:value="0.0167022403639963">
            <text:p>0.02</text:p>
          </table:table-cell>
          <table:table-cell table:formula="of:=SIN(RADIANS([.J323]))*(1.914602-[.G323]*(0.004817+0.000014*[.G323]))+SIN(RADIANS(2*[.J323]))*(0.019993-0.000101*[.G323])+SIN(RADIANS(3*[.J323]))*0.000289" office:value-type="float" office:value="-1.38516165150183">
            <text:p>-1.39</text:p>
          </table:table-cell>
          <table:table-cell table:formula="of:=[.I323]+[.L323]" office:value-type="float" office:value="236.249254431131">
            <text:p>236.25</text:p>
          </table:table-cell>
          <table:table-cell table:formula="of:=[.J323]+[.L323]" office:value-type="float" office:value="4273.12479949554">
            <text:p>4273.12</text:p>
          </table:table-cell>
          <table:table-cell table:formula="of:=(1.000001018*(1-[.K323]*[.K323]))/(1+[.K323]*COS(RADIANS([.N323])))" office:value-type="float" office:value="0.988436597523022">
            <text:p>0.99</text:p>
          </table:table-cell>
          <table:table-cell table:formula="of:=[.M323]-0.00569-0.00478*SIN(RADIANS(125.04-1934.136*[.G323]))" office:value-type="float" office:value="236.248329096098">
            <text:p>236.25</text:p>
          </table:table-cell>
          <table:table-cell table:formula="of:=23+(26+((21.448-[.G323]*(46.815+[.G323]*(0.00059-[.G323]*0.001813))))/60)/60" office:value-type="float" office:value="23.4378761538295">
            <text:p>23.44</text:p>
          </table:table-cell>
          <table:table-cell table:formula="of:=[.Q323]+0.00256*COS(RADIANS(125.04-1934.136*[.G323]))" office:value-type="float" office:value="23.4380810504365">
            <text:p>23.44</text:p>
          </table:table-cell>
          <table:table-cell table:formula="of:=DEGREES(ATAN2(COS(RADIANS([.R323]))*SIN(RADIANS([.P323]));COS(RADIANS([.P323]))))" office:value-type="float" office:value="-143.933638079668">
            <text:p>-143.93</text:p>
          </table:table-cell>
          <table:table-cell table:formula="of:=DEGREES(ASIN(SIN(RADIANS([.R323]))*SIN(RADIANS([.P323]))))" office:value-type="float" office:value="-19.3123039884707">
            <text:p>-19.31</text:p>
          </table:table-cell>
          <table:table-cell table:formula="of:=TAN(RADIANS([.R323]/2))*TAN(RADIANS([.R323]/2))" office:value-type="float" office:value="0.0430299596619497">
            <text:p>0.04</text:p>
          </table:table-cell>
          <table:table-cell table:formula="of:=4*DEGREES([.U323]*SIN(2*RADIANS([.I323]))-2*[.K323]*SIN(RADIANS([.J323]))+4*[.K323]*[.U323]*SIN(RADIANS([.J323]))*COS(2*RADIANS([.I323]))-0.5*[.U323]*[.U323]*SIN(4*RADIANS([.I323]))-1.25*[.K323]*[.K323]*SIN(2*RADIANS([.J323])))" office:value-type="float" office:value="14.8219234486856">
            <text:p>14.82</text:p>
          </table:table-cell>
          <table:table-cell table:formula="of:=DEGREES(ACOS(COS(RADIANS(90.833))/COS(RADIANS([.$B$2]))*COS(RADIANS([.T323]))-TAN(RADIANS([.$B$2]))*TAN(RADIANS([.T323]))))" office:value-type="float" office:value="72.0596191924338">
            <text:p>72.06</text:p>
          </table:table-cell>
          <table:table-cell table:style-name="ce7" table:formula="of:=(720-4*[.$B$3]-[.V323]+[.$B$4]*60)/1440" office:value-type="float" office:value="0.500456997605079">
            <text:p>12:00:39</text:p>
          </table:table-cell>
          <table:table-cell table:style-name="ce7" table:formula="of:=([.X323]*1440-[.W323]*4)/1440" office:value-type="float" office:value="0.300291388737208">
            <text:p>7:12:25</text:p>
          </table:table-cell>
          <table:table-cell table:style-name="ce7" table:formula="of:=([.X323]*1440+[.W323]*4)/1440" office:value-type="float" office:value="0.700622606472951">
            <text:p>16:48:54</text:p>
          </table:table-cell>
          <table:table-cell table:formula="of:=8*[.W323]" office:value-type="float" office:value="576.476953539471">
            <text:p>576.48</text:p>
          </table:table-cell>
          <table:table-cell table:formula="of:=MOD([.E323]*1440+[.V323]+4*[.$B$3]-60*[.$B$4];1440)" office:value-type="float" office:value="719.341923448686">
            <text:p>719.34</text:p>
          </table:table-cell>
          <table:table-cell table:formula="of:=IF([.AB323]/4&lt;0;[.AB323]/4+180;[.AB323]/4-180)" office:value-type="float" office:value="-0.16451913782862">
            <text:p>-0.16</text:p>
          </table:table-cell>
          <table:table-cell table:formula="of:=DEGREES(ACOS(SIN(RADIANS([.$B$2]))*SIN(RADIANS([.T323]))+COS(RADIANS([.$B$2]))*COS(RADIANS([.T323]))*COS(RADIANS([.AC323]))))" office:value-type="float" office:value="62.3124880950964">
            <text:p>62.31</text:p>
          </table:table-cell>
          <table:table-cell table:formula="of:=90-[.AD323]" office:value-type="float" office:value="27.6875119049036">
            <text:p>27.69</text:p>
          </table:table-cell>
          <table:table-cell table:formula="of:=IF([.AE323]&gt;85;0;IF([.AE323]&gt;5;58.1/TAN(RADIANS([.AE323]))-0.07/POWER(TAN(RADIANS([.AE323]));3)+0.000086/POWER(TAN(RADIANS([.AE323]));5);IF([.AE323]&gt;-0.575;1735+[.AE323]*(-518.2+[.AE323]*(103.4+[.AE323]*(-12.79+[.AE323]*0.711)));-20.772/TAN(RADIANS([.AE323])))))/3600" office:value-type="float" office:value="0.0306223606580708">
            <text:p>0.03</text:p>
          </table:table-cell>
          <table:table-cell table:formula="of:=[.AE323]+[.AF323]" office:value-type="float" office:value="27.7181342655617">
            <text:p>27.72</text:p>
          </table:table-cell>
          <table:table-cell table:formula="of:=IF([.AC323]&gt;0;MOD(DEGREES(ACOS(((SIN(RADIANS([.$B$2]))*COS(RADIANS([.AD323])))-SIN(RADIANS([.T323])))/(COS(RADIANS([.$B$2]))*SIN(RADIANS([.AD323])))))+180;360);MOD(540-DEGREES(ACOS(((SIN(RADIANS([.$B$2]))*COS(RADIANS([.AD323])))-SIN(RADIANS([.T323])))/(COS(RADIANS([.$B$2]))*SIN(RADIANS([.AD323])))));360))" office:value-type="float" office:value="179.824661143045">
            <text:p>179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3]+1" office:value-type="date" office:date-value="2010-11-19">
            <text:p>11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4]+2415018.5+[.E324]-[.$B$4]/24" office:value-type="float" office:value="2455520.20833333">
            <text:p>2455520.21</text:p>
          </table:table-cell>
          <table:table-cell table:style-name="ce9" table:formula="of:=([.F324]-2451545)/36525" office:value-type="float" office:value="0.108835272644312">
            <text:p>0.10883527</text:p>
          </table:table-cell>
          <table:table-cell/>
          <table:table-cell table:formula="of:=MOD(280.46646+[.G324]*(36000.76983+[.G324]*0.0003032);360)" office:value-type="float" office:value="238.620063444603">
            <text:p>238.62</text:p>
          </table:table-cell>
          <table:table-cell table:formula="of:=357.52911+[.G324]*(35999.05029-0.0001537*[.G324])" office:value-type="float" office:value="4275.49556142785">
            <text:p>4275.5</text:p>
          </table:table-cell>
          <table:table-cell table:formula="of:=0.016708634-[.G324]*(0.000042037+0.0001537*[.G324])" office:value-type="float" office:value="0.0167022382972268">
            <text:p>0.02</text:p>
          </table:table-cell>
          <table:table-cell table:formula="of:=SIN(RADIANS([.J324]))*(1.914602-[.G324]*(0.004817+0.000014*[.G324]))+SIN(RADIANS(2*[.J324]))*(0.019993-0.000101*[.G324])+SIN(RADIANS(3*[.J324]))*0.000289" office:value-type="float" office:value="-1.36188906586347">
            <text:p>-1.36</text:p>
          </table:table-cell>
          <table:table-cell table:formula="of:=[.I324]+[.L324]" office:value-type="float" office:value="237.25817437874">
            <text:p>237.26</text:p>
          </table:table-cell>
          <table:table-cell table:formula="of:=[.J324]+[.L324]" office:value-type="float" office:value="4274.13367236199">
            <text:p>4274.13</text:p>
          </table:table-cell>
          <table:table-cell table:formula="of:=(1.000001018*(1-[.K324]*[.K324]))/(1+[.K324]*COS(RADIANS([.N324])))" office:value-type="float" office:value="0.988228609980233">
            <text:p>0.99</text:p>
          </table:table-cell>
          <table:table-cell table:formula="of:=[.M324]-0.00569-0.00478*SIN(RADIANS(125.04-1934.136*[.G324]))" office:value-type="float" office:value="237.257249395259">
            <text:p>237.26</text:p>
          </table:table-cell>
          <table:table-cell table:formula="of:=23+(26+((21.448-[.G324]*(46.815+[.G324]*(0.00059-[.G324]*0.001813))))/60)/60" office:value-type="float" office:value="23.4378757977944">
            <text:p>23.44</text:p>
          </table:table-cell>
          <table:table-cell table:formula="of:=[.Q324]+0.00256*COS(RADIANS(125.04-1934.136*[.G324]))" office:value-type="float" office:value="23.438078335908">
            <text:p>23.44</text:p>
          </table:table-cell>
          <table:table-cell table:formula="of:=DEGREES(ATAN2(COS(RADIANS([.R324]))*SIN(RADIANS([.P324]));COS(RADIANS([.P324]))))" office:value-type="float" office:value="-144.974488600569">
            <text:p>-144.97</text:p>
          </table:table-cell>
          <table:table-cell table:formula="of:=DEGREES(ASIN(SIN(RADIANS([.R324]))*SIN(RADIANS([.P324]))))" office:value-type="float" office:value="-19.5456013627832">
            <text:p>-19.55</text:p>
          </table:table-cell>
          <table:table-cell table:formula="of:=TAN(RADIANS([.R324]/2))*TAN(RADIANS([.R324]/2))" office:value-type="float" office:value="0.0430299494112387">
            <text:p>0.04</text:p>
          </table:table-cell>
          <table:table-cell table:formula="of:=4*DEGREES([.U324]*SIN(2*RADIANS([.I324]))-2*[.K324]*SIN(RADIANS([.J324]))+4*[.K324]*[.U324]*SIN(RADIANS([.J324]))*COS(2*RADIANS([.I324]))-0.5*[.U324]*[.U324]*SIN(4*RADIANS([.I324]))-1.25*[.K324]*[.K324]*SIN(2*RADIANS([.J324])))" office:value-type="float" office:value="14.5984238487495">
            <text:p>14.6</text:p>
          </table:table-cell>
          <table:table-cell table:formula="of:=DEGREES(ACOS(COS(RADIANS(90.833))/COS(RADIANS([.$B$2]))*COS(RADIANS([.T324]))-TAN(RADIANS([.$B$2]))*TAN(RADIANS([.T324]))))" office:value-type="float" office:value="71.8006850269491">
            <text:p>71.8</text:p>
          </table:table-cell>
          <table:table-cell table:style-name="ce7" table:formula="of:=(720-4*[.$B$3]-[.V324]+[.$B$4]*60)/1440" office:value-type="float" office:value="0.500612205660591">
            <text:p>12:00:53</text:p>
          </table:table-cell>
          <table:table-cell table:style-name="ce7" table:formula="of:=([.X324]*1440-[.W324]*4)/1440" office:value-type="float" office:value="0.30116585836351">
            <text:p>7:13:41</text:p>
          </table:table-cell>
          <table:table-cell table:style-name="ce7" table:formula="of:=([.X324]*1440+[.W324]*4)/1440" office:value-type="float" office:value="0.700058552957671">
            <text:p>16:48:05</text:p>
          </table:table-cell>
          <table:table-cell table:formula="of:=8*[.W324]" office:value-type="float" office:value="574.405480215593">
            <text:p>574.41</text:p>
          </table:table-cell>
          <table:table-cell table:formula="of:=MOD([.E324]*1440+[.V324]+4*[.$B$3]-60*[.$B$4];1440)" office:value-type="float" office:value="719.11842384875">
            <text:p>719.12</text:p>
          </table:table-cell>
          <table:table-cell table:formula="of:=IF([.AB324]/4&lt;0;[.AB324]/4+180;[.AB324]/4-180)" office:value-type="float" office:value="-0.220394037812611">
            <text:p>-0.22</text:p>
          </table:table-cell>
          <table:table-cell table:formula="of:=DEGREES(ACOS(SIN(RADIANS([.$B$2]))*SIN(RADIANS([.T324]))+COS(RADIANS([.$B$2]))*COS(RADIANS([.T324]))*COS(RADIANS([.AC324]))))" office:value-type="float" office:value="62.5459305846292">
            <text:p>62.55</text:p>
          </table:table-cell>
          <table:table-cell table:formula="of:=90-[.AD324]" office:value-type="float" office:value="27.4540694153708">
            <text:p>27.45</text:p>
          </table:table-cell>
          <table:table-cell table:formula="of:=IF([.AE324]&gt;85;0;IF([.AE324]&gt;5;58.1/TAN(RADIANS([.AE324]))-0.07/POWER(TAN(RADIANS([.AE324]));3)+0.000086/POWER(TAN(RADIANS([.AE324]));5);IF([.AE324]&gt;-0.575;1735+[.AE324]*(-518.2+[.AE324]*(103.4+[.AE324]*(-12.79+[.AE324]*0.711)));-20.772/TAN(RADIANS([.AE324])))))/3600" office:value-type="float" office:value="0.0309252721412933">
            <text:p>0.03</text:p>
          </table:table-cell>
          <table:table-cell table:formula="of:=[.AE324]+[.AF324]" office:value-type="float" office:value="27.4849946875121">
            <text:p>27.48</text:p>
          </table:table-cell>
          <table:table-cell table:formula="of:=IF([.AC324]&gt;0;MOD(DEGREES(ACOS(((SIN(RADIANS([.$B$2]))*COS(RADIANS([.AD324])))-SIN(RADIANS([.T324])))/(COS(RADIANS([.$B$2]))*SIN(RADIANS([.AD324])))))+180;360);MOD(540-DEGREES(ACOS(((SIN(RADIANS([.$B$2]))*COS(RADIANS([.AD324])))-SIN(RADIANS([.T324])))/(COS(RADIANS([.$B$2]))*SIN(RADIANS([.AD324])))));360))" office:value-type="float" office:value="179.765947118368">
            <text:p>179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4]+1" office:value-type="date" office:date-value="2010-11-20">
            <text:p>11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5]+2415018.5+[.E325]-[.$B$4]/24" office:value-type="float" office:value="2455521.20833333">
            <text:p>2455521.21</text:p>
          </table:table-cell>
          <table:table-cell table:style-name="ce9" table:formula="of:=([.F325]-2451545)/36525" office:value-type="float" office:value="0.108862651152183">
            <text:p>0.10886265</text:p>
          </table:table-cell>
          <table:table-cell/>
          <table:table-cell table:formula="of:=MOD(280.46646+[.G325]*(36000.76983+[.G325]*0.0003032);360)" office:value-type="float" office:value="239.605710806575">
            <text:p>239.61</text:p>
          </table:table-cell>
          <table:table-cell table:formula="of:=357.52911+[.G325]*(35999.05029-0.0001537*[.G325])" office:value-type="float" office:value="4276.48116170866">
            <text:p>4276.48</text:p>
          </table:table-cell>
          <table:table-cell table:formula="of:=0.016708634-[.G325]*(0.000042037+0.0001537*[.G325])" office:value-type="float" office:value="0.0167022362302269">
            <text:p>0.02</text:p>
          </table:table-cell>
          <table:table-cell table:formula="of:=SIN(RADIANS([.J325]))*(1.914602-[.G325]*(0.004817+0.000014*[.G325]))+SIN(RADIANS(2*[.J325]))*(0.019993-0.000101*[.G325])+SIN(RADIANS(3*[.J325]))*0.000289" office:value-type="float" office:value="-1.33819527016567">
            <text:p>-1.34</text:p>
          </table:table-cell>
          <table:table-cell table:formula="of:=[.I325]+[.L325]" office:value-type="float" office:value="238.26751553641">
            <text:p>238.27</text:p>
          </table:table-cell>
          <table:table-cell table:formula="of:=[.J325]+[.L325]" office:value-type="float" office:value="4275.14296643849">
            <text:p>4275.14</text:p>
          </table:table-cell>
          <table:table-cell table:formula="of:=(1.000001018*(1-[.K325]*[.K325]))/(1+[.K325]*COS(RADIANS([.N325])))" office:value-type="float" office:value="0.988024146411318">
            <text:p>0.99</text:p>
          </table:table-cell>
          <table:table-cell table:formula="of:=[.M325]-0.00569-0.00478*SIN(RADIANS(125.04-1934.136*[.G325]))" office:value-type="float" office:value="238.266590900412">
            <text:p>238.27</text:p>
          </table:table-cell>
          <table:table-cell table:formula="of:=23+(26+((21.448-[.G325]*(46.815+[.G325]*(0.00059-[.G325]*0.001813))))/60)/60" office:value-type="float" office:value="23.4378754417592">
            <text:p>23.44</text:p>
          </table:table-cell>
          <table:table-cell table:formula="of:=[.Q325]+0.00256*COS(RADIANS(125.04-1934.136*[.G325]))" office:value-type="float" office:value="23.4380756212066">
            <text:p>23.44</text:p>
          </table:table-cell>
          <table:table-cell table:formula="of:=DEGREES(ATAN2(COS(RADIANS([.R325]))*SIN(RADIANS([.P325]));COS(RADIANS([.P325]))))" office:value-type="float" office:value="-146.01875027359">
            <text:p>-146.02</text:p>
          </table:table-cell>
          <table:table-cell table:formula="of:=DEGREES(ASIN(SIN(RADIANS([.R325]))*SIN(RADIANS([.P325]))))" office:value-type="float" office:value="-19.7730139449233">
            <text:p>-19.77</text:p>
          </table:table-cell>
          <table:table-cell table:formula="of:=TAN(RADIANS([.R325]/2))*TAN(RADIANS([.R325]/2))" office:value-type="float" office:value="0.0430299391598758">
            <text:p>0.04</text:p>
          </table:table-cell>
          <table:table-cell table:formula="of:=4*DEGREES([.U325]*SIN(2*RADIANS([.I325]))-2*[.K325]*SIN(RADIANS([.J325]))+4*[.K325]*[.U325]*SIN(RADIANS([.J325]))*COS(2*RADIANS([.I325]))-0.5*[.U325]*[.U325]*SIN(4*RADIANS([.I325]))-1.25*[.K325]*[.K325]*SIN(2*RADIANS([.J325])))" office:value-type="float" office:value="14.3612392663992">
            <text:p>14.36</text:p>
          </table:table-cell>
          <table:table-cell table:formula="of:=DEGREES(ACOS(COS(RADIANS(90.833))/COS(RADIANS([.$B$2]))*COS(RADIANS([.T325]))-TAN(RADIANS([.$B$2]))*TAN(RADIANS([.T325]))))" office:value-type="float" office:value="71.5471749554968">
            <text:p>71.55</text:p>
          </table:table-cell>
          <table:table-cell table:style-name="ce7" table:formula="of:=(720-4*[.$B$3]-[.V325]+[.$B$4]*60)/1440" office:value-type="float" office:value="0.500776917176112">
            <text:p>12:01:07</text:p>
          </table:table-cell>
          <table:table-cell table:style-name="ce7" table:formula="of:=([.X325]*1440-[.W325]*4)/1440" office:value-type="float" office:value="0.302034764521954">
            <text:p>7:14:56</text:p>
          </table:table-cell>
          <table:table-cell table:style-name="ce7" table:formula="of:=([.X325]*1440+[.W325]*4)/1440" office:value-type="float" office:value="0.699519069830269">
            <text:p>16:47:18</text:p>
          </table:table-cell>
          <table:table-cell table:formula="of:=8*[.W325]" office:value-type="float" office:value="572.377399643975">
            <text:p>572.38</text:p>
          </table:table-cell>
          <table:table-cell table:formula="of:=MOD([.E325]*1440+[.V325]+4*[.$B$3]-60*[.$B$4];1440)" office:value-type="float" office:value="718.881239266399">
            <text:p>718.88</text:p>
          </table:table-cell>
          <table:table-cell table:formula="of:=IF([.AB325]/4&lt;0;[.AB325]/4+180;[.AB325]/4-180)" office:value-type="float" office:value="-0.279690183400191">
            <text:p>-0.28</text:p>
          </table:table-cell>
          <table:table-cell table:formula="of:=DEGREES(ACOS(SIN(RADIANS([.$B$2]))*SIN(RADIANS([.T325]))+COS(RADIANS([.$B$2]))*COS(RADIANS([.T325]))*COS(RADIANS([.AC325]))))" office:value-type="float" office:value="62.7735423118638">
            <text:p>62.77</text:p>
          </table:table-cell>
          <table:table-cell table:formula="of:=90-[.AD325]" office:value-type="float" office:value="27.2264576881362">
            <text:p>27.23</text:p>
          </table:table-cell>
          <table:table-cell table:formula="of:=IF([.AE325]&gt;85;0;IF([.AE325]&gt;5;58.1/TAN(RADIANS([.AE325]))-0.07/POWER(TAN(RADIANS([.AE325]));3)+0.000086/POWER(TAN(RADIANS([.AE325]));5);IF([.AE325]&gt;-0.575;1735+[.AE325]*(-518.2+[.AE325]*(103.4+[.AE325]*(-12.79+[.AE325]*0.711)));-20.772/TAN(RADIANS([.AE325])))))/3600" office:value-type="float" office:value="0.0312251484722284">
            <text:p>0.03</text:p>
          </table:table-cell>
          <table:table-cell table:formula="of:=[.AE325]+[.AF325]" office:value-type="float" office:value="27.2576828366084">
            <text:p>27.26</text:p>
          </table:table-cell>
          <table:table-cell table:formula="of:=IF([.AC325]&gt;0;MOD(DEGREES(ACOS(((SIN(RADIANS([.$B$2]))*COS(RADIANS([.AD325])))-SIN(RADIANS([.T325])))/(COS(RADIANS([.$B$2]))*SIN(RADIANS([.AD325])))))+180;360);MOD(540-DEGREES(ACOS(((SIN(RADIANS([.$B$2]))*COS(RADIANS([.AD325])))-SIN(RADIANS([.T325])))/(COS(RADIANS([.$B$2]))*SIN(RADIANS([.AD325])))));360))" office:value-type="float" office:value="179.704005517307">
            <text:p>17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5]+1" office:value-type="date" office:date-value="2010-11-21">
            <text:p>11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6]+2415018.5+[.E326]-[.$B$4]/24" office:value-type="float" office:value="2455522.20833333">
            <text:p>2455522.21</text:p>
          </table:table-cell>
          <table:table-cell table:style-name="ce9" table:formula="of:=([.F326]-2451545)/36525" office:value-type="float" office:value="0.108890029660054">
            <text:p>0.10889003</text:p>
          </table:table-cell>
          <table:table-cell/>
          <table:table-cell table:formula="of:=MOD(280.46646+[.G326]*(36000.76983+[.G326]*0.0003032);360)" office:value-type="float" office:value="240.591358168547">
            <text:p>240.59</text:p>
          </table:table-cell>
          <table:table-cell table:formula="of:=357.52911+[.G326]*(35999.05029-0.0001537*[.G326])" office:value-type="float" office:value="4277.46676198947">
            <text:p>4277.47</text:p>
          </table:table-cell>
          <table:table-cell table:formula="of:=0.016708634-[.G326]*(0.000042037+0.0001537*[.G326])" office:value-type="float" office:value="0.0167022341629966">
            <text:p>0.02</text:p>
          </table:table-cell>
          <table:table-cell table:formula="of:=SIN(RADIANS([.J326]))*(1.914602-[.G326]*(0.004817+0.000014*[.G326]))+SIN(RADIANS(2*[.J326]))*(0.019993-0.000101*[.G326])+SIN(RADIANS(3*[.J326]))*0.000289" office:value-type="float" office:value="-1.31408727289231">
            <text:p>-1.31</text:p>
          </table:table-cell>
          <table:table-cell table:formula="of:=[.I326]+[.L326]" office:value-type="float" office:value="239.277270895655">
            <text:p>239.28</text:p>
          </table:table-cell>
          <table:table-cell table:formula="of:=[.J326]+[.L326]" office:value-type="float" office:value="4276.15267471657">
            <text:p>4276.15</text:p>
          </table:table-cell>
          <table:table-cell table:formula="of:=(1.000001018*(1-[.K326]*[.K326]))/(1+[.K326]*COS(RADIANS([.N326])))" office:value-type="float" office:value="0.98782327173232">
            <text:p>0.99</text:p>
          </table:table-cell>
          <table:table-cell table:formula="of:=[.M326]-0.00569-0.00478*SIN(RADIANS(125.04-1934.136*[.G326]))" office:value-type="float" office:value="239.276346603069">
            <text:p>239.28</text:p>
          </table:table-cell>
          <table:table-cell table:formula="of:=23+(26+((21.448-[.G326]*(46.815+[.G326]*(0.00059-[.G326]*0.001813))))/60)/60" office:value-type="float" office:value="23.4378750857241">
            <text:p>23.44</text:p>
          </table:table-cell>
          <table:table-cell table:formula="of:=[.Q326]+0.00256*COS(RADIANS(125.04-1934.136*[.G326]))" office:value-type="float" office:value="23.4380729063342">
            <text:p>23.44</text:p>
          </table:table-cell>
          <table:table-cell table:formula="of:=DEGREES(ATAN2(COS(RADIANS([.R326]))*SIN(RADIANS([.P326]));COS(RADIANS([.P326]))))" office:value-type="float" office:value="-147.066386493065">
            <text:p>-147.07</text:p>
          </table:table-cell>
          <table:table-cell table:formula="of:=DEGREES(ASIN(SIN(RADIANS([.R326]))*SIN(RADIANS([.P326]))))" office:value-type="float" office:value="-19.9944400385174">
            <text:p>-19.99</text:p>
          </table:table-cell>
          <table:table-cell table:formula="of:=TAN(RADIANS([.R326]/2))*TAN(RADIANS([.R326]/2))" office:value-type="float" office:value="0.0430299289078685">
            <text:p>0.04</text:p>
          </table:table-cell>
          <table:table-cell table:formula="of:=4*DEGREES([.U326]*SIN(2*RADIANS([.I326]))-2*[.K326]*SIN(RADIANS([.J326]))+4*[.K326]*[.U326]*SIN(RADIANS([.J326]))*COS(2*RADIANS([.I326]))-0.5*[.U326]*[.U326]*SIN(4*RADIANS([.I326]))-1.25*[.K326]*[.K326]*SIN(2*RADIANS([.J326])))" office:value-type="float" office:value="14.1105356843755">
            <text:p>14.11</text:p>
          </table:table-cell>
          <table:table-cell table:formula="of:=DEGREES(ACOS(COS(RADIANS(90.833))/COS(RADIANS([.$B$2]))*COS(RADIANS([.T326]))-TAN(RADIANS([.$B$2]))*TAN(RADIANS([.T326]))))" office:value-type="float" office:value="71.2992679873552">
            <text:p>71.3</text:p>
          </table:table-cell>
          <table:table-cell table:style-name="ce7" table:formula="of:=(720-4*[.$B$3]-[.V326]+[.$B$4]*60)/1440" office:value-type="float" office:value="0.50095101688585">
            <text:p>12:01:22</text:p>
          </table:table-cell>
          <table:table-cell table:style-name="ce7" table:formula="of:=([.X326]*1440-[.W326]*4)/1440" office:value-type="float" office:value="0.302897494698753">
            <text:p>7:16:10</text:p>
          </table:table-cell>
          <table:table-cell table:style-name="ce7" table:formula="of:=([.X326]*1440+[.W326]*4)/1440" office:value-type="float" office:value="0.699004539072948">
            <text:p>16:46:34</text:p>
          </table:table-cell>
          <table:table-cell table:formula="of:=8*[.W326]" office:value-type="float" office:value="570.394143898841">
            <text:p>570.39</text:p>
          </table:table-cell>
          <table:table-cell table:formula="of:=MOD([.E326]*1440+[.V326]+4*[.$B$3]-60*[.$B$4];1440)" office:value-type="float" office:value="718.630535684376">
            <text:p>718.63</text:p>
          </table:table-cell>
          <table:table-cell table:formula="of:=IF([.AB326]/4&lt;0;[.AB326]/4+180;[.AB326]/4-180)" office:value-type="float" office:value="-0.34236607890611">
            <text:p>-0.34</text:p>
          </table:table-cell>
          <table:table-cell table:formula="of:=DEGREES(ACOS(SIN(RADIANS([.$B$2]))*SIN(RADIANS([.T326]))+COS(RADIANS([.$B$2]))*COS(RADIANS([.T326]))*COS(RADIANS([.AC326]))))" office:value-type="float" office:value="62.9952290716176">
            <text:p>63</text:p>
          </table:table-cell>
          <table:table-cell table:formula="of:=90-[.AD326]" office:value-type="float" office:value="27.0047709283824">
            <text:p>27</text:p>
          </table:table-cell>
          <table:table-cell table:formula="of:=IF([.AE326]&gt;85;0;IF([.AE326]&gt;5;58.1/TAN(RADIANS([.AE326]))-0.07/POWER(TAN(RADIANS([.AE326]));3)+0.000086/POWER(TAN(RADIANS([.AE326]));5);IF([.AE326]&gt;-0.575;1735+[.AE326]*(-518.2+[.AE326]*(103.4+[.AE326]*(-12.79+[.AE326]*0.711)));-20.772/TAN(RADIANS([.AE326])))))/3600" office:value-type="float" office:value="0.0315216259715813">
            <text:p>0.03</text:p>
          </table:table-cell>
          <table:table-cell table:formula="of:=[.AE326]+[.AF326]" office:value-type="float" office:value="27.036292554354">
            <text:p>27.04</text:p>
          </table:table-cell>
          <table:table-cell table:formula="of:=IF([.AC326]&gt;0;MOD(DEGREES(ACOS(((SIN(RADIANS([.$B$2]))*COS(RADIANS([.AD326])))-SIN(RADIANS([.T326])))/(COS(RADIANS([.$B$2]))*SIN(RADIANS([.AD326])))))+180;360);MOD(540-DEGREES(ACOS(((SIN(RADIANS([.$B$2]))*COS(RADIANS([.AD326])))-SIN(RADIANS([.T326])))/(COS(RADIANS([.$B$2]))*SIN(RADIANS([.AD326])))));360))" office:value-type="float" office:value="179.638898147403">
            <text:p>179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6]+1" office:value-type="date" office:date-value="2010-11-22">
            <text:p>11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7]+2415018.5+[.E327]-[.$B$4]/24" office:value-type="float" office:value="2455523.20833333">
            <text:p>2455523.21</text:p>
          </table:table-cell>
          <table:table-cell table:style-name="ce9" table:formula="of:=([.F327]-2451545)/36525" office:value-type="float" office:value="0.108917408167926">
            <text:p>0.10891741</text:p>
          </table:table-cell>
          <table:table-cell/>
          <table:table-cell table:formula="of:=MOD(280.46646+[.G327]*(36000.76983+[.G327]*0.0003032);360)" office:value-type="float" office:value="241.577005530519">
            <text:p>241.58</text:p>
          </table:table-cell>
          <table:table-cell table:formula="of:=357.52911+[.G327]*(35999.05029-0.0001537*[.G327])" office:value-type="float" office:value="4278.45236227027">
            <text:p>4278.45</text:p>
          </table:table-cell>
          <table:table-cell table:formula="of:=0.016708634-[.G327]*(0.000042037+0.0001537*[.G327])" office:value-type="float" office:value="0.0167022320955359">
            <text:p>0.02</text:p>
          </table:table-cell>
          <table:table-cell table:formula="of:=SIN(RADIANS([.J327]))*(1.914602-[.G327]*(0.004817+0.000014*[.G327]))+SIN(RADIANS(2*[.J327]))*(0.019993-0.000101*[.G327])+SIN(RADIANS(3*[.J327]))*0.000289" office:value-type="float" office:value="-1.2895722274355">
            <text:p>-1.29</text:p>
          </table:table-cell>
          <table:table-cell table:formula="of:=[.I327]+[.L327]" office:value-type="float" office:value="240.287433303084">
            <text:p>240.29</text:p>
          </table:table-cell>
          <table:table-cell table:formula="of:=[.J327]+[.L327]" office:value-type="float" office:value="4277.16279004284">
            <text:p>4277.16</text:p>
          </table:table-cell>
          <table:table-cell table:formula="of:=(1.000001018*(1-[.K327]*[.K327]))/(1+[.K327]*COS(RADIANS([.N327])))" office:value-type="float" office:value="0.987626049797431">
            <text:p>0.99</text:p>
          </table:table-cell>
          <table:table-cell table:formula="of:=[.M327]-0.00569-0.00478*SIN(RADIANS(125.04-1934.136*[.G327]))" office:value-type="float" office:value="240.286509349839">
            <text:p>240.29</text:p>
          </table:table-cell>
          <table:table-cell table:formula="of:=23+(26+((21.448-[.G327]*(46.815+[.G327]*(0.00059-[.G327]*0.001813))))/60)/60" office:value-type="float" office:value="23.4378747296889">
            <text:p>23.44</text:p>
          </table:table-cell>
          <table:table-cell table:formula="of:=[.Q327]+0.00256*COS(RADIANS(125.04-1934.136*[.G327]))" office:value-type="float" office:value="23.4380701912928">
            <text:p>23.44</text:p>
          </table:table-cell>
          <table:table-cell table:formula="of:=DEGREES(ATAN2(COS(RADIANS([.R327]))*SIN(RADIANS([.P327]));COS(RADIANS([.P327]))))" office:value-type="float" office:value="-148.117355942881">
            <text:p>-148.12</text:p>
          </table:table-cell>
          <table:table-cell table:formula="of:=DEGREES(ASIN(SIN(RADIANS([.R327]))*SIN(RADIANS([.P327]))))" office:value-type="float" office:value="-20.2097794551561">
            <text:p>-20.21</text:p>
          </table:table-cell>
          <table:table-cell table:formula="of:=TAN(RADIANS([.R327]/2))*TAN(RADIANS([.R327]/2))" office:value-type="float" office:value="0.0430299186552244">
            <text:p>0.04</text:p>
          </table:table-cell>
          <table:table-cell table:formula="of:=4*DEGREES([.U327]*SIN(2*RADIANS([.I327]))-2*[.K327]*SIN(RADIANS([.J327]))+4*[.K327]*[.U327]*SIN(RADIANS([.J327]))*COS(2*RADIANS([.I327]))-0.5*[.U327]*[.U327]*SIN(4*RADIANS([.I327]))-1.25*[.K327]*[.K327]*SIN(2*RADIANS([.J327])))" office:value-type="float" office:value="13.8464980217747">
            <text:p>13.85</text:p>
          </table:table-cell>
          <table:table-cell table:formula="of:=DEGREES(ACOS(COS(RADIANS(90.833))/COS(RADIANS([.$B$2]))*COS(RADIANS([.T327]))-TAN(RADIANS([.$B$2]))*TAN(RADIANS([.T327]))))" office:value-type="float" office:value="71.0571439457412">
            <text:p>71.06</text:p>
          </table:table-cell>
          <table:table-cell table:style-name="ce7" table:formula="of:=(720-4*[.$B$3]-[.V327]+[.$B$4]*60)/1440" office:value-type="float" office:value="0.501134376373768">
            <text:p>12:01:38</text:p>
          </table:table-cell>
          <table:table-cell table:style-name="ce7" table:formula="of:=([.X327]*1440-[.W327]*4)/1440" office:value-type="float" office:value="0.303753420968931">
            <text:p>7:17:24</text:p>
          </table:table-cell>
          <table:table-cell table:style-name="ce7" table:formula="of:=([.X327]*1440+[.W327]*4)/1440" office:value-type="float" office:value="0.698515331778604">
            <text:p>16:45:52</text:p>
          </table:table-cell>
          <table:table-cell table:formula="of:=8*[.W327]" office:value-type="float" office:value="568.45715156593">
            <text:p>568.46</text:p>
          </table:table-cell>
          <table:table-cell table:formula="of:=MOD([.E327]*1440+[.V327]+4*[.$B$3]-60*[.$B$4];1440)" office:value-type="float" office:value="718.366498021775">
            <text:p>718.37</text:p>
          </table:table-cell>
          <table:table-cell table:formula="of:=IF([.AB327]/4&lt;0;[.AB327]/4+180;[.AB327]/4-180)" office:value-type="float" office:value="-0.408375494556339">
            <text:p>-0.41</text:p>
          </table:table-cell>
          <table:table-cell table:formula="of:=DEGREES(ACOS(SIN(RADIANS([.$B$2]))*SIN(RADIANS([.T327]))+COS(RADIANS([.$B$2]))*COS(RADIANS([.T327]))*COS(RADIANS([.AC327]))))" office:value-type="float" office:value="63.2108983945182">
            <text:p>63.21</text:p>
          </table:table-cell>
          <table:table-cell table:formula="of:=90-[.AD327]" office:value-type="float" office:value="26.7891016054818">
            <text:p>26.79</text:p>
          </table:table-cell>
          <table:table-cell table:formula="of:=IF([.AE327]&gt;85;0;IF([.AE327]&gt;5;58.1/TAN(RADIANS([.AE327]))-0.07/POWER(TAN(RADIANS([.AE327]));3)+0.000086/POWER(TAN(RADIANS([.AE327]));5);IF([.AE327]&gt;-0.575;1735+[.AE327]*(-518.2+[.AE327]*(103.4+[.AE327]*(-12.79+[.AE327]*0.711)));-20.772/TAN(RADIANS([.AE327])))))/3600" office:value-type="float" office:value="0.0318143314487342">
            <text:p>0.03</text:p>
          </table:table-cell>
          <table:table-cell table:formula="of:=[.AE327]+[.AF327]" office:value-type="float" office:value="26.8209159369305">
            <text:p>26.82</text:p>
          </table:table-cell>
          <table:table-cell table:formula="of:=IF([.AC327]&gt;0;MOD(DEGREES(ACOS(((SIN(RADIANS([.$B$2]))*COS(RADIANS([.AD327])))-SIN(RADIANS([.T327])))/(COS(RADIANS([.$B$2]))*SIN(RADIANS([.AD327])))))+180;360);MOD(540-DEGREES(ACOS(((SIN(RADIANS([.$B$2]))*COS(RADIANS([.AD327])))-SIN(RADIANS([.T327])))/(COS(RADIANS([.$B$2]))*SIN(RADIANS([.AD327])))));360))" office:value-type="float" office:value="179.57068889093">
            <text:p>17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7]+1" office:value-type="date" office:date-value="2010-11-23">
            <text:p>11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8]+2415018.5+[.E328]-[.$B$4]/24" office:value-type="float" office:value="2455524.20833333">
            <text:p>2455524.21</text:p>
          </table:table-cell>
          <table:table-cell table:style-name="ce9" table:formula="of:=([.F328]-2451545)/36525" office:value-type="float" office:value="0.108944786675797">
            <text:p>0.10894479</text:p>
          </table:table-cell>
          <table:table-cell/>
          <table:table-cell table:formula="of:=MOD(280.46646+[.G328]*(36000.76983+[.G328]*0.0003032);360)" office:value-type="float" office:value="242.562652892492">
            <text:p>242.56</text:p>
          </table:table-cell>
          <table:table-cell table:formula="of:=357.52911+[.G328]*(35999.05029-0.0001537*[.G328])" office:value-type="float" office:value="4279.43796255108">
            <text:p>4279.44</text:p>
          </table:table-cell>
          <table:table-cell table:formula="of:=0.016708634-[.G328]*(0.000042037+0.0001537*[.G328])" office:value-type="float" office:value="0.0167022300278447">
            <text:p>0.02</text:p>
          </table:table-cell>
          <table:table-cell table:formula="of:=SIN(RADIANS([.J328]))*(1.914602-[.G328]*(0.004817+0.000014*[.G328]))+SIN(RADIANS(2*[.J328]))*(0.019993-0.000101*[.G328])+SIN(RADIANS(3*[.J328]))*0.000289" office:value-type="float" office:value="-1.2646574299884">
            <text:p>-1.26</text:p>
          </table:table-cell>
          <table:table-cell table:formula="of:=[.I328]+[.L328]" office:value-type="float" office:value="241.297995462504">
            <text:p>241.3</text:p>
          </table:table-cell>
          <table:table-cell table:formula="of:=[.J328]+[.L328]" office:value-type="float" office:value="4278.17330512109">
            <text:p>4278.17</text:p>
          </table:table-cell>
          <table:table-cell table:formula="of:=(1.000001018*(1-[.K328]*[.K328]))/(1+[.K328]*COS(RADIANS([.N328])))" office:value-type="float" office:value="0.987432543374619">
            <text:p>0.99</text:p>
          </table:table-cell>
          <table:table-cell table:formula="of:=[.M328]-0.00569-0.00478*SIN(RADIANS(125.04-1934.136*[.G328]))" office:value-type="float" office:value="241.297071844529">
            <text:p>241.3</text:p>
          </table:table-cell>
          <table:table-cell table:formula="of:=23+(26+((21.448-[.G328]*(46.815+[.G328]*(0.00059-[.G328]*0.001813))))/60)/60" office:value-type="float" office:value="23.4378743736537">
            <text:p>23.44</text:p>
          </table:table-cell>
          <table:table-cell table:formula="of:=[.Q328]+0.00256*COS(RADIANS(125.04-1934.136*[.G328]))" office:value-type="float" office:value="23.4380674760844">
            <text:p>23.44</text:p>
          </table:table-cell>
          <table:table-cell table:formula="of:=DEGREES(ATAN2(COS(RADIANS([.R328]))*SIN(RADIANS([.P328]));COS(RADIANS([.P328]))))" office:value-type="float" office:value="-149.171612569754">
            <text:p>-149.17</text:p>
          </table:table-cell>
          <table:table-cell table:formula="of:=DEGREES(ASIN(SIN(RADIANS([.R328]))*SIN(RADIANS([.P328]))))" office:value-type="float" office:value="-20.4189336259959">
            <text:p>-20.42</text:p>
          </table:table-cell>
          <table:table-cell table:formula="of:=TAN(RADIANS([.R328]/2))*TAN(RADIANS([.R328]/2))" office:value-type="float" office:value="0.0430299084019512">
            <text:p>0.04</text:p>
          </table:table-cell>
          <table:table-cell table:formula="of:=4*DEGREES([.U328]*SIN(2*RADIANS([.I328]))-2*[.K328]*SIN(RADIANS([.J328]))+4*[.K328]*[.U328]*SIN(RADIANS([.J328]))*COS(2*RADIANS([.I328]))-0.5*[.U328]*[.U328]*SIN(4*RADIANS([.I328]))-1.25*[.K328]*[.K328]*SIN(2*RADIANS([.J328])))" office:value-type="float" office:value="13.5693300750383">
            <text:p>13.57</text:p>
          </table:table-cell>
          <table:table-cell table:formula="of:=DEGREES(ACOS(COS(RADIANS(90.833))/COS(RADIANS([.$B$2]))*COS(RADIANS([.T328]))-TAN(RADIANS([.$B$2]))*TAN(RADIANS([.T328]))))" office:value-type="float" office:value="70.8209831283253">
            <text:p>70.82</text:p>
          </table:table-cell>
          <table:table-cell table:style-name="ce7" table:formula="of:=(720-4*[.$B$3]-[.V328]+[.$B$4]*60)/1440" office:value-type="float" office:value="0.501326854114557">
            <text:p>12:01:55</text:p>
          </table:table-cell>
          <table:table-cell table:style-name="ce7" table:formula="of:=([.X328]*1440-[.W328]*4)/1440" office:value-type="float" office:value="0.30460190098032">
            <text:p>7:18:38</text:p>
          </table:table-cell>
          <table:table-cell table:style-name="ce7" table:formula="of:=([.X328]*1440+[.W328]*4)/1440" office:value-type="float" office:value="0.698051807248794">
            <text:p>16:45:12</text:p>
          </table:table-cell>
          <table:table-cell table:formula="of:=8*[.W328]" office:value-type="float" office:value="566.567865026602">
            <text:p>566.57</text:p>
          </table:table-cell>
          <table:table-cell table:formula="of:=MOD([.E328]*1440+[.V328]+4*[.$B$3]-60*[.$B$4];1440)" office:value-type="float" office:value="718.089330075038">
            <text:p>718.09</text:p>
          </table:table-cell>
          <table:table-cell table:formula="of:=IF([.AB328]/4&lt;0;[.AB328]/4+180;[.AB328]/4-180)" office:value-type="float" office:value="-0.477667481240445">
            <text:p>-0.48</text:p>
          </table:table-cell>
          <table:table-cell table:formula="of:=DEGREES(ACOS(SIN(RADIANS([.$B$2]))*SIN(RADIANS([.T328]))+COS(RADIANS([.$B$2]))*COS(RADIANS([.T328]))*COS(RADIANS([.AC328]))))" office:value-type="float" office:value="63.4204596219277">
            <text:p>63.42</text:p>
          </table:table-cell>
          <table:table-cell table:formula="of:=90-[.AD328]" office:value-type="float" office:value="26.5795403780723">
            <text:p>26.58</text:p>
          </table:table-cell>
          <table:table-cell table:formula="of:=IF([.AE328]&gt;85;0;IF([.AE328]&gt;5;58.1/TAN(RADIANS([.AE328]))-0.07/POWER(TAN(RADIANS([.AE328]));3)+0.000086/POWER(TAN(RADIANS([.AE328]));5);IF([.AE328]&gt;-0.575;1735+[.AE328]*(-518.2+[.AE328]*(103.4+[.AE328]*(-12.79+[.AE328]*0.711)));-20.772/TAN(RADIANS([.AE328])))))/3600" office:value-type="float" office:value="0.032102882910801">
            <text:p>0.03</text:p>
          </table:table-cell>
          <table:table-cell table:formula="of:=[.AE328]+[.AF328]" office:value-type="float" office:value="26.6116432609831">
            <text:p>26.61</text:p>
          </table:table-cell>
          <table:table-cell table:formula="of:=IF([.AC328]&gt;0;MOD(DEGREES(ACOS(((SIN(RADIANS([.$B$2]))*COS(RADIANS([.AD328])))-SIN(RADIANS([.T328])))/(COS(RADIANS([.$B$2]))*SIN(RADIANS([.AD328])))))+180;360);MOD(540-DEGREES(ACOS(((SIN(RADIANS([.$B$2]))*COS(RADIANS([.AD328])))-SIN(RADIANS([.T328])))/(COS(RADIANS([.$B$2]))*SIN(RADIANS([.AD328])))));360))" office:value-type="float" office:value="179.499443645242">
            <text:p>179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8]+1" office:value-type="date" office:date-value="2010-11-24">
            <text:p>11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9]+2415018.5+[.E329]-[.$B$4]/24" office:value-type="float" office:value="2455525.20833333">
            <text:p>2455525.21</text:p>
          </table:table-cell>
          <table:table-cell table:style-name="ce9" table:formula="of:=([.F329]-2451545)/36525" office:value-type="float" office:value="0.108972165183668">
            <text:p>0.10897217</text:p>
          </table:table-cell>
          <table:table-cell/>
          <table:table-cell table:formula="of:=MOD(280.46646+[.G329]*(36000.76983+[.G329]*0.0003032);360)" office:value-type="float" office:value="243.548300254466">
            <text:p>243.55</text:p>
          </table:table-cell>
          <table:table-cell table:formula="of:=357.52911+[.G329]*(35999.05029-0.0001537*[.G329])" office:value-type="float" office:value="4280.42356283189">
            <text:p>4280.42</text:p>
          </table:table-cell>
          <table:table-cell table:formula="of:=0.016708634-[.G329]*(0.000042037+0.0001537*[.G329])" office:value-type="float" office:value="0.0167022279599231">
            <text:p>0.02</text:p>
          </table:table-cell>
          <table:table-cell table:formula="of:=SIN(RADIANS([.J329]))*(1.914602-[.G329]*(0.004817+0.000014*[.G329]))+SIN(RADIANS(2*[.J329]))*(0.019993-0.000101*[.G329])+SIN(RADIANS(3*[.J329]))*0.000289" office:value-type="float" office:value="-1.23935031736698">
            <text:p>-1.24</text:p>
          </table:table-cell>
          <table:table-cell table:formula="of:=[.I329]+[.L329]" office:value-type="float" office:value="242.308949937099">
            <text:p>242.31</text:p>
          </table:table-cell>
          <table:table-cell table:formula="of:=[.J329]+[.L329]" office:value-type="float" office:value="4279.18421251452">
            <text:p>4279.18</text:p>
          </table:table-cell>
          <table:table-cell table:formula="of:=(1.000001018*(1-[.K329]*[.K329]))/(1+[.K329]*COS(RADIANS([.N329])))" office:value-type="float" office:value="0.987242814121575">
            <text:p>0.99</text:p>
          </table:table-cell>
          <table:table-cell table:formula="of:=[.M329]-0.00569-0.00478*SIN(RADIANS(125.04-1934.136*[.G329]))" office:value-type="float" office:value="242.308026650323">
            <text:p>242.31</text:p>
          </table:table-cell>
          <table:table-cell table:formula="of:=23+(26+((21.448-[.G329]*(46.815+[.G329]*(0.00059-[.G329]*0.001813))))/60)/60" office:value-type="float" office:value="23.4378740176186">
            <text:p>23.44</text:p>
          </table:table-cell>
          <table:table-cell table:formula="of:=[.Q329]+0.00256*COS(RADIANS(125.04-1934.136*[.G329]))" office:value-type="float" office:value="23.4380647607111">
            <text:p>23.44</text:p>
          </table:table-cell>
          <table:table-cell table:formula="of:=DEGREES(ATAN2(COS(RADIANS([.R329]))*SIN(RADIANS([.P329]));COS(RADIANS([.P329]))))" office:value-type="float" office:value="-150.22910556633">
            <text:p>-150.23</text:p>
          </table:table-cell>
          <table:table-cell table:formula="of:=DEGREES(ASIN(SIN(RADIANS([.R329]))*SIN(RADIANS([.P329]))))" office:value-type="float" office:value="-20.6218057149449">
            <text:p>-20.62</text:p>
          </table:table-cell>
          <table:table-cell table:formula="of:=TAN(RADIANS([.R329]/2))*TAN(RADIANS([.R329]/2))" office:value-type="float" office:value="0.0430298981480564">
            <text:p>0.04</text:p>
          </table:table-cell>
          <table:table-cell table:formula="of:=4*DEGREES([.U329]*SIN(2*RADIANS([.I329]))-2*[.K329]*SIN(RADIANS([.J329]))+4*[.K329]*[.U329]*SIN(RADIANS([.J329]))*COS(2*RADIANS([.I329]))-0.5*[.U329]*[.U329]*SIN(4*RADIANS([.I329]))-1.25*[.K329]*[.K329]*SIN(2*RADIANS([.J329])))" office:value-type="float" office:value="13.2792544186593">
            <text:p>13.28</text:p>
          </table:table-cell>
          <table:table-cell table:formula="of:=DEGREES(ACOS(COS(RADIANS(90.833))/COS(RADIANS([.$B$2]))*COS(RADIANS([.T329]))-TAN(RADIANS([.$B$2]))*TAN(RADIANS([.T329]))))" office:value-type="float" office:value="70.5909659486448">
            <text:p>70.59</text:p>
          </table:table-cell>
          <table:table-cell table:style-name="ce7" table:formula="of:=(720-4*[.$B$3]-[.V329]+[.$B$4]*60)/1440" office:value-type="float" office:value="0.501528295542598">
            <text:p>12:02:12</text:p>
          </table:table-cell>
          <table:table-cell table:style-name="ce7" table:formula="of:=([.X329]*1440-[.W329]*4)/1440" office:value-type="float" office:value="0.305442279018584">
            <text:p>7:19:50</text:p>
          </table:table-cell>
          <table:table-cell table:style-name="ce7" table:formula="of:=([.X329]*1440+[.W329]*4)/1440" office:value-type="float" office:value="0.697614312066611">
            <text:p>16:44:34</text:p>
          </table:table-cell>
          <table:table-cell table:formula="of:=8*[.W329]" office:value-type="float" office:value="564.727727589159">
            <text:p>564.73</text:p>
          </table:table-cell>
          <table:table-cell table:formula="of:=MOD([.E329]*1440+[.V329]+4*[.$B$3]-60*[.$B$4];1440)" office:value-type="float" office:value="717.799254418659">
            <text:p>717.8</text:p>
          </table:table-cell>
          <table:table-cell table:formula="of:=IF([.AB329]/4&lt;0;[.AB329]/4+180;[.AB329]/4-180)" office:value-type="float" office:value="-0.550186395335174">
            <text:p>-0.55</text:p>
          </table:table-cell>
          <table:table-cell table:formula="of:=DEGREES(ACOS(SIN(RADIANS([.$B$2]))*SIN(RADIANS([.T329]))+COS(RADIANS([.$B$2]))*COS(RADIANS([.T329]))*COS(RADIANS([.AC329]))))" office:value-type="float" office:value="63.6238239810388">
            <text:p>63.62</text:p>
          </table:table-cell>
          <table:table-cell table:formula="of:=90-[.AD329]" office:value-type="float" office:value="26.3761760189612">
            <text:p>26.38</text:p>
          </table:table-cell>
          <table:table-cell table:formula="of:=IF([.AE329]&gt;85;0;IF([.AE329]&gt;5;58.1/TAN(RADIANS([.AE329]))-0.07/POWER(TAN(RADIANS([.AE329]));3)+0.000086/POWER(TAN(RADIANS([.AE329]));5);IF([.AE329]&gt;-0.575;1735+[.AE329]*(-518.2+[.AE329]*(103.4+[.AE329]*(-12.79+[.AE329]*0.711)));-20.772/TAN(RADIANS([.AE329])))))/3600" office:value-type="float" office:value="0.0323868903625874">
            <text:p>0.03</text:p>
          </table:table-cell>
          <table:table-cell table:formula="of:=[.AE329]+[.AF329]" office:value-type="float" office:value="26.4085629093238">
            <text:p>26.41</text:p>
          </table:table-cell>
          <table:table-cell table:formula="of:=IF([.AC329]&gt;0;MOD(DEGREES(ACOS(((SIN(RADIANS([.$B$2]))*COS(RADIANS([.AD329])))-SIN(RADIANS([.T329])))/(COS(RADIANS([.$B$2]))*SIN(RADIANS([.AD329])))))+180;360);MOD(540-DEGREES(ACOS(((SIN(RADIANS([.$B$2]))*COS(RADIANS([.AD329])))-SIN(RADIANS([.T329])))/(COS(RADIANS([.$B$2]))*SIN(RADIANS([.AD329])))));360))" office:value-type="float" office:value="179.425230260832">
            <text:p>179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9]+1" office:value-type="date" office:date-value="2010-11-25">
            <text:p>11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0]+2415018.5+[.E330]-[.$B$4]/24" office:value-type="float" office:value="2455526.20833333">
            <text:p>2455526.21</text:p>
          </table:table-cell>
          <table:table-cell table:style-name="ce9" table:formula="of:=([.F330]-2451545)/36525" office:value-type="float" office:value="0.10899954369154">
            <text:p>0.10899954</text:p>
          </table:table-cell>
          <table:table-cell/>
          <table:table-cell table:formula="of:=MOD(280.46646+[.G330]*(36000.76983+[.G330]*0.0003032);360)" office:value-type="float" office:value="244.533947616439">
            <text:p>244.53</text:p>
          </table:table-cell>
          <table:table-cell table:formula="of:=357.52911+[.G330]*(35999.05029-0.0001537*[.G330])" office:value-type="float" office:value="4281.4091631127">
            <text:p>4281.41</text:p>
          </table:table-cell>
          <table:table-cell table:formula="of:=0.016708634-[.G330]*(0.000042037+0.0001537*[.G330])" office:value-type="float" office:value="0.0167022258917712">
            <text:p>0.02</text:p>
          </table:table-cell>
          <table:table-cell table:formula="of:=SIN(RADIANS([.J330]))*(1.914602-[.G330]*(0.004817+0.000014*[.G330]))+SIN(RADIANS(2*[.J330]))*(0.019993-0.000101*[.G330])+SIN(RADIANS(3*[.J330]))*0.000289" office:value-type="float" office:value="-1.21365846476196">
            <text:p>-1.21</text:p>
          </table:table-cell>
          <table:table-cell table:formula="of:=[.I330]+[.L330]" office:value-type="float" office:value="243.320289151677">
            <text:p>243.32</text:p>
          </table:table-cell>
          <table:table-cell table:formula="of:=[.J330]+[.L330]" office:value-type="float" office:value="4280.19550464793">
            <text:p>4280.2</text:p>
          </table:table-cell>
          <table:table-cell table:formula="of:=(1.000001018*(1-[.K330]*[.K330]))/(1+[.K330]*COS(RADIANS([.N330])))" office:value-type="float" office:value="0.987056922561991">
            <text:p>0.99</text:p>
          </table:table-cell>
          <table:table-cell table:formula="of:=[.M330]-0.00569-0.00478*SIN(RADIANS(125.04-1934.136*[.G330]))" office:value-type="float" office:value="243.319366192028">
            <text:p>243.32</text:p>
          </table:table-cell>
          <table:table-cell table:formula="of:=23+(26+((21.448-[.G330]*(46.815+[.G330]*(0.00059-[.G330]*0.001813))))/60)/60" office:value-type="float" office:value="23.4378736615834">
            <text:p>23.44</text:p>
          </table:table-cell>
          <table:table-cell table:formula="of:=[.Q330]+0.00256*COS(RADIANS(125.04-1934.136*[.G330]))" office:value-type="float" office:value="23.4380620451749">
            <text:p>23.44</text:p>
          </table:table-cell>
          <table:table-cell table:formula="of:=DEGREES(ATAN2(COS(RADIANS([.R330]))*SIN(RADIANS([.P330]));COS(RADIANS([.P330]))))" office:value-type="float" office:value="-151.289779364617">
            <text:p>-151.29</text:p>
          </table:table-cell>
          <table:table-cell table:formula="of:=DEGREES(ASIN(SIN(RADIANS([.R330]))*SIN(RADIANS([.P330]))))" office:value-type="float" office:value="-20.8183007331636">
            <text:p>-20.82</text:p>
          </table:table-cell>
          <table:table-cell table:formula="of:=TAN(RADIANS([.R330]/2))*TAN(RADIANS([.R330]/2))" office:value-type="float" office:value="0.0430298878935478">
            <text:p>0.04</text:p>
          </table:table-cell>
          <table:table-cell table:formula="of:=4*DEGREES([.U330]*SIN(2*RADIANS([.I330]))-2*[.K330]*SIN(RADIANS([.J330]))+4*[.K330]*[.U330]*SIN(RADIANS([.J330]))*COS(2*RADIANS([.I330]))-0.5*[.U330]*[.U330]*SIN(4*RADIANS([.I330]))-1.25*[.K330]*[.K330]*SIN(2*RADIANS([.J330])))" office:value-type="float" office:value="12.9765122651846">
            <text:p>12.98</text:p>
          </table:table-cell>
          <table:table-cell table:formula="of:=DEGREES(ACOS(COS(RADIANS(90.833))/COS(RADIANS([.$B$2]))*COS(RADIANS([.T330]))-TAN(RADIANS([.$B$2]))*TAN(RADIANS([.T330]))))" office:value-type="float" office:value="70.367272559147">
            <text:p>70.37</text:p>
          </table:table-cell>
          <table:table-cell table:style-name="ce7" table:formula="of:=(720-4*[.$B$3]-[.V330]+[.$B$4]*60)/1440" office:value-type="float" office:value="0.501738533149177">
            <text:p>12:02:30</text:p>
          </table:table-cell>
          <table:table-cell table:style-name="ce7" table:formula="of:=([.X330]*1440-[.W330]*4)/1440" office:value-type="float" office:value="0.306273887151547">
            <text:p>7:21:02</text:p>
          </table:table-cell>
          <table:table-cell table:style-name="ce7" table:formula="of:=([.X330]*1440+[.W330]*4)/1440" office:value-type="float" office:value="0.697203179146808">
            <text:p>16:43:58</text:p>
          </table:table-cell>
          <table:table-cell table:formula="of:=8*[.W330]" office:value-type="float" office:value="562.938180473176">
            <text:p>562.94</text:p>
          </table:table-cell>
          <table:table-cell table:formula="of:=MOD([.E330]*1440+[.V330]+4*[.$B$3]-60*[.$B$4];1440)" office:value-type="float" office:value="717.496512265185">
            <text:p>717.5</text:p>
          </table:table-cell>
          <table:table-cell table:formula="of:=IF([.AB330]/4&lt;0;[.AB330]/4+180;[.AB330]/4-180)" office:value-type="float" office:value="-0.625871933703849">
            <text:p>-0.63</text:p>
          </table:table-cell>
          <table:table-cell table:formula="of:=DEGREES(ACOS(SIN(RADIANS([.$B$2]))*SIN(RADIANS([.T330]))+COS(RADIANS([.$B$2]))*COS(RADIANS([.T330]))*COS(RADIANS([.AC330]))))" office:value-type="float" office:value="63.8209046600403">
            <text:p>63.82</text:p>
          </table:table-cell>
          <table:table-cell table:formula="of:=90-[.AD330]" office:value-type="float" office:value="26.1790953399597">
            <text:p>26.18</text:p>
          </table:table-cell>
          <table:table-cell table:formula="of:=IF([.AE330]&gt;85;0;IF([.AE330]&gt;5;58.1/TAN(RADIANS([.AE330]))-0.07/POWER(TAN(RADIANS([.AE330]));3)+0.000086/POWER(TAN(RADIANS([.AE330]));5);IF([.AE330]&gt;-0.575;1735+[.AE330]*(-518.2+[.AE330]*(103.4+[.AE330]*(-12.79+[.AE330]*0.711)));-20.772/TAN(RADIANS([.AE330])))))/3600" office:value-type="float" office:value="0.0326659566985127">
            <text:p>0.03</text:p>
          </table:table-cell>
          <table:table-cell table:formula="of:=[.AE330]+[.AF330]" office:value-type="float" office:value="26.2117612966582">
            <text:p>26.21</text:p>
          </table:table-cell>
          <table:table-cell table:formula="of:=IF([.AC330]&gt;0;MOD(DEGREES(ACOS(((SIN(RADIANS([.$B$2]))*COS(RADIANS([.AD330])))-SIN(RADIANS([.T330])))/(COS(RADIANS([.$B$2]))*SIN(RADIANS([.AD330])))))+180;360);MOD(540-DEGREES(ACOS(((SIN(RADIANS([.$B$2]))*COS(RADIANS([.AD330])))-SIN(RADIANS([.T330])))/(COS(RADIANS([.$B$2]))*SIN(RADIANS([.AD330])))));360))" office:value-type="float" office:value="179.348118477348">
            <text:p>179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0]+1" office:value-type="date" office:date-value="2010-11-26">
            <text:p>11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1]+2415018.5+[.E331]-[.$B$4]/24" office:value-type="float" office:value="2455527.20833333">
            <text:p>2455527.21</text:p>
          </table:table-cell>
          <table:table-cell table:style-name="ce9" table:formula="of:=([.F331]-2451545)/36525" office:value-type="float" office:value="0.109026922199411">
            <text:p>0.10902692</text:p>
          </table:table-cell>
          <table:table-cell/>
          <table:table-cell table:formula="of:=MOD(280.46646+[.G331]*(36000.76983+[.G331]*0.0003032);360)" office:value-type="float" office:value="245.519594978413">
            <text:p>245.52</text:p>
          </table:table-cell>
          <table:table-cell table:formula="of:=357.52911+[.G331]*(35999.05029-0.0001537*[.G331])" office:value-type="float" office:value="4282.3947633935">
            <text:p>4282.39</text:p>
          </table:table-cell>
          <table:table-cell table:formula="of:=0.016708634-[.G331]*(0.000042037+0.0001537*[.G331])" office:value-type="float" office:value="0.0167022238233887">
            <text:p>0.02</text:p>
          </table:table-cell>
          <table:table-cell table:formula="of:=SIN(RADIANS([.J331]))*(1.914602-[.G331]*(0.004817+0.000014*[.G331]))+SIN(RADIANS(2*[.J331]))*(0.019993-0.000101*[.G331])+SIN(RADIANS(3*[.J331]))*0.000289" office:value-type="float" office:value="-1.18758958342064">
            <text:p>-1.19</text:p>
          </table:table-cell>
          <table:table-cell table:formula="of:=[.I331]+[.L331]" office:value-type="float" office:value="244.332005394992">
            <text:p>244.33</text:p>
          </table:table-cell>
          <table:table-cell table:formula="of:=[.J331]+[.L331]" office:value-type="float" office:value="4281.20717381008">
            <text:p>4281.21</text:p>
          </table:table-cell>
          <table:table-cell table:formula="of:=(1.000001018*(1-[.K331]*[.K331]))/(1+[.K331]*COS(RADIANS([.N331])))" office:value-type="float" office:value="0.986874928062177">
            <text:p>0.99</text:p>
          </table:table-cell>
          <table:table-cell table:formula="of:=[.M331]-0.00569-0.00478*SIN(RADIANS(125.04-1934.136*[.G331]))" office:value-type="float" office:value="244.331082758398">
            <text:p>244.33</text:p>
          </table:table-cell>
          <table:table-cell table:formula="of:=23+(26+((21.448-[.G331]*(46.815+[.G331]*(0.00059-[.G331]*0.001813))))/60)/60" office:value-type="float" office:value="23.4378733055482">
            <text:p>23.44</text:p>
          </table:table-cell>
          <table:table-cell table:formula="of:=[.Q331]+0.00256*COS(RADIANS(125.04-1934.136*[.G331]))" office:value-type="float" office:value="23.4380593294777">
            <text:p>23.44</text:p>
          </table:table-cell>
          <table:table-cell table:formula="of:=DEGREES(ATAN2(COS(RADIANS([.R331]))*SIN(RADIANS([.P331]));COS(RADIANS([.P331]))))" office:value-type="float" office:value="-152.353573640226">
            <text:p>-152.35</text:p>
          </table:table-cell>
          <table:table-cell table:formula="of:=DEGREES(ASIN(SIN(RADIANS([.R331]))*SIN(RADIANS([.P331]))))" office:value-type="float" office:value="-21.0083256545993">
            <text:p>-21.01</text:p>
          </table:table-cell>
          <table:table-cell table:formula="of:=TAN(RADIANS([.R331]/2))*TAN(RADIANS([.R331]/2))" office:value-type="float" office:value="0.0430298776384327">
            <text:p>0.04</text:p>
          </table:table-cell>
          <table:table-cell table:formula="of:=4*DEGREES([.U331]*SIN(2*RADIANS([.I331]))-2*[.K331]*SIN(RADIANS([.J331]))+4*[.K331]*[.U331]*SIN(RADIANS([.J331]))*COS(2*RADIANS([.I331]))-0.5*[.U331]*[.U331]*SIN(4*RADIANS([.I331]))-1.25*[.K331]*[.K331]*SIN(2*RADIANS([.J331])))" office:value-type="float" office:value="12.6613632842158">
            <text:p>12.66</text:p>
          </table:table-cell>
          <table:table-cell table:formula="of:=DEGREES(ACOS(COS(RADIANS(90.833))/COS(RADIANS([.$B$2]))*COS(RADIANS([.T331]))-TAN(RADIANS([.$B$2]))*TAN(RADIANS([.T331]))))" office:value-type="float" office:value="70.150082456764">
            <text:p>70.15</text:p>
          </table:table-cell>
          <table:table-cell table:style-name="ce7" table:formula="of:=(720-4*[.$B$3]-[.V331]+[.$B$4]*60)/1440" office:value-type="float" office:value="0.501957386608183">
            <text:p>12:02:49</text:p>
          </table:table-cell>
          <table:table-cell table:style-name="ce7" table:formula="of:=([.X331]*1440-[.W331]*4)/1440" office:value-type="float" office:value="0.307096046450506">
            <text:p>7:22:13</text:p>
          </table:table-cell>
          <table:table-cell table:style-name="ce7" table:formula="of:=([.X331]*1440+[.W331]*4)/1440" office:value-type="float" office:value="0.696818726765861">
            <text:p>16:43:25</text:p>
          </table:table-cell>
          <table:table-cell table:formula="of:=8*[.W331]" office:value-type="float" office:value="561.200659654112">
            <text:p>561.2</text:p>
          </table:table-cell>
          <table:table-cell table:formula="of:=MOD([.E331]*1440+[.V331]+4*[.$B$3]-60*[.$B$4];1440)" office:value-type="float" office:value="717.181363284216">
            <text:p>717.18</text:p>
          </table:table-cell>
          <table:table-cell table:formula="of:=IF([.AB331]/4&lt;0;[.AB331]/4+180;[.AB331]/4-180)" office:value-type="float" office:value="-0.704659178946059">
            <text:p>-0.7</text:p>
          </table:table-cell>
          <table:table-cell table:formula="of:=DEGREES(ACOS(SIN(RADIANS([.$B$2]))*SIN(RADIANS([.T331]))+COS(RADIANS([.$B$2]))*COS(RADIANS([.T331]))*COS(RADIANS([.AC331]))))" office:value-type="float" office:value="64.0116168832448">
            <text:p>64.01</text:p>
          </table:table-cell>
          <table:table-cell table:formula="of:=90-[.AD331]" office:value-type="float" office:value="25.9883831167552">
            <text:p>25.99</text:p>
          </table:table-cell>
          <table:table-cell table:formula="of:=IF([.AE331]&gt;85;0;IF([.AE331]&gt;5;58.1/TAN(RADIANS([.AE331]))-0.07/POWER(TAN(RADIANS([.AE331]));3)+0.000086/POWER(TAN(RADIANS([.AE331]));5);IF([.AE331]&gt;-0.575;1735+[.AE331]*(-518.2+[.AE331]*(103.4+[.AE331]*(-12.79+[.AE331]*0.711)));-20.772/TAN(RADIANS([.AE331])))))/3600" office:value-type="float" office:value="0.0329396786867469">
            <text:p>0.03</text:p>
          </table:table-cell>
          <table:table-cell table:formula="of:=[.AE331]+[.AF331]" office:value-type="float" office:value="26.0213227954419">
            <text:p>26.02</text:p>
          </table:table-cell>
          <table:table-cell table:formula="of:=IF([.AC331]&gt;0;MOD(DEGREES(ACOS(((SIN(RADIANS([.$B$2]))*COS(RADIANS([.AD331])))-SIN(RADIANS([.T331])))/(COS(RADIANS([.$B$2]))*SIN(RADIANS([.AD331])))))+180;360);MOD(540-DEGREES(ACOS(((SIN(RADIANS([.$B$2]))*COS(RADIANS([.AD331])))-SIN(RADIANS([.T331])))/(COS(RADIANS([.$B$2]))*SIN(RADIANS([.AD331])))));360))" office:value-type="float" office:value="179.268179857802">
            <text:p>179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1]+1" office:value-type="date" office:date-value="2010-11-27">
            <text:p>11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2]+2415018.5+[.E332]-[.$B$4]/24" office:value-type="float" office:value="2455528.20833333">
            <text:p>2455528.21</text:p>
          </table:table-cell>
          <table:table-cell table:style-name="ce9" table:formula="of:=([.F332]-2451545)/36525" office:value-type="float" office:value="0.109054300707282">
            <text:p>0.10905430</text:p>
          </table:table-cell>
          <table:table-cell/>
          <table:table-cell table:formula="of:=MOD(280.46646+[.G332]*(36000.76983+[.G332]*0.0003032);360)" office:value-type="float" office:value="246.505242340388">
            <text:p>246.51</text:p>
          </table:table-cell>
          <table:table-cell table:formula="of:=357.52911+[.G332]*(35999.05029-0.0001537*[.G332])" office:value-type="float" office:value="4283.38036367431">
            <text:p>4283.38</text:p>
          </table:table-cell>
          <table:table-cell table:formula="of:=0.016708634-[.G332]*(0.000042037+0.0001537*[.G332])" office:value-type="float" office:value="0.0167022217547759">
            <text:p>0.02</text:p>
          </table:table-cell>
          <table:table-cell table:formula="of:=SIN(RADIANS([.J332]))*(1.914602-[.G332]*(0.004817+0.000014*[.G332]))+SIN(RADIANS(2*[.J332]))*(0.019993-0.000101*[.G332])+SIN(RADIANS(3*[.J332]))*0.000289" office:value-type="float" office:value="-1.16115151826022">
            <text:p>-1.16</text:p>
          </table:table-cell>
          <table:table-cell table:formula="of:=[.I332]+[.L332]" office:value-type="float" office:value="245.344090822127">
            <text:p>245.34</text:p>
          </table:table-cell>
          <table:table-cell table:formula="of:=[.J332]+[.L332]" office:value-type="float" office:value="4282.21921215605">
            <text:p>4282.22</text:p>
          </table:table-cell>
          <table:table-cell table:formula="of:=(1.000001018*(1-[.K332]*[.K332]))/(1+[.K332]*COS(RADIANS([.N332])))" office:value-type="float" office:value="0.986696888808041">
            <text:p>0.99</text:p>
          </table:table-cell>
          <table:table-cell table:formula="of:=[.M332]-0.00569-0.00478*SIN(RADIANS(125.04-1934.136*[.G332]))" office:value-type="float" office:value="245.343168504516">
            <text:p>245.34</text:p>
          </table:table-cell>
          <table:table-cell table:formula="of:=23+(26+((21.448-[.G332]*(46.815+[.G332]*(0.00059-[.G332]*0.001813))))/60)/60" office:value-type="float" office:value="23.4378729495131">
            <text:p>23.44</text:p>
          </table:table-cell>
          <table:table-cell table:formula="of:=[.Q332]+0.00256*COS(RADIANS(125.04-1934.136*[.G332]))" office:value-type="float" office:value="23.4380566136217">
            <text:p>23.44</text:p>
          </table:table-cell>
          <table:table-cell table:formula="of:=DEGREES(ATAN2(COS(RADIANS([.R332]))*SIN(RADIANS([.P332]));COS(RADIANS([.P332]))))" office:value-type="float" office:value="-153.42042332785">
            <text:p>-153.42</text:p>
          </table:table-cell>
          <table:table-cell table:formula="of:=DEGREES(ASIN(SIN(RADIANS([.R332]))*SIN(RADIANS([.P332]))))" office:value-type="float" office:value="-21.1917895322473">
            <text:p>-21.19</text:p>
          </table:table-cell>
          <table:table-cell table:formula="of:=TAN(RADIANS([.R332]/2))*TAN(RADIANS([.R332]/2))" office:value-type="float" office:value="0.043029867382719">
            <text:p>0.04</text:p>
          </table:table-cell>
          <table:table-cell table:formula="of:=4*DEGREES([.U332]*SIN(2*RADIANS([.I332]))-2*[.K332]*SIN(RADIANS([.J332]))+4*[.K332]*[.U332]*SIN(RADIANS([.J332]))*COS(2*RADIANS([.I332]))-0.5*[.U332]*[.U332]*SIN(4*RADIANS([.I332]))-1.25*[.K332]*[.K332]*SIN(2*RADIANS([.J332])))" office:value-type="float" office:value="12.3340853802548">
            <text:p>12.33</text:p>
          </table:table-cell>
          <table:table-cell table:formula="of:=DEGREES(ACOS(COS(RADIANS(90.833))/COS(RADIANS([.$B$2]))*COS(RADIANS([.T332]))-TAN(RADIANS([.$B$2]))*TAN(RADIANS([.T332]))))" office:value-type="float" office:value="69.9395740721153">
            <text:p>69.94</text:p>
          </table:table-cell>
          <table:table-cell table:style-name="ce7" table:formula="of:=(720-4*[.$B$3]-[.V332]+[.$B$4]*60)/1440" office:value-type="float" office:value="0.502184662930379">
            <text:p>12:03:09</text:p>
          </table:table-cell>
          <table:table-cell table:style-name="ce7" table:formula="of:=([.X332]*1440-[.W332]*4)/1440" office:value-type="float" office:value="0.307908068285614">
            <text:p>7:23:23</text:p>
          </table:table-cell>
          <table:table-cell table:style-name="ce7" table:formula="of:=([.X332]*1440+[.W332]*4)/1440" office:value-type="float" office:value="0.696461257575143">
            <text:p>16:42:54</text:p>
          </table:table-cell>
          <table:table-cell table:formula="of:=8*[.W332]" office:value-type="float" office:value="559.516592576922">
            <text:p>559.52</text:p>
          </table:table-cell>
          <table:table-cell table:formula="of:=MOD([.E332]*1440+[.V332]+4*[.$B$3]-60*[.$B$4];1440)" office:value-type="float" office:value="716.854085380255">
            <text:p>716.85</text:p>
          </table:table-cell>
          <table:table-cell table:formula="of:=IF([.AB332]/4&lt;0;[.AB332]/4+180;[.AB332]/4-180)" office:value-type="float" office:value="-0.786478654936303">
            <text:p>-0.79</text:p>
          </table:table-cell>
          <table:table-cell table:formula="of:=DEGREES(ACOS(SIN(RADIANS([.$B$2]))*SIN(RADIANS([.T332]))+COS(RADIANS([.$B$2]))*COS(RADIANS([.T332]))*COS(RADIANS([.AC332]))))" office:value-type="float" office:value="64.195877986055">
            <text:p>64.2</text:p>
          </table:table-cell>
          <table:table-cell table:formula="of:=90-[.AD332]" office:value-type="float" office:value="25.804122013945">
            <text:p>25.8</text:p>
          </table:table-cell>
          <table:table-cell table:formula="of:=IF([.AE332]&gt;85;0;IF([.AE332]&gt;5;58.1/TAN(RADIANS([.AE332]))-0.07/POWER(TAN(RADIANS([.AE332]));3)+0.000086/POWER(TAN(RADIANS([.AE332]));5);IF([.AE332]&gt;-0.575;1735+[.AE332]*(-518.2+[.AE332]*(103.4+[.AE332]*(-12.79+[.AE332]*0.711)));-20.772/TAN(RADIANS([.AE332])))))/3600" office:value-type="float" office:value="0.0332076480449267">
            <text:p>0.03</text:p>
          </table:table-cell>
          <table:table-cell table:formula="of:=[.AE332]+[.AF332]" office:value-type="float" office:value="25.83732966199">
            <text:p>25.84</text:p>
          </table:table-cell>
          <table:table-cell table:formula="of:=IF([.AC332]&gt;0;MOD(DEGREES(ACOS(((SIN(RADIANS([.$B$2]))*COS(RADIANS([.AD332])))-SIN(RADIANS([.T332])))/(COS(RADIANS([.$B$2]))*SIN(RADIANS([.AD332])))))+180;360);MOD(540-DEGREES(ACOS(((SIN(RADIANS([.$B$2]))*COS(RADIANS([.AD332])))-SIN(RADIANS([.T332])))/(COS(RADIANS([.$B$2]))*SIN(RADIANS([.AD332])))));360))" office:value-type="float" office:value="179.185487721277">
            <text:p>179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2]+1" office:value-type="date" office:date-value="2010-11-28">
            <text:p>11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3]+2415018.5+[.E333]-[.$B$4]/24" office:value-type="float" office:value="2455529.20833333">
            <text:p>2455529.21</text:p>
          </table:table-cell>
          <table:table-cell table:style-name="ce9" table:formula="of:=([.F333]-2451545)/36525" office:value-type="float" office:value="0.109081679215154">
            <text:p>0.10908168</text:p>
          </table:table-cell>
          <table:table-cell/>
          <table:table-cell table:formula="of:=MOD(280.46646+[.G333]*(36000.76983+[.G333]*0.0003032);360)" office:value-type="float" office:value="247.490889702362">
            <text:p>247.49</text:p>
          </table:table-cell>
          <table:table-cell table:formula="of:=357.52911+[.G333]*(35999.05029-0.0001537*[.G333])" office:value-type="float" office:value="4284.36596395512">
            <text:p>4284.37</text:p>
          </table:table-cell>
          <table:table-cell table:formula="of:=0.016708634-[.G333]*(0.000042037+0.0001537*[.G333])" office:value-type="float" office:value="0.0167022196859326">
            <text:p>0.02</text:p>
          </table:table-cell>
          <table:table-cell table:formula="of:=SIN(RADIANS([.J333]))*(1.914602-[.G333]*(0.004817+0.000014*[.G333]))+SIN(RADIANS(2*[.J333]))*(0.019993-0.000101*[.G333])+SIN(RADIANS(3*[.J333]))*0.000289" office:value-type="float" office:value="-1.13435224541276">
            <text:p>-1.13</text:p>
          </table:table-cell>
          <table:table-cell table:formula="of:=[.I333]+[.L333]" office:value-type="float" office:value="246.35653745695">
            <text:p>246.36</text:p>
          </table:table-cell>
          <table:table-cell table:formula="of:=[.J333]+[.L333]" office:value-type="float" office:value="4283.23161170971">
            <text:p>4283.23</text:p>
          </table:table-cell>
          <table:table-cell table:formula="of:=(1.000001018*(1-[.K333]*[.K333]))/(1+[.K333]*COS(RADIANS([.N333])))" office:value-type="float" office:value="0.986522861782444">
            <text:p>0.99</text:p>
          </table:table-cell>
          <table:table-cell table:formula="of:=[.M333]-0.00569-0.00478*SIN(RADIANS(125.04-1934.136*[.G333]))" office:value-type="float" office:value="246.355615454249">
            <text:p>246.36</text:p>
          </table:table-cell>
          <table:table-cell table:formula="of:=23+(26+((21.448-[.G333]*(46.815+[.G333]*(0.00059-[.G333]*0.001813))))/60)/60" office:value-type="float" office:value="23.4378725934779">
            <text:p>23.44</text:p>
          </table:table-cell>
          <table:table-cell table:formula="of:=[.Q333]+0.00256*COS(RADIANS(125.04-1934.136*[.G333]))" office:value-type="float" office:value="23.4380538976088">
            <text:p>23.44</text:p>
          </table:table-cell>
          <table:table-cell table:formula="of:=DEGREES(ATAN2(COS(RADIANS([.R333]))*SIN(RADIANS([.P333]));COS(RADIANS([.P333]))))" office:value-type="float" office:value="-154.490258648393">
            <text:p>-154.49</text:p>
          </table:table-cell>
          <table:table-cell table:formula="of:=DEGREES(ASIN(SIN(RADIANS([.R333]))*SIN(RADIANS([.P333]))))" office:value-type="float" office:value="-21.3686036148275">
            <text:p>-21.37</text:p>
          </table:table-cell>
          <table:table-cell table:formula="of:=TAN(RADIANS([.R333]/2))*TAN(RADIANS([.R333]/2))" office:value-type="float" office:value="0.0430298571264142">
            <text:p>0.04</text:p>
          </table:table-cell>
          <table:table-cell table:formula="of:=4*DEGREES([.U333]*SIN(2*RADIANS([.I333]))-2*[.K333]*SIN(RADIANS([.J333]))+4*[.K333]*[.U333]*SIN(RADIANS([.J333]))*COS(2*RADIANS([.I333]))-0.5*[.U333]*[.U333]*SIN(4*RADIANS([.I333]))-1.25*[.K333]*[.K333]*SIN(2*RADIANS([.J333])))" office:value-type="float" office:value="11.9949744293654">
            <text:p>11.99</text:p>
          </table:table-cell>
          <table:table-cell table:formula="of:=DEGREES(ACOS(COS(RADIANS(90.833))/COS(RADIANS([.$B$2]))*COS(RADIANS([.T333]))-TAN(RADIANS([.$B$2]))*TAN(RADIANS([.T333]))))" office:value-type="float" office:value="69.7359243436113">
            <text:p>69.74</text:p>
          </table:table-cell>
          <table:table-cell table:style-name="ce7" table:formula="of:=(720-4*[.$B$3]-[.V333]+[.$B$4]*60)/1440" office:value-type="float" office:value="0.502420156646274">
            <text:p>12:03:29</text:p>
          </table:table-cell>
          <table:table-cell table:style-name="ce7" table:formula="of:=([.X333]*1440-[.W333]*4)/1440" office:value-type="float" office:value="0.308709255691798">
            <text:p>7:24:32</text:p>
          </table:table-cell>
          <table:table-cell table:style-name="ce7" table:formula="of:=([.X333]*1440+[.W333]*4)/1440" office:value-type="float" office:value="0.69613105760075">
            <text:p>16:42:26</text:p>
          </table:table-cell>
          <table:table-cell table:formula="of:=8*[.W333]" office:value-type="float" office:value="557.88739474889">
            <text:p>557.89</text:p>
          </table:table-cell>
          <table:table-cell table:formula="of:=MOD([.E333]*1440+[.V333]+4*[.$B$3]-60*[.$B$4];1440)" office:value-type="float" office:value="716.514974429365">
            <text:p>716.51</text:p>
          </table:table-cell>
          <table:table-cell table:formula="of:=IF([.AB333]/4&lt;0;[.AB333]/4+180;[.AB333]/4-180)" office:value-type="float" office:value="-0.871256392658665">
            <text:p>-0.87</text:p>
          </table:table-cell>
          <table:table-cell table:formula="of:=DEGREES(ACOS(SIN(RADIANS([.$B$2]))*SIN(RADIANS([.T333]))+COS(RADIANS([.$B$2]))*COS(RADIANS([.T333]))*COS(RADIANS([.AC333]))))" office:value-type="float" office:value="64.3736074896428">
            <text:p>64.37</text:p>
          </table:table-cell>
          <table:table-cell table:formula="of:=90-[.AD333]" office:value-type="float" office:value="25.6263925103572">
            <text:p>25.63</text:p>
          </table:table-cell>
          <table:table-cell table:formula="of:=IF([.AE333]&gt;85;0;IF([.AE333]&gt;5;58.1/TAN(RADIANS([.AE333]))-0.07/POWER(TAN(RADIANS([.AE333]));3)+0.000086/POWER(TAN(RADIANS([.AE333]));5);IF([.AE333]&gt;-0.575;1735+[.AE333]*(-518.2+[.AE333]*(103.4+[.AE333]*(-12.79+[.AE333]*0.711)));-20.772/TAN(RADIANS([.AE333])))))/3600" office:value-type="float" office:value="0.0334694526058661">
            <text:p>0.03</text:p>
          </table:table-cell>
          <table:table-cell table:formula="of:=[.AE333]+[.AF333]" office:value-type="float" office:value="25.6598619629631">
            <text:p>25.66</text:p>
          </table:table-cell>
          <table:table-cell table:formula="of:=IF([.AC333]&gt;0;MOD(DEGREES(ACOS(((SIN(RADIANS([.$B$2]))*COS(RADIANS([.AD333])))-SIN(RADIANS([.T333])))/(COS(RADIANS([.$B$2]))*SIN(RADIANS([.AD333])))))+180;360);MOD(540-DEGREES(ACOS(((SIN(RADIANS([.$B$2]))*COS(RADIANS([.AD333])))-SIN(RADIANS([.T333])))/(COS(RADIANS([.$B$2]))*SIN(RADIANS([.AD333])))));360))" office:value-type="float" office:value="179.100117074265">
            <text:p>179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3]+1" office:value-type="date" office:date-value="2010-11-29">
            <text:p>11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4]+2415018.5+[.E334]-[.$B$4]/24" office:value-type="float" office:value="2455530.20833333">
            <text:p>2455530.21</text:p>
          </table:table-cell>
          <table:table-cell table:style-name="ce9" table:formula="of:=([.F334]-2451545)/36525" office:value-type="float" office:value="0.109109057723025">
            <text:p>0.10910906</text:p>
          </table:table-cell>
          <table:table-cell/>
          <table:table-cell table:formula="of:=MOD(280.46646+[.G334]*(36000.76983+[.G334]*0.0003032);360)" office:value-type="float" office:value="248.476537064338">
            <text:p>248.48</text:p>
          </table:table-cell>
          <table:table-cell table:formula="of:=357.52911+[.G334]*(35999.05029-0.0001537*[.G334])" office:value-type="float" office:value="4285.35156423592">
            <text:p>4285.35</text:p>
          </table:table-cell>
          <table:table-cell table:formula="of:=0.016708634-[.G334]*(0.000042037+0.0001537*[.G334])" office:value-type="float" office:value="0.016702217616859">
            <text:p>0.02</text:p>
          </table:table-cell>
          <table:table-cell table:formula="of:=SIN(RADIANS([.J334]))*(1.914602-[.G334]*(0.004817+0.000014*[.G334]))+SIN(RADIANS(2*[.J334]))*(0.019993-0.000101*[.G334])+SIN(RADIANS(3*[.J334]))*0.000289" office:value-type="float" office:value="-1.10719986970283">
            <text:p>-1.11</text:p>
          </table:table-cell>
          <table:table-cell table:formula="of:=[.I334]+[.L334]" office:value-type="float" office:value="247.369337194635">
            <text:p>247.37</text:p>
          </table:table-cell>
          <table:table-cell table:formula="of:=[.J334]+[.L334]" office:value-type="float" office:value="4284.24436436622">
            <text:p>4284.24</text:p>
          </table:table-cell>
          <table:table-cell table:formula="of:=(1.000001018*(1-[.K334]*[.K334]))/(1+[.K334]*COS(RADIANS([.N334])))" office:value-type="float" office:value="0.986352902742931">
            <text:p>0.99</text:p>
          </table:table-cell>
          <table:table-cell table:formula="of:=[.M334]-0.00569-0.00478*SIN(RADIANS(125.04-1934.136*[.G334]))" office:value-type="float" office:value="247.368415502772">
            <text:p>247.37</text:p>
          </table:table-cell>
          <table:table-cell table:formula="of:=23+(26+((21.448-[.G334]*(46.815+[.G334]*(0.00059-[.G334]*0.001813))))/60)/60" office:value-type="float" office:value="23.4378722374427">
            <text:p>23.44</text:p>
          </table:table-cell>
          <table:table-cell table:formula="of:=[.Q334]+0.00256*COS(RADIANS(125.04-1934.136*[.G334]))" office:value-type="float" office:value="23.438051181441">
            <text:p>23.44</text:p>
          </table:table-cell>
          <table:table-cell table:formula="of:=DEGREES(ATAN2(COS(RADIANS([.R334]))*SIN(RADIANS([.P334]));COS(RADIANS([.P334]))))" office:value-type="float" office:value="-155.563005148125">
            <text:p>-155.56</text:p>
          </table:table-cell>
          <table:table-cell table:formula="of:=DEGREES(ASIN(SIN(RADIANS([.R334]))*SIN(RADIANS([.P334]))))" office:value-type="float" office:value="-21.5386814635423">
            <text:p>-21.54</text:p>
          </table:table-cell>
          <table:table-cell table:formula="of:=TAN(RADIANS([.R334]/2))*TAN(RADIANS([.R334]/2))" office:value-type="float" office:value="0.0430298468695259">
            <text:p>0.04</text:p>
          </table:table-cell>
          <table:table-cell table:formula="of:=4*DEGREES([.U334]*SIN(2*RADIANS([.I334]))-2*[.K334]*SIN(RADIANS([.J334]))+4*[.K334]*[.U334]*SIN(RADIANS([.J334]))*COS(2*RADIANS([.I334]))-0.5*[.U334]*[.U334]*SIN(4*RADIANS([.I334]))-1.25*[.K334]*[.K334]*SIN(2*RADIANS([.J334])))" office:value-type="float" office:value="11.644343974761">
            <text:p>11.64</text:p>
          </table:table-cell>
          <table:table-cell table:formula="of:=DEGREES(ACOS(COS(RADIANS(90.833))/COS(RADIANS([.$B$2]))*COS(RADIANS([.T334]))-TAN(RADIANS([.$B$2]))*TAN(RADIANS([.T334]))))" office:value-type="float" office:value="69.5393082779246">
            <text:p>69.54</text:p>
          </table:table-cell>
          <table:table-cell table:style-name="ce7" table:formula="of:=(720-4*[.$B$3]-[.V334]+[.$B$4]*60)/1440" office:value-type="float" office:value="0.502663650017527">
            <text:p>12:03:50</text:p>
          </table:table-cell>
          <table:table-cell table:style-name="ce7" table:formula="of:=([.X334]*1440-[.W334]*4)/1440" office:value-type="float" office:value="0.30949890480107">
            <text:p>7:25:41</text:p>
          </table:table-cell>
          <table:table-cell table:style-name="ce7" table:formula="of:=([.X334]*1440+[.W334]*4)/1440" office:value-type="float" office:value="0.695828395233984">
            <text:p>16:42:00</text:p>
          </table:table-cell>
          <table:table-cell table:formula="of:=8*[.W334]" office:value-type="float" office:value="556.314466223397">
            <text:p>556.31</text:p>
          </table:table-cell>
          <table:table-cell table:formula="of:=MOD([.E334]*1440+[.V334]+4*[.$B$3]-60*[.$B$4];1440)" office:value-type="float" office:value="716.164343974761">
            <text:p>716.16</text:p>
          </table:table-cell>
          <table:table-cell table:formula="of:=IF([.AB334]/4&lt;0;[.AB334]/4+180;[.AB334]/4-180)" office:value-type="float" office:value="-0.958914006309755">
            <text:p>-0.96</text:p>
          </table:table-cell>
          <table:table-cell table:formula="of:=DEGREES(ACOS(SIN(RADIANS([.$B$2]))*SIN(RADIANS([.T334]))+COS(RADIANS([.$B$2]))*COS(RADIANS([.T334]))*COS(RADIANS([.AC334]))))" office:value-type="float" office:value="64.544727175203">
            <text:p>64.54</text:p>
          </table:table-cell>
          <table:table-cell table:formula="of:=90-[.AD334]" office:value-type="float" office:value="25.455272824797">
            <text:p>25.46</text:p>
          </table:table-cell>
          <table:table-cell table:formula="of:=IF([.AE334]&gt;85;0;IF([.AE334]&gt;5;58.1/TAN(RADIANS([.AE334]))-0.07/POWER(TAN(RADIANS([.AE334]));3)+0.000086/POWER(TAN(RADIANS([.AE334]));5);IF([.AE334]&gt;-0.575;1735+[.AE334]*(-518.2+[.AE334]*(103.4+[.AE334]*(-12.79+[.AE334]*0.711)));-20.772/TAN(RADIANS([.AE334])))))/3600" office:value-type="float" office:value="0.0337246775706431">
            <text:p>0.03</text:p>
          </table:table-cell>
          <table:table-cell table:formula="of:=[.AE334]+[.AF334]" office:value-type="float" office:value="25.4889975023676">
            <text:p>25.49</text:p>
          </table:table-cell>
          <table:table-cell table:formula="of:=IF([.AC334]&gt;0;MOD(DEGREES(ACOS(((SIN(RADIANS([.$B$2]))*COS(RADIANS([.AD334])))-SIN(RADIANS([.T334])))/(COS(RADIANS([.$B$2]))*SIN(RADIANS([.AD334])))))+180;360);MOD(540-DEGREES(ACOS(((SIN(RADIANS([.$B$2]))*COS(RADIANS([.AD334])))-SIN(RADIANS([.T334])))/(COS(RADIANS([.$B$2]))*SIN(RADIANS([.AD334])))));360))" office:value-type="float" office:value="179.012144540969">
            <text:p>17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4]+1" office:value-type="date" office:date-value="2010-11-30">
            <text:p>11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5]+2415018.5+[.E335]-[.$B$4]/24" office:value-type="float" office:value="2455531.20833333">
            <text:p>2455531.21</text:p>
          </table:table-cell>
          <table:table-cell table:style-name="ce9" table:formula="of:=([.F335]-2451545)/36525" office:value-type="float" office:value="0.109136436230896">
            <text:p>0.10913644</text:p>
          </table:table-cell>
          <table:table-cell/>
          <table:table-cell table:formula="of:=MOD(280.46646+[.G335]*(36000.76983+[.G335]*0.0003032);360)" office:value-type="float" office:value="249.462184426314">
            <text:p>249.46</text:p>
          </table:table-cell>
          <table:table-cell table:formula="of:=357.52911+[.G335]*(35999.05029-0.0001537*[.G335])" office:value-type="float" office:value="4286.33716451673">
            <text:p>4286.34</text:p>
          </table:table-cell>
          <table:table-cell table:formula="of:=0.016708634-[.G335]*(0.000042037+0.0001537*[.G335])" office:value-type="float" office:value="0.0167022155475548">
            <text:p>0.02</text:p>
          </table:table-cell>
          <table:table-cell table:formula="of:=SIN(RADIANS([.J335]))*(1.914602-[.G335]*(0.004817+0.000014*[.G335]))+SIN(RADIANS(2*[.J335]))*(0.019993-0.000101*[.G335])+SIN(RADIANS(3*[.J335]))*0.000289" office:value-type="float" office:value="-1.07970262205881">
            <text:p>-1.08</text:p>
          </table:table-cell>
          <table:table-cell table:formula="of:=[.I335]+[.L335]" office:value-type="float" office:value="248.382481804255">
            <text:p>248.38</text:p>
          </table:table-cell>
          <table:table-cell table:formula="of:=[.J335]+[.L335]" office:value-type="float" office:value="4285.25746189467">
            <text:p>4285.26</text:p>
          </table:table-cell>
          <table:table-cell table:formula="of:=(1.000001018*(1-[.K335]*[.K335]))/(1+[.K335]*COS(RADIANS([.N335])))" office:value-type="float" office:value="0.98618706619988">
            <text:p>0.99</text:p>
          </table:table-cell>
          <table:table-cell table:formula="of:=[.M335]-0.00569-0.00478*SIN(RADIANS(125.04-1934.136*[.G335]))" office:value-type="float" office:value="248.381560419157">
            <text:p>248.38</text:p>
          </table:table-cell>
          <table:table-cell table:formula="of:=23+(26+((21.448-[.G335]*(46.815+[.G335]*(0.00059-[.G335]*0.001813))))/60)/60" office:value-type="float" office:value="23.4378718814076">
            <text:p>23.44</text:p>
          </table:table-cell>
          <table:table-cell table:formula="of:=[.Q335]+0.00256*COS(RADIANS(125.04-1934.136*[.G335]))" office:value-type="float" office:value="23.4380484651203">
            <text:p>23.44</text:p>
          </table:table-cell>
          <table:table-cell table:formula="of:=DEGREES(ATAN2(COS(RADIANS([.R335]))*SIN(RADIANS([.P335]));COS(RADIANS([.P335]))))" office:value-type="float" office:value="-156.638583750162">
            <text:p>-156.64</text:p>
          </table:table-cell>
          <table:table-cell table:formula="of:=DEGREES(ASIN(SIN(RADIANS([.R335]))*SIN(RADIANS([.P335]))))" office:value-type="float" office:value="-21.7019390685687">
            <text:p>-21.7</text:p>
          </table:table-cell>
          <table:table-cell table:formula="of:=TAN(RADIANS([.R335]/2))*TAN(RADIANS([.R335]/2))" office:value-type="float" office:value="0.0430298366120617">
            <text:p>0.04</text:p>
          </table:table-cell>
          <table:table-cell table:formula="of:=4*DEGREES([.U335]*SIN(2*RADIANS([.I335]))-2*[.K335]*SIN(RADIANS([.J335]))+4*[.K335]*[.U335]*SIN(RADIANS([.J335]))*COS(2*RADIANS([.I335]))-0.5*[.U335]*[.U335]*SIN(4*RADIANS([.I335]))-1.25*[.K335]*[.K335]*SIN(2*RADIANS([.J335])))" office:value-type="float" office:value="11.2825248815694">
            <text:p>11.28</text:p>
          </table:table-cell>
          <table:table-cell table:formula="of:=DEGREES(ACOS(COS(RADIANS(90.833))/COS(RADIANS([.$B$2]))*COS(RADIANS([.T335]))-TAN(RADIANS([.$B$2]))*TAN(RADIANS([.T335]))))" office:value-type="float" office:value="69.3498984984888">
            <text:p>69.35</text:p>
          </table:table-cell>
          <table:table-cell table:style-name="ce7" table:formula="of:=(720-4*[.$B$3]-[.V335]+[.$B$4]*60)/1440" office:value-type="float" office:value="0.502914913276688">
            <text:p>12:04:12</text:p>
          </table:table-cell>
          <table:table-cell table:style-name="ce7" table:formula="of:=([.X335]*1440-[.W335]*4)/1440" office:value-type="float" office:value="0.310276306336441">
            <text:p>7:26:48</text:p>
          </table:table-cell>
          <table:table-cell table:style-name="ce7" table:formula="of:=([.X335]*1440+[.W335]*4)/1440" office:value-type="float" office:value="0.695553520216934">
            <text:p>16:41:36</text:p>
          </table:table-cell>
          <table:table-cell table:formula="of:=8*[.W335]" office:value-type="float" office:value="554.79918798791">
            <text:p>554.8</text:p>
          </table:table-cell>
          <table:table-cell table:formula="of:=MOD([.E335]*1440+[.V335]+4*[.$B$3]-60*[.$B$4];1440)" office:value-type="float" office:value="715.802524881569">
            <text:p>715.8</text:p>
          </table:table-cell>
          <table:table-cell table:formula="of:=IF([.AB335]/4&lt;0;[.AB335]/4+180;[.AB335]/4-180)" office:value-type="float" office:value="-1.04936877960765">
            <text:p>-1.05</text:p>
          </table:table-cell>
          <table:table-cell table:formula="of:=DEGREES(ACOS(SIN(RADIANS([.$B$2]))*SIN(RADIANS([.T335]))+COS(RADIANS([.$B$2]))*COS(RADIANS([.T335]))*COS(RADIANS([.AC335]))))" office:value-type="float" office:value="64.7091611576305">
            <text:p>64.71</text:p>
          </table:table-cell>
          <table:table-cell table:formula="of:=90-[.AD335]" office:value-type="float" office:value="25.2908388423695">
            <text:p>25.29</text:p>
          </table:table-cell>
          <table:table-cell table:formula="of:=IF([.AE335]&gt;85;0;IF([.AE335]&gt;5;58.1/TAN(RADIANS([.AE335]))-0.07/POWER(TAN(RADIANS([.AE335]));3)+0.000086/POWER(TAN(RADIANS([.AE335]));5);IF([.AE335]&gt;-0.575;1735+[.AE335]*(-518.2+[.AE335]*(103.4+[.AE335]*(-12.79+[.AE335]*0.711)));-20.772/TAN(RADIANS([.AE335])))))/3600" office:value-type="float" office:value="0.0339729068453687">
            <text:p>0.03</text:p>
          </table:table-cell>
          <table:table-cell table:formula="of:=[.AE335]+[.AF335]" office:value-type="float" office:value="25.3248117492149">
            <text:p>25.32</text:p>
          </table:table-cell>
          <table:table-cell table:formula="of:=IF([.AC335]&gt;0;MOD(DEGREES(ACOS(((SIN(RADIANS([.$B$2]))*COS(RADIANS([.AD335])))-SIN(RADIANS([.T335])))/(COS(RADIANS([.$B$2]))*SIN(RADIANS([.AD335])))))+180;360);MOD(540-DEGREES(ACOS(((SIN(RADIANS([.$B$2]))*COS(RADIANS([.AD335])))-SIN(RADIANS([.T335])))/(COS(RADIANS([.$B$2]))*SIN(RADIANS([.AD335])))));360))" office:value-type="float" office:value="178.921648292766">
            <text:p>178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5]+1" office:value-type="date" office:date-value="2010-12-01">
            <text:p>12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6]+2415018.5+[.E336]-[.$B$4]/24" office:value-type="float" office:value="2455532.20833333">
            <text:p>2455532.21</text:p>
          </table:table-cell>
          <table:table-cell table:style-name="ce9" table:formula="of:=([.F336]-2451545)/36525" office:value-type="float" office:value="0.109163814738768">
            <text:p>0.10916381</text:p>
          </table:table-cell>
          <table:table-cell/>
          <table:table-cell table:formula="of:=MOD(280.46646+[.G336]*(36000.76983+[.G336]*0.0003032);360)" office:value-type="float" office:value="250.44783178829">
            <text:p>250.45</text:p>
          </table:table-cell>
          <table:table-cell table:formula="of:=357.52911+[.G336]*(35999.05029-0.0001537*[.G336])" office:value-type="float" office:value="4287.32276479754">
            <text:p>4287.32</text:p>
          </table:table-cell>
          <table:table-cell table:formula="of:=0.016708634-[.G336]*(0.000042037+0.0001537*[.G336])" office:value-type="float" office:value="0.0167022134780203">
            <text:p>0.02</text:p>
          </table:table-cell>
          <table:table-cell table:formula="of:=SIN(RADIANS([.J336]))*(1.914602-[.G336]*(0.004817+0.000014*[.G336]))+SIN(RADIANS(2*[.J336]))*(0.019993-0.000101*[.G336])+SIN(RADIANS(3*[.J336]))*0.000289" office:value-type="float" office:value="-1.05186885685883">
            <text:p>-1.05</text:p>
          </table:table-cell>
          <table:table-cell table:formula="of:=[.I336]+[.L336]" office:value-type="float" office:value="249.395962931432">
            <text:p>249.4</text:p>
          </table:table-cell>
          <table:table-cell table:formula="of:=[.J336]+[.L336]" office:value-type="float" office:value="4286.27089594068">
            <text:p>4286.27</text:p>
          </table:table-cell>
          <table:table-cell table:formula="of:=(1.000001018*(1-[.K336]*[.K336]))/(1+[.K336]*COS(RADIANS([.N336])))" office:value-type="float" office:value="0.98602540539505">
            <text:p>0.99</text:p>
          </table:table-cell>
          <table:table-cell table:formula="of:=[.M336]-0.00569-0.00478*SIN(RADIANS(125.04-1934.136*[.G336]))" office:value-type="float" office:value="249.395041849025">
            <text:p>249.4</text:p>
          </table:table-cell>
          <table:table-cell table:formula="of:=23+(26+((21.448-[.G336]*(46.815+[.G336]*(0.00059-[.G336]*0.001813))))/60)/60" office:value-type="float" office:value="23.4378715253724">
            <text:p>23.44</text:p>
          </table:table-cell>
          <table:table-cell table:formula="of:=[.Q336]+0.00256*COS(RADIANS(125.04-1934.136*[.G336]))" office:value-type="float" office:value="23.4380457486489">
            <text:p>23.44</text:p>
          </table:table-cell>
          <table:table-cell table:formula="of:=DEGREES(ATAN2(COS(RADIANS([.R336]))*SIN(RADIANS([.P336]));COS(RADIANS([.P336]))))" office:value-type="float" office:value="-157.716910818561">
            <text:p>-157.72</text:p>
          </table:table-cell>
          <table:table-cell table:formula="of:=DEGREES(ASIN(SIN(RADIANS([.R336]))*SIN(RADIANS([.P336]))))" office:value-type="float" office:value="-21.8582949649309">
            <text:p>-21.86</text:p>
          </table:table-cell>
          <table:table-cell table:formula="of:=TAN(RADIANS([.R336]/2))*TAN(RADIANS([.R336]/2))" office:value-type="float" office:value="0.0430298263540292">
            <text:p>0.04</text:p>
          </table:table-cell>
          <table:table-cell table:formula="of:=4*DEGREES([.U336]*SIN(2*RADIANS([.I336]))-2*[.K336]*SIN(RADIANS([.J336]))+4*[.K336]*[.U336]*SIN(RADIANS([.J336]))*COS(2*RADIANS([.I336]))-0.5*[.U336]*[.U336]*SIN(4*RADIANS([.I336]))-1.25*[.K336]*[.K336]*SIN(2*RADIANS([.J336])))" office:value-type="float" office:value="10.9098649511563">
            <text:p>10.91</text:p>
          </table:table-cell>
          <table:table-cell table:formula="of:=DEGREES(ACOS(COS(RADIANS(90.833))/COS(RADIANS([.$B$2]))*COS(RADIANS([.T336]))-TAN(RADIANS([.$B$2]))*TAN(RADIANS([.T336]))))" office:value-type="float" office:value="69.16786478386">
            <text:p>69.17</text:p>
          </table:table-cell>
          <table:table-cell table:style-name="ce7" table:formula="of:=(720-4*[.$B$3]-[.V336]+[.$B$4]*60)/1440" office:value-type="float" office:value="0.50317370489503">
            <text:p>12:04:34</text:p>
          </table:table-cell>
          <table:table-cell table:style-name="ce7" table:formula="of:=([.X336]*1440-[.W336]*4)/1440" office:value-type="float" office:value="0.311040747162086">
            <text:p>7:27:54</text:p>
          </table:table-cell>
          <table:table-cell table:style-name="ce7" table:formula="of:=([.X336]*1440+[.W336]*4)/1440" office:value-type="float" office:value="0.695306662627975">
            <text:p>16:41:14</text:p>
          </table:table-cell>
          <table:table-cell table:formula="of:=8*[.W336]" office:value-type="float" office:value="553.34291827088">
            <text:p>553.34</text:p>
          </table:table-cell>
          <table:table-cell table:formula="of:=MOD([.E336]*1440+[.V336]+4*[.$B$3]-60*[.$B$4];1440)" office:value-type="float" office:value="715.429864951156">
            <text:p>715.43</text:p>
          </table:table-cell>
          <table:table-cell table:formula="of:=IF([.AB336]/4&lt;0;[.AB336]/4+180;[.AB336]/4-180)" office:value-type="float" office:value="-1.14253376221092">
            <text:p>-1.14</text:p>
          </table:table-cell>
          <table:table-cell table:formula="of:=DEGREES(ACOS(SIN(RADIANS([.$B$2]))*SIN(RADIANS([.T336]))+COS(RADIANS([.$B$2]))*COS(RADIANS([.T336]))*COS(RADIANS([.AC336]))))" office:value-type="float" office:value="64.8668359584672">
            <text:p>64.87</text:p>
          </table:table-cell>
          <table:table-cell table:formula="of:=90-[.AD336]" office:value-type="float" office:value="25.1331640415328">
            <text:p>25.13</text:p>
          </table:table-cell>
          <table:table-cell table:formula="of:=IF([.AE336]&gt;85;0;IF([.AE336]&gt;5;58.1/TAN(RADIANS([.AE336]))-0.07/POWER(TAN(RADIANS([.AE336]));3)+0.000086/POWER(TAN(RADIANS([.AE336]));5);IF([.AE336]&gt;-0.575;1735+[.AE336]*(-518.2+[.AE336]*(103.4+[.AE336]*(-12.79+[.AE336]*0.711)));-20.772/TAN(RADIANS([.AE336])))))/3600" office:value-type="float" office:value="0.0342137244568219">
            <text:p>0.03</text:p>
          </table:table-cell>
          <table:table-cell table:formula="of:=[.AE336]+[.AF336]" office:value-type="float" office:value="25.1673777659896">
            <text:p>25.17</text:p>
          </table:table-cell>
          <table:table-cell table:formula="of:=IF([.AC336]&gt;0;MOD(DEGREES(ACOS(((SIN(RADIANS([.$B$2]))*COS(RADIANS([.AD336])))-SIN(RADIANS([.T336])))/(COS(RADIANS([.$B$2]))*SIN(RADIANS([.AD336])))))+180;360);MOD(540-DEGREES(ACOS(((SIN(RADIANS([.$B$2]))*COS(RADIANS([.AD336])))-SIN(RADIANS([.T336])))/(COS(RADIANS([.$B$2]))*SIN(RADIANS([.AD336])))));360))" office:value-type="float" office:value="178.828707977056">
            <text:p>17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6]+1" office:value-type="date" office:date-value="2010-12-02">
            <text:p>12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7]+2415018.5+[.E337]-[.$B$4]/24" office:value-type="float" office:value="2455533.20833333">
            <text:p>2455533.21</text:p>
          </table:table-cell>
          <table:table-cell table:style-name="ce9" table:formula="of:=([.F337]-2451545)/36525" office:value-type="float" office:value="0.109191193246639">
            <text:p>0.10919119</text:p>
          </table:table-cell>
          <table:table-cell/>
          <table:table-cell table:formula="of:=MOD(280.46646+[.G337]*(36000.76983+[.G337]*0.0003032);360)" office:value-type="float" office:value="251.433479150268">
            <text:p>251.43</text:p>
          </table:table-cell>
          <table:table-cell table:formula="of:=357.52911+[.G337]*(35999.05029-0.0001537*[.G337])" office:value-type="float" office:value="4288.30836507834">
            <text:p>4288.31</text:p>
          </table:table-cell>
          <table:table-cell table:formula="of:=0.016708634-[.G337]*(0.000042037+0.0001537*[.G337])" office:value-type="float" office:value="0.0167022114082554">
            <text:p>0.02</text:p>
          </table:table-cell>
          <table:table-cell table:formula="of:=SIN(RADIANS([.J337]))*(1.914602-[.G337]*(0.004817+0.000014*[.G337]))+SIN(RADIANS(2*[.J337]))*(0.019993-0.000101*[.G337])+SIN(RADIANS(3*[.J337]))*0.000289" office:value-type="float" office:value="-1.02370704921172">
            <text:p>-1.02</text:p>
          </table:table-cell>
          <table:table-cell table:formula="of:=[.I337]+[.L337]" office:value-type="float" office:value="250.409772101056">
            <text:p>250.41</text:p>
          </table:table-cell>
          <table:table-cell table:formula="of:=[.J337]+[.L337]" office:value-type="float" office:value="4287.28465802913">
            <text:p>4287.28</text:p>
          </table:table-cell>
          <table:table-cell table:formula="of:=(1.000001018*(1-[.K337]*[.K337]))/(1+[.K337]*COS(RADIANS([.N337])))" office:value-type="float" office:value="0.985867972280563">
            <text:p>0.99</text:p>
          </table:table-cell>
          <table:table-cell table:formula="of:=[.M337]-0.00569-0.00478*SIN(RADIANS(125.04-1934.136*[.G337]))" office:value-type="float" office:value="250.408851317268">
            <text:p>250.41</text:p>
          </table:table-cell>
          <table:table-cell table:formula="of:=23+(26+((21.448-[.G337]*(46.815+[.G337]*(0.00059-[.G337]*0.001813))))/60)/60" office:value-type="float" office:value="23.4378711693372">
            <text:p>23.44</text:p>
          </table:table-cell>
          <table:table-cell table:formula="of:=[.Q337]+0.00256*COS(RADIANS(125.04-1934.136*[.G337]))" office:value-type="float" office:value="23.4380430320286">
            <text:p>23.44</text:p>
          </table:table-cell>
          <table:table-cell table:formula="of:=DEGREES(ATAN2(COS(RADIANS([.R337]))*SIN(RADIANS([.P337]));COS(RADIANS([.P337]))))" office:value-type="float" office:value="-158.797898235235">
            <text:p>-158.8</text:p>
          </table:table-cell>
          <table:table-cell table:formula="of:=DEGREES(ASIN(SIN(RADIANS([.R337]))*SIN(RADIANS([.P337]))))" office:value-type="float" office:value="-22.0076703473813">
            <text:p>-22.01</text:p>
          </table:table-cell>
          <table:table-cell table:formula="of:=TAN(RADIANS([.R337]/2))*TAN(RADIANS([.R337]/2))" office:value-type="float" office:value="0.0430298160954361">
            <text:p>0.04</text:p>
          </table:table-cell>
          <table:table-cell table:formula="of:=4*DEGREES([.U337]*SIN(2*RADIANS([.I337]))-2*[.K337]*SIN(RADIANS([.J337]))+4*[.K337]*[.U337]*SIN(RADIANS([.J337]))*COS(2*RADIANS([.I337]))-0.5*[.U337]*[.U337]*SIN(4*RADIANS([.I337]))-1.25*[.K337]*[.K337]*SIN(2*RADIANS([.J337])))" office:value-type="float" office:value="10.526728495529">
            <text:p>10.53</text:p>
          </table:table-cell>
          <table:table-cell table:formula="of:=DEGREES(ACOS(COS(RADIANS(90.833))/COS(RADIANS([.$B$2]))*COS(RADIANS([.T337]))-TAN(RADIANS([.$B$2]))*TAN(RADIANS([.T337]))))" office:value-type="float" office:value="68.993373597969">
            <text:p>68.99</text:p>
          </table:table-cell>
          <table:table-cell table:style-name="ce7" table:formula="of:=(720-4*[.$B$3]-[.V337]+[.$B$4]*60)/1440" office:value-type="float" office:value="0.503439771878105">
            <text:p>12:04:57</text:p>
          </table:table-cell>
          <table:table-cell table:style-name="ce7" table:formula="of:=([.X337]*1440-[.W337]*4)/1440" office:value-type="float" office:value="0.311791511883747">
            <text:p>7:28:59</text:p>
          </table:table-cell>
          <table:table-cell table:style-name="ce7" table:formula="of:=([.X337]*1440+[.W337]*4)/1440" office:value-type="float" office:value="0.695088031872463">
            <text:p>16:40:56</text:p>
          </table:table-cell>
          <table:table-cell table:formula="of:=8*[.W337]" office:value-type="float" office:value="551.946988783752">
            <text:p>551.95</text:p>
          </table:table-cell>
          <table:table-cell table:formula="of:=MOD([.E337]*1440+[.V337]+4*[.$B$3]-60*[.$B$4];1440)" office:value-type="float" office:value="715.046728495529">
            <text:p>715.05</text:p>
          </table:table-cell>
          <table:table-cell table:formula="of:=IF([.AB337]/4&lt;0;[.AB337]/4+180;[.AB337]/4-180)" office:value-type="float" office:value="-1.23831787611778">
            <text:p>-1.24</text:p>
          </table:table-cell>
          <table:table-cell table:formula="of:=DEGREES(ACOS(SIN(RADIANS([.$B$2]))*SIN(RADIANS([.T337]))+COS(RADIANS([.$B$2]))*COS(RADIANS([.T337]))*COS(RADIANS([.AC337]))))" office:value-type="float" office:value="65.0176805779506">
            <text:p>65.02</text:p>
          </table:table-cell>
          <table:table-cell table:formula="of:=90-[.AD337]" office:value-type="float" office:value="24.9823194220494">
            <text:p>24.98</text:p>
          </table:table-cell>
          <table:table-cell table:formula="of:=IF([.AE337]&gt;85;0;IF([.AE337]&gt;5;58.1/TAN(RADIANS([.AE337]))-0.07/POWER(TAN(RADIANS([.AE337]));3)+0.000086/POWER(TAN(RADIANS([.AE337]));5);IF([.AE337]&gt;-0.575;1735+[.AE337]*(-518.2+[.AE337]*(103.4+[.AE337]*(-12.79+[.AE337]*0.711)));-20.772/TAN(RADIANS([.AE337])))))/3600" office:value-type="float" office:value="0.0344467160409776">
            <text:p>0.03</text:p>
          </table:table-cell>
          <table:table-cell table:formula="of:=[.AE337]+[.AF337]" office:value-type="float" office:value="25.0167661380903">
            <text:p>25.02</text:p>
          </table:table-cell>
          <table:table-cell table:formula="of:=IF([.AC337]&gt;0;MOD(DEGREES(ACOS(((SIN(RADIANS([.$B$2]))*COS(RADIANS([.AD337])))-SIN(RADIANS([.T337])))/(COS(RADIANS([.$B$2]))*SIN(RADIANS([.AD337])))))+180;360);MOD(540-DEGREES(ACOS(((SIN(RADIANS([.$B$2]))*COS(RADIANS([.AD337])))-SIN(RADIANS([.T337])))/(COS(RADIANS([.$B$2]))*SIN(RADIANS([.AD337])))));360))" office:value-type="float" office:value="178.733404645733">
            <text:p>178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7]+1" office:value-type="date" office:date-value="2010-12-03">
            <text:p>12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8]+2415018.5+[.E338]-[.$B$4]/24" office:value-type="float" office:value="2455534.20833333">
            <text:p>2455534.21</text:p>
          </table:table-cell>
          <table:table-cell table:style-name="ce9" table:formula="of:=([.F338]-2451545)/36525" office:value-type="float" office:value="0.10921857175451">
            <text:p>0.10921857</text:p>
          </table:table-cell>
          <table:table-cell/>
          <table:table-cell table:formula="of:=MOD(280.46646+[.G338]*(36000.76983+[.G338]*0.0003032);360)" office:value-type="float" office:value="252.419126512245">
            <text:p>252.42</text:p>
          </table:table-cell>
          <table:table-cell table:formula="of:=357.52911+[.G338]*(35999.05029-0.0001537*[.G338])" office:value-type="float" office:value="4289.29396535915">
            <text:p>4289.29</text:p>
          </table:table-cell>
          <table:table-cell table:formula="of:=0.016708634-[.G338]*(0.000042037+0.0001537*[.G338])" office:value-type="float" office:value="0.01670220933826">
            <text:p>0.02</text:p>
          </table:table-cell>
          <table:table-cell table:formula="of:=SIN(RADIANS([.J338]))*(1.914602-[.G338]*(0.004817+0.000014*[.G338]))+SIN(RADIANS(2*[.J338]))*(0.019993-0.000101*[.G338])+SIN(RADIANS(3*[.J338]))*0.000289" office:value-type="float" office:value="-0.99522579217532">
            <text:p>-1</text:p>
          </table:table-cell>
          <table:table-cell table:formula="of:=[.I338]+[.L338]" office:value-type="float" office:value="251.42390072007">
            <text:p>251.42</text:p>
          </table:table-cell>
          <table:table-cell table:formula="of:=[.J338]+[.L338]" office:value-type="float" office:value="4288.29873956697">
            <text:p>4288.3</text:p>
          </table:table-cell>
          <table:table-cell table:formula="of:=(1.000001018*(1-[.K338]*[.K338]))/(1+[.K338]*COS(RADIANS([.N338])))" office:value-type="float" office:value="0.985714817498325">
            <text:p>0.99</text:p>
          </table:table-cell>
          <table:table-cell table:formula="of:=[.M338]-0.00569-0.00478*SIN(RADIANS(125.04-1934.136*[.G338]))" office:value-type="float" office:value="251.422980230826">
            <text:p>251.42</text:p>
          </table:table-cell>
          <table:table-cell table:formula="of:=23+(26+((21.448-[.G338]*(46.815+[.G338]*(0.00059-[.G338]*0.001813))))/60)/60" office:value-type="float" office:value="23.4378708133021">
            <text:p>23.44</text:p>
          </table:table-cell>
          <table:table-cell table:formula="of:=[.Q338]+0.00256*COS(RADIANS(125.04-1934.136*[.G338]))" office:value-type="float" office:value="23.4380403152615">
            <text:p>23.44</text:p>
          </table:table-cell>
          <table:table-cell table:formula="of:=DEGREES(ATAN2(COS(RADIANS([.R338]))*SIN(RADIANS([.P338]));COS(RADIANS([.P338]))))" office:value-type="float" office:value="-159.881453489845">
            <text:p>-159.88</text:p>
          </table:table-cell>
          <table:table-cell table:formula="of:=DEGREES(ASIN(SIN(RADIANS([.R338]))*SIN(RADIANS([.P338]))))" office:value-type="float" office:value="-22.1499891839159">
            <text:p>-22.15</text:p>
          </table:table-cell>
          <table:table-cell table:formula="of:=TAN(RADIANS([.R338]/2))*TAN(RADIANS([.R338]/2))" office:value-type="float" office:value="0.04302980583629">
            <text:p>0.04</text:p>
          </table:table-cell>
          <table:table-cell table:formula="of:=4*DEGREES([.U338]*SIN(2*RADIANS([.I338]))-2*[.K338]*SIN(RADIANS([.J338]))+4*[.K338]*[.U338]*SIN(RADIANS([.J338]))*COS(2*RADIANS([.I338]))-0.5*[.U338]*[.U338]*SIN(4*RADIANS([.I338]))-1.25*[.K338]*[.K338]*SIN(2*RADIANS([.J338])))" office:value-type="float" office:value="10.1334958724809">
            <text:p>10.13</text:p>
          </table:table-cell>
          <table:table-cell table:formula="of:=DEGREES(ACOS(COS(RADIANS(90.833))/COS(RADIANS([.$B$2]))*COS(RADIANS([.T338]))-TAN(RADIANS([.$B$2]))*TAN(RADIANS([.T338]))))" office:value-type="float" office:value="68.8265876144543">
            <text:p>68.83</text:p>
          </table:table-cell>
          <table:table-cell table:style-name="ce7" table:formula="of:=(720-4*[.$B$3]-[.V338]+[.$B$4]*60)/1440" office:value-type="float" office:value="0.503712850088555">
            <text:p>12:05:21</text:p>
          </table:table-cell>
          <table:table-cell table:style-name="ce7" table:formula="of:=([.X338]*1440-[.W338]*4)/1440" office:value-type="float" office:value="0.312527884492849">
            <text:p>7:30:02</text:p>
          </table:table-cell>
          <table:table-cell table:style-name="ce7" table:formula="of:=([.X338]*1440+[.W338]*4)/1440" office:value-type="float" office:value="0.694897815684261">
            <text:p>16:40:39</text:p>
          </table:table-cell>
          <table:table-cell table:formula="of:=8*[.W338]" office:value-type="float" office:value="550.612700915634">
            <text:p>550.61</text:p>
          </table:table-cell>
          <table:table-cell table:formula="of:=MOD([.E338]*1440+[.V338]+4*[.$B$3]-60*[.$B$4];1440)" office:value-type="float" office:value="714.653495872481">
            <text:p>714.65</text:p>
          </table:table-cell>
          <table:table-cell table:formula="of:=IF([.AB338]/4&lt;0;[.AB338]/4+180;[.AB338]/4-180)" office:value-type="float" office:value="-1.33662603187977">
            <text:p>-1.34</text:p>
          </table:table-cell>
          <table:table-cell table:formula="of:=DEGREES(ACOS(SIN(RADIANS([.$B$2]))*SIN(RADIANS([.T338]))+COS(RADIANS([.$B$2]))*COS(RADIANS([.T338]))*COS(RADIANS([.AC338]))))" office:value-type="float" office:value="65.16162656599">
            <text:p>65.16</text:p>
          </table:table-cell>
          <table:table-cell table:formula="of:=90-[.AD338]" office:value-type="float" office:value="24.83837343401">
            <text:p>24.84</text:p>
          </table:table-cell>
          <table:table-cell table:formula="of:=IF([.AE338]&gt;85;0;IF([.AE338]&gt;5;58.1/TAN(RADIANS([.AE338]))-0.07/POWER(TAN(RADIANS([.AE338]));3)+0.000086/POWER(TAN(RADIANS([.AE338]));5);IF([.AE338]&gt;-0.575;1735+[.AE338]*(-518.2+[.AE338]*(103.4+[.AE338]*(-12.79+[.AE338]*0.711)));-20.772/TAN(RADIANS([.AE338])))))/3600" office:value-type="float" office:value="0.034671470397295">
            <text:p>0.03</text:p>
          </table:table-cell>
          <table:table-cell table:formula="of:=[.AE338]+[.AF338]" office:value-type="float" office:value="24.8730449044073">
            <text:p>24.87</text:p>
          </table:table-cell>
          <table:table-cell table:formula="of:=IF([.AC338]&gt;0;MOD(DEGREES(ACOS(((SIN(RADIANS([.$B$2]))*COS(RADIANS([.AD338])))-SIN(RADIANS([.T338])))/(COS(RADIANS([.$B$2]))*SIN(RADIANS([.AD338])))))+180;360);MOD(540-DEGREES(ACOS(((SIN(RADIANS([.$B$2]))*COS(RADIANS([.AD338])))-SIN(RADIANS([.T338])))/(COS(RADIANS([.$B$2]))*SIN(RADIANS([.AD338])))));360))" office:value-type="float" office:value="178.635820683461">
            <text:p>178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8]+1" office:value-type="date" office:date-value="2010-12-04">
            <text:p>12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9]+2415018.5+[.E339]-[.$B$4]/24" office:value-type="float" office:value="2455535.20833333">
            <text:p>2455535.21</text:p>
          </table:table-cell>
          <table:table-cell table:style-name="ce9" table:formula="of:=([.F339]-2451545)/36525" office:value-type="float" office:value="0.109245950262382">
            <text:p>0.10924595</text:p>
          </table:table-cell>
          <table:table-cell/>
          <table:table-cell table:formula="of:=MOD(280.46646+[.G339]*(36000.76983+[.G339]*0.0003032);360)" office:value-type="float" office:value="253.404773874223">
            <text:p>253.4</text:p>
          </table:table-cell>
          <table:table-cell table:formula="of:=357.52911+[.G339]*(35999.05029-0.0001537*[.G339])" office:value-type="float" office:value="4290.27956563995">
            <text:p>4290.28</text:p>
          </table:table-cell>
          <table:table-cell table:formula="of:=0.016708634-[.G339]*(0.000042037+0.0001537*[.G339])" office:value-type="float" office:value="0.0167022072680342">
            <text:p>0.02</text:p>
          </table:table-cell>
          <table:table-cell table:formula="of:=SIN(RADIANS([.J339]))*(1.914602-[.G339]*(0.004817+0.000014*[.G339]))+SIN(RADIANS(2*[.J339]))*(0.019993-0.000101*[.G339])+SIN(RADIANS(3*[.J339]))*0.000289" office:value-type="float" office:value="-0.966433793911907">
            <text:p>-0.97</text:p>
          </table:table-cell>
          <table:table-cell table:formula="of:=[.I339]+[.L339]" office:value-type="float" office:value="252.438340080311">
            <text:p>252.44</text:p>
          </table:table-cell>
          <table:table-cell table:formula="of:=[.J339]+[.L339]" office:value-type="float" office:value="4289.31313184604">
            <text:p>4289.31</text:p>
          </table:table-cell>
          <table:table-cell table:formula="of:=(1.000001018*(1-[.K339]*[.K339]))/(1+[.K339]*COS(RADIANS([.N339])))" office:value-type="float" office:value="0.985565990359907">
            <text:p>0.99</text:p>
          </table:table-cell>
          <table:table-cell table:formula="of:=[.M339]-0.00569-0.00478*SIN(RADIANS(125.04-1934.136*[.G339]))" office:value-type="float" office:value="252.437419881537">
            <text:p>252.44</text:p>
          </table:table-cell>
          <table:table-cell table:formula="of:=23+(26+((21.448-[.G339]*(46.815+[.G339]*(0.00059-[.G339]*0.001813))))/60)/60" office:value-type="float" office:value="23.4378704572669">
            <text:p>23.44</text:p>
          </table:table-cell>
          <table:table-cell table:formula="of:=[.Q339]+0.00256*COS(RADIANS(125.04-1934.136*[.G339]))" office:value-type="float" office:value="23.4380375983496">
            <text:p>23.44</text:p>
          </table:table-cell>
          <table:table-cell table:formula="of:=DEGREES(ATAN2(COS(RADIANS([.R339]))*SIN(RADIANS([.P339]));COS(RADIANS([.P339]))))" office:value-type="float" office:value="-160.967479782776">
            <text:p>-160.97</text:p>
          </table:table-cell>
          <table:table-cell table:formula="of:=DEGREES(ASIN(SIN(RADIANS([.R339]))*SIN(RADIANS([.P339]))))" office:value-type="float" office:value="-22.2851783275385">
            <text:p>-22.29</text:p>
          </table:table-cell>
          <table:table-cell table:formula="of:=TAN(RADIANS([.R339]/2))*TAN(RADIANS([.R339]/2))" office:value-type="float" office:value="0.0430297955765984">
            <text:p>0.04</text:p>
          </table:table-cell>
          <table:table-cell table:formula="of:=4*DEGREES([.U339]*SIN(2*RADIANS([.I339]))-2*[.K339]*SIN(RADIANS([.J339]))+4*[.K339]*[.U339]*SIN(RADIANS([.J339]))*COS(2*RADIANS([.I339]))-0.5*[.U339]*[.U339]*SIN(4*RADIANS([.I339]))-1.25*[.K339]*[.K339]*SIN(2*RADIANS([.J339])))" office:value-type="float" office:value="9.73056298226315">
            <text:p>9.73</text:p>
          </table:table-cell>
          <table:table-cell table:formula="of:=DEGREES(ACOS(COS(RADIANS(90.833))/COS(RADIANS([.$B$2]))*COS(RADIANS([.T339]))-TAN(RADIANS([.$B$2]))*TAN(RADIANS([.T339]))))" office:value-type="float" office:value="68.6676652374308">
            <text:p>68.67</text:p>
          </table:table-cell>
          <table:table-cell table:style-name="ce7" table:formula="of:=(720-4*[.$B$3]-[.V339]+[.$B$4]*60)/1440" office:value-type="float" office:value="0.503992664595651">
            <text:p>12:05:45</text:p>
          </table:table-cell>
          <table:table-cell table:style-name="ce7" table:formula="of:=([.X339]*1440-[.W339]*4)/1440" office:value-type="float" office:value="0.313249150047232">
            <text:p>7:31:05</text:p>
          </table:table-cell>
          <table:table-cell table:style-name="ce7" table:formula="of:=([.X339]*1440+[.W339]*4)/1440" office:value-type="float" office:value="0.694736179144069">
            <text:p>16:40:25</text:p>
          </table:table-cell>
          <table:table-cell table:formula="of:=8*[.W339]" office:value-type="float" office:value="549.341321899446">
            <text:p>549.34</text:p>
          </table:table-cell>
          <table:table-cell table:formula="of:=MOD([.E339]*1440+[.V339]+4*[.$B$3]-60*[.$B$4];1440)" office:value-type="float" office:value="714.250562982263">
            <text:p>714.25</text:p>
          </table:table-cell>
          <table:table-cell table:formula="of:=IF([.AB339]/4&lt;0;[.AB339]/4+180;[.AB339]/4-180)" office:value-type="float" office:value="-1.43735925443423">
            <text:p>-1.44</text:p>
          </table:table-cell>
          <table:table-cell table:formula="of:=DEGREES(ACOS(SIN(RADIANS([.$B$2]))*SIN(RADIANS([.T339]))+COS(RADIANS([.$B$2]))*COS(RADIANS([.T339]))*COS(RADIANS([.AC339]))))" office:value-type="float" office:value="65.2986080918898">
            <text:p>65.3</text:p>
          </table:table-cell>
          <table:table-cell table:formula="of:=90-[.AD339]" office:value-type="float" office:value="24.7013919081102">
            <text:p>24.7</text:p>
          </table:table-cell>
          <table:table-cell table:formula="of:=IF([.AE339]&gt;85;0;IF([.AE339]&gt;5;58.1/TAN(RADIANS([.AE339]))-0.07/POWER(TAN(RADIANS([.AE339]));3)+0.000086/POWER(TAN(RADIANS([.AE339]));5);IF([.AE339]&gt;-0.575;1735+[.AE339]*(-518.2+[.AE339]*(103.4+[.AE339]*(-12.79+[.AE339]*0.711)));-20.772/TAN(RADIANS([.AE339])))))/3600" office:value-type="float" office:value="0.0348875811004714">
            <text:p>0.03</text:p>
          </table:table-cell>
          <table:table-cell table:formula="of:=[.AE339]+[.AF339]" office:value-type="float" office:value="24.7362794892106">
            <text:p>24.74</text:p>
          </table:table-cell>
          <table:table-cell table:formula="of:=IF([.AC339]&gt;0;MOD(DEGREES(ACOS(((SIN(RADIANS([.$B$2]))*COS(RADIANS([.AD339])))-SIN(RADIANS([.T339])))/(COS(RADIANS([.$B$2]))*SIN(RADIANS([.AD339])))))+180;360);MOD(540-DEGREES(ACOS(((SIN(RADIANS([.$B$2]))*COS(RADIANS([.AD339])))-SIN(RADIANS([.T339])))/(COS(RADIANS([.$B$2]))*SIN(RADIANS([.AD339])))));360))" office:value-type="float" office:value="178.536039735974">
            <text:p>178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9]+1" office:value-type="date" office:date-value="2010-12-05">
            <text:p>12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0]+2415018.5+[.E340]-[.$B$4]/24" office:value-type="float" office:value="2455536.20833333">
            <text:p>2455536.21</text:p>
          </table:table-cell>
          <table:table-cell table:style-name="ce9" table:formula="of:=([.F340]-2451545)/36525" office:value-type="float" office:value="0.109273328770253">
            <text:p>0.10927333</text:p>
          </table:table-cell>
          <table:table-cell/>
          <table:table-cell table:formula="of:=MOD(280.46646+[.G340]*(36000.76983+[.G340]*0.0003032);360)" office:value-type="float" office:value="254.390421236201">
            <text:p>254.39</text:p>
          </table:table-cell>
          <table:table-cell table:formula="of:=357.52911+[.G340]*(35999.05029-0.0001537*[.G340])" office:value-type="float" office:value="4291.26516592076">
            <text:p>4291.27</text:p>
          </table:table-cell>
          <table:table-cell table:formula="of:=0.016708634-[.G340]*(0.000042037+0.0001537*[.G340])" office:value-type="float" office:value="0.016702205197578">
            <text:p>0.02</text:p>
          </table:table-cell>
          <table:table-cell table:formula="of:=SIN(RADIANS([.J340]))*(1.914602-[.G340]*(0.004817+0.000014*[.G340]))+SIN(RADIANS(2*[.J340]))*(0.019993-0.000101*[.G340])+SIN(RADIANS(3*[.J340]))*0.000289" office:value-type="float" office:value="-0.937339874782612">
            <text:p>-0.94</text:p>
          </table:table-cell>
          <table:table-cell table:formula="of:=[.I340]+[.L340]" office:value-type="float" office:value="253.453081361419">
            <text:p>253.45</text:p>
          </table:table-cell>
          <table:table-cell table:formula="of:=[.J340]+[.L340]" office:value-type="float" office:value="4290.32782604598">
            <text:p>4290.33</text:p>
          </table:table-cell>
          <table:table-cell table:formula="of:=(1.000001018*(1-[.K340]*[.K340]))/(1+[.K340]*COS(RADIANS([.N340])))" office:value-type="float" office:value="0.985421538826887">
            <text:p>0.99</text:p>
          </table:table-cell>
          <table:table-cell table:formula="of:=[.M340]-0.00569-0.00478*SIN(RADIANS(125.04-1934.136*[.G340]))" office:value-type="float" office:value="253.452161449041">
            <text:p>253.45</text:p>
          </table:table-cell>
          <table:table-cell table:formula="of:=23+(26+((21.448-[.G340]*(46.815+[.G340]*(0.00059-[.G340]*0.001813))))/60)/60" office:value-type="float" office:value="23.4378701012317">
            <text:p>23.44</text:p>
          </table:table-cell>
          <table:table-cell table:formula="of:=[.Q340]+0.00256*COS(RADIANS(125.04-1934.136*[.G340]))" office:value-type="float" office:value="23.438034881295">
            <text:p>23.44</text:p>
          </table:table-cell>
          <table:table-cell table:formula="of:=DEGREES(ATAN2(COS(RADIANS([.R340]))*SIN(RADIANS([.P340]));COS(RADIANS([.P340]))))" office:value-type="float" office:value="-162.055876141212">
            <text:p>-162.06</text:p>
          </table:table-cell>
          <table:table-cell table:formula="of:=DEGREES(ASIN(SIN(RADIANS([.R340]))*SIN(RADIANS([.P340]))))" office:value-type="float" office:value="-22.4131676258848">
            <text:p>-22.41</text:p>
          </table:table-cell>
          <table:table-cell table:formula="of:=TAN(RADIANS([.R340]/2))*TAN(RADIANS([.R340]/2))" office:value-type="float" office:value="0.0430297853163691">
            <text:p>0.04</text:p>
          </table:table-cell>
          <table:table-cell table:formula="of:=4*DEGREES([.U340]*SIN(2*RADIANS([.I340]))-2*[.K340]*SIN(RADIANS([.J340]))+4*[.K340]*[.U340]*SIN(RADIANS([.J340]))*COS(2*RADIANS([.I340]))-0.5*[.U340]*[.U340]*SIN(4*RADIANS([.I340]))-1.25*[.K340]*[.K340]*SIN(2*RADIANS([.J340])))" office:value-type="float" office:value="9.3183407267093">
            <text:p>9.32</text:p>
          </table:table-cell>
          <table:table-cell table:formula="of:=DEGREES(ACOS(COS(RADIANS(90.833))/COS(RADIANS([.$B$2]))*COS(RADIANS([.T340]))-TAN(RADIANS([.$B$2]))*TAN(RADIANS([.T340]))))" office:value-type="float" office:value="68.5167601211992">
            <text:p>68.52</text:p>
          </table:table-cell>
          <table:table-cell table:style-name="ce7" table:formula="of:=(720-4*[.$B$3]-[.V340]+[.$B$4]*60)/1440" office:value-type="float" office:value="0.504278930050896">
            <text:p>12:06:10</text:p>
          </table:table-cell>
          <table:table-cell table:style-name="ce7" table:formula="of:=([.X340]*1440-[.W340]*4)/1440" office:value-type="float" office:value="0.313954596380898">
            <text:p>7:32:06</text:p>
          </table:table-cell>
          <table:table-cell table:style-name="ce7" table:formula="of:=([.X340]*1440+[.W340]*4)/1440" office:value-type="float" office:value="0.694603263720894">
            <text:p>16:40:14</text:p>
          </table:table-cell>
          <table:table-cell table:formula="of:=8*[.W340]" office:value-type="float" office:value="548.134080969594">
            <text:p>548.13</text:p>
          </table:table-cell>
          <table:table-cell table:formula="of:=MOD([.E340]*1440+[.V340]+4*[.$B$3]-60*[.$B$4];1440)" office:value-type="float" office:value="713.838340726709">
            <text:p>713.84</text:p>
          </table:table-cell>
          <table:table-cell table:formula="of:=IF([.AB340]/4&lt;0;[.AB340]/4+180;[.AB340]/4-180)" office:value-type="float" office:value="-1.54041481832269">
            <text:p>-1.54</text:p>
          </table:table-cell>
          <table:table-cell table:formula="of:=DEGREES(ACOS(SIN(RADIANS([.$B$2]))*SIN(RADIANS([.T340]))+COS(RADIANS([.$B$2]))*COS(RADIANS([.T340]))*COS(RADIANS([.AC340]))))" office:value-type="float" office:value="65.4285620126303">
            <text:p>65.43</text:p>
          </table:table-cell>
          <table:table-cell table:formula="of:=90-[.AD340]" office:value-type="float" office:value="24.5714379873697">
            <text:p>24.57</text:p>
          </table:table-cell>
          <table:table-cell table:formula="of:=IF([.AE340]&gt;85;0;IF([.AE340]&gt;5;58.1/TAN(RADIANS([.AE340]))-0.07/POWER(TAN(RADIANS([.AE340]));3)+0.000086/POWER(TAN(RADIANS([.AE340]));5);IF([.AE340]&gt;-0.575;1735+[.AE340]*(-518.2+[.AE340]*(103.4+[.AE340]*(-12.79+[.AE340]*0.711)));-20.772/TAN(RADIANS([.AE340])))))/3600" office:value-type="float" office:value="0.0350946481602354">
            <text:p>0.04</text:p>
          </table:table-cell>
          <table:table-cell table:formula="of:=[.AE340]+[.AF340]" office:value-type="float" office:value="24.6065326355299">
            <text:p>24.61</text:p>
          </table:table-cell>
          <table:table-cell table:formula="of:=IF([.AC340]&gt;0;MOD(DEGREES(ACOS(((SIN(RADIANS([.$B$2]))*COS(RADIANS([.AD340])))-SIN(RADIANS([.T340])))/(COS(RADIANS([.$B$2]))*SIN(RADIANS([.AD340])))))+180;360);MOD(540-DEGREES(ACOS(((SIN(RADIANS([.$B$2]))*COS(RADIANS([.AD340])))-SIN(RADIANS([.T340])))/(COS(RADIANS([.$B$2]))*SIN(RADIANS([.AD340])))));360))" office:value-type="float" office:value="178.434146638562">
            <text:p>178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0]+1" office:value-type="date" office:date-value="2010-12-06">
            <text:p>12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1]+2415018.5+[.E341]-[.$B$4]/24" office:value-type="float" office:value="2455537.20833333">
            <text:p>2455537.21</text:p>
          </table:table-cell>
          <table:table-cell table:style-name="ce9" table:formula="of:=([.F341]-2451545)/36525" office:value-type="float" office:value="0.109300707278124">
            <text:p>0.10930071</text:p>
          </table:table-cell>
          <table:table-cell/>
          <table:table-cell table:formula="of:=MOD(280.46646+[.G341]*(36000.76983+[.G341]*0.0003032);360)" office:value-type="float" office:value="255.376068598179">
            <text:p>255.38</text:p>
          </table:table-cell>
          <table:table-cell table:formula="of:=357.52911+[.G341]*(35999.05029-0.0001537*[.G341])" office:value-type="float" office:value="4292.25076620157">
            <text:p>4292.25</text:p>
          </table:table-cell>
          <table:table-cell table:formula="of:=0.016708634-[.G341]*(0.000042037+0.0001537*[.G341])" office:value-type="float" office:value="0.0167022031268914">
            <text:p>0.02</text:p>
          </table:table-cell>
          <table:table-cell table:formula="of:=SIN(RADIANS([.J341]))*(1.914602-[.G341]*(0.004817+0.000014*[.G341]))+SIN(RADIANS(2*[.J341]))*(0.019993-0.000101*[.G341])+SIN(RADIANS(3*[.J341]))*0.000289" office:value-type="float" office:value="-0.907952964382366">
            <text:p>-0.91</text:p>
          </table:table-cell>
          <table:table-cell table:formula="of:=[.I341]+[.L341]" office:value-type="float" office:value="254.468115633796">
            <text:p>254.47</text:p>
          </table:table-cell>
          <table:table-cell table:formula="of:=[.J341]+[.L341]" office:value-type="float" office:value="4291.34281323718">
            <text:p>4291.34</text:p>
          </table:table-cell>
          <table:table-cell table:formula="of:=(1.000001018*(1-[.K341]*[.K341]))/(1+[.K341]*COS(RADIANS([.N341])))" office:value-type="float" office:value="0.985281509491673">
            <text:p>0.99</text:p>
          </table:table-cell>
          <table:table-cell table:formula="of:=[.M341]-0.00569-0.00478*SIN(RADIANS(125.04-1934.136*[.G341]))" office:value-type="float" office:value="254.46719600374">
            <text:p>254.47</text:p>
          </table:table-cell>
          <table:table-cell table:formula="of:=23+(26+((21.448-[.G341]*(46.815+[.G341]*(0.00059-[.G341]*0.001813))))/60)/60" office:value-type="float" office:value="23.4378697451966">
            <text:p>23.44</text:p>
          </table:table-cell>
          <table:table-cell table:formula="of:=[.Q341]+0.00256*COS(RADIANS(125.04-1934.136*[.G341]))" office:value-type="float" office:value="23.4380321640996">
            <text:p>23.44</text:p>
          </table:table-cell>
          <table:table-cell table:formula="of:=DEGREES(ATAN2(COS(RADIANS([.R341]))*SIN(RADIANS([.P341]));COS(RADIANS([.P341]))))" office:value-type="float" office:value="-163.146537548274">
            <text:p>-163.15</text:p>
          </table:table-cell>
          <table:table-cell table:formula="of:=DEGREES(ASIN(SIN(RADIANS([.R341]))*SIN(RADIANS([.P341]))))" office:value-type="float" office:value="-22.5338900283142">
            <text:p>-22.53</text:p>
          </table:table-cell>
          <table:table-cell table:formula="of:=TAN(RADIANS([.R341]/2))*TAN(RADIANS([.R341]/2))" office:value-type="float" office:value="0.0430297750556095">
            <text:p>0.04</text:p>
          </table:table-cell>
          <table:table-cell table:formula="of:=4*DEGREES([.U341]*SIN(2*RADIANS([.I341]))-2*[.K341]*SIN(RADIANS([.J341]))+4*[.K341]*[.U341]*SIN(RADIANS([.J341]))*COS(2*RADIANS([.I341]))-0.5*[.U341]*[.U341]*SIN(4*RADIANS([.I341]))-1.25*[.K341]*[.K341]*SIN(2*RADIANS([.J341])))" office:value-type="float" office:value="8.89725443187122">
            <text:p>8.9</text:p>
          </table:table-cell>
          <table:table-cell table:formula="of:=DEGREES(ACOS(COS(RADIANS(90.833))/COS(RADIANS([.$B$2]))*COS(RADIANS([.T341]))-TAN(RADIANS([.$B$2]))*TAN(RADIANS([.T341]))))" office:value-type="float" office:value="68.3740206915267">
            <text:p>68.37</text:p>
          </table:table-cell>
          <table:table-cell table:style-name="ce7" table:formula="of:=(720-4*[.$B$3]-[.V341]+[.$B$4]*60)/1440" office:value-type="float" office:value="0.504571351088978">
            <text:p>12:06:35</text:p>
          </table:table-cell>
          <table:table-cell table:style-name="ce7" table:formula="of:=([.X341]*1440-[.W341]*4)/1440" office:value-type="float" office:value="0.314643515834737">
            <text:p>7:33:05</text:p>
          </table:table-cell>
          <table:table-cell table:style-name="ce7" table:formula="of:=([.X341]*1440+[.W341]*4)/1440" office:value-type="float" office:value="0.694499186343219">
            <text:p>16:40:05</text:p>
          </table:table-cell>
          <table:table-cell table:formula="of:=8*[.W341]" office:value-type="float" office:value="546.992165532214">
            <text:p>546.99</text:p>
          </table:table-cell>
          <table:table-cell table:formula="of:=MOD([.E341]*1440+[.V341]+4*[.$B$3]-60*[.$B$4];1440)" office:value-type="float" office:value="713.417254431871">
            <text:p>713.42</text:p>
          </table:table-cell>
          <table:table-cell table:formula="of:=IF([.AB341]/4&lt;0;[.AB341]/4+180;[.AB341]/4-180)" office:value-type="float" office:value="-1.64568639203219">
            <text:p>-1.65</text:p>
          </table:table-cell>
          <table:table-cell table:formula="of:=DEGREES(ACOS(SIN(RADIANS([.$B$2]))*SIN(RADIANS([.T341]))+COS(RADIANS([.$B$2]))*COS(RADIANS([.T341]))*COS(RADIANS([.AC341]))))" office:value-type="float" office:value="65.5514279395122">
            <text:p>65.55</text:p>
          </table:table-cell>
          <table:table-cell table:formula="of:=90-[.AD341]" office:value-type="float" office:value="24.4485720604878">
            <text:p>24.45</text:p>
          </table:table-cell>
          <table:table-cell table:formula="of:=IF([.AE341]&gt;85;0;IF([.AE341]&gt;5;58.1/TAN(RADIANS([.AE341]))-0.07/POWER(TAN(RADIANS([.AE341]));3)+0.000086/POWER(TAN(RADIANS([.AE341]));5);IF([.AE341]&gt;-0.575;1735+[.AE341]*(-518.2+[.AE341]*(103.4+[.AE341]*(-12.79+[.AE341]*0.711)));-20.772/TAN(RADIANS([.AE341])))))/3600" office:value-type="float" office:value="0.0352922797186672">
            <text:p>0.04</text:p>
          </table:table-cell>
          <table:table-cell table:formula="of:=[.AE341]+[.AF341]" office:value-type="float" office:value="24.4838643402065">
            <text:p>24.48</text:p>
          </table:table-cell>
          <table:table-cell table:formula="of:=IF([.AC341]&gt;0;MOD(DEGREES(ACOS(((SIN(RADIANS([.$B$2]))*COS(RADIANS([.AD341])))-SIN(RADIANS([.T341])))/(COS(RADIANS([.$B$2]))*SIN(RADIANS([.AD341])))))+180;360);MOD(540-DEGREES(ACOS(((SIN(RADIANS([.$B$2]))*COS(RADIANS([.AD341])))-SIN(RADIANS([.T341])))/(COS(RADIANS([.$B$2]))*SIN(RADIANS([.AD341])))));360))" office:value-type="float" office:value="178.330227344903">
            <text:p>178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1]+1" office:value-type="date" office:date-value="2010-12-07">
            <text:p>12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2]+2415018.5+[.E342]-[.$B$4]/24" office:value-type="float" office:value="2455538.20833333">
            <text:p>2455538.21</text:p>
          </table:table-cell>
          <table:table-cell table:style-name="ce9" table:formula="of:=([.F342]-2451545)/36525" office:value-type="float" office:value="0.109328085785996">
            <text:p>0.10932809</text:p>
          </table:table-cell>
          <table:table-cell/>
          <table:table-cell table:formula="of:=MOD(280.46646+[.G342]*(36000.76983+[.G342]*0.0003032);360)" office:value-type="float" office:value="256.361715960158">
            <text:p>256.36</text:p>
          </table:table-cell>
          <table:table-cell table:formula="of:=357.52911+[.G342]*(35999.05029-0.0001537*[.G342])" office:value-type="float" office:value="4293.23636648237">
            <text:p>4293.24</text:p>
          </table:table-cell>
          <table:table-cell table:formula="of:=0.016708634-[.G342]*(0.000042037+0.0001537*[.G342])" office:value-type="float" office:value="0.0167022010559743">
            <text:p>0.02</text:p>
          </table:table-cell>
          <table:table-cell table:formula="of:=SIN(RADIANS([.J342]))*(1.914602-[.G342]*(0.004817+0.000014*[.G342]))+SIN(RADIANS(2*[.J342]))*(0.019993-0.000101*[.G342])+SIN(RADIANS(3*[.J342]))*0.000289" office:value-type="float" office:value="-0.878282098515863">
            <text:p>-0.88</text:p>
          </table:table-cell>
          <table:table-cell table:formula="of:=[.I342]+[.L342]" office:value-type="float" office:value="255.483433861642">
            <text:p>255.48</text:p>
          </table:table-cell>
          <table:table-cell table:formula="of:=[.J342]+[.L342]" office:value-type="float" office:value="4292.35808438385">
            <text:p>4292.36</text:p>
          </table:table-cell>
          <table:table-cell table:formula="of:=(1.000001018*(1-[.K342]*[.K342]))/(1+[.K342]*COS(RADIANS([.N342])))" office:value-type="float" office:value="0.985145947558821">
            <text:p>0.99</text:p>
          </table:table-cell>
          <table:table-cell table:formula="of:=[.M342]-0.00569-0.00478*SIN(RADIANS(125.04-1934.136*[.G342]))" office:value-type="float" office:value="255.482514509833">
            <text:p>255.48</text:p>
          </table:table-cell>
          <table:table-cell table:formula="of:=23+(26+((21.448-[.G342]*(46.815+[.G342]*(0.00059-[.G342]*0.001813))))/60)/60" office:value-type="float" office:value="23.4378693891614">
            <text:p>23.44</text:p>
          </table:table-cell>
          <table:table-cell table:formula="of:=[.Q342]+0.00256*COS(RADIANS(125.04-1934.136*[.G342]))" office:value-type="float" office:value="23.4380294467654">
            <text:p>23.44</text:p>
          </table:table-cell>
          <table:table-cell table:formula="of:=DEGREES(ATAN2(COS(RADIANS([.R342]))*SIN(RADIANS([.P342]));COS(RADIANS([.P342]))))" office:value-type="float" office:value="-164.239355085128">
            <text:p>-164.24</text:p>
          </table:table-cell>
          <table:table-cell table:formula="of:=DEGREES(ASIN(SIN(RADIANS([.R342]))*SIN(RADIANS([.P342]))))" office:value-type="float" office:value="-22.6472816900783">
            <text:p>-22.65</text:p>
          </table:table-cell>
          <table:table-cell table:formula="of:=TAN(RADIANS([.R342]/2))*TAN(RADIANS([.R342]/2))" office:value-type="float" office:value="0.0430297647943274">
            <text:p>0.04</text:p>
          </table:table-cell>
          <table:table-cell table:formula="of:=4*DEGREES([.U342]*SIN(2*RADIANS([.I342]))-2*[.K342]*SIN(RADIANS([.J342]))+4*[.K342]*[.U342]*SIN(RADIANS([.J342]))*COS(2*RADIANS([.I342]))-0.5*[.U342]*[.U342]*SIN(4*RADIANS([.I342]))-1.25*[.K342]*[.K342]*SIN(2*RADIANS([.J342])))" office:value-type="float" office:value="8.46774323533645">
            <text:p>8.47</text:p>
          </table:table-cell>
          <table:table-cell table:formula="of:=DEGREES(ACOS(COS(RADIANS(90.833))/COS(RADIANS([.$B$2]))*COS(RADIANS([.T342]))-TAN(RADIANS([.$B$2]))*TAN(RADIANS([.T342]))))" office:value-type="float" office:value="68.239589671241">
            <text:p>68.24</text:p>
          </table:table-cell>
          <table:table-cell table:style-name="ce7" table:formula="of:=(720-4*[.$B$3]-[.V342]+[.$B$4]*60)/1440" office:value-type="float" office:value="0.504869622753239">
            <text:p>12:07:01</text:p>
          </table:table-cell>
          <table:table-cell table:style-name="ce7" table:formula="of:=([.X342]*1440-[.W342]*4)/1440" office:value-type="float" office:value="0.315315206999791">
            <text:p>7:34:03</text:p>
          </table:table-cell>
          <table:table-cell table:style-name="ce7" table:formula="of:=([.X342]*1440+[.W342]*4)/1440" office:value-type="float" office:value="0.694424038506686">
            <text:p>16:39:58</text:p>
          </table:table-cell>
          <table:table-cell table:formula="of:=8*[.W342]" office:value-type="float" office:value="545.916717369928">
            <text:p>545.92</text:p>
          </table:table-cell>
          <table:table-cell table:formula="of:=MOD([.E342]*1440+[.V342]+4*[.$B$3]-60*[.$B$4];1440)" office:value-type="float" office:value="712.987743235336">
            <text:p>712.99</text:p>
          </table:table-cell>
          <table:table-cell table:formula="of:=IF([.AB342]/4&lt;0;[.AB342]/4+180;[.AB342]/4-180)" office:value-type="float" office:value="-1.75306419116589">
            <text:p>-1.75</text:p>
          </table:table-cell>
          <table:table-cell table:formula="of:=DEGREES(ACOS(SIN(RADIANS([.$B$2]))*SIN(RADIANS([.T342]))+COS(RADIANS([.$B$2]))*COS(RADIANS([.T342]))*COS(RADIANS([.AC342]))))" office:value-type="float" office:value="65.6671483029692">
            <text:p>65.67</text:p>
          </table:table-cell>
          <table:table-cell table:formula="of:=90-[.AD342]" office:value-type="float" office:value="24.3328516970308">
            <text:p>24.33</text:p>
          </table:table-cell>
          <table:table-cell table:formula="of:=IF([.AE342]&gt;85;0;IF([.AE342]&gt;5;58.1/TAN(RADIANS([.AE342]))-0.07/POWER(TAN(RADIANS([.AE342]));3)+0.000086/POWER(TAN(RADIANS([.AE342]));5);IF([.AE342]&gt;-0.575;1735+[.AE342]*(-518.2+[.AE342]*(103.4+[.AE342]*(-12.79+[.AE342]*0.711)));-20.772/TAN(RADIANS([.AE342])))))/3600" office:value-type="float" office:value="0.0354800937735226">
            <text:p>0.04</text:p>
          </table:table-cell>
          <table:table-cell table:formula="of:=[.AE342]+[.AF342]" office:value-type="float" office:value="24.3683317908043">
            <text:p>24.37</text:p>
          </table:table-cell>
          <table:table-cell table:formula="of:=IF([.AC342]&gt;0;MOD(DEGREES(ACOS(((SIN(RADIANS([.$B$2]))*COS(RADIANS([.AD342])))-SIN(RADIANS([.T342])))/(COS(RADIANS([.$B$2]))*SIN(RADIANS([.AD342])))))+180;360);MOD(540-DEGREES(ACOS(((SIN(RADIANS([.$B$2]))*COS(RADIANS([.AD342])))-SIN(RADIANS([.T342])))/(COS(RADIANS([.$B$2]))*SIN(RADIANS([.AD342])))));360))" office:value-type="float" office:value="178.224368856398">
            <text:p>178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2]+1" office:value-type="date" office:date-value="2010-12-08">
            <text:p>12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3]+2415018.5+[.E343]-[.$B$4]/24" office:value-type="float" office:value="2455539.20833333">
            <text:p>2455539.21</text:p>
          </table:table-cell>
          <table:table-cell table:style-name="ce9" table:formula="of:=([.F343]-2451545)/36525" office:value-type="float" office:value="0.109355464293867">
            <text:p>0.10935546</text:p>
          </table:table-cell>
          <table:table-cell/>
          <table:table-cell table:formula="of:=MOD(280.46646+[.G343]*(36000.76983+[.G343]*0.0003032);360)" office:value-type="float" office:value="257.347363322138">
            <text:p>257.35</text:p>
          </table:table-cell>
          <table:table-cell table:formula="of:=357.52911+[.G343]*(35999.05029-0.0001537*[.G343])" office:value-type="float" office:value="4294.22196676318">
            <text:p>4294.22</text:p>
          </table:table-cell>
          <table:table-cell table:formula="of:=0.016708634-[.G343]*(0.000042037+0.0001537*[.G343])" office:value-type="float" office:value="0.0167021989848268">
            <text:p>0.02</text:p>
          </table:table-cell>
          <table:table-cell table:formula="of:=SIN(RADIANS([.J343]))*(1.914602-[.G343]*(0.004817+0.000014*[.G343]))+SIN(RADIANS(2*[.J343]))*(0.019993-0.000101*[.G343])+SIN(RADIANS(3*[.J343]))*0.000289" office:value-type="float" office:value="-0.84833641611633">
            <text:p>-0.85</text:p>
          </table:table-cell>
          <table:table-cell table:formula="of:=[.I343]+[.L343]" office:value-type="float" office:value="256.499026906022">
            <text:p>256.5</text:p>
          </table:table-cell>
          <table:table-cell table:formula="of:=[.J343]+[.L343]" office:value-type="float" office:value="4293.37363034706">
            <text:p>4293.37</text:p>
          </table:table-cell>
          <table:table-cell table:formula="of:=(1.000001018*(1-[.K343]*[.K343]))/(1+[.K343]*COS(RADIANS([.N343])))" office:value-type="float" office:value="0.985014896826859">
            <text:p>0.99</text:p>
          </table:table-cell>
          <table:table-cell table:formula="of:=[.M343]-0.00569-0.00478*SIN(RADIANS(125.04-1934.136*[.G343]))" office:value-type="float" office:value="256.498107828385">
            <text:p>256.5</text:p>
          </table:table-cell>
          <table:table-cell table:formula="of:=23+(26+((21.448-[.G343]*(46.815+[.G343]*(0.00059-[.G343]*0.001813))))/60)/60" office:value-type="float" office:value="23.4378690331262">
            <text:p>23.44</text:p>
          </table:table-cell>
          <table:table-cell table:formula="of:=[.Q343]+0.00256*COS(RADIANS(125.04-1934.136*[.G343]))" office:value-type="float" office:value="23.4380267292946">
            <text:p>23.44</text:p>
          </table:table-cell>
          <table:table-cell table:formula="of:=DEGREES(ATAN2(COS(RADIANS([.R343]))*SIN(RADIANS([.P343]));COS(RADIANS([.P343]))))" office:value-type="float" office:value="-165.334216085852">
            <text:p>-165.33</text:p>
          </table:table-cell>
          <table:table-cell table:formula="of:=DEGREES(ASIN(SIN(RADIANS([.R343]))*SIN(RADIANS([.P343]))))" office:value-type="float" office:value="-22.753282073173">
            <text:p>-22.75</text:p>
          </table:table-cell>
          <table:table-cell table:formula="of:=TAN(RADIANS([.R343]/2))*TAN(RADIANS([.R343]/2))" office:value-type="float" office:value="0.0430297545325304">
            <text:p>0.04</text:p>
          </table:table-cell>
          <table:table-cell table:formula="of:=4*DEGREES([.U343]*SIN(2*RADIANS([.I343]))-2*[.K343]*SIN(RADIANS([.J343]))+4*[.K343]*[.U343]*SIN(RADIANS([.J343]))*COS(2*RADIANS([.I343]))-0.5*[.U343]*[.U343]*SIN(4*RADIANS([.I343]))-1.25*[.K343]*[.K343]*SIN(2*RADIANS([.J343])))" office:value-type="float" office:value="8.03025943954125">
            <text:p>8.03</text:p>
          </table:table-cell>
          <table:table-cell table:formula="of:=DEGREES(ACOS(COS(RADIANS(90.833))/COS(RADIANS([.$B$2]))*COS(RADIANS([.T343]))-TAN(RADIANS([.$B$2]))*TAN(RADIANS([.T343]))))" office:value-type="float" office:value="68.1136036129738">
            <text:p>68.11</text:p>
          </table:table-cell>
          <table:table-cell table:style-name="ce7" table:formula="of:=(720-4*[.$B$3]-[.V343]+[.$B$4]*60)/1440" office:value-type="float" office:value="0.505173430944763">
            <text:p>12:07:27</text:p>
          </table:table-cell>
          <table:table-cell table:style-name="ce7" table:formula="of:=([.X343]*1440-[.W343]*4)/1440" office:value-type="float" office:value="0.31596897646428">
            <text:p>7:35:00</text:p>
          </table:table-cell>
          <table:table-cell table:style-name="ce7" table:formula="of:=([.X343]*1440+[.W343]*4)/1440" office:value-type="float" office:value="0.694377885425246">
            <text:p>16:39:54</text:p>
          </table:table-cell>
          <table:table-cell table:formula="of:=8*[.W343]" office:value-type="float" office:value="544.90882890379">
            <text:p>544.91</text:p>
          </table:table-cell>
          <table:table-cell table:formula="of:=MOD([.E343]*1440+[.V343]+4*[.$B$3]-60*[.$B$4];1440)" office:value-type="float" office:value="712.550259439541">
            <text:p>712.55</text:p>
          </table:table-cell>
          <table:table-cell table:formula="of:=IF([.AB343]/4&lt;0;[.AB343]/4+180;[.AB343]/4-180)" office:value-type="float" office:value="-1.86243514011468">
            <text:p>-1.86</text:p>
          </table:table-cell>
          <table:table-cell table:formula="of:=DEGREES(ACOS(SIN(RADIANS([.$B$2]))*SIN(RADIANS([.T343]))+COS(RADIANS([.$B$2]))*COS(RADIANS([.T343]))*COS(RADIANS([.AC343]))))" office:value-type="float" office:value="65.7756684153437">
            <text:p>65.78</text:p>
          </table:table-cell>
          <table:table-cell table:formula="of:=90-[.AD343]" office:value-type="float" office:value="24.2243315846563">
            <text:p>24.22</text:p>
          </table:table-cell>
          <table:table-cell table:formula="of:=IF([.AE343]&gt;85;0;IF([.AE343]&gt;5;58.1/TAN(RADIANS([.AE343]))-0.07/POWER(TAN(RADIANS([.AE343]));3)+0.000086/POWER(TAN(RADIANS([.AE343]));5);IF([.AE343]&gt;-0.575;1735+[.AE343]*(-518.2+[.AE343]*(103.4+[.AE343]*(-12.79+[.AE343]*0.711)));-20.772/TAN(RADIANS([.AE343])))))/3600" office:value-type="float" office:value="0.0356577199151041">
            <text:p>0.04</text:p>
          </table:table-cell>
          <table:table-cell table:formula="of:=[.AE343]+[.AF343]" office:value-type="float" office:value="24.2599893045714">
            <text:p>24.26</text:p>
          </table:table-cell>
          <table:table-cell table:formula="of:=IF([.AC343]&gt;0;MOD(DEGREES(ACOS(((SIN(RADIANS([.$B$2]))*COS(RADIANS([.AD343])))-SIN(RADIANS([.T343])))/(COS(RADIANS([.$B$2]))*SIN(RADIANS([.AD343])))))+180;360);MOD(540-DEGREES(ACOS(((SIN(RADIANS([.$B$2]))*COS(RADIANS([.AD343])))-SIN(RADIANS([.T343])))/(COS(RADIANS([.$B$2]))*SIN(RADIANS([.AD343])))));360))" office:value-type="float" office:value="178.116659152118">
            <text:p>178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3]+1" office:value-type="date" office:date-value="2010-12-09">
            <text:p>12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4]+2415018.5+[.E344]-[.$B$4]/24" office:value-type="float" office:value="2455540.20833333">
            <text:p>2455540.21</text:p>
          </table:table-cell>
          <table:table-cell table:style-name="ce9" table:formula="of:=([.F344]-2451545)/36525" office:value-type="float" office:value="0.109382842801738">
            <text:p>0.10938284</text:p>
          </table:table-cell>
          <table:table-cell/>
          <table:table-cell table:formula="of:=MOD(280.46646+[.G344]*(36000.76983+[.G344]*0.0003032);360)" office:value-type="float" office:value="258.333010684119">
            <text:p>258.33</text:p>
          </table:table-cell>
          <table:table-cell table:formula="of:=357.52911+[.G344]*(35999.05029-0.0001537*[.G344])" office:value-type="float" office:value="4295.20756704398">
            <text:p>4295.21</text:p>
          </table:table-cell>
          <table:table-cell table:formula="of:=0.016708634-[.G344]*(0.000042037+0.0001537*[.G344])" office:value-type="float" office:value="0.0167021969134489">
            <text:p>0.02</text:p>
          </table:table-cell>
          <table:table-cell table:formula="of:=SIN(RADIANS([.J344]))*(1.914602-[.G344]*(0.004817+0.000014*[.G344]))+SIN(RADIANS(2*[.J344]))*(0.019993-0.000101*[.G344])+SIN(RADIANS(3*[.J344]))*0.000289" office:value-type="float" office:value="-0.818125156108863">
            <text:p>-0.82</text:p>
          </table:table-cell>
          <table:table-cell table:formula="of:=[.I344]+[.L344]" office:value-type="float" office:value="257.51488552801">
            <text:p>257.51</text:p>
          </table:table-cell>
          <table:table-cell table:formula="of:=[.J344]+[.L344]" office:value-type="float" office:value="4294.38944188787">
            <text:p>4294.39</text:p>
          </table:table-cell>
          <table:table-cell table:formula="of:=(1.000001018*(1-[.K344]*[.K344]))/(1+[.K344]*COS(RADIANS([.N344])))" office:value-type="float" office:value="0.98488839967062">
            <text:p>0.98</text:p>
          </table:table-cell>
          <table:table-cell table:formula="of:=[.M344]-0.00569-0.00478*SIN(RADIANS(125.04-1934.136*[.G344]))" office:value-type="float" office:value="257.513966720469">
            <text:p>257.51</text:p>
          </table:table-cell>
          <table:table-cell table:formula="of:=23+(26+((21.448-[.G344]*(46.815+[.G344]*(0.00059-[.G344]*0.001813))))/60)/60" office:value-type="float" office:value="23.4378686770911">
            <text:p>23.44</text:p>
          </table:table-cell>
          <table:table-cell table:formula="of:=[.Q344]+0.00256*COS(RADIANS(125.04-1934.136*[.G344]))" office:value-type="float" office:value="23.438024011689">
            <text:p>23.44</text:p>
          </table:table-cell>
          <table:table-cell table:formula="of:=DEGREES(ATAN2(COS(RADIANS([.R344]))*SIN(RADIANS([.P344]));COS(RADIANS([.P344]))))" office:value-type="float" office:value="-166.43100430483">
            <text:p>-166.43</text:p>
          </table:table-cell>
          <table:table-cell table:formula="of:=DEGREES(ASIN(SIN(RADIANS([.R344]))*SIN(RADIANS([.P344]))))" office:value-type="float" office:value="-22.8518340434887">
            <text:p>-22.85</text:p>
          </table:table-cell>
          <table:table-cell table:formula="of:=TAN(RADIANS([.R344]/2))*TAN(RADIANS([.R344]/2))" office:value-type="float" office:value="0.043029744270226">
            <text:p>0.04</text:p>
          </table:table-cell>
          <table:table-cell table:formula="of:=4*DEGREES([.U344]*SIN(2*RADIANS([.I344]))-2*[.K344]*SIN(RADIANS([.J344]))+4*[.K344]*[.U344]*SIN(RADIANS([.J344]))*COS(2*RADIANS([.I344]))-0.5*[.U344]*[.U344]*SIN(4*RADIANS([.I344]))-1.25*[.K344]*[.K344]*SIN(2*RADIANS([.J344])))" office:value-type="float" office:value="7.58526783249468">
            <text:p>7.59</text:p>
          </table:table-cell>
          <table:table-cell table:formula="of:=DEGREES(ACOS(COS(RADIANS(90.833))/COS(RADIANS([.$B$2]))*COS(RADIANS([.T344]))-TAN(RADIANS([.$B$2]))*TAN(RADIANS([.T344]))))" office:value-type="float" office:value="67.9961924419449">
            <text:p>68</text:p>
          </table:table-cell>
          <table:table-cell table:style-name="ce7" table:formula="of:=(720-4*[.$B$3]-[.V344]+[.$B$4]*60)/1440" office:value-type="float" office:value="0.505482452894101">
            <text:p>12:07:54</text:p>
          </table:table-cell>
          <table:table-cell table:style-name="ce7" table:formula="of:=([.X344]*1440-[.W344]*4)/1440" office:value-type="float" office:value="0.316604140555365">
            <text:p>7:35:55</text:p>
          </table:table-cell>
          <table:table-cell table:style-name="ce7" table:formula="of:=([.X344]*1440+[.W344]*4)/1440" office:value-type="float" office:value="0.694360765232837">
            <text:p>16:39:53</text:p>
          </table:table-cell>
          <table:table-cell table:formula="of:=8*[.W344]" office:value-type="float" office:value="543.969539535559">
            <text:p>543.97</text:p>
          </table:table-cell>
          <table:table-cell table:formula="of:=MOD([.E344]*1440+[.V344]+4*[.$B$3]-60*[.$B$4];1440)" office:value-type="float" office:value="712.105267832495">
            <text:p>712.11</text:p>
          </table:table-cell>
          <table:table-cell table:formula="of:=IF([.AB344]/4&lt;0;[.AB344]/4+180;[.AB344]/4-180)" office:value-type="float" office:value="-1.97368304187634">
            <text:p>-1.97</text:p>
          </table:table-cell>
          <table:table-cell table:formula="of:=DEGREES(ACOS(SIN(RADIANS([.$B$2]))*SIN(RADIANS([.T344]))+COS(RADIANS([.$B$2]))*COS(RADIANS([.T344]))*COS(RADIANS([.AC344]))))" office:value-type="float" office:value="65.8769365314273">
            <text:p>65.88</text:p>
          </table:table-cell>
          <table:table-cell table:formula="of:=90-[.AD344]" office:value-type="float" office:value="24.1230634685727">
            <text:p>24.12</text:p>
          </table:table-cell>
          <table:table-cell table:formula="of:=IF([.AE344]&gt;85;0;IF([.AE344]&gt;5;58.1/TAN(RADIANS([.AE344]))-0.07/POWER(TAN(RADIANS([.AE344]));3)+0.000086/POWER(TAN(RADIANS([.AE344]));5);IF([.AE344]&gt;-0.575;1735+[.AE344]*(-518.2+[.AE344]*(103.4+[.AE344]*(-12.79+[.AE344]*0.711)));-20.772/TAN(RADIANS([.AE344])))))/3600" office:value-type="float" office:value="0.0358248010634268">
            <text:p>0.04</text:p>
          </table:table-cell>
          <table:table-cell table:formula="of:=[.AE344]+[.AF344]" office:value-type="float" office:value="24.1588882696362">
            <text:p>24.16</text:p>
          </table:table-cell>
          <table:table-cell table:formula="of:=IF([.AC344]&gt;0;MOD(DEGREES(ACOS(((SIN(RADIANS([.$B$2]))*COS(RADIANS([.AD344])))-SIN(RADIANS([.T344])))/(COS(RADIANS([.$B$2]))*SIN(RADIANS([.AD344])))))+180;360);MOD(540-DEGREES(ACOS(((SIN(RADIANS([.$B$2]))*COS(RADIANS([.AD344])))-SIN(RADIANS([.T344])))/(COS(RADIANS([.$B$2]))*SIN(RADIANS([.AD344])))));360))" office:value-type="float" office:value="178.007187119465">
            <text:p>178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4]+1" office:value-type="date" office:date-value="2010-12-10">
            <text:p>12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5]+2415018.5+[.E345]-[.$B$4]/24" office:value-type="float" office:value="2455541.20833333">
            <text:p>2455541.21</text:p>
          </table:table-cell>
          <table:table-cell table:style-name="ce9" table:formula="of:=([.F345]-2451545)/36525" office:value-type="float" office:value="0.10941022130961">
            <text:p>0.10941022</text:p>
          </table:table-cell>
          <table:table-cell/>
          <table:table-cell table:formula="of:=MOD(280.46646+[.G345]*(36000.76983+[.G345]*0.0003032);360)" office:value-type="float" office:value="259.318658046099">
            <text:p>259.32</text:p>
          </table:table-cell>
          <table:table-cell table:formula="of:=357.52911+[.G345]*(35999.05029-0.0001537*[.G345])" office:value-type="float" office:value="4296.19316732478">
            <text:p>4296.19</text:p>
          </table:table-cell>
          <table:table-cell table:formula="of:=0.016708634-[.G345]*(0.000042037+0.0001537*[.G345])" office:value-type="float" office:value="0.0167021948418406">
            <text:p>0.02</text:p>
          </table:table-cell>
          <table:table-cell table:formula="of:=SIN(RADIANS([.J345]))*(1.914602-[.G345]*(0.004817+0.000014*[.G345]))+SIN(RADIANS(2*[.J345]))*(0.019993-0.000101*[.G345])+SIN(RADIANS(3*[.J345]))*0.000289" office:value-type="float" office:value="-0.787657654218977">
            <text:p>-0.79</text:p>
          </table:table-cell>
          <table:table-cell table:formula="of:=[.I345]+[.L345]" office:value-type="float" office:value="258.53100039188">
            <text:p>258.53</text:p>
          </table:table-cell>
          <table:table-cell table:formula="of:=[.J345]+[.L345]" office:value-type="float" office:value="4295.40550967056">
            <text:p>4295.41</text:p>
          </table:table-cell>
          <table:table-cell table:formula="of:=(1.000001018*(1-[.K345]*[.K345]))/(1+[.K345]*COS(RADIANS([.N345])))" office:value-type="float" office:value="0.984766497024118">
            <text:p>0.98</text:p>
          </table:table-cell>
          <table:table-cell table:formula="of:=[.M345]-0.00569-0.00478*SIN(RADIANS(125.04-1934.136*[.G345]))" office:value-type="float" office:value="258.53008185036">
            <text:p>258.53</text:p>
          </table:table-cell>
          <table:table-cell table:formula="of:=23+(26+((21.448-[.G345]*(46.815+[.G345]*(0.00059-[.G345]*0.001813))))/60)/60" office:value-type="float" office:value="23.4378683210559">
            <text:p>23.44</text:p>
          </table:table-cell>
          <table:table-cell table:formula="of:=[.Q345]+0.00256*COS(RADIANS(125.04-1934.136*[.G345]))" office:value-type="float" office:value="23.4380212939508">
            <text:p>23.44</text:p>
          </table:table-cell>
          <table:table-cell table:formula="of:=DEGREES(ATAN2(COS(RADIANS([.R345]))*SIN(RADIANS([.P345]));COS(RADIANS([.P345]))))" office:value-type="float" office:value="-167.529600096331">
            <text:p>-167.53</text:p>
          </table:table-cell>
          <table:table-cell table:formula="of:=DEGREES(ASIN(SIN(RADIANS([.R345]))*SIN(RADIANS([.P345]))))" office:value-type="float" office:value="-22.9428839638799">
            <text:p>-22.94</text:p>
          </table:table-cell>
          <table:table-cell table:formula="of:=TAN(RADIANS([.R345]/2))*TAN(RADIANS([.R345]/2))" office:value-type="float" office:value="0.0430297340074219">
            <text:p>0.04</text:p>
          </table:table-cell>
          <table:table-cell table:formula="of:=4*DEGREES([.U345]*SIN(2*RADIANS([.I345]))-2*[.K345]*SIN(RADIANS([.J345]))+4*[.K345]*[.U345]*SIN(RADIANS([.J345]))*COS(2*RADIANS([.I345]))-0.5*[.U345]*[.U345]*SIN(4*RADIANS([.I345]))-1.25*[.K345]*[.K345]*SIN(2*RADIANS([.J345])))" office:value-type="float" office:value="7.13324497745123">
            <text:p>7.13</text:p>
          </table:table-cell>
          <table:table-cell table:formula="of:=DEGREES(ACOS(COS(RADIANS(90.833))/COS(RADIANS([.$B$2]))*COS(RADIANS([.T345]))-TAN(RADIANS([.$B$2]))*TAN(RADIANS([.T345]))))" office:value-type="float" office:value="67.8874790117219">
            <text:p>67.89</text:p>
          </table:table-cell>
          <table:table-cell table:style-name="ce7" table:formula="of:=(720-4*[.$B$3]-[.V345]+[.$B$4]*60)/1440" office:value-type="float" office:value="0.505796357654548">
            <text:p>12:08:21</text:p>
          </table:table-cell>
          <table:table-cell table:style-name="ce7" table:formula="of:=([.X345]*1440-[.W345]*4)/1440" office:value-type="float" office:value="0.317220027066431">
            <text:p>7:36:48</text:p>
          </table:table-cell>
          <table:table-cell table:style-name="ce7" table:formula="of:=([.X345]*1440+[.W345]*4)/1440" office:value-type="float" office:value="0.694372688242664">
            <text:p>16:39:54</text:p>
          </table:table-cell>
          <table:table-cell table:formula="of:=8*[.W345]" office:value-type="float" office:value="543.099832093775">
            <text:p>543.1</text:p>
          </table:table-cell>
          <table:table-cell table:formula="of:=MOD([.E345]*1440+[.V345]+4*[.$B$3]-60*[.$B$4];1440)" office:value-type="float" office:value="711.653244977451">
            <text:p>711.65</text:p>
          </table:table-cell>
          <table:table-cell table:formula="of:=IF([.AB345]/4&lt;0;[.AB345]/4+180;[.AB345]/4-180)" office:value-type="float" office:value="-2.0866887556372">
            <text:p>-2.09</text:p>
          </table:table-cell>
          <table:table-cell table:formula="of:=DEGREES(ACOS(SIN(RADIANS([.$B$2]))*SIN(RADIANS([.T345]))+COS(RADIANS([.$B$2]))*COS(RADIANS([.T345]))*COS(RADIANS([.AC345]))))" office:value-type="float" office:value="65.9709039065617">
            <text:p>65.97</text:p>
          </table:table-cell>
          <table:table-cell table:formula="of:=90-[.AD345]" office:value-type="float" office:value="24.0290960934383">
            <text:p>24.03</text:p>
          </table:table-cell>
          <table:table-cell table:formula="of:=IF([.AE345]&gt;85;0;IF([.AE345]&gt;5;58.1/TAN(RADIANS([.AE345]))-0.07/POWER(TAN(RADIANS([.AE345]));3)+0.000086/POWER(TAN(RADIANS([.AE345]));5);IF([.AE345]&gt;-0.575;1735+[.AE345]*(-518.2+[.AE345]*(103.4+[.AE345]*(-12.79+[.AE345]*0.711)));-20.772/TAN(RADIANS([.AE345])))))/3600" office:value-type="float" office:value="0.0359809951917425">
            <text:p>0.04</text:p>
          </table:table-cell>
          <table:table-cell table:formula="of:=[.AE345]+[.AF345]" office:value-type="float" office:value="24.06507708863">
            <text:p>24.07</text:p>
          </table:table-cell>
          <table:table-cell table:formula="of:=IF([.AC345]&gt;0;MOD(DEGREES(ACOS(((SIN(RADIANS([.$B$2]))*COS(RADIANS([.AD345])))-SIN(RADIANS([.T345])))/(COS(RADIANS([.$B$2]))*SIN(RADIANS([.AD345])))))+180;360);MOD(540-DEGREES(ACOS(((SIN(RADIANS([.$B$2]))*COS(RADIANS([.AD345])))-SIN(RADIANS([.T345])))/(COS(RADIANS([.$B$2]))*SIN(RADIANS([.AD345])))));360))" office:value-type="float" office:value="177.896042485648">
            <text:p>177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5]+1" office:value-type="date" office:date-value="2010-12-11">
            <text:p>12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6]+2415018.5+[.E346]-[.$B$4]/24" office:value-type="float" office:value="2455542.20833333">
            <text:p>2455542.21</text:p>
          </table:table-cell>
          <table:table-cell table:style-name="ce9" table:formula="of:=([.F346]-2451545)/36525" office:value-type="float" office:value="0.109437599817481">
            <text:p>0.10943760</text:p>
          </table:table-cell>
          <table:table-cell/>
          <table:table-cell table:formula="of:=MOD(280.46646+[.G346]*(36000.76983+[.G346]*0.0003032);360)" office:value-type="float" office:value="260.30430540808">
            <text:p>260.3</text:p>
          </table:table-cell>
          <table:table-cell table:formula="of:=357.52911+[.G346]*(35999.05029-0.0001537*[.G346])" office:value-type="float" office:value="4297.17876760559">
            <text:p>4297.18</text:p>
          </table:table-cell>
          <table:table-cell table:formula="of:=0.016708634-[.G346]*(0.000042037+0.0001537*[.G346])" office:value-type="float" office:value="0.0167021927700019">
            <text:p>0.02</text:p>
          </table:table-cell>
          <table:table-cell table:formula="of:=SIN(RADIANS([.J346]))*(1.914602-[.G346]*(0.004817+0.000014*[.G346]))+SIN(RADIANS(2*[.J346]))*(0.019993-0.000101*[.G346])+SIN(RADIANS(3*[.J346]))*0.000289" office:value-type="float" office:value="-0.756943339728647">
            <text:p>-0.76</text:p>
          </table:table-cell>
          <table:table-cell table:formula="of:=[.I346]+[.L346]" office:value-type="float" office:value="259.547362068351">
            <text:p>259.55</text:p>
          </table:table-cell>
          <table:table-cell table:formula="of:=[.J346]+[.L346]" office:value-type="float" office:value="4296.42182426586">
            <text:p>4296.42</text:p>
          </table:table-cell>
          <table:table-cell table:formula="of:=(1.000001018*(1-[.K346]*[.K346]))/(1+[.K346]*COS(RADIANS([.N346])))" office:value-type="float" office:value="0.984649228363945">
            <text:p>0.98</text:p>
          </table:table-cell>
          <table:table-cell table:formula="of:=[.M346]-0.00569-0.00478*SIN(RADIANS(125.04-1934.136*[.G346]))" office:value-type="float" office:value="259.546443788777">
            <text:p>259.55</text:p>
          </table:table-cell>
          <table:table-cell table:formula="of:=23+(26+((21.448-[.G346]*(46.815+[.G346]*(0.00059-[.G346]*0.001813))))/60)/60" office:value-type="float" office:value="23.4378679650207">
            <text:p>23.44</text:p>
          </table:table-cell>
          <table:table-cell table:formula="of:=[.Q346]+0.00256*COS(RADIANS(125.04-1934.136*[.G346]))" office:value-type="float" office:value="23.4380185760819">
            <text:p>23.44</text:p>
          </table:table-cell>
          <table:table-cell table:formula="of:=DEGREES(ATAN2(COS(RADIANS([.R346]))*SIN(RADIANS([.P346]));COS(RADIANS([.P346]))))" office:value-type="float" office:value="-168.629880605865">
            <text:p>-168.63</text:p>
          </table:table-cell>
          <table:table-cell table:formula="of:=DEGREES(ASIN(SIN(RADIANS([.R346]))*SIN(RADIANS([.P346]))))" office:value-type="float" office:value="-23.0263817827807">
            <text:p>-23.03</text:p>
          </table:table-cell>
          <table:table-cell table:formula="of:=TAN(RADIANS([.R346]/2))*TAN(RADIANS([.R346]/2))" office:value-type="float" office:value="0.0430297237441256">
            <text:p>0.04</text:p>
          </table:table-cell>
          <table:table-cell table:formula="of:=4*DEGREES([.U346]*SIN(2*RADIANS([.I346]))-2*[.K346]*SIN(RADIANS([.J346]))+4*[.K346]*[.U346]*SIN(RADIANS([.J346]))*COS(2*RADIANS([.I346]))-0.5*[.U346]*[.U346]*SIN(4*RADIANS([.I346]))-1.25*[.K346]*[.K346]*SIN(2*RADIANS([.J346])))" office:value-type="float" office:value="6.67467847318021">
            <text:p>6.67</text:p>
          </table:table-cell>
          <table:table-cell table:formula="of:=DEGREES(ACOS(COS(RADIANS(90.833))/COS(RADIANS([.$B$2]))*COS(RADIANS([.T346]))-TAN(RADIANS([.$B$2]))*TAN(RADIANS([.T346]))))" office:value-type="float" office:value="67.7875786758955">
            <text:p>67.79</text:p>
          </table:table-cell>
          <table:table-cell table:style-name="ce7" table:formula="of:=(720-4*[.$B$3]-[.V346]+[.$B$4]*60)/1440" office:value-type="float" office:value="0.506114806615847">
            <text:p>12:08:48</text:p>
          </table:table-cell>
          <table:table-cell table:style-name="ce7" table:formula="of:=([.X346]*1440-[.W346]*4)/1440" office:value-type="float" office:value="0.317815976960582">
            <text:p>7:37:39</text:p>
          </table:table-cell>
          <table:table-cell table:style-name="ce7" table:formula="of:=([.X346]*1440+[.W346]*4)/1440" office:value-type="float" office:value="0.694413636271112">
            <text:p>16:39:57</text:p>
          </table:table-cell>
          <table:table-cell table:formula="of:=8*[.W346]" office:value-type="float" office:value="542.300629407164">
            <text:p>542.3</text:p>
          </table:table-cell>
          <table:table-cell table:formula="of:=MOD([.E346]*1440+[.V346]+4*[.$B$3]-60*[.$B$4];1440)" office:value-type="float" office:value="711.19467847318">
            <text:p>711.19</text:p>
          </table:table-cell>
          <table:table-cell table:formula="of:=IF([.AB346]/4&lt;0;[.AB346]/4+180;[.AB346]/4-180)" office:value-type="float" office:value="-2.20133038170496">
            <text:p>-2.2</text:p>
          </table:table-cell>
          <table:table-cell table:formula="of:=DEGREES(ACOS(SIN(RADIANS([.$B$2]))*SIN(RADIANS([.T346]))+COS(RADIANS([.$B$2]))*COS(RADIANS([.T346]))*COS(RADIANS([.AC346]))))" office:value-type="float" office:value="66.0575248521005">
            <text:p>66.06</text:p>
          </table:table-cell>
          <table:table-cell table:formula="of:=90-[.AD346]" office:value-type="float" office:value="23.9424751478995">
            <text:p>23.94</text:p>
          </table:table-cell>
          <table:table-cell table:formula="of:=IF([.AE346]&gt;85;0;IF([.AE346]&gt;5;58.1/TAN(RADIANS([.AE346]))-0.07/POWER(TAN(RADIANS([.AE346]));3)+0.000086/POWER(TAN(RADIANS([.AE346]));5);IF([.AE346]&gt;-0.575;1735+[.AE346]*(-518.2+[.AE346]*(103.4+[.AE346]*(-12.79+[.AE346]*0.711)));-20.772/TAN(RADIANS([.AE346])))))/3600" office:value-type="float" office:value="0.0361259770219748">
            <text:p>0.04</text:p>
          </table:table-cell>
          <table:table-cell table:formula="of:=[.AE346]+[.AF346]" office:value-type="float" office:value="23.9786011249215">
            <text:p>23.98</text:p>
          </table:table-cell>
          <table:table-cell table:formula="of:=IF([.AC346]&gt;0;MOD(DEGREES(ACOS(((SIN(RADIANS([.$B$2]))*COS(RADIANS([.AD346])))-SIN(RADIANS([.T346])))/(COS(RADIANS([.$B$2]))*SIN(RADIANS([.AD346])))))+180;360);MOD(540-DEGREES(ACOS(((SIN(RADIANS([.$B$2]))*COS(RADIANS([.AD346])))-SIN(RADIANS([.T346])))/(COS(RADIANS([.$B$2]))*SIN(RADIANS([.AD346])))));360))" office:value-type="float" office:value="177.78331575">
            <text:p>17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6]+1" office:value-type="date" office:date-value="2010-12-12">
            <text:p>12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7]+2415018.5+[.E347]-[.$B$4]/24" office:value-type="float" office:value="2455543.20833333">
            <text:p>2455543.21</text:p>
          </table:table-cell>
          <table:table-cell table:style-name="ce9" table:formula="of:=([.F347]-2451545)/36525" office:value-type="float" office:value="0.109464978325352">
            <text:p>0.10946498</text:p>
          </table:table-cell>
          <table:table-cell/>
          <table:table-cell table:formula="of:=MOD(280.46646+[.G347]*(36000.76983+[.G347]*0.0003032);360)" office:value-type="float" office:value="261.289952770061">
            <text:p>261.29</text:p>
          </table:table-cell>
          <table:table-cell table:formula="of:=357.52911+[.G347]*(35999.05029-0.0001537*[.G347])" office:value-type="float" office:value="4298.16436788639">
            <text:p>4298.16</text:p>
          </table:table-cell>
          <table:table-cell table:formula="of:=0.016708634-[.G347]*(0.000042037+0.0001537*[.G347])" office:value-type="float" office:value="0.0167021906979327">
            <text:p>0.02</text:p>
          </table:table-cell>
          <table:table-cell table:formula="of:=SIN(RADIANS([.J347]))*(1.914602-[.G347]*(0.004817+0.000014*[.G347]))+SIN(RADIANS(2*[.J347]))*(0.019993-0.000101*[.G347])+SIN(RADIANS(3*[.J347]))*0.000289" office:value-type="float" office:value="-0.725991732180803">
            <text:p>-0.73</text:p>
          </table:table-cell>
          <table:table-cell table:formula="of:=[.I347]+[.L347]" office:value-type="float" office:value="260.56396103788">
            <text:p>260.56</text:p>
          </table:table-cell>
          <table:table-cell table:formula="of:=[.J347]+[.L347]" office:value-type="float" office:value="4297.43837615421">
            <text:p>4297.44</text:p>
          </table:table-cell>
          <table:table-cell table:formula="of:=(1.000001018*(1-[.K347]*[.K347]))/(1+[.K347]*COS(RADIANS([.N347])))" office:value-type="float" office:value="0.984536631693237">
            <text:p>0.98</text:p>
          </table:table-cell>
          <table:table-cell table:formula="of:=[.M347]-0.00569-0.00478*SIN(RADIANS(125.04-1934.136*[.G347]))" office:value-type="float" office:value="260.563043016176">
            <text:p>260.56</text:p>
          </table:table-cell>
          <table:table-cell table:formula="of:=23+(26+((21.448-[.G347]*(46.815+[.G347]*(0.00059-[.G347]*0.001813))))/60)/60" office:value-type="float" office:value="23.4378676089856">
            <text:p>23.44</text:p>
          </table:table-cell>
          <table:table-cell table:formula="of:=[.Q347]+0.00256*COS(RADIANS(125.04-1934.136*[.G347]))" office:value-type="float" office:value="23.4380158580844">
            <text:p>23.44</text:p>
          </table:table-cell>
          <table:table-cell table:formula="of:=DEGREES(ATAN2(COS(RADIANS([.R347]))*SIN(RADIANS([.P347]));COS(RADIANS([.P347]))))" office:value-type="float" office:value="-169.731719972838">
            <text:p>-169.73</text:p>
          </table:table-cell>
          <table:table-cell table:formula="of:=DEGREES(ASIN(SIN(RADIANS([.R347]))*SIN(RADIANS([.P347]))))" office:value-type="float" office:value="-23.1022811180094">
            <text:p>-23.1</text:p>
          </table:table-cell>
          <table:table-cell table:formula="of:=TAN(RADIANS([.R347]/2))*TAN(RADIANS([.R347]/2))" office:value-type="float" office:value="0.043029713480345">
            <text:p>0.04</text:p>
          </table:table-cell>
          <table:table-cell table:formula="of:=4*DEGREES([.U347]*SIN(2*RADIANS([.I347]))-2*[.K347]*SIN(RADIANS([.J347]))+4*[.K347]*[.U347]*SIN(RADIANS([.J347]))*COS(2*RADIANS([.I347]))-0.5*[.U347]*[.U347]*SIN(4*RADIANS([.I347]))-1.25*[.K347]*[.K347]*SIN(2*RADIANS([.J347])))" office:value-type="float" office:value="6.21006618657967">
            <text:p>6.21</text:p>
          </table:table-cell>
          <table:table-cell table:formula="of:=DEGREES(ACOS(COS(RADIANS(90.833))/COS(RADIANS([.$B$2]))*COS(RADIANS([.T347]))-TAN(RADIANS([.$B$2]))*TAN(RADIANS([.T347]))))" office:value-type="float" office:value="67.6965988785879">
            <text:p>67.7</text:p>
          </table:table-cell>
          <table:table-cell table:style-name="ce7" table:formula="of:=(720-4*[.$B$3]-[.V347]+[.$B$4]*60)/1440" office:value-type="float" office:value="0.506437454037097">
            <text:p>12:09:16</text:p>
          </table:table-cell>
          <table:table-cell table:style-name="ce7" table:formula="of:=([.X347]*1440-[.W347]*4)/1440" office:value-type="float" office:value="0.31839134604102">
            <text:p>7:38:29</text:p>
          </table:table-cell>
          <table:table-cell table:style-name="ce7" table:formula="of:=([.X347]*1440+[.W347]*4)/1440" office:value-type="float" office:value="0.694483562033175">
            <text:p>16:40:03</text:p>
          </table:table-cell>
          <table:table-cell table:formula="of:=8*[.W347]" office:value-type="float" office:value="541.572791028703">
            <text:p>541.57</text:p>
          </table:table-cell>
          <table:table-cell table:formula="of:=MOD([.E347]*1440+[.V347]+4*[.$B$3]-60*[.$B$4];1440)" office:value-type="float" office:value="710.73006618658">
            <text:p>710.73</text:p>
          </table:table-cell>
          <table:table-cell table:formula="of:=IF([.AB347]/4&lt;0;[.AB347]/4+180;[.AB347]/4-180)" office:value-type="float" office:value="-2.31748345335509">
            <text:p>-2.32</text:p>
          </table:table-cell>
          <table:table-cell table:formula="of:=DEGREES(ACOS(SIN(RADIANS([.$B$2]))*SIN(RADIANS([.T347]))+COS(RADIANS([.$B$2]))*COS(RADIANS([.T347]))*COS(RADIANS([.AC347]))))" office:value-type="float" office:value="66.136756788034">
            <text:p>66.14</text:p>
          </table:table-cell>
          <table:table-cell table:formula="of:=90-[.AD347]" office:value-type="float" office:value="23.863243211966">
            <text:p>23.86</text:p>
          </table:table-cell>
          <table:table-cell table:formula="of:=IF([.AE347]&gt;85;0;IF([.AE347]&gt;5;58.1/TAN(RADIANS([.AE347]))-0.07/POWER(TAN(RADIANS([.AE347]));3)+0.000086/POWER(TAN(RADIANS([.AE347]));5);IF([.AE347]&gt;-0.575;1735+[.AE347]*(-518.2+[.AE347]*(103.4+[.AE347]*(-12.79+[.AE347]*0.711)));-20.772/TAN(RADIANS([.AE347])))))/3600" office:value-type="float" office:value="0.0362594396772749">
            <text:p>0.04</text:p>
          </table:table-cell>
          <table:table-cell table:formula="of:=[.AE347]+[.AF347]" office:value-type="float" office:value="23.8995026516433">
            <text:p>23.9</text:p>
          </table:table-cell>
          <table:table-cell table:formula="of:=IF([.AC347]&gt;0;MOD(DEGREES(ACOS(((SIN(RADIANS([.$B$2]))*COS(RADIANS([.AD347])))-SIN(RADIANS([.T347])))/(COS(RADIANS([.$B$2]))*SIN(RADIANS([.AD347])))))+180;360);MOD(540-DEGREES(ACOS(((SIN(RADIANS([.$B$2]))*COS(RADIANS([.AD347])))-SIN(RADIANS([.T347])))/(COS(RADIANS([.$B$2]))*SIN(RADIANS([.AD347])))));360))" office:value-type="float" office:value="177.669098117208">
            <text:p>177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7]+1" office:value-type="date" office:date-value="2010-12-13">
            <text:p>12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8]+2415018.5+[.E348]-[.$B$4]/24" office:value-type="float" office:value="2455544.20833333">
            <text:p>2455544.21</text:p>
          </table:table-cell>
          <table:table-cell table:style-name="ce9" table:formula="of:=([.F348]-2451545)/36525" office:value-type="float" office:value="0.109492356833224">
            <text:p>0.10949236</text:p>
          </table:table-cell>
          <table:table-cell/>
          <table:table-cell table:formula="of:=MOD(280.46646+[.G348]*(36000.76983+[.G348]*0.0003032);360)" office:value-type="float" office:value="262.275600132043">
            <text:p>262.28</text:p>
          </table:table-cell>
          <table:table-cell table:formula="of:=357.52911+[.G348]*(35999.05029-0.0001537*[.G348])" office:value-type="float" office:value="4299.14996816719">
            <text:p>4299.15</text:p>
          </table:table-cell>
          <table:table-cell table:formula="of:=0.016708634-[.G348]*(0.000042037+0.0001537*[.G348])" office:value-type="float" office:value="0.0167021886256331">
            <text:p>0.02</text:p>
          </table:table-cell>
          <table:table-cell table:formula="of:=SIN(RADIANS([.J348]))*(1.914602-[.G348]*(0.004817+0.000014*[.G348]))+SIN(RADIANS(2*[.J348]))*(0.019993-0.000101*[.G348])+SIN(RADIANS(3*[.J348]))*0.000289" office:value-type="float" office:value="-0.694812438034634">
            <text:p>-0.69</text:p>
          </table:table-cell>
          <table:table-cell table:formula="of:=[.I348]+[.L348]" office:value-type="float" office:value="261.580787694008">
            <text:p>261.58</text:p>
          </table:table-cell>
          <table:table-cell table:formula="of:=[.J348]+[.L348]" office:value-type="float" office:value="4298.45515572916">
            <text:p>4298.46</text:p>
          </table:table-cell>
          <table:table-cell table:formula="of:=(1.000001018*(1-[.K348]*[.K348]))/(1+[.K348]*COS(RADIANS([.N348])))" office:value-type="float" office:value="0.984428743526194">
            <text:p>0.98</text:p>
          </table:table-cell>
          <table:table-cell table:formula="of:=[.M348]-0.00569-0.00478*SIN(RADIANS(125.04-1934.136*[.G348]))" office:value-type="float" office:value="261.579869926097">
            <text:p>261.58</text:p>
          </table:table-cell>
          <table:table-cell table:formula="of:=23+(26+((21.448-[.G348]*(46.815+[.G348]*(0.00059-[.G348]*0.001813))))/60)/60" office:value-type="float" office:value="23.4378672529504">
            <text:p>23.44</text:p>
          </table:table-cell>
          <table:table-cell table:formula="of:=[.Q348]+0.00256*COS(RADIANS(125.04-1934.136*[.G348]))" office:value-type="float" office:value="23.4380131399602">
            <text:p>23.44</text:p>
          </table:table-cell>
          <table:table-cell table:formula="of:=DEGREES(ATAN2(COS(RADIANS([.R348]))*SIN(RADIANS([.P348]));COS(RADIANS([.P348]))))" office:value-type="float" office:value="-170.834989543952">
            <text:p>-170.83</text:p>
          </table:table-cell>
          <table:table-cell table:formula="of:=DEGREES(ASIN(SIN(RADIANS([.R348]))*SIN(RADIANS([.P348]))))" office:value-type="float" office:value="-23.1705393354166">
            <text:p>-23.17</text:p>
          </table:table-cell>
          <table:table-cell table:formula="of:=TAN(RADIANS([.R348]/2))*TAN(RADIANS([.R348]/2))" office:value-type="float" office:value="0.0430297032160874">
            <text:p>0.04</text:p>
          </table:table-cell>
          <table:table-cell table:formula="of:=4*DEGREES([.U348]*SIN(2*RADIANS([.I348]))-2*[.K348]*SIN(RADIANS([.J348]))+4*[.K348]*[.U348]*SIN(RADIANS([.J348]))*COS(2*RADIANS([.I348]))-0.5*[.U348]*[.U348]*SIN(4*RADIANS([.I348]))-1.25*[.K348]*[.K348]*SIN(2*RADIANS([.J348])))" office:value-type="float" office:value="5.73991545948172">
            <text:p>5.74</text:p>
          </table:table-cell>
          <table:table-cell table:formula="of:=DEGREES(ACOS(COS(RADIANS(90.833))/COS(RADIANS([.$B$2]))*COS(RADIANS([.T348]))-TAN(RADIANS([.$B$2]))*TAN(RADIANS([.T348]))))" office:value-type="float" office:value="67.6146387666573">
            <text:p>67.61</text:p>
          </table:table-cell>
          <table:table-cell table:style-name="ce7" table:formula="of:=(720-4*[.$B$3]-[.V348]+[.$B$4]*60)/1440" office:value-type="float" office:value="0.506763947597582">
            <text:p>12:09:44</text:p>
          </table:table-cell>
          <table:table-cell table:style-name="ce7" table:formula="of:=([.X348]*1440-[.W348]*4)/1440" office:value-type="float" office:value="0.31894550657909">
            <text:p>7:39:17</text:p>
          </table:table-cell>
          <table:table-cell table:style-name="ce7" table:formula="of:=([.X348]*1440+[.W348]*4)/1440" office:value-type="float" office:value="0.694582388616075">
            <text:p>16:40:12</text:p>
          </table:table-cell>
          <table:table-cell table:formula="of:=8*[.W348]" office:value-type="float" office:value="540.917110133258">
            <text:p>540.92</text:p>
          </table:table-cell>
          <table:table-cell table:formula="of:=MOD([.E348]*1440+[.V348]+4*[.$B$3]-60*[.$B$4];1440)" office:value-type="float" office:value="710.259915459482">
            <text:p>710.26</text:p>
          </table:table-cell>
          <table:table-cell table:formula="of:=IF([.AB348]/4&lt;0;[.AB348]/4+180;[.AB348]/4-180)" office:value-type="float" office:value="-2.43502113512957">
            <text:p>-2.44</text:p>
          </table:table-cell>
          <table:table-cell table:formula="of:=DEGREES(ACOS(SIN(RADIANS([.$B$2]))*SIN(RADIANS([.T348]))+COS(RADIANS([.$B$2]))*COS(RADIANS([.T348]))*COS(RADIANS([.AC348]))))" office:value-type="float" office:value="66.2085602925871">
            <text:p>66.21</text:p>
          </table:table-cell>
          <table:table-cell table:formula="of:=90-[.AD348]" office:value-type="float" office:value="23.7914397074129">
            <text:p>23.79</text:p>
          </table:table-cell>
          <table:table-cell table:formula="of:=IF([.AE348]&gt;85;0;IF([.AE348]&gt;5;58.1/TAN(RADIANS([.AE348]))-0.07/POWER(TAN(RADIANS([.AE348]));3)+0.000086/POWER(TAN(RADIANS([.AE348]));5);IF([.AE348]&gt;-0.575;1735+[.AE348]*(-518.2+[.AE348]*(103.4+[.AE348]*(-12.79+[.AE348]*0.711)));-20.772/TAN(RADIANS([.AE348])))))/3600" office:value-type="float" office:value="0.0363810962767574">
            <text:p>0.04</text:p>
          </table:table-cell>
          <table:table-cell table:formula="of:=[.AE348]+[.AF348]" office:value-type="float" office:value="23.8278208036897">
            <text:p>23.83</text:p>
          </table:table-cell>
          <table:table-cell table:formula="of:=IF([.AC348]&gt;0;MOD(DEGREES(ACOS(((SIN(RADIANS([.$B$2]))*COS(RADIANS([.AD348])))-SIN(RADIANS([.T348])))/(COS(RADIANS([.$B$2]))*SIN(RADIANS([.AD348])))))+180;360);MOD(540-DEGREES(ACOS(((SIN(RADIANS([.$B$2]))*COS(RADIANS([.AD348])))-SIN(RADIANS([.T348])))/(COS(RADIANS([.$B$2]))*SIN(RADIANS([.AD348])))));360))" office:value-type="float" office:value="177.553481431452">
            <text:p>177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8]+1" office:value-type="date" office:date-value="2010-12-14">
            <text:p>12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9]+2415018.5+[.E349]-[.$B$4]/24" office:value-type="float" office:value="2455545.20833333">
            <text:p>2455545.21</text:p>
          </table:table-cell>
          <table:table-cell table:style-name="ce9" table:formula="of:=([.F349]-2451545)/36525" office:value-type="float" office:value="0.109519735341095">
            <text:p>0.10951974</text:p>
          </table:table-cell>
          <table:table-cell/>
          <table:table-cell table:formula="of:=MOD(280.46646+[.G349]*(36000.76983+[.G349]*0.0003032);360)" office:value-type="float" office:value="263.261247494026">
            <text:p>263.26</text:p>
          </table:table-cell>
          <table:table-cell table:formula="of:=357.52911+[.G349]*(35999.05029-0.0001537*[.G349])" office:value-type="float" office:value="4300.135568448">
            <text:p>4300.14</text:p>
          </table:table-cell>
          <table:table-cell table:formula="of:=0.016708634-[.G349]*(0.000042037+0.0001537*[.G349])" office:value-type="float" office:value="0.0167021865531031">
            <text:p>0.02</text:p>
          </table:table-cell>
          <table:table-cell table:formula="of:=SIN(RADIANS([.J349]))*(1.914602-[.G349]*(0.004817+0.000014*[.G349]))+SIN(RADIANS(2*[.J349]))*(0.019993-0.000101*[.G349])+SIN(RADIANS(3*[.J349]))*0.000289" office:value-type="float" office:value="-0.663415147272155">
            <text:p>-0.66</text:p>
          </table:table-cell>
          <table:table-cell table:formula="of:=[.I349]+[.L349]" office:value-type="float" office:value="262.597832346754">
            <text:p>262.6</text:p>
          </table:table-cell>
          <table:table-cell table:formula="of:=[.J349]+[.L349]" office:value-type="float" office:value="4299.47215330073">
            <text:p>4299.47</text:p>
          </table:table-cell>
          <table:table-cell table:formula="of:=(1.000001018*(1-[.K349]*[.K349]))/(1+[.K349]*COS(RADIANS([.N349])))" office:value-type="float" office:value="0.98432559887317">
            <text:p>0.98</text:p>
          </table:table-cell>
          <table:table-cell table:formula="of:=[.M349]-0.00569-0.00478*SIN(RADIANS(125.04-1934.136*[.G349]))" office:value-type="float" office:value="262.59691482856">
            <text:p>262.6</text:p>
          </table:table-cell>
          <table:table-cell table:formula="of:=23+(26+((21.448-[.G349]*(46.815+[.G349]*(0.00059-[.G349]*0.001813))))/60)/60" office:value-type="float" office:value="23.4378668969152">
            <text:p>23.44</text:p>
          </table:table-cell>
          <table:table-cell table:formula="of:=[.Q349]+0.00256*COS(RADIANS(125.04-1934.136*[.G349]))" office:value-type="float" office:value="23.4380104217114">
            <text:p>23.44</text:p>
          </table:table-cell>
          <table:table-cell table:formula="of:=DEGREES(ATAN2(COS(RADIANS([.R349]))*SIN(RADIANS([.P349]));COS(RADIANS([.P349]))))" office:value-type="float" office:value="-171.939558096726">
            <text:p>-171.94</text:p>
          </table:table-cell>
          <table:table-cell table:formula="of:=DEGREES(ASIN(SIN(RADIANS([.R349]))*SIN(RADIANS([.P349]))))" office:value-type="float" office:value="-23.2311176220484">
            <text:p>-23.23</text:p>
          </table:table-cell>
          <table:table-cell table:formula="of:=TAN(RADIANS([.R349]/2))*TAN(RADIANS([.R349]/2))" office:value-type="float" office:value="0.0430296929513606">
            <text:p>0.04</text:p>
          </table:table-cell>
          <table:table-cell table:formula="of:=4*DEGREES([.U349]*SIN(2*RADIANS([.I349]))-2*[.K349]*SIN(RADIANS([.J349]))+4*[.K349]*[.U349]*SIN(RADIANS([.J349]))*COS(2*RADIANS([.I349]))-0.5*[.U349]*[.U349]*SIN(4*RADIANS([.I349]))-1.25*[.K349]*[.K349]*SIN(2*RADIANS([.J349])))" office:value-type="float" office:value="5.26474229158633">
            <text:p>5.26</text:p>
          </table:table-cell>
          <table:table-cell table:formula="of:=DEGREES(ACOS(COS(RADIANS(90.833))/COS(RADIANS([.$B$2]))*COS(RADIANS([.T349]))-TAN(RADIANS([.$B$2]))*TAN(RADIANS([.T349]))))" office:value-type="float" office:value="67.5417888263764">
            <text:p>67.54</text:p>
          </table:table-cell>
          <table:table-cell table:style-name="ce7" table:formula="of:=(720-4*[.$B$3]-[.V349]+[.$B$4]*60)/1440" office:value-type="float" office:value="0.507093928964176">
            <text:p>12:10:13</text:p>
          </table:table-cell>
          <table:table-cell table:style-name="ce7" table:formula="of:=([.X349]*1440-[.W349]*4)/1440" office:value-type="float" office:value="0.319477848890908">
            <text:p>7:40:03</text:p>
          </table:table-cell>
          <table:table-cell table:style-name="ce7" table:formula="of:=([.X349]*1440+[.W349]*4)/1440" office:value-type="float" office:value="0.694710009037444">
            <text:p>16:40:23</text:p>
          </table:table-cell>
          <table:table-cell table:formula="of:=8*[.W349]" office:value-type="float" office:value="540.334310611012">
            <text:p>540.33</text:p>
          </table:table-cell>
          <table:table-cell table:formula="of:=MOD([.E349]*1440+[.V349]+4*[.$B$3]-60*[.$B$4];1440)" office:value-type="float" office:value="709.784742291586">
            <text:p>709.78</text:p>
          </table:table-cell>
          <table:table-cell table:formula="of:=IF([.AB349]/4&lt;0;[.AB349]/4+180;[.AB349]/4-180)" office:value-type="float" office:value="-2.55381442710342">
            <text:p>-2.55</text:p>
          </table:table-cell>
          <table:table-cell table:formula="of:=DEGREES(ACOS(SIN(RADIANS([.$B$2]))*SIN(RADIANS([.T349]))+COS(RADIANS([.$B$2]))*COS(RADIANS([.T349]))*COS(RADIANS([.AC349]))))" office:value-type="float" office:value="66.2728991486046">
            <text:p>66.27</text:p>
          </table:table-cell>
          <table:table-cell table:formula="of:=90-[.AD349]" office:value-type="float" office:value="23.7271008513954">
            <text:p>23.73</text:p>
          </table:table-cell>
          <table:table-cell table:formula="of:=IF([.AE349]&gt;85;0;IF([.AE349]&gt;5;58.1/TAN(RADIANS([.AE349]))-0.07/POWER(TAN(RADIANS([.AE349]));3)+0.000086/POWER(TAN(RADIANS([.AE349]));5);IF([.AE349]&gt;-0.575;1735+[.AE349]*(-518.2+[.AE349]*(103.4+[.AE349]*(-12.79+[.AE349]*0.711)));-20.772/TAN(RADIANS([.AE349])))))/3600" office:value-type="float" office:value="0.0364906814575243">
            <text:p>0.04</text:p>
          </table:table-cell>
          <table:table-cell table:formula="of:=[.AE349]+[.AF349]" office:value-type="float" office:value="23.7635915328529">
            <text:p>23.76</text:p>
          </table:table-cell>
          <table:table-cell table:formula="of:=IF([.AC349]&gt;0;MOD(DEGREES(ACOS(((SIN(RADIANS([.$B$2]))*COS(RADIANS([.AD349])))-SIN(RADIANS([.T349])))/(COS(RADIANS([.$B$2]))*SIN(RADIANS([.AD349])))))+180;360);MOD(540-DEGREES(ACOS(((SIN(RADIANS([.$B$2]))*COS(RADIANS([.AD349])))-SIN(RADIANS([.T349])))/(COS(RADIANS([.$B$2]))*SIN(RADIANS([.AD349])))));360))" office:value-type="float" office:value="177.436558111449">
            <text:p>177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9]+1" office:value-type="date" office:date-value="2010-12-15">
            <text:p>12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0]+2415018.5+[.E350]-[.$B$4]/24" office:value-type="float" office:value="2455546.20833333">
            <text:p>2455546.21</text:p>
          </table:table-cell>
          <table:table-cell table:style-name="ce9" table:formula="of:=([.F350]-2451545)/36525" office:value-type="float" office:value="0.109547113848966">
            <text:p>0.10954711</text:p>
          </table:table-cell>
          <table:table-cell/>
          <table:table-cell table:formula="of:=MOD(280.46646+[.G350]*(36000.76983+[.G350]*0.0003032);360)" office:value-type="float" office:value="264.246894856008">
            <text:p>264.25</text:p>
          </table:table-cell>
          <table:table-cell table:formula="of:=357.52911+[.G350]*(35999.05029-0.0001537*[.G350])" office:value-type="float" office:value="4301.1211687288">
            <text:p>4301.12</text:p>
          </table:table-cell>
          <table:table-cell table:formula="of:=0.016708634-[.G350]*(0.000042037+0.0001537*[.G350])" office:value-type="float" office:value="0.0167021844803427">
            <text:p>0.02</text:p>
          </table:table-cell>
          <table:table-cell table:formula="of:=SIN(RADIANS([.J350]))*(1.914602-[.G350]*(0.004817+0.000014*[.G350]))+SIN(RADIANS(2*[.J350]))*(0.019993-0.000101*[.G350])+SIN(RADIANS(3*[.J350]))*0.000289" office:value-type="float" office:value="-0.631809629959291">
            <text:p>-0.63</text:p>
          </table:table-cell>
          <table:table-cell table:formula="of:=[.I350]+[.L350]" office:value-type="float" office:value="263.615085226049">
            <text:p>263.62</text:p>
          </table:table-cell>
          <table:table-cell table:formula="of:=[.J350]+[.L350]" office:value-type="float" office:value="4300.48935909884">
            <text:p>4300.49</text:p>
          </table:table-cell>
          <table:table-cell table:formula="of:=(1.000001018*(1-[.K350]*[.K350]))/(1+[.K350]*COS(RADIANS([.N350])))" office:value-type="float" office:value="0.984227231226353">
            <text:p>0.98</text:p>
          </table:table-cell>
          <table:table-cell table:formula="of:=[.M350]-0.00569-0.00478*SIN(RADIANS(125.04-1934.136*[.G350]))" office:value-type="float" office:value="263.614167953496">
            <text:p>263.61</text:p>
          </table:table-cell>
          <table:table-cell table:formula="of:=23+(26+((21.448-[.G350]*(46.815+[.G350]*(0.00059-[.G350]*0.001813))))/60)/60" office:value-type="float" office:value="23.4378665408801">
            <text:p>23.44</text:p>
          </table:table-cell>
          <table:table-cell table:formula="of:=[.Q350]+0.00256*COS(RADIANS(125.04-1934.136*[.G350]))" office:value-type="float" office:value="23.43800770334">
            <text:p>23.44</text:p>
          </table:table-cell>
          <table:table-cell table:formula="of:=DEGREES(ATAN2(COS(RADIANS([.R350]))*SIN(RADIANS([.P350]));COS(RADIANS([.P350]))))" office:value-type="float" office:value="-173.045292072443">
            <text:p>-173.05</text:p>
          </table:table-cell>
          <table:table-cell table:formula="of:=DEGREES(ASIN(SIN(RADIANS([.R350]))*SIN(RADIANS([.P350]))))" office:value-type="float" office:value="-23.283981053516">
            <text:p>-23.28</text:p>
          </table:table-cell>
          <table:table-cell table:formula="of:=TAN(RADIANS([.R350]/2))*TAN(RADIANS([.R350]/2))" office:value-type="float" office:value="0.0430296826861722">
            <text:p>0.04</text:p>
          </table:table-cell>
          <table:table-cell table:formula="of:=4*DEGREES([.U350]*SIN(2*RADIANS([.I350]))-2*[.K350]*SIN(RADIANS([.J350]))+4*[.K350]*[.U350]*SIN(RADIANS([.J350]))*COS(2*RADIANS([.I350]))-0.5*[.U350]*[.U350]*SIN(4*RADIANS([.I350]))-1.25*[.K350]*[.K350]*SIN(2*RADIANS([.J350])))" office:value-type="float" office:value="4.78507050155016">
            <text:p>4.79</text:p>
          </table:table-cell>
          <table:table-cell table:formula="of:=DEGREES(ACOS(COS(RADIANS(90.833))/COS(RADIANS([.$B$2]))*COS(RADIANS([.T350]))-TAN(RADIANS([.$B$2]))*TAN(RADIANS([.T350]))))" office:value-type="float" office:value="67.4781305472431">
            <text:p>67.48</text:p>
          </table:table-cell>
          <table:table-cell table:style-name="ce7" table:formula="of:=(720-4*[.$B$3]-[.V350]+[.$B$4]*60)/1440" office:value-type="float" office:value="0.507427034373924">
            <text:p>12:10:42</text:p>
          </table:table-cell>
          <table:table-cell table:style-name="ce7" table:formula="of:=([.X350]*1440-[.W350]*4)/1440" office:value-type="float" office:value="0.319987782853804">
            <text:p>7:40:47</text:p>
          </table:table-cell>
          <table:table-cell table:style-name="ce7" table:formula="of:=([.X350]*1440+[.W350]*4)/1440" office:value-type="float" office:value="0.694866285894043">
            <text:p>16:40:36</text:p>
          </table:table-cell>
          <table:table-cell table:formula="of:=8*[.W350]" office:value-type="float" office:value="539.825044377945">
            <text:p>539.83</text:p>
          </table:table-cell>
          <table:table-cell table:formula="of:=MOD([.E350]*1440+[.V350]+4*[.$B$3]-60*[.$B$4];1440)" office:value-type="float" office:value="709.30507050155">
            <text:p>709.31</text:p>
          </table:table-cell>
          <table:table-cell table:formula="of:=IF([.AB350]/4&lt;0;[.AB350]/4+180;[.AB350]/4-180)" office:value-type="float" office:value="-2.67373237461246">
            <text:p>-2.67</text:p>
          </table:table-cell>
          <table:table-cell table:formula="of:=DEGREES(ACOS(SIN(RADIANS([.$B$2]))*SIN(RADIANS([.T350]))+COS(RADIANS([.$B$2]))*COS(RADIANS([.T350]))*COS(RADIANS([.AC350]))))" office:value-type="float" office:value="66.3297403865486">
            <text:p>66.33</text:p>
          </table:table-cell>
          <table:table-cell table:formula="of:=90-[.AD350]" office:value-type="float" office:value="23.6702596134514">
            <text:p>23.67</text:p>
          </table:table-cell>
          <table:table-cell table:formula="of:=IF([.AE350]&gt;85;0;IF([.AE350]&gt;5;58.1/TAN(RADIANS([.AE350]))-0.07/POWER(TAN(RADIANS([.AE350]));3)+0.000086/POWER(TAN(RADIANS([.AE350]));5);IF([.AE350]&gt;-0.575;1735+[.AE350]*(-518.2+[.AE350]*(103.4+[.AE350]*(-12.79+[.AE350]*0.711)));-20.772/TAN(RADIANS([.AE350])))))/3600" office:value-type="float" office:value="0.0365879528093537">
            <text:p>0.04</text:p>
          </table:table-cell>
          <table:table-cell table:formula="of:=[.AE350]+[.AF350]" office:value-type="float" office:value="23.7068475662608">
            <text:p>23.71</text:p>
          </table:table-cell>
          <table:table-cell table:formula="of:=IF([.AC350]&gt;0;MOD(DEGREES(ACOS(((SIN(RADIANS([.$B$2]))*COS(RADIANS([.AD350])))-SIN(RADIANS([.T350])))/(COS(RADIANS([.$B$2]))*SIN(RADIANS([.AD350])))))+180;360);MOD(540-DEGREES(ACOS(((SIN(RADIANS([.$B$2]))*COS(RADIANS([.AD350])))-SIN(RADIANS([.T350])))/(COS(RADIANS([.$B$2]))*SIN(RADIANS([.AD350])))));360))" office:value-type="float" office:value="177.318421086382">
            <text:p>177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0]+1" office:value-type="date" office:date-value="2010-12-16">
            <text:p>12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1]+2415018.5+[.E351]-[.$B$4]/24" office:value-type="float" office:value="2455547.20833333">
            <text:p>2455547.21</text:p>
          </table:table-cell>
          <table:table-cell table:style-name="ce9" table:formula="of:=([.F351]-2451545)/36525" office:value-type="float" office:value="0.109574492356837">
            <text:p>0.10957449</text:p>
          </table:table-cell>
          <table:table-cell/>
          <table:table-cell table:formula="of:=MOD(280.46646+[.G351]*(36000.76983+[.G351]*0.0003032);360)" office:value-type="float" office:value="265.232542217991">
            <text:p>265.23</text:p>
          </table:table-cell>
          <table:table-cell table:formula="of:=357.52911+[.G351]*(35999.05029-0.0001537*[.G351])" office:value-type="float" office:value="4302.1067690096">
            <text:p>4302.11</text:p>
          </table:table-cell>
          <table:table-cell table:formula="of:=0.016708634-[.G351]*(0.000042037+0.0001537*[.G351])" office:value-type="float" office:value="0.0167021824073518">
            <text:p>0.02</text:p>
          </table:table-cell>
          <table:table-cell table:formula="of:=SIN(RADIANS([.J351]))*(1.914602-[.G351]*(0.004817+0.000014*[.G351]))+SIN(RADIANS(2*[.J351]))*(0.019993-0.000101*[.G351])+SIN(RADIANS(3*[.J351]))*0.000289" office:value-type="float" office:value="-0.600005732761948">
            <text:p>-0.6</text:p>
          </table:table-cell>
          <table:table-cell table:formula="of:=[.I351]+[.L351]" office:value-type="float" office:value="264.632536485229">
            <text:p>264.63</text:p>
          </table:table-cell>
          <table:table-cell table:formula="of:=[.J351]+[.L351]" office:value-type="float" office:value="4301.50676327684">
            <text:p>4301.51</text:p>
          </table:table-cell>
          <table:table-cell table:formula="of:=(1.000001018*(1-[.K351]*[.K351]))/(1+[.K351]*COS(RADIANS([.N351])))" office:value-type="float" office:value="0.984133672546027">
            <text:p>0.98</text:p>
          </table:table-cell>
          <table:table-cell table:formula="of:=[.M351]-0.00569-0.00478*SIN(RADIANS(125.04-1934.136*[.G351]))" office:value-type="float" office:value="264.63161945424">
            <text:p>264.63</text:p>
          </table:table-cell>
          <table:table-cell table:formula="of:=23+(26+((21.448-[.G351]*(46.815+[.G351]*(0.00059-[.G351]*0.001813))))/60)/60" office:value-type="float" office:value="23.4378661848449">
            <text:p>23.44</text:p>
          </table:table-cell>
          <table:table-cell table:formula="of:=[.Q351]+0.00256*COS(RADIANS(125.04-1934.136*[.G351]))" office:value-type="float" office:value="23.438004984848">
            <text:p>23.44</text:p>
          </table:table-cell>
          <table:table-cell table:formula="of:=DEGREES(ATAN2(COS(RADIANS([.R351]))*SIN(RADIANS([.P351]));COS(RADIANS([.P351]))))" office:value-type="float" office:value="-174.15205581778">
            <text:p>-174.15</text:p>
          </table:table-cell>
          <table:table-cell table:formula="of:=DEGREES(ASIN(SIN(RADIANS([.R351]))*SIN(RADIANS([.P351]))))" office:value-type="float" office:value="-23.3290986552849">
            <text:p>-23.33</text:p>
          </table:table-cell>
          <table:table-cell table:formula="of:=TAN(RADIANS([.R351]/2))*TAN(RADIANS([.R351]/2))" office:value-type="float" office:value="0.0430296724205298">
            <text:p>0.04</text:p>
          </table:table-cell>
          <table:table-cell table:formula="of:=4*DEGREES([.U351]*SIN(2*RADIANS([.I351]))-2*[.K351]*SIN(RADIANS([.J351]))+4*[.K351]*[.U351]*SIN(RADIANS([.J351]))*COS(2*RADIANS([.I351]))-0.5*[.U351]*[.U351]*SIN(4*RADIANS([.I351]))-1.25*[.K351]*[.K351]*SIN(2*RADIANS([.J351])))" office:value-type="float" office:value="4.30143086832294">
            <text:p>4.3</text:p>
          </table:table-cell>
          <table:table-cell table:formula="of:=DEGREES(ACOS(COS(RADIANS(90.833))/COS(RADIANS([.$B$2]))*COS(RADIANS([.T351]))-TAN(RADIANS([.$B$2]))*TAN(RADIANS([.T351]))))" office:value-type="float" office:value="67.4237361154294">
            <text:p>67.42</text:p>
          </table:table-cell>
          <table:table-cell table:style-name="ce7" table:formula="of:=(720-4*[.$B$3]-[.V351]+[.$B$4]*60)/1440" office:value-type="float" office:value="0.507762895230331">
            <text:p>12:11:11</text:p>
          </table:table-cell>
          <table:table-cell table:style-name="ce7" table:formula="of:=([.X351]*1440-[.W351]*4)/1440" office:value-type="float" office:value="0.320474739354139">
            <text:p>7:41:29</text:p>
          </table:table-cell>
          <table:table-cell table:style-name="ce7" table:formula="of:=([.X351]*1440+[.W351]*4)/1440" office:value-type="float" office:value="0.695051051106524">
            <text:p>16:40:52</text:p>
          </table:table-cell>
          <table:table-cell table:formula="of:=8*[.W351]" office:value-type="float" office:value="539.389888923435">
            <text:p>539.39</text:p>
          </table:table-cell>
          <table:table-cell table:formula="of:=MOD([.E351]*1440+[.V351]+4*[.$B$3]-60*[.$B$4];1440)" office:value-type="float" office:value="708.821430868323">
            <text:p>708.82</text:p>
          </table:table-cell>
          <table:table-cell table:formula="of:=IF([.AB351]/4&lt;0;[.AB351]/4+180;[.AB351]/4-180)" office:value-type="float" office:value="-2.79464228291926">
            <text:p>-2.79</text:p>
          </table:table-cell>
          <table:table-cell table:formula="of:=DEGREES(ACOS(SIN(RADIANS([.$B$2]))*SIN(RADIANS([.T351]))+COS(RADIANS([.$B$2]))*COS(RADIANS([.T351]))*COS(RADIANS([.AC351]))))" office:value-type="float" office:value="66.3790543239433">
            <text:p>66.38</text:p>
          </table:table-cell>
          <table:table-cell table:formula="of:=90-[.AD351]" office:value-type="float" office:value="23.6209456760567">
            <text:p>23.62</text:p>
          </table:table-cell>
          <table:table-cell table:formula="of:=IF([.AE351]&gt;85;0;IF([.AE351]&gt;5;58.1/TAN(RADIANS([.AE351]))-0.07/POWER(TAN(RADIANS([.AE351]));3)+0.000086/POWER(TAN(RADIANS([.AE351]));5);IF([.AE351]&gt;-0.575;1735+[.AE351]*(-518.2+[.AE351]*(103.4+[.AE351]*(-12.79+[.AE351]*0.711)));-20.772/TAN(RADIANS([.AE351])))))/3600" office:value-type="float" office:value="0.0366726922079048">
            <text:p>0.04</text:p>
          </table:table-cell>
          <table:table-cell table:formula="of:=[.AE351]+[.AF351]" office:value-type="float" office:value="23.6576183682646">
            <text:p>23.66</text:p>
          </table:table-cell>
          <table:table-cell table:formula="of:=IF([.AC351]&gt;0;MOD(DEGREES(ACOS(((SIN(RADIANS([.$B$2]))*COS(RADIANS([.AD351])))-SIN(RADIANS([.T351])))/(COS(RADIANS([.$B$2]))*SIN(RADIANS([.AD351])))))+180;360);MOD(540-DEGREES(ACOS(((SIN(RADIANS([.$B$2]))*COS(RADIANS([.AD351])))-SIN(RADIANS([.T351])))/(COS(RADIANS([.$B$2]))*SIN(RADIANS([.AD351])))));360))" office:value-type="float" office:value="177.199163732668">
            <text:p>177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1]+1" office:value-type="date" office:date-value="2010-12-17">
            <text:p>12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2]+2415018.5+[.E352]-[.$B$4]/24" office:value-type="float" office:value="2455548.20833333">
            <text:p>2455548.21</text:p>
          </table:table-cell>
          <table:table-cell table:style-name="ce9" table:formula="of:=([.F352]-2451545)/36525" office:value-type="float" office:value="0.109601870864709">
            <text:p>0.10960187</text:p>
          </table:table-cell>
          <table:table-cell/>
          <table:table-cell table:formula="of:=MOD(280.46646+[.G352]*(36000.76983+[.G352]*0.0003032);360)" office:value-type="float" office:value="266.218189579975">
            <text:p>266.22</text:p>
          </table:table-cell>
          <table:table-cell table:formula="of:=357.52911+[.G352]*(35999.05029-0.0001537*[.G352])" office:value-type="float" office:value="4303.09236929041">
            <text:p>4303.09</text:p>
          </table:table-cell>
          <table:table-cell table:formula="of:=0.016708634-[.G352]*(0.000042037+0.0001537*[.G352])" office:value-type="float" office:value="0.0167021803341305">
            <text:p>0.02</text:p>
          </table:table-cell>
          <table:table-cell table:formula="of:=SIN(RADIANS([.J352]))*(1.914602-[.G352]*(0.004817+0.000014*[.G352]))+SIN(RADIANS(2*[.J352]))*(0.019993-0.000101*[.G352])+SIN(RADIANS(3*[.J352]))*0.000289" office:value-type="float" office:value="-0.568013375419432">
            <text:p>-0.57</text:p>
          </table:table-cell>
          <table:table-cell table:formula="of:=[.I352]+[.L352]" office:value-type="float" office:value="265.650176204555">
            <text:p>265.65</text:p>
          </table:table-cell>
          <table:table-cell table:formula="of:=[.J352]+[.L352]" office:value-type="float" office:value="4302.52435591499">
            <text:p>4302.52</text:p>
          </table:table-cell>
          <table:table-cell table:formula="of:=(1.000001018*(1-[.K352]*[.K352]))/(1+[.K352]*COS(RADIANS([.N352])))" office:value-type="float" office:value="0.984044953247454">
            <text:p>0.98</text:p>
          </table:table-cell>
          <table:table-cell table:formula="of:=[.M352]-0.00569-0.00478*SIN(RADIANS(125.04-1934.136*[.G352]))" office:value-type="float" office:value="265.649259411053">
            <text:p>265.65</text:p>
          </table:table-cell>
          <table:table-cell table:formula="of:=23+(26+((21.448-[.G352]*(46.815+[.G352]*(0.00059-[.G352]*0.001813))))/60)/60" office:value-type="float" office:value="23.4378658288097">
            <text:p>23.44</text:p>
          </table:table-cell>
          <table:table-cell table:formula="of:=[.Q352]+0.00256*COS(RADIANS(125.04-1934.136*[.G352]))" office:value-type="float" office:value="23.4380022662375">
            <text:p>23.44</text:p>
          </table:table-cell>
          <table:table-cell table:formula="of:=DEGREES(ATAN2(COS(RADIANS([.R352]))*SIN(RADIANS([.P352]));COS(RADIANS([.P352]))))" office:value-type="float" office:value="-175.259711834278">
            <text:p>-175.26</text:p>
          </table:table-cell>
          <table:table-cell table:formula="of:=DEGREES(ASIN(SIN(RADIANS([.R352]))*SIN(RADIANS([.P352]))))" office:value-type="float" office:value="-23.3664434576177">
            <text:p>-23.37</text:p>
          </table:table-cell>
          <table:table-cell table:formula="of:=TAN(RADIANS([.R352]/2))*TAN(RADIANS([.R352]/2))" office:value-type="float" office:value="0.0430296621544409">
            <text:p>0.04</text:p>
          </table:table-cell>
          <table:table-cell table:formula="of:=4*DEGREES([.U352]*SIN(2*RADIANS([.I352]))-2*[.K352]*SIN(RADIANS([.J352]))+4*[.K352]*[.U352]*SIN(RADIANS([.J352]))*COS(2*RADIANS([.I352]))-0.5*[.U352]*[.U352]*SIN(4*RADIANS([.I352]))-1.25*[.K352]*[.K352]*SIN(2*RADIANS([.J352])))" office:value-type="float" office:value="3.8143602549091">
            <text:p>3.81</text:p>
          </table:table-cell>
          <table:table-cell table:formula="of:=DEGREES(ACOS(COS(RADIANS(90.833))/COS(RADIANS([.$B$2]))*COS(RADIANS([.T352]))-TAN(RADIANS([.$B$2]))*TAN(RADIANS([.T352]))))" office:value-type="float" office:value="67.3786681391968">
            <text:p>67.38</text:p>
          </table:table-cell>
          <table:table-cell table:style-name="ce7" table:formula="of:=(720-4*[.$B$3]-[.V352]+[.$B$4]*60)/1440" office:value-type="float" office:value="0.508101138711869">
            <text:p>12:11:40</text:p>
          </table:table-cell>
          <table:table-cell table:style-name="ce7" table:formula="of:=([.X352]*1440-[.W352]*4)/1440" office:value-type="float" office:value="0.320938171658544">
            <text:p>7:42:09</text:p>
          </table:table-cell>
          <table:table-cell table:style-name="ce7" table:formula="of:=([.X352]*1440+[.W352]*4)/1440" office:value-type="float" office:value="0.695264105765193">
            <text:p>16:41:11</text:p>
          </table:table-cell>
          <table:table-cell table:formula="of:=8*[.W352]" office:value-type="float" office:value="539.029345113574">
            <text:p>539.03</text:p>
          </table:table-cell>
          <table:table-cell table:formula="of:=MOD([.E352]*1440+[.V352]+4*[.$B$3]-60*[.$B$4];1440)" office:value-type="float" office:value="708.334360254909">
            <text:p>708.33</text:p>
          </table:table-cell>
          <table:table-cell table:formula="of:=IF([.AB352]/4&lt;0;[.AB352]/4+180;[.AB352]/4-180)" office:value-type="float" office:value="-2.91640993627274">
            <text:p>-2.92</text:p>
          </table:table-cell>
          <table:table-cell table:formula="of:=DEGREES(ACOS(SIN(RADIANS([.$B$2]))*SIN(RADIANS([.T352]))+COS(RADIANS([.$B$2]))*COS(RADIANS([.T352]))*COS(RADIANS([.AC352]))))" office:value-type="float" office:value="66.4208146011138">
            <text:p>66.42</text:p>
          </table:table-cell>
          <table:table-cell table:formula="of:=90-[.AD352]" office:value-type="float" office:value="23.5791853988862">
            <text:p>23.58</text:p>
          </table:table-cell>
          <table:table-cell table:formula="of:=IF([.AE352]&gt;85;0;IF([.AE352]&gt;5;58.1/TAN(RADIANS([.AE352]))-0.07/POWER(TAN(RADIANS([.AE352]));3)+0.000086/POWER(TAN(RADIANS([.AE352]));5);IF([.AE352]&gt;-0.575;1735+[.AE352]*(-518.2+[.AE352]*(103.4+[.AE352]*(-12.79+[.AE352]*0.711)));-20.772/TAN(RADIANS([.AE352])))))/3600" office:value-type="float" office:value="0.0367447070329914">
            <text:p>0.04</text:p>
          </table:table-cell>
          <table:table-cell table:formula="of:=[.AE352]+[.AF352]" office:value-type="float" office:value="23.6159301059192">
            <text:p>23.62</text:p>
          </table:table-cell>
          <table:table-cell table:formula="of:=IF([.AC352]&gt;0;MOD(DEGREES(ACOS(((SIN(RADIANS([.$B$2]))*COS(RADIANS([.AD352])))-SIN(RADIANS([.T352])))/(COS(RADIANS([.$B$2]))*SIN(RADIANS([.AD352])))))+180;360);MOD(540-DEGREES(ACOS(((SIN(RADIANS([.$B$2]))*COS(RADIANS([.AD352])))-SIN(RADIANS([.T352])))/(COS(RADIANS([.$B$2]))*SIN(RADIANS([.AD352])))));360))" office:value-type="float" office:value="177.078879811495">
            <text:p>177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2]+1" office:value-type="date" office:date-value="2010-12-18">
            <text:p>12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3]+2415018.5+[.E353]-[.$B$4]/24" office:value-type="float" office:value="2455549.20833333">
            <text:p>2455549.21</text:p>
          </table:table-cell>
          <table:table-cell table:style-name="ce9" table:formula="of:=([.F353]-2451545)/36525" office:value-type="float" office:value="0.10962924937258">
            <text:p>0.10962925</text:p>
          </table:table-cell>
          <table:table-cell/>
          <table:table-cell table:formula="of:=MOD(280.46646+[.G353]*(36000.76983+[.G353]*0.0003032);360)" office:value-type="float" office:value="267.203836941959">
            <text:p>267.2</text:p>
          </table:table-cell>
          <table:table-cell table:formula="of:=357.52911+[.G353]*(35999.05029-0.0001537*[.G353])" office:value-type="float" office:value="4304.07796957121">
            <text:p>4304.08</text:p>
          </table:table-cell>
          <table:table-cell table:formula="of:=0.016708634-[.G353]*(0.000042037+0.0001537*[.G353])" office:value-type="float" office:value="0.0167021782606788">
            <text:p>0.02</text:p>
          </table:table-cell>
          <table:table-cell table:formula="of:=SIN(RADIANS([.J353]))*(1.914602-[.G353]*(0.004817+0.000014*[.G353]))+SIN(RADIANS(2*[.J353]))*(0.019993-0.000101*[.G353])+SIN(RADIANS(3*[.J353]))*0.000289" office:value-type="float" office:value="-0.535842547177116">
            <text:p>-0.54</text:p>
          </table:table-cell>
          <table:table-cell table:formula="of:=[.I353]+[.L353]" office:value-type="float" office:value="266.667994394782">
            <text:p>266.67</text:p>
          </table:table-cell>
          <table:table-cell table:formula="of:=[.J353]+[.L353]" office:value-type="float" office:value="4303.54212702403">
            <text:p>4303.54</text:p>
          </table:table-cell>
          <table:table-cell table:formula="of:=(1.000001018*(1-[.K353]*[.K353]))/(1+[.K353]*COS(RADIANS([.N353])))" office:value-type="float" office:value="0.983961102188343">
            <text:p>0.98</text:p>
          </table:table-cell>
          <table:table-cell table:formula="of:=[.M353]-0.00569-0.00478*SIN(RADIANS(125.04-1934.136*[.G353]))" office:value-type="float" office:value="266.667077834689">
            <text:p>266.67</text:p>
          </table:table-cell>
          <table:table-cell table:formula="of:=23+(26+((21.448-[.G353]*(46.815+[.G353]*(0.00059-[.G353]*0.001813))))/60)/60" office:value-type="float" office:value="23.4378654727746">
            <text:p>23.44</text:p>
          </table:table-cell>
          <table:table-cell table:formula="of:=[.Q353]+0.00256*COS(RADIANS(125.04-1934.136*[.G353]))" office:value-type="float" office:value="23.4379995475104">
            <text:p>23.44</text:p>
          </table:table-cell>
          <table:table-cell table:formula="of:=DEGREES(ATAN2(COS(RADIANS([.R353]))*SIN(RADIANS([.P353]));COS(RADIANS([.P353]))))" office:value-type="float" office:value="-176.368121034808">
            <text:p>-176.37</text:p>
          </table:table-cell>
          <table:table-cell table:formula="of:=DEGREES(ASIN(SIN(RADIANS([.R353]))*SIN(RADIANS([.P353]))))" office:value-type="float" office:value="-23.3959925439342">
            <text:p>-23.4</text:p>
          </table:table-cell>
          <table:table-cell table:formula="of:=TAN(RADIANS([.R353]/2))*TAN(RADIANS([.R353]/2))" office:value-type="float" office:value="0.0430296518879134">
            <text:p>0.04</text:p>
          </table:table-cell>
          <table:table-cell table:formula="of:=4*DEGREES([.U353]*SIN(2*RADIANS([.I353]))-2*[.K353]*SIN(RADIANS([.J353]))+4*[.K353]*[.U353]*SIN(RADIANS([.J353]))*COS(2*RADIANS([.I353]))-0.5*[.U353]*[.U353]*SIN(4*RADIANS([.I353]))-1.25*[.K353]*[.K353]*SIN(2*RADIANS([.J353])))" office:value-type="float" office:value="3.32440071678066">
            <text:p>3.32</text:p>
          </table:table-cell>
          <table:table-cell table:formula="of:=DEGREES(ACOS(COS(RADIANS(90.833))/COS(RADIANS([.$B$2]))*COS(RADIANS([.T353]))-TAN(RADIANS([.$B$2]))*TAN(RADIANS([.T353]))))" office:value-type="float" office:value="67.3429794083919">
            <text:p>67.34</text:p>
          </table:table-cell>
          <table:table-cell table:style-name="ce7" table:formula="of:=(720-4*[.$B$3]-[.V353]+[.$B$4]*60)/1440" office:value-type="float" office:value="0.508441388391125">
            <text:p>12:12:09</text:p>
          </table:table-cell>
          <table:table-cell table:style-name="ce7" table:formula="of:=([.X353]*1440-[.W353]*4)/1440" office:value-type="float" office:value="0.321377556701147">
            <text:p>7:42:47</text:p>
          </table:table-cell>
          <table:table-cell table:style-name="ce7" table:formula="of:=([.X353]*1440+[.W353]*4)/1440" office:value-type="float" office:value="0.695505220081102">
            <text:p>16:41:32</text:p>
          </table:table-cell>
          <table:table-cell table:formula="of:=8*[.W353]" office:value-type="float" office:value="538.743835267135">
            <text:p>538.74</text:p>
          </table:table-cell>
          <table:table-cell table:formula="of:=MOD([.E353]*1440+[.V353]+4*[.$B$3]-60*[.$B$4];1440)" office:value-type="float" office:value="707.844400716781">
            <text:p>707.84</text:p>
          </table:table-cell>
          <table:table-cell table:formula="of:=IF([.AB353]/4&lt;0;[.AB353]/4+180;[.AB353]/4-180)" office:value-type="float" office:value="-3.03889982080483">
            <text:p>-3.04</text:p>
          </table:table-cell>
          <table:table-cell table:formula="of:=DEGREES(ACOS(SIN(RADIANS([.$B$2]))*SIN(RADIANS([.T353]))+COS(RADIANS([.$B$2]))*COS(RADIANS([.T353]))*COS(RADIANS([.AC353]))))" office:value-type="float" office:value="66.4549982130794">
            <text:p>66.45</text:p>
          </table:table-cell>
          <table:table-cell table:formula="of:=90-[.AD353]" office:value-type="float" office:value="23.5450017869206">
            <text:p>23.55</text:p>
          </table:table-cell>
          <table:table-cell table:formula="of:=IF([.AE353]&gt;85;0;IF([.AE353]&gt;5;58.1/TAN(RADIANS([.AE353]))-0.07/POWER(TAN(RADIANS([.AE353]));3)+0.000086/POWER(TAN(RADIANS([.AE353]));5);IF([.AE353]&gt;-0.575;1735+[.AE353]*(-518.2+[.AE353]*(103.4+[.AE353]*(-12.79+[.AE353]*0.711)));-20.772/TAN(RADIANS([.AE353])))))/3600" office:value-type="float" office:value="0.0368038312593841">
            <text:p>0.04</text:p>
          </table:table-cell>
          <table:table-cell table:formula="of:=[.AE353]+[.AF353]" office:value-type="float" office:value="23.58180561818">
            <text:p>23.58</text:p>
          </table:table-cell>
          <table:table-cell table:formula="of:=IF([.AC353]&gt;0;MOD(DEGREES(ACOS(((SIN(RADIANS([.$B$2]))*COS(RADIANS([.AD353])))-SIN(RADIANS([.T353])))/(COS(RADIANS([.$B$2]))*SIN(RADIANS([.AD353])))))+180;360);MOD(540-DEGREES(ACOS(((SIN(RADIANS([.$B$2]))*COS(RADIANS([.AD353])))-SIN(RADIANS([.T353])))/(COS(RADIANS([.$B$2]))*SIN(RADIANS([.AD353])))));360))" office:value-type="float" office:value="176.957663407058">
            <text:p>176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3]+1" office:value-type="date" office:date-value="2010-12-19">
            <text:p>12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4]+2415018.5+[.E354]-[.$B$4]/24" office:value-type="float" office:value="2455550.20833333">
            <text:p>2455550.21</text:p>
          </table:table-cell>
          <table:table-cell table:style-name="ce9" table:formula="of:=([.F354]-2451545)/36525" office:value-type="float" office:value="0.109656627880451">
            <text:p>0.10965663</text:p>
          </table:table-cell>
          <table:table-cell/>
          <table:table-cell table:formula="of:=MOD(280.46646+[.G354]*(36000.76983+[.G354]*0.0003032);360)" office:value-type="float" office:value="268.189484303944">
            <text:p>268.19</text:p>
          </table:table-cell>
          <table:table-cell table:formula="of:=357.52911+[.G354]*(35999.05029-0.0001537*[.G354])" office:value-type="float" office:value="4305.06356985201">
            <text:p>4305.06</text:p>
          </table:table-cell>
          <table:table-cell table:formula="of:=0.016708634-[.G354]*(0.000042037+0.0001537*[.G354])" office:value-type="float" office:value="0.0167021761869967">
            <text:p>0.02</text:p>
          </table:table-cell>
          <table:table-cell table:formula="of:=SIN(RADIANS([.J354]))*(1.914602-[.G354]*(0.004817+0.000014*[.G354]))+SIN(RADIANS(2*[.J354]))*(0.019993-0.000101*[.G354])+SIN(RADIANS(3*[.J354]))*0.000289" office:value-type="float" office:value="-0.503503303180029">
            <text:p>-0.5</text:p>
          </table:table-cell>
          <table:table-cell table:formula="of:=[.I354]+[.L354]" office:value-type="float" office:value="267.685981000764">
            <text:p>267.69</text:p>
          </table:table-cell>
          <table:table-cell table:formula="of:=[.J354]+[.L354]" office:value-type="float" office:value="4304.56006654883">
            <text:p>4304.56</text:p>
          </table:table-cell>
          <table:table-cell table:formula="of:=(1.000001018*(1-[.K354]*[.K354]))/(1+[.K354]*COS(RADIANS([.N354])))" office:value-type="float" office:value="0.98388214665696">
            <text:p>0.98</text:p>
          </table:table-cell>
          <table:table-cell table:formula="of:=[.M354]-0.00569-0.00478*SIN(RADIANS(125.04-1934.136*[.G354]))" office:value-type="float" office:value="267.685064670003">
            <text:p>267.69</text:p>
          </table:table-cell>
          <table:table-cell table:formula="of:=23+(26+((21.448-[.G354]*(46.815+[.G354]*(0.00059-[.G354]*0.001813))))/60)/60" office:value-type="float" office:value="23.4378651167394">
            <text:p>23.44</text:p>
          </table:table-cell>
          <table:table-cell table:formula="of:=[.Q354]+0.00256*COS(RADIANS(125.04-1934.136*[.G354]))" office:value-type="float" office:value="23.4379968286688">
            <text:p>23.44</text:p>
          </table:table-cell>
          <table:table-cell table:formula="of:=DEGREES(ATAN2(COS(RADIANS([.R354]))*SIN(RADIANS([.P354]));COS(RADIANS([.P354]))))" office:value-type="float" office:value="-177.477143006106">
            <text:p>-177.48</text:p>
          </table:table-cell>
          <table:table-cell table:formula="of:=DEGREES(ASIN(SIN(RADIANS([.R354]))*SIN(RADIANS([.P354]))))" office:value-type="float" office:value="-23.4177270923763">
            <text:p>-23.42</text:p>
          </table:table-cell>
          <table:table-cell table:formula="of:=TAN(RADIANS([.R354]/2))*TAN(RADIANS([.R354]/2))" office:value-type="float" office:value="0.0430296416209546">
            <text:p>0.04</text:p>
          </table:table-cell>
          <table:table-cell table:formula="of:=4*DEGREES([.U354]*SIN(2*RADIANS([.I354]))-2*[.K354]*SIN(RADIANS([.J354]))+4*[.K354]*[.U354]*SIN(RADIANS([.J354]))*COS(2*RADIANS([.I354]))-0.5*[.U354]*[.U354]*SIN(4*RADIANS([.I354]))-1.25*[.K354]*[.K354]*SIN(2*RADIANS([.J354])))" office:value-type="float" office:value="2.83209859722724">
            <text:p>2.83</text:p>
          </table:table-cell>
          <table:table-cell table:formula="of:=DEGREES(ACOS(COS(RADIANS(90.833))/COS(RADIANS([.$B$2]))*COS(RADIANS([.T354]))-TAN(RADIANS([.$B$2]))*TAN(RADIANS([.T354]))))" office:value-type="float" office:value="67.316712689899">
            <text:p>67.32</text:p>
          </table:table-cell>
          <table:table-cell table:style-name="ce7" table:formula="of:=(720-4*[.$B$3]-[.V354]+[.$B$4]*60)/1440" office:value-type="float" office:value="0.508783264863037">
            <text:p>12:12:39</text:p>
          </table:table-cell>
          <table:table-cell table:style-name="ce7" table:formula="of:=([.X354]*1440-[.W354]*4)/1440" office:value-type="float" office:value="0.321792396279984">
            <text:p>7:43:23</text:p>
          </table:table-cell>
          <table:table-cell table:style-name="ce7" table:formula="of:=([.X354]*1440+[.W354]*4)/1440" office:value-type="float" office:value="0.69577413344609">
            <text:p>16:41:55</text:p>
          </table:table-cell>
          <table:table-cell table:formula="of:=8*[.W354]" office:value-type="float" office:value="538.533701519192">
            <text:p>538.53</text:p>
          </table:table-cell>
          <table:table-cell table:formula="of:=MOD([.E354]*1440+[.V354]+4*[.$B$3]-60*[.$B$4];1440)" office:value-type="float" office:value="707.352098597227">
            <text:p>707.35</text:p>
          </table:table-cell>
          <table:table-cell table:formula="of:=IF([.AB354]/4&lt;0;[.AB354]/4+180;[.AB354]/4-180)" office:value-type="float" office:value="-3.16197535069318">
            <text:p>-3.16</text:p>
          </table:table-cell>
          <table:table-cell table:formula="of:=DEGREES(ACOS(SIN(RADIANS([.$B$2]))*SIN(RADIANS([.T354]))+COS(RADIANS([.$B$2]))*COS(RADIANS([.T354]))*COS(RADIANS([.AC354]))))" office:value-type="float" office:value="66.481585537479">
            <text:p>66.48</text:p>
          </table:table-cell>
          <table:table-cell table:formula="of:=90-[.AD354]" office:value-type="float" office:value="23.518414462521">
            <text:p>23.52</text:p>
          </table:table-cell>
          <table:table-cell table:formula="of:=IF([.AE354]&gt;85;0;IF([.AE354]&gt;5;58.1/TAN(RADIANS([.AE354]))-0.07/POWER(TAN(RADIANS([.AE354]));3)+0.000086/POWER(TAN(RADIANS([.AE354]));5);IF([.AE354]&gt;-0.575;1735+[.AE354]*(-518.2+[.AE354]*(103.4+[.AE354]*(-12.79+[.AE354]*0.711)));-20.772/TAN(RADIANS([.AE354])))))/3600" office:value-type="float" office:value="0.0368499264087166">
            <text:p>0.04</text:p>
          </table:table-cell>
          <table:table-cell table:formula="of:=[.AE354]+[.AF354]" office:value-type="float" office:value="23.5552643889297">
            <text:p>23.56</text:p>
          </table:table-cell>
          <table:table-cell table:formula="of:=IF([.AC354]&gt;0;MOD(DEGREES(ACOS(((SIN(RADIANS([.$B$2]))*COS(RADIANS([.AD354])))-SIN(RADIANS([.T354])))/(COS(RADIANS([.$B$2]))*SIN(RADIANS([.AD354])))))+180;360);MOD(540-DEGREES(ACOS(((SIN(RADIANS([.$B$2]))*COS(RADIANS([.AD354])))-SIN(RADIANS([.T354])))/(COS(RADIANS([.$B$2]))*SIN(RADIANS([.AD354])))));360))" office:value-type="float" office:value="176.835608865388">
            <text:p>176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4]+1" office:value-type="date" office:date-value="2010-12-20">
            <text:p>12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5]+2415018.5+[.E355]-[.$B$4]/24" office:value-type="float" office:value="2455551.20833333">
            <text:p>2455551.21</text:p>
          </table:table-cell>
          <table:table-cell table:style-name="ce9" table:formula="of:=([.F355]-2451545)/36525" office:value-type="float" office:value="0.109684006388323">
            <text:p>0.10968401</text:p>
          </table:table-cell>
          <table:table-cell/>
          <table:table-cell table:formula="of:=MOD(280.46646+[.G355]*(36000.76983+[.G355]*0.0003032);360)" office:value-type="float" office:value="269.175131665928">
            <text:p>269.18</text:p>
          </table:table-cell>
          <table:table-cell table:formula="of:=357.52911+[.G355]*(35999.05029-0.0001537*[.G355])" office:value-type="float" office:value="4306.04917013281">
            <text:p>4306.05</text:p>
          </table:table-cell>
          <table:table-cell table:formula="of:=0.016708634-[.G355]*(0.000042037+0.0001537*[.G355])" office:value-type="float" office:value="0.0167021741130842">
            <text:p>0.02</text:p>
          </table:table-cell>
          <table:table-cell table:formula="of:=SIN(RADIANS([.J355]))*(1.914602-[.G355]*(0.004817+0.000014*[.G355]))+SIN(RADIANS(2*[.J355]))*(0.019993-0.000101*[.G355])+SIN(RADIANS(3*[.J355]))*0.000289" office:value-type="float" office:value="-0.471005760829288">
            <text:p>-0.47</text:p>
          </table:table-cell>
          <table:table-cell table:formula="of:=[.I355]+[.L355]" office:value-type="float" office:value="268.704125905099">
            <text:p>268.7</text:p>
          </table:table-cell>
          <table:table-cell table:formula="of:=[.J355]+[.L355]" office:value-type="float" office:value="4305.57816437198">
            <text:p>4305.58</text:p>
          </table:table-cell>
          <table:table-cell table:formula="of:=(1.000001018*(1-[.K355]*[.K355]))/(1+[.K355]*COS(RADIANS([.N355])))" office:value-type="float" office:value="0.983808112360856">
            <text:p>0.98</text:p>
          </table:table-cell>
          <table:table-cell table:formula="of:=[.M355]-0.00569-0.00478*SIN(RADIANS(125.04-1934.136*[.G355]))" office:value-type="float" office:value="268.703209799593">
            <text:p>268.7</text:p>
          </table:table-cell>
          <table:table-cell table:formula="of:=23+(26+((21.448-[.G355]*(46.815+[.G355]*(0.00059-[.G355]*0.001813))))/60)/60" office:value-type="float" office:value="23.4378647607042">
            <text:p>23.44</text:p>
          </table:table-cell>
          <table:table-cell table:formula="of:=[.Q355]+0.00256*COS(RADIANS(125.04-1934.136*[.G355]))" office:value-type="float" office:value="23.4379941097148">
            <text:p>23.44</text:p>
          </table:table-cell>
          <table:table-cell table:formula="of:=DEGREES(ATAN2(COS(RADIANS([.R355]))*SIN(RADIANS([.P355]));COS(RADIANS([.P355]))))" office:value-type="float" office:value="-178.586636276392">
            <text:p>-178.59</text:p>
          </table:table-cell>
          <table:table-cell table:formula="of:=DEGREES(ASIN(SIN(RADIANS([.R355]))*SIN(RADIANS([.P355]))))" office:value-type="float" office:value="-23.4316324103967">
            <text:p>-23.43</text:p>
          </table:table-cell>
          <table:table-cell table:formula="of:=TAN(RADIANS([.R355]/2))*TAN(RADIANS([.R355]/2))" office:value-type="float" office:value="0.0430296313535724">
            <text:p>0.04</text:p>
          </table:table-cell>
          <table:table-cell table:formula="of:=4*DEGREES([.U355]*SIN(2*RADIANS([.I355]))-2*[.K355]*SIN(RADIANS([.J355]))+4*[.K355]*[.U355]*SIN(RADIANS([.J355]))*COS(2*RADIANS([.I355]))-0.5*[.U355]*[.U355]*SIN(4*RADIANS([.I355]))-1.25*[.K355]*[.K355]*SIN(2*RADIANS([.J355])))" office:value-type="float" office:value="2.33800361197725">
            <text:p>2.34</text:p>
          </table:table-cell>
          <table:table-cell table:formula="of:=DEGREES(ACOS(COS(RADIANS(90.833))/COS(RADIANS([.$B$2]))*COS(RADIANS([.T355]))-TAN(RADIANS([.$B$2]))*TAN(RADIANS([.T355]))))" office:value-type="float" office:value="67.2999005606639">
            <text:p>67.3</text:p>
          </table:table-cell>
          <table:table-cell table:style-name="ce7" table:formula="of:=(720-4*[.$B$3]-[.V355]+[.$B$4]*60)/1440" office:value-type="float" office:value="0.509126386380571">
            <text:p>12:13:09</text:p>
          </table:table-cell>
          <table:table-cell table:style-name="ce7" table:formula="of:=([.X355]*1440-[.W355]*4)/1440" office:value-type="float" office:value="0.322182218156505">
            <text:p>7:43:57</text:p>
          </table:table-cell>
          <table:table-cell table:style-name="ce7" table:formula="of:=([.X355]*1440+[.W355]*4)/1440" office:value-type="float" office:value="0.696070554604638">
            <text:p>16:42:20</text:p>
          </table:table-cell>
          <table:table-cell table:formula="of:=8*[.W355]" office:value-type="float" office:value="538.399204485311">
            <text:p>538.4</text:p>
          </table:table-cell>
          <table:table-cell table:formula="of:=MOD([.E355]*1440+[.V355]+4*[.$B$3]-60*[.$B$4];1440)" office:value-type="float" office:value="706.858003611977">
            <text:p>706.86</text:p>
          </table:table-cell>
          <table:table-cell table:formula="of:=IF([.AB355]/4&lt;0;[.AB355]/4+180;[.AB355]/4-180)" office:value-type="float" office:value="-3.2854990970057">
            <text:p>-3.29</text:p>
          </table:table-cell>
          <table:table-cell table:formula="of:=DEGREES(ACOS(SIN(RADIANS([.$B$2]))*SIN(RADIANS([.T355]))+COS(RADIANS([.$B$2]))*COS(RADIANS([.T355]))*COS(RADIANS([.AC355]))))" office:value-type="float" office:value="66.5005603584184">
            <text:p>66.5</text:p>
          </table:table-cell>
          <table:table-cell table:formula="of:=90-[.AD355]" office:value-type="float" office:value="23.4994396415816">
            <text:p>23.5</text:p>
          </table:table-cell>
          <table:table-cell table:formula="of:=IF([.AE355]&gt;85;0;IF([.AE355]&gt;5;58.1/TAN(RADIANS([.AE355]))-0.07/POWER(TAN(RADIANS([.AE355]));3)+0.000086/POWER(TAN(RADIANS([.AE355]));5);IF([.AE355]&gt;-0.575;1735+[.AE355]*(-518.2+[.AE355]*(103.4+[.AE355]*(-12.79+[.AE355]*0.711)));-20.772/TAN(RADIANS([.AE355])))))/3600" office:value-type="float" office:value="0.0368828823523689">
            <text:p>0.04</text:p>
          </table:table-cell>
          <table:table-cell table:formula="of:=[.AE355]+[.AF355]" office:value-type="float" office:value="23.536322523934">
            <text:p>23.54</text:p>
          </table:table-cell>
          <table:table-cell table:formula="of:=IF([.AC355]&gt;0;MOD(DEGREES(ACOS(((SIN(RADIANS([.$B$2]))*COS(RADIANS([.AD355])))-SIN(RADIANS([.T355])))/(COS(RADIANS([.$B$2]))*SIN(RADIANS([.AD355])))))+180;360);MOD(540-DEGREES(ACOS(((SIN(RADIANS([.$B$2]))*COS(RADIANS([.AD355])))-SIN(RADIANS([.T355])))/(COS(RADIANS([.$B$2]))*SIN(RADIANS([.AD355])))));360))" office:value-type="float" office:value="176.712810733673">
            <text:p>176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5]+1" office:value-type="date" office:date-value="2010-12-21">
            <text:p>12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6]+2415018.5+[.E356]-[.$B$4]/24" office:value-type="float" office:value="2455552.20833333">
            <text:p>2455552.21</text:p>
          </table:table-cell>
          <table:table-cell table:style-name="ce9" table:formula="of:=([.F356]-2451545)/36525" office:value-type="float" office:value="0.109711384896194">
            <text:p>0.10971138</text:p>
          </table:table-cell>
          <table:table-cell/>
          <table:table-cell table:formula="of:=MOD(280.46646+[.G356]*(36000.76983+[.G356]*0.0003032);360)" office:value-type="float" office:value="270.160779027914">
            <text:p>270.16</text:p>
          </table:table-cell>
          <table:table-cell table:formula="of:=357.52911+[.G356]*(35999.05029-0.0001537*[.G356])" office:value-type="float" office:value="4307.03477041361">
            <text:p>4307.03</text:p>
          </table:table-cell>
          <table:table-cell table:formula="of:=0.016708634-[.G356]*(0.000042037+0.0001537*[.G356])" office:value-type="float" office:value="0.0167021720389412">
            <text:p>0.02</text:p>
          </table:table-cell>
          <table:table-cell table:formula="of:=SIN(RADIANS([.J356]))*(1.914602-[.G356]*(0.004817+0.000014*[.G356]))+SIN(RADIANS(2*[.J356]))*(0.019993-0.000101*[.G356])+SIN(RADIANS(3*[.J356]))*0.000289" office:value-type="float" office:value="-0.438360096103598">
            <text:p>-0.44</text:p>
          </table:table-cell>
          <table:table-cell table:formula="of:=[.I356]+[.L356]" office:value-type="float" office:value="269.72241893181">
            <text:p>269.72</text:p>
          </table:table-cell>
          <table:table-cell table:formula="of:=[.J356]+[.L356]" office:value-type="float" office:value="4306.59641031751">
            <text:p>4306.6</text:p>
          </table:table-cell>
          <table:table-cell table:formula="of:=(1.000001018*(1-[.K356]*[.K356]))/(1+[.K356]*COS(RADIANS([.N356])))" office:value-type="float" office:value="0.983739023416228">
            <text:p>0.98</text:p>
          </table:table-cell>
          <table:table-cell table:formula="of:=[.M356]-0.00569-0.00478*SIN(RADIANS(125.04-1934.136*[.G356]))" office:value-type="float" office:value="269.721503047482">
            <text:p>269.72</text:p>
          </table:table-cell>
          <table:table-cell table:formula="of:=23+(26+((21.448-[.G356]*(46.815+[.G356]*(0.00059-[.G356]*0.001813))))/60)/60" office:value-type="float" office:value="23.4378644046691">
            <text:p>23.44</text:p>
          </table:table-cell>
          <table:table-cell table:formula="of:=[.Q356]+0.00256*COS(RADIANS(125.04-1934.136*[.G356]))" office:value-type="float" office:value="23.4379913906502">
            <text:p>23.44</text:p>
          </table:table-cell>
          <table:table-cell table:formula="of:=DEGREES(ATAN2(COS(RADIANS([.R356]))*SIN(RADIANS([.P356]));COS(RADIANS([.P356]))))" office:value-type="float" office:value="-179.696458587112">
            <text:p>-179.7</text:p>
          </table:table-cell>
          <table:table-cell table:formula="of:=DEGREES(ASIN(SIN(RADIANS([.R356]))*SIN(RADIANS([.P356]))))" office:value-type="float" office:value="-23.4376979622198">
            <text:p>-23.44</text:p>
          </table:table-cell>
          <table:table-cell table:formula="of:=TAN(RADIANS([.R356]/2))*TAN(RADIANS([.R356]/2))" office:value-type="float" office:value="0.0430296210857743">
            <text:p>0.04</text:p>
          </table:table-cell>
          <table:table-cell table:formula="of:=4*DEGREES([.U356]*SIN(2*RADIANS([.I356]))-2*[.K356]*SIN(RADIANS([.J356]))+4*[.K356]*[.U356]*SIN(RADIANS([.J356]))*COS(2*RADIANS([.I356]))-0.5*[.U356]*[.U356]*SIN(4*RADIANS([.I356]))-1.25*[.K356]*[.K356]*SIN(2*RADIANS([.J356])))" office:value-type="float" office:value="1.84266792545515">
            <text:p>1.84</text:p>
          </table:table-cell>
          <table:table-cell table:formula="of:=DEGREES(ACOS(COS(RADIANS(90.833))/COS(RADIANS([.$B$2]))*COS(RADIANS([.T356]))-TAN(RADIANS([.$B$2]))*TAN(RADIANS([.T356]))))" office:value-type="float" office:value="67.2925652796186">
            <text:p>67.29</text:p>
          </table:table-cell>
          <table:table-cell table:style-name="ce7" table:formula="of:=(720-4*[.$B$3]-[.V356]+[.$B$4]*60)/1440" office:value-type="float" office:value="0.509470369496212">
            <text:p>12:13:38</text:p>
          </table:table-cell>
          <table:table-cell table:style-name="ce7" table:formula="of:=([.X356]*1440-[.W356]*4)/1440" office:value-type="float" office:value="0.322546577052827">
            <text:p>7:44:28</text:p>
          </table:table-cell>
          <table:table-cell table:style-name="ce7" table:formula="of:=([.X356]*1440+[.W356]*4)/1440" office:value-type="float" office:value="0.696394161939597">
            <text:p>16:42:48</text:p>
          </table:table-cell>
          <table:table-cell table:formula="of:=8*[.W356]" office:value-type="float" office:value="538.340522236949">
            <text:p>538.34</text:p>
          </table:table-cell>
          <table:table-cell table:formula="of:=MOD([.E356]*1440+[.V356]+4*[.$B$3]-60*[.$B$4];1440)" office:value-type="float" office:value="706.362667925455">
            <text:p>706.36</text:p>
          </table:table-cell>
          <table:table-cell table:formula="of:=IF([.AB356]/4&lt;0;[.AB356]/4+180;[.AB356]/4-180)" office:value-type="float" office:value="-3.4093330186362">
            <text:p>-3.41</text:p>
          </table:table-cell>
          <table:table-cell table:formula="of:=DEGREES(ACOS(SIN(RADIANS([.$B$2]))*SIN(RADIANS([.T356]))+COS(RADIANS([.$B$2]))*COS(RADIANS([.T356]))*COS(RADIANS([.AC356]))))" office:value-type="float" office:value="66.5119098861522">
            <text:p>66.51</text:p>
          </table:table-cell>
          <table:table-cell table:formula="of:=90-[.AD356]" office:value-type="float" office:value="23.4880901138478">
            <text:p>23.49</text:p>
          </table:table-cell>
          <table:table-cell table:formula="of:=IF([.AE356]&gt;85;0;IF([.AE356]&gt;5;58.1/TAN(RADIANS([.AE356]))-0.07/POWER(TAN(RADIANS([.AE356]));3)+0.000086/POWER(TAN(RADIANS([.AE356]));5);IF([.AE356]&gt;-0.575;1735+[.AE356]*(-518.2+[.AE356]*(103.4+[.AE356]*(-12.79+[.AE356]*0.711)));-20.772/TAN(RADIANS([.AE356])))))/3600" office:value-type="float" office:value="0.0369026179566822">
            <text:p>0.04</text:p>
          </table:table-cell>
          <table:table-cell table:formula="of:=[.AE356]+[.AF356]" office:value-type="float" office:value="23.5249927318044">
            <text:p>23.52</text:p>
          </table:table-cell>
          <table:table-cell table:formula="of:=IF([.AC356]&gt;0;MOD(DEGREES(ACOS(((SIN(RADIANS([.$B$2]))*COS(RADIANS([.AD356])))-SIN(RADIANS([.T356])))/(COS(RADIANS([.$B$2]))*SIN(RADIANS([.AD356])))))+180;360);MOD(540-DEGREES(ACOS(((SIN(RADIANS([.$B$2]))*COS(RADIANS([.AD356])))-SIN(RADIANS([.T356])))/(COS(RADIANS([.$B$2]))*SIN(RADIANS([.AD356])))));360))" office:value-type="float" office:value="176.589363699945">
            <text:p>176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6]+1" office:value-type="date" office:date-value="2010-12-22">
            <text:p>12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7]+2415018.5+[.E357]-[.$B$4]/24" office:value-type="float" office:value="2455553.20833333">
            <text:p>2455553.21</text:p>
          </table:table-cell>
          <table:table-cell table:style-name="ce9" table:formula="of:=([.F357]-2451545)/36525" office:value-type="float" office:value="0.109738763404065">
            <text:p>0.10973876</text:p>
          </table:table-cell>
          <table:table-cell/>
          <table:table-cell table:formula="of:=MOD(280.46646+[.G357]*(36000.76983+[.G357]*0.0003032);360)" office:value-type="float" office:value="271.146426389901">
            <text:p>271.15</text:p>
          </table:table-cell>
          <table:table-cell table:formula="of:=357.52911+[.G357]*(35999.05029-0.0001537*[.G357])" office:value-type="float" office:value="4308.02037069442">
            <text:p>4308.02</text:p>
          </table:table-cell>
          <table:table-cell table:formula="of:=0.016708634-[.G357]*(0.000042037+0.0001537*[.G357])" office:value-type="float" office:value="0.0167021699645678">
            <text:p>0.02</text:p>
          </table:table-cell>
          <table:table-cell table:formula="of:=SIN(RADIANS([.J357]))*(1.914602-[.G357]*(0.004817+0.000014*[.G357]))+SIN(RADIANS(2*[.J357]))*(0.019993-0.000101*[.G357])+SIN(RADIANS(3*[.J357]))*0.000289" office:value-type="float" office:value="-0.405576539847384">
            <text:p>-0.41</text:p>
          </table:table-cell>
          <table:table-cell table:formula="of:=[.I357]+[.L357]" office:value-type="float" office:value="270.740849850053">
            <text:p>270.74</text:p>
          </table:table-cell>
          <table:table-cell table:formula="of:=[.J357]+[.L357]" office:value-type="float" office:value="4307.61479415457">
            <text:p>4307.61</text:p>
          </table:table-cell>
          <table:table-cell table:formula="of:=(1.000001018*(1-[.K357]*[.K357]))/(1+[.K357]*COS(RADIANS([.N357])))" office:value-type="float" office:value="0.983674902337934">
            <text:p>0.98</text:p>
          </table:table-cell>
          <table:table-cell table:formula="of:=[.M357]-0.00569-0.00478*SIN(RADIANS(125.04-1934.136*[.G357]))" office:value-type="float" office:value="270.739934182824">
            <text:p>270.74</text:p>
          </table:table-cell>
          <table:table-cell table:formula="of:=23+(26+((21.448-[.G357]*(46.815+[.G357]*(0.00059-[.G357]*0.001813))))/60)/60" office:value-type="float" office:value="23.4378640486339">
            <text:p>23.44</text:p>
          </table:table-cell>
          <table:table-cell table:formula="of:=[.Q357]+0.00256*COS(RADIANS(125.04-1934.136*[.G357]))" office:value-type="float" office:value="23.4379886714771">
            <text:p>23.44</text:p>
          </table:table-cell>
          <table:table-cell table:formula="of:=DEGREES(ATAN2(COS(RADIANS([.R357]))*SIN(RADIANS([.P357]));COS(RADIANS([.P357]))))" office:value-type="float" office:value="179.193532832275">
            <text:p>179.19</text:p>
          </table:table-cell>
          <table:table-cell table:formula="of:=DEGREES(ASIN(SIN(RADIANS([.R357]))*SIN(RADIANS([.P357]))))" office:value-type="float" office:value="-23.435917389055">
            <text:p>-23.44</text:p>
          </table:table-cell>
          <table:table-cell table:formula="of:=TAN(RADIANS([.R357]/2))*TAN(RADIANS([.R357]/2))" office:value-type="float" office:value="0.0430296108175679">
            <text:p>0.04</text:p>
          </table:table-cell>
          <table:table-cell table:formula="of:=4*DEGREES([.U357]*SIN(2*RADIANS([.I357]))-2*[.K357]*SIN(RADIANS([.J357]))+4*[.K357]*[.U357]*SIN(RADIANS([.J357]))*COS(2*RADIANS([.I357]))-0.5*[.U357]*[.U357]*SIN(4*RADIANS([.I357]))-1.25*[.K357]*[.K357]*SIN(2*RADIANS([.J357])))" office:value-type="float" office:value="1.34664522107477">
            <text:p>1.35</text:p>
          </table:table-cell>
          <table:table-cell table:formula="of:=DEGREES(ACOS(COS(RADIANS(90.833))/COS(RADIANS([.$B$2]))*COS(RADIANS([.T357]))-TAN(RADIANS([.$B$2]))*TAN(RADIANS([.T357]))))" office:value-type="float" office:value="67.2947186995359">
            <text:p>67.29</text:p>
          </table:table-cell>
          <table:table-cell table:style-name="ce7" table:formula="of:=(720-4*[.$B$3]-[.V357]+[.$B$4]*60)/1440" office:value-type="float" office:value="0.509814829707587">
            <text:p>12:14:08</text:p>
          </table:table-cell>
          <table:table-cell table:style-name="ce7" table:formula="of:=([.X357]*1440-[.W357]*4)/1440" office:value-type="float" office:value="0.322885055542209">
            <text:p>7:44:57</text:p>
          </table:table-cell>
          <table:table-cell table:style-name="ce7" table:formula="of:=([.X357]*1440+[.W357]*4)/1440" office:value-type="float" office:value="0.696744603872964">
            <text:p>16:43:19</text:p>
          </table:table-cell>
          <table:table-cell table:formula="of:=8*[.W357]" office:value-type="float" office:value="538.357749596287">
            <text:p>538.36</text:p>
          </table:table-cell>
          <table:table-cell table:formula="of:=MOD([.E357]*1440+[.V357]+4*[.$B$3]-60*[.$B$4];1440)" office:value-type="float" office:value="705.866645221075">
            <text:p>705.87</text:p>
          </table:table-cell>
          <table:table-cell table:formula="of:=IF([.AB357]/4&lt;0;[.AB357]/4+180;[.AB357]/4-180)" office:value-type="float" office:value="-3.5333386947313">
            <text:p>-3.53</text:p>
          </table:table-cell>
          <table:table-cell table:formula="of:=DEGREES(ACOS(SIN(RADIANS([.$B$2]))*SIN(RADIANS([.T357]))+COS(RADIANS([.$B$2]))*COS(RADIANS([.T357]))*COS(RADIANS([.AC357]))))" office:value-type="float" office:value="66.5156247725268">
            <text:p>66.52</text:p>
          </table:table-cell>
          <table:table-cell table:formula="of:=90-[.AD357]" office:value-type="float" office:value="23.4843752274732">
            <text:p>23.48</text:p>
          </table:table-cell>
          <table:table-cell table:formula="of:=IF([.AE357]&gt;85;0;IF([.AE357]&gt;5;58.1/TAN(RADIANS([.AE357]))-0.07/POWER(TAN(RADIANS([.AE357]));3)+0.000086/POWER(TAN(RADIANS([.AE357]));5);IF([.AE357]&gt;-0.575;1735+[.AE357]*(-518.2+[.AE357]*(103.4+[.AE357]*(-12.79+[.AE357]*0.711)));-20.772/TAN(RADIANS([.AE357])))))/3600" office:value-type="float" office:value="0.0369090815634716">
            <text:p>0.04</text:p>
          </table:table-cell>
          <table:table-cell table:formula="of:=[.AE357]+[.AF357]" office:value-type="float" office:value="23.5212843090367">
            <text:p>23.52</text:p>
          </table:table-cell>
          <table:table-cell table:formula="of:=IF([.AC357]&gt;0;MOD(DEGREES(ACOS(((SIN(RADIANS([.$B$2]))*COS(RADIANS([.AD357])))-SIN(RADIANS([.T357])))/(COS(RADIANS([.$B$2]))*SIN(RADIANS([.AD357])))))+180;360);MOD(540-DEGREES(ACOS(((SIN(RADIANS([.$B$2]))*COS(RADIANS([.AD357])))-SIN(RADIANS([.T357])))/(COS(RADIANS([.$B$2]))*SIN(RADIANS([.AD357])))));360))" office:value-type="float" office:value="176.465362533017">
            <text:p>176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7]+1" office:value-type="date" office:date-value="2010-12-23">
            <text:p>12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8]+2415018.5+[.E358]-[.$B$4]/24" office:value-type="float" office:value="2455554.20833333">
            <text:p>2455554.21</text:p>
          </table:table-cell>
          <table:table-cell table:style-name="ce9" table:formula="of:=([.F358]-2451545)/36525" office:value-type="float" office:value="0.109766141911937">
            <text:p>0.10976614</text:p>
          </table:table-cell>
          <table:table-cell/>
          <table:table-cell table:formula="of:=MOD(280.46646+[.G358]*(36000.76983+[.G358]*0.0003032);360)" office:value-type="float" office:value="272.132073751887">
            <text:p>272.13</text:p>
          </table:table-cell>
          <table:table-cell table:formula="of:=357.52911+[.G358]*(35999.05029-0.0001537*[.G358])" office:value-type="float" office:value="4309.00597097522">
            <text:p>4309.01</text:p>
          </table:table-cell>
          <table:table-cell table:formula="of:=0.016708634-[.G358]*(0.000042037+0.0001537*[.G358])" office:value-type="float" office:value="0.016702167889964">
            <text:p>0.02</text:p>
          </table:table-cell>
          <table:table-cell table:formula="of:=SIN(RADIANS([.J358]))*(1.914602-[.G358]*(0.004817+0.000014*[.G358]))+SIN(RADIANS(2*[.J358]))*(0.019993-0.000101*[.G358])+SIN(RADIANS(3*[.J358]))*0.000289" office:value-type="float" office:value="-0.372665374028156">
            <text:p>-0.37</text:p>
          </table:table-cell>
          <table:table-cell table:formula="of:=[.I358]+[.L358]" office:value-type="float" office:value="271.759408377859">
            <text:p>271.76</text:p>
          </table:table-cell>
          <table:table-cell table:formula="of:=[.J358]+[.L358]" office:value-type="float" office:value="4308.63330560119">
            <text:p>4308.63</text:p>
          </table:table-cell>
          <table:table-cell table:formula="of:=(1.000001018*(1-[.K358]*[.K358]))/(1+[.K358]*COS(RADIANS([.N358])))" office:value-type="float" office:value="0.983615770030146">
            <text:p>0.98</text:p>
          </table:table-cell>
          <table:table-cell table:formula="of:=[.M358]-0.00569-0.00478*SIN(RADIANS(125.04-1934.136*[.G358]))" office:value-type="float" office:value="271.75849292365">
            <text:p>271.76</text:p>
          </table:table-cell>
          <table:table-cell table:formula="of:=23+(26+((21.448-[.G358]*(46.815+[.G358]*(0.00059-[.G358]*0.001813))))/60)/60" office:value-type="float" office:value="23.4378636925987">
            <text:p>23.44</text:p>
          </table:table-cell>
          <table:table-cell table:formula="of:=[.Q358]+0.00256*COS(RADIANS(125.04-1934.136*[.G358]))" office:value-type="float" office:value="23.4379859521976">
            <text:p>23.44</text:p>
          </table:table-cell>
          <table:table-cell table:formula="of:=DEGREES(ATAN2(COS(RADIANS([.R358]))*SIN(RADIANS([.P358]));COS(RADIANS([.P358]))))" office:value-type="float" office:value="178.083480987473">
            <text:p>178.08</text:p>
          </table:table-cell>
          <table:table-cell table:formula="of:=DEGREES(ASIN(SIN(RADIANS([.R358]))*SIN(RADIANS([.P358]))))" office:value-type="float" office:value="-23.4262885219757">
            <text:p>-23.43</text:p>
          </table:table-cell>
          <table:table-cell table:formula="of:=TAN(RADIANS([.R358]/2))*TAN(RADIANS([.R358]/2))" office:value-type="float" office:value="0.0430296005489608">
            <text:p>0.04</text:p>
          </table:table-cell>
          <table:table-cell table:formula="of:=4*DEGREES([.U358]*SIN(2*RADIANS([.I358]))-2*[.K358]*SIN(RADIANS([.J358]))+4*[.K358]*[.U358]*SIN(RADIANS([.J358]))*COS(2*RADIANS([.I358]))-0.5*[.U358]*[.U358]*SIN(4*RADIANS([.I358]))-1.25*[.K358]*[.K358]*SIN(2*RADIANS([.J358])))" office:value-type="float" office:value="0.85048976798528">
            <text:p>0.85</text:p>
          </table:table-cell>
          <table:table-cell table:formula="of:=DEGREES(ACOS(COS(RADIANS(90.833))/COS(RADIANS([.$B$2]))*COS(RADIANS([.T358]))-TAN(RADIANS([.$B$2]))*TAN(RADIANS([.T358]))))" office:value-type="float" office:value="67.3063622195229">
            <text:p>67.31</text:p>
          </table:table-cell>
          <table:table-cell table:style-name="ce7" table:formula="of:=(720-4*[.$B$3]-[.V358]+[.$B$4]*60)/1440" office:value-type="float" office:value="0.510159382105566">
            <text:p>12:14:38</text:p>
          </table:table-cell>
          <table:table-cell table:style-name="ce7" table:formula="of:=([.X358]*1440-[.W358]*4)/1440" office:value-type="float" office:value="0.323197264829113">
            <text:p>7:45:24</text:p>
          </table:table-cell>
          <table:table-cell table:style-name="ce7" table:formula="of:=([.X358]*1440+[.W358]*4)/1440" office:value-type="float" office:value="0.697121499382019">
            <text:p>16:43:51</text:p>
          </table:table-cell>
          <table:table-cell table:formula="of:=8*[.W358]" office:value-type="float" office:value="538.450897756183">
            <text:p>538.45</text:p>
          </table:table-cell>
          <table:table-cell table:formula="of:=MOD([.E358]*1440+[.V358]+4*[.$B$3]-60*[.$B$4];1440)" office:value-type="float" office:value="705.370489767985">
            <text:p>705.37</text:p>
          </table:table-cell>
          <table:table-cell table:formula="of:=IF([.AB358]/4&lt;0;[.AB358]/4+180;[.AB358]/4-180)" office:value-type="float" office:value="-3.65737755800367">
            <text:p>-3.66</text:p>
          </table:table-cell>
          <table:table-cell table:formula="of:=DEGREES(ACOS(SIN(RADIANS([.$B$2]))*SIN(RADIANS([.T358]))+COS(RADIANS([.$B$2]))*COS(RADIANS([.T358]))*COS(RADIANS([.AC358]))))" office:value-type="float" office:value="66.5116991221324">
            <text:p>66.51</text:p>
          </table:table-cell>
          <table:table-cell table:formula="of:=90-[.AD358]" office:value-type="float" office:value="23.4883008778676">
            <text:p>23.49</text:p>
          </table:table-cell>
          <table:table-cell table:formula="of:=IF([.AE358]&gt;85;0;IF([.AE358]&gt;5;58.1/TAN(RADIANS([.AE358]))-0.07/POWER(TAN(RADIANS([.AE358]));3)+0.000086/POWER(TAN(RADIANS([.AE358]));5);IF([.AE358]&gt;-0.575;1735+[.AE358]*(-518.2+[.AE358]*(103.4+[.AE358]*(-12.79+[.AE358]*0.711)));-20.772/TAN(RADIANS([.AE358])))))/3600" office:value-type="float" office:value="0.0369022513005586">
            <text:p>0.04</text:p>
          </table:table-cell>
          <table:table-cell table:formula="of:=[.AE358]+[.AF358]" office:value-type="float" office:value="23.5252031291682">
            <text:p>23.53</text:p>
          </table:table-cell>
          <table:table-cell table:formula="of:=IF([.AC358]&gt;0;MOD(DEGREES(ACOS(((SIN(RADIANS([.$B$2]))*COS(RADIANS([.AD358])))-SIN(RADIANS([.T358])))/(COS(RADIANS([.$B$2]))*SIN(RADIANS([.AD358])))))+180;360);MOD(540-DEGREES(ACOS(((SIN(RADIANS([.$B$2]))*COS(RADIANS([.AD358])))-SIN(RADIANS([.T358])))/(COS(RADIANS([.$B$2]))*SIN(RADIANS([.AD358])))));360))" office:value-type="float" office:value="176.340902022517">
            <text:p>176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8]+1" office:value-type="date" office:date-value="2010-12-24">
            <text:p>12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9]+2415018.5+[.E359]-[.$B$4]/24" office:value-type="float" office:value="2455555.20833333">
            <text:p>2455555.21</text:p>
          </table:table-cell>
          <table:table-cell table:style-name="ce9" table:formula="of:=([.F359]-2451545)/36525" office:value-type="float" office:value="0.109793520419808">
            <text:p>0.10979352</text:p>
          </table:table-cell>
          <table:table-cell/>
          <table:table-cell table:formula="of:=MOD(280.46646+[.G359]*(36000.76983+[.G359]*0.0003032);360)" office:value-type="float" office:value="273.117721113874">
            <text:p>273.12</text:p>
          </table:table-cell>
          <table:table-cell table:formula="of:=357.52911+[.G359]*(35999.05029-0.0001537*[.G359])" office:value-type="float" office:value="4309.99157125602">
            <text:p>4309.99</text:p>
          </table:table-cell>
          <table:table-cell table:formula="of:=0.016708634-[.G359]*(0.000042037+0.0001537*[.G359])" office:value-type="float" office:value="0.0167021658151298">
            <text:p>0.02</text:p>
          </table:table-cell>
          <table:table-cell table:formula="of:=SIN(RADIANS([.J359]))*(1.914602-[.G359]*(0.004817+0.000014*[.G359]))+SIN(RADIANS(2*[.J359]))*(0.019993-0.000101*[.G359])+SIN(RADIANS(3*[.J359]))*0.000289" office:value-type="float" office:value="-0.33963692796446">
            <text:p>-0.34</text:p>
          </table:table-cell>
          <table:table-cell table:formula="of:=[.I359]+[.L359]" office:value-type="float" office:value="272.778084185909">
            <text:p>272.78</text:p>
          </table:table-cell>
          <table:table-cell table:formula="of:=[.J359]+[.L359]" office:value-type="float" office:value="4309.65193432805">
            <text:p>4309.65</text:p>
          </table:table-cell>
          <table:table-cell table:formula="of:=(1.000001018*(1-[.K359]*[.K359]))/(1+[.K359]*COS(RADIANS([.N359])))" office:value-type="float" office:value="0.983561645777672">
            <text:p>0.98</text:p>
          </table:table-cell>
          <table:table-cell table:formula="of:=[.M359]-0.00569-0.00478*SIN(RADIANS(125.04-1934.136*[.G359]))" office:value-type="float" office:value="272.777168940643">
            <text:p>272.78</text:p>
          </table:table-cell>
          <table:table-cell table:formula="of:=23+(26+((21.448-[.G359]*(46.815+[.G359]*(0.00059-[.G359]*0.001813))))/60)/60" office:value-type="float" office:value="23.4378633365636">
            <text:p>23.44</text:p>
          </table:table-cell>
          <table:table-cell table:formula="of:=[.Q359]+0.00256*COS(RADIANS(125.04-1934.136*[.G359]))" office:value-type="float" office:value="23.4379832328137">
            <text:p>23.44</text:p>
          </table:table-cell>
          <table:table-cell table:formula="of:=DEGREES(ATAN2(COS(RADIANS([.R359]))*SIN(RADIANS([.P359]));COS(RADIANS([.P359]))))" office:value-type="float" office:value="176.973528841586">
            <text:p>176.97</text:p>
          </table:table-cell>
          <table:table-cell table:formula="of:=DEGREES(ASIN(SIN(RADIANS([.R359]))*SIN(RADIANS([.P359]))))" office:value-type="float" office:value="-23.4088133874109">
            <text:p>-23.41</text:p>
          </table:table-cell>
          <table:table-cell table:formula="of:=TAN(RADIANS([.R359]/2))*TAN(RADIANS([.R359]/2))" office:value-type="float" office:value="0.0430295902799607">
            <text:p>0.04</text:p>
          </table:table-cell>
          <table:table-cell table:formula="of:=4*DEGREES([.U359]*SIN(2*RADIANS([.I359]))-2*[.K359]*SIN(RADIANS([.J359]))+4*[.K359]*[.U359]*SIN(RADIANS([.J359]))*COS(2*RADIANS([.I359]))-0.5*[.U359]*[.U359]*SIN(4*RADIANS([.I359]))-1.25*[.K359]*[.K359]*SIN(2*RADIANS([.J359])))" office:value-type="float" office:value="0.354755486695165">
            <text:p>0.35</text:p>
          </table:table-cell>
          <table:table-cell table:formula="of:=DEGREES(ACOS(COS(RADIANS(90.833))/COS(RADIANS([.$B$2]))*COS(RADIANS([.T359]))-TAN(RADIANS([.$B$2]))*TAN(RADIANS([.T359]))))" office:value-type="float" office:value="67.3274867785424">
            <text:p>67.33</text:p>
          </table:table-cell>
          <table:table-cell table:style-name="ce7" table:formula="of:=(720-4*[.$B$3]-[.V359]+[.$B$4]*60)/1440" office:value-type="float" office:value="0.510503642023128">
            <text:p>12:15:08</text:p>
          </table:table-cell>
          <table:table-cell table:style-name="ce7" table:formula="of:=([.X359]*1440-[.W359]*4)/1440" office:value-type="float" office:value="0.323482845416066">
            <text:p>7:45:49</text:p>
          </table:table-cell>
          <table:table-cell table:style-name="ce7" table:formula="of:=([.X359]*1440+[.W359]*4)/1440" office:value-type="float" office:value="0.697524438630191">
            <text:p>16:44:26</text:p>
          </table:table-cell>
          <table:table-cell table:formula="of:=8*[.W359]" office:value-type="float" office:value="538.619894228339">
            <text:p>538.62</text:p>
          </table:table-cell>
          <table:table-cell table:formula="of:=MOD([.E359]*1440+[.V359]+4*[.$B$3]-60*[.$B$4];1440)" office:value-type="float" office:value="704.874755486695">
            <text:p>704.87</text:p>
          </table:table-cell>
          <table:table-cell table:formula="of:=IF([.AB359]/4&lt;0;[.AB359]/4+180;[.AB359]/4-180)" office:value-type="float" office:value="-3.78131112832622">
            <text:p>-3.78</text:p>
          </table:table-cell>
          <table:table-cell table:formula="of:=DEGREES(ACOS(SIN(RADIANS([.$B$2]))*SIN(RADIANS([.T359]))+COS(RADIANS([.$B$2]))*COS(RADIANS([.T359]))*COS(RADIANS([.AC359]))))" office:value-type="float" office:value="66.500130499133">
            <text:p>66.5</text:p>
          </table:table-cell>
          <table:table-cell table:formula="of:=90-[.AD359]" office:value-type="float" office:value="23.499869500867">
            <text:p>23.5</text:p>
          </table:table-cell>
          <table:table-cell table:formula="of:=IF([.AE359]&gt;85;0;IF([.AE359]&gt;5;58.1/TAN(RADIANS([.AE359]))-0.07/POWER(TAN(RADIANS([.AE359]));3)+0.000086/POWER(TAN(RADIANS([.AE359]));5);IF([.AE359]&gt;-0.575;1735+[.AE359]*(-518.2+[.AE359]*(103.4+[.AE359]*(-12.79+[.AE359]*0.711)));-20.772/TAN(RADIANS([.AE359])))))/3600" office:value-type="float" office:value="0.0368821352188706">
            <text:p>0.04</text:p>
          </table:table-cell>
          <table:table-cell table:formula="of:=[.AE359]+[.AF359]" office:value-type="float" office:value="23.5367516360859">
            <text:p>23.54</text:p>
          </table:table-cell>
          <table:table-cell table:formula="of:=IF([.AC359]&gt;0;MOD(DEGREES(ACOS(((SIN(RADIANS([.$B$2]))*COS(RADIANS([.AD359])))-SIN(RADIANS([.T359])))/(COS(RADIANS([.$B$2]))*SIN(RADIANS([.AD359])))))+180;360);MOD(540-DEGREES(ACOS(((SIN(RADIANS([.$B$2]))*COS(RADIANS([.AD359])))-SIN(RADIANS([.T359])))/(COS(RADIANS([.$B$2]))*SIN(RADIANS([.AD359])))));360))" office:value-type="float" office:value="176.216076918902">
            <text:p>176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9]+1" office:value-type="date" office:date-value="2010-12-25">
            <text:p>12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0]+2415018.5+[.E360]-[.$B$4]/24" office:value-type="float" office:value="2455556.20833333">
            <text:p>2455556.21</text:p>
          </table:table-cell>
          <table:table-cell table:style-name="ce9" table:formula="of:=([.F360]-2451545)/36525" office:value-type="float" office:value="0.109820898927679">
            <text:p>0.10982090</text:p>
          </table:table-cell>
          <table:table-cell/>
          <table:table-cell table:formula="of:=MOD(280.46646+[.G360]*(36000.76983+[.G360]*0.0003032);360)" office:value-type="float" office:value="274.103368475861">
            <text:p>274.1</text:p>
          </table:table-cell>
          <table:table-cell table:formula="of:=357.52911+[.G360]*(35999.05029-0.0001537*[.G360])" office:value-type="float" office:value="4310.97717153682">
            <text:p>4310.98</text:p>
          </table:table-cell>
          <table:table-cell table:formula="of:=0.016708634-[.G360]*(0.000042037+0.0001537*[.G360])" office:value-type="float" office:value="0.0167021637400652">
            <text:p>0.02</text:p>
          </table:table-cell>
          <table:table-cell table:formula="of:=SIN(RADIANS([.J360]))*(1.914602-[.G360]*(0.004817+0.000014*[.G360]))+SIN(RADIANS(2*[.J360]))*(0.019993-0.000101*[.G360])+SIN(RADIANS(3*[.J360]))*0.000289" office:value-type="float" office:value="-0.306501574527181">
            <text:p>-0.31</text:p>
          </table:table-cell>
          <table:table-cell table:formula="of:=[.I360]+[.L360]" office:value-type="float" office:value="273.796866901334">
            <text:p>273.8</text:p>
          </table:table-cell>
          <table:table-cell table:formula="of:=[.J360]+[.L360]" office:value-type="float" office:value="4310.67066996229">
            <text:p>4310.67</text:p>
          </table:table-cell>
          <table:table-cell table:formula="of:=(1.000001018*(1-[.K360]*[.K360]))/(1+[.K360]*COS(RADIANS([.N360])))" office:value-type="float" office:value="0.983512547237931">
            <text:p>0.98</text:p>
          </table:table-cell>
          <table:table-cell table:formula="of:=[.M360]-0.00569-0.00478*SIN(RADIANS(125.04-1934.136*[.G360]))" office:value-type="float" office:value="273.795951860932">
            <text:p>273.8</text:p>
          </table:table-cell>
          <table:table-cell table:formula="of:=23+(26+((21.448-[.G360]*(46.815+[.G360]*(0.00059-[.G360]*0.001813))))/60)/60" office:value-type="float" office:value="23.4378629805284">
            <text:p>23.44</text:p>
          </table:table-cell>
          <table:table-cell table:formula="of:=[.Q360]+0.00256*COS(RADIANS(125.04-1934.136*[.G360]))" office:value-type="float" office:value="23.4379805133273">
            <text:p>23.44</text:p>
          </table:table-cell>
          <table:table-cell table:formula="of:=DEGREES(ATAN2(COS(RADIANS([.R360]))*SIN(RADIANS([.P360]));COS(RADIANS([.P360]))))" office:value-type="float" office:value="175.86381903748">
            <text:p>175.86</text:p>
          </table:table-cell>
          <table:table-cell table:formula="of:=DEGREES(ASIN(SIN(RADIANS([.R360]))*SIN(RADIANS([.P360]))))" office:value-type="float" office:value="-23.3834982052285">
            <text:p>-23.38</text:p>
          </table:table-cell>
          <table:table-cell table:formula="of:=TAN(RADIANS([.R360]/2))*TAN(RADIANS([.R360]/2))" office:value-type="float" office:value="0.0430295800105752">
            <text:p>0.04</text:p>
          </table:table-cell>
          <table:table-cell table:formula="of:=4*DEGREES([.U360]*SIN(2*RADIANS([.I360]))-2*[.K360]*SIN(RADIANS([.J360]))+4*[.K360]*[.U360]*SIN(RADIANS([.J360]))*COS(2*RADIANS([.I360]))-0.5*[.U360]*[.U360]*SIN(4*RADIANS([.I360]))-1.25*[.K360]*[.K360]*SIN(2*RADIANS([.J360])))" office:value-type="float" office:value="-0.140004983990627">
            <text:p>-0.14</text:p>
          </table:table-cell>
          <table:table-cell table:formula="of:=DEGREES(ACOS(COS(RADIANS(90.833))/COS(RADIANS([.$B$2]))*COS(RADIANS([.T360]))-TAN(RADIANS([.$B$2]))*TAN(RADIANS([.T360]))))" office:value-type="float" office:value="67.358072890014">
            <text:p>67.36</text:p>
          </table:table-cell>
          <table:table-cell table:style-name="ce7" table:formula="of:=(720-4*[.$B$3]-[.V360]+[.$B$4]*60)/1440" office:value-type="float" office:value="0.510847225683327">
            <text:p>12:15:37</text:p>
          </table:table-cell>
          <table:table-cell table:style-name="ce7" table:formula="of:=([.X360]*1440-[.W360]*4)/1440" office:value-type="float" office:value="0.32374146765551">
            <text:p>7:46:11</text:p>
          </table:table-cell>
          <table:table-cell table:style-name="ce7" table:formula="of:=([.X360]*1440+[.W360]*4)/1440" office:value-type="float" office:value="0.697952983711144">
            <text:p>16:45:03</text:p>
          </table:table-cell>
          <table:table-cell table:formula="of:=8*[.W360]" office:value-type="float" office:value="538.864583120112">
            <text:p>538.86</text:p>
          </table:table-cell>
          <table:table-cell table:formula="of:=MOD([.E360]*1440+[.V360]+4*[.$B$3]-60*[.$B$4];1440)" office:value-type="float" office:value="704.379995016009">
            <text:p>704.38</text:p>
          </table:table-cell>
          <table:table-cell table:formula="of:=IF([.AB360]/4&lt;0;[.AB360]/4+180;[.AB360]/4-180)" office:value-type="float" office:value="-3.90500124599765">
            <text:p>-3.91</text:p>
          </table:table-cell>
          <table:table-cell table:formula="of:=DEGREES(ACOS(SIN(RADIANS([.$B$2]))*SIN(RADIANS([.T360]))+COS(RADIANS([.$B$2]))*COS(RADIANS([.T360]))*COS(RADIANS([.AC360]))))" office:value-type="float" office:value="66.4809199297591">
            <text:p>66.48</text:p>
          </table:table-cell>
          <table:table-cell table:formula="of:=90-[.AD360]" office:value-type="float" office:value="23.5190800702409">
            <text:p>23.52</text:p>
          </table:table-cell>
          <table:table-cell table:formula="of:=IF([.AE360]&gt;85;0;IF([.AE360]&gt;5;58.1/TAN(RADIANS([.AE360]))-0.07/POWER(TAN(RADIANS([.AE360]));3)+0.000086/POWER(TAN(RADIANS([.AE360]));5);IF([.AE360]&gt;-0.575;1735+[.AE360]*(-518.2+[.AE360]*(103.4+[.AE360]*(-12.79+[.AE360]*0.711)));-20.772/TAN(RADIANS([.AE360])))))/3600" office:value-type="float" office:value="0.0368487712545629">
            <text:p>0.04</text:p>
          </table:table-cell>
          <table:table-cell table:formula="of:=[.AE360]+[.AF360]" office:value-type="float" office:value="23.5559288414955">
            <text:p>23.56</text:p>
          </table:table-cell>
          <table:table-cell table:formula="of:=IF([.AC360]&gt;0;MOD(DEGREES(ACOS(((SIN(RADIANS([.$B$2]))*COS(RADIANS([.AD360])))-SIN(RADIANS([.T360])))/(COS(RADIANS([.$B$2]))*SIN(RADIANS([.AD360])))))+180;360);MOD(540-DEGREES(ACOS(((SIN(RADIANS([.$B$2]))*COS(RADIANS([.AD360])))-SIN(RADIANS([.T360])))/(COS(RADIANS([.$B$2]))*SIN(RADIANS([.AD360])))));360))" office:value-type="float" office:value="176.090981873294">
            <text:p>176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0]+1" office:value-type="date" office:date-value="2010-12-26">
            <text:p>12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1]+2415018.5+[.E361]-[.$B$4]/24" office:value-type="float" office:value="2455557.20833333">
            <text:p>2455557.21</text:p>
          </table:table-cell>
          <table:table-cell table:style-name="ce9" table:formula="of:=([.F361]-2451545)/36525" office:value-type="float" office:value="0.109848277435551">
            <text:p>0.10984828</text:p>
          </table:table-cell>
          <table:table-cell/>
          <table:table-cell table:formula="of:=MOD(280.46646+[.G361]*(36000.76983+[.G361]*0.0003032);360)" office:value-type="float" office:value="275.089015837848">
            <text:p>275.09</text:p>
          </table:table-cell>
          <table:table-cell table:formula="of:=357.52911+[.G361]*(35999.05029-0.0001537*[.G361])" office:value-type="float" office:value="4311.96277181762">
            <text:p>4311.96</text:p>
          </table:table-cell>
          <table:table-cell table:formula="of:=0.016708634-[.G361]*(0.000042037+0.0001537*[.G361])" office:value-type="float" office:value="0.0167021616647701">
            <text:p>0.02</text:p>
          </table:table-cell>
          <table:table-cell table:formula="of:=SIN(RADIANS([.J361]))*(1.914602-[.G361]*(0.004817+0.000014*[.G361]))+SIN(RADIANS(2*[.J361]))*(0.019993-0.000101*[.G361])+SIN(RADIANS(3*[.J361]))*0.000289" office:value-type="float" office:value="-0.273269726315913">
            <text:p>-0.27</text:p>
          </table:table-cell>
          <table:table-cell table:formula="of:=[.I361]+[.L361]" office:value-type="float" office:value="274.815746111532">
            <text:p>274.82</text:p>
          </table:table-cell>
          <table:table-cell table:formula="of:=[.J361]+[.L361]" office:value-type="float" office:value="4311.6895020913">
            <text:p>4311.69</text:p>
          </table:table-cell>
          <table:table-cell table:formula="of:=(1.000001018*(1-[.K361]*[.K361]))/(1+[.K361]*COS(RADIANS([.N361])))" office:value-type="float" office:value="0.983468490433601">
            <text:p>0.98</text:p>
          </table:table-cell>
          <table:table-cell table:formula="of:=[.M361]-0.00569-0.00478*SIN(RADIANS(125.04-1934.136*[.G361]))" office:value-type="float" office:value="274.814831271916">
            <text:p>274.81</text:p>
          </table:table-cell>
          <table:table-cell table:formula="of:=23+(26+((21.448-[.G361]*(46.815+[.G361]*(0.00059-[.G361]*0.001813))))/60)/60" office:value-type="float" office:value="23.4378626244932">
            <text:p>23.44</text:p>
          </table:table-cell>
          <table:table-cell table:formula="of:=[.Q361]+0.00256*COS(RADIANS(125.04-1934.136*[.G361]))" office:value-type="float" office:value="23.4379777937406">
            <text:p>23.44</text:p>
          </table:table-cell>
          <table:table-cell table:formula="of:=DEGREES(ATAN2(COS(RADIANS([.R361]))*SIN(RADIANS([.P361]));COS(RADIANS([.P361]))))" office:value-type="float" office:value="174.754493621346">
            <text:p>174.75</text:p>
          </table:table-cell>
          <table:table-cell table:formula="of:=DEGREES(ASIN(SIN(RADIANS([.R361]))*SIN(RADIANS([.P361]))))" office:value-type="float" office:value="-23.3503533794261">
            <text:p>-23.35</text:p>
          </table:table-cell>
          <table:table-cell table:formula="of:=TAN(RADIANS([.R361]/2))*TAN(RADIANS([.R361]/2))" office:value-type="float" office:value="0.0430295697408119">
            <text:p>0.04</text:p>
          </table:table-cell>
          <table:table-cell table:formula="of:=4*DEGREES([.U361]*SIN(2*RADIANS([.I361]))-2*[.K361]*SIN(RADIANS([.J361]))+4*[.K361]*[.U361]*SIN(RADIANS([.J361]))*COS(2*RADIANS([.I361]))-0.5*[.U361]*[.U361]*SIN(4*RADIANS([.I361]))-1.25*[.K361]*[.K361]*SIN(2*RADIANS([.J361])))" office:value-type="float" office:value="-0.633241216296969">
            <text:p>-0.63</text:p>
          </table:table-cell>
          <table:table-cell table:formula="of:=DEGREES(ACOS(COS(RADIANS(90.833))/COS(RADIANS([.$B$2]))*COS(RADIANS([.T361]))-TAN(RADIANS([.$B$2]))*TAN(RADIANS([.T361]))))" office:value-type="float" office:value="67.3980907172204">
            <text:p>67.4</text:p>
          </table:table-cell>
          <table:table-cell table:style-name="ce7" table:formula="of:=(720-4*[.$B$3]-[.V361]+[.$B$4]*60)/1440" office:value-type="float" office:value="0.511189750844651">
            <text:p>12:16:07</text:p>
          </table:table-cell>
          <table:table-cell table:style-name="ce7" table:formula="of:=([.X361]*1440-[.W361]*4)/1440" office:value-type="float" office:value="0.323972832185705">
            <text:p>7:46:31</text:p>
          </table:table-cell>
          <table:table-cell table:style-name="ce7" table:formula="of:=([.X361]*1440+[.W361]*4)/1440" office:value-type="float" office:value="0.698406669503596">
            <text:p>16:45:42</text:p>
          </table:table-cell>
          <table:table-cell table:formula="of:=8*[.W361]" office:value-type="float" office:value="539.184725737763">
            <text:p>539.18</text:p>
          </table:table-cell>
          <table:table-cell table:formula="of:=MOD([.E361]*1440+[.V361]+4*[.$B$3]-60*[.$B$4];1440)" office:value-type="float" office:value="703.886758783703">
            <text:p>703.89</text:p>
          </table:table-cell>
          <table:table-cell table:formula="of:=IF([.AB361]/4&lt;0;[.AB361]/4+180;[.AB361]/4-180)" office:value-type="float" office:value="-4.02831030407424">
            <text:p>-4.03</text:p>
          </table:table-cell>
          <table:table-cell table:formula="of:=DEGREES(ACOS(SIN(RADIANS([.$B$2]))*SIN(RADIANS([.T361]))+COS(RADIANS([.$B$2]))*COS(RADIANS([.T361]))*COS(RADIANS([.AC361]))))" office:value-type="float" office:value="66.4540719004726">
            <text:p>66.45</text:p>
          </table:table-cell>
          <table:table-cell table:formula="of:=90-[.AD361]" office:value-type="float" office:value="23.5459280995274">
            <text:p>23.55</text:p>
          </table:table-cell>
          <table:table-cell table:formula="of:=IF([.AE361]&gt;85;0;IF([.AE361]&gt;5;58.1/TAN(RADIANS([.AE361]))-0.07/POWER(TAN(RADIANS([.AE361]));3)+0.000086/POWER(TAN(RADIANS([.AE361]));5);IF([.AE361]&gt;-0.575;1735+[.AE361]*(-518.2+[.AE361]*(103.4+[.AE361]*(-12.79+[.AE361]*0.711)));-20.772/TAN(RADIANS([.AE361])))))/3600" office:value-type="float" office:value="0.0368022270165367">
            <text:p>0.04</text:p>
          </table:table-cell>
          <table:table-cell table:formula="of:=[.AE361]+[.AF361]" office:value-type="float" office:value="23.5827303265439">
            <text:p>23.58</text:p>
          </table:table-cell>
          <table:table-cell table:formula="of:=IF([.AC361]&gt;0;MOD(DEGREES(ACOS(((SIN(RADIANS([.$B$2]))*COS(RADIANS([.AD361])))-SIN(RADIANS([.T361])))/(COS(RADIANS([.$B$2]))*SIN(RADIANS([.AD361])))))+180;360);MOD(540-DEGREES(ACOS(((SIN(RADIANS([.$B$2]))*COS(RADIANS([.AD361])))-SIN(RADIANS([.T361])))/(COS(RADIANS([.$B$2]))*SIN(RADIANS([.AD361])))));360))" office:value-type="float" office:value="175.965711377015">
            <text:p>175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1]+1" office:value-type="date" office:date-value="2010-12-27">
            <text:p>12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2]+2415018.5+[.E362]-[.$B$4]/24" office:value-type="float" office:value="2455558.20833333">
            <text:p>2455558.21</text:p>
          </table:table-cell>
          <table:table-cell table:style-name="ce9" table:formula="of:=([.F362]-2451545)/36525" office:value-type="float" office:value="0.109875655943422">
            <text:p>0.10987566</text:p>
          </table:table-cell>
          <table:table-cell/>
          <table:table-cell table:formula="of:=MOD(280.46646+[.G362]*(36000.76983+[.G362]*0.0003032);360)" office:value-type="float" office:value="276.074663199836">
            <text:p>276.07</text:p>
          </table:table-cell>
          <table:table-cell table:formula="of:=357.52911+[.G362]*(35999.05029-0.0001537*[.G362])" office:value-type="float" office:value="4312.94837209842">
            <text:p>4312.95</text:p>
          </table:table-cell>
          <table:table-cell table:formula="of:=0.016708634-[.G362]*(0.000042037+0.0001537*[.G362])" office:value-type="float" office:value="0.0167021595892446">
            <text:p>0.02</text:p>
          </table:table-cell>
          <table:table-cell table:formula="of:=SIN(RADIANS([.J362]))*(1.914602-[.G362]*(0.004817+0.000014*[.G362]))+SIN(RADIANS(2*[.J362]))*(0.019993-0.000101*[.G362])+SIN(RADIANS(3*[.J362]))*0.000289" office:value-type="float" office:value="-0.239951831812558">
            <text:p>-0.24</text:p>
          </table:table-cell>
          <table:table-cell table:formula="of:=[.I362]+[.L362]" office:value-type="float" office:value="275.834711368024">
            <text:p>275.83</text:p>
          </table:table-cell>
          <table:table-cell table:formula="of:=[.J362]+[.L362]" office:value-type="float" office:value="4312.70842026661">
            <text:p>4312.71</text:p>
          </table:table-cell>
          <table:table-cell table:formula="of:=(1.000001018*(1-[.K362]*[.K362]))/(1+[.K362]*COS(RADIANS([.N362])))" office:value-type="float" office:value="0.983429489745942">
            <text:p>0.98</text:p>
          </table:table-cell>
          <table:table-cell table:formula="of:=[.M362]-0.00569-0.00478*SIN(RADIANS(125.04-1934.136*[.G362]))" office:value-type="float" office:value="275.833796725114">
            <text:p>275.83</text:p>
          </table:table-cell>
          <table:table-cell table:formula="of:=23+(26+((21.448-[.G362]*(46.815+[.G362]*(0.00059-[.G362]*0.001813))))/60)/60" office:value-type="float" office:value="23.4378622684581">
            <text:p>23.44</text:p>
          </table:table-cell>
          <table:table-cell table:formula="of:=[.Q362]+0.00256*COS(RADIANS(125.04-1934.136*[.G362]))" office:value-type="float" office:value="23.4379750740555">
            <text:p>23.44</text:p>
          </table:table-cell>
          <table:table-cell table:formula="of:=DEGREES(ATAN2(COS(RADIANS([.R362]))*SIN(RADIANS([.P362]));COS(RADIANS([.P362]))))" office:value-type="float" office:value="173.645693768515">
            <text:p>173.65</text:p>
          </table:table-cell>
          <table:table-cell table:formula="of:=DEGREES(ASIN(SIN(RADIANS([.R362]))*SIN(RADIANS([.P362]))))" office:value-type="float" office:value="-23.309393481476">
            <text:p>-23.31</text:p>
          </table:table-cell>
          <table:table-cell table:formula="of:=TAN(RADIANS([.R362]/2))*TAN(RADIANS([.R362]/2))" office:value-type="float" office:value="0.0430295594706785">
            <text:p>0.04</text:p>
          </table:table-cell>
          <table:table-cell table:formula="of:=4*DEGREES([.U362]*SIN(2*RADIANS([.I362]))-2*[.K362]*SIN(RADIANS([.J362]))+4*[.K362]*[.U362]*SIN(RADIANS([.J362]))*COS(2*RADIANS([.I362]))-0.5*[.U362]*[.U362]*SIN(4*RADIANS([.I362]))-1.25*[.K362]*[.K362]*SIN(2*RADIANS([.J362])))" office:value-type="float" office:value="-1.12440591666469">
            <text:p>-1.12</text:p>
          </table:table-cell>
          <table:table-cell table:formula="of:=DEGREES(ACOS(COS(RADIANS(90.833))/COS(RADIANS([.$B$2]))*COS(RADIANS([.T362]))-TAN(RADIANS([.$B$2]))*TAN(RADIANS([.T362]))))" office:value-type="float" office:value="67.4475001889121">
            <text:p>67.45</text:p>
          </table:table-cell>
          <table:table-cell table:style-name="ce7" table:formula="of:=(720-4*[.$B$3]-[.V362]+[.$B$4]*60)/1440" office:value-type="float" office:value="0.511530837442128">
            <text:p>12:16:36</text:p>
          </table:table-cell>
          <table:table-cell table:style-name="ce7" table:formula="of:=([.X362]*1440-[.W362]*4)/1440" office:value-type="float" office:value="0.324176670250706">
            <text:p>7:46:49</text:p>
          </table:table-cell>
          <table:table-cell table:style-name="ce7" table:formula="of:=([.X362]*1440+[.W362]*4)/1440" office:value-type="float" office:value="0.698885004633551">
            <text:p>16:46:24</text:p>
          </table:table-cell>
          <table:table-cell table:formula="of:=8*[.W362]" office:value-type="float" office:value="539.580001511297">
            <text:p>539.58</text:p>
          </table:table-cell>
          <table:table-cell table:formula="of:=MOD([.E362]*1440+[.V362]+4*[.$B$3]-60*[.$B$4];1440)" office:value-type="float" office:value="703.395594083335">
            <text:p>703.4</text:p>
          </table:table-cell>
          <table:table-cell table:formula="of:=IF([.AB362]/4&lt;0;[.AB362]/4+180;[.AB362]/4-180)" office:value-type="float" office:value="-4.15110147916619">
            <text:p>-4.15</text:p>
          </table:table-cell>
          <table:table-cell table:formula="of:=DEGREES(ACOS(SIN(RADIANS([.$B$2]))*SIN(RADIANS([.T362]))+COS(RADIANS([.$B$2]))*COS(RADIANS([.T362]))*COS(RADIANS([.AC362]))))" office:value-type="float" office:value="66.4195943518306">
            <text:p>66.42</text:p>
          </table:table-cell>
          <table:table-cell table:formula="of:=90-[.AD362]" office:value-type="float" office:value="23.5804056481694">
            <text:p>23.58</text:p>
          </table:table-cell>
          <table:table-cell table:formula="of:=IF([.AE362]&gt;85;0;IF([.AE362]&gt;5;58.1/TAN(RADIANS([.AE362]))-0.07/POWER(TAN(RADIANS([.AE362]));3)+0.000086/POWER(TAN(RADIANS([.AE362]));5);IF([.AE362]&gt;-0.575;1735+[.AE362]*(-518.2+[.AE362]*(103.4+[.AE362]*(-12.79+[.AE362]*0.711)));-20.772/TAN(RADIANS([.AE362])))))/3600" office:value-type="float" office:value="0.0367425994016501">
            <text:p>0.04</text:p>
          </table:table-cell>
          <table:table-cell table:formula="of:=[.AE362]+[.AF362]" office:value-type="float" office:value="23.6171482475711">
            <text:p>23.62</text:p>
          </table:table-cell>
          <table:table-cell table:formula="of:=IF([.AC362]&gt;0;MOD(DEGREES(ACOS(((SIN(RADIANS([.$B$2]))*COS(RADIANS([.AD362])))-SIN(RADIANS([.T362])))/(COS(RADIANS([.$B$2]))*SIN(RADIANS([.AD362])))))+180;360);MOD(540-DEGREES(ACOS(((SIN(RADIANS([.$B$2]))*COS(RADIANS([.AD362])))-SIN(RADIANS([.T362])))/(COS(RADIANS([.$B$2]))*SIN(RADIANS([.AD362])))));360))" office:value-type="float" office:value="175.840359700678">
            <text:p>175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2]+1" office:value-type="date" office:date-value="2010-12-28">
            <text:p>12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3]+2415018.5+[.E363]-[.$B$4]/24" office:value-type="float" office:value="2455559.20833333">
            <text:p>2455559.21</text:p>
          </table:table-cell>
          <table:table-cell table:style-name="ce9" table:formula="of:=([.F363]-2451545)/36525" office:value-type="float" office:value="0.109903034451293">
            <text:p>0.10990303</text:p>
          </table:table-cell>
          <table:table-cell/>
          <table:table-cell table:formula="of:=MOD(280.46646+[.G363]*(36000.76983+[.G363]*0.0003032);360)" office:value-type="float" office:value="277.060310561826">
            <text:p>277.06</text:p>
          </table:table-cell>
          <table:table-cell table:formula="of:=357.52911+[.G363]*(35999.05029-0.0001537*[.G363])" office:value-type="float" office:value="4313.93397237922">
            <text:p>4313.93</text:p>
          </table:table-cell>
          <table:table-cell table:formula="of:=0.016708634-[.G363]*(0.000042037+0.0001537*[.G363])" office:value-type="float" office:value="0.0167021575134887">
            <text:p>0.02</text:p>
          </table:table-cell>
          <table:table-cell table:formula="of:=SIN(RADIANS([.J363]))*(1.914602-[.G363]*(0.004817+0.000014*[.G363]))+SIN(RADIANS(2*[.J363]))*(0.019993-0.000101*[.G363])+SIN(RADIANS(3*[.J363]))*0.000289" office:value-type="float" office:value="-0.206558371514573">
            <text:p>-0.21</text:p>
          </table:table-cell>
          <table:table-cell table:formula="of:=[.I363]+[.L363]" office:value-type="float" office:value="276.853752190311">
            <text:p>276.85</text:p>
          </table:table-cell>
          <table:table-cell table:formula="of:=[.J363]+[.L363]" office:value-type="float" office:value="4313.7274140077">
            <text:p>4313.73</text:p>
          </table:table-cell>
          <table:table-cell table:formula="of:=(1.000001018*(1-[.K363]*[.K363]))/(1+[.K363]*COS(RADIANS([.N363])))" office:value-type="float" office:value="0.983395557908798">
            <text:p>0.98</text:p>
          </table:table-cell>
          <table:table-cell table:formula="of:=[.M363]-0.00569-0.00478*SIN(RADIANS(125.04-1934.136*[.G363]))" office:value-type="float" office:value="276.852837740029">
            <text:p>276.85</text:p>
          </table:table-cell>
          <table:table-cell table:formula="of:=23+(26+((21.448-[.G363]*(46.815+[.G363]*(0.00059-[.G363]*0.001813))))/60)/60" office:value-type="float" office:value="23.4378619124229">
            <text:p>23.44</text:p>
          </table:table-cell>
          <table:table-cell table:formula="of:=[.Q363]+0.00256*COS(RADIANS(125.04-1934.136*[.G363]))" office:value-type="float" office:value="23.437972354274">
            <text:p>23.44</text:p>
          </table:table-cell>
          <table:table-cell table:formula="of:=DEGREES(ATAN2(COS(RADIANS([.R363]))*SIN(RADIANS([.P363]));COS(RADIANS([.P363]))))" office:value-type="float" office:value="172.537559512612">
            <text:p>172.54</text:p>
          </table:table-cell>
          <table:table-cell table:formula="of:=DEGREES(ASIN(SIN(RADIANS([.R363]))*SIN(RADIANS([.P363]))))" office:value-type="float" office:value="-23.2606372264065">
            <text:p>-23.26</text:p>
          </table:table-cell>
          <table:table-cell table:formula="of:=TAN(RADIANS([.R363]/2))*TAN(RADIANS([.R363]/2))" office:value-type="float" office:value="0.0430295492001825">
            <text:p>0.04</text:p>
          </table:table-cell>
          <table:table-cell table:formula="of:=4*DEGREES([.U363]*SIN(2*RADIANS([.I363]))-2*[.K363]*SIN(RADIANS([.J363]))+4*[.K363]*[.U363]*SIN(RADIANS([.J363]))*COS(2*RADIANS([.I363]))-0.5*[.U363]*[.U363]*SIN(4*RADIANS([.I363]))-1.25*[.K363]*[.K363]*SIN(2*RADIANS([.J363])))" office:value-type="float" office:value="-1.61295584040046">
            <text:p>-1.61</text:p>
          </table:table-cell>
          <table:table-cell table:formula="of:=DEGREES(ACOS(COS(RADIANS(90.833))/COS(RADIANS([.$B$2]))*COS(RADIANS([.T363]))-TAN(RADIANS([.$B$2]))*TAN(RADIANS([.T363]))))" office:value-type="float" office:value="67.5062511541856">
            <text:p>67.51</text:p>
          </table:table-cell>
          <table:table-cell table:style-name="ce7" table:formula="of:=(720-4*[.$B$3]-[.V363]+[.$B$4]*60)/1440" office:value-type="float" office:value="0.5118701082225">
            <text:p>12:17:06</text:p>
          </table:table-cell>
          <table:table-cell table:style-name="ce7" table:formula="of:=([.X363]*1440-[.W363]*4)/1440" office:value-type="float" office:value="0.324352743905318">
            <text:p>7:47:04</text:p>
          </table:table-cell>
          <table:table-cell table:style-name="ce7" table:formula="of:=([.X363]*1440+[.W363]*4)/1440" office:value-type="float" office:value="0.699387472539682">
            <text:p>16:47:07</text:p>
          </table:table-cell>
          <table:table-cell table:formula="of:=8*[.W363]" office:value-type="float" office:value="540.050009233485">
            <text:p>540.05</text:p>
          </table:table-cell>
          <table:table-cell table:formula="of:=MOD([.E363]*1440+[.V363]+4*[.$B$3]-60*[.$B$4];1440)" office:value-type="float" office:value="702.9070441596">
            <text:p>702.91</text:p>
          </table:table-cell>
          <table:table-cell table:formula="of:=IF([.AB363]/4&lt;0;[.AB363]/4+180;[.AB363]/4-180)" office:value-type="float" office:value="-4.27323896010012">
            <text:p>-4.27</text:p>
          </table:table-cell>
          <table:table-cell table:formula="of:=DEGREES(ACOS(SIN(RADIANS([.$B$2]))*SIN(RADIANS([.T363]))+COS(RADIANS([.$B$2]))*COS(RADIANS([.T363]))*COS(RADIANS([.AC363]))))" office:value-type="float" office:value="66.377498668094">
            <text:p>66.38</text:p>
          </table:table-cell>
          <table:table-cell table:formula="of:=90-[.AD363]" office:value-type="float" office:value="23.622501331906">
            <text:p>23.62</text:p>
          </table:table-cell>
          <table:table-cell table:formula="of:=IF([.AE363]&gt;85;0;IF([.AE363]&gt;5;58.1/TAN(RADIANS([.AE363]))-0.07/POWER(TAN(RADIANS([.AE363]));3)+0.000086/POWER(TAN(RADIANS([.AE363]));5);IF([.AE363]&gt;-0.575;1735+[.AE363]*(-518.2+[.AE363]*(103.4+[.AE363]*(-12.79+[.AE363]*0.711)));-20.772/TAN(RADIANS([.AE363])))))/3600" office:value-type="float" office:value="0.0366700140417962">
            <text:p>0.04</text:p>
          </table:table-cell>
          <table:table-cell table:formula="of:=[.AE363]+[.AF363]" office:value-type="float" office:value="23.6591713459478">
            <text:p>23.66</text:p>
          </table:table-cell>
          <table:table-cell table:formula="of:=IF([.AC363]&gt;0;MOD(DEGREES(ACOS(((SIN(RADIANS([.$B$2]))*COS(RADIANS([.AD363])))-SIN(RADIANS([.T363])))/(COS(RADIANS([.$B$2]))*SIN(RADIANS([.AD363])))))+180;360);MOD(540-DEGREES(ACOS(((SIN(RADIANS([.$B$2]))*COS(RADIANS([.AD363])))-SIN(RADIANS([.T363])))/(COS(RADIANS([.$B$2]))*SIN(RADIANS([.AD363])))));360))" office:value-type="float" office:value="175.715020832712">
            <text:p>175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3]+1" office:value-type="date" office:date-value="2010-12-29">
            <text:p>12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4]+2415018.5+[.E364]-[.$B$4]/24" office:value-type="float" office:value="2455560.20833333">
            <text:p>2455560.21</text:p>
          </table:table-cell>
          <table:table-cell table:style-name="ce9" table:formula="of:=([.F364]-2451545)/36525" office:value-type="float" office:value="0.109930412959165">
            <text:p>0.10993041</text:p>
          </table:table-cell>
          <table:table-cell/>
          <table:table-cell table:formula="of:=MOD(280.46646+[.G364]*(36000.76983+[.G364]*0.0003032);360)" office:value-type="float" office:value="278.045957923815">
            <text:p>278.05</text:p>
          </table:table-cell>
          <table:table-cell table:formula="of:=357.52911+[.G364]*(35999.05029-0.0001537*[.G364])" office:value-type="float" office:value="4314.91957266002">
            <text:p>4314.92</text:p>
          </table:table-cell>
          <table:table-cell table:formula="of:=0.016708634-[.G364]*(0.000042037+0.0001537*[.G364])" office:value-type="float" office:value="0.0167021554375024">
            <text:p>0.02</text:p>
          </table:table-cell>
          <table:table-cell table:formula="of:=SIN(RADIANS([.J364]))*(1.914602-[.G364]*(0.004817+0.000014*[.G364]))+SIN(RADIANS(2*[.J364]))*(0.019993-0.000101*[.G364])+SIN(RADIANS(3*[.J364]))*0.000289" office:value-type="float" office:value="-0.173099854049777">
            <text:p>-0.17</text:p>
          </table:table-cell>
          <table:table-cell table:formula="of:=[.I364]+[.L364]" office:value-type="float" office:value="277.872858069765">
            <text:p>277.87</text:p>
          </table:table-cell>
          <table:table-cell table:formula="of:=[.J364]+[.L364]" office:value-type="float" office:value="4314.74647280597">
            <text:p>4314.75</text:p>
          </table:table-cell>
          <table:table-cell table:formula="of:=(1.000001018*(1-[.K364]*[.K364]))/(1+[.K364]*COS(RADIANS([.N364])))" office:value-type="float" office:value="0.983366706003278">
            <text:p>0.98</text:p>
          </table:table-cell>
          <table:table-cell table:formula="of:=[.M364]-0.00569-0.00478*SIN(RADIANS(125.04-1934.136*[.G364]))" office:value-type="float" office:value="277.871943808032">
            <text:p>277.87</text:p>
          </table:table-cell>
          <table:table-cell table:formula="of:=23+(26+((21.448-[.G364]*(46.815+[.G364]*(0.00059-[.G364]*0.001813))))/60)/60" office:value-type="float" office:value="23.4378615563877">
            <text:p>23.44</text:p>
          </table:table-cell>
          <table:table-cell table:formula="of:=[.Q364]+0.00256*COS(RADIANS(125.04-1934.136*[.G364]))" office:value-type="float" office:value="23.4379696343982">
            <text:p>23.44</text:p>
          </table:table-cell>
          <table:table-cell table:formula="of:=DEGREES(ATAN2(COS(RADIANS([.R364]))*SIN(RADIANS([.P364]));COS(RADIANS([.P364]))))" office:value-type="float" office:value="171.430229479022">
            <text:p>171.43</text:p>
          </table:table-cell>
          <table:table-cell table:formula="of:=DEGREES(ASIN(SIN(RADIANS([.R364]))*SIN(RADIANS([.P364]))))" office:value-type="float" office:value="-23.2041074417341">
            <text:p>-23.2</text:p>
          </table:table-cell>
          <table:table-cell table:formula="of:=TAN(RADIANS([.R364]/2))*TAN(RADIANS([.R364]/2))" office:value-type="float" office:value="0.0430295389293316">
            <text:p>0.04</text:p>
          </table:table-cell>
          <table:table-cell table:formula="of:=4*DEGREES([.U364]*SIN(2*RADIANS([.I364]))-2*[.K364]*SIN(RADIANS([.J364]))+4*[.K364]*[.U364]*SIN(RADIANS([.J364]))*COS(2*RADIANS([.I364]))-0.5*[.U364]*[.U364]*SIN(4*RADIANS([.I364]))-1.25*[.K364]*[.K364]*SIN(2*RADIANS([.J364])))" office:value-type="float" office:value="-2.09835269544897">
            <text:p>-2.1</text:p>
          </table:table-cell>
          <table:table-cell table:formula="of:=DEGREES(ACOS(COS(RADIANS(90.833))/COS(RADIANS([.$B$2]))*COS(RADIANS([.T364]))-TAN(RADIANS([.$B$2]))*TAN(RADIANS([.T364]))))" office:value-type="float" office:value="67.5742835754035">
            <text:p>67.57</text:p>
          </table:table-cell>
          <table:table-cell table:style-name="ce7" table:formula="of:=(720-4*[.$B$3]-[.V364]+[.$B$4]*60)/1440" office:value-type="float" office:value="0.51220718937184">
            <text:p>12:17:35</text:p>
          </table:table-cell>
          <table:table-cell table:style-name="ce7" table:formula="of:=([.X364]*1440-[.W364]*4)/1440" office:value-type="float" office:value="0.32450084610683">
            <text:p>7:47:17</text:p>
          </table:table-cell>
          <table:table-cell table:style-name="ce7" table:formula="of:=([.X364]*1440+[.W364]*4)/1440" office:value-type="float" office:value="0.69991353263685">
            <text:p>16:47:53</text:p>
          </table:table-cell>
          <table:table-cell table:formula="of:=8*[.W364]" office:value-type="float" office:value="540.594268603228">
            <text:p>540.59</text:p>
          </table:table-cell>
          <table:table-cell table:formula="of:=MOD([.E364]*1440+[.V364]+4*[.$B$3]-60*[.$B$4];1440)" office:value-type="float" office:value="702.421647304551">
            <text:p>702.42</text:p>
          </table:table-cell>
          <table:table-cell table:formula="of:=IF([.AB364]/4&lt;0;[.AB364]/4+180;[.AB364]/4-180)" office:value-type="float" office:value="-4.39458817386225">
            <text:p>-4.39</text:p>
          </table:table-cell>
          <table:table-cell table:formula="of:=DEGREES(ACOS(SIN(RADIANS([.$B$2]))*SIN(RADIANS([.T364]))+COS(RADIANS([.$B$2]))*COS(RADIANS([.T364]))*COS(RADIANS([.AC364]))))" office:value-type="float" office:value="66.3277996626489">
            <text:p>66.33</text:p>
          </table:table-cell>
          <table:table-cell table:formula="of:=90-[.AD364]" office:value-type="float" office:value="23.6722003373511">
            <text:p>23.67</text:p>
          </table:table-cell>
          <table:table-cell table:formula="of:=IF([.AE364]&gt;85;0;IF([.AE364]&gt;5;58.1/TAN(RADIANS([.AE364]))-0.07/POWER(TAN(RADIANS([.AE364]));3)+0.000086/POWER(TAN(RADIANS([.AE364]));5);IF([.AE364]&gt;-0.575;1735+[.AE364]*(-518.2+[.AE364]*(103.4+[.AE364]*(-12.79+[.AE364]*0.711)));-20.772/TAN(RADIANS([.AE364])))))/3600" office:value-type="float" office:value="0.0365846245888297">
            <text:p>0.04</text:p>
          </table:table-cell>
          <table:table-cell table:formula="of:=[.AE364]+[.AF364]" office:value-type="float" office:value="23.70878496194">
            <text:p>23.71</text:p>
          </table:table-cell>
          <table:table-cell table:formula="of:=IF([.AC364]&gt;0;MOD(DEGREES(ACOS(((SIN(RADIANS([.$B$2]))*COS(RADIANS([.AD364])))-SIN(RADIANS([.T364])))/(COS(RADIANS([.$B$2]))*SIN(RADIANS([.AD364])))))+180;360);MOD(540-DEGREES(ACOS(((SIN(RADIANS([.$B$2]))*COS(RADIANS([.AD364])))-SIN(RADIANS([.T364])))/(COS(RADIANS([.$B$2]))*SIN(RADIANS([.AD364])))));360))" office:value-type="float" office:value="175.5897884172">
            <text:p>175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4]+1" office:value-type="date" office:date-value="2010-12-30">
            <text:p>12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5]+2415018.5+[.E365]-[.$B$4]/24" office:value-type="float" office:value="2455561.20833333">
            <text:p>2455561.21</text:p>
          </table:table-cell>
          <table:table-cell table:style-name="ce9" table:formula="of:=([.F365]-2451545)/36525" office:value-type="float" office:value="0.109957791467036">
            <text:p>0.10995779</text:p>
          </table:table-cell>
          <table:table-cell/>
          <table:table-cell table:formula="of:=MOD(280.46646+[.G365]*(36000.76983+[.G365]*0.0003032);360)" office:value-type="float" office:value="279.031605285804">
            <text:p>279.03</text:p>
          </table:table-cell>
          <table:table-cell table:formula="of:=357.52911+[.G365]*(35999.05029-0.0001537*[.G365])" office:value-type="float" office:value="4315.90517294082">
            <text:p>4315.91</text:p>
          </table:table-cell>
          <table:table-cell table:formula="of:=0.016708634-[.G365]*(0.000042037+0.0001537*[.G365])" office:value-type="float" office:value="0.0167021533612856">
            <text:p>0.02</text:p>
          </table:table-cell>
          <table:table-cell table:formula="of:=SIN(RADIANS([.J365]))*(1.914602-[.G365]*(0.004817+0.000014*[.G365]))+SIN(RADIANS(2*[.J365]))*(0.019993-0.000101*[.G365])+SIN(RADIANS(3*[.J365]))*0.000289" office:value-type="float" office:value="-0.13958681227508">
            <text:p>-0.14</text:p>
          </table:table-cell>
          <table:table-cell table:formula="of:=[.I365]+[.L365]" office:value-type="float" office:value="278.892018473529">
            <text:p>278.89</text:p>
          </table:table-cell>
          <table:table-cell table:formula="of:=[.J365]+[.L365]" office:value-type="float" office:value="4315.76558612854">
            <text:p>4315.77</text:p>
          </table:table-cell>
          <table:table-cell table:formula="of:=(1.000001018*(1-[.K365]*[.K365]))/(1+[.K365]*COS(RADIANS([.N365])))" office:value-type="float" office:value="0.983342943453126">
            <text:p>0.98</text:p>
          </table:table-cell>
          <table:table-cell table:formula="of:=[.M365]-0.00569-0.00478*SIN(RADIANS(125.04-1934.136*[.G365]))" office:value-type="float" office:value="278.891104396265">
            <text:p>278.89</text:p>
          </table:table-cell>
          <table:table-cell table:formula="of:=23+(26+((21.448-[.G365]*(46.815+[.G365]*(0.00059-[.G365]*0.001813))))/60)/60" office:value-type="float" office:value="23.4378612003526">
            <text:p>23.44</text:p>
          </table:table-cell>
          <table:table-cell table:formula="of:=[.Q365]+0.00256*COS(RADIANS(125.04-1934.136*[.G365]))" office:value-type="float" office:value="23.4379669144301">
            <text:p>23.44</text:p>
          </table:table-cell>
          <table:table-cell table:formula="of:=DEGREES(ATAN2(COS(RADIANS([.R365]))*SIN(RADIANS([.P365]));COS(RADIANS([.P365]))))" office:value-type="float" office:value="170.323840623698">
            <text:p>170.32</text:p>
          </table:table-cell>
          <table:table-cell table:formula="of:=DEGREES(ASIN(SIN(RADIANS([.R365]))*SIN(RADIANS([.P365]))))" office:value-type="float" office:value="-23.139831029391">
            <text:p>-23.14</text:p>
          </table:table-cell>
          <table:table-cell table:formula="of:=TAN(RADIANS([.R365]/2))*TAN(RADIANS([.R365]/2))" office:value-type="float" office:value="0.0430295286581335">
            <text:p>0.04</text:p>
          </table:table-cell>
          <table:table-cell table:formula="of:=4*DEGREES([.U365]*SIN(2*RADIANS([.I365]))-2*[.K365]*SIN(RADIANS([.J365]))+4*[.K365]*[.U365]*SIN(RADIANS([.J365]))*COS(2*RADIANS([.I365]))-0.5*[.U365]*[.U365]*SIN(4*RADIANS([.I365]))-1.25*[.K365]*[.K365]*SIN(2*RADIANS([.J365])))" office:value-type="float" office:value="-2.58006403297005">
            <text:p>-2.58</text:p>
          </table:table-cell>
          <table:table-cell table:formula="of:=DEGREES(ACOS(COS(RADIANS(90.833))/COS(RADIANS([.$B$2]))*COS(RADIANS([.T365]))-TAN(RADIANS([.$B$2]))*TAN(RADIANS([.T365]))))" office:value-type="float" office:value="67.6515277576338">
            <text:p>67.65</text:p>
          </table:table-cell>
          <table:table-cell table:style-name="ce7" table:formula="of:=(720-4*[.$B$3]-[.V365]+[.$B$4]*60)/1440" office:value-type="float" office:value="0.512541711134007">
            <text:p>12:18:04</text:p>
          </table:table-cell>
          <table:table-cell table:style-name="ce7" table:formula="of:=([.X365]*1440-[.W365]*4)/1440" office:value-type="float" office:value="0.324620800696135">
            <text:p>7:47:27</text:p>
          </table:table-cell>
          <table:table-cell table:style-name="ce7" table:formula="of:=([.X365]*1440+[.W365]*4)/1440" office:value-type="float" office:value="0.700462621571879">
            <text:p>16:48:40</text:p>
          </table:table-cell>
          <table:table-cell table:formula="of:=8*[.W365]" office:value-type="float" office:value="541.21222206107">
            <text:p>541.21</text:p>
          </table:table-cell>
          <table:table-cell table:formula="of:=MOD([.E365]*1440+[.V365]+4*[.$B$3]-60*[.$B$4];1440)" office:value-type="float" office:value="701.93993596703">
            <text:p>701.94</text:p>
          </table:table-cell>
          <table:table-cell table:formula="of:=IF([.AB365]/4&lt;0;[.AB365]/4+180;[.AB365]/4-180)" office:value-type="float" office:value="-4.51501600824253">
            <text:p>-4.52</text:p>
          </table:table-cell>
          <table:table-cell table:formula="of:=DEGREES(ACOS(SIN(RADIANS([.$B$2]))*SIN(RADIANS([.T365]))+COS(RADIANS([.$B$2]))*COS(RADIANS([.T365]))*COS(RADIANS([.AC365]))))" office:value-type="float" office:value="66.2705155593212">
            <text:p>66.27</text:p>
          </table:table-cell>
          <table:table-cell table:formula="of:=90-[.AD365]" office:value-type="float" office:value="23.7294844406788">
            <text:p>23.73</text:p>
          </table:table-cell>
          <table:table-cell table:formula="of:=IF([.AE365]&gt;85;0;IF([.AE365]&gt;5;58.1/TAN(RADIANS([.AE365]))-0.07/POWER(TAN(RADIANS([.AE365]));3)+0.000086/POWER(TAN(RADIANS([.AE365]));5);IF([.AE365]&gt;-0.575;1735+[.AE365]*(-518.2+[.AE365]*(103.4+[.AE365]*(-12.79+[.AE365]*0.711)));-20.772/TAN(RADIANS([.AE365])))))/3600" office:value-type="float" office:value="0.0364866118450236">
            <text:p>0.04</text:p>
          </table:table-cell>
          <table:table-cell table:formula="of:=[.AE365]+[.AF365]" office:value-type="float" office:value="23.7659710525239">
            <text:p>23.77</text:p>
          </table:table-cell>
          <table:table-cell table:formula="of:=IF([.AC365]&gt;0;MOD(DEGREES(ACOS(((SIN(RADIANS([.$B$2]))*COS(RADIANS([.AD365])))-SIN(RADIANS([.T365])))/(COS(RADIANS([.$B$2]))*SIN(RADIANS([.AD365])))))+180;360);MOD(540-DEGREES(ACOS(((SIN(RADIANS([.$B$2]))*COS(RADIANS([.AD365])))-SIN(RADIANS([.T365])))/(COS(RADIANS([.$B$2]))*SIN(RADIANS([.AD365])))));360))" office:value-type="float" office:value="175.464755690918">
            <text:p>175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5]+1" office:value-type="date" office:date-value="2010-12-31">
            <text:p>12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6]+2415018.5+[.E366]-[.$B$4]/24" office:value-type="float" office:value="2455562.20833333">
            <text:p>2455562.21</text:p>
          </table:table-cell>
          <table:table-cell table:style-name="ce9" table:formula="of:=([.F366]-2451545)/36525" office:value-type="float" office:value="0.109985169974907">
            <text:p>0.10998517</text:p>
          </table:table-cell>
          <table:table-cell/>
          <table:table-cell table:formula="of:=MOD(280.46646+[.G366]*(36000.76983+[.G366]*0.0003032);360)" office:value-type="float" office:value="280.017252647795">
            <text:p>280.02</text:p>
          </table:table-cell>
          <table:table-cell table:formula="of:=357.52911+[.G366]*(35999.05029-0.0001537*[.G366])" office:value-type="float" office:value="4316.89077322162">
            <text:p>4316.89</text:p>
          </table:table-cell>
          <table:table-cell table:formula="of:=0.016708634-[.G366]*(0.000042037+0.0001537*[.G366])" office:value-type="float" office:value="0.0167021512848384">
            <text:p>0.02</text:p>
          </table:table-cell>
          <table:table-cell table:formula="of:=SIN(RADIANS([.J366]))*(1.914602-[.G366]*(0.004817+0.000014*[.G366]))+SIN(RADIANS(2*[.J366]))*(0.019993-0.000101*[.G366])+SIN(RADIANS(3*[.J366]))*0.000289" office:value-type="float" office:value="-0.10602979936121">
            <text:p>-0.11</text:p>
          </table:table-cell>
          <table:table-cell table:formula="of:=[.I366]+[.L366]" office:value-type="float" office:value="279.911222848433">
            <text:p>279.91</text:p>
          </table:table-cell>
          <table:table-cell table:formula="of:=[.J366]+[.L366]" office:value-type="float" office:value="4316.78474342226">
            <text:p>4316.78</text:p>
          </table:table-cell>
          <table:table-cell table:formula="of:=(1.000001018*(1-[.K366]*[.K366]))/(1+[.K366]*COS(RADIANS([.N366])))" office:value-type="float" office:value="0.983324278020783">
            <text:p>0.98</text:p>
          </table:table-cell>
          <table:table-cell table:formula="of:=[.M366]-0.00569-0.00478*SIN(RADIANS(125.04-1934.136*[.G366]))" office:value-type="float" office:value="279.910308951558">
            <text:p>279.91</text:p>
          </table:table-cell>
          <table:table-cell table:formula="of:=23+(26+((21.448-[.G366]*(46.815+[.G366]*(0.00059-[.G366]*0.001813))))/60)/60" office:value-type="float" office:value="23.4378608443174">
            <text:p>23.44</text:p>
          </table:table-cell>
          <table:table-cell table:formula="of:=[.Q366]+0.00256*COS(RADIANS(125.04-1934.136*[.G366]))" office:value-type="float" office:value="23.4379641943717">
            <text:p>23.44</text:p>
          </table:table-cell>
          <table:table-cell table:formula="of:=DEGREES(ATAN2(COS(RADIANS([.R366]))*SIN(RADIANS([.P366]));COS(RADIANS([.P366]))))" office:value-type="float" office:value="169.218527978255">
            <text:p>169.22</text:p>
          </table:table-cell>
          <table:table-cell table:formula="of:=DEGREES(ASIN(SIN(RADIANS([.R366]))*SIN(RADIANS([.P366]))))" office:value-type="float" office:value="-23.067838920826">
            <text:p>-23.07</text:p>
          </table:table-cell>
          <table:table-cell table:formula="of:=TAN(RADIANS([.R366]/2))*TAN(RADIANS([.R366]/2))" office:value-type="float" office:value="0.0430295183865956">
            <text:p>0.04</text:p>
          </table:table-cell>
          <table:table-cell table:formula="of:=4*DEGREES([.U366]*SIN(2*RADIANS([.I366]))-2*[.K366]*SIN(RADIANS([.J366]))+4*[.K366]*[.U366]*SIN(RADIANS([.J366]))*COS(2*RADIANS([.I366]))-0.5*[.U366]*[.U366]*SIN(4*RADIANS([.I366]))-1.25*[.K366]*[.K366]*SIN(2*RADIANS([.J366])))" office:value-type="float" office:value="-3.05756412245952">
            <text:p>-3.06</text:p>
          </table:table-cell>
          <table:table-cell table:formula="of:=DEGREES(ACOS(COS(RADIANS(90.833))/COS(RADIANS([.$B$2]))*COS(RADIANS([.T366]))-TAN(RADIANS([.$B$2]))*TAN(RADIANS([.T366]))))" office:value-type="float" office:value="67.7379046128129">
            <text:p>67.74</text:p>
          </table:table-cell>
          <table:table-cell table:style-name="ce7" table:formula="of:=(720-4*[.$B$3]-[.V366]+[.$B$4]*60)/1440" office:value-type="float" office:value="0.512873308418375">
            <text:p>12:18:32</text:p>
          </table:table-cell>
          <table:table-cell table:style-name="ce7" table:formula="of:=([.X366]*1440-[.W366]*4)/1440" office:value-type="float" office:value="0.324712462271672">
            <text:p>7:47:35</text:p>
          </table:table-cell>
          <table:table-cell table:style-name="ce7" table:formula="of:=([.X366]*1440+[.W366]*4)/1440" office:value-type="float" office:value="0.701034154565077">
            <text:p>16:49:29</text:p>
          </table:table-cell>
          <table:table-cell table:formula="of:=8*[.W366]" office:value-type="float" office:value="541.903236902503">
            <text:p>541.9</text:p>
          </table:table-cell>
          <table:table-cell table:formula="of:=MOD([.E366]*1440+[.V366]+4*[.$B$3]-60*[.$B$4];1440)" office:value-type="float" office:value="701.46243587754">
            <text:p>701.46</text:p>
          </table:table-cell>
          <table:table-cell table:formula="of:=IF([.AB366]/4&lt;0;[.AB366]/4+180;[.AB366]/4-180)" office:value-type="float" office:value="-4.63439103061489">
            <text:p>-4.63</text:p>
          </table:table-cell>
          <table:table-cell table:formula="of:=DEGREES(ACOS(SIN(RADIANS([.$B$2]))*SIN(RADIANS([.T366]))+COS(RADIANS([.$B$2]))*COS(RADIANS([.T366]))*COS(RADIANS([.AC366]))))" office:value-type="float" office:value="66.2056679696887">
            <text:p>66.21</text:p>
          </table:table-cell>
          <table:table-cell table:formula="of:=90-[.AD366]" office:value-type="float" office:value="23.7943320303113">
            <text:p>23.79</text:p>
          </table:table-cell>
          <table:table-cell table:formula="of:=IF([.AE366]&gt;85;0;IF([.AE366]&gt;5;58.1/TAN(RADIANS([.AE366]))-0.07/POWER(TAN(RADIANS([.AE366]));3)+0.000086/POWER(TAN(RADIANS([.AE366]));5);IF([.AE366]&gt;-0.575;1735+[.AE366]*(-518.2+[.AE366]*(103.4+[.AE366]*(-12.79+[.AE366]*0.711)));-20.772/TAN(RADIANS([.AE366])))))/3600" office:value-type="float" office:value="0.0363761827483073">
            <text:p>0.04</text:p>
          </table:table-cell>
          <table:table-cell table:formula="of:=[.AE366]+[.AF366]" office:value-type="float" office:value="23.8307082130596">
            <text:p>23.83</text:p>
          </table:table-cell>
          <table:table-cell table:formula="of:=IF([.AC366]&gt;0;MOD(DEGREES(ACOS(((SIN(RADIANS([.$B$2]))*COS(RADIANS([.AD366])))-SIN(RADIANS([.T366])))/(COS(RADIANS([.$B$2]))*SIN(RADIANS([.AD366])))))+180;360);MOD(540-DEGREES(ACOS(((SIN(RADIANS([.$B$2]))*COS(RADIANS([.AD366])))-SIN(RADIANS([.T366])))/(COS(RADIANS([.$B$2]))*SIN(RADIANS([.AD366])))));360))" office:value-type="float" office:value="175.340015419495">
            <text:p>175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6]+1" office:value-type="date" office:date-value="2011-01-01">
            <text:p>1/1/2011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7]+2415018.5+[.E367]-[.$B$4]/24" office:value-type="float" office:value="2455563.20833333">
            <text:p>2455563.21</text:p>
          </table:table-cell>
          <table:table-cell table:style-name="ce9" table:formula="of:=([.F367]-2451545)/36525" office:value-type="float" office:value="0.110012548482779">
            <text:p>0.11001255</text:p>
          </table:table-cell>
          <table:table-cell/>
          <table:table-cell table:formula="of:=MOD(280.46646+[.G367]*(36000.76983+[.G367]*0.0003032);360)" office:value-type="float" office:value="281.002900009786">
            <text:p>281</text:p>
          </table:table-cell>
          <table:table-cell table:formula="of:=357.52911+[.G367]*(35999.05029-0.0001537*[.G367])" office:value-type="float" office:value="4317.87637350242">
            <text:p>4317.88</text:p>
          </table:table-cell>
          <table:table-cell table:formula="of:=0.016708634-[.G367]*(0.000042037+0.0001537*[.G367])" office:value-type="float" office:value="0.0167021492081608">
            <text:p>0.02</text:p>
          </table:table-cell>
          <table:table-cell table:formula="of:=SIN(RADIANS([.J367]))*(1.914602-[.G367]*(0.004817+0.000014*[.G367]))+SIN(RADIANS(2*[.J367]))*(0.019993-0.000101*[.G367])+SIN(RADIANS(3*[.J367]))*0.000289" office:value-type="float" office:value="-0.072439384865896">
            <text:p>-0.07</text:p>
          </table:table-cell>
          <table:table-cell table:formula="of:=[.I367]+[.L367]" office:value-type="float" office:value="280.93046062492">
            <text:p>280.93</text:p>
          </table:table-cell>
          <table:table-cell table:formula="of:=[.J367]+[.L367]" office:value-type="float" office:value="4317.80393411755">
            <text:p>4317.8</text:p>
          </table:table-cell>
          <table:table-cell table:formula="of:=(1.000001018*(1-[.K367]*[.K367]))/(1+[.K367]*COS(RADIANS([.N367])))" office:value-type="float" office:value="0.983310715804141">
            <text:p>0.98</text:p>
          </table:table-cell>
          <table:table-cell table:formula="of:=[.M367]-0.00569-0.00478*SIN(RADIANS(125.04-1934.136*[.G367]))" office:value-type="float" office:value="280.929546904355">
            <text:p>280.93</text:p>
          </table:table-cell>
          <table:table-cell table:formula="of:=23+(26+((21.448-[.G367]*(46.815+[.G367]*(0.00059-[.G367]*0.001813))))/60)/60" office:value-type="float" office:value="23.4378604882822">
            <text:p>23.44</text:p>
          </table:table-cell>
          <table:table-cell table:formula="of:=[.Q367]+0.00256*COS(RADIANS(125.04-1934.136*[.G367]))" office:value-type="float" office:value="23.4379614742249">
            <text:p>23.44</text:p>
          </table:table-cell>
          <table:table-cell table:formula="of:=DEGREES(ATAN2(COS(RADIANS([.R367]))*SIN(RADIANS([.P367]));COS(RADIANS([.P367]))))" office:value-type="float" office:value="168.114424402259">
            <text:p>168.11</text:p>
          </table:table-cell>
          <table:table-cell table:formula="of:=DEGREES(ASIN(SIN(RADIANS([.R367]))*SIN(RADIANS([.P367]))))" office:value-type="float" office:value="-22.9881660254839">
            <text:p>-22.99</text:p>
          </table:table-cell>
          <table:table-cell table:formula="of:=TAN(RADIANS([.R367]/2))*TAN(RADIANS([.R367]/2))" office:value-type="float" office:value="0.0430295081147258">
            <text:p>0.04</text:p>
          </table:table-cell>
          <table:table-cell table:formula="of:=4*DEGREES([.U367]*SIN(2*RADIANS([.I367]))-2*[.K367]*SIN(RADIANS([.J367]))+4*[.K367]*[.U367]*SIN(RADIANS([.J367]))*COS(2*RADIANS([.I367]))-0.5*[.U367]*[.U367]*SIN(4*RADIANS([.I367]))-1.25*[.K367]*[.K367]*SIN(2*RADIANS([.J367])))" office:value-type="float" office:value="-3.53033480920787">
            <text:p>-3.53</text:p>
          </table:table-cell>
          <table:table-cell table:formula="of:=DEGREES(ACOS(COS(RADIANS(90.833))/COS(RADIANS([.$B$2]))*COS(RADIANS([.T367]))-TAN(RADIANS([.$B$2]))*TAN(RADIANS([.T367]))))" office:value-type="float" office:value="67.8333259565954">
            <text:p>67.83</text:p>
          </table:table-cell>
          <table:table-cell table:style-name="ce7" table:formula="of:=(720-4*[.$B$3]-[.V367]+[.$B$4]*60)/1440" office:value-type="float" office:value="0.513201621395283">
            <text:p>12:19:01</text:p>
          </table:table-cell>
          <table:table-cell table:style-name="ce7" table:formula="of:=([.X367]*1440-[.W367]*4)/1440" office:value-type="float" office:value="0.324775715960296">
            <text:p>7:47:41</text:p>
          </table:table-cell>
          <table:table-cell table:style-name="ce7" table:formula="of:=([.X367]*1440+[.W367]*4)/1440" office:value-type="float" office:value="0.701627526830271">
            <text:p>16:50:21</text:p>
          </table:table-cell>
          <table:table-cell table:formula="of:=8*[.W367]" office:value-type="float" office:value="542.666607652763">
            <text:p>542.67</text:p>
          </table:table-cell>
          <table:table-cell table:formula="of:=MOD([.E367]*1440+[.V367]+4*[.$B$3]-60*[.$B$4];1440)" office:value-type="float" office:value="700.989665190792">
            <text:p>700.99</text:p>
          </table:table-cell>
          <table:table-cell table:formula="of:=IF([.AB367]/4&lt;0;[.AB367]/4+180;[.AB367]/4-180)" office:value-type="float" office:value="-4.75258370230196">
            <text:p>-4.75</text:p>
          </table:table-cell>
          <table:table-cell table:formula="of:=DEGREES(ACOS(SIN(RADIANS([.$B$2]))*SIN(RADIANS([.T367]))+COS(RADIANS([.$B$2]))*COS(RADIANS([.T367]))*COS(RADIANS([.AC367]))))" office:value-type="float" office:value="66.1332818665052">
            <text:p>66.13</text:p>
          </table:table-cell>
          <table:table-cell table:formula="of:=90-[.AD367]" office:value-type="float" office:value="23.8667181334948">
            <text:p>23.87</text:p>
          </table:table-cell>
          <table:table-cell table:formula="of:=IF([.AE367]&gt;85;0;IF([.AE367]&gt;5;58.1/TAN(RADIANS([.AE367]))-0.07/POWER(TAN(RADIANS([.AE367]));3)+0.000086/POWER(TAN(RADIANS([.AE367]));5);IF([.AE367]&gt;-0.575;1735+[.AE367]*(-518.2+[.AE367]*(103.4+[.AE367]*(-12.79+[.AE367]*0.711)));-20.772/TAN(RADIANS([.AE367])))))/3600" office:value-type="float" office:value="0.0362535692229524">
            <text:p>0.04</text:p>
          </table:table-cell>
          <table:table-cell table:formula="of:=[.AE367]+[.AF367]" office:value-type="float" office:value="23.9029717027178">
            <text:p>23.9</text:p>
          </table:table-cell>
          <table:table-cell table:formula="of:=IF([.AC367]&gt;0;MOD(DEGREES(ACOS(((SIN(RADIANS([.$B$2]))*COS(RADIANS([.AD367])))-SIN(RADIANS([.T367])))/(COS(RADIANS([.$B$2]))*SIN(RADIANS([.AD367])))))+180;360);MOD(540-DEGREES(ACOS(((SIN(RADIANS([.$B$2]))*COS(RADIANS([.AD367])))-SIN(RADIANS([.T367])))/(COS(RADIANS([.$B$2]))*SIN(RADIANS([.AD367])))));360))" office:value-type="float" office:value="175.2156598326">
            <text:p>175.22</text:p>
          </table:table-cell>
          <table:table-cell table:number-columns-repeated="990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gt;=0" style:apply-style-name="N145P0"/>
    </number:text-style>
    <number:number-style style:name="N146">
      <number:number number:decimal-places="8"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number:number-style style:name="N150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7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ornwall</meta:initial-creator>
    <meta:creation-date>2010-02-16T08:55:33</meta:creation-date>
    <dc:creator>matt komorowski</dc:creator>
    <dc:date>2010-06-10T17:06:54</dc:date>
    <meta:generator>OpenOffice.org/3.1$Linux OpenOffice.org_project/310m19$Build-9420</meta:generator>
    <meta:editing-duration>PT13H16M39S</meta:editing-duration>
    <meta:editing-cycles>1</meta:editing-cycles>
    <meta:document-statistic meta:table-count="1" meta:cell-count="110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62cm" svg:height="5.208cm" chart:class="chart:line" chart:style-name="ch1">
        <chart:title svg:x="1.573cm" svg:y="0.105cm" chart:style-name="ch2">
          <text:p>Sunlight Duration vs. Day of Year</text:p>
        </chart:title>
        <chart:plot-area chart:style-name="ch3" table:cell-range-address="Calculations.AA1:Calculations.AA367" chart:data-source-has-labels="row" svg:x="0.189cm" svg:y="0.712cm" svg:width="9.378cm" svg:height="4.489cm">
          <chart:axis chart:dimension="x" chart:name="primary-x" chart:style-name="ch4">
            <chart:title svg:x="4.317cm" svg:y="4.733cm" chart:style-name="ch5">
              <text:p>Day of Year</text:p>
            </chart:title>
          </chart:axis>
          <chart:axis chart:dimension="y" chart:name="primary-y" chart:style-name="ch4">
            <chart:title svg:x="0.196cm" svg:y="3.98cm" chart:style-name="ch6">
              <text:p>Sunlight (minutes)</text:p>
            </chart:title>
            <chart:grid chart:style-name="ch7" chart:class="major"/>
          </chart:axis>
          <chart:series chart:style-name="ch8" chart:values-cell-range-address="Calculations.AA2:Calculations.AA367" chart:label-cell-address="Calculations.AA1:Calculations.AA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AA1:Calculations.AA1">Sunlight Duration (minut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2.853401158545">
                <text:p text:id="Calculations.AA2:Calculations.AA367">542.8534011585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.705640381227">
                <text:p>543.705640381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4.628407553829">
                <text:p>544.628407553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5.620780207351">
                <text:p>545.62078020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.681775633584">
                <text:p>546.681775633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.810354304744">
                <text:p>547.81035430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9.005423422373">
                <text:p>549.005423422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.265840571981">
                <text:p>550.265840571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1.59041745989">
                <text:p>551.59041745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2.977923709083">
                <text:p>552.977923709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.427090691279">
                <text:p>554.427090691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.93661537322">
                <text:p>555.93661537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7.505164155953">
                <text:p>557.505164155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9.131376686977">
                <text:p>559.1313766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.813869626267">
                <text:p>560.813869626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.551240348455">
                <text:p>562.551240348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4.342070564848">
                <text:p>564.3420705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184929850378">
                <text:p>566.18492985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.078379062069">
                <text:p>568.078379062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.020973637131">
                <text:p>570.020973637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2.011266760266">
                <text:p>572.011266760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4.04781239134">
                <text:p>574.04781239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6.129168145984">
                <text:p>576.129168145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.253898023157">
                <text:p>578.25389802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.420574975082">
                <text:p>580.420574975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2.627783316258">
                <text:p>582.627783316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4.874120969501">
                <text:p>584.874120969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7.158201548129">
                <text:p>587.158201548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9.478656274466">
                <text:p>589.478656274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1.834135735829">
                <text:p>591.834135735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.223311480011">
                <text:p>594.22331148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6.644877453163">
                <text:p>596.644877453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9.097551283576">
                <text:p>599.097551283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1.580075415542">
                <text:p>601.580075415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4.091218097981">
                <text:p>604.091218097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6.62977423298">
                <text:p>606.62977423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9.194566089734">
                <text:p>609.194566089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1.784443889666">
                <text:p>611.784443889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4.398286268768">
                <text:p>614.398286268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7.035000623287">
                <text:p>617.035000623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9.693523345043">
                <text:p>619.693523345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2.372819952639">
                <text:p>622.372819952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5.0718851249">
                <text:p>625.0718851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7.789742642714">
                <text:p>627.789742642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0.525445245481">
                <text:p>630.525445245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3.278074408124">
                <text:p>633.278074408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6.046740044577">
                <text:p>636.046740044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8.830580143403">
                <text:p>638.830580143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1.628760341039">
                <text:p>641.628760341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4.440473437928">
                <text:p>644.440473437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7.264938862596">
                <text:p>647.264938862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.101402088455">
                <text:p>650.101402088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2.949134007898">
                <text:p>652.949134007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.807430267999">
                <text:p>655.807430267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.675610571873">
                <text:p>658.675610571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1.553017949493">
                <text:p>661.553017949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4.439018001534">
                <text:p>664.439018001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7.332998119554">
                <text:p>667.3329981195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.234366685595">
                <text:p>670.234366685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.142552254028">
                <text:p>673.142552254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6.057002718287">
                <text:p>676.057002718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8.977184464889">
                <text:p>678.977184464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1.9025815169">
                <text:p>681.90258151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4.832694668917">
                <text:p>684.8326946689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7.767040615302">
                <text:p>687.7670406153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0.705151073347">
                <text:p>690.705151073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3.646571902825">
                <text:p>693.646571902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6.59086222322">
                <text:p>696.590862223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.537593529832">
                <text:p>699.537593529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2.486348809751">
                <text:p>702.486348809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5.436721658629">
                <text:p>705.4367216586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8.38831539903">
                <text:p>708.38831539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1.340742201029">
                <text:p>711.340742201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.293622205682">
                <text:p>714.293622205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7.24658265184">
                <text:p>717.24658265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.199257006766">
                <text:p>720.199257006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.151284100902">
                <text:p>723.151284100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.102307267109">
                <text:p>726.102307267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9.051973484639">
                <text:p>729.051973484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1.999932528061">
                <text:p>731.999932528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4.945836121353">
                <text:p>734.945836121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7.88933709731">
                <text:p>737.88933709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0.830088562457">
                <text:p>740.830088562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3.767743067605">
                <text:p>743.767743067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6.701951784225">
                <text:p>746.701951784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.632363686804">
                <text:p>749.6323636868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2.558624741373">
                <text:p>752.558624741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5.480377100427">
                <text:p>755.48037710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.397258304495">
                <text:p>758.397258304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1.308900490623">
                <text:p>761.308900490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4.214929608141">
                <text:p>764.214929608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7.114964642086">
                <text:p>767.114964642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0.008616844755">
                <text:p>770.008616844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2.895488975855">
                <text:p>772.895488975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5.775174551941">
                <text:p>775.7751745519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.647257105744">
                <text:p>778.647257105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1.511309456159">
                <text:p>781.511309456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4.366892989813">
                <text:p>784.366892989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7.213556955102">
                <text:p>787.213556955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0.050837769809">
                <text:p>790.0508377698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2.878258343458">
                <text:p>792.878258343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5.695327415695">
                <text:p>795.6953274156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.501538912137">
                <text:p>798.501538912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1.296371319176">
                <text:p>801.296371319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4.079287079448">
                <text:p>804.079287079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6.849732009758">
                <text:p>806.8497320097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9.607134743372">
                <text:p>809.607134743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2.350906198776">
                <text:p>812.3509061987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5.080439077083">
                <text:p>815.080439077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7.795107390454">
                <text:p>817.795107390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20.494266024005">
                <text:p>820.494266024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3.177250333814">
                <text:p>823.177250333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25.843375783793">
                <text:p>825.843375783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8.491937624279">
                <text:p>828.4919376242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1.122210615362">
                <text:p>831.122210615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3.733448798055">
                <text:p>833.733448798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6.324885316505">
                <text:p>836.324885316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8.895732294584">
                <text:p>838.895732294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1.445180770212">
                <text:p>841.445180770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3.972400690899">
                <text:p>843.9724006908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6.476540973971">
                <text:p>846.4765409739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8.956729635033">
                <text:p>848.9567296350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1.412073988178">
                <text:p>851.412073988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3.841660921477">
                <text:p>853.8416609214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6.244557251174">
                <text:p>856.244557251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8.619810158026">
                <text:p>858.619810158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0.966447709014">
                <text:p>860.9664477090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3.28347946761">
                <text:p>863.28347946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5.569897195522">
                <text:p>865.5698971955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7.824675648675">
                <text:p>867.8246756486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0.046773469906">
                <text:p>870.0467734699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2.235134180556">
                <text:p>872.235134180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4.388687272794">
                <text:p>874.388687272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6.506349404119">
                <text:p>876.506349404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8.587025695048">
                <text:p>878.587025695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.629611130536">
                <text:p>880.6296111305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2.632992065115">
                <text:p>882.632992065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4.596047831192">
                <text:p>884.596047831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6.517652449328">
                <text:p>886.5176524493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8.396676438663">
                <text:p>888.396676438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0.231988724943">
                <text:p>890.231988724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2.022458642917">
                <text:p>892.022458642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3.766958029079">
                <text:p>893.7669580290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5.464363399965">
                <text:p>895.4643633999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7.113558210412">
                <text:p>897.113558210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8.713435185389">
                <text:p>898.7134351853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0.262898718181">
                <text:p>900.2628987181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1.760867326911">
                <text:p>901.760867326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3.206276160584">
                <text:p>903.206276160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4.598079545083">
                <text:p>904.5980795450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5.935253558801">
                <text:p>905.9352535588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7.216798626901">
                <text:p>907.216798626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8.441742122579">
                <text:p>908.441742122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9.609140963122">
                <text:p>909.609140963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0.718084188071">
                <text:p>910.7180841880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1.767695506381">
                <text:p>911.7676955063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2.757135799187">
                <text:p>912.757135799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3.685605564554">
                <text:p>913.685605564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4.552347290519">
                <text:p>914.5523472905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5.356647742736">
                <text:p>915.356647742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6.097840153217">
                <text:p>916.0978401532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6.775306296912">
                <text:p>916.7753062969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7.388478443299">
                <text:p>917.388478443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7.936841170669">
                <text:p>917.936841170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8.41993303149">
                <text:p>918.41993303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8.837348057979">
                <text:p>918.837348057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9.188737097948">
                <text:p>919.188737097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9.473808971993">
                <text:p>919.473808971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9.692331444196">
                <text:p>919.692331444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9.844131999757">
                <text:p>919.844131999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9.929098424178">
                <text:p>919.9290984241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9.947179180058">
                <text:p>919.9471791800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9.898383578854">
                <text:p>919.8983835788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9.78278174645">
                <text:p>919.78278174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9.600504382767">
                <text:p>919.6005043827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9.351742317113">
                <text:p>919.3517423171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9.036745862329">
                <text:p>919.036745862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8.655823972236">
                <text:p>918.655823972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8.209343208124">
                <text:p>918.209343208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7.697726521352">
                <text:p>917.6977265213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7.121451860261">
                <text:p>917.121451860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6.481050610678">
                <text:p>916.481050610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.777105880307">
                <text:p>915.777105880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.010250638104">
                <text:p>915.010250638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4.181165720548">
                <text:p>914.181165720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3.29057771726">
                <text:p>913.290577717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2.339256748996">
                <text:p>912.339256748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11.328014151325">
                <text:p>911.328014151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0.257700077587">
                <text:p>910.257700077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9.129201034811">
                <text:p>909.129201034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7.943437366251">
                <text:p>907.9434373662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6.701360694087">
                <text:p>906.7013606940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5.403951335572">
                <text:p>905.4039513355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4.052215705576">
                <text:p>904.052215705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.647183718036">
                <text:p>902.6471837180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1.189906198294">
                <text:p>901.189906198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9.681452317737">
                <text:p>899.6814523177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8.122907061462">
                <text:p>898.122907061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6.515368739011">
                <text:p>896.5153687390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4.85994654746">
                <text:p>894.859946547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3.15775819537">
                <text:p>893.15775819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1.409927595317">
                <text:p>891.409927595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9.617582631884">
                <text:p>889.6175826318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7.781853011228">
                <text:p>887.7818530112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85.903868197478">
                <text:p>885.903868197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3.984755440467">
                <text:p>883.9847554404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82.025637898517">
                <text:p>882.0256378985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0.027632859242">
                <text:p>880.027632859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7.991850060627">
                <text:p>877.991850060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5.919390113956">
                <text:p>875.919390113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3.811343029541">
                <text:p>873.8113430295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1.668786845572">
                <text:p>871.6687868455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9.492786359889">
                <text:p>869.492786359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7.284391963939">
                <text:p>867.2843919639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5.044638577741">
                <text:p>865.044638577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2.774544684238">
                <text:p>862.7745446842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.475111461065">
                <text:p>860.475111461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8.147322007432">
                <text:p>858.147322007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5.792140663519">
                <text:p>855.7921406635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3.410512419544">
                <text:p>853.4105124195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1.003362411483">
                <text:p>851.0033624114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8.571595500228">
                <text:p>848.5715955002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6.116095930847">
                <text:p>846.1160959308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3.637727068527">
                <text:p>843.6377270685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1.137331207704">
                <text:p>841.137331207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8.615729450843">
                <text:p>838.6157294508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6.073721653326">
                <text:p>836.0737216533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3.512086430959">
                <text:p>833.512086430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0.931581226536">
                <text:p>830.9315812265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8.332942432083">
                <text:p>828.3329424320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5.716885563386">
                <text:p>825.716885563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3.084105483508">
                <text:p>823.0841054835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0.435276672132">
                <text:p>820.435276672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7.771053537638">
                <text:p>817.7710535376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5.092070768946">
                <text:p>815.0920707689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2.398943724272">
                <text:p>812.398943724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9.692268854128">
                <text:p>809.6922688541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6.972624155944">
                <text:p>806.972624155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4.240569657872">
                <text:p>804.240569657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1.496647929503">
                <text:p>801.4966479295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8.741384617289">
                <text:p>798.741384617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5.975289002655">
                <text:p>795.9752890026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3.198854580908">
                <text:p>793.1988545809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0.412559659199">
                <text:p>790.4125596591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7.616867971872">
                <text:p>787.616867971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.812229311747">
                <text:p>784.8122293117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1.999080175935">
                <text:p>781.9990801759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9.17784442492">
                <text:p>779.17784442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6.348933953826">
                <text:p>776.3489339538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3.512749374787">
                <text:p>773.512749374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0.669680709514">
                <text:p>770.6696807095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7.820108091265">
                <text:p>767.82010809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4.964402475477">
                <text:p>764.964402475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2.102926358413">
                <text:p>762.102926358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9.236034503297">
                <text:p>759.236034503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6.364074673464">
                <text:p>756.364074673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3.487388372116">
                <text:p>753.487388372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0.606311588311">
                <text:p>750.6063115883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.721175549029">
                <text:p>747.721175549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4.832307476934">
                <text:p>744.8323074769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1.940031353771">
                <text:p>741.9400313537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9.04466868923">
                <text:p>739.044668689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.146539295164">
                <text:p>736.146539295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3.245962065093">
                <text:p>733.245962065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0.343255758951">
                <text:p>730.3432557589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7.438739793034">
                <text:p>727.4387397930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4.532735035105">
                <text:p>724.532735035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.62556460463">
                <text:p>721.625564604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8.717554678133">
                <text:p>718.7175546781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5.809035299564">
                <text:p>715.8090352995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2.900341195647">
                <text:p>712.900341195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9.991812596104">
                <text:p>709.991812596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7.083796058576">
                <text:p>707.0837960585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4.176645298117">
                <text:p>704.176645298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1.270722020943">
                <text:p>701.2707220209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8.366396762217">
                <text:p>698.3663967622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5.464049727434">
                <text:p>695.4640497274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2.564071636985">
                <text:p>692.5640716369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9.666864573353">
                <text:p>689.6668645733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6.772842830305">
                <text:p>686.772842830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3.882433763334">
                <text:p>683.882433763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0.996078640484">
                <text:p>680.9960786404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8.114233492575">
                <text:p>678.1142334925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5.237369961678">
                <text:p>675.2373699616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2.365976146602">
                <text:p>672.3659761466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9.500557443934">
                <text:p>669.5005574439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6.641637383017">
                <text:p>666.6416373830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3.789758453138">
                <text:p>663.7897584531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0.945482920884">
                <text:p>660.945482920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8.10939363558">
                <text:p>658.109393635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5.282094820357">
                <text:p>655.2820948203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2.464212846334">
                <text:p>652.4642128463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9.656396987043">
                <text:p>649.6563969870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6.859320150079">
                <text:p>646.8593201500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4.073679582685">
                <text:p>644.073679582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1.300197547755">
                <text:p>641.3001975477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8.539621966451">
                <text:p>638.539621966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5.792727023452">
                <text:p>635.7927270234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3.060313730507">
                <text:p>633.0603137305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0.343210443825">
                <text:p>630.3432104438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7.642273330478">
                <text:p>627.6422733304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4.958386778854">
                <text:p>624.958386778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2.292463747886">
                <text:p>622.2924637478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9.645446049626">
                <text:p>619.6454460496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7.018304559508">
                <text:p>617.0183045595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4.412039348441">
                <text:p>614.4120393484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1.82767973077">
                <text:p>611.827679730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9.266284221973">
                <text:p>609.2662842219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6.728940399864">
                <text:p>606.7289403998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4.216764663057">
                <text:p>604.216764663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1.730901880384">
                <text:p>601.730901880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9.272524925026">
                <text:p>599.272524925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6.842834087188">
                <text:p>596.8428340871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4.443056359299">
                <text:p>594.4430563592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2.074444587942">
                <text:p>592.0744445879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89.738276486989">
                <text:p>589.7382764869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87.435853506759">
                <text:p>587.4358535067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5.168499554489">
                <text:p>585.1684995544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82.937559561888">
                <text:p>582.9375595618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0.744397896148">
                <text:p>580.744397896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8.590396611549">
                <text:p>578.5903966115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76.476953539471">
                <text:p>576.4769535394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4.405480215593">
                <text:p>574.4054802155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2.377399643975">
                <text:p>572.3773996439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70.394143898841">
                <text:p>570.3941438988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8.45715156593">
                <text:p>568.457151565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6.567865026602">
                <text:p>566.567865026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4.727727589159">
                <text:p>564.727727589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2.938180473176">
                <text:p>562.9381804731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1.200659654112">
                <text:p>561.200659654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9.516592576922">
                <text:p>559.516592576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7.88739474889">
                <text:p>557.88739474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6.314466223397">
                <text:p>556.3144662233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4.79918798791">
                <text:p>554.799187987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3.34291827088">
                <text:p>553.34291827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1.946988783752">
                <text:p>551.9469887837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0.612700915634">
                <text:p>550.6127009156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9.341321899446">
                <text:p>549.3413218994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8.134080969594">
                <text:p>548.134080969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6.992165532214">
                <text:p>546.9921655322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.916717369928">
                <text:p>545.9167173699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4.90882890379">
                <text:p>544.908828903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3.969539535559">
                <text:p>543.9695395355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3.099832093775">
                <text:p>543.0998320937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42.300629407164">
                <text:p>542.3006294071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41.572791028703">
                <text:p>541.5727910287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0.917110133258">
                <text:p>540.917110133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0.334310611012">
                <text:p>540.3343106110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9.825044377945">
                <text:p>539.8250443779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9.389888923435">
                <text:p>539.3898889234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9.029345113574">
                <text:p>539.029345113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8.743835267135">
                <text:p>538.7438352671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8.533701519192">
                <text:p>538.5337015191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8.399204485311">
                <text:p>538.3992044853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8.340522236949">
                <text:p>538.3405222369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8.357749596287">
                <text:p>538.3577495962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8.450897756183">
                <text:p>538.450897756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8.619894228339">
                <text:p>538.6198942283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8.864583120112">
                <text:p>538.864583120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9.184725737763">
                <text:p>539.1847257377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9.580001511297">
                <text:p>539.5800015112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0.050009233485">
                <text:p>540.0500092334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0.594268603228">
                <text:p>540.5942686032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1.21222206107">
                <text:p>541.21222206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41.903236902503">
                <text:p>541.9032369025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2.666607652763">
                <text:p>542.66660765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4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762cm" svg:height="5.208cm" chart:class="chart:line" chart:style-name="ch1">
        <chart:title svg:x="2.275cm" svg:y="0.105cm" chart:style-name="ch2">
          <text:p>Sunrise and Sunset Times</text:p>
        </chart:title>
        <chart:plot-area chart:style-name="ch3" table:cell-range-address="Calculations.Y1:Calculations.Z367" chart:data-source-has-labels="row" svg:x="0.195cm" svg:y="0.712cm" svg:width="9.372cm" svg:height="4.489cm">
          <chart:axis chart:dimension="x" chart:name="primary-x" chart:style-name="ch4">
            <chart:title svg:x="4.034cm" svg:y="4.733cm" chart:style-name="ch5">
              <text:p>Day of Year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culations.Y2:Calculations.Y367" chart:label-cell-address="Calculations.Y1:Calculations.Y1" chart:class="chart:line">
            <chart:data-point chart:repeated="366"/>
          </chart:series>
          <chart:series chart:style-name="ch9" chart:values-cell-range-address="Calculations.Z2:Calculations.Z367" chart:label-cell-address="Calculations.Z1:Calculations.Z1" chart:class="chart:line">
            <chart:data-point chart:repeated="3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Y1:Calculations.Y1">Sunrise Time (LST)</text:p>
              </table:table-cell>
              <table:table-cell office:value-type="string">
                <text:p text:id="Calculations.Z1:Calculations.Z1">Sunset Time (LS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791822965226">
                <text:p text:id="Calculations.Y2:Calculations.Y367">0.324791822965226</text:p>
              </table:table-cell>
              <table:table-cell office:value-type="float" office:value="0.701773351547549">
                <text:p text:id="Calculations.Z2:Calculations.Z367">0.7017733515475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819671291585">
                <text:p>0.324819671291585</text:p>
              </table:table-cell>
              <table:table-cell office:value-type="float" office:value="0.702393032667438">
                <text:p>0.702393032667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818960628741">
                <text:p>0.324818960628741</text:p>
              </table:table-cell>
              <table:table-cell office:value-type="float" office:value="0.703033132541122">
                <text:p>0.703033132541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789672398179">
                <text:p>0.324789672398179</text:p>
              </table:table-cell>
              <table:table-cell office:value-type="float" office:value="0.703692991986617">
                <text:p>0.703692991986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731816556549">
                <text:p>0.324731816556549</text:p>
              </table:table-cell>
              <table:table-cell office:value-type="float" office:value="0.704371938524316">
                <text:p>0.704371938524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645430916452">
                <text:p>0.324645430916452</text:p>
              </table:table-cell>
              <table:table-cell office:value-type="float" office:value="0.705069288072524">
                <text:p>0.705069288072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530580401731">
                <text:p>0.324530580401731</text:p>
              </table:table-cell>
              <table:table-cell office:value-type="float" office:value="0.705784346667268">
                <text:p>0.705784346667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387356244366">
                <text:p>0.324387356244366</text:p>
              </table:table-cell>
              <table:table-cell office:value-type="float" office:value="0.70651641219713">
                <text:p>0.70651641219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215875130085">
                <text:p>0.324215875130085</text:p>
              </table:table-cell>
              <table:table-cell office:value-type="float" office:value="0.707264776143898">
                <text:p>0.707264776143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016278299858">
                <text:p>0.324016278299858</text:p>
              </table:table-cell>
              <table:table-cell office:value-type="float" office:value="0.708028725320055">
                <text:p>0.708028725320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3788730614285">
                <text:p>0.323788730614285</text:p>
              </table:table-cell>
              <table:table-cell office:value-type="float" office:value="0.70880754359434">
                <text:p>0.70880754359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533419587793">
                <text:p>0.323533419587793</text:p>
              </table:table-cell>
              <table:table-cell office:value-type="float" office:value="0.709600513596974">
                <text:p>0.709600513596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3250554399307">
                <text:p>0.323250554399307</text:p>
              </table:table-cell>
              <table:table-cell office:value-type="float" office:value="0.710406918396496">
                <text:p>0.710406918396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2940364885806">
                <text:p>0.322940364885806</text:p>
              </table:table-cell>
              <table:table-cell office:value-type="float" office:value="0.711226043140651">
                <text:p>0.711226043140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260310052486">
                <text:p>0.32260310052486</text:p>
              </table:table-cell>
              <table:table-cell office:value-type="float" office:value="0.712057176654212">
                <text:p>0.712057176654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239029411894">
                <text:p>0.322239029411894</text:p>
              </table:table-cell>
              <table:table-cell office:value-type="float" office:value="0.71289961298721">
                <text:p>0.71289961298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1848437237539">
                <text:p>0.321848437237539</text:p>
              </table:table-cell>
              <table:table-cell office:value-type="float" office:value="0.713752652907572">
                <text:p>0.713752652907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1431626270021">
                <text:p>0.321431626270021</text:p>
              </table:table-cell>
              <table:table-cell office:value-type="float" office:value="0.714615605332784">
                <text:p>0.714615605332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0988914347131">
                <text:p>0.320988914347131</text:p>
              </table:table-cell>
              <table:table-cell office:value-type="float" office:value="0.71548778869579">
                <text:p>0.71548778869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0520633881863">
                <text:p>0.320520633881863</text:p>
              </table:table-cell>
              <table:table-cell office:value-type="float" office:value="0.716368532240982">
                <text:p>0.716368532240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0027130885411">
                <text:p>0.320027130885411</text:p>
              </table:table-cell>
              <table:table-cell office:value-type="float" office:value="0.717257177246707">
                <text:p>0.717257177246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9508764010728">
                <text:p>0.319508764010728</text:p>
              </table:table-cell>
              <table:table-cell office:value-type="float" office:value="0.718153078171381">
                <text:p>0.718153078171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965903619492">
                <text:p>0.318965903619492</text:p>
              </table:table-cell>
              <table:table-cell office:value-type="float" office:value="0.719055603720869">
                <text:p>0.719055603720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8398930874855">
                <text:p>0.318398930874855</text:p>
              </table:table-cell>
              <table:table-cell office:value-type="float" office:value="0.719964137835381">
                <text:p>0.719964137835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7808236862005">
                <text:p>0.317808236862005</text:p>
              </table:table-cell>
              <table:table-cell office:value-type="float" office:value="0.720878080594701">
                <text:p>0.720878080594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7194221738157">
                <text:p>0.317194221738157</text:p>
              </table:table-cell>
              <table:table-cell office:value-type="float" office:value="0.721796849041114">
                <text:p>0.721796849041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6557293913274">
                <text:p>0.316557293913274</text:p>
              </table:table-cell>
              <table:table-cell office:value-type="float" office:value="0.722719877919872">
                <text:p>0.722719877919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5897869262461">
                <text:p>0.315897869262461</text:p>
              </table:table-cell>
              <table:table-cell office:value-type="float" office:value="0.723646620337551">
                <text:p>0.723646620337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5216370370703">
                <text:p>0.315216370370703</text:p>
              </table:table-cell>
              <table:table-cell office:value-type="float" office:value="0.724576548339082">
                <text:p>0.724576548339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513225810326">
                <text:p>0.314513225810326</text:p>
              </table:table-cell>
              <table:table-cell office:value-type="float" office:value="0.725509153404652">
                <text:p>0.725509153404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3788869451337">
                <text:p>0.313788869451337</text:p>
              </table:table-cell>
              <table:table-cell office:value-type="float" office:value="0.726443946868011">
                <text:p>0.726443946868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3043739804545">
                <text:p>0.313043739804545</text:p>
              </table:table-cell>
              <table:table-cell office:value-type="float" office:value="0.72738046025813">
                <text:p>0.72738046025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2278279397224">
                <text:p>0.312278279397224</text:p>
              </table:table-cell>
              <table:table-cell office:value-type="float" office:value="0.728318245566374">
                <text:p>0.728318245566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1492934180878">
                <text:p>0.311492934180878</text:p>
              </table:table-cell>
              <table:table-cell office:value-type="float" office:value="0.729256875441671">
                <text:p>0.729256875441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0688152970547">
                <text:p>0.310688152970547</text:p>
              </table:table-cell>
              <table:table-cell office:value-type="float" office:value="0.730195943316367">
                <text:p>0.730195943316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9864386914973">
                <text:p>0.309864386914973</text:p>
              </table:table-cell>
              <table:table-cell office:value-type="float" office:value="0.731135063465654">
                <text:p>0.731135063465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9022088996865">
                <text:p>0.309022088996865</text:p>
              </table:table-cell>
              <table:table-cell office:value-type="float" office:value="0.732073871003625">
                <text:p>0.732073871003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8161713562416">
                <text:p>0.308161713562416</text:p>
              </table:table-cell>
              <table:table-cell office:value-type="float" office:value="0.733012021819128">
                <text:p>0.733012021819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283715879178">
                <text:p>0.307283715879178</text:p>
              </table:table-cell>
              <table:table-cell office:value-type="float" office:value="0.733949192454711">
                <text:p>0.733949192454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6388551721387">
                <text:p>0.306388551721387</text:p>
              </table:table-cell>
              <table:table-cell office:value-type="float" office:value="0.734885079932003">
                <text:p>0.734885079932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5476676981766">
                <text:p>0.305476676981766</text:p>
              </table:table-cell>
              <table:table-cell office:value-type="float" office:value="0.735819401526934">
                <text:p>0.735819401526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4548547308888">
                <text:p>0.304548547308888</text:p>
              </table:table-cell>
              <table:table-cell office:value-type="float" office:value="0.736751894498221">
                <text:p>0.736751894498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604617769131">
                <text:p>0.303604617769131</text:p>
              </table:table-cell>
              <table:table-cell office:value-type="float" office:value="0.737682315772533">
                <text:p>0.737682315772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2645342532307">
                <text:p>0.302645342532307</text:p>
              </table:table-cell>
              <table:table-cell office:value-type="float" office:value="0.738610441589748">
                <text:p>0.738610441589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1671174580068">
                <text:p>0.301671174580068</text:p>
              </table:table-cell>
              <table:table-cell office:value-type="float" office:value="0.739536067111652">
                <text:p>0.739536067111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0682565436204">
                <text:p>0.300682565436204</text:p>
              </table:table-cell>
              <table:table-cell office:value-type="float" office:value="0.740459005997401">
                <text:p>0.740459005997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9679964918004">
                <text:p>0.299679964918004</text:p>
              </table:table-cell>
              <table:table-cell office:value-type="float" office:value="0.74137908994896">
                <text:p>0.74137908994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8663820907886">
                <text:p>0.298663820907886</text:p>
              </table:table-cell>
              <table:table-cell office:value-type="float" office:value="0.742296168229694">
                <text:p>0.742296168229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7634579144529">
                <text:p>0.297634579144529</text:p>
              </table:table-cell>
              <table:table-cell office:value-type="float" office:value="0.743210107159139">
                <text:p>0.743210107159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5926830328">
                <text:p>0.2965926830328</text:p>
              </table:table-cell>
              <table:table-cell office:value-type="float" office:value="0.744120789586917">
                <text:p>0.7441207895869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5538573471814">
                <text:p>0.295538573471814</text:p>
              </table:table-cell>
              <table:table-cell office:value-type="float" office:value="0.745028114348617">
                <text:p>0.745028114348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447268870048">
                <text:p>0.29447268870048</text:p>
              </table:table-cell>
              <table:table-cell office:value-type="float" office:value="0.745931995706352">
                <text:p>0.745931995706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3395464159966">
                <text:p>0.293395464159966</text:p>
              </table:table-cell>
              <table:table-cell office:value-type="float" office:value="0.746832362776562">
                <text:p>0.7468323627765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230733237252">
                <text:p>0.29230733237252</text:p>
              </table:table-cell>
              <table:table-cell office:value-type="float" office:value="0.747729158947519">
                <text:p>0.747729158947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1208722836139">
                <text:p>0.291208722836139</text:p>
              </table:table-cell>
              <table:table-cell office:value-type="float" office:value="0.748622341288828">
                <text:p>0.748622341288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0100061934608">
                <text:p>0.290100061934608</text:p>
              </table:table-cell>
              <table:table-cell office:value-type="float" office:value="0.749511879955089">
                <text:p>0.749511879955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8981772862451">
                <text:p>0.288981772862451</text:p>
              </table:table-cell>
              <table:table-cell office:value-type="float" office:value="0.750397757585738">
                <text:p>0.7503977575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7854275564372">
                <text:p>0.287854275564372</text:p>
              </table:table-cell>
              <table:table-cell office:value-type="float" office:value="0.751279968702951">
                <text:p>0.751279968702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6717986688778">
                <text:p>0.286717986688778</text:p>
              </table:table-cell>
              <table:table-cell office:value-type="float" office:value="0.75215851910933">
                <text:p>0.75215851910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5573319554999">
                <text:p>0.285573319554999</text:p>
              </table:table-cell>
              <table:table-cell office:value-type="float" office:value="0.753033425286963">
                <text:p>0.753033425286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4420684133825">
                <text:p>0.284420684133825</text:p>
              </table:table-cell>
              <table:table-cell office:value-type="float" office:value="0.753904713799302">
                <text:p>0.753904713799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3260487040987">
                <text:p>0.283260487040987</text:p>
              </table:table-cell>
              <table:table-cell office:value-type="float" office:value="0.75477242069716">
                <text:p>0.75477242069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209313154325">
                <text:p>0.28209313154325</text:p>
              </table:table-cell>
              <table:table-cell office:value-type="float" office:value="0.755636590929986">
                <text:p>0.755636590929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0919017576711">
                <text:p>0.280919017576711</text:p>
              </table:table-cell>
              <table:table-cell office:value-type="float" office:value="0.756497277763459">
                <text:p>0.756497277763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9738541776983">
                <text:p>0.279738541776983</text:p>
              </table:table-cell>
              <table:table-cell office:value-type="float" office:value="0.757354542204276">
                <text:p>0.7573545422042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552097520868">
                <text:p>0.278552097520868</text:p>
              </table:table-cell>
              <table:table-cell office:value-type="float" office:value="0.758208452432914">
                <text:p>0.758208452432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736007497916">
                <text:p>0.27736007497916</text:p>
              </table:table-cell>
              <table:table-cell office:value-type="float" office:value="0.75905908324501">
                <text:p>0.75905908324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6162861180185">
                <text:p>0.276162861180185</text:p>
              </table:table-cell>
              <table:table-cell office:value-type="float" office:value="0.759906515501865">
                <text:p>0.7599065155018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4960840083664">
                <text:p>0.274960840083664</text:p>
              </table:table-cell>
              <table:table-cell office:value-type="float" office:value="0.760750835590491">
                <text:p>0.760750835590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3754392664509">
                <text:p>0.273754392664509</text:p>
              </table:table-cell>
              <table:table-cell office:value-type="float" office:value="0.761592134893502">
                <text:p>0.7615921348935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2543897006088">
                <text:p>0.272543897006088</text:p>
              </table:table-cell>
              <table:table-cell office:value-type="float" office:value="0.762430509269025">
                <text:p>0.762430509269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1329728402523">
                <text:p>0.271329728402523</text:p>
              </table:table-cell>
              <table:table-cell office:value-type="float" office:value="0.763266058540739">
                <text:p>0.7632660585407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0112259469551">
                <text:p>0.270112259469551</text:p>
              </table:table-cell>
              <table:table-cell office:value-type="float" office:value="0.764098885998043">
                <text:p>0.764098885998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8891860263428">
                <text:p>0.268891860263428</text:p>
              </table:table-cell>
              <table:table-cell office:value-type="float" office:value="0.764929097906263">
                <text:p>0.764929097906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7668898407399">
                <text:p>0.267668898407399</text:p>
              </table:table-cell>
              <table:table-cell office:value-type="float" office:value="0.765756803026733">
                <text:p>0.765756803026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6443739225157">
                <text:p>0.266443739225157</text:p>
              </table:table-cell>
              <table:table-cell office:value-type="float" office:value="0.766582112146522">
                <text:p>0.766582112146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5216745880762">
                <text:p>0.265216745880762</text:p>
              </table:table-cell>
              <table:table-cell office:value-type="float" office:value="0.7674051376175">
                <text:p>0.7674051376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3988279524432">
                <text:p>0.263988279524432</text:p>
              </table:table-cell>
              <table:table-cell office:value-type="float" office:value="0.768225992904369">
                <text:p>0.768225992904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2758699443594">
                <text:p>0.262758699443594</text:p>
              </table:table-cell>
              <table:table-cell office:value-type="float" office:value="0.76904479214126">
                <text:p>0.76904479214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1528363218605">
                <text:p>0.261528363218605</text:p>
              </table:table-cell>
              <table:table-cell office:value-type="float" office:value="0.769861649696425">
                <text:p>0.769861649696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0297626882476">
                <text:p>0.260297626882476</text:p>
              </table:table-cell>
              <table:table-cell office:value-type="float" office:value="0.770676679744526">
                <text:p>0.770676679744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9066845083966">
                <text:p>0.259066845083966</text:p>
              </table:table-cell>
              <table:table-cell office:value-type="float" office:value="0.771489995845988">
                <text:p>0.771489995845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7836371253382">
                <text:p>0.257836371253382</text:p>
              </table:table-cell>
              <table:table-cell office:value-type="float" office:value="0.772301710532866">
                <text:p>0.7723017105328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6606557770375">
                <text:p>0.256606557770375</text:p>
              </table:table-cell>
              <table:table-cell office:value-type="float" office:value="0.773111934900656">
                <text:p>0.773111934900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5377756133077">
                <text:p>0.255377756133077</text:p>
              </table:table-cell>
              <table:table-cell office:value-type="float" office:value="0.773920778205455">
                <text:p>0.773920778205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150317127846">
                <text:p>0.254150317127846</text:p>
              </table:table-cell>
              <table:table-cell office:value-type="float" office:value="0.774728347465904">
                <text:p>0.7747283474659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2924590998926">
                <text:p>0.252924590998926</text:p>
              </table:table-cell>
              <table:table-cell office:value-type="float" office:value="0.775534747069324">
                <text:p>0.775534747069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1700927617293">
                <text:p>0.251700927617293</text:p>
              </table:table-cell>
              <table:table-cell office:value-type="float" office:value="0.776340078381478">
                <text:p>0.776340078381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0479676647967">
                <text:p>0.250479676647967</text:p>
              </table:table-cell>
              <table:table-cell office:value-type="float" office:value="0.777144439359422">
                <text:p>0.7771444393594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9261187715083">
                <text:p>0.249261187715083</text:p>
              </table:table-cell>
              <table:table-cell office:value-type="float" office:value="0.777947924166904">
                <text:p>0.777947924166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804581056396">
                <text:p>0.24804581056396</text:p>
              </table:table-cell>
              <table:table-cell office:value-type="float" office:value="0.778750622791835">
                <text:p>0.77875062279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6833895219487">
                <text:p>0.246833895219487</text:p>
              </table:table-cell>
              <table:table-cell office:value-type="float" office:value="0.779552620665381">
                <text:p>0.779552620665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5625792140068">
                <text:p>0.245625792140068</text:p>
              </table:table-cell>
              <table:table-cell office:value-type="float" office:value="0.780353998282259">
                <text:p>0.780353998282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4421852366441">
                <text:p>0.244421852366441</text:p>
              </table:table-cell>
              <table:table-cell office:value-type="float" office:value="0.781154830821895">
                <text:p>0.781154830821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3222427664627">
                <text:p>0.243222427664627</text:p>
              </table:table-cell>
              <table:table-cell office:value-type="float" office:value="0.781955187770142">
                <text:p>0.781955187770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2027870662341">
                <text:p>0.242027870662341</text:p>
              </table:table-cell>
              <table:table-cell office:value-type="float" office:value="0.782755132541329">
                <text:p>0.782755132541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0838534978141">
                <text:p>0.240838534978141</text:p>
              </table:table-cell>
              <table:table-cell office:value-type="float" office:value="0.783554722100474">
                <text:p>0.783554722100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9654775342646">
                <text:p>0.239654775342646</text:p>
              </table:table-cell>
              <table:table-cell office:value-type="float" office:value="0.784354006585571">
                <text:p>0.784354006585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8476947711134">
                <text:p>0.238476947711134</text:p>
              </table:table-cell>
              <table:table-cell office:value-type="float" office:value="0.785153028929955">
                <text:p>0.7851530289299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7305409366874">
                <text:p>0.237305409366874</text:p>
              </table:table-cell>
              <table:table-cell office:value-type="float" office:value="0.785951824484797">
                <text:p>0.785951824484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6140519014507">
                <text:p>0.236140519014507</text:p>
              </table:table-cell>
              <table:table-cell office:value-type="float" office:value="0.786750420641909">
                <text:p>0.7867504206419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4982636862873">
                <text:p>0.234982636862873</text:p>
              </table:table-cell>
              <table:table-cell office:value-type="float" office:value="0.787548836457105">
                <text:p>0.787548836457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3832124696607">
                <text:p>0.233832124696607</text:p>
              </table:table-cell>
              <table:table-cell office:value-type="float" office:value="0.788347082274481">
                <text:p>0.788347082274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2689345935936">
                <text:p>0.232689345935936</text:p>
              </table:table-cell>
              <table:table-cell office:value-type="float" office:value="0.789145159352031">
                <text:p>0.789145159352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1554665684017">
                <text:p>0.231554665684017</text:p>
              </table:table-cell>
              <table:table-cell office:value-type="float" office:value="0.789943059489189">
                <text:p>0.789943059489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0428450761255">
                <text:p>0.230428450761255</text:p>
              </table:table-cell>
              <table:table-cell office:value-type="float" office:value="0.79074076465692">
                <text:p>0.79074076465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9311069726004">
                <text:p>0.229311069726004</text:p>
              </table:table-cell>
              <table:table-cell office:value-type="float" office:value="0.791538246631124">
                <text:p>0.791538246631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8202892881068">
                <text:p>0.228202892881068</text:p>
              </table:table-cell>
              <table:table-cell office:value-type="float" office:value="0.792335466630218">
                <text:p>0.792335466630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7104292265443">
                <text:p>0.227104292265443</text:p>
              </table:table-cell>
              <table:table-cell office:value-type="float" office:value="0.793132374957862">
                <text:p>0.793132374957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6015641630749">
                <text:p>0.226015641630749</text:p>
              </table:table-cell>
              <table:table-cell office:value-type="float" office:value="0.793928910651898">
                <text:p>0.793928910651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4937316401787">
                <text:p>0.224937316401787</text:p>
              </table:table-cell>
              <table:table-cell office:value-type="float" office:value="0.79472500114068">
                <text:p>0.79472500114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3869693620701">
                <text:p>0.223869693620701</text:p>
              </table:table-cell>
              <table:table-cell office:value-type="float" office:value="0.795520561908072">
                <text:p>0.795520561908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28131518742">
                <text:p>0.2228131518742</text:p>
              </table:table-cell>
              <table:table-cell office:value-type="float" office:value="0.796315496168501">
                <text:p>0.7963154961685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1768071203328">
                <text:p>0.221768071203328</text:p>
              </table:table-cell>
              <table:table-cell office:value-type="float" office:value="0.797109694553521">
                <text:p>0.797109694553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0734832995258">
                <text:p>0.220734832995258</text:p>
              </table:table-cell>
              <table:table-cell office:value-type="float" office:value="0.797903034811482">
                <text:p>0.797903034811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9713819856618">
                <text:p>0.219713819856618</text:p>
              </table:table-cell>
              <table:table-cell office:value-type="float" office:value="0.798695381521934">
                <text:p>0.7986953815219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8705415467838">
                <text:p>0.218705415467838</text:p>
              </table:table-cell>
              <table:table-cell office:value-type="float" office:value="0.799486585826522">
                <text:p>0.7994865858265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7710004418042">
                <text:p>0.217710004418042</text:p>
              </table:table-cell>
              <table:table-cell office:value-type="float" office:value="0.800276485178169">
                <text:p>0.8002764851781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6727972020021">
                <text:p>0.216727972020021</text:p>
              </table:table-cell>
              <table:table-cell office:value-type="float" office:value="0.801064903110446">
                <text:p>0.801064903110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5759704104809">
                <text:p>0.215759704104809</text:p>
              </table:table-cell>
              <table:table-cell office:value-type="float" office:value="0.801851649029044">
                <text:p>0.801851649029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4805586795434">
                <text:p>0.214805586795434</text:p>
              </table:table-cell>
              <table:table-cell office:value-type="float" office:value="0.802636518027359">
                <text:p>0.802636518027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3866006259426">
                <text:p>0.213866006259426</text:p>
              </table:table-cell>
              <table:table-cell office:value-type="float" office:value="0.803419290728199">
                <text:p>0.803419290728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2941348439672">
                <text:p>0.212941348439672</text:p>
              </table:table-cell>
              <table:table-cell office:value-type="float" office:value="0.804199733153684">
                <text:p>0.804199733153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03199876326">
                <text:p>0.21203199876326</text:p>
              </table:table-cell>
              <table:table-cell office:value-type="float" office:value="0.804977596625397">
                <text:p>0.8049775966253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113834182798">
                <text:p>0.21113834182798</text:p>
              </table:table-cell>
              <table:table-cell office:value-type="float" office:value="0.805752617696851">
                <text:p>0.805752617696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0260761066168">
                <text:p>0.210260761066168</text:p>
              </table:table-cell>
              <table:table-cell office:value-type="float" office:value="0.806524518120352">
                <text:p>0.806524518120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9399638385667">
                <text:p>0.209399638385667</text:p>
              </table:table-cell>
              <table:table-cell office:value-type="float" office:value="0.80729300485026">
                <text:p>0.80729300485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8555353787696">
                <text:p>0.208555353787696</text:p>
              </table:table-cell>
              <table:table-cell office:value-type="float" office:value="0.808057770084647">
                <text:p>0.808057770084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7728284961493">
                <text:p>0.207728284961493</text:p>
              </table:table-cell>
              <table:table-cell office:value-type="float" office:value="0.808818491347272">
                <text:p>0.808818491347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6918806855678">
                <text:p>0.206918806855678</text:p>
              </table:table-cell>
              <table:table-cell office:value-type="float" office:value="0.809574831611703">
                <text:p>0.809574831611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6127291226347">
                <text:p>0.206127291226347</text:p>
              </table:table-cell>
              <table:table-cell office:value-type="float" office:value="0.810326439469337">
                <text:p>0.810326439469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5354106161997">
                <text:p>0.205354106161997</text:p>
              </table:table-cell>
              <table:table-cell office:value-type="float" office:value="0.811072949342939">
                <text:p>0.811072949342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4599615585518">
                <text:p>0.204599615585518</text:p>
              </table:table-cell>
              <table:table-cell office:value-type="float" office:value="0.81181398174718">
                <text:p>0.81181398174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3864178733534">
                <text:p>0.203864178733534</text:p>
              </table:table-cell>
              <table:table-cell office:value-type="float" office:value="0.812549143597505">
                <text:p>0.812549143597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3148149613575">
                <text:p>0.203148149613575</text:p>
              </table:table-cell>
              <table:table-cell office:value-type="float" office:value="0.81327802856847">
                <text:p>0.813278028568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2451876439639">
                <text:p>0.202451876439639</text:p>
              </table:table-cell>
              <table:table-cell office:value-type="float" office:value="0.814000217502511">
                <text:p>0.814000217502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1775701046866">
                <text:p>0.201775701046866</text:p>
              </table:table-cell>
              <table:table-cell office:value-type="float" office:value="0.814715278869862">
                <text:p>0.814715278869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1119958286237">
                <text:p>0.201119958286237</text:p>
              </table:table-cell>
              <table:table-cell office:value-type="float" office:value="0.81542276928012">
                <text:p>0.81542276928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0484975400318">
                <text:p>0.200484975400318</text:p>
              </table:table-cell>
              <table:table-cell office:value-type="float" office:value="0.816122234045685">
                <text:p>0.8161222340456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71071381307">
                <text:p>0.199871071381307</text:p>
              </table:table-cell>
              <table:table-cell office:value-type="float" office:value="0.816813207797045">
                <text:p>0.8168132077970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92785563128">
                <text:p>0.1992785563128</text:p>
              </table:table-cell>
              <table:table-cell office:value-type="float" office:value="0.817495215149565">
                <text:p>0.817495215149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8707730696895">
                <text:p>0.198707730696895</text:p>
              </table:table-cell>
              <table:table-cell office:value-type="float" office:value="0.818167771421143">
                <text:p>0.818167771421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8158884768467">
                <text:p>0.198158884768467</text:p>
              </table:table-cell>
              <table:table-cell office:value-type="float" office:value="0.818830383399771">
                <text:p>0.8188303833997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7632297798643">
                <text:p>0.197632297798643</text:p>
              </table:table-cell>
              <table:table-cell office:value-type="float" office:value="0.81948255015973">
                <text:p>0.819482550159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712823738974">
                <text:p>0.19712823738974</text:p>
              </table:table-cell>
              <table:table-cell office:value-type="float" office:value="0.820123763924748">
                <text:p>0.8201237639247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6646958764121">
                <text:p>0.196646958764121</text:p>
              </table:table-cell>
              <table:table-cell office:value-type="float" office:value="0.820753510976196">
                <text:p>0.820753510976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6188704049662">
                <text:p>0.196188704049662</text:p>
              </table:table-cell>
              <table:table-cell office:value-type="float" office:value="0.821371272603955">
                <text:p>0.821371272603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5753701564722">
                <text:p>0.195753701564722</text:p>
              </table:table-cell>
              <table:table-cell office:value-type="float" office:value="0.821976526097299">
                <text:p>0.821976526097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5342165105704">
                <text:p>0.195342165105704</text:p>
              </table:table-cell>
              <table:table-cell office:value-type="float" office:value="0.822568745772777">
                <text:p>0.822568745772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4954293240529">
                <text:p>0.194954293240529</text:p>
              </table:table-cell>
              <table:table-cell office:value-type="float" office:value="0.823147404035726">
                <text:p>0.823147404035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4590268611461">
                <text:p>0.194590268611461</text:p>
              </table:table-cell>
              <table:table-cell office:value-type="float" office:value="0.82371197247174">
                <text:p>0.823711972471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4250257250975">
                <text:p>0.194250257250975</text:p>
              </table:table-cell>
              <table:table-cell office:value-type="float" office:value="0.824261922964101">
                <text:p>0.8242619229641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3934407914413">
                <text:p>0.193934407914413</text:p>
              </table:table-cell>
              <table:table-cell office:value-type="float" office:value="0.824796728832871">
                <text:p>0.824796728832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3642851433386">
                <text:p>0.193642851433386</text:p>
              </table:table-cell>
              <table:table-cell office:value-type="float" office:value="0.82531586599111">
                <text:p>0.82531586599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3375700093914">
                <text:p>0.193375700093914</text:p>
              </table:table-cell>
              <table:table-cell office:value-type="float" office:value="0.825818814113408">
                <text:p>0.8258188141134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3133047043396">
                <text:p>0.193133047043396</text:p>
              </table:table-cell>
              <table:table-cell office:value-type="float" office:value="0.826305057811717">
                <text:p>0.8263050578117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2914965730548">
                <text:p>0.192914965730548</text:p>
              </table:table-cell>
              <table:table-cell office:value-type="float" office:value="0.826774087813317">
                <text:p>0.826774087813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2721509382413">
                <text:p>0.192721509382413</text:p>
              </table:table-cell>
              <table:table-cell office:value-type="float" office:value="0.827225402135575">
                <text:p>0.827225402135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2552710522556">
                <text:p>0.192552710522556</text:p>
              </table:table-cell>
              <table:table-cell office:value-type="float" office:value="0.827658507252082">
                <text:p>0.827658507252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2408580534461">
                <text:p>0.192408580534461</text:p>
              </table:table-cell>
              <table:table-cell office:value-type="float" office:value="0.828072919244694">
                <text:p>0.828072919244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2289109274034">
                <text:p>0.192289109274034</text:p>
              </table:table-cell>
              <table:table-cell office:value-type="float" office:value="0.82846816493599">
                <text:p>0.828468164935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2194264734957">
                <text:p>0.192194264734957</text:p>
              </table:table-cell>
              <table:table-cell office:value-type="float" office:value="0.828843782996701">
                <text:p>0.8288437829967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123992770472">
                <text:p>0.192123992770472</text:p>
              </table:table-cell>
              <table:table-cell office:value-type="float" office:value="0.829199325022763">
                <text:p>0.8291993250227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2078216874888">
                <text:p>0.192078216874888</text:p>
              </table:table-cell>
              <table:table-cell office:value-type="float" office:value="0.829534356576741">
                <text:p>0.8295343565767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2056838027857">
                <text:p>0.192056838027857</text:p>
              </table:table-cell>
              <table:table-cell office:value-type="float" office:value="0.829848458188614">
                <text:p>0.829848458188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2059734604155">
                <text:p>0.192059734604155</text:p>
              </table:table-cell>
              <table:table-cell office:value-type="float" office:value="0.830141226311084">
                <text:p>0.830141226311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2086762351304">
                <text:p>0.192086762351304</text:p>
              </table:table-cell>
              <table:table-cell office:value-type="float" office:value="0.830412274224879">
                <text:p>0.8304122742248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2137754437045">
                <text:p>0.192137754437045</text:p>
              </table:table-cell>
              <table:table-cell office:value-type="float" office:value="0.830661232889817">
                <text:p>0.830661232889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2212521568194">
                <text:p>0.192212521568194</text:p>
              </table:table-cell>
              <table:table-cell office:value-type="float" office:value="0.830887751737774">
                <text:p>0.830887751737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2310852182008">
                <text:p>0.192310852182008</text:p>
              </table:table-cell>
              <table:table-cell office:value-type="float" office:value="0.831091499404061">
                <text:p>0.831091499404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2432512710706">
                <text:p>0.192432512710706</text:p>
              </table:table-cell>
              <table:table-cell office:value-type="float" office:value="0.831272164394163">
                <text:p>0.831272164394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2577247919295">
                <text:p>0.192577247919295</text:p>
              </table:table-cell>
              <table:table-cell office:value-type="float" office:value="0.831429455683224">
                <text:p>0.8314294556832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2744781316383">
                <text:p>0.192744781316383</text:p>
              </table:table-cell>
              <table:table-cell office:value-type="float" office:value="0.831563103246143">
                <text:p>0.831563103246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2934815637131">
                <text:p>0.192934815637131</text:p>
              </table:table-cell>
              <table:table-cell office:value-type="float" office:value="0.83167285851661">
                <text:p>0.83167285851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3147033397017">
                <text:p>0.193147033397017</text:p>
              </table:table-cell>
              <table:table-cell office:value-type="float" office:value="0.831758494773939">
                <text:p>0.8317584947739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3381097514568">
                <text:p>0.193381097514568</text:p>
              </table:table-cell>
              <table:table-cell office:value-type="float" office:value="0.831819807457007">
                <text:p>0.83181980745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3636652000764">
                <text:p>0.193636652000764</text:p>
              </table:table-cell>
              <table:table-cell office:value-type="float" office:value="0.831856614405159">
                <text:p>0.831856614405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391332271232">
                <text:p>0.19391332271232</text:p>
              </table:table-cell>
              <table:table-cell office:value-type="float" office:value="0.831868756026373">
                <text:p>0.8318687560263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4210718165625">
                <text:p>0.194210718165625</text:p>
              </table:table-cell>
              <table:table-cell office:value-type="float" office:value="0.831856095393488">
                <text:p>0.8318560953934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452843040771">
                <text:p>0.19452843040771</text:p>
              </table:table-cell>
              <table:table-cell office:value-type="float" office:value="0.83181851826976">
                <text:p>0.831818518269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4866035940217">
                <text:p>0.194866035940217</text:p>
              </table:table-cell>
              <table:table-cell office:value-type="float" office:value="0.831755933065398">
                <text:p>0.831755933065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5223096692012">
                <text:p>0.195223096692012</text:p>
              </table:table-cell>
              <table:table-cell office:value-type="float" office:value="0.831668270727205">
                <text:p>0.831668270727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5599161035775">
                <text:p>0.195599161035775</text:p>
              </table:table-cell>
              <table:table-cell office:value-type="float" office:value="0.831555484563766">
                <text:p>0.8315554845637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5993764843635">
                <text:p>0.195993764843635</text:p>
              </table:table-cell>
              <table:table-cell office:value-type="float" office:value="0.831417550008985">
                <text:p>0.831417550008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6406432576715">
                <text:p>0.196406432576715</text:p>
              </table:table-cell>
              <table:table-cell office:value-type="float" office:value="0.831254464327095">
                <text:p>0.831254464327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6836678403273">
                <text:p>0.196836678403273</text:p>
              </table:table-cell>
              <table:table-cell office:value-type="float" office:value="0.831066246262481">
                <text:p>0.8310662462624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7284007340012">
                <text:p>0.197284007340012</text:p>
              </table:table-cell>
              <table:table-cell office:value-type="float" office:value="0.830852935637926">
                <text:p>0.830852935637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7747916411059">
                <text:p>0.197747916411059</text:p>
              </table:table-cell>
              <table:table-cell office:value-type="float" office:value="0.830614592905034">
                <text:p>0.8306145929050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8227895819092">
                <text:p>0.198227895819092</text:p>
              </table:table-cell>
              <table:table-cell office:value-type="float" office:value="0.83035129865075">
                <text:p>0.830351298650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8723430123119">
                <text:p>0.198723430123119</text:p>
              </table:table-cell>
              <table:table-cell office:value-type="float" office:value="0.83006315306396">
                <text:p>0.83006315306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9233999417478">
                <text:p>0.199233999417478</text:p>
              </table:table-cell>
              <table:table-cell office:value-type="float" office:value="0.829750275366263">
                <text:p>0.8297502753662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9759080506737">
                <text:p>0.199759080506737</text:p>
              </table:table-cell>
              <table:table-cell office:value-type="float" office:value="0.829412803210964">
                <text:p>0.8294128032109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00298148071346">
                <text:p>0.200298148071346</text:p>
              </table:table-cell>
              <table:table-cell office:value-type="float" office:value="0.829050892054382">
                <text:p>0.8290508920543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0850675819047">
                <text:p>0.200850675819047</text:p>
              </table:table-cell>
              <table:table-cell office:value-type="float" office:value="0.828664714503475">
                <text:p>0.828664714503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1416137617302">
                <text:p>0.201416137617302</text:p>
              </table:table-cell>
              <table:table-cell office:value-type="float" office:value="0.828254459643716">
                <text:p>0.828254459643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1994008602247">
                <text:p>0.201994008602247</text:p>
              </table:table-cell>
              <table:table-cell office:value-type="float" office:value="0.827820332351062">
                <text:p>0.8278203323510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2583766259932">
                <text:p>0.202583766259932</text:p>
              </table:table-cell>
              <table:table-cell office:value-type="float" office:value="0.827362552591693">
                <text:p>0.827362552591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3184891475955">
                <text:p>0.203184891475955</text:p>
              </table:table-cell>
              <table:table-cell office:value-type="float" office:value="0.826881354713081">
                <text:p>0.8268813547130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3796869549876">
                <text:p>0.203796869549876</text:p>
              </table:table-cell>
              <table:table-cell office:value-type="float" office:value="0.826376986729745">
                <text:p>0.826376986729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4419191171156">
                <text:p>0.204419191171156</text:p>
              </table:table-cell>
              <table:table-cell office:value-type="float" office:value="0.825849709606892">
                <text:p>0.825849709606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5051353353685">
                <text:p>0.205051353353685</text:p>
              </table:table-cell>
              <table:table-cell office:value-type="float" office:value="0.825299796544915">
                <text:p>0.8252997965449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5692860326361">
                <text:p>0.205692860326361</text:p>
              </table:table-cell>
              <table:table-cell office:value-type="float" office:value="0.824727532267553">
                <text:p>0.8247275322675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6343224377459">
                <text:p>0.206343224377459</text:p>
              </table:table-cell>
              <table:table-cell office:value-type="float" office:value="0.824133212316267">
                <text:p>0.824133212316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7001966650963">
                <text:p>0.207001966650963</text:p>
              </table:table-cell>
              <table:table-cell office:value-type="float" office:value="0.823517142353204">
                <text:p>0.823517142353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7668617893321">
                <text:p>0.207668617893321</text:p>
              </table:table-cell>
              <table:table-cell office:value-type="float" office:value="0.822879637474903">
                <text:p>0.8228796374749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8342719149455">
                <text:p>0.208342719149455</text:p>
              </table:table-cell>
              <table:table-cell office:value-type="float" office:value="0.822221021538668">
                <text:p>0.8222210215386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902382240718">
                <text:p>0.20902382240718</text:p>
              </table:table-cell>
              <table:table-cell office:value-type="float" office:value="0.821541626503372">
                <text:p>0.8215416265033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9711491189502">
                <text:p>0.209711491189502</text:p>
              </table:table-cell>
              <table:table-cell office:value-type="float" office:value="0.820841791786198">
                <text:p>0.8208417917861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0405301094592">
                <text:p>0.210405301094592</text:p>
              </table:table-cell>
              <table:table-cell office:value-type="float" office:value="0.820121863636694">
                <text:p>0.820121863636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1104840283486">
                <text:p>0.211104840283486</text:p>
              </table:table-cell>
              <table:table-cell office:value-type="float" office:value="0.81938219452929">
                <text:p>0.819382194529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80970991588">
                <text:p>0.21180970991588</text:p>
              </table:table-cell>
              <table:table-cell office:value-type="float" office:value="0.818623142575283">
                <text:p>0.8186231425752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519524534597">
                <text:p>0.212519524534597</text:p>
              </table:table-cell>
              <table:table-cell office:value-type="float" office:value="0.817845070955133">
                <text:p>0.8178450709551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233912399591">
                <text:p>0.213233912399591</text:p>
              </table:table-cell>
              <table:table-cell office:value-type="float" office:value="0.817048347371736">
                <text:p>0.8170483473717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952515772516">
                <text:p>0.213952515772516</text:p>
              </table:table-cell>
              <table:table-cell office:value-type="float" office:value="0.816233343525251">
                <text:p>0.8162333435252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674991153126">
                <text:p>0.214674991153126</text:p>
              </table:table-cell>
              <table:table-cell office:value-type="float" office:value="0.815400434609891">
                <text:p>0.8154004346098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401009468934">
                <text:p>0.215401009468934</text:p>
              </table:table-cell>
              <table:table-cell office:value-type="float" office:value="0.814549998832989">
                <text:p>0.8145499988329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130256219705">
                <text:p>0.216130256219705</text:p>
              </table:table-cell>
              <table:table-cell office:value-type="float" office:value="0.813682416956556">
                <text:p>0.813682416956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6862431578501">
                <text:p>0.216862431578501</text:p>
              </table:table-cell>
              <table:table-cell office:value-type="float" office:value="0.812798071861441">
                <text:p>0.8127980718614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7597250451135">
                <text:p>0.217597250451135</text:p>
              </table:table-cell>
              <table:table-cell office:value-type="float" office:value="0.811897348134134">
                <text:p>0.811897348134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8334442495928">
                <text:p>0.218334442495928</text:p>
              </table:table-cell>
              <table:table-cell office:value-type="float" office:value="0.810980631676166">
                <text:p>0.8109806316761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9073752105825">
                <text:p>0.219073752105825</text:p>
              </table:table-cell>
              <table:table-cell office:value-type="float" office:value="0.810048309336021">
                <text:p>0.810048309336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9814938354899">
                <text:p>0.219814938354899</text:p>
              </table:table-cell>
              <table:table-cell office:value-type="float" office:value="0.809100768563391">
                <text:p>0.809100768563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0557774911394">
                <text:p>0.220557774911394</text:p>
              </table:table-cell>
              <table:table-cell office:value-type="float" office:value="0.808138397085593">
                <text:p>0.808138397085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1302049919414">
                <text:p>0.221302049919414</text:p>
              </table:table-cell>
              <table:table-cell office:value-type="float" office:value="0.807161582605891">
                <text:p>0.8071615826058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2047565851447">
                <text:p>0.222047565851447</text:p>
              </table:table-cell>
              <table:table-cell office:value-type="float" office:value="0.806170712523463">
                <text:p>0.8061707125234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2794139333839">
                <text:p>0.222794139333839</text:p>
              </table:table-cell>
              <table:table-cell office:value-type="float" office:value="0.805166173674702">
                <text:p>0.8051661736747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3541600947388">
                <text:p>0.223541600947388</text:p>
              </table:table-cell>
              <table:table-cell office:value-type="float" office:value="0.804148352095531">
                <text:p>0.804148352095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4289795005123">
                <text:p>0.224289795005123</text:p>
              </table:table-cell>
              <table:table-cell office:value-type="float" office:value="0.8031176328044">
                <text:p>0.80311763280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5038579309364">
                <text:p>0.225038579309364</text:p>
              </table:table-cell>
              <table:table-cell office:value-type="float" office:value="0.80207439960557">
                <text:p>0.802074399605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5787824890069">
                <text:p>0.225787824890069</text:p>
              </table:table-cell>
              <table:table-cell office:value-type="float" office:value="0.801019034912349">
                <text:p>0.801019034912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6537415726399">
                <text:p>0.226537415726399</text:p>
              </table:table-cell>
              <table:table-cell office:value-type="float" office:value="0.799951919589861">
                <text:p>0.7999519195898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728724845342">
                <text:p>0.22728724845342</text:p>
              </table:table-cell>
              <table:table-cell office:value-type="float" office:value="0.798873432816967">
                <text:p>0.7988734328169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8037232055714">
                <text:p>0.228037232055714</text:p>
              </table:table-cell>
              <table:table-cell office:value-type="float" office:value="0.797783951966917">
                <text:p>0.7977839519669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878728754964">
                <text:p>0.22878728754964</text:p>
              </table:table-cell>
              <table:table-cell office:value-type="float" office:value="0.796683852506333">
                <text:p>0.796683852506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953734765586">
                <text:p>0.22953734765586</text:p>
              </table:table-cell>
              <table:table-cell office:value-type="float" office:value="0.795573507912072">
                <text:p>0.7955735079120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0287356463695">
                <text:p>0.230287356463695</text:p>
              </table:table-cell>
              <table:table-cell office:value-type="float" office:value="0.794453289605551">
                <text:p>0.7944532896055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1037269088711">
                <text:p>0.231037269088711</text:p>
              </table:table-cell>
              <table:table-cell office:value-type="float" office:value="0.793323566904078">
                <text:p>0.793323566904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1787051324888">
                <text:p>0.231787051324888</text:p>
              </table:table-cell>
              <table:table-cell office:value-type="float" office:value="0.792184706988738">
                <text:p>0.792184706988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2536679292607">
                <text:p>0.232536679292607</text:p>
              </table:table-cell>
              <table:table-cell office:value-type="float" office:value="0.791037074888351">
                <text:p>0.7910370748883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3286139083556">
                <text:p>0.233286139083556</text:p>
              </table:table-cell>
              <table:table-cell office:value-type="float" office:value="0.789881033479045">
                <text:p>0.789881033479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4035426403579">
                <text:p>0.234035426403579</text:p>
              </table:table-cell>
              <table:table-cell office:value-type="float" office:value="0.788716943498919">
                <text:p>0.7887169434989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4784546214362">
                <text:p>0.234784546214362</text:p>
              </table:table-cell>
              <table:table-cell office:value-type="float" office:value="0.787545163577317">
                <text:p>0.787545163577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553351237476">
                <text:p>0.23553351237476</text:p>
              </table:table-cell>
              <table:table-cell office:value-type="float" office:value="0.786366050278168">
                <text:p>0.7863660502781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628234728242">
                <text:p>0.23628234728242</text:p>
              </table:table-cell>
              <table:table-cell office:value-type="float" office:value="0.785179958156864">
                <text:p>0.7851799581568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7031081516311">
                <text:p>0.237031081516311</text:p>
              </table:table-cell>
              <table:table-cell office:value-type="float" office:value="0.783987239830111">
                <text:p>0.783987239830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7779753480589">
                <text:p>0.237779753480589</text:p>
              </table:table-cell>
              <table:table-cell office:value-type="float" office:value="0.782788246058191">
                <text:p>0.782788246058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8528409050195">
                <text:p>0.238528409050195</text:p>
              </table:table-cell>
              <table:table-cell office:value-type="float" office:value="0.781583325839038">
                <text:p>0.7815833258390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9277101218421">
                <text:p>0.239277101218421</text:p>
              </table:table-cell>
              <table:table-cell office:value-type="float" office:value="0.780372826513504">
                <text:p>0.780372826513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002588974662">
                <text:p>0.24002588974662</text:p>
              </table:table-cell>
              <table:table-cell office:value-type="float" office:value="0.779157093881221">
                <text:p>0.779157093881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077484081612">
                <text:p>0.24077484081612</text:p>
              </table:table-cell>
              <table:table-cell office:value-type="float" office:value="0.777936472326389">
                <text:p>0.7779364723263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152402668233">
                <text:p>0.24152402668233</text:p>
              </table:table-cell>
              <table:table-cell office:value-type="float" office:value="0.776711304952825">
                <text:p>0.7767113049528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2273525330904">
                <text:p>0.242273525330904</text:p>
              </table:table-cell>
              <table:table-cell office:value-type="float" office:value="0.775481933727615">
                <text:p>0.7754819337276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3023420135797">
                <text:p>0.243023420135797</text:p>
              </table:table-cell>
              <table:table-cell office:value-type="float" office:value="0.774248699632656">
                <text:p>0.774248699632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3773799518923">
                <text:p>0.243773799518923</text:p>
              </table:table-cell>
              <table:table-cell office:value-type="float" office:value="0.773011942823376">
                <text:p>0.773011942823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4524756611078">
                <text:p>0.244524756611078</text:p>
              </table:table-cell>
              <table:table-cell office:value-type="float" office:value="0.771772002793923">
                <text:p>0.7717720027939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527638891372">
                <text:p>0.24527638891372</text:p>
              </table:table-cell>
              <table:table-cell office:value-type="float" office:value="0.77052921854807">
                <text:p>0.77052921854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6028797961125">
                <text:p>0.246028797961125</text:p>
              </table:table-cell>
              <table:table-cell office:value-type="float" office:value="0.769283928775094">
                <text:p>0.7692839287750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46782088982422">
                <text:p>0.246782088982422</text:p>
              </table:table-cell>
              <table:table-cell office:value-type="float" office:value="0.76803647202986">
                <text:p>0.768036472029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7536370562888">
                <text:p>0.247536370562888</text:p>
              </table:table-cell>
              <table:table-cell office:value-type="float" office:value="0.76678718691638">
                <text:p>0.766787186916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4829175430393">
                <text:p>0.24829175430393</text:p>
              </table:table-cell>
              <table:table-cell office:value-type="float" office:value="0.765536412274024">
                <text:p>0.765536412274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9048354481081">
                <text:p>0.249048354481081</text:p>
              </table:table-cell>
              <table:table-cell office:value-type="float" office:value="0.764284487365645">
                <text:p>0.7642844873656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49806287699323">
                <text:p>0.249806287699323</text:p>
              </table:table-cell>
              <table:table-cell office:value-type="float" office:value="0.763031752066844">
                <text:p>0.763031752066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0565672545054">
                <text:p>0.250565672545054</text:p>
              </table:table-cell>
              <table:table-cell office:value-type="float" office:value="0.761778547055584">
                <text:p>0.7617785470555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1326629233965">
                <text:p>0.251326629233965</text:p>
              </table:table-cell>
              <table:table-cell office:value-type="float" office:value="0.760525214001391">
                <text:p>0.760525214001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2089279254114">
                <text:p>0.252089279254114</text:p>
              </table:table-cell>
              <table:table-cell office:value-type="float" office:value="0.759272095753385">
                <text:p>0.7592720957533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2853745003449">
                <text:p>0.252853745003449</text:p>
              </table:table-cell>
              <table:table-cell office:value-type="float" office:value="0.758019536526389">
                <text:p>0.7580195365263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3620149421087">
                <text:p>0.253620149421087</text:p>
              </table:table-cell>
              <table:table-cell office:value-type="float" office:value="0.756767882084354">
                <text:p>0.756767882084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54388615611625">
                <text:p>0.254388615611625</text:p>
              </table:table-cell>
              <table:table-cell office:value-type="float" office:value="0.755517479920395">
                <text:p>0.7555174799203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55159266461789">
                <text:p>0.255159266461789</text:p>
              </table:table-cell>
              <table:table-cell office:value-type="float" office:value="0.754268679432715">
                <text:p>0.7542686794327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55932224248791">
                <text:p>0.255932224248791</text:p>
              </table:table-cell>
              <table:table-cell office:value-type="float" office:value="0.75302183209571">
                <text:p>0.753021832095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56707610239734">
                <text:p>0.256707610239734</text:p>
              </table:table-cell>
              <table:table-cell office:value-type="float" office:value="0.7517772916256">
                <text:p>0.7517772916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57485544281513">
                <text:p>0.257485544281513</text:p>
              </table:table-cell>
              <table:table-cell office:value-type="float" office:value="0.750535414139919">
                <text:p>0.750535414139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58266144380664">
                <text:p>0.258266144380664</text:p>
              </table:table-cell>
              <table:table-cell office:value-type="float" office:value="0.749296558310231">
                <text:p>0.7492965583102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59049526272678">
                <text:p>0.259049526272678</text:p>
              </table:table-cell>
              <table:table-cell office:value-type="float" office:value="0.748061085507482">
                <text:p>0.748061085507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9835802980396">
                <text:p>0.259835802980396</text:p>
              </table:table-cell>
              <table:table-cell office:value-type="float" office:value="0.746829359939384">
                <text:p>0.7468293599393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0625084361095">
                <text:p>0.260625084361095</text:p>
              </table:table-cell>
              <table:table-cell office:value-type="float" office:value="0.745601748779301">
                <text:p>0.7456017487793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1417476642041">
                <text:p>0.261417476642041</text:p>
              </table:table-cell>
              <table:table-cell office:value-type="float" office:value="0.744378622286092">
                <text:p>0.7443786222860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62213081944293">
                <text:p>0.262213081944293</text:p>
              </table:table-cell>
              <table:table-cell office:value-type="float" office:value="0.743160353914421">
                <text:p>0.7431603539144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63011997794681">
                <text:p>0.263011997794681</text:p>
              </table:table-cell>
              <table:table-cell office:value-type="float" office:value="0.741947320415065">
                <text:p>0.7419473204150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3814316625935">
                <text:p>0.263814316625935</text:p>
              </table:table-cell>
              <table:table-cell office:value-type="float" office:value="0.740739901924758">
                <text:p>0.7407399019247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64620125265088">
                <text:p>0.264620125265088</text:p>
              </table:table-cell>
              <table:table-cell office:value-type="float" office:value="0.739538482045181">
                <text:p>0.7395384820451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6542950441034">
                <text:p>0.26542950441034</text:p>
              </table:table-cell>
              <table:table-cell office:value-type="float" office:value="0.738343447910676">
                <text:p>0.7383434479106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66242528096702">
                <text:p>0.266242528096702</text:p>
              </table:table-cell>
              <table:table-cell office:value-type="float" office:value="0.737155190244324">
                <text:p>0.7371551902443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67059263150872">
                <text:p>0.267059263150872</text:p>
              </table:table-cell>
              <table:table-cell office:value-type="float" office:value="0.735974103402037">
                <text:p>0.7359741034020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67879768635867">
                <text:p>0.267879768635867</text:p>
              </table:table-cell>
              <table:table-cell office:value-type="float" office:value="0.734800585404341">
                <text:p>0.7348005854043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68704095286121">
                <text:p>0.268704095286121</text:p>
              </table:table-cell>
              <table:table-cell office:value-type="float" office:value="0.733635037955519">
                <text:p>0.73363503795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69532284933843">
                <text:p>0.269532284933843</text:p>
              </table:table-cell>
              <table:table-cell office:value-type="float" office:value="0.732477866449827">
                <text:p>0.732477866449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70364369927588">
                <text:p>0.270364369927588</text:p>
              </table:table-cell>
              <table:table-cell office:value-type="float" office:value="0.731329479964489">
                <text:p>0.731329479964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71200372544122">
                <text:p>0.271200372544122</text:p>
              </table:table-cell>
              <table:table-cell office:value-type="float" office:value="0.730190291239181">
                <text:p>0.7301902912391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2040304394805">
                <text:p>0.272040304394805</text:p>
              </table:table-cell>
              <table:table-cell office:value-type="float" office:value="0.729060716641735">
                <text:p>0.7290607166417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72884165827849">
                <text:p>0.272884165827849</text:p>
              </table:table-cell>
              <table:table-cell office:value-type="float" office:value="0.727941176119764">
                <text:p>0.7279411761197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73731945327977">
                <text:p>0.273731945327977</text:p>
              </table:table-cell>
              <table:table-cell office:value-type="float" office:value="0.726832093137931">
                <text:p>0.7268320931379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4583618915114">
                <text:p>0.274583618915114</text:p>
              </table:table-cell>
              <table:table-cell office:value-type="float" office:value="0.72573389460056">
                <text:p>0.72573389460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543914954394">
                <text:p>0.27543914954394</text:p>
              </table:table-cell>
              <table:table-cell office:value-type="float" office:value="0.724647010759273">
                <text:p>0.724647010759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76298486506229">
                <text:p>0.276298486506229</text:p>
              </table:table-cell>
              <table:table-cell office:value-type="float" office:value="0.723571875105316">
                <text:p>0.7235718751053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77161564838073">
                <text:p>0.277161564838073</text:p>
              </table:table-cell>
              <table:table-cell office:value-type="float" office:value="0.722508924246236">
                <text:p>0.7225089242462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78028304734236">
                <text:p>0.278028304734236</text:p>
              </table:table-cell>
              <table:table-cell office:value-type="float" office:value="0.721458597766494">
                <text:p>0.7214585977664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78898610972008">
                <text:p>0.278898610972008</text:p>
              </table:table-cell>
              <table:table-cell office:value-type="float" office:value="0.720421338071627">
                <text:p>0.720421338071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79772372347078">
                <text:p>0.279772372347078</text:p>
              </table:table-cell>
              <table:table-cell office:value-type="float" office:value="0.719397590215486">
                <text:p>0.719397590215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80649461124078">
                <text:p>0.280649461124078</text:p>
              </table:table-cell>
              <table:table-cell office:value-type="float" office:value="0.718387801710068">
                <text:p>0.7183878017100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81529732504575">
                <text:p>0.281529732504575</text:p>
              </table:table-cell>
              <table:table-cell office:value-type="float" office:value="0.717392422317407">
                <text:p>0.7173924223174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2413024115415">
                <text:p>0.282413024115415</text:p>
              </table:table-cell>
              <table:table-cell office:value-type="float" office:value="0.716411903822953">
                <text:p>0.716411903822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8329915552043">
                <text:p>0.28329915552043</text:p>
              </table:table-cell>
              <table:table-cell office:value-type="float" office:value="0.715446699789795">
                <text:p>0.7154466997897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84187927758635">
                <text:p>0.284187927758635</text:p>
              </table:table-cell>
              <table:table-cell office:value-type="float" office:value="0.714497265293097">
                <text:p>0.7144972652930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5079122912121">
                <text:p>0.285079122912121</text:p>
              </table:table-cell>
              <table:table-cell office:value-type="float" office:value="0.713564056634001">
                <text:p>0.713564056634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5972503706952">
                <text:p>0.285972503706952</text:p>
              </table:table-cell>
              <table:table-cell office:value-type="float" office:value="0.712647531032258">
                <text:p>0.7126475310322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86867813150426">
                <text:p>0.286867813150426</text:p>
              </table:table-cell>
              <table:table-cell office:value-type="float" office:value="0.711748146296794">
                <text:p>0.7117481462967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87764774208116">
                <text:p>0.287764774208116</text:p>
              </table:table-cell>
              <table:table-cell office:value-type="float" office:value="0.710866360473375">
                <text:p>0.710866360473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88663089524159">
                <text:p>0.288663089524159</text:p>
              </table:table-cell>
              <table:table-cell office:value-type="float" office:value="0.710002631468509">
                <text:p>0.7100026314685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9562441188261">
                <text:p>0.289562441188261</text:p>
              </table:table-cell>
              <table:table-cell office:value-type="float" office:value="0.709157416648717">
                <text:p>0.7091574166487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0462490552886">
                <text:p>0.290462490552886</text:p>
              </table:table-cell>
              <table:table-cell office:value-type="float" office:value="0.708331172414263">
                <text:p>0.7083311724142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1362878104082">
                <text:p>0.291362878104082</text:p>
              </table:table-cell>
              <table:table-cell office:value-type="float" office:value="0.707524353746461">
                <text:p>0.707524353746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92263223389347">
                <text:p>0.292263223389347</text:p>
              </table:table-cell>
              <table:table-cell office:value-type="float" office:value="0.706737413727672">
                <text:p>0.706737413727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3163125005846">
                <text:p>0.293163125005846</text:p>
              </table:table-cell>
              <table:table-cell office:value-type="float" office:value="0.705970803033137">
                <text:p>0.7059708030331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40621606522">
                <text:p>0.2940621606522</text:p>
              </table:table-cell>
              <table:table-cell office:value-type="float" office:value="0.705224969393827">
                <text:p>0.7052249693938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4959887246948">
                <text:p>0.294959887246948</text:p>
              </table:table-cell>
              <table:table-cell office:value-type="float" office:value="0.704500357029579">
                <text:p>0.704500357029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9585584111658">
                <text:p>0.29585584111658</text:p>
              </table:table-cell>
              <table:table-cell office:value-type="float" office:value="0.703797406051829">
                <text:p>0.7037974060518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6749538255891">
                <text:p>0.296749538255891</text:p>
              </table:table-cell>
              <table:table-cell office:value-type="float" office:value="0.703116551835397">
                <text:p>0.7031165518353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7640474663135">
                <text:p>0.297640474663135</text:p>
              </table:table-cell>
              <table:table-cell office:value-type="float" office:value="0.70245822435889">
                <text:p>0.702458224358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8528126752216">
                <text:p>0.298528126752216</text:p>
              </table:table-cell>
              <table:table-cell office:value-type="float" office:value="0.70182284751343">
                <text:p>0.701822847513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99411951843837">
                <text:p>0.299411951843837</text:p>
              </table:table-cell>
              <table:table-cell office:value-type="float" office:value="0.701210838379635">
                <text:p>0.701210838379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0291388737208">
                <text:p>0.300291388737208</text:p>
              </table:table-cell>
              <table:table-cell office:value-type="float" office:value="0.700622606472951">
                <text:p>0.7006226064729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0116585836351">
                <text:p>0.30116585836351</text:p>
              </table:table-cell>
              <table:table-cell office:value-type="float" office:value="0.700058552957671">
                <text:p>0.7000585529576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02034764521954">
                <text:p>0.302034764521954</text:p>
              </table:table-cell>
              <table:table-cell office:value-type="float" office:value="0.699519069830269">
                <text:p>0.6995190698302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02897494698753">
                <text:p>0.302897494698753</text:p>
              </table:table-cell>
              <table:table-cell office:value-type="float" office:value="0.699004539072948">
                <text:p>0.6990045390729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03753420968931">
                <text:p>0.303753420968931</text:p>
              </table:table-cell>
              <table:table-cell office:value-type="float" office:value="0.698515331778604">
                <text:p>0.6985153317786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0460190098032">
                <text:p>0.30460190098032</text:p>
              </table:table-cell>
              <table:table-cell office:value-type="float" office:value="0.698051807248794">
                <text:p>0.6980518072487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05442279018584">
                <text:p>0.305442279018584</text:p>
              </table:table-cell>
              <table:table-cell office:value-type="float" office:value="0.697614312066611">
                <text:p>0.6976143120666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6273887151547">
                <text:p>0.306273887151547</text:p>
              </table:table-cell>
              <table:table-cell office:value-type="float" office:value="0.697203179146808">
                <text:p>0.6972031791468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7096046450506">
                <text:p>0.307096046450506</text:p>
              </table:table-cell>
              <table:table-cell office:value-type="float" office:value="0.696818726765861">
                <text:p>0.6968187267658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7908068285614">
                <text:p>0.307908068285614</text:p>
              </table:table-cell>
              <table:table-cell office:value-type="float" office:value="0.696461257575143">
                <text:p>0.6964612575751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08709255691798">
                <text:p>0.308709255691798</text:p>
              </table:table-cell>
              <table:table-cell office:value-type="float" office:value="0.69613105760075">
                <text:p>0.69613105760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0949890480107">
                <text:p>0.30949890480107</text:p>
              </table:table-cell>
              <table:table-cell office:value-type="float" office:value="0.695828395233984">
                <text:p>0.6958283952339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10276306336441">
                <text:p>0.310276306336441</text:p>
              </table:table-cell>
              <table:table-cell office:value-type="float" office:value="0.695553520216934">
                <text:p>0.6955535202169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11040747162086">
                <text:p>0.311040747162086</text:p>
              </table:table-cell>
              <table:table-cell office:value-type="float" office:value="0.695306662627975">
                <text:p>0.6953066626279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11791511883747">
                <text:p>0.311791511883747</text:p>
              </table:table-cell>
              <table:table-cell office:value-type="float" office:value="0.695088031872463">
                <text:p>0.6950880318724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12527884492849">
                <text:p>0.312527884492849</text:p>
              </table:table-cell>
              <table:table-cell office:value-type="float" office:value="0.694897815684261">
                <text:p>0.6948978156842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13249150047232">
                <text:p>0.313249150047232</text:p>
              </table:table-cell>
              <table:table-cell office:value-type="float" office:value="0.694736179144069">
                <text:p>0.6947361791440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13954596380898">
                <text:p>0.313954596380898</text:p>
              </table:table-cell>
              <table:table-cell office:value-type="float" office:value="0.694603263720894">
                <text:p>0.6946032637208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14643515834737">
                <text:p>0.314643515834737</text:p>
              </table:table-cell>
              <table:table-cell office:value-type="float" office:value="0.694499186343219">
                <text:p>0.6944991863432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15315206999791">
                <text:p>0.315315206999791</text:p>
              </table:table-cell>
              <table:table-cell office:value-type="float" office:value="0.694424038506686">
                <text:p>0.6944240385066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1596897646428">
                <text:p>0.31596897646428</text:p>
              </table:table-cell>
              <table:table-cell office:value-type="float" office:value="0.694377885425246">
                <text:p>0.6943778854252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16604140555365">
                <text:p>0.316604140555365</text:p>
              </table:table-cell>
              <table:table-cell office:value-type="float" office:value="0.694360765232837">
                <text:p>0.6943607652328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17220027066431">
                <text:p>0.317220027066431</text:p>
              </table:table-cell>
              <table:table-cell office:value-type="float" office:value="0.694372688242664">
                <text:p>0.6943726882426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17815976960582">
                <text:p>0.317815976960582</text:p>
              </table:table-cell>
              <table:table-cell office:value-type="float" office:value="0.694413636271112">
                <text:p>0.694413636271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1839134604102">
                <text:p>0.31839134604102</text:p>
              </table:table-cell>
              <table:table-cell office:value-type="float" office:value="0.694483562033175">
                <text:p>0.6944835620331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1894550657909">
                <text:p>0.31894550657909</text:p>
              </table:table-cell>
              <table:table-cell office:value-type="float" office:value="0.694582388616075">
                <text:p>0.6945823886160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19477848890908">
                <text:p>0.319477848890908</text:p>
              </table:table-cell>
              <table:table-cell office:value-type="float" office:value="0.694710009037444">
                <text:p>0.6947100090374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19987782853804">
                <text:p>0.319987782853804</text:p>
              </table:table-cell>
              <table:table-cell office:value-type="float" office:value="0.694866285894043">
                <text:p>0.6948662858940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20474739354139">
                <text:p>0.320474739354139</text:p>
              </table:table-cell>
              <table:table-cell office:value-type="float" office:value="0.695051051106524">
                <text:p>0.6950510511065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20938171658544">
                <text:p>0.320938171658544</text:p>
              </table:table-cell>
              <table:table-cell office:value-type="float" office:value="0.695264105765193">
                <text:p>0.695264105765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21377556701147">
                <text:p>0.321377556701147</text:p>
              </table:table-cell>
              <table:table-cell office:value-type="float" office:value="0.695505220081102">
                <text:p>0.6955052200811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21792396279984">
                <text:p>0.321792396279984</text:p>
              </table:table-cell>
              <table:table-cell office:value-type="float" office:value="0.69577413344609">
                <text:p>0.695774133446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22182218156505">
                <text:p>0.322182218156505</text:p>
              </table:table-cell>
              <table:table-cell office:value-type="float" office:value="0.696070554604638">
                <text:p>0.6960705546046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22546577052827">
                <text:p>0.322546577052827</text:p>
              </table:table-cell>
              <table:table-cell office:value-type="float" office:value="0.696394161939597">
                <text:p>0.6963941619395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2885055542209">
                <text:p>0.322885055542209</text:p>
              </table:table-cell>
              <table:table-cell office:value-type="float" office:value="0.696744603872964">
                <text:p>0.6967446038729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23197264829113">
                <text:p>0.323197264829113</text:p>
              </table:table-cell>
              <table:table-cell office:value-type="float" office:value="0.697121499382019">
                <text:p>0.6971214993820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23482845416066">
                <text:p>0.323482845416066</text:p>
              </table:table-cell>
              <table:table-cell office:value-type="float" office:value="0.697524438630191">
                <text:p>0.6975244386301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2374146765551">
                <text:p>0.32374146765551</text:p>
              </table:table-cell>
              <table:table-cell office:value-type="float" office:value="0.697952983711144">
                <text:p>0.697952983711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23972832185705">
                <text:p>0.323972832185705</text:p>
              </table:table-cell>
              <table:table-cell office:value-type="float" office:value="0.698406669503596">
                <text:p>0.6984066695035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4176670250706">
                <text:p>0.324176670250706</text:p>
              </table:table-cell>
              <table:table-cell office:value-type="float" office:value="0.698885004633551">
                <text:p>0.6988850046335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4352743905318">
                <text:p>0.324352743905318</text:p>
              </table:table-cell>
              <table:table-cell office:value-type="float" office:value="0.699387472539682">
                <text:p>0.6993874725396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2450084610683">
                <text:p>0.32450084610683</text:p>
              </table:table-cell>
              <table:table-cell office:value-type="float" office:value="0.69991353263685">
                <text:p>0.699913532636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24620800696135">
                <text:p>0.324620800696135</text:p>
              </table:table-cell>
              <table:table-cell office:value-type="float" office:value="0.700462621571879">
                <text:p>0.7004626215718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24712462271672">
                <text:p>0.324712462271672</text:p>
              </table:table-cell>
              <table:table-cell office:value-type="float" office:value="0.701034154565077">
                <text:p>0.701034154565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24775715960296">
                <text:p>0.324775715960296</text:p>
              </table:table-cell>
              <table:table-cell office:value-type="float" office:value="0.701627526830271">
                <text:p>0.701627526830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62cm" svg:height="5.215cm" chart:class="chart:line" chart:style-name="ch1">
        <chart:title svg:x="3.214cm" svg:y="0.105cm" chart:style-name="ch2">
          <text:p>Equation of Time</text:p>
        </chart:title>
        <chart:plot-area chart:style-name="ch3" table:cell-range-address="Calculations.V1:Calculations.V367" chart:data-source-has-labels="row" svg:x="0.189cm" svg:y="0.712cm" svg:width="9.378cm" svg:height="4.496cm">
          <chart:axis chart:dimension="x" chart:name="primary-x" chart:style-name="ch4">
            <chart:title svg:x="4.317cm" svg:y="4.74cm" chart:style-name="ch5">
              <text:p>Day of Year</text:p>
            </chart:title>
          </chart:axis>
          <chart:axis chart:dimension="y" chart:name="primary-y" chart:style-name="ch4">
            <chart:title svg:x="0.196cm" svg:y="3.243cm" chart:style-name="ch6">
              <text:p>minutes</text:p>
            </chart:title>
            <chart:grid chart:style-name="ch7" chart:class="major"/>
          </chart:axis>
          <chart:series chart:style-name="ch8" chart:values-cell-range-address="Calculations.V2:Calculations.V367" chart:label-cell-address="Calculations.V1:Calculations.V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V1:Calculations.V1">Eq of Time (minut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64692564919824">
                <text:p text:id="Calculations.V2:Calculations.V367">-3.646925649198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11314685049687">
                <text:p>-4.11314685049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57350708230081">
                <text:p>-4.5735070823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02751835705308">
                <text:p>-5.0275183570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47470365822347">
                <text:p>-5.47470365822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91459767206244">
                <text:p>-5.91459767206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467474896794">
                <text:p>-6.346747489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77071327787701">
                <text:p>-6.77071327787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18606891726799">
                <text:p>-7.18606891726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9240260633745">
                <text:p>-7.59240260633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9893174302104">
                <text:p>-7.9893174302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37643189303245">
                <text:p>-8.37643189303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5338041297848">
                <text:p>-8.75338041297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1981377904869">
                <text:p>-9.1198137790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47539956893127">
                <text:p>-9.47539956893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1982252735497">
                <text:p>-9.81982252735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1527849044804">
                <text:p>-10.1527849044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4740067540197">
                <text:p>-10.4740067540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7832261909026">
                <text:p>-10.7832261909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0801996084483">
                <text:p>-11.0801996084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3647018551249">
                <text:p>-11.3647018551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6365263711189">
                <text:p>-11.6365263711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8954852850602">
                <text:p>-11.895485285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1414094713695">
                <text:p>-12.1414094713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3741485688281">
                <text:p>-12.374148568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5935709610756">
                <text:p>-12.593570961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7995637198654">
                <text:p>-12.7995637198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9920325120084">
                <text:p>-12.9920325120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1709014710453">
                <text:p>-13.1709014710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3361130347841">
                <text:p>-13.3361130347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4876277499304">
                <text:p>-13.4876277499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6254240451259">
                <text:p>-13.6254240451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7494979737906">
                <text:p>-13.7494979737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8598629282357">
                <text:p>-13.8598629282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9565493265782">
                <text:p>-13.9565493265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0396042740516">
                <text:p>-14.0396042740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109091200353">
                <text:p>-14.109091200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1650894747115">
                <text:p>-14.1650894747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2076940004002">
                <text:p>-14.207694000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370147904403">
                <text:p>-14.2370147904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531765262637">
                <text:p>-14.2531765262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563181011183">
                <text:p>-14.256318101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246592149998">
                <text:p>-14.24659214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2241645678795">
                <text:p>-14.2241645678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1892140180388">
                <text:p>-14.1892140180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1419314321952">
                <text:p>-14.1419314321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0825195042142">
                <text:p>-14.0825195042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0111921790579">
                <text:p>-14.0111921790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9281741386407">
                <text:p>-13.9281741386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8337002861963">
                <text:p>-13.8337002861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7280152307106">
                <text:p>-13.7280152307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6113727729191">
                <text:p>-13.6113727729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4840353943">
                <text:p>-13.4840353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3462737504279">
                <text:p>-13.3462737504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1983661699764">
                <text:p>-13.1983661699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.0405981605817">
                <text:p>-13.0405981605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8732619226958">
                <text:p>-12.8732619226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6966558724723">
                <text:p>-12.6966558724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511084174638">
                <text:p>-12.511084174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3168562862133">
                <text:p>-12.3168562862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1142865118515">
                <text:p>-12.1142865118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903693571466">
                <text:p>-11.903693571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6854001807304">
                <text:p>-11.6854001807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.459732644923">
                <text:p>-11.459732644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2270204665062">
                <text:p>-11.2270204665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9875959667228">
                <text:p>-10.9875959667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7417939214027">
                <text:p>-10.7417939214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.4899512110755">
                <text:p>-10.4899512110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2324064853918">
                <text:p>-10.2324064853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96949984176813">
                <text:p>-9.96949984176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701572518081">
                <text:p>-9.701572518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42896659914887">
                <text:p>-9.42896659914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15202473666789">
                <text:p>-9.15202473666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87108988217794">
                <text:p>-8.87108988217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58650503257485">
                <text:p>-8.58650503257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29861298760871">
                <text:p>-8.298612987608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.00775611874872">
                <text:p>-8.0077561187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1427614873616">
                <text:p>-7.71427614873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41851394109485">
                <text:p>-7.41851394109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12080929882196">
                <text:p>-7.12080929882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8215007714412">
                <text:p>-6.8215007714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520925469567">
                <text:p>-6.520925469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21941888609876">
                <text:p>-6.21941888609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91731472314244">
                <text:p>-5.91731472314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1494472374301">
                <text:p>-5.614944723743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31263850750029">
                <text:p>-5.31263850750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01072340914007">
                <text:p>-5.01072340914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709524319115">
                <text:p>-4.709524319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40936352532057">
                <text:p>-4.40936352532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11056055503023">
                <text:p>-4.11056055503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81343201617222">
                <text:p>-3.81343201617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1829143710473">
                <text:p>-3.518291437104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22544910407567">
                <text:p>-3.22544910407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9352118956016">
                <text:p>-2.9352118956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64788311303376">
                <text:p>-2.64788311303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6376230664243">
                <text:p>-2.36376230664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08314509660247">
                <text:p>-2.08314509660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80632298831597">
                <text:p>-1.806322988315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3358318158464">
                <text:p>-1.53358318158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6520837320304">
                <text:p>-1.26520837320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00147655261929">
                <text:p>-1.00147655261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742660790383993">
                <text:p>-0.742660790383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89029019183476">
                <text:p>-0.489029019183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40843807336394">
                <text:p>-0.2408438073363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63787529142442">
                <text:p>0.001637875291424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8164898913507">
                <text:p>0.238164898913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68492222867726">
                <text:p>0.468492222867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238115187464">
                <text:p>0.69238115187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9599599220585">
                <text:p>0.909599599220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992235649412">
                <text:p>1.119922356494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2313136942369">
                <text:p>1.323131369423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190160192829">
                <text:p>1.51901601928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073734092551">
                <text:p>1.7073734092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8800865506868">
                <text:p>1.88800865506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6073517914684">
                <text:p>2.06073517914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2537500744204">
                <text:p>2.22537500744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8175906806143">
                <text:p>2.38175906806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2972749072809">
                <text:p>2.529727490728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691299060635">
                <text:p>2.6691299060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9982574362558">
                <text:p>2.79982574362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2168452758905">
                <text:p>2.921684527589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3458616891015">
                <text:p>3.03458616891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384212527835">
                <text:p>3.1384212527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3309132016654">
                <text:p>3.23309132016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1850914212117">
                <text:p>3.31850914212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9459898570527">
                <text:p>3.39459898570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6129687013254">
                <text:p>3.46129687013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1855081191312">
                <text:p>3.51855081191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6632105768917">
                <text:p>3.566321057689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0458030348549">
                <text:p>3.604580303485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33313899108">
                <text:p>3.633313899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5252003644575">
                <text:p>3.652520036445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6220992045716">
                <text:p>3.66220992045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6240792165213">
                <text:p>3.66240792165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5315170892757">
                <text:p>3.65315170892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3449236165266">
                <text:p>3.63449236165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649445995583">
                <text:p>3.606494459955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6923615222296">
                <text:p>3.56923615222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2280919887802">
                <text:p>3.522809198878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6731899158633">
                <text:p>3.46731899158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0288454709698">
                <text:p>3.40288454709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2963847501303">
                <text:p>3.32963847501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4772691886863">
                <text:p>3.24772691886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5730946997192">
                <text:p>3.15730946997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58559053569">
                <text:p>3.0585590535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5166178697176">
                <text:p>2.95166178697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3681680939552">
                <text:p>2.83681680939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1423608334504">
                <text:p>2.71423608334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8414416749354">
                <text:p>2.58414416749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4677796109706">
                <text:p>2.44677796109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0238642009489">
                <text:p>2.302386420094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5123024514531">
                <text:p>2.15123024514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9358154195547">
                <text:p>1.993581541955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2972345436253">
                <text:p>1.829723454362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5994977072846">
                <text:p>1.659949770728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8456450431855">
                <text:p>1.484564504318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0388144841688">
                <text:p>1.30388144841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1822370704877">
                <text:p>1.118223707048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27923202260782">
                <text:p>0.927923202260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33320159008119">
                <text:p>0.733320159008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4762568783542">
                <text:p>0.534762568783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2605633206089">
                <text:p>0.3326056332060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7211188870313">
                <text:p>0.1272111888703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10528851725701">
                <text:p>-0.0810528851725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91813275859295">
                <text:p>-0.291813275859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04691858972186">
                <text:p>-0.5046918589721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19306334851842">
                <text:p>-0.719306334851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35270875340728">
                <text:p>-0.9352708753407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15219678029678">
                <text:p>-1.15219678029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6969314196958">
                <text:p>-1.369693141969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8736751550523">
                <text:p>-1.587367515505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0482659381323">
                <text:p>-1.80482659381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02167688501819">
                <text:p>-2.02167688501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23752539069384">
                <text:p>-2.237525390693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45198028308787">
                <text:p>-2.45198028308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66465157953352">
                <text:p>-2.664651579533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87515181226459">
                <text:p>-2.87515181226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08309669185827">
                <text:p>-3.083096691858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28810576256143">
                <text:p>-3.28810576256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48980304777816">
                <text:p>-3.489803047778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68781768404238">
                <text:p>-3.687817684042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88178454183647">
                <text:p>-3.88178454183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07134483166946">
                <text:p>-4.071344831669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25614669388682">
                <text:p>-4.256146693886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43584577074333">
                <text:p>-4.43584577074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61010575934317">
                <text:p>-4.61010575934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77859894411512">
                <text:p>-4.77859894411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94100670758682">
                <text:p>-4.94100670758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09702001828575">
                <text:p>-5.09702001828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24633989469734">
                <text:p>-5.246339894697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38867784429335">
                <text:p>-5.38867784429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2375627674458">
                <text:p>-5.523756276744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65130889052423">
                <text:p>-5.65130889052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77108103221545">
                <text:p>-5.771081032215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88283002793329">
                <text:p>-5.88283002793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98632548638279">
                <text:p>-5.986325486382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08134957317047">
                <text:p>-6.081349573170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16769725610617">
                <text:p>-6.167697256106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24517652132777">
                <text:p>-6.245176521327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31360856019401">
                <text:p>-6.313608560194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37282792699205">
                <text:p>-6.37282792699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42268266761829">
                <text:p>-6.42268266761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46303441948291">
                <text:p>-6.463034419482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49375848300061">
                <text:p>-6.493758483000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51474386512101">
                <text:p>-6.514743865121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52589329544888">
                <text:p>-6.525893295448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52712321559741">
                <text:p>-6.527123215597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6.51836374250465">
                <text:p>-6.51836374250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.49955860652631">
                <text:p>-6.49955860652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47066506519885">
                <text:p>-6.470665065198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43165379363745">
                <text:p>-6.431653793637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38250875260544">
                <text:p>-6.382508752605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32322703535511">
                <text:p>-6.323227035355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5381869439186">
                <text:p>-6.25381869439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17430654937213">
                <text:p>-6.174306549372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08472597738468">
                <text:p>-6.084725977384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98512468690743">
                <text:p>-5.985124686907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755624767585">
                <text:p>-5.8755624767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5611098139333">
                <text:p>-5.75611098139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62685340390787">
                <text:p>-5.626853403907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8788423812851">
                <text:p>-5.487884238128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33930898116881">
                <text:p>-5.339308981168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18124383783037">
                <text:p>-5.181243837830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01381541821993">
                <text:p>-5.013815418219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83716042993493">
                <text:p>-4.837160429934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65142536614946">
                <text:p>-4.651425366149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4567661909022">
                <text:p>-4.4567661909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25334802285639">
                <text:p>-4.253348022856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04134481875282">
                <text:p>-4.04134481875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82093905774058">
                <text:p>-3.82093905774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9232142770705">
                <text:p>-3.5923214277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35569051467833">
                <text:p>-3.355690514678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11125249629463">
                <text:p>-3.11125249629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85922084029984">
                <text:p>-2.859220840299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59981600891062">
                <text:p>-2.599816008910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3326516985698">
                <text:p>-2.33326516985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5980191480789">
                <text:p>-2.059801914807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796659858103">
                <text:p>-1.7796659858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9310301029007">
                <text:p>-1.49310301029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20036424507264">
                <text:p>-1.20036424507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01706329798087">
                <text:p>-0.901706329798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97391050009288">
                <text:p>-0.5973910500092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8768511010835">
                <text:p>-0.287685110108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71400837152822">
                <text:p>0.02714008371528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6808630576493">
                <text:p>0.346808630576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71040332078094">
                <text:p>0.6710403320780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9550879752356">
                <text:p>0.9995508797523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3205203301439">
                <text:p>1.332052033014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6825178795462">
                <text:p>1.66825178795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0785453739324">
                <text:p>2.007854537393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5056122268847">
                <text:p>2.35056122268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9606947786647">
                <text:p>2.696069477866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4407376671434">
                <text:p>3.044073766714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39426551354497">
                <text:p>3.394265513544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74633322839891">
                <text:p>3.746333228398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09996262751167">
                <text:p>4.099962627511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5483674992305">
                <text:p>4.454836749923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81063607115753">
                <text:p>4.810636071157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703861492724">
                <text:p>5.16703861492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237200638731">
                <text:p>5.52372006387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8035387035722">
                <text:p>5.880353870357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23661136835946">
                <text:p>6.23661136835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9216188754075">
                <text:p>6.59216188754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4667287054358">
                <text:p>6.946672870543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29980999460058">
                <text:p>7.299809994600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65123729851685">
                <text:p>7.651237298516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00061731608225">
                <text:p>8.000617316082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34761121694553">
                <text:p>8.347611216945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69187895595684">
                <text:p>8.691878955956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3307943195919">
                <text:p>9.033079431959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37087065695936">
                <text:p>9.370870656959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70490993656883">
                <text:p>9.70490993656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348540625561">
                <text:p>10.03485406255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3603595182847">
                <text:p>10.36035951828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6810826977583">
                <text:p>10.68108269775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66801389149">
                <text:p>10.9966801389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3068087717446">
                <text:p>11.30680877174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6111261817254">
                <text:p>11.61112618172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092908889833">
                <text:p>11.90929088898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2009626435013">
                <text:p>12.20096264350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4858027366059">
                <text:p>12.48580273660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7634743288687">
                <text:p>12.76347432886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0336427944615">
                <text:p>13.03364279446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2959760819053">
                <text:p>13.29597608190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5501450910498">
                <text:p>13.55014509104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7958240660188">
                <text:p>13.79582406601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0326910037576">
                <text:p>14.03269100375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2604280777051">
                <text:p>14.26042807770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787220760219">
                <text:p>14.4787220760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6872648536911">
                <text:p>14.68726485369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8857537977182">
                <text:p>14.88575379771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0738923045464">
                <text:p>15.0738923045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2513902687148">
                <text:p>15.25139026871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179645816869">
                <text:p>15.4179645816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733396396876">
                <text:p>15.57333963968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7172478592978">
                <text:p>15.71724785929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8494301994745">
                <text:p>15.84943019947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696366885828">
                <text:p>15.96963668858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0776269549542">
                <text:p>16.07762695495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1731707594153">
                <text:p>16.17317075941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2560485281724">
                <text:p>16.25604852817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3260518843748">
                <text:p>16.32605188437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3829841766374">
                <text:p>16.38298417663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4266610027525">
                <text:p>16.42666100275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4569107267922">
                <text:p>16.4569107267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4735749877688">
                <text:p>16.47357498776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4765091980017">
                <text:p>16.4765091980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465583029327">
                <text:p>16.465583029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4406808852787">
                <text:p>16.44068088527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4017023573754">
                <text:p>16.40170235737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3485626636529">
                <text:p>16.3485626636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2811930676092">
                <text:p>16.28119306760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199541275746">
                <text:p>16.199541275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1035718119328">
                <text:p>16.10357181193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9932663668606">
                <text:p>15.99326636686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686241209011">
                <text:p>15.86862412090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296620387461">
                <text:p>15.72966203874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5764151342724">
                <text:p>15.57641513427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408936704142">
                <text:p>15.4089367041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2272985287354">
                <text:p>15.2272985287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315910390997">
                <text:p>15.03159103909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8219234486856">
                <text:p>14.82192344868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984238487495">
                <text:p>14.59842384874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3612392663992">
                <text:p>14.36123926639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1105356843755">
                <text:p>14.11053568437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464980217747">
                <text:p>13.84649802177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5693300750383">
                <text:p>13.56933007503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2792544186593">
                <text:p>13.2792544186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9765122651846">
                <text:p>12.97651226518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6613632842158">
                <text:p>12.66136328421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3340853802548">
                <text:p>12.3340853802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9949744293654">
                <text:p>11.99497442936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644343974761">
                <text:p>11.6443439747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825248815694">
                <text:p>11.2825248815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98649511563">
                <text:p>10.90986495115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526728495529">
                <text:p>10.5267284955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1334958724809">
                <text:p>10.1334958724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73056298226315">
                <text:p>9.730562982263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3183407267093">
                <text:p>9.31834072670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9725443187122">
                <text:p>8.897254431871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6774323533645">
                <text:p>8.467743235336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03025943954125">
                <text:p>8.03025943954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8526783249468">
                <text:p>7.585267832494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3324497745123">
                <text:p>7.133244977451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67467847318021">
                <text:p>6.674678473180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21006618657967">
                <text:p>6.210066186579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3991545948172">
                <text:p>5.739915459481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26474229158633">
                <text:p>5.264742291586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8507050155016">
                <text:p>4.785070501550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30143086832294">
                <text:p>4.301430868322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8143602549091">
                <text:p>3.81436025490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32440071678066">
                <text:p>3.32440071678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83209859722724">
                <text:p>2.83209859722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3800361197725">
                <text:p>2.338003611977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4266792545515">
                <text:p>1.842667925455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4664522107477">
                <text:p>1.346645221074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5048976798528">
                <text:p>0.850489767985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4755486695165">
                <text:p>0.354755486695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40004983990627">
                <text:p>-0.1400049839906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33241216296969">
                <text:p>-0.633241216296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2440591666469">
                <text:p>-1.124405916664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61295584040046">
                <text:p>-1.612955840400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09835269544897">
                <text:p>-2.098352695448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58006403297005">
                <text:p>-2.58006403297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05756412245952">
                <text:p>-3.057564122459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53033480920787">
                <text:p>-3.53033480920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62cm" svg:height="5.208cm" chart:class="chart:line" chart:style-name="ch1">
        <chart:title svg:x="3.201cm" svg:y="0.105cm" chart:style-name="ch2">
          <text:p>Solar Declination</text:p>
        </chart:title>
        <chart:plot-area chart:style-name="ch3" table:cell-range-address="Calculations.T1:Calculations.T367" chart:data-source-has-labels="row" svg:x="0.189cm" svg:y="0.712cm" svg:width="9.378cm" svg:height="4.489cm">
          <chart:axis chart:dimension="x" chart:name="primary-x" chart:style-name="ch4">
            <chart:title svg:x="4.317cm" svg:y="4.733cm" chart:style-name="ch5">
              <text:p>Day of Year</text:p>
            </chart:title>
          </chart:axis>
          <chart:axis chart:dimension="y" chart:name="primary-y" chart:style-name="ch4">
            <chart:title svg:x="0.196cm" svg:y="3.266cm" chart:style-name="ch6">
              <text:p>degrees</text:p>
            </chart:title>
            <chart:grid chart:style-name="ch7" chart:class="major"/>
          </chart:axis>
          <chart:series chart:style-name="ch8" chart:values-cell-range-address="Calculations.T2:Calculations.T367" chart:label-cell-address="Calculations.T1:Calculations.T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T1:Calculations.T1">Sun Declin (de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9686476475138">
                <text:p text:id="Calculations.T2:Calculations.T367">-22.9686476475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8794821970299">
                <text:p>-22.8794821970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782728030209">
                <text:p>-22.782728030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678432533427">
                <text:p>-22.678432533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5666467849444">
                <text:p>-22.566646784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4474254730215">
                <text:p>-22.4474254730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3208268092391">
                <text:p>-22.3208268092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.1869124373796">
                <text:p>-22.1869124373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.0457473382404">
                <text:p>-22.0457473382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.897399730754">
                <text:p>-21.897399730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.7419409698018">
                <text:p>-21.7419409698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579445441106">
                <text:p>-21.579445441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4099904535906">
                <text:p>-21.4099904535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233656129599">
                <text:p>-21.233656129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.0505252933526">
                <text:p>-21.050525293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8606833580304">
                <text:p>-20.8606833580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6642182118415">
                <text:p>-20.6642182118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4612201034534">
                <text:p>-20.4612201034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2517815271303">
                <text:p>-20.2517815271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.0359971079186">
                <text:p>-20.0359971079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8139634872099">
                <text:p>-19.8139634872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5857792089898">
                <text:p>-19.5857792089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3515446070713">
                <text:p>-19.3515446070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1113616935913">
                <text:p>-19.1113616935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8653340490319">
                <text:p>-18.8653340490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6135667140119">
                <text:p>-18.6135667140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3561660830746">
                <text:p>-18.3561660830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.0932398006801">
                <text:p>-18.0932398006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8248966595907">
                <text:p>-17.8248966595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5512465018217">
                <text:p>-17.5512465018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.2724001223122">
                <text:p>-17.2724001223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884691754473">
                <text:p>-16.9884691754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6995660845532">
                <text:p>-16.699566084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4058039544642">
                <text:p>-16.4058039544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1072964872472">
                <text:p>-16.1072964872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8041579011505">
                <text:p>-15.8041579011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4965028528325">
                <text:p>-15.4965028528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1844463629081">
                <text:p>-15.1844463629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681037448384">
                <text:p>-14.8681037448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5475905371758">
                <text:p>-14.5475905371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230224391651">
                <text:p>-14.2230224391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8945152496914">
                <text:p>-13.8945152496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5621848095501">
                <text:p>-13.5621848095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2261469470103">
                <text:p>-13.2261469470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8865174266308">
                <text:p>-12.8865174266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5434119012824">
                <text:p>-12.543411901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1969458673173">
                <text:p>-12.1969458673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847234622828">
                <text:p>-11.8472346228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4943932289245">
                <text:p>-11.4943932289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.1385364739594">
                <text:p>-11.1385364739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77977884062">
                <text:p>-10.77977884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4182344758095">
                <text:p>-10.4182344758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0540171632301">
                <text:p>-10.054017163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68724029857984">
                <text:p>-9.68724029857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31801686727444">
                <text:p>-9.31801686727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94645942460135">
                <text:p>-8.94645942460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57268007821284">
                <text:p>-8.57268007821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19679047286349">
                <text:p>-8.19679047286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81890177729615">
                <text:p>-7.81890177729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4391246731835">
                <text:p>-7.4391246731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05756934602642">
                <text:p>-7.05756934602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67434547791422">
                <text:p>-6.67434547791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8956224205701">
                <text:p>-6.28956224205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0332829898681">
                <text:p>-5.90332829898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515751794342">
                <text:p>-5.515751794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12694035813928">
                <text:p>-5.12694035813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73700110544084">
                <text:p>-4.73700110544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34604063833011">
                <text:p>-4.34604063833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95416504910278">
                <text:p>-3.954165049102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6147992458916">
                <text:p>-3.561479924589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16809035152017">
                <text:p>-3.16809035152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7741009228507">
                <text:p>-2.7741009228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37961574496268">
                <text:p>-2.37961574496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98473844565753">
                <text:p>-1.98473844565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895721828657">
                <text:p>-1.5895721828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9421965398857">
                <text:p>-1.19421965398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98783105797897">
                <text:p>-0.798783105797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03364344816092">
                <text:p>-0.403364344816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806474810107747">
                <text:p>-0.008064748101077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7014725636166">
                <text:p>0.387014725636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177352465651">
                <text:p>0.7817735246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7611149262871">
                <text:p>1.17611149262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6992885694882">
                <text:p>1.56992885694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6312621701265">
                <text:p>1.96312621701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5560453250872">
                <text:p>2.35560453250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4726511179979">
                <text:p>2.7472651117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3800960045998">
                <text:p>3.13800960045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773997003314">
                <text:p>3.52773997003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635850707893">
                <text:p>3.91635850707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0376780256874">
                <text:p>4.30376780256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8987074169889">
                <text:p>4.68987074169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07457049418181">
                <text:p>5.07457049418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5777050508125">
                <text:p>5.4577705050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3937448624762">
                <text:p>5.83937448624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1928640842466">
                <text:p>6.21928640842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9741049408214">
                <text:p>6.59741049408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9736512110342">
                <text:p>6.9736512110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4791326691168">
                <text:p>7.34791326691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2010160453978">
                <text:p>7.72010160453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9012139828506">
                <text:p>8.09012139828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5787805142883">
                <text:p>8.457878051428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2327719462478">
                <text:p>8.82327719462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8622468549989">
                <text:p>9.18622468549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4662660945066">
                <text:p>9.546626609450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90438928169444">
                <text:p>9.90438928169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2594192506282">
                <text:p>10.25941925062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116233025476">
                <text:p>10.6116233025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609084677782">
                <text:p>10.9609084677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071820282696">
                <text:p>11.3071820282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503515267002">
                <text:p>11.6503515267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9903247771404">
                <text:p>11.99032477714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270098773163">
                <text:p>12.3270098773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603152225205">
                <text:p>12.6603152225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9901495212046">
                <text:p>12.99014952120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3164218122945">
                <text:p>13.31642181229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6390414842605">
                <text:p>13.63904148426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579182959726">
                <text:p>13.9579182959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2729623993699">
                <text:p>14.2729623993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5840843639639">
                <text:p>14.5840843639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911952031989">
                <text:p>14.89119520319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1942064026804">
                <text:p>15.1942064026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4930299502833">
                <text:p>15.49302995028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7875783681428">
                <text:p>15.7875783681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0777647465307">
                <text:p>16.0777647465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363502779604">
                <text:p>16.3635027796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644706803021">
                <text:p>16.644706803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9212918333998">
                <text:p>16.9212918333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1931736095969">
                <text:p>17.1931736095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4602686357725">
                <text:p>17.4602686357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7224942262024">
                <text:p>17.7224942262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9797685517904">
                <text:p>17.9797685517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2320106882258">
                <text:p>18.2320106882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4791406657245">
                <text:p>18.4791406657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7210795202821">
                <text:p>18.72107952028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9577493463608">
                <text:p>18.9577493463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1890733509254">
                <text:p>19.1890733509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4149759087311">
                <text:p>19.41497590873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353826187614">
                <text:p>19.63538261876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502203617057">
                <text:p>19.85022036170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0594173583566">
                <text:p>20.0594173583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2629032287995">
                <text:p>20.26290322879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4606090522624">
                <text:p>20.46060905226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6524674274817">
                <text:p>20.65246742748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838412533437">
                <text:p>20.838412533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18380190298">
                <text:p>21.0183801902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1923079204237">
                <text:p>21.1923079204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3601350092453">
                <text:p>21.3601350092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218025658631">
                <text:p>21.52180256586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6772535831774">
                <text:p>21.67725358317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8264329973772">
                <text:p>21.8264329973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9692877466022">
                <text:p>21.9692877466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057668285923">
                <text:p>22.10576682859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358213571404">
                <text:p>22.23582135714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3594046171601">
                <text:p>22.3594046171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4764721181851">
                <text:p>22.47647211818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5869816461123">
                <text:p>22.5869816461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908933130111">
                <text:p>22.6908933130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7881696048183">
                <text:p>22.7881696048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8787754267459">
                <text:p>22.8787754267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9626781462339">
                <text:p>22.96267814623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0398476332871">
                <text:p>23.0398476332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1102562980419">
                <text:p>23.11025629804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738791254186">
                <text:p>23.1738791254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2306937067225">
                <text:p>23.2306937067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28068026807">
                <text:p>23.28068026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3238216955231">
                <text:p>23.3238216955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601035568329">
                <text:p>23.36010355683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3895141196995">
                <text:p>23.3895141196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120443664735">
                <text:p>23.4120443664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4276880052351">
                <text:p>23.42768800523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64414772027">
                <text:p>23.4364414772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383039604351">
                <text:p>23.4383039604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332773698102">
                <text:p>23.4332773698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4213663532716">
                <text:p>23.4213663532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4025782843569">
                <text:p>23.4025782843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769232510292">
                <text:p>23.3769232510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444140408536">
                <text:p>23.3444140408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3050661225706">
                <text:p>23.30506612257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2588976241356">
                <text:p>23.25889762413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2059293073055">
                <text:p>23.2059293073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461845388661">
                <text:p>23.14618453886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0796892586083">
                <text:p>23.07968925860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0064719441707">
                <text:p>23.00647194417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9265635728791">
                <text:p>22.92656357287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8399975807218">
                <text:p>22.83999758072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7468098186092">
                <text:p>22.74680981860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470385060773">
                <text:p>22.6470385060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5407241825967">
                <text:p>22.54072418259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2790965666">
                <text:p>22.427909656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3086399528236">
                <text:p>22.3086399528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182962256885">
                <text:p>22.182962256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509258593786">
                <text:p>22.05092585937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9125820975782">
                <text:p>21.9125820975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679842961927">
                <text:p>21.76798429619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617187706944">
                <text:p>21.617187706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4602494472142">
                <text:p>21.46024944721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972284379493">
                <text:p>21.29722843794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1281853410034">
                <text:p>21.1281853410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953182496102">
                <text:p>20.953182496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7722838576058">
                <text:p>20.7722838576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5855549312439">
                <text:p>20.58555493124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3930627109845">
                <text:p>20.3930627109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948756162065">
                <text:p>20.1948756162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910634293252">
                <text:p>19.9910634293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7816972340218">
                <text:p>19.78169723402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5668493542175">
                <text:p>19.5668493542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3465932939269">
                <text:p>19.3465932939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1210036781172">
                <text:p>19.12100367811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901561946896">
                <text:p>18.89015619468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541275376954">
                <text:p>18.65412753769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4129953518877">
                <text:p>18.41299535188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1668381787028">
                <text:p>18.16683817870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9157354037561">
                <text:p>17.91573540375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6597672059316">
                <text:p>17.65976720593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990145081323">
                <text:p>17.39901450813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1335589297547">
                <text:p>17.13355892975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863482740938">
                <text:p>16.8634827409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5888688186391">
                <text:p>16.5888688186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3098006045663">
                <text:p>16.30980060456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026362065006">
                <text:p>16.026362065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386376525673">
                <text:p>15.7386376525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446712269862">
                <text:p>15.446712269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1506712351307">
                <text:p>15.15067123513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8506002498224">
                <text:p>14.8506002498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465853681274">
                <text:p>14.5465853681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238712968457">
                <text:p>14.2387129684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9270697268607">
                <text:p>13.92706972686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117425923692">
                <text:p>13.61174259236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928187642365">
                <text:p>13.29281876423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703856710661">
                <text:p>12.9703856710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6445309517896">
                <text:p>12.64453095178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3153424384671">
                <text:p>12.31534243846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9829081408787">
                <text:p>11.98290814087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473162328691">
                <text:p>11.64731623286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3086550404068">
                <text:p>11.3086550404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9670130313133">
                <text:p>10.96701303131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6224788066261">
                <text:p>10.62247880662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751410935437">
                <text:p>10.2751410935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92508873990674">
                <text:p>9.925088739906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7241071017045">
                <text:p>9.57241071017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21719608281484">
                <text:p>9.217196082814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5953404914278">
                <text:p>8.859534049142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49951391341502">
                <text:p>8.499513913415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722509427025">
                <text:p>8.13722509427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77275712737328">
                <text:p>7.77275712737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40619966924206">
                <text:p>7.40619966924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03764250219625">
                <text:p>7.03764250219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66717554037058">
                <text:p>6.667175540370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9488883674436">
                <text:p>6.2948888367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2087259112483">
                <text:p>5.920872591124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4521715903051">
                <text:p>5.54521715903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68013061421">
                <text:p>5.1680130614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8935099521389">
                <text:p>4.78935099521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0932184453253">
                <text:p>4.409321844532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02801669262931">
                <text:p>4.028016692629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455268344274">
                <text:p>3.6455268344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6194378962302">
                <text:p>3.26194378962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77359316286">
                <text:p>2.8773593162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9186542491494">
                <text:p>2.491865424914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0555439286948">
                <text:p>2.105554392869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1851877913524">
                <text:p>1.71851877913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3085143935746">
                <text:p>1.330851439357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42645541083217">
                <text:p>0.9426455410832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53994579151157">
                <text:p>0.5539945791511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4992391169984">
                <text:p>0.164992391169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24266826976346">
                <text:p>-0.224266826976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13688505662711">
                <text:p>-0.613688505662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0317768615621">
                <text:p>-1.003177686156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9263900541251">
                <text:p>-1.392639005412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78197668110682">
                <text:p>-1.781976681106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17109449696018">
                <text:p>-2.171094496960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5598957884303">
                <text:p>-2.55989578843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94828342883986">
                <text:p>-2.948283428839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33615981600734">
                <text:p>-3.336159816007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72342685945861">
                <text:p>-3.723426859458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10998596828692">
                <text:p>-4.109985968286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49573803974072">
                <text:p>-4.495738039740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88058344861502">
                <text:p>-4.880583448615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2644220375235">
                <text:p>-5.26442203752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.64715310813252">
                <text:p>-5.647153108132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02867541343752">
                <text:p>-6.028675413437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40888715116682">
                <text:p>-6.40888715116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.78768595839617">
                <text:p>-6.787685958396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16496890746256">
                <text:p>-7.164968907462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54063250326316">
                <text:p>-7.540632503263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9145726820294">
                <text:p>-7.91457268202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.28668481166997">
                <text:p>-8.28668481166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.65686369377053">
                <text:p>-8.65686369377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0250035673485">
                <text:p>-9.02500356734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39099811445269">
                <text:p>-9.390998114452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.75474046770773">
                <text:p>-9.754740467707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1161232198948">
                <text:p>-10.11612321989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.475038435668">
                <text:p>-10.475038435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8313776655025">
                <text:p>-10.83137766550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1850319619689">
                <text:p>-11.18503196196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.5358918984296">
                <text:p>-11.5358918984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8838475902553">
                <text:p>-11.8838475902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2287887186481">
                <text:p>-12.22878871864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.5706045571709">
                <text:p>-12.57060455717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9091840010641">
                <text:p>-12.90918400106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3.2444155994432">
                <text:p>-13.24441559944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.5761875904534">
                <text:p>-13.57618759045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.9043879394671">
                <text:p>-13.90438793946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4.2289043803916">
                <text:p>-14.22890438039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.5496244601613">
                <text:p>-14.54962446016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4.8664355864756">
                <text:p>-14.86643558647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.179225078838">
                <text:p>-15.179225078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.4878802229454">
                <text:p>-15.48788022294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79228832847">
                <text:p>-15.792288328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6.0923367902627">
                <text:p>-16.09233679026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6.3879131530009">
                <text:p>-16.3879131530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.6789051792911">
                <text:p>-16.6789051792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6.9652009212262">
                <text:p>-16.9652009212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.2466887953843">
                <text:p>-17.2466887953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7.5232576612419">
                <text:p>-17.52325766124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7.7947969029618">
                <text:p>-17.7947969029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0611965145017">
                <text:p>-18.06119651450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8.3223471879711">
                <text:p>-18.32234718797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8.578140405151">
                <text:p>-18.578140405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.8284685320761">
                <text:p>-18.82846853207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.073224916551">
                <text:p>-19.0732249165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.3123039884707">
                <text:p>-19.31230398847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.5456013627832">
                <text:p>-19.54560136278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.7730139449233">
                <text:p>-19.77301394492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9.9944400385174">
                <text:p>-19.99444003851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0.2097794551561">
                <text:p>-20.20977945515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0.4189336259959">
                <text:p>-20.4189336259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0.6218057149449">
                <text:p>-20.62180571494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.8183007331636">
                <text:p>-20.81830073316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1.0083256545993">
                <text:p>-21.00832565459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1.1917895322473">
                <text:p>-21.19178953224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3686036148275">
                <text:p>-21.36860361482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1.5386814635423">
                <text:p>-21.53868146354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1.7019390685687">
                <text:p>-21.70193906856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1.8582949649309">
                <text:p>-21.85829496493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2.0076703473813">
                <text:p>-22.00767034738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.1499891839159">
                <text:p>-22.14998918391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.2851783275385">
                <text:p>-22.28517832753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2.4131676258848">
                <text:p>-22.41316762588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2.5338900283142">
                <text:p>-22.53389002831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2.6472816900783">
                <text:p>-22.64728169007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.753282073173">
                <text:p>-22.7532820731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2.8518340434887">
                <text:p>-22.85183404348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2.9428839638799">
                <text:p>-22.94288396387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3.0263817827807">
                <text:p>-23.02638178278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3.1022811180094">
                <text:p>-23.1022811180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3.1705393354166">
                <text:p>-23.1705393354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.2311176220484">
                <text:p>-23.23111762204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3.283981053516">
                <text:p>-23.283981053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3.3290986552849">
                <text:p>-23.3290986552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3.3664434576177">
                <text:p>-23.36644345761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3.3959925439342">
                <text:p>-23.39599254393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3.4177270923763">
                <text:p>-23.41772709237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3.4316324103967">
                <text:p>-23.43163241039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4376979622198">
                <text:p>-23.4376979622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3.435917389055">
                <text:p>-23.435917389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3.4262885219757">
                <text:p>-23.42628852197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3.4088133874109">
                <text:p>-23.4088133874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3.3834982052285">
                <text:p>-23.3834982052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3.3503533794261">
                <text:p>-23.35035337942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.309393481476">
                <text:p>-23.3093934814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3.2606372264065">
                <text:p>-23.26063722640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3.2041074417341">
                <text:p>-23.20410744173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3.139831029391">
                <text:p>-23.139831029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3.067838920826">
                <text:p>-23.067838920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2.9881660254839">
                <text:p>-22.98816602548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89cm" svg:height="5.235cm" chart:class="chart:scatter" chart:style-name="ch1">
        <chart:title svg:x="3.849cm" svg:y="0.105cm" chart:style-name="ch2">
          <text:p>Analemma</text:p>
        </chart:title>
        <chart:plot-area chart:style-name="ch3" table:cell-range-address="Calculations.AG1:Calculations.AH367" chart:data-source-has-labels="row" svg:x="0.189cm" svg:y="0.712cm" svg:width="9.405cm" svg:height="4.516cm">
          <chart:axis chart:dimension="x" chart:name="primary-x" chart:style-name="ch4">
            <chart:title svg:x="4.079cm" svg:y="4.76cm" chart:style-name="ch5">
              <text:p>Elevation (deg)</text:p>
            </chart:title>
          </chart:axis>
          <chart:axis chart:dimension="y" chart:name="primary-y" chart:style-name="ch4">
            <chart:title svg:x="0.196cm" svg:y="3.69cm" chart:style-name="ch6">
              <text:p>Azimuth (deg)</text:p>
            </chart:title>
            <chart:grid chart:style-name="ch7" chart:class="major"/>
          </chart:axis>
          <chart:series chart:style-name="ch8" chart:values-cell-range-address="Calculations.AH2:Calculations.AH367" chart:label-cell-address="Calculations.AH1:Calculations.AH1" chart:class="chart:scatter">
            <chart:domain table:cell-range-address="Calculations.AG2:Calculations.AG367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 text:id="Calculations.AH1:Calculations.AH1">Solar Azimuth Angle (deg cw from 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9206333840419">
                <text:p text:id="Calculations.AG2:Calculations.AG367">23.9206333840419</text:p>
              </table:table-cell>
              <table:table-cell office:value-type="float" office:value="175.184959823067">
                <text:p text:id="Calculations.AH2:Calculations.AH367">175.184959823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022110531489">
                <text:p>24.0022110531489</text:p>
              </table:table-cell>
              <table:table-cell office:value-type="float" office:value="175.061201453809">
                <text:p>175.061201453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0912479635231">
                <text:p>24.0912479635231</text:p>
              </table:table-cell>
              <table:table-cell office:value-type="float" office:value="174.93803251178">
                <text:p>174.9380325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1877087699082">
                <text:p>24.1877087699082</text:p>
              </table:table-cell>
              <table:table-cell office:value-type="float" office:value="174.815543037323">
                <text:p>174.815543037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2915549372908">
                <text:p>24.2915549372908</text:p>
              </table:table-cell>
              <table:table-cell office:value-type="float" office:value="174.693822247999">
                <text:p>174.693822247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027447838051">
                <text:p>24.4027447838051</text:p>
              </table:table-cell>
              <table:table-cell office:value-type="float" office:value="174.572958468136">
                <text:p>174.572958468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212335264802">
                <text:p>24.5212335264802</text:p>
              </table:table-cell>
              <table:table-cell office:value-type="float" office:value="174.453039057345">
                <text:p>174.453039057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6469733296602">
                <text:p>24.6469733296602</text:p>
              </table:table-cell>
              <table:table-cell office:value-type="float" office:value="174.334150338071">
                <text:p>174.33415033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7799133559223">
                <text:p>24.7799133559223</text:p>
              </table:table-cell>
              <table:table-cell office:value-type="float" office:value="174.216377522279">
                <text:p>174.216377522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199998193197">
                <text:p>24.9199998193197</text:p>
              </table:table-cell>
              <table:table-cell office:value-type="float" office:value="174.099804637367">
                <text:p>174.099804637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067176040771">
                <text:p>25.067176040771</text:p>
              </table:table-cell>
              <table:table-cell office:value-type="float" office:value="173.98451445145">
                <text:p>173.98451445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213825054254">
                <text:p>25.2213825054254</text:p>
              </table:table-cell>
              <table:table-cell office:value-type="float" office:value="173.870588398155">
                <text:p>173.870588398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825569218303">
                <text:p>25.3825569218303</text:p>
              </table:table-cell>
              <table:table-cell office:value-type="float" office:value="173.758106501103">
                <text:p>173.758106501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50634282735">
                <text:p>25.550634282735</text:p>
              </table:table-cell>
              <table:table-cell office:value-type="float" office:value="173.647147298254">
                <text:p>173.647147298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7255469273665">
                <text:p>25.7255469273665</text:p>
              </table:table-cell>
              <table:table-cell office:value-type="float" office:value="173.537787766315">
                <text:p>173.537787766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9072246050203">
                <text:p>25.9072246050203</text:p>
              </table:table-cell>
              <table:table-cell office:value-type="float" office:value="173.430103245427">
                <text:p>173.430103245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0955945398152">
                <text:p>26.0955945398152</text:p>
              </table:table-cell>
              <table:table-cell office:value-type="float" office:value="173.324167364348">
                <text:p>173.324167364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2905814964676">
                <text:p>26.2905814964676</text:p>
              </table:table-cell>
              <table:table-cell office:value-type="float" office:value="173.220051966362">
                <text:p>173.220051966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92107846947">
                <text:p>26.492107846947</text:p>
              </table:table-cell>
              <table:table-cell office:value-type="float" office:value="173.117827036165">
                <text:p>173.117827036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00936378848">
                <text:p>26.7000936378848</text:p>
              </table:table-cell>
              <table:table-cell office:value-type="float" office:value="173.017560627945">
                <text:p>173.017560627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9144566586119">
                <text:p>26.9144566586119</text:p>
              </table:table-cell>
              <table:table-cell office:value-type="float" office:value="172.919318794926">
                <text:p>172.919318794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1351125097129">
                <text:p>27.1351125097129</text:p>
              </table:table-cell>
              <table:table-cell office:value-type="float" office:value="172.8231655206">
                <text:p>172.823165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361974671989">
                <text:p>27.361974671989</text:p>
              </table:table-cell>
              <table:table-cell office:value-type="float" office:value="172.729162651898">
                <text:p>172.729162651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59495457573">
                <text:p>27.59495457573</text:p>
              </table:table-cell>
              <table:table-cell office:value-type="float" office:value="172.637369834533">
                <text:p>172.637369834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8339616702033">
                <text:p>27.8339616702033</text:p>
              </table:table-cell>
              <table:table-cell office:value-type="float" office:value="172.547844450738">
                <text:p>172.547844450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0789034932747">
                <text:p>28.0789034932747</text:p>
              </table:table-cell>
              <table:table-cell office:value-type="float" office:value="172.460641559623">
                <text:p>172.460641559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3296857410805">
                <text:p>28.3296857410805</text:p>
              </table:table-cell>
              <table:table-cell office:value-type="float" office:value="172.375813840363">
                <text:p>172.375813840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5862123376774">
                <text:p>28.5862123376774</text:p>
              </table:table-cell>
              <table:table-cell office:value-type="float" office:value="172.293411538389">
                <text:p>172.293411538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483855046022">
                <text:p>28.8483855046022</text:p>
              </table:table-cell>
              <table:table-cell office:value-type="float" office:value="172.213482414796">
                <text:p>172.213482414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1161058302772">
                <text:p>29.1161058302772</text:p>
              </table:table-cell>
              <table:table-cell office:value-type="float" office:value="172.136071699086">
                <text:p>172.136071699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3892723391973">
                <text:p>29.3892723391973</text:p>
              </table:table-cell>
              <table:table-cell office:value-type="float" office:value="172.061222045435">
                <text:p>172.061222045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677825608476">
                <text:p>29.6677825608476</text:p>
              </table:table-cell>
              <table:table-cell office:value-type="float" office:value="171.988973492565">
                <text:p>171.988973492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9515325982924">
                <text:p>29.9515325982924</text:p>
              </table:table-cell>
              <table:table-cell office:value-type="float" office:value="171.919363427355">
                <text:p>171.919363427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2404171963851">
                <text:p>30.2404171963851</text:p>
              </table:table-cell>
              <table:table-cell office:value-type="float" office:value="171.852426552258">
                <text:p>171.852426552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5343298095467">
                <text:p>30.5343298095467</text:p>
              </table:table-cell>
              <table:table-cell office:value-type="float" office:value="171.788194856587">
                <text:p>171.788194856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8331626690642">
                <text:p>30.8331626690642</text:p>
              </table:table-cell>
              <table:table-cell office:value-type="float" office:value="171.726697591701">
                <text:p>171.726697591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1368068498588">
                <text:p>31.1368068498588</text:p>
              </table:table-cell>
              <table:table-cell office:value-type="float" office:value="171.667961250112">
                <text:p>171.66796125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445152336673">
                <text:p>31.445152336673</text:p>
              </table:table-cell>
              <table:table-cell office:value-type="float" office:value="171.612009548497">
                <text:p>171.612009548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7580880896295">
                <text:p>31.7580880896295</text:p>
              </table:table-cell>
              <table:table-cell office:value-type="float" office:value="171.558863414586">
                <text:p>171.558863414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075502109109">
                <text:p>32.075502109109</text:p>
              </table:table-cell>
              <table:table-cell office:value-type="float" office:value="171.50854097786">
                <text:p>171.50854097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397281499899">
                <text:p>32.397281499899</text:p>
              </table:table-cell>
              <table:table-cell office:value-type="float" office:value="171.461057563997">
                <text:p>171.461057563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7233125345564">
                <text:p>32.7233125345564</text:p>
              </table:table-cell>
              <table:table-cell office:value-type="float" office:value="171.416425692939">
                <text:p>171.416425692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0534807159386">
                <text:p>33.0534807159386</text:p>
              </table:table-cell>
              <table:table-cell office:value-type="float" office:value="171.374655080489">
                <text:p>171.374655080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3876708388419">
                <text:p>33.3876708388419</text:p>
              </table:table-cell>
              <table:table-cell office:value-type="float" office:value="171.335752643269">
                <text:p>171.335752643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7257670506989">
                <text:p>33.7257670506989</text:p>
              </table:table-cell>
              <table:table-cell office:value-type="float" office:value="171.299722506884">
                <text:p>171.299722506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067652911275">
                <text:p>34.067652911275</text:p>
              </table:table-cell>
              <table:table-cell office:value-type="float" office:value="171.266566017124">
                <text:p>171.266566017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4132114513116">
                <text:p>34.4132114513116</text:p>
              </table:table-cell>
              <table:table-cell office:value-type="float" office:value="171.23628175399">
                <text:p>171.23628175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62325230058">
                <text:p>34.762325230058</text:p>
              </table:table-cell>
              <table:table-cell office:value-type="float" office:value="171.208865548334">
                <text:p>171.208865548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1148763916376">
                <text:p>35.1148763916376</text:p>
              </table:table-cell>
              <table:table-cell office:value-type="float" office:value="171.1843105009">
                <text:p>171.1843105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4707467201915">
                <text:p>35.4707467201915</text:p>
              </table:table-cell>
              <table:table-cell office:value-type="float" office:value="171.162607003504">
                <text:p>171.1626070035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8298176937461">
                <text:p>35.8298176937461</text:p>
              </table:table-cell>
              <table:table-cell office:value-type="float" office:value="171.143742762128">
                <text:p>171.143742762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1919705367502">
                <text:p>36.1919705367502</text:p>
              </table:table-cell>
              <table:table-cell office:value-type="float" office:value="171.127702821645">
                <text:p>171.127702821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.5570862712282">
                <text:p>36.5570862712282</text:p>
              </table:table-cell>
              <table:table-cell office:value-type="float" office:value="171.114469591927">
                <text:p>171.114469591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9250457665028">
                <text:p>36.9250457665028</text:p>
              </table:table-cell>
              <table:table-cell office:value-type="float" office:value="171.104022875052">
                <text:p>171.104022875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.2957297874352">
                <text:p>37.2957297874352</text:p>
              </table:table-cell>
              <table:table-cell office:value-type="float" office:value="171.096339893344">
                <text:p>171.096339893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6690190411398">
                <text:p>37.6690190411398</text:p>
              </table:table-cell>
              <table:table-cell office:value-type="float" office:value="171.091395317959">
                <text:p>171.091395317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0447942221309">
                <text:p>38.0447942221309</text:p>
              </table:table-cell>
              <table:table-cell office:value-type="float" office:value="171.089161297749">
                <text:p>171.0891612977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422936055862">
                <text:p>38.422936055862</text:p>
              </table:table-cell>
              <table:table-cell office:value-type="float" office:value="171.089607488127">
                <text:p>171.089607488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.8033253406246">
                <text:p>38.8033253406246</text:p>
              </table:table-cell>
              <table:table-cell office:value-type="float" office:value="171.092701079652">
                <text:p>171.092701079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1858429877726">
                <text:p>39.1858429877726</text:p>
              </table:table-cell>
              <table:table-cell office:value-type="float" office:value="171.09840682609">
                <text:p>171.09840682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570370060249">
                <text:p>39.570370060249</text:p>
              </table:table-cell>
              <table:table-cell office:value-type="float" office:value="171.10668707167">
                <text:p>171.10668707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9567878093934">
                <text:p>39.9567878093934</text:p>
              </table:table-cell>
              <table:table-cell office:value-type="float" office:value="171.117501777303">
                <text:p>171.117501777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3449777100072">
                <text:p>40.3449777100072</text:p>
              </table:table-cell>
              <table:table-cell office:value-type="float" office:value="171.130808545527">
                <text:p>171.130808545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.7348214936748">
                <text:p>40.7348214936748</text:p>
              </table:table-cell>
              <table:table-cell office:value-type="float" office:value="171.146562643939">
                <text:p>171.146562643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1262011803243">
                <text:p>41.1262011803243</text:p>
              </table:table-cell>
              <table:table-cell office:value-type="float" office:value="171.164717026931">
                <text:p>171.164717026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5189991080316">
                <text:p>41.5189991080316</text:p>
              </table:table-cell>
              <table:table-cell office:value-type="float" office:value="171.18522235551">
                <text:p>171.18522235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9130979610689">
                <text:p>41.9130979610689</text:p>
              </table:table-cell>
              <table:table-cell office:value-type="float" office:value="171.208027015053">
                <text:p>171.208027015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3083807962058">
                <text:p>42.3083807962058</text:p>
              </table:table-cell>
              <table:table-cell office:value-type="float" office:value="171.23307713082">
                <text:p>171.23307713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7047310672784">
                <text:p>42.7047310672784</text:p>
              </table:table-cell>
              <table:table-cell office:value-type="float" office:value="171.260316581116">
                <text:p>171.260316581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1020326480424">
                <text:p>43.1020326480424</text:p>
              </table:table-cell>
              <table:table-cell office:value-type="float" office:value="171.289687007959">
                <text:p>171.289687007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500169853334">
                <text:p>43.500169853334</text:p>
              </table:table-cell>
              <table:table-cell office:value-type="float" office:value="171.321127825202">
                <text:p>171.321127825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8990274585681">
                <text:p>43.8990274585681</text:p>
              </table:table-cell>
              <table:table-cell office:value-type="float" office:value="171.354576224019">
                <text:p>171.354576224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2984907175993">
                <text:p>44.2984907175993</text:p>
              </table:table-cell>
              <table:table-cell office:value-type="float" office:value="171.389967175739">
                <text:p>171.389967175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.6984453789909">
                <text:p>44.6984453789909</text:p>
              </table:table-cell>
              <table:table-cell office:value-type="float" office:value="171.427233431994">
                <text:p>171.427233431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098777700722">
                <text:p>45.098777700722</text:p>
              </table:table-cell>
              <table:table-cell office:value-type="float" office:value="171.46630552224">
                <text:p>171.46630552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4993744633816">
                <text:p>45.4993744633816</text:p>
              </table:table-cell>
              <table:table-cell office:value-type="float" office:value="171.507111748657">
                <text:p>171.507111748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9001229818928">
                <text:p>45.9001229818928</text:p>
              </table:table-cell>
              <table:table-cell office:value-type="float" office:value="171.549578178545">
                <text:p>171.549578178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3009111158154">
                <text:p>46.3009111158154</text:p>
              </table:table-cell>
              <table:table-cell office:value-type="float" office:value="171.5936286343">
                <text:p>171.5936286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7016272782794">
                <text:p>46.7016272782794</text:p>
              </table:table-cell>
              <table:table-cell office:value-type="float" office:value="171.63918468113">
                <text:p>171.63918468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1021604435991">
                <text:p>47.1021604435991</text:p>
              </table:table-cell>
              <table:table-cell office:value-type="float" office:value="171.686165612681">
                <text:p>171.686165612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5024001536257">
                <text:p>47.5024001536257</text:p>
              </table:table-cell>
              <table:table-cell office:value-type="float" office:value="171.734488434787">
                <text:p>171.7344884347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9022365228895">
                <text:p>47.9022365228895</text:p>
              </table:table-cell>
              <table:table-cell office:value-type="float" office:value="171.784067847576">
                <text:p>171.7840678475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3015602425913">
                <text:p>48.3015602425913</text:p>
              </table:table-cell>
              <table:table-cell office:value-type="float" office:value="171.834816226228">
                <text:p>171.834816226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7002625834984">
                <text:p>48.7002625834984</text:p>
              </table:table-cell>
              <table:table-cell office:value-type="float" office:value="171.886643600684">
                <text:p>171.886643600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0982353978022">
                <text:p>49.0982353978022</text:p>
              </table:table-cell>
              <table:table-cell office:value-type="float" office:value="171.939457634669">
                <text:p>171.939457634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.4953711199944">
                <text:p>49.4953711199944</text:p>
              </table:table-cell>
              <table:table-cell office:value-type="float" office:value="171.993163604394">
                <text:p>171.993163604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8915627668192">
                <text:p>49.8915627668192</text:p>
              </table:table-cell>
              <table:table-cell office:value-type="float" office:value="172.047664377384">
                <text:p>172.047664377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.2867039363559">
                <text:p>50.2867039363559</text:p>
              </table:table-cell>
              <table:table-cell office:value-type="float" office:value="172.102860391871">
                <text:p>172.102860391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6806888062909">
                <text:p>50.6806888062909</text:p>
              </table:table-cell>
              <table:table-cell office:value-type="float" office:value="172.158649637257">
                <text:p>172.158649637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.0734121314298">
                <text:p>51.0734121314298</text:p>
              </table:table-cell>
              <table:table-cell office:value-type="float" office:value="172.214927636169">
                <text:p>172.2149276361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4647692405071">
                <text:p>51.4647692405071</text:p>
              </table:table-cell>
              <table:table-cell office:value-type="float" office:value="172.271587428696">
                <text:p>172.27158742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.8546560323451">
                <text:p>51.8546560323451</text:p>
              </table:table-cell>
              <table:table-cell office:value-type="float" office:value="172.328519559387">
                <text:p>172.3285195593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.2429689714178">
                <text:p>52.2429689714178</text:p>
              </table:table-cell>
              <table:table-cell office:value-type="float" office:value="172.385612067677">
                <text:p>172.385612067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.6296050828633">
                <text:p>52.6296050828633</text:p>
              </table:table-cell>
              <table:table-cell office:value-type="float" office:value="172.442750482404">
                <text:p>172.442750482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0144619470088">
                <text:p>53.0144619470088</text:p>
              </table:table-cell>
              <table:table-cell office:value-type="float" office:value="172.49981782115">
                <text:p>172.49981782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39743769345">
                <text:p>53.39743769345</text:p>
              </table:table-cell>
              <table:table-cell office:value-type="float" office:value="172.556694595143">
                <text:p>172.556694595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7784309947372">
                <text:p>53.7784309947372</text:p>
              </table:table-cell>
              <table:table-cell office:value-type="float" office:value="172.613258820531">
                <text:p>172.613258820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1573410597255">
                <text:p>54.1573410597255</text:p>
              </table:table-cell>
              <table:table-cell office:value-type="float" office:value="172.669386036825">
                <text:p>172.6693860368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5340676266356">
                <text:p>54.5340676266356</text:p>
              </table:table-cell>
              <table:table-cell office:value-type="float" office:value="172.724949333398">
                <text:p>172.724949333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9085109558814">
                <text:p>54.9085109558814</text:p>
              </table:table-cell>
              <table:table-cell office:value-type="float" office:value="172.779819384917">
                <text:p>172.7798193849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2805718227208">
                <text:p>55.2805718227208</text:p>
              </table:table-cell>
              <table:table-cell office:value-type="float" office:value="172.833864496631">
                <text:p>172.833864496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6501515097845">
                <text:p>55.6501515097845</text:p>
              </table:table-cell>
              <table:table-cell office:value-type="float" office:value="172.886950660493">
                <text:p>172.886950660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.0171517995486">
                <text:p>56.0171517995486</text:p>
              </table:table-cell>
              <table:table-cell office:value-type="float" office:value="172.938941623067">
                <text:p>172.9389416230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3814749668079">
                <text:p>56.3814749668079</text:p>
              </table:table-cell>
              <table:table-cell office:value-type="float" office:value="172.989698966263">
                <text:p>172.9896989662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.7430237712251">
                <text:p>56.7430237712251</text:p>
              </table:table-cell>
              <table:table-cell office:value-type="float" office:value="173.039082201923">
                <text:p>173.039082201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1017014500267">
                <text:p>57.1017014500267</text:p>
              </table:table-cell>
              <table:table-cell office:value-type="float" office:value="173.086948881303">
                <text:p>173.0869488813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457411710923">
                <text:p>57.457411710923</text:p>
              </table:table-cell>
              <table:table-cell office:value-type="float" office:value="173.133154720554">
                <text:p>173.133154720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8100587253403">
                <text:p>57.8100587253403</text:p>
              </table:table-cell>
              <table:table-cell office:value-type="float" office:value="173.17755374326">
                <text:p>173.17755374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1595471220551">
                <text:p>58.1595471220551</text:p>
              </table:table-cell>
              <table:table-cell office:value-type="float" office:value="173.219998441143">
                <text:p>173.2199984411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5057819813331">
                <text:p>58.5057819813331</text:p>
              </table:table-cell>
              <table:table-cell office:value-type="float" office:value="173.260339954028">
                <text:p>173.2603399540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.8486688296788">
                <text:p>58.8486688296788</text:p>
              </table:table-cell>
              <table:table-cell office:value-type="float" office:value="173.298428270159">
                <text:p>173.298428270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1881136353154">
                <text:p>59.1881136353154</text:p>
              </table:table-cell>
              <table:table-cell office:value-type="float" office:value="173.334112447947">
                <text:p>173.3341124479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5240228045223">
                <text:p>59.5240228045223</text:p>
              </table:table-cell>
              <table:table-cell office:value-type="float" office:value="173.367240860201">
                <text:p>173.367240860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8563031789655">
                <text:p>59.8563031789655</text:p>
              </table:table-cell>
              <table:table-cell office:value-type="float" office:value="173.39766146188">
                <text:p>173.39766146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.1848620341723">
                <text:p>60.1848620341723</text:p>
              </table:table-cell>
              <table:table-cell office:value-type="float" office:value="173.425222082331">
                <text:p>173.425222082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.5096070793067">
                <text:p>60.5096070793067</text:p>
              </table:table-cell>
              <table:table-cell office:value-type="float" office:value="173.449770742956">
                <text:p>173.449770742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8304464584169">
                <text:p>60.8304464584169</text:p>
              </table:table-cell>
              <table:table-cell office:value-type="float" office:value="173.471156001161">
                <text:p>173.4711560011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1472887533365">
                <text:p>61.1472887533365</text:p>
              </table:table-cell>
              <table:table-cell office:value-type="float" office:value="173.489227321351">
                <text:p>173.4892273213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4600429884291">
                <text:p>61.4600429884291</text:p>
              </table:table-cell>
              <table:table-cell office:value-type="float" office:value="173.503835473647">
                <text:p>173.503835473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7686186373828">
                <text:p>61.7686186373828</text:p>
              </table:table-cell>
              <table:table-cell office:value-type="float" office:value="173.514832960873">
                <text:p>173.5148329608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072925632265">
                <text:p>62.072925632265</text:p>
              </table:table-cell>
              <table:table-cell office:value-type="float" office:value="173.522074474212">
                <text:p>173.522074474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3728743750605">
                <text:p>62.3728743750605</text:p>
              </table:table-cell>
              <table:table-cell office:value-type="float" office:value="173.525417377774">
                <text:p>173.525417377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.6683757519231">
                <text:p>62.6683757519231</text:p>
              </table:table-cell>
              <table:table-cell office:value-type="float" office:value="173.524722222123">
                <text:p>173.524722222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.9593411503808">
                <text:p>62.9593411503808</text:p>
              </table:table-cell>
              <table:table-cell office:value-type="float" office:value="173.519853286611">
                <text:p>173.519853286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.2456824797308">
                <text:p>63.2456824797308</text:p>
              </table:table-cell>
              <table:table-cell office:value-type="float" office:value="173.510679150096">
                <text:p>173.510679150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.5273121948799">
                <text:p>63.5273121948799</text:p>
              </table:table-cell>
              <table:table-cell office:value-type="float" office:value="173.497073289396">
                <text:p>173.4970732893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8041433238689">
                <text:p>63.8041433238689</text:p>
              </table:table-cell>
              <table:table-cell office:value-type="float" office:value="173.478914704493">
                <text:p>173.478914704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.0760894993325">
                <text:p>64.0760894993325</text:p>
              </table:table-cell>
              <table:table-cell office:value-type="float" office:value="173.456088569198">
                <text:p>173.456088569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343064994133">
                <text:p>64.343064994133</text:p>
              </table:table-cell>
              <table:table-cell office:value-type="float" office:value="173.428486905627">
                <text:p>173.4284869056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6049847614026">
                <text:p>64.6049847614026</text:p>
              </table:table-cell>
              <table:table-cell office:value-type="float" office:value="173.39600928046">
                <text:p>173.39600928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8617644792146">
                <text:p>64.8617644792146</text:p>
              </table:table-cell>
              <table:table-cell office:value-type="float" office:value="173.358563520534">
                <text:p>173.3585635205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113320600091">
                <text:p>65.113320600091</text:p>
              </table:table-cell>
              <table:table-cell office:value-type="float" office:value="173.316066444886">
                <text:p>173.3160664448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3595704055315">
                <text:p>65.3595704055315</text:p>
              </table:table-cell>
              <table:table-cell office:value-type="float" office:value="173.268444609929">
                <text:p>173.268444609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.6004320657264">
                <text:p>65.6004320657264</text:p>
              </table:table-cell>
              <table:table-cell office:value-type="float" office:value="173.215635063903">
                <text:p>173.215635063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.8358247045822">
                <text:p>65.8358247045822</text:p>
              </table:table-cell>
              <table:table-cell office:value-type="float" office:value="173.15758610634">
                <text:p>173.15758610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.0656684701596">
                <text:p>66.0656684701596</text:p>
              </table:table-cell>
              <table:table-cell office:value-type="float" office:value="173.09425804769">
                <text:p>173.09425804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.2898846105797">
                <text:p>66.2898846105797</text:p>
              </table:table-cell>
              <table:table-cell office:value-type="float" office:value="173.025623963823">
                <text:p>173.0256239638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.5083955554075">
                <text:p>66.5083955554075</text:p>
              </table:table-cell>
              <table:table-cell office:value-type="float" office:value="172.951670439574">
                <text:p>172.951670439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.7211250024747">
                <text:p>66.7211250024747</text:p>
              </table:table-cell>
              <table:table-cell office:value-type="float" office:value="172.872398295037">
                <text:p>172.8723982950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.9279980100462">
                <text:p>66.9279980100462</text:p>
              </table:table-cell>
              <table:table-cell office:value-type="float" office:value="172.787823287882">
                <text:p>172.787823287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.1289410941695">
                <text:p>67.1289410941695</text:p>
              </table:table-cell>
              <table:table-cell office:value-type="float" office:value="172.697976784467">
                <text:p>172.6979767844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.3238823309895">
                <text:p>67.3238823309895</text:p>
              </table:table-cell>
              <table:table-cell office:value-type="float" office:value="172.602906392256">
                <text:p>172.602906392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7.5127514637322">
                <text:p>67.5127514637322</text:p>
              </table:table-cell>
              <table:table-cell office:value-type="float" office:value="172.502676545641">
                <text:p>172.502676545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.6954800139931">
                <text:p>67.6954800139931</text:p>
              </table:table-cell>
              <table:table-cell office:value-type="float" office:value="172.397369037088">
                <text:p>172.397369037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7.8720013968886">
                <text:p>67.8720013968886</text:p>
              </table:table-cell>
              <table:table-cell office:value-type="float" office:value="172.287083485361">
                <text:p>172.287083485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.0422510395524">
                <text:p>68.0422510395524</text:p>
              </table:table-cell>
              <table:table-cell office:value-type="float" office:value="172.171937732526">
                <text:p>172.1719377325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.2061665023794">
                <text:p>68.2061665023794</text:p>
              </table:table-cell>
              <table:table-cell office:value-type="float" office:value="172.052068161502">
                <text:p>172.0520681615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.3636876023453">
                <text:p>68.3636876023453</text:p>
              </table:table-cell>
              <table:table-cell office:value-type="float" office:value="171.927629926137">
                <text:p>171.9276299261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.5147565376517">
                <text:p>68.5147565376517</text:p>
              </table:table-cell>
              <table:table-cell office:value-type="float" office:value="171.79879708607">
                <text:p>171.79879708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.6593180128804">
                <text:p>68.6593180128804</text:p>
              </table:table-cell>
              <table:table-cell office:value-type="float" office:value="171.665762639169">
                <text:p>171.665762639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.7973193637703">
                <text:p>68.7973193637703</text:p>
              </table:table-cell>
              <table:table-cell office:value-type="float" office:value="171.528738444901">
                <text:p>171.5287384449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.9287106806753">
                <text:p>68.9287106806753</text:p>
              </table:table-cell>
              <table:table-cell office:value-type="float" office:value="171.387955032791">
                <text:p>171.38795503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.0534449297088">
                <text:p>69.0534449297088</text:p>
              </table:table-cell>
              <table:table-cell office:value-type="float" office:value="171.243661291047">
                <text:p>171.243661291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1714780705436">
                <text:p>69.1714780705436</text:p>
              </table:table-cell>
              <table:table-cell office:value-type="float" office:value="171.09612403149">
                <text:p>171.09612403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2827691698062">
                <text:p>69.2827691698062</text:p>
              </table:table-cell>
              <table:table-cell office:value-type="float" office:value="170.945627428138">
                <text:p>170.94562742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.3872805089898">
                <text:p>69.3872805089898</text:p>
              </table:table-cell>
              <table:table-cell office:value-type="float" office:value="170.792472328132">
                <text:p>170.7924723281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.4849776858118">
                <text:p>69.4849776858118</text:p>
              </table:table-cell>
              <table:table-cell office:value-type="float" office:value="170.636975435123">
                <text:p>170.636975435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.5758297079564">
                <text:p>69.5758297079564</text:p>
              </table:table-cell>
              <table:table-cell office:value-type="float" office:value="170.479468366766">
                <text:p>170.479468366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.6598090781726">
                <text:p>69.6598090781726</text:p>
              </table:table-cell>
              <table:table-cell office:value-type="float" office:value="170.320296589578">
                <text:p>170.3202965895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7368918697481">
                <text:p>69.7368918697481</text:p>
              </table:table-cell>
              <table:table-cell office:value-type="float" office:value="170.159818236">
                <text:p>170.159818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807057791444">
                <text:p>69.807057791444</text:p>
              </table:table-cell>
              <table:table-cell office:value-type="float" office:value="169.998402810158">
                <text:p>169.998402810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.8702902410545">
                <text:p>69.8702902410545</text:p>
              </table:table-cell>
              <table:table-cell office:value-type="float" office:value="169.836429790402">
                <text:p>169.836429790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9265763468527">
                <text:p>69.9265763468527</text:p>
              </table:table-cell>
              <table:table-cell office:value-type="float" office:value="169.674287138221">
                <text:p>169.674287138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.9759069962947">
                <text:p>69.9759069962947</text:p>
              </table:table-cell>
              <table:table-cell office:value-type="float" office:value="169.512369724558">
                <text:p>169.5123697245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018276851477">
                <text:p>70.018276851477</text:p>
              </table:table-cell>
              <table:table-cell office:value-type="float" office:value="169.351077685861">
                <text:p>169.3510776858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.0536843509745">
                <text:p>70.0536843509745</text:p>
              </table:table-cell>
              <table:table-cell office:value-type="float" office:value="169.19081472331">
                <text:p>169.19081472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.0821316978318">
                <text:p>70.0821316978318</text:p>
              </table:table-cell>
              <table:table-cell office:value-type="float" office:value="169.031986359609">
                <text:p>169.0319863596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1036248336268">
                <text:p>70.1036248336268</text:p>
              </table:table-cell>
              <table:table-cell office:value-type="float" office:value="168.874998168452">
                <text:p>168.874998168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1181733986776">
                <text:p>70.1181733986776</text:p>
              </table:table-cell>
              <table:table-cell office:value-type="float" office:value="168.720253992261">
                <text:p>168.720253992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.1257906786187">
                <text:p>70.1257906786187</text:p>
              </table:table-cell>
              <table:table-cell office:value-type="float" office:value="168.568154164031">
                <text:p>168.5681541640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.126493537719">
                <text:p>70.126493537719</text:p>
              </table:table-cell>
              <table:table-cell office:value-type="float" office:value="168.419093749094">
                <text:p>168.419093749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1203023394628">
                <text:p>70.1203023394628</text:p>
              </table:table-cell>
              <table:table-cell office:value-type="float" office:value="168.273460822361">
                <text:p>168.2734608223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1072408550503">
                <text:p>70.1072408550503</text:p>
              </table:table-cell>
              <table:table-cell office:value-type="float" office:value="168.131634796079">
                <text:p>168.1316347960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.0873361606029">
                <text:p>70.0873361606029</text:p>
              </table:table-cell>
              <table:table-cell office:value-type="float" office:value="167.99398481239">
                <text:p>167.993984812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.0606185239703">
                <text:p>70.0606185239703</text:p>
              </table:table-cell>
              <table:table-cell office:value-type="float" office:value="167.860868213992">
                <text:p>167.860868213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.0271212821425">
                <text:p>70.0271212821425</text:p>
              </table:table-cell>
              <table:table-cell office:value-type="float" office:value="167.732629105095">
                <text:p>167.732629105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.9868807103456">
                <text:p>69.9868807103456</text:p>
              </table:table-cell>
              <table:table-cell office:value-type="float" office:value="167.609597013473">
                <text:p>167.6095970134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.9399358839767">
                <text:p>69.9399358839767</text:p>
              </table:table-cell>
              <table:table-cell office:value-type="float" office:value="167.492085663005">
                <text:p>167.492085663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.8863285345747">
                <text:p>69.8863285345747</text:p>
              </table:table-cell>
              <table:table-cell office:value-type="float" office:value="167.380391864515">
                <text:p>167.3803918645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.826102901061">
                <text:p>69.826102901061</text:p>
              </table:table-cell>
              <table:table-cell office:value-type="float" office:value="167.274794531115">
                <text:p>167.274794531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.7593055774925">
                <text:p>69.7593055774925</text:p>
              </table:table-cell>
              <table:table-cell office:value-type="float" office:value="167.17555382257">
                <text:p>167.17555382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.6859853585691">
                <text:p>69.6859853585691</text:p>
              </table:table-cell>
              <table:table-cell office:value-type="float" office:value="167.082910421583">
                <text:p>167.0829104215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.6061930841137">
                <text:p>69.6061930841137</text:p>
              </table:table-cell>
              <table:table-cell office:value-type="float" office:value="166.99708494327">
                <text:p>166.997084943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5199814837096">
                <text:p>69.5199814837096</text:p>
              </table:table-cell>
              <table:table-cell office:value-type="float" office:value="166.918277477529">
                <text:p>166.918277477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4274050226267">
                <text:p>69.4274050226267</text:p>
              </table:table-cell>
              <table:table-cell office:value-type="float" office:value="166.846667262562">
                <text:p>166.8466672625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.3285197501069">
                <text:p>69.3285197501069</text:p>
              </table:table-cell>
              <table:table-cell office:value-type="float" office:value="166.782412486437">
                <text:p>166.782412486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.2233831510074">
                <text:p>69.2233831510074</text:p>
              </table:table-cell>
              <table:table-cell office:value-type="float" office:value="166.725650212371">
                <text:p>166.7256502123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.1120540017159">
                <text:p>69.1120540017159</text:p>
              </table:table-cell>
              <table:table-cell office:value-type="float" office:value="166.676496422322">
                <text:p>166.6764964223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.9945922311633">
                <text:p>68.9945922311633</text:p>
              </table:table-cell>
              <table:table-cell office:value-type="float" office:value="166.635046172536">
                <text:p>166.635046172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.8710587876703">
                <text:p>68.8710587876703</text:p>
              </table:table-cell>
              <table:table-cell office:value-type="float" office:value="166.601373853952">
                <text:p>166.6013738539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.7415155122615">
                <text:p>68.7415155122615</text:p>
              </table:table-cell>
              <table:table-cell office:value-type="float" office:value="166.575533549713">
                <text:p>166.575533549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6060250189883">
                <text:p>68.6060250189883</text:p>
              </table:table-cell>
              <table:table-cell office:value-type="float" office:value="166.557559481592">
                <text:p>166.5575594815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.4646505827007">
                <text:p>68.4646505827007</text:p>
              </table:table-cell>
              <table:table-cell office:value-type="float" office:value="166.547466536807">
                <text:p>166.547466536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.3174560346154">
                <text:p>68.3174560346154</text:p>
              </table:table-cell>
              <table:table-cell office:value-type="float" office:value="166.545250866533">
                <text:p>166.5452508665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.1645056659324">
                <text:p>68.1645056659324</text:p>
              </table:table-cell>
              <table:table-cell office:value-type="float" office:value="166.550890547379">
                <text:p>166.550890547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0058641396648">
                <text:p>68.0058641396648</text:p>
              </table:table-cell>
              <table:table-cell office:value-type="float" office:value="166.564346297135">
                <text:p>166.5643462971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7.8415964107649">
                <text:p>67.8415964107649</text:p>
              </table:table-cell>
              <table:table-cell office:value-type="float" office:value="166.585562236311">
                <text:p>166.585562236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.6717676545472">
                <text:p>67.6717676545472</text:p>
              </table:table-cell>
              <table:table-cell office:value-type="float" office:value="166.614466687218">
                <text:p>166.6144666872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7.4964432033419">
                <text:p>67.4964432033419</text:p>
              </table:table-cell>
              <table:table-cell office:value-type="float" office:value="166.650973002694">
                <text:p>166.650973002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7.3156884912459">
                <text:p>67.3156884912459</text:p>
              </table:table-cell>
              <table:table-cell office:value-type="float" office:value="166.694980416988">
                <text:p>166.694980416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7.1295690067783">
                <text:p>67.1295690067783</text:p>
              </table:table-cell>
              <table:table-cell office:value-type="float" office:value="166.746374911752">
                <text:p>166.7463749117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.9381502531994">
                <text:p>66.9381502531994</text:p>
              </table:table-cell>
              <table:table-cell office:value-type="float" office:value="166.805030090581">
                <text:p>166.805030090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6.7414977162047">
                <text:p>66.7414977162047</text:p>
              </table:table-cell>
              <table:table-cell office:value-type="float" office:value="166.870808056067">
                <text:p>166.8708080560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.5396768386706">
                <text:p>66.5396768386706</text:p>
              </table:table-cell>
              <table:table-cell office:value-type="float" office:value="166.94356028383">
                <text:p>166.943560283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6.3327530020938">
                <text:p>66.3327530020938</text:p>
              </table:table-cell>
              <table:table-cell office:value-type="float" office:value="167.023128488556">
                <text:p>167.023128488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.1207915143443">
                <text:p>66.1207915143443</text:p>
              </table:table-cell>
              <table:table-cell office:value-type="float" office:value="167.109345477571">
                <text:p>167.1093454775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.9038576033323">
                <text:p>65.9038576033323</text:p>
              </table:table-cell>
              <table:table-cell office:value-type="float" office:value="167.202035987999">
                <text:p>167.202035987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6820164161726">
                <text:p>65.6820164161726</text:p>
              </table:table-cell>
              <table:table-cell office:value-type="float" office:value="167.301017504072">
                <text:p>167.301017504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4553330234253">
                <text:p>65.4553330234253</text:p>
              </table:table-cell>
              <table:table-cell office:value-type="float" office:value="167.406101051618">
                <text:p>167.4061010516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.2238724279836">
                <text:p>65.2238724279836</text:p>
              </table:table-cell>
              <table:table-cell office:value-type="float" office:value="167.517091967198">
                <text:p>167.5170919671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9876995781836">
                <text:p>64.9876995781836</text:p>
              </table:table-cell>
              <table:table-cell office:value-type="float" office:value="167.63379063983">
                <text:p>167.633790639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.7468793847097">
                <text:p>64.7468793847097</text:p>
              </table:table-cell>
              <table:table-cell office:value-type="float" office:value="167.755993223575">
                <text:p>167.7559932235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.5014767408811">
                <text:p>64.5014767408811</text:p>
              </table:table-cell>
              <table:table-cell office:value-type="float" office:value="167.883492319683">
                <text:p>167.8834923196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.2515565459096">
                <text:p>64.2515565459096</text:p>
              </table:table-cell>
              <table:table-cell office:value-type="float" office:value="168.016077627276">
                <text:p>168.0160776272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.9971837307376">
                <text:p>63.9971837307376</text:p>
              </table:table-cell>
              <table:table-cell office:value-type="float" office:value="168.153536561904">
                <text:p>168.1535365619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.7384232860727">
                <text:p>63.7384232860727</text:p>
              </table:table-cell>
              <table:table-cell office:value-type="float" office:value="168.295654841523">
                <text:p>168.295654841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.4753402922558">
                <text:p>63.4753402922558</text:p>
              </table:table-cell>
              <table:table-cell office:value-type="float" office:value="168.442217039749">
                <text:p>168.4422170397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2079999506199">
                <text:p>63.2079999506199</text:p>
              </table:table-cell>
              <table:table-cell office:value-type="float" office:value="168.593007106402">
                <text:p>168.5930071064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936467616006">
                <text:p>62.936467616006</text:p>
              </table:table-cell>
              <table:table-cell office:value-type="float" office:value="168.747808855577">
                <text:p>168.747808855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6608088301352">
                <text:p>62.6608088301352</text:p>
              </table:table-cell>
              <table:table-cell office:value-type="float" office:value="168.906406421645">
                <text:p>168.9064064216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3810893555452">
                <text:p>62.3810893555452</text:p>
              </table:table-cell>
              <table:table-cell office:value-type="float" office:value="169.068584683695">
                <text:p>169.068584683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0973752098294">
                <text:p>62.0973752098294</text:p>
              </table:table-cell>
              <table:table-cell office:value-type="float" office:value="169.234129659101">
                <text:p>169.234129659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.80973269993">
                <text:p>61.80973269993</text:p>
              </table:table-cell>
              <table:table-cell office:value-type="float" office:value="169.402828866938">
                <text:p>169.4028288669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.5182284562648">
                <text:p>61.5182284562648</text:p>
              </table:table-cell>
              <table:table-cell office:value-type="float" office:value="169.574471662125">
                <text:p>169.574471662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.2229294664839">
                <text:p>61.2229294664839</text:p>
              </table:table-cell>
              <table:table-cell office:value-type="float" office:value="169.748849541172">
                <text:p>169.7488495411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.9239031086739">
                <text:p>60.9239031086739</text:p>
              </table:table-cell>
              <table:table-cell office:value-type="float" office:value="169.925756420521">
                <text:p>169.9257564205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.6212171838486">
                <text:p>60.6212171838486</text:p>
              </table:table-cell>
              <table:table-cell office:value-type="float" office:value="170.104988888479">
                <text:p>170.1049888884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.3149399475884">
                <text:p>60.3149399475884</text:p>
              </table:table-cell>
              <table:table-cell office:value-type="float" office:value="170.286346431781">
                <text:p>170.2863464317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.0051401406989">
                <text:p>60.0051401406989</text:p>
              </table:table-cell>
              <table:table-cell office:value-type="float" office:value="170.469631637859">
                <text:p>170.469631637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.6918870187919">
                <text:p>59.6918870187919</text:p>
              </table:table-cell>
              <table:table-cell office:value-type="float" office:value="170.654650373889">
                <text:p>170.654650373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3752503806978">
                <text:p>59.3752503806978</text:p>
              </table:table-cell>
              <table:table-cell office:value-type="float" office:value="170.841211943694">
                <text:p>170.8412119436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.0553005956414">
                <text:p>59.0553005956414</text:p>
              </table:table-cell>
              <table:table-cell office:value-type="float" office:value="171.029129223615">
                <text:p>171.0291292236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7321086291278">
                <text:p>58.7321086291278</text:p>
              </table:table-cell>
              <table:table-cell office:value-type="float" office:value="171.218218778417">
                <text:p>171.2182187784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4057460674983">
                <text:p>58.4057460674983</text:p>
              </table:table-cell>
              <table:table-cell office:value-type="float" office:value="171.408300958316">
                <text:p>171.4083009583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0762851411308">
                <text:p>58.0762851411308</text:p>
              </table:table-cell>
              <table:table-cell office:value-type="float" office:value="171.599199978188">
                <text:p>171.5991999781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.7437987462697">
                <text:p>57.7437987462697</text:p>
              </table:table-cell>
              <table:table-cell office:value-type="float" office:value="171.790743980035">
                <text:p>171.790743980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.4083604654877">
                <text:p>57.4083604654877</text:p>
              </table:table-cell>
              <table:table-cell office:value-type="float" office:value="171.982765079724">
                <text:p>171.9827650797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700445867853">
                <text:p>57.0700445867853</text:p>
              </table:table-cell>
              <table:table-cell office:value-type="float" office:value="172.175099399027">
                <text:p>172.175099399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.7289261213429">
                <text:p>56.7289261213429</text:p>
              </table:table-cell>
              <table:table-cell office:value-type="float" office:value="172.367587083973">
                <text:p>172.3675870839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.3850808199579">
                <text:p>56.3850808199579</text:p>
              </table:table-cell>
              <table:table-cell office:value-type="float" office:value="172.560072310477">
                <text:p>172.5600723104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.0385851881929">
                <text:p>56.0385851881929</text:p>
              </table:table-cell>
              <table:table-cell office:value-type="float" office:value="172.752403278219">
                <text:p>172.7524032782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.6895165002754">
                <text:p>55.6895165002754</text:p>
              </table:table-cell>
              <table:table-cell office:value-type="float" office:value="172.944432193694">
                <text:p>172.9444321936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.3379528117923">
                <text:p>55.3379528117923</text:p>
              </table:table-cell>
              <table:table-cell office:value-type="float" office:value="173.13601524336">
                <text:p>173.136015243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.9839729712261">
                <text:p>54.9839729712261</text:p>
              </table:table-cell>
              <table:table-cell office:value-type="float" office:value="173.327012557757">
                <text:p>173.3270125577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.627656630378">
                <text:p>54.627656630378</text:p>
              </table:table-cell>
              <table:table-cell office:value-type="float" office:value="173.51728816748">
                <text:p>173.517288167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.2690842537331">
                <text:p>54.2690842537331</text:p>
              </table:table-cell>
              <table:table-cell office:value-type="float" office:value="173.706709951821">
                <text:p>173.7067099518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9083371268157">
                <text:p>53.9083371268157</text:p>
              </table:table-cell>
              <table:table-cell office:value-type="float" office:value="173.89514958091">
                <text:p>173.895149580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5454973635842">
                <text:p>53.5454973635842</text:p>
              </table:table-cell>
              <table:table-cell office:value-type="float" office:value="174.082482452144">
                <text:p>174.082482452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1806479129203">
                <text:p>53.1806479129203</text:p>
              </table:table-cell>
              <table:table-cell office:value-type="float" office:value="174.268587621651">
                <text:p>174.2685876216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.8138725642551">
                <text:p>52.8138725642551</text:p>
              </table:table-cell>
              <table:table-cell office:value-type="float" office:value="174.45334773154">
                <text:p>174.45334773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.4452559523787">
                <text:p>52.4452559523787</text:p>
              </table:table-cell>
              <table:table-cell office:value-type="float" office:value="174.636648933628">
                <text:p>174.6366489336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.0748835614772">
                <text:p>52.0748835614772</text:p>
              </table:table-cell>
              <table:table-cell office:value-type="float" office:value="174.818380810354">
                <text:p>174.818380810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7028417284334">
                <text:p>51.7028417284334</text:p>
              </table:table-cell>
              <table:table-cell office:value-type="float" office:value="174.998436293494">
                <text:p>174.9984362934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3292176454242">
                <text:p>51.3292176454242</text:p>
              </table:table-cell>
              <table:table-cell office:value-type="float" office:value="175.176711581342">
                <text:p>175.1767115813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9540993618461">
                <text:p>50.9540993618461</text:p>
              </table:table-cell>
              <table:table-cell office:value-type="float" office:value="175.353106054932">
                <text:p>175.3531060549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.5775757855931">
                <text:p>50.5775757855931</text:p>
              </table:table-cell>
              <table:table-cell office:value-type="float" office:value="175.527522193873">
                <text:p>175.5275221938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.1997366837045">
                <text:p>50.1997366837045</text:p>
              </table:table-cell>
              <table:table-cell office:value-type="float" office:value="175.69986549235">
                <text:p>175.699865492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.8206726823912">
                <text:p>49.8206726823912</text:p>
              </table:table-cell>
              <table:table-cell office:value-type="float" office:value="175.870044375783">
                <text:p>175.8700443757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.4404752664641">
                <text:p>49.4404752664641</text:p>
              </table:table-cell>
              <table:table-cell office:value-type="float" office:value="176.037970118649">
                <text:p>176.037970118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.0592367781444">
                <text:p>49.0592367781444</text:p>
              </table:table-cell>
              <table:table-cell office:value-type="float" office:value="176.203556763896">
                <text:p>176.2035567638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.6770504152702">
                <text:p>48.6770504152702</text:p>
              </table:table-cell>
              <table:table-cell office:value-type="float" office:value="176.366721044388">
                <text:p>176.3667210443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.2940102288812">
                <text:p>48.2940102288812</text:p>
              </table:table-cell>
              <table:table-cell office:value-type="float" office:value="176.52738230676">
                <text:p>176.527382306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.9102111201701">
                <text:p>47.9102111201701</text:p>
              </table:table-cell>
              <table:table-cell office:value-type="float" office:value="176.685462438056">
                <text:p>176.685462438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.5257488367775">
                <text:p>47.5257488367775</text:p>
              </table:table-cell>
              <table:table-cell office:value-type="float" office:value="176.840885795471">
                <text:p>176.840885795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.1407199684088">
                <text:p>47.1407199684088</text:p>
              </table:table-cell>
              <table:table-cell office:value-type="float" office:value="176.99357913949">
                <text:p>176.993579139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.7552219417428">
                <text:p>46.7552219417428</text:p>
              </table:table-cell>
              <table:table-cell office:value-type="float" office:value="177.14347157071">
                <text:p>177.143471570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.3693530145943">
                <text:p>46.3693530145943</text:p>
              </table:table-cell>
              <table:table-cell office:value-type="float" office:value="177.290494470558">
                <text:p>177.2904944705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.9832122692981">
                <text:p>45.9832122692981</text:p>
              </table:table-cell>
              <table:table-cell office:value-type="float" office:value="177.434581446135">
                <text:p>177.4345814461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5968996052706">
                <text:p>45.5968996052706</text:p>
              </table:table-cell>
              <table:table-cell office:value-type="float" office:value="177.575668279331">
                <text:p>177.5756682793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.2105157307018">
                <text:p>45.2105157307018</text:p>
              </table:table-cell>
              <table:table-cell office:value-type="float" office:value="177.713692880386">
                <text:p>177.7136928803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8241621533354">
                <text:p>44.8241621533354</text:p>
              </table:table-cell>
              <table:table-cell office:value-type="float" office:value="177.848595245975">
                <text:p>177.8485952459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.4379411702869">
                <text:p>44.4379411702869</text:p>
              </table:table-cell>
              <table:table-cell office:value-type="float" office:value="177.98031742193">
                <text:p>177.980317421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.0519558568454">
                <text:p>44.0519558568454</text:p>
              </table:table-cell>
              <table:table-cell office:value-type="float" office:value="178.108803470637">
                <text:p>178.1088034706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6663100542152">
                <text:p>43.6663100542152</text:p>
              </table:table-cell>
              <table:table-cell office:value-type="float" office:value="178.233999443112">
                <text:p>178.233999443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.2811083561366">
                <text:p>43.2811083561366</text:p>
              </table:table-cell>
              <table:table-cell office:value-type="float" office:value="178.3558533558">
                <text:p>178.35585335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.8964560943434">
                <text:p>42.8964560943434</text:p>
              </table:table-cell>
              <table:table-cell office:value-type="float" office:value="178.474315171998">
                <text:p>178.474315171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.5124593228005">
                <text:p>42.5124593228005</text:p>
              </table:table-cell>
              <table:table-cell office:value-type="float" office:value="178.589336787895">
                <text:p>178.5893367878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.1292248006728">
                <text:p>42.1292248006728</text:p>
              </table:table-cell>
              <table:table-cell office:value-type="float" office:value="178.700872023111">
                <text:p>178.700872023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.7468599739807">
                <text:p>41.7468599739807</text:p>
              </table:table-cell>
              <table:table-cell office:value-type="float" office:value="178.808876615628">
                <text:p>178.8088766156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.3654729558937">
                <text:p>41.3654729558937</text:p>
              </table:table-cell>
              <table:table-cell office:value-type="float" office:value="178.913308220962">
                <text:p>178.9133082209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.9851725056215">
                <text:p>40.9851725056215</text:p>
              </table:table-cell>
              <table:table-cell office:value-type="float" office:value="179.014126415448">
                <text:p>179.014126415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.6060680058615">
                <text:p>40.6060680058615</text:p>
              </table:table-cell>
              <table:table-cell office:value-type="float" office:value="179.11129270342">
                <text:p>179.111292703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.2282694387671">
                <text:p>40.2282694387671</text:p>
              </table:table-cell>
              <table:table-cell office:value-type="float" office:value="179.204770528074">
                <text:p>179.204770528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.8518873604034">
                <text:p>39.8518873604034</text:p>
              </table:table-cell>
              <table:table-cell office:value-type="float" office:value="179.29452528584">
                <text:p>179.294525285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.4770328736636">
                <text:p>39.4770328736636</text:p>
              </table:table-cell>
              <table:table-cell office:value-type="float" office:value="179.380524343955">
                <text:p>179.3805243439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1038175996222">
                <text:p>39.1038175996222</text:p>
              </table:table-cell>
              <table:table-cell office:value-type="float" office:value="179.462737061015">
                <text:p>179.4627370610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7323536473022">
                <text:p>38.7323536473022</text:p>
              </table:table-cell>
              <table:table-cell office:value-type="float" office:value="179.541134810239">
                <text:p>179.5411348102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.3627535818461">
                <text:p>38.3627535818461</text:p>
              </table:table-cell>
              <table:table-cell office:value-type="float" office:value="179.615691005118">
                <text:p>179.615691005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.9951303910757">
                <text:p>37.9951303910757</text:p>
              </table:table-cell>
              <table:table-cell office:value-type="float" office:value="179.686381127166">
                <text:p>179.6863811271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629597450439">
                <text:p>37.629597450439</text:p>
              </table:table-cell>
              <table:table-cell office:value-type="float" office:value="179.753182755508">
                <text:p>179.753182755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26626848634">
                <text:p>37.26626848634</text:p>
              </table:table-cell>
              <table:table-cell office:value-type="float" office:value="179.816075597893">
                <text:p>179.816075597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9052575378582">
                <text:p>36.9052575378582</text:p>
              </table:table-cell>
              <table:table-cell office:value-type="float" office:value="179.875041522884">
                <text:p>179.8750415228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5466789168631">
                <text:p>36.5466789168631</text:p>
              </table:table-cell>
              <table:table-cell office:value-type="float" office:value="179.930064592864">
                <text:p>179.930064592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1906471665367">
                <text:p>36.1906471665367</text:p>
              </table:table-cell>
              <table:table-cell office:value-type="float" office:value="179.981131097589">
                <text:p>179.9811310975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8372770183205">
                <text:p>35.8372770183205</text:p>
              </table:table-cell>
              <table:table-cell office:value-type="float" office:value="180.028229587738">
                <text:p>180.0282295877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486683347309">
                <text:p>35.486683347309</text:p>
              </table:table-cell>
              <table:table-cell office:value-type="float" office:value="180.071350908497">
                <text:p>180.0713509084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1389811261083">
                <text:p>35.1389811261083</text:p>
              </table:table-cell>
              <table:table-cell office:value-type="float" office:value="180.110488232492">
                <text:p>180.1104882324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7942853771917">
                <text:p>34.7942853771917</text:p>
              </table:table-cell>
              <table:table-cell office:value-type="float" office:value="180.145637091954">
                <text:p>180.1456370919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4527111237774">
                <text:p>34.4527111237774</text:p>
              </table:table-cell>
              <table:table-cell office:value-type="float" office:value="180.176795409711">
                <text:p>180.1767954097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1143733392635">
                <text:p>34.1143733392635</text:p>
              </table:table-cell>
              <table:table-cell office:value-type="float" office:value="180.203963528758">
                <text:p>180.203963528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7793868952513">
                <text:p>33.7793868952513</text:p>
              </table:table-cell>
              <table:table-cell office:value-type="float" office:value="180.227144240088">
                <text:p>180.2271442400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4478665081951">
                <text:p>33.4478665081951</text:p>
              </table:table-cell>
              <table:table-cell office:value-type="float" office:value="180.246342808397">
                <text:p>180.2463428083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1199266847119">
                <text:p>33.1199266847119</text:p>
              </table:table-cell>
              <table:table-cell office:value-type="float" office:value="180.261566995616">
                <text:p>180.2615669956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.7956816655937">
                <text:p>32.7956816655937</text:p>
              </table:table-cell>
              <table:table-cell office:value-type="float" office:value="180.272827081796">
                <text:p>180.2728270817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.475245368557">
                <text:p>32.475245368557</text:p>
              </table:table-cell>
              <table:table-cell office:value-type="float" office:value="180.280135883162">
                <text:p>180.2801358831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.158731329769">
                <text:p>32.158731329769</text:p>
              </table:table-cell>
              <table:table-cell office:value-type="float" office:value="180.283508767249">
                <text:p>180.2835087672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.8462526441922">
                <text:p>31.8462526441922</text:p>
              </table:table-cell>
              <table:table-cell office:value-type="float" office:value="180.282963664716">
                <text:p>180.2829636647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.5379219047861">
                <text:p>31.5379219047861</text:p>
              </table:table-cell>
              <table:table-cell office:value-type="float" office:value="180.278521077789">
                <text:p>180.2785210777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2338511406019">
                <text:p>31.2338511406019</text:p>
              </table:table-cell>
              <table:table-cell office:value-type="float" office:value="180.270204085155">
                <text:p>180.2702040851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341517538137">
                <text:p>30.9341517538137</text:p>
              </table:table-cell>
              <table:table-cell office:value-type="float" office:value="180.25803834313">
                <text:p>180.258038343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6389344557231">
                <text:p>30.6389344557231</text:p>
              </table:table-cell>
              <table:table-cell office:value-type="float" office:value="180.242052083003">
                <text:p>180.2420520830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3483092017766">
                <text:p>30.3483092017766</text:p>
              </table:table-cell>
              <table:table-cell office:value-type="float" office:value="180.222276104526">
                <text:p>180.2222761045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0623851256335">
                <text:p>30.0623851256335</text:p>
              </table:table-cell>
              <table:table-cell office:value-type="float" office:value="180.198743765369">
                <text:p>180.1987437653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7812704723245">
                <text:p>29.7812704723245</text:p>
              </table:table-cell>
              <table:table-cell office:value-type="float" office:value="180.171490966645">
                <text:p>180.171490966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5050725305413">
                <text:p>29.5050725305413</text:p>
              </table:table-cell>
              <table:table-cell office:value-type="float" office:value="180.140556134348">
                <text:p>180.140556134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2338975640975">
                <text:p>29.2338975640975</text:p>
              </table:table-cell>
              <table:table-cell office:value-type="float" office:value="180.105980196784">
                <text:p>180.1059801967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9678507426005">
                <text:p>28.9678507426005</text:p>
              </table:table-cell>
              <table:table-cell office:value-type="float" office:value="180.067806558091">
                <text:p>180.0678065580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7070360713822">
                <text:p>28.7070360713822</text:p>
              </table:table-cell>
              <table:table-cell office:value-type="float" office:value="180.026081067705">
                <text:p>180.0260810677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4515563207318">
                <text:p>28.4515563207318</text:p>
              </table:table-cell>
              <table:table-cell office:value-type="float" office:value="179.980851986268">
                <text:p>179.9808519862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2015129544775">
                <text:p>28.2015129544775</text:p>
              </table:table-cell>
              <table:table-cell office:value-type="float" office:value="179.93216994725">
                <text:p>179.932169947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9570060579765">
                <text:p>27.9570060579765</text:p>
              </table:table-cell>
              <table:table-cell office:value-type="float" office:value="179.880087915758">
                <text:p>179.8800879157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7181342655617">
                <text:p>27.7181342655617</text:p>
              </table:table-cell>
              <table:table-cell office:value-type="float" office:value="179.824661143045">
                <text:p>179.824661143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.4849946875121">
                <text:p>27.4849946875121</text:p>
              </table:table-cell>
              <table:table-cell office:value-type="float" office:value="179.765947118368">
                <text:p>179.7659471183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.2576828366084">
                <text:p>27.2576828366084</text:p>
              </table:table-cell>
              <table:table-cell office:value-type="float" office:value="179.704005517307">
                <text:p>179.704005517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.036292554354">
                <text:p>27.036292554354</text:p>
              </table:table-cell>
              <table:table-cell office:value-type="float" office:value="179.638898147403">
                <text:p>179.6388981474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.8209159369305">
                <text:p>26.8209159369305</text:p>
              </table:table-cell>
              <table:table-cell office:value-type="float" office:value="179.57068889093">
                <text:p>179.570688890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6116432609831">
                <text:p>26.6116432609831</text:p>
              </table:table-cell>
              <table:table-cell office:value-type="float" office:value="179.499443645242">
                <text:p>179.4994436452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.4085629093238">
                <text:p>26.4085629093238</text:p>
              </table:table-cell>
              <table:table-cell office:value-type="float" office:value="179.425230260832">
                <text:p>179.4252302608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2117612966582">
                <text:p>26.2117612966582</text:p>
              </table:table-cell>
              <table:table-cell office:value-type="float" office:value="179.348118477348">
                <text:p>179.3481184773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.0213227954419">
                <text:p>26.0213227954419</text:p>
              </table:table-cell>
              <table:table-cell office:value-type="float" office:value="179.268179857802">
                <text:p>179.2681798578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.83732966199">
                <text:p>25.83732966199</text:p>
              </table:table-cell>
              <table:table-cell office:value-type="float" office:value="179.185487721277">
                <text:p>179.1854877212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.6598619629631">
                <text:p>25.6598619629631</text:p>
              </table:table-cell>
              <table:table-cell office:value-type="float" office:value="179.100117074265">
                <text:p>179.100117074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.4889975023676">
                <text:p>25.4889975023676</text:p>
              </table:table-cell>
              <table:table-cell office:value-type="float" office:value="179.012144540969">
                <text:p>179.0121445409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.3248117492149">
                <text:p>25.3248117492149</text:p>
              </table:table-cell>
              <table:table-cell office:value-type="float" office:value="178.921648292766">
                <text:p>178.9216482927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.1673777659896">
                <text:p>25.1673777659896</text:p>
              </table:table-cell>
              <table:table-cell office:value-type="float" office:value="178.828707977056">
                <text:p>178.828707977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.0167661380903">
                <text:p>25.0167661380903</text:p>
              </table:table-cell>
              <table:table-cell office:value-type="float" office:value="178.733404645733">
                <text:p>178.7334046457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8730449044073">
                <text:p>24.8730449044073</text:p>
              </table:table-cell>
              <table:table-cell office:value-type="float" office:value="178.635820683461">
                <text:p>178.6358206834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7362794892106">
                <text:p>24.7362794892106</text:p>
              </table:table-cell>
              <table:table-cell office:value-type="float" office:value="178.536039735974">
                <text:p>178.536039735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6065326355299">
                <text:p>24.6065326355299</text:p>
              </table:table-cell>
              <table:table-cell office:value-type="float" office:value="178.434146638562">
                <text:p>178.4341466385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4838643402065">
                <text:p>24.4838643402065</text:p>
              </table:table-cell>
              <table:table-cell office:value-type="float" office:value="178.330227344903">
                <text:p>178.3302273449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3683317908043">
                <text:p>24.3683317908043</text:p>
              </table:table-cell>
              <table:table-cell office:value-type="float" office:value="178.224368856398">
                <text:p>178.2243688563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599893045714">
                <text:p>24.2599893045714</text:p>
              </table:table-cell>
              <table:table-cell office:value-type="float" office:value="178.116659152118">
                <text:p>178.116659152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1588882696362">
                <text:p>24.1588882696362</text:p>
              </table:table-cell>
              <table:table-cell office:value-type="float" office:value="178.007187119465">
                <text:p>178.0071871194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06507708863">
                <text:p>24.06507708863</text:p>
              </table:table-cell>
              <table:table-cell office:value-type="float" office:value="177.896042485648">
                <text:p>177.8960424856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9786011249215">
                <text:p>23.9786011249215</text:p>
              </table:table-cell>
              <table:table-cell office:value-type="float" office:value="177.78331575">
                <text:p>177.783315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8995026516433">
                <text:p>23.8995026516433</text:p>
              </table:table-cell>
              <table:table-cell office:value-type="float" office:value="177.669098117208">
                <text:p>177.6690981172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8278208036897">
                <text:p>23.8278208036897</text:p>
              </table:table-cell>
              <table:table-cell office:value-type="float" office:value="177.553481431452">
                <text:p>177.5534814314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7635915328529">
                <text:p>23.7635915328529</text:p>
              </table:table-cell>
              <table:table-cell office:value-type="float" office:value="177.436558111449">
                <text:p>177.4365581114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7068475662608">
                <text:p>23.7068475662608</text:p>
              </table:table-cell>
              <table:table-cell office:value-type="float" office:value="177.318421086382">
                <text:p>177.3184210863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6576183682646">
                <text:p>23.6576183682646</text:p>
              </table:table-cell>
              <table:table-cell office:value-type="float" office:value="177.199163732668">
                <text:p>177.1991637326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6159301059192">
                <text:p>23.6159301059192</text:p>
              </table:table-cell>
              <table:table-cell office:value-type="float" office:value="177.078879811495">
                <text:p>177.0788798114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58180561818">
                <text:p>23.58180561818</text:p>
              </table:table-cell>
              <table:table-cell office:value-type="float" office:value="176.957663407058">
                <text:p>176.9576634070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5552643889297">
                <text:p>23.5552643889297</text:p>
              </table:table-cell>
              <table:table-cell office:value-type="float" office:value="176.835608865388">
                <text:p>176.8356088653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536322523934">
                <text:p>23.536322523934</text:p>
              </table:table-cell>
              <table:table-cell office:value-type="float" office:value="176.712810733673">
                <text:p>176.7128107336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5249927318044">
                <text:p>23.5249927318044</text:p>
              </table:table-cell>
              <table:table-cell office:value-type="float" office:value="176.589363699945">
                <text:p>176.5893636999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5212843090367">
                <text:p>23.5212843090367</text:p>
              </table:table-cell>
              <table:table-cell office:value-type="float" office:value="176.465362533017">
                <text:p>176.4653625330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5252031291682">
                <text:p>23.5252031291682</text:p>
              </table:table-cell>
              <table:table-cell office:value-type="float" office:value="176.340902022517">
                <text:p>176.3409020225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5367516360859">
                <text:p>23.5367516360859</text:p>
              </table:table-cell>
              <table:table-cell office:value-type="float" office:value="176.216076918902">
                <text:p>176.216076918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5559288414955">
                <text:p>23.5559288414955</text:p>
              </table:table-cell>
              <table:table-cell office:value-type="float" office:value="176.090981873294">
                <text:p>176.0909818732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.5827303265439">
                <text:p>23.5827303265439</text:p>
              </table:table-cell>
              <table:table-cell office:value-type="float" office:value="175.965711377015">
                <text:p>175.9657113770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.6171482475711">
                <text:p>23.6171482475711</text:p>
              </table:table-cell>
              <table:table-cell office:value-type="float" office:value="175.840359700678">
                <text:p>175.8403597006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.6591713459478">
                <text:p>23.6591713459478</text:p>
              </table:table-cell>
              <table:table-cell office:value-type="float" office:value="175.715020832712">
                <text:p>175.715020832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70878496194">
                <text:p>23.70878496194</text:p>
              </table:table-cell>
              <table:table-cell office:value-type="float" office:value="175.5897884172">
                <text:p>175.58978841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7659710525239">
                <text:p>23.7659710525239</text:p>
              </table:table-cell>
              <table:table-cell office:value-type="float" office:value="175.464755690918">
                <text:p>175.464755690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8307082130596">
                <text:p>23.8307082130596</text:p>
              </table:table-cell>
              <table:table-cell office:value-type="float" office:value="175.340015419495">
                <text:p>175.3400154194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9029717027178">
                <text:p>23.9029717027178</text:p>
              </table:table-cell>
              <table:table-cell office:value-type="float" office:value="175.2156598326">
                <text:p>175.21565983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